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8.1327in" svg:height="8.0358in" svg:x="18.5933in" svg:y="63.2531in">
            <draw:object draw:notify-on-update-of-ranges="output.A1:output.A457 output.B1:output.B457 output.C1:output.C457 output.D1:output.D457 output.E1:output.E457 output.F1:output.F457 output.G1:output.G457 output.H1:output.H457 output.I1:output.I457 output.J1:output.J457 output.K1:output.K457 output.L1:output.L457 output.M1:output.M457 output.N1:output.N457 output.O1:output.O457 output.P1:output.P457 output.Q1:output.Q457 output.R1:output.R457 output.S1:output.S457 output.T1:output.T4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555in" svg:x="19.5878in" svg:y="79.4488in">
            <draw:object draw:notify-on-update-of-ranges="output.B463:output.T4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5.65474" calcext:value-type="float">
            <text:p>105.6547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94655" calcext:value-type="float">
            <text:p>105.946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63637" calcext:value-type="float">
            <text:p>105.63637</text:p>
          </table:table-cell>
          <table:table-cell office:value-type="float" office:value="105.64604" calcext:value-type="float">
            <text:p>105.64604</text:p>
          </table:table-cell>
          <table:table-cell office:value-type="float" office:value="105.54916" calcext:value-type="float">
            <text:p>105.54916</text:p>
          </table:table-cell>
          <table:table-cell office:value-type="float" office:value="105.54884" calcext:value-type="float">
            <text:p>105.5488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94652" calcext:value-type="float">
            <text:p>105.94652</text:p>
          </table:table-cell>
          <table:table-cell office:value-type="float" office:value="105.94643" calcext:value-type="float">
            <text:p>105.94643</text:p>
          </table:table-cell>
          <table:table-cell office:value-type="float" office:value="105.94667" calcext:value-type="float">
            <text:p>105.9466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6.23211" calcext:value-type="float">
            <text:p>106.2321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6.23247" calcext:value-type="float">
            <text:p>106.23247</text:p>
          </table:table-cell>
          <table:table-cell office:value-type="float" office:value="105.54916" calcext:value-type="float">
            <text:p>105.54916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5.31348" calcext:value-type="float">
            <text:p>105.3134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59577" calcext:value-type="float">
            <text:p>105.5957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31158" calcext:value-type="float">
            <text:p>105.31158</text:p>
          </table:table-cell>
          <table:table-cell office:value-type="float" office:value="105.32359" calcext:value-type="float">
            <text:p>105.32359</text:p>
          </table:table-cell>
          <table:table-cell office:value-type="float" office:value="105.22601" calcext:value-type="float">
            <text:p>105.22601</text:p>
          </table:table-cell>
          <table:table-cell office:value-type="float" office:value="105.22564" calcext:value-type="float">
            <text:p>105.22564</text:p>
          </table:table-cell>
          <table:table-cell office:value-type="float" office:value="106.48255" calcext:value-type="float">
            <text:p>106.482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59537" calcext:value-type="float">
            <text:p>105.59537</text:p>
          </table:table-cell>
          <table:table-cell office:value-type="float" office:value="105.59544" calcext:value-type="float">
            <text:p>105.59544</text:p>
          </table:table-cell>
          <table:table-cell office:value-type="float" office:value="105.59565" calcext:value-type="float">
            <text:p>105.5956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85836" calcext:value-type="float">
            <text:p>105.85836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85926" calcext:value-type="float">
            <text:p>105.85926</text:p>
          </table:table-cell>
          <table:table-cell office:value-type="float" office:value="105.22586" calcext:value-type="float">
            <text:p>105.22586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80046" calcext:value-type="float">
            <text:p>104.8004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81" calcext:value-type="float">
            <text:p>105.0568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7464" calcext:value-type="float">
            <text:p>104.77464</text:p>
          </table:table-cell>
          <table:table-cell office:value-type="float" office:value="104.78679" calcext:value-type="float">
            <text:p>104.78679</text:p>
          </table:table-cell>
          <table:table-cell office:value-type="float" office:value="104.6897" calcext:value-type="float">
            <text:p>104.6897</text:p>
          </table:table-cell>
          <table:table-cell office:value-type="float" office:value="104.68935" calcext:value-type="float">
            <text:p>104.68935</text:p>
          </table:table-cell>
          <table:table-cell office:value-type="float" office:value="105.94134" calcext:value-type="float">
            <text:p>105.9413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13" calcext:value-type="float">
            <text:p>105.05613</text:p>
          </table:table-cell>
          <table:table-cell office:value-type="float" office:value="105.05595" calcext:value-type="float">
            <text:p>105.05595</text:p>
          </table:table-cell>
          <table:table-cell office:value-type="float" office:value="105.05633" calcext:value-type="float">
            <text:p>105.0563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30682" calcext:value-type="float">
            <text:p>105.306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30818" calcext:value-type="float">
            <text:p>105.30818</text:p>
          </table:table-cell>
          <table:table-cell office:value-type="float" office:value="104.6898" calcext:value-type="float">
            <text:p>104.6898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80046" calcext:value-type="float">
            <text:p>104.8004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81" calcext:value-type="float">
            <text:p>105.0568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7464" calcext:value-type="float">
            <text:p>104.77464</text:p>
          </table:table-cell>
          <table:table-cell office:value-type="float" office:value="104.78679" calcext:value-type="float">
            <text:p>104.78679</text:p>
          </table:table-cell>
          <table:table-cell office:value-type="float" office:value="104.6897" calcext:value-type="float">
            <text:p>104.6897</text:p>
          </table:table-cell>
          <table:table-cell office:value-type="float" office:value="104.68935" calcext:value-type="float">
            <text:p>104.68935</text:p>
          </table:table-cell>
          <table:table-cell office:value-type="float" office:value="105.94134" calcext:value-type="float">
            <text:p>105.9413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05613" calcext:value-type="float">
            <text:p>105.05613</text:p>
          </table:table-cell>
          <table:table-cell office:value-type="float" office:value="105.05595" calcext:value-type="float">
            <text:p>105.05595</text:p>
          </table:table-cell>
          <table:table-cell office:value-type="float" office:value="105.05633" calcext:value-type="float">
            <text:p>105.0563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5.30682" calcext:value-type="float">
            <text:p>105.306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5.30818" calcext:value-type="float">
            <text:p>105.30818</text:p>
          </table:table-cell>
          <table:table-cell office:value-type="float" office:value="104.6898" calcext:value-type="float">
            <text:p>104.6898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4.47217" calcext:value-type="float">
            <text:p>104.4721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3532" calcext:value-type="float">
            <text:p>104.7353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46771" calcext:value-type="float">
            <text:p>104.46771</text:p>
          </table:table-cell>
          <table:table-cell office:value-type="float" office:value="104.48239" calcext:value-type="float">
            <text:p>104.48239</text:p>
          </table:table-cell>
          <table:table-cell office:value-type="float" office:value="104.38315" calcext:value-type="float">
            <text:p>104.38315</text:p>
          </table:table-cell>
          <table:table-cell office:value-type="float" office:value="104.38261" calcext:value-type="float">
            <text:p>104.38261</text:p>
          </table:table-cell>
          <table:table-cell office:value-type="float" office:value="105.58981" calcext:value-type="float">
            <text:p>105.5898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7347" calcext:value-type="float">
            <text:p>104.7347</text:p>
          </table:table-cell>
          <table:table-cell office:value-type="float" office:value="104.73437" calcext:value-type="float">
            <text:p>104.73437</text:p>
          </table:table-cell>
          <table:table-cell office:value-type="float" office:value="104.73482" calcext:value-type="float">
            <text:p>104.73482</text:p>
          </table:table-cell>
          <table:table-cell office:value-type="float" office:value="106.32264" calcext:value-type="float">
            <text:p>106.32264</text:p>
          </table:table-cell>
          <table:table-cell office:value-type="float" office:value="104.98398" calcext:value-type="float">
            <text:p>104.98398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98572" calcext:value-type="float">
            <text:p>104.98572</text:p>
          </table:table-cell>
          <table:table-cell office:value-type="float" office:value="104.38495" calcext:value-type="float">
            <text:p>104.38495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94967" calcext:value-type="float">
            <text:p>103.9496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20849" calcext:value-type="float">
            <text:p>104.2084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4682" calcext:value-type="float">
            <text:p>103.94682</text:p>
          </table:table-cell>
          <table:table-cell office:value-type="float" office:value="103.95979" calcext:value-type="float">
            <text:p>103.95979</text:p>
          </table:table-cell>
          <table:table-cell office:value-type="float" office:value="103.8626" calcext:value-type="float">
            <text:p>103.8626</text:p>
          </table:table-cell>
          <table:table-cell office:value-type="float" office:value="103.86179" calcext:value-type="float">
            <text:p>103.86179</text:p>
          </table:table-cell>
          <table:table-cell office:value-type="float" office:value="105.04859" calcext:value-type="float">
            <text:p>105.0485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4.20797" calcext:value-type="float">
            <text:p>104.20797</text:p>
          </table:table-cell>
          <table:table-cell office:value-type="float" office:value="104.20718" calcext:value-type="float">
            <text:p>104.20718</text:p>
          </table:table-cell>
          <table:table-cell office:value-type="float" office:value="104.20808" calcext:value-type="float">
            <text:p>104.20808</text:p>
          </table:table-cell>
          <table:table-cell office:value-type="float" office:value="105.74973" calcext:value-type="float">
            <text:p>105.74973</text:p>
          </table:table-cell>
          <table:table-cell office:value-type="float" office:value="104.45641" calcext:value-type="float">
            <text:p>104.4564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45834" calcext:value-type="float">
            <text:p>104.45834</text:p>
          </table:table-cell>
          <table:table-cell office:value-type="float" office:value="103.86203" calcext:value-type="float">
            <text:p>103.86203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65781" calcext:value-type="float">
            <text:p>103.6578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341" calcext:value-type="float">
            <text:p>103.9134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65456" calcext:value-type="float">
            <text:p>103.65456</text:p>
          </table:table-cell>
          <table:table-cell office:value-type="float" office:value="103.67806" calcext:value-type="float">
            <text:p>103.67806</text:p>
          </table:table-cell>
          <table:table-cell office:value-type="float" office:value="103.58096" calcext:value-type="float">
            <text:p>103.58096</text:p>
          </table:table-cell>
          <table:table-cell office:value-type="float" office:value="103.57995" calcext:value-type="float">
            <text:p>103.57995</text:p>
          </table:table-cell>
          <table:table-cell office:value-type="float" office:value="104.72659" calcext:value-type="float">
            <text:p>104.7265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28" calcext:value-type="float">
            <text:p>103.9128</text:p>
          </table:table-cell>
          <table:table-cell office:value-type="float" office:value="103.91164" calcext:value-type="float">
            <text:p>103.91164</text:p>
          </table:table-cell>
          <table:table-cell office:value-type="float" office:value="103.91303" calcext:value-type="float">
            <text:p>103.91303</text:p>
          </table:table-cell>
          <table:table-cell office:value-type="float" office:value="105.41101" calcext:value-type="float">
            <text:p>105.41101</text:p>
          </table:table-cell>
          <table:table-cell office:value-type="float" office:value="104.1503" calcext:value-type="float">
            <text:p>104.150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15249" calcext:value-type="float">
            <text:p>104.15249</text:p>
          </table:table-cell>
          <table:table-cell office:value-type="float" office:value="103.5804" calcext:value-type="float">
            <text:p>103.5804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65781" calcext:value-type="float">
            <text:p>103.6578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341" calcext:value-type="float">
            <text:p>103.91341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65456" calcext:value-type="float">
            <text:p>103.65456</text:p>
          </table:table-cell>
          <table:table-cell office:value-type="float" office:value="103.67806" calcext:value-type="float">
            <text:p>103.67806</text:p>
          </table:table-cell>
          <table:table-cell office:value-type="float" office:value="103.58096" calcext:value-type="float">
            <text:p>103.58096</text:p>
          </table:table-cell>
          <table:table-cell office:value-type="float" office:value="103.57995" calcext:value-type="float">
            <text:p>103.57995</text:p>
          </table:table-cell>
          <table:table-cell office:value-type="float" office:value="104.72659" calcext:value-type="float">
            <text:p>104.7265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9128" calcext:value-type="float">
            <text:p>103.9128</text:p>
          </table:table-cell>
          <table:table-cell office:value-type="float" office:value="103.91164" calcext:value-type="float">
            <text:p>103.91164</text:p>
          </table:table-cell>
          <table:table-cell office:value-type="float" office:value="103.91303" calcext:value-type="float">
            <text:p>103.91303</text:p>
          </table:table-cell>
          <table:table-cell office:value-type="float" office:value="105.41101" calcext:value-type="float">
            <text:p>105.41101</text:p>
          </table:table-cell>
          <table:table-cell office:value-type="float" office:value="104.1503" calcext:value-type="float">
            <text:p>104.150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4.15249" calcext:value-type="float">
            <text:p>104.15249</text:p>
          </table:table-cell>
          <table:table-cell office:value-type="float" office:value="103.5804" calcext:value-type="float">
            <text:p>103.5804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3.14939" calcext:value-type="float">
            <text:p>103.14939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38899" calcext:value-type="float">
            <text:p>103.38899</text:p>
          </table:table-cell>
          <table:table-cell office:value-type="float" office:value="106.4824" calcext:value-type="float">
            <text:p>106.4824</text:p>
          </table:table-cell>
          <table:table-cell office:value-type="float" office:value="103.14382" calcext:value-type="float">
            <text:p>103.14382</text:p>
          </table:table-cell>
          <table:table-cell office:value-type="float" office:value="103.1696" calcext:value-type="float">
            <text:p>103.1696</text:p>
          </table:table-cell>
          <table:table-cell office:value-type="float" office:value="103.07077" calcext:value-type="float">
            <text:p>103.07077</text:p>
          </table:table-cell>
          <table:table-cell office:value-type="float" office:value="103.07122" calcext:value-type="float">
            <text:p>103.07122</text:p>
          </table:table-cell>
          <table:table-cell office:value-type="float" office:value="104.20097" calcext:value-type="float">
            <text:p>104.2009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39037" calcext:value-type="float">
            <text:p>103.39037</text:p>
          </table:table-cell>
          <table:table-cell office:value-type="float" office:value="103.3869" calcext:value-type="float">
            <text:p>103.3869</text:p>
          </table:table-cell>
          <table:table-cell office:value-type="float" office:value="103.3887" calcext:value-type="float">
            <text:p>103.3887</text:p>
          </table:table-cell>
          <table:table-cell office:value-type="float" office:value="104.87205" calcext:value-type="float">
            <text:p>104.87205</text:p>
          </table:table-cell>
          <table:table-cell office:value-type="float" office:value="103.62471" calcext:value-type="float">
            <text:p>103.6247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3.62698" calcext:value-type="float">
            <text:p>103.62698</text:p>
          </table:table-cell>
          <table:table-cell office:value-type="float" office:value="103.07224" calcext:value-type="float">
            <text:p>103.07224</text:p>
          </table:table-cell>
          <table:table-cell table:number-columns-repeated="9"/>
        </table:table-row>
        <table:table-row table:style-name="ro1">
          <table:table-cell office:value-type="float" office:value="106.53169" calcext:value-type="float">
            <text:p>106.53169</text:p>
          </table:table-cell>
          <table:table-cell office:value-type="float" office:value="102.88044" calcext:value-type="float">
            <text:p>102.8804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10888" calcext:value-type="float">
            <text:p>103.10888</text:p>
          </table:table-cell>
          <table:table-cell office:value-type="float" office:value="106.4824" calcext:value-type="float">
            <text:p>106.4824</text:p>
          </table:table-cell>
          <table:table-cell office:value-type="float" office:value="102.87652" calcext:value-type="float">
            <text:p>102.87652</text:p>
          </table:table-cell>
          <table:table-cell office:value-type="float" office:value="102.90056" calcext:value-type="float">
            <text:p>102.90056</text:p>
          </table:table-cell>
          <table:table-cell office:value-type="float" office:value="102.80384" calcext:value-type="float">
            <text:p>102.80384</text:p>
          </table:table-cell>
          <table:table-cell office:value-type="float" office:value="102.80234" calcext:value-type="float">
            <text:p>102.80234</text:p>
          </table:table-cell>
          <table:table-cell office:value-type="float" office:value="103.9038" calcext:value-type="float">
            <text:p>103.9038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3.10819" calcext:value-type="float">
            <text:p>103.10819</text:p>
          </table:table-cell>
          <table:table-cell office:value-type="float" office:value="103.10655" calcext:value-type="float">
            <text:p>103.10655</text:p>
          </table:table-cell>
          <table:table-cell office:value-type="float" office:value="103.10854" calcext:value-type="float">
            <text:p>103.10854</text:p>
          </table:table-cell>
          <table:table-cell office:value-type="float" office:value="104.56226" calcext:value-type="float">
            <text:p>104.56226</text:p>
          </table:table-cell>
          <table:table-cell office:value-type="float" office:value="103.34122" calcext:value-type="float">
            <text:p>103.3412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3.34366" calcext:value-type="float">
            <text:p>103.34366</text:p>
          </table:table-cell>
          <table:table-cell office:value-type="float" office:value="102.80358" calcext:value-type="float">
            <text:p>102.80358</text:p>
          </table:table-cell>
          <table:table-cell table:number-columns-repeated="9"/>
        </table:table-row>
        <table:table-row table:style-name="ro1">
          <table:table-cell office:value-type="float" office:value="106.22972" calcext:value-type="float">
            <text:p>106.22972</text:p>
          </table:table-cell>
          <table:table-cell office:value-type="float" office:value="102.3745" calcext:value-type="float">
            <text:p>102.374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60693" calcext:value-type="float">
            <text:p>102.60693</text:p>
          </table:table-cell>
          <table:table-cell office:value-type="float" office:value="105.93903" calcext:value-type="float">
            <text:p>105.93903</text:p>
          </table:table-cell>
          <table:table-cell office:value-type="float" office:value="102.37021" calcext:value-type="float">
            <text:p>102.37021</text:p>
          </table:table-cell>
          <table:table-cell office:value-type="float" office:value="102.39624" calcext:value-type="float">
            <text:p>102.39624</text:p>
          </table:table-cell>
          <table:table-cell office:value-type="float" office:value="102.298" calcext:value-type="float">
            <text:p>102.298</text:p>
          </table:table-cell>
          <table:table-cell office:value-type="float" office:value="102.2964" calcext:value-type="float">
            <text:p>102.2964</text:p>
          </table:table-cell>
          <table:table-cell office:value-type="float" office:value="103.38076" calcext:value-type="float">
            <text:p>103.3807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60796" calcext:value-type="float">
            <text:p>102.60796</text:p>
          </table:table-cell>
          <table:table-cell office:value-type="float" office:value="102.60578" calcext:value-type="float">
            <text:p>102.60578</text:p>
          </table:table-cell>
          <table:table-cell office:value-type="float" office:value="102.60842" calcext:value-type="float">
            <text:p>102.60842</text:p>
          </table:table-cell>
          <table:table-cell office:value-type="float" office:value="104.56226" calcext:value-type="float">
            <text:p>104.56226</text:p>
          </table:table-cell>
          <table:table-cell office:value-type="float" office:value="102.83" calcext:value-type="float">
            <text:p>102.8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8328" calcext:value-type="float">
            <text:p>102.8328</text:p>
          </table:table-cell>
          <table:table-cell office:value-type="float" office:value="102.29996" calcext:value-type="float">
            <text:p>102.29996</text:p>
          </table:table-cell>
          <table:table-cell table:number-columns-repeated="9"/>
        </table:table-row>
        <table:table-row table:style-name="ro1">
          <table:table-cell office:value-type="float" office:value="105.85268" calcext:value-type="float">
            <text:p>105.85268</text:p>
          </table:table-cell>
          <table:table-cell office:value-type="float" office:value="102.13016" calcext:value-type="float">
            <text:p>102.1301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981" calcext:value-type="float">
            <text:p>102.33981</text:p>
          </table:table-cell>
          <table:table-cell office:value-type="float" office:value="105.58627" calcext:value-type="float">
            <text:p>105.58627</text:p>
          </table:table-cell>
          <table:table-cell office:value-type="float" office:value="102.12562" calcext:value-type="float">
            <text:p>102.12562</text:p>
          </table:table-cell>
          <table:table-cell office:value-type="float" office:value="102.15163" calcext:value-type="float">
            <text:p>102.15163</text:p>
          </table:table-cell>
          <table:table-cell office:value-type="float" office:value="102.05375" calcext:value-type="float">
            <text:p>102.05375</text:p>
          </table:table-cell>
          <table:table-cell office:value-type="float" office:value="102.05443" calcext:value-type="float">
            <text:p>102.05443</text:p>
          </table:table-cell>
          <table:table-cell office:value-type="float" office:value="103.09802" calcext:value-type="float">
            <text:p>103.0980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2.33851" calcext:value-type="float">
            <text:p>102.33851</text:p>
          </table:table-cell>
          <table:table-cell office:value-type="float" office:value="102.33634" calcext:value-type="float">
            <text:p>102.33634</text:p>
          </table:table-cell>
          <table:table-cell office:value-type="float" office:value="102.33938" calcext:value-type="float">
            <text:p>102.33938</text:p>
          </table:table-cell>
          <table:table-cell office:value-type="float" office:value="104.03514" calcext:value-type="float">
            <text:p>104.03514</text:p>
          </table:table-cell>
          <table:table-cell office:value-type="float" office:value="102.56147" calcext:value-type="float">
            <text:p>102.5614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56444" calcext:value-type="float">
            <text:p>102.56444</text:p>
          </table:table-cell>
          <table:table-cell office:value-type="float" office:value="102.05609" calcext:value-type="float">
            <text:p>102.05609</text:p>
          </table:table-cell>
          <table:table-cell table:number-columns-repeated="9"/>
        </table:table-row>
        <table:table-row table:style-name="ro1">
          <table:table-cell office:value-type="float" office:value="105.85268" calcext:value-type="float">
            <text:p>105.85268</text:p>
          </table:table-cell>
          <table:table-cell office:value-type="float" office:value="101.63836" calcext:value-type="float">
            <text:p>101.6383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8443" calcext:value-type="float">
            <text:p>101.8443</text:p>
          </table:table-cell>
          <table:table-cell office:value-type="float" office:value="105.58627" calcext:value-type="float">
            <text:p>105.58627</text:p>
          </table:table-cell>
          <table:table-cell office:value-type="float" office:value="101.63346" calcext:value-type="float">
            <text:p>101.63346</text:p>
          </table:table-cell>
          <table:table-cell office:value-type="float" office:value="101.65438" calcext:value-type="float">
            <text:p>101.65438</text:p>
          </table:table-cell>
          <table:table-cell office:value-type="float" office:value="101.56229" calcext:value-type="float">
            <text:p>101.56229</text:p>
          </table:table-cell>
          <table:table-cell office:value-type="float" office:value="101.56083" calcext:value-type="float">
            <text:p>101.56083</text:p>
          </table:table-cell>
          <table:table-cell office:value-type="float" office:value="102.59715" calcext:value-type="float">
            <text:p>102.5971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84258" calcext:value-type="float">
            <text:p>101.84258</text:p>
          </table:table-cell>
          <table:table-cell office:value-type="float" office:value="101.84052" calcext:value-type="float">
            <text:p>101.84052</text:p>
          </table:table-cell>
          <table:table-cell office:value-type="float" office:value="101.84393" calcext:value-type="float">
            <text:p>101.84393</text:p>
          </table:table-cell>
          <table:table-cell office:value-type="float" office:value="103.73993" calcext:value-type="float">
            <text:p>103.73993</text:p>
          </table:table-cell>
          <table:table-cell office:value-type="float" office:value="102.06282" calcext:value-type="float">
            <text:p>102.062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2.06612" calcext:value-type="float">
            <text:p>102.06612</text:p>
          </table:table-cell>
          <table:table-cell office:value-type="float" office:value="101.56274" calcext:value-type="float">
            <text:p>101.56274</text:p>
          </table:table-cell>
          <table:table-cell table:number-columns-repeated="9"/>
        </table:table-row>
        <table:table-row table:style-name="ro1">
          <table:table-cell office:value-type="float" office:value="105.29804" calcext:value-type="float">
            <text:p>105.29804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106.40838" calcext:value-type="float">
            <text:p>106.40838</text:p>
          </table:table-cell>
          <table:table-cell office:value-type="float" office:value="101.60033" calcext:value-type="float">
            <text:p>101.60033</text:p>
          </table:table-cell>
          <table:table-cell office:value-type="float" office:value="105.04456" calcext:value-type="float">
            <text:p>105.04456</text:p>
          </table:table-cell>
          <table:table-cell office:value-type="float" office:value="101.4019" calcext:value-type="float">
            <text:p>101.4019</text:p>
          </table:table-cell>
          <table:table-cell office:value-type="float" office:value="101.42533" calcext:value-type="float">
            <text:p>101.42533</text:p>
          </table:table-cell>
          <table:table-cell office:value-type="float" office:value="101.33124" calcext:value-type="float">
            <text:p>101.33124</text:p>
          </table:table-cell>
          <table:table-cell office:value-type="float" office:value="101.33215" calcext:value-type="float">
            <text:p>101.33215</text:p>
          </table:table-cell>
          <table:table-cell office:value-type="float" office:value="102.32964" calcext:value-type="float">
            <text:p>102.3296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60823" calcext:value-type="float">
            <text:p>101.60823</text:p>
          </table:table-cell>
          <table:table-cell office:value-type="float" office:value="101.60624" calcext:value-type="float">
            <text:p>101.60624</text:p>
          </table:table-cell>
          <table:table-cell office:value-type="float" office:value="101.60954" calcext:value-type="float">
            <text:p>101.60954</text:p>
          </table:table-cell>
          <table:table-cell office:value-type="float" office:value="103.73993" calcext:value-type="float">
            <text:p>103.73993</text:p>
          </table:table-cell>
          <table:table-cell office:value-type="float" office:value="101.8195" calcext:value-type="float">
            <text:p>101.819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82108" calcext:value-type="float">
            <text:p>101.82108</text:p>
          </table:table-cell>
          <table:table-cell office:value-type="float" office:value="101.33403" calcext:value-type="float">
            <text:p>101.33403</text:p>
          </table:table-cell>
          <table:table-cell table:number-columns-repeated="9"/>
        </table:table-row>
        <table:table-row table:style-name="ro1">
          <table:table-cell office:value-type="float" office:value="104.9769" calcext:value-type="float">
            <text:p>104.9769</text:p>
          </table:table-cell>
          <table:table-cell office:value-type="float" office:value="100.92734" calcext:value-type="float">
            <text:p>100.92734</text:p>
          </table:table-cell>
          <table:table-cell office:value-type="float" office:value="106.40838" calcext:value-type="float">
            <text:p>106.40838</text:p>
          </table:table-cell>
          <table:table-cell office:value-type="float" office:value="101.12718" calcext:value-type="float">
            <text:p>101.12718</text:p>
          </table:table-cell>
          <table:table-cell office:value-type="float" office:value="104.72417" calcext:value-type="float">
            <text:p>104.72417</text:p>
          </table:table-cell>
          <table:table-cell office:value-type="float" office:value="100.93197" calcext:value-type="float">
            <text:p>100.93197</text:p>
          </table:table-cell>
          <table:table-cell office:value-type="float" office:value="100.95603" calcext:value-type="float">
            <text:p>100.95603</text:p>
          </table:table-cell>
          <table:table-cell office:value-type="float" office:value="100.86129" calcext:value-type="float">
            <text:p>100.86129</text:p>
          </table:table-cell>
          <table:table-cell office:value-type="float" office:value="100.863" calcext:value-type="float">
            <text:p>100.863</text:p>
          </table:table-cell>
          <table:table-cell office:value-type="float" office:value="101.83146" calcext:value-type="float">
            <text:p>101.83146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1.12527" calcext:value-type="float">
            <text:p>101.12527</text:p>
          </table:table-cell>
          <table:table-cell office:value-type="float" office:value="101.12277" calcext:value-type="float">
            <text:p>101.12277</text:p>
          </table:table-cell>
          <table:table-cell office:value-type="float" office:value="101.12648" calcext:value-type="float">
            <text:p>101.12648</text:p>
          </table:table-cell>
          <table:table-cell office:value-type="float" office:value="103.21574" calcext:value-type="float">
            <text:p>103.21574</text:p>
          </table:table-cell>
          <table:table-cell office:value-type="float" office:value="101.33323" calcext:value-type="float">
            <text:p>101.33323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33724" calcext:value-type="float">
            <text:p>101.33724</text:p>
          </table:table-cell>
          <table:table-cell office:value-type="float" office:value="100.86483" calcext:value-type="float">
            <text:p>100.86483</text:p>
          </table:table-cell>
          <table:table-cell table:number-columns-repeated="9"/>
        </table:table-row>
        <table:table-row table:style-name="ro1">
          <table:table-cell office:value-type="float" office:value="104.44666" calcext:value-type="float">
            <text:p>104.44666</text:p>
          </table:table-cell>
          <table:table-cell office:value-type="float" office:value="100.72072" calcext:value-type="float">
            <text:p>100.72072</text:p>
          </table:table-cell>
          <table:table-cell office:value-type="float" office:value="106.03651" calcext:value-type="float">
            <text:p>106.03651</text:p>
          </table:table-cell>
          <table:table-cell office:value-type="float" office:value="100.89648" calcext:value-type="float">
            <text:p>100.89648</text:p>
          </table:table-cell>
          <table:table-cell office:value-type="float" office:value="104.19653" calcext:value-type="float">
            <text:p>104.19653</text:p>
          </table:table-cell>
          <table:table-cell office:value-type="float" office:value="100.71588" calcext:value-type="float">
            <text:p>100.71588</text:p>
          </table:table-cell>
          <table:table-cell office:value-type="float" office:value="100.74023" calcext:value-type="float">
            <text:p>100.74023</text:p>
          </table:table-cell>
          <table:table-cell office:value-type="float" office:value="100.64566" calcext:value-type="float">
            <text:p>100.64566</text:p>
          </table:table-cell>
          <table:table-cell office:value-type="float" office:value="100.64509" calcext:value-type="float">
            <text:p>100.64509</text:p>
          </table:table-cell>
          <table:table-cell office:value-type="float" office:value="101.59655" calcext:value-type="float">
            <text:p>101.59655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0.89647" calcext:value-type="float">
            <text:p>100.89647</text:p>
          </table:table-cell>
          <table:table-cell office:value-type="float" office:value="100.89374" calcext:value-type="float">
            <text:p>100.89374</text:p>
          </table:table-cell>
          <table:table-cell office:value-type="float" office:value="100.89772" calcext:value-type="float">
            <text:p>100.89772</text:p>
          </table:table-cell>
          <table:table-cell office:value-type="float" office:value="102.94561" calcext:value-type="float">
            <text:p>102.94561</text:p>
          </table:table-cell>
          <table:table-cell office:value-type="float" office:value="101.10305" calcext:value-type="float">
            <text:p>101.1030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1.10754" calcext:value-type="float">
            <text:p>101.10754</text:p>
          </table:table-cell>
          <table:table-cell office:value-type="float" office:value="100.64918" calcext:value-type="float">
            <text:p>100.64918</text:p>
          </table:table-cell>
          <table:table-cell table:number-columns-repeated="9"/>
        </table:table-row>
        <table:table-row table:style-name="ro1">
          <table:table-cell office:value-type="float" office:value="104.14002" calcext:value-type="float">
            <text:p>104.14002</text:p>
          </table:table-cell>
          <table:table-cell office:value-type="float" office:value="100.2535" calcext:value-type="float">
            <text:p>100.2535</text:p>
          </table:table-cell>
          <table:table-cell office:value-type="float" office:value="105.4767" calcext:value-type="float">
            <text:p>105.4767</text:p>
          </table:table-cell>
          <table:table-cell office:value-type="float" office:value="100.42648" calcext:value-type="float">
            <text:p>100.42648</text:p>
          </table:table-cell>
          <table:table-cell office:value-type="float" office:value="103.89881" calcext:value-type="float">
            <text:p>103.89881</text:p>
          </table:table-cell>
          <table:table-cell office:value-type="float" office:value="100.2489" calcext:value-type="float">
            <text:p>100.2489</text:p>
          </table:table-cell>
          <table:table-cell office:value-type="float" office:value="100.28295" calcext:value-type="float">
            <text:p>100.28295</text:p>
          </table:table-cell>
          <table:table-cell office:value-type="float" office:value="100.1911" calcext:value-type="float">
            <text:p>100.1911</text:p>
          </table:table-cell>
          <table:table-cell office:value-type="float" office:value="100.19054" calcext:value-type="float">
            <text:p>100.19054</text:p>
          </table:table-cell>
          <table:table-cell office:value-type="float" office:value="101.11313" calcext:value-type="float">
            <text:p>101.11313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100.42611" calcext:value-type="float">
            <text:p>100.42611</text:p>
          </table:table-cell>
          <table:table-cell office:value-type="float" office:value="100.42323" calcext:value-type="float">
            <text:p>100.42323</text:p>
          </table:table-cell>
          <table:table-cell office:value-type="float" office:value="100.42743" calcext:value-type="float">
            <text:p>100.42743</text:p>
          </table:table-cell>
          <table:table-cell office:value-type="float" office:value="102.43584" calcext:value-type="float">
            <text:p>102.43584</text:p>
          </table:table-cell>
          <table:table-cell office:value-type="float" office:value="100.63152" calcext:value-type="float">
            <text:p>100.6315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0.63659" calcext:value-type="float">
            <text:p>100.63659</text:p>
          </table:table-cell>
          <table:table-cell office:value-type="float" office:value="100.19249" calcext:value-type="float">
            <text:p>100.19249</text:p>
          </table:table-cell>
          <table:table-cell table:number-columns-repeated="9"/>
        </table:table-row>
        <table:table-row table:style-name="ro1">
          <table:table-cell office:value-type="float" office:value="103.61428" calcext:value-type="float">
            <text:p>103.61428</text:p>
          </table:table-cell>
          <table:table-cell office:value-type="float" office:value="100.06263" calcext:value-type="float">
            <text:p>100.06263</text:p>
          </table:table-cell>
          <table:table-cell office:value-type="float" office:value="105.15303" calcext:value-type="float">
            <text:p>105.15303</text:p>
          </table:table-cell>
          <table:table-cell office:value-type="float" office:value="100.22092" calcext:value-type="float">
            <text:p>100.22092</text:p>
          </table:table-cell>
          <table:table-cell office:value-type="float" office:value="103.37552" calcext:value-type="float">
            <text:p>103.37552</text:p>
          </table:table-cell>
          <table:table-cell office:value-type="float" office:value="100.05812" calcext:value-type="float">
            <text:p>100.05812</text:p>
          </table:table-cell>
          <table:table-cell office:value-type="float" office:value="100.09268" calcext:value-type="float">
            <text:p>100.09268</text:p>
          </table:table-cell>
          <table:table-cell office:value-type="float" office:value="99.98891" calcext:value-type="float">
            <text:p>99.98891</text:p>
          </table:table-cell>
          <table:table-cell office:value-type="float" office:value="99.98814" calcext:value-type="float">
            <text:p>99.98814</text:p>
          </table:table-cell>
          <table:table-cell office:value-type="float" office:value="100.88432" calcext:value-type="float">
            <text:p>100.88432</text:p>
          </table:table-cell>
          <table:table-cell office:value-type="float" office:value="106.22947" calcext:value-type="float">
            <text:p>106.22947</text:p>
          </table:table-cell>
          <table:table-cell office:value-type="float" office:value="100.22044" calcext:value-type="float">
            <text:p>100.22044</text:p>
          </table:table-cell>
          <table:table-cell office:value-type="float" office:value="100.21751" calcext:value-type="float">
            <text:p>100.21751</text:p>
          </table:table-cell>
          <table:table-cell office:value-type="float" office:value="100.22168" calcext:value-type="float">
            <text:p>100.22168</text:p>
          </table:table-cell>
          <table:table-cell office:value-type="float" office:value="102.17711" calcext:value-type="float">
            <text:p>102.17711</text:p>
          </table:table-cell>
          <table:table-cell office:value-type="float" office:value="100.41484" calcext:value-type="float">
            <text:p>100.41484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100.42012" calcext:value-type="float">
            <text:p>100.42012</text:p>
          </table:table-cell>
          <table:table-cell office:value-type="float" office:value="99.9902" calcext:value-type="float">
            <text:p>99.9902</text:p>
          </table:table-cell>
          <table:table-cell table:number-columns-repeated="9"/>
        </table:table-row>
        <table:table-row table:style-name="ro1">
          <table:table-cell office:value-type="float" office:value="103.33069" calcext:value-type="float">
            <text:p>103.33069</text:p>
          </table:table-cell>
          <table:table-cell office:value-type="float" office:value="99.60834" calcext:value-type="float">
            <text:p>99.60834</text:p>
          </table:table-cell>
          <table:table-cell office:value-type="float" office:value="104.6142" calcext:value-type="float">
            <text:p>104.6142</text:p>
          </table:table-cell>
          <table:table-cell office:value-type="float" office:value="99.76556" calcext:value-type="float">
            <text:p>99.76556</text:p>
          </table:table-cell>
          <table:table-cell office:value-type="float" office:value="103.0927" calcext:value-type="float">
            <text:p>103.0927</text:p>
          </table:table-cell>
          <table:table-cell office:value-type="float" office:value="99.60366" calcext:value-type="float">
            <text:p>99.60366</text:p>
          </table:table-cell>
          <table:table-cell office:value-type="float" office:value="99.63865" calcext:value-type="float">
            <text:p>99.63865</text:p>
          </table:table-cell>
          <table:table-cell office:value-type="float" office:value="99.54703" calcext:value-type="float">
            <text:p>99.54703</text:p>
          </table:table-cell>
          <table:table-cell office:value-type="float" office:value="99.54565" calcext:value-type="float">
            <text:p>99.54565</text:p>
          </table:table-cell>
          <table:table-cell office:value-type="float" office:value="100.41386" calcext:value-type="float">
            <text:p>100.41386</text:p>
          </table:table-cell>
          <table:table-cell office:value-type="float" office:value="105.86046" calcext:value-type="float">
            <text:p>105.86046</text:p>
          </table:table-cell>
          <table:table-cell office:value-type="float" office:value="99.76273" calcext:value-type="float">
            <text:p>99.76273</text:p>
          </table:table-cell>
          <table:table-cell office:value-type="float" office:value="99.75949" calcext:value-type="float">
            <text:p>99.75949</text:p>
          </table:table-cell>
          <table:table-cell office:value-type="float" office:value="99.76417" calcext:value-type="float">
            <text:p>99.76417</text:p>
          </table:table-cell>
          <table:table-cell office:value-type="float" office:value="101.69176" calcext:value-type="float">
            <text:p>101.69176</text:p>
          </table:table-cell>
          <table:table-cell office:value-type="float" office:value="99.9557" calcext:value-type="float">
            <text:p>99.9557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96163" calcext:value-type="float">
            <text:p>99.96163</text:p>
          </table:table-cell>
          <table:table-cell office:value-type="float" office:value="99.54829" calcext:value-type="float">
            <text:p>99.54829</text:p>
          </table:table-cell>
          <table:table-cell table:number-columns-repeated="9"/>
        </table:table-row>
        <table:table-row table:style-name="ro1">
          <table:table-cell office:value-type="float" office:value="102.81914" calcext:value-type="float">
            <text:p>102.81914</text:p>
          </table:table-cell>
          <table:table-cell office:value-type="float" office:value="99.4308" calcext:value-type="float">
            <text:p>99.4308</text:p>
          </table:table-cell>
          <table:table-cell office:value-type="float" office:value="104.30523" calcext:value-type="float">
            <text:p>104.30523</text:p>
          </table:table-cell>
          <table:table-cell office:value-type="float" office:value="99.58284" calcext:value-type="float">
            <text:p>99.58284</text:p>
          </table:table-cell>
          <table:table-cell office:value-type="float" office:value="102.59169" calcext:value-type="float">
            <text:p>102.59169</text:p>
          </table:table-cell>
          <table:table-cell office:value-type="float" office:value="99.42544" calcext:value-type="float">
            <text:p>99.42544</text:p>
          </table:table-cell>
          <table:table-cell office:value-type="float" office:value="99.46144" calcext:value-type="float">
            <text:p>99.46144</text:p>
          </table:table-cell>
          <table:table-cell office:value-type="float" office:value="99.36759" calcext:value-type="float">
            <text:p>99.36759</text:p>
          </table:table-cell>
          <table:table-cell office:value-type="float" office:value="99.36598" calcext:value-type="float">
            <text:p>99.36598</text:p>
          </table:table-cell>
          <table:table-cell office:value-type="float" office:value="100.20805" calcext:value-type="float">
            <text:p>100.20805</text:p>
          </table:table-cell>
          <table:table-cell office:value-type="float" office:value="105.86046" calcext:value-type="float">
            <text:p>105.86046</text:p>
          </table:table-cell>
          <table:table-cell office:value-type="float" office:value="99.58207" calcext:value-type="float">
            <text:p>99.58207</text:p>
          </table:table-cell>
          <table:table-cell office:value-type="float" office:value="99.57948" calcext:value-type="float">
            <text:p>99.57948</text:p>
          </table:table-cell>
          <table:table-cell office:value-type="float" office:value="99.58126" calcext:value-type="float">
            <text:p>99.58126</text:p>
          </table:table-cell>
          <table:table-cell office:value-type="float" office:value="101.4478" calcext:value-type="float">
            <text:p>101.4478</text:p>
          </table:table-cell>
          <table:table-cell office:value-type="float" office:value="99.76438" calcext:value-type="float">
            <text:p>99.76438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77024" calcext:value-type="float">
            <text:p>99.77024</text:p>
          </table:table-cell>
          <table:table-cell office:value-type="float" office:value="99.36855" calcext:value-type="float">
            <text:p>99.36855</text:p>
          </table:table-cell>
          <table:table-cell table:number-columns-repeated="9"/>
        </table:table-row>
        <table:table-row table:style-name="ro1">
          <table:table-cell office:value-type="float" office:value="102.55063" calcext:value-type="float">
            <text:p>102.55063</text:p>
          </table:table-cell>
          <table:table-cell office:value-type="float" office:value="98.99858" calcext:value-type="float">
            <text:p>98.99858</text:p>
          </table:table-cell>
          <table:table-cell office:value-type="float" office:value="104.30523" calcext:value-type="float">
            <text:p>104.30523</text:p>
          </table:table-cell>
          <table:table-cell office:value-type="float" office:value="99.13991" calcext:value-type="float">
            <text:p>99.13991</text:p>
          </table:table-cell>
          <table:table-cell office:value-type="float" office:value="102.32401" calcext:value-type="float">
            <text:p>102.32401</text:p>
          </table:table-cell>
          <table:table-cell office:value-type="float" office:value="98.99356" calcext:value-type="float">
            <text:p>98.99356</text:p>
          </table:table-cell>
          <table:table-cell office:value-type="float" office:value="99.02939" calcext:value-type="float">
            <text:p>99.02939</text:p>
          </table:table-cell>
          <table:table-cell office:value-type="float" office:value="98.93807" calcext:value-type="float">
            <text:p>98.93807</text:p>
          </table:table-cell>
          <table:table-cell office:value-type="float" office:value="98.93625" calcext:value-type="float">
            <text:p>98.93625</text:p>
          </table:table-cell>
          <table:table-cell office:value-type="float" office:value="99.75261" calcext:value-type="float">
            <text:p>99.75261</text:p>
          </table:table-cell>
          <table:table-cell office:value-type="float" office:value="105.3084" calcext:value-type="float">
            <text:p>105.3084</text:p>
          </table:table-cell>
          <table:table-cell office:value-type="float" office:value="99.13712" calcext:value-type="float">
            <text:p>99.13712</text:p>
          </table:table-cell>
          <table:table-cell office:value-type="float" office:value="99.13488" calcext:value-type="float">
            <text:p>99.13488</text:p>
          </table:table-cell>
          <table:table-cell office:value-type="float" office:value="99.13836" calcext:value-type="float">
            <text:p>99.13836</text:p>
          </table:table-cell>
          <table:table-cell office:value-type="float" office:value="100.96536" calcext:value-type="float">
            <text:p>100.96536</text:p>
          </table:table-cell>
          <table:table-cell office:value-type="float" office:value="99.3181" calcext:value-type="float">
            <text:p>99.3181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32427" calcext:value-type="float">
            <text:p>99.32427</text:p>
          </table:table-cell>
          <table:table-cell office:value-type="float" office:value="98.93876" calcext:value-type="float">
            <text:p>98.93876</text:p>
          </table:table-cell>
          <table:table-cell table:number-columns-repeated="9"/>
        </table:table-row>
        <table:table-row table:style-name="ro1">
          <table:table-cell office:value-type="float" office:value="102.05146" calcext:value-type="float">
            <text:p>102.05146</text:p>
          </table:table-cell>
          <table:table-cell office:value-type="float" office:value="98.83448" calcext:value-type="float">
            <text:p>98.83448</text:p>
          </table:table-cell>
          <table:table-cell office:value-type="float" office:value="103.77848" calcext:value-type="float">
            <text:p>103.77848</text:p>
          </table:table-cell>
          <table:table-cell office:value-type="float" office:value="98.97297" calcext:value-type="float">
            <text:p>98.97297</text:p>
          </table:table-cell>
          <table:table-cell office:value-type="float" office:value="101.82554" calcext:value-type="float">
            <text:p>101.82554</text:p>
          </table:table-cell>
          <table:table-cell office:value-type="float" office:value="98.82951" calcext:value-type="float">
            <text:p>98.82951</text:p>
          </table:table-cell>
          <table:table-cell office:value-type="float" office:value="98.86527" calcext:value-type="float">
            <text:p>98.86527</text:p>
          </table:table-cell>
          <table:table-cell office:value-type="float" office:value="98.77437" calcext:value-type="float">
            <text:p>98.77437</text:p>
          </table:table-cell>
          <table:table-cell office:value-type="float" office:value="98.77234" calcext:value-type="float">
            <text:p>98.77234</text:p>
          </table:table-cell>
          <table:table-cell office:value-type="float" office:value="99.57004" calcext:value-type="float">
            <text:p>99.57004</text:p>
          </table:table-cell>
          <table:table-cell office:value-type="float" office:value="104.99706" calcext:value-type="float">
            <text:p>104.99706</text:p>
          </table:table-cell>
          <table:table-cell office:value-type="float" office:value="98.97034" calcext:value-type="float">
            <text:p>98.97034</text:p>
          </table:table-cell>
          <table:table-cell office:value-type="float" office:value="98.96795" calcext:value-type="float">
            <text:p>98.96795</text:p>
          </table:table-cell>
          <table:table-cell office:value-type="float" office:value="98.97159" calcext:value-type="float">
            <text:p>98.97159</text:p>
          </table:table-cell>
          <table:table-cell office:value-type="float" office:value="100.74706" calcext:value-type="float">
            <text:p>100.74706</text:p>
          </table:table-cell>
          <table:table-cell office:value-type="float" office:value="99.14019" calcext:value-type="float">
            <text:p>99.14019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9.14647" calcext:value-type="float">
            <text:p>99.14647</text:p>
          </table:table-cell>
          <table:table-cell office:value-type="float" office:value="98.77478" calcext:value-type="float">
            <text:p>98.77478</text:p>
          </table:table-cell>
          <table:table-cell table:number-columns-repeated="9"/>
        </table:table-row>
        <table:table-row table:style-name="ro1">
          <table:table-cell office:value-type="float" office:value="101.80573" calcext:value-type="float">
            <text:p>101.80573</text:p>
          </table:table-cell>
          <table:table-cell office:value-type="float" office:value="98.40804" calcext:value-type="float">
            <text:p>98.40804</text:p>
          </table:table-cell>
          <table:table-cell office:value-type="float" office:value="103.49394" calcext:value-type="float">
            <text:p>103.49394</text:p>
          </table:table-cell>
          <table:table-cell office:value-type="float" office:value="98.54066" calcext:value-type="float">
            <text:p>98.54066</text:p>
          </table:table-cell>
          <table:table-cell office:value-type="float" office:value="101.59285" calcext:value-type="float">
            <text:p>101.59285</text:p>
          </table:table-cell>
          <table:table-cell office:value-type="float" office:value="98.41273" calcext:value-type="float">
            <text:p>98.41273</text:p>
          </table:table-cell>
          <table:table-cell office:value-type="float" office:value="98.44878" calcext:value-type="float">
            <text:p>98.44878</text:p>
          </table:table-cell>
          <table:table-cell office:value-type="float" office:value="98.35536" calcext:value-type="float">
            <text:p>98.35536</text:p>
          </table:table-cell>
          <table:table-cell office:value-type="float" office:value="98.35573" calcext:value-type="float">
            <text:p>98.35573</text:p>
          </table:table-cell>
          <table:table-cell office:value-type="float" office:value="99.1245" calcext:value-type="float">
            <text:p>99.1245</text:p>
          </table:table-cell>
          <table:table-cell office:value-type="float" office:value="104.99706" calcext:value-type="float">
            <text:p>104.99706</text:p>
          </table:table-cell>
          <table:table-cell office:value-type="float" office:value="98.54072" calcext:value-type="float">
            <text:p>98.54072</text:p>
          </table:table-cell>
          <table:table-cell office:value-type="float" office:value="98.53606" calcext:value-type="float">
            <text:p>98.53606</text:p>
          </table:table-cell>
          <table:table-cell office:value-type="float" office:value="98.53921" calcext:value-type="float">
            <text:p>98.53921</text:p>
          </table:table-cell>
          <table:table-cell office:value-type="float" office:value="100.27726" calcext:value-type="float">
            <text:p>100.27726</text:p>
          </table:table-cell>
          <table:table-cell office:value-type="float" office:value="98.70939" calcext:value-type="float">
            <text:p>98.70939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71319" calcext:value-type="float">
            <text:p>98.71319</text:p>
          </table:table-cell>
          <table:table-cell office:value-type="float" office:value="98.35579" calcext:value-type="float">
            <text:p>98.35579</text:p>
          </table:table-cell>
          <table:table-cell table:number-columns-repeated="9"/>
        </table:table-row>
        <table:table-row table:style-name="ro1">
          <table:table-cell office:value-type="float" office:value="101.32139" calcext:value-type="float">
            <text:p>101.32139</text:p>
          </table:table-cell>
          <table:table-cell office:value-type="float" office:value="98.26714" calcext:value-type="float">
            <text:p>98.26714</text:p>
          </table:table-cell>
          <table:table-cell office:value-type="float" office:value="102.98146" calcext:value-type="float">
            <text:p>102.98146</text:p>
          </table:table-cell>
          <table:table-cell office:value-type="float" office:value="98.38728" calcext:value-type="float">
            <text:p>98.38728</text:p>
          </table:table-cell>
          <table:table-cell office:value-type="float" office:value="101.10696" calcext:value-type="float">
            <text:p>101.10696</text:p>
          </table:table-cell>
          <table:table-cell office:value-type="float" office:value="98.27174" calcext:value-type="float">
            <text:p>98.27174</text:p>
          </table:table-cell>
          <table:table-cell office:value-type="float" office:value="98.30852" calcext:value-type="float">
            <text:p>98.30852</text:p>
          </table:table-cell>
          <table:table-cell office:value-type="float" office:value="98.21728" calcext:value-type="float">
            <text:p>98.21728</text:p>
          </table:table-cell>
          <table:table-cell office:value-type="float" office:value="98.21487" calcext:value-type="float">
            <text:p>98.21487</text:p>
          </table:table-cell>
          <table:table-cell office:value-type="float" office:value="98.9575" calcext:value-type="float">
            <text:p>98.9575</text:p>
          </table:table-cell>
          <table:table-cell office:value-type="float" office:value="104.45865" calcext:value-type="float">
            <text:p>104.45865</text:p>
          </table:table-cell>
          <table:table-cell office:value-type="float" office:value="98.38722" calcext:value-type="float">
            <text:p>98.38722</text:p>
          </table:table-cell>
          <table:table-cell office:value-type="float" office:value="98.38539" calcext:value-type="float">
            <text:p>98.38539</text:p>
          </table:table-cell>
          <table:table-cell office:value-type="float" office:value="98.38574" calcext:value-type="float">
            <text:p>98.38574</text:p>
          </table:table-cell>
          <table:table-cell office:value-type="float" office:value="100.08158" calcext:value-type="float">
            <text:p>100.08158</text:p>
          </table:table-cell>
          <table:table-cell office:value-type="float" office:value="98.55456" calcext:value-type="float">
            <text:p>98.55456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5586" calcext:value-type="float">
            <text:p>98.5586</text:p>
          </table:table-cell>
          <table:table-cell office:value-type="float" office:value="98.21759" calcext:value-type="float">
            <text:p>98.21759</text:p>
          </table:table-cell>
          <table:table-cell table:number-columns-repeated="9"/>
        </table:table-row>
        <table:table-row table:style-name="ro1">
          <table:table-cell office:value-type="float" office:value="101.08901" calcext:value-type="float">
            <text:p>101.08901</text:p>
          </table:table-cell>
          <table:table-cell office:value-type="float" office:value="97.86305" calcext:value-type="float">
            <text:p>97.86305</text:p>
          </table:table-cell>
          <table:table-cell office:value-type="float" office:value="102.71186" calcext:value-type="float">
            <text:p>102.71186</text:p>
          </table:table-cell>
          <table:table-cell office:value-type="float" office:value="97.97056" calcext:value-type="float">
            <text:p>97.97056</text:p>
          </table:table-cell>
          <table:table-cell office:value-type="float" office:value="100.87758" calcext:value-type="float">
            <text:p>100.87758</text:p>
          </table:table-cell>
          <table:table-cell office:value-type="float" office:value="97.85812" calcext:value-type="float">
            <text:p>97.85812</text:p>
          </table:table-cell>
          <table:table-cell office:value-type="float" office:value="97.90521" calcext:value-type="float">
            <text:p>97.90521</text:p>
          </table:table-cell>
          <table:table-cell office:value-type="float" office:value="97.81064" calcext:value-type="float">
            <text:p>97.81064</text:p>
          </table:table-cell>
          <table:table-cell office:value-type="float" office:value="97.80832" calcext:value-type="float">
            <text:p>97.80832</text:p>
          </table:table-cell>
          <table:table-cell office:value-type="float" office:value="98.52768" calcext:value-type="float">
            <text:p>98.52768</text:p>
          </table:table-cell>
          <table:table-cell office:value-type="float" office:value="104.16017" calcext:value-type="float">
            <text:p>104.16017</text:p>
          </table:table-cell>
          <table:table-cell office:value-type="float" office:value="97.96808" calcext:value-type="float">
            <text:p>97.96808</text:p>
          </table:table-cell>
          <table:table-cell office:value-type="float" office:value="97.96626" calcext:value-type="float">
            <text:p>97.96626</text:p>
          </table:table-cell>
          <table:table-cell office:value-type="float" office:value="97.96858" calcext:value-type="float">
            <text:p>97.96858</text:p>
          </table:table-cell>
          <table:table-cell office:value-type="float" office:value="99.62402" calcext:value-type="float">
            <text:p>99.62402</text:p>
          </table:table-cell>
          <table:table-cell office:value-type="float" office:value="98.13415" calcext:value-type="float">
            <text:p>98.1341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8.13111" calcext:value-type="float">
            <text:p>98.13111</text:p>
          </table:table-cell>
          <table:table-cell office:value-type="float" office:value="97.80164" calcext:value-type="float">
            <text:p>97.80164</text:p>
          </table:table-cell>
          <table:table-cell table:number-columns-repeated="9"/>
        </table:table-row>
        <table:table-row table:style-name="ro1">
          <table:table-cell office:value-type="float" office:value="100.61724" calcext:value-type="float">
            <text:p>100.61724</text:p>
          </table:table-cell>
          <table:table-cell office:value-type="float" office:value="97.73536" calcext:value-type="float">
            <text:p>97.73536</text:p>
          </table:table-cell>
          <table:table-cell office:value-type="float" office:value="102.20226" calcext:value-type="float">
            <text:p>102.20226</text:p>
          </table:table-cell>
          <table:table-cell office:value-type="float" office:value="97.8404" calcext:value-type="float">
            <text:p>97.8404</text:p>
          </table:table-cell>
          <table:table-cell office:value-type="float" office:value="100.40648" calcext:value-type="float">
            <text:p>100.40648</text:p>
          </table:table-cell>
          <table:table-cell office:value-type="float" office:value="97.73056" calcext:value-type="float">
            <text:p>97.73056</text:p>
          </table:table-cell>
          <table:table-cell office:value-type="float" office:value="97.77793" calcext:value-type="float">
            <text:p>97.77793</text:p>
          </table:table-cell>
          <table:table-cell office:value-type="float" office:value="97.68613" calcext:value-type="float">
            <text:p>97.68613</text:p>
          </table:table-cell>
          <table:table-cell office:value-type="float" office:value="97.68362" calcext:value-type="float">
            <text:p>97.68362</text:p>
          </table:table-cell>
          <table:table-cell office:value-type="float" office:value="98.37408" calcext:value-type="float">
            <text:p>98.37408</text:p>
          </table:table-cell>
          <table:table-cell office:value-type="float" office:value="103.6362" calcext:value-type="float">
            <text:p>103.6362</text:p>
          </table:table-cell>
          <table:table-cell office:value-type="float" office:value="97.83781" calcext:value-type="float">
            <text:p>97.83781</text:p>
          </table:table-cell>
          <table:table-cell office:value-type="float" office:value="97.83587" calcext:value-type="float">
            <text:p>97.83587</text:p>
          </table:table-cell>
          <table:table-cell office:value-type="float" office:value="97.8383" calcext:value-type="float">
            <text:p>97.8383</text:p>
          </table:table-cell>
          <table:table-cell office:value-type="float" office:value="99.44405" calcext:value-type="float">
            <text:p>99.44405</text:p>
          </table:table-cell>
          <table:table-cell office:value-type="float" office:value="97.99305" calcext:value-type="float">
            <text:p>97.99305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99959" calcext:value-type="float">
            <text:p>97.99959</text:p>
          </table:table-cell>
          <table:table-cell office:value-type="float" office:value="97.68673" calcext:value-type="float">
            <text:p>97.68673</text:p>
          </table:table-cell>
          <table:table-cell table:number-columns-repeated="9"/>
        </table:table-row>
        <table:table-row table:style-name="ro1">
          <table:table-cell office:value-type="float" office:value="100.40042" calcext:value-type="float">
            <text:p>100.40042</text:p>
          </table:table-cell>
          <table:table-cell office:value-type="float" office:value="97.33429" calcext:value-type="float">
            <text:p>97.33429</text:p>
          </table:table-cell>
          <table:table-cell office:value-type="float" office:value="101.95606" calcext:value-type="float">
            <text:p>101.95606</text:p>
          </table:table-cell>
          <table:table-cell office:value-type="float" office:value="97.43638" calcext:value-type="float">
            <text:p>97.43638</text:p>
          </table:table-cell>
          <table:table-cell office:value-type="float" office:value="100.20267" calcext:value-type="float">
            <text:p>100.20267</text:p>
          </table:table-cell>
          <table:table-cell office:value-type="float" office:value="97.33658" calcext:value-type="float">
            <text:p>97.33658</text:p>
          </table:table-cell>
          <table:table-cell office:value-type="float" office:value="97.37782" calcext:value-type="float">
            <text:p>97.37782</text:p>
          </table:table-cell>
          <table:table-cell office:value-type="float" office:value="97.28499" calcext:value-type="float">
            <text:p>97.28499</text:p>
          </table:table-cell>
          <table:table-cell office:value-type="float" office:value="97.28293" calcext:value-type="float">
            <text:p>97.28293</text:p>
          </table:table-cell>
          <table:table-cell office:value-type="float" office:value="97.95712" calcext:value-type="float">
            <text:p>97.95712</text:p>
          </table:table-cell>
          <table:table-cell office:value-type="float" office:value="103.35282" calcext:value-type="float">
            <text:p>103.35282</text:p>
          </table:table-cell>
          <table:table-cell office:value-type="float" office:value="97.43419" calcext:value-type="float">
            <text:p>97.43419</text:p>
          </table:table-cell>
          <table:table-cell office:value-type="float" office:value="97.43189" calcext:value-type="float">
            <text:p>97.43189</text:p>
          </table:table-cell>
          <table:table-cell office:value-type="float" office:value="97.43415" calcext:value-type="float">
            <text:p>97.43415</text:p>
          </table:table-cell>
          <table:table-cell office:value-type="float" office:value="99.00165" calcext:value-type="float">
            <text:p>99.00165</text:p>
          </table:table-cell>
          <table:table-cell office:value-type="float" office:value="97.5782" calcext:value-type="float">
            <text:p>97.5782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58487" calcext:value-type="float">
            <text:p>97.58487</text:p>
          </table:table-cell>
          <table:table-cell office:value-type="float" office:value="97.28344" calcext:value-type="float">
            <text:p>97.28344</text:p>
          </table:table-cell>
          <table:table-cell table:number-columns-repeated="9"/>
        </table:table-row>
        <table:table-row table:style-name="ro1">
          <table:table-cell office:value-type="float" office:value="99.94178" calcext:value-type="float">
            <text:p>99.94178</text:p>
          </table:table-cell>
          <table:table-cell office:value-type="float" office:value="97.2299" calcext:value-type="float">
            <text:p>97.2299</text:p>
          </table:table-cell>
          <table:table-cell office:value-type="float" office:value="101.45914" calcext:value-type="float">
            <text:p>101.45914</text:p>
          </table:table-cell>
          <table:table-cell office:value-type="float" office:value="97.31968" calcext:value-type="float">
            <text:p>97.31968</text:p>
          </table:table-cell>
          <table:table-cell office:value-type="float" office:value="99.74458" calcext:value-type="float">
            <text:p>99.74458</text:p>
          </table:table-cell>
          <table:table-cell office:value-type="float" office:value="97.22517" calcext:value-type="float">
            <text:p>97.22517</text:p>
          </table:table-cell>
          <table:table-cell office:value-type="float" office:value="97.27385" calcext:value-type="float">
            <text:p>97.27385</text:p>
          </table:table-cell>
          <table:table-cell office:value-type="float" office:value="97.18092" calcext:value-type="float">
            <text:p>97.18092</text:p>
          </table:table-cell>
          <table:table-cell office:value-type="float" office:value="97.17847" calcext:value-type="float">
            <text:p>97.17847</text:p>
          </table:table-cell>
          <table:table-cell office:value-type="float" office:value="97.82663" calcext:value-type="float">
            <text:p>97.82663</text:p>
          </table:table-cell>
          <table:table-cell office:value-type="float" office:value="102.84118" calcext:value-type="float">
            <text:p>102.84118</text:p>
          </table:table-cell>
          <table:table-cell office:value-type="float" office:value="97.31738" calcext:value-type="float">
            <text:p>97.31738</text:p>
          </table:table-cell>
          <table:table-cell office:value-type="float" office:value="97.31767" calcext:value-type="float">
            <text:p>97.31767</text:p>
          </table:table-cell>
          <table:table-cell office:value-type="float" office:value="97.31744" calcext:value-type="float">
            <text:p>97.31744</text:p>
          </table:table-cell>
          <table:table-cell office:value-type="float" office:value="98.83297" calcext:value-type="float">
            <text:p>98.83297</text:p>
          </table:table-cell>
          <table:table-cell office:value-type="float" office:value="97.46029" calcext:value-type="float">
            <text:p>97.46029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46707" calcext:value-type="float">
            <text:p>97.46707</text:p>
          </table:table-cell>
          <table:table-cell office:value-type="float" office:value="97.17944" calcext:value-type="float">
            <text:p>97.17944</text:p>
          </table:table-cell>
          <table:table-cell table:number-columns-repeated="9"/>
        </table:table-row>
        <table:table-row table:style-name="ro1">
          <table:table-cell office:value-type="float" office:value="99.74995" calcext:value-type="float">
            <text:p>99.74995</text:p>
          </table:table-cell>
          <table:table-cell office:value-type="float" office:value="96.84172" calcext:value-type="float">
            <text:p>96.84172</text:p>
          </table:table-cell>
          <table:table-cell office:value-type="float" office:value="101.22823" calcext:value-type="float">
            <text:p>101.22823</text:p>
          </table:table-cell>
          <table:table-cell office:value-type="float" office:value="96.92595" calcext:value-type="float">
            <text:p>96.92595</text:p>
          </table:table-cell>
          <table:table-cell office:value-type="float" office:value="99.56174" calcext:value-type="float">
            <text:p>99.56174</text:p>
          </table:table-cell>
          <table:table-cell office:value-type="float" office:value="96.84686" calcext:value-type="float">
            <text:p>96.84686</text:p>
          </table:table-cell>
          <table:table-cell office:value-type="float" office:value="96.89548" calcext:value-type="float">
            <text:p>96.89548</text:p>
          </table:table-cell>
          <table:table-cell office:value-type="float" office:value="96.80017" calcext:value-type="float">
            <text:p>96.80017</text:p>
          </table:table-cell>
          <table:table-cell office:value-type="float" office:value="96.80027" calcext:value-type="float">
            <text:p>96.80027</text:p>
          </table:table-cell>
          <table:table-cell office:value-type="float" office:value="97.42221" calcext:value-type="float">
            <text:p>97.42221</text:p>
          </table:table-cell>
          <table:table-cell office:value-type="float" office:value="102.57061" calcext:value-type="float">
            <text:p>102.57061</text:p>
          </table:table-cell>
          <table:table-cell office:value-type="float" office:value="96.92657" calcext:value-type="float">
            <text:p>96.92657</text:p>
          </table:table-cell>
          <table:table-cell office:value-type="float" office:value="96.92356" calcext:value-type="float">
            <text:p>96.92356</text:p>
          </table:table-cell>
          <table:table-cell office:value-type="float" office:value="96.92625" calcext:value-type="float">
            <text:p>96.92625</text:p>
          </table:table-cell>
          <table:table-cell office:value-type="float" office:value="98.40324" calcext:value-type="float">
            <text:p>98.40324</text:p>
          </table:table-cell>
          <table:table-cell office:value-type="float" office:value="97.06798" calcext:value-type="float">
            <text:p>97.06798</text:p>
          </table:table-cell>
          <table:table-cell table:number-columns-repeated="2" office:value-type="float" office:value="106.53169" calcext:value-type="float">
            <text:p>106.53169</text:p>
          </table:table-cell>
          <table:table-cell office:value-type="float" office:value="97.07474" calcext:value-type="float">
            <text:p>97.07474</text:p>
          </table:table-cell>
          <table:table-cell office:value-type="float" office:value="96.8014" calcext:value-type="float">
            <text:p>96.8014</text:p>
          </table:table-cell>
          <table:table-cell table:number-columns-repeated="9"/>
        </table:table-row>
        <table:table-row table:style-name="ro1">
          <table:table-cell office:value-type="float" office:value="99.30347" calcext:value-type="float">
            <text:p>99.30347</text:p>
          </table:table-cell>
          <table:table-cell office:value-type="float" office:value="96.76018" calcext:value-type="float">
            <text:p>96.76018</text:p>
          </table:table-cell>
          <table:table-cell office:value-type="float" office:value="100.75579" calcext:value-type="float">
            <text:p>100.75579</text:p>
          </table:table-cell>
          <table:table-cell office:value-type="float" office:value="96.82523" calcext:value-type="float">
            <text:p>96.82523</text:p>
          </table:table-cell>
          <table:table-cell office:value-type="float" office:value="99.11852" calcext:value-type="float">
            <text:p>99.11852</text:p>
          </table:table-cell>
          <table:table-cell office:value-type="float" office:value="96.75581" calcext:value-type="float">
            <text:p>96.75581</text:p>
          </table:table-cell>
          <table:table-cell office:value-type="float" office:value="96.80454" calcext:value-type="float">
            <text:p>96.80454</text:p>
          </table:table-cell>
          <table:table-cell office:value-type="float" office:value="96.7123" calcext:value-type="float">
            <text:p>96.7123</text:p>
          </table:table-cell>
          <table:table-cell office:value-type="float" office:value="96.70936" calcext:value-type="float">
            <text:p>96.70936</text:p>
          </table:table-cell>
          <table:table-cell office:value-type="float" office:value="97.30518" calcext:value-type="float">
            <text:p>97.30518</text:p>
          </table:table-cell>
          <table:table-cell office:value-type="float" office:value="102.07344" calcext:value-type="float">
            <text:p>102.07344</text:p>
          </table:table-cell>
          <table:table-cell office:value-type="float" office:value="96.82322" calcext:value-type="float">
            <text:p>96.82322</text:p>
          </table:table-cell>
          <table:table-cell office:value-type="float" office:value="96.8202" calcext:value-type="float">
            <text:p>96.8202</text:p>
          </table:table-cell>
          <table:table-cell office:value-type="float" office:value="96.82277" calcext:value-type="float">
            <text:p>96.82277</text:p>
          </table:table-cell>
          <table:table-cell office:value-type="float" office:value="98.26007" calcext:value-type="float">
            <text:p>98.26007</text:p>
          </table:table-cell>
          <table:table-cell office:value-type="float" office:value="96.96341" calcext:value-type="float">
            <text:p>96.96341</text:p>
          </table:table-cell>
          <table:table-cell office:value-type="float" office:value="106.32187" calcext:value-type="float">
            <text:p>106.32187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6.96984" calcext:value-type="float">
            <text:p>96.96984</text:p>
          </table:table-cell>
          <table:table-cell office:value-type="float" office:value="96.71035" calcext:value-type="float">
            <text:p>96.71035</text:p>
          </table:table-cell>
          <table:table-cell table:number-columns-repeated="9"/>
        </table:table-row>
        <table:table-row table:style-name="ro1">
          <table:table-cell office:value-type="float" office:value="99.12559" calcext:value-type="float">
            <text:p>99.12559</text:p>
          </table:table-cell>
          <table:table-cell office:value-type="float" office:value="96.38468" calcext:value-type="float">
            <text:p>96.38468</text:p>
          </table:table-cell>
          <table:table-cell office:value-type="float" office:value="100.53795" calcext:value-type="float">
            <text:p>100.53795</text:p>
          </table:table-cell>
          <table:table-cell office:value-type="float" office:value="96.44436" calcext:value-type="float">
            <text:p>96.44436</text:p>
          </table:table-cell>
          <table:table-cell office:value-type="float" office:value="98.951" calcext:value-type="float">
            <text:p>98.951</text:p>
          </table:table-cell>
          <table:table-cell office:value-type="float" office:value="96.38057" calcext:value-type="float">
            <text:p>96.38057</text:p>
          </table:table-cell>
          <table:table-cell office:value-type="float" office:value="96.42947" calcext:value-type="float">
            <text:p>96.42947</text:p>
          </table:table-cell>
          <table:table-cell office:value-type="float" office:value="96.33445" calcext:value-type="float">
            <text:p>96.33445</text:p>
          </table:table-cell>
          <table:table-cell office:value-type="float" office:value="96.3313" calcext:value-type="float">
            <text:p>96.3313</text:p>
          </table:table-cell>
          <table:table-cell office:value-type="float" office:value="96.91093" calcext:value-type="float">
            <text:p>96.91093</text:p>
          </table:table-cell>
          <table:table-cell office:value-type="float" office:value="101.82784" calcext:value-type="float">
            <text:p>101.82784</text:p>
          </table:table-cell>
          <table:table-cell office:value-type="float" office:value="96.44506" calcext:value-type="float">
            <text:p>96.44506</text:p>
          </table:table-cell>
          <table:table-cell office:value-type="float" office:value="96.44233" calcext:value-type="float">
            <text:p>96.44233</text:p>
          </table:table-cell>
          <table:table-cell office:value-type="float" office:value="96.44478" calcext:value-type="float">
            <text:p>96.44478</text:p>
          </table:table-cell>
          <table:table-cell office:value-type="float" office:value="97.8434" calcext:value-type="float">
            <text:p>97.8434</text:p>
          </table:table-cell>
          <table:table-cell office:value-type="float" office:value="96.57457" calcext:value-type="float">
            <text:p>96.57457</text:p>
          </table:table-cell>
          <table:table-cell office:value-type="float" office:value="105.75354" calcext:value-type="float">
            <text:p>105.75354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6.58111" calcext:value-type="float">
            <text:p>96.58111</text:p>
          </table:table-cell>
          <table:table-cell office:value-type="float" office:value="96.3353" calcext:value-type="float">
            <text:p>96.3353</text:p>
          </table:table-cell>
          <table:table-cell table:number-columns-repeated="9"/>
        </table:table-row>
        <table:table-row table:style-name="ro1">
          <table:table-cell office:value-type="float" office:value="98.69203" calcext:value-type="float">
            <text:p>98.69203</text:p>
          </table:table-cell>
          <table:table-cell office:value-type="float" office:value="96.30654" calcext:value-type="float">
            <text:p>96.30654</text:p>
          </table:table-cell>
          <table:table-cell office:value-type="float" office:value="100.07783" calcext:value-type="float">
            <text:p>100.07783</text:p>
          </table:table-cell>
          <table:table-cell office:value-type="float" office:value="96.36695" calcext:value-type="float">
            <text:p>96.36695</text:p>
          </table:table-cell>
          <table:table-cell office:value-type="float" office:value="98.51827" calcext:value-type="float">
            <text:p>98.51827</text:p>
          </table:table-cell>
          <table:table-cell office:value-type="float" office:value="96.31225" calcext:value-type="float">
            <text:p>96.31225</text:p>
          </table:table-cell>
          <table:table-cell office:value-type="float" office:value="96.3613" calcext:value-type="float">
            <text:p>96.3613</text:p>
          </table:table-cell>
          <table:table-cell office:value-type="float" office:value="96.26939" calcext:value-type="float">
            <text:p>96.26939</text:p>
          </table:table-cell>
          <table:table-cell office:value-type="float" office:value="96.26586" calcext:value-type="float">
            <text:p>96.26586</text:p>
          </table:table-cell>
          <table:table-cell office:value-type="float" office:value="96.80986" calcext:value-type="float">
            <text:p>96.80986</text:p>
          </table:table-cell>
          <table:table-cell office:value-type="float" office:value="101.34319" calcext:value-type="float">
            <text:p>101.34319</text:p>
          </table:table-cell>
          <table:table-cell office:value-type="float" office:value="96.36463" calcext:value-type="float">
            <text:p>96.36463</text:p>
          </table:table-cell>
          <table:table-cell office:value-type="float" office:value="96.36195" calcext:value-type="float">
            <text:p>96.36195</text:p>
          </table:table-cell>
          <table:table-cell office:value-type="float" office:value="96.3645" calcext:value-type="float">
            <text:p>96.3645</text:p>
          </table:table-cell>
          <table:table-cell office:value-type="float" office:value="97.7134" calcext:value-type="float">
            <text:p>97.7134</text:p>
          </table:table-cell>
          <table:table-cell office:value-type="float" office:value="96.49287" calcext:value-type="float">
            <text:p>96.49287</text:p>
          </table:table-cell>
          <table:table-cell office:value-type="float" office:value="105.42752" calcext:value-type="float">
            <text:p>105.42752</text:p>
          </table:table-cell>
          <table:table-cell office:value-type="float" office:value="106.53169" calcext:value-type="float">
            <text:p>106.53169</text:p>
          </table:table-cell>
          <table:table-cell office:value-type="float" office:value="96.49953" calcext:value-type="float">
            <text:p>96.49953</text:p>
          </table:table-cell>
          <table:table-cell office:value-type="float" office:value="96.26716" calcext:value-type="float">
            <text:p>96.26716</text:p>
          </table:table-cell>
          <table:table-cell table:number-columns-repeated="9"/>
        </table:table-row>
        <table:table-row table:style-name="ro1">
          <table:table-cell office:value-type="float" office:value="98.53718" calcext:value-type="float">
            <text:p>98.53718</text:p>
          </table:table-cell>
          <table:table-cell office:value-type="float" office:value="95.94131" calcext:value-type="float">
            <text:p>95.94131</text:p>
          </table:table-cell>
          <table:table-cell office:value-type="float" office:value="99.87587" calcext:value-type="float">
            <text:p>99.87587</text:p>
          </table:table-cell>
          <table:table-cell office:value-type="float" office:value="95.99893" calcext:value-type="float">
            <text:p>95.99893</text:p>
          </table:table-cell>
          <table:table-cell office:value-type="float" office:value="98.36419" calcext:value-type="float">
            <text:p>98.36419</text:p>
          </table:table-cell>
          <table:table-cell office:value-type="float" office:value="95.94721" calcext:value-type="float">
            <text:p>95.94721</text:p>
          </table:table-cell>
          <table:table-cell office:value-type="float" office:value="95.99902" calcext:value-type="float">
            <text:p>95.99902</text:p>
          </table:table-cell>
          <table:table-cell office:value-type="float" office:value="95.90457" calcext:value-type="float">
            <text:p>95.90457</text:p>
          </table:table-cell>
          <table:table-cell office:value-type="float" office:value="95.9007" calcext:value-type="float">
            <text:p>95.9007</text:p>
          </table:table-cell>
          <table:table-cell office:value-type="float" office:value="96.42895" calcext:value-type="float">
            <text:p>96.42895</text:p>
          </table:table-cell>
          <table:table-cell office:value-type="float" office:value="101.11103" calcext:value-type="float">
            <text:p>101.11103</text:p>
          </table:table-cell>
          <table:table-cell office:value-type="float" office:value="95.9995" calcext:value-type="float">
            <text:p>95.9995</text:p>
          </table:table-cell>
          <table:table-cell office:value-type="float" office:value="95.99699" calcext:value-type="float">
            <text:p>95.99699</text:p>
          </table:table-cell>
          <table:table-cell office:value-type="float" office:value="95.99925" calcext:value-type="float">
            <text:p>95.99925</text:p>
          </table:table-cell>
          <table:table-cell office:value-type="float" office:value="97.30961" calcext:value-type="float">
            <text:p>97.30961</text:p>
          </table:table-cell>
          <table:table-cell office:value-type="float" office:value="96.11438" calcext:value-type="float">
            <text:p>96.11438</text:p>
          </table:table-cell>
          <table:table-cell office:value-type="float" office:value="105.42752" calcext:value-type="float">
            <text:p>105.42752</text:p>
          </table:table-cell>
          <table:table-cell office:value-type="float" office:value="106.22937" calcext:value-type="float">
            <text:p>106.22937</text:p>
          </table:table-cell>
          <table:table-cell office:value-type="float" office:value="96.12082" calcext:value-type="float">
            <text:p>96.12082</text:p>
          </table:table-cell>
          <table:table-cell office:value-type="float" office:value="95.90513" calcext:value-type="float">
            <text:p>95.90513</text:p>
          </table:table-cell>
          <table:table-cell table:number-columns-repeated="9"/>
        </table:table-row>
        <table:table-row table:style-name="ro1">
          <table:table-cell office:value-type="float" office:value="98.10936" calcext:value-type="float">
            <text:p>98.10936</text:p>
          </table:table-cell>
          <table:table-cell office:value-type="float" office:value="95.8863" calcext:value-type="float">
            <text:p>95.8863</text:p>
          </table:table-cell>
          <table:table-cell office:value-type="float" office:value="99.42856" calcext:value-type="float">
            <text:p>99.42856</text:p>
          </table:table-cell>
          <table:table-cell office:value-type="float" office:value="95.93178" calcext:value-type="float">
            <text:p>95.93178</text:p>
          </table:table-cell>
          <table:table-cell office:value-type="float" office:value="97.94676" calcext:value-type="float">
            <text:p>97.94676</text:p>
          </table:table-cell>
          <table:table-cell office:value-type="float" office:value="95.88255" calcext:value-type="float">
            <text:p>95.88255</text:p>
          </table:table-cell>
          <table:table-cell office:value-type="float" office:value="95.94415" calcext:value-type="float">
            <text:p>95.94415</text:p>
          </table:table-cell>
          <table:table-cell office:value-type="float" office:value="95.84996" calcext:value-type="float">
            <text:p>95.84996</text:p>
          </table:table-cell>
          <table:table-cell office:value-type="float" office:value="95.8458" calcext:value-type="float">
            <text:p>95.8458</text:p>
          </table:table-cell>
          <table:table-cell office:value-type="float" office:value="96.35116" calcext:value-type="float">
            <text:p>96.35116</text:p>
          </table:table-cell>
          <table:table-cell office:value-type="float" office:value="100.63907" calcext:value-type="float">
            <text:p>100.63907</text:p>
          </table:table-cell>
          <table:table-cell office:value-type="float" office:value="95.93248" calcext:value-type="float">
            <text:p>95.93248</text:p>
          </table:table-cell>
          <table:table-cell office:value-type="float" office:value="95.92997" calcext:value-type="float">
            <text:p>95.92997</text:p>
          </table:table-cell>
          <table:table-cell office:value-type="float" office:value="95.93212" calcext:value-type="float">
            <text:p>95.93212</text:p>
          </table:table-cell>
          <table:table-cell office:value-type="float" office:value="97.2028" calcext:value-type="float">
            <text:p>97.2028</text:p>
          </table:table-cell>
          <table:table-cell office:value-type="float" office:value="96.04607" calcext:value-type="float">
            <text:p>96.04607</text:p>
          </table:table-cell>
          <table:table-cell office:value-type="float" office:value="104.8783" calcext:value-type="float">
            <text:p>104.8783</text:p>
          </table:table-cell>
          <table:table-cell office:value-type="float" office:value="106.22937" calcext:value-type="float">
            <text:p>106.22937</text:p>
          </table:table-cell>
          <table:table-cell office:value-type="float" office:value="96.0527" calcext:value-type="float">
            <text:p>96.0527</text:p>
          </table:table-cell>
          <table:table-cell office:value-type="float" office:value="95.85052" calcext:value-type="float">
            <text:p>95.85052</text:p>
          </table:table-cell>
          <table:table-cell table:number-columns-repeated="9"/>
        </table:table-row>
        <table:table-row table:style-name="ro1">
          <table:table-cell office:value-type="float" office:value="97.9777" calcext:value-type="float">
            <text:p>97.9777</text:p>
          </table:table-cell>
          <table:table-cell office:value-type="float" office:value="95.53667" calcext:value-type="float">
            <text:p>95.53667</text:p>
          </table:table-cell>
          <table:table-cell office:value-type="float" office:value="99.24969" calcext:value-type="float">
            <text:p>99.24969</text:p>
          </table:table-cell>
          <table:table-cell office:value-type="float" office:value="95.56993" calcext:value-type="float">
            <text:p>95.56993</text:p>
          </table:table-cell>
          <table:table-cell office:value-type="float" office:value="97.81628" calcext:value-type="float">
            <text:p>97.81628</text:p>
          </table:table-cell>
          <table:table-cell office:value-type="float" office:value="95.5331" calcext:value-type="float">
            <text:p>95.5331</text:p>
          </table:table-cell>
          <table:table-cell office:value-type="float" office:value="95.59175" calcext:value-type="float">
            <text:p>95.59175</text:p>
          </table:table-cell>
          <table:table-cell office:value-type="float" office:value="95.50099" calcext:value-type="float">
            <text:p>95.50099</text:p>
          </table:table-cell>
          <table:table-cell office:value-type="float" office:value="95.49639" calcext:value-type="float">
            <text:p>95.49639</text:p>
          </table:table-cell>
          <table:table-cell office:value-type="float" office:value="95.98282" calcext:value-type="float">
            <text:p>95.98282</text:p>
          </table:table-cell>
          <table:table-cell office:value-type="float" office:value="100.43411" calcext:value-type="float">
            <text:p>100.43411</text:p>
          </table:table-cell>
          <table:table-cell office:value-type="float" office:value="95.58024" calcext:value-type="float">
            <text:p>95.58024</text:p>
          </table:table-cell>
          <table:table-cell office:value-type="float" office:value="95.57751" calcext:value-type="float">
            <text:p>95.57751</text:p>
          </table:table-cell>
          <table:table-cell office:value-type="float" office:value="95.57874" calcext:value-type="float">
            <text:p>95.57874</text:p>
          </table:table-cell>
          <table:table-cell office:value-type="float" office:value="96.81198" calcext:value-type="float">
            <text:p>96.81198</text:p>
          </table:table-cell>
          <table:table-cell office:value-type="float" office:value="95.68324" calcext:value-type="float">
            <text:p>95.68324</text:p>
          </table:table-cell>
          <table:table-cell office:value-type="float" office:value="104.56861" calcext:value-type="float">
            <text:p>104.56861</text:p>
          </table:table-cell>
          <table:table-cell office:value-type="float" office:value="105.64839" calcext:value-type="float">
            <text:p>105.64839</text:p>
          </table:table-cell>
          <table:table-cell office:value-type="float" office:value="95.68961" calcext:value-type="float">
            <text:p>95.68961</text:p>
          </table:table-cell>
          <table:table-cell office:value-type="float" office:value="95.50104" calcext:value-type="float">
            <text:p>95.50104</text:p>
          </table:table-cell>
          <table:table-cell table:number-columns-repeated="9"/>
        </table:table-row>
        <table:table-row table:style-name="ro1">
          <table:table-cell office:value-type="float" office:value="97.56032" calcext:value-type="float">
            <text:p>97.56032</text:p>
          </table:table-cell>
          <table:table-cell office:value-type="float" office:value="95.49474" calcext:value-type="float">
            <text:p>95.49474</text:p>
          </table:table-cell>
          <table:table-cell office:value-type="float" office:value="98.81546" calcext:value-type="float">
            <text:p>98.81546</text:p>
          </table:table-cell>
          <table:table-cell office:value-type="float" office:value="95.52569" calcext:value-type="float">
            <text:p>95.52569</text:p>
          </table:table-cell>
          <table:table-cell office:value-type="float" office:value="97.41186" calcext:value-type="float">
            <text:p>97.41186</text:p>
          </table:table-cell>
          <table:table-cell office:value-type="float" office:value="95.50084" calcext:value-type="float">
            <text:p>95.50084</text:p>
          </table:table-cell>
          <table:table-cell office:value-type="float" office:value="95.55019" calcext:value-type="float">
            <text:p>95.55019</text:p>
          </table:table-cell>
          <table:table-cell office:value-type="float" office:value="95.45644" calcext:value-type="float">
            <text:p>95.45644</text:p>
          </table:table-cell>
          <table:table-cell office:value-type="float" office:value="95.45494" calcext:value-type="float">
            <text:p>95.45494</text:p>
          </table:table-cell>
          <table:table-cell office:value-type="float" office:value="95.91565" calcext:value-type="float">
            <text:p>95.91565</text:p>
          </table:table-cell>
          <table:table-cell office:value-type="float" office:value="99.97513" calcext:value-type="float">
            <text:p>99.97513</text:p>
          </table:table-cell>
          <table:table-cell office:value-type="float" office:value="95.52357" calcext:value-type="float">
            <text:p>95.52357</text:p>
          </table:table-cell>
          <table:table-cell office:value-type="float" office:value="95.5236" calcext:value-type="float">
            <text:p>95.5236</text:p>
          </table:table-cell>
          <table:table-cell office:value-type="float" office:value="95.52228" calcext:value-type="float">
            <text:p>95.52228</text:p>
          </table:table-cell>
          <table:table-cell office:value-type="float" office:value="96.71876" calcext:value-type="float">
            <text:p>96.71876</text:p>
          </table:table-cell>
          <table:table-cell office:value-type="float" office:value="95.63794" calcext:value-type="float">
            <text:p>95.63794</text:p>
          </table:table-cell>
          <table:table-cell office:value-type="float" office:value="104.04146" calcext:value-type="float">
            <text:p>104.04146</text:p>
          </table:table-cell>
          <table:table-cell office:value-type="float" office:value="105.30934" calcext:value-type="float">
            <text:p>105.30934</text:p>
          </table:table-cell>
          <table:table-cell office:value-type="float" office:value="95.6442" calcext:value-type="float">
            <text:p>95.6442</text:p>
          </table:table-cell>
          <table:table-cell office:value-type="float" office:value="95.4565" calcext:value-type="float">
            <text:p>95.4565</text:p>
          </table:table-cell>
          <table:table-cell table:number-columns-repeated="9"/>
        </table:table-row>
        <table:table-row table:style-name="ro1">
          <table:table-cell office:value-type="float" office:value="97.4446" calcext:value-type="float">
            <text:p>97.4446</text:p>
          </table:table-cell>
          <table:table-cell office:value-type="float" office:value="95.15479" calcext:value-type="float">
            <text:p>95.15479</text:p>
          </table:table-cell>
          <table:table-cell office:value-type="float" office:value="98.64997" calcext:value-type="float">
            <text:p>98.64997</text:p>
          </table:table-cell>
          <table:table-cell office:value-type="float" office:value="95.17348" calcext:value-type="float">
            <text:p>95.17348</text:p>
          </table:table-cell>
          <table:table-cell office:value-type="float" office:value="97.2948" calcext:value-type="float">
            <text:p>97.2948</text:p>
          </table:table-cell>
          <table:table-cell office:value-type="float" office:value="95.15147" calcext:value-type="float">
            <text:p>95.15147</text:p>
          </table:table-cell>
          <table:table-cell office:value-type="float" office:value="95.21351" calcext:value-type="float">
            <text:p>95.21351</text:p>
          </table:table-cell>
          <table:table-cell office:value-type="float" office:value="95.12023" calcext:value-type="float">
            <text:p>95.12023</text:p>
          </table:table-cell>
          <table:table-cell office:value-type="float" office:value="95.11535" calcext:value-type="float">
            <text:p>95.11535</text:p>
          </table:table-cell>
          <table:table-cell office:value-type="float" office:value="95.56342" calcext:value-type="float">
            <text:p>95.56342</text:p>
          </table:table-cell>
          <table:table-cell office:value-type="float" office:value="99.78128" calcext:value-type="float">
            <text:p>99.78128</text:p>
          </table:table-cell>
          <table:table-cell office:value-type="float" office:value="95.18447" calcext:value-type="float">
            <text:p>95.18447</text:p>
          </table:table-cell>
          <table:table-cell office:value-type="float" office:value="95.18134" calcext:value-type="float">
            <text:p>95.18134</text:p>
          </table:table-cell>
          <table:table-cell office:value-type="float" office:value="95.18326" calcext:value-type="float">
            <text:p>95.18326</text:p>
          </table:table-cell>
          <table:table-cell office:value-type="float" office:value="96.3408" calcext:value-type="float">
            <text:p>96.3408</text:p>
          </table:table-cell>
          <table:table-cell office:value-type="float" office:value="95.28514" calcext:value-type="float">
            <text:p>95.28514</text:p>
          </table:table-cell>
          <table:table-cell office:value-type="float" office:value="103.74652" calcext:value-type="float">
            <text:p>103.74652</text:p>
          </table:table-cell>
          <table:table-cell office:value-type="float" office:value="105.30934" calcext:value-type="float">
            <text:p>105.30934</text:p>
          </table:table-cell>
          <table:table-cell office:value-type="float" office:value="95.29128" calcext:value-type="float">
            <text:p>95.29128</text:p>
          </table:table-cell>
          <table:table-cell office:value-type="float" office:value="95.11998" calcext:value-type="float">
            <text:p>95.11998</text:p>
          </table:table-cell>
          <table:table-cell table:number-columns-repeated="9"/>
        </table:table-row>
        <table:table-row table:style-name="ro1">
          <table:table-cell office:value-type="float" office:value="97.04946" calcext:value-type="float">
            <text:p>97.04946</text:p>
          </table:table-cell>
          <table:table-cell office:value-type="float" office:value="95.12316" calcext:value-type="float">
            <text:p>95.12316</text:p>
          </table:table-cell>
          <table:table-cell office:value-type="float" office:value="98.23021" calcext:value-type="float">
            <text:p>98.23021</text:p>
          </table:table-cell>
          <table:table-cell office:value-type="float" office:value="95.14249" calcext:value-type="float">
            <text:p>95.14249</text:p>
          </table:table-cell>
          <table:table-cell office:value-type="float" office:value="96.90361" calcext:value-type="float">
            <text:p>96.90361</text:p>
          </table:table-cell>
          <table:table-cell office:value-type="float" office:value="95.13247" calcext:value-type="float">
            <text:p>95.13247</text:p>
          </table:table-cell>
          <table:table-cell office:value-type="float" office:value="95.19159" calcext:value-type="float">
            <text:p>95.19159</text:p>
          </table:table-cell>
          <table:table-cell office:value-type="float" office:value="95.09852" calcext:value-type="float">
            <text:p>95.09852</text:p>
          </table:table-cell>
          <table:table-cell office:value-type="float" office:value="95.09336" calcext:value-type="float">
            <text:p>95.09336</text:p>
          </table:table-cell>
          <table:table-cell office:value-type="float" office:value="95.50972" calcext:value-type="float">
            <text:p>95.50972</text:p>
          </table:table-cell>
          <table:table-cell office:value-type="float" office:value="99.33738" calcext:value-type="float">
            <text:p>99.33738</text:p>
          </table:table-cell>
          <table:table-cell office:value-type="float" office:value="95.15352" calcext:value-type="float">
            <text:p>95.15352</text:p>
          </table:table-cell>
          <table:table-cell office:value-type="float" office:value="95.15033" calcext:value-type="float">
            <text:p>95.15033</text:p>
          </table:table-cell>
          <table:table-cell office:value-type="float" office:value="95.15247" calcext:value-type="float">
            <text:p>95.15247</text:p>
          </table:table-cell>
          <table:table-cell office:value-type="float" office:value="96.26105" calcext:value-type="float">
            <text:p>96.26105</text:p>
          </table:table-cell>
          <table:table-cell office:value-type="float" office:value="95.2436" calcext:value-type="float">
            <text:p>95.2436</text:p>
          </table:table-cell>
          <table:table-cell office:value-type="float" office:value="103.23175" calcext:value-type="float">
            <text:p>103.23175</text:p>
          </table:table-cell>
          <table:table-cell office:value-type="float" office:value="104.77024" calcext:value-type="float">
            <text:p>104.77024</text:p>
          </table:table-cell>
          <table:table-cell office:value-type="float" office:value="95.24964" calcext:value-type="float">
            <text:p>95.24964</text:p>
          </table:table-cell>
          <table:table-cell office:value-type="float" office:value="95.09808" calcext:value-type="float">
            <text:p>95.09808</text:p>
          </table:table-cell>
          <table:table-cell table:number-columns-repeated="9"/>
        </table:table-row>
        <table:table-row table:style-name="ro1">
          <table:table-cell office:value-type="float" office:value="96.94756" calcext:value-type="float">
            <text:p>96.94756</text:p>
          </table:table-cell>
          <table:table-cell office:value-type="float" office:value="94.79877" calcext:value-type="float">
            <text:p>94.79877</text:p>
          </table:table-cell>
          <table:table-cell office:value-type="float" office:value="98.08847" calcext:value-type="float">
            <text:p>98.08847</text:p>
          </table:table-cell>
          <table:table-cell office:value-type="float" office:value="94.81277" calcext:value-type="float">
            <text:p>94.81277</text:p>
          </table:table-cell>
          <table:table-cell office:value-type="float" office:value="96.80017" calcext:value-type="float">
            <text:p>96.80017</text:p>
          </table:table-cell>
          <table:table-cell office:value-type="float" office:value="94.79579" calcext:value-type="float">
            <text:p>94.79579</text:p>
          </table:table-cell>
          <table:table-cell office:value-type="float" office:value="94.86457" calcext:value-type="float">
            <text:p>94.86457</text:p>
          </table:table-cell>
          <table:table-cell office:value-type="float" office:value="94.7652" calcext:value-type="float">
            <text:p>94.7652</text:p>
          </table:table-cell>
          <table:table-cell office:value-type="float" office:value="94.76028" calcext:value-type="float">
            <text:p>94.76028</text:p>
          </table:table-cell>
          <table:table-cell office:value-type="float" office:value="95.16714" calcext:value-type="float">
            <text:p>95.16714</text:p>
          </table:table-cell>
          <table:table-cell office:value-type="float" office:value="99.15967" calcext:value-type="float">
            <text:p>99.15967</text:p>
          </table:table-cell>
          <table:table-cell office:value-type="float" office:value="94.8145" calcext:value-type="float">
            <text:p>94.8145</text:p>
          </table:table-cell>
          <table:table-cell office:value-type="float" office:value="94.81094" calcext:value-type="float">
            <text:p>94.81094</text:p>
          </table:table-cell>
          <table:table-cell office:value-type="float" office:value="94.81358" calcext:value-type="float">
            <text:p>94.81358</text:p>
          </table:table-cell>
          <table:table-cell office:value-type="float" office:value="95.89357" calcext:value-type="float">
            <text:p>95.89357</text:p>
          </table:table-cell>
          <table:table-cell office:value-type="float" office:value="94.90336" calcext:value-type="float">
            <text:p>94.90336</text:p>
          </table:table-cell>
          <table:table-cell office:value-type="float" office:value="102.96172" calcext:value-type="float">
            <text:p>102.96172</text:p>
          </table:table-cell>
          <table:table-cell office:value-type="float" office:value="104.46035" calcext:value-type="float">
            <text:p>104.46035</text:p>
          </table:table-cell>
          <table:table-cell office:value-type="float" office:value="94.90946" calcext:value-type="float">
            <text:p>94.90946</text:p>
          </table:table-cell>
          <table:table-cell office:value-type="float" office:value="94.76482" calcext:value-type="float">
            <text:p>94.76482</text:p>
          </table:table-cell>
          <table:table-cell table:number-columns-repeated="9"/>
        </table:table-row>
        <table:table-row table:style-name="ro1">
          <table:table-cell office:value-type="float" office:value="96.55592" calcext:value-type="float">
            <text:p>96.55592</text:p>
          </table:table-cell>
          <table:table-cell office:value-type="float" office:value="94.78947" calcext:value-type="float">
            <text:p>94.78947</text:p>
          </table:table-cell>
          <table:table-cell office:value-type="float" office:value="97.67057" calcext:value-type="float">
            <text:p>97.67057</text:p>
          </table:table-cell>
          <table:table-cell office:value-type="float" office:value="94.79169" calcext:value-type="float">
            <text:p>94.79169</text:p>
          </table:table-cell>
          <table:table-cell office:value-type="float" office:value="96.42182" calcext:value-type="float">
            <text:p>96.42182</text:p>
          </table:table-cell>
          <table:table-cell office:value-type="float" office:value="94.78631" calcext:value-type="float">
            <text:p>94.78631</text:p>
          </table:table-cell>
          <table:table-cell office:value-type="float" office:value="94.84596" calcext:value-type="float">
            <text:p>94.84596</text:p>
          </table:table-cell>
          <table:table-cell office:value-type="float" office:value="94.75612" calcext:value-type="float">
            <text:p>94.75612</text:p>
          </table:table-cell>
          <table:table-cell office:value-type="float" office:value="94.75132" calcext:value-type="float">
            <text:p>94.75132</text:p>
          </table:table-cell>
          <table:table-cell office:value-type="float" office:value="95.12655" calcext:value-type="float">
            <text:p>95.12655</text:p>
          </table:table-cell>
          <table:table-cell office:value-type="float" office:value="98.72617" calcext:value-type="float">
            <text:p>98.72617</text:p>
          </table:table-cell>
          <table:table-cell office:value-type="float" office:value="94.79363" calcext:value-type="float">
            <text:p>94.79363</text:p>
          </table:table-cell>
          <table:table-cell office:value-type="float" office:value="94.79296" calcext:value-type="float">
            <text:p>94.79296</text:p>
          </table:table-cell>
          <table:table-cell office:value-type="float" office:value="94.79267" calcext:value-type="float">
            <text:p>94.79267</text:p>
          </table:table-cell>
          <table:table-cell office:value-type="float" office:value="95.82726" calcext:value-type="float">
            <text:p>95.82726</text:p>
          </table:table-cell>
          <table:table-cell office:value-type="float" office:value="94.8841" calcext:value-type="float">
            <text:p>94.8841</text:p>
          </table:table-cell>
          <table:table-cell office:value-type="float" office:value="102.45133" calcext:value-type="float">
            <text:p>102.45133</text:p>
          </table:table-cell>
          <table:table-cell office:value-type="float" office:value="103.93326" calcext:value-type="float">
            <text:p>103.93326</text:p>
          </table:table-cell>
          <table:table-cell office:value-type="float" office:value="94.88733" calcext:value-type="float">
            <text:p>94.88733</text:p>
          </table:table-cell>
          <table:table-cell office:value-type="float" office:value="94.75576" calcext:value-type="float">
            <text:p>94.75576</text:p>
          </table:table-cell>
          <table:table-cell table:number-columns-repeated="9"/>
        </table:table-row>
        <table:table-row table:style-name="ro1">
          <table:table-cell office:value-type="float" office:value="96.4742" calcext:value-type="float">
            <text:p>96.4742</text:p>
          </table:table-cell>
          <table:table-cell office:value-type="float" office:value="94.46529" calcext:value-type="float">
            <text:p>94.46529</text:p>
          </table:table-cell>
          <table:table-cell office:value-type="float" office:value="97.55424" calcext:value-type="float">
            <text:p>97.55424</text:p>
          </table:table-cell>
          <table:table-cell office:value-type="float" office:value="94.46534" calcext:value-type="float">
            <text:p>94.46534</text:p>
          </table:table-cell>
          <table:table-cell office:value-type="float" office:value="96.34128" calcext:value-type="float">
            <text:p>96.34128</text:p>
          </table:table-cell>
          <table:table-cell office:value-type="float" office:value="94.47154" calcext:value-type="float">
            <text:p>94.47154</text:p>
          </table:table-cell>
          <table:table-cell office:value-type="float" office:value="94.53125" calcext:value-type="float">
            <text:p>94.53125</text:p>
          </table:table-cell>
          <table:table-cell office:value-type="float" office:value="94.44209" calcext:value-type="float">
            <text:p>94.44209</text:p>
          </table:table-cell>
          <table:table-cell office:value-type="float" office:value="94.4369" calcext:value-type="float">
            <text:p>94.4369</text:p>
          </table:table-cell>
          <table:table-cell office:value-type="float" office:value="94.79656" calcext:value-type="float">
            <text:p>94.79656</text:p>
          </table:table-cell>
          <table:table-cell office:value-type="float" office:value="98.57142" calcext:value-type="float">
            <text:p>98.57142</text:p>
          </table:table-cell>
          <table:table-cell office:value-type="float" office:value="94.46723" calcext:value-type="float">
            <text:p>94.46723</text:p>
          </table:table-cell>
          <table:table-cell office:value-type="float" office:value="94.46639" calcext:value-type="float">
            <text:p>94.46639</text:p>
          </table:table-cell>
          <table:table-cell office:value-type="float" office:value="94.46631" calcext:value-type="float">
            <text:p>94.46631</text:p>
          </table:table-cell>
          <table:table-cell office:value-type="float" office:value="95.47549" calcext:value-type="float">
            <text:p>95.47549</text:p>
          </table:table-cell>
          <table:table-cell office:value-type="float" office:value="94.55657" calcext:value-type="float">
            <text:p>94.55657</text:p>
          </table:table-cell>
          <table:table-cell office:value-type="float" office:value="102.1945" calcext:value-type="float">
            <text:p>102.1945</text:p>
          </table:table-cell>
          <table:table-cell office:value-type="float" office:value="103.63802" calcext:value-type="float">
            <text:p>103.63802</text:p>
          </table:table-cell>
          <table:table-cell office:value-type="float" office:value="94.56312" calcext:value-type="float">
            <text:p>94.56312</text:p>
          </table:table-cell>
          <table:table-cell office:value-type="float" office:value="94.44123" calcext:value-type="float">
            <text:p>94.44123</text:p>
          </table:table-cell>
          <table:table-cell table:number-columns-repeated="9"/>
        </table:table-row>
        <table:table-row table:style-name="ro1">
          <table:table-cell office:value-type="float" office:value="96.09806" calcext:value-type="float">
            <text:p>96.09806</text:p>
          </table:table-cell>
          <table:table-cell office:value-type="float" office:value="94.4688" calcext:value-type="float">
            <text:p>94.4688</text:p>
          </table:table-cell>
          <table:table-cell office:value-type="float" office:value="97.14928" calcext:value-type="float">
            <text:p>97.14928</text:p>
          </table:table-cell>
          <table:table-cell office:value-type="float" office:value="94.45719" calcext:value-type="float">
            <text:p>94.45719</text:p>
          </table:table-cell>
          <table:table-cell office:value-type="float" office:value="95.97608" calcext:value-type="float">
            <text:p>95.97608</text:p>
          </table:table-cell>
          <table:table-cell office:value-type="float" office:value="94.47505" calcext:value-type="float">
            <text:p>94.47505</text:p>
          </table:table-cell>
          <table:table-cell office:value-type="float" office:value="94.53125" calcext:value-type="float">
            <text:p>94.53125</text:p>
          </table:table-cell>
          <table:table-cell office:value-type="float" office:value="94.44603" calcext:value-type="float">
            <text:p>94.44603</text:p>
          </table:table-cell>
          <table:table-cell office:value-type="float" office:value="94.44069" calcext:value-type="float">
            <text:p>94.44069</text:p>
          </table:table-cell>
          <table:table-cell office:value-type="float" office:value="94.77548" calcext:value-type="float">
            <text:p>94.77548</text:p>
          </table:table-cell>
          <table:table-cell office:value-type="float" office:value="98.15358" calcext:value-type="float">
            <text:p>98.15358</text:p>
          </table:table-cell>
          <table:table-cell office:value-type="float" office:value="94.46872" calcext:value-type="float">
            <text:p>94.46872</text:p>
          </table:table-cell>
          <table:table-cell office:value-type="float" office:value="94.46783" calcext:value-type="float">
            <text:p>94.46783</text:p>
          </table:table-cell>
          <table:table-cell office:value-type="float" office:value="94.46785" calcext:value-type="float">
            <text:p>94.46785</text:p>
          </table:table-cell>
          <table:table-cell office:value-type="float" office:value="95.43193" calcext:value-type="float">
            <text:p>95.43193</text:p>
          </table:table-cell>
          <table:table-cell office:value-type="float" office:value="94.54751" calcext:value-type="float">
            <text:p>94.54751</text:p>
          </table:table-cell>
          <table:table-cell office:value-type="float" office:value="101.70864" calcext:value-type="float">
            <text:p>101.70864</text:p>
          </table:table-cell>
          <table:table-cell office:value-type="float" office:value="103.11307" calcext:value-type="float">
            <text:p>103.11307</text:p>
          </table:table-cell>
          <table:table-cell office:value-type="float" office:value="94.55406" calcext:value-type="float">
            <text:p>94.55406</text:p>
          </table:table-cell>
          <table:table-cell office:value-type="float" office:value="94.44511" calcext:value-type="float">
            <text:p>94.44511</text:p>
          </table:table-cell>
          <table:table-cell table:number-columns-repeated="9"/>
        </table:table-row>
        <table:table-row table:style-name="ro1">
          <table:table-cell office:value-type="float" office:value="96.02985" calcext:value-type="float">
            <text:p>96.02985</text:p>
          </table:table-cell>
          <table:table-cell office:value-type="float" office:value="94.15722" calcext:value-type="float">
            <text:p>94.15722</text:p>
          </table:table-cell>
          <table:table-cell office:value-type="float" office:value="97.04658" calcext:value-type="float">
            <text:p>97.04658</text:p>
          </table:table-cell>
          <table:table-cell office:value-type="float" office:value="94.1433" calcext:value-type="float">
            <text:p>94.1433</text:p>
          </table:table-cell>
          <table:table-cell office:value-type="float" office:value="95.90877" calcext:value-type="float">
            <text:p>95.90877</text:p>
          </table:table-cell>
          <table:table-cell office:value-type="float" office:value="94.16339" calcext:value-type="float">
            <text:p>94.16339</text:p>
          </table:table-cell>
          <table:table-cell office:value-type="float" office:value="94.53495" calcext:value-type="float">
            <text:p>94.53495</text:p>
          </table:table-cell>
          <table:table-cell office:value-type="float" office:value="94.13513" calcext:value-type="float">
            <text:p>94.13513</text:p>
          </table:table-cell>
          <table:table-cell office:value-type="float" office:value="94.12955" calcext:value-type="float">
            <text:p>94.12955</text:p>
          </table:table-cell>
          <table:table-cell office:value-type="float" office:value="94.45223" calcext:value-type="float">
            <text:p>94.45223</text:p>
          </table:table-cell>
          <table:table-cell office:value-type="float" office:value="98.01257" calcext:value-type="float">
            <text:p>98.01257</text:p>
          </table:table-cell>
          <table:table-cell office:value-type="float" office:value="94.15511" calcext:value-type="float">
            <text:p>94.15511</text:p>
          </table:table-cell>
          <table:table-cell office:value-type="float" office:value="94.15404" calcext:value-type="float">
            <text:p>94.15404</text:p>
          </table:table-cell>
          <table:table-cell office:value-type="float" office:value="94.1539" calcext:value-type="float">
            <text:p>94.1539</text:p>
          </table:table-cell>
          <table:table-cell office:value-type="float" office:value="95.09011" calcext:value-type="float">
            <text:p>95.09011</text:p>
          </table:table-cell>
          <table:table-cell office:value-type="float" office:value="94.23266" calcext:value-type="float">
            <text:p>94.23266</text:p>
          </table:table-cell>
          <table:table-cell office:value-type="float" office:value="101.46491" calcext:value-type="float">
            <text:p>101.46491</text:p>
          </table:table-cell>
          <table:table-cell office:value-type="float" office:value="102.84267" calcext:value-type="float">
            <text:p>102.84267</text:p>
          </table:table-cell>
          <table:table-cell office:value-type="float" office:value="94.23955" calcext:value-type="float">
            <text:p>94.23955</text:p>
          </table:table-cell>
          <table:table-cell office:value-type="float" office:value="94.13408" calcext:value-type="float">
            <text:p>94.13408</text:p>
          </table:table-cell>
          <table:table-cell table:number-columns-repeated="9"/>
        </table:table-row>
        <table:table-row table:style-name="ro1">
          <table:table-cell office:value-type="float" office:value="95.67617" calcext:value-type="float">
            <text:p>95.67617</text:p>
          </table:table-cell>
          <table:table-cell office:value-type="float" office:value="94.17024" calcext:value-type="float">
            <text:p>94.17024</text:p>
          </table:table-cell>
          <table:table-cell office:value-type="float" office:value="96.65405" calcext:value-type="float">
            <text:p>96.65405</text:p>
          </table:table-cell>
          <table:table-cell office:value-type="float" office:value="94.15741" calcext:value-type="float">
            <text:p>94.15741</text:p>
          </table:table-cell>
          <table:table-cell office:value-type="float" office:value="95.55356" calcext:value-type="float">
            <text:p>95.55356</text:p>
          </table:table-cell>
          <table:table-cell office:value-type="float" office:value="94.17983" calcext:value-type="float">
            <text:p>94.17983</text:p>
          </table:table-cell>
          <table:table-cell office:value-type="float" office:value="94.22389" calcext:value-type="float">
            <text:p>94.22389</text:p>
          </table:table-cell>
          <table:table-cell office:value-type="float" office:value="94.14862" calcext:value-type="float">
            <text:p>94.14862</text:p>
          </table:table-cell>
          <table:table-cell office:value-type="float" office:value="94.14288" calcext:value-type="float">
            <text:p>94.14288</text:p>
          </table:table-cell>
          <table:table-cell office:value-type="float" office:value="94.44424" calcext:value-type="float">
            <text:p>94.44424</text:p>
          </table:table-cell>
          <table:table-cell office:value-type="float" office:value="97.6074" calcext:value-type="float">
            <text:p>97.6074</text:p>
          </table:table-cell>
          <table:table-cell office:value-type="float" office:value="94.16" calcext:value-type="float">
            <text:p>94.16</text:p>
          </table:table-cell>
          <table:table-cell office:value-type="float" office:value="94.15568" calcext:value-type="float">
            <text:p>94.15568</text:p>
          </table:table-cell>
          <table:table-cell office:value-type="float" office:value="94.1589" calcext:value-type="float">
            <text:p>94.1589</text:p>
          </table:table-cell>
          <table:table-cell office:value-type="float" office:value="95.05962" calcext:value-type="float">
            <text:p>95.05962</text:p>
          </table:table-cell>
          <table:table-cell office:value-type="float" office:value="94.23652" calcext:value-type="float">
            <text:p>94.23652</text:p>
          </table:table-cell>
          <table:table-cell office:value-type="float" office:value="100.99178" calcext:value-type="float">
            <text:p>100.99178</text:p>
          </table:table-cell>
          <table:table-cell office:value-type="float" office:value="102.33225" calcext:value-type="float">
            <text:p>102.33225</text:p>
          </table:table-cell>
          <table:table-cell office:value-type="float" office:value="94.24019" calcext:value-type="float">
            <text:p>94.24019</text:p>
          </table:table-cell>
          <table:table-cell office:value-type="float" office:value="94.1474" calcext:value-type="float">
            <text:p>94.1474</text:p>
          </table:table-cell>
          <table:table-cell table:number-columns-repeated="9"/>
        </table:table-row>
        <table:table-row table:style-name="ro1">
          <table:table-cell office:value-type="float" office:value="95.62109" calcext:value-type="float">
            <text:p>95.62109</text:p>
          </table:table-cell>
          <table:table-cell office:value-type="float" office:value="93.87113" calcext:value-type="float">
            <text:p>93.87113</text:p>
          </table:table-cell>
          <table:table-cell office:value-type="float" office:value="96.56194" calcext:value-type="float">
            <text:p>96.56194</text:p>
          </table:table-cell>
          <table:table-cell office:value-type="float" office:value="93.84693" calcext:value-type="float">
            <text:p>93.84693</text:p>
          </table:table-cell>
          <table:table-cell office:value-type="float" office:value="95.49974" calcext:value-type="float">
            <text:p>95.49974</text:p>
          </table:table-cell>
          <table:table-cell office:value-type="float" office:value="93.87753" calcext:value-type="float">
            <text:p>93.87753</text:p>
          </table:table-cell>
          <table:table-cell office:value-type="float" office:value="94.24045" calcext:value-type="float">
            <text:p>94.24045</text:p>
          </table:table-cell>
          <table:table-cell office:value-type="float" office:value="93.8502" calcext:value-type="float">
            <text:p>93.8502</text:p>
          </table:table-cell>
          <table:table-cell office:value-type="float" office:value="93.84422" calcext:value-type="float">
            <text:p>93.84422</text:p>
          </table:table-cell>
          <table:table-cell office:value-type="float" office:value="94.1274" calcext:value-type="float">
            <text:p>94.1274</text:p>
          </table:table-cell>
          <table:table-cell office:value-type="float" office:value="97.48974" calcext:value-type="float">
            <text:p>97.48974</text:p>
          </table:table-cell>
          <table:table-cell office:value-type="float" office:value="93.85867" calcext:value-type="float">
            <text:p>93.85867</text:p>
          </table:table-cell>
          <table:table-cell office:value-type="float" office:value="93.85435" calcext:value-type="float">
            <text:p>93.85435</text:p>
          </table:table-cell>
          <table:table-cell office:value-type="float" office:value="93.8577" calcext:value-type="float">
            <text:p>93.8577</text:p>
          </table:table-cell>
          <table:table-cell office:value-type="float" office:value="94.7209" calcext:value-type="float">
            <text:p>94.7209</text:p>
          </table:table-cell>
          <table:table-cell office:value-type="float" office:value="93.92178" calcext:value-type="float">
            <text:p>93.92178</text:p>
          </table:table-cell>
          <table:table-cell office:value-type="float" office:value="100.77335" calcext:value-type="float">
            <text:p>100.77335</text:p>
          </table:table-cell>
          <table:table-cell office:value-type="float" office:value="102.07506" calcext:value-type="float">
            <text:p>102.07506</text:p>
          </table:table-cell>
          <table:table-cell office:value-type="float" office:value="93.92855" calcext:value-type="float">
            <text:p>93.92855</text:p>
          </table:table-cell>
          <table:table-cell office:value-type="float" office:value="93.84855" calcext:value-type="float">
            <text:p>93.84855</text:p>
          </table:table-cell>
          <table:table-cell table:number-columns-repeated="9"/>
        </table:table-row>
        <table:table-row table:style-name="ro1">
          <table:table-cell office:value-type="float" office:value="95.26817" calcext:value-type="float">
            <text:p>95.26817</text:p>
          </table:table-cell>
          <table:table-cell office:value-type="float" office:value="93.89689" calcext:value-type="float">
            <text:p>93.89689</text:p>
          </table:table-cell>
          <table:table-cell office:value-type="float" office:value="96.19492" calcext:value-type="float">
            <text:p>96.19492</text:p>
          </table:table-cell>
          <table:table-cell office:value-type="float" office:value="93.87071" calcext:value-type="float">
            <text:p>93.87071</text:p>
          </table:table-cell>
          <table:table-cell office:value-type="float" office:value="95.15727" calcext:value-type="float">
            <text:p>95.15727</text:p>
          </table:table-cell>
          <table:table-cell office:value-type="float" office:value="93.90324" calcext:value-type="float">
            <text:p>93.90324</text:p>
          </table:table-cell>
          <table:table-cell office:value-type="float" office:value="93.93829" calcext:value-type="float">
            <text:p>93.93829</text:p>
          </table:table-cell>
          <table:table-cell office:value-type="float" office:value="93.88578" calcext:value-type="float">
            <text:p>93.88578</text:p>
          </table:table-cell>
          <table:table-cell office:value-type="float" office:value="93.87971" calcext:value-type="float">
            <text:p>93.87971</text:p>
          </table:table-cell>
          <table:table-cell office:value-type="float" office:value="94.14193" calcext:value-type="float">
            <text:p>94.14193</text:p>
          </table:table-cell>
          <table:table-cell office:value-type="float" office:value="97.09774" calcext:value-type="float">
            <text:p>97.09774</text:p>
          </table:table-cell>
          <table:table-cell office:value-type="float" office:value="93.8731" calcext:value-type="float">
            <text:p>93.8731</text:p>
          </table:table-cell>
          <table:table-cell office:value-type="float" office:value="93.8782" calcext:value-type="float">
            <text:p>93.8782</text:p>
          </table:table-cell>
          <table:table-cell office:value-type="float" office:value="93.8815" calcext:value-type="float">
            <text:p>93.8815</text:p>
          </table:table-cell>
          <table:table-cell office:value-type="float" office:value="94.71323" calcext:value-type="float">
            <text:p>94.71323</text:p>
          </table:table-cell>
          <table:table-cell office:value-type="float" office:value="93.948" calcext:value-type="float">
            <text:p>93.948</text:p>
          </table:table-cell>
          <table:table-cell office:value-type="float" office:value="100.30324" calcext:value-type="float">
            <text:p>100.30324</text:p>
          </table:table-cell>
          <table:table-cell office:value-type="float" office:value="101.58709" calcext:value-type="float">
            <text:p>101.58709</text:p>
          </table:table-cell>
          <table:table-cell office:value-type="float" office:value="93.95487" calcext:value-type="float">
            <text:p>93.95487</text:p>
          </table:table-cell>
          <table:table-cell office:value-type="float" office:value="93.87455" calcext:value-type="float">
            <text:p>93.87455</text:p>
          </table:table-cell>
          <table:table-cell table:number-columns-repeated="9"/>
        </table:table-row>
        <table:table-row table:style-name="ro1">
          <table:table-cell office:value-type="float" office:value="95.23602" calcext:value-type="float">
            <text:p>95.23602</text:p>
          </table:table-cell>
          <table:table-cell office:value-type="float" office:value="93.60686" calcext:value-type="float">
            <text:p>93.60686</text:p>
          </table:table-cell>
          <table:table-cell office:value-type="float" office:value="96.116" calcext:value-type="float">
            <text:p>96.116</text:p>
          </table:table-cell>
          <table:table-cell office:value-type="float" office:value="93.57874" calcext:value-type="float">
            <text:p>93.57874</text:p>
          </table:table-cell>
          <table:table-cell office:value-type="float" office:value="95.12624" calcext:value-type="float">
            <text:p>95.12624</text:p>
          </table:table-cell>
          <table:table-cell office:value-type="float" office:value="93.6136" calcext:value-type="float">
            <text:p>93.6136</text:p>
          </table:table-cell>
          <table:table-cell office:value-type="float" office:value="93.97713" calcext:value-type="float">
            <text:p>93.97713</text:p>
          </table:table-cell>
          <table:table-cell office:value-type="float" office:value="93.59641" calcext:value-type="float">
            <text:p>93.59641</text:p>
          </table:table-cell>
          <table:table-cell office:value-type="float" office:value="93.59017" calcext:value-type="float">
            <text:p>93.59017</text:p>
          </table:table-cell>
          <table:table-cell office:value-type="float" office:value="93.8409" calcext:value-type="float">
            <text:p>93.8409</text:p>
          </table:table-cell>
          <table:table-cell office:value-type="float" office:value="96.99345" calcext:value-type="float">
            <text:p>96.99345</text:p>
          </table:table-cell>
          <table:table-cell office:value-type="float" office:value="93.58115" calcext:value-type="float">
            <text:p>93.58115</text:p>
          </table:table-cell>
          <table:table-cell office:value-type="float" office:value="93.58024" calcext:value-type="float">
            <text:p>93.58024</text:p>
          </table:table-cell>
          <table:table-cell office:value-type="float" office:value="93.58007" calcext:value-type="float">
            <text:p>93.58007</text:p>
          </table:table-cell>
          <table:table-cell office:value-type="float" office:value="94.38757" calcext:value-type="float">
            <text:p>94.38757</text:p>
          </table:table-cell>
          <table:table-cell office:value-type="float" office:value="93.64592" calcext:value-type="float">
            <text:p>93.64592</text:p>
          </table:table-cell>
          <table:table-cell office:value-type="float" office:value="100.10789" calcext:value-type="float">
            <text:p>100.10789</text:p>
          </table:table-cell>
          <table:table-cell office:value-type="float" office:value="101.34517" calcext:value-type="float">
            <text:p>101.34517</text:p>
          </table:table-cell>
          <table:table-cell office:value-type="float" office:value="93.65234" calcext:value-type="float">
            <text:p>93.65234</text:p>
          </table:table-cell>
          <table:table-cell office:value-type="float" office:value="93.58472" calcext:value-type="float">
            <text:p>93.58472</text:p>
          </table:table-cell>
          <table:table-cell table:number-columns-repeated="9"/>
        </table:table-row>
        <table:table-row table:style-name="ro1">
          <table:table-cell office:value-type="float" office:value="94.89581" calcext:value-type="float">
            <text:p>94.89581</text:p>
          </table:table-cell>
          <table:table-cell office:value-type="float" office:value="93.64504" calcext:value-type="float">
            <text:p>93.64504</text:p>
          </table:table-cell>
          <table:table-cell office:value-type="float" office:value="95.7526" calcext:value-type="float">
            <text:p>95.7526</text:p>
          </table:table-cell>
          <table:table-cell office:value-type="float" office:value="93.6058" calcext:value-type="float">
            <text:p>93.6058</text:p>
          </table:table-cell>
          <table:table-cell office:value-type="float" office:value="94.78713" calcext:value-type="float">
            <text:p>94.78713</text:p>
          </table:table-cell>
          <table:table-cell office:value-type="float" office:value="93.65187" calcext:value-type="float">
            <text:p>93.65187</text:p>
          </table:table-cell>
          <table:table-cell office:value-type="float" office:value="93.68754" calcext:value-type="float">
            <text:p>93.68754</text:p>
          </table:table-cell>
          <table:table-cell office:value-type="float" office:value="93.63507" calcext:value-type="float">
            <text:p>93.63507</text:p>
          </table:table-cell>
          <table:table-cell office:value-type="float" office:value="93.6286" calcext:value-type="float">
            <text:p>93.6286</text:p>
          </table:table-cell>
          <table:table-cell office:value-type="float" office:value="93.85539" calcext:value-type="float">
            <text:p>93.85539</text:p>
          </table:table-cell>
          <table:table-cell office:value-type="float" office:value="96.61448" calcext:value-type="float">
            <text:p>96.61448</text:p>
          </table:table-cell>
          <table:table-cell office:value-type="float" office:value="93.61744" calcext:value-type="float">
            <text:p>93.61744</text:p>
          </table:table-cell>
          <table:table-cell office:value-type="float" office:value="93.61301" calcext:value-type="float">
            <text:p>93.61301</text:p>
          </table:table-cell>
          <table:table-cell office:value-type="float" office:value="93.61649" calcext:value-type="float">
            <text:p>93.61649</text:p>
          </table:table-cell>
          <table:table-cell office:value-type="float" office:value="94.38031" calcext:value-type="float">
            <text:p>94.38031</text:p>
          </table:table-cell>
          <table:table-cell office:value-type="float" office:value="93.67197" calcext:value-type="float">
            <text:p>93.67197</text:p>
          </table:table-cell>
          <table:table-cell office:value-type="float" office:value="99.65281" calcext:value-type="float">
            <text:p>99.65281</text:p>
          </table:table-cell>
          <table:table-cell office:value-type="float" office:value="100.85979" calcext:value-type="float">
            <text:p>100.85979</text:p>
          </table:table-cell>
          <table:table-cell office:value-type="float" office:value="93.67849" calcext:value-type="float">
            <text:p>93.67849</text:p>
          </table:table-cell>
          <table:table-cell office:value-type="float" office:value="93.63259" calcext:value-type="float">
            <text:p>93.63259</text:p>
          </table:table-cell>
          <table:table-cell table:number-columns-repeated="9"/>
        </table:table-row>
        <table:table-row table:style-name="ro1">
          <table:table-cell office:value-type="float" office:value="94.86425" calcext:value-type="float">
            <text:p>94.86425</text:p>
          </table:table-cell>
          <table:table-cell office:value-type="float" office:value="93.36732" calcext:value-type="float">
            <text:p>93.36732</text:p>
          </table:table-cell>
          <table:table-cell office:value-type="float" office:value="95.69691" calcext:value-type="float">
            <text:p>95.69691</text:p>
          </table:table-cell>
          <table:table-cell office:value-type="float" office:value="93.32634" calcext:value-type="float">
            <text:p>93.32634</text:p>
          </table:table-cell>
          <table:table-cell office:value-type="float" office:value="94.76931" calcext:value-type="float">
            <text:p>94.76931</text:p>
          </table:table-cell>
          <table:table-cell office:value-type="float" office:value="93.36506" calcext:value-type="float">
            <text:p>93.36506</text:p>
          </table:table-cell>
          <table:table-cell office:value-type="float" office:value="93.7225" calcext:value-type="float">
            <text:p>93.722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93.34193" calcext:value-type="float">
            <text:p>93.34193</text:p>
          </table:table-cell>
          <table:table-cell office:value-type="float" office:value="93.56344" calcext:value-type="float">
            <text:p>93.56344</text:p>
          </table:table-cell>
          <table:table-cell office:value-type="float" office:value="96.52361" calcext:value-type="float">
            <text:p>96.52361</text:p>
          </table:table-cell>
          <table:table-cell office:value-type="float" office:value="93.32848" calcext:value-type="float">
            <text:p>93.32848</text:p>
          </table:table-cell>
          <table:table-cell office:value-type="float" office:value="93.32392" calcext:value-type="float">
            <text:p>93.32392</text:p>
          </table:table-cell>
          <table:table-cell office:value-type="float" office:value="93.32761" calcext:value-type="float">
            <text:p>93.32761</text:p>
          </table:table-cell>
          <table:table-cell office:value-type="float" office:value="94.07681" calcext:value-type="float">
            <text:p>94.07681</text:p>
          </table:table-cell>
          <table:table-cell office:value-type="float" office:value="93.38197" calcext:value-type="float">
            <text:p>93.38197</text:p>
          </table:table-cell>
          <table:table-cell office:value-type="float" office:value="99.47098" calcext:value-type="float">
            <text:p>99.47098</text:p>
          </table:table-cell>
          <table:table-cell office:value-type="float" office:value="100.64095" calcext:value-type="float">
            <text:p>100.64095</text:p>
          </table:table-cell>
          <table:table-cell office:value-type="float" office:value="93.38864" calcext:value-type="float">
            <text:p>93.38864</text:p>
          </table:table-cell>
          <table:table-cell office:value-type="float" office:value="93.34597" calcext:value-type="float">
            <text:p>93.34597</text:p>
          </table:table-cell>
          <table:table-cell table:number-columns-repeated="9"/>
        </table:table-row>
        <table:table-row table:style-name="ro1">
          <table:table-cell office:value-type="float" office:value="94.54014" calcext:value-type="float">
            <text:p>94.54014</text:p>
          </table:table-cell>
          <table:table-cell office:value-type="float" office:value="93.41459" calcext:value-type="float">
            <text:p>93.41459</text:p>
          </table:table-cell>
          <table:table-cell office:value-type="float" office:value="95.34312" calcext:value-type="float">
            <text:p>95.34312</text:p>
          </table:table-cell>
          <table:table-cell office:value-type="float" office:value="93.37492" calcext:value-type="float">
            <text:p>93.37492</text:p>
          </table:table-cell>
          <table:table-cell office:value-type="float" office:value="94.44289" calcext:value-type="float">
            <text:p>94.44289</text:p>
          </table:table-cell>
          <table:table-cell office:value-type="float" office:value="93.42151" calcext:value-type="float">
            <text:p>93.42151</text:p>
          </table:table-cell>
          <table:table-cell office:value-type="float" office:value="93.43594" calcext:value-type="float">
            <text:p>93.43594</text:p>
          </table:table-cell>
          <table:table-cell office:value-type="float" office:value="93.40543" calcext:value-type="float">
            <text:p>93.40543</text:p>
          </table:table-cell>
          <table:table-cell office:value-type="float" office:value="93.3988" calcext:value-type="float">
            <text:p>93.3988</text:p>
          </table:table-cell>
          <table:table-cell office:value-type="float" office:value="93.60006" calcext:value-type="float">
            <text:p>93.60006</text:p>
          </table:table-cell>
          <table:table-cell office:value-type="float" office:value="96.15471" calcext:value-type="float">
            <text:p>96.15471</text:p>
          </table:table-cell>
          <table:table-cell office:value-type="float" office:value="93.37749" calcext:value-type="float">
            <text:p>93.37749</text:p>
          </table:table-cell>
          <table:table-cell office:value-type="float" office:value="93.37288" calcext:value-type="float">
            <text:p>93.37288</text:p>
          </table:table-cell>
          <table:table-cell office:value-type="float" office:value="93.37661" calcext:value-type="float">
            <text:p>93.37661</text:p>
          </table:table-cell>
          <table:table-cell office:value-type="float" office:value="94.07916" calcext:value-type="float">
            <text:p>94.07916</text:p>
          </table:table-cell>
          <table:table-cell office:value-type="float" office:value="93.43009" calcext:value-type="float">
            <text:p>93.43009</text:p>
          </table:table-cell>
          <table:table-cell office:value-type="float" office:value="99.02853" calcext:value-type="float">
            <text:p>99.02853</text:p>
          </table:table-cell>
          <table:table-cell office:value-type="float" office:value="100.18021" calcext:value-type="float">
            <text:p>100.18021</text:p>
          </table:table-cell>
          <table:table-cell office:value-type="float" office:value="93.43675" calcext:value-type="float">
            <text:p>93.43675</text:p>
          </table:table-cell>
          <table:table-cell office:value-type="float" office:value="93.40282" calcext:value-type="float">
            <text:p>93.40282</text:p>
          </table:table-cell>
          <table:table-cell table:number-columns-repeated="9"/>
        </table:table-row>
        <table:table-row table:style-name="ro1">
          <table:table-cell office:value-type="float" office:value="94.53117" calcext:value-type="float">
            <text:p>94.53117</text:p>
          </table:table-cell>
          <table:table-cell office:value-type="float" office:value="93.13631" calcext:value-type="float">
            <text:p>93.13631</text:p>
          </table:table-cell>
          <table:table-cell office:value-type="float" office:value="95.31023" calcext:value-type="float">
            <text:p>95.31023</text:p>
          </table:table-cell>
          <table:table-cell office:value-type="float" office:value="93.09845" calcext:value-type="float">
            <text:p>93.09845</text:p>
          </table:table-cell>
          <table:table-cell office:value-type="float" office:value="94.4444" calcext:value-type="float">
            <text:p>94.4444</text:p>
          </table:table-cell>
          <table:table-cell office:value-type="float" office:value="93.14678" calcext:value-type="float">
            <text:p>93.14678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93.13126" calcext:value-type="float">
            <text:p>93.13126</text:p>
          </table:table-cell>
          <table:table-cell office:value-type="float" office:value="93.12444" calcext:value-type="float">
            <text:p>93.12444</text:p>
          </table:table-cell>
          <table:table-cell office:value-type="float" office:value="93.31123" calcext:value-type="float">
            <text:p>93.31123</text:p>
          </table:table-cell>
          <table:table-cell office:value-type="float" office:value="96.08687" calcext:value-type="float">
            <text:p>96.08687</text:p>
          </table:table-cell>
          <table:table-cell office:value-type="float" office:value="93.10058" calcext:value-type="float">
            <text:p>93.10058</text:p>
          </table:table-cell>
          <table:table-cell office:value-type="float" office:value="93.09608" calcext:value-type="float">
            <text:p>93.09608</text:p>
          </table:table-cell>
          <table:table-cell office:value-type="float" office:value="93.09649" calcext:value-type="float">
            <text:p>93.09649</text:p>
          </table:table-cell>
          <table:table-cell office:value-type="float" office:value="93.77876" calcext:value-type="float">
            <text:p>93.77876</text:p>
          </table:table-cell>
          <table:table-cell office:value-type="float" office:value="93.15258" calcext:value-type="float">
            <text:p>93.15258</text:p>
          </table:table-cell>
          <table:table-cell office:value-type="float" office:value="98.85984" calcext:value-type="float">
            <text:p>98.85984</text:p>
          </table:table-cell>
          <table:table-cell office:value-type="float" office:value="99.97694" calcext:value-type="float">
            <text:p>99.97694</text:p>
          </table:table-cell>
          <table:table-cell office:value-type="float" office:value="93.15931" calcext:value-type="float">
            <text:p>93.15931</text:p>
          </table:table-cell>
          <table:table-cell office:value-type="float" office:value="93.12828" calcext:value-type="float">
            <text:p>93.12828</text:p>
          </table:table-cell>
          <table:table-cell table:number-columns-repeated="9"/>
        </table:table-row>
        <table:table-row table:style-name="ro1">
          <table:table-cell office:value-type="float" office:value="94.21668" calcext:value-type="float">
            <text:p>94.21668</text:p>
          </table:table-cell>
          <table:table-cell office:value-type="float" office:value="93.20502" calcext:value-type="float">
            <text:p>93.20502</text:p>
          </table:table-cell>
          <table:table-cell office:value-type="float" office:value="94.97258" calcext:value-type="float">
            <text:p>94.97258</text:p>
          </table:table-cell>
          <table:table-cell office:value-type="float" office:value="93.14337" calcext:value-type="float">
            <text:p>93.14337</text:p>
          </table:table-cell>
          <table:table-cell office:value-type="float" office:value="94.13064" calcext:value-type="float">
            <text:p>94.13064</text:p>
          </table:table-cell>
          <table:table-cell office:value-type="float" office:value="93.20626" calcext:value-type="float">
            <text:p>93.20626</text:p>
          </table:table-cell>
          <table:table-cell office:value-type="float" office:value="93.21818" calcext:value-type="float">
            <text:p>93.21818</text:p>
          </table:table-cell>
          <table:table-cell office:value-type="float" office:value="93.18748" calcext:value-type="float">
            <text:p>93.18748</text:p>
          </table:table-cell>
          <table:table-cell office:value-type="float" office:value="93.18049" calcext:value-type="float">
            <text:p>93.18049</text:p>
          </table:table-cell>
          <table:table-cell office:value-type="float" office:value="93.3602" calcext:value-type="float">
            <text:p>93.3602</text:p>
          </table:table-cell>
          <table:table-cell office:value-type="float" office:value="95.72434" calcext:value-type="float">
            <text:p>95.72434</text:p>
          </table:table-cell>
          <table:table-cell office:value-type="float" office:value="93.15831" calcext:value-type="float">
            <text:p>93.15831</text:p>
          </table:table-cell>
          <table:table-cell office:value-type="float" office:value="93.15362" calcext:value-type="float">
            <text:p>93.15362</text:p>
          </table:table-cell>
          <table:table-cell office:value-type="float" office:value="93.15434" calcext:value-type="float">
            <text:p>93.15434</text:p>
          </table:table-cell>
          <table:table-cell office:value-type="float" office:value="93.80339" calcext:value-type="float">
            <text:p>93.80339</text:p>
          </table:table-cell>
          <table:table-cell office:value-type="float" office:value="93.20002" calcext:value-type="float">
            <text:p>93.20002</text:p>
          </table:table-cell>
          <table:table-cell office:value-type="float" office:value="98.44042" calcext:value-type="float">
            <text:p>98.44042</text:p>
          </table:table-cell>
          <table:table-cell office:value-type="float" office:value="99.5193" calcext:value-type="float">
            <text:p>99.5193</text:p>
          </table:table-cell>
          <table:table-cell office:value-type="float" office:value="93.20341" calcext:value-type="float">
            <text:p>93.20341</text:p>
          </table:table-cell>
          <table:table-cell office:value-type="float" office:value="93.18425" calcext:value-type="float">
            <text:p>93.18425</text:p>
          </table:table-cell>
          <table:table-cell table:number-columns-repeated="9"/>
        </table:table-row>
        <table:table-row table:style-name="ro1">
          <table:table-cell office:value-type="float" office:value="94.21747" calcext:value-type="float">
            <text:p>94.21747</text:p>
          </table:table-cell>
          <table:table-cell office:value-type="float" office:value="92.92947" calcext:value-type="float">
            <text:p>92.92947</text:p>
          </table:table-cell>
          <table:table-cell office:value-type="float" office:value="94.94005" calcext:value-type="float">
            <text:p>94.94005</text:p>
          </table:table-cell>
          <table:table-cell office:value-type="float" office:value="92.87903" calcext:value-type="float">
            <text:p>92.87903</text:p>
          </table:table-cell>
          <table:table-cell office:value-type="float" office:value="94.13236" calcext:value-type="float">
            <text:p>94.13236</text:p>
          </table:table-cell>
          <table:table-cell office:value-type="float" office:value="92.94036" calcext:value-type="float">
            <text:p>92.94036</text:p>
          </table:table-cell>
          <table:table-cell office:value-type="float" office:value="93.27765" calcext:value-type="float">
            <text:p>93.27765</text:p>
          </table:table-cell>
          <table:table-cell office:value-type="float" office:value="92.92183" calcext:value-type="float">
            <text:p>92.92183</text:p>
          </table:table-cell>
          <table:table-cell office:value-type="float" office:value="92.91833" calcext:value-type="float">
            <text:p>92.91833</text:p>
          </table:table-cell>
          <table:table-cell office:value-type="float" office:value="93.08386" calcext:value-type="float">
            <text:p>93.08386</text:p>
          </table:table-cell>
          <table:table-cell office:value-type="float" office:value="95.67933" calcext:value-type="float">
            <text:p>95.67933</text:p>
          </table:table-cell>
          <table:table-cell office:value-type="float" office:value="92.88087" calcext:value-type="float">
            <text:p>92.88087</text:p>
          </table:table-cell>
          <table:table-cell office:value-type="float" office:value="93.06314" calcext:value-type="float">
            <text:p>93.06314</text:p>
          </table:table-cell>
          <table:table-cell office:value-type="float" office:value="92.88093" calcext:value-type="float">
            <text:p>92.88093</text:p>
          </table:table-cell>
          <table:table-cell office:value-type="float" office:value="93.51218" calcext:value-type="float">
            <text:p>93.51218</text:p>
          </table:table-cell>
          <table:table-cell office:value-type="float" office:value="92.93136" calcext:value-type="float">
            <text:p>92.93136</text:p>
          </table:table-cell>
          <table:table-cell office:value-type="float" office:value="98.28783" calcext:value-type="float">
            <text:p>98.28783</text:p>
          </table:table-cell>
          <table:table-cell office:value-type="float" office:value="99.33713" calcext:value-type="float">
            <text:p>99.33713</text:p>
          </table:table-cell>
          <table:table-cell office:value-type="float" office:value="92.92924" calcext:value-type="float">
            <text:p>92.92924</text:p>
          </table:table-cell>
          <table:table-cell office:value-type="float" office:value="92.91836" calcext:value-type="float">
            <text:p>92.91836</text:p>
          </table:table-cell>
          <table:table-cell table:number-columns-repeated="9"/>
        </table:table-row>
        <table:table-row table:style-name="ro1">
          <table:table-cell office:value-type="float" office:value="93.9155" calcext:value-type="float">
            <text:p>93.9155</text:p>
          </table:table-cell>
          <table:table-cell office:value-type="float" office:value="93.00669" calcext:value-type="float">
            <text:p>93.00669</text:p>
          </table:table-cell>
          <table:table-cell office:value-type="float" office:value="94.61188" calcext:value-type="float">
            <text:p>94.61188</text:p>
          </table:table-cell>
          <table:table-cell office:value-type="float" office:value="92.94531" calcext:value-type="float">
            <text:p>92.94531</text:p>
          </table:table-cell>
          <table:table-cell office:value-type="float" office:value="93.83114" calcext:value-type="float">
            <text:p>93.83114</text:p>
          </table:table-cell>
          <table:table-cell office:value-type="float" office:value="93.00825" calcext:value-type="float">
            <text:p>93.00825</text:p>
          </table:table-cell>
          <table:table-cell office:value-type="float" office:value="93.01167" calcext:value-type="float">
            <text:p>93.01167</text:p>
          </table:table-cell>
          <table:table-cell office:value-type="float" office:value="93.00324" calcext:value-type="float">
            <text:p>93.00324</text:p>
          </table:table-cell>
          <table:table-cell office:value-type="float" office:value="92.99597" calcext:value-type="float">
            <text:p>92.99597</text:p>
          </table:table-cell>
          <table:table-cell office:value-type="float" office:value="93.14174" calcext:value-type="float">
            <text:p>93.14174</text:p>
          </table:table-cell>
          <table:table-cell office:value-type="float" office:value="95.32649" calcext:value-type="float">
            <text:p>95.32649</text:p>
          </table:table-cell>
          <table:table-cell office:value-type="float" office:value="92.9471" calcext:value-type="float">
            <text:p>92.9471</text:p>
          </table:table-cell>
          <table:table-cell office:value-type="float" office:value="92.94296" calcext:value-type="float">
            <text:p>92.94296</text:p>
          </table:table-cell>
          <table:table-cell office:value-type="float" office:value="92.9475" calcext:value-type="float">
            <text:p>92.9475</text:p>
          </table:table-cell>
          <table:table-cell office:value-type="float" office:value="93.54942" calcext:value-type="float">
            <text:p>93.54942</text:p>
          </table:table-cell>
          <table:table-cell office:value-type="float" office:value="92.98747" calcext:value-type="float">
            <text:p>92.98747</text:p>
          </table:table-cell>
          <table:table-cell office:value-type="float" office:value="97.88091" calcext:value-type="float">
            <text:p>97.88091</text:p>
          </table:table-cell>
          <table:table-cell office:value-type="float" office:value="98.89456" calcext:value-type="float">
            <text:p>98.89456</text:p>
          </table:table-cell>
          <table:table-cell office:value-type="float" office:value="92.99489" calcext:value-type="float">
            <text:p>92.99489</text:p>
          </table:table-cell>
          <table:table-cell office:value-type="float" office:value="92.99005" calcext:value-type="float">
            <text:p>92.99005</text:p>
          </table:table-cell>
          <table:table-cell table:number-columns-repeated="9"/>
        </table:table-row>
        <table:table-row table:style-name="ro1">
          <table:table-cell office:value-type="float" office:value="93.93224" calcext:value-type="float">
            <text:p>93.93224</text:p>
          </table:table-cell>
          <table:table-cell office:value-type="float" office:value="92.7434" calcext:value-type="float">
            <text:p>92.7434</text:p>
          </table:table-cell>
          <table:table-cell office:value-type="float" office:value="94.60208" calcext:value-type="float">
            <text:p>94.60208</text:p>
          </table:table-cell>
          <table:table-cell office:value-type="float" office:value="92.68065" calcext:value-type="float">
            <text:p>92.68065</text:p>
          </table:table-cell>
          <table:table-cell office:value-type="float" office:value="93.85509" calcext:value-type="float">
            <text:p>93.85509</text:p>
          </table:table-cell>
          <table:table-cell office:value-type="float" office:value="92.75428" calcext:value-type="float">
            <text:p>92.75428</text:p>
          </table:table-cell>
          <table:table-cell office:value-type="float" office:value="93.08907" calcext:value-type="float">
            <text:p>93.08907</text:p>
          </table:table-cell>
          <table:table-cell office:value-type="float" office:value="92.73659" calcext:value-type="float">
            <text:p>92.73659</text:p>
          </table:table-cell>
          <table:table-cell office:value-type="float" office:value="92.72924" calcext:value-type="float">
            <text:p>92.72924</text:p>
          </table:table-cell>
          <table:table-cell office:value-type="float" office:value="93.05125" calcext:value-type="float">
            <text:p>93.05125</text:p>
          </table:table-cell>
          <table:table-cell office:value-type="float" office:value="95.29459" calcext:value-type="float">
            <text:p>95.29459</text:p>
          </table:table-cell>
          <table:table-cell office:value-type="float" office:value="92.68208" calcext:value-type="float">
            <text:p>92.68208</text:p>
          </table:table-cell>
          <table:table-cell office:value-type="float" office:value="92.87695" calcext:value-type="float">
            <text:p>92.87695</text:p>
          </table:table-cell>
          <table:table-cell office:value-type="float" office:value="92.87788" calcext:value-type="float">
            <text:p>92.87788</text:p>
          </table:table-cell>
          <table:table-cell office:value-type="float" office:value="93.26103" calcext:value-type="float">
            <text:p>93.26103</text:p>
          </table:table-cell>
          <table:table-cell office:value-type="float" office:value="92.72525" calcext:value-type="float">
            <text:p>92.72525</text:p>
          </table:table-cell>
          <table:table-cell office:value-type="float" office:value="97.75153" calcext:value-type="float">
            <text:p>97.75153</text:p>
          </table:table-cell>
          <table:table-cell office:value-type="float" office:value="98.72833" calcext:value-type="float">
            <text:p>98.72833</text:p>
          </table:table-cell>
          <table:table-cell office:value-type="float" office:value="92.72928" calcext:value-type="float">
            <text:p>92.72928</text:p>
          </table:table-cell>
          <table:table-cell office:value-type="float" office:value="92.73245" calcext:value-type="float">
            <text:p>92.73245</text:p>
          </table:table-cell>
          <table:table-cell table:number-columns-repeated="9"/>
        </table:table-row>
        <table:table-row table:style-name="ro1">
          <table:table-cell office:value-type="float" office:value="93.63939" calcext:value-type="float">
            <text:p>93.63939</text:p>
          </table:table-cell>
          <table:table-cell office:value-type="float" office:value="92.82336" calcext:value-type="float">
            <text:p>92.82336</text:p>
          </table:table-cell>
          <table:table-cell office:value-type="float" office:value="94.27709" calcext:value-type="float">
            <text:p>94.27709</text:p>
          </table:table-cell>
          <table:table-cell office:value-type="float" office:value="92.7591" calcext:value-type="float">
            <text:p>92.7591</text:p>
          </table:table-cell>
          <table:table-cell office:value-type="float" office:value="93.55711" calcext:value-type="float">
            <text:p>93.55711</text:p>
          </table:table-cell>
          <table:table-cell office:value-type="float" office:value="92.83042" calcext:value-type="float">
            <text:p>92.83042</text:p>
          </table:table-cell>
          <table:table-cell office:value-type="float" office:value="92.82584" calcext:value-type="float">
            <text:p>92.82584</text:p>
          </table:table-cell>
          <table:table-cell office:value-type="float" office:value="92.81682" calcext:value-type="float">
            <text:p>92.81682</text:p>
          </table:table-cell>
          <table:table-cell office:value-type="float" office:value="92.80941" calcext:value-type="float">
            <text:p>92.80941</text:p>
          </table:table-cell>
          <table:table-cell office:value-type="float" office:value="92.93098" calcext:value-type="float">
            <text:p>92.93098</text:p>
          </table:table-cell>
          <table:table-cell office:value-type="float" office:value="94.95481" calcext:value-type="float">
            <text:p>94.95481</text:p>
          </table:table-cell>
          <table:table-cell office:value-type="float" office:value="92.76053" calcext:value-type="float">
            <text:p>92.76053</text:p>
          </table:table-cell>
          <table:table-cell office:value-type="float" office:value="92.75649" calcext:value-type="float">
            <text:p>92.75649</text:p>
          </table:table-cell>
          <table:table-cell office:value-type="float" office:value="92.76125" calcext:value-type="float">
            <text:p>92.76125</text:p>
          </table:table-cell>
          <table:table-cell office:value-type="float" office:value="93.3108" calcext:value-type="float">
            <text:p>93.3108</text:p>
          </table:table-cell>
          <table:table-cell office:value-type="float" office:value="92.79916" calcext:value-type="float">
            <text:p>92.79916</text:p>
          </table:table-cell>
          <table:table-cell office:value-type="float" office:value="97.34817" calcext:value-type="float">
            <text:p>97.34817</text:p>
          </table:table-cell>
          <table:table-cell office:value-type="float" office:value="98.29671" calcext:value-type="float">
            <text:p>98.29671</text:p>
          </table:table-cell>
          <table:table-cell office:value-type="float" office:value="92.79778" calcext:value-type="float">
            <text:p>92.79778</text:p>
          </table:table-cell>
          <table:table-cell office:value-type="float" office:value="92.81274" calcext:value-type="float">
            <text:p>92.81274</text:p>
          </table:table-cell>
          <table:table-cell table:number-columns-repeated="9"/>
        </table:table-row>
        <table:table-row table:style-name="ro1">
          <table:table-cell office:value-type="float" office:value="93.66545" calcext:value-type="float">
            <text:p>93.66545</text:p>
          </table:table-cell>
          <table:table-cell office:value-type="float" office:value="92.57682" calcext:value-type="float">
            <text:p>92.57682</text:p>
          </table:table-cell>
          <table:table-cell office:value-type="float" office:value="94.28026" calcext:value-type="float">
            <text:p>94.28026</text:p>
          </table:table-cell>
          <table:table-cell office:value-type="float" office:value="92.50211" calcext:value-type="float">
            <text:p>92.50211</text:p>
          </table:table-cell>
          <table:table-cell office:value-type="float" office:value="93.59364" calcext:value-type="float">
            <text:p>93.59364</text:p>
          </table:table-cell>
          <table:table-cell office:value-type="float" office:value="92.57926" calcext:value-type="float">
            <text:p>92.57926</text:p>
          </table:table-cell>
          <table:table-cell office:value-type="float" office:value="92.9022" calcext:value-type="float">
            <text:p>92.9022</text:p>
          </table:table-cell>
          <table:table-cell office:value-type="float" office:value="92.56215" calcext:value-type="float">
            <text:p>92.56215</text:p>
          </table:table-cell>
          <table:table-cell office:value-type="float" office:value="92.73961" calcext:value-type="float">
            <text:p>92.73961</text:p>
          </table:table-cell>
          <table:table-cell office:value-type="float" office:value="92.85211" calcext:value-type="float">
            <text:p>92.85211</text:p>
          </table:table-cell>
          <table:table-cell office:value-type="float" office:value="94.93618" calcext:value-type="float">
            <text:p>94.93618</text:p>
          </table:table-cell>
          <table:table-cell office:value-type="float" office:value="92.6929" calcext:value-type="float">
            <text:p>92.6929</text:p>
          </table:table-cell>
          <table:table-cell office:value-type="float" office:value="92.68906" calcext:value-type="float">
            <text:p>92.68906</text:p>
          </table:table-cell>
          <table:table-cell office:value-type="float" office:value="92.69384" calcext:value-type="float">
            <text:p>92.69384</text:p>
          </table:table-cell>
          <table:table-cell office:value-type="float" office:value="93.03154" calcext:value-type="float">
            <text:p>93.03154</text:p>
          </table:table-cell>
          <table:table-cell office:value-type="float" office:value="92.53601" calcext:value-type="float">
            <text:p>92.53601</text:p>
          </table:table-cell>
          <table:table-cell office:value-type="float" office:value="97.24173" calcext:value-type="float">
            <text:p>97.24173</text:p>
          </table:table-cell>
          <table:table-cell office:value-type="float" office:value="98.15615" calcext:value-type="float">
            <text:p>98.15615</text:p>
          </table:table-cell>
          <table:table-cell office:value-type="float" office:value="92.54386" calcext:value-type="float">
            <text:p>92.54386</text:p>
          </table:table-cell>
          <table:table-cell office:value-type="float" office:value="92.74276" calcext:value-type="float">
            <text:p>92.74276</text:p>
          </table:table-cell>
          <table:table-cell table:number-columns-repeated="9"/>
        </table:table-row>
        <table:table-row table:style-name="ro1">
          <table:table-cell office:value-type="float" office:value="93.37511" calcext:value-type="float">
            <text:p>93.37511</text:p>
          </table:table-cell>
          <table:table-cell office:value-type="float" office:value="92.6646" calcext:value-type="float">
            <text:p>92.6646</text:p>
          </table:table-cell>
          <table:table-cell office:value-type="float" office:value="94.16679" calcext:value-type="float">
            <text:p>94.16679</text:p>
          </table:table-cell>
          <table:table-cell office:value-type="float" office:value="92.57943" calcext:value-type="float">
            <text:p>92.57943</text:p>
          </table:table-cell>
          <table:table-cell office:value-type="float" office:value="93.4925" calcext:value-type="float">
            <text:p>93.4925</text:p>
          </table:table-cell>
          <table:table-cell office:value-type="float" office:value="92.66716" calcext:value-type="float">
            <text:p>92.66716</text:p>
          </table:table-cell>
          <table:table-cell office:value-type="float" office:value="92.65073" calcext:value-type="float">
            <text:p>92.65073</text:p>
          </table:table-cell>
          <table:table-cell office:value-type="float" office:value="92.65962" calcext:value-type="float">
            <text:p>92.65962</text:p>
          </table:table-cell>
          <table:table-cell office:value-type="float" office:value="92.65167" calcext:value-type="float">
            <text:p>92.65167</text:p>
          </table:table-cell>
          <table:table-cell office:value-type="float" office:value="92.74417" calcext:value-type="float">
            <text:p>92.74417</text:p>
          </table:table-cell>
          <table:table-cell office:value-type="float" office:value="94.79898" calcext:value-type="float">
            <text:p>94.79898</text:p>
          </table:table-cell>
          <table:table-cell office:value-type="float" office:value="92.59336" calcext:value-type="float">
            <text:p>92.59336</text:p>
          </table:table-cell>
          <table:table-cell office:value-type="float" office:value="92.43272" calcext:value-type="float">
            <text:p>92.43272</text:p>
          </table:table-cell>
          <table:table-cell office:value-type="float" office:value="92.5942" calcext:value-type="float">
            <text:p>92.5942</text:p>
          </table:table-cell>
          <table:table-cell office:value-type="float" office:value="93.09012" calcext:value-type="float">
            <text:p>93.09012</text:p>
          </table:table-cell>
          <table:table-cell office:value-type="float" office:value="92.62182" calcext:value-type="float">
            <text:p>92.62182</text:p>
          </table:table-cell>
          <table:table-cell office:value-type="float" office:value="96.85115" calcext:value-type="float">
            <text:p>96.85115</text:p>
          </table:table-cell>
          <table:table-cell office:value-type="float" office:value="97.7369" calcext:value-type="float">
            <text:p>97.7369</text:p>
          </table:table-cell>
          <table:table-cell office:value-type="float" office:value="92.62961" calcext:value-type="float">
            <text:p>92.62961</text:p>
          </table:table-cell>
          <table:table-cell office:value-type="float" office:value="92.6546" calcext:value-type="float">
            <text:p>92.6546</text:p>
          </table:table-cell>
          <table:table-cell table:number-columns-repeated="9"/>
        </table:table-row>
        <table:table-row table:style-name="ro1">
          <table:table-cell office:value-type="float" office:value="93.42264" calcext:value-type="float">
            <text:p>93.42264</text:p>
          </table:table-cell>
          <table:table-cell office:value-type="float" office:value="92.41202" calcext:value-type="float">
            <text:p>92.41202</text:p>
          </table:table-cell>
          <table:table-cell office:value-type="float" office:value="93.99287" calcext:value-type="float">
            <text:p>93.99287</text:p>
          </table:table-cell>
          <table:table-cell office:value-type="float" office:value="92.3384" calcext:value-type="float">
            <text:p>92.3384</text:p>
          </table:table-cell>
          <table:table-cell office:value-type="float" office:value="93.34953" calcext:value-type="float">
            <text:p>93.34953</text:p>
          </table:table-cell>
          <table:table-cell office:value-type="float" office:value="92.42388" calcext:value-type="float">
            <text:p>92.42388</text:p>
          </table:table-cell>
          <table:table-cell office:value-type="float" office:value="92.74398" calcext:value-type="float">
            <text:p>92.74398</text:p>
          </table:table-cell>
          <table:table-cell office:value-type="float" office:value="92.40746" calcext:value-type="float">
            <text:p>92.40746</text:p>
          </table:table-cell>
          <table:table-cell office:value-type="float" office:value="92.58425" calcext:value-type="float">
            <text:p>92.58425</text:p>
          </table:table-cell>
          <table:table-cell office:value-type="float" office:value="92.6767" calcext:value-type="float">
            <text:p>92.6767</text:p>
          </table:table-cell>
          <table:table-cell office:value-type="float" office:value="94.59951" calcext:value-type="float">
            <text:p>94.59951</text:p>
          </table:table-cell>
          <table:table-cell office:value-type="float" office:value="92.52436" calcext:value-type="float">
            <text:p>92.52436</text:p>
          </table:table-cell>
          <table:table-cell office:value-type="float" office:value="92.52063" calcext:value-type="float">
            <text:p>92.52063</text:p>
          </table:table-cell>
          <table:table-cell office:value-type="float" office:value="92.52521" calcext:value-type="float">
            <text:p>92.52521</text:p>
          </table:table-cell>
          <table:table-cell office:value-type="float" office:value="92.82264" calcext:value-type="float">
            <text:p>92.82264</text:p>
          </table:table-cell>
          <table:table-cell office:value-type="float" office:value="92.37064" calcext:value-type="float">
            <text:p>92.37064</text:p>
          </table:table-cell>
          <table:table-cell office:value-type="float" office:value="96.75809" calcext:value-type="float">
            <text:p>96.75809</text:p>
          </table:table-cell>
          <table:table-cell office:value-type="float" office:value="97.6069" calcext:value-type="float">
            <text:p>97.6069</text:p>
          </table:table-cell>
          <table:table-cell office:value-type="float" office:value="92.37866" calcext:value-type="float">
            <text:p>92.37866</text:p>
          </table:table-cell>
          <table:table-cell office:value-type="float" office:value="92.5868" calcext:value-type="float">
            <text:p>92.5868</text:p>
          </table:table-cell>
          <table:table-cell table:number-columns-repeated="9"/>
        </table:table-row>
        <table:table-row table:style-name="ro1">
          <table:table-cell office:value-type="float" office:value="93.13571" calcext:value-type="float">
            <text:p>93.13571</text:p>
          </table:table-cell>
          <table:table-cell office:value-type="float" office:value="92.51177" calcext:value-type="float">
            <text:p>92.51177</text:p>
          </table:table-cell>
          <table:table-cell office:value-type="float" office:value="93.87856" calcext:value-type="float">
            <text:p>93.87856</text:p>
          </table:table-cell>
          <table:table-cell office:value-type="float" office:value="92.42381" calcext:value-type="float">
            <text:p>92.42381</text:p>
          </table:table-cell>
          <table:table-cell office:value-type="float" office:value="93.26043" calcext:value-type="float">
            <text:p>93.26043</text:p>
          </table:table-cell>
          <table:table-cell office:value-type="float" office:value="92.51973" calcext:value-type="float">
            <text:p>92.51973</text:p>
          </table:table-cell>
          <table:table-cell office:value-type="float" office:value="92.49175" calcext:value-type="float">
            <text:p>92.49175</text:p>
          </table:table-cell>
          <table:table-cell office:value-type="float" office:value="92.50337" calcext:value-type="float">
            <text:p>92.50337</text:p>
          </table:table-cell>
          <table:table-cell office:value-type="float" office:value="92.49594" calcext:value-type="float">
            <text:p>92.49594</text:p>
          </table:table-cell>
          <table:table-cell office:value-type="float" office:value="92.57766" calcext:value-type="float">
            <text:p>92.57766</text:p>
          </table:table-cell>
          <table:table-cell office:value-type="float" office:value="94.47465" calcext:value-type="float">
            <text:p>94.47465</text:p>
          </table:table-cell>
          <table:table-cell office:value-type="float" office:value="92.42447" calcext:value-type="float">
            <text:p>92.42447</text:p>
          </table:table-cell>
          <table:table-cell office:value-type="float" office:value="92.27673" calcext:value-type="float">
            <text:p>92.27673</text:p>
          </table:table-cell>
          <table:table-cell office:value-type="float" office:value="92.43435" calcext:value-type="float">
            <text:p>92.43435</text:p>
          </table:table-cell>
          <table:table-cell office:value-type="float" office:value="92.89328" calcext:value-type="float">
            <text:p>92.89328</text:p>
          </table:table-cell>
          <table:table-cell office:value-type="float" office:value="92.46422" calcext:value-type="float">
            <text:p>92.46422</text:p>
          </table:table-cell>
          <table:table-cell office:value-type="float" office:value="96.38057" calcext:value-type="float">
            <text:p>96.38057</text:p>
          </table:table-cell>
          <table:table-cell office:value-type="float" office:value="97.20307" calcext:value-type="float">
            <text:p>97.20307</text:p>
          </table:table-cell>
          <table:table-cell office:value-type="float" office:value="92.46323" calcext:value-type="float">
            <text:p>92.46323</text:p>
          </table:table-cell>
          <table:table-cell office:value-type="float" office:value="92.49797" calcext:value-type="float">
            <text:p>92.49797</text:p>
          </table:table-cell>
          <table:table-cell table:number-columns-repeated="9"/>
        </table:table-row>
        <table:table-row table:style-name="ro1">
          <table:table-cell office:value-type="float" office:value="93.19272" calcext:value-type="float">
            <text:p>93.19272</text:p>
          </table:table-cell>
          <table:table-cell office:value-type="float" office:value="92.27638" calcext:value-type="float">
            <text:p>92.27638</text:p>
          </table:table-cell>
          <table:table-cell office:value-type="float" office:value="93.71506" calcext:value-type="float">
            <text:p>93.71506</text:p>
          </table:table-cell>
          <table:table-cell office:value-type="float" office:value="92.18171" calcext:value-type="float">
            <text:p>92.18171</text:p>
          </table:table-cell>
          <table:table-cell office:value-type="float" office:value="93.13092" calcext:value-type="float">
            <text:p>93.13092</text:p>
          </table:table-cell>
          <table:table-cell office:value-type="float" office:value="92.27903" calcext:value-type="float">
            <text:p>92.27903</text:p>
          </table:table-cell>
          <table:table-cell office:value-type="float" office:value="92.59161" calcext:value-type="float">
            <text:p>92.59161</text:p>
          </table:table-cell>
          <table:table-cell office:value-type="float" office:value="92.27214" calcext:value-type="float">
            <text:p>92.27214</text:p>
          </table:table-cell>
          <table:table-cell office:value-type="float" office:value="92.43958" calcext:value-type="float">
            <text:p>92.43958</text:p>
          </table:table-cell>
          <table:table-cell office:value-type="float" office:value="92.50846" calcext:value-type="float">
            <text:p>92.50846</text:p>
          </table:table-cell>
          <table:table-cell office:value-type="float" office:value="94.2888" calcext:value-type="float">
            <text:p>94.2888</text:p>
          </table:table-cell>
          <table:table-cell office:value-type="float" office:value="92.36675" calcext:value-type="float">
            <text:p>92.36675</text:p>
          </table:table-cell>
          <table:table-cell office:value-type="float" office:value="92.37637" calcext:value-type="float">
            <text:p>92.37637</text:p>
          </table:table-cell>
          <table:table-cell office:value-type="float" office:value="92.37634" calcext:value-type="float">
            <text:p>92.37634</text:p>
          </table:table-cell>
          <table:table-cell office:value-type="float" office:value="92.63816" calcext:value-type="float">
            <text:p>92.63816</text:p>
          </table:table-cell>
          <table:table-cell office:value-type="float" office:value="92.21228" calcext:value-type="float">
            <text:p>92.21228</text:p>
          </table:table-cell>
          <table:table-cell office:value-type="float" office:value="96.30126" calcext:value-type="float">
            <text:p>96.30126</text:p>
          </table:table-cell>
          <table:table-cell office:value-type="float" office:value="97.09651" calcext:value-type="float">
            <text:p>97.09651</text:p>
          </table:table-cell>
          <table:table-cell office:value-type="float" office:value="92.22066" calcext:value-type="float">
            <text:p>92.22066</text:p>
          </table:table-cell>
          <table:table-cell office:value-type="float" office:value="92.45036" calcext:value-type="float">
            <text:p>92.45036</text:p>
          </table:table-cell>
          <table:table-cell table:number-columns-repeated="9"/>
        </table:table-row>
        <table:table-row table:style-name="ro1">
          <table:table-cell office:value-type="float" office:value="92.91473" calcext:value-type="float">
            <text:p>92.91473</text:p>
          </table:table-cell>
          <table:table-cell office:value-type="float" office:value="92.37458" calcext:value-type="float">
            <text:p>92.37458</text:p>
          </table:table-cell>
          <table:table-cell office:value-type="float" office:value="93.61614" calcext:value-type="float">
            <text:p>93.61614</text:p>
          </table:table-cell>
          <table:table-cell office:value-type="float" office:value="92.27486" calcext:value-type="float">
            <text:p>92.27486</text:p>
          </table:table-cell>
          <table:table-cell office:value-type="float" office:value="93.04038" calcext:value-type="float">
            <text:p>93.04038</text:p>
          </table:table-cell>
          <table:table-cell office:value-type="float" office:value="92.38244" calcext:value-type="float">
            <text:p>92.38244</text:p>
          </table:table-cell>
          <table:table-cell office:value-type="float" office:value="92.35621" calcext:value-type="float">
            <text:p>92.35621</text:p>
          </table:table-cell>
          <table:table-cell office:value-type="float" office:value="92.36659" calcext:value-type="float">
            <text:p>92.36659</text:p>
          </table:table-cell>
          <table:table-cell office:value-type="float" office:value="92.35946" calcext:value-type="float">
            <text:p>92.35946</text:p>
          </table:table-cell>
          <table:table-cell office:value-type="float" office:value="92.26455" calcext:value-type="float">
            <text:p>92.26455</text:p>
          </table:table-cell>
          <table:table-cell office:value-type="float" office:value="94.17601" calcext:value-type="float">
            <text:p>94.17601</text:p>
          </table:table-cell>
          <table:table-cell office:value-type="float" office:value="92.28888" calcext:value-type="float">
            <text:p>92.28888</text:p>
          </table:table-cell>
          <table:table-cell office:value-type="float" office:value="92.37637" calcext:value-type="float">
            <text:p>92.37637</text:p>
          </table:table-cell>
          <table:table-cell office:value-type="float" office:value="92.2892" calcext:value-type="float">
            <text:p>92.2892</text:p>
          </table:table-cell>
          <table:table-cell office:value-type="float" office:value="92.71363" calcext:value-type="float">
            <text:p>92.71363</text:p>
          </table:table-cell>
          <table:table-cell office:value-type="float" office:value="92.31786" calcext:value-type="float">
            <text:p>92.31786</text:p>
          </table:table-cell>
          <table:table-cell office:value-type="float" office:value="95.9343" calcext:value-type="float">
            <text:p>95.9343</text:p>
          </table:table-cell>
          <table:table-cell office:value-type="float" office:value="96.70609" calcext:value-type="float">
            <text:p>96.70609</text:p>
          </table:table-cell>
          <table:table-cell office:value-type="float" office:value="92.31709" calcext:value-type="float">
            <text:p>92.31709</text:p>
          </table:table-cell>
          <table:table-cell office:value-type="float" office:value="92.36072" calcext:value-type="float">
            <text:p>92.36072</text:p>
          </table:table-cell>
          <table:table-cell table:number-columns-repeated="9"/>
        </table:table-row>
        <table:table-row table:style-name="ro1">
          <table:table-cell office:value-type="float" office:value="92.98045" calcext:value-type="float">
            <text:p>92.98045</text:p>
          </table:table-cell>
          <table:table-cell office:value-type="float" office:value="92.14142" calcext:value-type="float">
            <text:p>92.14142</text:p>
          </table:table-cell>
          <table:table-cell office:value-type="float" office:value="93.46281" calcext:value-type="float">
            <text:p>93.46281</text:p>
          </table:table-cell>
          <table:table-cell office:value-type="float" office:value="92.04486" calcext:value-type="float">
            <text:p>92.04486</text:p>
          </table:table-cell>
          <table:table-cell office:value-type="float" office:value="92.77754" calcext:value-type="float">
            <text:p>92.77754</text:p>
          </table:table-cell>
          <table:table-cell office:value-type="float" office:value="92.14431" calcext:value-type="float">
            <text:p>92.14431</text:p>
          </table:table-cell>
          <table:table-cell office:value-type="float" office:value="92.29657" calcext:value-type="float">
            <text:p>92.29657</text:p>
          </table:table-cell>
          <table:table-cell office:value-type="float" office:value="92.13391" calcext:value-type="float">
            <text:p>92.13391</text:p>
          </table:table-cell>
          <table:table-cell office:value-type="float" office:value="92.30972" calcext:value-type="float">
            <text:p>92.30972</text:p>
          </table:table-cell>
          <table:table-cell office:value-type="float" office:value="92.3602" calcext:value-type="float">
            <text:p>92.3602</text:p>
          </table:table-cell>
          <table:table-cell office:value-type="float" office:value="94.00034" calcext:value-type="float">
            <text:p>94.00034</text:p>
          </table:table-cell>
          <table:table-cell office:value-type="float" office:value="92.22913" calcext:value-type="float">
            <text:p>92.22913</text:p>
          </table:table-cell>
          <table:table-cell office:value-type="float" office:value="92.13161" calcext:value-type="float">
            <text:p>92.13161</text:p>
          </table:table-cell>
          <table:table-cell office:value-type="float" office:value="92.23861" calcext:value-type="float">
            <text:p>92.23861</text:p>
          </table:table-cell>
          <table:table-cell office:value-type="float" office:value="92.45229" calcext:value-type="float">
            <text:p>92.45229</text:p>
          </table:table-cell>
          <table:table-cell office:value-type="float" office:value="92.07756" calcext:value-type="float">
            <text:p>92.07756</text:p>
          </table:table-cell>
          <table:table-cell office:value-type="float" office:value="95.87769" calcext:value-type="float">
            <text:p>95.87769</text:p>
          </table:table-cell>
          <table:table-cell office:value-type="float" office:value="96.61296" calcext:value-type="float">
            <text:p>96.61296</text:p>
          </table:table-cell>
          <table:table-cell office:value-type="float" office:value="92.08613" calcext:value-type="float">
            <text:p>92.08613</text:p>
          </table:table-cell>
          <table:table-cell office:value-type="float" office:value="92.31106" calcext:value-type="float">
            <text:p>92.31106</text:p>
          </table:table-cell>
          <table:table-cell table:number-columns-repeated="9"/>
        </table:table-row>
        <table:table-row table:style-name="ro1">
          <table:table-cell office:value-type="float" office:value="92.71848" calcext:value-type="float">
            <text:p>92.71848</text:p>
          </table:table-cell>
          <table:table-cell office:value-type="float" office:value="92.24693" calcext:value-type="float">
            <text:p>92.24693</text:p>
          </table:table-cell>
          <table:table-cell office:value-type="float" office:value="93.37241" calcext:value-type="float">
            <text:p>93.37241</text:p>
          </table:table-cell>
          <table:table-cell office:value-type="float" office:value="92.14937" calcext:value-type="float">
            <text:p>92.14937</text:p>
          </table:table-cell>
          <table:table-cell office:value-type="float" office:value="92.8545" calcext:value-type="float">
            <text:p>92.8545</text:p>
          </table:table-cell>
          <table:table-cell office:value-type="float" office:value="92.2549" calcext:value-type="float">
            <text:p>92.2549</text:p>
          </table:table-cell>
          <table:table-cell office:value-type="float" office:value="92.21755" calcext:value-type="float">
            <text:p>92.21755</text:p>
          </table:table-cell>
          <table:table-cell office:value-type="float" office:value="92.24877" calcext:value-type="float">
            <text:p>92.24877</text:p>
          </table:table-cell>
          <table:table-cell office:value-type="float" office:value="92.23277" calcext:value-type="float">
            <text:p>92.23277</text:p>
          </table:table-cell>
          <table:table-cell office:value-type="float" office:value="92.11901" calcext:value-type="float">
            <text:p>92.11901</text:p>
          </table:table-cell>
          <table:table-cell office:value-type="float" office:value="93.88664" calcext:value-type="float">
            <text:p>93.88664</text:p>
          </table:table-cell>
          <table:table-cell office:value-type="float" office:value="92.22913" calcext:value-type="float">
            <text:p>92.22913</text:p>
          </table:table-cell>
          <table:table-cell office:value-type="float" office:value="92.23888" calcext:value-type="float">
            <text:p>92.23888</text:p>
          </table:table-cell>
          <table:table-cell office:value-type="float" office:value="92.15936" calcext:value-type="float">
            <text:p>92.15936</text:p>
          </table:table-cell>
          <table:table-cell office:value-type="float" office:value="92.53967" calcext:value-type="float">
            <text:p>92.53967</text:p>
          </table:table-cell>
          <table:table-cell office:value-type="float" office:value="92.18139" calcext:value-type="float">
            <text:p>92.18139</text:p>
          </table:table-cell>
          <table:table-cell office:value-type="float" office:value="95.52651" calcext:value-type="float">
            <text:p>95.52651</text:p>
          </table:table-cell>
          <table:table-cell office:value-type="float" office:value="96.23528" calcext:value-type="float">
            <text:p>96.23528</text:p>
          </table:table-cell>
          <table:table-cell office:value-type="float" office:value="92.18088" calcext:value-type="float">
            <text:p>92.18088</text:p>
          </table:table-cell>
          <table:table-cell office:value-type="float" office:value="92.23321" calcext:value-type="float">
            <text:p>92.23321</text:p>
          </table:table-cell>
          <table:table-cell table:number-columns-repeated="9"/>
        </table:table-row>
        <table:table-row table:style-name="ro1">
          <table:table-cell office:value-type="float" office:value="92.7869" calcext:value-type="float">
            <text:p>92.7869</text:p>
          </table:table-cell>
          <table:table-cell office:value-type="float" office:value="92.02133" calcext:value-type="float">
            <text:p>92.02133</text:p>
          </table:table-cell>
          <table:table-cell office:value-type="float" office:value="93.23214" calcext:value-type="float">
            <text:p>93.23214</text:p>
          </table:table-cell>
          <table:table-cell office:value-type="float" office:value="91.91357" calcext:value-type="float">
            <text:p>91.91357</text:p>
          </table:table-cell>
          <table:table-cell office:value-type="float" office:value="92.8545" calcext:value-type="float">
            <text:p>92.8545</text:p>
          </table:table-cell>
          <table:table-cell office:value-type="float" office:value="92.02417" calcext:value-type="float">
            <text:p>92.02417</text:p>
          </table:table-cell>
          <table:table-cell office:value-type="float" office:value="92.16885" calcext:value-type="float">
            <text:p>92.16885</text:p>
          </table:table-cell>
          <table:table-cell office:value-type="float" office:value="92.01442" calcext:value-type="float">
            <text:p>92.01442</text:p>
          </table:table-cell>
          <table:table-cell office:value-type="float" office:value="92.18128" calcext:value-type="float">
            <text:p>92.18128</text:p>
          </table:table-cell>
          <table:table-cell office:value-type="float" office:value="92.22601" calcext:value-type="float">
            <text:p>92.22601</text:p>
          </table:table-cell>
          <table:table-cell office:value-type="float" office:value="93.73737" calcext:value-type="float">
            <text:p>93.73737</text:p>
          </table:table-cell>
          <table:table-cell office:value-type="float" office:value="91.99564" calcext:value-type="float">
            <text:p>91.99564</text:p>
          </table:table-cell>
          <table:table-cell office:value-type="float" office:value="92.00585" calcext:value-type="float">
            <text:p>92.00585</text:p>
          </table:table-cell>
          <table:table-cell office:value-type="float" office:value="92.11067" calcext:value-type="float">
            <text:p>92.11067</text:p>
          </table:table-cell>
          <table:table-cell office:value-type="float" office:value="92.29571" calcext:value-type="float">
            <text:p>92.29571</text:p>
          </table:table-cell>
          <table:table-cell office:value-type="float" office:value="91.94884" calcext:value-type="float">
            <text:p>91.94884</text:p>
          </table:table-cell>
          <table:table-cell office:value-type="float" office:value="95.48331" calcext:value-type="float">
            <text:p>95.48331</text:p>
          </table:table-cell>
          <table:table-cell office:value-type="float" office:value="96.15562" calcext:value-type="float">
            <text:p>96.15562</text:p>
          </table:table-cell>
          <table:table-cell office:value-type="float" office:value="91.94858" calcext:value-type="float">
            <text:p>91.94858</text:p>
          </table:table-cell>
          <table:table-cell office:value-type="float" office:value="92.19458" calcext:value-type="float">
            <text:p>92.19458</text:p>
          </table:table-cell>
          <table:table-cell table:number-columns-repeated="9"/>
        </table:table-row>
        <table:table-row table:style-name="ro1">
          <table:table-cell office:value-type="float" office:value="92.5295" calcext:value-type="float">
            <text:p>92.5295</text:p>
          </table:table-cell>
          <table:table-cell office:value-type="float" office:value="92.13399" calcext:value-type="float">
            <text:p>92.13399</text:p>
          </table:table-cell>
          <table:table-cell office:value-type="float" office:value="93.14414" calcext:value-type="float">
            <text:p>93.14414</text:p>
          </table:table-cell>
          <table:table-cell office:value-type="float" office:value="92.02949" calcext:value-type="float">
            <text:p>92.02949</text:p>
          </table:table-cell>
          <table:table-cell office:value-type="float" office:value="92.59084" calcext:value-type="float">
            <text:p>92.59084</text:p>
          </table:table-cell>
          <table:table-cell office:value-type="float" office:value="92.13739" calcext:value-type="float">
            <text:p>92.13739</text:p>
          </table:table-cell>
          <table:table-cell office:value-type="float" office:value="92.10171" calcext:value-type="float">
            <text:p>92.10171</text:p>
          </table:table-cell>
          <table:table-cell office:value-type="float" office:value="91.97072" calcext:value-type="float">
            <text:p>91.97072</text:p>
          </table:table-cell>
          <table:table-cell office:value-type="float" office:value="92.12424" calcext:value-type="float">
            <text:p>92.12424</text:p>
          </table:table-cell>
          <table:table-cell office:value-type="float" office:value="92.22601" calcext:value-type="float">
            <text:p>92.22601</text:p>
          </table:table-cell>
          <table:table-cell office:value-type="float" office:value="93.63561" calcext:value-type="float">
            <text:p>93.63561</text:p>
          </table:table-cell>
          <table:table-cell office:value-type="float" office:value="92.10114" calcext:value-type="float">
            <text:p>92.10114</text:p>
          </table:table-cell>
          <table:table-cell office:value-type="float" office:value="92.10721" calcext:value-type="float">
            <text:p>92.10721</text:p>
          </table:table-cell>
          <table:table-cell office:value-type="float" office:value="92.03933" calcext:value-type="float">
            <text:p>92.03933</text:p>
          </table:table-cell>
          <table:table-cell office:value-type="float" office:value="92.39084" calcext:value-type="float">
            <text:p>92.39084</text:p>
          </table:table-cell>
          <table:table-cell office:value-type="float" office:value="92.05097" calcext:value-type="float">
            <text:p>92.05097</text:p>
          </table:table-cell>
          <table:table-cell office:value-type="float" office:value="95.1321" calcext:value-type="float">
            <text:p>95.1321</text:p>
          </table:table-cell>
          <table:table-cell office:value-type="float" office:value="95.79057" calcext:value-type="float">
            <text:p>95.79057</text:p>
          </table:table-cell>
          <table:table-cell office:value-type="float" office:value="92.05994" calcext:value-type="float">
            <text:p>92.05994</text:p>
          </table:table-cell>
          <table:table-cell office:value-type="float" office:value="92.12379" calcext:value-type="float">
            <text:p>92.12379</text:p>
          </table:table-cell>
          <table:table-cell table:number-columns-repeated="9"/>
        </table:table-row>
        <table:table-row table:style-name="ro1">
          <table:table-cell office:value-type="float" office:value="92.61915" calcext:value-type="float">
            <text:p>92.61915</text:p>
          </table:table-cell>
          <table:table-cell office:value-type="float" office:value="91.9063" calcext:value-type="float">
            <text:p>91.9063</text:p>
          </table:table-cell>
          <table:table-cell office:value-type="float" office:value="93.02246" calcext:value-type="float">
            <text:p>93.02246</text:p>
          </table:table-cell>
          <table:table-cell office:value-type="float" office:value="91.79612" calcext:value-type="float">
            <text:p>91.79612</text:p>
          </table:table-cell>
          <table:table-cell office:value-type="float" office:value="92.66672" calcext:value-type="float">
            <text:p>92.66672</text:p>
          </table:table-cell>
          <table:table-cell office:value-type="float" office:value="91.91041" calcext:value-type="float">
            <text:p>91.91041</text:p>
          </table:table-cell>
          <table:table-cell office:value-type="float" office:value="92.05081" calcext:value-type="float">
            <text:p>92.05081</text:p>
          </table:table-cell>
          <table:table-cell office:value-type="float" office:value="91.90357" calcext:value-type="float">
            <text:p>91.90357</text:p>
          </table:table-cell>
          <table:table-cell office:value-type="float" office:value="92.07795" calcext:value-type="float">
            <text:p>92.07795</text:p>
          </table:table-cell>
          <table:table-cell office:value-type="float" office:value="91.98362" calcext:value-type="float">
            <text:p>91.98362</text:p>
          </table:table-cell>
          <table:table-cell office:value-type="float" office:value="93.34728" calcext:value-type="float">
            <text:p>93.34728</text:p>
          </table:table-cell>
          <table:table-cell office:value-type="float" office:value="91.87515" calcext:value-type="float">
            <text:p>91.87515</text:p>
          </table:table-cell>
          <table:table-cell office:value-type="float" office:value="91.8764" calcext:value-type="float">
            <text:p>91.8764</text:p>
          </table:table-cell>
          <table:table-cell office:value-type="float" office:value="91.99242" calcext:value-type="float">
            <text:p>91.99242</text:p>
          </table:table-cell>
          <table:table-cell office:value-type="float" office:value="92.1493" calcext:value-type="float">
            <text:p>92.1493</text:p>
          </table:table-cell>
          <table:table-cell office:value-type="float" office:value="91.82995" calcext:value-type="float">
            <text:p>91.82995</text:p>
          </table:table-cell>
          <table:table-cell office:value-type="float" office:value="95.11155" calcext:value-type="float">
            <text:p>95.11155</text:p>
          </table:table-cell>
          <table:table-cell office:value-type="float" office:value="95.72435" calcext:value-type="float">
            <text:p>95.72435</text:p>
          </table:table-cell>
          <table:table-cell office:value-type="float" office:value="91.82589" calcext:value-type="float">
            <text:p>91.82589</text:p>
          </table:table-cell>
          <table:table-cell office:value-type="float" office:value="92.07756" calcext:value-type="float">
            <text:p>92.07756</text:p>
          </table:table-cell>
          <table:table-cell table:number-columns-repeated="9"/>
        </table:table-row>
        <table:table-row table:style-name="ro1">
          <table:table-cell office:value-type="float" office:value="92.36439" calcext:value-type="float">
            <text:p>92.36439</text:p>
          </table:table-cell>
          <table:table-cell office:value-type="float" office:value="92.0295" calcext:value-type="float">
            <text:p>92.0295</text:p>
          </table:table-cell>
          <table:table-cell office:value-type="float" office:value="92.94631" calcext:value-type="float">
            <text:p>92.94631</text:p>
          </table:table-cell>
          <table:table-cell office:value-type="float" office:value="91.91517" calcext:value-type="float">
            <text:p>91.91517</text:p>
          </table:table-cell>
          <table:table-cell office:value-type="float" office:value="92.41511" calcext:value-type="float">
            <text:p>92.41511</text:p>
          </table:table-cell>
          <table:table-cell office:value-type="float" office:value="92.03359" calcext:value-type="float">
            <text:p>92.03359</text:p>
          </table:table-cell>
          <table:table-cell office:value-type="float" office:value="91.98301" calcext:value-type="float">
            <text:p>91.98301</text:p>
          </table:table-cell>
          <table:table-cell office:value-type="float" office:value="91.86648" calcext:value-type="float">
            <text:p>91.86648</text:p>
          </table:table-cell>
          <table:table-cell office:value-type="float" office:value="91.86095" calcext:value-type="float">
            <text:p>91.86095</text:p>
          </table:table-cell>
          <table:table-cell office:value-type="float" office:value="92.09418" calcext:value-type="float">
            <text:p>92.09418</text:p>
          </table:table-cell>
          <table:table-cell office:value-type="float" office:value="93.40281" calcext:value-type="float">
            <text:p>93.40281</text:p>
          </table:table-cell>
          <table:table-cell office:value-type="float" office:value="91.98784" calcext:value-type="float">
            <text:p>91.98784</text:p>
          </table:table-cell>
          <table:table-cell office:value-type="float" office:value="91.9891" calcext:value-type="float">
            <text:p>91.9891</text:p>
          </table:table-cell>
          <table:table-cell office:value-type="float" office:value="91.9287" calcext:value-type="float">
            <text:p>91.9287</text:p>
          </table:table-cell>
          <table:table-cell office:value-type="float" office:value="92.24694" calcext:value-type="float">
            <text:p>92.24694</text:p>
          </table:table-cell>
          <table:table-cell office:value-type="float" office:value="91.93917" calcext:value-type="float">
            <text:p>91.93917</text:p>
          </table:table-cell>
          <table:table-cell office:value-type="float" office:value="94.77321" calcext:value-type="float">
            <text:p>94.77321</text:p>
          </table:table-cell>
          <table:table-cell office:value-type="float" office:value="95.37275" calcext:value-type="float">
            <text:p>95.37275</text:p>
          </table:table-cell>
          <table:table-cell office:value-type="float" office:value="91.94812" calcext:value-type="float">
            <text:p>91.94812</text:p>
          </table:table-cell>
          <table:table-cell office:value-type="float" office:value="92.02022" calcext:value-type="float">
            <text:p>92.02022</text:p>
          </table:table-cell>
          <table:table-cell table:number-columns-repeated="9"/>
        </table:table-row>
        <table:table-row table:style-name="ro1">
          <table:table-cell office:value-type="float" office:value="92.45264" calcext:value-type="float">
            <text:p>92.45264</text:p>
          </table:table-cell>
          <table:table-cell office:value-type="float" office:value="91.81277" calcext:value-type="float">
            <text:p>91.81277</text:p>
          </table:table-cell>
          <table:table-cell office:value-type="float" office:value="92.82383" calcext:value-type="float">
            <text:p>92.82383</text:p>
          </table:table-cell>
          <table:table-cell office:value-type="float" office:value="91.69303" calcext:value-type="float">
            <text:p>91.69303</text:p>
          </table:table-cell>
          <table:table-cell office:value-type="float" office:value="92.50301" calcext:value-type="float">
            <text:p>92.50301</text:p>
          </table:table-cell>
          <table:table-cell office:value-type="float" office:value="91.81268" calcext:value-type="float">
            <text:p>91.81268</text:p>
          </table:table-cell>
          <table:table-cell office:value-type="float" office:value="91.94626" calcext:value-type="float">
            <text:p>91.94626</text:p>
          </table:table-cell>
          <table:table-cell office:value-type="float" office:value="91.80967" calcext:value-type="float">
            <text:p>91.80967</text:p>
          </table:table-cell>
          <table:table-cell office:value-type="float" office:value="91.97874" calcext:value-type="float">
            <text:p>91.97874</text:p>
          </table:table-cell>
          <table:table-cell office:value-type="float" office:value="91.86327" calcext:value-type="float">
            <text:p>91.86327</text:p>
          </table:table-cell>
          <table:table-cell office:value-type="float" office:value="93.12702" calcext:value-type="float">
            <text:p>93.12702</text:p>
          </table:table-cell>
          <table:table-cell office:value-type="float" office:value="91.7555" calcext:value-type="float">
            <text:p>91.7555</text:p>
          </table:table-cell>
          <table:table-cell office:value-type="float" office:value="91.76546" calcext:value-type="float">
            <text:p>91.76546</text:p>
          </table:table-cell>
          <table:table-cell office:value-type="float" office:value="91.87931" calcext:value-type="float">
            <text:p>91.87931</text:p>
          </table:table-cell>
          <table:table-cell office:value-type="float" office:value="92.01327" calcext:value-type="float">
            <text:p>92.01327</text:p>
          </table:table-cell>
          <table:table-cell office:value-type="float" office:value="91.71629" calcext:value-type="float">
            <text:p>91.71629</text:p>
          </table:table-cell>
          <table:table-cell office:value-type="float" office:value="94.7628" calcext:value-type="float">
            <text:p>94.7628</text:p>
          </table:table-cell>
          <table:table-cell office:value-type="float" office:value="95.21115" calcext:value-type="float">
            <text:p>95.21115</text:p>
          </table:table-cell>
          <table:table-cell office:value-type="float" office:value="91.71621" calcext:value-type="float">
            <text:p>91.71621</text:p>
          </table:table-cell>
          <table:table-cell office:value-type="float" office:value="91.98386" calcext:value-type="float">
            <text:p>91.98386</text:p>
          </table:table-cell>
          <table:table-cell table:number-columns-repeated="9"/>
        </table:table-row>
        <table:table-row table:style-name="ro1">
          <table:table-cell office:value-type="float" office:value="92.2097" calcext:value-type="float">
            <text:p>92.2097</text:p>
          </table:table-cell>
          <table:table-cell office:value-type="float" office:value="91.94181" calcext:value-type="float">
            <text:p>91.94181</text:p>
          </table:table-cell>
          <table:table-cell office:value-type="float" office:value="92.75529" calcext:value-type="float">
            <text:p>92.75529</text:p>
          </table:table-cell>
          <table:table-cell office:value-type="float" office:value="91.80958" calcext:value-type="float">
            <text:p>91.80958</text:p>
          </table:table-cell>
          <table:table-cell office:value-type="float" office:value="92.25946" calcext:value-type="float">
            <text:p>92.25946</text:p>
          </table:table-cell>
          <table:table-cell office:value-type="float" office:value="91.93259" calcext:value-type="float">
            <text:p>91.93259</text:p>
          </table:table-cell>
          <table:table-cell office:value-type="float" office:value="91.88956" calcext:value-type="float">
            <text:p>91.88956</text:p>
          </table:table-cell>
          <table:table-cell office:value-type="float" office:value="91.77845" calcext:value-type="float">
            <text:p>91.77845</text:p>
          </table:table-cell>
          <table:table-cell office:value-type="float" office:value="91.76313" calcext:value-type="float">
            <text:p>91.76313</text:p>
          </table:table-cell>
          <table:table-cell office:value-type="float" office:value="91.97596" calcext:value-type="float">
            <text:p>91.97596</text:p>
          </table:table-cell>
          <table:table-cell office:value-type="float" office:value="93.18547" calcext:value-type="float">
            <text:p>93.18547</text:p>
          </table:table-cell>
          <table:table-cell office:value-type="float" office:value="91.87521" calcext:value-type="float">
            <text:p>91.87521</text:p>
          </table:table-cell>
          <table:table-cell office:value-type="float" office:value="91.87594" calcext:value-type="float">
            <text:p>91.87594</text:p>
          </table:table-cell>
          <table:table-cell office:value-type="float" office:value="91.81403" calcext:value-type="float">
            <text:p>91.81403</text:p>
          </table:table-cell>
          <table:table-cell office:value-type="float" office:value="92.11838" calcext:value-type="float">
            <text:p>92.11838</text:p>
          </table:table-cell>
          <table:table-cell office:value-type="float" office:value="91.83638" calcext:value-type="float">
            <text:p>91.83638</text:p>
          </table:table-cell>
          <table:table-cell office:value-type="float" office:value="94.43732" calcext:value-type="float">
            <text:p>94.43732</text:p>
          </table:table-cell>
          <table:table-cell office:value-type="float" office:value="94.98777" calcext:value-type="float">
            <text:p>94.98777</text:p>
          </table:table-cell>
          <table:table-cell office:value-type="float" office:value="91.83647" calcext:value-type="float">
            <text:p>91.83647</text:p>
          </table:table-cell>
          <table:table-cell office:value-type="float" office:value="91.93195" calcext:value-type="float">
            <text:p>91.93195</text:p>
          </table:table-cell>
          <table:table-cell table:number-columns-repeated="9"/>
        </table:table-row>
        <table:table-row table:style-name="ro1">
          <table:table-cell office:value-type="float" office:value="92.30214" calcext:value-type="float">
            <text:p>92.30214</text:p>
          </table:table-cell>
          <table:table-cell office:value-type="float" office:value="91.72224" calcext:value-type="float">
            <text:p>91.72224</text:p>
          </table:table-cell>
          <table:table-cell office:value-type="float" office:value="92.64951" calcext:value-type="float">
            <text:p>92.64951</text:p>
          </table:table-cell>
          <table:table-cell office:value-type="float" office:value="91.58549" calcext:value-type="float">
            <text:p>91.58549</text:p>
          </table:table-cell>
          <table:table-cell office:value-type="float" office:value="92.35512" calcext:value-type="float">
            <text:p>92.35512</text:p>
          </table:table-cell>
          <table:table-cell office:value-type="float" office:value="91.722" calcext:value-type="float">
            <text:p>91.722</text:p>
          </table:table-cell>
          <table:table-cell office:value-type="float" office:value="91.85857" calcext:value-type="float">
            <text:p>91.85857</text:p>
          </table:table-cell>
          <table:table-cell office:value-type="float" office:value="91.71483" calcext:value-type="float">
            <text:p>91.71483</text:p>
          </table:table-cell>
          <table:table-cell office:value-type="float" office:value="91.88874" calcext:value-type="float">
            <text:p>91.88874</text:p>
          </table:table-cell>
          <table:table-cell office:value-type="float" office:value="91.7522" calcext:value-type="float">
            <text:p>91.7522</text:p>
          </table:table-cell>
          <table:table-cell office:value-type="float" office:value="92.90886" calcext:value-type="float">
            <text:p>92.90886</text:p>
          </table:table-cell>
          <table:table-cell office:value-type="float" office:value="91.65392" calcext:value-type="float">
            <text:p>91.65392</text:p>
          </table:table-cell>
          <table:table-cell office:value-type="float" office:value="91.6506" calcext:value-type="float">
            <text:p>91.6506</text:p>
          </table:table-cell>
          <table:table-cell office:value-type="float" office:value="91.78035" calcext:value-type="float">
            <text:p>91.78035</text:p>
          </table:table-cell>
          <table:table-cell office:value-type="float" office:value="91.88304" calcext:value-type="float">
            <text:p>91.88304</text:p>
          </table:table-cell>
          <table:table-cell office:value-type="float" office:value="91.61136" calcext:value-type="float">
            <text:p>91.61136</text:p>
          </table:table-cell>
          <table:table-cell office:value-type="float" office:value="94.31246" calcext:value-type="float">
            <text:p>94.31246</text:p>
          </table:table-cell>
          <table:table-cell office:value-type="float" office:value="94.83828" calcext:value-type="float">
            <text:p>94.83828</text:p>
          </table:table-cell>
          <table:table-cell office:value-type="float" office:value="91.61176" calcext:value-type="float">
            <text:p>91.61176</text:p>
          </table:table-cell>
          <table:table-cell office:value-type="float" office:value="91.88814" calcext:value-type="float">
            <text:p>91.88814</text:p>
          </table:table-cell>
          <table:table-cell table:number-columns-repeated="9"/>
        </table:table-row>
        <table:table-row table:style-name="ro1">
          <table:table-cell office:value-type="float" office:value="92.07104" calcext:value-type="float">
            <text:p>92.07104</text:p>
          </table:table-cell>
          <table:table-cell office:value-type="float" office:value="91.84827" calcext:value-type="float">
            <text:p>91.84827</text:p>
          </table:table-cell>
          <table:table-cell office:value-type="float" office:value="92.57931" calcext:value-type="float">
            <text:p>92.57931</text:p>
          </table:table-cell>
          <table:table-cell office:value-type="float" office:value="91.71284" calcext:value-type="float">
            <text:p>91.71284</text:p>
          </table:table-cell>
          <table:table-cell office:value-type="float" office:value="92.11036" calcext:value-type="float">
            <text:p>92.11036</text:p>
          </table:table-cell>
          <table:table-cell office:value-type="float" office:value="91.83886" calcext:value-type="float">
            <text:p>91.83886</text:p>
          </table:table-cell>
          <table:table-cell office:value-type="float" office:value="91.79924" calcext:value-type="float">
            <text:p>91.79924</text:p>
          </table:table-cell>
          <table:table-cell office:value-type="float" office:value="91.68488" calcext:value-type="float">
            <text:p>91.68488</text:p>
          </table:table-cell>
          <table:table-cell office:value-type="float" office:value="91.66958" calcext:value-type="float">
            <text:p>91.66958</text:p>
          </table:table-cell>
          <table:table-cell office:value-type="float" office:value="91.86276" calcext:value-type="float">
            <text:p>91.86276</text:p>
          </table:table-cell>
          <table:table-cell office:value-type="float" office:value="92.97568" calcext:value-type="float">
            <text:p>92.97568</text:p>
          </table:table-cell>
          <table:table-cell office:value-type="float" office:value="91.7711" calcext:value-type="float">
            <text:p>91.7711</text:p>
          </table:table-cell>
          <table:table-cell office:value-type="float" office:value="91.77698" calcext:value-type="float">
            <text:p>91.77698</text:p>
          </table:table-cell>
          <table:table-cell office:value-type="float" office:value="91.71723" calcext:value-type="float">
            <text:p>91.71723</text:p>
          </table:table-cell>
          <table:table-cell office:value-type="float" office:value="91.99531" calcext:value-type="float">
            <text:p>91.99531</text:p>
          </table:table-cell>
          <table:table-cell office:value-type="float" office:value="91.72907" calcext:value-type="float">
            <text:p>91.72907</text:p>
          </table:table-cell>
          <table:table-cell office:value-type="float" office:value="94.12709" calcext:value-type="float">
            <text:p>94.12709</text:p>
          </table:table-cell>
          <table:table-cell office:value-type="float" office:value="94.83828" calcext:value-type="float">
            <text:p>94.83828</text:p>
          </table:table-cell>
          <table:table-cell office:value-type="float" office:value="91.73855" calcext:value-type="float">
            <text:p>91.73855</text:p>
          </table:table-cell>
          <table:table-cell office:value-type="float" office:value="91.83844" calcext:value-type="float">
            <text:p>91.83844</text:p>
          </table:table-cell>
          <table:table-cell table:number-columns-repeated="9"/>
        </table:table-row>
        <table:table-row table:style-name="ro1">
          <table:table-cell office:value-type="float" office:value="92.17495" calcext:value-type="float">
            <text:p>92.17495</text:p>
          </table:table-cell>
          <table:table-cell office:value-type="float" office:value="91.62573" calcext:value-type="float">
            <text:p>91.62573</text:p>
          </table:table-cell>
          <table:table-cell office:value-type="float" office:value="92.48201" calcext:value-type="float">
            <text:p>92.48201</text:p>
          </table:table-cell>
          <table:table-cell office:value-type="float" office:value="91.48678" calcext:value-type="float">
            <text:p>91.48678</text:p>
          </table:table-cell>
          <table:table-cell office:value-type="float" office:value="92.2176" calcext:value-type="float">
            <text:p>92.2176</text:p>
          </table:table-cell>
          <table:table-cell office:value-type="float" office:value="91.62969" calcext:value-type="float">
            <text:p>91.62969</text:p>
          </table:table-cell>
          <table:table-cell office:value-type="float" office:value="91.76484" calcext:value-type="float">
            <text:p>91.76484</text:p>
          </table:table-cell>
          <table:table-cell office:value-type="float" office:value="91.61853" calcext:value-type="float">
            <text:p>91.61853</text:p>
          </table:table-cell>
          <table:table-cell office:value-type="float" office:value="91.79213" calcext:value-type="float">
            <text:p>91.79213</text:p>
          </table:table-cell>
          <table:table-cell office:value-type="float" office:value="91.63732" calcext:value-type="float">
            <text:p>91.63732</text:p>
          </table:table-cell>
          <table:table-cell office:value-type="float" office:value="92.72031" calcext:value-type="float">
            <text:p>92.72031</text:p>
          </table:table-cell>
          <table:table-cell office:value-type="float" office:value="91.55251" calcext:value-type="float">
            <text:p>91.55251</text:p>
          </table:table-cell>
          <table:table-cell office:value-type="float" office:value="91.55328" calcext:value-type="float">
            <text:p>91.55328</text:p>
          </table:table-cell>
          <table:table-cell office:value-type="float" office:value="91.68087" calcext:value-type="float">
            <text:p>91.68087</text:p>
          </table:table-cell>
          <table:table-cell office:value-type="float" office:value="91.76639" calcext:value-type="float">
            <text:p>91.76639</text:p>
          </table:table-cell>
          <table:table-cell office:value-type="float" office:value="91.51085" calcext:value-type="float">
            <text:p>91.51085</text:p>
          </table:table-cell>
          <table:table-cell office:value-type="float" office:value="94.01433" calcext:value-type="float">
            <text:p>94.01433</text:p>
          </table:table-cell>
          <table:table-cell office:value-type="float" office:value="94.61953" calcext:value-type="float">
            <text:p>94.61953</text:p>
          </table:table-cell>
          <table:table-cell office:value-type="float" office:value="91.51165" calcext:value-type="float">
            <text:p>91.51165</text:p>
          </table:table-cell>
          <table:table-cell office:value-type="float" office:value="91.79098" calcext:value-type="float">
            <text:p>91.79098</text:p>
          </table:table-cell>
          <table:table-cell table:number-columns-repeated="9"/>
        </table:table-row>
        <table:table-row table:style-name="ro1">
          <table:table-cell office:value-type="float" office:value="91.94216" calcext:value-type="float">
            <text:p>91.94216</text:p>
          </table:table-cell>
          <table:table-cell office:value-type="float" office:value="91.73517" calcext:value-type="float">
            <text:p>91.73517</text:p>
          </table:table-cell>
          <table:table-cell office:value-type="float" office:value="92.423" calcext:value-type="float">
            <text:p>92.423</text:p>
          </table:table-cell>
          <table:table-cell office:value-type="float" office:value="91.45111" calcext:value-type="float">
            <text:p>91.45111</text:p>
          </table:table-cell>
          <table:table-cell office:value-type="float" office:value="91.98397" calcext:value-type="float">
            <text:p>91.98397</text:p>
          </table:table-cell>
          <table:table-cell office:value-type="float" office:value="91.72151" calcext:value-type="float">
            <text:p>91.72151</text:p>
          </table:table-cell>
          <table:table-cell office:value-type="float" office:value="91.69838" calcext:value-type="float">
            <text:p>91.69838</text:p>
          </table:table-cell>
          <table:table-cell office:value-type="float" office:value="91.53623" calcext:value-type="float">
            <text:p>91.53623</text:p>
          </table:table-cell>
          <table:table-cell office:value-type="float" office:value="91.53054" calcext:value-type="float">
            <text:p>91.53054</text:p>
          </table:table-cell>
          <table:table-cell office:value-type="float" office:value="91.76375" calcext:value-type="float">
            <text:p>91.76375</text:p>
          </table:table-cell>
          <table:table-cell office:value-type="float" office:value="92.7994" calcext:value-type="float">
            <text:p>92.7994</text:p>
          </table:table-cell>
          <table:table-cell office:value-type="float" office:value="91.68086" calcext:value-type="float">
            <text:p>91.68086</text:p>
          </table:table-cell>
          <table:table-cell office:value-type="float" office:value="91.67702" calcext:value-type="float">
            <text:p>91.67702</text:p>
          </table:table-cell>
          <table:table-cell office:value-type="float" office:value="91.61144" calcext:value-type="float">
            <text:p>91.61144</text:p>
          </table:table-cell>
          <table:table-cell office:value-type="float" office:value="91.88544" calcext:value-type="float">
            <text:p>91.88544</text:p>
          </table:table-cell>
          <table:table-cell office:value-type="float" office:value="91.63492" calcext:value-type="float">
            <text:p>91.63492</text:p>
          </table:table-cell>
          <table:table-cell office:value-type="float" office:value="93.83901" calcext:value-type="float">
            <text:p>93.83901</text:p>
          </table:table-cell>
          <table:table-cell office:value-type="float" office:value="94.48245" calcext:value-type="float">
            <text:p>94.48245</text:p>
          </table:table-cell>
          <table:table-cell office:value-type="float" office:value="91.636" calcext:value-type="float">
            <text:p>91.636</text:p>
          </table:table-cell>
          <table:table-cell office:value-type="float" office:value="91.6716" calcext:value-type="float">
            <text:p>91.6716</text:p>
          </table:table-cell>
          <table:table-cell table:number-columns-repeated="9"/>
        </table:table-row>
        <table:table-row table:style-name="ro1">
          <table:table-cell office:value-type="float" office:value="92.04816" calcext:value-type="float">
            <text:p>92.04816</text:p>
          </table:table-cell>
          <table:table-cell office:value-type="float" office:value="91.45587" calcext:value-type="float">
            <text:p>91.45587</text:p>
          </table:table-cell>
          <table:table-cell office:value-type="float" office:value="92.33414" calcext:value-type="float">
            <text:p>92.33414</text:p>
          </table:table-cell>
          <table:table-cell office:value-type="float" office:value="91.38304" calcext:value-type="float">
            <text:p>91.38304</text:p>
          </table:table-cell>
          <table:table-cell office:value-type="float" office:value="92.08942" calcext:value-type="float">
            <text:p>92.08942</text:p>
          </table:table-cell>
          <table:table-cell office:value-type="float" office:value="91.43342" calcext:value-type="float">
            <text:p>91.43342</text:p>
          </table:table-cell>
          <table:table-cell office:value-type="float" office:value="91.61595" calcext:value-type="float">
            <text:p>91.61595</text:p>
          </table:table-cell>
          <table:table-cell office:value-type="float" office:value="91.35055" calcext:value-type="float">
            <text:p>91.35055</text:p>
          </table:table-cell>
          <table:table-cell office:value-type="float" office:value="91.51586" calcext:value-type="float">
            <text:p>91.51586</text:p>
          </table:table-cell>
          <table:table-cell office:value-type="float" office:value="91.54047" calcext:value-type="float">
            <text:p>91.54047</text:p>
          </table:table-cell>
          <table:table-cell office:value-type="float" office:value="92.54327" calcext:value-type="float">
            <text:p>92.54327</text:p>
          </table:table-cell>
          <table:table-cell office:value-type="float" office:value="91.45505" calcext:value-type="float">
            <text:p>91.45505</text:p>
          </table:table-cell>
          <table:table-cell office:value-type="float" office:value="91.4514" calcext:value-type="float">
            <text:p>91.4514</text:p>
          </table:table-cell>
          <table:table-cell office:value-type="float" office:value="91.54964" calcext:value-type="float">
            <text:p>91.54964</text:p>
          </table:table-cell>
          <table:table-cell office:value-type="float" office:value="91.65954" calcext:value-type="float">
            <text:p>91.65954</text:p>
          </table:table-cell>
          <table:table-cell office:value-type="float" office:value="91.39638" calcext:value-type="float">
            <text:p>91.39638</text:p>
          </table:table-cell>
          <table:table-cell office:value-type="float" office:value="93.72886" calcext:value-type="float">
            <text:p>93.72886</text:p>
          </table:table-cell>
          <table:table-cell office:value-type="float" office:value="94.28355" calcext:value-type="float">
            <text:p>94.28355</text:p>
          </table:table-cell>
          <table:table-cell office:value-type="float" office:value="91.40681" calcext:value-type="float">
            <text:p>91.40681</text:p>
          </table:table-cell>
          <table:table-cell office:value-type="float" office:value="91.54937" calcext:value-type="float">
            <text:p>91.54937</text:p>
          </table:table-cell>
          <table:table-cell table:number-columns-repeated="9"/>
        </table:table-row>
        <table:table-row table:style-name="ro1">
          <table:table-cell office:value-type="float" office:value="91.82293" calcext:value-type="float">
            <text:p>91.82293</text:p>
          </table:table-cell>
          <table:table-cell office:value-type="float" office:value="91.42788" calcext:value-type="float">
            <text:p>91.42788</text:p>
          </table:table-cell>
          <table:table-cell office:value-type="float" office:value="92.27721" calcext:value-type="float">
            <text:p>92.27721</text:p>
          </table:table-cell>
          <table:table-cell office:value-type="float" office:value="91.29523" calcext:value-type="float">
            <text:p>91.29523</text:p>
          </table:table-cell>
          <table:table-cell office:value-type="float" office:value="91.85443" calcext:value-type="float">
            <text:p>91.85443</text:p>
          </table:table-cell>
          <table:table-cell office:value-type="float" office:value="91.39194" calcext:value-type="float">
            <text:p>91.39194</text:p>
          </table:table-cell>
          <table:table-cell office:value-type="float" office:value="91.43064" calcext:value-type="float">
            <text:p>91.43064</text:p>
          </table:table-cell>
          <table:table-cell office:value-type="float" office:value="91.19294" calcext:value-type="float">
            <text:p>91.19294</text:p>
          </table:table-cell>
          <table:table-cell office:value-type="float" office:value="91.18387" calcext:value-type="float">
            <text:p>91.18387</text:p>
          </table:table-cell>
          <table:table-cell office:value-type="float" office:value="91.65522" calcext:value-type="float">
            <text:p>91.65522</text:p>
          </table:table-cell>
          <table:table-cell office:value-type="float" office:value="92.62124" calcext:value-type="float">
            <text:p>92.62124</text:p>
          </table:table-cell>
          <table:table-cell office:value-type="float" office:value="91.54941" calcext:value-type="float">
            <text:p>91.54941</text:p>
          </table:table-cell>
          <table:table-cell office:value-type="float" office:value="91.54986" calcext:value-type="float">
            <text:p>91.54986</text:p>
          </table:table-cell>
          <table:table-cell office:value-type="float" office:value="91.3887" calcext:value-type="float">
            <text:p>91.3887</text:p>
          </table:table-cell>
          <table:table-cell office:value-type="float" office:value="91.78076" calcext:value-type="float">
            <text:p>91.78076</text:p>
          </table:table-cell>
          <table:table-cell office:value-type="float" office:value="91.42867" calcext:value-type="float">
            <text:p>91.42867</text:p>
          </table:table-cell>
          <table:table-cell office:value-type="float" office:value="93.57604" calcext:value-type="float">
            <text:p>93.57604</text:p>
          </table:table-cell>
          <table:table-cell office:value-type="float" office:value="94.15862" calcext:value-type="float">
            <text:p>94.15862</text:p>
          </table:table-cell>
          <table:table-cell office:value-type="float" office:value="91.43924" calcext:value-type="float">
            <text:p>91.43924</text:p>
          </table:table-cell>
          <table:table-cell office:value-type="float" office:value="91.31515" calcext:value-type="float">
            <text:p>91.31515</text:p>
          </table:table-cell>
          <table:table-cell table:number-columns-repeated="9"/>
        </table:table-row>
        <table:table-row table:style-name="ro1">
          <table:table-cell office:value-type="float" office:value="91.93607" calcext:value-type="float">
            <text:p>91.93607</text:p>
          </table:table-cell>
          <table:table-cell office:value-type="float" office:value="91.08628" calcext:value-type="float">
            <text:p>91.08628</text:p>
          </table:table-cell>
          <table:table-cell office:value-type="float" office:value="92.19672" calcext:value-type="float">
            <text:p>92.19672</text:p>
          </table:table-cell>
          <table:table-cell office:value-type="float" office:value="91.09533" calcext:value-type="float">
            <text:p>91.09533</text:p>
          </table:table-cell>
          <table:table-cell office:value-type="float" office:value="91.96702" calcext:value-type="float">
            <text:p>91.96702</text:p>
          </table:table-cell>
          <table:table-cell office:value-type="float" office:value="91.05033" calcext:value-type="float">
            <text:p>91.05033</text:p>
          </table:table-cell>
          <table:table-cell office:value-type="float" office:value="91.27313" calcext:value-type="float">
            <text:p>91.27313</text:p>
          </table:table-cell>
          <table:table-cell office:value-type="float" office:value="90.95416" calcext:value-type="float">
            <text:p>90.95416</text:p>
          </table:table-cell>
          <table:table-cell office:value-type="float" office:value="91.12921" calcext:value-type="float">
            <text:p>91.12921</text:p>
          </table:table-cell>
          <table:table-cell office:value-type="float" office:value="91.43866" calcext:value-type="float">
            <text:p>91.43866</text:p>
          </table:table-cell>
          <table:table-cell office:value-type="float" office:value="92.37702" calcext:value-type="float">
            <text:p>92.37702</text:p>
          </table:table-cell>
          <table:table-cell office:value-type="float" office:value="91.27206" calcext:value-type="float">
            <text:p>91.27206</text:p>
          </table:table-cell>
          <table:table-cell office:value-type="float" office:value="91.2683" calcext:value-type="float">
            <text:p>91.2683</text:p>
          </table:table-cell>
          <table:table-cell office:value-type="float" office:value="91.22968" calcext:value-type="float">
            <text:p>91.22968</text:p>
          </table:table-cell>
          <table:table-cell office:value-type="float" office:value="91.55277" calcext:value-type="float">
            <text:p>91.55277</text:p>
          </table:table-cell>
          <table:table-cell office:value-type="float" office:value="91.09849" calcext:value-type="float">
            <text:p>91.09849</text:p>
          </table:table-cell>
          <table:table-cell office:value-type="float" office:value="93.47433" calcext:value-type="float">
            <text:p>93.47433</text:p>
          </table:table-cell>
          <table:table-cell office:value-type="float" office:value="93.97327" calcext:value-type="float">
            <text:p>93.97327</text:p>
          </table:table-cell>
          <table:table-cell office:value-type="float" office:value="91.10896" calcext:value-type="float">
            <text:p>91.10896</text:p>
          </table:table-cell>
          <table:table-cell office:value-type="float" office:value="91.16187" calcext:value-type="float">
            <text:p>91.16187</text:p>
          </table:table-cell>
          <table:table-cell table:number-columns-repeated="9"/>
        </table:table-row>
        <table:table-row table:style-name="ro1">
          <table:table-cell office:value-type="float" office:value="91.70935" calcext:value-type="float">
            <text:p>91.70935</text:p>
          </table:table-cell>
          <table:table-cell office:value-type="float" office:value="91.02744" calcext:value-type="float">
            <text:p>91.02744</text:p>
          </table:table-cell>
          <table:table-cell office:value-type="float" office:value="92.14702" calcext:value-type="float">
            <text:p>92.14702</text:p>
          </table:table-cell>
          <table:table-cell office:value-type="float" office:value="90.9329" calcext:value-type="float">
            <text:p>90.9329</text:p>
          </table:table-cell>
          <table:table-cell office:value-type="float" office:value="91.74346" calcext:value-type="float">
            <text:p>91.74346</text:p>
          </table:table-cell>
          <table:table-cell office:value-type="float" office:value="90.99141" calcext:value-type="float">
            <text:p>90.99141</text:p>
          </table:table-cell>
          <table:table-cell office:value-type="float" office:value="91.0342" calcext:value-type="float">
            <text:p>91.0342</text:p>
          </table:table-cell>
          <table:table-cell office:value-type="float" office:value="90.80146" calcext:value-type="float">
            <text:p>90.80146</text:p>
          </table:table-cell>
          <table:table-cell office:value-type="float" office:value="90.79776" calcext:value-type="float">
            <text:p>90.79776</text:p>
          </table:table-cell>
          <table:table-cell office:value-type="float" office:value="91.53306" calcext:value-type="float">
            <text:p>91.53306</text:p>
          </table:table-cell>
          <table:table-cell office:value-type="float" office:value="92.47206" calcext:value-type="float">
            <text:p>92.47206</text:p>
          </table:table-cell>
          <table:table-cell office:value-type="float" office:value="91.23826" calcext:value-type="float">
            <text:p>91.23826</text:p>
          </table:table-cell>
          <table:table-cell office:value-type="float" office:value="91.22555" calcext:value-type="float">
            <text:p>91.22555</text:p>
          </table:table-cell>
          <table:table-cell office:value-type="float" office:value="90.99903" calcext:value-type="float">
            <text:p>90.99903</text:p>
          </table:table-cell>
          <table:table-cell office:value-type="float" office:value="91.68046" calcext:value-type="float">
            <text:p>91.68046</text:p>
          </table:table-cell>
          <table:table-cell office:value-type="float" office:value="91.05155" calcext:value-type="float">
            <text:p>91.05155</text:p>
          </table:table-cell>
          <table:table-cell office:value-type="float" office:value="93.32216" calcext:value-type="float">
            <text:p>93.32216</text:p>
          </table:table-cell>
          <table:table-cell office:value-type="float" office:value="93.84752" calcext:value-type="float">
            <text:p>93.84752</text:p>
          </table:table-cell>
          <table:table-cell office:value-type="float" office:value="91.05316" calcext:value-type="float">
            <text:p>91.05316</text:p>
          </table:table-cell>
          <table:table-cell office:value-type="float" office:value="90.92353" calcext:value-type="float">
            <text:p>90.92353</text:p>
          </table:table-cell>
          <table:table-cell table:number-columns-repeated="9"/>
        </table:table-row>
        <table:table-row table:style-name="ro1">
          <table:table-cell office:value-type="float" office:value="91.82931" calcext:value-type="float">
            <text:p>91.82931</text:p>
          </table:table-cell>
          <table:table-cell office:value-type="float" office:value="90.69594" calcext:value-type="float">
            <text:p>90.69594</text:p>
          </table:table-cell>
          <table:table-cell office:value-type="float" office:value="92.06915" calcext:value-type="float">
            <text:p>92.06915</text:p>
          </table:table-cell>
          <table:table-cell office:value-type="float" office:value="90.69427" calcext:value-type="float">
            <text:p>90.69427</text:p>
          </table:table-cell>
          <table:table-cell office:value-type="float" office:value="91.85404" calcext:value-type="float">
            <text:p>91.85404</text:p>
          </table:table-cell>
          <table:table-cell office:value-type="float" office:value="90.65983" calcext:value-type="float">
            <text:p>90.65983</text:p>
          </table:table-cell>
          <table:table-cell office:value-type="float" office:value="90.88144" calcext:value-type="float">
            <text:p>90.88144</text:p>
          </table:table-cell>
          <table:table-cell office:value-type="float" office:value="90.5727" calcext:value-type="float">
            <text:p>90.5727</text:p>
          </table:table-cell>
          <table:table-cell office:value-type="float" office:value="90.74851" calcext:value-type="float">
            <text:p>90.74851</text:p>
          </table:table-cell>
          <table:table-cell office:value-type="float" office:value="91.2559" calcext:value-type="float">
            <text:p>91.2559</text:p>
          </table:table-cell>
          <table:table-cell office:value-type="float" office:value="92.23058" calcext:value-type="float">
            <text:p>92.23058</text:p>
          </table:table-cell>
          <table:table-cell office:value-type="float" office:value="90.89587" calcext:value-type="float">
            <text:p>90.89587</text:p>
          </table:table-cell>
          <table:table-cell office:value-type="float" office:value="90.89209" calcext:value-type="float">
            <text:p>90.89209</text:p>
          </table:table-cell>
          <table:table-cell office:value-type="float" office:value="90.83668" calcext:value-type="float">
            <text:p>90.83668</text:p>
          </table:table-cell>
          <table:table-cell office:value-type="float" office:value="91.45455" calcext:value-type="float">
            <text:p>91.45455</text:p>
          </table:table-cell>
          <table:table-cell office:value-type="float" office:value="90.70939" calcext:value-type="float">
            <text:p>90.70939</text:p>
          </table:table-cell>
          <table:table-cell office:value-type="float" office:value="93.23247" calcext:value-type="float">
            <text:p>93.23247</text:p>
          </table:table-cell>
          <table:table-cell office:value-type="float" office:value="93.67558" calcext:value-type="float">
            <text:p>93.67558</text:p>
          </table:table-cell>
          <table:table-cell office:value-type="float" office:value="90.72015" calcext:value-type="float">
            <text:p>90.72015</text:p>
          </table:table-cell>
          <table:table-cell office:value-type="float" office:value="90.7799" calcext:value-type="float">
            <text:p>90.7799</text:p>
          </table:table-cell>
          <table:table-cell table:number-columns-repeated="9"/>
        </table:table-row>
        <table:table-row table:style-name="ro1">
          <table:table-cell office:value-type="float" office:value="91.6044" calcext:value-type="float">
            <text:p>91.6044</text:p>
          </table:table-cell>
          <table:table-cell office:value-type="float" office:value="90.65123" calcext:value-type="float">
            <text:p>90.65123</text:p>
          </table:table-cell>
          <table:table-cell office:value-type="float" office:value="92.02635" calcext:value-type="float">
            <text:p>92.02635</text:p>
          </table:table-cell>
          <table:table-cell office:value-type="float" office:value="90.54166" calcext:value-type="float">
            <text:p>90.54166</text:p>
          </table:table-cell>
          <table:table-cell office:value-type="float" office:value="91.62817" calcext:value-type="float">
            <text:p>91.62817</text:p>
          </table:table-cell>
          <table:table-cell office:value-type="float" office:value="90.61946" calcext:value-type="float">
            <text:p>90.61946</text:p>
          </table:table-cell>
          <table:table-cell office:value-type="float" office:value="90.65267" calcext:value-type="float">
            <text:p>90.65267</text:p>
          </table:table-cell>
          <table:table-cell office:value-type="float" office:value="90.42976" calcext:value-type="float">
            <text:p>90.42976</text:p>
          </table:table-cell>
          <table:table-cell office:value-type="float" office:value="90.42682" calcext:value-type="float">
            <text:p>90.42682</text:p>
          </table:table-cell>
          <table:table-cell office:value-type="float" office:value="91.21324" calcext:value-type="float">
            <text:p>91.21324</text:p>
          </table:table-cell>
          <table:table-cell office:value-type="float" office:value="92.32414" calcext:value-type="float">
            <text:p>92.32414</text:p>
          </table:table-cell>
          <table:table-cell office:value-type="float" office:value="90.84542" calcext:value-type="float">
            <text:p>90.84542</text:p>
          </table:table-cell>
          <table:table-cell office:value-type="float" office:value="90.83267" calcext:value-type="float">
            <text:p>90.83267</text:p>
          </table:table-cell>
          <table:table-cell office:value-type="float" office:value="90.60715" calcext:value-type="float">
            <text:p>90.60715</text:p>
          </table:table-cell>
          <table:table-cell office:value-type="float" office:value="91.5755" calcext:value-type="float">
            <text:p>91.5755</text:p>
          </table:table-cell>
          <table:table-cell office:value-type="float" office:value="90.65923" calcext:value-type="float">
            <text:p>90.65923</text:p>
          </table:table-cell>
          <table:table-cell office:value-type="float" office:value="93.09323" calcext:value-type="float">
            <text:p>93.09323</text:p>
          </table:table-cell>
          <table:table-cell office:value-type="float" office:value="93.56193" calcext:value-type="float">
            <text:p>93.56193</text:p>
          </table:table-cell>
          <table:table-cell office:value-type="float" office:value="90.67001" calcext:value-type="float">
            <text:p>90.67001</text:p>
          </table:table-cell>
          <table:table-cell office:value-type="float" office:value="90.56053" calcext:value-type="float">
            <text:p>90.56053</text:p>
          </table:table-cell>
          <table:table-cell table:number-columns-repeated="9"/>
        </table:table-row>
        <table:table-row table:style-name="ro1">
          <table:table-cell office:value-type="float" office:value="91.72204" calcext:value-type="float">
            <text:p>91.72204</text:p>
          </table:table-cell>
          <table:table-cell office:value-type="float" office:value="90.32098" calcext:value-type="float">
            <text:p>90.32098</text:p>
          </table:table-cell>
          <table:table-cell office:value-type="float" office:value="91.95595" calcext:value-type="float">
            <text:p>91.95595</text:p>
          </table:table-cell>
          <table:table-cell office:value-type="float" office:value="90.31795" calcext:value-type="float">
            <text:p>90.31795</text:p>
          </table:table-cell>
          <table:table-cell office:value-type="float" office:value="91.75873" calcext:value-type="float">
            <text:p>91.75873</text:p>
          </table:table-cell>
          <table:table-cell office:value-type="float" office:value="90.29363" calcext:value-type="float">
            <text:p>90.29363</text:p>
          </table:table-cell>
          <table:table-cell office:value-type="float" office:value="90.5096" calcext:value-type="float">
            <text:p>90.5096</text:p>
          </table:table-cell>
          <table:table-cell office:value-type="float" office:value="90.20694" calcext:value-type="float">
            <text:p>90.20694</text:p>
          </table:table-cell>
          <table:table-cell office:value-type="float" office:value="90.3827" calcext:value-type="float">
            <text:p>90.3827</text:p>
          </table:table-cell>
          <table:table-cell office:value-type="float" office:value="90.87958" calcext:value-type="float">
            <text:p>90.87958</text:p>
          </table:table-cell>
          <table:table-cell office:value-type="float" office:value="92.09403" calcext:value-type="float">
            <text:p>92.09403</text:p>
          </table:table-cell>
          <table:table-cell office:value-type="float" office:value="90.51337" calcext:value-type="float">
            <text:p>90.51337</text:p>
          </table:table-cell>
          <table:table-cell office:value-type="float" office:value="90.50043" calcext:value-type="float">
            <text:p>90.50043</text:p>
          </table:table-cell>
          <table:table-cell office:value-type="float" office:value="90.46388" calcext:value-type="float">
            <text:p>90.46388</text:p>
          </table:table-cell>
          <table:table-cell office:value-type="float" office:value="91.30706" calcext:value-type="float">
            <text:p>91.30706</text:p>
          </table:table-cell>
          <table:table-cell office:value-type="float" office:value="90.33636" calcext:value-type="float">
            <text:p>90.33636</text:p>
          </table:table-cell>
          <table:table-cell office:value-type="float" office:value="93.01521" calcext:value-type="float">
            <text:p>93.01521</text:p>
          </table:table-cell>
          <table:table-cell office:value-type="float" office:value="93.41245" calcext:value-type="float">
            <text:p>93.41245</text:p>
          </table:table-cell>
          <table:table-cell office:value-type="float" office:value="90.33858" calcext:value-type="float">
            <text:p>90.33858</text:p>
          </table:table-cell>
          <table:table-cell office:value-type="float" office:value="90.41331" calcext:value-type="float">
            <text:p>90.41331</text:p>
          </table:table-cell>
          <table:table-cell table:number-columns-repeated="9"/>
        </table:table-row>
        <table:table-row table:style-name="ro1">
          <table:table-cell office:value-type="float" office:value="91.5083" calcext:value-type="float">
            <text:p>91.5083</text:p>
          </table:table-cell>
          <table:table-cell office:value-type="float" office:value="90.28145" calcext:value-type="float">
            <text:p>90.28145</text:p>
          </table:table-cell>
          <table:table-cell office:value-type="float" office:value="91.90566" calcext:value-type="float">
            <text:p>91.90566</text:p>
          </table:table-cell>
          <table:table-cell office:value-type="float" office:value="90.16629" calcext:value-type="float">
            <text:p>90.16629</text:p>
          </table:table-cell>
          <table:table-cell office:value-type="float" office:value="91.53112" calcext:value-type="float">
            <text:p>91.53112</text:p>
          </table:table-cell>
          <table:table-cell office:value-type="float" office:value="90.24983" calcext:value-type="float">
            <text:p>90.24983</text:p>
          </table:table-cell>
          <table:table-cell office:value-type="float" office:value="90.28662" calcext:value-type="float">
            <text:p>90.28662</text:p>
          </table:table-cell>
          <table:table-cell office:value-type="float" office:value="90.06913" calcext:value-type="float">
            <text:p>90.06913</text:p>
          </table:table-cell>
          <table:table-cell office:value-type="float" office:value="90.05759" calcext:value-type="float">
            <text:p>90.05759</text:p>
          </table:table-cell>
          <table:table-cell office:value-type="float" office:value="90.82004" calcext:value-type="float">
            <text:p>90.82004</text:p>
          </table:table-cell>
          <table:table-cell office:value-type="float" office:value="92.19522" calcext:value-type="float">
            <text:p>92.19522</text:p>
          </table:table-cell>
          <table:table-cell office:value-type="float" office:value="90.45912" calcext:value-type="float">
            <text:p>90.45912</text:p>
          </table:table-cell>
          <table:table-cell office:value-type="float" office:value="90.45974" calcext:value-type="float">
            <text:p>90.45974</text:p>
          </table:table-cell>
          <table:table-cell office:value-type="float" office:value="90.24056" calcext:value-type="float">
            <text:p>90.24056</text:p>
          </table:table-cell>
          <table:table-cell office:value-type="float" office:value="91.29105" calcext:value-type="float">
            <text:p>91.29105</text:p>
          </table:table-cell>
          <table:table-cell office:value-type="float" office:value="90.29155" calcext:value-type="float">
            <text:p>90.29155</text:p>
          </table:table-cell>
          <table:table-cell office:value-type="float" office:value="92.88495" calcext:value-type="float">
            <text:p>92.88495</text:p>
          </table:table-cell>
          <table:table-cell office:value-type="float" office:value="93.31088" calcext:value-type="float">
            <text:p>93.31088</text:p>
          </table:table-cell>
          <table:table-cell office:value-type="float" office:value="90.29385" calcext:value-type="float">
            <text:p>90.29385</text:p>
          </table:table-cell>
          <table:table-cell office:value-type="float" office:value="90.1909" calcext:value-type="float">
            <text:p>90.1909</text:p>
          </table:table-cell>
          <table:table-cell table:number-columns-repeated="9"/>
        </table:table-row>
        <table:table-row table:style-name="ro1">
          <table:table-cell office:value-type="float" office:value="91.63262" calcext:value-type="float">
            <text:p>91.63262</text:p>
          </table:table-cell>
          <table:table-cell office:value-type="float" office:value="89.9567" calcext:value-type="float">
            <text:p>89.9567</text:p>
          </table:table-cell>
          <table:table-cell office:value-type="float" office:value="91.8432" calcext:value-type="float">
            <text:p>91.8432</text:p>
          </table:table-cell>
          <table:table-cell office:value-type="float" office:value="89.94837" calcext:value-type="float">
            <text:p>89.94837</text:p>
          </table:table-cell>
          <table:table-cell office:value-type="float" office:value="91.65479" calcext:value-type="float">
            <text:p>91.65479</text:p>
          </table:table-cell>
          <table:table-cell office:value-type="float" office:value="89.93419" calcext:value-type="float">
            <text:p>89.93419</text:p>
          </table:table-cell>
          <table:table-cell office:value-type="float" office:value="90.14876" calcext:value-type="float">
            <text:p>90.14876</text:p>
          </table:table-cell>
          <table:table-cell office:value-type="float" office:value="89.85189" calcext:value-type="float">
            <text:p>89.85189</text:p>
          </table:table-cell>
          <table:table-cell office:value-type="float" office:value="90.05759" calcext:value-type="float">
            <text:p>90.05759</text:p>
          </table:table-cell>
          <table:table-cell office:value-type="float" office:value="90.48778" calcext:value-type="float">
            <text:p>90.48778</text:p>
          </table:table-cell>
          <table:table-cell office:value-type="float" office:value="91.96414" calcext:value-type="float">
            <text:p>91.96414</text:p>
          </table:table-cell>
          <table:table-cell office:value-type="float" office:value="90.13728" calcext:value-type="float">
            <text:p>90.13728</text:p>
          </table:table-cell>
          <table:table-cell office:value-type="float" office:value="90.12459" calcext:value-type="float">
            <text:p>90.12459</text:p>
          </table:table-cell>
          <table:table-cell office:value-type="float" office:value="90.09375" calcext:value-type="float">
            <text:p>90.09375</text:p>
          </table:table-cell>
          <table:table-cell office:value-type="float" office:value="90.95738" calcext:value-type="float">
            <text:p>90.95738</text:p>
          </table:table-cell>
          <table:table-cell office:value-type="float" office:value="89.96552" calcext:value-type="float">
            <text:p>89.96552</text:p>
          </table:table-cell>
          <table:table-cell office:value-type="float" office:value="92.80555" calcext:value-type="float">
            <text:p>92.80555</text:p>
          </table:table-cell>
          <table:table-cell office:value-type="float" office:value="93.15857" calcext:value-type="float">
            <text:p>93.15857</text:p>
          </table:table-cell>
          <table:table-cell office:value-type="float" office:value="89.96814" calcext:value-type="float">
            <text:p>89.96814</text:p>
          </table:table-cell>
          <table:table-cell office:value-type="float" office:value="90.0487" calcext:value-type="float">
            <text:p>90.0487</text:p>
          </table:table-cell>
          <table:table-cell table:number-columns-repeated="9"/>
        </table:table-row>
        <table:table-row table:style-name="ro1">
          <table:table-cell office:value-type="float" office:value="91.39441" calcext:value-type="float">
            <text:p>91.39441</text:p>
          </table:table-cell>
          <table:table-cell office:value-type="float" office:value="89.91765" calcext:value-type="float">
            <text:p>89.91765</text:p>
          </table:table-cell>
          <table:table-cell office:value-type="float" office:value="91.79956" calcext:value-type="float">
            <text:p>91.79956</text:p>
          </table:table-cell>
          <table:table-cell office:value-type="float" office:value="89.8019" calcext:value-type="float">
            <text:p>89.8019</text:p>
          </table:table-cell>
          <table:table-cell office:value-type="float" office:value="91.43335" calcext:value-type="float">
            <text:p>91.43335</text:p>
          </table:table-cell>
          <table:table-cell office:value-type="float" office:value="89.89088" calcext:value-type="float">
            <text:p>89.89088</text:p>
          </table:table-cell>
          <table:table-cell office:value-type="float" office:value="89.93138" calcext:value-type="float">
            <text:p>89.93138</text:p>
          </table:table-cell>
          <table:table-cell office:value-type="float" office:value="89.71497" calcext:value-type="float">
            <text:p>89.71497</text:p>
          </table:table-cell>
          <table:table-cell office:value-type="float" office:value="90.0276" calcext:value-type="float">
            <text:p>90.0276</text:p>
          </table:table-cell>
          <table:table-cell office:value-type="float" office:value="90.4472" calcext:value-type="float">
            <text:p>90.4472</text:p>
          </table:table-cell>
          <table:table-cell office:value-type="float" office:value="92.07639" calcext:value-type="float">
            <text:p>92.07639</text:p>
          </table:table-cell>
          <table:table-cell office:value-type="float" office:value="90.09309" calcext:value-type="float">
            <text:p>90.09309</text:p>
          </table:table-cell>
          <table:table-cell office:value-type="float" office:value="90.08928" calcext:value-type="float">
            <text:p>90.08928</text:p>
          </table:table-cell>
          <table:table-cell office:value-type="float" office:value="89.87594" calcext:value-type="float">
            <text:p>89.87594</text:p>
          </table:table-cell>
          <table:table-cell office:value-type="float" office:value="90.90241" calcext:value-type="float">
            <text:p>90.90241</text:p>
          </table:table-cell>
          <table:table-cell office:value-type="float" office:value="89.9302" calcext:value-type="float">
            <text:p>89.9302</text:p>
          </table:table-cell>
          <table:table-cell office:value-type="float" office:value="92.69736" calcext:value-type="float">
            <text:p>92.69736</text:p>
          </table:table-cell>
          <table:table-cell office:value-type="float" office:value="93.06856" calcext:value-type="float">
            <text:p>93.06856</text:p>
          </table:table-cell>
          <table:table-cell office:value-type="float" office:value="89.9332" calcext:value-type="float">
            <text:p>89.9332</text:p>
          </table:table-cell>
          <table:table-cell office:value-type="float" office:value="89.83182" calcext:value-type="float">
            <text:p>89.83182</text:p>
          </table:table-cell>
          <table:table-cell table:number-columns-repeated="9"/>
        </table:table-row>
        <table:table-row table:style-name="ro1">
          <table:table-cell office:value-type="float" office:value="91.42233" calcext:value-type="float">
            <text:p>91.42233</text:p>
          </table:table-cell>
          <table:table-cell office:value-type="float" office:value="89.59862" calcext:value-type="float">
            <text:p>89.59862</text:p>
          </table:table-cell>
          <table:table-cell office:value-type="float" office:value="91.74399" calcext:value-type="float">
            <text:p>91.74399</text:p>
          </table:table-cell>
          <table:table-cell office:value-type="float" office:value="89.58508" calcext:value-type="float">
            <text:p>89.58508</text:p>
          </table:table-cell>
          <table:table-cell office:value-type="float" office:value="91.52776" calcext:value-type="float">
            <text:p>91.52776</text:p>
          </table:table-cell>
          <table:table-cell office:value-type="float" office:value="89.57182" calcext:value-type="float">
            <text:p>89.57182</text:p>
          </table:table-cell>
          <table:table-cell office:value-type="float" office:value="89.79415" calcext:value-type="float">
            <text:p>89.79415</text:p>
          </table:table-cell>
          <table:table-cell office:value-type="float" office:value="89.50317" calcext:value-type="float">
            <text:p>89.50317</text:p>
          </table:table-cell>
          <table:table-cell office:value-type="float" office:value="89.71264" calcext:value-type="float">
            <text:p>89.71264</text:p>
          </table:table-cell>
          <table:table-cell office:value-type="float" office:value="90.11208" calcext:value-type="float">
            <text:p>90.11208</text:p>
          </table:table-cell>
          <table:table-cell office:value-type="float" office:value="91.85209" calcext:value-type="float">
            <text:p>91.85209</text:p>
          </table:table-cell>
          <table:table-cell office:value-type="float" office:value="89.77224" calcext:value-type="float">
            <text:p>89.77224</text:p>
          </table:table-cell>
          <table:table-cell office:value-type="float" office:value="89.76418" calcext:value-type="float">
            <text:p>89.76418</text:p>
          </table:table-cell>
          <table:table-cell office:value-type="float" office:value="89.73406" calcext:value-type="float">
            <text:p>89.73406</text:p>
          </table:table-cell>
          <table:table-cell office:value-type="float" office:value="90.55695" calcext:value-type="float">
            <text:p>90.55695</text:p>
          </table:table-cell>
          <table:table-cell office:value-type="float" office:value="89.60104" calcext:value-type="float">
            <text:p>89.60104</text:p>
          </table:table-cell>
          <table:table-cell office:value-type="float" office:value="92.62945" calcext:value-type="float">
            <text:p>92.62945</text:p>
          </table:table-cell>
          <table:table-cell office:value-type="float" office:value="92.92913" calcext:value-type="float">
            <text:p>92.92913</text:p>
          </table:table-cell>
          <table:table-cell office:value-type="float" office:value="89.61298" calcext:value-type="float">
            <text:p>89.61298</text:p>
          </table:table-cell>
          <table:table-cell office:value-type="float" office:value="89.69046" calcext:value-type="float">
            <text:p>89.69046</text:p>
          </table:table-cell>
          <table:table-cell table:number-columns-repeated="9"/>
        </table:table-row>
        <table:table-row table:style-name="ro1">
          <table:table-cell office:value-type="float" office:value="91.09652" calcext:value-type="float">
            <text:p>91.09652</text:p>
          </table:table-cell>
          <table:table-cell office:value-type="float" office:value="89.56485" calcext:value-type="float">
            <text:p>89.56485</text:p>
          </table:table-cell>
          <table:table-cell office:value-type="float" office:value="91.70199" calcext:value-type="float">
            <text:p>91.70199</text:p>
          </table:table-cell>
          <table:table-cell office:value-type="float" office:value="89.44381" calcext:value-type="float">
            <text:p>89.44381</text:p>
          </table:table-cell>
          <table:table-cell office:value-type="float" office:value="91.24621" calcext:value-type="float">
            <text:p>91.24621</text:p>
          </table:table-cell>
          <table:table-cell office:value-type="float" office:value="89.53818" calcext:value-type="float">
            <text:p>89.53818</text:p>
          </table:table-cell>
          <table:table-cell office:value-type="float" office:value="89.58222" calcext:value-type="float">
            <text:p>89.58222</text:p>
          </table:table-cell>
          <table:table-cell office:value-type="float" office:value="89.37125" calcext:value-type="float">
            <text:p>89.37125</text:p>
          </table:table-cell>
          <table:table-cell office:value-type="float" office:value="89.67867" calcext:value-type="float">
            <text:p>89.67867</text:p>
          </table:table-cell>
          <table:table-cell office:value-type="float" office:value="90.0767" calcext:value-type="float">
            <text:p>90.0767</text:p>
          </table:table-cell>
          <table:table-cell office:value-type="float" office:value="91.96184" calcext:value-type="float">
            <text:p>91.96184</text:p>
          </table:table-cell>
          <table:table-cell office:value-type="float" office:value="89.7335" calcext:value-type="float">
            <text:p>89.7335</text:p>
          </table:table-cell>
          <table:table-cell office:value-type="float" office:value="89.72948" calcext:value-type="float">
            <text:p>89.72948</text:p>
          </table:table-cell>
          <table:table-cell office:value-type="float" office:value="89.52174" calcext:value-type="float">
            <text:p>89.52174</text:p>
          </table:table-cell>
          <table:table-cell office:value-type="float" office:value="90.51622" calcext:value-type="float">
            <text:p>90.51622</text:p>
          </table:table-cell>
          <table:table-cell office:value-type="float" office:value="89.57121" calcext:value-type="float">
            <text:p>89.57121</text:p>
          </table:table-cell>
          <table:table-cell office:value-type="float" office:value="92.52076" calcext:value-type="float">
            <text:p>92.52076</text:p>
          </table:table-cell>
          <table:table-cell office:value-type="float" office:value="92.85089" calcext:value-type="float">
            <text:p>92.85089</text:p>
          </table:table-cell>
          <table:table-cell office:value-type="float" office:value="89.5744" calcext:value-type="float">
            <text:p>89.5744</text:p>
          </table:table-cell>
          <table:table-cell office:value-type="float" office:value="89.48798" calcext:value-type="float">
            <text:p>89.48798</text:p>
          </table:table-cell>
          <table:table-cell table:number-columns-repeated="9"/>
        </table:table-row>
        <table:table-row table:style-name="ro1">
          <table:table-cell office:value-type="float" office:value="91.04087" calcext:value-type="float">
            <text:p>91.04087</text:p>
          </table:table-cell>
          <table:table-cell office:value-type="float" office:value="89.25557" calcext:value-type="float">
            <text:p>89.25557</text:p>
          </table:table-cell>
          <table:table-cell office:value-type="float" office:value="91.64455" calcext:value-type="float">
            <text:p>91.64455</text:p>
          </table:table-cell>
          <table:table-cell office:value-type="float" office:value="89.2324" calcext:value-type="float">
            <text:p>89.2324</text:p>
          </table:table-cell>
          <table:table-cell office:value-type="float" office:value="91.20355" calcext:value-type="float">
            <text:p>91.20355</text:p>
          </table:table-cell>
          <table:table-cell office:value-type="float" office:value="89.22932" calcext:value-type="float">
            <text:p>89.22932</text:p>
          </table:table-cell>
          <table:table-cell office:value-type="float" office:value="89.45026" calcext:value-type="float">
            <text:p>89.45026</text:p>
          </table:table-cell>
          <table:table-cell office:value-type="float" office:value="89.16936" calcext:value-type="float">
            <text:p>89.16936</text:p>
          </table:table-cell>
          <table:table-cell office:value-type="float" office:value="89.36045" calcext:value-type="float">
            <text:p>89.36045</text:p>
          </table:table-cell>
          <table:table-cell office:value-type="float" office:value="89.7519" calcext:value-type="float">
            <text:p>89.7519</text:p>
          </table:table-cell>
          <table:table-cell office:value-type="float" office:value="91.7401" calcext:value-type="float">
            <text:p>91.7401</text:p>
          </table:table-cell>
          <table:table-cell office:value-type="float" office:value="89.41457" calcext:value-type="float">
            <text:p>89.41457</text:p>
          </table:table-cell>
          <table:table-cell office:value-type="float" office:value="89.41465" calcext:value-type="float">
            <text:p>89.41465</text:p>
          </table:table-cell>
          <table:table-cell office:value-type="float" office:value="89.38043" calcext:value-type="float">
            <text:p>89.38043</text:p>
          </table:table-cell>
          <table:table-cell office:value-type="float" office:value="90.18084" calcext:value-type="float">
            <text:p>90.18084</text:p>
          </table:table-cell>
          <table:table-cell office:value-type="float" office:value="89.26106" calcext:value-type="float">
            <text:p>89.26106</text:p>
          </table:table-cell>
          <table:table-cell office:value-type="float" office:value="92.45121" calcext:value-type="float">
            <text:p>92.45121</text:p>
          </table:table-cell>
          <table:table-cell office:value-type="float" office:value="92.72049" calcext:value-type="float">
            <text:p>92.72049</text:p>
          </table:table-cell>
          <table:table-cell office:value-type="float" office:value="89.26423" calcext:value-type="float">
            <text:p>89.26423</text:p>
          </table:table-cell>
          <table:table-cell office:value-type="float" office:value="89.35148" calcext:value-type="float">
            <text:p>89.35148</text:p>
          </table:table-cell>
          <table:table-cell table:number-columns-repeated="9"/>
        </table:table-row>
        <table:table-row table:style-name="ro1">
          <table:table-cell office:value-type="float" office:value="90.70789" calcext:value-type="float">
            <text:p>90.70789</text:p>
          </table:table-cell>
          <table:table-cell office:value-type="float" office:value="89.25557" calcext:value-type="float">
            <text:p>89.25557</text:p>
          </table:table-cell>
          <table:table-cell office:value-type="float" office:value="91.5995" calcext:value-type="float">
            <text:p>91.5995</text:p>
          </table:table-cell>
          <table:table-cell office:value-type="float" office:value="89.2324" calcext:value-type="float">
            <text:p>89.2324</text:p>
          </table:table-cell>
          <table:table-cell office:value-type="float" office:value="90.87457" calcext:value-type="float">
            <text:p>90.87457</text:p>
          </table:table-cell>
          <table:table-cell office:value-type="float" office:value="89.22932" calcext:value-type="float">
            <text:p>89.22932</text:p>
          </table:table-cell>
          <table:table-cell office:value-type="float" office:value="89.24816" calcext:value-type="float">
            <text:p>89.24816</text:p>
          </table:table-cell>
          <table:table-cell office:value-type="float" office:value="89.16936" calcext:value-type="float">
            <text:p>89.16936</text:p>
          </table:table-cell>
          <table:table-cell office:value-type="float" office:value="89.33164" calcext:value-type="float">
            <text:p>89.33164</text:p>
          </table:table-cell>
          <table:table-cell office:value-type="float" office:value="89.7172" calcext:value-type="float">
            <text:p>89.7172</text:p>
          </table:table-cell>
          <table:table-cell office:value-type="float" office:value="91.85697" calcext:value-type="float">
            <text:p>91.85697</text:p>
          </table:table-cell>
          <table:table-cell office:value-type="float" office:value="89.38057" calcext:value-type="float">
            <text:p>89.38057</text:p>
          </table:table-cell>
          <table:table-cell office:value-type="float" office:value="89.37622" calcext:value-type="float">
            <text:p>89.37622</text:p>
          </table:table-cell>
          <table:table-cell office:value-type="float" office:value="89.38043" calcext:value-type="float">
            <text:p>89.38043</text:p>
          </table:table-cell>
          <table:table-cell office:value-type="float" office:value="90.14548" calcext:value-type="float">
            <text:p>90.14548</text:p>
          </table:table-cell>
          <table:table-cell office:value-type="float" office:value="89.26106" calcext:value-type="float">
            <text:p>89.26106</text:p>
          </table:table-cell>
          <table:table-cell office:value-type="float" office:value="92.36411" calcext:value-type="float">
            <text:p>92.36411</text:p>
          </table:table-cell>
          <table:table-cell office:value-type="float" office:value="92.64471" calcext:value-type="float">
            <text:p>92.64471</text:p>
          </table:table-cell>
          <table:table-cell office:value-type="float" office:value="89.26423" calcext:value-type="float">
            <text:p>89.26423</text:p>
          </table:table-cell>
          <table:table-cell office:value-type="float" office:value="89.35148" calcext:value-type="float">
            <text:p>89.35148</text:p>
          </table:table-cell>
          <table:table-cell table:number-columns-repeated="9"/>
        </table:table-row>
        <table:table-row table:style-name="ro1">
          <table:table-cell office:value-type="float" office:value="90.65781" calcext:value-type="float">
            <text:p>90.65781</text:p>
          </table:table-cell>
          <table:table-cell office:value-type="float" office:value="89.22163" calcext:value-type="float">
            <text:p>89.22163</text:p>
          </table:table-cell>
          <table:table-cell office:value-type="float" office:value="91.47766" calcext:value-type="float">
            <text:p>91.47766</text:p>
          </table:table-cell>
          <table:table-cell office:value-type="float" office:value="89.09592" calcext:value-type="float">
            <text:p>89.09592</text:p>
          </table:table-cell>
          <table:table-cell office:value-type="float" office:value="90.81525" calcext:value-type="float">
            <text:p>90.81525</text:p>
          </table:table-cell>
          <table:table-cell office:value-type="float" office:value="89.20037" calcext:value-type="float">
            <text:p>89.20037</text:p>
          </table:table-cell>
          <table:table-cell office:value-type="float" office:value="89.24816" calcext:value-type="float">
            <text:p>89.24816</text:p>
          </table:table-cell>
          <table:table-cell office:value-type="float" office:value="89.03345" calcext:value-type="float">
            <text:p>89.03345</text:p>
          </table:table-cell>
          <table:table-cell office:value-type="float" office:value="89.33164" calcext:value-type="float">
            <text:p>89.33164</text:p>
          </table:table-cell>
          <table:table-cell office:value-type="float" office:value="89.7172" calcext:value-type="float">
            <text:p>89.7172</text:p>
          </table:table-cell>
          <table:table-cell office:value-type="float" office:value="91.64211" calcext:value-type="float">
            <text:p>91.64211</text:p>
          </table:table-cell>
          <table:table-cell office:value-type="float" office:value="89.38057" calcext:value-type="float">
            <text:p>89.38057</text:p>
          </table:table-cell>
          <table:table-cell office:value-type="float" office:value="89.37622" calcext:value-type="float">
            <text:p>89.37622</text:p>
          </table:table-cell>
          <table:table-cell office:value-type="float" office:value="89.17351" calcext:value-type="float">
            <text:p>89.17351</text:p>
          </table:table-cell>
          <table:table-cell office:value-type="float" office:value="89.8206" calcext:value-type="float">
            <text:p>89.8206</text:p>
          </table:table-cell>
          <table:table-cell office:value-type="float" office:value="89.22264" calcext:value-type="float">
            <text:p>89.22264</text:p>
          </table:table-cell>
          <table:table-cell office:value-type="float" office:value="92.30574" calcext:value-type="float">
            <text:p>92.30574</text:p>
          </table:table-cell>
          <table:table-cell office:value-type="float" office:value="92.53664" calcext:value-type="float">
            <text:p>92.53664</text:p>
          </table:table-cell>
          <table:table-cell office:value-type="float" office:value="89.23421" calcext:value-type="float">
            <text:p>89.23421</text:p>
          </table:table-cell>
          <table:table-cell office:value-type="float" office:value="89.14517" calcext:value-type="float">
            <text:p>89.14517</text:p>
          </table:table-cell>
          <table:table-cell table:number-columns-repeated="9"/>
        </table:table-row>
        <table:table-row table:style-name="ro1">
          <table:table-cell office:value-type="float" office:value="90.32625" calcext:value-type="float">
            <text:p>90.32625</text:p>
          </table:table-cell>
          <table:table-cell office:value-type="float" office:value="88.90878" calcext:value-type="float">
            <text:p>88.90878</text:p>
          </table:table-cell>
          <table:table-cell office:value-type="float" office:value="91.34971" calcext:value-type="float">
            <text:p>91.34971</text:p>
          </table:table-cell>
          <table:table-cell office:value-type="float" office:value="88.88958" calcext:value-type="float">
            <text:p>88.88958</text:p>
          </table:table-cell>
          <table:table-cell office:value-type="float" office:value="90.81525" calcext:value-type="float">
            <text:p>90.81525</text:p>
          </table:table-cell>
          <table:table-cell office:value-type="float" office:value="88.88778" calcext:value-type="float">
            <text:p>88.88778</text:p>
          </table:table-cell>
          <table:table-cell office:value-type="float" office:value="89.11201" calcext:value-type="float">
            <text:p>89.11201</text:p>
          </table:table-cell>
          <table:table-cell office:value-type="float" office:value="88.82335" calcext:value-type="float">
            <text:p>88.82335</text:p>
          </table:table-cell>
          <table:table-cell office:value-type="float" office:value="89.02352" calcext:value-type="float">
            <text:p>89.02352</text:p>
          </table:table-cell>
          <table:table-cell office:value-type="float" office:value="89.39768" calcext:value-type="float">
            <text:p>89.39768</text:p>
          </table:table-cell>
          <table:table-cell office:value-type="float" office:value="91.7564" calcext:value-type="float">
            <text:p>91.7564</text:p>
          </table:table-cell>
          <table:table-cell office:value-type="float" office:value="89.07124" calcext:value-type="float">
            <text:p>89.07124</text:p>
          </table:table-cell>
          <table:table-cell office:value-type="float" office:value="89.05778" calcext:value-type="float">
            <text:p>89.05778</text:p>
          </table:table-cell>
          <table:table-cell office:value-type="float" office:value="89.04181" calcext:value-type="float">
            <text:p>89.04181</text:p>
          </table:table-cell>
          <table:table-cell office:value-type="float" office:value="89.8206" calcext:value-type="float">
            <text:p>89.8206</text:p>
          </table:table-cell>
          <table:table-cell office:value-type="float" office:value="88.91362" calcext:value-type="float">
            <text:p>88.91362</text:p>
          </table:table-cell>
          <table:table-cell office:value-type="float" office:value="92.21775" calcext:value-type="float">
            <text:p>92.21775</text:p>
          </table:table-cell>
          <table:table-cell office:value-type="float" office:value="92.45936" calcext:value-type="float">
            <text:p>92.45936</text:p>
          </table:table-cell>
          <table:table-cell office:value-type="float" office:value="88.91625" calcext:value-type="float">
            <text:p>88.91625</text:p>
          </table:table-cell>
          <table:table-cell office:value-type="float" office:value="89.01819" calcext:value-type="float">
            <text:p>89.01819</text:p>
          </table:table-cell>
          <table:table-cell table:number-columns-repeated="9"/>
        </table:table-row>
        <table:table-row table:style-name="ro1">
          <table:table-cell office:value-type="float" office:value="90.32625" calcext:value-type="float">
            <text:p>90.32625</text:p>
          </table:table-cell>
          <table:table-cell office:value-type="float" office:value="88.88454" calcext:value-type="float">
            <text:p>88.88454</text:p>
          </table:table-cell>
          <table:table-cell office:value-type="float" office:value="91.34971" calcext:value-type="float">
            <text:p>91.34971</text:p>
          </table:table-cell>
          <table:table-cell office:value-type="float" office:value="88.75383" calcext:value-type="float">
            <text:p>88.75383</text:p>
          </table:table-cell>
          <table:table-cell office:value-type="float" office:value="90.48301" calcext:value-type="float">
            <text:p>90.48301</text:p>
          </table:table-cell>
          <table:table-cell office:value-type="float" office:value="88.85892" calcext:value-type="float">
            <text:p>88.85892</text:p>
          </table:table-cell>
          <table:table-cell office:value-type="float" office:value="88.90165" calcext:value-type="float">
            <text:p>88.90165</text:p>
          </table:table-cell>
          <table:table-cell office:value-type="float" office:value="88.69685" calcext:value-type="float">
            <text:p>88.69685</text:p>
          </table:table-cell>
          <table:table-cell office:value-type="float" office:value="88.99926" calcext:value-type="float">
            <text:p>88.99926</text:p>
          </table:table-cell>
          <table:table-cell office:value-type="float" office:value="89.36347" calcext:value-type="float">
            <text:p>89.36347</text:p>
          </table:table-cell>
          <table:table-cell office:value-type="float" office:value="91.7564" calcext:value-type="float">
            <text:p>91.7564</text:p>
          </table:table-cell>
          <table:table-cell office:value-type="float" office:value="89.04237" calcext:value-type="float">
            <text:p>89.04237</text:p>
          </table:table-cell>
          <table:table-cell office:value-type="float" office:value="89.03749" calcext:value-type="float">
            <text:p>89.03749</text:p>
          </table:table-cell>
          <table:table-cell office:value-type="float" office:value="88.83101" calcext:value-type="float">
            <text:p>88.83101</text:p>
          </table:table-cell>
          <table:table-cell office:value-type="float" office:value="89.78163" calcext:value-type="float">
            <text:p>89.78163</text:p>
          </table:table-cell>
          <table:table-cell office:value-type="float" office:value="88.88881" calcext:value-type="float">
            <text:p>88.88881</text:p>
          </table:table-cell>
          <table:table-cell office:value-type="float" office:value="92.16159" calcext:value-type="float">
            <text:p>92.16159</text:p>
          </table:table-cell>
          <table:table-cell office:value-type="float" office:value="92.35972" calcext:value-type="float">
            <text:p>92.35972</text:p>
          </table:table-cell>
          <table:table-cell office:value-type="float" office:value="88.89154" calcext:value-type="float">
            <text:p>88.89154</text:p>
          </table:table-cell>
          <table:table-cell office:value-type="float" office:value="88.81714" calcext:value-type="float">
            <text:p>88.81714</text:p>
          </table:table-cell>
          <table:table-cell table:number-columns-repeated="9"/>
        </table:table-row>
        <table:table-row table:style-name="ro1">
          <table:table-cell office:value-type="float" office:value="90.29062" calcext:value-type="float">
            <text:p>90.29062</text:p>
          </table:table-cell>
          <table:table-cell office:value-type="float" office:value="88.57652" calcext:value-type="float">
            <text:p>88.57652</text:p>
          </table:table-cell>
          <table:table-cell office:value-type="float" office:value="91.11367" calcext:value-type="float">
            <text:p>91.11367</text:p>
          </table:table-cell>
          <table:table-cell office:value-type="float" office:value="88.55234" calcext:value-type="float">
            <text:p>88.55234</text:p>
          </table:table-cell>
          <table:table-cell office:value-type="float" office:value="90.43793" calcext:value-type="float">
            <text:p>90.43793</text:p>
          </table:table-cell>
          <table:table-cell office:value-type="float" office:value="88.54727" calcext:value-type="float">
            <text:p>88.54727</text:p>
          </table:table-cell>
          <table:table-cell office:value-type="float" office:value="88.77502" calcext:value-type="float">
            <text:p>88.77502</text:p>
          </table:table-cell>
          <table:table-cell office:value-type="float" office:value="88.49164" calcext:value-type="float">
            <text:p>88.49164</text:p>
          </table:table-cell>
          <table:table-cell office:value-type="float" office:value="88.68273" calcext:value-type="float">
            <text:p>88.68273</text:p>
          </table:table-cell>
          <table:table-cell office:value-type="float" office:value="89.04528" calcext:value-type="float">
            <text:p>89.04528</text:p>
          </table:table-cell>
          <table:table-cell office:value-type="float" office:value="91.53925" calcext:value-type="float">
            <text:p>91.53925</text:p>
          </table:table-cell>
          <table:table-cell office:value-type="float" office:value="88.72466" calcext:value-type="float">
            <text:p>88.72466</text:p>
          </table:table-cell>
          <table:table-cell office:value-type="float" office:value="88.72443" calcext:value-type="float">
            <text:p>88.72443</text:p>
          </table:table-cell>
          <table:table-cell office:value-type="float" office:value="88.69081" calcext:value-type="float">
            <text:p>88.69081</text:p>
          </table:table-cell>
          <table:table-cell office:value-type="float" office:value="89.46679" calcext:value-type="float">
            <text:p>89.46679</text:p>
          </table:table-cell>
          <table:table-cell office:value-type="float" office:value="88.57612" calcext:value-type="float">
            <text:p>88.57612</text:p>
          </table:table-cell>
          <table:table-cell office:value-type="float" office:value="92.08184" calcext:value-type="float">
            <text:p>92.08184</text:p>
          </table:table-cell>
          <table:table-cell office:value-type="float" office:value="92.29023" calcext:value-type="float">
            <text:p>92.29023</text:p>
          </table:table-cell>
          <table:table-cell office:value-type="float" office:value="88.57882" calcext:value-type="float">
            <text:p>88.57882</text:p>
          </table:table-cell>
          <table:table-cell office:value-type="float" office:value="88.6772" calcext:value-type="float">
            <text:p>88.6772</text:p>
          </table:table-cell>
          <table:table-cell table:number-columns-repeated="9"/>
        </table:table-row>
        <table:table-row table:style-name="ro1">
          <table:table-cell office:value-type="float" office:value="89.9649" calcext:value-type="float">
            <text:p>89.9649</text:p>
          </table:table-cell>
          <table:table-cell office:value-type="float" office:value="88.54814" calcext:value-type="float">
            <text:p>88.54814</text:p>
          </table:table-cell>
          <table:table-cell office:value-type="float" office:value="90.96423" calcext:value-type="float">
            <text:p>90.96423</text:p>
          </table:table-cell>
          <table:table-cell office:value-type="float" office:value="88.41227" calcext:value-type="float">
            <text:p>88.41227</text:p>
          </table:table-cell>
          <table:table-cell office:value-type="float" office:value="90.10293" calcext:value-type="float">
            <text:p>90.10293</text:p>
          </table:table-cell>
          <table:table-cell office:value-type="float" office:value="88.52301" calcext:value-type="float">
            <text:p>88.52301</text:p>
          </table:table-cell>
          <table:table-cell office:value-type="float" office:value="88.5697" calcext:value-type="float">
            <text:p>88.5697</text:p>
          </table:table-cell>
          <table:table-cell office:value-type="float" office:value="88.36098" calcext:value-type="float">
            <text:p>88.36098</text:p>
          </table:table-cell>
          <table:table-cell office:value-type="float" office:value="88.66791" calcext:value-type="float">
            <text:p>88.66791</text:p>
          </table:table-cell>
          <table:table-cell office:value-type="float" office:value="89.02501" calcext:value-type="float">
            <text:p>89.02501</text:p>
          </table:table-cell>
          <table:table-cell office:value-type="float" office:value="91.65088" calcext:value-type="float">
            <text:p>91.65088</text:p>
          </table:table-cell>
          <table:table-cell office:value-type="float" office:value="88.7002" calcext:value-type="float">
            <text:p>88.7002</text:p>
          </table:table-cell>
          <table:table-cell office:value-type="float" office:value="88.69135" calcext:value-type="float">
            <text:p>88.69135</text:p>
          </table:table-cell>
          <table:table-cell office:value-type="float" office:value="88.49867" calcext:value-type="float">
            <text:p>88.49867</text:p>
          </table:table-cell>
          <table:table-cell office:value-type="float" office:value="89.43276" calcext:value-type="float">
            <text:p>89.43276</text:p>
          </table:table-cell>
          <table:table-cell office:value-type="float" office:value="88.54723" calcext:value-type="float">
            <text:p>88.54723</text:p>
          </table:table-cell>
          <table:table-cell office:value-type="float" office:value="92.03246" calcext:value-type="float">
            <text:p>92.03246</text:p>
          </table:table-cell>
          <table:table-cell office:value-type="float" office:value="92.19314" calcext:value-type="float">
            <text:p>92.19314</text:p>
          </table:table-cell>
          <table:table-cell office:value-type="float" office:value="88.55865" calcext:value-type="float">
            <text:p>88.55865</text:p>
          </table:table-cell>
          <table:table-cell office:value-type="float" office:value="88.48085" calcext:value-type="float">
            <text:p>88.48085</text:p>
          </table:table-cell>
          <table:table-cell table:number-columns-repeated="9"/>
        </table:table-row>
        <table:table-row table:style-name="ro1">
          <table:table-cell office:value-type="float" office:value="89.91664" calcext:value-type="float">
            <text:p>89.91664</text:p>
          </table:table-cell>
          <table:table-cell office:value-type="float" office:value="88.24129" calcext:value-type="float">
            <text:p>88.24129</text:p>
          </table:table-cell>
          <table:table-cell office:value-type="float" office:value="90.73423" calcext:value-type="float">
            <text:p>90.73423</text:p>
          </table:table-cell>
          <table:table-cell office:value-type="float" office:value="88.21601" calcext:value-type="float">
            <text:p>88.21601</text:p>
          </table:table-cell>
          <table:table-cell office:value-type="float" office:value="90.06786" calcext:value-type="float">
            <text:p>90.06786</text:p>
          </table:table-cell>
          <table:table-cell office:value-type="float" office:value="88.2163" calcext:value-type="float">
            <text:p>88.2163</text:p>
          </table:table-cell>
          <table:table-cell office:value-type="float" office:value="88.43884" calcext:value-type="float">
            <text:p>88.43884</text:p>
          </table:table-cell>
          <table:table-cell office:value-type="float" office:value="88.16935" calcext:value-type="float">
            <text:p>88.16935</text:p>
          </table:table-cell>
          <table:table-cell office:value-type="float" office:value="88.36114" calcext:value-type="float">
            <text:p>88.36114</text:p>
          </table:table-cell>
          <table:table-cell office:value-type="float" office:value="88.7122" calcext:value-type="float">
            <text:p>88.7122</text:p>
          </table:table-cell>
          <table:table-cell office:value-type="float" office:value="91.38652" calcext:value-type="float">
            <text:p>91.38652</text:p>
          </table:table-cell>
          <table:table-cell office:value-type="float" office:value="88.38342" calcext:value-type="float">
            <text:p>88.38342</text:p>
          </table:table-cell>
          <table:table-cell office:value-type="float" office:value="88.38362" calcext:value-type="float">
            <text:p>88.38362</text:p>
          </table:table-cell>
          <table:table-cell office:value-type="float" office:value="88.36299" calcext:value-type="float">
            <text:p>88.36299</text:p>
          </table:table-cell>
          <table:table-cell office:value-type="float" office:value="89.10975" calcext:value-type="float">
            <text:p>89.10975</text:p>
          </table:table-cell>
          <table:table-cell office:value-type="float" office:value="88.23975" calcext:value-type="float">
            <text:p>88.23975</text:p>
          </table:table-cell>
          <table:table-cell office:value-type="float" office:value="91.95151" calcext:value-type="float">
            <text:p>91.95151</text:p>
          </table:table-cell>
          <table:table-cell office:value-type="float" office:value="92.13493" calcext:value-type="float">
            <text:p>92.13493</text:p>
          </table:table-cell>
          <table:table-cell office:value-type="float" office:value="88.24222" calcext:value-type="float">
            <text:p>88.24222</text:p>
          </table:table-cell>
          <table:table-cell office:value-type="float" office:value="88.34544" calcext:value-type="float">
            <text:p>88.34544</text:p>
          </table:table-cell>
          <table:table-cell table:number-columns-repeated="9"/>
        </table:table-row>
        <table:table-row table:style-name="ro1">
          <table:table-cell office:value-type="float" office:value="89.60088" calcext:value-type="float">
            <text:p>89.60088</text:p>
          </table:table-cell>
          <table:table-cell office:value-type="float" office:value="88.21254" calcext:value-type="float">
            <text:p>88.21254</text:p>
          </table:table-cell>
          <table:table-cell office:value-type="float" office:value="90.58147" calcext:value-type="float">
            <text:p>90.58147</text:p>
          </table:table-cell>
          <table:table-cell office:value-type="float" office:value="88.0718" calcext:value-type="float">
            <text:p>88.0718</text:p>
          </table:table-cell>
          <table:table-cell office:value-type="float" office:value="89.74316" calcext:value-type="float">
            <text:p>89.74316</text:p>
          </table:table-cell>
          <table:table-cell office:value-type="float" office:value="88.19242" calcext:value-type="float">
            <text:p>88.19242</text:p>
          </table:table-cell>
          <table:table-cell office:value-type="float" office:value="88.24715" calcext:value-type="float">
            <text:p>88.24715</text:p>
          </table:table-cell>
          <table:table-cell office:value-type="float" office:value="88.03444" calcext:value-type="float">
            <text:p>88.03444</text:p>
          </table:table-cell>
          <table:table-cell office:value-type="float" office:value="88.33725" calcext:value-type="float">
            <text:p>88.33725</text:p>
          </table:table-cell>
          <table:table-cell office:value-type="float" office:value="88.67427" calcext:value-type="float">
            <text:p>88.67427</text:p>
          </table:table-cell>
          <table:table-cell office:value-type="float" office:value="91.38652" calcext:value-type="float">
            <text:p>91.38652</text:p>
          </table:table-cell>
          <table:table-cell office:value-type="float" office:value="88.36357" calcext:value-type="float">
            <text:p>88.36357</text:p>
          </table:table-cell>
          <table:table-cell office:value-type="float" office:value="88.35497" calcext:value-type="float">
            <text:p>88.35497</text:p>
          </table:table-cell>
          <table:table-cell office:value-type="float" office:value="88.16234" calcext:value-type="float">
            <text:p>88.16234</text:p>
          </table:table-cell>
          <table:table-cell office:value-type="float" office:value="89.08069" calcext:value-type="float">
            <text:p>89.08069</text:p>
          </table:table-cell>
          <table:table-cell office:value-type="float" office:value="88.21503" calcext:value-type="float">
            <text:p>88.21503</text:p>
          </table:table-cell>
          <table:table-cell office:value-type="float" office:value="91.91317" calcext:value-type="float">
            <text:p>91.91317</text:p>
          </table:table-cell>
          <table:table-cell office:value-type="float" office:value="92.04739" calcext:value-type="float">
            <text:p>92.04739</text:p>
          </table:table-cell>
          <table:table-cell office:value-type="float" office:value="88.2226" calcext:value-type="float">
            <text:p>88.2226</text:p>
          </table:table-cell>
          <table:table-cell office:value-type="float" office:value="88.14899" calcext:value-type="float">
            <text:p>88.14899</text:p>
          </table:table-cell>
          <table:table-cell table:number-columns-repeated="9"/>
        </table:table-row>
        <table:table-row table:style-name="ro1">
          <table:table-cell office:value-type="float" office:value="89.56646" calcext:value-type="float">
            <text:p>89.56646</text:p>
          </table:table-cell>
          <table:table-cell office:value-type="float" office:value="87.91065" calcext:value-type="float">
            <text:p>87.91065</text:p>
          </table:table-cell>
          <table:table-cell office:value-type="float" office:value="90.35752" calcext:value-type="float">
            <text:p>90.35752</text:p>
          </table:table-cell>
          <table:table-cell office:value-type="float" office:value="87.87156" calcext:value-type="float">
            <text:p>87.87156</text:p>
          </table:table-cell>
          <table:table-cell office:value-type="float" office:value="89.71318" calcext:value-type="float">
            <text:p>89.71318</text:p>
          </table:table-cell>
          <table:table-cell office:value-type="float" office:value="87.88587" calcext:value-type="float">
            <text:p>87.88587</text:p>
          </table:table-cell>
          <table:table-cell office:value-type="float" office:value="88.11204" calcext:value-type="float">
            <text:p>88.11204</text:p>
          </table:table-cell>
          <table:table-cell office:value-type="float" office:value="87.83885" calcext:value-type="float">
            <text:p>87.83885</text:p>
          </table:table-cell>
          <table:table-cell office:value-type="float" office:value="88.02648" calcext:value-type="float">
            <text:p>88.02648</text:p>
          </table:table-cell>
          <table:table-cell office:value-type="float" office:value="88.37138" calcext:value-type="float">
            <text:p>88.37138</text:p>
          </table:table-cell>
          <table:table-cell office:value-type="float" office:value="91.37493" calcext:value-type="float">
            <text:p>91.37493</text:p>
          </table:table-cell>
          <table:table-cell office:value-type="float" office:value="88.05664" calcext:value-type="float">
            <text:p>88.05664</text:p>
          </table:table-cell>
          <table:table-cell office:value-type="float" office:value="88.04348" calcext:value-type="float">
            <text:p>88.04348</text:p>
          </table:table-cell>
          <table:table-cell office:value-type="float" office:value="88.02728" calcext:value-type="float">
            <text:p>88.02728</text:p>
          </table:table-cell>
          <table:table-cell office:value-type="float" office:value="88.76772" calcext:value-type="float">
            <text:p>88.76772</text:p>
          </table:table-cell>
          <table:table-cell office:value-type="float" office:value="87.90837" calcext:value-type="float">
            <text:p>87.90837</text:p>
          </table:table-cell>
          <table:table-cell office:value-type="float" office:value="91.91317" calcext:value-type="float">
            <text:p>91.91317</text:p>
          </table:table-cell>
          <table:table-cell office:value-type="float" office:value="91.9912" calcext:value-type="float">
            <text:p>91.9912</text:p>
          </table:table-cell>
          <table:table-cell office:value-type="float" office:value="87.91119" calcext:value-type="float">
            <text:p>87.91119</text:p>
          </table:table-cell>
          <table:table-cell office:value-type="float" office:value="88.02291" calcext:value-type="float">
            <text:p>88.02291</text:p>
          </table:table-cell>
          <table:table-cell table:number-columns-repeated="9"/>
        </table:table-row>
        <table:table-row table:style-name="ro1">
          <table:table-cell office:value-type="float" office:value="89.24726" calcext:value-type="float">
            <text:p>89.24726</text:p>
          </table:table-cell>
          <table:table-cell office:value-type="float" office:value="87.8822" calcext:value-type="float">
            <text:p>87.8822</text:p>
          </table:table-cell>
          <table:table-cell office:value-type="float" office:value="90.21012" calcext:value-type="float">
            <text:p>90.21012</text:p>
          </table:table-cell>
          <table:table-cell office:value-type="float" office:value="87.74548" calcext:value-type="float">
            <text:p>87.74548</text:p>
          </table:table-cell>
          <table:table-cell office:value-type="float" office:value="89.39401" calcext:value-type="float">
            <text:p>89.39401</text:p>
          </table:table-cell>
          <table:table-cell office:value-type="float" office:value="87.86622" calcext:value-type="float">
            <text:p>87.86622</text:p>
          </table:table-cell>
          <table:table-cell office:value-type="float" office:value="87.91628" calcext:value-type="float">
            <text:p>87.91628</text:p>
          </table:table-cell>
          <table:table-cell office:value-type="float" office:value="87.69965" calcext:value-type="float">
            <text:p>87.69965</text:p>
          </table:table-cell>
          <table:table-cell office:value-type="float" office:value="88.00682" calcext:value-type="float">
            <text:p>88.00682</text:p>
          </table:table-cell>
          <table:table-cell office:value-type="float" office:value="88.33802" calcext:value-type="float">
            <text:p>88.33802</text:p>
          </table:table-cell>
          <table:table-cell office:value-type="float" office:value="91.03652" calcext:value-type="float">
            <text:p>91.03652</text:p>
          </table:table-cell>
          <table:table-cell office:value-type="float" office:value="88.02781" calcext:value-type="float">
            <text:p>88.02781</text:p>
          </table:table-cell>
          <table:table-cell office:value-type="float" office:value="88.02823" calcext:value-type="float">
            <text:p>88.02823</text:p>
          </table:table-cell>
          <table:table-cell office:value-type="float" office:value="87.82257" calcext:value-type="float">
            <text:p>87.82257</text:p>
          </table:table-cell>
          <table:table-cell office:value-type="float" office:value="88.74323" calcext:value-type="float">
            <text:p>88.74323</text:p>
          </table:table-cell>
          <table:table-cell office:value-type="float" office:value="87.88834" calcext:value-type="float">
            <text:p>87.88834</text:p>
          </table:table-cell>
          <table:table-cell office:value-type="float" office:value="91.83976" calcext:value-type="float">
            <text:p>91.83976</text:p>
          </table:table-cell>
          <table:table-cell office:value-type="float" office:value="91.91149" calcext:value-type="float">
            <text:p>91.91149</text:p>
          </table:table-cell>
          <table:table-cell office:value-type="float" office:value="87.8911" calcext:value-type="float">
            <text:p>87.8911</text:p>
          </table:table-cell>
          <table:table-cell office:value-type="float" office:value="87.82263" calcext:value-type="float">
            <text:p>87.82263</text:p>
          </table:table-cell>
          <table:table-cell table:number-columns-repeated="9"/>
        </table:table-row>
        <table:table-row table:style-name="ro1">
          <table:table-cell office:value-type="float" office:value="89.22246" calcext:value-type="float">
            <text:p>89.22246</text:p>
          </table:table-cell>
          <table:table-cell office:value-type="float" office:value="87.57137" calcext:value-type="float">
            <text:p>87.57137</text:p>
          </table:table-cell>
          <table:table-cell office:value-type="float" office:value="89.99616" calcext:value-type="float">
            <text:p>89.99616</text:p>
          </table:table-cell>
          <table:table-cell office:value-type="float" office:value="87.54502" calcext:value-type="float">
            <text:p>87.54502</text:p>
          </table:table-cell>
          <table:table-cell office:value-type="float" office:value="89.36018" calcext:value-type="float">
            <text:p>89.36018</text:p>
          </table:table-cell>
          <table:table-cell office:value-type="float" office:value="87.55161" calcext:value-type="float">
            <text:p>87.55161</text:p>
          </table:table-cell>
          <table:table-cell office:value-type="float" office:value="87.77688" calcext:value-type="float">
            <text:p>87.77688</text:p>
          </table:table-cell>
          <table:table-cell office:value-type="float" office:value="87.50839" calcext:value-type="float">
            <text:p>87.50839</text:p>
          </table:table-cell>
          <table:table-cell office:value-type="float" office:value="87.70071" calcext:value-type="float">
            <text:p>87.70071</text:p>
          </table:table-cell>
          <table:table-cell office:value-type="float" office:value="88.03106" calcext:value-type="float">
            <text:p>88.03106</text:p>
          </table:table-cell>
          <table:table-cell office:value-type="float" office:value="90.98588" calcext:value-type="float">
            <text:p>90.98588</text:p>
          </table:table-cell>
          <table:table-cell office:value-type="float" office:value="87.71697" calcext:value-type="float">
            <text:p>87.71697</text:p>
          </table:table-cell>
          <table:table-cell office:value-type="float" office:value="87.71268" calcext:value-type="float">
            <text:p>87.71268</text:p>
          </table:table-cell>
          <table:table-cell office:value-type="float" office:value="87.69674" calcext:value-type="float">
            <text:p>87.69674</text:p>
          </table:table-cell>
          <table:table-cell office:value-type="float" office:value="88.43087" calcext:value-type="float">
            <text:p>88.43087</text:p>
          </table:table-cell>
          <table:table-cell office:value-type="float" office:value="87.58183" calcext:value-type="float">
            <text:p>87.58183</text:p>
          </table:table-cell>
          <table:table-cell office:value-type="float" office:value="91.79909" calcext:value-type="float">
            <text:p>91.79909</text:p>
          </table:table-cell>
          <table:table-cell office:value-type="float" office:value="91.86223" calcext:value-type="float">
            <text:p>91.86223</text:p>
          </table:table-cell>
          <table:table-cell office:value-type="float" office:value="87.58457" calcext:value-type="float">
            <text:p>87.58457</text:p>
          </table:table-cell>
          <table:table-cell office:value-type="float" office:value="87.68333" calcext:value-type="float">
            <text:p>87.68333</text:p>
          </table:table-cell>
          <table:table-cell table:number-columns-repeated="9"/>
        </table:table-row>
        <table:table-row table:style-name="ro1">
          <table:table-cell office:value-type="float" office:value="88.90881" calcext:value-type="float">
            <text:p>88.90881</text:p>
          </table:table-cell>
          <table:table-cell office:value-type="float" office:value="87.54723" calcext:value-type="float">
            <text:p>87.54723</text:p>
          </table:table-cell>
          <table:table-cell office:value-type="float" office:value="89.84973" calcext:value-type="float">
            <text:p>89.84973</text:p>
          </table:table-cell>
          <table:table-cell office:value-type="float" office:value="87.40595" calcext:value-type="float">
            <text:p>87.40595</text:p>
          </table:table-cell>
          <table:table-cell office:value-type="float" office:value="89.03753" calcext:value-type="float">
            <text:p>89.03753</text:p>
          </table:table-cell>
          <table:table-cell office:value-type="float" office:value="87.53143" calcext:value-type="float">
            <text:p>87.53143</text:p>
          </table:table-cell>
          <table:table-cell office:value-type="float" office:value="87.58578" calcext:value-type="float">
            <text:p>87.58578</text:p>
          </table:table-cell>
          <table:table-cell office:value-type="float" office:value="87.37806" calcext:value-type="float">
            <text:p>87.37806</text:p>
          </table:table-cell>
          <table:table-cell office:value-type="float" office:value="87.67663" calcext:value-type="float">
            <text:p>87.67663</text:p>
          </table:table-cell>
          <table:table-cell office:value-type="float" office:value="88.0158" calcext:value-type="float">
            <text:p>88.0158</text:p>
          </table:table-cell>
          <table:table-cell office:value-type="float" office:value="90.64449" calcext:value-type="float">
            <text:p>90.64449</text:p>
          </table:table-cell>
          <table:table-cell office:value-type="float" office:value="87.69717" calcext:value-type="float">
            <text:p>87.69717</text:p>
          </table:table-cell>
          <table:table-cell office:value-type="float" office:value="87.69294" calcext:value-type="float">
            <text:p>87.69294</text:p>
          </table:table-cell>
          <table:table-cell office:value-type="float" office:value="87.49188" calcext:value-type="float">
            <text:p>87.49188</text:p>
          </table:table-cell>
          <table:table-cell office:value-type="float" office:value="88.4111" calcext:value-type="float">
            <text:p>88.4111</text:p>
          </table:table-cell>
          <table:table-cell office:value-type="float" office:value="87.55744" calcext:value-type="float">
            <text:p>87.55744</text:p>
          </table:table-cell>
          <table:table-cell office:value-type="float" office:value="91.73731" calcext:value-type="float">
            <text:p>91.73731</text:p>
          </table:table-cell>
          <table:table-cell office:value-type="float" office:value="91.86223" calcext:value-type="float">
            <text:p>91.86223</text:p>
          </table:table-cell>
          <table:table-cell office:value-type="float" office:value="87.56476" calcext:value-type="float">
            <text:p>87.56476</text:p>
          </table:table-cell>
          <table:table-cell office:value-type="float" office:value="87.4876" calcext:value-type="float">
            <text:p>87.4876</text:p>
          </table:table-cell>
          <table:table-cell table:number-columns-repeated="9"/>
        </table:table-row>
        <table:table-row table:style-name="ro1">
          <table:table-cell office:value-type="float" office:value="88.87995" calcext:value-type="float">
            <text:p>88.87995</text:p>
          </table:table-cell>
          <table:table-cell office:value-type="float" office:value="87.23719" calcext:value-type="float">
            <text:p>87.23719</text:p>
          </table:table-cell>
          <table:table-cell office:value-type="float" office:value="89.63698" calcext:value-type="float">
            <text:p>89.63698</text:p>
          </table:table-cell>
          <table:table-cell office:value-type="float" office:value="87.2014" calcext:value-type="float">
            <text:p>87.2014</text:p>
          </table:table-cell>
          <table:table-cell office:value-type="float" office:value="89.01738" calcext:value-type="float">
            <text:p>89.01738</text:p>
          </table:table-cell>
          <table:table-cell office:value-type="float" office:value="87.22135" calcext:value-type="float">
            <text:p>87.22135</text:p>
          </table:table-cell>
          <table:table-cell office:value-type="float" office:value="87.45568" calcext:value-type="float">
            <text:p>87.45568</text:p>
          </table:table-cell>
          <table:table-cell office:value-type="float" office:value="87.17775" calcext:value-type="float">
            <text:p>87.17775</text:p>
          </table:table-cell>
          <table:table-cell office:value-type="float" office:value="87.36661" calcext:value-type="float">
            <text:p>87.36661</text:p>
          </table:table-cell>
          <table:table-cell office:value-type="float" office:value="87.70019" calcext:value-type="float">
            <text:p>87.70019</text:p>
          </table:table-cell>
          <table:table-cell office:value-type="float" office:value="90.60388" calcext:value-type="float">
            <text:p>90.60388</text:p>
          </table:table-cell>
          <table:table-cell office:value-type="float" office:value="87.39107" calcext:value-type="float">
            <text:p>87.39107</text:p>
          </table:table-cell>
          <table:table-cell office:value-type="float" office:value="87.37783" calcext:value-type="float">
            <text:p>87.37783</text:p>
          </table:table-cell>
          <table:table-cell office:value-type="float" office:value="87.36159" calcext:value-type="float">
            <text:p>87.36159</text:p>
          </table:table-cell>
          <table:table-cell office:value-type="float" office:value="88.09937" calcext:value-type="float">
            <text:p>88.09937</text:p>
          </table:table-cell>
          <table:table-cell office:value-type="float" office:value="87.25156" calcext:value-type="float">
            <text:p>87.25156</text:p>
          </table:table-cell>
          <table:table-cell office:value-type="float" office:value="91.69426" calcext:value-type="float">
            <text:p>91.69426</text:p>
          </table:table-cell>
          <table:table-cell office:value-type="float" office:value="91.78547" calcext:value-type="float">
            <text:p>91.78547</text:p>
          </table:table-cell>
          <table:table-cell office:value-type="float" office:value="87.25406" calcext:value-type="float">
            <text:p>87.25406</text:p>
          </table:table-cell>
          <table:table-cell office:value-type="float" office:value="87.3527" calcext:value-type="float">
            <text:p>87.3527</text:p>
          </table:table-cell>
          <table:table-cell table:number-columns-repeated="9"/>
        </table:table-row>
        <table:table-row table:style-name="ro1">
          <table:table-cell office:value-type="float" office:value="88.57142" calcext:value-type="float">
            <text:p>88.57142</text:p>
          </table:table-cell>
          <table:table-cell office:value-type="float" office:value="87.20355" calcext:value-type="float">
            <text:p>87.20355</text:p>
          </table:table-cell>
          <table:table-cell office:value-type="float" office:value="89.49564" calcext:value-type="float">
            <text:p>89.49564</text:p>
          </table:table-cell>
          <table:table-cell office:value-type="float" office:value="87.07121" calcext:value-type="float">
            <text:p>87.07121</text:p>
          </table:table-cell>
          <table:table-cell office:value-type="float" office:value="88.70458" calcext:value-type="float">
            <text:p>88.70458</text:p>
          </table:table-cell>
          <table:table-cell office:value-type="float" office:value="87.19657" calcext:value-type="float">
            <text:p>87.19657</text:p>
          </table:table-cell>
          <table:table-cell office:value-type="float" office:value="87.25551" calcext:value-type="float">
            <text:p>87.25551</text:p>
          </table:table-cell>
          <table:table-cell office:value-type="float" office:value="87.04303" calcext:value-type="float">
            <text:p>87.04303</text:p>
          </table:table-cell>
          <table:table-cell office:value-type="float" office:value="87.34683" calcext:value-type="float">
            <text:p>87.34683</text:p>
          </table:table-cell>
          <table:table-cell office:value-type="float" office:value="87.68042" calcext:value-type="float">
            <text:p>87.68042</text:p>
          </table:table-cell>
          <table:table-cell office:value-type="float" office:value="90.26841" calcext:value-type="float">
            <text:p>90.26841</text:p>
          </table:table-cell>
          <table:table-cell office:value-type="float" office:value="87.36197" calcext:value-type="float">
            <text:p>87.36197</text:p>
          </table:table-cell>
          <table:table-cell office:value-type="float" office:value="87.35749" calcext:value-type="float">
            <text:p>87.35749</text:p>
          </table:table-cell>
          <table:table-cell office:value-type="float" office:value="87.15211" calcext:value-type="float">
            <text:p>87.15211</text:p>
          </table:table-cell>
          <table:table-cell office:value-type="float" office:value="88.07537" calcext:value-type="float">
            <text:p>88.07537</text:p>
          </table:table-cell>
          <table:table-cell office:value-type="float" office:value="87.22224" calcext:value-type="float">
            <text:p>87.22224</text:p>
          </table:table-cell>
          <table:table-cell office:value-type="float" office:value="91.63065" calcext:value-type="float">
            <text:p>91.63065</text:p>
          </table:table-cell>
          <table:table-cell office:value-type="float" office:value="91.74328" calcext:value-type="float">
            <text:p>91.74328</text:p>
          </table:table-cell>
          <table:table-cell office:value-type="float" office:value="87.22503" calcext:value-type="float">
            <text:p>87.22503</text:p>
          </table:table-cell>
          <table:table-cell office:value-type="float" office:value="87.15243" calcext:value-type="float">
            <text:p>87.15243</text:p>
          </table:table-cell>
          <table:table-cell table:number-columns-repeated="9"/>
        </table:table-row>
        <table:table-row table:style-name="ro1">
          <table:table-cell office:value-type="float" office:value="88.5472" calcext:value-type="float">
            <text:p>88.5472</text:p>
          </table:table-cell>
          <table:table-cell office:value-type="float" office:value="86.89801" calcext:value-type="float">
            <text:p>86.89801</text:p>
          </table:table-cell>
          <table:table-cell office:value-type="float" office:value="89.29253" calcext:value-type="float">
            <text:p>89.29253</text:p>
          </table:table-cell>
          <table:table-cell office:value-type="float" office:value="86.87097" calcext:value-type="float">
            <text:p>86.87097</text:p>
          </table:table-cell>
          <table:table-cell office:value-type="float" office:value="88.67161" calcext:value-type="float">
            <text:p>88.67161</text:p>
          </table:table-cell>
          <table:table-cell office:value-type="float" office:value="86.88707" calcext:value-type="float">
            <text:p>86.88707</text:p>
          </table:table-cell>
          <table:table-cell office:value-type="float" office:value="87.12079" calcext:value-type="float">
            <text:p>87.12079</text:p>
          </table:table-cell>
          <table:table-cell office:value-type="float" office:value="87.01339" calcext:value-type="float">
            <text:p>87.01339</text:p>
          </table:table-cell>
          <table:table-cell office:value-type="float" office:value="87.04601" calcext:value-type="float">
            <text:p>87.04601</text:p>
          </table:table-cell>
          <table:table-cell office:value-type="float" office:value="87.36523" calcext:value-type="float">
            <text:p>87.36523</text:p>
          </table:table-cell>
          <table:table-cell office:value-type="float" office:value="90.23296" calcext:value-type="float">
            <text:p>90.23296</text:p>
          </table:table-cell>
          <table:table-cell office:value-type="float" office:value="87.05144" calcext:value-type="float">
            <text:p>87.05144</text:p>
          </table:table-cell>
          <table:table-cell office:value-type="float" office:value="87.04707" calcext:value-type="float">
            <text:p>87.04707</text:p>
          </table:table-cell>
          <table:table-cell office:value-type="float" office:value="87.0173" calcext:value-type="float">
            <text:p>87.0173</text:p>
          </table:table-cell>
          <table:table-cell office:value-type="float" office:value="87.76438" calcext:value-type="float">
            <text:p>87.76438</text:p>
          </table:table-cell>
          <table:table-cell office:value-type="float" office:value="86.91216" calcext:value-type="float">
            <text:p>86.91216</text:p>
          </table:table-cell>
          <table:table-cell office:value-type="float" office:value="91.58481" calcext:value-type="float">
            <text:p>91.58481</text:p>
          </table:table-cell>
          <table:table-cell office:value-type="float" office:value="91.67401" calcext:value-type="float">
            <text:p>91.67401</text:p>
          </table:table-cell>
          <table:table-cell office:value-type="float" office:value="86.91497" calcext:value-type="float">
            <text:p>86.91497</text:p>
          </table:table-cell>
          <table:table-cell office:value-type="float" office:value="87.01778" calcext:value-type="float">
            <text:p>87.01778</text:p>
          </table:table-cell>
          <table:table-cell table:number-columns-repeated="9"/>
        </table:table-row>
        <table:table-row table:style-name="ro1">
          <table:table-cell office:value-type="float" office:value="88.23954" calcext:value-type="float">
            <text:p>88.23954</text:p>
          </table:table-cell>
          <table:table-cell office:value-type="float" office:value="86.86833" calcext:value-type="float">
            <text:p>86.86833</text:p>
          </table:table-cell>
          <table:table-cell office:value-type="float" office:value="89.1517" calcext:value-type="float">
            <text:p>89.1517</text:p>
          </table:table-cell>
          <table:table-cell office:value-type="float" office:value="86.73163" calcext:value-type="float">
            <text:p>86.73163</text:p>
          </table:table-cell>
          <table:table-cell office:value-type="float" office:value="88.36374" calcext:value-type="float">
            <text:p>88.36374</text:p>
          </table:table-cell>
          <table:table-cell office:value-type="float" office:value="86.85272" calcext:value-type="float">
            <text:p>86.85272</text:p>
          </table:table-cell>
          <table:table-cell office:value-type="float" office:value="86.91621" calcext:value-type="float">
            <text:p>86.91621</text:p>
          </table:table-cell>
          <table:table-cell office:value-type="float" office:value="86.70789" calcext:value-type="float">
            <text:p>86.70789</text:p>
          </table:table-cell>
          <table:table-cell office:value-type="float" office:value="87.01658" calcext:value-type="float">
            <text:p>87.01658</text:p>
          </table:table-cell>
          <table:table-cell office:value-type="float" office:value="87.34445" calcext:value-type="float">
            <text:p>87.34445</text:p>
          </table:table-cell>
          <table:table-cell office:value-type="float" office:value="89.90776" calcext:value-type="float">
            <text:p>89.90776</text:p>
          </table:table-cell>
          <table:table-cell office:value-type="float" office:value="87.02628" calcext:value-type="float">
            <text:p>87.02628</text:p>
          </table:table-cell>
          <table:table-cell office:value-type="float" office:value="87.01342" calcext:value-type="float">
            <text:p>87.01342</text:p>
          </table:table-cell>
          <table:table-cell office:value-type="float" office:value="86.81252" calcext:value-type="float">
            <text:p>86.81252</text:p>
          </table:table-cell>
          <table:table-cell office:value-type="float" office:value="87.74456" calcext:value-type="float">
            <text:p>87.74456</text:p>
          </table:table-cell>
          <table:table-cell office:value-type="float" office:value="86.88241" calcext:value-type="float">
            <text:p>86.88241</text:p>
          </table:table-cell>
          <table:table-cell office:value-type="float" office:value="91.52837" calcext:value-type="float">
            <text:p>91.52837</text:p>
          </table:table-cell>
          <table:table-cell office:value-type="float" office:value="91.62016" calcext:value-type="float">
            <text:p>91.62016</text:p>
          </table:table-cell>
          <table:table-cell office:value-type="float" office:value="86.8899" calcext:value-type="float">
            <text:p>86.8899</text:p>
          </table:table-cell>
          <table:table-cell office:value-type="float" office:value="86.80819" calcext:value-type="float">
            <text:p>86.80819</text:p>
          </table:table-cell>
          <table:table-cell table:number-columns-repeated="9"/>
        </table:table-row>
        <table:table-row table:style-name="ro1">
          <table:table-cell office:value-type="float" office:value="88.21499" calcext:value-type="float">
            <text:p>88.21499</text:p>
          </table:table-cell>
          <table:table-cell office:value-type="float" office:value="86.55457" calcext:value-type="float">
            <text:p>86.55457</text:p>
          </table:table-cell>
          <table:table-cell office:value-type="float" office:value="88.94943" calcext:value-type="float">
            <text:p>88.94943</text:p>
          </table:table-cell>
          <table:table-cell office:value-type="float" office:value="86.52723" calcext:value-type="float">
            <text:p>86.52723</text:p>
          </table:table-cell>
          <table:table-cell office:value-type="float" office:value="88.33509" calcext:value-type="float">
            <text:p>88.33509</text:p>
          </table:table-cell>
          <table:table-cell office:value-type="float" office:value="86.53885" calcext:value-type="float">
            <text:p>86.53885</text:p>
          </table:table-cell>
          <table:table-cell office:value-type="float" office:value="86.78567" calcext:value-type="float">
            <text:p>86.78567</text:p>
          </table:table-cell>
          <table:table-cell office:value-type="float" office:value="86.67367" calcext:value-type="float">
            <text:p>86.67367</text:p>
          </table:table-cell>
          <table:table-cell office:value-type="float" office:value="86.70264" calcext:value-type="float">
            <text:p>86.70264</text:p>
          </table:table-cell>
          <table:table-cell office:value-type="float" office:value="87.03389" calcext:value-type="float">
            <text:p>87.03389</text:p>
          </table:table-cell>
          <table:table-cell office:value-type="float" office:value="89.86847" calcext:value-type="float">
            <text:p>89.86847</text:p>
          </table:table-cell>
          <table:table-cell office:value-type="float" office:value="86.71164" calcext:value-type="float">
            <text:p>86.71164</text:p>
          </table:table-cell>
          <table:table-cell office:value-type="float" office:value="86.71246" calcext:value-type="float">
            <text:p>86.71246</text:p>
          </table:table-cell>
          <table:table-cell office:value-type="float" office:value="86.68207" calcext:value-type="float">
            <text:p>86.68207</text:p>
          </table:table-cell>
          <table:table-cell office:value-type="float" office:value="87.42944" calcext:value-type="float">
            <text:p>87.42944</text:p>
          </table:table-cell>
          <table:table-cell office:value-type="float" office:value="86.75174" calcext:value-type="float">
            <text:p>86.75174</text:p>
          </table:table-cell>
          <table:table-cell office:value-type="float" office:value="91.47976" calcext:value-type="float">
            <text:p>91.47976</text:p>
          </table:table-cell>
          <table:table-cell office:value-type="float" office:value="91.55847" calcext:value-type="float">
            <text:p>91.55847</text:p>
          </table:table-cell>
          <table:table-cell office:value-type="float" office:value="86.57563" calcext:value-type="float">
            <text:p>86.57563</text:p>
          </table:table-cell>
          <table:table-cell office:value-type="float" office:value="86.67765" calcext:value-type="float">
            <text:p>86.67765</text:p>
          </table:table-cell>
          <table:table-cell table:number-columns-repeated="9"/>
        </table:table-row>
        <table:table-row table:style-name="ro1">
          <table:table-cell office:value-type="float" office:value="87.90363" calcext:value-type="float">
            <text:p>87.90363</text:p>
          </table:table-cell>
          <table:table-cell office:value-type="float" office:value="86.51536" calcext:value-type="float">
            <text:p>86.51536</text:p>
          </table:table-cell>
          <table:table-cell office:value-type="float" office:value="88.81346" calcext:value-type="float">
            <text:p>88.81346</text:p>
          </table:table-cell>
          <table:table-cell office:value-type="float" office:value="86.3833" calcext:value-type="float">
            <text:p>86.3833</text:p>
          </table:table-cell>
          <table:table-cell office:value-type="float" office:value="88.02353" calcext:value-type="float">
            <text:p>88.02353</text:p>
          </table:table-cell>
          <table:table-cell office:value-type="float" office:value="86.49956" calcext:value-type="float">
            <text:p>86.49956</text:p>
          </table:table-cell>
          <table:table-cell office:value-type="float" office:value="86.57655" calcext:value-type="float">
            <text:p>86.57655</text:p>
          </table:table-cell>
          <table:table-cell office:value-type="float" office:value="86.36372" calcext:value-type="float">
            <text:p>86.36372</text:p>
          </table:table-cell>
          <table:table-cell office:value-type="float" office:value="86.67714" calcext:value-type="float">
            <text:p>86.67714</text:p>
          </table:table-cell>
          <table:table-cell office:value-type="float" office:value="87.00016" calcext:value-type="float">
            <text:p>87.00016</text:p>
          </table:table-cell>
          <table:table-cell office:value-type="float" office:value="89.54826" calcext:value-type="float">
            <text:p>89.54826</text:p>
          </table:table-cell>
          <table:table-cell office:value-type="float" office:value="86.682" calcext:value-type="float">
            <text:p>86.682</text:p>
          </table:table-cell>
          <table:table-cell office:value-type="float" office:value="86.6828" calcext:value-type="float">
            <text:p>86.6828</text:p>
          </table:table-cell>
          <table:table-cell office:value-type="float" office:value="86.47268" calcext:value-type="float">
            <text:p>86.47268</text:p>
          </table:table-cell>
          <table:table-cell office:value-type="float" office:value="87.40518" calcext:value-type="float">
            <text:p>87.40518</text:p>
          </table:table-cell>
          <table:table-cell office:value-type="float" office:value="86.54721" calcext:value-type="float">
            <text:p>86.54721</text:p>
          </table:table-cell>
          <table:table-cell office:value-type="float" office:value="91.33185" calcext:value-type="float">
            <text:p>91.33185</text:p>
          </table:table-cell>
          <table:table-cell office:value-type="float" office:value="91.51984" calcext:value-type="float">
            <text:p>91.51984</text:p>
          </table:table-cell>
          <table:table-cell office:value-type="float" office:value="86.54989" calcext:value-type="float">
            <text:p>86.54989</text:p>
          </table:table-cell>
          <table:table-cell office:value-type="float" office:value="86.47196" calcext:value-type="float">
            <text:p>86.47196</text:p>
          </table:table-cell>
          <table:table-cell table:number-columns-repeated="9"/>
        </table:table-row>
        <table:table-row table:style-name="ro1">
          <table:table-cell office:value-type="float" office:value="87.87947" calcext:value-type="float">
            <text:p>87.87947</text:p>
          </table:table-cell>
          <table:table-cell office:value-type="float" office:value="86.20591" calcext:value-type="float">
            <text:p>86.20591</text:p>
          </table:table-cell>
          <table:table-cell office:value-type="float" office:value="88.61216" calcext:value-type="float">
            <text:p>88.61216</text:p>
          </table:table-cell>
          <table:table-cell office:value-type="float" office:value="86.18311" calcext:value-type="float">
            <text:p>86.18311</text:p>
          </table:table-cell>
          <table:table-cell office:value-type="float" office:value="88.0083" calcext:value-type="float">
            <text:p>88.0083</text:p>
          </table:table-cell>
          <table:table-cell office:value-type="float" office:value="86.19007" calcext:value-type="float">
            <text:p>86.19007</text:p>
          </table:table-cell>
          <table:table-cell office:value-type="float" office:value="86.44145" calcext:value-type="float">
            <text:p>86.44145</text:p>
          </table:table-cell>
          <table:table-cell office:value-type="float" office:value="86.32446" calcext:value-type="float">
            <text:p>86.32446</text:p>
          </table:table-cell>
          <table:table-cell office:value-type="float" office:value="86.36721" calcext:value-type="float">
            <text:p>86.36721</text:p>
          </table:table-cell>
          <table:table-cell office:value-type="float" office:value="86.69918" calcext:value-type="float">
            <text:p>86.69918</text:p>
          </table:table-cell>
          <table:table-cell office:value-type="float" office:value="89.51428" calcext:value-type="float">
            <text:p>89.51428</text:p>
          </table:table-cell>
          <table:table-cell office:value-type="float" office:value="86.37688" calcext:value-type="float">
            <text:p>86.37688</text:p>
          </table:table-cell>
          <table:table-cell office:value-type="float" office:value="86.3639" calcext:value-type="float">
            <text:p>86.3639</text:p>
          </table:table-cell>
          <table:table-cell office:value-type="float" office:value="86.33745" calcext:value-type="float">
            <text:p>86.33745</text:p>
          </table:table-cell>
          <table:table-cell office:value-type="float" office:value="87.09474" calcext:value-type="float">
            <text:p>87.09474</text:p>
          </table:table-cell>
          <table:table-cell office:value-type="float" office:value="86.41187" calcext:value-type="float">
            <text:p>86.41187</text:p>
          </table:table-cell>
          <table:table-cell office:value-type="float" office:value="91.18172" calcext:value-type="float">
            <text:p>91.18172</text:p>
          </table:table-cell>
          <table:table-cell office:value-type="float" office:value="91.46128" calcext:value-type="float">
            <text:p>91.46128</text:p>
          </table:table-cell>
          <table:table-cell office:value-type="float" office:value="86.23114" calcext:value-type="float">
            <text:p>86.23114</text:p>
          </table:table-cell>
          <table:table-cell office:value-type="float" office:value="86.32814" calcext:value-type="float">
            <text:p>86.32814</text:p>
          </table:table-cell>
          <table:table-cell table:number-columns-repeated="9"/>
        </table:table-row>
        <table:table-row table:style-name="ro1">
          <table:table-cell office:value-type="float" office:value="87.57284" calcext:value-type="float">
            <text:p>87.57284</text:p>
          </table:table-cell>
          <table:table-cell office:value-type="float" office:value="86.16188" calcext:value-type="float">
            <text:p>86.16188</text:p>
          </table:table-cell>
          <table:table-cell office:value-type="float" office:value="88.48101" calcext:value-type="float">
            <text:p>88.48101</text:p>
          </table:table-cell>
          <table:table-cell office:value-type="float" office:value="86.03942" calcext:value-type="float">
            <text:p>86.03942</text:p>
          </table:table-cell>
          <table:table-cell office:value-type="float" office:value="87.69718" calcext:value-type="float">
            <text:p>87.69718</text:p>
          </table:table-cell>
          <table:table-cell office:value-type="float" office:value="86.15486" calcext:value-type="float">
            <text:p>86.15486</text:p>
          </table:table-cell>
          <table:table-cell office:value-type="float" office:value="86.22781" calcext:value-type="float">
            <text:p>86.22781</text:p>
          </table:table-cell>
          <table:table-cell office:value-type="float" office:value="86.01504" calcext:value-type="float">
            <text:p>86.01504</text:p>
          </table:table-cell>
          <table:table-cell office:value-type="float" office:value="86.32797" calcext:value-type="float">
            <text:p>86.32797</text:p>
          </table:table-cell>
          <table:table-cell office:value-type="float" office:value="86.66463" calcext:value-type="float">
            <text:p>86.66463</text:p>
          </table:table-cell>
          <table:table-cell office:value-type="float" office:value="89.19583" calcext:value-type="float">
            <text:p>89.19583</text:p>
          </table:table-cell>
          <table:table-cell office:value-type="float" office:value="86.33745" calcext:value-type="float">
            <text:p>86.33745</text:p>
          </table:table-cell>
          <table:table-cell office:value-type="float" office:value="86.33805" calcext:value-type="float">
            <text:p>86.33805</text:p>
          </table:table-cell>
          <table:table-cell office:value-type="float" office:value="86.1234" calcext:value-type="float">
            <text:p>86.1234</text:p>
          </table:table-cell>
          <table:table-cell office:value-type="float" office:value="87.06954" calcext:value-type="float">
            <text:p>87.06954</text:p>
          </table:table-cell>
          <table:table-cell office:value-type="float" office:value="86.20657" calcext:value-type="float">
            <text:p>86.20657</text:p>
          </table:table-cell>
          <table:table-cell office:value-type="float" office:value="90.94618" calcext:value-type="float">
            <text:p>90.94618</text:p>
          </table:table-cell>
          <table:table-cell office:value-type="float" office:value="91.41968" calcext:value-type="float">
            <text:p>91.41968</text:p>
          </table:table-cell>
          <table:table-cell office:value-type="float" office:value="86.20057" calcext:value-type="float">
            <text:p>86.20057</text:p>
          </table:table-cell>
          <table:table-cell office:value-type="float" office:value="86.11834" calcext:value-type="float">
            <text:p>86.11834</text:p>
          </table:table-cell>
          <table:table-cell table:number-columns-repeated="9"/>
        </table:table-row>
        <table:table-row table:style-name="ro1">
          <table:table-cell office:value-type="float" office:value="87.54837" calcext:value-type="float">
            <text:p>87.54837</text:p>
          </table:table-cell>
          <table:table-cell office:value-type="float" office:value="85.84781" calcext:value-type="float">
            <text:p>85.84781</text:p>
          </table:table-cell>
          <table:table-cell office:value-type="float" office:value="88.27975" calcext:value-type="float">
            <text:p>88.27975</text:p>
          </table:table-cell>
          <table:table-cell office:value-type="float" office:value="85.82091" calcext:value-type="float">
            <text:p>85.82091</text:p>
          </table:table-cell>
          <table:table-cell office:value-type="float" office:value="87.67271" calcext:value-type="float">
            <text:p>87.67271</text:p>
          </table:table-cell>
          <table:table-cell office:value-type="float" office:value="85.84076" calcext:value-type="float">
            <text:p>85.84076</text:p>
          </table:table-cell>
          <table:table-cell office:value-type="float" office:value="86.08799" calcext:value-type="float">
            <text:p>86.08799</text:p>
          </table:table-cell>
          <table:table-cell office:value-type="float" office:value="85.9749" calcext:value-type="float">
            <text:p>85.9749</text:p>
          </table:table-cell>
          <table:table-cell office:value-type="float" office:value="86.01379" calcext:value-type="float">
            <text:p>86.01379</text:p>
          </table:table-cell>
          <table:table-cell office:value-type="float" office:value="86.3507" calcext:value-type="float">
            <text:p>86.3507</text:p>
          </table:table-cell>
          <table:table-cell office:value-type="float" office:value="89.16664" calcext:value-type="float">
            <text:p>89.16664</text:p>
          </table:table-cell>
          <table:table-cell office:value-type="float" office:value="86.02788" calcext:value-type="float">
            <text:p>86.02788</text:p>
          </table:table-cell>
          <table:table-cell office:value-type="float" office:value="86.01499" calcext:value-type="float">
            <text:p>86.01499</text:p>
          </table:table-cell>
          <table:table-cell office:value-type="float" office:value="85.98326" calcext:value-type="float">
            <text:p>85.98326</text:p>
          </table:table-cell>
          <table:table-cell office:value-type="float" office:value="86.75978" calcext:value-type="float">
            <text:p>86.75978</text:p>
          </table:table-cell>
          <table:table-cell office:value-type="float" office:value="86.05779" calcext:value-type="float">
            <text:p>86.05779</text:p>
          </table:table-cell>
          <table:table-cell office:value-type="float" office:value="90.79275" calcext:value-type="float">
            <text:p>90.79275</text:p>
          </table:table-cell>
          <table:table-cell office:value-type="float" office:value="91.36314" calcext:value-type="float">
            <text:p>91.36314</text:p>
          </table:table-cell>
          <table:table-cell office:value-type="float" office:value="85.89093" calcext:value-type="float">
            <text:p>85.89093</text:p>
          </table:table-cell>
          <table:table-cell office:value-type="float" office:value="85.97355" calcext:value-type="float">
            <text:p>85.97355</text:p>
          </table:table-cell>
          <table:table-cell table:number-columns-repeated="9"/>
        </table:table-row>
        <table:table-row table:style-name="ro1">
          <table:table-cell office:value-type="float" office:value="87.24247" calcext:value-type="float">
            <text:p>87.24247</text:p>
          </table:table-cell>
          <table:table-cell office:value-type="float" office:value="85.8076" calcext:value-type="float">
            <text:p>85.8076</text:p>
          </table:table-cell>
          <table:table-cell office:value-type="float" office:value="88.1489" calcext:value-type="float">
            <text:p>88.1489</text:p>
          </table:table-cell>
          <table:table-cell office:value-type="float" office:value="85.68101" calcext:value-type="float">
            <text:p>85.68101</text:p>
          </table:table-cell>
          <table:table-cell office:value-type="float" office:value="87.35788" calcext:value-type="float">
            <text:p>87.35788</text:p>
          </table:table-cell>
          <table:table-cell office:value-type="float" office:value="85.79175" calcext:value-type="float">
            <text:p>85.79175</text:p>
          </table:table-cell>
          <table:table-cell office:value-type="float" office:value="85.87845" calcext:value-type="float">
            <text:p>85.87845</text:p>
          </table:table-cell>
          <table:table-cell office:value-type="float" office:value="85.66066" calcext:value-type="float">
            <text:p>85.66066</text:p>
          </table:table-cell>
          <table:table-cell office:value-type="float" office:value="85.97857" calcext:value-type="float">
            <text:p>85.97857</text:p>
          </table:table-cell>
          <table:table-cell office:value-type="float" office:value="86.32471" calcext:value-type="float">
            <text:p>86.32471</text:p>
          </table:table-cell>
          <table:table-cell office:value-type="float" office:value="88.85328" calcext:value-type="float">
            <text:p>88.85328</text:p>
          </table:table-cell>
          <table:table-cell office:value-type="float" office:value="85.98367" calcext:value-type="float">
            <text:p>85.98367</text:p>
          </table:table-cell>
          <table:table-cell office:value-type="float" office:value="85.9843" calcext:value-type="float">
            <text:p>85.9843</text:p>
          </table:table-cell>
          <table:table-cell office:value-type="float" office:value="85.76487" calcext:value-type="float">
            <text:p>85.76487</text:p>
          </table:table-cell>
          <table:table-cell office:value-type="float" office:value="86.7303" calcext:value-type="float">
            <text:p>86.7303</text:p>
          </table:table-cell>
          <table:table-cell office:value-type="float" office:value="85.84776" calcext:value-type="float">
            <text:p>85.84776</text:p>
          </table:table-cell>
          <table:table-cell office:value-type="float" office:value="90.56226" calcext:value-type="float">
            <text:p>90.56226</text:p>
          </table:table-cell>
          <table:table-cell office:value-type="float" office:value="91.31877" calcext:value-type="float">
            <text:p>91.31877</text:p>
          </table:table-cell>
          <table:table-cell office:value-type="float" office:value="85.84691" calcext:value-type="float">
            <text:p>85.84691</text:p>
          </table:table-cell>
          <table:table-cell office:value-type="float" office:value="85.7503" calcext:value-type="float">
            <text:p>85.7503</text:p>
          </table:table-cell>
          <table:table-cell table:number-columns-repeated="9"/>
        </table:table-row>
        <table:table-row table:style-name="ro1">
          <table:table-cell office:value-type="float" office:value="87.21336" calcext:value-type="float">
            <text:p>87.21336</text:p>
          </table:table-cell>
          <table:table-cell office:value-type="float" office:value="85.48055" calcext:value-type="float">
            <text:p>85.48055</text:p>
          </table:table-cell>
          <table:table-cell office:value-type="float" office:value="87.94357" calcext:value-type="float">
            <text:p>87.94357</text:p>
          </table:table-cell>
          <table:table-cell office:value-type="float" office:value="85.63204" calcext:value-type="float">
            <text:p>85.63204</text:p>
          </table:table-cell>
          <table:table-cell office:value-type="float" office:value="87.3375" calcext:value-type="float">
            <text:p>87.3375</text:p>
          </table:table-cell>
          <table:table-cell office:value-type="float" office:value="85.47318" calcext:value-type="float">
            <text:p>85.47318</text:p>
          </table:table-cell>
          <table:table-cell office:value-type="float" office:value="85.73375" calcext:value-type="float">
            <text:p>85.73375</text:p>
          </table:table-cell>
          <table:table-cell office:value-type="float" office:value="85.60666" calcext:value-type="float">
            <text:p>85.60666</text:p>
          </table:table-cell>
          <table:table-cell office:value-type="float" office:value="85.65956" calcext:value-type="float">
            <text:p>85.65956</text:p>
          </table:table-cell>
          <table:table-cell office:value-type="float" office:value="86.00141" calcext:value-type="float">
            <text:p>86.00141</text:p>
          </table:table-cell>
          <table:table-cell office:value-type="float" office:value="88.82879" calcext:value-type="float">
            <text:p>88.82879</text:p>
          </table:table-cell>
          <table:table-cell office:value-type="float" office:value="85.66933" calcext:value-type="float">
            <text:p>85.66933</text:p>
          </table:table-cell>
          <table:table-cell office:value-type="float" office:value="85.65661" calcext:value-type="float">
            <text:p>85.65661</text:p>
          </table:table-cell>
          <table:table-cell office:value-type="float" office:value="85.62006" calcext:value-type="float">
            <text:p>85.62006</text:p>
          </table:table-cell>
          <table:table-cell office:value-type="float" office:value="86.41145" calcext:value-type="float">
            <text:p>86.41145</text:p>
          </table:table-cell>
          <table:table-cell office:value-type="float" office:value="85.70794" calcext:value-type="float">
            <text:p>85.70794</text:p>
          </table:table-cell>
          <table:table-cell office:value-type="float" office:value="90.41895" calcext:value-type="float">
            <text:p>90.41895</text:p>
          </table:table-cell>
          <table:table-cell office:value-type="float" office:value="91.20655" calcext:value-type="float">
            <text:p>91.20655</text:p>
          </table:table-cell>
          <table:table-cell office:value-type="float" office:value="85.52793" calcext:value-type="float">
            <text:p>85.52793</text:p>
          </table:table-cell>
          <table:table-cell office:value-type="float" office:value="85.60569" calcext:value-type="float">
            <text:p>85.60569</text:p>
          </table:table-cell>
          <table:table-cell table:number-columns-repeated="9"/>
        </table:table-row>
        <table:table-row table:style-name="ro1">
          <table:table-cell office:value-type="float" office:value="86.91207" calcext:value-type="float">
            <text:p>86.91207</text:p>
          </table:table-cell>
          <table:table-cell office:value-type="float" office:value="85.43564" calcext:value-type="float">
            <text:p>85.43564</text:p>
          </table:table-cell>
          <table:table-cell office:value-type="float" office:value="87.81744" calcext:value-type="float">
            <text:p>87.81744</text:p>
          </table:table-cell>
          <table:table-cell office:value-type="float" office:value="85.31334" calcext:value-type="float">
            <text:p>85.31334</text:p>
          </table:table-cell>
          <table:table-cell office:value-type="float" office:value="87.02719" calcext:value-type="float">
            <text:p>87.02719</text:p>
          </table:table-cell>
          <table:table-cell office:value-type="float" office:value="85.42815" calcext:value-type="float">
            <text:p>85.42815</text:p>
          </table:table-cell>
          <table:table-cell office:value-type="float" office:value="85.51952" calcext:value-type="float">
            <text:p>85.51952</text:p>
          </table:table-cell>
          <table:table-cell office:value-type="float" office:value="85.28342" calcext:value-type="float">
            <text:p>85.28342</text:p>
          </table:table-cell>
          <table:table-cell office:value-type="float" office:value="85.61057" calcext:value-type="float">
            <text:p>85.61057</text:p>
          </table:table-cell>
          <table:table-cell office:value-type="float" office:value="85.97089" calcext:value-type="float">
            <text:p>85.97089</text:p>
          </table:table-cell>
          <table:table-cell office:value-type="float" office:value="88.51178" calcext:value-type="float">
            <text:p>88.51178</text:p>
          </table:table-cell>
          <table:table-cell office:value-type="float" office:value="85.62023" calcext:value-type="float">
            <text:p>85.62023</text:p>
          </table:table-cell>
          <table:table-cell office:value-type="float" office:value="85.6212" calcext:value-type="float">
            <text:p>85.6212</text:p>
          </table:table-cell>
          <table:table-cell office:value-type="float" office:value="85.40557" calcext:value-type="float">
            <text:p>85.40557</text:p>
          </table:table-cell>
          <table:table-cell office:value-type="float" office:value="86.38588" calcext:value-type="float">
            <text:p>86.38588</text:p>
          </table:table-cell>
          <table:table-cell office:value-type="float" office:value="85.48834" calcext:value-type="float">
            <text:p>85.48834</text:p>
          </table:table-cell>
          <table:table-cell office:value-type="float" office:value="90.19537" calcext:value-type="float">
            <text:p>90.19537</text:p>
          </table:table-cell>
          <table:table-cell office:value-type="float" office:value="91.09226" calcext:value-type="float">
            <text:p>91.09226</text:p>
          </table:table-cell>
          <table:table-cell office:value-type="float" office:value="85.4876" calcext:value-type="float">
            <text:p>85.4876</text:p>
          </table:table-cell>
          <table:table-cell office:value-type="float" office:value="85.38625" calcext:value-type="float">
            <text:p>85.38625</text:p>
          </table:table-cell>
          <table:table-cell table:number-columns-repeated="9"/>
        </table:table-row>
        <table:table-row table:style-name="ro1">
          <table:table-cell office:value-type="float" office:value="86.88238" calcext:value-type="float">
            <text:p>86.88238</text:p>
          </table:table-cell>
          <table:table-cell office:value-type="float" office:value="85.10399" calcext:value-type="float">
            <text:p>85.10399</text:p>
          </table:table-cell>
          <table:table-cell office:value-type="float" office:value="87.61655" calcext:value-type="float">
            <text:p>87.61655</text:p>
          </table:table-cell>
          <table:table-cell office:value-type="float" office:value="85.25928" calcext:value-type="float">
            <text:p>85.25928</text:p>
          </table:table-cell>
          <table:table-cell office:value-type="float" office:value="86.99832" calcext:value-type="float">
            <text:p>86.99832</text:p>
          </table:table-cell>
          <table:table-cell office:value-type="float" office:value="85.09637" calcext:value-type="float">
            <text:p>85.09637</text:p>
          </table:table-cell>
          <table:table-cell office:value-type="float" office:value="85.36156" calcext:value-type="float">
            <text:p>85.36156</text:p>
          </table:table-cell>
          <table:table-cell office:value-type="float" office:value="85.23324" calcext:value-type="float">
            <text:p>85.23324</text:p>
          </table:table-cell>
          <table:table-cell office:value-type="float" office:value="85.28697" calcext:value-type="float">
            <text:p>85.28697</text:p>
          </table:table-cell>
          <table:table-cell office:value-type="float" office:value="85.64284" calcext:value-type="float">
            <text:p>85.64284</text:p>
          </table:table-cell>
          <table:table-cell office:value-type="float" office:value="88.49161" calcext:value-type="float">
            <text:p>88.49161</text:p>
          </table:table-cell>
          <table:table-cell office:value-type="float" office:value="85.30149" calcext:value-type="float">
            <text:p>85.30149</text:p>
          </table:table-cell>
          <table:table-cell office:value-type="float" office:value="85.29757" calcext:value-type="float">
            <text:p>85.29757</text:p>
          </table:table-cell>
          <table:table-cell office:value-type="float" office:value="85.24741" calcext:value-type="float">
            <text:p>85.24741</text:p>
          </table:table-cell>
          <table:table-cell office:value-type="float" office:value="86.06768" calcext:value-type="float">
            <text:p>86.06768</text:p>
          </table:table-cell>
          <table:table-cell office:value-type="float" office:value="85.33502" calcext:value-type="float">
            <text:p>85.33502</text:p>
          </table:table-cell>
          <table:table-cell office:value-type="float" office:value="90.05296" calcext:value-type="float">
            <text:p>90.05296</text:p>
          </table:table-cell>
          <table:table-cell office:value-type="float" office:value="91.03648" calcext:value-type="float">
            <text:p>91.03648</text:p>
          </table:table-cell>
          <table:table-cell office:value-type="float" office:value="85.16415" calcext:value-type="float">
            <text:p>85.16415</text:p>
          </table:table-cell>
          <table:table-cell office:value-type="float" office:value="85.23678" calcext:value-type="float">
            <text:p>85.23678</text:p>
          </table:table-cell>
          <table:table-cell table:number-columns-repeated="9"/>
        </table:table-row>
        <table:table-row table:style-name="ro1">
          <table:table-cell office:value-type="float" office:value="86.56794" calcext:value-type="float">
            <text:p>86.56794</text:p>
          </table:table-cell>
          <table:table-cell office:value-type="float" office:value="85.04509" calcext:value-type="float">
            <text:p>85.04509</text:p>
          </table:table-cell>
          <table:table-cell office:value-type="float" office:value="87.48608" calcext:value-type="float">
            <text:p>87.48608</text:p>
          </table:table-cell>
          <table:table-cell office:value-type="float" office:value="84.93578" calcext:value-type="float">
            <text:p>84.93578</text:p>
          </table:table-cell>
          <table:table-cell office:value-type="float" office:value="86.68356" calcext:value-type="float">
            <text:p>86.68356</text:p>
          </table:table-cell>
          <table:table-cell office:value-type="float" office:value="85.04609" calcext:value-type="float">
            <text:p>85.04609</text:p>
          </table:table-cell>
          <table:table-cell office:value-type="float" office:value="85.13713" calcext:value-type="float">
            <text:p>85.13713</text:p>
          </table:table-cell>
          <table:table-cell office:value-type="float" office:value="84.90121" calcext:value-type="float">
            <text:p>84.90121</text:p>
          </table:table-cell>
          <table:table-cell office:value-type="float" office:value="85.2369" calcext:value-type="float">
            <text:p>85.2369</text:p>
          </table:table-cell>
          <table:table-cell office:value-type="float" office:value="85.60232" calcext:value-type="float">
            <text:p>85.60232</text:p>
          </table:table-cell>
          <table:table-cell office:value-type="float" office:value="88.18438" calcext:value-type="float">
            <text:p>88.18438</text:p>
          </table:table-cell>
          <table:table-cell office:value-type="float" office:value="85.24732" calcext:value-type="float">
            <text:p>85.24732</text:p>
          </table:table-cell>
          <table:table-cell office:value-type="float" office:value="85.24349" calcext:value-type="float">
            <text:p>85.24349</text:p>
          </table:table-cell>
          <table:table-cell office:value-type="float" office:value="85.02321" calcext:value-type="float">
            <text:p>85.02321</text:p>
          </table:table-cell>
          <table:table-cell office:value-type="float" office:value="86.03708" calcext:value-type="float">
            <text:p>86.03708</text:p>
          </table:table-cell>
          <table:table-cell office:value-type="float" office:value="85.11065" calcext:value-type="float">
            <text:p>85.11065</text:p>
          </table:table-cell>
          <table:table-cell office:value-type="float" office:value="89.8353" calcext:value-type="float">
            <text:p>89.8353</text:p>
          </table:table-cell>
          <table:table-cell office:value-type="float" office:value="90.69866" calcext:value-type="float">
            <text:p>90.69866</text:p>
          </table:table-cell>
          <table:table-cell office:value-type="float" office:value="85.10993" calcext:value-type="float">
            <text:p>85.10993</text:p>
          </table:table-cell>
          <table:table-cell office:value-type="float" office:value="84.99263" calcext:value-type="float">
            <text:p>84.99263</text:p>
          </table:table-cell>
          <table:table-cell table:number-columns-repeated="9"/>
        </table:table-row>
        <table:table-row table:style-name="ro1">
          <table:table-cell office:value-type="float" office:value="86.53803" calcext:value-type="float">
            <text:p>86.53803</text:p>
          </table:table-cell>
          <table:table-cell office:value-type="float" office:value="84.89093" calcext:value-type="float">
            <text:p>84.89093</text:p>
          </table:table-cell>
          <table:table-cell office:value-type="float" office:value="87.28134" calcext:value-type="float">
            <text:p>87.28134</text:p>
          </table:table-cell>
          <table:table-cell office:value-type="float" office:value="84.87181" calcext:value-type="float">
            <text:p>84.87181</text:p>
          </table:table-cell>
          <table:table-cell office:value-type="float" office:value="86.66251" calcext:value-type="float">
            <text:p>86.66251</text:p>
          </table:table-cell>
          <table:table-cell office:value-type="float" office:value="84.70925" calcext:value-type="float">
            <text:p>84.70925</text:p>
          </table:table-cell>
          <table:table-cell office:value-type="float" office:value="84.98795" calcext:value-type="float">
            <text:p>84.98795</text:p>
          </table:table-cell>
          <table:table-cell office:value-type="float" office:value="84.84613" calcext:value-type="float">
            <text:p>84.84613</text:p>
          </table:table-cell>
          <table:table-cell office:value-type="float" office:value="84.91382" calcext:value-type="float">
            <text:p>84.91382</text:p>
          </table:table-cell>
          <table:table-cell office:value-type="float" office:value="85.28361" calcext:value-type="float">
            <text:p>85.28361</text:p>
          </table:table-cell>
          <table:table-cell office:value-type="float" office:value="88.16003" calcext:value-type="float">
            <text:p>88.16003</text:p>
          </table:table-cell>
          <table:table-cell office:value-type="float" office:value="84.9238" calcext:value-type="float">
            <text:p>84.9238</text:p>
          </table:table-cell>
          <table:table-cell office:value-type="float" office:value="84.92032" calcext:value-type="float">
            <text:p>84.92032</text:p>
          </table:table-cell>
          <table:table-cell office:value-type="float" office:value="84.86506" calcext:value-type="float">
            <text:p>84.86506</text:p>
          </table:table-cell>
          <table:table-cell office:value-type="float" office:value="85.71428" calcext:value-type="float">
            <text:p>85.71428</text:p>
          </table:table-cell>
          <table:table-cell office:value-type="float" office:value="84.96114" calcext:value-type="float">
            <text:p>84.96114</text:p>
          </table:table-cell>
          <table:table-cell office:value-type="float" office:value="89.68909" calcext:value-type="float">
            <text:p>89.68909</text:p>
          </table:table-cell>
          <table:table-cell office:value-type="float" office:value="90.64867" calcext:value-type="float">
            <text:p>90.64867</text:p>
          </table:table-cell>
          <table:table-cell office:value-type="float" office:value="84.78171" calcext:value-type="float">
            <text:p>84.78171</text:p>
          </table:table-cell>
          <table:table-cell office:value-type="float" office:value="84.83851" calcext:value-type="float">
            <text:p>84.83851</text:p>
          </table:table-cell>
          <table:table-cell table:number-columns-repeated="9"/>
        </table:table-row>
        <table:table-row table:style-name="ro1">
          <table:table-cell office:value-type="float" office:value="86.22754" calcext:value-type="float">
            <text:p>86.22754</text:p>
          </table:table-cell>
          <table:table-cell office:value-type="float" office:value="84.64775" calcext:value-type="float">
            <text:p>84.64775</text:p>
          </table:table-cell>
          <table:table-cell office:value-type="float" office:value="87.15523" calcext:value-type="float">
            <text:p>87.15523</text:p>
          </table:table-cell>
          <table:table-cell office:value-type="float" office:value="84.54813" calcext:value-type="float">
            <text:p>84.54813</text:p>
          </table:table-cell>
          <table:table-cell office:value-type="float" office:value="86.34371" calcext:value-type="float">
            <text:p>86.34371</text:p>
          </table:table-cell>
          <table:table-cell office:value-type="float" office:value="84.64015" calcext:value-type="float">
            <text:p>84.64015</text:p>
          </table:table-cell>
          <table:table-cell office:value-type="float" office:value="84.9242" calcext:value-type="float">
            <text:p>84.9242</text:p>
          </table:table-cell>
          <table:table-cell office:value-type="float" office:value="84.50915" calcext:value-type="float">
            <text:p>84.50915</text:p>
          </table:table-cell>
          <table:table-cell office:value-type="float" office:value="84.84996" calcext:value-type="float">
            <text:p>84.84996</text:p>
          </table:table-cell>
          <table:table-cell office:value-type="float" office:value="85.22917" calcext:value-type="float">
            <text:p>85.22917</text:p>
          </table:table-cell>
          <table:table-cell office:value-type="float" office:value="87.8484" calcext:value-type="float">
            <text:p>87.8484</text:p>
          </table:table-cell>
          <table:table-cell office:value-type="float" office:value="84.86475" calcext:value-type="float">
            <text:p>84.86475</text:p>
          </table:table-cell>
          <table:table-cell office:value-type="float" office:value="84.86142" calcext:value-type="float">
            <text:p>84.86142</text:p>
          </table:table-cell>
          <table:table-cell office:value-type="float" office:value="84.63038" calcext:value-type="float">
            <text:p>84.63038</text:p>
          </table:table-cell>
          <table:table-cell office:value-type="float" office:value="85.67382" calcext:value-type="float">
            <text:p>85.67382</text:p>
          </table:table-cell>
          <table:table-cell office:value-type="float" office:value="84.72277" calcext:value-type="float">
            <text:p>84.72277</text:p>
          </table:table-cell>
          <table:table-cell office:value-type="float" office:value="89.4764" calcext:value-type="float">
            <text:p>89.4764</text:p>
          </table:table-cell>
          <table:table-cell office:value-type="float" office:value="90.31266" calcext:value-type="float">
            <text:p>90.31266</text:p>
          </table:table-cell>
          <table:table-cell office:value-type="float" office:value="84.71774" calcext:value-type="float">
            <text:p>84.71774</text:p>
          </table:table-cell>
          <table:table-cell office:value-type="float" office:value="84.51013" calcext:value-type="float">
            <text:p>84.51013</text:p>
          </table:table-cell>
          <table:table-cell table:number-columns-repeated="9"/>
        </table:table-row>
        <table:table-row table:style-name="ro1">
          <table:table-cell office:value-type="float" office:value="86.19656" calcext:value-type="float">
            <text:p>86.19656</text:p>
          </table:table-cell>
          <table:table-cell office:value-type="float" office:value="84.48501" calcext:value-type="float">
            <text:p>84.48501</text:p>
          </table:table-cell>
          <table:table-cell office:value-type="float" office:value="86.94569" calcext:value-type="float">
            <text:p>86.94569</text:p>
          </table:table-cell>
          <table:table-cell office:value-type="float" office:value="84.47914" calcext:value-type="float">
            <text:p>84.47914</text:p>
          </table:table-cell>
          <table:table-cell office:value-type="float" office:value="86.30915" calcext:value-type="float">
            <text:p>86.30915</text:p>
          </table:table-cell>
          <table:table-cell office:value-type="float" office:value="84.48614" calcext:value-type="float">
            <text:p>84.48614</text:p>
          </table:table-cell>
          <table:table-cell office:value-type="float" office:value="84.59073" calcext:value-type="float">
            <text:p>84.59073</text:p>
          </table:table-cell>
          <table:table-cell office:value-type="float" office:value="84.44383" calcext:value-type="float">
            <text:p>84.44383</text:p>
          </table:table-cell>
          <table:table-cell office:value-type="float" office:value="84.51337" calcext:value-type="float">
            <text:p>84.51337</text:p>
          </table:table-cell>
          <table:table-cell office:value-type="float" office:value="84.9049" calcext:value-type="float">
            <text:p>84.9049</text:p>
          </table:table-cell>
          <table:table-cell office:value-type="float" office:value="87.82826" calcext:value-type="float">
            <text:p>87.82826</text:p>
          </table:table-cell>
          <table:table-cell office:value-type="float" office:value="84.53606" calcext:value-type="float">
            <text:p>84.53606</text:p>
          </table:table-cell>
          <table:table-cell office:value-type="float" office:value="84.5329" calcext:value-type="float">
            <text:p>84.5329</text:p>
          </table:table-cell>
          <table:table-cell office:value-type="float" office:value="84.46751" calcext:value-type="float">
            <text:p>84.46751</text:p>
          </table:table-cell>
          <table:table-cell office:value-type="float" office:value="85.52758" calcext:value-type="float">
            <text:p>85.52758</text:p>
          </table:table-cell>
          <table:table-cell office:value-type="float" office:value="84.56811" calcext:value-type="float">
            <text:p>84.56811</text:p>
          </table:table-cell>
          <table:table-cell office:value-type="float" office:value="89.33493" calcext:value-type="float">
            <text:p>89.33493</text:p>
          </table:table-cell>
          <table:table-cell office:value-type="float" office:value="90.27217" calcext:value-type="float">
            <text:p>90.27217</text:p>
          </table:table-cell>
          <table:table-cell office:value-type="float" office:value="84.3898" calcext:value-type="float">
            <text:p>84.3898</text:p>
          </table:table-cell>
          <table:table-cell office:value-type="float" office:value="84.43616" calcext:value-type="float">
            <text:p>84.43616</text:p>
          </table:table-cell>
          <table:table-cell table:number-columns-repeated="9"/>
        </table:table-row>
        <table:table-row table:style-name="ro1">
          <table:table-cell office:value-type="float" office:value="86.04751" calcext:value-type="float">
            <text:p>86.04751</text:p>
          </table:table-cell>
          <table:table-cell office:value-type="float" office:value="84.23745" calcext:value-type="float">
            <text:p>84.23745</text:p>
          </table:table-cell>
          <table:table-cell office:value-type="float" office:value="86.81491" calcext:value-type="float">
            <text:p>86.81491</text:p>
          </table:table-cell>
          <table:table-cell office:value-type="float" office:value="84.13713" calcext:value-type="float">
            <text:p>84.13713</text:p>
          </table:table-cell>
          <table:table-cell office:value-type="float" office:value="85.99392" calcext:value-type="float">
            <text:p>85.99392</text:p>
          </table:table-cell>
          <table:table-cell office:value-type="float" office:value="84.22971" calcext:value-type="float">
            <text:p>84.22971</text:p>
          </table:table-cell>
          <table:table-cell office:value-type="float" office:value="84.52207" calcext:value-type="float">
            <text:p>84.52207</text:p>
          </table:table-cell>
          <table:table-cell office:value-type="float" office:value="84.10236" calcext:value-type="float">
            <text:p>84.10236</text:p>
          </table:table-cell>
          <table:table-cell office:value-type="float" office:value="84.4478" calcext:value-type="float">
            <text:p>84.4478</text:p>
          </table:table-cell>
          <table:table-cell office:value-type="float" office:value="84.84562" calcext:value-type="float">
            <text:p>84.84562</text:p>
          </table:table-cell>
          <table:table-cell office:value-type="float" office:value="87.5211" calcext:value-type="float">
            <text:p>87.5211</text:p>
          </table:table-cell>
          <table:table-cell office:value-type="float" office:value="84.46695" calcext:value-type="float">
            <text:p>84.46695</text:p>
          </table:table-cell>
          <table:table-cell office:value-type="float" office:value="84.46368" calcext:value-type="float">
            <text:p>84.46368</text:p>
          </table:table-cell>
          <table:table-cell office:value-type="float" office:value="84.22445" calcext:value-type="float">
            <text:p>84.22445</text:p>
          </table:table-cell>
          <table:table-cell office:value-type="float" office:value="85.29953" calcext:value-type="float">
            <text:p>85.29953</text:p>
          </table:table-cell>
          <table:table-cell office:value-type="float" office:value="84.32536" calcext:value-type="float">
            <text:p>84.32536</text:p>
          </table:table-cell>
          <table:table-cell office:value-type="float" office:value="89.3096" calcext:value-type="float">
            <text:p>89.3096</text:p>
          </table:table-cell>
          <table:table-cell office:value-type="float" office:value="89.9459" calcext:value-type="float">
            <text:p>89.9459</text:p>
          </table:table-cell>
          <table:table-cell office:value-type="float" office:value="84.32077" calcext:value-type="float">
            <text:p>84.32077</text:p>
          </table:table-cell>
          <table:table-cell office:value-type="float" office:value="84.09427" calcext:value-type="float">
            <text:p>84.09427</text:p>
          </table:table-cell>
          <table:table-cell table:number-columns-repeated="9"/>
        </table:table-row>
        <table:table-row table:style-name="ro1">
          <table:table-cell office:value-type="float" office:value="85.83721" calcext:value-type="float">
            <text:p>85.83721</text:p>
          </table:table-cell>
          <table:table-cell office:value-type="float" office:value="84.0648" calcext:value-type="float">
            <text:p>84.0648</text:p>
          </table:table-cell>
          <table:table-cell office:value-type="float" office:value="86.49987" calcext:value-type="float">
            <text:p>86.49987</text:p>
          </table:table-cell>
          <table:table-cell office:value-type="float" office:value="84.06292" calcext:value-type="float">
            <text:p>84.06292</text:p>
          </table:table-cell>
          <table:table-cell office:value-type="float" office:value="85.96297" calcext:value-type="float">
            <text:p>85.96297</text:p>
          </table:table-cell>
          <table:table-cell office:value-type="float" office:value="84.06585" calcext:value-type="float">
            <text:p>84.06585</text:p>
          </table:table-cell>
          <table:table-cell office:value-type="float" office:value="84.18015" calcext:value-type="float">
            <text:p>84.18015</text:p>
          </table:table-cell>
          <table:table-cell office:value-type="float" office:value="84.02358" calcext:value-type="float">
            <text:p>84.02358</text:p>
          </table:table-cell>
          <table:table-cell office:value-type="float" office:value="84.10584" calcext:value-type="float">
            <text:p>84.10584</text:p>
          </table:table-cell>
          <table:table-cell office:value-type="float" office:value="84.51689" calcext:value-type="float">
            <text:p>84.51689</text:p>
          </table:table-cell>
          <table:table-cell office:value-type="float" office:value="87.49153" calcext:value-type="float">
            <text:p>87.49153</text:p>
          </table:table-cell>
          <table:table-cell office:value-type="float" office:value="84.12974" calcext:value-type="float">
            <text:p>84.12974</text:p>
          </table:table-cell>
          <table:table-cell office:value-type="float" office:value="84.13542" calcext:value-type="float">
            <text:p>84.13542</text:p>
          </table:table-cell>
          <table:table-cell office:value-type="float" office:value="84.06513" calcext:value-type="float">
            <text:p>84.06513</text:p>
          </table:table-cell>
          <table:table-cell office:value-type="float" office:value="85.15503" calcext:value-type="float">
            <text:p>85.15503</text:p>
          </table:table-cell>
          <table:table-cell office:value-type="float" office:value="84.15705" calcext:value-type="float">
            <text:p>84.15705</text:p>
          </table:table-cell>
          <table:table-cell office:value-type="float" office:value="88.99543" calcext:value-type="float">
            <text:p>88.99543</text:p>
          </table:table-cell>
          <table:table-cell office:value-type="float" office:value="89.89718" calcext:value-type="float">
            <text:p>89.89718</text:p>
          </table:table-cell>
          <table:table-cell office:value-type="float" office:value="84.16119" calcext:value-type="float">
            <text:p>84.16119</text:p>
          </table:table-cell>
          <table:table-cell office:value-type="float" office:value="84.02048" calcext:value-type="float">
            <text:p>84.02048</text:p>
          </table:table-cell>
          <table:table-cell table:number-columns-repeated="9"/>
        </table:table-row>
        <table:table-row table:style-name="ro1">
          <table:table-cell office:value-type="float" office:value="85.69711" calcext:value-type="float">
            <text:p>85.69711</text:p>
          </table:table-cell>
          <table:table-cell office:value-type="float" office:value="83.81201" calcext:value-type="float">
            <text:p>83.81201</text:p>
          </table:table-cell>
          <table:table-cell office:value-type="float" office:value="86.47394" calcext:value-type="float">
            <text:p>86.47394</text:p>
          </table:table-cell>
          <table:table-cell office:value-type="float" office:value="83.72127" calcext:value-type="float">
            <text:p>83.72127</text:p>
          </table:table-cell>
          <table:table-cell office:value-type="float" office:value="85.63954" calcext:value-type="float">
            <text:p>85.63954</text:p>
          </table:table-cell>
          <table:table-cell office:value-type="float" office:value="83.80474" calcext:value-type="float">
            <text:p>83.80474</text:p>
          </table:table-cell>
          <table:table-cell office:value-type="float" office:value="84.10134" calcext:value-type="float">
            <text:p>84.10134</text:p>
          </table:table-cell>
          <table:table-cell office:value-type="float" office:value="83.68208" calcext:value-type="float">
            <text:p>83.68208</text:p>
          </table:table-cell>
          <table:table-cell office:value-type="float" office:value="84.03159" calcext:value-type="float">
            <text:p>84.03159</text:p>
          </table:table-cell>
          <table:table-cell office:value-type="float" office:value="84.44764" calcext:value-type="float">
            <text:p>84.44764</text:p>
          </table:table-cell>
          <table:table-cell office:value-type="float" office:value="87.18054" calcext:value-type="float">
            <text:p>87.18054</text:p>
          </table:table-cell>
          <table:table-cell office:value-type="float" office:value="84.05565" calcext:value-type="float">
            <text:p>84.05565</text:p>
          </table:table-cell>
          <table:table-cell office:value-type="float" office:value="84.05265" calcext:value-type="float">
            <text:p>84.05265</text:p>
          </table:table-cell>
          <table:table-cell office:value-type="float" office:value="83.80371" calcext:value-type="float">
            <text:p>83.80371</text:p>
          </table:table-cell>
          <table:table-cell office:value-type="float" office:value="84.9256" calcext:value-type="float">
            <text:p>84.9256</text:p>
          </table:table-cell>
          <table:table-cell office:value-type="float" office:value="83.82446" calcext:value-type="float">
            <text:p>83.82446</text:p>
          </table:table-cell>
          <table:table-cell office:value-type="float" office:value="88.96143" calcext:value-type="float">
            <text:p>88.96143</text:p>
          </table:table-cell>
          <table:table-cell office:value-type="float" office:value="89.58087" calcext:value-type="float">
            <text:p>89.58087</text:p>
          </table:table-cell>
          <table:table-cell office:value-type="float" office:value="83.90475" calcext:value-type="float">
            <text:p>83.90475</text:p>
          </table:table-cell>
          <table:table-cell office:value-type="float" office:value="83.67401" calcext:value-type="float">
            <text:p>83.67401</text:p>
          </table:table-cell>
          <table:table-cell table:number-columns-repeated="9"/>
        </table:table-row>
        <table:table-row table:style-name="ro1">
          <table:table-cell office:value-type="float" office:value="85.46828" calcext:value-type="float">
            <text:p>85.46828</text:p>
          </table:table-cell>
          <table:table-cell office:value-type="float" office:value="83.63938" calcext:value-type="float">
            <text:p>83.63938</text:p>
          </table:table-cell>
          <table:table-cell office:value-type="float" office:value="86.15461" calcext:value-type="float">
            <text:p>86.15461</text:p>
          </table:table-cell>
          <table:table-cell office:value-type="float" office:value="83.63353" calcext:value-type="float">
            <text:p>83.63353</text:p>
          </table:table-cell>
          <table:table-cell office:value-type="float" office:value="85.59874" calcext:value-type="float">
            <text:p>85.59874</text:p>
          </table:table-cell>
          <table:table-cell office:value-type="float" office:value="83.63235" calcext:value-type="float">
            <text:p>83.63235</text:p>
          </table:table-cell>
          <table:table-cell office:value-type="float" office:value="83.75451" calcext:value-type="float">
            <text:p>83.75451</text:p>
          </table:table-cell>
          <table:table-cell office:value-type="float" office:value="83.58958" calcext:value-type="float">
            <text:p>83.58958</text:p>
          </table:table-cell>
          <table:table-cell office:value-type="float" office:value="83.68498" calcext:value-type="float">
            <text:p>83.68498</text:p>
          </table:table-cell>
          <table:table-cell office:value-type="float" office:value="84.11917" calcext:value-type="float">
            <text:p>84.11917</text:p>
          </table:table-cell>
          <table:table-cell office:value-type="float" office:value="87.16012" calcext:value-type="float">
            <text:p>87.16012</text:p>
          </table:table-cell>
          <table:table-cell office:value-type="float" office:value="83.70887" calcext:value-type="float">
            <text:p>83.70887</text:p>
          </table:table-cell>
          <table:table-cell office:value-type="float" office:value="83.7107" calcext:value-type="float">
            <text:p>83.7107</text:p>
          </table:table-cell>
          <table:table-cell office:value-type="float" office:value="83.63095" calcext:value-type="float">
            <text:p>83.63095</text:p>
          </table:table-cell>
          <table:table-cell office:value-type="float" office:value="84.76732" calcext:value-type="float">
            <text:p>84.76732</text:p>
          </table:table-cell>
          <table:table-cell office:value-type="float" office:value="83.82446" calcext:value-type="float">
            <text:p>83.82446</text:p>
          </table:table-cell>
          <table:table-cell office:value-type="float" office:value="88.64858" calcext:value-type="float">
            <text:p>88.64858</text:p>
          </table:table-cell>
          <table:table-cell office:value-type="float" office:value="89.55103" calcext:value-type="float">
            <text:p>89.55103</text:p>
          </table:table-cell>
          <table:table-cell office:value-type="float" office:value="83.73173" calcext:value-type="float">
            <text:p>83.73173</text:p>
          </table:table-cell>
          <table:table-cell office:value-type="float" office:value="83.58158" calcext:value-type="float">
            <text:p>83.58158</text:p>
          </table:table-cell>
          <table:table-cell table:number-columns-repeated="9"/>
        </table:table-row>
        <table:table-row table:style-name="ro1">
          <table:table-cell office:value-type="float" office:value="85.3236" calcext:value-type="float">
            <text:p>85.3236</text:p>
          </table:table-cell>
          <table:table-cell office:value-type="float" office:value="83.36432" calcext:value-type="float">
            <text:p>83.36432</text:p>
          </table:table-cell>
          <table:table-cell office:value-type="float" office:value="86.15461" calcext:value-type="float">
            <text:p>86.15461</text:p>
          </table:table-cell>
          <table:table-cell office:value-type="float" office:value="83.28692" calcext:value-type="float">
            <text:p>83.28692</text:p>
          </table:table-cell>
          <table:table-cell office:value-type="float" office:value="85.27965" calcext:value-type="float">
            <text:p>85.27965</text:p>
          </table:table-cell>
          <table:table-cell office:value-type="float" office:value="83.36132" calcext:value-type="float">
            <text:p>83.36132</text:p>
          </table:table-cell>
          <table:table-cell office:value-type="float" office:value="83.66208" calcext:value-type="float">
            <text:p>83.66208</text:p>
          </table:table-cell>
          <table:table-cell office:value-type="float" office:value="83.23797" calcext:value-type="float">
            <text:p>83.23797</text:p>
          </table:table-cell>
          <table:table-cell office:value-type="float" office:value="83.59202" calcext:value-type="float">
            <text:p>83.59202</text:p>
          </table:table-cell>
          <table:table-cell office:value-type="float" office:value="84.04508" calcext:value-type="float">
            <text:p>84.04508</text:p>
          </table:table-cell>
          <table:table-cell office:value-type="float" office:value="86.84501" calcext:value-type="float">
            <text:p>86.84501</text:p>
          </table:table-cell>
          <table:table-cell office:value-type="float" office:value="83.62968" calcext:value-type="float">
            <text:p>83.62968</text:p>
          </table:table-cell>
          <table:table-cell office:value-type="float" office:value="83.62653" calcext:value-type="float">
            <text:p>83.62653</text:p>
          </table:table-cell>
          <table:table-cell office:value-type="float" office:value="83.36412" calcext:value-type="float">
            <text:p>83.36412</text:p>
          </table:table-cell>
          <table:table-cell office:value-type="float" office:value="84.53305" calcext:value-type="float">
            <text:p>84.53305</text:p>
          </table:table-cell>
          <table:table-cell office:value-type="float" office:value="83.73632" calcext:value-type="float">
            <text:p>83.73632</text:p>
          </table:table-cell>
          <table:table-cell office:value-type="float" office:value="88.63278" calcext:value-type="float">
            <text:p>88.63278</text:p>
          </table:table-cell>
          <table:table-cell office:value-type="float" office:value="89.2318" calcext:value-type="float">
            <text:p>89.2318</text:p>
          </table:table-cell>
          <table:table-cell office:value-type="float" office:value="83.47907" calcext:value-type="float">
            <text:p>83.47907</text:p>
          </table:table-cell>
          <table:table-cell office:value-type="float" office:value="83.23521" calcext:value-type="float">
            <text:p>83.23521</text:p>
          </table:table-cell>
          <table:table-cell table:number-columns-repeated="9"/>
        </table:table-row>
        <table:table-row table:style-name="ro1">
          <table:table-cell office:value-type="float" office:value="85.09923" calcext:value-type="float">
            <text:p>85.09923</text:p>
          </table:table-cell>
          <table:table-cell office:value-type="float" office:value="83.18686" calcext:value-type="float">
            <text:p>83.18686</text:p>
          </table:table-cell>
          <table:table-cell office:value-type="float" office:value="86.12339" calcext:value-type="float">
            <text:p>86.12339</text:p>
          </table:table-cell>
          <table:table-cell office:value-type="float" office:value="83.18052" calcext:value-type="float">
            <text:p>83.18052</text:p>
          </table:table-cell>
          <table:table-cell office:value-type="float" office:value="85.22044" calcext:value-type="float">
            <text:p>85.22044</text:p>
          </table:table-cell>
          <table:table-cell office:value-type="float" office:value="83.18369" calcext:value-type="float">
            <text:p>83.18369</text:p>
          </table:table-cell>
          <table:table-cell office:value-type="float" office:value="83.31569" calcext:value-type="float">
            <text:p>83.31569</text:p>
          </table:table-cell>
          <table:table-cell office:value-type="float" office:value="83.13167" calcext:value-type="float">
            <text:p>83.13167</text:p>
          </table:table-cell>
          <table:table-cell office:value-type="float" office:value="83.2406" calcext:value-type="float">
            <text:p>83.2406</text:p>
          </table:table-cell>
          <table:table-cell office:value-type="float" office:value="83.69798" calcext:value-type="float">
            <text:p>83.69798</text:p>
          </table:table-cell>
          <table:table-cell office:value-type="float" office:value="86.81515" calcext:value-type="float">
            <text:p>86.81515</text:p>
          </table:table-cell>
          <table:table-cell office:value-type="float" office:value="83.27425" calcext:value-type="float">
            <text:p>83.27425</text:p>
          </table:table-cell>
          <table:table-cell office:value-type="float" office:value="83.27113" calcext:value-type="float">
            <text:p>83.27113</text:p>
          </table:table-cell>
          <table:table-cell office:value-type="float" office:value="83.18265" calcext:value-type="float">
            <text:p>83.18265</text:p>
          </table:table-cell>
          <table:table-cell office:value-type="float" office:value="84.36997" calcext:value-type="float">
            <text:p>84.36997</text:p>
          </table:table-cell>
          <table:table-cell office:value-type="float" office:value="83.39006" calcext:value-type="float">
            <text:p>83.39006</text:p>
          </table:table-cell>
          <table:table-cell office:value-type="float" office:value="88.32517" calcext:value-type="float">
            <text:p>88.32517</text:p>
          </table:table-cell>
          <table:table-cell office:value-type="float" office:value="89.19315" calcext:value-type="float">
            <text:p>89.19315</text:p>
          </table:table-cell>
          <table:table-cell office:value-type="float" office:value="83.29268" calcext:value-type="float">
            <text:p>83.29268</text:p>
          </table:table-cell>
          <table:table-cell office:value-type="float" office:value="83.12896" calcext:value-type="float">
            <text:p>83.12896</text:p>
          </table:table-cell>
          <table:table-cell table:number-columns-repeated="9"/>
        </table:table-row>
        <table:table-row table:style-name="ro1">
          <table:table-cell office:value-type="float" office:value="84.94083" calcext:value-type="float">
            <text:p>84.94083</text:p>
          </table:table-cell>
          <table:table-cell office:value-type="float" office:value="82.90217" calcext:value-type="float">
            <text:p>82.90217</text:p>
          </table:table-cell>
          <table:table-cell office:value-type="float" office:value="85.80833" calcext:value-type="float">
            <text:p>85.80833</text:p>
          </table:table-cell>
          <table:table-cell office:value-type="float" office:value="82.83454" calcext:value-type="float">
            <text:p>82.83454</text:p>
          </table:table-cell>
          <table:table-cell office:value-type="float" office:value="84.90162" calcext:value-type="float">
            <text:p>84.90162</text:p>
          </table:table-cell>
          <table:table-cell office:value-type="float" office:value="82.90402" calcext:value-type="float">
            <text:p>82.90402</text:p>
          </table:table-cell>
          <table:table-cell office:value-type="float" office:value="83.21814" calcext:value-type="float">
            <text:p>83.21814</text:p>
          </table:table-cell>
          <table:table-cell office:value-type="float" office:value="82.76331" calcext:value-type="float">
            <text:p>82.76331</text:p>
          </table:table-cell>
          <table:table-cell office:value-type="float" office:value="83.13439" calcext:value-type="float">
            <text:p>83.13439</text:p>
          </table:table-cell>
          <table:table-cell office:value-type="float" office:value="83.61008" calcext:value-type="float">
            <text:p>83.61008</text:p>
          </table:table-cell>
          <table:table-cell office:value-type="float" office:value="86.50021" calcext:value-type="float">
            <text:p>86.50021</text:p>
          </table:table-cell>
          <table:table-cell office:value-type="float" office:value="83.18132" calcext:value-type="float">
            <text:p>83.18132</text:p>
          </table:table-cell>
          <table:table-cell office:value-type="float" office:value="83.17832" calcext:value-type="float">
            <text:p>83.17832</text:p>
          </table:table-cell>
          <table:table-cell office:value-type="float" office:value="82.8314" calcext:value-type="float">
            <text:p>82.8314</text:p>
          </table:table-cell>
          <table:table-cell office:value-type="float" office:value="84.1224" calcext:value-type="float">
            <text:p>84.1224</text:p>
          </table:table-cell>
          <table:table-cell office:value-type="float" office:value="83.29703" calcext:value-type="float">
            <text:p>83.29703</text:p>
          </table:table-cell>
          <table:table-cell office:value-type="float" office:value="88.30046" calcext:value-type="float">
            <text:p>88.30046</text:p>
          </table:table-cell>
          <table:table-cell office:value-type="float" office:value="88.88364" calcext:value-type="float">
            <text:p>88.88364</text:p>
          </table:table-cell>
          <table:table-cell office:value-type="float" office:value="83.02132" calcext:value-type="float">
            <text:p>83.02132</text:p>
          </table:table-cell>
          <table:table-cell office:value-type="float" office:value="82.77293" calcext:value-type="float">
            <text:p>82.77293</text:p>
          </table:table-cell>
          <table:table-cell table:number-columns-repeated="9"/>
        </table:table-row>
        <table:table-row table:style-name="ro1">
          <table:table-cell office:value-type="float" office:value="84.71143" calcext:value-type="float">
            <text:p>84.71143</text:p>
          </table:table-cell>
          <table:table-cell office:value-type="float" office:value="82.69024" calcext:value-type="float">
            <text:p>82.69024</text:p>
          </table:table-cell>
          <table:table-cell office:value-type="float" office:value="85.77269" calcext:value-type="float">
            <text:p>85.77269</text:p>
          </table:table-cell>
          <table:table-cell office:value-type="float" office:value="82.71409" calcext:value-type="float">
            <text:p>82.71409</text:p>
          </table:table-cell>
          <table:table-cell office:value-type="float" office:value="84.83723" calcext:value-type="float">
            <text:p>84.83723</text:p>
          </table:table-cell>
          <table:table-cell office:value-type="float" office:value="82.70059" calcext:value-type="float">
            <text:p>82.70059</text:p>
          </table:table-cell>
          <table:table-cell office:value-type="float" office:value="82.84119" calcext:value-type="float">
            <text:p>82.84119</text:p>
          </table:table-cell>
          <table:table-cell office:value-type="float" office:value="82.61892" calcext:value-type="float">
            <text:p>82.61892</text:p>
          </table:table-cell>
          <table:table-cell office:value-type="float" office:value="82.76601" calcext:value-type="float">
            <text:p>82.76601</text:p>
          </table:table-cell>
          <table:table-cell office:value-type="float" office:value="83.26371" calcext:value-type="float">
            <text:p>83.26371</text:p>
          </table:table-cell>
          <table:table-cell office:value-type="float" office:value="86.46517" calcext:value-type="float">
            <text:p>86.46517</text:p>
          </table:table-cell>
          <table:table-cell office:value-type="float" office:value="82.8301" calcext:value-type="float">
            <text:p>82.8301</text:p>
          </table:table-cell>
          <table:table-cell office:value-type="float" office:value="82.82698" calcext:value-type="float">
            <text:p>82.82698</text:p>
          </table:table-cell>
          <table:table-cell office:value-type="float" office:value="82.71111" calcext:value-type="float">
            <text:p>82.71111</text:p>
          </table:table-cell>
          <table:table-cell office:value-type="float" office:value="83.95424" calcext:value-type="float">
            <text:p>83.95424</text:p>
          </table:table-cell>
          <table:table-cell office:value-type="float" office:value="82.94619" calcext:value-type="float">
            <text:p>82.94619</text:p>
          </table:table-cell>
          <table:table-cell office:value-type="float" office:value="87.98862" calcext:value-type="float">
            <text:p>87.98862</text:p>
          </table:table-cell>
          <table:table-cell office:value-type="float" office:value="88.85435" calcext:value-type="float">
            <text:p>88.85435</text:p>
          </table:table-cell>
          <table:table-cell office:value-type="float" office:value="82.83503" calcext:value-type="float">
            <text:p>82.83503</text:p>
          </table:table-cell>
          <table:table-cell office:value-type="float" office:value="82.63206" calcext:value-type="float">
            <text:p>82.63206</text:p>
          </table:table-cell>
          <table:table-cell table:number-columns-repeated="9"/>
        </table:table-row>
        <table:table-row table:style-name="ro1">
          <table:table-cell office:value-type="float" office:value="84.55726" calcext:value-type="float">
            <text:p>84.55726</text:p>
          </table:table-cell>
          <table:table-cell office:value-type="float" office:value="82.37631" calcext:value-type="float">
            <text:p>82.37631</text:p>
          </table:table-cell>
          <table:table-cell office:value-type="float" office:value="85.44476" calcext:value-type="float">
            <text:p>85.44476</text:p>
          </table:table-cell>
          <table:table-cell office:value-type="float" office:value="82.33402" calcext:value-type="float">
            <text:p>82.33402</text:p>
          </table:table-cell>
          <table:table-cell office:value-type="float" office:value="84.50911" calcext:value-type="float">
            <text:p>84.50911</text:p>
          </table:table-cell>
          <table:table-cell office:value-type="float" office:value="82.37812" calcext:value-type="float">
            <text:p>82.37812</text:p>
          </table:table-cell>
          <table:table-cell office:value-type="float" office:value="82.69192" calcext:value-type="float">
            <text:p>82.69192</text:p>
          </table:table-cell>
          <table:table-cell office:value-type="float" office:value="82.22869" calcext:value-type="float">
            <text:p>82.22869</text:p>
          </table:table-cell>
          <table:table-cell office:value-type="float" office:value="82.6217" calcext:value-type="float">
            <text:p>82.6217</text:p>
          </table:table-cell>
          <table:table-cell office:value-type="float" office:value="83.16209" calcext:value-type="float">
            <text:p>83.16209</text:p>
          </table:table-cell>
          <table:table-cell office:value-type="float" office:value="86.15469" calcext:value-type="float">
            <text:p>86.15469</text:p>
          </table:table-cell>
          <table:table-cell office:value-type="float" office:value="82.70981" calcext:value-type="float">
            <text:p>82.70981</text:p>
          </table:table-cell>
          <table:table-cell office:value-type="float" office:value="82.71171" calcext:value-type="float">
            <text:p>82.71171</text:p>
          </table:table-cell>
          <table:table-cell office:value-type="float" office:value="82.33104" calcext:value-type="float">
            <text:p>82.33104</text:p>
          </table:table-cell>
          <table:table-cell office:value-type="float" office:value="83.69292" calcext:value-type="float">
            <text:p>83.69292</text:p>
          </table:table-cell>
          <table:table-cell office:value-type="float" office:value="82.84002" calcext:value-type="float">
            <text:p>82.84002</text:p>
          </table:table-cell>
          <table:table-cell office:value-type="float" office:value="87.96861" calcext:value-type="float">
            <text:p>87.96861</text:p>
          </table:table-cell>
          <table:table-cell office:value-type="float" office:value="88.53707" calcext:value-type="float">
            <text:p>88.53707</text:p>
          </table:table-cell>
          <table:table-cell office:value-type="float" office:value="82.52956" calcext:value-type="float">
            <text:p>82.52956</text:p>
          </table:table-cell>
          <table:table-cell office:value-type="float" office:value="82.24692" calcext:value-type="float">
            <text:p>82.24692</text:p>
          </table:table-cell>
          <table:table-cell table:number-columns-repeated="9"/>
        </table:table-row>
        <table:table-row table:style-name="ro1">
          <table:table-cell office:value-type="float" office:value="84.31456" calcext:value-type="float">
            <text:p>84.31456</text:p>
          </table:table-cell>
          <table:table-cell office:value-type="float" office:value="82.15573" calcext:value-type="float">
            <text:p>82.15573</text:p>
          </table:table-cell>
          <table:table-cell office:value-type="float" office:value="85.40439" calcext:value-type="float">
            <text:p>85.40439</text:p>
          </table:table-cell>
          <table:table-cell office:value-type="float" office:value="82.17923" calcext:value-type="float">
            <text:p>82.17923</text:p>
          </table:table-cell>
          <table:table-cell office:value-type="float" office:value="84.44506" calcext:value-type="float">
            <text:p>84.44506</text:p>
          </table:table-cell>
          <table:table-cell office:value-type="float" office:value="82.161" calcext:value-type="float">
            <text:p>82.161</text:p>
          </table:table-cell>
          <table:table-cell office:value-type="float" office:value="82.30715" calcext:value-type="float">
            <text:p>82.30715</text:p>
          </table:table-cell>
          <table:table-cell office:value-type="float" office:value="82.08275" calcext:value-type="float">
            <text:p>82.08275</text:p>
          </table:table-cell>
          <table:table-cell office:value-type="float" office:value="82.2364" calcext:value-type="float">
            <text:p>82.2364</text:p>
          </table:table-cell>
          <table:table-cell office:value-type="float" office:value="82.81114" calcext:value-type="float">
            <text:p>82.81114</text:p>
          </table:table-cell>
          <table:table-cell office:value-type="float" office:value="86.11908" calcext:value-type="float">
            <text:p>86.11908</text:p>
          </table:table-cell>
          <table:table-cell office:value-type="float" office:value="82.32961" calcext:value-type="float">
            <text:p>82.32961</text:p>
          </table:table-cell>
          <table:table-cell office:value-type="float" office:value="82.3265" calcext:value-type="float">
            <text:p>82.3265</text:p>
          </table:table-cell>
          <table:table-cell office:value-type="float" office:value="82.18112" calcext:value-type="float">
            <text:p>82.18112</text:p>
          </table:table-cell>
          <table:table-cell office:value-type="float" office:value="83.52013" calcext:value-type="float">
            <text:p>83.52013</text:p>
          </table:table-cell>
          <table:table-cell office:value-type="float" office:value="82.46732" calcext:value-type="float">
            <text:p>82.46732</text:p>
          </table:table-cell>
          <table:table-cell office:value-type="float" office:value="87.6578" calcext:value-type="float">
            <text:p>87.6578</text:p>
          </table:table-cell>
          <table:table-cell office:value-type="float" office:value="88.51292" calcext:value-type="float">
            <text:p>88.51292</text:p>
          </table:table-cell>
          <table:table-cell office:value-type="float" office:value="82.31735" calcext:value-type="float">
            <text:p>82.31735</text:p>
          </table:table-cell>
          <table:table-cell office:value-type="float" office:value="82.0924" calcext:value-type="float">
            <text:p>82.0924</text:p>
          </table:table-cell>
          <table:table-cell table:number-columns-repeated="9"/>
        </table:table-row>
        <table:table-row table:style-name="ro1">
          <table:table-cell office:value-type="float" office:value="84.14664" calcext:value-type="float">
            <text:p>84.14664</text:p>
          </table:table-cell>
          <table:table-cell office:value-type="float" office:value="81.83196" calcext:value-type="float">
            <text:p>81.83196</text:p>
          </table:table-cell>
          <table:table-cell office:value-type="float" office:value="85.081" calcext:value-type="float">
            <text:p>85.081</text:p>
          </table:table-cell>
          <table:table-cell office:value-type="float" office:value="81.79449" calcext:value-type="float">
            <text:p>81.79449</text:p>
          </table:table-cell>
          <table:table-cell office:value-type="float" office:value="84.11112" calcext:value-type="float">
            <text:p>84.11112</text:p>
          </table:table-cell>
          <table:table-cell office:value-type="float" office:value="81.83358" calcext:value-type="float">
            <text:p>81.83358</text:p>
          </table:table-cell>
          <table:table-cell office:value-type="float" office:value="82.16154" calcext:value-type="float">
            <text:p>82.16154</text:p>
          </table:table-cell>
          <table:table-cell office:value-type="float" office:value="81.69291" calcext:value-type="float">
            <text:p>81.69291</text:p>
          </table:table-cell>
          <table:table-cell office:value-type="float" office:value="82.09051" calcext:value-type="float">
            <text:p>82.09051</text:p>
          </table:table-cell>
          <table:table-cell office:value-type="float" office:value="82.69593" calcext:value-type="float">
            <text:p>82.69593</text:p>
          </table:table-cell>
          <table:table-cell office:value-type="float" office:value="85.79608" calcext:value-type="float">
            <text:p>85.79608</text:p>
          </table:table-cell>
          <table:table-cell office:value-type="float" office:value="82.18341" calcext:value-type="float">
            <text:p>82.18341</text:p>
          </table:table-cell>
          <table:table-cell office:value-type="float" office:value="82.17661" calcext:value-type="float">
            <text:p>82.17661</text:p>
          </table:table-cell>
          <table:table-cell office:value-type="float" office:value="81.79097" calcext:value-type="float">
            <text:p>81.79097</text:p>
          </table:table-cell>
          <table:table-cell office:value-type="float" office:value="83.25416" calcext:value-type="float">
            <text:p>83.25416</text:p>
          </table:table-cell>
          <table:table-cell office:value-type="float" office:value="82.32262" calcext:value-type="float">
            <text:p>82.32262</text:p>
          </table:table-cell>
          <table:table-cell office:value-type="float" office:value="87.63305" calcext:value-type="float">
            <text:p>87.63305</text:p>
          </table:table-cell>
          <table:table-cell office:value-type="float" office:value="88.20524" calcext:value-type="float">
            <text:p>88.20524</text:p>
          </table:table-cell>
          <table:table-cell office:value-type="float" office:value="81.99469" calcext:value-type="float">
            <text:p>81.99469</text:p>
          </table:table-cell>
          <table:table-cell office:value-type="float" office:value="81.7026" calcext:value-type="float">
            <text:p>81.7026</text:p>
          </table:table-cell>
          <table:table-cell table:number-columns-repeated="9"/>
        </table:table-row>
        <table:table-row table:style-name="ro1">
          <table:table-cell office:value-type="float" office:value="83.8141" calcext:value-type="float">
            <text:p>83.8141</text:p>
          </table:table-cell>
          <table:table-cell office:value-type="float" office:value="81.61497" calcext:value-type="float">
            <text:p>81.61497</text:p>
          </table:table-cell>
          <table:table-cell office:value-type="float" office:value="85.03066" calcext:value-type="float">
            <text:p>85.03066</text:p>
          </table:table-cell>
          <table:table-cell office:value-type="float" office:value="81.63462" calcext:value-type="float">
            <text:p>81.63462</text:p>
          </table:table-cell>
          <table:table-cell office:value-type="float" office:value="84.02845" calcext:value-type="float">
            <text:p>84.02845</text:p>
          </table:table-cell>
          <table:table-cell office:value-type="float" office:value="81.61148" calcext:value-type="float">
            <text:p>81.61148</text:p>
          </table:table-cell>
          <table:table-cell office:value-type="float" office:value="81.77167" calcext:value-type="float">
            <text:p>81.77167</text:p>
          </table:table-cell>
          <table:table-cell office:value-type="float" office:value="81.5419" calcext:value-type="float">
            <text:p>81.5419</text:p>
          </table:table-cell>
          <table:table-cell office:value-type="float" office:value="81.70066" calcext:value-type="float">
            <text:p>81.70066</text:p>
          </table:table-cell>
          <table:table-cell office:value-type="float" office:value="82.31072" calcext:value-type="float">
            <text:p>82.31072</text:p>
          </table:table-cell>
          <table:table-cell office:value-type="float" office:value="85.76066" calcext:value-type="float">
            <text:p>85.76066</text:p>
          </table:table-cell>
          <table:table-cell office:value-type="float" office:value="81.78987" calcext:value-type="float">
            <text:p>81.78987</text:p>
          </table:table-cell>
          <table:table-cell office:value-type="float" office:value="81.7867" calcext:value-type="float">
            <text:p>81.7867</text:p>
          </table:table-cell>
          <table:table-cell office:value-type="float" office:value="81.6359" calcext:value-type="float">
            <text:p>81.6359</text:p>
          </table:table-cell>
          <table:table-cell office:value-type="float" office:value="83.0678" calcext:value-type="float">
            <text:p>83.0678</text:p>
          </table:table-cell>
          <table:table-cell office:value-type="float" office:value="81.93248" calcext:value-type="float">
            <text:p>81.93248</text:p>
          </table:table-cell>
          <table:table-cell office:value-type="float" office:value="87.32709" calcext:value-type="float">
            <text:p>87.32709</text:p>
          </table:table-cell>
          <table:table-cell office:value-type="float" office:value="88.18559" calcext:value-type="float">
            <text:p>88.18559</text:p>
          </table:table-cell>
          <table:table-cell office:value-type="float" office:value="81.77751" calcext:value-type="float">
            <text:p>81.77751</text:p>
          </table:table-cell>
          <table:table-cell office:value-type="float" office:value="81.55156" calcext:value-type="float">
            <text:p>81.55156</text:p>
          </table:table-cell>
          <table:table-cell table:number-columns-repeated="9"/>
        </table:table-row>
        <table:table-row table:style-name="ro1">
          <table:table-cell office:value-type="float" office:value="83.72647" calcext:value-type="float">
            <text:p>83.72647</text:p>
          </table:table-cell>
          <table:table-cell office:value-type="float" office:value="81.28628" calcext:value-type="float">
            <text:p>81.28628</text:p>
          </table:table-cell>
          <table:table-cell office:value-type="float" office:value="84.69861" calcext:value-type="float">
            <text:p>84.69861</text:p>
          </table:table-cell>
          <table:table-cell office:value-type="float" office:value="81.24478" calcext:value-type="float">
            <text:p>81.24478</text:p>
          </table:table-cell>
          <table:table-cell office:value-type="float" office:value="83.68739" calcext:value-type="float">
            <text:p>83.68739</text:p>
          </table:table-cell>
          <table:table-cell office:value-type="float" office:value="81.28787" calcext:value-type="float">
            <text:p>81.28787</text:p>
          </table:table-cell>
          <table:table-cell office:value-type="float" office:value="81.62071" calcext:value-type="float">
            <text:p>81.62071</text:p>
          </table:table-cell>
          <table:table-cell office:value-type="float" office:value="81.14706" calcext:value-type="float">
            <text:p>81.14706</text:p>
          </table:table-cell>
          <table:table-cell office:value-type="float" office:value="81.54453" calcext:value-type="float">
            <text:p>81.54453</text:p>
          </table:table-cell>
          <table:table-cell office:value-type="float" office:value="82.16097" calcext:value-type="float">
            <text:p>82.16097</text:p>
          </table:table-cell>
          <table:table-cell office:value-type="float" office:value="85.43308" calcext:value-type="float">
            <text:p>85.43308</text:p>
          </table:table-cell>
          <table:table-cell office:value-type="float" office:value="81.63864" calcext:value-type="float">
            <text:p>81.63864</text:p>
          </table:table-cell>
          <table:table-cell office:value-type="float" office:value="81.63172" calcext:value-type="float">
            <text:p>81.63172</text:p>
          </table:table-cell>
          <table:table-cell office:value-type="float" office:value="81.24947" calcext:value-type="float">
            <text:p>81.24947</text:p>
          </table:table-cell>
          <table:table-cell office:value-type="float" office:value="82.79696" calcext:value-type="float">
            <text:p>82.79696</text:p>
          </table:table-cell>
          <table:table-cell office:value-type="float" office:value="81.78658" calcext:value-type="float">
            <text:p>81.78658</text:p>
          </table:table-cell>
          <table:table-cell office:value-type="float" office:value="87.30186" calcext:value-type="float">
            <text:p>87.30186</text:p>
          </table:table-cell>
          <table:table-cell office:value-type="float" office:value="87.87432" calcext:value-type="float">
            <text:p>87.87432</text:p>
          </table:table-cell>
          <table:table-cell office:value-type="float" office:value="81.45354" calcext:value-type="float">
            <text:p>81.45354</text:p>
          </table:table-cell>
          <table:table-cell office:value-type="float" office:value="81.1566" calcext:value-type="float">
            <text:p>81.1566</text:p>
          </table:table-cell>
          <table:table-cell table:number-columns-repeated="9"/>
        </table:table-row>
        <table:table-row table:style-name="ro1">
          <table:table-cell office:value-type="float" office:value="83.38051" calcext:value-type="float">
            <text:p>83.38051</text:p>
          </table:table-cell>
          <table:table-cell office:value-type="float" office:value="81.06425" calcext:value-type="float">
            <text:p>81.06425</text:p>
          </table:table-cell>
          <table:table-cell office:value-type="float" office:value="84.6383" calcext:value-type="float">
            <text:p>84.6383</text:p>
          </table:table-cell>
          <table:table-cell office:value-type="float" office:value="81.08836" calcext:value-type="float">
            <text:p>81.08836</text:p>
          </table:table-cell>
          <table:table-cell office:value-type="float" office:value="83.60831" calcext:value-type="float">
            <text:p>83.60831</text:p>
          </table:table-cell>
          <table:table-cell office:value-type="float" office:value="81.06058" calcext:value-type="float">
            <text:p>81.06058</text:p>
          </table:table-cell>
          <table:table-cell office:value-type="float" office:value="81.22591" calcext:value-type="float">
            <text:p>81.22591</text:p>
          </table:table-cell>
          <table:table-cell office:value-type="float" office:value="80.99092" calcext:value-type="float">
            <text:p>80.99092</text:p>
          </table:table-cell>
          <table:table-cell office:value-type="float" office:value="81.14952" calcext:value-type="float">
            <text:p>81.14952</text:p>
          </table:table-cell>
          <table:table-cell office:value-type="float" office:value="81.77075" calcext:value-type="float">
            <text:p>81.77075</text:p>
          </table:table-cell>
          <table:table-cell office:value-type="float" office:value="85.38745" calcext:value-type="float">
            <text:p>85.38745</text:p>
          </table:table-cell>
          <table:table-cell office:value-type="float" office:value="81.24873" calcext:value-type="float">
            <text:p>81.24873</text:p>
          </table:table-cell>
          <table:table-cell office:value-type="float" office:value="81.23634" calcext:value-type="float">
            <text:p>81.23634</text:p>
          </table:table-cell>
          <table:table-cell office:value-type="float" office:value="81.08437" calcext:value-type="float">
            <text:p>81.08437</text:p>
          </table:table-cell>
          <table:table-cell office:value-type="float" office:value="82.59327" calcext:value-type="float">
            <text:p>82.59327</text:p>
          </table:table-cell>
          <table:table-cell office:value-type="float" office:value="81.39675" calcext:value-type="float">
            <text:p>81.39675</text:p>
          </table:table-cell>
          <table:table-cell office:value-type="float" office:value="86.99147" calcext:value-type="float">
            <text:p>86.99147</text:p>
          </table:table-cell>
          <table:table-cell office:value-type="float" office:value="87.84574" calcext:value-type="float">
            <text:p>87.84574</text:p>
          </table:table-cell>
          <table:table-cell office:value-type="float" office:value="81.2312" calcext:value-type="float">
            <text:p>81.2312</text:p>
          </table:table-cell>
          <table:table-cell office:value-type="float" office:value="80.99531" calcext:value-type="float">
            <text:p>80.99531</text:p>
          </table:table-cell>
          <table:table-cell table:number-columns-repeated="9"/>
        </table:table-row>
        <table:table-row table:style-name="ro1">
          <table:table-cell office:value-type="float" office:value="83.28776" calcext:value-type="float">
            <text:p>83.28776</text:p>
          </table:table-cell>
          <table:table-cell office:value-type="float" office:value="80.73062" calcext:value-type="float">
            <text:p>80.73062</text:p>
          </table:table-cell>
          <table:table-cell office:value-type="float" office:value="84.30182" calcext:value-type="float">
            <text:p>84.30182</text:p>
          </table:table-cell>
          <table:table-cell office:value-type="float" office:value="80.69353" calcext:value-type="float">
            <text:p>80.69353</text:p>
          </table:table-cell>
          <table:table-cell office:value-type="float" office:value="83.24849" calcext:value-type="float">
            <text:p>83.24849</text:p>
          </table:table-cell>
          <table:table-cell office:value-type="float" office:value="80.72666" calcext:value-type="float">
            <text:p>80.72666</text:p>
          </table:table-cell>
          <table:table-cell office:value-type="float" office:value="81.06479" calcext:value-type="float">
            <text:p>81.06479</text:p>
          </table:table-cell>
          <table:table-cell office:value-type="float" office:value="80.59104" calcext:value-type="float">
            <text:p>80.59104</text:p>
          </table:table-cell>
          <table:table-cell office:value-type="float" office:value="80.99326" calcext:value-type="float">
            <text:p>80.99326</text:p>
          </table:table-cell>
          <table:table-cell office:value-type="float" office:value="81.62446" calcext:value-type="float">
            <text:p>81.62446</text:p>
          </table:table-cell>
          <table:table-cell office:value-type="float" office:value="85.06357" calcext:value-type="float">
            <text:p>85.06357</text:p>
          </table:table-cell>
          <table:table-cell office:value-type="float" office:value="81.09201" calcext:value-type="float">
            <text:p>81.09201</text:p>
          </table:table-cell>
          <table:table-cell office:value-type="float" office:value="81.08474" calcext:value-type="float">
            <text:p>81.08474</text:p>
          </table:table-cell>
          <table:table-cell office:value-type="float" office:value="80.6894" calcext:value-type="float">
            <text:p>80.6894</text:p>
          </table:table-cell>
          <table:table-cell office:value-type="float" office:value="82.27076" calcext:value-type="float">
            <text:p>82.27076</text:p>
          </table:table-cell>
          <table:table-cell office:value-type="float" office:value="81.23754" calcext:value-type="float">
            <text:p>81.23754</text:p>
          </table:table-cell>
          <table:table-cell office:value-type="float" office:value="86.96625" calcext:value-type="float">
            <text:p>86.96625</text:p>
          </table:table-cell>
          <table:table-cell office:value-type="float" office:value="87.54406" calcext:value-type="float">
            <text:p>87.54406</text:p>
          </table:table-cell>
          <table:table-cell office:value-type="float" office:value="80.90206" calcext:value-type="float">
            <text:p>80.90206</text:p>
          </table:table-cell>
          <table:table-cell office:value-type="float" office:value="80.6006" calcext:value-type="float">
            <text:p>80.6006</text:p>
          </table:table-cell>
          <table:table-cell table:number-columns-repeated="9"/>
        </table:table-row>
        <table:table-row table:style-name="ro1">
          <table:table-cell office:value-type="float" office:value="82.9369" calcext:value-type="float">
            <text:p>82.9369</text:p>
          </table:table-cell>
          <table:table-cell office:value-type="float" office:value="80.50348" calcext:value-type="float">
            <text:p>80.50348</text:p>
          </table:table-cell>
          <table:table-cell office:value-type="float" office:value="84.23268" calcext:value-type="float">
            <text:p>84.23268</text:p>
          </table:table-cell>
          <table:table-cell office:value-type="float" office:value="80.53196" calcext:value-type="float">
            <text:p>80.53196</text:p>
          </table:table-cell>
          <table:table-cell office:value-type="float" office:value="83.15576" calcext:value-type="float">
            <text:p>83.15576</text:p>
          </table:table-cell>
          <table:table-cell office:value-type="float" office:value="80.49938" calcext:value-type="float">
            <text:p>80.49938</text:p>
          </table:table-cell>
          <table:table-cell office:value-type="float" office:value="80.66507" calcext:value-type="float">
            <text:p>80.66507</text:p>
          </table:table-cell>
          <table:table-cell office:value-type="float" office:value="80.42465" calcext:value-type="float">
            <text:p>80.42465</text:p>
          </table:table-cell>
          <table:table-cell office:value-type="float" office:value="80.59353" calcext:value-type="float">
            <text:p>80.59353</text:p>
          </table:table-cell>
          <table:table-cell office:value-type="float" office:value="81.22945" calcext:value-type="float">
            <text:p>81.22945</text:p>
          </table:table-cell>
          <table:table-cell office:value-type="float" office:value="85.00438" calcext:value-type="float">
            <text:p>85.00438</text:p>
          </table:table-cell>
          <table:table-cell office:value-type="float" office:value="80.69709" calcext:value-type="float">
            <text:p>80.69709</text:p>
          </table:table-cell>
          <table:table-cell office:value-type="float" office:value="80.68474" calcext:value-type="float">
            <text:p>80.68474</text:p>
          </table:table-cell>
          <table:table-cell office:value-type="float" office:value="80.52778" calcext:value-type="float">
            <text:p>80.52778</text:p>
          </table:table-cell>
          <table:table-cell office:value-type="float" office:value="82.05861" calcext:value-type="float">
            <text:p>82.05861</text:p>
          </table:table-cell>
          <table:table-cell office:value-type="float" office:value="80.84265" calcext:value-type="float">
            <text:p>80.84265</text:p>
          </table:table-cell>
          <table:table-cell office:value-type="float" office:value="86.66041" calcext:value-type="float">
            <text:p>86.66041</text:p>
          </table:table-cell>
          <table:table-cell office:value-type="float" office:value="87.51078" calcext:value-type="float">
            <text:p>87.51078</text:p>
          </table:table-cell>
          <table:table-cell office:value-type="float" office:value="80.6832" calcext:value-type="float">
            <text:p>80.6832</text:p>
          </table:table-cell>
          <table:table-cell office:value-type="float" office:value="80.43422" calcext:value-type="float">
            <text:p>80.43422</text:p>
          </table:table-cell>
          <table:table-cell table:number-columns-repeated="9"/>
        </table:table-row>
        <table:table-row table:style-name="ro1">
          <table:table-cell office:value-type="float" office:value="82.83038" calcext:value-type="float">
            <text:p>82.83038</text:p>
          </table:table-cell>
          <table:table-cell office:value-type="float" office:value="80.09886" calcext:value-type="float">
            <text:p>80.09886</text:p>
          </table:table-cell>
          <table:table-cell office:value-type="float" office:value="83.89999" calcext:value-type="float">
            <text:p>83.89999</text:p>
          </table:table-cell>
          <table:table-cell office:value-type="float" office:value="80.13233" calcext:value-type="float">
            <text:p>80.13233</text:p>
          </table:table-cell>
          <table:table-cell office:value-type="float" office:value="82.79617" calcext:value-type="float">
            <text:p>82.79617</text:p>
          </table:table-cell>
          <table:table-cell office:value-type="float" office:value="80.16043" calcext:value-type="float">
            <text:p>80.16043</text:p>
          </table:table-cell>
          <table:table-cell office:value-type="float" office:value="80.49879" calcext:value-type="float">
            <text:p>80.49879</text:p>
          </table:table-cell>
          <table:table-cell office:value-type="float" office:value="80.01961" calcext:value-type="float">
            <text:p>80.01961</text:p>
          </table:table-cell>
          <table:table-cell office:value-type="float" office:value="80.42717" calcext:value-type="float">
            <text:p>80.42717</text:p>
          </table:table-cell>
          <table:table-cell office:value-type="float" office:value="81.06437" calcext:value-type="float">
            <text:p>81.06437</text:p>
          </table:table-cell>
          <table:table-cell office:value-type="float" office:value="84.6761" calcext:value-type="float">
            <text:p>84.6761</text:p>
          </table:table-cell>
          <table:table-cell office:value-type="float" office:value="80.5355" calcext:value-type="float">
            <text:p>80.5355</text:p>
          </table:table-cell>
          <table:table-cell office:value-type="float" office:value="80.52312" calcext:value-type="float">
            <text:p>80.52312</text:p>
          </table:table-cell>
          <table:table-cell office:value-type="float" office:value="80.13665" calcext:value-type="float">
            <text:p>80.13665</text:p>
          </table:table-cell>
          <table:table-cell office:value-type="float" office:value="81.73099" calcext:value-type="float">
            <text:p>81.73099</text:p>
          </table:table-cell>
          <table:table-cell office:value-type="float" office:value="80.68129" calcext:value-type="float">
            <text:p>80.68129</text:p>
          </table:table-cell>
          <table:table-cell office:value-type="float" office:value="86.62562" calcext:value-type="float">
            <text:p>86.62562</text:p>
          </table:table-cell>
          <table:table-cell office:value-type="float" office:value="87.20486" calcext:value-type="float">
            <text:p>87.20486</text:p>
          </table:table-cell>
          <table:table-cell office:value-type="float" office:value="80.34381" calcext:value-type="float">
            <text:p>80.34381</text:p>
          </table:table-cell>
          <table:table-cell office:value-type="float" office:value="80.03807" calcext:value-type="float">
            <text:p>80.03807</text:p>
          </table:table-cell>
          <table:table-cell table:number-columns-repeated="9"/>
        </table:table-row>
        <table:table-row table:style-name="ro1">
          <table:table-cell office:value-type="float" office:value="82.46233" calcext:value-type="float">
            <text:p>82.46233</text:p>
          </table:table-cell>
          <table:table-cell office:value-type="float" office:value="79.92737" calcext:value-type="float">
            <text:p>79.92737</text:p>
          </table:table-cell>
          <table:table-cell office:value-type="float" office:value="83.81228" calcext:value-type="float">
            <text:p>83.81228</text:p>
          </table:table-cell>
          <table:table-cell office:value-type="float" office:value="79.96049" calcext:value-type="float">
            <text:p>79.96049</text:p>
          </table:table-cell>
          <table:table-cell office:value-type="float" office:value="82.68952" calcext:value-type="float">
            <text:p>82.68952</text:p>
          </table:table-cell>
          <table:table-cell office:value-type="float" office:value="79.92826" calcext:value-type="float">
            <text:p>79.92826</text:p>
          </table:table-cell>
          <table:table-cell office:value-type="float" office:value="80.10772" calcext:value-type="float">
            <text:p>80.10772</text:p>
          </table:table-cell>
          <table:table-cell office:value-type="float" office:value="79.84813" calcext:value-type="float">
            <text:p>79.84813</text:p>
          </table:table-cell>
          <table:table-cell office:value-type="float" office:value="80.02734" calcext:value-type="float">
            <text:p>80.02734</text:p>
          </table:table-cell>
          <table:table-cell office:value-type="float" office:value="80.67819" calcext:value-type="float">
            <text:p>80.67819</text:p>
          </table:table-cell>
          <table:table-cell office:value-type="float" office:value="84.61213" calcext:value-type="float">
            <text:p>84.61213</text:p>
          </table:table-cell>
          <table:table-cell office:value-type="float" office:value="80.13549" calcext:value-type="float">
            <text:p>80.13549</text:p>
          </table:table-cell>
          <table:table-cell office:value-type="float" office:value="80.13195" calcext:value-type="float">
            <text:p>80.13195</text:p>
          </table:table-cell>
          <table:table-cell office:value-type="float" office:value="79.96446" calcext:value-type="float">
            <text:p>79.96446</text:p>
          </table:table-cell>
          <table:table-cell office:value-type="float" office:value="81.50879" calcext:value-type="float">
            <text:p>81.50879</text:p>
          </table:table-cell>
          <table:table-cell office:value-type="float" office:value="80.28156" calcext:value-type="float">
            <text:p>80.28156</text:p>
          </table:table-cell>
          <table:table-cell office:value-type="float" office:value="86.31156" calcext:value-type="float">
            <text:p>86.31156</text:p>
          </table:table-cell>
          <table:table-cell office:value-type="float" office:value="87.18451" calcext:value-type="float">
            <text:p>87.18451</text:p>
          </table:table-cell>
          <table:table-cell office:value-type="float" office:value="80.1166" calcext:value-type="float">
            <text:p>80.1166</text:p>
          </table:table-cell>
          <table:table-cell office:value-type="float" office:value="79.85781" calcext:value-type="float">
            <text:p>79.85781</text:p>
          </table:table-cell>
          <table:table-cell table:number-columns-repeated="9"/>
        </table:table-row>
        <table:table-row table:style-name="ro1">
          <table:table-cell office:value-type="float" office:value="82.31272" calcext:value-type="float">
            <text:p>82.31272</text:p>
          </table:table-cell>
          <table:table-cell office:value-type="float" office:value="79.52281" calcext:value-type="float">
            <text:p>79.52281</text:p>
          </table:table-cell>
          <table:table-cell office:value-type="float" office:value="83.47468" calcext:value-type="float">
            <text:p>83.47468</text:p>
          </table:table-cell>
          <table:table-cell office:value-type="float" office:value="79.56443" calcext:value-type="float">
            <text:p>79.56443</text:p>
          </table:table-cell>
          <table:table-cell office:value-type="float" office:value="82.30425" calcext:value-type="float">
            <text:p>82.30425</text:p>
          </table:table-cell>
          <table:table-cell office:value-type="float" office:value="79.57912" calcext:value-type="float">
            <text:p>79.57912</text:p>
          </table:table-cell>
          <table:table-cell office:value-type="float" office:value="79.92773" calcext:value-type="float">
            <text:p>79.92773</text:p>
          </table:table-cell>
          <table:table-cell office:value-type="float" office:value="79.44347" calcext:value-type="float">
            <text:p>79.44347</text:p>
          </table:table-cell>
          <table:table-cell office:value-type="float" office:value="79.85072" calcext:value-type="float">
            <text:p>79.85072</text:p>
          </table:table-cell>
          <table:table-cell office:value-type="float" office:value="80.5165" calcext:value-type="float">
            <text:p>80.5165</text:p>
          </table:table-cell>
          <table:table-cell office:value-type="float" office:value="84.27068" calcext:value-type="float">
            <text:p>84.27068</text:p>
          </table:table-cell>
          <table:table-cell office:value-type="float" office:value="79.96332" calcext:value-type="float">
            <text:p>79.96332</text:p>
          </table:table-cell>
          <table:table-cell office:value-type="float" office:value="79.96517" calcext:value-type="float">
            <text:p>79.96517</text:p>
          </table:table-cell>
          <table:table-cell office:value-type="float" office:value="79.55969" calcext:value-type="float">
            <text:p>79.55969</text:p>
          </table:table-cell>
          <table:table-cell office:value-type="float" office:value="81.1187" calcext:value-type="float">
            <text:p>81.1187</text:p>
          </table:table-cell>
          <table:table-cell office:value-type="float" office:value="80.11501" calcext:value-type="float">
            <text:p>80.11501</text:p>
          </table:table-cell>
          <table:table-cell office:value-type="float" office:value="86.28089" calcext:value-type="float">
            <text:p>86.28089</text:p>
          </table:table-cell>
          <table:table-cell office:value-type="float" office:value="86.8744" calcext:value-type="float">
            <text:p>86.8744</text:p>
          </table:table-cell>
          <table:table-cell office:value-type="float" office:value="79.77236" calcext:value-type="float">
            <text:p>79.77236</text:p>
          </table:table-cell>
          <table:table-cell office:value-type="float" office:value="79.46142" calcext:value-type="float">
            <text:p>79.46142</text:p>
          </table:table-cell>
          <table:table-cell table:number-columns-repeated="9"/>
        </table:table-row>
        <table:table-row table:style-name="ro1">
          <table:table-cell office:value-type="float" office:value="81.92762" calcext:value-type="float">
            <text:p>81.92762</text:p>
          </table:table-cell>
          <table:table-cell office:value-type="float" office:value="79.34598" calcext:value-type="float">
            <text:p>79.34598</text:p>
          </table:table-cell>
          <table:table-cell office:value-type="float" office:value="83.38199" calcext:value-type="float">
            <text:p>83.38199</text:p>
          </table:table-cell>
          <table:table-cell office:value-type="float" office:value="79.37885" calcext:value-type="float">
            <text:p>79.37885</text:p>
          </table:table-cell>
          <table:table-cell office:value-type="float" office:value="82.15448" calcext:value-type="float">
            <text:p>82.15448</text:p>
          </table:table-cell>
          <table:table-cell office:value-type="float" office:value="79.34182" calcext:value-type="float">
            <text:p>79.34182</text:p>
          </table:table-cell>
          <table:table-cell office:value-type="float" office:value="79.52647" calcext:value-type="float">
            <text:p>79.52647</text:p>
          </table:table-cell>
          <table:table-cell office:value-type="float" office:value="79.26179" calcext:value-type="float">
            <text:p>79.26179</text:p>
          </table:table-cell>
          <table:table-cell office:value-type="float" office:value="79.44596" calcext:value-type="float">
            <text:p>79.44596</text:p>
          </table:table-cell>
          <table:table-cell office:value-type="float" office:value="80.11667" calcext:value-type="float">
            <text:p>80.11667</text:p>
          </table:table-cell>
          <table:table-cell office:value-type="float" office:value="84.2017" calcext:value-type="float">
            <text:p>84.2017</text:p>
          </table:table-cell>
          <table:table-cell office:value-type="float" office:value="79.55838" calcext:value-type="float">
            <text:p>79.55838</text:p>
          </table:table-cell>
          <table:table-cell office:value-type="float" office:value="79.55546" calcext:value-type="float">
            <text:p>79.55546</text:p>
          </table:table-cell>
          <table:table-cell office:value-type="float" office:value="79.38239" calcext:value-type="float">
            <text:p>79.38239</text:p>
          </table:table-cell>
          <table:table-cell office:value-type="float" office:value="80.96223" calcext:value-type="float">
            <text:p>80.96223</text:p>
          </table:table-cell>
          <table:table-cell office:value-type="float" office:value="79.71027" calcext:value-type="float">
            <text:p>79.71027</text:p>
          </table:table-cell>
          <table:table-cell office:value-type="float" office:value="85.96624" calcext:value-type="float">
            <text:p>85.96624</text:p>
          </table:table-cell>
          <table:table-cell office:value-type="float" office:value="86.84072" calcext:value-type="float">
            <text:p>86.84072</text:p>
          </table:table-cell>
          <table:table-cell office:value-type="float" office:value="79.53994" calcext:value-type="float">
            <text:p>79.53994</text:p>
          </table:table-cell>
          <table:table-cell office:value-type="float" office:value="79.27075" calcext:value-type="float">
            <text:p>79.27075</text:p>
          </table:table-cell>
          <table:table-cell table:number-columns-repeated="9"/>
        </table:table-row>
        <table:table-row table:style-name="ro1">
          <table:table-cell office:value-type="float" office:value="81.76779" calcext:value-type="float">
            <text:p>81.76779</text:p>
          </table:table-cell>
          <table:table-cell office:value-type="float" office:value="78.93116" calcext:value-type="float">
            <text:p>78.93116</text:p>
          </table:table-cell>
          <table:table-cell office:value-type="float" office:value="83.02729" calcext:value-type="float">
            <text:p>83.02729</text:p>
          </table:table-cell>
          <table:table-cell office:value-type="float" office:value="78.97786" calcext:value-type="float">
            <text:p>78.97786</text:p>
          </table:table-cell>
          <table:table-cell office:value-type="float" office:value="81.76456" calcext:value-type="float">
            <text:p>81.76456</text:p>
          </table:table-cell>
          <table:table-cell office:value-type="float" office:value="78.98743" calcext:value-type="float">
            <text:p>78.98743</text:p>
          </table:table-cell>
          <table:table-cell office:value-type="float" office:value="79.34126" calcext:value-type="float">
            <text:p>79.34126</text:p>
          </table:table-cell>
          <table:table-cell office:value-type="float" office:value="78.86059" calcext:value-type="float">
            <text:p>78.86059</text:p>
          </table:table-cell>
          <table:table-cell office:value-type="float" office:value="79.26409" calcext:value-type="float">
            <text:p>79.26409</text:p>
          </table:table-cell>
          <table:table-cell office:value-type="float" office:value="79.94472" calcext:value-type="float">
            <text:p>79.94472</text:p>
          </table:table-cell>
          <table:table-cell office:value-type="float" office:value="83.85537" calcext:value-type="float">
            <text:p>83.85537</text:p>
          </table:table-cell>
          <table:table-cell office:value-type="float" office:value="79.38121" calcext:value-type="float">
            <text:p>79.38121</text:p>
          </table:table-cell>
          <table:table-cell office:value-type="float" office:value="79.38349" calcext:value-type="float">
            <text:p>79.38349</text:p>
          </table:table-cell>
          <table:table-cell office:value-type="float" office:value="78.97247" calcext:value-type="float">
            <text:p>78.97247</text:p>
          </table:table-cell>
          <table:table-cell office:value-type="float" office:value="80.56248" calcext:value-type="float">
            <text:p>80.56248</text:p>
          </table:table-cell>
          <table:table-cell office:value-type="float" office:value="79.53858" calcext:value-type="float">
            <text:p>79.53858</text:p>
          </table:table-cell>
          <table:table-cell office:value-type="float" office:value="85.92191" calcext:value-type="float">
            <text:p>85.92191</text:p>
          </table:table-cell>
          <table:table-cell office:value-type="float" office:value="86.53494" calcext:value-type="float">
            <text:p>86.53494</text:p>
          </table:table-cell>
          <table:table-cell office:value-type="float" office:value="79.19044" calcext:value-type="float">
            <text:p>79.19044</text:p>
          </table:table-cell>
          <table:table-cell office:value-type="float" office:value="78.86945" calcext:value-type="float">
            <text:p>78.86945</text:p>
          </table:table-cell>
          <table:table-cell table:number-columns-repeated="9"/>
        </table:table-row>
        <table:table-row table:style-name="ro1">
          <table:table-cell office:value-type="float" office:value="81.37781" calcext:value-type="float">
            <text:p>81.37781</text:p>
          </table:table-cell>
          <table:table-cell office:value-type="float" office:value="78.74925" calcext:value-type="float">
            <text:p>78.74925</text:p>
          </table:table-cell>
          <table:table-cell office:value-type="float" office:value="82.92919" calcext:value-type="float">
            <text:p>82.92919</text:p>
          </table:table-cell>
          <table:table-cell office:value-type="float" office:value="78.78707" calcext:value-type="float">
            <text:p>78.78707</text:p>
          </table:table-cell>
          <table:table-cell office:value-type="float" office:value="81.60972" calcext:value-type="float">
            <text:p>81.60972</text:p>
          </table:table-cell>
          <table:table-cell office:value-type="float" office:value="78.74481" calcext:value-type="float">
            <text:p>78.74481</text:p>
          </table:table-cell>
          <table:table-cell office:value-type="float" office:value="78.93502" calcext:value-type="float">
            <text:p>78.93502</text:p>
          </table:table-cell>
          <table:table-cell office:value-type="float" office:value="78.66516" calcext:value-type="float">
            <text:p>78.66516</text:p>
          </table:table-cell>
          <table:table-cell office:value-type="float" office:value="78.85404" calcext:value-type="float">
            <text:p>78.85404</text:p>
          </table:table-cell>
          <table:table-cell office:value-type="float" office:value="79.53993" calcext:value-type="float">
            <text:p>79.53993</text:p>
          </table:table-cell>
          <table:table-cell office:value-type="float" office:value="83.77611" calcext:value-type="float">
            <text:p>83.77611</text:p>
          </table:table-cell>
          <table:table-cell office:value-type="float" office:value="78.98014" calcext:value-type="float">
            <text:p>78.98014</text:p>
          </table:table-cell>
          <table:table-cell office:value-type="float" office:value="78.97376" calcext:value-type="float">
            <text:p>78.97376</text:p>
          </table:table-cell>
          <table:table-cell office:value-type="float" office:value="78.79022" calcext:value-type="float">
            <text:p>78.79022</text:p>
          </table:table-cell>
          <table:table-cell office:value-type="float" office:value="80.40087" calcext:value-type="float">
            <text:p>80.40087</text:p>
          </table:table-cell>
          <table:table-cell office:value-type="float" office:value="79.12882" calcext:value-type="float">
            <text:p>79.12882</text:p>
          </table:table-cell>
          <table:table-cell office:value-type="float" office:value="85.60287" calcext:value-type="float">
            <text:p>85.60287</text:p>
          </table:table-cell>
          <table:table-cell office:value-type="float" office:value="86.50525" calcext:value-type="float">
            <text:p>86.50525</text:p>
          </table:table-cell>
          <table:table-cell office:value-type="float" office:value="78.94776" calcext:value-type="float">
            <text:p>78.94776</text:p>
          </table:table-cell>
          <table:table-cell office:value-type="float" office:value="78.67383" calcext:value-type="float">
            <text:p>78.67383</text:p>
          </table:table-cell>
          <table:table-cell table:number-columns-repeated="9"/>
        </table:table-row>
        <table:table-row table:style-name="ro1">
          <table:table-cell office:value-type="float" office:value="81.22646" calcext:value-type="float">
            <text:p>81.22646</text:p>
          </table:table-cell>
          <table:table-cell office:value-type="float" office:value="78.33478" calcext:value-type="float">
            <text:p>78.33478</text:p>
          </table:table-cell>
          <table:table-cell office:value-type="float" office:value="82.56453" calcext:value-type="float">
            <text:p>82.56453</text:p>
          </table:table-cell>
          <table:table-cell office:value-type="float" office:value="78.37738" calcext:value-type="float">
            <text:p>78.37738</text:p>
          </table:table-cell>
          <table:table-cell office:value-type="float" office:value="81.21997" calcext:value-type="float">
            <text:p>81.21997</text:p>
          </table:table-cell>
          <table:table-cell office:value-type="float" office:value="78.33027" calcext:value-type="float">
            <text:p>78.33027</text:p>
          </table:table-cell>
          <table:table-cell office:value-type="float" office:value="78.73954" calcext:value-type="float">
            <text:p>78.73954</text:p>
          </table:table-cell>
          <table:table-cell office:value-type="float" office:value="78.24537" calcext:value-type="float">
            <text:p>78.24537</text:p>
          </table:table-cell>
          <table:table-cell office:value-type="float" office:value="78.66723" calcext:value-type="float">
            <text:p>78.66723</text:p>
          </table:table-cell>
          <table:table-cell office:value-type="float" office:value="79.36277" calcext:value-type="float">
            <text:p>79.36277</text:p>
          </table:table-cell>
          <table:table-cell office:value-type="float" office:value="83.42124" calcext:value-type="float">
            <text:p>83.42124</text:p>
          </table:table-cell>
          <table:table-cell office:value-type="float" office:value="78.78944" calcext:value-type="float">
            <text:p>78.78944</text:p>
          </table:table-cell>
          <table:table-cell office:value-type="float" office:value="78.79153" calcext:value-type="float">
            <text:p>78.79153</text:p>
          </table:table-cell>
          <table:table-cell office:value-type="float" office:value="78.3801" calcext:value-type="float">
            <text:p>78.3801</text:p>
          </table:table-cell>
          <table:table-cell office:value-type="float" office:value="80.00132" calcext:value-type="float">
            <text:p>80.00132</text:p>
          </table:table-cell>
          <table:table-cell office:value-type="float" office:value="78.9469" calcext:value-type="float">
            <text:p>78.9469</text:p>
          </table:table-cell>
          <table:table-cell office:value-type="float" office:value="85.56251" calcext:value-type="float">
            <text:p>85.56251</text:p>
          </table:table-cell>
          <table:table-cell office:value-type="float" office:value="86.18656" calcext:value-type="float">
            <text:p>86.18656</text:p>
          </table:table-cell>
          <table:table-cell office:value-type="float" office:value="78.53803" calcext:value-type="float">
            <text:p>78.53803</text:p>
          </table:table-cell>
          <table:table-cell office:value-type="float" office:value="78.25889" calcext:value-type="float">
            <text:p>78.25889</text:p>
          </table:table-cell>
          <table:table-cell table:number-columns-repeated="9"/>
        </table:table-row>
        <table:table-row table:style-name="ro1">
          <table:table-cell office:value-type="float" office:value="80.83142" calcext:value-type="float">
            <text:p>80.83142</text:p>
          </table:table-cell>
          <table:table-cell office:value-type="float" office:value="78.13413" calcext:value-type="float">
            <text:p>78.13413</text:p>
          </table:table-cell>
          <table:table-cell office:value-type="float" office:value="82.43201" calcext:value-type="float">
            <text:p>82.43201</text:p>
          </table:table-cell>
          <table:table-cell office:value-type="float" office:value="78.18493" calcext:value-type="float">
            <text:p>78.18493</text:p>
          </table:table-cell>
          <table:table-cell office:value-type="float" office:value="81.06354" calcext:value-type="float">
            <text:p>81.06354</text:p>
          </table:table-cell>
          <table:table-cell office:value-type="float" office:value="78.12953" calcext:value-type="float">
            <text:p>78.12953</text:p>
          </table:table-cell>
          <table:table-cell office:value-type="float" office:value="78.3248" calcext:value-type="float">
            <text:p>78.3248</text:p>
          </table:table-cell>
          <table:table-cell office:value-type="float" office:value="78.05339" calcext:value-type="float">
            <text:p>78.05339</text:p>
          </table:table-cell>
          <table:table-cell office:value-type="float" office:value="78.25222" calcext:value-type="float">
            <text:p>78.25222</text:p>
          </table:table-cell>
          <table:table-cell office:value-type="float" office:value="78.95809" calcext:value-type="float">
            <text:p>78.95809</text:p>
          </table:table-cell>
          <table:table-cell office:value-type="float" office:value="83.32831" calcext:value-type="float">
            <text:p>83.32831</text:p>
          </table:table-cell>
          <table:table-cell office:value-type="float" office:value="78.37448" calcext:value-type="float">
            <text:p>78.37448</text:p>
          </table:table-cell>
          <table:table-cell office:value-type="float" office:value="78.37675" calcext:value-type="float">
            <text:p>78.37675</text:p>
          </table:table-cell>
          <table:table-cell office:value-type="float" office:value="78.17888" calcext:value-type="float">
            <text:p>78.17888</text:p>
          </table:table-cell>
          <table:table-cell office:value-type="float" office:value="79.82943" calcext:value-type="float">
            <text:p>79.82943</text:p>
          </table:table-cell>
          <table:table-cell office:value-type="float" office:value="78.53728" calcext:value-type="float">
            <text:p>78.53728</text:p>
          </table:table-cell>
          <table:table-cell office:value-type="float" office:value="85.24393" calcext:value-type="float">
            <text:p>85.24393</text:p>
          </table:table-cell>
          <table:table-cell office:value-type="float" office:value="86.15585" calcext:value-type="float">
            <text:p>86.15585</text:p>
          </table:table-cell>
          <table:table-cell office:value-type="float" office:value="78.35086" calcext:value-type="float">
            <text:p>78.35086</text:p>
          </table:table-cell>
          <table:table-cell office:value-type="float" office:value="78.06676" calcext:value-type="float">
            <text:p>78.06676</text:p>
          </table:table-cell>
          <table:table-cell table:number-columns-repeated="9"/>
        </table:table-row>
        <table:table-row table:style-name="ro1">
          <table:table-cell office:value-type="float" office:value="80.66981" calcext:value-type="float">
            <text:p>80.66981</text:p>
          </table:table-cell>
          <table:table-cell office:value-type="float" office:value="77.71427" calcext:value-type="float">
            <text:p>77.71427</text:p>
          </table:table-cell>
          <table:table-cell office:value-type="float" office:value="82.03831" calcext:value-type="float">
            <text:p>82.03831</text:p>
          </table:table-cell>
          <table:table-cell office:value-type="float" office:value="77.76996" calcext:value-type="float">
            <text:p>77.76996</text:p>
          </table:table-cell>
          <table:table-cell office:value-type="float" office:value="80.66889" calcext:value-type="float">
            <text:p>80.66889</text:p>
          </table:table-cell>
          <table:table-cell office:value-type="float" office:value="77.7095" calcext:value-type="float">
            <text:p>77.7095</text:p>
          </table:table-cell>
          <table:table-cell office:value-type="float" office:value="78.13291" calcext:value-type="float">
            <text:p>78.13291</text:p>
          </table:table-cell>
          <table:table-cell office:value-type="float" office:value="77.62461" calcext:value-type="float">
            <text:p>77.62461</text:p>
          </table:table-cell>
          <table:table-cell office:value-type="float" office:value="78.05156" calcext:value-type="float">
            <text:p>78.05156</text:p>
          </table:table-cell>
          <table:table-cell office:value-type="float" office:value="78.7708" calcext:value-type="float">
            <text:p>78.7708</text:p>
          </table:table-cell>
          <table:table-cell office:value-type="float" office:value="82.97715" calcext:value-type="float">
            <text:p>82.97715</text:p>
          </table:table-cell>
          <table:table-cell office:value-type="float" office:value="78.18722" calcext:value-type="float">
            <text:p>78.18722</text:p>
          </table:table-cell>
          <table:table-cell office:value-type="float" office:value="78.17567" calcext:value-type="float">
            <text:p>78.17567</text:p>
          </table:table-cell>
          <table:table-cell office:value-type="float" office:value="77.75896" calcext:value-type="float">
            <text:p>77.75896</text:p>
          </table:table-cell>
          <table:table-cell office:value-type="float" office:value="79.43342" calcext:value-type="float">
            <text:p>79.43342</text:p>
          </table:table-cell>
          <table:table-cell office:value-type="float" office:value="78.34153" calcext:value-type="float">
            <text:p>78.34153</text:p>
          </table:table-cell>
          <table:table-cell office:value-type="float" office:value="85.18477" calcext:value-type="float">
            <text:p>85.18477</text:p>
          </table:table-cell>
          <table:table-cell office:value-type="float" office:value="85.83741" calcext:value-type="float">
            <text:p>85.83741</text:p>
          </table:table-cell>
          <table:table-cell office:value-type="float" office:value="77.93063" calcext:value-type="float">
            <text:p>77.93063</text:p>
          </table:table-cell>
          <table:table-cell office:value-type="float" office:value="77.63272" calcext:value-type="float">
            <text:p>77.63272</text:p>
          </table:table-cell>
          <table:table-cell table:number-columns-repeated="9"/>
        </table:table-row>
        <table:table-row table:style-name="ro1">
          <table:table-cell office:value-type="float" office:value="80.26981" calcext:value-type="float">
            <text:p>80.26981</text:p>
          </table:table-cell>
          <table:table-cell office:value-type="float" office:value="77.50843" calcext:value-type="float">
            <text:p>77.50843</text:p>
          </table:table-cell>
          <table:table-cell office:value-type="float" office:value="81.89191" calcext:value-type="float">
            <text:p>81.89191</text:p>
          </table:table-cell>
          <table:table-cell office:value-type="float" office:value="77.56396" calcext:value-type="float">
            <text:p>77.56396</text:p>
          </table:table-cell>
          <table:table-cell office:value-type="float" office:value="80.50219" calcext:value-type="float">
            <text:p>80.50219</text:p>
          </table:table-cell>
          <table:table-cell office:value-type="float" office:value="77.50369" calcext:value-type="float">
            <text:p>77.50369</text:p>
          </table:table-cell>
          <table:table-cell office:value-type="float" office:value="77.70404" calcext:value-type="float">
            <text:p>77.70404</text:p>
          </table:table-cell>
          <table:table-cell office:value-type="float" office:value="77.41889" calcext:value-type="float">
            <text:p>77.41889</text:p>
          </table:table-cell>
          <table:table-cell office:value-type="float" office:value="77.63136" calcext:value-type="float">
            <text:p>77.63136</text:p>
          </table:table-cell>
          <table:table-cell office:value-type="float" office:value="78.36107" calcext:value-type="float">
            <text:p>78.36107</text:p>
          </table:table-cell>
          <table:table-cell office:value-type="float" office:value="82.87046" calcext:value-type="float">
            <text:p>82.87046</text:p>
          </table:table-cell>
          <table:table-cell office:value-type="float" office:value="77.76734" calcext:value-type="float">
            <text:p>77.76734</text:p>
          </table:table-cell>
          <table:table-cell office:value-type="float" office:value="77.76072" calcext:value-type="float">
            <text:p>77.76072</text:p>
          </table:table-cell>
          <table:table-cell office:value-type="float" office:value="77.56649" calcext:value-type="float">
            <text:p>77.56649</text:p>
          </table:table-cell>
          <table:table-cell office:value-type="float" office:value="79.25632" calcext:value-type="float">
            <text:p>79.25632</text:p>
          </table:table-cell>
          <table:table-cell office:value-type="float" office:value="77.92165" calcext:value-type="float">
            <text:p>77.92165</text:p>
          </table:table-cell>
          <table:table-cell office:value-type="float" office:value="84.86131" calcext:value-type="float">
            <text:p>84.86131</text:p>
          </table:table-cell>
          <table:table-cell office:value-type="float" office:value="85.80176" calcext:value-type="float">
            <text:p>85.80176</text:p>
          </table:table-cell>
          <table:table-cell office:value-type="float" office:value="77.72962" calcext:value-type="float">
            <text:p>77.72962</text:p>
          </table:table-cell>
          <table:table-cell office:value-type="float" office:value="77.4267" calcext:value-type="float">
            <text:p>77.4267</text:p>
          </table:table-cell>
          <table:table-cell table:number-columns-repeated="9"/>
        </table:table-row>
        <table:table-row table:style-name="ro1">
          <table:table-cell office:value-type="float" office:value="80.10308" calcext:value-type="float">
            <text:p>80.10308</text:p>
          </table:table-cell>
          <table:table-cell office:value-type="float" office:value="77.08359" calcext:value-type="float">
            <text:p>77.08359</text:p>
          </table:table-cell>
          <table:table-cell office:value-type="float" office:value="81.50167" calcext:value-type="float">
            <text:p>81.50167</text:p>
          </table:table-cell>
          <table:table-cell office:value-type="float" office:value="77.13892" calcext:value-type="float">
            <text:p>77.13892</text:p>
          </table:table-cell>
          <table:table-cell office:value-type="float" office:value="80.10246" calcext:value-type="float">
            <text:p>80.10246</text:p>
          </table:table-cell>
          <table:table-cell office:value-type="float" office:value="77.07876" calcext:value-type="float">
            <text:p>77.07876</text:p>
          </table:table-cell>
          <table:table-cell office:value-type="float" office:value="77.49335" calcext:value-type="float">
            <text:p>77.49335</text:p>
          </table:table-cell>
          <table:table-cell office:value-type="float" office:value="76.99388" calcext:value-type="float">
            <text:p>76.99388</text:p>
          </table:table-cell>
          <table:table-cell office:value-type="float" office:value="77.42039" calcext:value-type="float">
            <text:p>77.42039</text:p>
          </table:table-cell>
          <table:table-cell office:value-type="float" office:value="78.16863" calcext:value-type="float">
            <text:p>78.16863</text:p>
          </table:table-cell>
          <table:table-cell office:value-type="float" office:value="82.49344" calcext:value-type="float">
            <text:p>82.49344</text:p>
          </table:table-cell>
          <table:table-cell office:value-type="float" office:value="77.56622" calcext:value-type="float">
            <text:p>77.56622</text:p>
          </table:table-cell>
          <table:table-cell office:value-type="float" office:value="77.56304" calcext:value-type="float">
            <text:p>77.56304</text:p>
          </table:table-cell>
          <table:table-cell office:value-type="float" office:value="77.14121" calcext:value-type="float">
            <text:p>77.14121</text:p>
          </table:table-cell>
          <table:table-cell office:value-type="float" office:value="78.84153" calcext:value-type="float">
            <text:p>78.84153</text:p>
          </table:table-cell>
          <table:table-cell office:value-type="float" office:value="77.72947" calcext:value-type="float">
            <text:p>77.72947</text:p>
          </table:table-cell>
          <table:table-cell office:value-type="float" office:value="84.80604" calcext:value-type="float">
            <text:p>84.80604</text:p>
          </table:table-cell>
          <table:table-cell office:value-type="float" office:value="85.47397" calcext:value-type="float">
            <text:p>85.47397</text:p>
          </table:table-cell>
          <table:table-cell office:value-type="float" office:value="77.30447" calcext:value-type="float">
            <text:p>77.30447</text:p>
          </table:table-cell>
          <table:table-cell office:value-type="float" office:value="77.0016" calcext:value-type="float">
            <text:p>77.0016</text:p>
          </table:table-cell>
          <table:table-cell table:number-columns-repeated="9"/>
        </table:table-row>
        <table:table-row table:style-name="ro1">
          <table:table-cell office:value-type="float" office:value="79.69824" calcext:value-type="float">
            <text:p>79.69824</text:p>
          </table:table-cell>
          <table:table-cell office:value-type="float" office:value="76.85902" calcext:value-type="float">
            <text:p>76.85902</text:p>
          </table:table-cell>
          <table:table-cell office:value-type="float" office:value="81.35022" calcext:value-type="float">
            <text:p>81.35022</text:p>
          </table:table-cell>
          <table:table-cell office:value-type="float" office:value="76.9278" calcext:value-type="float">
            <text:p>76.9278</text:p>
          </table:table-cell>
          <table:table-cell office:value-type="float" office:value="79.93562" calcext:value-type="float">
            <text:p>79.93562</text:p>
          </table:table-cell>
          <table:table-cell office:value-type="float" office:value="76.86297" calcext:value-type="float">
            <text:p>76.86297</text:p>
          </table:table-cell>
          <table:table-cell office:value-type="float" office:value="77.06828" calcext:value-type="float">
            <text:p>77.06828</text:p>
          </table:table-cell>
          <table:table-cell office:value-type="float" office:value="76.77817" calcext:value-type="float">
            <text:p>76.77817</text:p>
          </table:table-cell>
          <table:table-cell office:value-type="float" office:value="76.9952" calcext:value-type="float">
            <text:p>76.9952</text:p>
          </table:table-cell>
          <table:table-cell office:value-type="float" office:value="77.74531" calcext:value-type="float">
            <text:p>77.74531</text:p>
          </table:table-cell>
          <table:table-cell office:value-type="float" office:value="82.34352" calcext:value-type="float">
            <text:p>82.34352</text:p>
          </table:table-cell>
          <table:table-cell office:value-type="float" office:value="77.14092" calcext:value-type="float">
            <text:p>77.14092</text:p>
          </table:table-cell>
          <table:table-cell office:value-type="float" office:value="77.1293" calcext:value-type="float">
            <text:p>77.1293</text:p>
          </table:table-cell>
          <table:table-cell office:value-type="float" office:value="76.92136" calcext:value-type="float">
            <text:p>76.92136</text:p>
          </table:table-cell>
          <table:table-cell office:value-type="float" office:value="78.65074" calcext:value-type="float">
            <text:p>78.65074</text:p>
          </table:table-cell>
          <table:table-cell office:value-type="float" office:value="77.30098" calcext:value-type="float">
            <text:p>77.30098</text:p>
          </table:table-cell>
          <table:table-cell office:value-type="float" office:value="84.46944" calcext:value-type="float">
            <text:p>84.46944</text:p>
          </table:table-cell>
          <table:table-cell office:value-type="float" office:value="85.43353" calcext:value-type="float">
            <text:p>85.43353</text:p>
          </table:table-cell>
          <table:table-cell office:value-type="float" office:value="77.09858" calcext:value-type="float">
            <text:p>77.09858</text:p>
          </table:table-cell>
          <table:table-cell office:value-type="float" office:value="77.0016" calcext:value-type="float">
            <text:p>77.0016</text:p>
          </table:table-cell>
          <table:table-cell table:number-columns-repeated="9"/>
        </table:table-row>
        <table:table-row table:style-name="ro1">
          <table:table-cell office:value-type="float" office:value="79.52616" calcext:value-type="float">
            <text:p>79.52616</text:p>
          </table:table-cell>
          <table:table-cell office:value-type="float" office:value="76.42898" calcext:value-type="float">
            <text:p>76.42898</text:p>
          </table:table-cell>
          <table:table-cell office:value-type="float" office:value="80.95515" calcext:value-type="float">
            <text:p>80.95515</text:p>
          </table:table-cell>
          <table:table-cell office:value-type="float" office:value="76.49421" calcext:value-type="float">
            <text:p>76.49421</text:p>
          </table:table-cell>
          <table:table-cell office:value-type="float" office:value="79.53975" calcext:value-type="float">
            <text:p>79.53975</text:p>
          </table:table-cell>
          <table:table-cell office:value-type="float" office:value="76.42932" calcext:value-type="float">
            <text:p>76.42932</text:p>
          </table:table-cell>
          <table:table-cell office:value-type="float" office:value="76.85258" calcext:value-type="float">
            <text:p>76.85258</text:p>
          </table:table-cell>
          <table:table-cell office:value-type="float" office:value="76.33924" calcext:value-type="float">
            <text:p>76.33924</text:p>
          </table:table-cell>
          <table:table-cell office:value-type="float" office:value="76.77919" calcext:value-type="float">
            <text:p>76.77919</text:p>
          </table:table-cell>
          <table:table-cell office:value-type="float" office:value="77.54771" calcext:value-type="float">
            <text:p>77.54771</text:p>
          </table:table-cell>
          <table:table-cell office:value-type="float" office:value="81.95821" calcext:value-type="float">
            <text:p>81.95821</text:p>
          </table:table-cell>
          <table:table-cell office:value-type="float" office:value="76.92986" calcext:value-type="float">
            <text:p>76.92986</text:p>
          </table:table-cell>
          <table:table-cell office:value-type="float" office:value="76.91816" calcext:value-type="float">
            <text:p>76.91816</text:p>
          </table:table-cell>
          <table:table-cell office:value-type="float" office:value="76.49625" calcext:value-type="float">
            <text:p>76.49625</text:p>
          </table:table-cell>
          <table:table-cell office:value-type="float" office:value="78.23593" calcext:value-type="float">
            <text:p>78.23593</text:p>
          </table:table-cell>
          <table:table-cell office:value-type="float" office:value="77.0901" calcext:value-type="float">
            <text:p>77.0901</text:p>
          </table:table-cell>
          <table:table-cell office:value-type="float" office:value="84.40883" calcext:value-type="float">
            <text:p>84.40883</text:p>
          </table:table-cell>
          <table:table-cell office:value-type="float" office:value="85.11497" calcext:value-type="float">
            <text:p>85.11497</text:p>
          </table:table-cell>
          <table:table-cell office:value-type="float" office:value="76.66486" calcext:value-type="float">
            <text:p>76.66486</text:p>
          </table:table-cell>
          <table:table-cell office:value-type="float" office:value="76.7857" calcext:value-type="float">
            <text:p>76.7857</text:p>
          </table:table-cell>
          <table:table-cell table:number-columns-repeated="9"/>
        </table:table-row>
        <table:table-row table:style-name="ro1">
          <table:table-cell office:value-type="float" office:value="79.11615" calcext:value-type="float">
            <text:p>79.11615</text:p>
          </table:table-cell>
          <table:table-cell office:value-type="float" office:value="76.20455" calcext:value-type="float">
            <text:p>76.20455</text:p>
          </table:table-cell>
          <table:table-cell office:value-type="float" office:value="80.79356" calcext:value-type="float">
            <text:p>80.79356</text:p>
          </table:table-cell>
          <table:table-cell office:value-type="float" office:value="76.27294" calcext:value-type="float">
            <text:p>76.27294</text:p>
          </table:table-cell>
          <table:table-cell office:value-type="float" office:value="79.36292" calcext:value-type="float">
            <text:p>79.36292</text:p>
          </table:table-cell>
          <table:table-cell office:value-type="float" office:value="76.19977" calcext:value-type="float">
            <text:p>76.19977</text:p>
          </table:table-cell>
          <table:table-cell office:value-type="float" office:value="76.41359" calcext:value-type="float">
            <text:p>76.41359</text:p>
          </table:table-cell>
          <table:table-cell office:value-type="float" office:value="76.11005" calcext:value-type="float">
            <text:p>76.11005</text:p>
          </table:table-cell>
          <table:table-cell office:value-type="float" office:value="76.34021" calcext:value-type="float">
            <text:p>76.34021</text:p>
          </table:table-cell>
          <table:table-cell office:value-type="float" office:value="77.11411" calcext:value-type="float">
            <text:p>77.11411</text:p>
          </table:table-cell>
          <table:table-cell office:value-type="float" office:value="81.81195" calcext:value-type="float">
            <text:p>81.81195</text:p>
          </table:table-cell>
          <table:table-cell office:value-type="float" office:value="76.49627" calcext:value-type="float">
            <text:p>76.49627</text:p>
          </table:table-cell>
          <table:table-cell office:value-type="float" office:value="76.49294" calcext:value-type="float">
            <text:p>76.49294</text:p>
          </table:table-cell>
          <table:table-cell office:value-type="float" office:value="76.26614" calcext:value-type="float">
            <text:p>76.26614</text:p>
          </table:table-cell>
          <table:table-cell office:value-type="float" office:value="78.04866" calcext:value-type="float">
            <text:p>78.04866</text:p>
          </table:table-cell>
          <table:table-cell office:value-type="float" office:value="76.66513" calcext:value-type="float">
            <text:p>76.66513</text:p>
          </table:table-cell>
          <table:table-cell office:value-type="float" office:value="84.06735" calcext:value-type="float">
            <text:p>84.06735</text:p>
          </table:table-cell>
          <table:table-cell office:value-type="float" office:value="85.06098" calcext:value-type="float">
            <text:p>85.06098</text:p>
          </table:table-cell>
          <table:table-cell office:value-type="float" office:value="76.44365" calcext:value-type="float">
            <text:p>76.44365</text:p>
          </table:table-cell>
          <table:table-cell office:value-type="float" office:value="76.34661" calcext:value-type="float">
            <text:p>76.34661</text:p>
          </table:table-cell>
          <table:table-cell table:number-columns-repeated="9"/>
        </table:table-row>
        <table:table-row table:style-name="ro1">
          <table:table-cell office:value-type="float" office:value="78.93385" calcext:value-type="float">
            <text:p>78.93385</text:p>
          </table:table-cell>
          <table:table-cell office:value-type="float" office:value="75.76078" calcext:value-type="float">
            <text:p>75.76078</text:p>
          </table:table-cell>
          <table:table-cell office:value-type="float" office:value="80.39878" calcext:value-type="float">
            <text:p>80.39878</text:p>
          </table:table-cell>
          <table:table-cell office:value-type="float" office:value="75.83411" calcext:value-type="float">
            <text:p>75.83411</text:p>
          </table:table-cell>
          <table:table-cell office:value-type="float" office:value="78.9535" calcext:value-type="float">
            <text:p>78.9535</text:p>
          </table:table-cell>
          <table:table-cell office:value-type="float" office:value="75.75581" calcext:value-type="float">
            <text:p>75.75581</text:p>
          </table:table-cell>
          <table:table-cell office:value-type="float" office:value="76.18419" calcext:value-type="float">
            <text:p>76.18419</text:p>
          </table:table-cell>
          <table:table-cell office:value-type="float" office:value="75.66623" calcext:value-type="float">
            <text:p>75.66623</text:p>
          </table:table-cell>
          <table:table-cell office:value-type="float" office:value="76.11063" calcext:value-type="float">
            <text:p>76.11063</text:p>
          </table:table-cell>
          <table:table-cell office:value-type="float" office:value="76.90286" calcext:value-type="float">
            <text:p>76.90286</text:p>
          </table:table-cell>
          <table:table-cell office:value-type="float" office:value="81.41692" calcext:value-type="float">
            <text:p>81.41692</text:p>
          </table:table-cell>
          <table:table-cell office:value-type="float" office:value="76.27497" calcext:value-type="float">
            <text:p>76.27497</text:p>
          </table:table-cell>
          <table:table-cell office:value-type="float" office:value="76.26806" calcext:value-type="float">
            <text:p>76.26806</text:p>
          </table:table-cell>
          <table:table-cell office:value-type="float" office:value="75.82742" calcext:value-type="float">
            <text:p>75.82742</text:p>
          </table:table-cell>
          <table:table-cell office:value-type="float" office:value="77.62861" calcext:value-type="float">
            <text:p>77.62861</text:p>
          </table:table-cell>
          <table:table-cell office:value-type="float" office:value="76.4405" calcext:value-type="float">
            <text:p>76.4405</text:p>
          </table:table-cell>
          <table:table-cell office:value-type="float" office:value="83.98814" calcext:value-type="float">
            <text:p>83.98814</text:p>
          </table:table-cell>
          <table:table-cell office:value-type="float" office:value="84.73773" calcext:value-type="float">
            <text:p>84.73773</text:p>
          </table:table-cell>
          <table:table-cell office:value-type="float" office:value="76.00479" calcext:value-type="float">
            <text:p>76.00479</text:p>
          </table:table-cell>
          <table:table-cell office:value-type="float" office:value="76.12205" calcext:value-type="float">
            <text:p>76.12205</text:p>
          </table:table-cell>
          <table:table-cell table:number-columns-repeated="9"/>
        </table:table-row>
        <table:table-row table:style-name="ro1">
          <table:table-cell office:value-type="float" office:value="78.93385" calcext:value-type="float">
            <text:p>78.93385</text:p>
          </table:table-cell>
          <table:table-cell office:value-type="float" office:value="75.52631" calcext:value-type="float">
            <text:p>75.52631</text:p>
          </table:table-cell>
          <table:table-cell office:value-type="float" office:value="80.23198" calcext:value-type="float">
            <text:p>80.23198</text:p>
          </table:table-cell>
          <table:table-cell office:value-type="float" office:value="75.6041" calcext:value-type="float">
            <text:p>75.6041</text:p>
          </table:table-cell>
          <table:table-cell office:value-type="float" office:value="78.76269" calcext:value-type="float">
            <text:p>78.76269</text:p>
          </table:table-cell>
          <table:table-cell office:value-type="float" office:value="75.5212" calcext:value-type="float">
            <text:p>75.5212</text:p>
          </table:table-cell>
          <table:table-cell office:value-type="float" office:value="75.74535" calcext:value-type="float">
            <text:p>75.74535</text:p>
          </table:table-cell>
          <table:table-cell office:value-type="float" office:value="75.43168" calcext:value-type="float">
            <text:p>75.43168</text:p>
          </table:table-cell>
          <table:table-cell office:value-type="float" office:value="75.67174" calcext:value-type="float">
            <text:p>75.67174</text:p>
          </table:table-cell>
          <table:table-cell office:value-type="float" office:value="76.4776" calcext:value-type="float">
            <text:p>76.4776</text:p>
          </table:table-cell>
          <table:table-cell office:value-type="float" office:value="81.26565" calcext:value-type="float">
            <text:p>81.26565</text:p>
          </table:table-cell>
          <table:table-cell office:value-type="float" office:value="75.83609" calcext:value-type="float">
            <text:p>75.83609</text:p>
          </table:table-cell>
          <table:table-cell office:value-type="float" office:value="75.82401" calcext:value-type="float">
            <text:p>75.82401</text:p>
          </table:table-cell>
          <table:table-cell office:value-type="float" office:value="75.60615" calcext:value-type="float">
            <text:p>75.60615</text:p>
          </table:table-cell>
          <table:table-cell office:value-type="float" office:value="77.42247" calcext:value-type="float">
            <text:p>77.42247</text:p>
          </table:table-cell>
          <table:table-cell office:value-type="float" office:value="76.01032" calcext:value-type="float">
            <text:p>76.01032</text:p>
          </table:table-cell>
          <table:table-cell office:value-type="float" office:value="83.64685" calcext:value-type="float">
            <text:p>83.64685</text:p>
          </table:table-cell>
          <table:table-cell office:value-type="float" office:value="84.67374" calcext:value-type="float">
            <text:p>84.67374</text:p>
          </table:table-cell>
          <table:table-cell office:value-type="float" office:value="75.77474" calcext:value-type="float">
            <text:p>75.77474</text:p>
          </table:table-cell>
          <table:table-cell office:value-type="float" office:value="75.67787" calcext:value-type="float">
            <text:p>75.67787</text:p>
          </table:table-cell>
          <table:table-cell table:number-columns-repeated="9"/>
        </table:table-row>
        <table:table-row table:style-name="ro1">
          <table:table-cell office:value-type="float" office:value="78.52403" calcext:value-type="float">
            <text:p>78.52403</text:p>
          </table:table-cell>
          <table:table-cell office:value-type="float" office:value="75.07404" calcext:value-type="float">
            <text:p>75.07404</text:p>
          </table:table-cell>
          <table:table-cell office:value-type="float" office:value="79.82692" calcext:value-type="float">
            <text:p>79.82692</text:p>
          </table:table-cell>
          <table:table-cell office:value-type="float" office:value="75.16022" calcext:value-type="float">
            <text:p>75.16022</text:p>
          </table:table-cell>
          <table:table-cell office:value-type="float" office:value="78.35653" calcext:value-type="float">
            <text:p>78.35653</text:p>
          </table:table-cell>
          <table:table-cell office:value-type="float" office:value="75.06883" calcext:value-type="float">
            <text:p>75.06883</text:p>
          </table:table-cell>
          <table:table-cell office:value-type="float" office:value="75.50594" calcext:value-type="float">
            <text:p>75.50594</text:p>
          </table:table-cell>
          <table:table-cell office:value-type="float" office:value="74.98744" calcext:value-type="float">
            <text:p>74.98744</text:p>
          </table:table-cell>
          <table:table-cell office:value-type="float" office:value="75.43719" calcext:value-type="float">
            <text:p>75.43719</text:p>
          </table:table-cell>
          <table:table-cell office:value-type="float" office:value="76.24768" calcext:value-type="float">
            <text:p>76.24768</text:p>
          </table:table-cell>
          <table:table-cell office:value-type="float" office:value="80.87084" calcext:value-type="float">
            <text:p>80.87084</text:p>
          </table:table-cell>
          <table:table-cell office:value-type="float" office:value="75.60643" calcext:value-type="float">
            <text:p>75.60643</text:p>
          </table:table-cell>
          <table:table-cell office:value-type="float" office:value="75.59401" calcext:value-type="float">
            <text:p>75.59401</text:p>
          </table:table-cell>
          <table:table-cell office:value-type="float" office:value="75.14824" calcext:value-type="float">
            <text:p>75.14824</text:p>
          </table:table-cell>
          <table:table-cell office:value-type="float" office:value="76.99737" calcext:value-type="float">
            <text:p>76.99737</text:p>
          </table:table-cell>
          <table:table-cell office:value-type="float" office:value="75.77558" calcext:value-type="float">
            <text:p>75.77558</text:p>
          </table:table-cell>
          <table:table-cell office:value-type="float" office:value="83.55401" calcext:value-type="float">
            <text:p>83.55401</text:p>
          </table:table-cell>
          <table:table-cell office:value-type="float" office:value="84.34584" calcext:value-type="float">
            <text:p>84.34584</text:p>
          </table:table-cell>
          <table:table-cell office:value-type="float" office:value="75.33065" calcext:value-type="float">
            <text:p>75.33065</text:p>
          </table:table-cell>
          <table:table-cell office:value-type="float" office:value="75.44327" calcext:value-type="float">
            <text:p>75.44327</text:p>
          </table:table-cell>
          <table:table-cell table:number-columns-repeated="9"/>
        </table:table-row>
        <table:table-row table:style-name="ro1">
          <table:table-cell office:value-type="float" office:value="78.33686" calcext:value-type="float">
            <text:p>78.33686</text:p>
          </table:table-cell>
          <table:table-cell office:value-type="float" office:value="74.8345" calcext:value-type="float">
            <text:p>74.8345</text:p>
          </table:table-cell>
          <table:table-cell office:value-type="float" office:value="79.65492" calcext:value-type="float">
            <text:p>79.65492</text:p>
          </table:table-cell>
          <table:table-cell office:value-type="float" office:value="74.91172" calcext:value-type="float">
            <text:p>74.91172</text:p>
          </table:table-cell>
          <table:table-cell office:value-type="float" office:value="78.1606" calcext:value-type="float">
            <text:p>78.1606</text:p>
          </table:table-cell>
          <table:table-cell office:value-type="float" office:value="74.82928" calcext:value-type="float">
            <text:p>74.82928</text:p>
          </table:table-cell>
          <table:table-cell office:value-type="float" office:value="75.06198" calcext:value-type="float">
            <text:p>75.06198</text:p>
          </table:table-cell>
          <table:table-cell office:value-type="float" office:value="74.73459" calcext:value-type="float">
            <text:p>74.73459</text:p>
          </table:table-cell>
          <table:table-cell office:value-type="float" office:value="74.98802" calcext:value-type="float">
            <text:p>74.98802</text:p>
          </table:table-cell>
          <table:table-cell office:value-type="float" office:value="75.80885" calcext:value-type="float">
            <text:p>75.80885</text:p>
          </table:table-cell>
          <table:table-cell office:value-type="float" office:value="80.7007" calcext:value-type="float">
            <text:p>80.7007</text:p>
          </table:table-cell>
          <table:table-cell office:value-type="float" office:value="75.15744" calcext:value-type="float">
            <text:p>75.15744</text:p>
          </table:table-cell>
          <table:table-cell office:value-type="float" office:value="75.14995" calcext:value-type="float">
            <text:p>75.14995</text:p>
          </table:table-cell>
          <table:table-cell office:value-type="float" office:value="74.91334" calcext:value-type="float">
            <text:p>74.91334</text:p>
          </table:table-cell>
          <table:table-cell office:value-type="float" office:value="76.78598" calcext:value-type="float">
            <text:p>76.78598</text:p>
          </table:table-cell>
          <table:table-cell office:value-type="float" office:value="75.33679" calcext:value-type="float">
            <text:p>75.33679</text:p>
          </table:table-cell>
          <table:table-cell office:value-type="float" office:value="83.20801" calcext:value-type="float">
            <text:p>83.20801</text:p>
          </table:table-cell>
          <table:table-cell office:value-type="float" office:value="84.27682" calcext:value-type="float">
            <text:p>84.27682</text:p>
          </table:table-cell>
          <table:table-cell office:value-type="float" office:value="75.09583" calcext:value-type="float">
            <text:p>75.09583</text:p>
          </table:table-cell>
          <table:table-cell office:value-type="float" office:value="74.9855" calcext:value-type="float">
            <text:p>74.9855</text:p>
          </table:table-cell>
          <table:table-cell table:number-columns-repeated="9"/>
        </table:table-row>
        <table:table-row table:style-name="ro1">
          <table:table-cell office:value-type="float" office:value="77.9081" calcext:value-type="float">
            <text:p>77.9081</text:p>
          </table:table-cell>
          <table:table-cell office:value-type="float" office:value="74.37187" calcext:value-type="float">
            <text:p>74.37187</text:p>
          </table:table-cell>
          <table:table-cell office:value-type="float" office:value="79.24985" calcext:value-type="float">
            <text:p>79.24985</text:p>
          </table:table-cell>
          <table:table-cell office:value-type="float" office:value="74.4625" calcext:value-type="float">
            <text:p>74.4625</text:p>
          </table:table-cell>
          <table:table-cell office:value-type="float" office:value="77.74042" calcext:value-type="float">
            <text:p>77.74042</text:p>
          </table:table-cell>
          <table:table-cell office:value-type="float" office:value="74.37169" calcext:value-type="float">
            <text:p>74.37169</text:p>
          </table:table-cell>
          <table:table-cell office:value-type="float" office:value="74.80911" calcext:value-type="float">
            <text:p>74.80911</text:p>
          </table:table-cell>
          <table:table-cell office:value-type="float" office:value="74.27692" calcext:value-type="float">
            <text:p>74.27692</text:p>
          </table:table-cell>
          <table:table-cell office:value-type="float" office:value="74.73993" calcext:value-type="float">
            <text:p>74.73993</text:p>
          </table:table-cell>
          <table:table-cell office:value-type="float" office:value="75.58758" calcext:value-type="float">
            <text:p>75.58758</text:p>
          </table:table-cell>
          <table:table-cell office:value-type="float" office:value="80.30929" calcext:value-type="float">
            <text:p>80.30929</text:p>
          </table:table-cell>
          <table:table-cell office:value-type="float" office:value="74.91408" calcext:value-type="float">
            <text:p>74.91408</text:p>
          </table:table-cell>
          <table:table-cell office:value-type="float" office:value="74.90989" calcext:value-type="float">
            <text:p>74.90989</text:p>
          </table:table-cell>
          <table:table-cell office:value-type="float" office:value="74.45546" calcext:value-type="float">
            <text:p>74.45546</text:p>
          </table:table-cell>
          <table:table-cell office:value-type="float" office:value="76.34725" calcext:value-type="float">
            <text:p>76.34725</text:p>
          </table:table-cell>
          <table:table-cell office:value-type="float" office:value="75.08841" calcext:value-type="float">
            <text:p>75.08841</text:p>
          </table:table-cell>
          <table:table-cell office:value-type="float" office:value="83.11029" calcext:value-type="float">
            <text:p>83.11029</text:p>
          </table:table-cell>
          <table:table-cell office:value-type="float" office:value="83.9354" calcext:value-type="float">
            <text:p>83.9354</text:p>
          </table:table-cell>
          <table:table-cell office:value-type="float" office:value="74.63795" calcext:value-type="float">
            <text:p>74.63795</text:p>
          </table:table-cell>
          <table:table-cell office:value-type="float" office:value="74.73749" calcext:value-type="float">
            <text:p>74.73749</text:p>
          </table:table-cell>
          <table:table-cell table:number-columns-repeated="9"/>
        </table:table-row>
        <table:table-row table:style-name="ro1">
          <table:table-cell office:value-type="float" office:value="77.71576" calcext:value-type="float">
            <text:p>77.71576</text:p>
          </table:table-cell>
          <table:table-cell office:value-type="float" office:value="74.11023" calcext:value-type="float">
            <text:p>74.11023</text:p>
          </table:table-cell>
          <table:table-cell office:value-type="float" office:value="79.06758" calcext:value-type="float">
            <text:p>79.06758</text:p>
          </table:table-cell>
          <table:table-cell office:value-type="float" office:value="74.20039" calcext:value-type="float">
            <text:p>74.20039</text:p>
          </table:table-cell>
          <table:table-cell office:value-type="float" office:value="77.5343" calcext:value-type="float">
            <text:p>77.5343</text:p>
          </table:table-cell>
          <table:table-cell office:value-type="float" office:value="74.10503" calcext:value-type="float">
            <text:p>74.10503</text:p>
          </table:table-cell>
          <table:table-cell office:value-type="float" office:value="74.35133" calcext:value-type="float">
            <text:p>74.35133</text:p>
          </table:table-cell>
          <table:table-cell office:value-type="float" office:value="74.01029" calcext:value-type="float">
            <text:p>74.01029</text:p>
          </table:table-cell>
          <table:table-cell office:value-type="float" office:value="74.27708" calcext:value-type="float">
            <text:p>74.27708</text:p>
          </table:table-cell>
          <table:table-cell office:value-type="float" office:value="75.12994" calcext:value-type="float">
            <text:p>75.12994</text:p>
          </table:table-cell>
          <table:table-cell office:value-type="float" office:value="80.14243" calcext:value-type="float">
            <text:p>80.14243</text:p>
          </table:table-cell>
          <table:table-cell office:value-type="float" office:value="74.46497" calcext:value-type="float">
            <text:p>74.46497</text:p>
          </table:table-cell>
          <table:table-cell office:value-type="float" office:value="74.45185" calcext:value-type="float">
            <text:p>74.45185</text:p>
          </table:table-cell>
          <table:table-cell office:value-type="float" office:value="74.20201" calcext:value-type="float">
            <text:p>74.20201</text:p>
          </table:table-cell>
          <table:table-cell office:value-type="float" office:value="76.12241" calcext:value-type="float">
            <text:p>76.12241</text:p>
          </table:table-cell>
          <table:table-cell office:value-type="float" office:value="74.63921" calcext:value-type="float">
            <text:p>74.63921</text:p>
          </table:table-cell>
          <table:table-cell office:value-type="float" office:value="82.75069" calcext:value-type="float">
            <text:p>82.75069</text:p>
          </table:table-cell>
          <table:table-cell office:value-type="float" office:value="83.86121" calcext:value-type="float">
            <text:p>83.86121</text:p>
          </table:table-cell>
          <table:table-cell office:value-type="float" office:value="74.38456" calcext:value-type="float">
            <text:p>74.38456</text:p>
          </table:table-cell>
          <table:table-cell office:value-type="float" office:value="74.45617" calcext:value-type="float">
            <text:p>74.45617</text:p>
          </table:table-cell>
          <table:table-cell table:number-columns-repeated="9"/>
        </table:table-row>
        <table:table-row table:style-name="ro1">
          <table:table-cell office:value-type="float" office:value="77.28214" calcext:value-type="float">
            <text:p>77.28214</text:p>
          </table:table-cell>
          <table:table-cell office:value-type="float" office:value="73.64745" calcext:value-type="float">
            <text:p>73.64745</text:p>
          </table:table-cell>
          <table:table-cell office:value-type="float" office:value="78.65762" calcext:value-type="float">
            <text:p>78.65762</text:p>
          </table:table-cell>
          <table:table-cell office:value-type="float" office:value="73.73731" calcext:value-type="float">
            <text:p>73.73731</text:p>
          </table:table-cell>
          <table:table-cell office:value-type="float" office:value="77.11403" calcext:value-type="float">
            <text:p>77.11403</text:p>
          </table:table-cell>
          <table:table-cell office:value-type="float" office:value="73.64209" calcext:value-type="float">
            <text:p>73.64209</text:p>
          </table:table-cell>
          <table:table-cell office:value-type="float" office:value="74.08995" calcext:value-type="float">
            <text:p>74.08995</text:p>
          </table:table-cell>
          <table:table-cell office:value-type="float" office:value="73.54716" calcext:value-type="float">
            <text:p>73.54716</text:p>
          </table:table-cell>
          <table:table-cell office:value-type="float" office:value="74.01541" calcext:value-type="float">
            <text:p>74.01541</text:p>
          </table:table-cell>
          <table:table-cell office:value-type="float" office:value="74.89499" calcext:value-type="float">
            <text:p>74.89499</text:p>
          </table:table-cell>
          <table:table-cell office:value-type="float" office:value="79.73758" calcext:value-type="float">
            <text:p>79.73758</text:p>
          </table:table-cell>
          <table:table-cell office:value-type="float" office:value="74.2028" calcext:value-type="float">
            <text:p>74.2028</text:p>
          </table:table-cell>
          <table:table-cell office:value-type="float" office:value="74.19828" calcext:value-type="float">
            <text:p>74.19828</text:p>
          </table:table-cell>
          <table:table-cell office:value-type="float" office:value="73.73883" calcext:value-type="float">
            <text:p>73.73883</text:p>
          </table:table-cell>
          <table:table-cell office:value-type="float" office:value="75.67857" calcext:value-type="float">
            <text:p>75.67857</text:p>
          </table:table-cell>
          <table:table-cell office:value-type="float" office:value="74.39098" calcext:value-type="float">
            <text:p>74.39098</text:p>
          </table:table-cell>
          <table:table-cell office:value-type="float" office:value="82.62165" calcext:value-type="float">
            <text:p>82.62165</text:p>
          </table:table-cell>
          <table:table-cell office:value-type="float" office:value="83.51512" calcext:value-type="float">
            <text:p>83.51512</text:p>
          </table:table-cell>
          <table:table-cell office:value-type="float" office:value="73.93517" calcext:value-type="float">
            <text:p>73.93517</text:p>
          </table:table-cell>
          <table:table-cell office:value-type="float" office:value="74.02168" calcext:value-type="float">
            <text:p>74.02168</text:p>
          </table:table-cell>
          <table:table-cell table:number-columns-repeated="9"/>
        </table:table-row>
        <table:table-row table:style-name="ro1">
          <table:table-cell office:value-type="float" office:value="77.0761" calcext:value-type="float">
            <text:p>77.0761</text:p>
          </table:table-cell>
          <table:table-cell office:value-type="float" office:value="73.38092" calcext:value-type="float">
            <text:p>73.38092</text:p>
          </table:table-cell>
          <table:table-cell office:value-type="float" office:value="78.47024" calcext:value-type="float">
            <text:p>78.47024</text:p>
          </table:table-cell>
          <table:table-cell office:value-type="float" office:value="73.47002" calcext:value-type="float">
            <text:p>73.47002</text:p>
          </table:table-cell>
          <table:table-cell office:value-type="float" office:value="76.90271" calcext:value-type="float">
            <text:p>76.90271</text:p>
          </table:table-cell>
          <table:table-cell office:value-type="float" office:value="73.37568" calcext:value-type="float">
            <text:p>73.37568</text:p>
          </table:table-cell>
          <table:table-cell office:value-type="float" office:value="73.62705" calcext:value-type="float">
            <text:p>73.62705</text:p>
          </table:table-cell>
          <table:table-cell office:value-type="float" office:value="73.27591" calcext:value-type="float">
            <text:p>73.27591</text:p>
          </table:table-cell>
          <table:table-cell office:value-type="float" office:value="73.55241" calcext:value-type="float">
            <text:p>73.55241</text:p>
          </table:table-cell>
          <table:table-cell office:value-type="float" office:value="74.60959" calcext:value-type="float">
            <text:p>74.60959</text:p>
          </table:table-cell>
          <table:table-cell office:value-type="float" office:value="79.56054" calcext:value-type="float">
            <text:p>79.56054</text:p>
          </table:table-cell>
          <table:table-cell office:value-type="float" office:value="73.7398" calcext:value-type="float">
            <text:p>73.7398</text:p>
          </table:table-cell>
          <table:table-cell office:value-type="float" office:value="73.73538" calcext:value-type="float">
            <text:p>73.73538</text:p>
          </table:table-cell>
          <table:table-cell office:value-type="float" office:value="73.47168" calcext:value-type="float">
            <text:p>73.47168</text:p>
          </table:table-cell>
          <table:table-cell office:value-type="float" office:value="75.44365" calcext:value-type="float">
            <text:p>75.44365</text:p>
          </table:table-cell>
          <table:table-cell office:value-type="float" office:value="73.92807" calcext:value-type="float">
            <text:p>73.92807</text:p>
          </table:table-cell>
          <table:table-cell office:value-type="float" office:value="82.23634" calcext:value-type="float">
            <text:p>82.23634</text:p>
          </table:table-cell>
          <table:table-cell office:value-type="float" office:value="83.43591" calcext:value-type="float">
            <text:p>83.43591</text:p>
          </table:table-cell>
          <table:table-cell office:value-type="float" office:value="73.6684" calcext:value-type="float">
            <text:p>73.6684</text:p>
          </table:table-cell>
          <table:table-cell office:value-type="float" office:value="73.73168" calcext:value-type="float">
            <text:p>73.73168</text:p>
          </table:table-cell>
          <table:table-cell table:number-columns-repeated="9"/>
        </table:table-row>
        <table:table-row table:style-name="ro1">
          <table:table-cell office:value-type="float" office:value="76.65102" calcext:value-type="float">
            <text:p>76.65102</text:p>
          </table:table-cell>
          <table:table-cell office:value-type="float" office:value="72.90443" calcext:value-type="float">
            <text:p>72.90443</text:p>
          </table:table-cell>
          <table:table-cell office:value-type="float" office:value="78.04977" calcext:value-type="float">
            <text:p>78.04977</text:p>
          </table:table-cell>
          <table:table-cell office:value-type="float" office:value="73.00684" calcext:value-type="float">
            <text:p>73.00684</text:p>
          </table:table-cell>
          <table:table-cell office:value-type="float" office:value="76.47239" calcext:value-type="float">
            <text:p>76.47239</text:p>
          </table:table-cell>
          <table:table-cell office:value-type="float" office:value="72.89913" calcext:value-type="float">
            <text:p>72.89913</text:p>
          </table:table-cell>
          <table:table-cell office:value-type="float" office:value="73.35577" calcext:value-type="float">
            <text:p>73.35577</text:p>
          </table:table-cell>
          <table:table-cell office:value-type="float" office:value="72.80423" calcext:value-type="float">
            <text:p>72.80423</text:p>
          </table:table-cell>
          <table:table-cell office:value-type="float" office:value="73.28099" calcext:value-type="float">
            <text:p>73.28099</text:p>
          </table:table-cell>
          <table:table-cell office:value-type="float" office:value="74.18339" calcext:value-type="float">
            <text:p>74.18339</text:p>
          </table:table-cell>
          <table:table-cell office:value-type="float" office:value="79.15048" calcext:value-type="float">
            <text:p>79.15048</text:p>
          </table:table-cell>
          <table:table-cell office:value-type="float" office:value="73.47282" calcext:value-type="float">
            <text:p>73.47282</text:p>
          </table:table-cell>
          <table:table-cell office:value-type="float" office:value="73.46815" calcext:value-type="float">
            <text:p>73.46815</text:p>
          </table:table-cell>
          <table:table-cell office:value-type="float" office:value="73.18148" calcext:value-type="float">
            <text:p>73.18148</text:p>
          </table:table-cell>
          <table:table-cell office:value-type="float" office:value="74.99972" calcext:value-type="float">
            <text:p>74.99972</text:p>
          </table:table-cell>
          <table:table-cell office:value-type="float" office:value="73.66125" calcext:value-type="float">
            <text:p>73.66125</text:p>
          </table:table-cell>
          <table:table-cell office:value-type="float" office:value="82.08633" calcext:value-type="float">
            <text:p>82.08633</text:p>
          </table:table-cell>
          <table:table-cell office:value-type="float" office:value="83.0812" calcext:value-type="float">
            <text:p>83.0812</text:p>
          </table:table-cell>
          <table:table-cell office:value-type="float" office:value="73.19678" calcext:value-type="float">
            <text:p>73.19678</text:p>
          </table:table-cell>
          <table:table-cell office:value-type="float" office:value="73.27856" calcext:value-type="float">
            <text:p>73.27856</text:p>
          </table:table-cell>
          <table:table-cell table:number-columns-repeated="9"/>
        </table:table-row>
        <table:table-row table:style-name="ro1">
          <table:table-cell office:value-type="float" office:value="76.42622" calcext:value-type="float">
            <text:p>76.42622</text:p>
          </table:table-cell>
          <table:table-cell office:value-type="float" office:value="72.61942" calcext:value-type="float">
            <text:p>72.61942</text:p>
          </table:table-cell>
          <table:table-cell office:value-type="float" office:value="77.84863" calcext:value-type="float">
            <text:p>77.84863</text:p>
          </table:table-cell>
          <table:table-cell office:value-type="float" office:value="72.72633" calcext:value-type="float">
            <text:p>72.72633</text:p>
          </table:table-cell>
          <table:table-cell office:value-type="float" office:value="76.24734" calcext:value-type="float">
            <text:p>76.24734</text:p>
          </table:table-cell>
          <table:table-cell office:value-type="float" office:value="72.61917" calcext:value-type="float">
            <text:p>72.61917</text:p>
          </table:table-cell>
          <table:table-cell office:value-type="float" office:value="72.87903" calcext:value-type="float">
            <text:p>72.87903</text:p>
          </table:table-cell>
          <table:table-cell office:value-type="float" office:value="72.51951" calcext:value-type="float">
            <text:p>72.51951</text:p>
          </table:table-cell>
          <table:table-cell office:value-type="float" office:value="72.80427" calcext:value-type="float">
            <text:p>72.80427</text:p>
          </table:table-cell>
          <table:table-cell office:value-type="float" office:value="73.89319" calcext:value-type="float">
            <text:p>73.89319</text:p>
          </table:table-cell>
          <table:table-cell office:value-type="float" office:value="78.97361" calcext:value-type="float">
            <text:p>78.97361</text:p>
          </table:table-cell>
          <table:table-cell office:value-type="float" office:value="73.00972" calcext:value-type="float">
            <text:p>73.00972</text:p>
          </table:table-cell>
          <table:table-cell office:value-type="float" office:value="73.16914" calcext:value-type="float">
            <text:p>73.16914</text:p>
          </table:table-cell>
          <table:table-cell office:value-type="float" office:value="72.7281" calcext:value-type="float">
            <text:p>72.7281</text:p>
          </table:table-cell>
          <table:table-cell office:value-type="float" office:value="74.75121" calcext:value-type="float">
            <text:p>74.75121</text:p>
          </table:table-cell>
          <table:table-cell office:value-type="float" office:value="73.19827" calcext:value-type="float">
            <text:p>73.19827</text:p>
          </table:table-cell>
          <table:table-cell office:value-type="float" office:value="81.69598" calcext:value-type="float">
            <text:p>81.69598</text:p>
          </table:table-cell>
          <table:table-cell office:value-type="float" office:value="82.98329" calcext:value-type="float">
            <text:p>82.98329</text:p>
          </table:table-cell>
          <table:table-cell office:value-type="float" office:value="72.92506" calcext:value-type="float">
            <text:p>72.92506</text:p>
          </table:table-cell>
          <table:table-cell office:value-type="float" office:value="72.98337" calcext:value-type="float">
            <text:p>72.98337</text:p>
          </table:table-cell>
          <table:table-cell table:number-columns-repeated="9"/>
        </table:table-row>
        <table:table-row table:style-name="ro1">
          <table:table-cell office:value-type="float" office:value="75.99062" calcext:value-type="float">
            <text:p>75.99062</text:p>
          </table:table-cell>
          <table:table-cell office:value-type="float" office:value="72.14281" calcext:value-type="float">
            <text:p>72.14281</text:p>
          </table:table-cell>
          <table:table-cell office:value-type="float" office:value="77.60084" calcext:value-type="float">
            <text:p>77.60084</text:p>
          </table:table-cell>
          <table:table-cell office:value-type="float" office:value="72.24931" calcext:value-type="float">
            <text:p>72.24931</text:p>
          </table:table-cell>
          <table:table-cell office:value-type="float" office:value="75.80851" calcext:value-type="float">
            <text:p>75.80851</text:p>
          </table:table-cell>
          <table:table-cell office:value-type="float" office:value="72.13759" calcext:value-type="float">
            <text:p>72.13759</text:p>
          </table:table-cell>
          <table:table-cell office:value-type="float" office:value="72.59429" calcext:value-type="float">
            <text:p>72.59429</text:p>
          </table:table-cell>
          <table:table-cell office:value-type="float" office:value="72.03777" calcext:value-type="float">
            <text:p>72.03777</text:p>
          </table:table-cell>
          <table:table-cell office:value-type="float" office:value="72.51935" calcext:value-type="float">
            <text:p>72.51935</text:p>
          </table:table-cell>
          <table:table-cell office:value-type="float" office:value="73.4532" calcext:value-type="float">
            <text:p>73.4532</text:p>
          </table:table-cell>
          <table:table-cell office:value-type="float" office:value="78.55871" calcext:value-type="float">
            <text:p>78.55871</text:p>
          </table:table-cell>
          <table:table-cell office:value-type="float" office:value="72.72934" calcext:value-type="float">
            <text:p>72.72934</text:p>
          </table:table-cell>
          <table:table-cell office:value-type="float" office:value="72.72434" calcext:value-type="float">
            <text:p>72.72434</text:p>
          </table:table-cell>
          <table:table-cell office:value-type="float" office:value="72.41923" calcext:value-type="float">
            <text:p>72.41923</text:p>
          </table:table-cell>
          <table:table-cell office:value-type="float" office:value="74.30217" calcext:value-type="float">
            <text:p>74.30217</text:p>
          </table:table-cell>
          <table:table-cell office:value-type="float" office:value="72.91796" calcext:value-type="float">
            <text:p>72.91796</text:p>
          </table:table-cell>
          <table:table-cell office:value-type="float" office:value="81.54465" calcext:value-type="float">
            <text:p>81.54465</text:p>
          </table:table-cell>
          <table:table-cell office:value-type="float" office:value="82.62374" calcext:value-type="float">
            <text:p>82.62374</text:p>
          </table:table-cell>
          <table:table-cell office:value-type="float" office:value="72.44841" calcext:value-type="float">
            <text:p>72.44841</text:p>
          </table:table-cell>
          <table:table-cell office:value-type="float" office:value="72.53039" calcext:value-type="float">
            <text:p>72.53039</text:p>
          </table:table-cell>
          <table:table-cell table:number-columns-repeated="9"/>
        </table:table-row>
        <table:table-row table:style-name="ro1">
          <table:table-cell office:value-type="float" office:value="75.7608" calcext:value-type="float">
            <text:p>75.7608</text:p>
          </table:table-cell>
          <table:table-cell office:value-type="float" office:value="71.84941" calcext:value-type="float">
            <text:p>71.84941</text:p>
          </table:table-cell>
          <table:table-cell office:value-type="float" office:value="77.22232" calcext:value-type="float">
            <text:p>77.22232</text:p>
          </table:table-cell>
          <table:table-cell office:value-type="float" office:value="71.95866" calcext:value-type="float">
            <text:p>71.95866</text:p>
          </table:table-cell>
          <table:table-cell office:value-type="float" office:value="75.57348" calcext:value-type="float">
            <text:p>75.57348</text:p>
          </table:table-cell>
          <table:table-cell office:value-type="float" office:value="71.8442" calcext:value-type="float">
            <text:p>71.8442</text:p>
          </table:table-cell>
          <table:table-cell office:value-type="float" office:value="72.10896" calcext:value-type="float">
            <text:p>72.10896</text:p>
          </table:table-cell>
          <table:table-cell office:value-type="float" office:value="71.74467" calcext:value-type="float">
            <text:p>71.74467</text:p>
          </table:table-cell>
          <table:table-cell office:value-type="float" office:value="72.04258" calcext:value-type="float">
            <text:p>72.04258</text:p>
          </table:table-cell>
          <table:table-cell office:value-type="float" office:value="73.16265" calcext:value-type="float">
            <text:p>73.16265</text:p>
          </table:table-cell>
          <table:table-cell office:value-type="float" office:value="78.37147" calcext:value-type="float">
            <text:p>78.37147</text:p>
          </table:table-cell>
          <table:table-cell office:value-type="float" office:value="72.24748" calcext:value-type="float">
            <text:p>72.24748</text:p>
          </table:table-cell>
          <table:table-cell office:value-type="float" office:value="72.42049" calcext:value-type="float">
            <text:p>72.42049</text:p>
          </table:table-cell>
          <table:table-cell office:value-type="float" office:value="71.95222" calcext:value-type="float">
            <text:p>71.95222</text:p>
          </table:table-cell>
          <table:table-cell office:value-type="float" office:value="74.03998" calcext:value-type="float">
            <text:p>74.03998</text:p>
          </table:table-cell>
          <table:table-cell office:value-type="float" office:value="72.44109" calcext:value-type="float">
            <text:p>72.44109</text:p>
          </table:table-cell>
          <table:table-cell office:value-type="float" office:value="81.14978" calcext:value-type="float">
            <text:p>81.14978</text:p>
          </table:table-cell>
          <table:table-cell office:value-type="float" office:value="82.50859" calcext:value-type="float">
            <text:p>82.50859</text:p>
          </table:table-cell>
          <table:table-cell office:value-type="float" office:value="72.16329" calcext:value-type="float">
            <text:p>72.16329</text:p>
          </table:table-cell>
          <table:table-cell office:value-type="float" office:value="72.21322" calcext:value-type="float">
            <text:p>72.21322</text:p>
          </table:table-cell>
          <table:table-cell table:number-columns-repeated="9"/>
        </table:table-row>
        <table:table-row table:style-name="ro1">
          <table:table-cell office:value-type="float" office:value="75.31662" calcext:value-type="float">
            <text:p>75.31662</text:p>
          </table:table-cell>
          <table:table-cell office:value-type="float" office:value="71.35408" calcext:value-type="float">
            <text:p>71.35408</text:p>
          </table:table-cell>
          <table:table-cell office:value-type="float" office:value="76.96943" calcext:value-type="float">
            <text:p>76.96943</text:p>
          </table:table-cell>
          <table:table-cell office:value-type="float" office:value="71.46824" calcext:value-type="float">
            <text:p>71.46824</text:p>
          </table:table-cell>
          <table:table-cell office:value-type="float" office:value="75.12952" calcext:value-type="float">
            <text:p>75.12952</text:p>
          </table:table-cell>
          <table:table-cell office:value-type="float" office:value="71.354" calcext:value-type="float">
            <text:p>71.354</text:p>
          </table:table-cell>
          <table:table-cell office:value-type="float" office:value="71.81088" calcext:value-type="float">
            <text:p>71.81088</text:p>
          </table:table-cell>
          <table:table-cell office:value-type="float" office:value="71.25423" calcext:value-type="float">
            <text:p>71.25423</text:p>
          </table:table-cell>
          <table:table-cell office:value-type="float" office:value="71.74431" calcext:value-type="float">
            <text:p>71.74431</text:p>
          </table:table-cell>
          <table:table-cell office:value-type="float" office:value="72.70922" calcext:value-type="float">
            <text:p>72.70922</text:p>
          </table:table-cell>
          <table:table-cell office:value-type="float" office:value="78.12361" calcext:value-type="float">
            <text:p>78.12361</text:p>
          </table:table-cell>
          <table:table-cell office:value-type="float" office:value="71.96229" calcext:value-type="float">
            <text:p>71.96229</text:p>
          </table:table-cell>
          <table:table-cell office:value-type="float" office:value="71.94828" calcext:value-type="float">
            <text:p>71.94828</text:p>
          </table:table-cell>
          <table:table-cell office:value-type="float" office:value="71.64318" calcext:value-type="float">
            <text:p>71.64318</text:p>
          </table:table-cell>
          <table:table-cell office:value-type="float" office:value="73.57703" calcext:value-type="float">
            <text:p>73.57703</text:p>
          </table:table-cell>
          <table:table-cell office:value-type="float" office:value="72.1561" calcext:value-type="float">
            <text:p>72.1561</text:p>
          </table:table-cell>
          <table:table-cell office:value-type="float" office:value="80.99333" calcext:value-type="float">
            <text:p>80.99333</text:p>
          </table:table-cell>
          <table:table-cell office:value-type="float" office:value="82.12344" calcext:value-type="float">
            <text:p>82.12344</text:p>
          </table:table-cell>
          <table:table-cell office:value-type="float" office:value="71.6781" calcext:value-type="float">
            <text:p>71.6781</text:p>
          </table:table-cell>
          <table:table-cell office:value-type="float" office:value="71.74129" calcext:value-type="float">
            <text:p>71.74129</text:p>
          </table:table-cell>
          <table:table-cell table:number-columns-repeated="9"/>
        </table:table-row>
        <table:table-row table:style-name="ro1">
          <table:table-cell office:value-type="float" office:value="75.07315" calcext:value-type="float">
            <text:p>75.07315</text:p>
          </table:table-cell>
          <table:table-cell office:value-type="float" office:value="71.04729" calcext:value-type="float">
            <text:p>71.04729</text:p>
          </table:table-cell>
          <table:table-cell office:value-type="float" office:value="76.57199" calcext:value-type="float">
            <text:p>76.57199</text:p>
          </table:table-cell>
          <table:table-cell office:value-type="float" office:value="71.16937" calcext:value-type="float">
            <text:p>71.16937</text:p>
          </table:table-cell>
          <table:table-cell office:value-type="float" office:value="74.88097" calcext:value-type="float">
            <text:p>74.88097</text:p>
          </table:table-cell>
          <table:table-cell office:value-type="float" office:value="71.04222" calcext:value-type="float">
            <text:p>71.04222</text:p>
          </table:table-cell>
          <table:table-cell office:value-type="float" office:value="71.32032" calcext:value-type="float">
            <text:p>71.32032</text:p>
          </table:table-cell>
          <table:table-cell office:value-type="float" office:value="70.94254" calcext:value-type="float">
            <text:p>70.94254</text:p>
          </table:table-cell>
          <table:table-cell office:value-type="float" office:value="71.25289" calcext:value-type="float">
            <text:p>71.25289</text:p>
          </table:table-cell>
          <table:table-cell office:value-type="float" office:value="72.4002" calcext:value-type="float">
            <text:p>72.4002</text:p>
          </table:table-cell>
          <table:table-cell office:value-type="float" office:value="77.75021" calcext:value-type="float">
            <text:p>77.75021</text:p>
          </table:table-cell>
          <table:table-cell office:value-type="float" office:value="71.47159" calcext:value-type="float">
            <text:p>71.47159</text:p>
          </table:table-cell>
          <table:table-cell office:value-type="float" office:value="71.64439" calcext:value-type="float">
            <text:p>71.64439</text:p>
          </table:table-cell>
          <table:table-cell office:value-type="float" office:value="71.16225" calcext:value-type="float">
            <text:p>71.16225</text:p>
          </table:table-cell>
          <table:table-cell office:value-type="float" office:value="73.30995" calcext:value-type="float">
            <text:p>73.30995</text:p>
          </table:table-cell>
          <table:table-cell office:value-type="float" office:value="71.67068" calcext:value-type="float">
            <text:p>71.67068</text:p>
          </table:table-cell>
          <table:table-cell office:value-type="float" office:value="80.59339" calcext:value-type="float">
            <text:p>80.59339</text:p>
          </table:table-cell>
          <table:table-cell office:value-type="float" office:value="81.96858" calcext:value-type="float">
            <text:p>81.96858</text:p>
          </table:table-cell>
          <table:table-cell office:value-type="float" office:value="71.37951" calcext:value-type="float">
            <text:p>71.37951</text:p>
          </table:table-cell>
          <table:table-cell office:value-type="float" office:value="71.42405" calcext:value-type="float">
            <text:p>71.42405</text:p>
          </table:table-cell>
          <table:table-cell table:number-columns-repeated="9"/>
        </table:table-row>
        <table:table-row table:style-name="ro1">
          <table:table-cell office:value-type="float" office:value="74.62381" calcext:value-type="float">
            <text:p>74.62381</text:p>
          </table:table-cell>
          <table:table-cell office:value-type="float" office:value="70.55171" calcext:value-type="float">
            <text:p>70.55171</text:p>
          </table:table-cell>
          <table:table-cell office:value-type="float" office:value="76.31377" calcext:value-type="float">
            <text:p>76.31377</text:p>
          </table:table-cell>
          <table:table-cell office:value-type="float" office:value="70.66981" calcext:value-type="float">
            <text:p>70.66981</text:p>
          </table:table-cell>
          <table:table-cell office:value-type="float" office:value="74.43168" calcext:value-type="float">
            <text:p>74.43168</text:p>
          </table:table-cell>
          <table:table-cell office:value-type="float" office:value="70.55172" calcext:value-type="float">
            <text:p>70.55172</text:p>
          </table:table-cell>
          <table:table-cell office:value-type="float" office:value="71.01746" calcext:value-type="float">
            <text:p>71.01746</text:p>
          </table:table-cell>
          <table:table-cell office:value-type="float" office:value="70.43797" calcext:value-type="float">
            <text:p>70.43797</text:p>
          </table:table-cell>
          <table:table-cell office:value-type="float" office:value="70.94128" calcext:value-type="float">
            <text:p>70.94128</text:p>
          </table:table-cell>
          <table:table-cell office:value-type="float" office:value="71.93334" calcext:value-type="float">
            <text:p>71.93334</text:p>
          </table:table-cell>
          <table:table-cell office:value-type="float" office:value="77.49737" calcext:value-type="float">
            <text:p>77.49737</text:p>
          </table:table-cell>
          <table:table-cell office:value-type="float" office:value="71.17287" calcext:value-type="float">
            <text:p>71.17287</text:p>
          </table:table-cell>
          <table:table-cell office:value-type="float" office:value="71.15877" calcext:value-type="float">
            <text:p>71.15877</text:p>
          </table:table-cell>
          <table:table-cell office:value-type="float" office:value="70.84472" calcext:value-type="float">
            <text:p>70.84472</text:p>
          </table:table-cell>
          <table:table-cell office:value-type="float" office:value="72.84197" calcext:value-type="float">
            <text:p>72.84197</text:p>
          </table:table-cell>
          <table:table-cell office:value-type="float" office:value="71.37213" calcext:value-type="float">
            <text:p>71.37213</text:p>
          </table:table-cell>
          <table:table-cell office:value-type="float" office:value="80.43182" calcext:value-type="float">
            <text:p>80.43182</text:p>
          </table:table-cell>
          <table:table-cell office:value-type="float" office:value="81.58348" calcext:value-type="float">
            <text:p>81.58348</text:p>
          </table:table-cell>
          <table:table-cell office:value-type="float" office:value="70.88891" calcext:value-type="float">
            <text:p>70.88891</text:p>
          </table:table-cell>
          <table:table-cell office:value-type="float" office:value="70.94385" calcext:value-type="float">
            <text:p>70.94385</text:p>
          </table:table-cell>
          <table:table-cell table:number-columns-repeated="9"/>
        </table:table-row>
        <table:table-row table:style-name="ro1">
          <table:table-cell office:value-type="float" office:value="74.37555" calcext:value-type="float">
            <text:p>74.37555</text:p>
          </table:table-cell>
          <table:table-cell office:value-type="float" office:value="70.23153" calcext:value-type="float">
            <text:p>70.23153</text:p>
          </table:table-cell>
          <table:table-cell office:value-type="float" office:value="75.91143" calcext:value-type="float">
            <text:p>75.91143</text:p>
          </table:table-cell>
          <table:table-cell office:value-type="float" office:value="70.35768" calcext:value-type="float">
            <text:p>70.35768</text:p>
          </table:table-cell>
          <table:table-cell office:value-type="float" office:value="74.17809" calcext:value-type="float">
            <text:p>74.17809</text:p>
          </table:table-cell>
          <table:table-cell office:value-type="float" office:value="70.22649" calcext:value-type="float">
            <text:p>70.22649</text:p>
          </table:table-cell>
          <table:table-cell office:value-type="float" office:value="70.51308" calcext:value-type="float">
            <text:p>70.51308</text:p>
          </table:table-cell>
          <table:table-cell office:value-type="float" office:value="70.11809" calcext:value-type="float">
            <text:p>70.11809</text:p>
          </table:table-cell>
          <table:table-cell office:value-type="float" office:value="70.43696" calcext:value-type="float">
            <text:p>70.43696</text:p>
          </table:table-cell>
          <table:table-cell office:value-type="float" office:value="71.62439" calcext:value-type="float">
            <text:p>71.62439</text:p>
          </table:table-cell>
          <table:table-cell office:value-type="float" office:value="77.11384" calcext:value-type="float">
            <text:p>77.11384</text:p>
          </table:table-cell>
          <table:table-cell office:value-type="float" office:value="70.84669" calcext:value-type="float">
            <text:p>70.84669</text:p>
          </table:table-cell>
          <table:table-cell office:value-type="float" office:value="70.84123" calcext:value-type="float">
            <text:p>70.84123</text:p>
          </table:table-cell>
          <table:table-cell office:value-type="float" office:value="70.35924" calcext:value-type="float">
            <text:p>70.35924</text:p>
          </table:table-cell>
          <table:table-cell office:value-type="float" office:value="72.56155" calcext:value-type="float">
            <text:p>72.56155</text:p>
          </table:table-cell>
          <table:table-cell office:value-type="float" office:value="70.88143" calcext:value-type="float">
            <text:p>70.88143</text:p>
          </table:table-cell>
          <table:table-cell office:value-type="float" office:value="80.02673" calcext:value-type="float">
            <text:p>80.02673</text:p>
          </table:table-cell>
          <table:table-cell office:value-type="float" office:value="81.43203" calcext:value-type="float">
            <text:p>81.43203</text:p>
          </table:table-cell>
          <table:table-cell office:value-type="float" office:value="70.57713" calcext:value-type="float">
            <text:p>70.57713</text:p>
          </table:table-cell>
          <table:table-cell office:value-type="float" office:value="70.62179" calcext:value-type="float">
            <text:p>70.62179</text:p>
          </table:table-cell>
          <table:table-cell table:number-columns-repeated="9"/>
        </table:table-row>
        <table:table-row table:style-name="ro1">
          <table:table-cell office:value-type="float" office:value="73.91256" calcext:value-type="float">
            <text:p>73.91256</text:p>
          </table:table-cell>
          <table:table-cell office:value-type="float" office:value="69.72729" calcext:value-type="float">
            <text:p>69.72729</text:p>
          </table:table-cell>
          <table:table-cell office:value-type="float" office:value="75.63967" calcext:value-type="float">
            <text:p>75.63967</text:p>
          </table:table-cell>
          <table:table-cell office:value-type="float" office:value="69.85338" calcext:value-type="float">
            <text:p>69.85338</text:p>
          </table:table-cell>
          <table:table-cell office:value-type="float" office:value="73.72011" calcext:value-type="float">
            <text:p>73.72011</text:p>
          </table:table-cell>
          <table:table-cell office:value-type="float" office:value="69.7221" calcext:value-type="float">
            <text:p>69.7221</text:p>
          </table:table-cell>
          <table:table-cell office:value-type="float" office:value="70.19319" calcext:value-type="float">
            <text:p>70.19319</text:p>
          </table:table-cell>
          <table:table-cell office:value-type="float" office:value="69.60856" calcext:value-type="float">
            <text:p>69.60856</text:p>
          </table:table-cell>
          <table:table-cell office:value-type="float" office:value="70.11719" calcext:value-type="float">
            <text:p>70.11719</text:p>
          </table:table-cell>
          <table:table-cell office:value-type="float" office:value="71.14352" calcext:value-type="float">
            <text:p>71.14352</text:p>
          </table:table-cell>
          <table:table-cell office:value-type="float" office:value="76.85255" calcext:value-type="float">
            <text:p>76.85255</text:p>
          </table:table-cell>
          <table:table-cell office:value-type="float" office:value="70.36111" calcext:value-type="float">
            <text:p>70.36111</text:p>
          </table:table-cell>
          <table:table-cell office:value-type="float" office:value="70.35566" calcext:value-type="float">
            <text:p>70.35566</text:p>
          </table:table-cell>
          <table:table-cell office:value-type="float" office:value="70.02793" calcext:value-type="float">
            <text:p>70.02793</text:p>
          </table:table-cell>
          <table:table-cell office:value-type="float" office:value="72.08467" calcext:value-type="float">
            <text:p>72.08467</text:p>
          </table:table-cell>
          <table:table-cell office:value-type="float" office:value="70.56955" calcext:value-type="float">
            <text:p>70.56955</text:p>
          </table:table-cell>
          <table:table-cell office:value-type="float" office:value="79.85469" calcext:value-type="float">
            <text:p>79.85469</text:p>
          </table:table-cell>
          <table:table-cell office:value-type="float" office:value="81.03714" calcext:value-type="float">
            <text:p>81.03714</text:p>
          </table:table-cell>
          <table:table-cell office:value-type="float" office:value="70.07265" calcext:value-type="float">
            <text:p>70.07265</text:p>
          </table:table-cell>
          <table:table-cell office:value-type="float" office:value="70.12309" calcext:value-type="float">
            <text:p>70.12309</text:p>
          </table:table-cell>
          <table:table-cell table:number-columns-repeated="9"/>
        </table:table-row>
        <table:table-row table:style-name="ro1">
          <table:table-cell office:value-type="float" office:value="73.64567" calcext:value-type="float">
            <text:p>73.64567</text:p>
          </table:table-cell>
          <table:table-cell office:value-type="float" office:value="69.39373" calcext:value-type="float">
            <text:p>69.39373</text:p>
          </table:table-cell>
          <table:table-cell office:value-type="float" office:value="75.22334" calcext:value-type="float">
            <text:p>75.22334</text:p>
          </table:table-cell>
          <table:table-cell office:value-type="float" office:value="69.52787" calcext:value-type="float">
            <text:p>69.52787</text:p>
          </table:table-cell>
          <table:table-cell office:value-type="float" office:value="73.45294" calcext:value-type="float">
            <text:p>73.45294</text:p>
          </table:table-cell>
          <table:table-cell office:value-type="float" office:value="69.38844" calcext:value-type="float">
            <text:p>69.38844</text:p>
          </table:table-cell>
          <table:table-cell office:value-type="float" office:value="69.68882" calcext:value-type="float">
            <text:p>69.68882</text:p>
          </table:table-cell>
          <table:table-cell office:value-type="float" office:value="69.27519" calcext:value-type="float">
            <text:p>69.27519</text:p>
          </table:table-cell>
          <table:table-cell office:value-type="float" office:value="69.61286" calcext:value-type="float">
            <text:p>69.61286</text:p>
          </table:table-cell>
          <table:table-cell office:value-type="float" office:value="70.82598" calcext:value-type="float">
            <text:p>70.82598</text:p>
          </table:table-cell>
          <table:table-cell office:value-type="float" office:value="76.46385" calcext:value-type="float">
            <text:p>76.46385</text:p>
          </table:table-cell>
          <table:table-cell office:value-type="float" office:value="70.03008" calcext:value-type="float">
            <text:p>70.03008</text:p>
          </table:table-cell>
          <table:table-cell office:value-type="float" office:value="70.02462" calcext:value-type="float">
            <text:p>70.02462</text:p>
          </table:table-cell>
          <table:table-cell office:value-type="float" office:value="69.52919" calcext:value-type="float">
            <text:p>69.52919</text:p>
          </table:table-cell>
          <table:table-cell office:value-type="float" office:value="71.78579" calcext:value-type="float">
            <text:p>71.78579</text:p>
          </table:table-cell>
          <table:table-cell office:value-type="float" office:value="70.0652" calcext:value-type="float">
            <text:p>70.0652</text:p>
          </table:table-cell>
          <table:table-cell office:value-type="float" office:value="79.44978" calcext:value-type="float">
            <text:p>79.44978</text:p>
          </table:table-cell>
          <table:table-cell office:value-type="float" office:value="80.88045" calcext:value-type="float">
            <text:p>80.88045</text:p>
          </table:table-cell>
          <table:table-cell office:value-type="float" office:value="69.74736" calcext:value-type="float">
            <text:p>69.74736</text:p>
          </table:table-cell>
          <table:table-cell office:value-type="float" office:value="69.79224" calcext:value-type="float">
            <text:p>69.79224</text:p>
          </table:table-cell>
          <table:table-cell table:number-columns-repeated="9"/>
        </table:table-row>
        <table:table-row table:style-name="ro1">
          <table:table-cell office:value-type="float" office:value="73.18278" calcext:value-type="float">
            <text:p>73.18278</text:p>
          </table:table-cell>
          <table:table-cell office:value-type="float" office:value="68.87575" calcext:value-type="float">
            <text:p>68.87575</text:p>
          </table:table-cell>
          <table:table-cell office:value-type="float" office:value="74.9518" calcext:value-type="float">
            <text:p>74.9518</text:p>
          </table:table-cell>
          <table:table-cell office:value-type="float" office:value="69.00958" calcext:value-type="float">
            <text:p>69.00958</text:p>
          </table:table-cell>
          <table:table-cell office:value-type="float" office:value="73.14821" calcext:value-type="float">
            <text:p>73.14821</text:p>
          </table:table-cell>
          <table:table-cell office:value-type="float" office:value="68.87016" calcext:value-type="float">
            <text:p>68.87016</text:p>
          </table:table-cell>
          <table:table-cell office:value-type="float" office:value="69.3506" calcext:value-type="float">
            <text:p>69.3506</text:p>
          </table:table-cell>
          <table:table-cell office:value-type="float" office:value="68.75706" calcext:value-type="float">
            <text:p>68.75706</text:p>
          </table:table-cell>
          <table:table-cell office:value-type="float" office:value="69.27467" calcext:value-type="float">
            <text:p>69.27467</text:p>
          </table:table-cell>
          <table:table-cell office:value-type="float" office:value="70.34067" calcext:value-type="float">
            <text:p>70.34067</text:p>
          </table:table-cell>
          <table:table-cell office:value-type="float" office:value="76.19707" calcext:value-type="float">
            <text:p>76.19707</text:p>
          </table:table-cell>
          <table:table-cell office:value-type="float" office:value="69.53106" calcext:value-type="float">
            <text:p>69.53106</text:p>
          </table:table-cell>
          <table:table-cell office:value-type="float" office:value="69.51682" calcext:value-type="float">
            <text:p>69.51682</text:p>
          </table:table-cell>
          <table:table-cell office:value-type="float" office:value="69.18472" calcext:value-type="float">
            <text:p>69.18472</text:p>
          </table:table-cell>
          <table:table-cell office:value-type="float" office:value="71.29519" calcext:value-type="float">
            <text:p>71.29519</text:p>
          </table:table-cell>
          <table:table-cell office:value-type="float" office:value="69.73967" calcext:value-type="float">
            <text:p>69.73967</text:p>
          </table:table-cell>
          <table:table-cell office:value-type="float" office:value="79.27274" calcext:value-type="float">
            <text:p>79.27274</text:p>
          </table:table-cell>
          <table:table-cell office:value-type="float" office:value="80.48576" calcext:value-type="float">
            <text:p>80.48576</text:p>
          </table:table-cell>
          <table:table-cell office:value-type="float" office:value="69.23415" calcext:value-type="float">
            <text:p>69.23415</text:p>
          </table:table-cell>
          <table:table-cell office:value-type="float" office:value="69.28492" calcext:value-type="float">
            <text:p>69.28492</text:p>
          </table:table-cell>
          <table:table-cell table:number-columns-repeated="9"/>
        </table:table-row>
        <table:table-row table:style-name="ro1">
          <table:table-cell office:value-type="float" office:value="72.90245" calcext:value-type="float">
            <text:p>72.90245</text:p>
          </table:table-cell>
          <table:table-cell office:value-type="float" office:value="68.52886" calcext:value-type="float">
            <text:p>68.52886</text:p>
          </table:table-cell>
          <table:table-cell office:value-type="float" office:value="74.52552" calcext:value-type="float">
            <text:p>74.52552</text:p>
          </table:table-cell>
          <table:table-cell office:value-type="float" office:value="68.67583" calcext:value-type="float">
            <text:p>68.67583</text:p>
          </table:table-cell>
          <table:table-cell office:value-type="float" office:value="72.69502" calcext:value-type="float">
            <text:p>72.69502</text:p>
          </table:table-cell>
          <table:table-cell office:value-type="float" office:value="68.52328" calcext:value-type="float">
            <text:p>68.52328</text:p>
          </table:table-cell>
          <table:table-cell office:value-type="float" office:value="68.83222" calcext:value-type="float">
            <text:p>68.83222</text:p>
          </table:table-cell>
          <table:table-cell office:value-type="float" office:value="68.41052" calcext:value-type="float">
            <text:p>68.41052</text:p>
          </table:table-cell>
          <table:table-cell office:value-type="float" office:value="68.75652" calcext:value-type="float">
            <text:p>68.75652</text:p>
          </table:table-cell>
          <table:table-cell office:value-type="float" office:value="70.00966" calcext:value-type="float">
            <text:p>70.00966</text:p>
          </table:table-cell>
          <table:table-cell office:value-type="float" office:value="75.79478" calcext:value-type="float">
            <text:p>75.79478</text:p>
          </table:table-cell>
          <table:table-cell office:value-type="float" office:value="69.18655" calcext:value-type="float">
            <text:p>69.18655</text:p>
          </table:table-cell>
          <table:table-cell office:value-type="float" office:value="69.18093" calcext:value-type="float">
            <text:p>69.18093</text:p>
          </table:table-cell>
          <table:table-cell office:value-type="float" office:value="68.67197" calcext:value-type="float">
            <text:p>68.67197</text:p>
          </table:table-cell>
          <table:table-cell office:value-type="float" office:value="70.99651" calcext:value-type="float">
            <text:p>70.99651</text:p>
          </table:table-cell>
          <table:table-cell office:value-type="float" office:value="69.22649" calcext:value-type="float">
            <text:p>69.22649</text:p>
          </table:table-cell>
          <table:table-cell office:value-type="float" office:value="78.86273" calcext:value-type="float">
            <text:p>78.86273</text:p>
          </table:table-cell>
          <table:table-cell office:value-type="float" office:value="80.31897" calcext:value-type="float">
            <text:p>80.31897</text:p>
          </table:table-cell>
          <table:table-cell office:value-type="float" office:value="68.89556" calcext:value-type="float">
            <text:p>68.89556</text:p>
          </table:table-cell>
          <table:table-cell office:value-type="float" office:value="68.94059" calcext:value-type="float">
            <text:p>68.94059</text:p>
          </table:table-cell>
          <table:table-cell table:number-columns-repeated="9"/>
        </table:table-row>
        <table:table-row table:style-name="ro1">
          <table:table-cell office:value-type="float" office:value="72.42558" calcext:value-type="float">
            <text:p>72.42558</text:p>
          </table:table-cell>
          <table:table-cell office:value-type="float" office:value="68.0107" calcext:value-type="float">
            <text:p>68.0107</text:p>
          </table:table-cell>
          <table:table-cell office:value-type="float" office:value="74.24017" calcext:value-type="float">
            <text:p>74.24017</text:p>
          </table:table-cell>
          <table:table-cell office:value-type="float" office:value="68.15753" calcext:value-type="float">
            <text:p>68.15753</text:p>
          </table:table-cell>
          <table:table-cell office:value-type="float" office:value="72.39116" calcext:value-type="float">
            <text:p>72.39116</text:p>
          </table:table-cell>
          <table:table-cell office:value-type="float" office:value="67.99645" calcext:value-type="float">
            <text:p>67.99645</text:p>
          </table:table-cell>
          <table:table-cell office:value-type="float" office:value="68.48569" calcext:value-type="float">
            <text:p>68.48569</text:p>
          </table:table-cell>
          <table:table-cell office:value-type="float" office:value="67.88367" calcext:value-type="float">
            <text:p>67.88367</text:p>
          </table:table-cell>
          <table:table-cell office:value-type="float" office:value="68.40987" calcext:value-type="float">
            <text:p>68.40987</text:p>
          </table:table-cell>
          <table:table-cell office:value-type="float" office:value="69.51061" calcext:value-type="float">
            <text:p>69.51061</text:p>
          </table:table-cell>
          <table:table-cell office:value-type="float" office:value="75.52323" calcext:value-type="float">
            <text:p>75.52323</text:p>
          </table:table-cell>
          <table:table-cell office:value-type="float" office:value="68.67423" calcext:value-type="float">
            <text:p>68.67423</text:p>
          </table:table-cell>
          <table:table-cell office:value-type="float" office:value="68.66463" calcext:value-type="float">
            <text:p>68.66463</text:p>
          </table:table-cell>
          <table:table-cell office:value-type="float" office:value="68.31857" calcext:value-type="float">
            <text:p>68.31857</text:p>
          </table:table-cell>
          <table:table-cell office:value-type="float" office:value="70.49232" calcext:value-type="float">
            <text:p>70.49232</text:p>
          </table:table-cell>
          <table:table-cell office:value-type="float" office:value="68.88802" calcext:value-type="float">
            <text:p>68.88802</text:p>
          </table:table-cell>
          <table:table-cell office:value-type="float" office:value="78.6755" calcext:value-type="float">
            <text:p>78.6755</text:p>
          </table:table-cell>
          <table:table-cell office:value-type="float" office:value="79.91916" calcext:value-type="float">
            <text:p>79.91916</text:p>
          </table:table-cell>
          <table:table-cell office:value-type="float" office:value="68.37737" calcext:value-type="float">
            <text:p>68.37737</text:p>
          </table:table-cell>
          <table:table-cell office:value-type="float" office:value="68.4199" calcext:value-type="float">
            <text:p>68.4199</text:p>
          </table:table-cell>
          <table:table-cell table:number-columns-repeated="9"/>
        </table:table-row>
        <table:table-row table:style-name="ro1">
          <table:table-cell office:value-type="float" office:value="72.14031" calcext:value-type="float">
            <text:p>72.14031</text:p>
          </table:table-cell>
          <table:table-cell office:value-type="float" office:value="67.6504" calcext:value-type="float">
            <text:p>67.6504</text:p>
          </table:table-cell>
          <table:table-cell office:value-type="float" office:value="73.80893" calcext:value-type="float">
            <text:p>73.80893</text:p>
          </table:table-cell>
          <table:table-cell office:value-type="float" office:value="67.79664" calcext:value-type="float">
            <text:p>67.79664</text:p>
          </table:table-cell>
          <table:table-cell office:value-type="float" office:value="71.93294" calcext:value-type="float">
            <text:p>71.93294</text:p>
          </table:table-cell>
          <table:table-cell office:value-type="float" office:value="67.64124" calcext:value-type="float">
            <text:p>67.64124</text:p>
          </table:table-cell>
          <table:table-cell office:value-type="float" office:value="67.95873" calcext:value-type="float">
            <text:p>67.95873</text:p>
          </table:table-cell>
          <table:table-cell office:value-type="float" office:value="67.52382" calcext:value-type="float">
            <text:p>67.52382</text:p>
          </table:table-cell>
          <table:table-cell office:value-type="float" office:value="67.88284" calcext:value-type="float">
            <text:p>67.88284</text:p>
          </table:table-cell>
          <table:table-cell office:value-type="float" office:value="69.16591" calcext:value-type="float">
            <text:p>69.16591</text:p>
          </table:table-cell>
          <table:table-cell office:value-type="float" office:value="75.11064" calcext:value-type="float">
            <text:p>75.11064</text:p>
          </table:table-cell>
          <table:table-cell office:value-type="float" office:value="68.32983" calcext:value-type="float">
            <text:p>68.32983</text:p>
          </table:table-cell>
          <table:table-cell office:value-type="float" office:value="68.32009" calcext:value-type="float">
            <text:p>68.32009</text:p>
          </table:table-cell>
          <table:table-cell office:value-type="float" office:value="67.79757" calcext:value-type="float">
            <text:p>67.79757</text:p>
          </table:table-cell>
          <table:table-cell office:value-type="float" office:value="70.18023" calcext:value-type="float">
            <text:p>70.18023</text:p>
          </table:table-cell>
          <table:table-cell office:value-type="float" office:value="68.36982" calcext:value-type="float">
            <text:p>68.36982</text:p>
          </table:table-cell>
          <table:table-cell office:value-type="float" office:value="78.26029" calcext:value-type="float">
            <text:p>78.26029</text:p>
          </table:table-cell>
          <table:table-cell office:value-type="float" office:value="79.74702" calcext:value-type="float">
            <text:p>79.74702</text:p>
          </table:table-cell>
          <table:table-cell office:value-type="float" office:value="68.03051" calcext:value-type="float">
            <text:p>68.03051</text:p>
          </table:table-cell>
          <table:table-cell office:value-type="float" office:value="68.06218" calcext:value-type="float">
            <text:p>68.06218</text:p>
          </table:table-cell>
          <table:table-cell table:number-columns-repeated="9"/>
        </table:table-row>
        <table:table-row table:style-name="ro1">
          <table:table-cell office:value-type="float" office:value="71.65483" calcext:value-type="float">
            <text:p>71.65483</text:p>
          </table:table-cell>
          <table:table-cell office:value-type="float" office:value="67.11482" calcext:value-type="float">
            <text:p>67.11482</text:p>
          </table:table-cell>
          <table:table-cell office:value-type="float" office:value="73.51011" calcext:value-type="float">
            <text:p>73.51011</text:p>
          </table:table-cell>
          <table:table-cell office:value-type="float" office:value="67.26969" calcext:value-type="float">
            <text:p>67.26969</text:p>
          </table:table-cell>
          <table:table-cell office:value-type="float" office:value="71.61555" calcext:value-type="float">
            <text:p>71.61555</text:p>
          </table:table-cell>
          <table:table-cell office:value-type="float" office:value="67.10928" calcext:value-type="float">
            <text:p>67.10928</text:p>
          </table:table-cell>
          <table:table-cell office:value-type="float" office:value="67.5989" calcext:value-type="float">
            <text:p>67.5989</text:p>
          </table:table-cell>
          <table:table-cell office:value-type="float" office:value="66.99189" calcext:value-type="float">
            <text:p>66.99189</text:p>
          </table:table-cell>
          <table:table-cell office:value-type="float" office:value="67.52297" calcext:value-type="float">
            <text:p>67.52297</text:p>
          </table:table-cell>
          <table:table-cell office:value-type="float" office:value="68.65351" calcext:value-type="float">
            <text:p>68.65351</text:p>
          </table:table-cell>
          <table:table-cell office:value-type="float" office:value="74.82516" calcext:value-type="float">
            <text:p>74.82516</text:p>
          </table:table-cell>
          <table:table-cell office:value-type="float" office:value="67.80038" calcext:value-type="float">
            <text:p>67.80038</text:p>
          </table:table-cell>
          <table:table-cell office:value-type="float" office:value="67.7943" calcext:value-type="float">
            <text:p>67.7943</text:p>
          </table:table-cell>
          <table:table-cell office:value-type="float" office:value="67.43974" calcext:value-type="float">
            <text:p>67.43974</text:p>
          </table:table-cell>
          <table:table-cell office:value-type="float" office:value="69.67575" calcext:value-type="float">
            <text:p>69.67575</text:p>
          </table:table-cell>
          <table:table-cell office:value-type="float" office:value="68.02305" calcext:value-type="float">
            <text:p>68.02305</text:p>
          </table:table-cell>
          <table:table-cell office:value-type="float" office:value="78.06802" calcext:value-type="float">
            <text:p>78.06802</text:p>
          </table:table-cell>
          <table:table-cell office:value-type="float" office:value="79.34232" calcext:value-type="float">
            <text:p>79.34232</text:p>
          </table:table-cell>
          <table:table-cell office:value-type="float" office:value="67.50342" calcext:value-type="float">
            <text:p>67.50342</text:p>
          </table:table-cell>
          <table:table-cell office:value-type="float" office:value="67.53286" calcext:value-type="float">
            <text:p>67.53286</text:p>
          </table:table-cell>
          <table:table-cell table:number-columns-repeated="9"/>
        </table:table-row>
        <table:table-row table:style-name="ro1">
          <table:table-cell office:value-type="float" office:value="71.35619" calcext:value-type="float">
            <text:p>71.35619</text:p>
          </table:table-cell>
          <table:table-cell office:value-type="float" office:value="66.74627" calcext:value-type="float">
            <text:p>66.74627</text:p>
          </table:table-cell>
          <table:table-cell office:value-type="float" office:value="73.06561" calcext:value-type="float">
            <text:p>73.06561</text:p>
          </table:table-cell>
          <table:table-cell office:value-type="float" office:value="66.90083" calcext:value-type="float">
            <text:p>66.90083</text:p>
          </table:table-cell>
          <table:table-cell office:value-type="float" office:value="71.1436" calcext:value-type="float">
            <text:p>71.1436</text:p>
          </table:table-cell>
          <table:table-cell office:value-type="float" office:value="66.74086" calcext:value-type="float">
            <text:p>66.74086</text:p>
          </table:table-cell>
          <table:table-cell office:value-type="float" office:value="67.0581" calcext:value-type="float">
            <text:p>67.0581</text:p>
          </table:table-cell>
          <table:table-cell office:value-type="float" office:value="66.61499" calcext:value-type="float">
            <text:p>66.61499</text:p>
          </table:table-cell>
          <table:table-cell office:value-type="float" office:value="66.99568" calcext:value-type="float">
            <text:p>66.99568</text:p>
          </table:table-cell>
          <table:table-cell office:value-type="float" office:value="68.30043" calcext:value-type="float">
            <text:p>68.30043</text:p>
          </table:table-cell>
          <table:table-cell office:value-type="float" office:value="74.40424" calcext:value-type="float">
            <text:p>74.40424</text:p>
          </table:table-cell>
          <table:table-cell office:value-type="float" office:value="67.44742" calcext:value-type="float">
            <text:p>67.44742</text:p>
          </table:table-cell>
          <table:table-cell office:value-type="float" office:value="67.44135" calcext:value-type="float">
            <text:p>67.44135</text:p>
          </table:table-cell>
          <table:table-cell office:value-type="float" office:value="66.89653" calcext:value-type="float">
            <text:p>66.89653</text:p>
          </table:table-cell>
          <table:table-cell office:value-type="float" office:value="69.34162" calcext:value-type="float">
            <text:p>69.34162</text:p>
          </table:table-cell>
          <table:table-cell office:value-type="float" office:value="67.496" calcext:value-type="float">
            <text:p>67.496</text:p>
          </table:table-cell>
          <table:table-cell office:value-type="float" office:value="77.6393" calcext:value-type="float">
            <text:p>77.6393</text:p>
          </table:table-cell>
          <table:table-cell office:value-type="float" office:value="79.16508" calcext:value-type="float">
            <text:p>79.16508</text:p>
          </table:table-cell>
          <table:table-cell office:value-type="float" office:value="67.13457" calcext:value-type="float">
            <text:p>67.13457</text:p>
          </table:table-cell>
          <table:table-cell office:value-type="float" office:value="67.1666" calcext:value-type="float">
            <text:p>67.1666</text:p>
          </table:table-cell>
          <table:table-cell table:number-columns-repeated="9"/>
        </table:table-row>
        <table:table-row table:style-name="ro1">
          <table:table-cell office:value-type="float" office:value="70.86543" calcext:value-type="float">
            <text:p>70.86543</text:p>
          </table:table-cell>
          <table:table-cell office:value-type="float" office:value="66.2055" calcext:value-type="float">
            <text:p>66.2055</text:p>
          </table:table-cell>
          <table:table-cell office:value-type="float" office:value="72.76174" calcext:value-type="float">
            <text:p>72.76174</text:p>
          </table:table-cell>
          <table:table-cell office:value-type="float" office:value="66.35991" calcext:value-type="float">
            <text:p>66.35991</text:p>
          </table:table-cell>
          <table:table-cell office:value-type="float" office:value="70.8212" calcext:value-type="float">
            <text:p>70.8212</text:p>
          </table:table-cell>
          <table:table-cell office:value-type="float" office:value="66.19149" calcext:value-type="float">
            <text:p>66.19149</text:p>
          </table:table-cell>
          <table:table-cell office:value-type="float" office:value="66.69" calcext:value-type="float">
            <text:p>66.69</text:p>
          </table:table-cell>
          <table:table-cell office:value-type="float" office:value="66.07382" calcext:value-type="float">
            <text:p>66.07382</text:p>
          </table:table-cell>
          <table:table-cell office:value-type="float" office:value="66.6136" calcext:value-type="float">
            <text:p>66.6136</text:p>
          </table:table-cell>
          <table:table-cell office:value-type="float" office:value="67.77945" calcext:value-type="float">
            <text:p>67.77945</text:p>
          </table:table-cell>
          <table:table-cell office:value-type="float" office:value="74.114" calcext:value-type="float">
            <text:p>74.114</text:p>
          </table:table-cell>
          <table:table-cell office:value-type="float" office:value="66.90423" calcext:value-type="float">
            <text:p>66.90423</text:p>
          </table:table-cell>
          <table:table-cell office:value-type="float" office:value="66.89331" calcext:value-type="float">
            <text:p>66.89331</text:p>
          </table:table-cell>
          <table:table-cell office:value-type="float" office:value="66.53003" calcext:value-type="float">
            <text:p>66.53003</text:p>
          </table:table-cell>
          <table:table-cell office:value-type="float" office:value="68.83208" calcext:value-type="float">
            <text:p>68.83208</text:p>
          </table:table-cell>
          <table:table-cell office:value-type="float" office:value="67.12717" calcext:value-type="float">
            <text:p>67.12717</text:p>
          </table:table-cell>
          <table:table-cell office:value-type="float" office:value="77.4332" calcext:value-type="float">
            <text:p>77.4332</text:p>
          </table:table-cell>
          <table:table-cell office:value-type="float" office:value="78.75531" calcext:value-type="float">
            <text:p>78.75531</text:p>
          </table:table-cell>
          <table:table-cell office:value-type="float" office:value="66.60244" calcext:value-type="float">
            <text:p>66.60244</text:p>
          </table:table-cell>
          <table:table-cell office:value-type="float" office:value="66.62392" calcext:value-type="float">
            <text:p>66.62392</text:p>
          </table:table-cell>
          <table:table-cell table:number-columns-repeated="9"/>
        </table:table-row>
        <table:table-row table:style-name="ro1">
          <table:table-cell office:value-type="float" office:value="70.55346" calcext:value-type="float">
            <text:p>70.55346</text:p>
          </table:table-cell>
          <table:table-cell office:value-type="float" office:value="65.81497" calcext:value-type="float">
            <text:p>65.81497</text:p>
          </table:table-cell>
          <table:table-cell office:value-type="float" office:value="72.30864" calcext:value-type="float">
            <text:p>72.30864</text:p>
          </table:table-cell>
          <table:table-cell office:value-type="float" office:value="65.98229" calcext:value-type="float">
            <text:p>65.98229</text:p>
          </table:table-cell>
          <table:table-cell office:value-type="float" office:value="70.32727" calcext:value-type="float">
            <text:p>70.32727</text:p>
          </table:table-cell>
          <table:table-cell office:value-type="float" office:value="65.81457" calcext:value-type="float">
            <text:p>65.81457</text:p>
          </table:table-cell>
          <table:table-cell office:value-type="float" office:value="66.14909" calcext:value-type="float">
            <text:p>66.14909</text:p>
          </table:table-cell>
          <table:table-cell office:value-type="float" office:value="65.68847" calcext:value-type="float">
            <text:p>65.68847</text:p>
          </table:table-cell>
          <table:table-cell office:value-type="float" office:value="66.07772" calcext:value-type="float">
            <text:p>66.07772</text:p>
          </table:table-cell>
          <table:table-cell office:value-type="float" office:value="67.42153" calcext:value-type="float">
            <text:p>67.42153</text:p>
          </table:table-cell>
          <table:table-cell office:value-type="float" office:value="73.68279" calcext:value-type="float">
            <text:p>73.68279</text:p>
          </table:table-cell>
          <table:table-cell office:value-type="float" office:value="66.53775" calcext:value-type="float">
            <text:p>66.53775</text:p>
          </table:table-cell>
          <table:table-cell office:value-type="float" office:value="66.53167" calcext:value-type="float">
            <text:p>66.53167</text:p>
          </table:table-cell>
          <table:table-cell office:value-type="float" office:value="65.97838" calcext:value-type="float">
            <text:p>65.97838</text:p>
          </table:table-cell>
          <table:table-cell office:value-type="float" office:value="68.48479" calcext:value-type="float">
            <text:p>68.48479</text:p>
          </table:table-cell>
          <table:table-cell office:value-type="float" office:value="66.5951" calcext:value-type="float">
            <text:p>66.5951</text:p>
          </table:table-cell>
          <table:table-cell office:value-type="float" office:value="77.00819" calcext:value-type="float">
            <text:p>77.00819</text:p>
          </table:table-cell>
          <table:table-cell office:value-type="float" office:value="78.57303" calcext:value-type="float">
            <text:p>78.57303</text:p>
          </table:table-cell>
          <table:table-cell office:value-type="float" office:value="66.22536" calcext:value-type="float">
            <text:p>66.22536</text:p>
          </table:table-cell>
          <table:table-cell office:value-type="float" office:value="66.25758" calcext:value-type="float">
            <text:p>66.25758</text:p>
          </table:table-cell>
          <table:table-cell table:number-columns-repeated="9"/>
        </table:table-row>
        <table:table-row table:style-name="ro1">
          <table:table-cell office:value-type="float" office:value="70.04902" calcext:value-type="float">
            <text:p>70.04902</text:p>
          </table:table-cell>
          <table:table-cell office:value-type="float" office:value="65.26538" calcext:value-type="float">
            <text:p>65.26538</text:p>
          </table:table-cell>
          <table:table-cell office:value-type="float" office:value="71.99984" calcext:value-type="float">
            <text:p>71.99984</text:p>
          </table:table-cell>
          <table:table-cell office:value-type="float" office:value="65.43633" calcext:value-type="float">
            <text:p>65.43633</text:p>
          </table:table-cell>
          <table:table-cell office:value-type="float" office:value="69.99628" calcext:value-type="float">
            <text:p>69.99628</text:p>
          </table:table-cell>
          <table:table-cell office:value-type="float" office:value="65.26" calcext:value-type="float">
            <text:p>65.26</text:p>
          </table:table-cell>
          <table:table-cell office:value-type="float" office:value="65.75897" calcext:value-type="float">
            <text:p>65.75897</text:p>
          </table:table-cell>
          <table:table-cell office:value-type="float" office:value="65.13383" calcext:value-type="float">
            <text:p>65.13383</text:p>
          </table:table-cell>
          <table:table-cell office:value-type="float" office:value="65.69637" calcext:value-type="float">
            <text:p>65.69637</text:p>
          </table:table-cell>
          <table:table-cell office:value-type="float" office:value="66.8783" calcext:value-type="float">
            <text:p>66.8783</text:p>
          </table:table-cell>
          <table:table-cell office:value-type="float" office:value="73.38399" calcext:value-type="float">
            <text:p>73.38399</text:p>
          </table:table-cell>
          <table:table-cell office:value-type="float" office:value="65.98991" calcext:value-type="float">
            <text:p>65.98991</text:p>
          </table:table-cell>
          <table:table-cell office:value-type="float" office:value="65.97524" calcext:value-type="float">
            <text:p>65.97524</text:p>
          </table:table-cell>
          <table:table-cell office:value-type="float" office:value="65.61178" calcext:value-type="float">
            <text:p>65.61178</text:p>
          </table:table-cell>
          <table:table-cell office:value-type="float" office:value="67.96647" calcext:value-type="float">
            <text:p>67.96647</text:p>
          </table:table-cell>
          <table:table-cell office:value-type="float" office:value="66.21794" calcext:value-type="float">
            <text:p>66.21794</text:p>
          </table:table-cell>
          <table:table-cell office:value-type="float" office:value="76.79717" calcext:value-type="float">
            <text:p>76.79717</text:p>
          </table:table-cell>
          <table:table-cell office:value-type="float" office:value="78.15829" calcext:value-type="float">
            <text:p>78.15829</text:p>
          </table:table-cell>
          <table:table-cell office:value-type="float" office:value="65.67576" calcext:value-type="float">
            <text:p>65.67576</text:p>
          </table:table-cell>
          <table:table-cell office:value-type="float" office:value="65.6924" calcext:value-type="float">
            <text:p>65.6924</text:p>
          </table:table-cell>
          <table:table-cell table:number-columns-repeated="9"/>
        </table:table-row>
        <table:table-row table:style-name="ro1">
          <table:table-cell office:value-type="float" office:value="69.72373" calcext:value-type="float">
            <text:p>69.72373</text:p>
          </table:table-cell>
          <table:table-cell office:value-type="float" office:value="64.87512" calcext:value-type="float">
            <text:p>64.87512</text:p>
          </table:table-cell>
          <table:table-cell office:value-type="float" office:value="71.52786" calcext:value-type="float">
            <text:p>71.52786</text:p>
          </table:table-cell>
          <table:table-cell office:value-type="float" office:value="65.04572" calcext:value-type="float">
            <text:p>65.04572</text:p>
          </table:table-cell>
          <table:table-cell office:value-type="float" office:value="69.49699" calcext:value-type="float">
            <text:p>69.49699</text:p>
          </table:table-cell>
          <table:table-cell office:value-type="float" office:value="64.86616" calcext:value-type="float">
            <text:p>64.86616</text:p>
          </table:table-cell>
          <table:table-cell office:value-type="float" office:value="65.20926" calcext:value-type="float">
            <text:p>65.20926</text:p>
          </table:table-cell>
          <table:table-cell office:value-type="float" office:value="64.73528" calcext:value-type="float">
            <text:p>64.73528</text:p>
          </table:table-cell>
          <table:table-cell office:value-type="float" office:value="65.13793" calcext:value-type="float">
            <text:p>65.13793</text:p>
          </table:table-cell>
          <table:table-cell office:value-type="float" office:value="66.51174" calcext:value-type="float">
            <text:p>66.51174</text:p>
          </table:table-cell>
          <table:table-cell office:value-type="float" office:value="72.93937" calcext:value-type="float">
            <text:p>72.93937</text:p>
          </table:table-cell>
          <table:table-cell office:value-type="float" office:value="65.61485" calcext:value-type="float">
            <text:p>65.61485</text:p>
          </table:table-cell>
          <table:table-cell office:value-type="float" office:value="65.60797" calcext:value-type="float">
            <text:p>65.60797</text:p>
          </table:table-cell>
          <table:table-cell office:value-type="float" office:value="65.04674" calcext:value-type="float">
            <text:p>65.04674</text:p>
          </table:table-cell>
          <table:table-cell office:value-type="float" office:value="67.61086" calcext:value-type="float">
            <text:p>67.61086</text:p>
          </table:table-cell>
          <table:table-cell office:value-type="float" office:value="65.67709" calcext:value-type="float">
            <text:p>65.67709</text:p>
          </table:table-cell>
          <table:table-cell office:value-type="float" office:value="76.35834" calcext:value-type="float">
            <text:p>76.35834</text:p>
          </table:table-cell>
          <table:table-cell office:value-type="float" office:value="77.96559" calcext:value-type="float">
            <text:p>77.96559</text:p>
          </table:table-cell>
          <table:table-cell office:value-type="float" office:value="65.29882" calcext:value-type="float">
            <text:p>65.29882</text:p>
          </table:table-cell>
          <table:table-cell office:value-type="float" office:value="65.31745" calcext:value-type="float">
            <text:p>65.31745</text:p>
          </table:table-cell>
          <table:table-cell table:number-columns-repeated="9"/>
        </table:table-row>
        <table:table-row table:style-name="ro1">
          <table:table-cell office:value-type="float" office:value="69.21933" calcext:value-type="float">
            <text:p>69.21933</text:p>
          </table:table-cell>
          <table:table-cell office:value-type="float" office:value="64.31643" calcext:value-type="float">
            <text:p>64.31643</text:p>
          </table:table-cell>
          <table:table-cell office:value-type="float" office:value="71.21052" calcext:value-type="float">
            <text:p>71.21052</text:p>
          </table:table-cell>
          <table:table-cell office:value-type="float" office:value="64.48677" calcext:value-type="float">
            <text:p>64.48677</text:p>
          </table:table-cell>
          <table:table-cell office:value-type="float" office:value="69.16603" calcext:value-type="float">
            <text:p>69.16603</text:p>
          </table:table-cell>
          <table:table-cell office:value-type="float" office:value="64.3027" calcext:value-type="float">
            <text:p>64.3027</text:p>
          </table:table-cell>
          <table:table-cell office:value-type="float" office:value="64.81093" calcext:value-type="float">
            <text:p>64.81093</text:p>
          </table:table-cell>
          <table:table-cell office:value-type="float" office:value="64.17648" calcext:value-type="float">
            <text:p>64.17648</text:p>
          </table:table-cell>
          <table:table-cell office:value-type="float" office:value="64.74328" calcext:value-type="float">
            <text:p>64.74328</text:p>
          </table:table-cell>
          <table:table-cell office:value-type="float" office:value="65.96033" calcext:value-type="float">
            <text:p>65.96033</text:p>
          </table:table-cell>
          <table:table-cell office:value-type="float" office:value="72.63534" calcext:value-type="float">
            <text:p>72.63534</text:p>
          </table:table-cell>
          <table:table-cell office:value-type="float" office:value="65.04991" calcext:value-type="float">
            <text:p>65.04991</text:p>
          </table:table-cell>
          <table:table-cell office:value-type="float" office:value="65.05835" calcext:value-type="float">
            <text:p>65.05835</text:p>
          </table:table-cell>
          <table:table-cell office:value-type="float" office:value="64.65771" calcext:value-type="float">
            <text:p>64.65771</text:p>
          </table:table-cell>
          <table:table-cell office:value-type="float" office:value="67.07896" calcext:value-type="float">
            <text:p>67.07896</text:p>
          </table:table-cell>
          <table:table-cell office:value-type="float" office:value="65.28673" calcext:value-type="float">
            <text:p>65.28673</text:p>
          </table:table-cell>
          <table:table-cell office:value-type="float" office:value="76.13728" calcext:value-type="float">
            <text:p>76.13728</text:p>
          </table:table-cell>
          <table:table-cell office:value-type="float" office:value="77.53706" calcext:value-type="float">
            <text:p>77.53706</text:p>
          </table:table-cell>
          <table:table-cell office:value-type="float" office:value="64.73528" calcext:value-type="float">
            <text:p>64.73528</text:p>
          </table:table-cell>
          <table:table-cell office:value-type="float" office:value="64.74381" calcext:value-type="float">
            <text:p>64.74381</text:p>
          </table:table-cell>
          <table:table-cell table:number-columns-repeated="9"/>
        </table:table-row>
        <table:table-row table:style-name="ro1">
          <table:table-cell office:value-type="float" office:value="68.87181" calcext:value-type="float">
            <text:p>68.87181</text:p>
          </table:table-cell>
          <table:table-cell office:value-type="float" office:value="63.90883" calcext:value-type="float">
            <text:p>63.90883</text:p>
          </table:table-cell>
          <table:table-cell office:value-type="float" office:value="70.73013" calcext:value-type="float">
            <text:p>70.73013</text:p>
          </table:table-cell>
          <table:table-cell office:value-type="float" office:value="64.08501" calcext:value-type="float">
            <text:p>64.08501</text:p>
          </table:table-cell>
          <table:table-cell office:value-type="float" office:value="68.64453" calcext:value-type="float">
            <text:p>68.64453</text:p>
          </table:table-cell>
          <table:table-cell office:value-type="float" office:value="63.89537" calcext:value-type="float">
            <text:p>63.89537</text:p>
          </table:table-cell>
          <table:table-cell office:value-type="float" office:value="64.25207" calcext:value-type="float">
            <text:p>64.25207</text:p>
          </table:table-cell>
          <table:table-cell office:value-type="float" office:value="63.76926" calcext:value-type="float">
            <text:p>63.76926</text:p>
          </table:table-cell>
          <table:table-cell office:value-type="float" office:value="64.17559" calcext:value-type="float">
            <text:p>64.17559</text:p>
          </table:table-cell>
          <table:table-cell office:value-type="float" office:value="65.59343" calcext:value-type="float">
            <text:p>65.59343</text:p>
          </table:table-cell>
          <table:table-cell office:value-type="float" office:value="72.16847" calcext:value-type="float">
            <text:p>72.16847</text:p>
          </table:table-cell>
          <table:table-cell office:value-type="float" office:value="64.66573" calcext:value-type="float">
            <text:p>64.66573</text:p>
          </table:table-cell>
          <table:table-cell office:value-type="float" office:value="64.65883" calcext:value-type="float">
            <text:p>64.65883</text:p>
          </table:table-cell>
          <table:table-cell office:value-type="float" office:value="64.08361" calcext:value-type="float">
            <text:p>64.08361</text:p>
          </table:table-cell>
          <table:table-cell office:value-type="float" office:value="66.71007" calcext:value-type="float">
            <text:p>66.71007</text:p>
          </table:table-cell>
          <table:table-cell office:value-type="float" office:value="64.72805" calcext:value-type="float">
            <text:p>64.72805</text:p>
          </table:table-cell>
          <table:table-cell office:value-type="float" office:value="75.69249" calcext:value-type="float">
            <text:p>75.69249</text:p>
          </table:table-cell>
          <table:table-cell office:value-type="float" office:value="77.33952" calcext:value-type="float">
            <text:p>77.33952</text:p>
          </table:table-cell>
          <table:table-cell office:value-type="float" office:value="64.3362" calcext:value-type="float">
            <text:p>64.3362</text:p>
          </table:table-cell>
          <table:table-cell office:value-type="float" office:value="64.36016" calcext:value-type="float">
            <text:p>64.36016</text:p>
          </table:table-cell>
          <table:table-cell table:number-columns-repeated="9"/>
        </table:table-row>
        <table:table-row table:style-name="ro1">
          <table:table-cell office:value-type="float" office:value="68.35319" calcext:value-type="float">
            <text:p>68.35319</text:p>
          </table:table-cell>
          <table:table-cell office:value-type="float" office:value="63.33637" calcext:value-type="float">
            <text:p>63.33637</text:p>
          </table:table-cell>
          <table:table-cell office:value-type="float" office:value="70.39871" calcext:value-type="float">
            <text:p>70.39871</text:p>
          </table:table-cell>
          <table:table-cell office:value-type="float" office:value="63.5128" calcext:value-type="float">
            <text:p>63.5128</text:p>
          </table:table-cell>
          <table:table-cell office:value-type="float" office:value="68.29971" calcext:value-type="float">
            <text:p>68.29971</text:p>
          </table:table-cell>
          <table:table-cell office:value-type="float" office:value="63.32785" calcext:value-type="float">
            <text:p>63.32785</text:p>
          </table:table-cell>
          <table:table-cell office:value-type="float" office:value="63.845" calcext:value-type="float">
            <text:p>63.845</text:p>
          </table:table-cell>
          <table:table-cell office:value-type="float" office:value="63.19675" calcext:value-type="float">
            <text:p>63.19675</text:p>
          </table:table-cell>
          <table:table-cell office:value-type="float" office:value="63.76808" calcext:value-type="float">
            <text:p>63.76808</text:p>
          </table:table-cell>
          <table:table-cell office:value-type="float" office:value="65.03852" calcext:value-type="float">
            <text:p>65.03852</text:p>
          </table:table-cell>
          <table:table-cell office:value-type="float" office:value="71.8593" calcext:value-type="float">
            <text:p>71.8593</text:p>
          </table:table-cell>
          <table:table-cell office:value-type="float" office:value="64.09205" calcext:value-type="float">
            <text:p>64.09205</text:p>
          </table:table-cell>
          <table:table-cell office:value-type="float" office:value="64.09534" calcext:value-type="float">
            <text:p>64.09534</text:p>
          </table:table-cell>
          <table:table-cell office:value-type="float" office:value="63.69091" calcext:value-type="float">
            <text:p>63.69091</text:p>
          </table:table-cell>
          <table:table-cell office:value-type="float" office:value="66.16905" calcext:value-type="float">
            <text:p>66.16905</text:p>
          </table:table-cell>
          <table:table-cell office:value-type="float" office:value="64.32908" calcext:value-type="float">
            <text:p>64.32908</text:p>
          </table:table-cell>
          <table:table-cell office:value-type="float" office:value="75.46266" calcext:value-type="float">
            <text:p>75.46266</text:p>
          </table:table-cell>
          <table:table-cell office:value-type="float" office:value="76.91394" calcext:value-type="float">
            <text:p>76.91394</text:p>
          </table:table-cell>
          <table:table-cell office:value-type="float" office:value="63.77736" calcext:value-type="float">
            <text:p>63.77736</text:p>
          </table:table-cell>
          <table:table-cell office:value-type="float" office:value="63.77285" calcext:value-type="float">
            <text:p>63.77285</text:p>
          </table:table-cell>
          <table:table-cell table:number-columns-repeated="9"/>
        </table:table-row>
        <table:table-row table:style-name="ro1">
          <table:table-cell office:value-type="float" office:value="68.00599" calcext:value-type="float">
            <text:p>68.00599</text:p>
          </table:table-cell>
          <table:table-cell office:value-type="float" office:value="62.91166" calcext:value-type="float">
            <text:p>62.91166</text:p>
          </table:table-cell>
          <table:table-cell office:value-type="float" office:value="69.89922" calcext:value-type="float">
            <text:p>69.89922</text:p>
          </table:table-cell>
          <table:table-cell office:value-type="float" office:value="63.10529" calcext:value-type="float">
            <text:p>63.10529</text:p>
          </table:table-cell>
          <table:table-cell office:value-type="float" office:value="67.76491" calcext:value-type="float">
            <text:p>67.76491</text:p>
          </table:table-cell>
          <table:table-cell office:value-type="float" office:value="62.90722" calcext:value-type="float">
            <text:p>62.90722</text:p>
          </table:table-cell>
          <table:table-cell office:value-type="float" office:value="63.27253" calcext:value-type="float">
            <text:p>63.27253</text:p>
          </table:table-cell>
          <table:table-cell office:value-type="float" office:value="62.78109" calcext:value-type="float">
            <text:p>62.78109</text:p>
          </table:table-cell>
          <table:table-cell office:value-type="float" office:value="63.19553" calcext:value-type="float">
            <text:p>63.19553</text:p>
          </table:table-cell>
          <table:table-cell office:value-type="float" office:value="64.63911" calcext:value-type="float">
            <text:p>64.63911</text:p>
          </table:table-cell>
          <table:table-cell office:value-type="float" office:value="71.38724" calcext:value-type="float">
            <text:p>71.38724</text:p>
          </table:table-cell>
          <table:table-cell office:value-type="float" office:value="63.69442" calcext:value-type="float">
            <text:p>63.69442</text:p>
          </table:table-cell>
          <table:table-cell office:value-type="float" office:value="63.68775" calcext:value-type="float">
            <text:p>63.68775</text:p>
          </table:table-cell>
          <table:table-cell office:value-type="float" office:value="63.09969" calcext:value-type="float">
            <text:p>63.09969</text:p>
          </table:table-cell>
          <table:table-cell office:value-type="float" office:value="65.7866" calcext:value-type="float">
            <text:p>65.7866</text:p>
          </table:table-cell>
          <table:table-cell office:value-type="float" office:value="63.77026" calcext:value-type="float">
            <text:p>63.77026</text:p>
          </table:table-cell>
          <table:table-cell office:value-type="float" office:value="75.00485" calcext:value-type="float">
            <text:p>75.00485</text:p>
          </table:table-cell>
          <table:table-cell office:value-type="float" office:value="76.69363" calcext:value-type="float">
            <text:p>76.69363</text:p>
          </table:table-cell>
          <table:table-cell office:value-type="float" office:value="63.35637" calcext:value-type="float">
            <text:p>63.35637</text:p>
          </table:table-cell>
          <table:table-cell office:value-type="float" office:value="63.38071" calcext:value-type="float">
            <text:p>63.38071</text:p>
          </table:table-cell>
          <table:table-cell table:number-columns-repeated="9"/>
        </table:table-row>
        <table:table-row table:style-name="ro1">
          <table:table-cell office:value-type="float" office:value="67.47869" calcext:value-type="float">
            <text:p>67.47869</text:p>
          </table:table-cell>
          <table:table-cell office:value-type="float" office:value="62.33915" calcext:value-type="float">
            <text:p>62.33915</text:p>
          </table:table-cell>
          <table:table-cell office:value-type="float" office:value="69.56831" calcext:value-type="float">
            <text:p>69.56831</text:p>
          </table:table-cell>
          <table:table-cell office:value-type="float" office:value="62.52441" calcext:value-type="float">
            <text:p>62.52441</text:p>
          </table:table-cell>
          <table:table-cell office:value-type="float" office:value="67.4115" calcext:value-type="float">
            <text:p>67.4115</text:p>
          </table:table-cell>
          <table:table-cell office:value-type="float" office:value="62.32817" calcext:value-type="float">
            <text:p>62.32817</text:p>
          </table:table-cell>
          <table:table-cell office:value-type="float" office:value="62.84836" calcext:value-type="float">
            <text:p>62.84836</text:p>
          </table:table-cell>
          <table:table-cell office:value-type="float" office:value="62.19963" calcext:value-type="float">
            <text:p>62.19963</text:p>
          </table:table-cell>
          <table:table-cell office:value-type="float" office:value="62.78001" calcext:value-type="float">
            <text:p>62.78001</text:p>
          </table:table-cell>
          <table:table-cell office:value-type="float" office:value="64.0803" calcext:value-type="float">
            <text:p>64.0803</text:p>
          </table:table-cell>
          <table:table-cell office:value-type="float" office:value="71.06947" calcext:value-type="float">
            <text:p>71.06947</text:p>
          </table:table-cell>
          <table:table-cell office:value-type="float" office:value="63.11195" calcext:value-type="float">
            <text:p>63.11195</text:p>
          </table:table-cell>
          <table:table-cell office:value-type="float" office:value="63.12062" calcext:value-type="float">
            <text:p>63.12062</text:p>
          </table:table-cell>
          <table:table-cell office:value-type="float" office:value="62.70216" calcext:value-type="float">
            <text:p>62.70216</text:p>
          </table:table-cell>
          <table:table-cell office:value-type="float" office:value="65.23608" calcext:value-type="float">
            <text:p>65.23608</text:p>
          </table:table-cell>
          <table:table-cell office:value-type="float" office:value="63.34754" calcext:value-type="float">
            <text:p>63.34754</text:p>
          </table:table-cell>
          <table:table-cell office:value-type="float" office:value="74.7649" calcext:value-type="float">
            <text:p>74.7649</text:p>
          </table:table-cell>
          <table:table-cell office:value-type="float" office:value="76.2631" calcext:value-type="float">
            <text:p>76.2631</text:p>
          </table:table-cell>
          <table:table-cell office:value-type="float" office:value="62.78406" calcext:value-type="float">
            <text:p>62.78406</text:p>
          </table:table-cell>
          <table:table-cell office:value-type="float" office:value="62.78113" calcext:value-type="float">
            <text:p>62.78113</text:p>
          </table:table-cell>
          <table:table-cell table:number-columns-repeated="9"/>
        </table:table-row>
        <table:table-row table:style-name="ro1">
          <table:table-cell office:value-type="float" office:value="67.11868" calcext:value-type="float">
            <text:p>67.11868</text:p>
          </table:table-cell>
          <table:table-cell office:value-type="float" office:value="61.90131" calcext:value-type="float">
            <text:p>61.90131</text:p>
          </table:table-cell>
          <table:table-cell office:value-type="float" office:value="69.06074" calcext:value-type="float">
            <text:p>69.06074</text:p>
          </table:table-cell>
          <table:table-cell office:value-type="float" office:value="62.09495" calcext:value-type="float">
            <text:p>62.09495</text:p>
          </table:table-cell>
          <table:table-cell office:value-type="float" office:value="66.87692" calcext:value-type="float">
            <text:p>66.87692</text:p>
          </table:table-cell>
          <table:table-cell office:value-type="float" office:value="61.92902" calcext:value-type="float">
            <text:p>61.92902</text:p>
          </table:table-cell>
          <table:table-cell office:value-type="float" office:value="62.26927" calcext:value-type="float">
            <text:p>62.26927</text:p>
          </table:table-cell>
          <table:table-cell office:value-type="float" office:value="61.75716" calcext:value-type="float">
            <text:p>61.75716</text:p>
          </table:table-cell>
          <table:table-cell office:value-type="float" office:value="62.37392" calcext:value-type="float">
            <text:p>62.37392</text:p>
          </table:table-cell>
          <table:table-cell office:value-type="float" office:value="63.67229" calcext:value-type="float">
            <text:p>63.67229</text:p>
          </table:table-cell>
          <table:table-cell office:value-type="float" office:value="70.58395" calcext:value-type="float">
            <text:p>70.58395</text:p>
          </table:table-cell>
          <table:table-cell office:value-type="float" office:value="62.71067" calcext:value-type="float">
            <text:p>62.71067</text:p>
          </table:table-cell>
          <table:table-cell office:value-type="float" office:value="62.69978" calcext:value-type="float">
            <text:p>62.69978</text:p>
          </table:table-cell>
          <table:table-cell office:value-type="float" office:value="62.09751" calcext:value-type="float">
            <text:p>62.09751</text:p>
          </table:table-cell>
          <table:table-cell office:value-type="float" office:value="64.83647" calcext:value-type="float">
            <text:p>64.83647</text:p>
          </table:table-cell>
          <table:table-cell office:value-type="float" office:value="62.78019" calcext:value-type="float">
            <text:p>62.78019</text:p>
          </table:table-cell>
          <table:table-cell office:value-type="float" office:value="74.30869" calcext:value-type="float">
            <text:p>74.30869</text:p>
          </table:table-cell>
          <table:table-cell office:value-type="float" office:value="76.03786" calcext:value-type="float">
            <text:p>76.03786</text:p>
          </table:table-cell>
          <table:table-cell office:value-type="float" office:value="62.36842" calcext:value-type="float">
            <text:p>62.36842</text:p>
          </table:table-cell>
          <table:table-cell office:value-type="float" office:value="62.37528" calcext:value-type="float">
            <text:p>62.37528</text:p>
          </table:table-cell>
          <table:table-cell table:number-columns-repeated="9"/>
        </table:table-row>
        <table:table-row table:style-name="ro1">
          <table:table-cell office:value-type="float" office:value="66.58239" calcext:value-type="float">
            <text:p>66.58239</text:p>
          </table:table-cell>
          <table:table-cell office:value-type="float" office:value="61.35893" calcext:value-type="float">
            <text:p>61.35893</text:p>
          </table:table-cell>
          <table:table-cell office:value-type="float" office:value="68.7163" calcext:value-type="float">
            <text:p>68.7163</text:p>
          </table:table-cell>
          <table:table-cell office:value-type="float" office:value="61.54569" calcext:value-type="float">
            <text:p>61.54569</text:p>
          </table:table-cell>
          <table:table-cell office:value-type="float" office:value="66.51006" calcext:value-type="float">
            <text:p>66.51006</text:p>
          </table:table-cell>
          <table:table-cell office:value-type="float" office:value="61.42362" calcext:value-type="float">
            <text:p>61.42362</text:p>
          </table:table-cell>
          <table:table-cell office:value-type="float" office:value="61.86488" calcext:value-type="float">
            <text:p>61.86488</text:p>
          </table:table-cell>
          <table:table-cell office:value-type="float" office:value="61.21962" calcext:value-type="float">
            <text:p>61.21962</text:p>
          </table:table-cell>
          <table:table-cell office:value-type="float" office:value="61.79662" calcext:value-type="float">
            <text:p>61.79662</text:p>
          </table:table-cell>
          <table:table-cell office:value-type="float" office:value="63.13083" calcext:value-type="float">
            <text:p>63.13083</text:p>
          </table:table-cell>
          <table:table-cell office:value-type="float" office:value="70.25292" calcext:value-type="float">
            <text:p>70.25292</text:p>
          </table:table-cell>
          <table:table-cell office:value-type="float" office:value="62.106" calcext:value-type="float">
            <text:p>62.106</text:p>
          </table:table-cell>
          <table:table-cell office:value-type="float" office:value="62.12367" calcext:value-type="float">
            <text:p>62.12367</text:p>
          </table:table-cell>
          <table:table-cell office:value-type="float" office:value="61.71264" calcext:value-type="float">
            <text:p>61.71264</text:p>
          </table:table-cell>
          <table:table-cell office:value-type="float" office:value="64.28704" calcext:value-type="float">
            <text:p>64.28704</text:p>
          </table:table-cell>
          <table:table-cell office:value-type="float" office:value="62.35976" calcext:value-type="float">
            <text:p>62.35976</text:p>
          </table:table-cell>
          <table:table-cell office:value-type="float" office:value="74.06711" calcext:value-type="float">
            <text:p>74.06711</text:p>
          </table:table-cell>
          <table:table-cell office:value-type="float" office:value="75.59362" calcext:value-type="float">
            <text:p>75.59362</text:p>
          </table:table-cell>
          <table:table-cell office:value-type="float" office:value="61.82605" calcext:value-type="float">
            <text:p>61.82605</text:p>
          </table:table-cell>
          <table:table-cell office:value-type="float" office:value="61.76594" calcext:value-type="float">
            <text:p>61.76594</text:p>
          </table:table-cell>
          <table:table-cell table:number-columns-repeated="9"/>
        </table:table-row>
        <table:table-row table:style-name="ro1">
          <table:table-cell office:value-type="float" office:value="66.19997" calcext:value-type="float">
            <text:p>66.19997</text:p>
          </table:table-cell>
          <table:table-cell office:value-type="float" office:value="60.96782" calcext:value-type="float">
            <text:p>60.96782</text:p>
          </table:table-cell>
          <table:table-cell office:value-type="float" office:value="68.1952" calcext:value-type="float">
            <text:p>68.1952</text:p>
          </table:table-cell>
          <table:table-cell office:value-type="float" office:value="61.1453" calcext:value-type="float">
            <text:p>61.1453</text:p>
          </table:table-cell>
          <table:table-cell office:value-type="float" office:value="65.98125" calcext:value-type="float">
            <text:p>65.98125</text:p>
          </table:table-cell>
          <table:table-cell office:value-type="float" office:value="61.01381" calcext:value-type="float">
            <text:p>61.01381</text:p>
          </table:table-cell>
          <table:table-cell office:value-type="float" office:value="61.34432" calcext:value-type="float">
            <text:p>61.34432</text:p>
          </table:table-cell>
          <table:table-cell office:value-type="float" office:value="60.81534" calcext:value-type="float">
            <text:p>60.81534</text:p>
          </table:table-cell>
          <table:table-cell office:value-type="float" office:value="61.43273" calcext:value-type="float">
            <text:p>61.43273</text:p>
          </table:table-cell>
          <table:table-cell office:value-type="float" office:value="62.75646" calcext:value-type="float">
            <text:p>62.75646</text:p>
          </table:table-cell>
          <table:table-cell office:value-type="float" office:value="69.75367" calcext:value-type="float">
            <text:p>69.75367</text:p>
          </table:table-cell>
          <table:table-cell office:value-type="float" office:value="61.71649" calcext:value-type="float">
            <text:p>61.71649</text:p>
          </table:table-cell>
          <table:table-cell office:value-type="float" office:value="61.71084" calcext:value-type="float">
            <text:p>61.71084</text:p>
          </table:table-cell>
          <table:table-cell office:value-type="float" office:value="61.16269" calcext:value-type="float">
            <text:p>61.16269</text:p>
          </table:table-cell>
          <table:table-cell office:value-type="float" office:value="63.8792" calcext:value-type="float">
            <text:p>63.8792</text:p>
          </table:table-cell>
          <table:table-cell office:value-type="float" office:value="61.82244" calcext:value-type="float">
            <text:p>61.82244</text:p>
          </table:table-cell>
          <table:table-cell office:value-type="float" office:value="73.65411" calcext:value-type="float">
            <text:p>73.65411</text:p>
          </table:table-cell>
          <table:table-cell office:value-type="float" office:value="75.36336" calcext:value-type="float">
            <text:p>75.36336</text:p>
          </table:table-cell>
          <table:table-cell office:value-type="float" office:value="61.43939" calcext:value-type="float">
            <text:p>61.43939</text:p>
          </table:table-cell>
          <table:table-cell office:value-type="float" office:value="61.3765" calcext:value-type="float">
            <text:p>61.3765</text:p>
          </table:table-cell>
          <table:table-cell table:number-columns-repeated="9"/>
        </table:table-row>
        <table:table-row table:style-name="ro1">
          <table:table-cell office:value-type="float" office:value="65.69475" calcext:value-type="float">
            <text:p>65.69475</text:p>
          </table:table-cell>
          <table:table-cell office:value-type="float" office:value="60.43574" calcext:value-type="float">
            <text:p>60.43574</text:p>
          </table:table-cell>
          <table:table-cell office:value-type="float" office:value="67.86191" calcext:value-type="float">
            <text:p>67.86191</text:p>
          </table:table-cell>
          <table:table-cell office:value-type="float" office:value="60.62459" calcext:value-type="float">
            <text:p>60.62459</text:p>
          </table:table-cell>
          <table:table-cell office:value-type="float" office:value="65.63738" calcext:value-type="float">
            <text:p>65.63738</text:p>
          </table:table-cell>
          <table:table-cell office:value-type="float" office:value="60.48191" calcext:value-type="float">
            <text:p>60.48191</text:p>
          </table:table-cell>
          <table:table-cell office:value-type="float" office:value="60.93921" calcext:value-type="float">
            <text:p>60.93921</text:p>
          </table:table-cell>
          <table:table-cell office:value-type="float" office:value="60.28792" calcext:value-type="float">
            <text:p>60.28792</text:p>
          </table:table-cell>
          <table:table-cell office:value-type="float" office:value="60.87978" calcext:value-type="float">
            <text:p>60.87978</text:p>
          </table:table-cell>
          <table:table-cell office:value-type="float" office:value="62.23006" calcext:value-type="float">
            <text:p>62.23006</text:p>
          </table:table-cell>
          <table:table-cell office:value-type="float" office:value="69.42167" calcext:value-type="float">
            <text:p>69.42167</text:p>
          </table:table-cell>
          <table:table-cell office:value-type="float" office:value="61.1963" calcext:value-type="float">
            <text:p>61.1963</text:p>
          </table:table-cell>
          <table:table-cell office:value-type="float" office:value="61.18231" calcext:value-type="float">
            <text:p>61.18231</text:p>
          </table:table-cell>
          <table:table-cell office:value-type="float" office:value="60.78246" calcext:value-type="float">
            <text:p>60.78246</text:p>
          </table:table-cell>
          <table:table-cell office:value-type="float" office:value="63.34801" calcext:value-type="float">
            <text:p>63.34801</text:p>
          </table:table-cell>
          <table:table-cell office:value-type="float" office:value="61.43134" calcext:value-type="float">
            <text:p>61.43134</text:p>
          </table:table-cell>
          <table:table-cell office:value-type="float" office:value="73.40828" calcext:value-type="float">
            <text:p>73.40828</text:p>
          </table:table-cell>
          <table:table-cell office:value-type="float" office:value="74.94941" calcext:value-type="float">
            <text:p>74.94941</text:p>
          </table:table-cell>
          <table:table-cell office:value-type="float" office:value="60.92085" calcext:value-type="float">
            <text:p>60.92085</text:p>
          </table:table-cell>
          <table:table-cell office:value-type="float" office:value="60.82373" calcext:value-type="float">
            <text:p>60.82373</text:p>
          </table:table-cell>
          <table:table-cell table:number-columns-repeated="9"/>
        </table:table-row>
        <table:table-row table:style-name="ro1">
          <table:table-cell office:value-type="float" office:value="65.33499" calcext:value-type="float">
            <text:p>65.33499</text:p>
          </table:table-cell>
          <table:table-cell office:value-type="float" office:value="60.01378" calcext:value-type="float">
            <text:p>60.01378</text:p>
          </table:table-cell>
          <table:table-cell office:value-type="float" office:value="67.37379" calcext:value-type="float">
            <text:p>67.37379</text:p>
          </table:table-cell>
          <table:table-cell office:value-type="float" office:value="60.20459" calcext:value-type="float">
            <text:p>60.20459</text:p>
          </table:table-cell>
          <table:table-cell office:value-type="float" office:value="65.12814" calcext:value-type="float">
            <text:p>65.12814</text:p>
          </table:table-cell>
          <table:table-cell office:value-type="float" office:value="60.05752" calcext:value-type="float">
            <text:p>60.05752</text:p>
          </table:table-cell>
          <table:table-cell office:value-type="float" office:value="60.40623" calcext:value-type="float">
            <text:p>60.40623</text:p>
          </table:table-cell>
          <table:table-cell office:value-type="float" office:value="59.86629" calcext:value-type="float">
            <text:p>59.86629</text:p>
          </table:table-cell>
          <table:table-cell office:value-type="float" office:value="60.50287" calcext:value-type="float">
            <text:p>60.50287</text:p>
          </table:table-cell>
          <table:table-cell office:value-type="float" office:value="61.83418" calcext:value-type="float">
            <text:p>61.83418</text:p>
          </table:table-cell>
          <table:table-cell office:value-type="float" office:value="68.96047" calcext:value-type="float">
            <text:p>68.96047</text:p>
          </table:table-cell>
          <table:table-cell office:value-type="float" office:value="60.78573" calcext:value-type="float">
            <text:p>60.78573</text:p>
          </table:table-cell>
          <table:table-cell office:value-type="float" office:value="60.77521" calcext:value-type="float">
            <text:p>60.77521</text:p>
          </table:table-cell>
          <table:table-cell office:value-type="float" office:value="60.21632" calcext:value-type="float">
            <text:p>60.21632</text:p>
          </table:table-cell>
          <table:table-cell office:value-type="float" office:value="62.97317" calcext:value-type="float">
            <text:p>62.97317</text:p>
          </table:table-cell>
          <table:table-cell office:value-type="float" office:value="60.90419" calcext:value-type="float">
            <text:p>60.90419</text:p>
          </table:table-cell>
          <table:table-cell office:value-type="float" office:value="72.96696" calcext:value-type="float">
            <text:p>72.96696</text:p>
          </table:table-cell>
          <table:table-cell office:value-type="float" office:value="74.73095" calcext:value-type="float">
            <text:p>74.73095</text:p>
          </table:table-cell>
          <table:table-cell office:value-type="float" office:value="60.50732" calcext:value-type="float">
            <text:p>60.50732</text:p>
          </table:table-cell>
          <table:table-cell office:value-type="float" office:value="60.44573" calcext:value-type="float">
            <text:p>60.44573</text:p>
          </table:table-cell>
          <table:table-cell table:number-columns-repeated="9"/>
        </table:table-row>
        <table:table-row table:style-name="ro1">
          <table:table-cell office:value-type="float" office:value="64.81624" calcext:value-type="float">
            <text:p>64.81624</text:p>
          </table:table-cell>
          <table:table-cell office:value-type="float" office:value="59.46305" calcext:value-type="float">
            <text:p>59.46305</text:p>
          </table:table-cell>
          <table:table-cell office:value-type="float" office:value="67.04267" calcext:value-type="float">
            <text:p>67.04267</text:p>
          </table:table-cell>
          <table:table-cell office:value-type="float" office:value="59.6701" calcext:value-type="float">
            <text:p>59.6701</text:p>
          </table:table-cell>
          <table:table-cell office:value-type="float" office:value="64.7622" calcext:value-type="float">
            <text:p>64.7622</text:p>
          </table:table-cell>
          <table:table-cell office:value-type="float" office:value="59.50314" calcext:value-type="float">
            <text:p>59.50314</text:p>
          </table:table-cell>
          <table:table-cell office:value-type="float" office:value="59.98411" calcext:value-type="float">
            <text:p>59.98411</text:p>
          </table:table-cell>
          <table:table-cell office:value-type="float" office:value="59.31586" calcext:value-type="float">
            <text:p>59.31586</text:p>
          </table:table-cell>
          <table:table-cell office:value-type="float" office:value="59.91764" calcext:value-type="float">
            <text:p>59.91764</text:p>
          </table:table-cell>
          <table:table-cell office:value-type="float" office:value="61.29432" calcext:value-type="float">
            <text:p>61.29432</text:p>
          </table:table-cell>
          <table:table-cell office:value-type="float" office:value="68.64357" calcext:value-type="float">
            <text:p>68.64357</text:p>
          </table:table-cell>
          <table:table-cell office:value-type="float" office:value="60.25374" calcext:value-type="float">
            <text:p>60.25374</text:p>
          </table:table-cell>
          <table:table-cell office:value-type="float" office:value="60.24663" calcext:value-type="float">
            <text:p>60.24663</text:p>
          </table:table-cell>
          <table:table-cell office:value-type="float" office:value="59.82912" calcext:value-type="float">
            <text:p>59.82912</text:p>
          </table:table-cell>
          <table:table-cell office:value-type="float" office:value="62.45425" calcext:value-type="float">
            <text:p>62.45425</text:p>
          </table:table-cell>
          <table:table-cell office:value-type="float" office:value="60.49559" calcext:value-type="float">
            <text:p>60.49559</text:p>
          </table:table-cell>
          <table:table-cell office:value-type="float" office:value="72.71743" calcext:value-type="float">
            <text:p>72.71743</text:p>
          </table:table-cell>
          <table:table-cell office:value-type="float" office:value="74.73095" calcext:value-type="float">
            <text:p>74.73095</text:p>
          </table:table-cell>
          <table:table-cell office:value-type="float" office:value="59.96163" calcext:value-type="float">
            <text:p>59.96163</text:p>
          </table:table-cell>
          <table:table-cell office:value-type="float" office:value="59.86958" calcext:value-type="float">
            <text:p>59.86958</text:p>
          </table:table-cell>
          <table:table-cell table:number-columns-repeated="9"/>
        </table:table-row>
        <table:table-row table:style-name="ro1">
          <table:table-cell office:value-type="float" office:value="64.44187" calcext:value-type="float">
            <text:p>64.44187</text:p>
          </table:table-cell>
          <table:table-cell office:value-type="float" office:value="59.02709" calcext:value-type="float">
            <text:p>59.02709</text:p>
          </table:table-cell>
          <table:table-cell office:value-type="float" office:value="66.52779" calcext:value-type="float">
            <text:p>66.52779</text:p>
          </table:table-cell>
          <table:table-cell office:value-type="float" office:value="59.23905" calcext:value-type="float">
            <text:p>59.23905</text:p>
          </table:table-cell>
          <table:table-cell office:value-type="float" office:value="64.23275" calcext:value-type="float">
            <text:p>64.23275</text:p>
          </table:table-cell>
          <table:table-cell office:value-type="float" office:value="59.06911" calcext:value-type="float">
            <text:p>59.06911</text:p>
          </table:table-cell>
          <table:table-cell office:value-type="float" office:value="59.43109" calcext:value-type="float">
            <text:p>59.43109</text:p>
          </table:table-cell>
          <table:table-cell office:value-type="float" office:value="58.8755" calcext:value-type="float">
            <text:p>58.8755</text:p>
          </table:table-cell>
          <table:table-cell office:value-type="float" office:value="59.52641" calcext:value-type="float">
            <text:p>59.52641</text:p>
          </table:table-cell>
          <table:table-cell office:value-type="float" office:value="60.87217" calcext:value-type="float">
            <text:p>60.87217</text:p>
          </table:table-cell>
          <table:table-cell office:value-type="float" office:value="68.16251" calcext:value-type="float">
            <text:p>68.16251</text:p>
          </table:table-cell>
          <table:table-cell office:value-type="float" office:value="59.83715" calcext:value-type="float">
            <text:p>59.83715</text:p>
          </table:table-cell>
          <table:table-cell office:value-type="float" office:value="59.82395" calcext:value-type="float">
            <text:p>59.82395</text:p>
          </table:table-cell>
          <table:table-cell office:value-type="float" office:value="59.24048" calcext:value-type="float">
            <text:p>59.24048</text:p>
          </table:table-cell>
          <table:table-cell office:value-type="float" office:value="62.05825" calcext:value-type="float">
            <text:p>62.05825</text:p>
          </table:table-cell>
          <table:table-cell office:value-type="float" office:value="59.95391" calcext:value-type="float">
            <text:p>59.95391</text:p>
          </table:table-cell>
          <table:table-cell office:value-type="float" office:value="72.25649" calcext:value-type="float">
            <text:p>72.25649</text:p>
          </table:table-cell>
          <table:table-cell office:value-type="float" office:value="74.32049" calcext:value-type="float">
            <text:p>74.32049</text:p>
          </table:table-cell>
          <table:table-cell office:value-type="float" office:value="59.53418" calcext:value-type="float">
            <text:p>59.53418</text:p>
          </table:table-cell>
          <table:table-cell office:value-type="float" office:value="59.48141" calcext:value-type="float">
            <text:p>59.48141</text:p>
          </table:table-cell>
          <table:table-cell table:number-columns-repeated="9"/>
        </table:table-row>
        <table:table-row table:style-name="ro1">
          <table:table-cell office:value-type="float" office:value="63.91178" calcext:value-type="float">
            <text:p>63.91178</text:p>
          </table:table-cell>
          <table:table-cell office:value-type="float" office:value="58.46341" calcext:value-type="float">
            <text:p>58.46341</text:p>
          </table:table-cell>
          <table:table-cell office:value-type="float" office:value="66.18392" calcext:value-type="float">
            <text:p>66.18392</text:p>
          </table:table-cell>
          <table:table-cell office:value-type="float" office:value="58.67318" calcext:value-type="float">
            <text:p>58.67318</text:p>
          </table:table-cell>
          <table:table-cell office:value-type="float" office:value="63.84617" calcext:value-type="float">
            <text:p>63.84617</text:p>
          </table:table-cell>
          <table:table-cell office:value-type="float" office:value="58.49756" calcext:value-type="float">
            <text:p>58.49756</text:p>
          </table:table-cell>
          <table:table-cell office:value-type="float" office:value="59.03307" calcext:value-type="float">
            <text:p>59.03307</text:p>
          </table:table-cell>
          <table:table-cell office:value-type="float" office:value="58.31633" calcext:value-type="float">
            <text:p>58.31633</text:p>
          </table:table-cell>
          <table:table-cell office:value-type="float" office:value="58.92418" calcext:value-type="float">
            <text:p>58.92418</text:p>
          </table:table-cell>
          <table:table-cell office:value-type="float" office:value="60.31142" calcext:value-type="float">
            <text:p>60.31142</text:p>
          </table:table-cell>
          <table:table-cell office:value-type="float" office:value="67.82512" calcext:value-type="float">
            <text:p>67.82512</text:p>
          </table:table-cell>
          <table:table-cell office:value-type="float" office:value="59.28531" calcext:value-type="float">
            <text:p>59.28531</text:p>
          </table:table-cell>
          <table:table-cell office:value-type="float" office:value="59.27193" calcext:value-type="float">
            <text:p>59.27193</text:p>
          </table:table-cell>
          <table:table-cell office:value-type="float" office:value="58.84256" calcext:value-type="float">
            <text:p>58.84256</text:p>
          </table:table-cell>
          <table:table-cell office:value-type="float" office:value="61.52271" calcext:value-type="float">
            <text:p>61.52271</text:p>
          </table:table-cell>
          <table:table-cell office:value-type="float" office:value="59.52664" calcext:value-type="float">
            <text:p>59.52664</text:p>
          </table:table-cell>
          <table:table-cell office:value-type="float" office:value="71.99017" calcext:value-type="float">
            <text:p>71.99017</text:p>
          </table:table-cell>
          <table:table-cell office:value-type="float" office:value="74.05896" calcext:value-type="float">
            <text:p>74.05896</text:p>
          </table:table-cell>
          <table:table-cell office:value-type="float" office:value="58.97525" calcext:value-type="float">
            <text:p>58.97525</text:p>
          </table:table-cell>
          <table:table-cell office:value-type="float" office:value="58.88333" calcext:value-type="float">
            <text:p>58.88333</text:p>
          </table:table-cell>
          <table:table-cell table:number-columns-repeated="9"/>
        </table:table-row>
        <table:table-row table:style-name="ro1">
          <table:table-cell office:value-type="float" office:value="63.52541" calcext:value-type="float">
            <text:p>63.52541</text:p>
          </table:table-cell>
          <table:table-cell office:value-type="float" office:value="58.0095" calcext:value-type="float">
            <text:p>58.0095</text:p>
          </table:table-cell>
          <table:table-cell office:value-type="float" office:value="65.64976" calcext:value-type="float">
            <text:p>65.64976</text:p>
          </table:table-cell>
          <table:table-cell office:value-type="float" office:value="58.22863" calcext:value-type="float">
            <text:p>58.22863</text:p>
          </table:table-cell>
          <table:table-cell office:value-type="float" office:value="63.30683" calcext:value-type="float">
            <text:p>63.30683</text:p>
          </table:table-cell>
          <table:table-cell office:value-type="float" office:value="58.03683" calcext:value-type="float">
            <text:p>58.03683</text:p>
          </table:table-cell>
          <table:table-cell office:value-type="float" office:value="58.41912" calcext:value-type="float">
            <text:p>58.41912</text:p>
          </table:table-cell>
          <table:table-cell office:value-type="float" office:value="57.84915" calcext:value-type="float">
            <text:p>57.84915</text:p>
          </table:table-cell>
          <table:table-cell office:value-type="float" office:value="58.51421" calcext:value-type="float">
            <text:p>58.51421</text:p>
          </table:table-cell>
          <table:table-cell office:value-type="float" office:value="59.88018" calcext:value-type="float">
            <text:p>59.88018</text:p>
          </table:table-cell>
          <table:table-cell office:value-type="float" office:value="67.32049" calcext:value-type="float">
            <text:p>67.32049</text:p>
          </table:table-cell>
          <table:table-cell office:value-type="float" office:value="58.84811" calcext:value-type="float">
            <text:p>58.84811</text:p>
          </table:table-cell>
          <table:table-cell office:value-type="float" office:value="58.84344" calcext:value-type="float">
            <text:p>58.84344</text:p>
          </table:table-cell>
          <table:table-cell office:value-type="float" office:value="58.22377" calcext:value-type="float">
            <text:p>58.22377</text:p>
          </table:table-cell>
          <table:table-cell office:value-type="float" office:value="61.09996" calcext:value-type="float">
            <text:p>61.09996</text:p>
          </table:table-cell>
          <table:table-cell office:value-type="float" office:value="58.96767" calcext:value-type="float">
            <text:p>58.96767</text:p>
          </table:table-cell>
          <table:table-cell office:value-type="float" office:value="71.52366" calcext:value-type="float">
            <text:p>71.52366</text:p>
          </table:table-cell>
          <table:table-cell office:value-type="float" office:value="73.65166" calcext:value-type="float">
            <text:p>73.65166</text:p>
          </table:table-cell>
          <table:table-cell office:value-type="float" office:value="58.52964" calcext:value-type="float">
            <text:p>58.52964</text:p>
          </table:table-cell>
          <table:table-cell office:value-type="float" office:value="58.47129" calcext:value-type="float">
            <text:p>58.47129</text:p>
          </table:table-cell>
          <table:table-cell table:number-columns-repeated="9"/>
        </table:table-row>
        <table:table-row table:style-name="ro1">
          <table:table-cell office:value-type="float" office:value="62.98086" calcext:value-type="float">
            <text:p>62.98086</text:p>
          </table:table-cell>
          <table:table-cell office:value-type="float" office:value="57.41981" calcext:value-type="float">
            <text:p>57.41981</text:p>
          </table:table-cell>
          <table:table-cell office:value-type="float" office:value="65.29358" calcext:value-type="float">
            <text:p>65.29358</text:p>
          </table:table-cell>
          <table:table-cell office:value-type="float" office:value="57.65465" calcext:value-type="float">
            <text:p>57.65465</text:p>
          </table:table-cell>
          <table:table-cell office:value-type="float" office:value="62.90356" calcext:value-type="float">
            <text:p>62.90356</text:p>
          </table:table-cell>
          <table:table-cell office:value-type="float" office:value="57.44868" calcext:value-type="float">
            <text:p>57.44868</text:p>
          </table:table-cell>
          <table:table-cell office:value-type="float" office:value="58.00266" calcext:value-type="float">
            <text:p>58.00266</text:p>
          </table:table-cell>
          <table:table-cell office:value-type="float" office:value="57.27297" calcext:value-type="float">
            <text:p>57.27297</text:p>
          </table:table-cell>
          <table:table-cell office:value-type="float" office:value="57.89096" calcext:value-type="float">
            <text:p>57.89096</text:p>
          </table:table-cell>
          <table:table-cell office:value-type="float" office:value="59.30387" calcext:value-type="float">
            <text:p>59.30387</text:p>
          </table:table-cell>
          <table:table-cell office:value-type="float" office:value="66.97979" calcext:value-type="float">
            <text:p>66.97979</text:p>
          </table:table-cell>
          <table:table-cell office:value-type="float" office:value="58.27398" calcext:value-type="float">
            <text:p>58.27398</text:p>
          </table:table-cell>
          <table:table-cell office:value-type="float" office:value="58.26934" calcext:value-type="float">
            <text:p>58.26934</text:p>
          </table:table-cell>
          <table:table-cell office:value-type="float" office:value="57.81189" calcext:value-type="float">
            <text:p>57.81189</text:p>
          </table:table-cell>
          <table:table-cell office:value-type="float" office:value="60.54354" calcext:value-type="float">
            <text:p>60.54354</text:p>
          </table:table-cell>
          <table:table-cell office:value-type="float" office:value="58.51334" calcext:value-type="float">
            <text:p>58.51334</text:p>
          </table:table-cell>
          <table:table-cell office:value-type="float" office:value="71.22676" calcext:value-type="float">
            <text:p>71.22676</text:p>
          </table:table-cell>
          <table:table-cell office:value-type="float" office:value="73.38102" calcext:value-type="float">
            <text:p>73.38102</text:p>
          </table:table-cell>
          <table:table-cell office:value-type="float" office:value="57.95373" calcext:value-type="float">
            <text:p>57.95373</text:p>
          </table:table-cell>
          <table:table-cell office:value-type="float" office:value="57.85668" calcext:value-type="float">
            <text:p>57.85668</text:p>
          </table:table-cell>
          <table:table-cell table:number-columns-repeated="9"/>
        </table:table-row>
        <table:table-row table:style-name="ro1">
          <table:table-cell office:value-type="float" office:value="62.57387" calcext:value-type="float">
            <text:p>62.57387</text:p>
          </table:table-cell>
          <table:table-cell office:value-type="float" office:value="56.94785" calcext:value-type="float">
            <text:p>56.94785</text:p>
          </table:table-cell>
          <table:table-cell office:value-type="float" office:value="64.74571" calcext:value-type="float">
            <text:p>64.74571</text:p>
          </table:table-cell>
          <table:table-cell office:value-type="float" office:value="57.18326" calcext:value-type="float">
            <text:p>57.18326</text:p>
          </table:table-cell>
          <table:table-cell office:value-type="float" office:value="62.3503" calcext:value-type="float">
            <text:p>62.3503</text:p>
          </table:table-cell>
          <table:table-cell office:value-type="float" office:value="56.97036" calcext:value-type="float">
            <text:p>56.97036</text:p>
          </table:table-cell>
          <table:table-cell office:value-type="float" office:value="57.36797" calcext:value-type="float">
            <text:p>57.36797</text:p>
          </table:table-cell>
          <table:table-cell office:value-type="float" office:value="56.79283" calcext:value-type="float">
            <text:p>56.79283</text:p>
          </table:table-cell>
          <table:table-cell office:value-type="float" office:value="57.4629" calcext:value-type="float">
            <text:p>57.4629</text:p>
          </table:table-cell>
          <table:table-cell office:value-type="float" office:value="58.84683" calcext:value-type="float">
            <text:p>58.84683</text:p>
          </table:table-cell>
          <table:table-cell office:value-type="float" office:value="66.45581" calcext:value-type="float">
            <text:p>66.45581</text:p>
          </table:table-cell>
          <table:table-cell office:value-type="float" office:value="57.81867" calcext:value-type="float">
            <text:p>57.81867</text:p>
          </table:table-cell>
          <table:table-cell office:value-type="float" office:value="57.81415" calcext:value-type="float">
            <text:p>57.81415</text:p>
          </table:table-cell>
          <table:table-cell office:value-type="float" office:value="57.17699" calcext:value-type="float">
            <text:p>57.17699</text:p>
          </table:table-cell>
          <table:table-cell office:value-type="float" office:value="60.11217" calcext:value-type="float">
            <text:p>60.11217</text:p>
          </table:table-cell>
          <table:table-cell office:value-type="float" office:value="57.94639" calcext:value-type="float">
            <text:p>57.94639</text:p>
          </table:table-cell>
          <table:table-cell office:value-type="float" office:value="70.74632" calcext:value-type="float">
            <text:p>70.74632</text:p>
          </table:table-cell>
          <table:table-cell office:value-type="float" office:value="72.95429" calcext:value-type="float">
            <text:p>72.95429</text:p>
          </table:table-cell>
          <table:table-cell office:value-type="float" office:value="57.48159" calcext:value-type="float">
            <text:p>57.48159</text:p>
          </table:table-cell>
          <table:table-cell office:value-type="float" office:value="57.43087" calcext:value-type="float">
            <text:p>57.43087</text:p>
          </table:table-cell>
          <table:table-cell table:number-columns-repeated="9"/>
        </table:table-row>
        <table:table-row table:style-name="ro1">
          <table:table-cell office:value-type="float" office:value="62.01047" calcext:value-type="float">
            <text:p>62.01047</text:p>
          </table:table-cell>
          <table:table-cell office:value-type="float" office:value="56.35085" calcext:value-type="float">
            <text:p>56.35085</text:p>
          </table:table-cell>
          <table:table-cell office:value-type="float" office:value="64.37731" calcext:value-type="float">
            <text:p>64.37731</text:p>
          </table:table-cell>
          <table:table-cell office:value-type="float" office:value="56.58801" calcext:value-type="float">
            <text:p>56.58801</text:p>
          </table:table-cell>
          <table:table-cell office:value-type="float" office:value="61.92673" calcext:value-type="float">
            <text:p>61.92673</text:p>
          </table:table-cell>
          <table:table-cell office:value-type="float" office:value="56.37524" calcext:value-type="float">
            <text:p>56.37524</text:p>
          </table:table-cell>
          <table:table-cell office:value-type="float" office:value="56.94272" calcext:value-type="float">
            <text:p>56.94272</text:p>
          </table:table-cell>
          <table:table-cell office:value-type="float" office:value="56.1961" calcext:value-type="float">
            <text:p>56.1961</text:p>
          </table:table-cell>
          <table:table-cell office:value-type="float" office:value="56.82397" calcext:value-type="float">
            <text:p>56.82397</text:p>
          </table:table-cell>
          <table:table-cell office:value-type="float" office:value="58.25536" calcext:value-type="float">
            <text:p>58.25536</text:p>
          </table:table-cell>
          <table:table-cell office:value-type="float" office:value="66.08997" calcext:value-type="float">
            <text:p>66.08997</text:p>
          </table:table-cell>
          <table:table-cell office:value-type="float" office:value="57.23646" calcext:value-type="float">
            <text:p>57.23646</text:p>
          </table:table-cell>
          <table:table-cell office:value-type="float" office:value="57.22323" calcext:value-type="float">
            <text:p>57.22323</text:p>
          </table:table-cell>
          <table:table-cell office:value-type="float" office:value="56.74688" calcext:value-type="float">
            <text:p>56.74688</text:p>
          </table:table-cell>
          <table:table-cell office:value-type="float" office:value="59.53515" calcext:value-type="float">
            <text:p>59.53515</text:p>
          </table:table-cell>
          <table:table-cell office:value-type="float" office:value="57.47418" calcext:value-type="float">
            <text:p>57.47418</text:p>
          </table:table-cell>
          <table:table-cell office:value-type="float" office:value="70.44193" calcext:value-type="float">
            <text:p>70.44193</text:p>
          </table:table-cell>
          <table:table-cell office:value-type="float" office:value="72.67966" calcext:value-type="float">
            <text:p>72.67966</text:p>
          </table:table-cell>
          <table:table-cell office:value-type="float" office:value="56.89373" calcext:value-type="float">
            <text:p>56.89373</text:p>
          </table:table-cell>
          <table:table-cell office:value-type="float" office:value="56.79527" calcext:value-type="float">
            <text:p>56.79527</text:p>
          </table:table-cell>
          <table:table-cell table:number-columns-repeated="9"/>
        </table:table-row>
        <table:table-row table:style-name="ro1">
          <table:table-cell office:value-type="float" office:value="61.58709" calcext:value-type="float">
            <text:p>61.58709</text:p>
          </table:table-cell>
          <table:table-cell office:value-type="float" office:value="55.85295" calcext:value-type="float">
            <text:p>55.85295</text:p>
          </table:table-cell>
          <table:table-cell office:value-type="float" office:value="63.8106" calcext:value-type="float">
            <text:p>63.8106</text:p>
          </table:table-cell>
          <table:table-cell office:value-type="float" office:value="56.09946" calcext:value-type="float">
            <text:p>56.09946</text:p>
          </table:table-cell>
          <table:table-cell office:value-type="float" office:value="61.35875" calcext:value-type="float">
            <text:p>61.35875</text:p>
          </table:table-cell>
          <table:table-cell office:value-type="float" office:value="55.87574" calcext:value-type="float">
            <text:p>55.87574</text:p>
          </table:table-cell>
          <table:table-cell office:value-type="float" office:value="56.28795" calcext:value-type="float">
            <text:p>56.28795</text:p>
          </table:table-cell>
          <table:table-cell office:value-type="float" office:value="55.69889" calcext:value-type="float">
            <text:p>55.69889</text:p>
          </table:table-cell>
          <table:table-cell office:value-type="float" office:value="56.38258" calcext:value-type="float">
            <text:p>56.38258</text:p>
          </table:table-cell>
          <table:table-cell office:value-type="float" office:value="57.79042" calcext:value-type="float">
            <text:p>57.79042</text:p>
          </table:table-cell>
          <table:table-cell office:value-type="float" office:value="65.5695" calcext:value-type="float">
            <text:p>65.5695</text:p>
          </table:table-cell>
          <table:table-cell office:value-type="float" office:value="56.76364" calcext:value-type="float">
            <text:p>56.76364</text:p>
          </table:table-cell>
          <table:table-cell office:value-type="float" office:value="56.75029" calcext:value-type="float">
            <text:p>56.75029</text:p>
          </table:table-cell>
          <table:table-cell office:value-type="float" office:value="56.09176" calcext:value-type="float">
            <text:p>56.09176</text:p>
          </table:table-cell>
          <table:table-cell office:value-type="float" office:value="59.09134" calcext:value-type="float">
            <text:p>59.09134</text:p>
          </table:table-cell>
          <table:table-cell office:value-type="float" office:value="56.88203" calcext:value-type="float">
            <text:p>56.88203</text:p>
          </table:table-cell>
          <table:table-cell office:value-type="float" office:value="69.95176" calcext:value-type="float">
            <text:p>69.95176</text:p>
          </table:table-cell>
          <table:table-cell office:value-type="float" office:value="72.23436" calcext:value-type="float">
            <text:p>72.23436</text:p>
          </table:table-cell>
          <table:table-cell office:value-type="float" office:value="56.40899" calcext:value-type="float">
            <text:p>56.40899</text:p>
          </table:table-cell>
          <table:table-cell office:value-type="float" office:value="56.35599" calcext:value-type="float">
            <text:p>56.35599</text:p>
          </table:table-cell>
          <table:table-cell table:number-columns-repeated="9"/>
        </table:table-row>
        <table:table-row table:style-name="ro1">
          <table:table-cell office:value-type="float" office:value="61.01883" calcext:value-type="float">
            <text:p>61.01883</text:p>
          </table:table-cell>
          <table:table-cell office:value-type="float" office:value="55.24033" calcext:value-type="float">
            <text:p>55.24033</text:p>
          </table:table-cell>
          <table:table-cell office:value-type="float" office:value="63.4305" calcext:value-type="float">
            <text:p>63.4305</text:p>
          </table:table-cell>
          <table:table-cell office:value-type="float" office:value="55.48818" calcext:value-type="float">
            <text:p>55.48818</text:p>
          </table:table-cell>
          <table:table-cell office:value-type="float" office:value="60.92794" calcext:value-type="float">
            <text:p>60.92794</text:p>
          </table:table-cell>
          <table:table-cell office:value-type="float" office:value="55.26063" calcext:value-type="float">
            <text:p>55.26063</text:p>
          </table:table-cell>
          <table:table-cell office:value-type="float" office:value="55.84502" calcext:value-type="float">
            <text:p>55.84502</text:p>
          </table:table-cell>
          <table:table-cell office:value-type="float" office:value="55.08192" calcext:value-type="float">
            <text:p>55.08192</text:p>
          </table:table-cell>
          <table:table-cell office:value-type="float" office:value="55.72392" calcext:value-type="float">
            <text:p>55.72392</text:p>
          </table:table-cell>
          <table:table-cell office:value-type="float" office:value="57.19345" calcext:value-type="float">
            <text:p>57.19345</text:p>
          </table:table-cell>
          <table:table-cell office:value-type="float" office:value="65.18342" calcext:value-type="float">
            <text:p>65.18342</text:p>
          </table:table-cell>
          <table:table-cell office:value-type="float" office:value="56.15668" calcext:value-type="float">
            <text:p>56.15668</text:p>
          </table:table-cell>
          <table:table-cell office:value-type="float" office:value="56.15213" calcext:value-type="float">
            <text:p>56.15213</text:p>
          </table:table-cell>
          <table:table-cell office:value-type="float" office:value="55.6574" calcext:value-type="float">
            <text:p>55.6574</text:p>
          </table:table-cell>
          <table:table-cell office:value-type="float" office:value="58.49485" calcext:value-type="float">
            <text:p>58.49485</text:p>
          </table:table-cell>
          <table:table-cell office:value-type="float" office:value="56.39257" calcext:value-type="float">
            <text:p>56.39257</text:p>
          </table:table-cell>
          <table:table-cell office:value-type="float" office:value="69.62729" calcext:value-type="float">
            <text:p>69.62729</text:p>
          </table:table-cell>
          <table:table-cell office:value-type="float" office:value="71.93818" calcext:value-type="float">
            <text:p>71.93818</text:p>
          </table:table-cell>
          <table:table-cell office:value-type="float" office:value="55.79636" calcext:value-type="float">
            <text:p>55.79636</text:p>
          </table:table-cell>
          <table:table-cell office:value-type="float" office:value="55.70058" calcext:value-type="float">
            <text:p>55.70058</text:p>
          </table:table-cell>
          <table:table-cell table:number-columns-repeated="9"/>
        </table:table-row>
        <table:table-row table:style-name="ro1">
          <table:table-cell office:value-type="float" office:value="60.57476" calcext:value-type="float">
            <text:p>60.57476</text:p>
          </table:table-cell>
          <table:table-cell office:value-type="float" office:value="54.73022" calcext:value-type="float">
            <text:p>54.73022</text:p>
          </table:table-cell>
          <table:table-cell office:value-type="float" office:value="62.84686" calcext:value-type="float">
            <text:p>62.84686</text:p>
          </table:table-cell>
          <table:table-cell office:value-type="float" office:value="54.9875" calcext:value-type="float">
            <text:p>54.9875</text:p>
          </table:table-cell>
          <table:table-cell office:value-type="float" office:value="60.3467" calcext:value-type="float">
            <text:p>60.3467</text:p>
          </table:table-cell>
          <table:table-cell office:value-type="float" office:value="54.74478" calcext:value-type="float">
            <text:p>54.74478</text:p>
          </table:table-cell>
          <table:table-cell office:value-type="float" office:value="55.17567" calcext:value-type="float">
            <text:p>55.17567</text:p>
          </table:table-cell>
          <table:table-cell office:value-type="float" office:value="54.57259" calcext:value-type="float">
            <text:p>54.57259</text:p>
          </table:table-cell>
          <table:table-cell office:value-type="float" office:value="55.26952" calcext:value-type="float">
            <text:p>55.26952</text:p>
          </table:table-cell>
          <table:table-cell office:value-type="float" office:value="56.71138" calcext:value-type="float">
            <text:p>56.71138</text:p>
          </table:table-cell>
          <table:table-cell office:value-type="float" office:value="64.63568" calcext:value-type="float">
            <text:p>64.63568</text:p>
          </table:table-cell>
          <table:table-cell office:value-type="float" office:value="55.66658" calcext:value-type="float">
            <text:p>55.66658</text:p>
          </table:table-cell>
          <table:table-cell office:value-type="float" office:value="55.6531" calcext:value-type="float">
            <text:p>55.6531</text:p>
          </table:table-cell>
          <table:table-cell office:value-type="float" office:value="54.97867" calcext:value-type="float">
            <text:p>54.97867</text:p>
          </table:table-cell>
          <table:table-cell office:value-type="float" office:value="58.03452" calcext:value-type="float">
            <text:p>58.03452</text:p>
          </table:table-cell>
          <table:table-cell office:value-type="float" office:value="55.78904" calcext:value-type="float">
            <text:p>55.78904</text:p>
          </table:table-cell>
          <table:table-cell office:value-type="float" office:value="69.11903" calcext:value-type="float">
            <text:p>69.11903</text:p>
          </table:table-cell>
          <table:table-cell office:value-type="float" office:value="71.48286" calcext:value-type="float">
            <text:p>71.48286</text:p>
          </table:table-cell>
          <table:table-cell office:value-type="float" office:value="55.29477" calcext:value-type="float">
            <text:p>55.29477</text:p>
          </table:table-cell>
          <table:table-cell office:value-type="float" office:value="55.24821" calcext:value-type="float">
            <text:p>55.24821</text:p>
          </table:table-cell>
          <table:table-cell table:number-columns-repeated="9"/>
        </table:table-row>
        <table:table-row table:style-name="ro1">
          <table:table-cell office:value-type="float" office:value="59.99328" calcext:value-type="float">
            <text:p>59.99328</text:p>
          </table:table-cell>
          <table:table-cell office:value-type="float" office:value="54.098" calcext:value-type="float">
            <text:p>54.098</text:p>
          </table:table-cell>
          <table:table-cell office:value-type="float" office:value="62.45428" calcext:value-type="float">
            <text:p>62.45428</text:p>
          </table:table-cell>
          <table:table-cell office:value-type="float" office:value="54.3566" calcext:value-type="float">
            <text:p>54.3566</text:p>
          </table:table-cell>
          <table:table-cell office:value-type="float" office:value="59.88655" calcext:value-type="float">
            <text:p>59.88655</text:p>
          </table:table-cell>
          <table:table-cell office:value-type="float" office:value="54.11462" calcext:value-type="float">
            <text:p>54.11462</text:p>
          </table:table-cell>
          <table:table-cell office:value-type="float" office:value="54.71558" calcext:value-type="float">
            <text:p>54.71558</text:p>
          </table:table-cell>
          <table:table-cell office:value-type="float" office:value="53.93105" calcext:value-type="float">
            <text:p>53.93105</text:p>
          </table:table-cell>
          <table:table-cell office:value-type="float" office:value="54.58302" calcext:value-type="float">
            <text:p>54.58302</text:p>
          </table:table-cell>
          <table:table-cell office:value-type="float" office:value="56.10296" calcext:value-type="float">
            <text:p>56.10296</text:p>
          </table:table-cell>
          <table:table-cell office:value-type="float" office:value="64.24724" calcext:value-type="float">
            <text:p>64.24724</text:p>
          </table:table-cell>
          <table:table-cell office:value-type="float" office:value="55.05274" calcext:value-type="float">
            <text:p>55.05274</text:p>
          </table:table-cell>
          <table:table-cell office:value-type="float" office:value="55.03925" calcext:value-type="float">
            <text:p>55.03925</text:p>
          </table:table-cell>
          <table:table-cell office:value-type="float" office:value="54.53193" calcext:value-type="float">
            <text:p>54.53193</text:p>
          </table:table-cell>
          <table:table-cell office:value-type="float" office:value="57.42819" calcext:value-type="float">
            <text:p>57.42819</text:p>
          </table:table-cell>
          <table:table-cell office:value-type="float" office:value="55.28768" calcext:value-type="float">
            <text:p>55.28768</text:p>
          </table:table-cell>
          <table:table-cell office:value-type="float" office:value="68.77883" calcext:value-type="float">
            <text:p>68.77883</text:p>
          </table:table-cell>
          <table:table-cell office:value-type="float" office:value="71.1751" calcext:value-type="float">
            <text:p>71.1751</text:p>
          </table:table-cell>
          <table:table-cell office:value-type="float" office:value="54.67142" calcext:value-type="float">
            <text:p>54.67142</text:p>
          </table:table-cell>
          <table:table-cell office:value-type="float" office:value="54.56464" calcext:value-type="float">
            <text:p>54.56464</text:p>
          </table:table-cell>
          <table:table-cell table:number-columns-repeated="9"/>
        </table:table-row>
        <table:table-row table:style-name="ro1">
          <table:table-cell office:value-type="float" office:value="59.52954" calcext:value-type="float">
            <text:p>59.52954</text:p>
          </table:table-cell>
          <table:table-cell office:value-type="float" office:value="53.57631" calcext:value-type="float">
            <text:p>53.57631</text:p>
          </table:table-cell>
          <table:table-cell office:value-type="float" office:value="61.85332" calcext:value-type="float">
            <text:p>61.85332</text:p>
          </table:table-cell>
          <table:table-cell office:value-type="float" office:value="53.84403" calcext:value-type="float">
            <text:p>53.84403</text:p>
          </table:table-cell>
          <table:table-cell office:value-type="float" office:value="59.29223" calcext:value-type="float">
            <text:p>59.29223</text:p>
          </table:table-cell>
          <table:table-cell office:value-type="float" office:value="53.58719" calcext:value-type="float">
            <text:p>53.58719</text:p>
          </table:table-cell>
          <table:table-cell office:value-type="float" office:value="54.03196" calcext:value-type="float">
            <text:p>54.03196</text:p>
          </table:table-cell>
          <table:table-cell office:value-type="float" office:value="53.40997" calcext:value-type="float">
            <text:p>53.40997</text:p>
          </table:table-cell>
          <table:table-cell office:value-type="float" office:value="54.12528" calcext:value-type="float">
            <text:p>54.12528</text:p>
          </table:table-cell>
          <table:table-cell office:value-type="float" office:value="55.61258" calcext:value-type="float">
            <text:p>55.61258</text:p>
          </table:table-cell>
          <table:table-cell office:value-type="float" office:value="63.69124" calcext:value-type="float">
            <text:p>63.69124</text:p>
          </table:table-cell>
          <table:table-cell office:value-type="float" office:value="54.5372" calcext:value-type="float">
            <text:p>54.5372</text:p>
          </table:table-cell>
          <table:table-cell office:value-type="float" office:value="54.52381" calcext:value-type="float">
            <text:p>54.52381</text:p>
          </table:table-cell>
          <table:table-cell office:value-type="float" office:value="53.83445" calcext:value-type="float">
            <text:p>53.83445</text:p>
          </table:table-cell>
          <table:table-cell office:value-type="float" office:value="56.94279" calcext:value-type="float">
            <text:p>56.94279</text:p>
          </table:table-cell>
          <table:table-cell office:value-type="float" office:value="54.66024" calcext:value-type="float">
            <text:p>54.66024</text:p>
          </table:table-cell>
          <table:table-cell office:value-type="float" office:value="68.26661" calcext:value-type="float">
            <text:p>68.26661</text:p>
          </table:table-cell>
          <table:table-cell office:value-type="float" office:value="70.70199" calcext:value-type="float">
            <text:p>70.70199</text:p>
          </table:table-cell>
          <table:table-cell office:value-type="float" office:value="54.1495" calcext:value-type="float">
            <text:p>54.1495</text:p>
          </table:table-cell>
          <table:table-cell office:value-type="float" office:value="54.10862" calcext:value-type="float">
            <text:p>54.10862</text:p>
          </table:table-cell>
          <table:table-cell table:number-columns-repeated="9"/>
        </table:table-row>
        <table:table-row table:style-name="ro1">
          <table:table-cell office:value-type="float" office:value="58.93034" calcext:value-type="float">
            <text:p>58.93034</text:p>
          </table:table-cell>
          <table:table-cell office:value-type="float" office:value="53.57631" calcext:value-type="float">
            <text:p>53.57631</text:p>
          </table:table-cell>
          <table:table-cell office:value-type="float" office:value="61.44974" calcext:value-type="float">
            <text:p>61.44974</text:p>
          </table:table-cell>
          <table:table-cell office:value-type="float" office:value="53.19833" calcext:value-type="float">
            <text:p>53.19833</text:p>
          </table:table-cell>
          <table:table-cell office:value-type="float" office:value="58.82926" calcext:value-type="float">
            <text:p>58.82926</text:p>
          </table:table-cell>
          <table:table-cell office:value-type="float" office:value="52.93843" calcext:value-type="float">
            <text:p>52.93843</text:p>
          </table:table-cell>
          <table:table-cell office:value-type="float" office:value="53.55986" calcext:value-type="float">
            <text:p>53.55986</text:p>
          </table:table-cell>
          <table:table-cell office:value-type="float" office:value="52.76366" calcext:value-type="float">
            <text:p>52.76366</text:p>
          </table:table-cell>
          <table:table-cell office:value-type="float" office:value="53.42526" calcext:value-type="float">
            <text:p>53.42526</text:p>
          </table:table-cell>
          <table:table-cell office:value-type="float" office:value="54.99692" calcext:value-type="float">
            <text:p>54.99692</text:p>
          </table:table-cell>
          <table:table-cell office:value-type="float" office:value="63.28299" calcext:value-type="float">
            <text:p>63.28299</text:p>
          </table:table-cell>
          <table:table-cell office:value-type="float" office:value="53.90848" calcext:value-type="float">
            <text:p>53.90848</text:p>
          </table:table-cell>
          <table:table-cell office:value-type="float" office:value="53.8951" calcext:value-type="float">
            <text:p>53.8951</text:p>
          </table:table-cell>
          <table:table-cell office:value-type="float" office:value="53.36197" calcext:value-type="float">
            <text:p>53.36197</text:p>
          </table:table-cell>
          <table:table-cell office:value-type="float" office:value="56.32196" calcext:value-type="float">
            <text:p>56.32196</text:p>
          </table:table-cell>
          <table:table-cell office:value-type="float" office:value="54.14262" calcext:value-type="float">
            <text:p>54.14262</text:p>
          </table:table-cell>
          <table:table-cell office:value-type="float" office:value="67.91112" calcext:value-type="float">
            <text:p>67.91112</text:p>
          </table:table-cell>
          <table:table-cell office:value-type="float" office:value="70.39145" calcext:value-type="float">
            <text:p>70.39145</text:p>
          </table:table-cell>
          <table:table-cell office:value-type="float" office:value="53.51092" calcext:value-type="float">
            <text:p>53.51092</text:p>
          </table:table-cell>
          <table:table-cell office:value-type="float" office:value="53.41088" calcext:value-type="float">
            <text:p>53.41088</text:p>
          </table:table-cell>
          <table:table-cell table:number-columns-repeated="9"/>
        </table:table-row>
        <table:table-row table:style-name="ro1">
          <table:table-cell office:value-type="float" office:value="58.46004" calcext:value-type="float">
            <text:p>58.46004</text:p>
          </table:table-cell>
          <table:table-cell office:value-type="float" office:value="52.92952" calcext:value-type="float">
            <text:p>52.92952</text:p>
          </table:table-cell>
          <table:table-cell office:value-type="float" office:value="60.8316" calcext:value-type="float">
            <text:p>60.8316</text:p>
          </table:table-cell>
          <table:table-cell office:value-type="float" office:value="52.6655" calcext:value-type="float">
            <text:p>52.6655</text:p>
          </table:table-cell>
          <table:table-cell office:value-type="float" office:value="58.22699" calcext:value-type="float">
            <text:p>58.22699</text:p>
          </table:table-cell>
          <table:table-cell office:value-type="float" office:value="52.39116" calcext:value-type="float">
            <text:p>52.39116</text:p>
          </table:table-cell>
          <table:table-cell office:value-type="float" office:value="52.84909" calcext:value-type="float">
            <text:p>52.84909</text:p>
          </table:table-cell>
          <table:table-cell office:value-type="float" office:value="52.21792" calcext:value-type="float">
            <text:p>52.21792</text:p>
          </table:table-cell>
          <table:table-cell office:value-type="float" office:value="52.95097" calcext:value-type="float">
            <text:p>52.95097</text:p>
          </table:table-cell>
          <table:table-cell office:value-type="float" office:value="54.48508" calcext:value-type="float">
            <text:p>54.48508</text:p>
          </table:table-cell>
          <table:table-cell office:value-type="float" office:value="62.70948" calcext:value-type="float">
            <text:p>62.70948</text:p>
          </table:table-cell>
          <table:table-cell office:value-type="float" office:value="53.38142" calcext:value-type="float">
            <text:p>53.38142</text:p>
          </table:table-cell>
          <table:table-cell office:value-type="float" office:value="53.36799" calcext:value-type="float">
            <text:p>53.36799</text:p>
          </table:table-cell>
          <table:table-cell office:value-type="float" office:value="52.651" calcext:value-type="float">
            <text:p>52.651</text:p>
          </table:table-cell>
          <table:table-cell office:value-type="float" office:value="55.82539" calcext:value-type="float">
            <text:p>55.82539</text:p>
          </table:table-cell>
          <table:table-cell office:value-type="float" office:value="53.5096" calcext:value-type="float">
            <text:p>53.5096</text:p>
          </table:table-cell>
          <table:table-cell office:value-type="float" office:value="67.38648" calcext:value-type="float">
            <text:p>67.38648</text:p>
          </table:table-cell>
          <table:table-cell office:value-type="float" office:value="69.90088" calcext:value-type="float">
            <text:p>69.90088</text:p>
          </table:table-cell>
          <table:table-cell office:value-type="float" office:value="52.97745" calcext:value-type="float">
            <text:p>52.97745</text:p>
          </table:table-cell>
          <table:table-cell office:value-type="float" office:value="52.93837" calcext:value-type="float">
            <text:p>52.93837</text:p>
          </table:table-cell>
          <table:table-cell table:number-columns-repeated="9"/>
        </table:table-row>
        <table:table-row table:style-name="ro1">
          <table:table-cell office:value-type="float" office:value="57.84348" calcext:value-type="float">
            <text:p>57.84348</text:p>
          </table:table-cell>
          <table:table-cell office:value-type="float" office:value="52.38314" calcext:value-type="float">
            <text:p>52.38314</text:p>
          </table:table-cell>
          <table:table-cell office:value-type="float" office:value="60.41194" calcext:value-type="float">
            <text:p>60.41194</text:p>
          </table:table-cell>
          <table:table-cell office:value-type="float" office:value="52.01488" calcext:value-type="float">
            <text:p>52.01488</text:p>
          </table:table-cell>
          <table:table-cell office:value-type="float" office:value="57.74955" calcext:value-type="float">
            <text:p>57.74955</text:p>
          </table:table-cell>
          <table:table-cell office:value-type="float" office:value="51.73729" calcext:value-type="float">
            <text:p>51.73729</text:p>
          </table:table-cell>
          <table:table-cell office:value-type="float" office:value="52.37382" calcext:value-type="float">
            <text:p>52.37382</text:p>
          </table:table-cell>
          <table:table-cell office:value-type="float" office:value="52.21792" calcext:value-type="float">
            <text:p>52.21792</text:p>
          </table:table-cell>
          <table:table-cell office:value-type="float" office:value="52.2909" calcext:value-type="float">
            <text:p>52.2909</text:p>
          </table:table-cell>
          <table:table-cell office:value-type="float" office:value="53.85005" calcext:value-type="float">
            <text:p>53.85005</text:p>
          </table:table-cell>
          <table:table-cell office:value-type="float" office:value="62.28607" calcext:value-type="float">
            <text:p>62.28607</text:p>
          </table:table-cell>
          <table:table-cell office:value-type="float" office:value="52.73355" calcext:value-type="float">
            <text:p>52.73355</text:p>
          </table:table-cell>
          <table:table-cell office:value-type="float" office:value="52.72024" calcext:value-type="float">
            <text:p>52.72024</text:p>
          </table:table-cell>
          <table:table-cell office:value-type="float" office:value="52.17538" calcext:value-type="float">
            <text:p>52.17538</text:p>
          </table:table-cell>
          <table:table-cell office:value-type="float" office:value="55.19557" calcext:value-type="float">
            <text:p>55.19557</text:p>
          </table:table-cell>
          <table:table-cell office:value-type="float" office:value="52.97189" calcext:value-type="float">
            <text:p>52.97189</text:p>
          </table:table-cell>
          <table:table-cell office:value-type="float" office:value="67.02124" calcext:value-type="float">
            <text:p>67.02124</text:p>
          </table:table-cell>
          <table:table-cell office:value-type="float" office:value="69.5657" calcext:value-type="float">
            <text:p>69.5657</text:p>
          </table:table-cell>
          <table:table-cell office:value-type="float" office:value="52.32574" calcext:value-type="float">
            <text:p>52.32574</text:p>
          </table:table-cell>
          <table:table-cell office:value-type="float" office:value="52.21838" calcext:value-type="float">
            <text:p>52.21838</text:p>
          </table:table-cell>
          <table:table-cell table:number-columns-repeated="9"/>
        </table:table-row>
        <table:table-row table:style-name="ro1">
          <table:table-cell office:value-type="float" office:value="57.36268" calcext:value-type="float">
            <text:p>57.36268</text:p>
          </table:table-cell>
          <table:table-cell office:value-type="float" office:value="51.73087" calcext:value-type="float">
            <text:p>51.73087</text:p>
          </table:table-cell>
          <table:table-cell office:value-type="float" office:value="59.77715" calcext:value-type="float">
            <text:p>59.77715</text:p>
          </table:table-cell>
          <table:table-cell office:value-type="float" office:value="51.45314" calcext:value-type="float">
            <text:p>51.45314</text:p>
          </table:table-cell>
          <table:table-cell office:value-type="float" office:value="57.12519" calcext:value-type="float">
            <text:p>57.12519</text:p>
          </table:table-cell>
          <table:table-cell office:value-type="float" office:value="51.17913" calcext:value-type="float">
            <text:p>51.17913</text:p>
          </table:table-cell>
          <table:table-cell office:value-type="float" office:value="51.64998" calcext:value-type="float">
            <text:p>51.64998</text:p>
          </table:table-cell>
          <table:table-cell office:value-type="float" office:value="51.56645" calcext:value-type="float">
            <text:p>51.56645</text:p>
          </table:table-cell>
          <table:table-cell office:value-type="float" office:value="51.74298" calcext:value-type="float">
            <text:p>51.74298</text:p>
          </table:table-cell>
          <table:table-cell office:value-type="float" office:value="53.32243" calcext:value-type="float">
            <text:p>53.32243</text:p>
          </table:table-cell>
          <table:table-cell office:value-type="float" office:value="61.70317" calcext:value-type="float">
            <text:p>61.70317</text:p>
          </table:table-cell>
          <table:table-cell office:value-type="float" office:value="52.18636" calcext:value-type="float">
            <text:p>52.18636</text:p>
          </table:table-cell>
          <table:table-cell office:value-type="float" office:value="52.18215" calcext:value-type="float">
            <text:p>52.18215</text:p>
          </table:table-cell>
          <table:table-cell office:value-type="float" office:value="51.45131" calcext:value-type="float">
            <text:p>51.45131</text:p>
          </table:table-cell>
          <table:table-cell office:value-type="float" office:value="54.67009" calcext:value-type="float">
            <text:p>54.67009</text:p>
          </table:table-cell>
          <table:table-cell office:value-type="float" office:value="52.32028" calcext:value-type="float">
            <text:p>52.32028</text:p>
          </table:table-cell>
          <table:table-cell office:value-type="float" office:value="66.46524" calcext:value-type="float">
            <text:p>66.46524</text:p>
          </table:table-cell>
          <table:table-cell office:value-type="float" office:value="69.05779" calcext:value-type="float">
            <text:p>69.05779</text:p>
          </table:table-cell>
          <table:table-cell office:value-type="float" office:value="51.77708" calcext:value-type="float">
            <text:p>51.77708</text:p>
          </table:table-cell>
          <table:table-cell office:value-type="float" office:value="51.7341" calcext:value-type="float">
            <text:p>51.7341</text:p>
          </table:table-cell>
          <table:table-cell table:number-columns-repeated="9"/>
        </table:table-row>
        <table:table-row table:style-name="ro1">
          <table:table-cell office:value-type="float" office:value="56.73399" calcext:value-type="float">
            <text:p>56.73399</text:p>
          </table:table-cell>
          <table:table-cell office:value-type="float" office:value="51.1737" calcext:value-type="float">
            <text:p>51.1737</text:p>
          </table:table-cell>
          <table:table-cell office:value-type="float" office:value="59.34673" calcext:value-type="float">
            <text:p>59.34673</text:p>
          </table:table-cell>
          <table:table-cell office:value-type="float" office:value="50.78915" calcext:value-type="float">
            <text:p>50.78915</text:p>
          </table:table-cell>
          <table:table-cell office:value-type="float" office:value="56.63677" calcext:value-type="float">
            <text:p>56.63677</text:p>
          </table:table-cell>
          <table:table-cell office:value-type="float" office:value="50.50328" calcext:value-type="float">
            <text:p>50.50328</text:p>
          </table:table-cell>
          <table:table-cell office:value-type="float" office:value="51.16317" calcext:value-type="float">
            <text:p>51.16317</text:p>
          </table:table-cell>
          <table:table-cell office:value-type="float" office:value="51.00991" calcext:value-type="float">
            <text:p>51.00991</text:p>
          </table:table-cell>
          <table:table-cell office:value-type="float" office:value="51.07816" calcext:value-type="float">
            <text:p>51.07816</text:p>
          </table:table-cell>
          <table:table-cell office:value-type="float" office:value="52.67322" calcext:value-type="float">
            <text:p>52.67322</text:p>
          </table:table-cell>
          <table:table-cell office:value-type="float" office:value="61.26458" calcext:value-type="float">
            <text:p>61.26458</text:p>
          </table:table-cell>
          <table:table-cell office:value-type="float" office:value="51.53362" calcext:value-type="float">
            <text:p>51.53362</text:p>
          </table:table-cell>
          <table:table-cell office:value-type="float" office:value="51.52033" calcext:value-type="float">
            <text:p>51.52033</text:p>
          </table:table-cell>
          <table:table-cell office:value-type="float" office:value="50.96416" calcext:value-type="float">
            <text:p>50.96416</text:p>
          </table:table-cell>
          <table:table-cell office:value-type="float" office:value="54.02714" calcext:value-type="float">
            <text:p>54.02714</text:p>
          </table:table-cell>
          <table:table-cell office:value-type="float" office:value="51.77174" calcext:value-type="float">
            <text:p>51.77174</text:p>
          </table:table-cell>
          <table:table-cell office:value-type="float" office:value="66.09822" calcext:value-type="float">
            <text:p>66.09822</text:p>
          </table:table-cell>
          <table:table-cell office:value-type="float" office:value="68.72046" calcext:value-type="float">
            <text:p>68.72046</text:p>
          </table:table-cell>
          <table:table-cell office:value-type="float" office:value="51.11174" calcext:value-type="float">
            <text:p>51.11174</text:p>
          </table:table-cell>
          <table:table-cell office:value-type="float" office:value="51.00098" calcext:value-type="float">
            <text:p>51.00098</text:p>
          </table:table-cell>
          <table:table-cell table:number-columns-repeated="9"/>
        </table:table-row>
        <table:table-row table:style-name="ro1">
          <table:table-cell office:value-type="float" office:value="56.22967" calcext:value-type="float">
            <text:p>56.22967</text:p>
          </table:table-cell>
          <table:table-cell office:value-type="float" office:value="50.4994" calcext:value-type="float">
            <text:p>50.4994</text:p>
          </table:table-cell>
          <table:table-cell office:value-type="float" office:value="58.69565" calcext:value-type="float">
            <text:p>58.69565</text:p>
          </table:table-cell>
          <table:table-cell office:value-type="float" office:value="50.23027" calcext:value-type="float">
            <text:p>50.23027</text:p>
          </table:table-cell>
          <table:table-cell office:value-type="float" office:value="56.01607" calcext:value-type="float">
            <text:p>56.01607</text:p>
          </table:table-cell>
          <table:table-cell office:value-type="float" office:value="49.93044" calcext:value-type="float">
            <text:p>49.93044</text:p>
          </table:table-cell>
          <table:table-cell office:value-type="float" office:value="50.41757" calcext:value-type="float">
            <text:p>50.41757</text:p>
          </table:table-cell>
          <table:table-cell office:value-type="float" office:value="50.33154" calcext:value-type="float">
            <text:p>50.33154</text:p>
          </table:table-cell>
          <table:table-cell office:value-type="float" office:value="50.51968" calcext:value-type="float">
            <text:p>50.51968</text:p>
          </table:table-cell>
          <table:table-cell office:value-type="float" office:value="52.1257" calcext:value-type="float">
            <text:p>52.1257</text:p>
          </table:table-cell>
          <table:table-cell office:value-type="float" office:value="60.67058" calcext:value-type="float">
            <text:p>60.67058</text:p>
          </table:table-cell>
          <table:table-cell office:value-type="float" office:value="50.97544" calcext:value-type="float">
            <text:p>50.97544</text:p>
          </table:table-cell>
          <table:table-cell office:value-type="float" office:value="50.96199" calcext:value-type="float">
            <text:p>50.96199</text:p>
          </table:table-cell>
          <table:table-cell office:value-type="float" office:value="50.21847" calcext:value-type="float">
            <text:p>50.21847</text:p>
          </table:table-cell>
          <table:table-cell office:value-type="float" office:value="53.50018" calcext:value-type="float">
            <text:p>53.50018</text:p>
          </table:table-cell>
          <table:table-cell office:value-type="float" office:value="51.10654" calcext:value-type="float">
            <text:p>51.10654</text:p>
          </table:table-cell>
          <table:table-cell office:value-type="float" office:value="65.53571" calcext:value-type="float">
            <text:p>65.53571</text:p>
          </table:table-cell>
          <table:table-cell office:value-type="float" office:value="68.196" calcext:value-type="float">
            <text:p>68.196</text:p>
          </table:table-cell>
          <table:table-cell office:value-type="float" office:value="50.55239" calcext:value-type="float">
            <text:p>50.55239</text:p>
          </table:table-cell>
          <table:table-cell office:value-type="float" office:value="50.50508" calcext:value-type="float">
            <text:p>50.50508</text:p>
          </table:table-cell>
          <table:table-cell table:number-columns-repeated="9"/>
        </table:table-row>
        <table:table-row table:style-name="ro1">
          <table:table-cell office:value-type="float" office:value="55.58899" calcext:value-type="float">
            <text:p>55.58899</text:p>
          </table:table-cell>
          <table:table-cell office:value-type="float" office:value="49.92722" calcext:value-type="float">
            <text:p>49.92722</text:p>
          </table:table-cell>
          <table:table-cell office:value-type="float" office:value="58.25483" calcext:value-type="float">
            <text:p>58.25483</text:p>
          </table:table-cell>
          <table:table-cell office:value-type="float" office:value="49.54392" calcext:value-type="float">
            <text:p>49.54392</text:p>
          </table:table-cell>
          <table:table-cell office:value-type="float" office:value="55.50383" calcext:value-type="float">
            <text:p>55.50383</text:p>
          </table:table-cell>
          <table:table-cell office:value-type="float" office:value="49.25036" calcext:value-type="float">
            <text:p>49.25036</text:p>
          </table:table-cell>
          <table:table-cell office:value-type="float" office:value="49.91954" calcext:value-type="float">
            <text:p>49.91954</text:p>
          </table:table-cell>
          <table:table-cell office:value-type="float" office:value="49.75548" calcext:value-type="float">
            <text:p>49.75548</text:p>
          </table:table-cell>
          <table:table-cell office:value-type="float" office:value="49.82815" calcext:value-type="float">
            <text:p>49.82815</text:p>
          </table:table-cell>
          <table:table-cell office:value-type="float" office:value="51.47145" calcext:value-type="float">
            <text:p>51.47145</text:p>
          </table:table-cell>
          <table:table-cell office:value-type="float" office:value="60.20835" calcext:value-type="float">
            <text:p>60.20835</text:p>
          </table:table-cell>
          <table:table-cell office:value-type="float" office:value="50.30024" calcext:value-type="float">
            <text:p>50.30024</text:p>
          </table:table-cell>
          <table:table-cell office:value-type="float" office:value="50.29565" calcext:value-type="float">
            <text:p>50.29565</text:p>
          </table:table-cell>
          <table:table-cell office:value-type="float" office:value="49.71583" calcext:value-type="float">
            <text:p>49.71583</text:p>
          </table:table-cell>
          <table:table-cell office:value-type="float" office:value="52.8443" calcext:value-type="float">
            <text:p>52.8443</text:p>
          </table:table-cell>
          <table:table-cell office:value-type="float" office:value="50.53834" calcext:value-type="float">
            <text:p>50.53834</text:p>
          </table:table-cell>
          <table:table-cell office:value-type="float" office:value="65.1534" calcext:value-type="float">
            <text:p>65.1534</text:p>
          </table:table-cell>
          <table:table-cell office:value-type="float" office:value="67.84264" calcext:value-type="float">
            <text:p>67.84264</text:p>
          </table:table-cell>
          <table:table-cell office:value-type="float" office:value="49.86966" calcext:value-type="float">
            <text:p>49.86966</text:p>
          </table:table-cell>
          <table:table-cell office:value-type="float" office:value="49.75498" calcext:value-type="float">
            <text:p>49.75498</text:p>
          </table:table-cell>
          <table:table-cell table:number-columns-repeated="9"/>
        </table:table-row>
        <table:table-row table:style-name="ro1">
          <table:table-cell office:value-type="float" office:value="55.07021" calcext:value-type="float">
            <text:p>55.07021</text:p>
          </table:table-cell>
          <table:table-cell office:value-type="float" office:value="49.24876" calcext:value-type="float">
            <text:p>49.24876</text:p>
          </table:table-cell>
          <table:table-cell office:value-type="float" office:value="57.5877" calcext:value-type="float">
            <text:p>57.5877</text:p>
          </table:table-cell>
          <table:table-cell office:value-type="float" office:value="48.97043" calcext:value-type="float">
            <text:p>48.97043</text:p>
          </table:table-cell>
          <table:table-cell office:value-type="float" office:value="54.87337" calcext:value-type="float">
            <text:p>54.87337</text:p>
          </table:table-cell>
          <table:table-cell office:value-type="float" office:value="49.25036" calcext:value-type="float">
            <text:p>49.25036</text:p>
          </table:table-cell>
          <table:table-cell office:value-type="float" office:value="49.1575" calcext:value-type="float">
            <text:p>49.1575</text:p>
          </table:table-cell>
          <table:table-cell office:value-type="float" office:value="49.07738" calcext:value-type="float">
            <text:p>49.07738</text:p>
          </table:table-cell>
          <table:table-cell office:value-type="float" office:value="49.25946" calcext:value-type="float">
            <text:p>49.25946</text:p>
          </table:table-cell>
          <table:table-cell office:value-type="float" office:value="50.9129" calcext:value-type="float">
            <text:p>50.9129</text:p>
          </table:table-cell>
          <table:table-cell office:value-type="float" office:value="60.20835" calcext:value-type="float">
            <text:p>60.20835</text:p>
          </table:table-cell>
          <table:table-cell office:value-type="float" office:value="49.72744" calcext:value-type="float">
            <text:p>49.72744</text:p>
          </table:table-cell>
          <table:table-cell office:value-type="float" office:value="49.72254" calcext:value-type="float">
            <text:p>49.72254</text:p>
          </table:table-cell>
          <table:table-cell office:value-type="float" office:value="49.71583" calcext:value-type="float">
            <text:p>49.71583</text:p>
          </table:table-cell>
          <table:table-cell office:value-type="float" office:value="52.29816" calcext:value-type="float">
            <text:p>52.29816</text:p>
          </table:table-cell>
          <table:table-cell office:value-type="float" office:value="49.85574" calcext:value-type="float">
            <text:p>49.85574</text:p>
          </table:table-cell>
          <table:table-cell office:value-type="float" office:value="64.57475" calcext:value-type="float">
            <text:p>64.57475</text:p>
          </table:table-cell>
          <table:table-cell office:value-type="float" office:value="67.30667" calcext:value-type="float">
            <text:p>67.30667</text:p>
          </table:table-cell>
          <table:table-cell office:value-type="float" office:value="49.29111" calcext:value-type="float">
            <text:p>49.29111</text:p>
          </table:table-cell>
          <table:table-cell office:value-type="float" office:value="49.24789" calcext:value-type="float">
            <text:p>49.24789</text:p>
          </table:table-cell>
          <table:table-cell table:number-columns-repeated="9"/>
        </table:table-row>
        <table:table-row table:style-name="ro1">
          <table:table-cell office:value-type="float" office:value="54.42193" calcext:value-type="float">
            <text:p>54.42193</text:p>
          </table:table-cell>
          <table:table-cell office:value-type="float" office:value="48.65746" calcext:value-type="float">
            <text:p>48.65746</text:p>
          </table:table-cell>
          <table:table-cell office:value-type="float" office:value="57.13653" calcext:value-type="float">
            <text:p>57.13653</text:p>
          </table:table-cell>
          <table:table-cell office:value-type="float" office:value="48.27999" calcext:value-type="float">
            <text:p>48.27999</text:p>
          </table:table-cell>
          <table:table-cell office:value-type="float" office:value="54.35246" calcext:value-type="float">
            <text:p>54.35246</text:p>
          </table:table-cell>
          <table:table-cell office:value-type="float" office:value="48.65838" calcext:value-type="float">
            <text:p>48.65838</text:p>
          </table:table-cell>
          <table:table-cell office:value-type="float" office:value="48.64856" calcext:value-type="float">
            <text:p>48.64856</text:p>
          </table:table-cell>
          <table:table-cell office:value-type="float" office:value="48.48666" calcext:value-type="float">
            <text:p>48.48666</text:p>
          </table:table-cell>
          <table:table-cell office:value-type="float" office:value="48.56893" calcext:value-type="float">
            <text:p>48.56893</text:p>
          </table:table-cell>
          <table:table-cell office:value-type="float" office:value="50.23653" calcext:value-type="float">
            <text:p>50.23653</text:p>
          </table:table-cell>
          <table:table-cell office:value-type="float" office:value="59.61124" calcext:value-type="float">
            <text:p>59.61124</text:p>
          </table:table-cell>
          <table:table-cell office:value-type="float" office:value="49.04834" calcext:value-type="float">
            <text:p>49.04834</text:p>
          </table:table-cell>
          <table:table-cell office:value-type="float" office:value="49.03429" calcext:value-type="float">
            <text:p>49.03429</text:p>
          </table:table-cell>
          <table:table-cell office:value-type="float" office:value="48.95797" calcext:value-type="float">
            <text:p>48.95797</text:p>
          </table:table-cell>
          <table:table-cell office:value-type="float" office:value="51.62538" calcext:value-type="float">
            <text:p>51.62538</text:p>
          </table:table-cell>
          <table:table-cell office:value-type="float" office:value="49.28646" calcext:value-type="float">
            <text:p>49.28646</text:p>
          </table:table-cell>
          <table:table-cell office:value-type="float" office:value="64.1782" calcext:value-type="float">
            <text:p>64.1782</text:p>
          </table:table-cell>
          <table:table-cell office:value-type="float" office:value="66.95174" calcext:value-type="float">
            <text:p>66.95174</text:p>
          </table:table-cell>
          <table:table-cell office:value-type="float" office:value="48.60912" calcext:value-type="float">
            <text:p>48.60912</text:p>
          </table:table-cell>
          <table:table-cell office:value-type="float" office:value="48.49053" calcext:value-type="float">
            <text:p>48.49053</text:p>
          </table:table-cell>
          <table:table-cell table:number-columns-repeated="9"/>
        </table:table-row>
        <table:table-row table:style-name="ro1">
          <table:table-cell office:value-type="float" office:value="53.8936" calcext:value-type="float">
            <text:p>53.8936</text:p>
          </table:table-cell>
          <table:table-cell office:value-type="float" office:value="47.96635" calcext:value-type="float">
            <text:p>47.96635</text:p>
          </table:table-cell>
          <table:table-cell office:value-type="float" office:value="56.45884" calcext:value-type="float">
            <text:p>56.45884</text:p>
          </table:table-cell>
          <table:table-cell office:value-type="float" office:value="47.67857" calcext:value-type="float">
            <text:p>47.67857</text:p>
          </table:table-cell>
          <table:table-cell office:value-type="float" office:value="53.70412" calcext:value-type="float">
            <text:p>53.70412</text:p>
          </table:table-cell>
          <table:table-cell office:value-type="float" office:value="47.96561" calcext:value-type="float">
            <text:p>47.96561</text:p>
          </table:table-cell>
          <table:table-cell office:value-type="float" office:value="47.87504" calcext:value-type="float">
            <text:p>47.87504</text:p>
          </table:table-cell>
          <table:table-cell office:value-type="float" office:value="47.79615" calcext:value-type="float">
            <text:p>47.79615</text:p>
          </table:table-cell>
          <table:table-cell office:value-type="float" office:value="47.96805" calcext:value-type="float">
            <text:p>47.96805</text:p>
          </table:table-cell>
          <table:table-cell office:value-type="float" office:value="49.6633" calcext:value-type="float">
            <text:p>49.6633</text:p>
          </table:table-cell>
          <table:table-cell office:value-type="float" office:value="59.13425" calcext:value-type="float">
            <text:p>59.13425</text:p>
          </table:table-cell>
          <table:table-cell office:value-type="float" office:value="48.45642" calcext:value-type="float">
            <text:p>48.45642</text:p>
          </table:table-cell>
          <table:table-cell office:value-type="float" office:value="48.45133" calcext:value-type="float">
            <text:p>48.45133</text:p>
          </table:table-cell>
          <table:table-cell office:value-type="float" office:value="48.44452" calcext:value-type="float">
            <text:p>48.44452</text:p>
          </table:table-cell>
          <table:table-cell office:value-type="float" office:value="51.06928" calcext:value-type="float">
            <text:p>51.06928</text:p>
          </table:table-cell>
          <table:table-cell office:value-type="float" office:value="48.59537" calcext:value-type="float">
            <text:p>48.59537</text:p>
          </table:table-cell>
          <table:table-cell office:value-type="float" office:value="63.58891" calcext:value-type="float">
            <text:p>63.58891</text:p>
          </table:table-cell>
          <table:table-cell office:value-type="float" office:value="66.39084" calcext:value-type="float">
            <text:p>66.39084</text:p>
          </table:table-cell>
          <table:table-cell office:value-type="float" office:value="48.01632" calcext:value-type="float">
            <text:p>48.01632</text:p>
          </table:table-cell>
          <table:table-cell office:value-type="float" office:value="47.96826" calcext:value-type="float">
            <text:p>47.96826</text:p>
          </table:table-cell>
          <table:table-cell table:number-columns-repeated="9"/>
        </table:table-row>
        <table:table-row table:style-name="ro1">
          <table:table-cell office:value-type="float" office:value="53.22492" calcext:value-type="float">
            <text:p>53.22492</text:p>
          </table:table-cell>
          <table:table-cell office:value-type="float" office:value="47.3695" calcext:value-type="float">
            <text:p>47.3695</text:p>
          </table:table-cell>
          <table:table-cell office:value-type="float" office:value="55.99279" calcext:value-type="float">
            <text:p>55.99279</text:p>
          </table:table-cell>
          <table:table-cell office:value-type="float" office:value="46.97595" calcext:value-type="float">
            <text:p>46.97595</text:p>
          </table:table-cell>
          <table:table-cell office:value-type="float" office:value="53.1684" calcext:value-type="float">
            <text:p>53.1684</text:p>
          </table:table-cell>
          <table:table-cell office:value-type="float" office:value="47.36828" calcext:value-type="float">
            <text:p>47.36828</text:p>
          </table:table-cell>
          <table:table-cell office:value-type="float" office:value="47.35529" calcext:value-type="float">
            <text:p>47.35529</text:p>
          </table:table-cell>
          <table:table-cell office:value-type="float" office:value="47.2769" calcext:value-type="float">
            <text:p>47.2769</text:p>
          </table:table-cell>
          <table:table-cell office:value-type="float" office:value="47.27433" calcext:value-type="float">
            <text:p>47.27433</text:p>
          </table:table-cell>
          <table:table-cell office:value-type="float" office:value="48.98293" calcext:value-type="float">
            <text:p>48.98293</text:p>
          </table:table-cell>
          <table:table-cell office:value-type="float" office:value="58.52054" calcext:value-type="float">
            <text:p>58.52054</text:p>
          </table:table-cell>
          <table:table-cell office:value-type="float" office:value="47.7646" calcext:value-type="float">
            <text:p>47.7646</text:p>
          </table:table-cell>
          <table:table-cell office:value-type="float" office:value="47.75022" calcext:value-type="float">
            <text:p>47.75022</text:p>
          </table:table-cell>
          <table:table-cell office:value-type="float" office:value="47.67465" calcext:value-type="float">
            <text:p>47.67465</text:p>
          </table:table-cell>
          <table:table-cell office:value-type="float" office:value="50.37975" calcext:value-type="float">
            <text:p>50.37975</text:p>
          </table:table-cell>
          <table:table-cell office:value-type="float" office:value="48.00285" calcext:value-type="float">
            <text:p>48.00285</text:p>
          </table:table-cell>
          <table:table-cell office:value-type="float" office:value="63.18644" calcext:value-type="float">
            <text:p>63.18644</text:p>
          </table:table-cell>
          <table:table-cell office:value-type="float" office:value="66.02056" calcext:value-type="float">
            <text:p>66.02056</text:p>
          </table:table-cell>
          <table:table-cell office:value-type="float" office:value="48.01632" calcext:value-type="float">
            <text:p>48.01632</text:p>
          </table:table-cell>
          <table:table-cell office:value-type="float" office:value="47.18988" calcext:value-type="float">
            <text:p>47.18988</text:p>
          </table:table-cell>
          <table:table-cell table:number-columns-repeated="9"/>
        </table:table-row>
        <table:table-row table:style-name="ro1">
          <table:table-cell office:value-type="float" office:value="52.68258" calcext:value-type="float">
            <text:p>52.68258</text:p>
          </table:table-cell>
          <table:table-cell office:value-type="float" office:value="46.66197" calcext:value-type="float">
            <text:p>46.66197</text:p>
          </table:table-cell>
          <table:table-cell office:value-type="float" office:value="55.2905" calcext:value-type="float">
            <text:p>55.2905</text:p>
          </table:table-cell>
          <table:table-cell office:value-type="float" office:value="46.37793" calcext:value-type="float">
            <text:p>46.37793</text:p>
          </table:table-cell>
          <table:table-cell office:value-type="float" office:value="52.50735" calcext:value-type="float">
            <text:p>52.50735</text:p>
          </table:table-cell>
          <table:table-cell office:value-type="float" office:value="46.65941" calcext:value-type="float">
            <text:p>46.65941</text:p>
          </table:table-cell>
          <table:table-cell office:value-type="float" office:value="46.57474" calcext:value-type="float">
            <text:p>46.57474</text:p>
          </table:table-cell>
          <table:table-cell office:value-type="float" office:value="46.48378" calcext:value-type="float">
            <text:p>46.48378</text:p>
          </table:table-cell>
          <table:table-cell office:value-type="float" office:value="46.66804" calcext:value-type="float">
            <text:p>46.66804</text:p>
          </table:table-cell>
          <table:table-cell office:value-type="float" office:value="48.39083" calcext:value-type="float">
            <text:p>48.39083</text:p>
          </table:table-cell>
          <table:table-cell office:value-type="float" office:value="58.02912" calcext:value-type="float">
            <text:p>58.02912</text:p>
          </table:table-cell>
          <table:table-cell office:value-type="float" office:value="47.16695" calcext:value-type="float">
            <text:p>47.16695</text:p>
          </table:table-cell>
          <table:table-cell office:value-type="float" office:value="47.16165" calcext:value-type="float">
            <text:p>47.16165</text:p>
          </table:table-cell>
          <table:table-cell office:value-type="float" office:value="47.15473" calcext:value-type="float">
            <text:p>47.15473</text:p>
          </table:table-cell>
          <table:table-cell office:value-type="float" office:value="49.80498" calcext:value-type="float">
            <text:p>49.80498</text:p>
          </table:table-cell>
          <table:table-cell office:value-type="float" office:value="47.29955" calcext:value-type="float">
            <text:p>47.29955</text:p>
          </table:table-cell>
          <table:table-cell office:value-type="float" office:value="63.18644" calcext:value-type="float">
            <text:p>63.18644</text:p>
          </table:table-cell>
          <table:table-cell office:value-type="float" office:value="65.4536" calcext:value-type="float">
            <text:p>65.4536</text:p>
          </table:table-cell>
          <table:table-cell office:value-type="float" office:value="47.31296" calcext:value-type="float">
            <text:p>47.31296</text:p>
          </table:table-cell>
          <table:table-cell office:value-type="float" office:value="46.6701" calcext:value-type="float">
            <text:p>46.6701</text:p>
          </table:table-cell>
          <table:table-cell table:number-columns-repeated="9"/>
        </table:table-row>
        <table:table-row table:style-name="ro1">
          <table:table-cell office:value-type="float" office:value="52.01334" calcext:value-type="float">
            <text:p>52.01334</text:p>
          </table:table-cell>
          <table:table-cell office:value-type="float" office:value="46.05539" calcext:value-type="float">
            <text:p>46.05539</text:p>
          </table:table-cell>
          <table:table-cell office:value-type="float" office:value="54.8189" calcext:value-type="float">
            <text:p>54.8189</text:p>
          </table:table-cell>
          <table:table-cell office:value-type="float" office:value="45.66327" calcext:value-type="float">
            <text:p>45.66327</text:p>
          </table:table-cell>
          <table:table-cell office:value-type="float" office:value="51.9615" calcext:value-type="float">
            <text:p>51.9615</text:p>
          </table:table-cell>
          <table:table-cell office:value-type="float" office:value="46.05245" calcext:value-type="float">
            <text:p>46.05245</text:p>
          </table:table-cell>
          <table:table-cell office:value-type="float" office:value="46.04056" calcext:value-type="float">
            <text:p>46.04056</text:p>
          </table:table-cell>
          <table:table-cell office:value-type="float" office:value="45.96316" calcext:value-type="float">
            <text:p>45.96316</text:p>
          </table:table-cell>
          <table:table-cell office:value-type="float" office:value="45.94925" calcext:value-type="float">
            <text:p>45.94925</text:p>
          </table:table-cell>
          <table:table-cell office:value-type="float" office:value="47.69796" calcext:value-type="float">
            <text:p>47.69796</text:p>
          </table:table-cell>
          <table:table-cell office:value-type="float" office:value="57.40412" calcext:value-type="float">
            <text:p>57.40412</text:p>
          </table:table-cell>
          <table:table-cell office:value-type="float" office:value="46.45872" calcext:value-type="float">
            <text:p>46.45872</text:p>
          </table:table-cell>
          <table:table-cell office:value-type="float" office:value="46.44478" calcext:value-type="float">
            <text:p>46.44478</text:p>
          </table:table-cell>
          <table:table-cell office:value-type="float" office:value="46.36019" calcext:value-type="float">
            <text:p>46.36019</text:p>
          </table:table-cell>
          <table:table-cell office:value-type="float" office:value="49.11727" calcext:value-type="float">
            <text:p>49.11727</text:p>
          </table:table-cell>
          <table:table-cell office:value-type="float" office:value="46.70158" calcext:value-type="float">
            <text:p>46.70158</text:p>
          </table:table-cell>
          <table:table-cell office:value-type="float" office:value="62.5777" calcext:value-type="float">
            <text:p>62.5777</text:p>
          </table:table-cell>
          <table:table-cell office:value-type="float" office:value="65.06845" calcext:value-type="float">
            <text:p>65.06845</text:p>
          </table:table-cell>
          <table:table-cell office:value-type="float" office:value="46.71111" calcext:value-type="float">
            <text:p>46.71111</text:p>
          </table:table-cell>
          <table:table-cell office:value-type="float" office:value="45.87636" calcext:value-type="float">
            <text:p>45.87636</text:p>
          </table:table-cell>
          <table:table-cell table:number-columns-repeated="9"/>
        </table:table-row>
        <table:table-row table:style-name="ro1">
          <table:table-cell office:value-type="float" office:value="51.45252" calcext:value-type="float">
            <text:p>51.45252</text:p>
          </table:table-cell>
          <table:table-cell office:value-type="float" office:value="45.34006" calcext:value-type="float">
            <text:p>45.34006</text:p>
          </table:table-cell>
          <table:table-cell office:value-type="float" office:value="54.10642" calcext:value-type="float">
            <text:p>54.10642</text:p>
          </table:table-cell>
          <table:table-cell office:value-type="float" office:value="45.13186" calcext:value-type="float">
            <text:p>45.13186</text:p>
          </table:table-cell>
          <table:table-cell office:value-type="float" office:value="51.28802" calcext:value-type="float">
            <text:p>51.28802</text:p>
          </table:table-cell>
          <table:table-cell office:value-type="float" office:value="45.33656" calcext:value-type="float">
            <text:p>45.33656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45.16301" calcext:value-type="float">
            <text:p>45.16301</text:p>
          </table:table-cell>
          <table:table-cell office:value-type="float" office:value="45.34274" calcext:value-type="float">
            <text:p>45.34274</text:p>
          </table:table-cell>
          <table:table-cell office:value-type="float" office:value="47.09613" calcext:value-type="float">
            <text:p>47.09613</text:p>
          </table:table-cell>
          <table:table-cell office:value-type="float" office:value="56.89459" calcext:value-type="float">
            <text:p>56.89459</text:p>
          </table:table-cell>
          <table:table-cell office:value-type="float" office:value="45.85155" calcext:value-type="float">
            <text:p>45.85155</text:p>
          </table:table-cell>
          <table:table-cell office:value-type="float" office:value="45.83777" calcext:value-type="float">
            <text:p>45.83777</text:p>
          </table:table-cell>
          <table:table-cell office:value-type="float" office:value="45.83879" calcext:value-type="float">
            <text:p>45.83879</text:p>
          </table:table-cell>
          <table:table-cell office:value-type="float" office:value="48.53309" calcext:value-type="float">
            <text:p>48.53309</text:p>
          </table:table-cell>
          <table:table-cell office:value-type="float" office:value="45.99133" calcext:value-type="float">
            <text:p>45.99133</text:p>
          </table:table-cell>
          <table:table-cell office:value-type="float" office:value="62.16529" calcext:value-type="float">
            <text:p>62.16529</text:p>
          </table:table-cell>
          <table:table-cell office:value-type="float" office:value="64.48581" calcext:value-type="float">
            <text:p>64.48581</text:p>
          </table:table-cell>
          <table:table-cell office:value-type="float" office:value="45.99613" calcext:value-type="float">
            <text:p>45.99613</text:p>
          </table:table-cell>
          <table:table-cell office:value-type="float" office:value="45.33734" calcext:value-type="float">
            <text:p>45.33734</text:p>
          </table:table-cell>
          <table:table-cell table:number-columns-repeated="9"/>
        </table:table-row>
        <table:table-row table:style-name="ro1">
          <table:table-cell office:value-type="float" office:value="50.78092" calcext:value-type="float">
            <text:p>50.78092</text:p>
          </table:table-cell>
          <table:table-cell office:value-type="float" office:value="44.71483" calcext:value-type="float">
            <text:p>44.71483</text:p>
          </table:table-cell>
          <table:table-cell office:value-type="float" office:value="53.62498" calcext:value-type="float">
            <text:p>53.62498</text:p>
          </table:table-cell>
          <table:table-cell office:value-type="float" office:value="44.32936" calcext:value-type="float">
            <text:p>44.32936</text:p>
          </table:table-cell>
          <table:table-cell office:value-type="float" office:value="50.72336" calcext:value-type="float">
            <text:p>50.72336</text:p>
          </table:table-cell>
          <table:table-cell office:value-type="float" office:value="44.70744" calcext:value-type="float">
            <text:p>44.70744</text:p>
          </table:table-cell>
          <table:table-cell office:value-type="float" office:value="44.69972" calcext:value-type="float">
            <text:p>44.69972</text:p>
          </table:table-cell>
          <table:table-cell office:value-type="float" office:value="44.62294" calcext:value-type="float">
            <text:p>44.62294</text:p>
          </table:table-cell>
          <table:table-cell office:value-type="float" office:value="44.61624" calcext:value-type="float">
            <text:p>44.61624</text:p>
          </table:table-cell>
          <table:table-cell office:value-type="float" office:value="46.3914" calcext:value-type="float">
            <text:p>46.3914</text:p>
          </table:table-cell>
          <table:table-cell office:value-type="float" office:value="56.25368" calcext:value-type="float">
            <text:p>56.25368</text:p>
          </table:table-cell>
          <table:table-cell office:value-type="float" office:value="45.1352" calcext:value-type="float">
            <text:p>45.1352</text:p>
          </table:table-cell>
          <table:table-cell office:value-type="float" office:value="45.12171" calcext:value-type="float">
            <text:p>45.12171</text:p>
          </table:table-cell>
          <table:table-cell office:value-type="float" office:value="45.03368" calcext:value-type="float">
            <text:p>45.03368</text:p>
          </table:table-cell>
          <table:table-cell office:value-type="float" office:value="47.82961" calcext:value-type="float">
            <text:p>47.82961</text:p>
          </table:table-cell>
          <table:table-cell office:value-type="float" office:value="45.37497" calcext:value-type="float">
            <text:p>45.37497</text:p>
          </table:table-cell>
          <table:table-cell office:value-type="float" office:value="61.53648" calcext:value-type="float">
            <text:p>61.53648</text:p>
          </table:table-cell>
          <table:table-cell office:value-type="float" office:value="64.0956" calcext:value-type="float">
            <text:p>64.0956</text:p>
          </table:table-cell>
          <table:table-cell office:value-type="float" office:value="45.38874" calcext:value-type="float">
            <text:p>45.38874</text:p>
          </table:table-cell>
          <table:table-cell office:value-type="float" office:value="44.53656" calcext:value-type="float">
            <text:p>44.53656</text:p>
          </table:table-cell>
          <table:table-cell table:number-columns-repeated="9"/>
        </table:table-row>
        <table:table-row table:style-name="ro1">
          <table:table-cell office:value-type="float" office:value="50.213" calcext:value-type="float">
            <text:p>50.213</text:p>
          </table:table-cell>
          <table:table-cell office:value-type="float" office:value="43.98412" calcext:value-type="float">
            <text:p>43.98412</text:p>
          </table:table-cell>
          <table:table-cell office:value-type="float" office:value="52.89297" calcext:value-type="float">
            <text:p>52.89297</text:p>
          </table:table-cell>
          <table:table-cell office:value-type="float" office:value="43.7838" calcext:value-type="float">
            <text:p>43.7838</text:p>
          </table:table-cell>
          <table:table-cell office:value-type="float" office:value="50.03407" calcext:value-type="float">
            <text:p>50.03407</text:p>
          </table:table-cell>
          <table:table-cell office:value-type="float" office:value="43.97961" calcext:value-type="float">
            <text:p>43.97961</text:p>
          </table:table-cell>
          <table:table-cell office:value-type="float" office:value="43.88854" calcext:value-type="float">
            <text:p>43.88854</text:p>
          </table:table-cell>
          <table:table-cell office:value-type="float" office:value="43.81192" calcext:value-type="float">
            <text:p>43.81192</text:p>
          </table:table-cell>
          <table:table-cell office:value-type="float" office:value="43.99142" calcext:value-type="float">
            <text:p>43.99142</text:p>
          </table:table-cell>
          <table:table-cell office:value-type="float" office:value="45.78435" calcext:value-type="float">
            <text:p>45.78435</text:p>
          </table:table-cell>
          <table:table-cell office:value-type="float" office:value="55.73883" calcext:value-type="float">
            <text:p>55.73883</text:p>
          </table:table-cell>
          <table:table-cell office:value-type="float" office:value="44.50553" calcext:value-type="float">
            <text:p>44.50553</text:p>
          </table:table-cell>
          <table:table-cell office:value-type="float" office:value="44.50104" calcext:value-type="float">
            <text:p>44.50104</text:p>
          </table:table-cell>
          <table:table-cell office:value-type="float" office:value="44.49307" calcext:value-type="float">
            <text:p>44.49307</text:p>
          </table:table-cell>
          <table:table-cell office:value-type="float" office:value="47.22698" calcext:value-type="float">
            <text:p>47.22698</text:p>
          </table:table-cell>
          <table:table-cell office:value-type="float" office:value="44.65728" calcext:value-type="float">
            <text:p>44.65728</text:p>
          </table:table-cell>
          <table:table-cell office:value-type="float" office:value="61.11828" calcext:value-type="float">
            <text:p>61.11828</text:p>
          </table:table-cell>
          <table:table-cell office:value-type="float" office:value="63.49747" calcext:value-type="float">
            <text:p>63.49747</text:p>
          </table:table-cell>
          <table:table-cell office:value-type="float" office:value="44.66197" calcext:value-type="float">
            <text:p>44.66197</text:p>
          </table:table-cell>
          <table:table-cell office:value-type="float" office:value="43.99642" calcext:value-type="float">
            <text:p>43.99642</text:p>
          </table:table-cell>
          <table:table-cell table:number-columns-repeated="9"/>
        </table:table-row>
        <table:table-row table:style-name="ro1">
          <table:table-cell office:value-type="float" office:value="49.53024" calcext:value-type="float">
            <text:p>49.53024</text:p>
          </table:table-cell>
          <table:table-cell office:value-type="float" office:value="43.36326" calcext:value-type="float">
            <text:p>43.36326</text:p>
          </table:table-cell>
          <table:table-cell office:value-type="float" office:value="52.4019" calcext:value-type="float">
            <text:p>52.4019</text:p>
          </table:table-cell>
          <table:table-cell office:value-type="float" office:value="42.96171" calcext:value-type="float">
            <text:p>42.96171</text:p>
          </table:table-cell>
          <table:table-cell office:value-type="float" office:value="49.45777" calcext:value-type="float">
            <text:p>49.45777</text:p>
          </table:table-cell>
          <table:table-cell office:value-type="float" office:value="43.35437" calcext:value-type="float">
            <text:p>43.35437</text:p>
          </table:table-cell>
          <table:table-cell office:value-type="float" office:value="43.33775" calcext:value-type="float">
            <text:p>43.33775</text:p>
          </table:table-cell>
          <table:table-cell office:value-type="float" office:value="43.27103" calcext:value-type="float">
            <text:p>43.27103</text:p>
          </table:table-cell>
          <table:table-cell office:value-type="float" office:value="43.26289" calcext:value-type="float">
            <text:p>43.26289</text:p>
          </table:table-cell>
          <table:table-cell office:value-type="float" office:value="45.06356" calcext:value-type="float">
            <text:p>45.06356</text:p>
          </table:table-cell>
          <table:table-cell office:value-type="float" office:value="55.087" calcext:value-type="float">
            <text:p>55.087</text:p>
          </table:table-cell>
          <table:table-cell office:value-type="float" office:value="43.77808" calcext:value-type="float">
            <text:p>43.77808</text:p>
          </table:table-cell>
          <table:table-cell office:value-type="float" office:value="43.77346" calcext:value-type="float">
            <text:p>43.77346</text:p>
          </table:table-cell>
          <table:table-cell office:value-type="float" office:value="43.68163" calcext:value-type="float">
            <text:p>43.68163</text:p>
          </table:table-cell>
          <table:table-cell office:value-type="float" office:value="46.51219" calcext:value-type="float">
            <text:p>46.51219</text:p>
          </table:table-cell>
          <table:table-cell office:value-type="float" office:value="44.03179" calcext:value-type="float">
            <text:p>44.03179</text:p>
          </table:table-cell>
          <table:table-cell office:value-type="float" office:value="60.47947" calcext:value-type="float">
            <text:p>60.47947</text:p>
          </table:table-cell>
          <table:table-cell office:value-type="float" office:value="63.09724" calcext:value-type="float">
            <text:p>63.09724</text:p>
          </table:table-cell>
          <table:table-cell office:value-type="float" office:value="44.04564" calcext:value-type="float">
            <text:p>44.04564</text:p>
          </table:table-cell>
          <table:table-cell office:value-type="float" office:value="43.17626" calcext:value-type="float">
            <text:p>43.17626</text:p>
          </table:table-cell>
          <table:table-cell table:number-columns-repeated="9"/>
        </table:table-row>
        <table:table-row table:style-name="ro1">
          <table:table-cell office:value-type="float" office:value="48.94377" calcext:value-type="float">
            <text:p>48.94377</text:p>
          </table:table-cell>
          <table:table-cell office:value-type="float" office:value="42.62516" calcext:value-type="float">
            <text:p>42.62516</text:p>
          </table:table-cell>
          <table:table-cell office:value-type="float" office:value="51.66478" calcext:value-type="float">
            <text:p>51.66478</text:p>
          </table:table-cell>
          <table:table-cell office:value-type="float" office:value="42.42356" calcext:value-type="float">
            <text:p>42.42356</text:p>
          </table:table-cell>
          <table:table-cell office:value-type="float" office:value="48.76206" calcext:value-type="float">
            <text:p>48.76206</text:p>
          </table:table-cell>
          <table:table-cell office:value-type="float" office:value="42.6193" calcext:value-type="float">
            <text:p>42.6193</text:p>
          </table:table-cell>
          <table:table-cell office:value-type="float" office:value="42.51643" calcext:value-type="float">
            <text:p>42.51643</text:p>
          </table:table-cell>
          <table:table-cell office:value-type="float" office:value="42.45" calcext:value-type="float">
            <text:p>42.45</text:p>
          </table:table-cell>
          <table:table-cell office:value-type="float" office:value="42.62011" calcext:value-type="float">
            <text:p>42.62011</text:p>
          </table:table-cell>
          <table:table-cell office:value-type="float" office:value="44.43794" calcext:value-type="float">
            <text:p>44.43794</text:p>
          </table:table-cell>
          <table:table-cell office:value-type="float" office:value="54.54992" calcext:value-type="float">
            <text:p>54.54992</text:p>
          </table:table-cell>
          <table:table-cell office:value-type="float" office:value="43.15257" calcext:value-type="float">
            <text:p>43.15257</text:p>
          </table:table-cell>
          <table:table-cell office:value-type="float" office:value="43.13856" calcext:value-type="float">
            <text:p>43.13856</text:p>
          </table:table-cell>
          <table:table-cell office:value-type="float" office:value="43.14033" calcext:value-type="float">
            <text:p>43.14033</text:p>
          </table:table-cell>
          <table:table-cell office:value-type="float" office:value="45.90958" calcext:value-type="float">
            <text:p>45.90958</text:p>
          </table:table-cell>
          <table:table-cell office:value-type="float" office:value="43.30273" calcext:value-type="float">
            <text:p>43.30273</text:p>
          </table:table-cell>
          <table:table-cell office:value-type="float" office:value="60.04707" calcext:value-type="float">
            <text:p>60.04707</text:p>
          </table:table-cell>
          <table:table-cell office:value-type="float" office:value="62.66669" calcext:value-type="float">
            <text:p>62.66669</text:p>
          </table:table-cell>
          <table:table-cell office:value-type="float" office:value="43.30746" calcext:value-type="float">
            <text:p>43.30746</text:p>
          </table:table-cell>
          <table:table-cell office:value-type="float" office:value="42.62597" calcext:value-type="float">
            <text:p>42.62597</text:p>
          </table:table-cell>
          <table:table-cell table:number-columns-repeated="9"/>
        </table:table-row>
        <table:table-row table:style-name="ro1">
          <table:table-cell office:value-type="float" office:value="48.25263" calcext:value-type="float">
            <text:p>48.25263</text:p>
          </table:table-cell>
          <table:table-cell office:value-type="float" office:value="41.98219" calcext:value-type="float">
            <text:p>41.98219</text:p>
          </table:table-cell>
          <table:table-cell office:value-type="float" office:value="51.16387" calcext:value-type="float">
            <text:p>51.16387</text:p>
          </table:table-cell>
          <table:table-cell office:value-type="float" office:value="41.77999" calcext:value-type="float">
            <text:p>41.77999</text:p>
          </table:table-cell>
          <table:table-cell office:value-type="float" office:value="48.16771" calcext:value-type="float">
            <text:p>48.16771</text:p>
          </table:table-cell>
          <table:table-cell office:value-type="float" office:value="41.97614" calcext:value-type="float">
            <text:p>41.97614</text:p>
          </table:table-cell>
          <table:table-cell office:value-type="float" office:value="41.96034" calcext:value-type="float">
            <text:p>41.96034</text:p>
          </table:table-cell>
          <table:table-cell office:value-type="float" office:value="41.89024" calcext:value-type="float">
            <text:p>41.89024</text:p>
          </table:table-cell>
          <table:table-cell office:value-type="float" office:value="41.88075" calcext:value-type="float">
            <text:p>41.88075</text:p>
          </table:table-cell>
          <table:table-cell office:value-type="float" office:value="43.70971" calcext:value-type="float">
            <text:p>43.70971</text:p>
          </table:table-cell>
          <table:table-cell office:value-type="float" office:value="53.89663" calcext:value-type="float">
            <text:p>53.89663</text:p>
          </table:table-cell>
          <table:table-cell office:value-type="float" office:value="42.41789" calcext:value-type="float">
            <text:p>42.41789</text:p>
          </table:table-cell>
          <table:table-cell office:value-type="float" office:value="42.4" calcext:value-type="float">
            <text:p>42.4</text:p>
          </table:table-cell>
          <table:table-cell office:value-type="float" office:value="42.30964" calcext:value-type="float">
            <text:p>42.30964</text:p>
          </table:table-cell>
          <table:table-cell office:value-type="float" office:value="45.18798" calcext:value-type="float">
            <text:p>45.18798</text:p>
          </table:table-cell>
          <table:table-cell office:value-type="float" office:value="42.65923" calcext:value-type="float">
            <text:p>42.65923</text:p>
          </table:table-cell>
          <table:table-cell office:value-type="float" office:value="59.39377" calcext:value-type="float">
            <text:p>59.39377</text:p>
          </table:table-cell>
          <table:table-cell office:value-type="float" office:value="62.06999" calcext:value-type="float">
            <text:p>62.06999</text:p>
          </table:table-cell>
          <table:table-cell office:value-type="float" office:value="42.67292" calcext:value-type="float">
            <text:p>42.67292</text:p>
          </table:table-cell>
          <table:table-cell office:value-type="float" office:value="41.79943" calcext:value-type="float">
            <text:p>41.79943</text:p>
          </table:table-cell>
          <table:table-cell table:number-columns-repeated="9"/>
        </table:table-row>
        <table:table-row table:style-name="ro1">
          <table:table-cell office:value-type="float" office:value="47.65543" calcext:value-type="float">
            <text:p>47.65543</text:p>
          </table:table-cell>
          <table:table-cell office:value-type="float" office:value="41.23326" calcext:value-type="float">
            <text:p>41.23326</text:p>
          </table:table-cell>
          <table:table-cell office:value-type="float" office:value="50.40348" calcext:value-type="float">
            <text:p>50.40348</text:p>
          </table:table-cell>
          <table:table-cell office:value-type="float" office:value="41.03037" calcext:value-type="float">
            <text:p>41.03037</text:p>
          </table:table-cell>
          <table:table-cell office:value-type="float" office:value="47.46111" calcext:value-type="float">
            <text:p>47.46111</text:p>
          </table:table-cell>
          <table:table-cell office:value-type="float" office:value="41.22655" calcext:value-type="float">
            <text:p>41.22655</text:p>
          </table:table-cell>
          <table:table-cell office:value-type="float" office:value="41.12916" calcext:value-type="float">
            <text:p>41.12916</text:p>
          </table:table-cell>
          <table:table-cell office:value-type="float" office:value="41.06308" calcext:value-type="float">
            <text:p>41.06308</text:p>
          </table:table-cell>
          <table:table-cell office:value-type="float" office:value="41.24251" calcext:value-type="float">
            <text:p>41.24251</text:p>
          </table:table-cell>
          <table:table-cell office:value-type="float" office:value="43.08459" calcext:value-type="float">
            <text:p>43.08459</text:p>
          </table:table-cell>
          <table:table-cell office:value-type="float" office:value="53.35071" calcext:value-type="float">
            <text:p>53.35071</text:p>
          </table:table-cell>
          <table:table-cell office:value-type="float" office:value="41.77454" calcext:value-type="float">
            <text:p>41.77454</text:p>
          </table:table-cell>
          <table:table-cell office:value-type="float" office:value="41.76954" calcext:value-type="float">
            <text:p>41.76954</text:p>
          </table:table-cell>
          <table:table-cell office:value-type="float" office:value="41.76254" calcext:value-type="float">
            <text:p>41.76254</text:p>
          </table:table-cell>
          <table:table-cell office:value-type="float" office:value="44.56737" calcext:value-type="float">
            <text:p>44.56737</text:p>
          </table:table-cell>
          <table:table-cell office:value-type="float" office:value="41.91934" calcext:value-type="float">
            <text:p>41.91934</text:p>
          </table:table-cell>
          <table:table-cell office:value-type="float" office:value="58.95188" calcext:value-type="float">
            <text:p>58.95188</text:p>
          </table:table-cell>
          <table:table-cell office:value-type="float" office:value="61.62974" calcext:value-type="float">
            <text:p>61.62974</text:p>
          </table:table-cell>
          <table:table-cell office:value-type="float" office:value="41.93284" calcext:value-type="float">
            <text:p>41.93284</text:p>
          </table:table-cell>
          <table:table-cell office:value-type="float" office:value="41.23957" calcext:value-type="float">
            <text:p>41.23957</text:p>
          </table:table-cell>
          <table:table-cell table:number-columns-repeated="9"/>
        </table:table-row>
        <table:table-row table:style-name="ro1">
          <table:table-cell office:value-type="float" office:value="46.94879" calcext:value-type="float">
            <text:p>46.94879</text:p>
          </table:table-cell>
          <table:table-cell office:value-type="float" office:value="40.58559" calcext:value-type="float">
            <text:p>40.58559</text:p>
          </table:table-cell>
          <table:table-cell office:value-type="float" office:value="49.89327" calcext:value-type="float">
            <text:p>49.89327</text:p>
          </table:table-cell>
          <table:table-cell office:value-type="float" office:value="40.38218" calcext:value-type="float">
            <text:p>40.38218</text:p>
          </table:table-cell>
          <table:table-cell office:value-type="float" office:value="46.85768" calcext:value-type="float">
            <text:p>46.85768</text:p>
          </table:table-cell>
          <table:table-cell office:value-type="float" office:value="40.57911" calcext:value-type="float">
            <text:p>40.57911</text:p>
          </table:table-cell>
          <table:table-cell office:value-type="float" office:value="40.57269" calcext:value-type="float">
            <text:p>40.57269</text:p>
          </table:table-cell>
          <table:table-cell office:value-type="float" office:value="40.50676" calcext:value-type="float">
            <text:p>40.50676</text:p>
          </table:table-cell>
          <table:table-cell office:value-type="float" office:value="40.4963" calcext:value-type="float">
            <text:p>40.4963</text:p>
          </table:table-cell>
          <table:table-cell office:value-type="float" office:value="42.34559" calcext:value-type="float">
            <text:p>42.34559</text:p>
          </table:table-cell>
          <table:table-cell office:value-type="float" office:value="52.6778" calcext:value-type="float">
            <text:p>52.6778</text:p>
          </table:table-cell>
          <table:table-cell office:value-type="float" office:value="41.03409" calcext:value-type="float">
            <text:p>41.03409</text:p>
          </table:table-cell>
          <table:table-cell office:value-type="float" office:value="41.01997" calcext:value-type="float">
            <text:p>41.01997</text:p>
          </table:table-cell>
          <table:table-cell office:value-type="float" office:value="40.93053" calcext:value-type="float">
            <text:p>40.93053</text:p>
          </table:table-cell>
          <table:table-cell office:value-type="float" office:value="43.8349" calcext:value-type="float">
            <text:p>43.8349</text:p>
          </table:table-cell>
          <table:table-cell office:value-type="float" office:value="41.28034" calcext:value-type="float">
            <text:p>41.28034</text:p>
          </table:table-cell>
          <table:table-cell office:value-type="float" office:value="58.27536" calcext:value-type="float">
            <text:p>58.27536</text:p>
          </table:table-cell>
          <table:table-cell office:value-type="float" office:value="61.02263" calcext:value-type="float">
            <text:p>61.02263</text:p>
          </table:table-cell>
          <table:table-cell office:value-type="float" office:value="41.29371" calcext:value-type="float">
            <text:p>41.29371</text:p>
          </table:table-cell>
          <table:table-cell office:value-type="float" office:value="40.40328" calcext:value-type="float">
            <text:p>40.40328</text:p>
          </table:table-cell>
          <table:table-cell table:number-columns-repeated="9"/>
        </table:table-row>
        <table:table-row table:style-name="ro1">
          <table:table-cell office:value-type="float" office:value="46.34383" calcext:value-type="float">
            <text:p>46.34383</text:p>
          </table:table-cell>
          <table:table-cell office:value-type="float" office:value="39.8391" calcext:value-type="float">
            <text:p>39.8391</text:p>
          </table:table-cell>
          <table:table-cell office:value-type="float" office:value="49.12764" calcext:value-type="float">
            <text:p>49.12764</text:p>
          </table:table-cell>
          <table:table-cell office:value-type="float" office:value="39.63502" calcext:value-type="float">
            <text:p>39.63502</text:p>
          </table:table-cell>
          <table:table-cell office:value-type="float" office:value="46.14018" calcext:value-type="float">
            <text:p>46.14018</text:p>
          </table:table-cell>
          <table:table-cell office:value-type="float" office:value="39.83201" calcext:value-type="float">
            <text:p>39.83201</text:p>
          </table:table-cell>
          <table:table-cell office:value-type="float" office:value="39.72668" calcext:value-type="float">
            <text:p>39.72668</text:p>
          </table:table-cell>
          <table:table-cell office:value-type="float" office:value="39.66103" calcext:value-type="float">
            <text:p>39.66103</text:p>
          </table:table-cell>
          <table:table-cell office:value-type="float" office:value="39.84026" calcext:value-type="float">
            <text:p>39.84026</text:p>
          </table:table-cell>
          <table:table-cell office:value-type="float" office:value="41.70633" calcext:value-type="float">
            <text:p>41.70633</text:p>
          </table:table-cell>
          <table:table-cell office:value-type="float" office:value="52.12295" calcext:value-type="float">
            <text:p>52.12295</text:p>
          </table:table-cell>
          <table:table-cell office:value-type="float" office:value="40.37683" calcext:value-type="float">
            <text:p>40.37683</text:p>
          </table:table-cell>
          <table:table-cell office:value-type="float" office:value="40.37186" calcext:value-type="float">
            <text:p>40.37186</text:p>
          </table:table-cell>
          <table:table-cell office:value-type="float" office:value="40.36447" calcext:value-type="float">
            <text:p>40.36447</text:p>
          </table:table-cell>
          <table:table-cell office:value-type="float" office:value="43.19238" calcext:value-type="float">
            <text:p>43.19238</text:p>
          </table:table-cell>
          <table:table-cell office:value-type="float" office:value="40.52969" calcext:value-type="float">
            <text:p>40.52969</text:p>
          </table:table-cell>
          <table:table-cell office:value-type="float" office:value="57.82394" calcext:value-type="float">
            <text:p>57.82394</text:p>
          </table:table-cell>
          <table:table-cell office:value-type="float" office:value="60.56002" calcext:value-type="float">
            <text:p>60.56002</text:p>
          </table:table-cell>
          <table:table-cell office:value-type="float" office:value="40.543" calcext:value-type="float">
            <text:p>40.543</text:p>
          </table:table-cell>
          <table:table-cell office:value-type="float" office:value="39.83774" calcext:value-type="float">
            <text:p>39.83774</text:p>
          </table:table-cell>
          <table:table-cell table:number-columns-repeated="9"/>
        </table:table-row>
        <table:table-row table:style-name="ro1">
          <table:table-cell office:value-type="float" office:value="45.62702" calcext:value-type="float">
            <text:p>45.62702</text:p>
          </table:table-cell>
          <table:table-cell office:value-type="float" office:value="39.18651" calcext:value-type="float">
            <text:p>39.18651</text:p>
          </table:table-cell>
          <table:table-cell office:value-type="float" office:value="48.60358" calcext:value-type="float">
            <text:p>48.60358</text:p>
          </table:table-cell>
          <table:table-cell office:value-type="float" office:value="38.97283" calcext:value-type="float">
            <text:p>38.97283</text:p>
          </table:table-cell>
          <table:table-cell office:value-type="float" office:value="45.52773" calcext:value-type="float">
            <text:p>45.52773</text:p>
          </table:table-cell>
          <table:table-cell office:value-type="float" office:value="39.17598" calcext:value-type="float">
            <text:p>39.17598</text:p>
          </table:table-cell>
          <table:table-cell office:value-type="float" office:value="39.16086" calcext:value-type="float">
            <text:p>39.16086</text:p>
          </table:table-cell>
          <table:table-cell office:value-type="float" office:value="39.0954" calcext:value-type="float">
            <text:p>39.0954</text:p>
          </table:table-cell>
          <table:table-cell office:value-type="float" office:value="39.08336" calcext:value-type="float">
            <text:p>39.08336</text:p>
          </table:table-cell>
          <table:table-cell office:value-type="float" office:value="40.96556" calcext:value-type="float">
            <text:p>40.96556</text:p>
          </table:table-cell>
          <table:table-cell office:value-type="float" office:value="51.43512" calcext:value-type="float">
            <text:p>51.43512</text:p>
          </table:table-cell>
          <table:table-cell office:value-type="float" office:value="39.62994" calcext:value-type="float">
            <text:p>39.62994</text:p>
          </table:table-cell>
          <table:table-cell office:value-type="float" office:value="39.61169" calcext:value-type="float">
            <text:p>39.61169</text:p>
          </table:table-cell>
          <table:table-cell office:value-type="float" office:value="39.52702" calcext:value-type="float">
            <text:p>39.52702</text:p>
          </table:table-cell>
          <table:table-cell office:value-type="float" office:value="42.4626" calcext:value-type="float">
            <text:p>42.4626</text:p>
          </table:table-cell>
          <table:table-cell office:value-type="float" office:value="39.88228" calcext:value-type="float">
            <text:p>39.88228</text:p>
          </table:table-cell>
          <table:table-cell office:value-type="float" office:value="57.1421" calcext:value-type="float">
            <text:p>57.1421</text:p>
          </table:table-cell>
          <table:table-cell office:value-type="float" office:value="59.94702" calcext:value-type="float">
            <text:p>59.94702</text:p>
          </table:table-cell>
          <table:table-cell office:value-type="float" office:value="39.88636" calcext:value-type="float">
            <text:p>39.88636</text:p>
          </table:table-cell>
          <table:table-cell office:value-type="float" office:value="38.99151" calcext:value-type="float">
            <text:p>38.99151</text:p>
          </table:table-cell>
          <table:table-cell table:number-columns-repeated="9"/>
        </table:table-row>
        <table:table-row table:style-name="ro1">
          <table:table-cell office:value-type="float" office:value="45.00866" calcext:value-type="float">
            <text:p>45.00866</text:p>
          </table:table-cell>
          <table:table-cell office:value-type="float" office:value="38.42035" calcext:value-type="float">
            <text:p>38.42035</text:p>
          </table:table-cell>
          <table:table-cell office:value-type="float" office:value="47.81906" calcext:value-type="float">
            <text:p>47.81906</text:p>
          </table:table-cell>
          <table:table-cell office:value-type="float" office:value="38.21527" calcext:value-type="float">
            <text:p>38.21527</text:p>
          </table:table-cell>
          <table:table-cell office:value-type="float" office:value="44.80342" calcext:value-type="float">
            <text:p>44.80342</text:p>
          </table:table-cell>
          <table:table-cell office:value-type="float" office:value="38.40884" calcext:value-type="float">
            <text:p>38.40884</text:p>
          </table:table-cell>
          <table:table-cell office:value-type="float" office:value="38.30947" calcext:value-type="float">
            <text:p>38.30947</text:p>
          </table:table-cell>
          <table:table-cell office:value-type="float" office:value="38.24404" calcext:value-type="float">
            <text:p>38.24404</text:p>
          </table:table-cell>
          <table:table-cell office:value-type="float" office:value="38.42277" calcext:value-type="float">
            <text:p>38.42277</text:p>
          </table:table-cell>
          <table:table-cell office:value-type="float" office:value="40.3175" calcext:value-type="float">
            <text:p>40.3175</text:p>
          </table:table-cell>
          <table:table-cell office:value-type="float" office:value="50.86738" calcext:value-type="float">
            <text:p>50.86738</text:p>
          </table:table-cell>
          <table:table-cell office:value-type="float" office:value="38.97346" calcext:value-type="float">
            <text:p>38.97346</text:p>
          </table:table-cell>
          <table:table-cell office:value-type="float" office:value="38.95892" calcext:value-type="float">
            <text:p>38.95892</text:p>
          </table:table-cell>
          <table:table-cell office:value-type="float" office:value="38.96052" calcext:value-type="float">
            <text:p>38.96052</text:p>
          </table:table-cell>
          <table:table-cell office:value-type="float" office:value="41.81556" calcext:value-type="float">
            <text:p>41.81556</text:p>
          </table:table-cell>
          <table:table-cell office:value-type="float" office:value="39.12509" calcext:value-type="float">
            <text:p>39.12509</text:p>
          </table:table-cell>
          <table:table-cell office:value-type="float" office:value="56.70188" calcext:value-type="float">
            <text:p>56.70188</text:p>
          </table:table-cell>
          <table:table-cell office:value-type="float" office:value="59.47078" calcext:value-type="float">
            <text:p>59.47078</text:p>
          </table:table-cell>
          <table:table-cell office:value-type="float" office:value="39.13846" calcext:value-type="float">
            <text:p>39.13846</text:p>
          </table:table-cell>
          <table:table-cell office:value-type="float" office:value="38.42959" calcext:value-type="float">
            <text:p>38.42959</text:p>
          </table:table-cell>
          <table:table-cell table:number-columns-repeated="9"/>
        </table:table-row>
        <table:table-row table:style-name="ro1">
          <table:table-cell office:value-type="float" office:value="44.28304" calcext:value-type="float">
            <text:p>44.28304</text:p>
          </table:table-cell>
          <table:table-cell office:value-type="float" office:value="37.75962" calcext:value-type="float">
            <text:p>37.75962</text:p>
          </table:table-cell>
          <table:table-cell office:value-type="float" office:value="47.29503" calcext:value-type="float">
            <text:p>47.29503</text:p>
          </table:table-cell>
          <table:table-cell office:value-type="float" office:value="37.55396" calcext:value-type="float">
            <text:p>37.55396</text:p>
          </table:table-cell>
          <table:table-cell office:value-type="float" office:value="44.17846" calcext:value-type="float">
            <text:p>44.17846</text:p>
          </table:table-cell>
          <table:table-cell office:value-type="float" office:value="37.74846" calcext:value-type="float">
            <text:p>37.74846</text:p>
          </table:table-cell>
          <table:table-cell office:value-type="float" office:value="37.74371" calcext:value-type="float">
            <text:p>37.74371</text:p>
          </table:table-cell>
          <table:table-cell office:value-type="float" office:value="37.67841" calcext:value-type="float">
            <text:p>37.67841</text:p>
          </table:table-cell>
          <table:table-cell office:value-type="float" office:value="37.66867" calcext:value-type="float">
            <text:p>37.66867</text:p>
          </table:table-cell>
          <table:table-cell office:value-type="float" office:value="39.56066" calcext:value-type="float">
            <text:p>39.56066</text:p>
          </table:table-cell>
          <table:table-cell office:value-type="float" office:value="50.16942" calcext:value-type="float">
            <text:p>50.16942</text:p>
          </table:table-cell>
          <table:table-cell office:value-type="float" office:value="38.20651" calcext:value-type="float">
            <text:p>38.20651</text:p>
          </table:table-cell>
          <table:table-cell office:value-type="float" office:value="38.20128" calcext:value-type="float">
            <text:p>38.20128</text:p>
          </table:table-cell>
          <table:table-cell office:value-type="float" office:value="38.10817" calcext:value-type="float">
            <text:p>38.10817</text:p>
          </table:table-cell>
          <table:table-cell office:value-type="float" office:value="41.07161" calcext:value-type="float">
            <text:p>41.07161</text:p>
          </table:table-cell>
          <table:table-cell office:value-type="float" office:value="38.46374" calcext:value-type="float">
            <text:p>38.46374</text:p>
          </table:table-cell>
          <table:table-cell office:value-type="float" office:value="56.11285" calcext:value-type="float">
            <text:p>56.11285</text:p>
          </table:table-cell>
          <table:table-cell office:value-type="float" office:value="58.84731" calcext:value-type="float">
            <text:p>58.84731</text:p>
          </table:table-cell>
          <table:table-cell office:value-type="float" office:value="38.47725" calcext:value-type="float">
            <text:p>38.47725</text:p>
          </table:table-cell>
          <table:table-cell office:value-type="float" office:value="37.56897" calcext:value-type="float">
            <text:p>37.56897</text:p>
          </table:table-cell>
          <table:table-cell table:number-columns-repeated="9"/>
        </table:table-row>
        <table:table-row table:style-name="ro1">
          <table:table-cell office:value-type="float" office:value="43.65872" calcext:value-type="float">
            <text:p>43.65872</text:p>
          </table:table-cell>
          <table:table-cell office:value-type="float" office:value="36.99599" calcext:value-type="float">
            <text:p>36.99599</text:p>
          </table:table-cell>
          <table:table-cell office:value-type="float" office:value="46.50132" calcext:value-type="float">
            <text:p>46.50132</text:p>
          </table:table-cell>
          <table:table-cell office:value-type="float" office:value="36.78635" calcext:value-type="float">
            <text:p>36.78635</text:p>
          </table:table-cell>
          <table:table-cell office:value-type="float" office:value="43.4358" calcext:value-type="float">
            <text:p>43.4358</text:p>
          </table:table-cell>
          <table:table-cell office:value-type="float" office:value="36.98446" calcext:value-type="float">
            <text:p>36.98446</text:p>
          </table:table-cell>
          <table:table-cell office:value-type="float" office:value="36.89027" calcext:value-type="float">
            <text:p>36.89027</text:p>
          </table:table-cell>
          <table:table-cell office:value-type="float" office:value="36.82145" calcext:value-type="float">
            <text:p>36.82145</text:p>
          </table:table-cell>
          <table:table-cell office:value-type="float" office:value="37.00011" calcext:value-type="float">
            <text:p>37.00011</text:p>
          </table:table-cell>
          <table:table-cell office:value-type="float" office:value="38.9047" calcext:value-type="float">
            <text:p>38.9047</text:p>
          </table:table-cell>
          <table:table-cell office:value-type="float" office:value="49.58862" calcext:value-type="float">
            <text:p>49.58862</text:p>
          </table:table-cell>
          <table:table-cell office:value-type="float" office:value="37.54553" calcext:value-type="float">
            <text:p>37.54553</text:p>
          </table:table-cell>
          <table:table-cell office:value-type="float" office:value="37.54018" calcext:value-type="float">
            <text:p>37.54018</text:p>
          </table:table-cell>
          <table:table-cell office:value-type="float" office:value="37.5326" calcext:value-type="float">
            <text:p>37.5326</text:p>
          </table:table-cell>
          <table:table-cell office:value-type="float" office:value="40.42021" calcext:value-type="float">
            <text:p>40.42021</text:p>
          </table:table-cell>
          <table:table-cell office:value-type="float" office:value="37.9012" calcext:value-type="float">
            <text:p>37.9012</text:p>
          </table:table-cell>
          <table:table-cell office:value-type="float" office:value="55.74517" calcext:value-type="float">
            <text:p>55.74517</text:p>
          </table:table-cell>
          <table:table-cell office:value-type="float" office:value="58.35785" calcext:value-type="float">
            <text:p>58.35785</text:p>
          </table:table-cell>
          <table:table-cell office:value-type="float" office:value="37.70977" calcext:value-type="float">
            <text:p>37.70977</text:p>
          </table:table-cell>
          <table:table-cell office:value-type="float" office:value="36.99772" calcext:value-type="float">
            <text:p>36.99772</text:p>
          </table:table-cell>
          <table:table-cell table:number-columns-repeated="9"/>
        </table:table-row>
        <table:table-row table:style-name="ro1">
          <table:table-cell office:value-type="float" office:value="42.92257" calcext:value-type="float">
            <text:p>42.92257</text:p>
          </table:table-cell>
          <table:table-cell office:value-type="float" office:value="36.33071" calcext:value-type="float">
            <text:p>36.33071</text:p>
          </table:table-cell>
          <table:table-cell office:value-type="float" office:value="45.96308" calcext:value-type="float">
            <text:p>45.96308</text:p>
          </table:table-cell>
          <table:table-cell office:value-type="float" office:value="36.12801" calcext:value-type="float">
            <text:p>36.12801</text:p>
          </table:table-cell>
          <table:table-cell office:value-type="float" office:value="42.7971" calcext:value-type="float">
            <text:p>42.7971</text:p>
          </table:table-cell>
          <table:table-cell office:value-type="float" office:value="36.32317" calcext:value-type="float">
            <text:p>36.32317</text:p>
          </table:table-cell>
          <table:table-cell office:value-type="float" office:value="36.32251" calcext:value-type="float">
            <text:p>36.32251</text:p>
          </table:table-cell>
          <table:table-cell office:value-type="float" office:value="36.2539" calcext:value-type="float">
            <text:p>36.2539</text:p>
          </table:table-cell>
          <table:table-cell office:value-type="float" office:value="36.23956" calcext:value-type="float">
            <text:p>36.23956</text:p>
          </table:table-cell>
          <table:table-cell office:value-type="float" office:value="38.14673" calcext:value-type="float">
            <text:p>38.14673</text:p>
          </table:table-cell>
          <table:table-cell office:value-type="float" office:value="48.8899" calcext:value-type="float">
            <text:p>48.8899</text:p>
          </table:table-cell>
          <table:table-cell office:value-type="float" office:value="36.78155" calcext:value-type="float">
            <text:p>36.78155</text:p>
          </table:table-cell>
          <table:table-cell office:value-type="float" office:value="36.77602" calcext:value-type="float">
            <text:p>36.77602</text:p>
          </table:table-cell>
          <table:table-cell office:value-type="float" office:value="36.67466" calcext:value-type="float">
            <text:p>36.67466</text:p>
          </table:table-cell>
          <table:table-cell office:value-type="float" office:value="39.66976" calcext:value-type="float">
            <text:p>39.66976</text:p>
          </table:table-cell>
          <table:table-cell office:value-type="float" office:value="37.03992" calcext:value-type="float">
            <text:p>37.03992</text:p>
          </table:table-cell>
          <table:table-cell office:value-type="float" office:value="55.178" calcext:value-type="float">
            <text:p>55.178</text:p>
          </table:table-cell>
          <table:table-cell office:value-type="float" office:value="57.72807" calcext:value-type="float">
            <text:p>57.72807</text:p>
          </table:table-cell>
          <table:table-cell office:value-type="float" office:value="37.05343" calcext:value-type="float">
            <text:p>37.05343</text:p>
          </table:table-cell>
          <table:table-cell office:value-type="float" office:value="36.14406" calcext:value-type="float">
            <text:p>36.14406</text:p>
          </table:table-cell>
          <table:table-cell table:number-columns-repeated="9"/>
        </table:table-row>
        <table:table-row table:style-name="ro1">
          <table:table-cell office:value-type="float" office:value="42.28038" calcext:value-type="float">
            <text:p>42.28038</text:p>
          </table:table-cell>
          <table:table-cell office:value-type="float" office:value="35.56064" calcext:value-type="float">
            <text:p>35.56064</text:p>
          </table:table-cell>
          <table:table-cell office:value-type="float" office:value="45.15623" calcext:value-type="float">
            <text:p>45.15623</text:p>
          </table:table-cell>
          <table:table-cell office:value-type="float" office:value="35.35751" calcext:value-type="float">
            <text:p>35.35751</text:p>
          </table:table-cell>
          <table:table-cell office:value-type="float" office:value="42.04498" calcext:value-type="float">
            <text:p>42.04498</text:p>
          </table:table-cell>
          <table:table-cell office:value-type="float" office:value="35.5621" calcext:value-type="float">
            <text:p>35.5621</text:p>
          </table:table-cell>
          <table:table-cell office:value-type="float" office:value="35.65322" calcext:value-type="float">
            <text:p>35.65322</text:p>
          </table:table-cell>
          <table:table-cell office:value-type="float" office:value="35.58778" calcext:value-type="float">
            <text:p>35.58778</text:p>
          </table:table-cell>
          <table:table-cell office:value-type="float" office:value="35.56986" calcext:value-type="float">
            <text:p>35.56986</text:p>
          </table:table-cell>
          <table:table-cell office:value-type="float" office:value="37.47923" calcext:value-type="float">
            <text:p>37.47923</text:p>
          </table:table-cell>
          <table:table-cell office:value-type="float" office:value="48.29635" calcext:value-type="float">
            <text:p>48.29635</text:p>
          </table:table-cell>
          <table:table-cell office:value-type="float" office:value="36.11957" calcext:value-type="float">
            <text:p>36.11957</text:p>
          </table:table-cell>
          <table:table-cell office:value-type="float" office:value="36.11415" calcext:value-type="float">
            <text:p>36.11415</text:p>
          </table:table-cell>
          <table:table-cell office:value-type="float" office:value="36.1029" calcext:value-type="float">
            <text:p>36.1029</text:p>
          </table:table-cell>
          <table:table-cell office:value-type="float" office:value="39.00977" calcext:value-type="float">
            <text:p>39.00977</text:p>
          </table:table-cell>
          <table:table-cell office:value-type="float" office:value="36.47191" calcext:value-type="float">
            <text:p>36.47191</text:p>
          </table:table-cell>
          <table:table-cell office:value-type="float" office:value="54.80095" calcext:value-type="float">
            <text:p>54.80095</text:p>
          </table:table-cell>
          <table:table-cell office:value-type="float" office:value="57.22127" calcext:value-type="float">
            <text:p>57.22127</text:p>
          </table:table-cell>
          <table:table-cell office:value-type="float" office:value="36.289" calcext:value-type="float">
            <text:p>36.289</text:p>
          </table:table-cell>
          <table:table-cell office:value-type="float" office:value="35.56711" calcext:value-type="float">
            <text:p>35.56711</text:p>
          </table:table-cell>
          <table:table-cell table:number-columns-repeated="9"/>
        </table:table-row>
        <table:table-row table:style-name="ro1">
          <table:table-cell office:value-type="float" office:value="41.54692" calcext:value-type="float">
            <text:p>41.54692</text:p>
          </table:table-cell>
          <table:table-cell office:value-type="float" office:value="34.89435" calcext:value-type="float">
            <text:p>34.89435</text:p>
          </table:table-cell>
          <table:table-cell office:value-type="float" office:value="44.61782" calcext:value-type="float">
            <text:p>44.61782</text:p>
          </table:table-cell>
          <table:table-cell office:value-type="float" office:value="34.68723" calcext:value-type="float">
            <text:p>34.68723</text:p>
          </table:table-cell>
          <table:table-cell office:value-type="float" office:value="41.40233" calcext:value-type="float">
            <text:p>41.40233</text:p>
          </table:table-cell>
          <table:table-cell office:value-type="float" office:value="34.88685" calcext:value-type="float">
            <text:p>34.88685</text:p>
          </table:table-cell>
          <table:table-cell office:value-type="float" office:value="34.88346" calcext:value-type="float">
            <text:p>34.88346</text:p>
          </table:table-cell>
          <table:table-cell office:value-type="float" office:value="34.81813" calcext:value-type="float">
            <text:p>34.81813</text:p>
          </table:table-cell>
          <table:table-cell office:value-type="float" office:value="34.79968" calcext:value-type="float">
            <text:p>34.79968</text:p>
          </table:table-cell>
          <table:table-cell office:value-type="float" office:value="36.77443" calcext:value-type="float">
            <text:p>36.77443</text:p>
          </table:table-cell>
          <table:table-cell office:value-type="float" office:value="47.58721" calcext:value-type="float">
            <text:p>47.58721</text:p>
          </table:table-cell>
          <table:table-cell office:value-type="float" office:value="35.35857" calcext:value-type="float">
            <text:p>35.35857</text:p>
          </table:table-cell>
          <table:table-cell office:value-type="float" office:value="35.34401" calcext:value-type="float">
            <text:p>35.34401</text:p>
          </table:table-cell>
          <table:table-cell office:value-type="float" office:value="35.24345" calcext:value-type="float">
            <text:p>35.24345</text:p>
          </table:table-cell>
          <table:table-cell office:value-type="float" office:value="38.24915" calcext:value-type="float">
            <text:p>38.24915</text:p>
          </table:table-cell>
          <table:table-cell office:value-type="float" office:value="35.62194" calcext:value-type="float">
            <text:p>35.62194</text:p>
          </table:table-cell>
          <table:table-cell office:value-type="float" office:value="54.23581" calcext:value-type="float">
            <text:p>54.23581</text:p>
          </table:table-cell>
          <table:table-cell office:value-type="float" office:value="56.58186" calcext:value-type="float">
            <text:p>56.58186</text:p>
          </table:table-cell>
          <table:table-cell office:value-type="float" office:value="35.62228" calcext:value-type="float">
            <text:p>35.62228</text:p>
          </table:table-cell>
          <table:table-cell office:value-type="float" office:value="34.70484" calcext:value-type="float">
            <text:p>34.70484</text:p>
          </table:table-cell>
          <table:table-cell table:number-columns-repeated="9"/>
        </table:table-row>
        <table:table-row table:style-name="ro1">
          <table:table-cell office:value-type="float" office:value="40.8962" calcext:value-type="float">
            <text:p>40.8962</text:p>
          </table:table-cell>
          <table:table-cell office:value-type="float" office:value="34.12372" calcext:value-type="float">
            <text:p>34.12372</text:p>
          </table:table-cell>
          <table:table-cell office:value-type="float" office:value="43.79684" calcext:value-type="float">
            <text:p>43.79684</text:p>
          </table:table-cell>
          <table:table-cell office:value-type="float" office:value="33.91623" calcext:value-type="float">
            <text:p>33.91623</text:p>
          </table:table-cell>
          <table:table-cell office:value-type="float" office:value="40.65088" calcext:value-type="float">
            <text:p>40.65088</text:p>
          </table:table-cell>
          <table:table-cell office:value-type="float" office:value="34.11576" calcext:value-type="float">
            <text:p>34.11576</text:p>
          </table:table-cell>
          <table:table-cell office:value-type="float" office:value="34.2096" calcext:value-type="float">
            <text:p>34.2096</text:p>
          </table:table-cell>
          <table:table-cell office:value-type="float" office:value="34.14016" calcext:value-type="float">
            <text:p>34.14016</text:p>
          </table:table-cell>
          <table:table-cell office:value-type="float" office:value="34.12538" calcext:value-type="float">
            <text:p>34.12538</text:p>
          </table:table-cell>
          <table:table-cell office:value-type="float" office:value="36.12069" calcext:value-type="float">
            <text:p>36.12069</text:p>
          </table:table-cell>
          <table:table-cell office:value-type="float" office:value="46.98057" calcext:value-type="float">
            <text:p>46.98057</text:p>
          </table:table-cell>
          <table:table-cell office:value-type="float" office:value="34.67936" calcext:value-type="float">
            <text:p>34.67936</text:p>
          </table:table-cell>
          <table:table-cell office:value-type="float" office:value="34.67394" calcext:value-type="float">
            <text:p>34.67394</text:p>
          </table:table-cell>
          <table:table-cell office:value-type="float" office:value="34.66613" calcext:value-type="float">
            <text:p>34.66613</text:p>
          </table:table-cell>
          <table:table-cell office:value-type="float" office:value="37.57571" calcext:value-type="float">
            <text:p>37.57571</text:p>
          </table:table-cell>
          <table:table-cell office:value-type="float" office:value="35.06032" calcext:value-type="float">
            <text:p>35.06032</text:p>
          </table:table-cell>
          <table:table-cell office:value-type="float" office:value="53.85432" calcext:value-type="float">
            <text:p>53.85432</text:p>
          </table:table-cell>
          <table:table-cell office:value-type="float" office:value="56.06228" calcext:value-type="float">
            <text:p>56.06228</text:p>
          </table:table-cell>
          <table:table-cell office:value-type="float" office:value="34.91549" calcext:value-type="float">
            <text:p>34.91549</text:p>
          </table:table-cell>
          <table:table-cell office:value-type="float" office:value="34.1188" calcext:value-type="float">
            <text:p>34.1188</text:p>
          </table:table-cell>
          <table:table-cell table:number-columns-repeated="9"/>
        </table:table-row>
        <table:table-row table:style-name="ro1">
          <table:table-cell office:value-type="float" office:value="40.34052" calcext:value-type="float">
            <text:p>40.34052</text:p>
          </table:table-cell>
          <table:table-cell office:value-type="float" office:value="33.43644" calcext:value-type="float">
            <text:p>33.43644</text:p>
          </table:table-cell>
          <table:table-cell office:value-type="float" office:value="43.24968" calcext:value-type="float">
            <text:p>43.24968</text:p>
          </table:table-cell>
          <table:table-cell office:value-type="float" office:value="33.23229" calcext:value-type="float">
            <text:p>33.23229</text:p>
          </table:table-cell>
          <table:table-cell office:value-type="float" office:value="39.99925" calcext:value-type="float">
            <text:p>39.99925</text:p>
          </table:table-cell>
          <table:table-cell office:value-type="float" office:value="33.43269" calcext:value-type="float">
            <text:p>33.43269</text:p>
          </table:table-cell>
          <table:table-cell office:value-type="float" office:value="33.42989" calcext:value-type="float">
            <text:p>33.42989</text:p>
          </table:table-cell>
          <table:table-cell office:value-type="float" office:value="33.36041" calcext:value-type="float">
            <text:p>33.36041</text:p>
          </table:table-cell>
          <table:table-cell office:value-type="float" office:value="33.34527" calcext:value-type="float">
            <text:p>33.34527</text:p>
          </table:table-cell>
          <table:table-cell office:value-type="float" office:value="35.44166" calcext:value-type="float">
            <text:p>35.44166</text:p>
          </table:table-cell>
          <table:table-cell office:value-type="float" office:value="46.25761" calcext:value-type="float">
            <text:p>46.25761</text:p>
          </table:table-cell>
          <table:table-cell office:value-type="float" office:value="33.90864" calcext:value-type="float">
            <text:p>33.90864</text:p>
          </table:table-cell>
          <table:table-cell office:value-type="float" office:value="33.9028" calcext:value-type="float">
            <text:p>33.9028</text:p>
          </table:table-cell>
          <table:table-cell office:value-type="float" office:value="33.79403" calcext:value-type="float">
            <text:p>33.79403</text:p>
          </table:table-cell>
          <table:table-cell office:value-type="float" office:value="36.81448" calcext:value-type="float">
            <text:p>36.81448</text:p>
          </table:table-cell>
          <table:table-cell office:value-type="float" office:value="34.29334" calcext:value-type="float">
            <text:p>34.29334</text:p>
          </table:table-cell>
          <table:table-cell office:value-type="float" office:value="53.40746" calcext:value-type="float">
            <text:p>53.40746</text:p>
          </table:table-cell>
          <table:table-cell office:value-type="float" office:value="55.40891" calcext:value-type="float">
            <text:p>55.40891</text:p>
          </table:table-cell>
          <table:table-cell office:value-type="float" office:value="34.32563" calcext:value-type="float">
            <text:p>34.32563</text:p>
          </table:table-cell>
          <table:table-cell office:value-type="float" office:value="33.24187" calcext:value-type="float">
            <text:p>33.24187</text:p>
          </table:table-cell>
          <table:table-cell table:number-columns-repeated="9"/>
        </table:table-row>
        <table:table-row table:style-name="ro1">
          <table:table-cell office:value-type="float" office:value="39.48757" calcext:value-type="float">
            <text:p>39.48757</text:p>
          </table:table-cell>
          <table:table-cell office:value-type="float" office:value="32.65604" calcext:value-type="float">
            <text:p>32.65604</text:p>
          </table:table-cell>
          <table:table-cell office:value-type="float" office:value="42.41979" calcext:value-type="float">
            <text:p>42.41979</text:p>
          </table:table-cell>
          <table:table-cell office:value-type="float" office:value="32.4596" calcext:value-type="float">
            <text:p>32.4596</text:p>
          </table:table-cell>
          <table:table-cell office:value-type="float" office:value="39.22595" calcext:value-type="float">
            <text:p>39.22595</text:p>
          </table:table-cell>
          <table:table-cell office:value-type="float" office:value="32.87303" calcext:value-type="float">
            <text:p>32.87303</text:p>
          </table:table-cell>
          <table:table-cell office:value-type="float" office:value="32.76149" calcext:value-type="float">
            <text:p>32.76149</text:p>
          </table:table-cell>
          <table:table-cell office:value-type="float" office:value="32.66872" calcext:value-type="float">
            <text:p>32.66872</text:p>
          </table:table-cell>
          <table:table-cell office:value-type="float" office:value="32.68953" calcext:value-type="float">
            <text:p>32.68953</text:p>
          </table:table-cell>
          <table:table-cell office:value-type="float" office:value="34.8822" calcext:value-type="float">
            <text:p>34.8822</text:p>
          </table:table-cell>
          <table:table-cell office:value-type="float" office:value="45.64215" calcext:value-type="float">
            <text:p>45.64215</text:p>
          </table:table-cell>
          <table:table-cell office:value-type="float" office:value="33.22479" calcext:value-type="float">
            <text:p>33.22479</text:p>
          </table:table-cell>
          <table:table-cell office:value-type="float" office:value="33.21914" calcext:value-type="float">
            <text:p>33.21914</text:p>
          </table:table-cell>
          <table:table-cell office:value-type="float" office:value="33.20814" calcext:value-type="float">
            <text:p>33.20814</text:p>
          </table:table-cell>
          <table:table-cell office:value-type="float" office:value="36.14942" calcext:value-type="float">
            <text:p>36.14942</text:p>
          </table:table-cell>
          <table:table-cell office:value-type="float" office:value="33.82296" calcext:value-type="float">
            <text:p>33.82296</text:p>
          </table:table-cell>
          <table:table-cell office:value-type="float" office:value="52.87829" calcext:value-type="float">
            <text:p>52.87829</text:p>
          </table:table-cell>
          <table:table-cell office:value-type="float" office:value="54.88102" calcext:value-type="float">
            <text:p>54.88102</text:p>
          </table:table-cell>
          <table:table-cell office:value-type="float" office:value="33.75446" calcext:value-type="float">
            <text:p>33.75446</text:p>
          </table:table-cell>
          <table:table-cell office:value-type="float" office:value="32.65656" calcext:value-type="float">
            <text:p>32.65656</text:p>
          </table:table-cell>
          <table:table-cell table:number-columns-repeated="9"/>
        </table:table-row>
        <table:table-row table:style-name="ro1">
          <table:table-cell office:value-type="float" office:value="38.92899" calcext:value-type="float">
            <text:p>38.92899</text:p>
          </table:table-cell>
          <table:table-cell office:value-type="float" office:value="31.99066" calcext:value-type="float">
            <text:p>31.99066</text:p>
          </table:table-cell>
          <table:table-cell office:value-type="float" office:value="41.86354" calcext:value-type="float">
            <text:p>41.86354</text:p>
          </table:table-cell>
          <table:table-cell office:value-type="float" office:value="31.81139" calcext:value-type="float">
            <text:p>31.81139</text:p>
          </table:table-cell>
          <table:table-cell office:value-type="float" office:value="38.57072" calcext:value-type="float">
            <text:p>38.57072</text:p>
          </table:table-cell>
          <table:table-cell office:value-type="float" office:value="32.10117" calcext:value-type="float">
            <text:p>32.10117</text:p>
          </table:table-cell>
          <table:table-cell office:value-type="float" office:value="32.09867" calcext:value-type="float">
            <text:p>32.09867</text:p>
          </table:table-cell>
          <table:table-cell office:value-type="float" office:value="31.928" calcext:value-type="float">
            <text:p>31.928</text:p>
          </table:table-cell>
          <table:table-cell office:value-type="float" office:value="32.01719" calcext:value-type="float">
            <text:p>32.01719</text:p>
          </table:table-cell>
          <table:table-cell office:value-type="float" office:value="34.29294" calcext:value-type="float">
            <text:p>34.29294</text:p>
          </table:table-cell>
          <table:table-cell office:value-type="float" office:value="44.91343" calcext:value-type="float">
            <text:p>44.91343</text:p>
          </table:table-cell>
          <table:table-cell office:value-type="float" office:value="32.45215" calcext:value-type="float">
            <text:p>32.45215</text:p>
          </table:table-cell>
          <table:table-cell office:value-type="float" office:value="32.44665" calcext:value-type="float">
            <text:p>32.44665</text:p>
          </table:table-cell>
          <table:table-cell office:value-type="float" office:value="32.37028" calcext:value-type="float">
            <text:p>32.37028</text:p>
          </table:table-cell>
          <table:table-cell office:value-type="float" office:value="35.57" calcext:value-type="float">
            <text:p>35.57</text:p>
          </table:table-cell>
          <table:table-cell office:value-type="float" office:value="33.20078" calcext:value-type="float">
            <text:p>33.20078</text:p>
          </table:table-cell>
          <table:table-cell office:value-type="float" office:value="52.41263" calcext:value-type="float">
            <text:p>52.41263</text:p>
          </table:table-cell>
          <table:table-cell office:value-type="float" office:value="54.21789" calcext:value-type="float">
            <text:p>54.21789</text:p>
          </table:table-cell>
          <table:table-cell office:value-type="float" office:value="33.25976" calcext:value-type="float">
            <text:p>33.25976</text:p>
          </table:table-cell>
          <table:table-cell office:value-type="float" office:value="31.79752" calcext:value-type="float">
            <text:p>31.79752</text:p>
          </table:table-cell>
          <table:table-cell table:number-columns-repeated="9"/>
        </table:table-row>
        <table:table-row table:style-name="ro1">
          <table:table-cell office:value-type="float" office:value="38.07107" calcext:value-type="float">
            <text:p>38.07107</text:p>
          </table:table-cell>
          <table:table-cell office:value-type="float" office:value="31.46394" calcext:value-type="float">
            <text:p>31.46394</text:p>
          </table:table-cell>
          <table:table-cell office:value-type="float" office:value="41.02867" calcext:value-type="float">
            <text:p>41.02867</text:p>
          </table:table-cell>
          <table:table-cell office:value-type="float" office:value="31.16324" calcext:value-type="float">
            <text:p>31.16324</text:p>
          </table:table-cell>
          <table:table-cell office:value-type="float" office:value="37.80207" calcext:value-type="float">
            <text:p>37.80207</text:p>
          </table:table-cell>
          <table:table-cell office:value-type="float" office:value="31.63956" calcext:value-type="float">
            <text:p>31.63956</text:p>
          </table:table-cell>
          <table:table-cell office:value-type="float" office:value="31.52933" calcext:value-type="float">
            <text:p>31.52933</text:p>
          </table:table-cell>
          <table:table-cell office:value-type="float" office:value="31.30653" calcext:value-type="float">
            <text:p>31.30653</text:p>
          </table:table-cell>
          <table:table-cell office:value-type="float" office:value="31.44769" calcext:value-type="float">
            <text:p>31.44769</text:p>
          </table:table-cell>
          <table:table-cell office:value-type="float" office:value="33.71321" calcext:value-type="float">
            <text:p>33.71321</text:p>
          </table:table-cell>
          <table:table-cell office:value-type="float" office:value="44.28623" calcext:value-type="float">
            <text:p>44.28623</text:p>
          </table:table-cell>
          <table:table-cell office:value-type="float" office:value="31.80751" calcext:value-type="float">
            <text:p>31.80751</text:p>
          </table:table-cell>
          <table:table-cell office:value-type="float" office:value="31.80194" calcext:value-type="float">
            <text:p>31.80194</text:p>
          </table:table-cell>
          <table:table-cell office:value-type="float" office:value="31.85344" calcext:value-type="float">
            <text:p>31.85344</text:p>
          </table:table-cell>
          <table:table-cell office:value-type="float" office:value="34.70356" calcext:value-type="float">
            <text:p>34.70356</text:p>
          </table:table-cell>
          <table:table-cell office:value-type="float" office:value="32.80775" calcext:value-type="float">
            <text:p>32.80775</text:p>
          </table:table-cell>
          <table:table-cell office:value-type="float" office:value="51.87203" calcext:value-type="float">
            <text:p>51.87203</text:p>
          </table:table-cell>
          <table:table-cell office:value-type="float" office:value="53.66855" calcext:value-type="float">
            <text:p>53.66855</text:p>
          </table:table-cell>
          <table:table-cell office:value-type="float" office:value="32.77333" calcext:value-type="float">
            <text:p>32.77333</text:p>
          </table:table-cell>
          <table:table-cell office:value-type="float" office:value="31.28466" calcext:value-type="float">
            <text:p>31.28466</text:p>
          </table:table-cell>
          <table:table-cell table:number-columns-repeated="9"/>
        </table:table-row>
        <table:table-row table:style-name="ro1">
          <table:table-cell office:value-type="float" office:value="37.49731" calcext:value-type="float">
            <text:p>37.49731</text:p>
          </table:table-cell>
          <table:table-cell office:value-type="float" office:value="30.73894" calcext:value-type="float">
            <text:p>30.73894</text:p>
          </table:table-cell>
          <table:table-cell office:value-type="float" office:value="40.47277" calcext:value-type="float">
            <text:p>40.47277</text:p>
          </table:table-cell>
          <table:table-cell office:value-type="float" office:value="30.61358" calcext:value-type="float">
            <text:p>30.61358</text:p>
          </table:table-cell>
          <table:table-cell office:value-type="float" office:value="37.13024" calcext:value-type="float">
            <text:p>37.13024</text:p>
          </table:table-cell>
          <table:table-cell office:value-type="float" office:value="31.00607" calcext:value-type="float">
            <text:p>31.00607</text:p>
          </table:table-cell>
          <table:table-cell office:value-type="float" office:value="31.004" calcext:value-type="float">
            <text:p>31.004</text:p>
          </table:table-cell>
          <table:table-cell office:value-type="float" office:value="30.70186" calcext:value-type="float">
            <text:p>30.70186</text:p>
          </table:table-cell>
          <table:table-cell office:value-type="float" office:value="30.91907" calcext:value-type="float">
            <text:p>30.91907</text:p>
          </table:table-cell>
          <table:table-cell office:value-type="float" office:value="33.14587" calcext:value-type="float">
            <text:p>33.14587</text:p>
          </table:table-cell>
          <table:table-cell office:value-type="float" office:value="43.54879" calcext:value-type="float">
            <text:p>43.54879</text:p>
          </table:table-cell>
          <table:table-cell office:value-type="float" office:value="31.16554" calcext:value-type="float">
            <text:p>31.16554</text:p>
          </table:table-cell>
          <table:table-cell office:value-type="float" office:value="31.15039" calcext:value-type="float">
            <text:p>31.15039</text:p>
          </table:table-cell>
          <table:table-cell office:value-type="float" office:value="31.1527" calcext:value-type="float">
            <text:p>31.1527</text:p>
          </table:table-cell>
          <table:table-cell office:value-type="float" office:value="34.12442" calcext:value-type="float">
            <text:p>34.12442</text:p>
          </table:table-cell>
          <table:table-cell office:value-type="float" office:value="32.22379" calcext:value-type="float">
            <text:p>32.22379</text:p>
          </table:table-cell>
          <table:table-cell office:value-type="float" office:value="51.40143" calcext:value-type="float">
            <text:p>51.40143</text:p>
          </table:table-cell>
          <table:table-cell office:value-type="float" office:value="52.99576" calcext:value-type="float">
            <text:p>52.99576</text:p>
          </table:table-cell>
          <table:table-cell office:value-type="float" office:value="32.27046" calcext:value-type="float">
            <text:p>32.27046</text:p>
          </table:table-cell>
          <table:table-cell office:value-type="float" office:value="30.6801" calcext:value-type="float">
            <text:p>30.6801</text:p>
          </table:table-cell>
          <table:table-cell table:number-columns-repeated="9"/>
        </table:table-row>
        <table:table-row table:style-name="ro1">
          <table:table-cell office:value-type="float" office:value="36.64322" calcext:value-type="float">
            <text:p>36.64322</text:p>
          </table:table-cell>
          <table:table-cell office:value-type="float" office:value="30.30904" calcext:value-type="float">
            <text:p>30.30904</text:p>
          </table:table-cell>
          <table:table-cell office:value-type="float" office:value="39.61979" calcext:value-type="float">
            <text:p>39.61979</text:p>
          </table:table-cell>
          <table:table-cell office:value-type="float" office:value="30.11069" calcext:value-type="float">
            <text:p>30.11069</text:p>
          </table:table-cell>
          <table:table-cell office:value-type="float" office:value="36.35697" calcext:value-type="float">
            <text:p>36.35697</text:p>
          </table:table-cell>
          <table:table-cell office:value-type="float" office:value="30.59598" calcext:value-type="float">
            <text:p>30.59598</text:p>
          </table:table-cell>
          <table:table-cell office:value-type="float" office:value="30.48997" calcext:value-type="float">
            <text:p>30.48997</text:p>
          </table:table-cell>
          <table:table-cell office:value-type="float" office:value="30.17504" calcext:value-type="float">
            <text:p>30.17504</text:p>
          </table:table-cell>
          <table:table-cell office:value-type="float" office:value="30.42617" calcext:value-type="float">
            <text:p>30.42617</text:p>
          </table:table-cell>
          <table:table-cell office:value-type="float" office:value="32.63509" calcext:value-type="float">
            <text:p>32.63509</text:p>
          </table:table-cell>
          <table:table-cell office:value-type="float" office:value="42.9193" calcext:value-type="float">
            <text:p>42.9193</text:p>
          </table:table-cell>
          <table:table-cell office:value-type="float" office:value="30.60669" calcext:value-type="float">
            <text:p>30.60669</text:p>
          </table:table-cell>
          <table:table-cell office:value-type="float" office:value="30.60094" calcext:value-type="float">
            <text:p>30.60094</text:p>
          </table:table-cell>
          <table:table-cell office:value-type="float" office:value="30.72929" calcext:value-type="float">
            <text:p>30.72929</text:p>
          </table:table-cell>
          <table:table-cell office:value-type="float" office:value="33.24968" calcext:value-type="float">
            <text:p>33.24968</text:p>
          </table:table-cell>
          <table:table-cell office:value-type="float" office:value="31.81759" calcext:value-type="float">
            <text:p>31.81759</text:p>
          </table:table-cell>
          <table:table-cell office:value-type="float" office:value="50.84915" calcext:value-type="float">
            <text:p>50.84915</text:p>
          </table:table-cell>
          <table:table-cell office:value-type="float" office:value="52.44736" calcext:value-type="float">
            <text:p>52.44736</text:p>
          </table:table-cell>
          <table:table-cell office:value-type="float" office:value="31.77796" calcext:value-type="float">
            <text:p>31.77796</text:p>
          </table:table-cell>
          <table:table-cell office:value-type="float" office:value="30.15324" calcext:value-type="float">
            <text:p>30.15324</text:p>
          </table:table-cell>
          <table:table-cell table:number-columns-repeated="9"/>
        </table:table-row>
        <table:table-row table:style-name="ro1">
          <table:table-cell office:value-type="float" office:value="36.07547" calcext:value-type="float">
            <text:p>36.07547</text:p>
          </table:table-cell>
          <table:table-cell office:value-type="float" office:value="29.71044" calcext:value-type="float">
            <text:p>29.71044</text:p>
          </table:table-cell>
          <table:table-cell office:value-type="float" office:value="39.05872" calcext:value-type="float">
            <text:p>39.05872</text:p>
          </table:table-cell>
          <table:table-cell office:value-type="float" office:value="29.60909" calcext:value-type="float">
            <text:p>29.60909</text:p>
          </table:table-cell>
          <table:table-cell office:value-type="float" office:value="35.68439" calcext:value-type="float">
            <text:p>35.68439</text:p>
          </table:table-cell>
          <table:table-cell office:value-type="float" office:value="29.77879" calcext:value-type="float">
            <text:p>29.77879</text:p>
          </table:table-cell>
          <table:table-cell office:value-type="float" office:value="29.77662" calcext:value-type="float">
            <text:p>29.77662</text:p>
          </table:table-cell>
          <table:table-cell office:value-type="float" office:value="29.68786" calcext:value-type="float">
            <text:p>29.68786</text:p>
          </table:table-cell>
          <table:table-cell office:value-type="float" office:value="29.78893" calcext:value-type="float">
            <text:p>29.78893</text:p>
          </table:table-cell>
          <table:table-cell office:value-type="float" office:value="31.99664" calcext:value-type="float">
            <text:p>31.99664</text:p>
          </table:table-cell>
          <table:table-cell office:value-type="float" office:value="42.17314" calcext:value-type="float">
            <text:p>42.17314</text:p>
          </table:table-cell>
          <table:table-cell office:value-type="float" office:value="30.05082" calcext:value-type="float">
            <text:p>30.05082</text:p>
          </table:table-cell>
          <table:table-cell office:value-type="float" office:value="30.09814" calcext:value-type="float">
            <text:p>30.09814</text:p>
          </table:table-cell>
          <table:table-cell office:value-type="float" office:value="30.09031" calcext:value-type="float">
            <text:p>30.09031</text:p>
          </table:table-cell>
          <table:table-cell office:value-type="float" office:value="32.66526" calcext:value-type="float">
            <text:p>32.66526</text:p>
          </table:table-cell>
          <table:table-cell office:value-type="float" office:value="31.2064" calcext:value-type="float">
            <text:p>31.2064</text:p>
          </table:table-cell>
          <table:table-cell office:value-type="float" office:value="50.3557" calcext:value-type="float">
            <text:p>50.3557</text:p>
          </table:table-cell>
          <table:table-cell office:value-type="float" office:value="51.76058" calcext:value-type="float">
            <text:p>51.76058</text:p>
          </table:table-cell>
          <table:table-cell office:value-type="float" office:value="31.26375" calcext:value-type="float">
            <text:p>31.26375</text:p>
          </table:table-cell>
          <table:table-cell office:value-type="float" office:value="29.66517" calcext:value-type="float">
            <text:p>29.66517</text:p>
          </table:table-cell>
          <table:table-cell table:number-columns-repeated="9"/>
        </table:table-row>
        <table:table-row table:style-name="ro1">
          <table:table-cell office:value-type="float" office:value="35.21581" calcext:value-type="float">
            <text:p>35.21581</text:p>
          </table:table-cell>
          <table:table-cell office:value-type="float" office:value="29.31153" calcext:value-type="float">
            <text:p>29.31153</text:p>
          </table:table-cell>
          <table:table-cell office:value-type="float" office:value="38.19726" calcext:value-type="float">
            <text:p>38.19726</text:p>
          </table:table-cell>
          <table:table-cell office:value-type="float" office:value="29.12133" calcext:value-type="float">
            <text:p>29.12133</text:p>
          </table:table-cell>
          <table:table-cell office:value-type="float" office:value="34.91455" calcext:value-type="float">
            <text:p>34.91455</text:p>
          </table:table-cell>
          <table:table-cell office:value-type="float" office:value="29.21088" calcext:value-type="float">
            <text:p>29.21088</text:p>
          </table:table-cell>
          <table:table-cell office:value-type="float" office:value="29.10591" calcext:value-type="float">
            <text:p>29.10591</text:p>
          </table:table-cell>
          <table:table-cell office:value-type="float" office:value="29.18563" calcext:value-type="float">
            <text:p>29.18563</text:p>
          </table:table-cell>
          <table:table-cell office:value-type="float" office:value="29.15025" calcext:value-type="float">
            <text:p>29.15025</text:p>
          </table:table-cell>
          <table:table-cell office:value-type="float" office:value="31.3573" calcext:value-type="float">
            <text:p>31.3573</text:p>
          </table:table-cell>
          <table:table-cell office:value-type="float" office:value="41.53996" calcext:value-type="float">
            <text:p>41.53996</text:p>
          </table:table-cell>
          <table:table-cell office:value-type="float" office:value="29.4555" calcext:value-type="float">
            <text:p>29.4555</text:p>
          </table:table-cell>
          <table:table-cell office:value-type="float" office:value="29.47193" calcext:value-type="float">
            <text:p>29.47193</text:p>
          </table:table-cell>
          <table:table-cell office:value-type="float" office:value="29.54856" calcext:value-type="float">
            <text:p>29.54856</text:p>
          </table:table-cell>
          <table:table-cell office:value-type="float" office:value="31.77264" calcext:value-type="float">
            <text:p>31.77264</text:p>
          </table:table-cell>
          <table:table-cell office:value-type="float" office:value="30.79852" calcext:value-type="float">
            <text:p>30.79852</text:p>
          </table:table-cell>
          <table:table-cell office:value-type="float" office:value="49.79225" calcext:value-type="float">
            <text:p>49.79225</text:p>
          </table:table-cell>
          <table:table-cell office:value-type="float" office:value="51.19539" calcext:value-type="float">
            <text:p>51.19539</text:p>
          </table:table-cell>
          <table:table-cell office:value-type="float" office:value="30.75047" calcext:value-type="float">
            <text:p>30.75047</text:p>
          </table:table-cell>
          <table:table-cell office:value-type="float" office:value="29.16257" calcext:value-type="float">
            <text:p>29.16257</text:p>
          </table:table-cell>
          <table:table-cell table:number-columns-repeated="9"/>
        </table:table-row>
        <table:table-row table:style-name="ro1">
          <table:table-cell office:value-type="float" office:value="34.64141" calcext:value-type="float">
            <text:p>34.64141</text:p>
          </table:table-cell>
          <table:table-cell office:value-type="float" office:value="28.70979" calcext:value-type="float">
            <text:p>28.70979</text:p>
          </table:table-cell>
          <table:table-cell office:value-type="float" office:value="37.63128" calcext:value-type="float">
            <text:p>37.63128</text:p>
          </table:table-cell>
          <table:table-cell office:value-type="float" office:value="28.60906" calcext:value-type="float">
            <text:p>28.60906</text:p>
          </table:table-cell>
          <table:table-cell office:value-type="float" office:value="34.2415" calcext:value-type="float">
            <text:p>34.2415</text:p>
          </table:table-cell>
          <table:table-cell office:value-type="float" office:value="28.3694" calcext:value-type="float">
            <text:p>28.3694</text:p>
          </table:table-cell>
          <table:table-cell office:value-type="float" office:value="28.33628" calcext:value-type="float">
            <text:p>28.33628</text:p>
          </table:table-cell>
          <table:table-cell office:value-type="float" office:value="28.68553" calcext:value-type="float">
            <text:p>28.68553</text:p>
          </table:table-cell>
          <table:table-cell office:value-type="float" office:value="28.54207" calcext:value-type="float">
            <text:p>28.54207</text:p>
          </table:table-cell>
          <table:table-cell office:value-type="float" office:value="30.61798" calcext:value-type="float">
            <text:p>30.61798</text:p>
          </table:table-cell>
          <table:table-cell office:value-type="float" office:value="40.78619" calcext:value-type="float">
            <text:p>40.78619</text:p>
          </table:table-cell>
          <table:table-cell office:value-type="float" office:value="28.89336" calcext:value-type="float">
            <text:p>28.89336</text:p>
          </table:table-cell>
          <table:table-cell office:value-type="float" office:value="28.78108" calcext:value-type="float">
            <text:p>28.78108</text:p>
          </table:table-cell>
          <table:table-cell office:value-type="float" office:value="28.68655" calcext:value-type="float">
            <text:p>28.68655</text:p>
          </table:table-cell>
          <table:table-cell office:value-type="float" office:value="31.17556" calcext:value-type="float">
            <text:p>31.17556</text:p>
          </table:table-cell>
          <table:table-cell office:value-type="float" office:value="30.17072" calcext:value-type="float">
            <text:p>30.17072</text:p>
          </table:table-cell>
          <table:table-cell office:value-type="float" office:value="49.30261" calcext:value-type="float">
            <text:p>49.30261</text:p>
          </table:table-cell>
          <table:table-cell office:value-type="float" office:value="50.49975" calcext:value-type="float">
            <text:p>50.49975</text:p>
          </table:table-cell>
          <table:table-cell office:value-type="float" office:value="30.21735" calcext:value-type="float">
            <text:p>30.21735</text:p>
          </table:table-cell>
          <table:table-cell office:value-type="float" office:value="28.66194" calcext:value-type="float">
            <text:p>28.66194</text:p>
          </table:table-cell>
          <table:table-cell table:number-columns-repeated="9"/>
        </table:table-row>
        <table:table-row table:style-name="ro1">
          <table:table-cell office:value-type="float" office:value="33.7671" calcext:value-type="float">
            <text:p>33.7671</text:p>
          </table:table-cell>
          <table:table-cell office:value-type="float" office:value="28.29974" calcext:value-type="float">
            <text:p>28.29974</text:p>
          </table:table-cell>
          <table:table-cell office:value-type="float" office:value="36.77406" calcext:value-type="float">
            <text:p>36.77406</text:p>
          </table:table-cell>
          <table:table-cell office:value-type="float" office:value="28.09955" calcext:value-type="float">
            <text:p>28.09955</text:p>
          </table:table-cell>
          <table:table-cell office:value-type="float" office:value="33.45309" calcext:value-type="float">
            <text:p>33.45309</text:p>
          </table:table-cell>
          <table:table-cell office:value-type="float" office:value="27.85598" calcext:value-type="float">
            <text:p>27.85598</text:p>
          </table:table-cell>
          <table:table-cell office:value-type="float" office:value="27.67784" calcext:value-type="float">
            <text:p>27.67784</text:p>
          </table:table-cell>
          <table:table-cell office:value-type="float" office:value="28.17303" calcext:value-type="float">
            <text:p>28.17303</text:p>
          </table:table-cell>
          <table:table-cell office:value-type="float" office:value="27.99633" calcext:value-type="float">
            <text:p>27.99633</text:p>
          </table:table-cell>
          <table:table-cell office:value-type="float" office:value="29.94127" calcext:value-type="float">
            <text:p>29.94127</text:p>
          </table:table-cell>
          <table:table-cell office:value-type="float" office:value="40.14617" calcext:value-type="float">
            <text:p>40.14617</text:p>
          </table:table-cell>
          <table:table-cell office:value-type="float" office:value="28.36253" calcext:value-type="float">
            <text:p>28.36253</text:p>
          </table:table-cell>
          <table:table-cell office:value-type="float" office:value="28.1894" calcext:value-type="float">
            <text:p>28.1894</text:p>
          </table:table-cell>
          <table:table-cell office:value-type="float" office:value="28.13046" calcext:value-type="float">
            <text:p>28.13046</text:p>
          </table:table-cell>
          <table:table-cell office:value-type="float" office:value="30.27739" calcext:value-type="float">
            <text:p>30.27739</text:p>
          </table:table-cell>
          <table:table-cell office:value-type="float" office:value="29.73907" calcext:value-type="float">
            <text:p>29.73907</text:p>
          </table:table-cell>
          <table:table-cell office:value-type="float" office:value="48.72843" calcext:value-type="float">
            <text:p>48.72843</text:p>
          </table:table-cell>
          <table:table-cell office:value-type="float" office:value="49.92653" calcext:value-type="float">
            <text:p>49.92653</text:p>
          </table:table-cell>
          <table:table-cell office:value-type="float" office:value="29.68958" calcext:value-type="float">
            <text:p>29.68958</text:p>
          </table:table-cell>
          <table:table-cell office:value-type="float" office:value="28.14907" calcext:value-type="float">
            <text:p>28.14907</text:p>
          </table:table-cell>
          <table:table-cell table:number-columns-repeated="9"/>
        </table:table-row>
        <table:table-row table:style-name="ro1">
          <table:table-cell office:value-type="float" office:value="33.18325" calcext:value-type="float">
            <text:p>33.18325</text:p>
          </table:table-cell>
          <table:table-cell office:value-type="float" office:value="27.6803" calcext:value-type="float">
            <text:p>27.6803</text:p>
          </table:table-cell>
          <table:table-cell office:value-type="float" office:value="36.18975" calcext:value-type="float">
            <text:p>36.18975</text:p>
          </table:table-cell>
          <table:table-cell office:value-type="float" office:value="27.57334" calcext:value-type="float">
            <text:p>27.57334</text:p>
          </table:table-cell>
          <table:table-cell office:value-type="float" office:value="32.78855" calcext:value-type="float">
            <text:p>32.78855</text:p>
          </table:table-cell>
          <table:table-cell office:value-type="float" office:value="27.16219" calcext:value-type="float">
            <text:p>27.16219</text:p>
          </table:table-cell>
          <table:table-cell office:value-type="float" office:value="27.0194" calcext:value-type="float">
            <text:p>27.0194</text:p>
          </table:table-cell>
          <table:table-cell office:value-type="float" office:value="27.65431" calcext:value-type="float">
            <text:p>27.65431</text:p>
          </table:table-cell>
          <table:table-cell office:value-type="float" office:value="27.48186" calcext:value-type="float">
            <text:p>27.48186</text:p>
          </table:table-cell>
          <table:table-cell office:value-type="float" office:value="29.25336" calcext:value-type="float">
            <text:p>29.25336</text:p>
          </table:table-cell>
          <table:table-cell office:value-type="float" office:value="39.38524" calcext:value-type="float">
            <text:p>39.38524</text:p>
          </table:table-cell>
          <table:table-cell office:value-type="float" office:value="27.86394" calcext:value-type="float">
            <text:p>27.86394</text:p>
          </table:table-cell>
          <table:table-cell office:value-type="float" office:value="27.64249" calcext:value-type="float">
            <text:p>27.64249</text:p>
          </table:table-cell>
          <table:table-cell office:value-type="float" office:value="27.35949" calcext:value-type="float">
            <text:p>27.35949</text:p>
          </table:table-cell>
          <table:table-cell office:value-type="float" office:value="29.67481" calcext:value-type="float">
            <text:p>29.67481</text:p>
          </table:table-cell>
          <table:table-cell office:value-type="float" office:value="29.06835" calcext:value-type="float">
            <text:p>29.06835</text:p>
          </table:table-cell>
          <table:table-cell office:value-type="float" office:value="48.21626" calcext:value-type="float">
            <text:p>48.21626</text:p>
          </table:table-cell>
          <table:table-cell office:value-type="float" office:value="49.21694" calcext:value-type="float">
            <text:p>49.21694</text:p>
          </table:table-cell>
          <table:table-cell office:value-type="float" office:value="29.12018" calcext:value-type="float">
            <text:p>29.12018</text:p>
          </table:table-cell>
          <table:table-cell office:value-type="float" office:value="27.62992" calcext:value-type="float">
            <text:p>27.62992</text:p>
          </table:table-cell>
          <table:table-cell table:number-columns-repeated="9"/>
        </table:table-row>
        <table:table-row table:style-name="ro1">
          <table:table-cell office:value-type="float" office:value="32.29663" calcext:value-type="float">
            <text:p>32.29663</text:p>
          </table:table-cell>
          <table:table-cell office:value-type="float" office:value="27.25553" calcext:value-type="float">
            <text:p>27.25553</text:p>
          </table:table-cell>
          <table:table-cell office:value-type="float" office:value="35.42152" calcext:value-type="float">
            <text:p>35.42152</text:p>
          </table:table-cell>
          <table:table-cell office:value-type="float" office:value="27.05166" calcext:value-type="float">
            <text:p>27.05166</text:p>
          </table:table-cell>
          <table:table-cell office:value-type="float" office:value="32.00389" calcext:value-type="float">
            <text:p>32.00389</text:p>
          </table:table-cell>
          <table:table-cell office:value-type="float" office:value="26.63749" calcext:value-type="float">
            <text:p>26.63749</text:p>
          </table:table-cell>
          <table:table-cell office:value-type="float" office:value="26.35203" calcext:value-type="float">
            <text:p>26.35203</text:p>
          </table:table-cell>
          <table:table-cell office:value-type="float" office:value="27.11884" calcext:value-type="float">
            <text:p>27.11884</text:p>
          </table:table-cell>
          <table:table-cell office:value-type="float" office:value="26.9326" calcext:value-type="float">
            <text:p>26.9326</text:p>
          </table:table-cell>
          <table:table-cell office:value-type="float" office:value="28.66292" calcext:value-type="float">
            <text:p>28.66292</text:p>
          </table:table-cell>
          <table:table-cell office:value-type="float" office:value="38.73294" calcext:value-type="float">
            <text:p>38.73294</text:p>
          </table:table-cell>
          <table:table-cell office:value-type="float" office:value="27.32791" calcext:value-type="float">
            <text:p>27.32791</text:p>
          </table:table-cell>
          <table:table-cell office:value-type="float" office:value="27.11548" calcext:value-type="float">
            <text:p>27.11548</text:p>
          </table:table-cell>
          <table:table-cell office:value-type="float" office:value="26.89702" calcext:value-type="float">
            <text:p>26.89702</text:p>
          </table:table-cell>
          <table:table-cell office:value-type="float" office:value="28.76612" calcext:value-type="float">
            <text:p>28.76612</text:p>
          </table:table-cell>
          <table:table-cell office:value-type="float" office:value="28.54365" calcext:value-type="float">
            <text:p>28.54365</text:p>
          </table:table-cell>
          <table:table-cell office:value-type="float" office:value="47.63119" calcext:value-type="float">
            <text:p>47.63119</text:p>
          </table:table-cell>
          <table:table-cell office:value-type="float" office:value="48.63595" calcext:value-type="float">
            <text:p>48.63595</text:p>
          </table:table-cell>
          <table:table-cell office:value-type="float" office:value="28.43293" calcext:value-type="float">
            <text:p>28.43293</text:p>
          </table:table-cell>
          <table:table-cell office:value-type="float" office:value="26.99985" calcext:value-type="float">
            <text:p>26.99985</text:p>
          </table:table-cell>
          <table:table-cell table:number-columns-repeated="9"/>
        </table:table-row>
        <table:table-row table:style-name="ro1">
          <table:table-cell office:value-type="float" office:value="31.70378" calcext:value-type="float">
            <text:p>31.70378</text:p>
          </table:table-cell>
          <table:table-cell office:value-type="float" office:value="26.50384" calcext:value-type="float">
            <text:p>26.50384</text:p>
          </table:table-cell>
          <table:table-cell office:value-type="float" office:value="34.76019" calcext:value-type="float">
            <text:p>34.76019</text:p>
          </table:table-cell>
          <table:table-cell office:value-type="float" office:value="26.51265" calcext:value-type="float">
            <text:p>26.51265</text:p>
          </table:table-cell>
          <table:table-cell office:value-type="float" office:value="31.32061" calcext:value-type="float">
            <text:p>31.32061</text:p>
          </table:table-cell>
          <table:table-cell office:value-type="float" office:value="25.80756" calcext:value-type="float">
            <text:p>25.80756</text:p>
          </table:table-cell>
          <table:table-cell office:value-type="float" office:value="25.60959" calcext:value-type="float">
            <text:p>25.60959</text:p>
          </table:table-cell>
          <table:table-cell office:value-type="float" office:value="26.47812" calcext:value-type="float">
            <text:p>26.47812</text:p>
          </table:table-cell>
          <table:table-cell office:value-type="float" office:value="26.31452" calcext:value-type="float">
            <text:p>26.31452</text:p>
          </table:table-cell>
          <table:table-cell office:value-type="float" office:value="28.11002" calcext:value-type="float">
            <text:p>28.11002</text:p>
          </table:table-cell>
          <table:table-cell office:value-type="float" office:value="37.97505" calcext:value-type="float">
            <text:p>37.97505</text:p>
          </table:table-cell>
          <table:table-cell office:value-type="float" office:value="26.81199" calcext:value-type="float">
            <text:p>26.81199</text:p>
          </table:table-cell>
          <table:table-cell office:value-type="float" office:value="26.59123" calcext:value-type="float">
            <text:p>26.59123</text:p>
          </table:table-cell>
          <table:table-cell office:value-type="float" office:value="26.25274" calcext:value-type="float">
            <text:p>26.25274</text:p>
          </table:table-cell>
          <table:table-cell office:value-type="float" office:value="28.20821" calcext:value-type="float">
            <text:p>28.20821</text:p>
          </table:table-cell>
          <table:table-cell office:value-type="float" office:value="27.72195" calcext:value-type="float">
            <text:p>27.72195</text:p>
          </table:table-cell>
          <table:table-cell office:value-type="float" office:value="47.11381" calcext:value-type="float">
            <text:p>47.11381</text:p>
          </table:table-cell>
          <table:table-cell office:value-type="float" office:value="47.92128" calcext:value-type="float">
            <text:p>47.92128</text:p>
          </table:table-cell>
          <table:table-cell office:value-type="float" office:value="27.78028" calcext:value-type="float">
            <text:p>27.78028</text:p>
          </table:table-cell>
          <table:table-cell office:value-type="float" office:value="26.28817" calcext:value-type="float">
            <text:p>26.28817</text:p>
          </table:table-cell>
          <table:table-cell table:number-columns-repeated="9"/>
        </table:table-row>
        <table:table-row table:style-name="ro1">
          <table:table-cell office:value-type="float" office:value="30.81283" calcext:value-type="float">
            <text:p>30.81283</text:p>
          </table:table-cell>
          <table:table-cell office:value-type="float" office:value="25.94777" calcext:value-type="float">
            <text:p>25.94777</text:p>
          </table:table-cell>
          <table:table-cell office:value-type="float" office:value="33.98626" calcext:value-type="float">
            <text:p>33.98626</text:p>
          </table:table-cell>
          <table:table-cell office:value-type="float" office:value="25.98023" calcext:value-type="float">
            <text:p>25.98023</text:p>
          </table:table-cell>
          <table:table-cell office:value-type="float" office:value="30.53015" calcext:value-type="float">
            <text:p>30.53015</text:p>
          </table:table-cell>
          <table:table-cell office:value-type="float" office:value="25.22318" calcext:value-type="float">
            <text:p>25.22318</text:p>
          </table:table-cell>
          <table:table-cell office:value-type="float" office:value="24.90622" calcext:value-type="float">
            <text:p>24.90622</text:p>
          </table:table-cell>
          <table:table-cell office:value-type="float" office:value="25.81612" calcext:value-type="float">
            <text:p>25.81612</text:p>
          </table:table-cell>
          <table:table-cell office:value-type="float" office:value="25.75051" calcext:value-type="float">
            <text:p>25.75051</text:p>
          </table:table-cell>
          <table:table-cell office:value-type="float" office:value="27.56414" calcext:value-type="float">
            <text:p>27.56414</text:p>
          </table:table-cell>
          <table:table-cell office:value-type="float" office:value="37.31452" calcext:value-type="float">
            <text:p>37.31452</text:p>
          </table:table-cell>
          <table:table-cell office:value-type="float" office:value="26.26715" calcext:value-type="float">
            <text:p>26.26715</text:p>
          </table:table-cell>
          <table:table-cell office:value-type="float" office:value="26.05665" calcext:value-type="float">
            <text:p>26.05665</text:p>
          </table:table-cell>
          <table:table-cell office:value-type="float" office:value="25.82915" calcext:value-type="float">
            <text:p>25.82915</text:p>
          </table:table-cell>
          <table:table-cell office:value-type="float" office:value="27.43457" calcext:value-type="float">
            <text:p>27.43457</text:p>
          </table:table-cell>
          <table:table-cell office:value-type="float" office:value="27.15847" calcext:value-type="float">
            <text:p>27.15847</text:p>
          </table:table-cell>
          <table:table-cell office:value-type="float" office:value="46.51468" calcext:value-type="float">
            <text:p>46.51468</text:p>
          </table:table-cell>
          <table:table-cell office:value-type="float" office:value="47.32777" calcext:value-type="float">
            <text:p>47.32777</text:p>
          </table:table-cell>
          <table:table-cell office:value-type="float" office:value="27.04689" calcext:value-type="float">
            <text:p>27.04689</text:p>
          </table:table-cell>
          <table:table-cell office:value-type="float" office:value="25.59757" calcext:value-type="float">
            <text:p>25.59757</text:p>
          </table:table-cell>
          <table:table-cell table:number-columns-repeated="9"/>
        </table:table-row>
        <table:table-row table:style-name="ro1">
          <table:table-cell office:value-type="float" office:value="30.20888" calcext:value-type="float">
            <text:p>30.20888</text:p>
          </table:table-cell>
          <table:table-cell office:value-type="float" office:value="25.10011" calcext:value-type="float">
            <text:p>25.10011</text:p>
          </table:table-cell>
          <table:table-cell office:value-type="float" office:value="33.32396" calcext:value-type="float">
            <text:p>33.32396</text:p>
          </table:table-cell>
          <table:table-cell office:value-type="float" office:value="25.45161" calcext:value-type="float">
            <text:p>25.45161</text:p>
          </table:table-cell>
          <table:table-cell office:value-type="float" office:value="29.84838" calcext:value-type="float">
            <text:p>29.84838</text:p>
          </table:table-cell>
          <table:table-cell office:value-type="float" office:value="24.34792" calcext:value-type="float">
            <text:p>24.34792</text:p>
          </table:table-cell>
          <table:table-cell office:value-type="float" office:value="24.13792" calcext:value-type="float">
            <text:p>24.13792</text:p>
          </table:table-cell>
          <table:table-cell office:value-type="float" office:value="25.06862" calcext:value-type="float">
            <text:p>25.06862</text:p>
          </table:table-cell>
          <table:table-cell office:value-type="float" office:value="25.23293" calcext:value-type="float">
            <text:p>25.23293</text:p>
          </table:table-cell>
          <table:table-cell office:value-type="float" office:value="26.91853" calcext:value-type="float">
            <text:p>26.91853</text:p>
          </table:table-cell>
          <table:table-cell office:value-type="float" office:value="36.54736" calcext:value-type="float">
            <text:p>36.54736</text:p>
          </table:table-cell>
          <table:table-cell office:value-type="float" office:value="25.75394" calcext:value-type="float">
            <text:p>25.75394</text:p>
          </table:table-cell>
          <table:table-cell office:value-type="float" office:value="25.53247" calcext:value-type="float">
            <text:p>25.53247</text:p>
          </table:table-cell>
          <table:table-cell office:value-type="float" office:value="25.31911" calcext:value-type="float">
            <text:p>25.31911</text:p>
          </table:table-cell>
          <table:table-cell office:value-type="float" office:value="26.96433" calcext:value-type="float">
            <text:p>26.96433</text:p>
          </table:table-cell>
          <table:table-cell office:value-type="float" office:value="26.31009" calcext:value-type="float">
            <text:p>26.31009</text:p>
          </table:table-cell>
          <table:table-cell office:value-type="float" office:value="45.9793" calcext:value-type="float">
            <text:p>45.9793</text:p>
          </table:table-cell>
          <table:table-cell office:value-type="float" office:value="46.60403" calcext:value-type="float">
            <text:p>46.60403</text:p>
          </table:table-cell>
          <table:table-cell office:value-type="float" office:value="26.36845" calcext:value-type="float">
            <text:p>26.36845</text:p>
          </table:table-cell>
          <table:table-cell office:value-type="float" office:value="24.83382" calcext:value-type="float">
            <text:p>24.83382</text:p>
          </table:table-cell>
          <table:table-cell table:number-columns-repeated="9"/>
        </table:table-row>
        <table:table-row table:style-name="ro1">
          <table:table-cell office:value-type="float" office:value="29.30454" calcext:value-type="float">
            <text:p>29.30454</text:p>
          </table:table-cell>
          <table:table-cell office:value-type="float" office:value="24.58162" calcext:value-type="float">
            <text:p>24.58162</text:p>
          </table:table-cell>
          <table:table-cell office:value-type="float" office:value="32.55535" calcext:value-type="float">
            <text:p>32.55535</text:p>
          </table:table-cell>
          <table:table-cell office:value-type="float" office:value="25.0234" calcext:value-type="float">
            <text:p>25.0234</text:p>
          </table:table-cell>
          <table:table-cell office:value-type="float" office:value="29.06013" calcext:value-type="float">
            <text:p>29.06013</text:p>
          </table:table-cell>
          <table:table-cell office:value-type="float" office:value="23.77518" calcext:value-type="float">
            <text:p>23.77518</text:p>
          </table:table-cell>
          <table:table-cell office:value-type="float" office:value="23.46421" calcext:value-type="float">
            <text:p>23.46421</text:p>
          </table:table-cell>
          <table:table-cell office:value-type="float" office:value="24.40029" calcext:value-type="float">
            <text:p>24.40029</text:p>
          </table:table-cell>
          <table:table-cell office:value-type="float" office:value="24.70016" calcext:value-type="float">
            <text:p>24.70016</text:p>
          </table:table-cell>
          <table:table-cell office:value-type="float" office:value="26.29859" calcext:value-type="float">
            <text:p>26.29859</text:p>
          </table:table-cell>
          <table:table-cell office:value-type="float" office:value="35.88239" calcext:value-type="float">
            <text:p>35.88239</text:p>
          </table:table-cell>
          <table:table-cell office:value-type="float" office:value="25.22228" calcext:value-type="float">
            <text:p>25.22228</text:p>
          </table:table-cell>
          <table:table-cell office:value-type="float" office:value="25.02197" calcext:value-type="float">
            <text:p>25.02197</text:p>
          </table:table-cell>
          <table:table-cell office:value-type="float" office:value="24.80063" calcext:value-type="float">
            <text:p>24.80063</text:p>
          </table:table-cell>
          <table:table-cell office:value-type="float" office:value="26.33445" calcext:value-type="float">
            <text:p>26.33445</text:p>
          </table:table-cell>
          <table:table-cell office:value-type="float" office:value="25.77817" calcext:value-type="float">
            <text:p>25.77817</text:p>
          </table:table-cell>
          <table:table-cell office:value-type="float" office:value="45.38943" calcext:value-type="float">
            <text:p>45.38943</text:p>
          </table:table-cell>
          <table:table-cell office:value-type="float" office:value="45.99425" calcext:value-type="float">
            <text:p>45.99425</text:p>
          </table:table-cell>
          <table:table-cell office:value-type="float" office:value="25.84057" calcext:value-type="float">
            <text:p>25.84057</text:p>
          </table:table-cell>
          <table:table-cell office:value-type="float" office:value="24.15808" calcext:value-type="float">
            <text:p>24.15808</text:p>
          </table:table-cell>
          <table:table-cell table:number-columns-repeated="9"/>
        </table:table-row>
        <table:table-row table:style-name="ro1">
          <table:table-cell office:value-type="float" office:value="28.74444" calcext:value-type="float">
            <text:p>28.74444</text:p>
          </table:table-cell>
          <table:table-cell office:value-type="float" office:value="23.87226" calcext:value-type="float">
            <text:p>23.87226</text:p>
          </table:table-cell>
          <table:table-cell office:value-type="float" office:value="31.90036" calcext:value-type="float">
            <text:p>31.90036</text:p>
          </table:table-cell>
          <table:table-cell office:value-type="float" office:value="24.58083" calcext:value-type="float">
            <text:p>24.58083</text:p>
          </table:table-cell>
          <table:table-cell office:value-type="float" office:value="28.40874" calcext:value-type="float">
            <text:p>28.40874</text:p>
          </table:table-cell>
          <table:table-cell office:value-type="float" office:value="23.01042" calcext:value-type="float">
            <text:p>23.01042</text:p>
          </table:table-cell>
          <table:table-cell office:value-type="float" office:value="22.8365" calcext:value-type="float">
            <text:p>22.8365</text:p>
          </table:table-cell>
          <table:table-cell office:value-type="float" office:value="23.7564" calcext:value-type="float">
            <text:p>23.7564</text:p>
          </table:table-cell>
          <table:table-cell office:value-type="float" office:value="24.28473" calcext:value-type="float">
            <text:p>24.28473</text:p>
          </table:table-cell>
          <table:table-cell office:value-type="float" office:value="25.71411" calcext:value-type="float">
            <text:p>25.71411</text:p>
          </table:table-cell>
          <table:table-cell office:value-type="float" office:value="35.1341" calcext:value-type="float">
            <text:p>35.1341</text:p>
          </table:table-cell>
          <table:table-cell office:value-type="float" office:value="24.79366" calcext:value-type="float">
            <text:p>24.79366</text:p>
          </table:table-cell>
          <table:table-cell office:value-type="float" office:value="24.60116" calcext:value-type="float">
            <text:p>24.60116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5.96525" calcext:value-type="float">
            <text:p>25.96525</text:p>
          </table:table-cell>
          <table:table-cell office:value-type="float" office:value="25.06283" calcext:value-type="float">
            <text:p>25.06283</text:p>
          </table:table-cell>
          <table:table-cell office:value-type="float" office:value="44.88059" calcext:value-type="float">
            <text:p>44.88059</text:p>
          </table:table-cell>
          <table:table-cell office:value-type="float" office:value="45.2704" calcext:value-type="float">
            <text:p>45.2704</text:p>
          </table:table-cell>
          <table:table-cell office:value-type="float" office:value="25.12429" calcext:value-type="float">
            <text:p>25.12429</text:p>
          </table:table-cell>
          <table:table-cell office:value-type="float" office:value="23.50344" calcext:value-type="float">
            <text:p>23.50344</text:p>
          </table:table-cell>
          <table:table-cell table:number-columns-repeated="9"/>
        </table:table-row>
        <table:table-row table:style-name="ro1">
          <table:table-cell office:value-type="float" office:value="27.96609" calcext:value-type="float">
            <text:p>27.96609</text:p>
          </table:table-cell>
          <table:table-cell office:value-type="float" office:value="23.44576" calcext:value-type="float">
            <text:p>23.44576</text:p>
          </table:table-cell>
          <table:table-cell office:value-type="float" office:value="31.24898" calcext:value-type="float">
            <text:p>31.24898</text:p>
          </table:table-cell>
          <table:table-cell office:value-type="float" office:value="24.2416" calcext:value-type="float">
            <text:p>24.2416</text:p>
          </table:table-cell>
          <table:table-cell office:value-type="float" office:value="27.76058" calcext:value-type="float">
            <text:p>27.76058</text:p>
          </table:table-cell>
          <table:table-cell office:value-type="float" office:value="22.54188" calcext:value-type="float">
            <text:p>22.54188</text:p>
          </table:table-cell>
          <table:table-cell office:value-type="float" office:value="22.25782" calcext:value-type="float">
            <text:p>22.25782</text:p>
          </table:table-cell>
          <table:table-cell office:value-type="float" office:value="23.18288" calcext:value-type="float">
            <text:p>23.18288</text:p>
          </table:table-cell>
          <table:table-cell office:value-type="float" office:value="23.83693" calcext:value-type="float">
            <text:p>23.83693</text:p>
          </table:table-cell>
          <table:table-cell office:value-type="float" office:value="25.18626" calcext:value-type="float">
            <text:p>25.18626</text:p>
          </table:table-cell>
          <table:table-cell office:value-type="float" office:value="34.51284" calcext:value-type="float">
            <text:p>34.51284</text:p>
          </table:table-cell>
          <table:table-cell office:value-type="float" office:value="24.35069" calcext:value-type="float">
            <text:p>24.35069</text:p>
          </table:table-cell>
          <table:table-cell office:value-type="float" office:value="24.17927" calcext:value-type="float">
            <text:p>24.17927</text:p>
          </table:table-cell>
          <table:table-cell office:value-type="float" office:value="23.96302" calcext:value-type="float">
            <text:p>23.96302</text:p>
          </table:table-cell>
          <table:table-cell office:value-type="float" office:value="25.46749" calcext:value-type="float">
            <text:p>25.46749</text:p>
          </table:table-cell>
          <table:table-cell office:value-type="float" office:value="24.6258" calcext:value-type="float">
            <text:p>24.6258</text:p>
          </table:table-cell>
          <table:table-cell office:value-type="float" office:value="44.37025" calcext:value-type="float">
            <text:p>44.37025</text:p>
          </table:table-cell>
          <table:table-cell office:value-type="float" office:value="44.66819" calcext:value-type="float">
            <text:p>44.66819</text:p>
          </table:table-cell>
          <table:table-cell office:value-type="float" office:value="24.68843" calcext:value-type="float">
            <text:p>24.68843</text:p>
          </table:table-cell>
          <table:table-cell office:value-type="float" office:value="22.92307" calcext:value-type="float">
            <text:p>22.92307</text:p>
          </table:table-cell>
          <table:table-cell table:number-columns-repeated="9"/>
        </table:table-row>
        <table:table-row table:style-name="ro1">
          <table:table-cell office:value-type="float" office:value="27.50473" calcext:value-type="float">
            <text:p>27.50473</text:p>
          </table:table-cell>
          <table:table-cell office:value-type="float" office:value="22.87822" calcext:value-type="float">
            <text:p>22.87822</text:p>
          </table:table-cell>
          <table:table-cell office:value-type="float" office:value="30.69024" calcext:value-type="float">
            <text:p>30.69024</text:p>
          </table:table-cell>
          <table:table-cell office:value-type="float" office:value="23.81026" calcext:value-type="float">
            <text:p>23.81026</text:p>
          </table:table-cell>
          <table:table-cell office:value-type="float" office:value="27.1954" calcext:value-type="float">
            <text:p>27.1954</text:p>
          </table:table-cell>
          <table:table-cell office:value-type="float" office:value="21.91325" calcext:value-type="float">
            <text:p>21.91325</text:p>
          </table:table-cell>
          <table:table-cell office:value-type="float" office:value="21.77449" calcext:value-type="float">
            <text:p>21.77449</text:p>
          </table:table-cell>
          <table:table-cell office:value-type="float" office:value="22.68263" calcext:value-type="float">
            <text:p>22.68263</text:p>
          </table:table-cell>
          <table:table-cell office:value-type="float" office:value="23.47991" calcext:value-type="float">
            <text:p>23.47991</text:p>
          </table:table-cell>
          <table:table-cell office:value-type="float" office:value="24.74134" calcext:value-type="float">
            <text:p>24.74134</text:p>
          </table:table-cell>
          <table:table-cell office:value-type="float" office:value="33.89431" calcext:value-type="float">
            <text:p>33.89431</text:p>
          </table:table-cell>
          <table:table-cell office:value-type="float" office:value="24.01039" calcext:value-type="float">
            <text:p>24.01039</text:p>
          </table:table-cell>
          <table:table-cell office:value-type="float" office:value="23.83992" calcext:value-type="float">
            <text:p>23.83992</text:p>
          </table:table-cell>
          <table:table-cell office:value-type="float" office:value="23.62787" calcext:value-type="float">
            <text:p>23.62787</text:p>
          </table:table-cell>
          <table:table-cell office:value-type="float" office:value="25.17236" calcext:value-type="float">
            <text:p>25.17236</text:p>
          </table:table-cell>
          <table:table-cell office:value-type="float" office:value="24.04935" calcext:value-type="float">
            <text:p>24.04935</text:p>
          </table:table-cell>
          <table:table-cell office:value-type="float" office:value="43.87893" calcext:value-type="float">
            <text:p>43.87893</text:p>
          </table:table-cell>
          <table:table-cell office:value-type="float" office:value="44.01907" calcext:value-type="float">
            <text:p>44.01907</text:p>
          </table:table-cell>
          <table:table-cell office:value-type="float" office:value="24.11344" calcext:value-type="float">
            <text:p>24.11344</text:p>
          </table:table-cell>
          <table:table-cell office:value-type="float" office:value="22.41325" calcext:value-type="float">
            <text:p>22.41325</text:p>
          </table:table-cell>
          <table:table-cell table:number-columns-repeated="9"/>
        </table:table-row>
        <table:table-row table:style-name="ro1">
          <table:table-cell office:value-type="float" office:value="26.87415" calcext:value-type="float">
            <text:p>26.87415</text:p>
          </table:table-cell>
          <table:table-cell office:value-type="float" office:value="22.55053" calcext:value-type="float">
            <text:p>22.55053</text:p>
          </table:table-cell>
          <table:table-cell office:value-type="float" office:value="30.1907" calcext:value-type="float">
            <text:p>30.1907</text:p>
          </table:table-cell>
          <table:table-cell office:value-type="float" office:value="23.46851" calcext:value-type="float">
            <text:p>23.46851</text:p>
          </table:table-cell>
          <table:table-cell office:value-type="float" office:value="26.68974" calcext:value-type="float">
            <text:p>26.68974</text:p>
          </table:table-cell>
          <table:table-cell office:value-type="float" office:value="21.53705" calcext:value-type="float">
            <text:p>21.53705</text:p>
          </table:table-cell>
          <table:table-cell office:value-type="float" office:value="21.2892" calcext:value-type="float">
            <text:p>21.2892</text:p>
          </table:table-cell>
          <table:table-cell office:value-type="float" office:value="22.20139" calcext:value-type="float">
            <text:p>22.20139</text:p>
          </table:table-cell>
          <table:table-cell office:value-type="float" office:value="23.03207" calcext:value-type="float">
            <text:p>23.03207</text:p>
          </table:table-cell>
          <table:table-cell office:value-type="float" office:value="24.29774" calcext:value-type="float">
            <text:p>24.29774</text:p>
          </table:table-cell>
          <table:table-cell office:value-type="float" office:value="33.35854" calcext:value-type="float">
            <text:p>33.35854</text:p>
          </table:table-cell>
          <table:table-cell office:value-type="float" office:value="23.5782" calcext:value-type="float">
            <text:p>23.5782</text:p>
          </table:table-cell>
          <table:table-cell office:value-type="float" office:value="23.41196" calcext:value-type="float">
            <text:p>23.41196</text:p>
          </table:table-cell>
          <table:table-cell office:value-type="float" office:value="23.21261" calcext:value-type="float">
            <text:p>23.21261</text:p>
          </table:table-cell>
          <table:table-cell office:value-type="float" office:value="24.73321" calcext:value-type="float">
            <text:p>24.73321</text:p>
          </table:table-cell>
          <table:table-cell office:value-type="float" office:value="23.7098" calcext:value-type="float">
            <text:p>23.7098</text:p>
          </table:table-cell>
          <table:table-cell office:value-type="float" office:value="43.34251" calcext:value-type="float">
            <text:p>43.34251</text:p>
          </table:table-cell>
          <table:table-cell office:value-type="float" office:value="43.44259" calcext:value-type="float">
            <text:p>43.44259</text:p>
          </table:table-cell>
          <table:table-cell office:value-type="float" office:value="23.77441" calcext:value-type="float">
            <text:p>23.77441</text:p>
          </table:table-cell>
          <table:table-cell office:value-type="float" office:value="21.92593" calcext:value-type="float">
            <text:p>21.92593</text:p>
          </table:table-cell>
          <table:table-cell table:number-columns-repeated="9"/>
        </table:table-row>
        <table:table-row table:style-name="ro1">
          <table:table-cell office:value-type="float" office:value="26.50331" calcext:value-type="float">
            <text:p>26.50331</text:p>
          </table:table-cell>
          <table:table-cell office:value-type="float" office:value="22.08159" calcext:value-type="float">
            <text:p>22.08159</text:p>
          </table:table-cell>
          <table:table-cell office:value-type="float" office:value="29.72245" calcext:value-type="float">
            <text:p>29.72245</text:p>
          </table:table-cell>
          <table:table-cell office:value-type="float" office:value="23.02897" calcext:value-type="float">
            <text:p>23.02897</text:p>
          </table:table-cell>
          <table:table-cell office:value-type="float" office:value="26.21818" calcext:value-type="float">
            <text:p>26.21818</text:p>
          </table:table-cell>
          <table:table-cell office:value-type="float" office:value="21.0446" calcext:value-type="float">
            <text:p>21.0446</text:p>
          </table:table-cell>
          <table:table-cell office:value-type="float" office:value="20.93652" calcext:value-type="float">
            <text:p>20.93652</text:p>
          </table:table-cell>
          <table:table-cell office:value-type="float" office:value="21.83979" calcext:value-type="float">
            <text:p>21.83979</text:p>
          </table:table-cell>
          <table:table-cell office:value-type="float" office:value="22.67479" calcext:value-type="float">
            <text:p>22.67479</text:p>
          </table:table-cell>
          <table:table-cell office:value-type="float" office:value="23.92679" calcext:value-type="float">
            <text:p>23.92679</text:p>
          </table:table-cell>
          <table:table-cell office:value-type="float" office:value="32.88097" calcext:value-type="float">
            <text:p>32.88097</text:p>
          </table:table-cell>
          <table:table-cell office:value-type="float" office:value="23.22558" calcext:value-type="float">
            <text:p>23.22558</text:p>
          </table:table-cell>
          <table:table-cell office:value-type="float" office:value="23.06201" calcext:value-type="float">
            <text:p>23.06201</text:p>
          </table:table-cell>
          <table:table-cell office:value-type="float" office:value="22.86717" calcext:value-type="float">
            <text:p>22.86717</text:p>
          </table:table-cell>
          <table:table-cell office:value-type="float" office:value="24.42974" calcext:value-type="float">
            <text:p>24.42974</text:p>
          </table:table-cell>
          <table:table-cell office:value-type="float" office:value="23.20293" calcext:value-type="float">
            <text:p>23.20293</text:p>
          </table:table-cell>
          <table:table-cell office:value-type="float" office:value="42.82282" calcext:value-type="float">
            <text:p>42.82282</text:p>
          </table:table-cell>
          <table:table-cell office:value-type="float" office:value="42.77619" calcext:value-type="float">
            <text:p>42.77619</text:p>
          </table:table-cell>
          <table:table-cell office:value-type="float" office:value="23.27894" calcext:value-type="float">
            <text:p>23.27894</text:p>
          </table:table-cell>
          <table:table-cell office:value-type="float" office:value="21.56017" calcext:value-type="float">
            <text:p>21.56017</text:p>
          </table:table-cell>
          <table:table-cell table:number-columns-repeated="9"/>
        </table:table-row>
        <table:table-row table:style-name="ro1">
          <table:table-cell office:value-type="float" office:value="26.0033" calcext:value-type="float">
            <text:p>26.0033</text:p>
          </table:table-cell>
          <table:table-cell office:value-type="float" office:value="21.76412" calcext:value-type="float">
            <text:p>21.76412</text:p>
          </table:table-cell>
          <table:table-cell office:value-type="float" office:value="29.32267" calcext:value-type="float">
            <text:p>29.32267</text:p>
          </table:table-cell>
          <table:table-cell office:value-type="float" office:value="22.67668" calcext:value-type="float">
            <text:p>22.67668</text:p>
          </table:table-cell>
          <table:table-cell office:value-type="float" office:value="25.82934" calcext:value-type="float">
            <text:p>25.82934</text:p>
          </table:table-cell>
          <table:table-cell office:value-type="float" office:value="20.74221" calcext:value-type="float">
            <text:p>20.74221</text:p>
          </table:table-cell>
          <table:table-cell office:value-type="float" office:value="20.51552" calcext:value-type="float">
            <text:p>20.51552</text:p>
          </table:table-cell>
          <table:table-cell office:value-type="float" office:value="21.40748" calcext:value-type="float">
            <text:p>21.40748</text:p>
          </table:table-cell>
          <table:table-cell office:value-type="float" office:value="22.24454" calcext:value-type="float">
            <text:p>22.24454</text:p>
          </table:table-cell>
          <table:table-cell office:value-type="float" office:value="23.47021" calcext:value-type="float">
            <text:p>23.47021</text:p>
          </table:table-cell>
          <table:table-cell office:value-type="float" office:value="32.43487" calcext:value-type="float">
            <text:p>32.43487</text:p>
          </table:table-cell>
          <table:table-cell office:value-type="float" office:value="22.78677" calcext:value-type="float">
            <text:p>22.78677</text:p>
          </table:table-cell>
          <table:table-cell office:value-type="float" office:value="22.62503" calcext:value-type="float">
            <text:p>22.62503</text:p>
          </table:table-cell>
          <table:table-cell office:value-type="float" office:value="22.43579" calcext:value-type="float">
            <text:p>22.43579</text:p>
          </table:table-cell>
          <table:table-cell office:value-type="float" office:value="23.96874" calcext:value-type="float">
            <text:p>23.96874</text:p>
          </table:table-cell>
          <table:table-cell office:value-type="float" office:value="22.87256" calcext:value-type="float">
            <text:p>22.87256</text:p>
          </table:table-cell>
          <table:table-cell office:value-type="float" office:value="42.26509" calcext:value-type="float">
            <text:p>42.26509</text:p>
          </table:table-cell>
          <table:table-cell office:value-type="float" office:value="42.18712" calcext:value-type="float">
            <text:p>42.18712</text:p>
          </table:table-cell>
          <table:table-cell office:value-type="float" office:value="22.9508" calcext:value-type="float">
            <text:p>22.9508</text:p>
          </table:table-cell>
          <table:table-cell office:value-type="float" office:value="21.12845" calcext:value-type="float">
            <text:p>21.12845</text:p>
          </table:table-cell>
          <table:table-cell table:number-columns-repeated="9"/>
        </table:table-row>
        <table:table-row table:style-name="ro1">
          <table:table-cell office:value-type="float" office:value="25.69192" calcext:value-type="float">
            <text:p>25.69192</text:p>
          </table:table-cell>
          <table:table-cell office:value-type="float" office:value="21.3069" calcext:value-type="float">
            <text:p>21.3069</text:p>
          </table:table-cell>
          <table:table-cell office:value-type="float" office:value="28.86945" calcext:value-type="float">
            <text:p>28.86945</text:p>
          </table:table-cell>
          <table:table-cell office:value-type="float" office:value="22.23038" calcext:value-type="float">
            <text:p>22.23038</text:p>
          </table:table-cell>
          <table:table-cell office:value-type="float" office:value="25.38343" calcext:value-type="float">
            <text:p>25.38343</text:p>
          </table:table-cell>
          <table:table-cell office:value-type="float" office:value="20.28517" calcext:value-type="float">
            <text:p>20.28517</text:p>
          </table:table-cell>
          <table:table-cell office:value-type="float" office:value="20.17824" calcext:value-type="float">
            <text:p>20.17824</text:p>
          </table:table-cell>
          <table:table-cell office:value-type="float" office:value="21.07082" calcext:value-type="float">
            <text:p>21.07082</text:p>
          </table:table-cell>
          <table:table-cell office:value-type="float" office:value="21.8973" calcext:value-type="float">
            <text:p>21.8973</text:p>
          </table:table-cell>
          <table:table-cell office:value-type="float" office:value="23.08842" calcext:value-type="float">
            <text:p>23.08842</text:p>
          </table:table-cell>
          <table:table-cell office:value-type="float" office:value="32.02924" calcext:value-type="float">
            <text:p>32.02924</text:p>
          </table:table-cell>
          <table:table-cell office:value-type="float" office:value="22.44896" calcext:value-type="float">
            <text:p>22.44896</text:p>
          </table:table-cell>
          <table:table-cell office:value-type="float" office:value="22.28798" calcext:value-type="float">
            <text:p>22.28798</text:p>
          </table:table-cell>
          <table:table-cell office:value-type="float" office:value="22.10446" calcext:value-type="float">
            <text:p>22.10446</text:p>
          </table:table-cell>
          <table:table-cell office:value-type="float" office:value="23.66624" calcext:value-type="float">
            <text:p>23.66624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41.73986" calcext:value-type="float">
            <text:p>41.73986</text:p>
          </table:table-cell>
          <table:table-cell office:value-type="float" office:value="41.50522" calcext:value-type="float">
            <text:p>41.50522</text:p>
          </table:table-cell>
          <table:table-cell office:value-type="float" office:value="22.4606" calcext:value-type="float">
            <text:p>22.4606</text:p>
          </table:table-cell>
          <table:table-cell office:value-type="float" office:value="20.80101" calcext:value-type="float">
            <text:p>20.80101</text:p>
          </table:table-cell>
          <table:table-cell table:number-columns-repeated="9"/>
        </table:table-row>
        <table:table-row table:style-name="ro1">
          <table:table-cell office:value-type="float" office:value="25.20262" calcext:value-type="float">
            <text:p>25.20262</text:p>
          </table:table-cell>
          <table:table-cell office:value-type="float" office:value="21.01013" calcext:value-type="float">
            <text:p>21.01013</text:p>
          </table:table-cell>
          <table:table-cell office:value-type="float" office:value="28.46423" calcext:value-type="float">
            <text:p>28.46423</text:p>
          </table:table-cell>
          <table:table-cell office:value-type="float" office:value="21.89952" calcext:value-type="float">
            <text:p>21.89952</text:p>
          </table:table-cell>
          <table:table-cell office:value-type="float" office:value="24.98946" calcext:value-type="float">
            <text:p>24.98946</text:p>
          </table:table-cell>
          <table:table-cell office:value-type="float" office:value="19.97941" calcext:value-type="float">
            <text:p>19.97941</text:p>
          </table:table-cell>
          <table:table-cell office:value-type="float" office:value="19.75438" calcext:value-type="float">
            <text:p>19.75438</text:p>
          </table:table-cell>
          <table:table-cell office:value-type="float" office:value="20.64676" calcext:value-type="float">
            <text:p>20.64676</text:p>
          </table:table-cell>
          <table:table-cell office:value-type="float" office:value="21.4718" calcext:value-type="float">
            <text:p>21.4718</text:p>
          </table:table-cell>
          <table:table-cell office:value-type="float" office:value="22.63412" calcext:value-type="float">
            <text:p>22.63412</text:p>
          </table:table-cell>
          <table:table-cell office:value-type="float" office:value="31.58277" calcext:value-type="float">
            <text:p>31.58277</text:p>
          </table:table-cell>
          <table:table-cell office:value-type="float" office:value="22.01388" calcext:value-type="float">
            <text:p>22.01388</text:p>
          </table:table-cell>
          <table:table-cell office:value-type="float" office:value="21.85472" calcext:value-type="float">
            <text:p>21.85472</text:p>
          </table:table-cell>
          <table:table-cell office:value-type="float" office:value="21.67745" calcext:value-type="float">
            <text:p>21.67745</text:p>
          </table:table-cell>
          <table:table-cell office:value-type="float" office:value="23.22408" calcext:value-type="float">
            <text:p>23.22408</text:p>
          </table:table-cell>
          <table:table-cell office:value-type="float" office:value="22.07286" calcext:value-type="float">
            <text:p>22.07286</text:p>
          </table:table-cell>
          <table:table-cell office:value-type="float" office:value="41.15775" calcext:value-type="float">
            <text:p>41.15775</text:p>
          </table:table-cell>
          <table:table-cell office:value-type="float" office:value="40.90492" calcext:value-type="float">
            <text:p>40.90492</text:p>
          </table:table-cell>
          <table:table-cell office:value-type="float" office:value="22.1337" calcext:value-type="float">
            <text:p>22.1337</text:p>
          </table:table-cell>
          <table:table-cell office:value-type="float" office:value="20.36684" calcext:value-type="float">
            <text:p>20.36684</text:p>
          </table:table-cell>
          <table:table-cell table:number-columns-repeated="9"/>
        </table:table-row>
        <table:table-row table:style-name="ro1">
          <table:table-cell office:value-type="float" office:value="24.86656" calcext:value-type="float">
            <text:p>24.86656</text:p>
          </table:table-cell>
          <table:table-cell office:value-type="float" office:value="20.5503" calcext:value-type="float">
            <text:p>20.5503</text:p>
          </table:table-cell>
          <table:table-cell office:value-type="float" office:value="27.99866" calcext:value-type="float">
            <text:p>27.99866</text:p>
          </table:table-cell>
          <table:table-cell office:value-type="float" office:value="21.46681" calcext:value-type="float">
            <text:p>21.46681</text:p>
          </table:table-cell>
          <table:table-cell office:value-type="float" office:value="24.54111" calcext:value-type="float">
            <text:p>24.54111</text:p>
          </table:table-cell>
          <table:table-cell office:value-type="float" office:value="19.51903" calcext:value-type="float">
            <text:p>19.51903</text:p>
          </table:table-cell>
          <table:table-cell office:value-type="float" office:value="19.4124" calcext:value-type="float">
            <text:p>19.4124</text:p>
          </table:table-cell>
          <table:table-cell office:value-type="float" office:value="20.31517" calcext:value-type="float">
            <text:p>20.31517</text:p>
          </table:table-cell>
          <table:table-cell office:value-type="float" office:value="21.12601" calcext:value-type="float">
            <text:p>21.12601</text:p>
          </table:table-cell>
          <table:table-cell office:value-type="float" office:value="22.26435" calcext:value-type="float">
            <text:p>22.26435</text:p>
          </table:table-cell>
          <table:table-cell office:value-type="float" office:value="31.16499" calcext:value-type="float">
            <text:p>31.16499</text:p>
          </table:table-cell>
          <table:table-cell office:value-type="float" office:value="21.67931" calcext:value-type="float">
            <text:p>21.67931</text:p>
          </table:table-cell>
          <table:table-cell office:value-type="float" office:value="21.54919" calcext:value-type="float">
            <text:p>21.54919</text:p>
          </table:table-cell>
          <table:table-cell office:value-type="float" office:value="21.34497" calcext:value-type="float">
            <text:p>21.34497</text:p>
          </table:table-cell>
          <table:table-cell office:value-type="float" office:value="22.917" calcext:value-type="float">
            <text:p>22.917</text:p>
          </table:table-cell>
          <table:table-cell office:value-type="float" office:value="21.5853" calcext:value-type="float">
            <text:p>21.5853</text:p>
          </table:table-cell>
          <table:table-cell office:value-type="float" office:value="40.61811" calcext:value-type="float">
            <text:p>40.61811</text:p>
          </table:table-cell>
          <table:table-cell office:value-type="float" office:value="40.22114" calcext:value-type="float">
            <text:p>40.22114</text:p>
          </table:table-cell>
          <table:table-cell office:value-type="float" office:value="21.65275" calcext:value-type="float">
            <text:p>21.65275</text:p>
          </table:table-cell>
          <table:table-cell office:value-type="float" office:value="20.06267" calcext:value-type="float">
            <text:p>20.06267</text:p>
          </table:table-cell>
          <table:table-cell table:number-columns-repeated="9"/>
        </table:table-row>
        <table:table-row table:style-name="ro1">
          <table:table-cell office:value-type="float" office:value="24.3657" calcext:value-type="float">
            <text:p>24.3657</text:p>
          </table:table-cell>
          <table:table-cell office:value-type="float" office:value="20.24003" calcext:value-type="float">
            <text:p>20.24003</text:p>
          </table:table-cell>
          <table:table-cell office:value-type="float" office:value="27.58037" calcext:value-type="float">
            <text:p>27.58037</text:p>
          </table:table-cell>
          <table:table-cell office:value-type="float" office:value="21.12662" calcext:value-type="float">
            <text:p>21.12662</text:p>
          </table:table-cell>
          <table:table-cell office:value-type="float" office:value="24.14715" calcext:value-type="float">
            <text:p>24.14715</text:p>
          </table:table-cell>
          <table:table-cell office:value-type="float" office:value="19.2082" calcext:value-type="float">
            <text:p>19.2082</text:p>
          </table:table-cell>
          <table:table-cell office:value-type="float" office:value="18.98492" calcext:value-type="float">
            <text:p>18.98492</text:p>
          </table:table-cell>
          <table:table-cell office:value-type="float" office:value="19.8775" calcext:value-type="float">
            <text:p>19.8775</text:p>
          </table:table-cell>
          <table:table-cell office:value-type="float" office:value="20.69971" calcext:value-type="float">
            <text:p>20.69971</text:p>
          </table:table-cell>
          <table:table-cell office:value-type="float" office:value="21.81219" calcext:value-type="float">
            <text:p>21.81219</text:p>
          </table:table-cell>
          <table:table-cell office:value-type="float" office:value="30.70593" calcext:value-type="float">
            <text:p>30.70593</text:p>
          </table:table-cell>
          <table:table-cell office:value-type="float" office:value="21.24663" calcext:value-type="float">
            <text:p>21.24663</text:p>
          </table:table-cell>
          <table:table-cell office:value-type="float" office:value="21.09112" calcext:value-type="float">
            <text:p>21.09112</text:p>
          </table:table-cell>
          <table:table-cell office:value-type="float" office:value="20.91498" calcext:value-type="float">
            <text:p>20.91498</text:p>
          </table:table-cell>
          <table:table-cell office:value-type="float" office:value="22.4633" calcext:value-type="float">
            <text:p>22.4633</text:p>
          </table:table-cell>
          <table:table-cell office:value-type="float" office:value="21.26988" calcext:value-type="float">
            <text:p>21.26988</text:p>
          </table:table-cell>
          <table:table-cell office:value-type="float" office:value="40.01558" calcext:value-type="float">
            <text:p>40.01558</text:p>
          </table:table-cell>
          <table:table-cell office:value-type="float" office:value="39.60436" calcext:value-type="float">
            <text:p>39.60436</text:p>
          </table:table-cell>
          <table:table-cell office:value-type="float" office:value="21.32906" calcext:value-type="float">
            <text:p>21.32906</text:p>
          </table:table-cell>
          <table:table-cell office:value-type="float" office:value="19.59676" calcext:value-type="float">
            <text:p>19.59676</text:p>
          </table:table-cell>
          <table:table-cell table:number-columns-repeated="9"/>
        </table:table-row>
        <table:table-row table:style-name="ro1">
          <table:table-cell office:value-type="float" office:value="24.02111" calcext:value-type="float">
            <text:p>24.02111</text:p>
          </table:table-cell>
          <table:table-cell office:value-type="float" office:value="19.77472" calcext:value-type="float">
            <text:p>19.77472</text:p>
          </table:table-cell>
          <table:table-cell office:value-type="float" office:value="27.10522" calcext:value-type="float">
            <text:p>27.10522</text:p>
          </table:table-cell>
          <table:table-cell office:value-type="float" office:value="20.69071" calcext:value-type="float">
            <text:p>20.69071</text:p>
          </table:table-cell>
          <table:table-cell office:value-type="float" office:value="23.70269" calcext:value-type="float">
            <text:p>23.70269</text:p>
          </table:table-cell>
          <table:table-cell office:value-type="float" office:value="18.74222" calcext:value-type="float">
            <text:p>18.74222</text:p>
          </table:table-cell>
          <table:table-cell office:value-type="float" office:value="18.64768" calcext:value-type="float">
            <text:p>18.64768</text:p>
          </table:table-cell>
          <table:table-cell office:value-type="float" office:value="19.5506" calcext:value-type="float">
            <text:p>19.5506</text:p>
          </table:table-cell>
          <table:table-cell office:value-type="float" office:value="20.36429" calcext:value-type="float">
            <text:p>20.36429</text:p>
          </table:table-cell>
          <table:table-cell office:value-type="float" office:value="21.45488" calcext:value-type="float">
            <text:p>21.45488</text:p>
          </table:table-cell>
          <table:table-cell office:value-type="float" office:value="30.27174" calcext:value-type="float">
            <text:p>30.27174</text:p>
          </table:table-cell>
          <table:table-cell office:value-type="float" office:value="20.91709" calcext:value-type="float">
            <text:p>20.91709</text:p>
          </table:table-cell>
          <table:table-cell office:value-type="float" office:value="20.78183" calcext:value-type="float">
            <text:p>20.78183</text:p>
          </table:table-cell>
          <table:table-cell office:value-type="float" office:value="20.58724" calcext:value-type="float">
            <text:p>20.58724</text:p>
          </table:table-cell>
          <table:table-cell office:value-type="float" office:value="22.16449" calcext:value-type="float">
            <text:p>22.16449</text:p>
          </table:table-cell>
          <table:table-cell office:value-type="float" office:value="20.79567" calcext:value-type="float">
            <text:p>20.79567</text:p>
          </table:table-cell>
          <table:table-cell office:value-type="float" office:value="39.47235" calcext:value-type="float">
            <text:p>39.47235</text:p>
          </table:table-cell>
          <table:table-cell office:value-type="float" office:value="38.90636" calcext:value-type="float">
            <text:p>38.90636</text:p>
          </table:table-cell>
          <table:table-cell office:value-type="float" office:value="20.85354" calcext:value-type="float">
            <text:p>20.85354</text:p>
          </table:table-cell>
          <table:table-cell office:value-type="float" office:value="19.29728" calcext:value-type="float">
            <text:p>19.29728</text:p>
          </table:table-cell>
          <table:table-cell table:number-columns-repeated="9"/>
        </table:table-row>
        <table:table-row table:style-name="ro1">
          <table:table-cell office:value-type="float" office:value="23.52257" calcext:value-type="float">
            <text:p>23.52257</text:p>
          </table:table-cell>
          <table:table-cell office:value-type="float" office:value="19.4689" calcext:value-type="float">
            <text:p>19.4689</text:p>
          </table:table-cell>
          <table:table-cell office:value-type="float" office:value="26.67051" calcext:value-type="float">
            <text:p>26.67051</text:p>
          </table:table-cell>
          <table:table-cell office:value-type="float" office:value="20.3563" calcext:value-type="float">
            <text:p>20.3563</text:p>
          </table:table-cell>
          <table:table-cell office:value-type="float" office:value="23.31593" calcext:value-type="float">
            <text:p>23.31593</text:p>
          </table:table-cell>
          <table:table-cell office:value-type="float" office:value="18.436" calcext:value-type="float">
            <text:p>18.436</text:p>
          </table:table-cell>
          <table:table-cell office:value-type="float" office:value="18.21469" calcext:value-type="float">
            <text:p>18.21469</text:p>
          </table:table-cell>
          <table:table-cell office:value-type="float" office:value="19.11865" calcext:value-type="float">
            <text:p>19.11865</text:p>
          </table:table-cell>
          <table:table-cell office:value-type="float" office:value="19.93242" calcext:value-type="float">
            <text:p>19.93242</text:p>
          </table:table-cell>
          <table:table-cell office:value-type="float" office:value="21.00553" calcext:value-type="float">
            <text:p>21.00553</text:p>
          </table:table-cell>
          <table:table-cell office:value-type="float" office:value="29.79073" calcext:value-type="float">
            <text:p>29.79073</text:p>
          </table:table-cell>
          <table:table-cell office:value-type="float" office:value="20.48305" calcext:value-type="float">
            <text:p>20.48305</text:p>
          </table:table-cell>
          <table:table-cell office:value-type="float" office:value="20.31813" calcext:value-type="float">
            <text:p>20.31813</text:p>
          </table:table-cell>
          <table:table-cell office:value-type="float" office:value="20.15332" calcext:value-type="float">
            <text:p>20.15332</text:p>
          </table:table-cell>
          <table:table-cell office:value-type="float" office:value="21.70544" calcext:value-type="float">
            <text:p>21.70544</text:p>
          </table:table-cell>
          <table:table-cell office:value-type="float" office:value="20.48166" calcext:value-type="float">
            <text:p>20.48166</text:p>
          </table:table-cell>
          <table:table-cell office:value-type="float" office:value="38.87431" calcext:value-type="float">
            <text:p>38.87431</text:p>
          </table:table-cell>
          <table:table-cell office:value-type="float" office:value="38.27952" calcext:value-type="float">
            <text:p>38.27952</text:p>
          </table:table-cell>
          <table:table-cell office:value-type="float" office:value="20.54844" calcext:value-type="float">
            <text:p>20.54844</text:p>
          </table:table-cell>
          <table:table-cell office:value-type="float" office:value="18.83544" calcext:value-type="float">
            <text:p>18.83544</text:p>
          </table:table-cell>
          <table:table-cell table:number-columns-repeated="9"/>
        </table:table-row>
        <table:table-row table:style-name="ro1">
          <table:table-cell office:value-type="float" office:value="23.18938" calcext:value-type="float">
            <text:p>23.18938</text:p>
          </table:table-cell>
          <table:table-cell office:value-type="float" office:value="19.01116" calcext:value-type="float">
            <text:p>19.01116</text:p>
          </table:table-cell>
          <table:table-cell office:value-type="float" office:value="26.18391" calcext:value-type="float">
            <text:p>26.18391</text:p>
          </table:table-cell>
          <table:table-cell office:value-type="float" office:value="19.92791" calcext:value-type="float">
            <text:p>19.92791</text:p>
          </table:table-cell>
          <table:table-cell office:value-type="float" office:value="22.8617" calcext:value-type="float">
            <text:p>22.8617</text:p>
          </table:table-cell>
          <table:table-cell office:value-type="float" office:value="17.97783" calcext:value-type="float">
            <text:p>17.97783</text:p>
          </table:table-cell>
          <table:table-cell office:value-type="float" office:value="17.88204" calcext:value-type="float">
            <text:p>17.88204</text:p>
          </table:table-cell>
          <table:table-cell office:value-type="float" office:value="18.77475" calcext:value-type="float">
            <text:p>18.77475</text:p>
          </table:table-cell>
          <table:table-cell office:value-type="float" office:value="19.60135" calcext:value-type="float">
            <text:p>19.60135</text:p>
          </table:table-cell>
          <table:table-cell office:value-type="float" office:value="20.66162" calcext:value-type="float">
            <text:p>20.66162</text:p>
          </table:table-cell>
          <table:table-cell office:value-type="float" office:value="29.34036" calcext:value-type="float">
            <text:p>29.34036</text:p>
          </table:table-cell>
          <table:table-cell office:value-type="float" office:value="20.14872" calcext:value-type="float">
            <text:p>20.14872</text:p>
          </table:table-cell>
          <table:table-cell office:value-type="float" office:value="20.01322" calcext:value-type="float">
            <text:p>20.01322</text:p>
          </table:table-cell>
          <table:table-cell office:value-type="float" office:value="19.81851" calcext:value-type="float">
            <text:p>19.81851</text:p>
          </table:table-cell>
          <table:table-cell office:value-type="float" office:value="21.39968" calcext:value-type="float">
            <text:p>21.39968</text:p>
          </table:table-cell>
          <table:table-cell office:value-type="float" office:value="20.01491" calcext:value-type="float">
            <text:p>20.01491</text:p>
          </table:table-cell>
          <table:table-cell office:value-type="float" office:value="38.31821" calcext:value-type="float">
            <text:p>38.31821</text:p>
          </table:table-cell>
          <table:table-cell office:value-type="float" office:value="37.56824" calcext:value-type="float">
            <text:p>37.56824</text:p>
          </table:table-cell>
          <table:table-cell office:value-type="float" office:value="20.08238" calcext:value-type="float">
            <text:p>20.08238</text:p>
          </table:table-cell>
          <table:table-cell office:value-type="float" office:value="18.52078" calcext:value-type="float">
            <text:p>18.52078</text:p>
          </table:table-cell>
          <table:table-cell table:number-columns-repeated="9"/>
        </table:table-row>
        <table:table-row table:style-name="ro1">
          <table:table-cell office:value-type="float" office:value="22.6839" calcext:value-type="float">
            <text:p>22.6839</text:p>
          </table:table-cell>
          <table:table-cell office:value-type="float" office:value="18.69641" calcext:value-type="float">
            <text:p>18.69641</text:p>
          </table:table-cell>
          <table:table-cell office:value-type="float" office:value="25.74687" calcext:value-type="float">
            <text:p>25.74687</text:p>
          </table:table-cell>
          <table:table-cell office:value-type="float" office:value="19.58793" calcext:value-type="float">
            <text:p>19.58793</text:p>
          </table:table-cell>
          <table:table-cell office:value-type="float" office:value="22.47665" calcext:value-type="float">
            <text:p>22.47665</text:p>
          </table:table-cell>
          <table:table-cell office:value-type="float" office:value="17.66443" calcext:value-type="float">
            <text:p>17.66443</text:p>
          </table:table-cell>
          <table:table-cell office:value-type="float" office:value="17.4467" calcext:value-type="float">
            <text:p>17.4467</text:p>
          </table:table-cell>
          <table:table-cell office:value-type="float" office:value="18.33854" calcext:value-type="float">
            <text:p>18.33854</text:p>
          </table:table-cell>
          <table:table-cell office:value-type="float" office:value="19.16524" calcext:value-type="float">
            <text:p>19.16524</text:p>
          </table:table-cell>
          <table:table-cell office:value-type="float" office:value="20.21565" calcext:value-type="float">
            <text:p>20.21565</text:p>
          </table:table-cell>
          <table:table-cell office:value-type="float" office:value="28.84999" calcext:value-type="float">
            <text:p>28.84999</text:p>
          </table:table-cell>
          <table:table-cell office:value-type="float" office:value="19.72043" calcext:value-type="float">
            <text:p>19.72043</text:p>
          </table:table-cell>
          <table:table-cell office:value-type="float" office:value="19.55694" calcext:value-type="float">
            <text:p>19.55694</text:p>
          </table:table-cell>
          <table:table-cell office:value-type="float" office:value="19.38045" calcext:value-type="float">
            <text:p>19.38045</text:p>
          </table:table-cell>
          <table:table-cell office:value-type="float" office:value="20.94904" calcext:value-type="float">
            <text:p>20.94904</text:p>
          </table:table-cell>
          <table:table-cell office:value-type="float" office:value="19.70901" calcext:value-type="float">
            <text:p>19.70901</text:p>
          </table:table-cell>
          <table:table-cell office:value-type="float" office:value="37.69926" calcext:value-type="float">
            <text:p>37.69926</text:p>
          </table:table-cell>
          <table:table-cell office:value-type="float" office:value="36.94028" calcext:value-type="float">
            <text:p>36.94028</text:p>
          </table:table-cell>
          <table:table-cell office:value-type="float" office:value="19.76478" calcext:value-type="float">
            <text:p>19.76478</text:p>
          </table:table-cell>
          <table:table-cell office:value-type="float" office:value="18.05489" calcext:value-type="float">
            <text:p>18.05489</text:p>
          </table:table-cell>
          <table:table-cell table:number-columns-repeated="9"/>
        </table:table-row>
        <table:table-row table:style-name="ro1">
          <table:table-cell office:value-type="float" office:value="22.3478" calcext:value-type="float">
            <text:p>22.3478</text:p>
          </table:table-cell>
          <table:table-cell office:value-type="float" office:value="18.23445" calcext:value-type="float">
            <text:p>18.23445</text:p>
          </table:table-cell>
          <table:table-cell office:value-type="float" office:value="25.25391" calcext:value-type="float">
            <text:p>25.25391</text:p>
          </table:table-cell>
          <table:table-cell office:value-type="float" office:value="19.15502" calcext:value-type="float">
            <text:p>19.15502</text:p>
          </table:table-cell>
          <table:table-cell office:value-type="float" office:value="22.02448" calcext:value-type="float">
            <text:p>22.02448</text:p>
          </table:table-cell>
          <table:table-cell office:value-type="float" office:value="17.20216" calcext:value-type="float">
            <text:p>17.20216</text:p>
          </table:table-cell>
          <table:table-cell office:value-type="float" office:value="17.10704" calcext:value-type="float">
            <text:p>17.10704</text:p>
          </table:table-cell>
          <table:table-cell office:value-type="float" office:value="17.99902" calcext:value-type="float">
            <text:p>17.9990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9.90569" calcext:value-type="float">
            <text:p>19.90569</text:p>
          </table:table-cell>
          <table:table-cell office:value-type="float" office:value="28.39316" calcext:value-type="float">
            <text:p>28.39316</text:p>
          </table:table-cell>
          <table:table-cell office:value-type="float" office:value="19.38057" calcext:value-type="float">
            <text:p>19.38057</text:p>
          </table:table-cell>
          <table:table-cell office:value-type="float" office:value="19.24323" calcext:value-type="float">
            <text:p>19.24323</text:p>
          </table:table-cell>
          <table:table-cell office:value-type="float" office:value="19.07809" calcext:value-type="float">
            <text:p>19.07809</text:p>
          </table:table-cell>
          <table:table-cell office:value-type="float" office:value="20.63635" calcext:value-type="float">
            <text:p>20.63635</text:p>
          </table:table-cell>
          <table:table-cell office:value-type="float" office:value="19.24127" calcext:value-type="float">
            <text:p>19.24127</text:p>
          </table:table-cell>
          <table:table-cell office:value-type="float" office:value="37.11642" calcext:value-type="float">
            <text:p>37.11642</text:p>
          </table:table-cell>
          <table:table-cell office:value-type="float" office:value="36.23738" calcext:value-type="float">
            <text:p>36.23738</text:p>
          </table:table-cell>
          <table:table-cell office:value-type="float" office:value="19.30863" calcext:value-type="float">
            <text:p>19.30863</text:p>
          </table:table-cell>
          <table:table-cell office:value-type="float" office:value="17.74291" calcext:value-type="float">
            <text:p>17.74291</text:p>
          </table:table-cell>
          <table:table-cell table:number-columns-repeated="9"/>
        </table:table-row>
        <table:table-row table:style-name="ro1">
          <table:table-cell office:value-type="float" office:value="21.8551" calcext:value-type="float">
            <text:p>21.8551</text:p>
          </table:table-cell>
          <table:table-cell office:value-type="float" office:value="17.92545" calcext:value-type="float">
            <text:p>17.92545</text:p>
          </table:table-cell>
          <table:table-cell office:value-type="float" office:value="24.89159" calcext:value-type="float">
            <text:p>24.89159</text:p>
          </table:table-cell>
          <table:table-cell office:value-type="float" office:value="18.81903" calcext:value-type="float">
            <text:p>18.81903</text:p>
          </table:table-cell>
          <table:table-cell office:value-type="float" office:value="21.65322" calcext:value-type="float">
            <text:p>21.65322</text:p>
          </table:table-cell>
          <table:table-cell office:value-type="float" office:value="16.89162" calcext:value-type="float">
            <text:p>16.89162</text:p>
          </table:table-cell>
          <table:table-cell office:value-type="float" office:value="16.67736" calcext:value-type="float">
            <text:p>16.67736</text:p>
          </table:table-cell>
          <table:table-cell office:value-type="float" office:value="17.56812" calcext:value-type="float">
            <text:p>17.56812</text:p>
          </table:table-cell>
          <table:table-cell office:value-type="float" office:value="18.39902" calcext:value-type="float">
            <text:p>18.39902</text:p>
          </table:table-cell>
          <table:table-cell office:value-type="float" office:value="19.44379" calcext:value-type="float">
            <text:p>19.44379</text:p>
          </table:table-cell>
          <table:table-cell office:value-type="float" office:value="27.88379" calcext:value-type="float">
            <text:p>27.88379</text:p>
          </table:table-cell>
          <table:table-cell office:value-type="float" office:value="18.94782" calcext:value-type="float">
            <text:p>18.94782</text:p>
          </table:table-cell>
          <table:table-cell office:value-type="float" office:value="18.78264" calcext:value-type="float">
            <text:p>18.78264</text:p>
          </table:table-cell>
          <table:table-cell office:value-type="float" office:value="18.61744" calcext:value-type="float">
            <text:p>18.61744</text:p>
          </table:table-cell>
          <table:table-cell office:value-type="float" office:value="20.182" calcext:value-type="float">
            <text:p>20.182</text:p>
          </table:table-cell>
          <table:table-cell office:value-type="float" office:value="18.92794" calcext:value-type="float">
            <text:p>18.92794</text:p>
          </table:table-cell>
          <table:table-cell office:value-type="float" office:value="36.47551" calcext:value-type="float">
            <text:p>36.47551</text:p>
          </table:table-cell>
          <table:table-cell office:value-type="float" office:value="35.62338" calcext:value-type="float">
            <text:p>35.62338</text:p>
          </table:table-cell>
          <table:table-cell office:value-type="float" office:value="18.99528" calcext:value-type="float">
            <text:p>18.99528</text:p>
          </table:table-cell>
          <table:table-cell office:value-type="float" office:value="17.28418" calcext:value-type="float">
            <text:p>17.28418</text:p>
          </table:table-cell>
          <table:table-cell table:number-columns-repeated="9"/>
        </table:table-row>
        <table:table-row table:style-name="ro1">
          <table:table-cell office:value-type="float" office:value="21.52016" calcext:value-type="float">
            <text:p>21.52016</text:p>
          </table:table-cell>
          <table:table-cell office:value-type="float" office:value="17.46878" calcext:value-type="float">
            <text:p>17.46878</text:p>
          </table:table-cell>
          <table:table-cell office:value-type="float" office:value="24.33088" calcext:value-type="float">
            <text:p>24.33088</text:p>
          </table:table-cell>
          <table:table-cell office:value-type="float" office:value="18.38137" calcext:value-type="float">
            <text:p>18.38137</text:p>
          </table:table-cell>
          <table:table-cell office:value-type="float" office:value="21.20072" calcext:value-type="float">
            <text:p>21.20072</text:p>
          </table:table-cell>
          <table:table-cell office:value-type="float" office:value="16.435" calcext:value-type="float">
            <text:p>16.435</text:p>
          </table:table-cell>
          <table:table-cell office:value-type="float" office:value="16.33202" calcext:value-type="float">
            <text:p>16.33202</text:p>
          </table:table-cell>
          <table:table-cell office:value-type="float" office:value="17.23268" calcext:value-type="float">
            <text:p>17.23268</text:p>
          </table:table-cell>
          <table:table-cell office:value-type="float" office:value="18.0647" calcext:value-type="float">
            <text:p>18.0647</text:p>
          </table:table-cell>
          <table:table-cell office:value-type="float" office:value="19.12934" calcext:value-type="float">
            <text:p>19.12934</text:p>
          </table:table-cell>
          <table:table-cell office:value-type="float" office:value="27.49181" calcext:value-type="float">
            <text:p>27.49181</text:p>
          </table:table-cell>
          <table:table-cell office:value-type="float" office:value="18.61065" calcext:value-type="float">
            <text:p>18.61065</text:p>
          </table:table-cell>
          <table:table-cell office:value-type="float" office:value="18.47451" calcext:value-type="float">
            <text:p>18.47451</text:p>
          </table:table-cell>
          <table:table-cell office:value-type="float" office:value="18.30926" calcext:value-type="float">
            <text:p>18.30926</text:p>
          </table:table-cell>
          <table:table-cell office:value-type="float" office:value="19.87398" calcext:value-type="float">
            <text:p>19.87398</text:p>
          </table:table-cell>
          <table:table-cell office:value-type="float" office:value="18.46721" calcext:value-type="float">
            <text:p>18.46721</text:p>
          </table:table-cell>
          <table:table-cell office:value-type="float" office:value="35.86311" calcext:value-type="float">
            <text:p>35.86311</text:p>
          </table:table-cell>
          <table:table-cell office:value-type="float" office:value="34.92009" calcext:value-type="float">
            <text:p>34.92009</text:p>
          </table:table-cell>
          <table:table-cell office:value-type="float" office:value="18.52295" calcext:value-type="float">
            <text:p>18.52295</text:p>
          </table:table-cell>
          <table:table-cell office:value-type="float" office:value="16.96646" calcext:value-type="float">
            <text:p>16.96646</text:p>
          </table:table-cell>
          <table:table-cell table:number-columns-repeated="9"/>
        </table:table-row>
        <table:table-row table:style-name="ro1">
          <table:table-cell office:value-type="float" office:value="21.03088" calcext:value-type="float">
            <text:p>21.03088</text:p>
          </table:table-cell>
          <table:table-cell office:value-type="float" office:value="17.15366" calcext:value-type="float">
            <text:p>17.15366</text:p>
          </table:table-cell>
          <table:table-cell office:value-type="float" office:value="23.96477" calcext:value-type="float">
            <text:p>23.96477</text:p>
          </table:table-cell>
          <table:table-cell office:value-type="float" office:value="18.04799" calcext:value-type="float">
            <text:p>18.04799</text:p>
          </table:table-cell>
          <table:table-cell office:value-type="float" office:value="20.8335" calcext:value-type="float">
            <text:p>20.8335</text:p>
          </table:table-cell>
          <table:table-cell office:value-type="float" office:value="16.12001" calcext:value-type="float">
            <text:p>16.12001</text:p>
          </table:table-cell>
          <table:table-cell office:value-type="float" office:value="15.89791" calcext:value-type="float">
            <text:p>15.89791</text:p>
          </table:table-cell>
          <table:table-cell office:value-type="float" office:value="16.79707" calcext:value-type="float">
            <text:p>16.79707</text:p>
          </table:table-cell>
          <table:table-cell office:value-type="float" office:value="17.63042" calcext:value-type="float">
            <text:p>17.63042</text:p>
          </table:table-cell>
          <table:table-cell office:value-type="float" office:value="18.66575" calcext:value-type="float">
            <text:p>18.66575</text:p>
          </table:table-cell>
          <table:table-cell office:value-type="float" office:value="26.90562" calcext:value-type="float">
            <text:p>26.90562</text:p>
          </table:table-cell>
          <table:table-cell office:value-type="float" office:value="18.17452" calcext:value-type="float">
            <text:p>18.17452</text:p>
          </table:table-cell>
          <table:table-cell office:value-type="float" office:value="18.0093" calcext:value-type="float">
            <text:p>18.0093</text:p>
          </table:table-cell>
          <table:table-cell office:value-type="float" office:value="17.84401" calcext:value-type="float">
            <text:p>17.84401</text:p>
          </table:table-cell>
          <table:table-cell office:value-type="float" office:value="19.41568" calcext:value-type="float">
            <text:p>19.41568</text:p>
          </table:table-cell>
          <table:table-cell office:value-type="float" office:value="18.1579" calcext:value-type="float">
            <text:p>18.1579</text:p>
          </table:table-cell>
          <table:table-cell office:value-type="float" office:value="35.21359" calcext:value-type="float">
            <text:p>35.21359</text:p>
          </table:table-cell>
          <table:table-cell office:value-type="float" office:value="34.28941" calcext:value-type="float">
            <text:p>34.28941</text:p>
          </table:table-cell>
          <table:table-cell office:value-type="float" office:value="18.2136" calcext:value-type="float">
            <text:p>18.2136</text:p>
          </table:table-cell>
          <table:table-cell office:value-type="float" office:value="16.50302" calcext:value-type="float">
            <text:p>16.50302</text:p>
          </table:table-cell>
          <table:table-cell table:number-columns-repeated="9"/>
        </table:table-row>
        <table:table-row table:style-name="ro1">
          <table:table-cell office:value-type="float" office:value="20.7045" calcext:value-type="float">
            <text:p>20.7045</text:p>
          </table:table-cell>
          <table:table-cell office:value-type="float" office:value="16.70328" calcext:value-type="float">
            <text:p>16.70328</text:p>
          </table:table-cell>
          <table:table-cell office:value-type="float" office:value="23.40412" calcext:value-type="float">
            <text:p>23.40412</text:p>
          </table:table-cell>
          <table:table-cell office:value-type="float" office:value="17.62748" calcext:value-type="float">
            <text:p>17.62748</text:p>
          </table:table-cell>
          <table:table-cell office:value-type="float" office:value="20.38305" calcext:value-type="float">
            <text:p>20.38305</text:p>
          </table:table-cell>
          <table:table-cell office:value-type="float" office:value="15.66988" calcext:value-type="float">
            <text:p>15.66988</text:p>
          </table:table-cell>
          <table:table-cell office:value-type="float" office:value="15.58744" calcext:value-type="float">
            <text:p>15.58744</text:p>
          </table:table-cell>
          <table:table-cell office:value-type="float" office:value="16.47662" calcext:value-type="float">
            <text:p>16.47662</text:p>
          </table:table-cell>
          <table:table-cell office:value-type="float" office:value="17.3109" calcext:value-type="float">
            <text:p>17.3109</text:p>
          </table:table-cell>
          <table:table-cell office:value-type="float" office:value="18.35569" calcext:value-type="float">
            <text:p>18.35569</text:p>
          </table:table-cell>
          <table:table-cell office:value-type="float" office:value="26.50516" calcext:value-type="float">
            <text:p>26.50516</text:p>
          </table:table-cell>
          <table:table-cell office:value-type="float" office:value="17.86898" calcext:value-type="float">
            <text:p>17.86898</text:p>
          </table:table-cell>
          <table:table-cell office:value-type="float" office:value="17.70493" calcext:value-type="float">
            <text:p>17.70493</text:p>
          </table:table-cell>
          <table:table-cell office:value-type="float" office:value="17.53853" calcext:value-type="float">
            <text:p>17.53853</text:p>
          </table:table-cell>
          <table:table-cell office:value-type="float" office:value="19.10072" calcext:value-type="float">
            <text:p>19.10072</text:p>
          </table:table-cell>
          <table:table-cell office:value-type="float" office:value="17.69076" calcext:value-type="float">
            <text:p>17.69076</text:p>
          </table:table-cell>
          <table:table-cell office:value-type="float" office:value="34.58903" calcext:value-type="float">
            <text:p>34.58903</text:p>
          </table:table-cell>
          <table:table-cell office:value-type="float" office:value="33.56119" calcext:value-type="float">
            <text:p>33.56119</text:p>
          </table:table-cell>
          <table:table-cell office:value-type="float" office:value="17.74785" calcext:value-type="float">
            <text:p>17.74785</text:p>
          </table:table-cell>
          <table:table-cell office:value-type="float" office:value="16.21014" calcext:value-type="float">
            <text:p>16.21014</text:p>
          </table:table-cell>
          <table:table-cell table:number-columns-repeated="9"/>
        </table:table-row>
        <table:table-row table:style-name="ro1">
          <table:table-cell office:value-type="float" office:value="20.21816" calcext:value-type="float">
            <text:p>20.21816</text:p>
          </table:table-cell>
          <table:table-cell office:value-type="float" office:value="16.42261" calcext:value-type="float">
            <text:p>16.42261</text:p>
          </table:table-cell>
          <table:table-cell office:value-type="float" office:value="23.03404" calcext:value-type="float">
            <text:p>23.03404</text:p>
          </table:table-cell>
          <table:table-cell office:value-type="float" office:value="17.30865" calcext:value-type="float">
            <text:p>17.30865</text:p>
          </table:table-cell>
          <table:table-cell office:value-type="float" office:value="20.02965" calcext:value-type="float">
            <text:p>20.02965</text:p>
          </table:table-cell>
          <table:table-cell office:value-type="float" office:value="15.38938" calcext:value-type="float">
            <text:p>15.38938</text:p>
          </table:table-cell>
          <table:table-cell office:value-type="float" office:value="15.18025" calcext:value-type="float">
            <text:p>15.18025</text:p>
          </table:table-cell>
          <table:table-cell office:value-type="float" office:value="16.06785" calcext:value-type="float">
            <text:p>16.06785</text:p>
          </table:table-cell>
          <table:table-cell office:value-type="float" office:value="16.90321" calcext:value-type="float">
            <text:p>16.90321</text:p>
          </table:table-cell>
          <table:table-cell office:value-type="float" office:value="17.88732" calcext:value-type="float">
            <text:p>17.88732</text:p>
          </table:table-cell>
          <table:table-cell office:value-type="float" office:value="25.91922" calcext:value-type="float">
            <text:p>25.91922</text:p>
          </table:table-cell>
          <table:table-cell office:value-type="float" office:value="17.43085" calcext:value-type="float">
            <text:p>17.43085</text:p>
          </table:table-cell>
          <table:table-cell office:value-type="float" office:value="17.26674" calcext:value-type="float">
            <text:p>17.26674</text:p>
          </table:table-cell>
          <table:table-cell office:value-type="float" office:value="17.07957" calcext:value-type="float">
            <text:p>17.07957</text:p>
          </table:table-cell>
          <table:table-cell office:value-type="float" office:value="18.63829" calcext:value-type="float">
            <text:p>18.63829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33.91572" calcext:value-type="float">
            <text:p>33.91572</text:p>
          </table:table-cell>
          <table:table-cell office:value-type="float" office:value="32.92215" calcext:value-type="float">
            <text:p>32.92215</text:p>
          </table:table-cell>
          <table:table-cell office:value-type="float" office:value="17.45347" calcext:value-type="float">
            <text:p>17.45347</text:p>
          </table:table-cell>
          <table:table-cell office:value-type="float" office:value="15.77364" calcext:value-type="float">
            <text:p>15.77364</text:p>
          </table:table-cell>
          <table:table-cell table:number-columns-repeated="9"/>
        </table:table-row>
        <table:table-row table:style-name="ro1">
          <table:table-cell office:value-type="float" office:value="19.89288" calcext:value-type="float">
            <text:p>19.89288</text:p>
          </table:table-cell>
          <table:table-cell office:value-type="float" office:value="15.97778" calcext:value-type="float">
            <text:p>15.97778</text:p>
          </table:table-cell>
          <table:table-cell office:value-type="float" office:value="22.48647" calcext:value-type="float">
            <text:p>22.48647</text:p>
          </table:table-cell>
          <table:table-cell office:value-type="float" office:value="16.90233" calcext:value-type="float">
            <text:p>16.90233</text:p>
          </table:table-cell>
          <table:table-cell office:value-type="float" office:value="19.57926" calcext:value-type="float">
            <text:p>19.57926</text:p>
          </table:table-cell>
          <table:table-cell office:value-type="float" office:value="14.94588" calcext:value-type="float">
            <text:p>14.94588</text:p>
          </table:table-cell>
          <table:table-cell office:value-type="float" office:value="14.85325" calcext:value-type="float">
            <text:p>14.85325</text:p>
          </table:table-cell>
          <table:table-cell office:value-type="float" office:value="15.74075" calcext:value-type="float">
            <text:p>15.74075</text:p>
          </table:table-cell>
          <table:table-cell office:value-type="float" office:value="16.57693" calcext:value-type="float">
            <text:p>16.57693</text:p>
          </table:table-cell>
          <table:table-cell office:value-type="float" office:value="17.57952" calcext:value-type="float">
            <text:p>17.57952</text:p>
          </table:table-cell>
          <table:table-cell office:value-type="float" office:value="25.52496" calcext:value-type="float">
            <text:p>25.52496</text:p>
          </table:table-cell>
          <table:table-cell office:value-type="float" office:value="17.14091" calcext:value-type="float">
            <text:p>17.14091</text:p>
          </table:table-cell>
          <table:table-cell office:value-type="float" office:value="16.97575" calcext:value-type="float">
            <text:p>16.97575</text:p>
          </table:table-cell>
          <table:table-cell office:value-type="float" office:value="16.7996" calcext:value-type="float">
            <text:p>16.7996</text:p>
          </table:table-cell>
          <table:table-cell office:value-type="float" office:value="18.32896" calcext:value-type="float">
            <text:p>18.32896</text:p>
          </table:table-cell>
          <table:table-cell office:value-type="float" office:value="16.94803" calcext:value-type="float">
            <text:p>16.94803</text:p>
          </table:table-cell>
          <table:table-cell office:value-type="float" office:value="33.27012" calcext:value-type="float">
            <text:p>33.27012</text:p>
          </table:table-cell>
          <table:table-cell office:value-type="float" office:value="32.19503" calcext:value-type="float">
            <text:p>32.19503</text:p>
          </table:table-cell>
          <table:table-cell office:value-type="float" office:value="17.01345" calcext:value-type="float">
            <text:p>17.01345</text:p>
          </table:table-cell>
          <table:table-cell office:value-type="float" office:value="15.48407" calcext:value-type="float">
            <text:p>15.48407</text:p>
          </table:table-cell>
          <table:table-cell table:number-columns-repeated="9"/>
        </table:table-row>
        <table:table-row table:style-name="ro1">
          <table:table-cell office:value-type="float" office:value="19.41392" calcext:value-type="float">
            <text:p>19.41392</text:p>
          </table:table-cell>
          <table:table-cell office:value-type="float" office:value="15.68925" calcext:value-type="float">
            <text:p>15.68925</text:p>
          </table:table-cell>
          <table:table-cell office:value-type="float" office:value="22.11037" calcext:value-type="float">
            <text:p>22.11037</text:p>
          </table:table-cell>
          <table:table-cell office:value-type="float" office:value="16.57765" calcext:value-type="float">
            <text:p>16.57765</text:p>
          </table:table-cell>
          <table:table-cell office:value-type="float" office:value="19.23" calcext:value-type="float">
            <text:p>19.23</text:p>
          </table:table-cell>
          <table:table-cell office:value-type="float" office:value="14.6477" calcext:value-type="float">
            <text:p>14.6477</text:p>
          </table:table-cell>
          <table:table-cell office:value-type="float" office:value="14.44051" calcext:value-type="float">
            <text:p>14.44051</text:p>
          </table:table-cell>
          <table:table-cell office:value-type="float" office:value="15.32529" calcext:value-type="float">
            <text:p>15.32529</text:p>
          </table:table-cell>
          <table:table-cell office:value-type="float" office:value="16.16335" calcext:value-type="float">
            <text:p>16.16335</text:p>
          </table:table-cell>
          <table:table-cell office:value-type="float" office:value="17.12737" calcext:value-type="float">
            <text:p>17.12737</text:p>
          </table:table-cell>
          <table:table-cell office:value-type="float" office:value="24.92939" calcext:value-type="float">
            <text:p>24.92939</text:p>
          </table:table-cell>
          <table:table-cell office:value-type="float" office:value="16.69708" calcext:value-type="float">
            <text:p>16.69708</text:p>
          </table:table-cell>
          <table:table-cell office:value-type="float" office:value="16.54281" calcext:value-type="float">
            <text:p>16.54281</text:p>
          </table:table-cell>
          <table:table-cell office:value-type="float" office:value="16.35594" calcext:value-type="float">
            <text:p>16.35594</text:p>
          </table:table-cell>
          <table:table-cell office:value-type="float" office:value="17.87195" calcext:value-type="float">
            <text:p>17.87195</text:p>
          </table:table-cell>
          <table:table-cell office:value-type="float" office:value="16.657" calcext:value-type="float">
            <text:p>16.657</text:p>
          </table:table-cell>
          <table:table-cell office:value-type="float" office:value="32.57734" calcext:value-type="float">
            <text:p>32.57734</text:p>
          </table:table-cell>
          <table:table-cell office:value-type="float" office:value="31.54821" calcext:value-type="float">
            <text:p>31.54821</text:p>
          </table:table-cell>
          <table:table-cell office:value-type="float" office:value="16.72238" calcext:value-type="float">
            <text:p>16.72238</text:p>
          </table:table-cell>
          <table:table-cell office:value-type="float" office:value="15.04102" calcext:value-type="float">
            <text:p>15.04102</text:p>
          </table:table-cell>
          <table:table-cell table:number-columns-repeated="9"/>
        </table:table-row>
        <table:table-row table:style-name="ro1">
          <table:table-cell office:value-type="float" office:value="19.09764" calcext:value-type="float">
            <text:p>19.09764</text:p>
          </table:table-cell>
          <table:table-cell office:value-type="float" office:value="15.23862" calcext:value-type="float">
            <text:p>15.23862</text:p>
          </table:table-cell>
          <table:table-cell office:value-type="float" office:value="21.56106" calcext:value-type="float">
            <text:p>21.56106</text:p>
          </table:table-cell>
          <table:table-cell office:value-type="float" office:value="16.15534" calcext:value-type="float">
            <text:p>16.15534</text:p>
          </table:table-cell>
          <table:table-cell office:value-type="float" office:value="18.79179" calcext:value-type="float">
            <text:p>18.79179</text:p>
          </table:table-cell>
          <table:table-cell office:value-type="float" office:value="14.20765" calcext:value-type="float">
            <text:p>14.20765</text:p>
          </table:table-cell>
          <table:table-cell office:value-type="float" office:value="14.106" calcext:value-type="float">
            <text:p>14.106</text:p>
          </table:table-cell>
          <table:table-cell office:value-type="float" office:value="15.00125" calcext:value-type="float">
            <text:p>15.00125</text:p>
          </table:table-cell>
          <table:table-cell office:value-type="float" office:value="15.83919" calcext:value-type="float">
            <text:p>15.83919</text:p>
          </table:table-cell>
          <table:table-cell office:value-type="float" office:value="16.83591" calcext:value-type="float">
            <text:p>16.83591</text:p>
          </table:table-cell>
          <table:table-cell office:value-type="float" office:value="24.53534" calcext:value-type="float">
            <text:p>24.53534</text:p>
          </table:table-cell>
          <table:table-cell office:value-type="float" office:value="16.40922" calcext:value-type="float">
            <text:p>16.40922</text:p>
          </table:table-cell>
          <table:table-cell office:value-type="float" office:value="16.24498" calcext:value-type="float">
            <text:p>16.24498</text:p>
          </table:table-cell>
          <table:table-cell office:value-type="float" office:value="16.05831" calcext:value-type="float">
            <text:p>16.05831</text:p>
          </table:table-cell>
          <table:table-cell office:value-type="float" office:value="17.56542" calcext:value-type="float">
            <text:p>17.56542</text:p>
          </table:table-cell>
          <table:table-cell office:value-type="float" office:value="16.22077" calcext:value-type="float">
            <text:p>16.22077</text:p>
          </table:table-cell>
          <table:table-cell office:value-type="float" office:value="31.93379" calcext:value-type="float">
            <text:p>31.93379</text:p>
          </table:table-cell>
          <table:table-cell office:value-type="float" office:value="30.80106" calcext:value-type="float">
            <text:p>30.80106</text:p>
          </table:table-cell>
          <table:table-cell office:value-type="float" office:value="16.27782" calcext:value-type="float">
            <text:p>16.27782</text:p>
          </table:table-cell>
          <table:table-cell office:value-type="float" office:value="14.73463" calcext:value-type="float">
            <text:p>14.73463</text:p>
          </table:table-cell>
          <table:table-cell table:number-columns-repeated="9"/>
        </table:table-row>
        <table:table-row table:style-name="ro1">
          <table:table-cell office:value-type="float" office:value="18.74843" calcext:value-type="float">
            <text:p>18.74843</text:p>
          </table:table-cell>
          <table:table-cell office:value-type="float" office:value="14.93314" calcext:value-type="float">
            <text:p>14.93314</text:p>
          </table:table-cell>
          <table:table-cell office:value-type="float" office:value="21.18514" calcext:value-type="float">
            <text:p>21.18514</text:p>
          </table:table-cell>
          <table:table-cell office:value-type="float" office:value="15.83191" calcext:value-type="float">
            <text:p>15.83191</text:p>
          </table:table-cell>
          <table:table-cell office:value-type="float" office:value="18.47438" calcext:value-type="float">
            <text:p>18.47438</text:p>
          </table:table-cell>
          <table:table-cell office:value-type="float" office:value="13.90196" calcext:value-type="float">
            <text:p>13.90196</text:p>
          </table:table-cell>
          <table:table-cell office:value-type="float" office:value="13.68762" calcext:value-type="float">
            <text:p>13.68762</text:p>
          </table:table-cell>
          <table:table-cell office:value-type="float" office:value="14.57001" calcext:value-type="float">
            <text:p>14.57001</text:p>
          </table:table-cell>
          <table:table-cell office:value-type="float" office:value="15.40949" calcext:value-type="float">
            <text:p>15.40949</text:p>
          </table:table-cell>
          <table:table-cell office:value-type="float" office:value="16.38946" calcext:value-type="float">
            <text:p>16.38946</text:p>
          </table:table-cell>
          <table:table-cell office:value-type="float" office:value="23.94131" calcext:value-type="float">
            <text:p>23.94131</text:p>
          </table:table-cell>
          <table:table-cell office:value-type="float" office:value="15.95952" calcext:value-type="float">
            <text:p>15.95952</text:p>
          </table:table-cell>
          <table:table-cell office:value-type="float" office:value="15.79528" calcext:value-type="float">
            <text:p>15.79528</text:p>
          </table:table-cell>
          <table:table-cell office:value-type="float" office:value="15.61888" calcext:value-type="float">
            <text:p>15.61888</text:p>
          </table:table-cell>
          <table:table-cell office:value-type="float" office:value="17.10487" calcext:value-type="float">
            <text:p>17.10487</text:p>
          </table:table-cell>
          <table:table-cell office:value-type="float" office:value="15.91332" calcext:value-type="float">
            <text:p>15.91332</text:p>
          </table:table-cell>
          <table:table-cell office:value-type="float" office:value="31.24497" calcext:value-type="float">
            <text:p>31.24497</text:p>
          </table:table-cell>
          <table:table-cell office:value-type="float" office:value="30.14755" calcext:value-type="float">
            <text:p>30.14755</text:p>
          </table:table-cell>
          <table:table-cell office:value-type="float" office:value="15.97867" calcext:value-type="float">
            <text:p>15.97867</text:p>
          </table:table-cell>
          <table:table-cell office:value-type="float" office:value="14.28588" calcext:value-type="float">
            <text:p>14.28588</text:p>
          </table:table-cell>
          <table:table-cell table:number-columns-repeated="9"/>
        </table:table-row>
        <table:table-row table:style-name="ro1">
          <table:table-cell office:value-type="float" office:value="18.30823" calcext:value-type="float">
            <text:p>18.30823</text:p>
          </table:table-cell>
          <table:table-cell office:value-type="float" office:value="14.48642" calcext:value-type="float">
            <text:p>14.48642</text:p>
          </table:table-cell>
          <table:table-cell office:value-type="float" office:value="20.63355" calcext:value-type="float">
            <text:p>20.63355</text:p>
          </table:table-cell>
          <table:table-cell office:value-type="float" office:value="15.40351" calcext:value-type="float">
            <text:p>15.40351</text:p>
          </table:table-cell>
          <table:table-cell office:value-type="float" office:value="18.00775" calcext:value-type="float">
            <text:p>18.00775</text:p>
          </table:table-cell>
          <table:table-cell office:value-type="float" office:value="13.44624" calcext:value-type="float">
            <text:p>13.44624</text:p>
          </table:table-cell>
          <table:table-cell office:value-type="float" office:value="13.35624" calcext:value-type="float">
            <text:p>13.35624</text:p>
          </table:table-cell>
          <table:table-cell office:value-type="float" office:value="14.23812" calcext:value-type="float">
            <text:p>14.23812</text:p>
          </table:table-cell>
          <table:table-cell office:value-type="float" office:value="15.08819" calcext:value-type="float">
            <text:p>15.08819</text:p>
          </table:table-cell>
          <table:table-cell office:value-type="float" office:value="16.0998" calcext:value-type="float">
            <text:p>16.0998</text:p>
          </table:table-cell>
          <table:table-cell office:value-type="float" office:value="23.54563" calcext:value-type="float">
            <text:p>23.54563</text:p>
          </table:table-cell>
          <table:table-cell office:value-type="float" office:value="15.65461" calcext:value-type="float">
            <text:p>15.65461</text:p>
          </table:table-cell>
          <table:table-cell office:value-type="float" office:value="15.49967" calcext:value-type="float">
            <text:p>15.49967</text:p>
          </table:table-cell>
          <table:table-cell office:value-type="float" office:value="15.31415" calcext:value-type="float">
            <text:p>15.31415</text:p>
          </table:table-cell>
          <table:table-cell office:value-type="float" office:value="16.823" calcext:value-type="float">
            <text:p>16.823</text:p>
          </table:table-cell>
          <table:table-cell office:value-type="float" office:value="15.58826" calcext:value-type="float">
            <text:p>15.58826</text:p>
          </table:table-cell>
          <table:table-cell office:value-type="float" office:value="30.58624" calcext:value-type="float">
            <text:p>30.58624</text:p>
          </table:table-cell>
          <table:table-cell office:value-type="float" office:value="29.39401" calcext:value-type="float">
            <text:p>29.39401</text:p>
          </table:table-cell>
          <table:table-cell office:value-type="float" office:value="15.52694" calcext:value-type="float">
            <text:p>15.52694</text:p>
          </table:table-cell>
          <table:table-cell office:value-type="float" office:value="13.98167" calcext:value-type="float">
            <text:p>13.98167</text:p>
          </table:table-cell>
          <table:table-cell table:number-columns-repeated="9"/>
        </table:table-row>
        <table:table-row table:style-name="ro1">
          <table:table-cell office:value-type="float" office:value="17.97634" calcext:value-type="float">
            <text:p>17.97634</text:p>
          </table:table-cell>
          <table:table-cell office:value-type="float" office:value="14.17306" calcext:value-type="float">
            <text:p>14.17306</text:p>
          </table:table-cell>
          <table:table-cell office:value-type="float" office:value="20.26442" calcext:value-type="float">
            <text:p>20.26442</text:p>
          </table:table-cell>
          <table:table-cell office:value-type="float" office:value="15.07293" calcext:value-type="float">
            <text:p>15.07293</text:p>
          </table:table-cell>
          <table:table-cell office:value-type="float" office:value="17.69819" calcext:value-type="float">
            <text:p>17.69819</text:p>
          </table:table-cell>
          <table:table-cell office:value-type="float" office:value="13.14413" calcext:value-type="float">
            <text:p>13.14413</text:p>
          </table:table-cell>
          <table:table-cell office:value-type="float" office:value="12.92201" calcext:value-type="float">
            <text:p>12.92201</text:p>
          </table:table-cell>
          <table:table-cell office:value-type="float" office:value="13.81152" calcext:value-type="float">
            <text:p>13.81152</text:p>
          </table:table-cell>
          <table:table-cell office:value-type="float" office:value="14.65161" calcext:value-type="float">
            <text:p>14.65161</text:p>
          </table:table-cell>
          <table:table-cell office:value-type="float" office:value="15.64744" calcext:value-type="float">
            <text:p>15.64744</text:p>
          </table:table-cell>
          <table:table-cell office:value-type="float" office:value="22.94343" calcext:value-type="float">
            <text:p>22.94343</text:p>
          </table:table-cell>
          <table:table-cell office:value-type="float" office:value="15.20876" calcext:value-type="float">
            <text:p>15.20876</text:p>
          </table:table-cell>
          <table:table-cell office:value-type="float" office:value="15.04455" calcext:value-type="float">
            <text:p>15.04455</text:p>
          </table:table-cell>
          <table:table-cell office:value-type="float" office:value="14.85874" calcext:value-type="float">
            <text:p>14.85874</text:p>
          </table:table-cell>
          <table:table-cell office:value-type="float" office:value="16.37799" calcext:value-type="float">
            <text:p>16.37799</text:p>
          </table:table-cell>
          <table:table-cell office:value-type="float" office:value="15.15553" calcext:value-type="float">
            <text:p>15.15553</text:p>
          </table:table-cell>
          <table:table-cell office:value-type="float" office:value="29.87764" calcext:value-type="float">
            <text:p>29.87764</text:p>
          </table:table-cell>
          <table:table-cell office:value-type="float" office:value="28.72507" calcext:value-type="float">
            <text:p>28.72507</text:p>
          </table:table-cell>
          <table:table-cell office:value-type="float" office:value="15.22076" calcext:value-type="float">
            <text:p>15.22076</text:p>
          </table:table-cell>
          <table:table-cell office:value-type="float" office:value="13.52765" calcext:value-type="float">
            <text:p>13.52765</text:p>
          </table:table-cell>
          <table:table-cell table:number-columns-repeated="9"/>
        </table:table-row>
        <table:table-row table:style-name="ro1">
          <table:table-cell office:value-type="float" office:value="17.53301" calcext:value-type="float">
            <text:p>17.53301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19.71824" calcext:value-type="float">
            <text:p>19.71824</text:p>
          </table:table-cell>
          <table:table-cell office:value-type="float" office:value="14.6382" calcext:value-type="float">
            <text:p>14.6382</text:p>
          </table:table-cell>
          <table:table-cell office:value-type="float" office:value="17.23077" calcext:value-type="float">
            <text:p>17.23077</text:p>
          </table:table-cell>
          <table:table-cell office:value-type="float" office:value="12.68248" calcext:value-type="float">
            <text:p>12.68248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13.47192" calcext:value-type="float">
            <text:p>13.47192</text:p>
          </table:table-cell>
          <table:table-cell office:value-type="float" office:value="14.31308" calcext:value-type="float">
            <text:p>14.31308</text:p>
          </table:table-cell>
          <table:table-cell office:value-type="float" office:value="15.34088" calcext:value-type="float">
            <text:p>15.34088</text:p>
          </table:table-cell>
          <table:table-cell office:value-type="float" office:value="22.54683" calcext:value-type="float">
            <text:p>22.54683</text:p>
          </table:table-cell>
          <table:table-cell office:value-type="float" office:value="14.89592" calcext:value-type="float">
            <text:p>14.89592</text:p>
          </table:table-cell>
          <table:table-cell office:value-type="float" office:value="14.74178" calcext:value-type="float">
            <text:p>14.74178</text:p>
          </table:table-cell>
          <table:table-cell office:value-type="float" office:value="14.55624" calcext:value-type="float">
            <text:p>14.55624</text:p>
          </table:table-cell>
          <table:table-cell office:value-type="float" office:value="16.08944" calcext:value-type="float">
            <text:p>16.08944</text:p>
          </table:table-cell>
          <table:table-cell office:value-type="float" office:value="14.82349" calcext:value-type="float">
            <text:p>14.82349</text:p>
          </table:table-cell>
          <table:table-cell office:value-type="float" office:value="29.20499" calcext:value-type="float">
            <text:p>29.20499</text:p>
          </table:table-cell>
          <table:table-cell office:value-type="float" office:value="27.97093" calcext:value-type="float">
            <text:p>27.97093</text:p>
          </table:table-cell>
          <table:table-cell office:value-type="float" office:value="14.76374" calcext:value-type="float">
            <text:p>14.76374</text:p>
          </table:table-cell>
          <table:table-cell office:value-type="float" office:value="13.21581" calcext:value-type="float">
            <text:p>13.21581</text:p>
          </table:table-cell>
          <table:table-cell table:number-columns-repeated="9"/>
        </table:table-row>
        <table:table-row table:style-name="ro1">
          <table:table-cell office:value-type="float" office:value="17.1989" calcext:value-type="float">
            <text:p>17.1989</text:p>
          </table:table-cell>
          <table:table-cell office:value-type="float" office:value="13.40948" calcext:value-type="float">
            <text:p>13.40948</text:p>
          </table:table-cell>
          <table:table-cell office:value-type="float" office:value="19.35584" calcext:value-type="float">
            <text:p>19.35584</text:p>
          </table:table-cell>
          <table:table-cell office:value-type="float" office:value="14.30024" calcext:value-type="float">
            <text:p>14.30024</text:p>
          </table:table-cell>
          <table:table-cell office:value-type="float" office:value="16.92367" calcext:value-type="float">
            <text:p>16.92367</text:p>
          </table:table-cell>
          <table:table-cell office:value-type="float" office:value="12.37268" calcext:value-type="float">
            <text:p>12.37268</text:p>
          </table:table-cell>
          <table:table-cell office:value-type="float" office:value="12.15308" calcext:value-type="float">
            <text:p>12.15308</text:p>
          </table:table-cell>
          <table:table-cell office:value-type="float" office:value="13.03899" calcext:value-type="float">
            <text:p>13.03899</text:p>
          </table:table-cell>
          <table:table-cell office:value-type="float" office:value="13.88015" calcext:value-type="float">
            <text:p>13.88015</text:p>
          </table:table-cell>
          <table:table-cell office:value-type="float" office:value="14.89226" calcext:value-type="float">
            <text:p>14.89226</text:p>
          </table:table-cell>
          <table:table-cell office:value-type="float" office:value="21.94799" calcext:value-type="float">
            <text:p>21.94799</text:p>
          </table:table-cell>
          <table:table-cell office:value-type="float" office:value="14.44383" calcext:value-type="float">
            <text:p>14.44383</text:p>
          </table:table-cell>
          <table:table-cell office:value-type="float" office:value="14.27978" calcext:value-type="float">
            <text:p>14.27978</text:p>
          </table:table-cell>
          <table:table-cell office:value-type="float" office:value="14.09469" calcext:value-type="float">
            <text:p>14.09469</text:p>
          </table:table-cell>
          <table:table-cell office:value-type="float" office:value="15.63877" calcext:value-type="float">
            <text:p>15.63877</text:p>
          </table:table-cell>
          <table:table-cell office:value-type="float" office:value="14.38432" calcext:value-type="float">
            <text:p>14.38432</text:p>
          </table:table-cell>
          <table:table-cell office:value-type="float" office:value="28.48218" calcext:value-type="float">
            <text:p>28.48218</text:p>
          </table:table-cell>
          <table:table-cell office:value-type="float" office:value="27.29975" calcext:value-type="float">
            <text:p>27.29975</text:p>
          </table:table-cell>
          <table:table-cell office:value-type="float" office:value="14.4494" calcext:value-type="float">
            <text:p>14.4494</text:p>
          </table:table-cell>
          <table:table-cell office:value-type="float" office:value="12.75558" calcext:value-type="float">
            <text:p>12.75558</text:p>
          </table:table-cell>
          <table:table-cell table:number-columns-repeated="9"/>
        </table:table-row>
        <table:table-row table:style-name="ro1">
          <table:table-cell office:value-type="float" office:value="16.76052" calcext:value-type="float">
            <text:p>16.76052</text:p>
          </table:table-cell>
          <table:table-cell office:value-type="float" office:value="13.06218" calcext:value-type="float">
            <text:p>13.06218</text:p>
          </table:table-cell>
          <table:table-cell office:value-type="float" office:value="18.80544" calcext:value-type="float">
            <text:p>18.80544</text:p>
          </table:table-cell>
          <table:table-cell office:value-type="float" office:value="13.86891" calcext:value-type="float">
            <text:p>13.86891</text:p>
          </table:table-cell>
          <table:table-cell office:value-type="float" office:value="16.47259" calcext:value-type="float">
            <text:p>16.47259</text:p>
          </table:table-cell>
          <table:table-cell office:value-type="float" office:value="11.91479" calcext:value-type="float">
            <text:p>11.91479</text:p>
          </table:table-cell>
          <table:table-cell office:value-type="float" office:value="11.81716" calcext:value-type="float">
            <text:p>11.81716</text:p>
          </table:table-cell>
          <table:table-cell office:value-type="float" office:value="12.70204" calcext:value-type="float">
            <text:p>12.70204</text:p>
          </table:table-cell>
          <table:table-cell office:value-type="float" office:value="13.54396" calcext:value-type="float">
            <text:p>13.54396</text:p>
          </table:table-cell>
          <table:table-cell office:value-type="float" office:value="14.57743" calcext:value-type="float">
            <text:p>14.57743</text:p>
          </table:table-cell>
          <table:table-cell office:value-type="float" office:value="21.54965" calcext:value-type="float">
            <text:p>21.54965</text:p>
          </table:table-cell>
          <table:table-cell office:value-type="float" office:value="14.13356" calcext:value-type="float">
            <text:p>14.13356</text:p>
          </table:table-cell>
          <table:table-cell office:value-type="float" office:value="13.9696" calcext:value-type="float">
            <text:p>13.9696</text:p>
          </table:table-cell>
          <table:table-cell office:value-type="float" office:value="13.78487" calcext:value-type="float">
            <text:p>13.78487</text:p>
          </table:table-cell>
          <table:table-cell office:value-type="float" office:value="15.34321" calcext:value-type="float">
            <text:p>15.34321</text:p>
          </table:table-cell>
          <table:table-cell office:value-type="float" office:value="14.04424" calcext:value-type="float">
            <text:p>14.04424</text:p>
          </table:table-cell>
          <table:table-cell office:value-type="float" office:value="27.79729" calcext:value-type="float">
            <text:p>27.79729</text:p>
          </table:table-cell>
          <table:table-cell office:value-type="float" office:value="26.54137" calcext:value-type="float">
            <text:p>26.54137</text:p>
          </table:table-cell>
          <table:table-cell office:value-type="float" office:value="13.985" calcext:value-type="float">
            <text:p>13.985</text:p>
          </table:table-cell>
          <table:table-cell office:value-type="float" office:value="12.44647" calcext:value-type="float">
            <text:p>12.44647</text:p>
          </table:table-cell>
          <table:table-cell table:number-columns-repeated="9"/>
        </table:table-row>
        <table:table-row table:style-name="ro1">
          <table:table-cell office:value-type="float" office:value="16.44139" calcext:value-type="float">
            <text:p>16.44139</text:p>
          </table:table-cell>
          <table:table-cell office:value-type="float" office:value="12.62169" calcext:value-type="float">
            <text:p>12.62169</text:p>
          </table:table-cell>
          <table:table-cell office:value-type="float" office:value="18.44114" calcext:value-type="float">
            <text:p>18.44114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6.18175" calcext:value-type="float">
            <text:p>16.18175</text:p>
          </table:table-cell>
          <table:table-cell office:value-type="float" office:value="11.59766" calcext:value-type="float">
            <text:p>11.59766</text:p>
          </table:table-cell>
          <table:table-cell office:value-type="float" office:value="11.38097" calcext:value-type="float">
            <text:p>11.38097</text:p>
          </table:table-cell>
          <table:table-cell office:value-type="float" office:value="12.26261" calcext:value-type="float">
            <text:p>12.26261</text:p>
          </table:table-cell>
          <table:table-cell office:value-type="float" office:value="13.1045" calcext:value-type="float">
            <text:p>13.1045</text:p>
          </table:table-cell>
          <table:table-cell office:value-type="float" office:value="14.11247" calcext:value-type="float">
            <text:p>14.11247</text:p>
          </table:table-cell>
          <table:table-cell office:value-type="float" office:value="20.95265" calcext:value-type="float">
            <text:p>20.95265</text:p>
          </table:table-cell>
          <table:table-cell office:value-type="float" office:value="13.66469" calcext:value-type="float">
            <text:p>13.66469</text:p>
          </table:table-cell>
          <table:table-cell office:value-type="float" office:value="13.50112" calcext:value-type="float">
            <text:p>13.50112</text:p>
          </table:table-cell>
          <table:table-cell office:value-type="float" office:value="13.32678" calcext:value-type="float">
            <text:p>13.32678</text:p>
          </table:table-cell>
          <table:table-cell office:value-type="float" office:value="14.88621" calcext:value-type="float">
            <text:p>14.88621</text:p>
          </table:table-cell>
          <table:table-cell office:value-type="float" office:value="13.60847" calcext:value-type="float">
            <text:p>13.60847</text:p>
          </table:table-cell>
          <table:table-cell office:value-type="float" office:value="27.068" calcext:value-type="float">
            <text:p>27.068</text:p>
          </table:table-cell>
          <table:table-cell office:value-type="float" office:value="25.85715" calcext:value-type="float">
            <text:p>25.85715</text:p>
          </table:table-cell>
          <table:table-cell office:value-type="float" office:value="13.67397" calcext:value-type="float">
            <text:p>13.67397</text:p>
          </table:table-cell>
          <table:table-cell office:value-type="float" office:value="11.96987" calcext:value-type="float">
            <text:p>11.96987</text:p>
          </table:table-cell>
          <table:table-cell table:number-columns-repeated="9"/>
        </table:table-row>
        <table:table-row table:style-name="ro1">
          <table:table-cell office:value-type="float" office:value="16.03005" calcext:value-type="float">
            <text:p>16.03005</text:p>
          </table:table-cell>
          <table:table-cell office:value-type="float" office:value="12.27689" calcext:value-type="float">
            <text:p>12.27689</text:p>
          </table:table-cell>
          <table:table-cell office:value-type="float" office:value="17.90211" calcext:value-type="float">
            <text:p>17.90211</text:p>
          </table:table-cell>
          <table:table-cell office:value-type="float" office:value="13.07525" calcext:value-type="float">
            <text:p>13.07525</text:p>
          </table:table-cell>
          <table:table-cell office:value-type="float" office:value="15.73638" calcext:value-type="float">
            <text:p>15.73638</text:p>
          </table:table-cell>
          <table:table-cell office:value-type="float" office:value="11.12385" calcext:value-type="float">
            <text:p>11.12385</text:p>
          </table:table-cell>
          <table:table-cell office:value-type="float" office:value="11.03766" calcext:value-type="float">
            <text:p>11.03766</text:p>
          </table:table-cell>
          <table:table-cell office:value-type="float" office:value="11.91814" calcext:value-type="float">
            <text:p>11.91814</text:p>
          </table:table-cell>
          <table:table-cell office:value-type="float" office:value="12.7604" calcext:value-type="float">
            <text:p>12.7604</text:p>
          </table:table-cell>
          <table:table-cell office:value-type="float" office:value="13.80031" calcext:value-type="float">
            <text:p>13.80031</text:p>
          </table:table-cell>
          <table:table-cell office:value-type="float" office:value="20.55519" calcext:value-type="float">
            <text:p>20.55519</text:p>
          </table:table-cell>
          <table:table-cell office:value-type="float" office:value="13.34688" calcext:value-type="float">
            <text:p>13.34688</text:p>
          </table:table-cell>
          <table:table-cell office:value-type="float" office:value="13.19318" calcext:value-type="float">
            <text:p>13.19318</text:p>
          </table:table-cell>
          <table:table-cell office:value-type="float" office:value="13.00946" calcext:value-type="float">
            <text:p>13.00946</text:p>
          </table:table-cell>
          <table:table-cell office:value-type="float" office:value="14.58351" calcext:value-type="float">
            <text:p>14.58351</text:p>
          </table:table-cell>
          <table:table-cell office:value-type="float" office:value="13.26164" calcext:value-type="float">
            <text:p>13.26164</text:p>
          </table:table-cell>
          <table:table-cell office:value-type="float" office:value="26.36502" calcext:value-type="float">
            <text:p>26.36502</text:p>
          </table:table-cell>
          <table:table-cell office:value-type="float" office:value="25.10328" calcext:value-type="float">
            <text:p>25.10328</text:p>
          </table:table-cell>
          <table:table-cell office:value-type="float" office:value="13.20299" calcext:value-type="float">
            <text:p>13.20299</text:p>
          </table:table-cell>
          <table:table-cell office:value-type="float" office:value="11.66324" calcext:value-type="float">
            <text:p>11.66324</text:p>
          </table:table-cell>
          <table:table-cell table:number-columns-repeated="9"/>
        </table:table-row>
        <table:table-row table:style-name="ro1">
          <table:table-cell office:value-type="float" office:value="15.71285" calcext:value-type="float">
            <text:p>15.71285</text:p>
          </table:table-cell>
          <table:table-cell office:value-type="float" office:value="11.82987" calcext:value-type="float">
            <text:p>11.82987</text:p>
          </table:table-cell>
          <table:table-cell office:value-type="float" office:value="17.53313" calcext:value-type="float">
            <text:p>17.53313</text:p>
          </table:table-cell>
          <table:table-cell office:value-type="float" office:value="12.73172" calcext:value-type="float">
            <text:p>12.73172</text:p>
          </table:table-cell>
          <table:table-cell office:value-type="float" office:value="15.44859" calcext:value-type="float">
            <text:p>15.44859</text:p>
          </table:table-cell>
          <table:table-cell office:value-type="float" office:value="10.80932" calcext:value-type="float">
            <text:p>10.80932</text:p>
          </table:table-cell>
          <table:table-cell office:value-type="float" office:value="10.59566" calcext:value-type="float">
            <text:p>10.59566</text:p>
          </table:table-cell>
          <table:table-cell office:value-type="float" office:value="11.47198" calcext:value-type="float">
            <text:p>11.47198</text:p>
          </table:table-cell>
          <table:table-cell office:value-type="float" office:value="12.31431" calcext:value-type="float">
            <text:p>12.31431</text:p>
          </table:table-cell>
          <table:table-cell office:value-type="float" office:value="13.33871" calcext:value-type="float">
            <text:p>13.33871</text:p>
          </table:table-cell>
          <table:table-cell office:value-type="float" office:value="19.96462" calcext:value-type="float">
            <text:p>19.96462</text:p>
          </table:table-cell>
          <table:table-cell office:value-type="float" office:value="12.88166" calcext:value-type="float">
            <text:p>12.88166</text:p>
          </table:table-cell>
          <table:table-cell office:value-type="float" office:value="12.71817" calcext:value-type="float">
            <text:p>12.71817</text:p>
          </table:table-cell>
          <table:table-cell office:value-type="float" office:value="12.54514" calcext:value-type="float">
            <text:p>12.54514</text:p>
          </table:table-cell>
          <table:table-cell office:value-type="float" office:value="14.13069" calcext:value-type="float">
            <text:p>14.13069</text:p>
          </table:table-cell>
          <table:table-cell office:value-type="float" office:value="12.81845" calcext:value-type="float">
            <text:p>12.81845</text:p>
          </table:table-cell>
          <table:table-cell office:value-type="float" office:value="25.63168" calcext:value-type="float">
            <text:p>25.63168</text:p>
          </table:table-cell>
          <table:table-cell office:value-type="float" office:value="24.41914" calcext:value-type="float">
            <text:p>24.41914</text:p>
          </table:table-cell>
          <table:table-cell office:value-type="float" office:value="12.88357" calcext:value-type="float">
            <text:p>12.88357</text:p>
          </table:table-cell>
          <table:table-cell office:value-type="float" office:value="11.18021" calcext:value-type="float">
            <text:p>11.18021</text:p>
          </table:table-cell>
          <table:table-cell table:number-columns-repeated="9"/>
        </table:table-row>
        <table:table-row table:style-name="ro1">
          <table:table-cell office:value-type="float" office:value="15.28568" calcext:value-type="float">
            <text:p>15.28568</text:p>
          </table:table-cell>
          <table:table-cell office:value-type="float" office:value="11.48726" calcext:value-type="float">
            <text:p>11.48726</text:p>
          </table:table-cell>
          <table:table-cell office:value-type="float" office:value="16.99621" calcext:value-type="float">
            <text:p>16.99621</text:p>
          </table:table-cell>
          <table:table-cell office:value-type="float" office:value="12.28679" calcext:value-type="float">
            <text:p>12.28679</text:p>
          </table:table-cell>
          <table:table-cell office:value-type="float" office:value="14.99728" calcext:value-type="float">
            <text:p>14.99728</text:p>
          </table:table-cell>
          <table:table-cell office:value-type="float" office:value="10.46763" calcext:value-type="float">
            <text:p>10.46763</text:p>
          </table:table-cell>
          <table:table-cell office:value-type="float" office:value="10.24488" calcext:value-type="float">
            <text:p>10.24488</text:p>
          </table:table-cell>
          <table:table-cell office:value-type="float" office:value="11.11976" calcext:value-type="float">
            <text:p>11.11976</text:p>
          </table:table-cell>
          <table:table-cell office:value-type="float" office:value="11.96234" calcext:value-type="float">
            <text:p>11.96234</text:p>
          </table:table-cell>
          <table:table-cell office:value-type="float" office:value="13.01833" calcext:value-type="float">
            <text:p>13.01833</text:p>
          </table:table-cell>
          <table:table-cell office:value-type="float" office:value="19.56463" calcext:value-type="float">
            <text:p>19.56463</text:p>
          </table:table-cell>
          <table:table-cell office:value-type="float" office:value="12.55592" calcext:value-type="float">
            <text:p>12.55592</text:p>
          </table:table-cell>
          <table:table-cell office:value-type="float" office:value="12.40261" calcext:value-type="float">
            <text:p>12.40261</text:p>
          </table:table-cell>
          <table:table-cell office:value-type="float" office:value="12.23012" calcext:value-type="float">
            <text:p>12.23012</text:p>
          </table:table-cell>
          <table:table-cell office:value-type="float" office:value="13.82036" calcext:value-type="float">
            <text:p>13.82036</text:p>
          </table:table-cell>
          <table:table-cell office:value-type="float" office:value="12.4734" calcext:value-type="float">
            <text:p>12.4734</text:p>
          </table:table-cell>
          <table:table-cell office:value-type="float" office:value="24.97529" calcext:value-type="float">
            <text:p>24.97529</text:p>
          </table:table-cell>
          <table:table-cell office:value-type="float" office:value="23.65371" calcext:value-type="float">
            <text:p>23.65371</text:p>
          </table:table-cell>
          <table:table-cell office:value-type="float" office:value="12.40577" calcext:value-type="float">
            <text:p>12.40577</text:p>
          </table:table-cell>
          <table:table-cell office:value-type="float" office:value="10.86593" calcext:value-type="float">
            <text:p>10.86593</text:p>
          </table:table-cell>
          <table:table-cell table:number-columns-repeated="9"/>
        </table:table-row>
        <table:table-row table:style-name="ro1">
          <table:table-cell office:value-type="float" office:value="14.96161" calcext:value-type="float">
            <text:p>14.96161</text:p>
          </table:table-cell>
          <table:table-cell office:value-type="float" office:value="11.04356" calcext:value-type="float">
            <text:p>11.04356</text:p>
          </table:table-cell>
          <table:table-cell office:value-type="float" office:value="16.65756" calcext:value-type="float">
            <text:p>16.65756</text:p>
          </table:table-cell>
          <table:table-cell office:value-type="float" office:value="11.93537" calcext:value-type="float">
            <text:p>11.93537</text:p>
          </table:table-cell>
          <table:table-cell office:value-type="float" office:value="14.6904" calcext:value-type="float">
            <text:p>14.6904</text:p>
          </table:table-cell>
          <table:table-cell office:value-type="float" office:value="10.0173" calcext:value-type="float">
            <text:p>10.0173</text:p>
          </table:table-cell>
          <table:table-cell office:value-type="float" office:value="9.79711" calcext:value-type="float">
            <text:p>9.79711</text:p>
          </table:table-cell>
          <table:table-cell office:value-type="float" office:value="10.66715" calcext:value-type="float">
            <text:p>10.66715</text:p>
          </table:table-cell>
          <table:table-cell office:value-type="float" office:value="11.50937" calcext:value-type="float">
            <text:p>11.50937</text:p>
          </table:table-cell>
          <table:table-cell office:value-type="float" office:value="12.55" calcext:value-type="float">
            <text:p>12.55</text:p>
          </table:table-cell>
          <table:table-cell office:value-type="float" office:value="18.97463" calcext:value-type="float">
            <text:p>18.97463</text:p>
          </table:table-cell>
          <table:table-cell office:value-type="float" office:value="12.08395" calcext:value-type="float">
            <text:p>12.08395</text:p>
          </table:table-cell>
          <table:table-cell office:value-type="float" office:value="11.9209" calcext:value-type="float">
            <text:p>11.9209</text:p>
          </table:table-cell>
          <table:table-cell office:value-type="float" office:value="11.74921" calcext:value-type="float">
            <text:p>11.74921</text:p>
          </table:table-cell>
          <table:table-cell office:value-type="float" office:value="13.36171" calcext:value-type="float">
            <text:p>13.36171</text:p>
          </table:table-cell>
          <table:table-cell office:value-type="float" office:value="12.02351" calcext:value-type="float">
            <text:p>12.02351</text:p>
          </table:table-cell>
          <table:table-cell office:value-type="float" office:value="24.37023" calcext:value-type="float">
            <text:p>24.37023</text:p>
          </table:table-cell>
          <table:table-cell office:value-type="float" office:value="22.96945" calcext:value-type="float">
            <text:p>22.96945</text:p>
          </table:table-cell>
          <table:table-cell office:value-type="float" office:value="12.08856" calcext:value-type="float">
            <text:p>12.08856</text:p>
          </table:table-cell>
          <table:table-cell office:value-type="float" office:value="10.38652" calcext:value-type="float">
            <text:p>10.38652</text:p>
          </table:table-cell>
          <table:table-cell table:number-columns-repeated="9"/>
        </table:table-row>
        <table:table-row table:style-name="ro1">
          <table:table-cell office:value-type="float" office:value="14.52722" calcext:value-type="float">
            <text:p>14.52722</text:p>
          </table:table-cell>
          <table:table-cell office:value-type="float" office:value="10.69297" calcext:value-type="float">
            <text:p>10.69297</text:p>
          </table:table-cell>
          <table:table-cell office:value-type="float" office:value="16.15725" calcext:value-type="float">
            <text:p>16.15725</text:p>
          </table:table-cell>
          <table:table-cell office:value-type="float" office:value="11.48347" calcext:value-type="float">
            <text:p>11.48347</text:p>
          </table:table-cell>
          <table:table-cell office:value-type="float" office:value="14.24301" calcext:value-type="float">
            <text:p>14.24301</text:p>
          </table:table-cell>
          <table:table-cell office:value-type="float" office:value="9.67831" calcext:value-type="float">
            <text:p>9.67831</text:p>
          </table:table-cell>
          <table:table-cell office:value-type="float" office:value="9.44868" calcext:value-type="float">
            <text:p>9.44868</text:p>
          </table:table-cell>
          <table:table-cell office:value-type="float" office:value="10.31697" calcext:value-type="float">
            <text:p>10.31697</text:p>
          </table:table-cell>
          <table:table-cell office:value-type="float" office:value="11.15948" calcext:value-type="float">
            <text:p>11.15948</text:p>
          </table:table-cell>
          <table:table-cell office:value-type="float" office:value="12.23194" calcext:value-type="float">
            <text:p>12.23194</text:p>
          </table:table-cell>
          <table:table-cell office:value-type="float" office:value="18.5863" calcext:value-type="float">
            <text:p>18.5863</text:p>
          </table:table-cell>
          <table:table-cell office:value-type="float" office:value="11.76031" calcext:value-type="float">
            <text:p>11.76031</text:p>
          </table:table-cell>
          <table:table-cell office:value-type="float" office:value="11.59749" calcext:value-type="float">
            <text:p>11.59749</text:p>
          </table:table-cell>
          <table:table-cell office:value-type="float" office:value="11.43637" calcext:value-type="float">
            <text:p>11.43637</text:p>
          </table:table-cell>
          <table:table-cell office:value-type="float" office:value="13.04389" calcext:value-type="float">
            <text:p>13.04389</text:p>
          </table:table-cell>
          <table:table-cell office:value-type="float" office:value="11.67063" calcext:value-type="float">
            <text:p>11.67063</text:p>
          </table:table-cell>
          <table:table-cell office:value-type="float" office:value="23.81381" calcext:value-type="float">
            <text:p>23.81381</text:p>
          </table:table-cell>
          <table:table-cell office:value-type="float" office:value="22.21252" calcext:value-type="float">
            <text:p>22.21252</text:p>
          </table:table-cell>
          <table:table-cell office:value-type="float" office:value="11.60375" calcext:value-type="float">
            <text:p>11.60375</text:p>
          </table:table-cell>
          <table:table-cell office:value-type="float" office:value="10.06445" calcext:value-type="float">
            <text:p>10.06445</text:p>
          </table:table-cell>
          <table:table-cell table:number-columns-repeated="9"/>
        </table:table-row>
        <table:table-row table:style-name="ro1">
          <table:table-cell office:value-type="float" office:value="14.19604" calcext:value-type="float">
            <text:p>14.19604</text:p>
          </table:table-cell>
          <table:table-cell office:value-type="float" office:value="10.23247" calcext:value-type="float">
            <text:p>10.23247</text:p>
          </table:table-cell>
          <table:table-cell office:value-type="float" office:value="15.83043" calcext:value-type="float">
            <text:p>15.83043</text:p>
          </table:table-cell>
          <table:table-cell office:value-type="float" office:value="11.13417" calcext:value-type="float">
            <text:p>11.13417</text:p>
          </table:table-cell>
          <table:table-cell office:value-type="float" office:value="13.92913" calcext:value-type="float">
            <text:p>13.92913</text:p>
          </table:table-cell>
          <table:table-cell office:value-type="float" office:value="9.22143" calcext:value-type="float">
            <text:p>9.22143</text:p>
          </table:table-cell>
          <table:table-cell office:value-type="float" office:value="9.00438" calcext:value-type="float">
            <text:p>9.00438</text:p>
          </table:table-cell>
          <table:table-cell office:value-type="float" office:value="9.86772" calcext:value-type="float">
            <text:p>9.86772</text:p>
          </table:table-cell>
          <table:table-cell office:value-type="float" office:value="10.69941" calcext:value-type="float">
            <text:p>10.69941</text:p>
          </table:table-cell>
          <table:table-cell office:value-type="float" office:value="11.74661" calcext:value-type="float">
            <text:p>11.74661</text:p>
          </table:table-cell>
          <table:table-cell office:value-type="float" office:value="18.00924" calcext:value-type="float">
            <text:p>18.00924</text:p>
          </table:table-cell>
          <table:table-cell office:value-type="float" office:value="11.28138" calcext:value-type="float">
            <text:p>11.28138</text:p>
          </table:table-cell>
          <table:table-cell office:value-type="float" office:value="11.11889" calcext:value-type="float">
            <text:p>11.11889</text:p>
          </table:table-cell>
          <table:table-cell office:value-type="float" office:value="10.94879" calcext:value-type="float">
            <text:p>10.94879</text:p>
          </table:table-cell>
          <table:table-cell office:value-type="float" office:value="12.57904" calcext:value-type="float">
            <text:p>12.57904</text:p>
          </table:table-cell>
          <table:table-cell office:value-type="float" office:value="11.21381" calcext:value-type="float">
            <text:p>11.21381</text:p>
          </table:table-cell>
          <table:table-cell office:value-type="float" office:value="23.35513" calcext:value-type="float">
            <text:p>23.35513</text:p>
          </table:table-cell>
          <table:table-cell office:value-type="float" office:value="21.53194" calcext:value-type="float">
            <text:p>21.53194</text:p>
          </table:table-cell>
          <table:table-cell office:value-type="float" office:value="11.2782" calcext:value-type="float">
            <text:p>11.2782</text:p>
          </table:table-cell>
          <table:table-cell office:value-type="float" office:value="9.58866" calcext:value-type="float">
            <text:p>9.58866</text:p>
          </table:table-cell>
          <table:table-cell table:number-columns-repeated="9"/>
        </table:table-row>
        <table:table-row table:style-name="ro1">
          <table:table-cell office:value-type="float" office:value="13.75545" calcext:value-type="float">
            <text:p>13.75545</text:p>
          </table:table-cell>
          <table:table-cell office:value-type="float" office:value="9.88404" calcext:value-type="float">
            <text:p>9.88404</text:p>
          </table:table-cell>
          <table:table-cell office:value-type="float" office:value="15.32973" calcext:value-type="float">
            <text:p>15.32973</text:p>
          </table:table-cell>
          <table:table-cell office:value-type="float" office:value="10.67525" calcext:value-type="float">
            <text:p>10.67525</text:p>
          </table:table-cell>
          <table:table-cell office:value-type="float" office:value="13.46553" calcext:value-type="float">
            <text:p>13.46553</text:p>
          </table:table-cell>
          <table:table-cell office:value-type="float" office:value="8.79721" calcext:value-type="float">
            <text:p>8.79721</text:p>
          </table:table-cell>
          <table:table-cell office:value-type="float" office:value="8.64904" calcext:value-type="float">
            <text:p>8.64904</text:p>
          </table:table-cell>
          <table:table-cell office:value-type="float" office:value="9.50939" calcext:value-type="float">
            <text:p>9.50939</text:p>
          </table:table-cell>
          <table:table-cell office:value-type="float" office:value="10.35145" calcext:value-type="float">
            <text:p>10.35145</text:p>
          </table:table-cell>
          <table:table-cell office:value-type="float" office:value="11.43069" calcext:value-type="float">
            <text:p>11.43069</text:p>
          </table:table-cell>
          <table:table-cell office:value-type="float" office:value="17.62325" calcext:value-type="float">
            <text:p>17.62325</text:p>
          </table:table-cell>
          <table:table-cell office:value-type="float" office:value="10.95964" calcext:value-type="float">
            <text:p>10.95964</text:p>
          </table:table-cell>
          <table:table-cell office:value-type="float" office:value="10.79743" calcext:value-type="float">
            <text:p>10.79743</text:p>
          </table:table-cell>
          <table:table-cell office:value-type="float" office:value="10.62795" calcext:value-type="float">
            <text:p>10.62795</text:p>
          </table:table-cell>
          <table:table-cell office:value-type="float" office:value="12.26376" calcext:value-type="float">
            <text:p>12.26376</text:p>
          </table:table-cell>
          <table:table-cell office:value-type="float" office:value="10.86272" calcext:value-type="float">
            <text:p>10.86272</text:p>
          </table:table-cell>
          <table:table-cell office:value-type="float" office:value="22.89307" calcext:value-type="float">
            <text:p>22.89307</text:p>
          </table:table-cell>
          <table:table-cell office:value-type="float" office:value="20.77596" calcext:value-type="float">
            <text:p>20.77596</text:p>
          </table:table-cell>
          <table:table-cell office:value-type="float" office:value="10.92723" calcext:value-type="float">
            <text:p>10.92723</text:p>
          </table:table-cell>
          <table:table-cell office:value-type="float" office:value="9.26917" calcext:value-type="float">
            <text:p>9.26917</text:p>
          </table:table-cell>
          <table:table-cell table:number-columns-repeated="9"/>
        </table:table-row>
        <table:table-row table:style-name="ro1">
          <table:table-cell office:value-type="float" office:value="13.4261" calcext:value-type="float">
            <text:p>13.4261</text:p>
          </table:table-cell>
          <table:table-cell office:value-type="float" office:value="9.3873" calcext:value-type="float">
            <text:p>9.3873</text:p>
          </table:table-cell>
          <table:table-cell office:value-type="float" office:value="14.99129" calcext:value-type="float">
            <text:p>14.99129</text:p>
          </table:table-cell>
          <table:table-cell office:value-type="float" office:value="10.25153" calcext:value-type="float">
            <text:p>10.25153</text:p>
          </table:table-cell>
          <table:table-cell office:value-type="float" office:value="13.15427" calcext:value-type="float">
            <text:p>13.15427</text:p>
          </table:table-cell>
          <table:table-cell office:value-type="float" office:value="8.215" calcext:value-type="float">
            <text:p>8.215</text:p>
          </table:table-cell>
          <table:table-cell office:value-type="float" office:value="8.1988" calcext:value-type="float">
            <text:p>8.1988</text:p>
          </table:table-cell>
          <table:table-cell office:value-type="float" office:value="8.90903" calcext:value-type="float">
            <text:p>8.90903</text:p>
          </table:table-cell>
          <table:table-cell office:value-type="float" office:value="9.8553" calcext:value-type="float">
            <text:p>9.8553</text:p>
          </table:table-cell>
          <table:table-cell office:value-type="float" office:value="10.94817" calcext:value-type="float">
            <text:p>10.94817</text:p>
          </table:table-cell>
          <table:table-cell office:value-type="float" office:value="17.05278" calcext:value-type="float">
            <text:p>17.05278</text:p>
          </table:table-cell>
          <table:table-cell office:value-type="float" office:value="10.47367" calcext:value-type="float">
            <text:p>10.47367</text:p>
          </table:table-cell>
          <table:table-cell office:value-type="float" office:value="10.31196" calcext:value-type="float">
            <text:p>10.31196</text:p>
          </table:table-cell>
          <table:table-cell office:value-type="float" office:value="10.15356" calcext:value-type="float">
            <text:p>10.15356</text:p>
          </table:table-cell>
          <table:table-cell office:value-type="float" office:value="11.78256" calcext:value-type="float">
            <text:p>11.78256</text:p>
          </table:table-cell>
          <table:table-cell office:value-type="float" office:value="10.39858" calcext:value-type="float">
            <text:p>10.39858</text:p>
          </table:table-cell>
          <table:table-cell office:value-type="float" office:value="22.54871" calcext:value-type="float">
            <text:p>22.54871</text:p>
          </table:table-cell>
          <table:table-cell office:value-type="float" office:value="20.10244" calcext:value-type="float">
            <text:p>20.10244</text:p>
          </table:table-cell>
          <table:table-cell office:value-type="float" office:value="10.46268" calcext:value-type="float">
            <text:p>10.46268</text:p>
          </table:table-cell>
          <table:table-cell office:value-type="float" office:value="8.63065" calcext:value-type="float">
            <text:p>8.63065</text:p>
          </table:table-cell>
          <table:table-cell table:number-columns-repeated="9"/>
        </table:table-row>
        <table:table-row table:style-name="ro1">
          <table:table-cell office:value-type="float" office:value="12.9798" calcext:value-type="float">
            <text:p>12.9798</text:p>
          </table:table-cell>
          <table:table-cell office:value-type="float" office:value="8.84285" calcext:value-type="float">
            <text:p>8.84285</text:p>
          </table:table-cell>
          <table:table-cell office:value-type="float" office:value="14.49966" calcext:value-type="float">
            <text:p>14.49966</text:p>
          </table:table-cell>
          <table:table-cell office:value-type="float" office:value="9.65907" calcext:value-type="float">
            <text:p>9.65907</text:p>
          </table:table-cell>
          <table:table-cell office:value-type="float" office:value="12.69411" calcext:value-type="float">
            <text:p>12.69411</text:p>
          </table:table-cell>
          <table:table-cell office:value-type="float" office:value="7.73694" calcext:value-type="float">
            <text:p>7.73694</text:p>
          </table:table-cell>
          <table:table-cell office:value-type="float" office:value="7.84514" calcext:value-type="float">
            <text:p>7.84514</text:p>
          </table:table-cell>
          <table:table-cell office:value-type="float" office:value="8.40404" calcext:value-type="float">
            <text:p>8.40404</text:p>
          </table:table-cell>
          <table:table-cell office:value-type="float" office:value="9.39223" calcext:value-type="float">
            <text:p>9.39223</text:p>
          </table:table-cell>
          <table:table-cell office:value-type="float" office:value="10.62413" calcext:value-type="float">
            <text:p>10.62413</text:p>
          </table:table-cell>
          <table:table-cell office:value-type="float" office:value="16.69664" calcext:value-type="float">
            <text:p>16.69664</text:p>
          </table:table-cell>
          <table:table-cell office:value-type="float" office:value="10.06805" calcext:value-type="float">
            <text:p>10.06805</text:p>
          </table:table-cell>
          <table:table-cell office:value-type="float" office:value="9.88115" calcext:value-type="float">
            <text:p>9.88115</text:p>
          </table:table-cell>
          <table:table-cell office:value-type="float" office:value="9.71236" calcext:value-type="float">
            <text:p>9.71236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9.97685" calcext:value-type="float">
            <text:p>9.97685</text:p>
          </table:table-cell>
          <table:table-cell office:value-type="float" office:value="22.11147" calcext:value-type="float">
            <text:p>22.11147</text:p>
          </table:table-cell>
          <table:table-cell office:value-type="float" office:value="19.36511" calcext:value-type="float">
            <text:p>19.36511</text:p>
          </table:table-cell>
          <table:table-cell office:value-type="float" office:value="10.04117" calcext:value-type="float">
            <text:p>10.04117</text:p>
          </table:table-cell>
          <table:table-cell office:value-type="float" office:value="8.20288" calcext:value-type="float">
            <text:p>8.20288</text:p>
          </table:table-cell>
          <table:table-cell table:number-columns-repeated="9"/>
        </table:table-row>
        <table:table-row table:style-name="ro1">
          <table:table-cell office:value-type="float" office:value="12.64224" calcext:value-type="float">
            <text:p>12.64224</text:p>
          </table:table-cell>
          <table:table-cell office:value-type="float" office:value="8.29575" calcext:value-type="float">
            <text:p>8.29575</text:p>
          </table:table-cell>
          <table:table-cell office:value-type="float" office:value="14.16838" calcext:value-type="float">
            <text:p>14.16838</text:p>
          </table:table-cell>
          <table:table-cell office:value-type="float" office:value="9.18139" calcext:value-type="float">
            <text:p>9.18139</text:p>
          </table:table-cell>
          <table:table-cell office:value-type="float" office:value="12.37483" calcext:value-type="float">
            <text:p>12.37483</text:p>
          </table:table-cell>
          <table:table-cell office:value-type="float" office:value="7.24084" calcext:value-type="float">
            <text:p>7.24084</text:p>
          </table:table-cell>
          <table:table-cell office:value-type="float" office:value="7.39892" calcext:value-type="float">
            <text:p>7.39892</text:p>
          </table:table-cell>
          <table:table-cell office:value-type="float" office:value="7.8854" calcext:value-type="float">
            <text:p>7.8854</text:p>
          </table:table-cell>
          <table:table-cell office:value-type="float" office:value="8.76448" calcext:value-type="float">
            <text:p>8.76448</text:p>
          </table:table-cell>
          <table:table-cell office:value-type="float" office:value="10.09756" calcext:value-type="float">
            <text:p>10.09756</text:p>
          </table:table-cell>
          <table:table-cell office:value-type="float" office:value="16.15388" calcext:value-type="float">
            <text:p>16.15388</text:p>
          </table:table-cell>
          <table:table-cell office:value-type="float" office:value="9.40868" calcext:value-type="float">
            <text:p>9.40868</text:p>
          </table:table-cell>
          <table:table-cell office:value-type="float" office:value="9.22396" calcext:value-type="float">
            <text:p>9.22396</text:p>
          </table:table-cell>
          <table:table-cell office:value-type="float" office:value="9.0547" calcext:value-type="float">
            <text:p>9.0547</text:p>
          </table:table-cell>
          <table:table-cell office:value-type="float" office:value="11.11938" calcext:value-type="float">
            <text:p>11.11938</text:p>
          </table:table-cell>
          <table:table-cell office:value-type="float" office:value="9.38387" calcext:value-type="float">
            <text:p>9.38387</text:p>
          </table:table-cell>
          <table:table-cell office:value-type="float" office:value="21.76484" calcext:value-type="float">
            <text:p>21.76484</text:p>
          </table:table-cell>
          <table:table-cell office:value-type="float" office:value="18.70005" calcext:value-type="float">
            <text:p>18.70005</text:p>
          </table:table-cell>
          <table:table-cell office:value-type="float" office:value="9.45841" calcext:value-type="float">
            <text:p>9.45841</text:p>
          </table:table-cell>
          <table:table-cell office:value-type="float" office:value="7.61679" calcext:value-type="float">
            <text:p>7.61679</text:p>
          </table:table-cell>
          <table:table-cell table:number-columns-repeated="9"/>
        </table:table-row>
        <table:table-row table:style-name="ro1">
          <table:table-cell office:value-type="float" office:value="12.18924" calcext:value-type="float">
            <text:p>12.18924</text:p>
          </table:table-cell>
          <table:table-cell office:value-type="float" office:value="7.88763" calcext:value-type="float">
            <text:p>7.88763</text:p>
          </table:table-cell>
          <table:table-cell office:value-type="float" office:value="13.67072" calcext:value-type="float">
            <text:p>13.67072</text:p>
          </table:table-cell>
          <table:table-cell office:value-type="float" office:value="8.68076" calcext:value-type="float">
            <text:p>8.68076</text:p>
          </table:table-cell>
          <table:table-cell office:value-type="float" office:value="11.90803" calcext:value-type="float">
            <text:p>11.90803</text:p>
          </table:table-cell>
          <table:table-cell office:value-type="float" office:value="6.72816" calcext:value-type="float">
            <text:p>6.72816</text:p>
          </table:table-cell>
          <table:table-cell office:value-type="float" office:value="6.94466" calcext:value-type="float">
            <text:p>6.94466</text:p>
          </table:table-cell>
          <table:table-cell office:value-type="float" office:value="7.51073" calcext:value-type="float">
            <text:p>7.51073</text:p>
          </table:table-cell>
          <table:table-cell office:value-type="float" office:value="8.3921" calcext:value-type="float">
            <text:p>8.3921</text:p>
          </table:table-cell>
          <table:table-cell office:value-type="float" office:value="9.63826" calcext:value-type="float">
            <text:p>9.63826</text:p>
          </table:table-cell>
          <table:table-cell office:value-type="float" office:value="15.79907" calcext:value-type="float">
            <text:p>15.79907</text:p>
          </table:table-cell>
          <table:table-cell office:value-type="float" office:value="9.00746" calcext:value-type="float">
            <text:p>9.00746</text:p>
          </table:table-cell>
          <table:table-cell office:value-type="float" office:value="8.83267" calcext:value-type="float">
            <text:p>8.83267</text:p>
          </table:table-cell>
          <table:table-cell office:value-type="float" office:value="8.67378" calcext:value-type="float">
            <text:p>8.67378</text:p>
          </table:table-cell>
          <table:table-cell office:value-type="float" office:value="10.67183" calcext:value-type="float">
            <text:p>10.67183</text:p>
          </table:table-cell>
          <table:table-cell office:value-type="float" office:value="8.91867" calcext:value-type="float">
            <text:p>8.91867</text:p>
          </table:table-cell>
          <table:table-cell office:value-type="float" office:value="21.3216" calcext:value-type="float">
            <text:p>21.3216</text:p>
          </table:table-cell>
          <table:table-cell office:value-type="float" office:value="17.97325" calcext:value-type="float">
            <text:p>17.97325</text:p>
          </table:table-cell>
          <table:table-cell office:value-type="float" office:value="8.98362" calcext:value-type="float">
            <text:p>8.98362</text:p>
          </table:table-cell>
          <table:table-cell office:value-type="float" office:value="7.27288" calcext:value-type="float">
            <text:p>7.27288</text:p>
          </table:table-cell>
          <table:table-cell table:number-columns-repeated="9"/>
        </table:table-row>
        <table:table-row table:style-name="ro1">
          <table:table-cell office:value-type="float" office:value="11.84414" calcext:value-type="float">
            <text:p>11.84414</text:p>
          </table:table-cell>
          <table:table-cell office:value-type="float" office:value="7.41925" calcext:value-type="float">
            <text:p>7.41925</text:p>
          </table:table-cell>
          <table:table-cell office:value-type="float" office:value="13.32649" calcext:value-type="float">
            <text:p>13.32649</text:p>
          </table:table-cell>
          <table:table-cell office:value-type="float" office:value="8.31743" calcext:value-type="float">
            <text:p>8.31743</text:p>
          </table:table-cell>
          <table:table-cell office:value-type="float" office:value="11.59149" calcext:value-type="float">
            <text:p>11.59149</text:p>
          </table:table-cell>
          <table:table-cell office:value-type="float" office:value="6.15542" calcext:value-type="float">
            <text:p>6.15542</text:p>
          </table:table-cell>
          <table:table-cell office:value-type="float" office:value="6.25656" calcext:value-type="float">
            <text:p>6.25656</text:p>
          </table:table-cell>
          <table:table-cell office:value-type="float" office:value="7.04613" calcext:value-type="float">
            <text:p>7.04613</text:p>
          </table:table-cell>
          <table:table-cell office:value-type="float" office:value="7.87845" calcext:value-type="float">
            <text:p>7.87845</text:p>
          </table:table-cell>
          <table:table-cell office:value-type="float" office:value="9.02195" calcext:value-type="float">
            <text:p>9.02195</text:p>
          </table:table-cell>
          <table:table-cell office:value-type="float" office:value="15.25576" calcext:value-type="float">
            <text:p>15.25576</text:p>
          </table:table-cell>
          <table:table-cell office:value-type="float" office:value="8.4762" calcext:value-type="float">
            <text:p>8.4762</text:p>
          </table:table-cell>
          <table:table-cell office:value-type="float" office:value="8.31321" calcext:value-type="float">
            <text:p>8.31321</text:p>
          </table:table-cell>
          <table:table-cell office:value-type="float" office:value="8.1461" calcext:value-type="float">
            <text:p>8.1461</text:p>
          </table:table-cell>
          <table:table-cell office:value-type="float" office:value="10.3233" calcext:value-type="float">
            <text:p>10.3233</text:p>
          </table:table-cell>
          <table:table-cell office:value-type="float" office:value="8.40344" calcext:value-type="float">
            <text:p>8.40344</text:p>
          </table:table-cell>
          <table:table-cell office:value-type="float" office:value="20.97752" calcext:value-type="float">
            <text:p>20.97752</text:p>
          </table:table-cell>
          <table:table-cell office:value-type="float" office:value="17.33048" calcext:value-type="float">
            <text:p>17.33048</text:p>
          </table:table-cell>
          <table:table-cell office:value-type="float" office:value="8.47804" calcext:value-type="float">
            <text:p>8.47804</text:p>
          </table:table-cell>
          <table:table-cell office:value-type="float" office:value="6.72961" calcext:value-type="float">
            <text:p>6.72961</text:p>
          </table:table-cell>
          <table:table-cell table:number-columns-repeated="9"/>
        </table:table-row>
        <table:table-row table:style-name="ro1">
          <table:table-cell office:value-type="float" office:value="11.39417" calcext:value-type="float">
            <text:p>11.39417</text:p>
          </table:table-cell>
          <table:table-cell office:value-type="float" office:value="7.06154" calcext:value-type="float">
            <text:p>7.06154</text:p>
          </table:table-cell>
          <table:table-cell office:value-type="float" office:value="12.81719" calcext:value-type="float">
            <text:p>12.81719</text:p>
          </table:table-cell>
          <table:table-cell office:value-type="float" office:value="7.84236" calcext:value-type="float">
            <text:p>7.84236</text:p>
          </table:table-cell>
          <table:table-cell office:value-type="float" office:value="11.11755" calcext:value-type="float">
            <text:p>11.11755</text:p>
          </table:table-cell>
          <table:table-cell office:value-type="float" office:value="5.69553" calcext:value-type="float">
            <text:p>5.69553</text:p>
          </table:table-cell>
          <table:table-cell office:value-type="float" office:value="5.64704" calcext:value-type="float">
            <text:p>5.64704</text:p>
          </table:table-cell>
          <table:table-cell office:value-type="float" office:value="6.50782" calcext:value-type="float">
            <text:p>6.50782</text:p>
          </table:table-cell>
          <table:table-cell office:value-type="float" office:value="7.54962" calcext:value-type="float">
            <text:p>7.54962</text:p>
          </table:table-cell>
          <table:table-cell office:value-type="float" office:value="8.64775" calcext:value-type="float">
            <text:p>8.64775</text:p>
          </table:table-cell>
          <table:table-cell office:value-type="float" office:value="14.90221" calcext:value-type="float">
            <text:p>14.90221</text:p>
          </table:table-cell>
          <table:table-cell office:value-type="float" office:value="8.14551" calcext:value-type="float">
            <text:p>8.14551</text:p>
          </table:table-cell>
          <table:table-cell office:value-type="float" office:value="7.98371" calcext:value-type="float">
            <text:p>7.98371</text:p>
          </table:table-cell>
          <table:table-cell office:value-type="float" office:value="7.81808" calcext:value-type="float">
            <text:p>7.81808</text:p>
          </table:table-cell>
          <table:table-cell office:value-type="float" office:value="9.87011" calcext:value-type="float">
            <text:p>9.87011</text:p>
          </table:table-cell>
          <table:table-cell office:value-type="float" office:value="8.0377" calcext:value-type="float">
            <text:p>8.0377</text:p>
          </table:table-cell>
          <table:table-cell office:value-type="float" office:value="20.53206" calcext:value-type="float">
            <text:p>20.53206</text:p>
          </table:table-cell>
          <table:table-cell office:value-type="float" office:value="16.62706" calcext:value-type="float">
            <text:p>16.62706</text:p>
          </table:table-cell>
          <table:table-cell office:value-type="float" office:value="8.11229" calcext:value-type="float">
            <text:p>8.11229</text:p>
          </table:table-cell>
          <table:table-cell office:value-type="float" office:value="6.26285" calcext:value-type="float">
            <text:p>6.26285</text:p>
          </table:table-cell>
          <table:table-cell table:number-columns-repeated="9"/>
        </table:table-row>
        <table:table-row table:style-name="ro1">
          <table:table-cell office:value-type="float" office:value="11.04128" calcext:value-type="float">
            <text:p>11.04128</text:p>
          </table:table-cell>
          <table:table-cell office:value-type="float" office:value="6.5883" calcext:value-type="float">
            <text:p>6.5883</text:p>
          </table:table-cell>
          <table:table-cell office:value-type="float" office:value="12.46283" calcext:value-type="float">
            <text:p>12.46283</text:p>
          </table:table-cell>
          <table:table-cell office:value-type="float" office:value="7.40448" calcext:value-type="float">
            <text:p>7.40448</text:p>
          </table:table-cell>
          <table:table-cell office:value-type="float" office:value="10.79284" calcext:value-type="float">
            <text:p>10.79284</text:p>
          </table:table-cell>
          <table:table-cell office:value-type="float" office:value="5.22367" calcext:value-type="float">
            <text:p>5.22367</text:p>
          </table:table-cell>
          <table:table-cell office:value-type="float" office:value="5.06215" calcext:value-type="float">
            <text:p>5.06215</text:p>
          </table:table-cell>
          <table:table-cell office:value-type="float" office:value="5.93553" calcext:value-type="float">
            <text:p>5.93553</text:p>
          </table:table-cell>
          <table:table-cell office:value-type="float" office:value="7.00508" calcext:value-type="float">
            <text:p>7.00508</text:p>
          </table:table-cell>
          <table:table-cell office:value-type="float" office:value="8.13773" calcext:value-type="float">
            <text:p>8.13773</text:p>
          </table:table-cell>
          <table:table-cell office:value-type="float" office:value="14.36703" calcext:value-type="float">
            <text:p>14.36703</text:p>
          </table:table-cell>
          <table:table-cell office:value-type="float" office:value="7.64155" calcext:value-type="float">
            <text:p>7.64155</text:p>
          </table:table-cell>
          <table:table-cell office:value-type="float" office:value="7.57423" calcext:value-type="float">
            <text:p>7.57423</text:p>
          </table:table-cell>
          <table:table-cell office:value-type="float" office:value="7.11578" calcext:value-type="float">
            <text:p>7.11578</text:p>
          </table:table-cell>
          <table:table-cell office:value-type="float" office:value="9.51446" calcext:value-type="float">
            <text:p>9.51446</text:p>
          </table:table-cell>
          <table:table-cell office:value-type="float" office:value="7.56521" calcext:value-type="float">
            <text:p>7.56521</text:p>
          </table:table-cell>
          <table:table-cell office:value-type="float" office:value="20.18253" calcext:value-type="float">
            <text:p>20.18253</text:p>
          </table:table-cell>
          <table:table-cell office:value-type="float" office:value="16.0007" calcext:value-type="float">
            <text:p>16.0007</text:p>
          </table:table-cell>
          <table:table-cell office:value-type="float" office:value="7.62907" calcext:value-type="float">
            <text:p>7.62907</text:p>
          </table:table-cell>
          <table:table-cell office:value-type="float" office:value="5.62645" calcext:value-type="float">
            <text:p>5.62645</text:p>
          </table:table-cell>
          <table:table-cell table:number-columns-repeated="9"/>
        </table:table-row>
        <table:table-row table:style-name="ro1">
          <table:table-cell office:value-type="float" office:value="10.58389" calcext:value-type="float">
            <text:p>10.58389</text:p>
          </table:table-cell>
          <table:table-cell office:value-type="float" office:value="6.23236" calcext:value-type="float">
            <text:p>6.23236</text:p>
          </table:table-cell>
          <table:table-cell office:value-type="float" office:value="11.94258" calcext:value-type="float">
            <text:p>11.94258</text:p>
          </table:table-cell>
          <table:table-cell office:value-type="float" office:value="6.8006" calcext:value-type="float">
            <text:p>6.8006</text:p>
          </table:table-cell>
          <table:table-cell office:value-type="float" office:value="10.31217" calcext:value-type="float">
            <text:p>10.31217</text:p>
          </table:table-cell>
          <table:table-cell office:value-type="float" office:value="4.86316" calcext:value-type="float">
            <text:p>4.86316</text:p>
          </table:table-cell>
          <table:table-cell office:value-type="float" office:value="4.59231" calcext:value-type="float">
            <text:p>4.59231</text:p>
          </table:table-cell>
          <table:table-cell office:value-type="float" office:value="5.4909" calcext:value-type="float">
            <text:p>5.4909</text:p>
          </table:table-cell>
          <table:table-cell office:value-type="float" office:value="6.52768" calcext:value-type="float">
            <text:p>6.52768</text:p>
          </table:table-cell>
          <table:table-cell office:value-type="float" office:value="7.79365" calcext:value-type="float">
            <text:p>7.79365</text:p>
          </table:table-cell>
          <table:table-cell office:value-type="float" office:value="14.01429" calcext:value-type="float">
            <text:p>14.01429</text:p>
          </table:table-cell>
          <table:table-cell office:value-type="float" office:value="7.223" calcext:value-type="float">
            <text:p>7.223</text:p>
          </table:table-cell>
          <table:table-cell office:value-type="float" office:value="6.97107" calcext:value-type="float">
            <text:p>6.97107</text:p>
          </table:table-cell>
          <table:table-cell office:value-type="float" office:value="6.68775" calcext:value-type="float">
            <text:p>6.68775</text:p>
          </table:table-cell>
          <table:table-cell office:value-type="float" office:value="9.06372" calcext:value-type="float">
            <text:p>9.06372</text:p>
          </table:table-cell>
          <table:table-cell office:value-type="float" office:value="7.20393" calcext:value-type="float">
            <text:p>7.20393</text:p>
          </table:table-cell>
          <table:table-cell office:value-type="float" office:value="19.74075" calcext:value-type="float">
            <text:p>19.74075</text:p>
          </table:table-cell>
          <table:table-cell office:value-type="float" office:value="15.31572" calcext:value-type="float">
            <text:p>15.31572</text:p>
          </table:table-cell>
          <table:table-cell office:value-type="float" office:value="7.26786" calcext:value-type="float">
            <text:p>7.26786</text:p>
          </table:table-cell>
          <table:table-cell office:value-type="float" office:value="5.25975" calcext:value-type="float">
            <text:p>5.25975</text:p>
          </table:table-cell>
          <table:table-cell table:number-columns-repeated="9"/>
        </table:table-row>
        <table:table-row table:style-name="ro1">
          <table:table-cell office:value-type="float" office:value="10.23302" calcext:value-type="float">
            <text:p>10.23302</text:p>
          </table:table-cell>
          <table:table-cell office:value-type="float" office:value="5.75173" calcext:value-type="float">
            <text:p>5.75173</text:p>
          </table:table-cell>
          <table:table-cell office:value-type="float" office:value="11.58837" calcext:value-type="float">
            <text:p>11.58837</text:p>
          </table:table-cell>
          <table:table-cell office:value-type="float" office:value="6.31158" calcext:value-type="float">
            <text:p>6.31158</text:p>
          </table:table-cell>
          <table:table-cell office:value-type="float" office:value="9.9894" calcext:value-type="float">
            <text:p>9.9894</text:p>
          </table:table-cell>
          <table:table-cell office:value-type="float" office:value="4.40408" calcext:value-type="float">
            <text:p>4.40408</text:p>
          </table:table-cell>
          <table:table-cell office:value-type="float" office:value="3.96184" calcext:value-type="float">
            <text:p>3.96184</text:p>
          </table:table-cell>
          <table:table-cell office:value-type="float" office:value="5.01405" calcext:value-type="float">
            <text:p>5.01405</text:p>
          </table:table-cell>
          <table:table-cell office:value-type="float" office:value="5.88983" calcext:value-type="float">
            <text:p>5.88983</text:p>
          </table:table-cell>
          <table:table-cell office:value-type="float" office:value="7.29298" calcext:value-type="float">
            <text:p>7.29298</text:p>
          </table:table-cell>
          <table:table-cell office:value-type="float" office:value="13.4862" calcext:value-type="float">
            <text:p>13.4862</text:p>
          </table:table-cell>
          <table:table-cell office:value-type="float" office:value="6.55152" calcext:value-type="float">
            <text:p>6.55152</text:p>
          </table:table-cell>
          <table:table-cell office:value-type="float" office:value="6.46813" calcext:value-type="float">
            <text:p>6.46813</text:p>
          </table:table-cell>
          <table:table-cell office:value-type="float" office:value="6.12544" calcext:value-type="float">
            <text:p>6.12544</text:p>
          </table:table-cell>
          <table:table-cell office:value-type="float" office:value="8.7096" calcext:value-type="float">
            <text:p>8.7096</text:p>
          </table:table-cell>
          <table:table-cell office:value-type="float" office:value="6.72248" calcext:value-type="float">
            <text:p>6.72248</text:p>
          </table:table-cell>
          <table:table-cell office:value-type="float" office:value="19.39543" calcext:value-type="float">
            <text:p>19.39543</text:p>
          </table:table-cell>
          <table:table-cell office:value-type="float" office:value="14.72281" calcext:value-type="float">
            <text:p>14.72281</text:p>
          </table:table-cell>
          <table:table-cell office:value-type="float" office:value="6.78587" calcext:value-type="float">
            <text:p>6.78587</text:p>
          </table:table-cell>
          <table:table-cell office:value-type="float" office:value="4.75638" calcext:value-type="float">
            <text:p>4.75638</text:p>
          </table:table-cell>
          <table:table-cell table:number-columns-repeated="9"/>
        </table:table-row>
        <table:table-row table:style-name="ro1">
          <table:table-cell office:value-type="float" office:value="9.67295" calcext:value-type="float">
            <text:p>9.67295</text:p>
          </table:table-cell>
          <table:table-cell office:value-type="float" office:value="5.39778" calcext:value-type="float">
            <text:p>5.39778</text:p>
          </table:table-cell>
          <table:table-cell office:value-type="float" office:value="11.05813" calcext:value-type="float">
            <text:p>11.05813</text:p>
          </table:table-cell>
          <table:table-cell office:value-type="float" office:value="5.80672" calcext:value-type="float">
            <text:p>5.80672</text:p>
          </table:table-cell>
          <table:table-cell office:value-type="float" office:value="9.36504" calcext:value-type="float">
            <text:p>9.36504</text:p>
          </table:table-cell>
          <table:table-cell office:value-type="float" office:value="3.83495" calcext:value-type="float">
            <text:p>3.83495</text:p>
          </table:table-cell>
          <table:table-cell office:value-type="float" office:value="3.41525" calcext:value-type="float">
            <text:p>3.41525</text:p>
          </table:table-cell>
          <table:table-cell office:value-type="float" office:value="4.65126" calcext:value-type="float">
            <text:p>4.65126</text:p>
          </table:table-cell>
          <table:table-cell office:value-type="float" office:value="5.51085" calcext:value-type="float">
            <text:p>5.51085</text:p>
          </table:table-cell>
          <table:table-cell office:value-type="float" office:value="6.9494" calcext:value-type="float">
            <text:p>6.9494</text:p>
          </table:table-cell>
          <table:table-cell office:value-type="float" office:value="13.13972" calcext:value-type="float">
            <text:p>13.13972</text:p>
          </table:table-cell>
          <table:table-cell office:value-type="float" office:value="6.1423" calcext:value-type="float">
            <text:p>6.1423</text:p>
          </table:table-cell>
          <table:table-cell office:value-type="float" office:value="5.95548" calcext:value-type="float">
            <text:p>5.95548</text:p>
          </table:table-cell>
          <table:table-cell office:value-type="float" office:value="5.79853" calcext:value-type="float">
            <text:p>5.79853</text:p>
          </table:table-cell>
          <table:table-cell office:value-type="float" office:value="8.01988" calcext:value-type="float">
            <text:p>8.01988</text:p>
          </table:table-cell>
          <table:table-cell office:value-type="float" office:value="6.20584" calcext:value-type="float">
            <text:p>6.20584</text:p>
          </table:table-cell>
          <table:table-cell office:value-type="float" office:value="18.95065" calcext:value-type="float">
            <text:p>18.95065</text:p>
          </table:table-cell>
          <table:table-cell office:value-type="float" office:value="14.07611" calcext:value-type="float">
            <text:p>14.07611</text:p>
          </table:table-cell>
          <table:table-cell office:value-type="float" office:value="6.3742" calcext:value-type="float">
            <text:p>6.3742</text:p>
          </table:table-cell>
          <table:table-cell office:value-type="float" office:value="4.42614" calcext:value-type="float">
            <text:p>4.42614</text:p>
          </table:table-cell>
          <table:table-cell table:number-columns-repeated="9"/>
        </table:table-row>
        <table:table-row table:style-name="ro1">
          <table:table-cell office:value-type="float" office:value="9.15831" calcext:value-type="float">
            <text:p>9.15831</text:p>
          </table:table-cell>
          <table:table-cell office:value-type="float" office:value="4.92349" calcext:value-type="float">
            <text:p>4.92349</text:p>
          </table:table-cell>
          <table:table-cell office:value-type="float" office:value="10.70737" calcext:value-type="float">
            <text:p>10.70737</text:p>
          </table:table-cell>
          <table:table-cell office:value-type="float" office:value="5.43801" calcext:value-type="float">
            <text:p>5.43801</text:p>
          </table:table-cell>
          <table:table-cell office:value-type="float" office:value="8.93011" calcext:value-type="float">
            <text:p>8.93011</text:p>
          </table:table-cell>
          <table:table-cell office:value-type="float" office:value="3.27882" calcext:value-type="float">
            <text:p>3.27882</text:p>
          </table:table-cell>
          <table:table-cell office:value-type="float" office:value="2.85524" calcext:value-type="float">
            <text:p>2.85524</text:p>
          </table:table-cell>
          <table:table-cell office:value-type="float" office:value="4.14578" calcext:value-type="float">
            <text:p>4.14578</text:p>
          </table:table-cell>
          <table:table-cell office:value-type="float" office:value="5.00302" calcext:value-type="float">
            <text:p>5.00302</text:p>
          </table:table-cell>
          <table:table-cell office:value-type="float" office:value="6.43931" calcext:value-type="float">
            <text:p>6.43931</text:p>
          </table:table-cell>
          <table:table-cell office:value-type="float" office:value="12.61028" calcext:value-type="float">
            <text:p>12.61028</text:p>
          </table:table-cell>
          <table:table-cell office:value-type="float" office:value="5.60652" calcext:value-type="float">
            <text:p>5.60652</text:p>
          </table:table-cell>
          <table:table-cell office:value-type="float" office:value="5.58236" calcext:value-type="float">
            <text:p>5.58236</text:p>
          </table:table-cell>
          <table:table-cell office:value-type="float" office:value="5.29571" calcext:value-type="float">
            <text:p>5.29571</text:p>
          </table:table-cell>
          <table:table-cell office:value-type="float" office:value="7.37453" calcext:value-type="float">
            <text:p>7.37453</text:p>
          </table:table-cell>
          <table:table-cell office:value-type="float" office:value="5.618" calcext:value-type="float">
            <text:p>5.618</text:p>
          </table:table-cell>
          <table:table-cell office:value-type="float" office:value="18.60922" calcext:value-type="float">
            <text:p>18.60922</text:p>
          </table:table-cell>
          <table:table-cell office:value-type="float" office:value="13.50365" calcext:value-type="float">
            <text:p>13.50365</text:p>
          </table:table-cell>
          <table:table-cell office:value-type="float" office:value="5.75739" calcext:value-type="float">
            <text:p>5.75739</text:p>
          </table:table-cell>
          <table:table-cell office:value-type="float" office:value="3.7767" calcext:value-type="float">
            <text:p>3.7767</text:p>
          </table:table-cell>
          <table:table-cell table:number-columns-repeated="9"/>
        </table:table-row>
        <table:table-row table:style-name="ro1">
          <table:table-cell office:value-type="float" office:value="8.63447" calcext:value-type="float">
            <text:p>8.63447</text:p>
          </table:table-cell>
          <table:table-cell office:value-type="float" office:value="4.52068" calcext:value-type="float">
            <text:p>4.52068</text:p>
          </table:table-cell>
          <table:table-cell office:value-type="float" office:value="10.15507" calcext:value-type="float">
            <text:p>10.15507</text:p>
          </table:table-cell>
          <table:table-cell office:value-type="float" office:value="4.96807" calcext:value-type="float">
            <text:p>4.96807</text:p>
          </table:table-cell>
          <table:table-cell office:value-type="float" office:value="8.35287" calcext:value-type="float">
            <text:p>8.35287</text:p>
          </table:table-cell>
          <table:table-cell office:value-type="float" office:value="2.72838" calcext:value-type="float">
            <text:p>2.72838</text:p>
          </table:table-cell>
          <table:table-cell office:value-type="float" office:value="2.30666" calcext:value-type="float">
            <text:p>2.30666</text:p>
          </table:table-cell>
          <table:table-cell office:value-type="float" office:value="3.58809" calcext:value-type="float">
            <text:p>3.58809</text:p>
          </table:table-cell>
          <table:table-cell office:value-type="float" office:value="4.66839" calcext:value-type="float">
            <text:p>4.66839</text:p>
          </table:table-cell>
          <table:table-cell office:value-type="float" office:value="5.99425" calcext:value-type="float">
            <text:p>5.99425</text:p>
          </table:table-cell>
          <table:table-cell office:value-type="float" office:value="12.26661" calcext:value-type="float">
            <text:p>12.26661</text:p>
          </table:table-cell>
          <table:table-cell office:value-type="float" office:value="5.26956" calcext:value-type="float">
            <text:p>5.26956</text:p>
          </table:table-cell>
          <table:table-cell office:value-type="float" office:value="5.11503" calcext:value-type="float">
            <text:p>5.11503</text:p>
          </table:table-cell>
          <table:table-cell office:value-type="float" office:value="4.97411" calcext:value-type="float">
            <text:p>4.97411</text:p>
          </table:table-cell>
          <table:table-cell office:value-type="float" office:value="6.77439" calcext:value-type="float">
            <text:p>6.77439</text:p>
          </table:table-cell>
          <table:table-cell office:value-type="float" office:value="5.15826" calcext:value-type="float">
            <text:p>5.15826</text:p>
          </table:table-cell>
          <table:table-cell office:value-type="float" office:value="18.19173" calcext:value-type="float">
            <text:p>18.19173</text:p>
          </table:table-cell>
          <table:table-cell office:value-type="float" office:value="12.89778" calcext:value-type="float">
            <text:p>12.89778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3.33674" calcext:value-type="float">
            <text:p>3.33674</text:p>
          </table:table-cell>
          <table:table-cell table:number-columns-repeated="9"/>
        </table:table-row>
        <table:table-row table:style-name="ro1">
          <table:table-cell office:value-type="float" office:value="8.24819" calcext:value-type="float">
            <text:p>8.24819</text:p>
          </table:table-cell>
          <table:table-cell office:value-type="float" office:value="3.91673" calcext:value-type="float">
            <text:p>3.91673</text:p>
          </table:table-cell>
          <table:table-cell office:value-type="float" office:value="9.75074" calcext:value-type="float">
            <text:p>9.75074</text:p>
          </table:table-cell>
          <table:table-cell office:value-type="float" office:value="4.45553" calcext:value-type="float">
            <text:p>4.45553</text:p>
          </table:table-cell>
          <table:table-cell office:value-type="float" office:value="8.00518" calcext:value-type="float">
            <text:p>8.00518</text:p>
          </table:table-cell>
          <table:table-cell office:value-type="float" office:value="2.13084" calcext:value-type="float">
            <text:p>2.13084</text:p>
          </table:table-cell>
          <table:table-cell office:value-type="float" office:value="1.71164" calcext:value-type="float">
            <text:p>1.71164</text:p>
          </table:table-cell>
          <table:table-cell office:value-type="float" office:value="3.01629" calcext:value-type="float">
            <text:p>3.01629</text:p>
          </table:table-cell>
          <table:table-cell office:value-type="float" office:value="4.01353" calcext:value-type="float">
            <text:p>4.01353</text:p>
          </table:table-cell>
          <table:table-cell office:value-type="float" office:value="5.46423" calcext:value-type="float">
            <text:p>5.46423</text:p>
          </table:table-cell>
          <table:table-cell office:value-type="float" office:value="11.73828" calcext:value-type="float">
            <text:p>11.73828</text:p>
          </table:table-cell>
          <table:table-cell office:value-type="float" office:value="4.72337" calcext:value-type="float">
            <text:p>4.72337</text:p>
          </table:table-cell>
          <table:table-cell office:value-type="float" office:value="4.60213" calcext:value-type="float">
            <text:p>4.60213</text:p>
          </table:table-cell>
          <table:table-cell office:value-type="float" office:value="4.32488" calcext:value-type="float">
            <text:p>4.32488</text:p>
          </table:table-cell>
          <table:table-cell office:value-type="float" office:value="6.26948" calcext:value-type="float">
            <text:p>6.26948</text:p>
          </table:table-cell>
          <table:table-cell office:value-type="float" office:value="4.65441" calcext:value-type="float">
            <text:p>4.65441</text:p>
          </table:table-cell>
          <table:table-cell office:value-type="float" office:value="17.86496" calcext:value-type="float">
            <text:p>17.86496</text:p>
          </table:table-cell>
          <table:table-cell office:value-type="float" office:value="12.37859" calcext:value-type="float">
            <text:p>12.37859</text:p>
          </table:table-cell>
          <table:table-cell office:value-type="float" office:value="4.73254" calcext:value-type="float">
            <text:p>4.73254</text:p>
          </table:table-cell>
          <table:table-cell office:value-type="float" office:value="2.66676" calcext:value-type="float">
            <text:p>2.66676</text:p>
          </table:table-cell>
          <table:table-cell table:number-columns-repeated="9"/>
        </table:table-row>
        <table:table-row table:style-name="ro1">
          <table:table-cell office:value-type="float" office:value="7.77319" calcext:value-type="float">
            <text:p>7.77319</text:p>
          </table:table-cell>
          <table:table-cell office:value-type="float" office:value="3.40998" calcext:value-type="float">
            <text:p>3.40998</text:p>
          </table:table-cell>
          <table:table-cell office:value-type="float" office:value="9.17767" calcext:value-type="float">
            <text:p>9.17767</text:p>
          </table:table-cell>
          <table:table-cell office:value-type="float" office:value="3.87559" calcext:value-type="float">
            <text:p>3.87559</text:p>
          </table:table-cell>
          <table:table-cell office:value-type="float" office:value="7.50463" calcext:value-type="float">
            <text:p>7.50463</text:p>
          </table:table-cell>
          <table:table-cell office:value-type="float" office:value="1.52448" calcext:value-type="float">
            <text:p>1.52448</text:p>
          </table:table-cell>
          <table:table-cell office:value-type="float" office:value="1.11772" calcext:value-type="float">
            <text:p>1.11772</text:p>
          </table:table-cell>
          <table:table-cell office:value-type="float" office:value="2.45449" calcext:value-type="float">
            <text:p>2.45449</text:p>
          </table:table-cell>
          <table:table-cell office:value-type="float" office:value="3.56778" calcext:value-type="float">
            <text:p>3.56778</text:p>
          </table:table-cell>
          <table:table-cell office:value-type="float" office:value="4.92362" calcext:value-type="float">
            <text:p>4.92362</text:p>
          </table:table-cell>
          <table:table-cell office:value-type="float" office:value="11.39196" calcext:value-type="float">
            <text:p>11.39196</text:p>
          </table:table-cell>
          <table:table-cell office:value-type="float" office:value="4.24989" calcext:value-type="float">
            <text:p>4.24989</text:p>
          </table:table-cell>
          <table:table-cell office:value-type="float" office:value="4.01549" calcext:value-type="float">
            <text:p>4.01549</text:p>
          </table:table-cell>
          <table:table-cell office:value-type="float" office:value="3.88197" calcext:value-type="float">
            <text:p>3.88197</text:p>
          </table:table-cell>
          <table:table-cell office:value-type="float" office:value="5.76107" calcext:value-type="float">
            <text:p>5.76107</text:p>
          </table:table-cell>
          <table:table-cell office:value-type="float" office:value="4.20752" calcext:value-type="float">
            <text:p>4.20752</text:p>
          </table:table-cell>
          <table:table-cell office:value-type="float" office:value="17.44061" calcext:value-type="float">
            <text:p>17.44061</text:p>
          </table:table-cell>
          <table:table-cell office:value-type="float" office:value="11.83141" calcext:value-type="float">
            <text:p>11.83141</text:p>
          </table:table-cell>
          <table:table-cell office:value-type="float" office:value="4.35448" calcext:value-type="float">
            <text:p>4.35448</text:p>
          </table:table-cell>
          <table:table-cell office:value-type="float" office:value="2.19484" calcext:value-type="float">
            <text:p>2.19484</text:p>
          </table:table-cell>
          <table:table-cell table:number-columns-repeated="9"/>
        </table:table-row>
        <table:table-row table:style-name="ro1">
          <table:table-cell office:value-type="float" office:value="7.41122" calcext:value-type="float">
            <text:p>7.41122</text:p>
          </table:table-cell>
          <table:table-cell office:value-type="float" office:value="2.82523" calcext:value-type="float">
            <text:p>2.82523</text:p>
          </table:table-cell>
          <table:table-cell office:value-type="float" office:value="8.8314" calcext:value-type="float">
            <text:p>8.8314</text:p>
          </table:table-cell>
          <table:table-cell office:value-type="float" office:value="3.38919" calcext:value-type="float">
            <text:p>3.38919</text:p>
          </table:table-cell>
          <table:table-cell office:value-type="float" office:value="7.17212" calcext:value-type="float">
            <text:p>7.17212</text:p>
          </table:table-cell>
          <table:table-cell office:value-type="float" office:value="0.97023" calcext:value-type="float">
            <text:p>0.97023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84084" calcext:value-type="float">
            <text:p>1.84084</text:p>
          </table:table-cell>
          <table:table-cell office:value-type="float" office:value="2.93918" calcext:value-type="float">
            <text:p>2.93918</text:p>
          </table:table-cell>
          <table:table-cell office:value-type="float" office:value="4.49115" calcext:value-type="float">
            <text:p>4.49115</text:p>
          </table:table-cell>
          <table:table-cell office:value-type="float" office:value="10.86562" calcext:value-type="float">
            <text:p>10.86562</text:p>
          </table:table-cell>
          <table:table-cell office:value-type="float" office:value="3.74362" calcext:value-type="float">
            <text:p>3.74362</text:p>
          </table:table-cell>
          <table:table-cell office:value-type="float" office:value="3.53506" calcext:value-type="float">
            <text:p>3.53506</text:p>
          </table:table-cell>
          <table:table-cell office:value-type="float" office:value="3.269" calcext:value-type="float">
            <text:p>3.269</text:p>
          </table:table-cell>
          <table:table-cell office:value-type="float" office:value="5.34945" calcext:value-type="float">
            <text:p>5.34945</text:p>
          </table:table-cell>
          <table:table-cell office:value-type="float" office:value="3.60252" calcext:value-type="float">
            <text:p>3.60252</text:p>
          </table:table-cell>
          <table:table-cell office:value-type="float" office:value="17.10706" calcext:value-type="float">
            <text:p>17.10706</text:p>
          </table:table-cell>
          <table:table-cell office:value-type="float" office:value="11.37514" calcext:value-type="float">
            <text:p>11.37514</text:p>
          </table:table-cell>
          <table:table-cell office:value-type="float" office:value="3.66521" calcext:value-type="float">
            <text:p>3.66521</text:p>
          </table:table-cell>
          <table:table-cell office:value-type="float" office:value="1.48312" calcext:value-type="float">
            <text:p>1.48312</text:p>
          </table:table-cell>
          <table:table-cell table:number-columns-repeated="9"/>
        </table:table-row>
        <table:table-row table:style-name="ro1">
          <table:table-cell office:value-type="float" office:value="6.92819" calcext:value-type="float">
            <text:p>6.92819</text:p>
          </table:table-cell>
          <table:table-cell office:value-type="float" office:value="2.23005" calcext:value-type="float">
            <text:p>2.23005</text:p>
          </table:table-cell>
          <table:table-cell office:value-type="float" office:value="8.33692" calcext:value-type="float">
            <text:p>8.33692</text:p>
          </table:table-cell>
          <table:table-cell office:value-type="float" office:value="2.82375" calcext:value-type="float">
            <text:p>2.82375</text:p>
          </table:table-cell>
          <table:table-cell office:value-type="float" office:value="6.66431" calcext:value-type="float">
            <text:p>6.664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1211" calcext:value-type="float">
            <text:p>0.81211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3.86487" calcext:value-type="float">
            <text:p>3.86487</text:p>
          </table:table-cell>
          <table:table-cell office:value-type="float" office:value="10.52224" calcext:value-type="float">
            <text:p>10.52224</text:p>
          </table:table-cell>
          <table:table-cell office:value-type="float" office:value="3.1977" calcext:value-type="float">
            <text:p>3.1977</text:p>
          </table:table-cell>
          <table:table-cell office:value-type="float" office:value="2.98085" calcext:value-type="float">
            <text:p>2.98085</text:p>
          </table:table-cell>
          <table:table-cell office:value-type="float" office:value="2.84751" calcext:value-type="float">
            <text:p>2.84751</text:p>
          </table:table-cell>
          <table:table-cell office:value-type="float" office:value="4.75156" calcext:value-type="float">
            <text:p>4.75156</text:p>
          </table:table-cell>
          <table:table-cell office:value-type="float" office:value="3.10669" calcext:value-type="float">
            <text:p>3.10669</text:p>
          </table:table-cell>
          <table:table-cell office:value-type="float" office:value="16.67691" calcext:value-type="float">
            <text:p>16.67691</text:p>
          </table:table-cell>
          <table:table-cell office:value-type="float" office:value="10.91417" calcext:value-type="float">
            <text:p>10.91417</text:p>
          </table:table-cell>
          <table:table-cell office:value-type="float" office:value="3.01256" calcext:value-type="float">
            <text:p>3.01256</text:p>
          </table:table-cell>
          <table:table-cell office:value-type="float" office:value="1.01699" calcext:value-type="float">
            <text:p>1.01699</text:p>
          </table:table-cell>
          <table:table-cell table:number-columns-repeated="9"/>
        </table:table-row>
        <table:table-row table:style-name="ro1">
          <table:table-cell office:value-type="float" office:value="6.56631" calcext:value-type="float">
            <text:p>6.56631</text:p>
          </table:table-cell>
          <table:table-cell office:value-type="float" office:value="1.61402" calcext:value-type="float">
            <text:p>1.61402</text:p>
          </table:table-cell>
          <table:table-cell office:value-type="float" office:value="8.00664" calcext:value-type="float">
            <text:p>8.00664</text:p>
          </table:table-cell>
          <table:table-cell office:value-type="float" office:value="2.29541" calcext:value-type="float">
            <text:p>2.29541</text:p>
          </table:table-cell>
          <table:table-cell office:value-type="float" office:value="6.33215" calcext:value-type="float">
            <text:p>6.33215</text:p>
          </table:table-cell>
          <table:table-cell office:value-type="float" office:value="1.08518" calcext:value-type="float">
            <text:p>1.08518</text:p>
          </table:table-cell>
          <table:table-cell office:value-type="float" office:value="1.44372" calcext:value-type="float">
            <text:p>1.44372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1.74736" calcext:value-type="float">
            <text:p>1.74736</text:p>
          </table:table-cell>
          <table:table-cell office:value-type="float" office:value="3.35888" calcext:value-type="float">
            <text:p>3.35888</text:p>
          </table:table-cell>
          <table:table-cell office:value-type="float" office:value="10.03883" calcext:value-type="float">
            <text:p>10.03883</text:p>
          </table:table-cell>
          <table:table-cell office:value-type="float" office:value="2.67959" calcext:value-type="float">
            <text:p>2.67959</text:p>
          </table:table-cell>
          <table:table-cell office:value-type="float" office:value="2.45364" calcext:value-type="float">
            <text:p>2.45364</text:p>
          </table:table-cell>
          <table:table-cell office:value-type="float" office:value="2.18862" calcext:value-type="float">
            <text:p>2.18862</text:p>
          </table:table-cell>
          <table:table-cell office:value-type="float" office:value="4.25355" calcext:value-type="float">
            <text:p>4.25355</text:p>
          </table:table-cell>
          <table:table-cell office:value-type="float" office:value="2.53217" calcext:value-type="float">
            <text:p>2.53217</text:p>
          </table:table-cell>
          <table:table-cell office:value-type="float" office:value="16.33539" calcext:value-type="float">
            <text:p>16.33539</text:p>
          </table:table-cell>
          <table:table-cell office:value-type="float" office:value="10.55389" calcext:value-type="float">
            <text:p>10.55389</text:p>
          </table:table-cell>
          <table:table-cell office:value-type="float" office:value="2.37747" calcext:value-type="float">
            <text:p>2.37747</text:p>
          </table:table-cell>
          <table:table-cell office:value-type="float" office:value="0.62349" calcext:value-type="float">
            <text:p>0.62349</text:p>
          </table:table-cell>
          <table:table-cell table:number-columns-repeated="9"/>
        </table:table-row>
        <table:table-row table:style-name="ro1">
          <table:table-cell office:value-type="float" office:value="6.07997" calcext:value-type="float">
            <text:p>6.07997</text:p>
          </table:table-cell>
          <table:table-cell office:value-type="float" office:value="1.00463" calcext:value-type="float">
            <text:p>1.00463</text:p>
          </table:table-cell>
          <table:table-cell office:value-type="float" office:value="7.51219" calcext:value-type="float">
            <text:p>7.51219</text:p>
          </table:table-cell>
          <table:table-cell office:value-type="float" office:value="1.71097" calcext:value-type="float">
            <text:p>1.71097</text:p>
          </table:table-cell>
          <table:table-cell office:value-type="float" office:value="5.7806" calcext:value-type="float">
            <text:p>5.7806</text:p>
          </table:table-cell>
          <table:table-cell office:value-type="float" office:value="1.7825" calcext:value-type="float">
            <text:p>1.7825</text:p>
          </table:table-cell>
          <table:table-cell office:value-type="float" office:value="2.18187" calcext:value-type="float">
            <text:p>2.18187</text:p>
          </table:table-cell>
          <table:table-cell office:value-type="float" office:value="0.52779" calcext:value-type="float">
            <text:p>0.52779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2.80952" calcext:value-type="float">
            <text:p>2.80952</text:p>
          </table:table-cell>
          <table:table-cell office:value-type="float" office:value="9.72577" calcext:value-type="float">
            <text:p>9.72577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1.86348" calcext:value-type="float">
            <text:p>1.86348</text:p>
          </table:table-cell>
          <table:table-cell office:value-type="float" office:value="1.72575" calcext:value-type="float">
            <text:p>1.72575</text:p>
          </table:table-cell>
          <table:table-cell office:value-type="float" office:value="3.73563" calcext:value-type="float">
            <text:p>3.73563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15.89931" calcext:value-type="float">
            <text:p>15.89931</text:p>
          </table:table-cell>
          <table:table-cell office:value-type="float" office:value="10.19066" calcext:value-type="float">
            <text:p>10.19066</text:p>
          </table:table-cell>
          <table:table-cell office:value-type="float" office:value="1.78366" calcext:value-type="float">
            <text:p>1.78366</text:p>
          </table:table-cell>
          <table:table-cell office:value-type="float" office:value="0.906" calcext:value-type="float">
            <text:p>0.9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2375" calcext:value-type="float">
            <text:p>0.62375</text:p>
          </table:table-cell>
          <table:table-cell office:value-type="float" office:value="7.1841" calcext:value-type="float">
            <text:p>7.1841</text:p>
          </table:table-cell>
          <table:table-cell office:value-type="float" office:value="1.14277" calcext:value-type="float">
            <text:p>1.14277</text:p>
          </table:table-cell>
          <table:table-cell office:value-type="float" office:value="5.3024" calcext:value-type="float">
            <text:p>5.3024</text:p>
          </table:table-cell>
          <table:table-cell office:value-type="float" office:value="2.53018" calcext:value-type="float">
            <text:p>2.53018</text:p>
          </table:table-cell>
          <table:table-cell office:value-type="float" office:value="2.91959" calcext:value-type="float">
            <text:p>2.91959</text:p>
          </table:table-cell>
          <table:table-cell office:value-type="float" office:value="1.14996" calcext:value-type="float">
            <text:p>1.14996</text:p>
          </table:table-cell>
          <table:table-cell office:value-type="float" office:value="0.53724" calcext:value-type="float">
            <text:p>0.53724</text:p>
          </table:table-cell>
          <table:table-cell office:value-type="float" office:value="2.31158" calcext:value-type="float">
            <text:p>2.31158</text:p>
          </table:table-cell>
          <table:table-cell office:value-type="float" office:value="9.26071" calcext:value-type="float">
            <text:p>9.26071</text:p>
          </table:table-cell>
          <table:table-cell office:value-type="float" office:value="1.52878" calcext:value-type="float">
            <text:p>1.52878</text:p>
          </table:table-cell>
          <table:table-cell office:value-type="float" office:value="1.26444" calcext:value-type="float">
            <text:p>1.26444</text:p>
          </table:table-cell>
          <table:table-cell office:value-type="float" office:value="1.03692" calcext:value-type="float">
            <text:p>1.03692</text:p>
          </table:table-cell>
          <table:table-cell office:value-type="float" office:value="3.25906" calcext:value-type="float">
            <text:p>3.25906</text:p>
          </table:table-cell>
          <table:table-cell office:value-type="float" office:value="1.30547" calcext:value-type="float">
            <text:p>1.30547</text:p>
          </table:table-cell>
          <table:table-cell office:value-type="float" office:value="15.55059" calcext:value-type="float">
            <text:p>15.55059</text:p>
          </table:table-cell>
          <table:table-cell office:value-type="float" office:value="9.91099" calcext:value-type="float">
            <text:p>9.91099</text:p>
          </table:table-cell>
          <table:table-cell office:value-type="float" office:value="1.13253" calcext:value-type="float">
            <text:p>1.13253</text:p>
          </table:table-cell>
          <table:table-cell office:value-type="float" office:value="1.72462" calcext:value-type="float">
            <text:p>1.724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8355" calcext:value-type="float">
            <text:p>0.88355</text:p>
          </table:table-cell>
          <table:table-cell office:value-type="float" office:value="6.69181" calcext:value-type="float">
            <text:p>6.69181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4.54411" calcext:value-type="float">
            <text:p>4.54411</text:p>
          </table:table-cell>
          <table:table-cell office:value-type="float" office:value="3.2996" calcext:value-type="float">
            <text:p>3.2996</text:p>
          </table:table-cell>
          <table:table-cell office:value-type="float" office:value="3.66928" calcext:value-type="float">
            <text:p>3.66928</text:p>
          </table:table-cell>
          <table:table-cell office:value-type="float" office:value="1.8822" calcext:value-type="float">
            <text:p>1.8822</text:p>
          </table:table-cell>
          <table:table-cell office:value-type="float" office:value="0.43953" calcext:value-type="float">
            <text:p>0.43953</text:p>
          </table:table-cell>
          <table:table-cell office:value-type="float" office:value="1.71258" calcext:value-type="float">
            <text:p>1.71258</text:p>
          </table:table-cell>
          <table:table-cell office:value-type="float" office:value="8.94523" calcext:value-type="float">
            <text:p>8.94523</text:p>
          </table:table-cell>
          <table:table-cell office:value-type="float" office:value="0.90446" calcext:value-type="float">
            <text:p>0.90446</text:p>
          </table:table-cell>
          <table:table-cell office:value-type="float" office:value="0.72487" calcext:value-type="float">
            <text:p>0.72487</text:p>
          </table:table-cell>
          <table:table-cell office:value-type="float" office:value="0.74152" calcext:value-type="float">
            <text:p>0.74152</text:p>
          </table:table-cell>
          <table:table-cell office:value-type="float" office:value="2.71114" calcext:value-type="float">
            <text:p>2.71114</text:p>
          </table:table-cell>
          <table:table-cell office:value-type="float" office:value="0.6538" calcext:value-type="float">
            <text:p>0.6538</text:p>
          </table:table-cell>
          <table:table-cell office:value-type="float" office:value="15.10832" calcext:value-type="float">
            <text:p>15.10832</text:p>
          </table:table-cell>
          <table:table-cell office:value-type="float" office:value="9.64074" calcext:value-type="float">
            <text:p>9.64074</text:p>
          </table:table-cell>
          <table:table-cell office:value-type="float" office:value="0.491" calcext:value-type="float">
            <text:p>0.491</text:p>
          </table:table-cell>
          <table:table-cell office:value-type="float" office:value="2.30432" calcext:value-type="float">
            <text:p>2.304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3411" calcext:value-type="float">
            <text:p>1.53411</text:p>
          </table:table-cell>
          <table:table-cell office:value-type="float" office:value="6.35685" calcext:value-type="float">
            <text:p>6.35685</text:p>
          </table:table-cell>
          <table:table-cell office:value-type="float" office:value="0.53911" calcext:value-type="float">
            <text:p>0.53911</text:p>
          </table:table-cell>
          <table:table-cell office:value-type="float" office:value="4.04092" calcext:value-type="float">
            <text:p>4.04092</text:p>
          </table:table-cell>
          <table:table-cell office:value-type="float" office:value="4.02872" calcext:value-type="float">
            <text:p>4.02872</text:p>
          </table:table-cell>
          <table:table-cell office:value-type="float" office:value="4.38894" calcext:value-type="float">
            <text:p>4.38894</text:p>
          </table:table-cell>
          <table:table-cell office:value-type="float" office:value="2.60159" calcext:value-type="float">
            <text:p>2.60159</text:p>
          </table:table-cell>
          <table:table-cell office:value-type="float" office:value="1.13976" calcext:value-type="float">
            <text:p>1.13976</text:p>
          </table:table-cell>
          <table:table-cell office:value-type="float" office:value="1.16387" calcext:value-type="float">
            <text:p>1.16387</text:p>
          </table:table-cell>
          <table:table-cell office:value-type="float" office:value="8.63382" calcext:value-type="float">
            <text:p>8.63382</text:p>
          </table:table-cell>
          <table:table-cell office:value-type="float" office:value="0.47751" calcext:value-type="float">
            <text:p>0.47751</text:p>
          </table:table-cell>
          <table:table-cell office:value-type="float" office:value="0.6596" calcext:value-type="float">
            <text:p>0.6596</text:p>
          </table:table-cell>
          <table:table-cell office:value-type="float" office:value="1.0178" calcext:value-type="float">
            <text:p>1.0178</text:p>
          </table:table-cell>
          <table:table-cell office:value-type="float" office:value="2.19493" calcext:value-type="float">
            <text:p>2.19493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14.76157" calcext:value-type="float">
            <text:p>14.76157</text:p>
          </table:table-cell>
          <table:table-cell office:value-type="float" office:value="9.47313" calcext:value-type="float">
            <text:p>9.47313</text:p>
          </table:table-cell>
          <table:table-cell office:value-type="float" office:value="0.28999" calcext:value-type="float">
            <text:p>0.28999</text:p>
          </table:table-cell>
          <table:table-cell office:value-type="float" office:value="3.19751" calcext:value-type="float">
            <text:p>3.197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29578" calcext:value-type="float">
            <text:p>2.29578</text:p>
          </table:table-cell>
          <table:table-cell office:value-type="float" office:value="5.85814" calcext:value-type="float">
            <text:p>5.85814</text:p>
          </table:table-cell>
          <table:table-cell office:value-type="float" office:value="1.13409" calcext:value-type="float">
            <text:p>1.13409</text:p>
          </table:table-cell>
          <table:table-cell office:value-type="float" office:value="3.35957" calcext:value-type="float">
            <text:p>3.35957</text:p>
          </table:table-cell>
          <table:table-cell office:value-type="float" office:value="4.80066" calcext:value-type="float">
            <text:p>4.80066</text:p>
          </table:table-cell>
          <table:table-cell office:value-type="float" office:value="5.14661" calcext:value-type="float">
            <text:p>5.14661</text:p>
          </table:table-cell>
          <table:table-cell office:value-type="float" office:value="3.37515" calcext:value-type="float">
            <text:p>3.37515</text:p>
          </table:table-cell>
          <table:table-cell office:value-type="float" office:value="1.7276" calcext:value-type="float">
            <text:p>1.7276</text:p>
          </table:table-cell>
          <table:table-cell office:value-type="float" office:value="0.48819" calcext:value-type="float">
            <text:p>0.48819</text:p>
          </table:table-cell>
          <table:table-cell office:value-type="float" office:value="8.18219" calcext:value-type="float">
            <text:p>8.18219</text:p>
          </table:table-cell>
          <table:table-cell office:value-type="float" office:value="0.85597" calcext:value-type="float">
            <text:p>0.85597</text:p>
          </table:table-cell>
          <table:table-cell office:value-type="float" office:value="1.21049" calcext:value-type="float">
            <text:p>1.21049</text:p>
          </table:table-cell>
          <table:table-cell office:value-type="float" office:value="1.50925" calcext:value-type="float">
            <text:p>1.50925</text:p>
          </table:table-cell>
          <table:table-cell office:value-type="float" office:value="1.66199" calcext:value-type="float">
            <text:p>1.66199</text:p>
          </table:table-cell>
          <table:table-cell office:value-type="float" office:value="0.74104" calcext:value-type="float">
            <text:p>0.74104</text:p>
          </table:table-cell>
          <table:table-cell office:value-type="float" office:value="14.31305" calcext:value-type="float">
            <text:p>14.31305</text:p>
          </table:table-cell>
          <table:table-cell office:value-type="float" office:value="9.34819" calcext:value-type="float">
            <text:p>9.34819</text:p>
          </table:table-cell>
          <table:table-cell office:value-type="float" office:value="0.99899" calcext:value-type="float">
            <text:p>0.99899</text:p>
          </table:table-cell>
          <table:table-cell office:value-type="float" office:value="3.80614" calcext:value-type="float">
            <text:p>3.806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03541" calcext:value-type="float">
            <text:p>3.03541</text:p>
          </table:table-cell>
          <table:table-cell office:value-type="float" office:value="5.53348" calcext:value-type="float">
            <text:p>5.53348</text:p>
          </table:table-cell>
          <table:table-cell office:value-type="float" office:value="1.89646" calcext:value-type="float">
            <text:p>1.89646</text:p>
          </table:table-cell>
          <table:table-cell office:value-type="float" office:value="2.93695" calcext:value-type="float">
            <text:p>2.93695</text:p>
          </table:table-cell>
          <table:table-cell office:value-type="float" office:value="5.54248" calcext:value-type="float">
            <text:p>5.54248</text:p>
          </table:table-cell>
          <table:table-cell office:value-type="float" office:value="5.87864" calcext:value-type="float">
            <text:p>5.87864</text:p>
          </table:table-cell>
          <table:table-cell office:value-type="float" office:value="4.11317" calcext:value-type="float">
            <text:p>4.11317</text:p>
          </table:table-cell>
          <table:table-cell office:value-type="float" office:value="2.63054" calcext:value-type="float">
            <text:p>2.63054</text:p>
          </table:table-cell>
          <table:table-cell office:value-type="float" office:value="0.2699" calcext:value-type="float">
            <text:p>0.2699</text:p>
          </table:table-cell>
          <table:table-cell office:value-type="float" office:value="7.86473" calcext:value-type="float">
            <text:p>7.86473</text:p>
          </table:table-cell>
          <table:table-cell office:value-type="float" office:value="1.55194" calcext:value-type="float">
            <text:p>1.55194</text:p>
          </table:table-cell>
          <table:table-cell office:value-type="float" office:value="1.95332" calcext:value-type="float">
            <text:p>1.95332</text:p>
          </table:table-cell>
          <table:table-cell office:value-type="float" office:value="2.37825" calcext:value-type="float">
            <text:p>2.37825</text:p>
          </table:table-cell>
          <table:table-cell office:value-type="float" office:value="1.17058" calcext:value-type="float">
            <text:p>1.17058</text:p>
          </table:table-cell>
          <table:table-cell office:value-type="float" office:value="1.45335" calcext:value-type="float">
            <text:p>1.45335</text:p>
          </table:table-cell>
          <table:table-cell office:value-type="float" office:value="13.95889" calcext:value-type="float">
            <text:p>13.95889</text:p>
          </table:table-cell>
          <table:table-cell office:value-type="float" office:value="9.29706" calcext:value-type="float">
            <text:p>9.29706</text:p>
          </table:table-cell>
          <table:table-cell office:value-type="float" office:value="1.72152" calcext:value-type="float">
            <text:p>1.72152</text:p>
          </table:table-cell>
          <table:table-cell office:value-type="float" office:value="4.70926" calcext:value-type="float">
            <text:p>4.709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169" calcext:value-type="float">
            <text:p>3.8169</text:p>
          </table:table-cell>
          <table:table-cell office:value-type="float" office:value="5.01753" calcext:value-type="float">
            <text:p>5.01753</text:p>
          </table:table-cell>
          <table:table-cell office:value-type="float" office:value="2.63812" calcext:value-type="float">
            <text:p>2.63812</text:p>
          </table:table-cell>
          <table:table-cell office:value-type="float" office:value="2.42232" calcext:value-type="float">
            <text:p>2.42232</text:p>
          </table:table-cell>
          <table:table-cell office:value-type="float" office:value="6.32941" calcext:value-type="float">
            <text:p>6.32941</text:p>
          </table:table-cell>
          <table:table-cell office:value-type="float" office:value="6.64883" calcext:value-type="float">
            <text:p>6.64883</text:p>
          </table:table-cell>
          <table:table-cell office:value-type="float" office:value="4.88998" calcext:value-type="float">
            <text:p>4.88998</text:p>
          </table:table-cell>
          <table:table-cell office:value-type="float" office:value="3.23896" calcext:value-type="float">
            <text:p>3.23896</text:p>
          </table:table-cell>
          <table:table-cell office:value-type="float" office:value="0.9533" calcext:value-type="float">
            <text:p>0.9533</text:p>
          </table:table-cell>
          <table:table-cell office:value-type="float" office:value="7.42239" calcext:value-type="float">
            <text:p>7.42239</text:p>
          </table:table-cell>
          <table:table-cell office:value-type="float" office:value="2.28604" calcext:value-type="float">
            <text:p>2.28604</text:p>
          </table:table-cell>
          <table:table-cell office:value-type="float" office:value="2.6839" calcext:value-type="float">
            <text:p>2.6839</text:p>
          </table:table-cell>
          <table:table-cell office:value-type="float" office:value="2.97423" calcext:value-type="float">
            <text:p>2.97423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2.22969" calcext:value-type="float">
            <text:p>2.22969</text:p>
          </table:table-cell>
          <table:table-cell office:value-type="float" office:value="13.50395" calcext:value-type="float">
            <text:p>13.50395</text:p>
          </table:table-cell>
          <table:table-cell office:value-type="float" office:value="9.2919" calcext:value-type="float">
            <text:p>9.2919</text:p>
          </table:table-cell>
          <table:table-cell office:value-type="float" office:value="2.48354" calcext:value-type="float">
            <text:p>2.48354</text:p>
          </table:table-cell>
          <table:table-cell office:value-type="float" office:value="5.32327" calcext:value-type="float">
            <text:p>5.32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7657" calcext:value-type="float">
            <text:p>4.57657</text:p>
          </table:table-cell>
          <table:table-cell office:value-type="float" office:value="4.60967" calcext:value-type="float">
            <text:p>4.60967</text:p>
          </table:table-cell>
          <table:table-cell office:value-type="float" office:value="3.42747" calcext:value-type="float">
            <text:p>3.42747</text:p>
          </table:table-cell>
          <table:table-cell office:value-type="float" office:value="1.88385" calcext:value-type="float">
            <text:p>1.88385</text:p>
          </table:table-cell>
          <table:table-cell office:value-type="float" office:value="7.07435" calcext:value-type="float">
            <text:p>7.07435</text:p>
          </table:table-cell>
          <table:table-cell office:value-type="float" office:value="7.25191" calcext:value-type="float">
            <text:p>7.25191</text:p>
          </table:table-cell>
          <table:table-cell office:value-type="float" office:value="5.62928" calcext:value-type="float">
            <text:p>5.62928</text:p>
          </table:table-cell>
          <table:table-cell office:value-type="float" office:value="4.15063" calcext:value-type="float">
            <text:p>4.15063</text:p>
          </table:table-cell>
          <table:table-cell office:value-type="float" office:value="1.7183" calcext:value-type="float">
            <text:p>1.7183</text:p>
          </table:table-cell>
          <table:table-cell office:value-type="float" office:value="7.10241" calcext:value-type="float">
            <text:p>7.10241</text:p>
          </table:table-cell>
          <table:table-cell office:value-type="float" office:value="3.0723" calcext:value-type="float">
            <text:p>3.0723</text:p>
          </table:table-cell>
          <table:table-cell office:value-type="float" office:value="3.47591" calcext:value-type="float">
            <text:p>3.47591</text:p>
          </table:table-cell>
          <table:table-cell office:value-type="float" office:value="3.89117" calcext:value-type="float">
            <text:p>3.89117</text:p>
          </table:table-cell>
          <table:table-cell office:value-type="float" office:value="1.10912" calcext:value-type="float">
            <text:p>1.10912</text:p>
          </table:table-cell>
          <table:table-cell office:value-type="float" office:value="2.96286" calcext:value-type="float">
            <text:p>2.96286</text:p>
          </table:table-cell>
          <table:table-cell office:value-type="float" office:value="13.15203" calcext:value-type="float">
            <text:p>13.15203</text:p>
          </table:table-cell>
          <table:table-cell office:value-type="float" office:value="9.3365" calcext:value-type="float">
            <text:p>9.3365</text:p>
          </table:table-cell>
          <table:table-cell office:value-type="float" office:value="3.20984" calcext:value-type="float">
            <text:p>3.20984</text:p>
          </table:table-cell>
          <table:table-cell office:value-type="float" office:value="6.24871" calcext:value-type="float">
            <text:p>6.248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37129" calcext:value-type="float">
            <text:p>5.37129</text:p>
          </table:table-cell>
          <table:table-cell office:value-type="float" office:value="4.05859" calcext:value-type="float">
            <text:p>4.05859</text:p>
          </table:table-cell>
          <table:table-cell office:value-type="float" office:value="4.18528" calcext:value-type="float">
            <text:p>4.18528</text:p>
          </table:table-cell>
          <table:table-cell office:value-type="float" office:value="1.88385" calcext:value-type="float">
            <text:p>1.88385</text:p>
          </table:table-cell>
          <table:table-cell office:value-type="float" office:value="7.85981" calcext:value-type="float">
            <text:p>7.85981</text:p>
          </table:table-cell>
          <table:table-cell office:value-type="float" office:value="8.16465" calcext:value-type="float">
            <text:p>8.16465</text:p>
          </table:table-cell>
          <table:table-cell office:value-type="float" office:value="6.40817" calcext:value-type="float">
            <text:p>6.40817</text:p>
          </table:table-cell>
          <table:table-cell office:value-type="float" office:value="4.76164" calcext:value-type="float">
            <text:p>4.76164</text:p>
          </table:table-cell>
          <table:table-cell office:value-type="float" office:value="2.44564" calcext:value-type="float">
            <text:p>2.44564</text:p>
          </table:table-cell>
          <table:table-cell office:value-type="float" office:value="6.63157" calcext:value-type="float">
            <text:p>6.63157</text:p>
          </table:table-cell>
          <table:table-cell office:value-type="float" office:value="3.81937" calcext:value-type="float">
            <text:p>3.81937</text:p>
          </table:table-cell>
          <table:table-cell office:value-type="float" office:value="4.23604" calcext:value-type="float">
            <text:p>4.23604</text:p>
          </table:table-cell>
          <table:table-cell office:value-type="float" office:value="4.50775" calcext:value-type="float">
            <text:p>4.50775</text:p>
          </table:table-cell>
          <table:table-cell office:value-type="float" office:value="1.70107" calcext:value-type="float">
            <text:p>1.70107</text:p>
          </table:table-cell>
          <table:table-cell office:value-type="float" office:value="3.73482" calcext:value-type="float">
            <text:p>3.73482</text:p>
          </table:table-cell>
          <table:table-cell office:value-type="float" office:value="12.69047" calcext:value-type="float">
            <text:p>12.69047</text:p>
          </table:table-cell>
          <table:table-cell office:value-type="float" office:value="9.46289" calcext:value-type="float">
            <text:p>9.46289</text:p>
          </table:table-cell>
          <table:table-cell office:value-type="float" office:value="3.98119" calcext:value-type="float">
            <text:p>3.98119</text:p>
          </table:table-cell>
          <table:table-cell office:value-type="float" office:value="6.86187" calcext:value-type="float">
            <text:p>6.861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13204" calcext:value-type="float">
            <text:p>6.13204</text:p>
          </table:table-cell>
          <table:table-cell office:value-type="float" office:value="3.69015" calcext:value-type="float">
            <text:p>3.69015</text:p>
          </table:table-cell>
          <table:table-cell office:value-type="float" office:value="4.97804" calcext:value-type="float">
            <text:p>4.97804</text:p>
          </table:table-cell>
          <table:table-cell office:value-type="float" office:value="1.31245" calcext:value-type="float">
            <text:p>1.31245</text:p>
          </table:table-cell>
          <table:table-cell office:value-type="float" office:value="8.61355" calcext:value-type="float">
            <text:p>8.61355</text:p>
          </table:table-cell>
          <table:table-cell office:value-type="float" office:value="8.76898" calcext:value-type="float">
            <text:p>8.76898</text:p>
          </table:table-cell>
          <table:table-cell office:value-type="float" office:value="7.15704" calcext:value-type="float">
            <text:p>7.15704</text:p>
          </table:table-cell>
          <table:table-cell office:value-type="float" office:value="5.68271" calcext:value-type="float">
            <text:p>5.68271</text:p>
          </table:table-cell>
          <table:table-cell office:value-type="float" office:value="3.21306" calcext:value-type="float">
            <text:p>3.21306</text:p>
          </table:table-cell>
          <table:table-cell office:value-type="float" office:value="6.30309" calcext:value-type="float">
            <text:p>6.30309</text:p>
          </table:table-cell>
          <table:table-cell office:value-type="float" office:value="4.6102" calcext:value-type="float">
            <text:p>4.6102</text:p>
          </table:table-cell>
          <table:table-cell office:value-type="float" office:value="5.03137" calcext:value-type="float">
            <text:p>5.03137</text:p>
          </table:table-cell>
          <table:table-cell office:value-type="float" office:value="5.44125" calcext:value-type="float">
            <text:p>5.44125</text:p>
          </table:table-cell>
          <table:table-cell office:value-type="float" office:value="2.4123" calcext:value-type="float">
            <text:p>2.4123</text:p>
          </table:table-cell>
          <table:table-cell office:value-type="float" office:value="4.46842" calcext:value-type="float">
            <text:p>4.46842</text:p>
          </table:table-cell>
          <table:table-cell office:value-type="float" office:value="12.33067" calcext:value-type="float">
            <text:p>12.33067</text:p>
          </table:table-cell>
          <table:table-cell office:value-type="float" office:value="9.5657" calcext:value-type="float">
            <text:p>9.5657</text:p>
          </table:table-cell>
          <table:table-cell office:value-type="float" office:value="4.71054" calcext:value-type="float">
            <text:p>4.71054</text:p>
          </table:table-cell>
          <table:table-cell office:value-type="float" office:value="7.77635" calcext:value-type="float">
            <text:p>7.776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92792" calcext:value-type="float">
            <text:p>6.92792</text:p>
          </table:table-cell>
          <table:table-cell office:value-type="float" office:value="3.1704" calcext:value-type="float">
            <text:p>3.1704</text:p>
          </table:table-cell>
          <table:table-cell office:value-type="float" office:value="5.73796" calcext:value-type="float">
            <text:p>5.73796</text:p>
          </table:table-cell>
          <table:table-cell office:value-type="float" office:value="0.58267" calcext:value-type="float">
            <text:p>0.58267</text:p>
          </table:table-cell>
          <table:table-cell office:value-type="float" office:value="9.39931" calcext:value-type="float">
            <text:p>9.39931</text:p>
          </table:table-cell>
          <table:table-cell office:value-type="float" office:value="9.68101" calcext:value-type="float">
            <text:p>9.68101</text:p>
          </table:table-cell>
          <table:table-cell office:value-type="float" office:value="7.93706" calcext:value-type="float">
            <text:p>7.93706</text:p>
          </table:table-cell>
          <table:table-cell office:value-type="float" office:value="6.30472" calcext:value-type="float">
            <text:p>6.30472</text:p>
          </table:table-cell>
          <table:table-cell office:value-type="float" office:value="3.9406" calcext:value-type="float">
            <text:p>3.9406</text:p>
          </table:table-cell>
          <table:table-cell office:value-type="float" office:value="5.88728" calcext:value-type="float">
            <text:p>5.88728</text:p>
          </table:table-cell>
          <table:table-cell office:value-type="float" office:value="5.36873" calcext:value-type="float">
            <text:p>5.36873</text:p>
          </table:table-cell>
          <table:table-cell office:value-type="float" office:value="5.78196" calcext:value-type="float">
            <text:p>5.78196</text:p>
          </table:table-cell>
          <table:table-cell office:value-type="float" office:value="6.06025" calcext:value-type="float">
            <text:p>6.06025</text:p>
          </table:table-cell>
          <table:table-cell office:value-type="float" office:value="3.13854" calcext:value-type="float">
            <text:p>3.13854</text:p>
          </table:table-cell>
          <table:table-cell office:value-type="float" office:value="5.23775" calcext:value-type="float">
            <text:p>5.23775</text:p>
          </table:table-cell>
          <table:table-cell office:value-type="float" office:value="11.87241" calcext:value-type="float">
            <text:p>11.87241</text:p>
          </table:table-cell>
          <table:table-cell office:value-type="float" office:value="9.76617" calcext:value-type="float">
            <text:p>9.76617</text:p>
          </table:table-cell>
          <table:table-cell office:value-type="float" office:value="5.4895" calcext:value-type="float">
            <text:p>5.4895</text:p>
          </table:table-cell>
          <table:table-cell office:value-type="float" office:value="8.39963" calcext:value-type="float">
            <text:p>8.39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8737" calcext:value-type="float">
            <text:p>7.68737</text:p>
          </table:table-cell>
          <table:table-cell office:value-type="float" office:value="2.91418" calcext:value-type="float">
            <text:p>2.91418</text:p>
          </table:table-cell>
          <table:table-cell office:value-type="float" office:value="6.54095" calcext:value-type="float">
            <text:p>6.54095</text:p>
          </table:table-cell>
          <table:table-cell office:value-type="float" office:value="0.29799" calcext:value-type="float">
            <text:p>0.29799</text:p>
          </table:table-cell>
          <table:table-cell office:value-type="float" office:value="10.15568" calcext:value-type="float">
            <text:p>10.15568</text:p>
          </table:table-cell>
          <table:table-cell office:value-type="float" office:value="10.28497" calcext:value-type="float">
            <text:p>10.28497</text:p>
          </table:table-cell>
          <table:table-cell office:value-type="float" office:value="8.69779" calcext:value-type="float">
            <text:p>8.69779</text:p>
          </table:table-cell>
          <table:table-cell office:value-type="float" office:value="7.22742" calcext:value-type="float">
            <text:p>7.22742</text:p>
          </table:table-cell>
          <table:table-cell office:value-type="float" office:value="4.70893" calcext:value-type="float">
            <text:p>4.70893</text:p>
          </table:table-cell>
          <table:table-cell office:value-type="float" office:value="5.66434" calcext:value-type="float">
            <text:p>5.66434</text:p>
          </table:table-cell>
          <table:table-cell office:value-type="float" office:value="6.16084" calcext:value-type="float">
            <text:p>6.16084</text:p>
          </table:table-cell>
          <table:table-cell office:value-type="float" office:value="6.57895" calcext:value-type="float">
            <text:p>6.57895</text:p>
          </table:table-cell>
          <table:table-cell office:value-type="float" office:value="6.99638" calcext:value-type="float">
            <text:p>6.99638</text:p>
          </table:table-cell>
          <table:table-cell office:value-type="float" office:value="3.91753" calcext:value-type="float">
            <text:p>3.91753</text:p>
          </table:table-cell>
          <table:table-cell office:value-type="float" office:value="5.98049" calcext:value-type="float">
            <text:p>5.98049</text:p>
          </table:table-cell>
          <table:table-cell office:value-type="float" office:value="11.50481" calcext:value-type="float">
            <text:p>11.50481</text:p>
          </table:table-cell>
          <table:table-cell office:value-type="float" office:value="9.91654" calcext:value-type="float">
            <text:p>9.91654</text:p>
          </table:table-cell>
          <table:table-cell office:value-type="float" office:value="6.23033" calcext:value-type="float">
            <text:p>6.23033</text:p>
          </table:table-cell>
          <table:table-cell office:value-type="float" office:value="9.3269" calcext:value-type="float">
            <text:p>9.32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48309" calcext:value-type="float">
            <text:p>8.48309</text:p>
          </table:table-cell>
          <table:table-cell office:value-type="float" office:value="2.7595" calcext:value-type="float">
            <text:p>2.7595</text:p>
          </table:table-cell>
          <table:table-cell office:value-type="float" office:value="7.29909" calcext:value-type="float">
            <text:p>7.29909</text:p>
          </table:table-cell>
          <table:table-cell office:value-type="float" office:value="1.07639" calcext:value-type="float">
            <text:p>1.07639</text:p>
          </table:table-cell>
          <table:table-cell office:value-type="float" office:value="10.94163" calcext:value-type="float">
            <text:p>10.94163</text:p>
          </table:table-cell>
          <table:table-cell office:value-type="float" office:value="11.20824" calcext:value-type="float">
            <text:p>11.20824</text:p>
          </table:table-cell>
          <table:table-cell office:value-type="float" office:value="9.47533" calcext:value-type="float">
            <text:p>9.47533</text:p>
          </table:table-cell>
          <table:table-cell office:value-type="float" office:value="7.83834" calcext:value-type="float">
            <text:p>7.83834</text:p>
          </table:table-cell>
          <table:table-cell office:value-type="float" office:value="5.4487" calcext:value-type="float">
            <text:p>5.4487</text:p>
          </table:table-cell>
          <table:table-cell office:value-type="float" office:value="5.39647" calcext:value-type="float">
            <text:p>5.39647</text:p>
          </table:table-cell>
          <table:table-cell office:value-type="float" office:value="6.91926" calcext:value-type="float">
            <text:p>6.91926</text:p>
          </table:table-cell>
          <table:table-cell office:value-type="float" office:value="7.35284" calcext:value-type="float">
            <text:p>7.35284</text:p>
          </table:table-cell>
          <table:table-cell office:value-type="float" office:value="7.61805" calcext:value-type="float">
            <text:p>7.61805</text:p>
          </table:table-cell>
          <table:table-cell office:value-type="float" office:value="4.66058" calcext:value-type="float">
            <text:p>4.66058</text:p>
          </table:table-cell>
          <table:table-cell office:value-type="float" office:value="6.75326" calcext:value-type="float">
            <text:p>6.75326</text:p>
          </table:table-cell>
          <table:table-cell office:value-type="float" office:value="11.03941" calcext:value-type="float">
            <text:p>11.03941</text:p>
          </table:table-cell>
          <table:table-cell office:value-type="float" office:value="10.18588" calcext:value-type="float">
            <text:p>10.18588</text:p>
          </table:table-cell>
          <table:table-cell office:value-type="float" office:value="7.00107" calcext:value-type="float">
            <text:p>7.00107</text:p>
          </table:table-cell>
          <table:table-cell office:value-type="float" office:value="9.94142" calcext:value-type="float">
            <text:p>9.941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24511" calcext:value-type="float">
            <text:p>9.24511</text:p>
          </table:table-cell>
          <table:table-cell office:value-type="float" office:value="2.78972" calcext:value-type="float">
            <text:p>2.78972</text:p>
          </table:table-cell>
          <table:table-cell office:value-type="float" office:value="8.09262" calcext:value-type="float">
            <text:p>8.09262</text:p>
          </table:table-cell>
          <table:table-cell office:value-type="float" office:value="1.86135" calcext:value-type="float">
            <text:p>1.86135</text:p>
          </table:table-cell>
          <table:table-cell office:value-type="float" office:value="11.69689" calcext:value-type="float">
            <text:p>11.69689</text:p>
          </table:table-cell>
          <table:table-cell office:value-type="float" office:value="11.81696" calcext:value-type="float">
            <text:p>11.81696</text:p>
          </table:table-cell>
          <table:table-cell office:value-type="float" office:value="10.23499" calcext:value-type="float">
            <text:p>10.23499</text:p>
          </table:table-cell>
          <table:table-cell office:value-type="float" office:value="8.77094" calcext:value-type="float">
            <text:p>8.77094</text:p>
          </table:table-cell>
          <table:table-cell office:value-type="float" office:value="6.21581" calcext:value-type="float">
            <text:p>6.21581</text:p>
          </table:table-cell>
          <table:table-cell office:value-type="float" office:value="5.37648" calcext:value-type="float">
            <text:p>5.37648</text:p>
          </table:table-cell>
          <table:table-cell office:value-type="float" office:value="7.72244" calcext:value-type="float">
            <text:p>7.72244</text:p>
          </table:table-cell>
          <table:table-cell office:value-type="float" office:value="8.15062" calcext:value-type="float">
            <text:p>8.15062</text:p>
          </table:table-cell>
          <table:table-cell office:value-type="float" office:value="8.55551" calcext:value-type="float">
            <text:p>8.55551</text:p>
          </table:table-cell>
          <table:table-cell office:value-type="float" office:value="5.45284" calcext:value-type="float">
            <text:p>5.45284</text:p>
          </table:table-cell>
          <table:table-cell office:value-type="float" office:value="7.50649" calcext:value-type="float">
            <text:p>7.50649</text:p>
          </table:table-cell>
          <table:table-cell office:value-type="float" office:value="10.68406" calcext:value-type="float">
            <text:p>10.68406</text:p>
          </table:table-cell>
          <table:table-cell office:value-type="float" office:value="10.37389" calcext:value-type="float">
            <text:p>10.37389</text:p>
          </table:table-cell>
          <table:table-cell office:value-type="float" office:value="7.74655" calcext:value-type="float">
            <text:p>7.74655</text:p>
          </table:table-cell>
          <table:table-cell office:value-type="float" office:value="10.87657" calcext:value-type="float">
            <text:p>10.876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05047" calcext:value-type="float">
            <text:p>10.05047</text:p>
          </table:table-cell>
          <table:table-cell office:value-type="float" office:value="3.00043" calcext:value-type="float">
            <text:p>3.00043</text:p>
          </table:table-cell>
          <table:table-cell office:value-type="float" office:value="8.8632" calcext:value-type="float">
            <text:p>8.8632</text:p>
          </table:table-cell>
          <table:table-cell office:value-type="float" office:value="2.60267" calcext:value-type="float">
            <text:p>2.60267</text:p>
          </table:table-cell>
          <table:table-cell office:value-type="float" office:value="12.49554" calcext:value-type="float">
            <text:p>12.49554</text:p>
          </table:table-cell>
          <table:table-cell office:value-type="float" office:value="12.73119" calcext:value-type="float">
            <text:p>12.73119</text:p>
          </table:table-cell>
          <table:table-cell office:value-type="float" office:value="11.01581" calcext:value-type="float">
            <text:p>11.01581</text:p>
          </table:table-cell>
          <table:table-cell office:value-type="float" office:value="9.38213" calcext:value-type="float">
            <text:p>9.38213</text:p>
          </table:table-cell>
          <table:table-cell office:value-type="float" office:value="6.95801" calcext:value-type="float">
            <text:p>6.95801</text:p>
          </table:table-cell>
          <table:table-cell office:value-type="float" office:value="5.29985" calcext:value-type="float">
            <text:p>5.29985</text:p>
          </table:table-cell>
          <table:table-cell office:value-type="float" office:value="8.48307" calcext:value-type="float">
            <text:p>8.48307</text:p>
          </table:table-cell>
          <table:table-cell office:value-type="float" office:value="8.91283" calcext:value-type="float">
            <text:p>8.91283</text:p>
          </table:table-cell>
          <table:table-cell office:value-type="float" office:value="9.18687" calcext:value-type="float">
            <text:p>9.18687</text:p>
          </table:table-cell>
          <table:table-cell office:value-type="float" office:value="6.20956" calcext:value-type="float">
            <text:p>6.20956</text:p>
          </table:table-cell>
          <table:table-cell office:value-type="float" office:value="8.27665" calcext:value-type="float">
            <text:p>8.27665</text:p>
          </table:table-cell>
          <table:table-cell office:value-type="float" office:value="10.21176" calcext:value-type="float">
            <text:p>10.21176</text:p>
          </table:table-cell>
          <table:table-cell office:value-type="float" office:value="10.67247" calcext:value-type="float">
            <text:p>10.67247</text:p>
          </table:table-cell>
          <table:table-cell office:value-type="float" office:value="8.51589" calcext:value-type="float">
            <text:p>8.51589</text:p>
          </table:table-cell>
          <table:table-cell office:value-type="float" office:value="11.49082" calcext:value-type="float">
            <text:p>11.490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81539" calcext:value-type="float">
            <text:p>10.81539</text:p>
          </table:table-cell>
          <table:table-cell office:value-type="float" office:value="3.20727" calcext:value-type="float">
            <text:p>3.20727</text:p>
          </table:table-cell>
          <table:table-cell office:value-type="float" office:value="9.65637" calcext:value-type="float">
            <text:p>9.65637</text:p>
          </table:table-cell>
          <table:table-cell office:value-type="float" office:value="3.40003" calcext:value-type="float">
            <text:p>3.40003</text:p>
          </table:table-cell>
          <table:table-cell office:value-type="float" office:value="13.25316" calcext:value-type="float">
            <text:p>13.25316</text:p>
          </table:table-cell>
          <table:table-cell office:value-type="float" office:value="13.34671" calcext:value-type="float">
            <text:p>13.34671</text:p>
          </table:table-cell>
          <table:table-cell office:value-type="float" office:value="11.77986" calcext:value-type="float">
            <text:p>11.77986</text:p>
          </table:table-cell>
          <table:table-cell office:value-type="float" office:value="10.31604" calcext:value-type="float">
            <text:p>10.31604</text:p>
          </table:table-cell>
          <table:table-cell office:value-type="float" office:value="7.73731" calcext:value-type="float">
            <text:p>7.73731</text:p>
          </table:table-cell>
          <table:table-cell office:value-type="float" office:value="5.41456" calcext:value-type="float">
            <text:p>5.41456</text:p>
          </table:table-cell>
          <table:table-cell office:value-type="float" office:value="9.27424" calcext:value-type="float">
            <text:p>9.27424</text:p>
          </table:table-cell>
          <table:table-cell office:value-type="float" office:value="9.72233" calcext:value-type="float">
            <text:p>9.72233</text:p>
          </table:table-cell>
          <table:table-cell office:value-type="float" office:value="10.13438" calcext:value-type="float">
            <text:p>10.13438</text:p>
          </table:table-cell>
          <table:table-cell office:value-type="float" office:value="7.00307" calcext:value-type="float">
            <text:p>7.00307</text:p>
          </table:table-cell>
          <table:table-cell office:value-type="float" office:value="9.02309" calcext:value-type="float">
            <text:p>9.02309</text:p>
          </table:table-cell>
          <table:table-cell office:value-type="float" office:value="9.84775" calcext:value-type="float">
            <text:p>9.84775</text:p>
          </table:table-cell>
          <table:table-cell office:value-type="float" office:value="10.88972" calcext:value-type="float">
            <text:p>10.88972</text:p>
          </table:table-cell>
          <table:table-cell office:value-type="float" office:value="9.26931" calcext:value-type="float">
            <text:p>9.26931</text:p>
          </table:table-cell>
          <table:table-cell office:value-type="float" office:value="12.42907" calcext:value-type="float">
            <text:p>12.42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62093" calcext:value-type="float">
            <text:p>11.62093</text:p>
          </table:table-cell>
          <table:table-cell office:value-type="float" office:value="3.58244" calcext:value-type="float">
            <text:p>3.58244</text:p>
          </table:table-cell>
          <table:table-cell office:value-type="float" office:value="10.4277" calcext:value-type="float">
            <text:p>10.4277</text:p>
          </table:table-cell>
          <table:table-cell office:value-type="float" office:value="4.15102" calcext:value-type="float">
            <text:p>4.15102</text:p>
          </table:table-cell>
          <table:table-cell office:value-type="float" office:value="14.05127" calcext:value-type="float">
            <text:p>14.05127</text:p>
          </table:table-cell>
          <table:table-cell office:value-type="float" office:value="14.27535" calcext:value-type="float">
            <text:p>14.27535</text:p>
          </table:table-cell>
          <table:table-cell office:value-type="float" office:value="12.56063" calcext:value-type="float">
            <text:p>12.56063</text:p>
          </table:table-cell>
          <table:table-cell office:value-type="float" office:value="10.9384" calcext:value-type="float">
            <text:p>10.9384</text:p>
          </table:table-cell>
          <table:table-cell office:value-type="float" office:value="8.48122" calcext:value-type="float">
            <text:p>8.48122</text:p>
          </table:table-cell>
          <table:table-cell office:value-type="float" office:value="5.45735" calcext:value-type="float">
            <text:p>5.45735</text:p>
          </table:table-cell>
          <table:table-cell office:value-type="float" office:value="10.04426" calcext:value-type="float">
            <text:p>10.04426</text:p>
          </table:table-cell>
          <table:table-cell office:value-type="float" office:value="10.4965" calcext:value-type="float">
            <text:p>10.4965</text:p>
          </table:table-cell>
          <table:table-cell office:value-type="float" office:value="10.75536" calcext:value-type="float">
            <text:p>10.75536</text:p>
          </table:table-cell>
          <table:table-cell office:value-type="float" office:value="7.76281" calcext:value-type="float">
            <text:p>7.76281</text:p>
          </table:table-cell>
          <table:table-cell office:value-type="float" office:value="9.80655" calcext:value-type="float">
            <text:p>9.80655</text:p>
          </table:table-cell>
          <table:table-cell office:value-type="float" office:value="9.37917" calcext:value-type="float">
            <text:p>9.37917</text:p>
          </table:table-cell>
          <table:table-cell office:value-type="float" office:value="11.21624" calcext:value-type="float">
            <text:p>11.21624</text:p>
          </table:table-cell>
          <table:table-cell office:value-type="float" office:value="10.05218" calcext:value-type="float">
            <text:p>10.05218</text:p>
          </table:table-cell>
          <table:table-cell office:value-type="float" office:value="13.05422" calcext:value-type="float">
            <text:p>13.054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39453" calcext:value-type="float">
            <text:p>12.39453</text:p>
          </table:table-cell>
          <table:table-cell office:value-type="float" office:value="3.86637" calcext:value-type="float">
            <text:p>3.86637</text:p>
          </table:table-cell>
          <table:table-cell office:value-type="float" office:value="11.22949" calcext:value-type="float">
            <text:p>11.22949</text:p>
          </table:table-cell>
          <table:table-cell office:value-type="float" office:value="4.93662" calcext:value-type="float">
            <text:p>4.93662</text:p>
          </table:table-cell>
          <table:table-cell office:value-type="float" office:value="14.82123" calcext:value-type="float">
            <text:p>14.82123</text:p>
          </table:table-cell>
          <table:table-cell office:value-type="float" office:value="14.89374" calcext:value-type="float">
            <text:p>14.89374</text:p>
          </table:table-cell>
          <table:table-cell office:value-type="float" office:value="13.32607" calcext:value-type="float">
            <text:p>13.32607</text:p>
          </table:table-cell>
          <table:table-cell office:value-type="float" office:value="11.86575" calcext:value-type="float">
            <text:p>11.86575</text:p>
          </table:table-cell>
          <table:table-cell office:value-type="float" office:value="9.2614" calcext:value-type="float">
            <text:p>9.2614</text:p>
          </table:table-cell>
          <table:table-cell office:value-type="float" office:value="5.6136" calcext:value-type="float">
            <text:p>5.6136</text:p>
          </table:table-cell>
          <table:table-cell office:value-type="float" office:value="10.84527" calcext:value-type="float">
            <text:p>10.84527</text:p>
          </table:table-cell>
          <table:table-cell office:value-type="float" office:value="11.29308" calcext:value-type="float">
            <text:p>11.29308</text:p>
          </table:table-cell>
          <table:table-cell office:value-type="float" office:value="11.70269" calcext:value-type="float">
            <text:p>11.70269</text:p>
          </table:table-cell>
          <table:table-cell office:value-type="float" office:value="8.56669" calcext:value-type="float">
            <text:p>8.56669</text:p>
          </table:table-cell>
          <table:table-cell office:value-type="float" office:value="10.56572" calcext:value-type="float">
            <text:p>10.56572</text:p>
          </table:table-cell>
          <table:table-cell office:value-type="float" office:value="9.00682" calcext:value-type="float">
            <text:p>9.00682</text:p>
          </table:table-cell>
          <table:table-cell office:value-type="float" office:value="11.44368" calcext:value-type="float">
            <text:p>11.44368</text:p>
          </table:table-cell>
          <table:table-cell office:value-type="float" office:value="10.79989" calcext:value-type="float">
            <text:p>10.79989</text:p>
          </table:table-cell>
          <table:table-cell office:value-type="float" office:value="13.9856" calcext:value-type="float">
            <text:p>13.98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20147" calcext:value-type="float">
            <text:p>13.20147</text:p>
          </table:table-cell>
          <table:table-cell office:value-type="float" office:value="4.35753" calcext:value-type="float">
            <text:p>4.35753</text:p>
          </table:table-cell>
          <table:table-cell office:value-type="float" office:value="11.99278" calcext:value-type="float">
            <text:p>11.99278</text:p>
          </table:table-cell>
          <table:table-cell office:value-type="float" office:value="5.69737" calcext:value-type="float">
            <text:p>5.69737</text:p>
          </table:table-cell>
          <table:table-cell office:value-type="float" office:value="15.60939" calcext:value-type="float">
            <text:p>15.60939</text:p>
          </table:table-cell>
          <table:table-cell office:value-type="float" office:value="15.81599" calcext:value-type="float">
            <text:p>15.81599</text:p>
          </table:table-cell>
          <table:table-cell office:value-type="float" office:value="14.11856" calcext:value-type="float">
            <text:p>14.11856</text:p>
          </table:table-cell>
          <table:table-cell office:value-type="float" office:value="12.489" calcext:value-type="float">
            <text:p>12.489</text:p>
          </table:table-cell>
          <table:table-cell office:value-type="float" office:value="10.0079" calcext:value-type="float">
            <text:p>10.0079</text:p>
          </table:table-cell>
          <table:table-cell office:value-type="float" office:value="5.7235" calcext:value-type="float">
            <text:p>5.7235</text:p>
          </table:table-cell>
          <table:table-cell office:value-type="float" office:value="11.60755" calcext:value-type="float">
            <text:p>11.60755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9.32719" calcext:value-type="float">
            <text:p>9.32719</text:p>
          </table:table-cell>
          <table:table-cell office:value-type="float" office:value="11.35041" calcext:value-type="float">
            <text:p>11.35041</text:p>
          </table:table-cell>
          <table:table-cell office:value-type="float" office:value="8.54046" calcext:value-type="float">
            <text:p>8.54046</text:p>
          </table:table-cell>
          <table:table-cell office:value-type="float" office:value="11.75573" calcext:value-type="float">
            <text:p>11.75573</text:p>
          </table:table-cell>
          <table:table-cell office:value-type="float" office:value="11.58419" calcext:value-type="float">
            <text:p>11.58419</text:p>
          </table:table-cell>
          <table:table-cell office:value-type="float" office:value="14.61159" calcext:value-type="float">
            <text:p>14.61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96644" calcext:value-type="float">
            <text:p>13.96644</text:p>
          </table:table-cell>
          <table:table-cell office:value-type="float" office:value="4.71988" calcext:value-type="float">
            <text:p>4.71988</text:p>
          </table:table-cell>
          <table:table-cell office:value-type="float" office:value="12.79631" calcext:value-type="float">
            <text:p>12.79631</text:p>
          </table:table-cell>
          <table:table-cell office:value-type="float" office:value="6.49289" calcext:value-type="float">
            <text:p>6.49289</text:p>
          </table:table-cell>
          <table:table-cell office:value-type="float" office:value="16.38157" calcext:value-type="float">
            <text:p>16.38157</text:p>
          </table:table-cell>
          <table:table-cell office:value-type="float" office:value="16.43691" calcext:value-type="float">
            <text:p>16.43691</text:p>
          </table:table-cell>
          <table:table-cell office:value-type="float" office:value="14.88641" calcext:value-type="float">
            <text:p>14.88641</text:p>
          </table:table-cell>
          <table:table-cell office:value-type="float" office:value="13.42745" calcext:value-type="float">
            <text:p>13.42745</text:p>
          </table:table-cell>
          <table:table-cell office:value-type="float" office:value="10.78928" calcext:value-type="float">
            <text:p>10.78928</text:p>
          </table:table-cell>
          <table:table-cell office:value-type="float" office:value="5.88012" calcext:value-type="float">
            <text:p>5.88012</text:p>
          </table:table-cell>
          <table:table-cell office:value-type="float" office:value="12.41242" calcext:value-type="float">
            <text:p>12.41242</text:p>
          </table:table-cell>
          <table:table-cell office:value-type="float" office:value="12.86426" calcext:value-type="float">
            <text:p>12.86426</text:p>
          </table:table-cell>
          <table:table-cell office:value-type="float" office:value="13.27436" calcext:value-type="float">
            <text:p>13.27436</text:p>
          </table:table-cell>
          <table:table-cell office:value-type="float" office:value="10.12222" calcext:value-type="float">
            <text:p>10.12222</text:p>
          </table:table-cell>
          <table:table-cell office:value-type="float" office:value="12.10205" calcext:value-type="float">
            <text:p>12.10205</text:p>
          </table:table-cell>
          <table:table-cell office:value-type="float" office:value="8.17074" calcext:value-type="float">
            <text:p>8.17074</text:p>
          </table:table-cell>
          <table:table-cell office:value-type="float" office:value="12.0298" calcext:value-type="float">
            <text:p>12.0298</text:p>
          </table:table-cell>
          <table:table-cell office:value-type="float" office:value="12.3443" calcext:value-type="float">
            <text:p>12.3443</text:p>
          </table:table-cell>
          <table:table-cell office:value-type="float" office:value="15.54383" calcext:value-type="float">
            <text:p>15.54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77381" calcext:value-type="float">
            <text:p>14.77381</text:p>
          </table:table-cell>
          <table:table-cell office:value-type="float" office:value="5.28883" calcext:value-type="float">
            <text:p>5.28883</text:p>
          </table:table-cell>
          <table:table-cell office:value-type="float" office:value="13.57162" calcext:value-type="float">
            <text:p>13.57162</text:p>
          </table:table-cell>
          <table:table-cell office:value-type="float" office:value="7.2428" calcext:value-type="float">
            <text:p>7.2428</text:p>
          </table:table-cell>
          <table:table-cell office:value-type="float" office:value="17.17292" calcext:value-type="float">
            <text:p>17.17292</text:p>
          </table:table-cell>
          <table:table-cell office:value-type="float" office:value="17.37194" calcext:value-type="float">
            <text:p>17.37194</text:p>
          </table:table-cell>
          <table:table-cell office:value-type="float" office:value="15.67124" calcext:value-type="float">
            <text:p>15.67124</text:p>
          </table:table-cell>
          <table:table-cell office:value-type="float" office:value="14.0526" calcext:value-type="float">
            <text:p>14.0526</text:p>
          </table:table-cell>
          <table:table-cell office:value-type="float" office:value="11.53772" calcext:value-type="float">
            <text:p>11.53772</text:p>
          </table:table-cell>
          <table:table-cell office:value-type="float" office:value="6.05193" calcext:value-type="float">
            <text:p>6.05193</text:p>
          </table:table-cell>
          <table:table-cell office:value-type="float" office:value="13.18665" calcext:value-type="float">
            <text:p>13.18665</text:p>
          </table:table-cell>
          <table:table-cell office:value-type="float" office:value="13.64091" calcext:value-type="float">
            <text:p>13.64091</text:p>
          </table:table-cell>
          <table:table-cell office:value-type="float" office:value="13.90644" calcext:value-type="float">
            <text:p>13.90644</text:p>
          </table:table-cell>
          <table:table-cell office:value-type="float" office:value="10.89394" calcext:value-type="float">
            <text:p>10.89394</text:p>
          </table:table-cell>
          <table:table-cell office:value-type="float" office:value="12.8896" calcext:value-type="float">
            <text:p>12.8896</text:p>
          </table:table-cell>
          <table:table-cell office:value-type="float" office:value="7.69771" calcext:value-type="float">
            <text:p>7.69771</text:p>
          </table:table-cell>
          <table:table-cell office:value-type="float" office:value="12.36701" calcext:value-type="float">
            <text:p>12.36701</text:p>
          </table:table-cell>
          <table:table-cell office:value-type="float" office:value="13.13126" calcext:value-type="float">
            <text:p>13.13126</text:p>
          </table:table-cell>
          <table:table-cell office:value-type="float" office:value="16.17147" calcext:value-type="float">
            <text:p>16.171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54196" calcext:value-type="float">
            <text:p>15.54196</text:p>
          </table:table-cell>
          <table:table-cell office:value-type="float" office:value="5.68505" calcext:value-type="float">
            <text:p>5.68505</text:p>
          </table:table-cell>
          <table:table-cell office:value-type="float" office:value="14.3671" calcext:value-type="float">
            <text:p>14.3671</text:p>
          </table:table-cell>
          <table:table-cell office:value-type="float" office:value="8.04868" calcext:value-type="float">
            <text:p>8.04868</text:p>
          </table:table-cell>
          <table:table-cell office:value-type="float" office:value="17.94708" calcext:value-type="float">
            <text:p>17.94708</text:p>
          </table:table-cell>
          <table:table-cell office:value-type="float" office:value="17.98505" calcext:value-type="float">
            <text:p>17.98505</text:p>
          </table:table-cell>
          <table:table-cell office:value-type="float" office:value="16.44124" calcext:value-type="float">
            <text:p>16.44124</text:p>
          </table:table-cell>
          <table:table-cell office:value-type="float" office:value="14.83935" calcext:value-type="float">
            <text:p>14.83935</text:p>
          </table:table-cell>
          <table:table-cell office:value-type="float" office:value="12.31978" calcext:value-type="float">
            <text:p>12.31978</text:p>
          </table:table-cell>
          <table:table-cell office:value-type="float" office:value="6.26549" calcext:value-type="float">
            <text:p>6.26549</text:p>
          </table:table-cell>
          <table:table-cell office:value-type="float" office:value="13.9789" calcext:value-type="float">
            <text:p>13.9789</text:p>
          </table:table-cell>
          <table:table-cell office:value-type="float" office:value="14.45061" calcext:value-type="float">
            <text:p>14.45061</text:p>
          </table:table-cell>
          <table:table-cell office:value-type="float" office:value="14.84685" calcext:value-type="float">
            <text:p>14.84685</text:p>
          </table:table-cell>
          <table:table-cell office:value-type="float" office:value="11.69806" calcext:value-type="float">
            <text:p>11.69806</text:p>
          </table:table-cell>
          <table:table-cell office:value-type="float" office:value="13.64539" calcext:value-type="float">
            <text:p>13.64539</text:p>
          </table:table-cell>
          <table:table-cell office:value-type="float" office:value="7.17474" calcext:value-type="float">
            <text:p>7.17474</text:p>
          </table:table-cell>
          <table:table-cell office:value-type="float" office:value="12.64372" calcext:value-type="float">
            <text:p>12.64372</text:p>
          </table:table-cell>
          <table:table-cell office:value-type="float" office:value="13.88577" calcext:value-type="float">
            <text:p>13.88577</text:p>
          </table:table-cell>
          <table:table-cell office:value-type="float" office:value="17.11594" calcext:value-type="float">
            <text:p>17.115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35098" calcext:value-type="float">
            <text:p>16.35098</text:p>
          </table:table-cell>
          <table:table-cell office:value-type="float" office:value="6.3008" calcext:value-type="float">
            <text:p>6.3008</text:p>
          </table:table-cell>
          <table:table-cell office:value-type="float" office:value="15.14437" calcext:value-type="float">
            <text:p>15.14437</text:p>
          </table:table-cell>
          <table:table-cell office:value-type="float" office:value="8.8096" calcext:value-type="float">
            <text:p>8.8096</text:p>
          </table:table-cell>
          <table:table-cell office:value-type="float" office:value="18.75031" calcext:value-type="float">
            <text:p>18.75031</text:p>
          </table:table-cell>
          <table:table-cell office:value-type="float" office:value="18.92242" calcext:value-type="float">
            <text:p>18.92242</text:p>
          </table:table-cell>
          <table:table-cell office:value-type="float" office:value="17.23816" calcext:value-type="float">
            <text:p>17.23816</text:p>
          </table:table-cell>
          <table:table-cell office:value-type="float" office:value="15.61268" calcext:value-type="float">
            <text:p>15.61268</text:p>
          </table:table-cell>
          <table:table-cell office:value-type="float" office:value="13.08105" calcext:value-type="float">
            <text:p>13.08105</text:p>
          </table:table-cell>
          <table:table-cell office:value-type="float" office:value="6.49849" calcext:value-type="float">
            <text:p>6.49849</text:p>
          </table:table-cell>
          <table:table-cell office:value-type="float" office:value="14.75643" calcext:value-type="float">
            <text:p>14.75643</text:p>
          </table:table-cell>
          <table:table-cell office:value-type="float" office:value="15.21743" calcext:value-type="float">
            <text:p>15.21743</text:p>
          </table:table-cell>
          <table:table-cell office:value-type="float" office:value="15.48108" calcext:value-type="float">
            <text:p>15.48108</text:p>
          </table:table-cell>
          <table:table-cell office:value-type="float" office:value="12.45911" calcext:value-type="float">
            <text:p>12.45911</text:p>
          </table:table-cell>
          <table:table-cell office:value-type="float" office:value="14.43547" calcext:value-type="float">
            <text:p>14.43547</text:p>
          </table:table-cell>
          <table:table-cell office:value-type="float" office:value="6.58818" calcext:value-type="float">
            <text:p>6.58818</text:p>
          </table:table-cell>
          <table:table-cell office:value-type="float" office:value="12.98462" calcext:value-type="float">
            <text:p>12.98462</text:p>
          </table:table-cell>
          <table:table-cell office:value-type="float" office:value="14.67483" calcext:value-type="float">
            <text:p>14.67483</text:p>
          </table:table-cell>
          <table:table-cell office:value-type="float" office:value="17.74682" calcext:value-type="float">
            <text:p>17.74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.13063" calcext:value-type="float">
            <text:p>17.13063</text:p>
          </table:table-cell>
          <table:table-cell office:value-type="float" office:value="6.72988" calcext:value-type="float">
            <text:p>6.72988</text:p>
          </table:table-cell>
          <table:table-cell office:value-type="float" office:value="15.76876" calcext:value-type="float">
            <text:p>15.76876</text:p>
          </table:table-cell>
          <table:table-cell office:value-type="float" office:value="9.60442" calcext:value-type="float">
            <text:p>9.60442</text:p>
          </table:table-cell>
          <table:table-cell office:value-type="float" office:value="19.51809" calcext:value-type="float">
            <text:p>19.51809</text:p>
          </table:table-cell>
          <table:table-cell office:value-type="float" office:value="19.54773" calcext:value-type="float">
            <text:p>19.54773</text:p>
          </table:table-cell>
          <table:table-cell office:value-type="float" office:value="18.00234" calcext:value-type="float">
            <text:p>18.00234</text:p>
          </table:table-cell>
          <table:table-cell office:value-type="float" office:value="16.41147" calcext:value-type="float">
            <text:p>16.41147</text:p>
          </table:table-cell>
          <table:table-cell office:value-type="float" office:value="13.85799" calcext:value-type="float">
            <text:p>13.85799</text:p>
          </table:table-cell>
          <table:table-cell office:value-type="float" office:value="6.76122" calcext:value-type="float">
            <text:p>6.76122</text:p>
          </table:table-cell>
          <table:table-cell office:value-type="float" office:value="15.56117" calcext:value-type="float">
            <text:p>15.56117</text:p>
          </table:table-cell>
          <table:table-cell office:value-type="float" office:value="16.02893" calcext:value-type="float">
            <text:p>16.02893</text:p>
          </table:table-cell>
          <table:table-cell office:value-type="float" office:value="16.43364" calcext:value-type="float">
            <text:p>16.43364</text:p>
          </table:table-cell>
          <table:table-cell office:value-type="float" office:value="13.26423" calcext:value-type="float">
            <text:p>13.26423</text:p>
          </table:table-cell>
          <table:table-cell office:value-type="float" office:value="15.20346" calcext:value-type="float">
            <text:p>15.20346</text:p>
          </table:table-cell>
          <table:table-cell office:value-type="float" office:value="5.98401" calcext:value-type="float">
            <text:p>5.98401</text:p>
          </table:table-cell>
          <table:table-cell office:value-type="float" office:value="13.27177" calcext:value-type="float">
            <text:p>13.27177</text:p>
          </table:table-cell>
          <table:table-cell office:value-type="float" office:value="15.44204" calcext:value-type="float">
            <text:p>15.44204</text:p>
          </table:table-cell>
          <table:table-cell office:value-type="float" office:value="18.68639" calcext:value-type="float">
            <text:p>18.686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.93266" calcext:value-type="float">
            <text:p>17.93266</text:p>
          </table:table-cell>
          <table:table-cell office:value-type="float" office:value="7.38371" calcext:value-type="float">
            <text:p>7.38371</text:p>
          </table:table-cell>
          <table:table-cell office:value-type="float" office:value="16.72068" calcext:value-type="float">
            <text:p>16.72068</text:p>
          </table:table-cell>
          <table:table-cell office:value-type="float" office:value="10.36654" calcext:value-type="float">
            <text:p>10.36654</text:p>
          </table:table-cell>
          <table:table-cell office:value-type="float" office:value="20.32332" calcext:value-type="float">
            <text:p>20.32332</text:p>
          </table:table-cell>
          <table:table-cell office:value-type="float" office:value="20.47903" calcext:value-type="float">
            <text:p>20.47903</text:p>
          </table:table-cell>
          <table:table-cell office:value-type="float" office:value="18.80148" calcext:value-type="float">
            <text:p>18.80148</text:p>
          </table:table-cell>
          <table:table-cell office:value-type="float" office:value="17.17534" calcext:value-type="float">
            <text:p>17.17534</text:p>
          </table:table-cell>
          <table:table-cell office:value-type="float" office:value="14.6241" calcext:value-type="float">
            <text:p>14.6241</text:p>
          </table:table-cell>
          <table:table-cell office:value-type="float" office:value="7.0649" calcext:value-type="float">
            <text:p>7.0649</text:p>
          </table:table-cell>
          <table:table-cell office:value-type="float" office:value="16.33094" calcext:value-type="float">
            <text:p>16.33094</text:p>
          </table:table-cell>
          <table:table-cell office:value-type="float" office:value="16.80881" calcext:value-type="float">
            <text:p>16.80881</text:p>
          </table:table-cell>
          <table:table-cell office:value-type="float" office:value="17.05962" calcext:value-type="float">
            <text:p>17.05962</text:p>
          </table:table-cell>
          <table:table-cell office:value-type="float" office:value="14.03801" calcext:value-type="float">
            <text:p>14.03801</text:p>
          </table:table-cell>
          <table:table-cell office:value-type="float" office:value="15.98815" calcext:value-type="float">
            <text:p>15.98815</text:p>
          </table:table-cell>
          <table:table-cell office:value-type="float" office:value="5.49442" calcext:value-type="float">
            <text:p>5.49442</text:p>
          </table:table-cell>
          <table:table-cell office:value-type="float" office:value="13.63498" calcext:value-type="float">
            <text:p>13.63498</text:p>
          </table:table-cell>
          <table:table-cell office:value-type="float" office:value="16.22479" calcext:value-type="float">
            <text:p>16.22479</text:p>
          </table:table-cell>
          <table:table-cell office:value-type="float" office:value="19.31787" calcext:value-type="float">
            <text:p>19.317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.70477" calcext:value-type="float">
            <text:p>18.70477</text:p>
          </table:table-cell>
          <table:table-cell office:value-type="float" office:value="7.83503" calcext:value-type="float">
            <text:p>7.8350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11.17282" calcext:value-type="float">
            <text:p>11.17282</text:p>
          </table:table-cell>
          <table:table-cell office:value-type="float" office:value="21.09274" calcext:value-type="float">
            <text:p>21.09274</text:p>
          </table:table-cell>
          <table:table-cell office:value-type="float" office:value="21.10466" calcext:value-type="float">
            <text:p>21.10466</text:p>
          </table:table-cell>
          <table:table-cell office:value-type="float" office:value="19.56941" calcext:value-type="float">
            <text:p>19.56941</text:p>
          </table:table-cell>
          <table:table-cell office:value-type="float" office:value="17.97916" calcext:value-type="float">
            <text:p>17.97916</text:p>
          </table:table-cell>
          <table:table-cell office:value-type="float" office:value="15.41417" calcext:value-type="float">
            <text:p>15.41417</text:p>
          </table:table-cell>
          <table:table-cell office:value-type="float" office:value="7.37402" calcext:value-type="float">
            <text:p>7.37402</text:p>
          </table:table-cell>
          <table:table-cell office:value-type="float" office:value="17.13646" calcext:value-type="float">
            <text:p>17.13646</text:p>
          </table:table-cell>
          <table:table-cell office:value-type="float" office:value="17.61208" calcext:value-type="float">
            <text:p>17.61208</text:p>
          </table:table-cell>
          <table:table-cell office:value-type="float" office:value="18.01508" calcext:value-type="float">
            <text:p>18.01508</text:p>
          </table:table-cell>
          <table:table-cell office:value-type="float" office:value="14.8446" calcext:value-type="float">
            <text:p>14.8446</text:p>
          </table:table-cell>
          <table:table-cell office:value-type="float" office:value="16.7583" calcext:value-type="float">
            <text:p>16.758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13.93424" calcext:value-type="float">
            <text:p>13.93424</text:p>
          </table:table-cell>
          <table:table-cell office:value-type="float" office:value="16.99749" calcext:value-type="float">
            <text:p>16.99749</text:p>
          </table:table-cell>
          <table:table-cell office:value-type="float" office:value="20.25941" calcext:value-type="float">
            <text:p>20.259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51756" calcext:value-type="float">
            <text:p>19.51756</text:p>
          </table:table-cell>
          <table:table-cell office:value-type="float" office:value="8.51722" calcext:value-type="float">
            <text:p>8.51722</text:p>
          </table:table-cell>
          <table:table-cell office:value-type="float" office:value="18.2938" calcext:value-type="float">
            <text:p>18.2938</text:p>
          </table:table-cell>
          <table:table-cell office:value-type="float" office:value="11.94607" calcext:value-type="float">
            <text:p>11.94607</text:p>
          </table:table-cell>
          <table:table-cell office:value-type="float" office:value="21.89246" calcext:value-type="float">
            <text:p>21.89246</text:p>
          </table:table-cell>
          <table:table-cell office:value-type="float" office:value="22.03957" calcext:value-type="float">
            <text:p>22.03957</text:p>
          </table:table-cell>
          <table:table-cell office:value-type="float" office:value="20.36339" calcext:value-type="float">
            <text:p>20.36339</text:p>
          </table:table-cell>
          <table:table-cell office:value-type="float" office:value="18.74716" calcext:value-type="float">
            <text:p>18.74716</text:p>
          </table:table-cell>
          <table:table-cell office:value-type="float" office:value="16.17234" calcext:value-type="float">
            <text:p>16.17234</text:p>
          </table:table-cell>
          <table:table-cell office:value-type="float" office:value="7.73108" calcext:value-type="float">
            <text:p>7.73108</text:p>
          </table:table-cell>
          <table:table-cell office:value-type="float" office:value="17.90754" calcext:value-type="float">
            <text:p>17.90754</text:p>
          </table:table-cell>
          <table:table-cell office:value-type="float" office:value="18.38759" calcext:value-type="float">
            <text:p>18.38759</text:p>
          </table:table-cell>
          <table:table-cell office:value-type="float" office:value="18.64352" calcext:value-type="float">
            <text:p>18.64352</text:p>
          </table:table-cell>
          <table:table-cell office:value-type="float" office:value="15.61056" calcext:value-type="float">
            <text:p>15.61056</text:p>
          </table:table-cell>
          <table:table-cell office:value-type="float" office:value="17.54429" calcext:value-type="float">
            <text:p>17.54429</text:p>
          </table:table-cell>
          <table:table-cell office:value-type="float" office:value="4.44754" calcext:value-type="float">
            <text:p>4.44754</text:p>
          </table:table-cell>
          <table:table-cell office:value-type="float" office:value="14.31538" calcext:value-type="float">
            <text:p>14.31538</text:p>
          </table:table-cell>
          <table:table-cell office:value-type="float" office:value="17.7847" calcext:value-type="float">
            <text:p>17.7847</text:p>
          </table:table-cell>
          <table:table-cell office:value-type="float" office:value="20.88421" calcext:value-type="float">
            <text:p>20.88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29455" calcext:value-type="float">
            <text:p>20.29455</text:p>
          </table:table-cell>
          <table:table-cell office:value-type="float" office:value="8.97627" calcext:value-type="float">
            <text:p>8.97627</text:p>
          </table:table-cell>
          <table:table-cell office:value-type="float" office:value="18.92039" calcext:value-type="float">
            <text:p>18.92039</text:p>
          </table:table-cell>
          <table:table-cell office:value-type="float" office:value="12.74409" calcext:value-type="float">
            <text:p>12.74409</text:p>
          </table:table-cell>
          <table:table-cell office:value-type="float" office:value="22.6732" calcext:value-type="float">
            <text:p>22.6732</text:p>
          </table:table-cell>
          <table:table-cell office:value-type="float" office:value="22.66285" calcext:value-type="float">
            <text:p>22.66285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19.54151" calcext:value-type="float">
            <text:p>19.54151</text:p>
          </table:table-cell>
          <table:table-cell office:value-type="float" office:value="16.96978" calcext:value-type="float">
            <text:p>16.96978</text:p>
          </table:table-cell>
          <table:table-cell office:value-type="float" office:value="8.08233" calcext:value-type="float">
            <text:p>8.08233</text:p>
          </table:table-cell>
          <table:table-cell office:value-type="float" office:value="18.70835" calcext:value-type="float">
            <text:p>18.70835</text:p>
          </table:table-cell>
          <table:table-cell office:value-type="float" office:value="19.20127" calcext:value-type="float">
            <text:p>19.20127</text:p>
          </table:table-cell>
          <table:table-cell office:value-type="float" office:value="19.59157" calcext:value-type="float">
            <text:p>19.59157</text:p>
          </table:table-cell>
          <table:table-cell office:value-type="float" office:value="16.41915" calcext:value-type="float">
            <text:p>16.41915</text:p>
          </table:table-cell>
          <table:table-cell office:value-type="float" office:value="18.31008" calcext:value-type="float">
            <text:p>18.31008</text:p>
          </table:table-cell>
          <table:table-cell office:value-type="float" office:value="3.9415" calcext:value-type="float">
            <text:p>3.9415</text:p>
          </table:table-cell>
          <table:table-cell office:value-type="float" office:value="14.64284" calcext:value-type="float">
            <text:p>14.64284</text:p>
          </table:table-cell>
          <table:table-cell office:value-type="float" office:value="18.54908" calcext:value-type="float">
            <text:p>18.54908</text:p>
          </table:table-cell>
          <table:table-cell office:value-type="float" office:value="21.8286" calcext:value-type="float">
            <text:p>21.82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10163" calcext:value-type="float">
            <text:p>21.10163</text:p>
          </table:table-cell>
          <table:table-cell office:value-type="float" office:value="9.69227" calcext:value-type="float">
            <text:p>9.69227</text:p>
          </table:table-cell>
          <table:table-cell office:value-type="float" office:value="19.87119" calcext:value-type="float">
            <text:p>19.87119</text:p>
          </table:table-cell>
          <table:table-cell office:value-type="float" office:value="13.52012" calcext:value-type="float">
            <text:p>13.52012</text:p>
          </table:table-cell>
          <table:table-cell office:value-type="float" office:value="23.47517" calcext:value-type="float">
            <text:p>23.47517</text:p>
          </table:table-cell>
          <table:table-cell office:value-type="float" office:value="23.60404" calcext:value-type="float">
            <text:p>23.60404</text:p>
          </table:table-cell>
          <table:table-cell office:value-type="float" office:value="21.93905" calcext:value-type="float">
            <text:p>21.93905</text:p>
          </table:table-cell>
          <table:table-cell office:value-type="float" office:value="20.31531" calcext:value-type="float">
            <text:p>20.31531</text:p>
          </table:table-cell>
          <table:table-cell office:value-type="float" office:value="17.73212" calcext:value-type="float">
            <text:p>17.73212</text:p>
          </table:table-cell>
          <table:table-cell office:value-type="float" office:value="8.47297" calcext:value-type="float">
            <text:p>8.47297</text:p>
          </table:table-cell>
          <table:table-cell office:value-type="float" office:value="19.48104" calcext:value-type="float">
            <text:p>19.48104</text:p>
          </table:table-cell>
          <table:table-cell office:value-type="float" office:value="19.97781" calcext:value-type="float">
            <text:p>19.97781</text:p>
          </table:table-cell>
          <table:table-cell office:value-type="float" office:value="20.23254" calcext:value-type="float">
            <text:p>20.23254</text:p>
          </table:table-cell>
          <table:table-cell office:value-type="float" office:value="17.18818" calcext:value-type="float">
            <text:p>17.18818</text:p>
          </table:table-cell>
          <table:table-cell office:value-type="float" office:value="19.10729" calcext:value-type="float">
            <text:p>19.10729</text:p>
          </table:table-cell>
          <table:table-cell office:value-type="float" office:value="3.61521" calcext:value-type="float">
            <text:p>3.61521</text:p>
          </table:table-cell>
          <table:table-cell office:value-type="float" office:value="15.03767" calcext:value-type="float">
            <text:p>15.03767</text:p>
          </table:table-cell>
          <table:table-cell office:value-type="float" office:value="19.35205" calcext:value-type="float">
            <text:p>19.35205</text:p>
          </table:table-cell>
          <table:table-cell office:value-type="float" office:value="22.45719" calcext:value-type="float">
            <text:p>22.457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88088" calcext:value-type="float">
            <text:p>21.88088</text:p>
          </table:table-cell>
          <table:table-cell office:value-type="float" office:value="10.16475" calcext:value-type="float">
            <text:p>10.16475</text:p>
          </table:table-cell>
          <table:table-cell office:value-type="float" office:value="20.50267" calcext:value-type="float">
            <text:p>20.50267</text:p>
          </table:table-cell>
          <table:table-cell office:value-type="float" office:value="14.32756" calcext:value-type="float">
            <text:p>14.32756</text:p>
          </table:table-cell>
          <table:table-cell office:value-type="float" office:value="24.24313" calcext:value-type="float">
            <text:p>24.24313</text:p>
          </table:table-cell>
          <table:table-cell office:value-type="float" office:value="24.22709" calcext:value-type="float">
            <text:p>24.22709</text:p>
          </table:table-cell>
          <table:table-cell office:value-type="float" office:value="22.56631" calcext:value-type="float">
            <text:p>22.56631</text:p>
          </table:table-cell>
          <table:table-cell office:value-type="float" office:value="21.11326" calcext:value-type="float">
            <text:p>21.11326</text:p>
          </table:table-cell>
          <table:table-cell office:value-type="float" office:value="18.52939" calcext:value-type="float">
            <text:p>18.52939</text:p>
          </table:table-cell>
          <table:table-cell office:value-type="float" office:value="8.86317" calcext:value-type="float">
            <text:p>8.86317</text:p>
          </table:table-cell>
          <table:table-cell office:value-type="float" office:value="20.28526" calcext:value-type="float">
            <text:p>20.28526</text:p>
          </table:table-cell>
          <table:table-cell office:value-type="float" office:value="20.78757" calcext:value-type="float">
            <text:p>20.78757</text:p>
          </table:table-cell>
          <table:table-cell office:value-type="float" office:value="21.17675" calcext:value-type="float">
            <text:p>21.17675</text:p>
          </table:table-cell>
          <table:table-cell office:value-type="float" office:value="17.99938" calcext:value-type="float">
            <text:p>17.99938</text:p>
          </table:table-cell>
          <table:table-cell office:value-type="float" office:value="19.86723" calcext:value-type="float">
            <text:p>19.86723</text:p>
          </table:table-cell>
          <table:table-cell office:value-type="float" office:value="3.1376" calcext:value-type="float">
            <text:p>3.1376</text:p>
          </table:table-cell>
          <table:table-cell office:value-type="float" office:value="15.37946" calcext:value-type="float">
            <text:p>15.37946</text:p>
          </table:table-cell>
          <table:table-cell office:value-type="float" office:value="20.12389" calcext:value-type="float">
            <text:p>20.12389</text:p>
          </table:table-cell>
          <table:table-cell office:value-type="float" office:value="23.40868" calcext:value-type="float">
            <text:p>23.408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.69214" calcext:value-type="float">
            <text:p>22.69214</text:p>
          </table:table-cell>
          <table:table-cell office:value-type="float" office:value="10.89011" calcext:value-type="float">
            <text:p>10.89011</text:p>
          </table:table-cell>
          <table:table-cell office:value-type="float" office:value="21.45677" calcext:value-type="float">
            <text:p>21.45677</text:p>
          </table:table-cell>
          <table:table-cell office:value-type="float" office:value="15.09486" calcext:value-type="float">
            <text:p>15.09486</text:p>
          </table:table-cell>
          <table:table-cell office:value-type="float" office:value="25.05486" calcext:value-type="float">
            <text:p>25.05486</text:p>
          </table:table-cell>
          <table:table-cell office:value-type="float" office:value="25.16257" calcext:value-type="float">
            <text:p>25.16257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21.87831" calcext:value-type="float">
            <text:p>21.87831</text:p>
          </table:table-cell>
          <table:table-cell office:value-type="float" office:value="19.28748" calcext:value-type="float">
            <text:p>19.28748</text:p>
          </table:table-cell>
          <table:table-cell office:value-type="float" office:value="9.29336" calcext:value-type="float">
            <text:p>9.29336</text:p>
          </table:table-cell>
          <table:table-cell office:value-type="float" office:value="21.06393" calcext:value-type="float">
            <text:p>21.06393</text:p>
          </table:table-cell>
          <table:table-cell office:value-type="float" office:value="21.56554" calcext:value-type="float">
            <text:p>21.56554</text:p>
          </table:table-cell>
          <table:table-cell office:value-type="float" office:value="21.81788" calcext:value-type="float">
            <text:p>21.81788</text:p>
          </table:table-cell>
          <table:table-cell office:value-type="float" office:value="18.77052" calcext:value-type="float">
            <text:p>18.77052</text:p>
          </table:table-cell>
          <table:table-cell office:value-type="float" office:value="20.67417" calcext:value-type="float">
            <text:p>20.67417</text:p>
          </table:table-cell>
          <table:table-cell office:value-type="float" office:value="2.82085" calcext:value-type="float">
            <text:p>2.82085</text:p>
          </table:table-cell>
          <table:table-cell office:value-type="float" office:value="15.78437" calcext:value-type="float">
            <text:p>15.78437</text:p>
          </table:table-cell>
          <table:table-cell office:value-type="float" office:value="20.92084" calcext:value-type="float">
            <text:p>20.92084</text:p>
          </table:table-cell>
          <table:table-cell office:value-type="float" office:value="24.03845" calcext:value-type="float">
            <text:p>24.038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.46555" calcext:value-type="float">
            <text:p>23.46555</text:p>
          </table:table-cell>
          <table:table-cell office:value-type="float" office:value="11.37432" calcext:value-type="float">
            <text:p>11.37432</text:p>
          </table:table-cell>
          <table:table-cell office:value-type="float" office:value="22.07918" calcext:value-type="float">
            <text:p>22.07918</text:p>
          </table:table-cell>
          <table:table-cell office:value-type="float" office:value="15.90522" calcext:value-type="float">
            <text:p>15.90522</text:p>
          </table:table-cell>
          <table:table-cell office:value-type="float" office:value="25.83356" calcext:value-type="float">
            <text:p>25.83356</text:p>
          </table:table-cell>
          <table:table-cell office:value-type="float" office:value="25.79101" calcext:value-type="float">
            <text:p>25.79101</text:p>
          </table:table-cell>
          <table:table-cell office:value-type="float" office:value="24.13331" calcext:value-type="float">
            <text:p>24.13331</text:p>
          </table:table-cell>
          <table:table-cell office:value-type="float" office:value="22.68122" calcext:value-type="float">
            <text:p>22.68122</text:p>
          </table:table-cell>
          <table:table-cell office:value-type="float" office:value="20.08917" calcext:value-type="float">
            <text:p>20.08917</text:p>
          </table:table-cell>
          <table:table-cell office:value-type="float" office:value="9.70335" calcext:value-type="float">
            <text:p>9.70335</text:p>
          </table:table-cell>
          <table:table-cell office:value-type="float" office:value="21.86728" calcext:value-type="float">
            <text:p>21.86728</text:p>
          </table:table-cell>
          <table:table-cell office:value-type="float" office:value="22.3758" calcext:value-type="float">
            <text:p>22.3758</text:p>
          </table:table-cell>
          <table:table-cell office:value-type="float" office:value="22.76471" calcext:value-type="float">
            <text:p>22.76471</text:p>
          </table:table-cell>
          <table:table-cell office:value-type="float" office:value="19.58181" calcext:value-type="float">
            <text:p>19.58181</text:p>
          </table:table-cell>
          <table:table-cell office:value-type="float" office:value="21.43908" calcext:value-type="float">
            <text:p>21.43908</text:p>
          </table:table-cell>
          <table:table-cell office:value-type="float" office:value="2.40406" calcext:value-type="float">
            <text:p>2.40406</text:p>
          </table:table-cell>
          <table:table-cell office:value-type="float" office:value="16.13938" calcext:value-type="float">
            <text:p>16.13938</text:p>
          </table:table-cell>
          <table:table-cell office:value-type="float" office:value="21.68391" calcext:value-type="float">
            <text:p>21.68391</text:p>
          </table:table-cell>
          <table:table-cell office:value-type="float" office:value="24.98103" calcext:value-type="float">
            <text:p>24.98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26751" calcext:value-type="float">
            <text:p>24.26751</text:p>
          </table:table-cell>
          <table:table-cell office:value-type="float" office:value="12.12071" calcext:value-type="float">
            <text:p>12.12071</text:p>
          </table:table-cell>
          <table:table-cell office:value-type="float" office:value="23.02804" calcext:value-type="float">
            <text:p>23.02804</text:p>
          </table:table-cell>
          <table:table-cell office:value-type="float" office:value="16.67387" calcext:value-type="float">
            <text:p>16.67387</text:p>
          </table:table-cell>
          <table:table-cell office:value-type="float" office:value="26.63132" calcext:value-type="float">
            <text:p>26.63132</text:p>
          </table:table-cell>
          <table:table-cell office:value-type="float" office:value="26.73203" calcext:value-type="float">
            <text:p>26.73203</text:p>
          </table:table-cell>
          <table:table-cell office:value-type="float" office:value="24.90258" calcext:value-type="float">
            <text:p>24.90258</text:p>
          </table:table-cell>
          <table:table-cell office:value-type="float" office:value="23.45346" calcext:value-type="float">
            <text:p>23.45346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0.17703" calcext:value-type="float">
            <text:p>10.17703</text:p>
          </table:table-cell>
          <table:table-cell office:value-type="float" office:value="22.63848" calcext:value-type="float">
            <text:p>22.63848</text:p>
          </table:table-cell>
          <table:table-cell office:value-type="float" office:value="23.15064" calcext:value-type="float">
            <text:p>23.15064</text:p>
          </table:table-cell>
          <table:table-cell office:value-type="float" office:value="23.40065" calcext:value-type="float">
            <text:p>23.40065</text:p>
          </table:table-cell>
          <table:table-cell office:value-type="float" office:value="20.35468" calcext:value-type="float">
            <text:p>20.35468</text:p>
          </table:table-cell>
          <table:table-cell office:value-type="float" office:value="22.23505" calcext:value-type="float">
            <text:p>22.23505</text:p>
          </table:table-cell>
          <table:table-cell office:value-type="float" office:value="2.09465" calcext:value-type="float">
            <text:p>2.09465</text:p>
          </table:table-cell>
          <table:table-cell office:value-type="float" office:value="16.5573" calcext:value-type="float">
            <text:p>16.5573</text:p>
          </table:table-cell>
          <table:table-cell office:value-type="float" office:value="22.48277" calcext:value-type="float">
            <text:p>22.48277</text:p>
          </table:table-cell>
          <table:table-cell office:value-type="float" office:value="25.61402" calcext:value-type="float">
            <text:p>25.614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04313" calcext:value-type="float">
            <text:p>25.04313</text:p>
          </table:table-cell>
          <table:table-cell office:value-type="float" office:value="12.62387" calcext:value-type="float">
            <text:p>12.62387</text:p>
          </table:table-cell>
          <table:table-cell office:value-type="float" office:value="23.66566" calcext:value-type="float">
            <text:p>23.66566</text:p>
          </table:table-cell>
          <table:table-cell office:value-type="float" office:value="17.48835" calcext:value-type="float">
            <text:p>17.48835</text:p>
          </table:table-cell>
          <table:table-cell office:value-type="float" office:value="27.40531" calcext:value-type="float">
            <text:p>27.40531</text:p>
          </table:table-cell>
          <table:table-cell office:value-type="float" office:value="27.3648" calcext:value-type="float">
            <text:p>27.3648</text:p>
          </table:table-cell>
          <table:table-cell office:value-type="float" office:value="25.6991" calcext:value-type="float">
            <text:p>25.6991</text:p>
          </table:table-cell>
          <table:table-cell office:value-type="float" office:value="24.25765" calcext:value-type="float">
            <text:p>24.25765</text:p>
          </table:table-cell>
          <table:table-cell office:value-type="float" office:value="21.64473" calcext:value-type="float">
            <text:p>21.64473</text:p>
          </table:table-cell>
          <table:table-cell office:value-type="float" office:value="10.60244" calcext:value-type="float">
            <text:p>10.60244</text:p>
          </table:table-cell>
          <table:table-cell office:value-type="float" office:value="23.45021" calcext:value-type="float">
            <text:p>23.45021</text:p>
          </table:table-cell>
          <table:table-cell office:value-type="float" office:value="23.96291" calcext:value-type="float">
            <text:p>23.96291</text:p>
          </table:table-cell>
          <table:table-cell office:value-type="float" office:value="24.3476" calcext:value-type="float">
            <text:p>24.3476</text:p>
          </table:table-cell>
          <table:table-cell office:value-type="float" office:value="21.15932" calcext:value-type="float">
            <text:p>21.15932</text:p>
          </table:table-cell>
          <table:table-cell office:value-type="float" office:value="23.00138" calcext:value-type="float">
            <text:p>23.00138</text:p>
          </table:table-cell>
          <table:table-cell office:value-type="float" office:value="1.74078" calcext:value-type="float">
            <text:p>1.74078</text:p>
          </table:table-cell>
          <table:table-cell office:value-type="float" office:value="16.9328" calcext:value-type="float">
            <text:p>16.9328</text:p>
          </table:table-cell>
          <table:table-cell office:value-type="float" office:value="23.25108" calcext:value-type="float">
            <text:p>23.25108</text:p>
          </table:table-cell>
          <table:table-cell office:value-type="float" office:value="26.55533" calcext:value-type="float">
            <text:p>26.555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8495" calcext:value-type="float">
            <text:p>25.8495</text:p>
          </table:table-cell>
          <table:table-cell office:value-type="float" office:value="13.37336" calcext:value-type="float">
            <text:p>13.37336</text:p>
          </table:table-cell>
          <table:table-cell office:value-type="float" office:value="24.60718" calcext:value-type="float">
            <text:p>24.60718</text:p>
          </table:table-cell>
          <table:table-cell office:value-type="float" office:value="18.26987" calcext:value-type="float">
            <text:p>18.26987</text:p>
          </table:table-cell>
          <table:table-cell office:value-type="float" office:value="28.20953" calcext:value-type="float">
            <text:p>28.20953</text:p>
          </table:table-cell>
          <table:table-cell office:value-type="float" office:value="28.29807" calcext:value-type="float">
            <text:p>28.29807</text:p>
          </table:table-cell>
          <table:table-cell office:value-type="float" office:value="26.46393" calcext:value-type="float">
            <text:p>26.46393</text:p>
          </table:table-cell>
          <table:table-cell office:value-type="float" office:value="25.01937" calcext:value-type="float">
            <text:p>25.01937</text:p>
          </table:table-cell>
          <table:table-cell office:value-type="float" office:value="22.42127" calcext:value-type="float">
            <text:p>22.42127</text:p>
          </table:table-cell>
          <table:table-cell office:value-type="float" office:value="11.10655" calcext:value-type="float">
            <text:p>11.10655</text:p>
          </table:table-cell>
          <table:table-cell office:value-type="float" office:value="24.21703" calcext:value-type="float">
            <text:p>24.21703</text:p>
          </table:table-cell>
          <table:table-cell office:value-type="float" office:value="24.72841" calcext:value-type="float">
            <text:p>24.72841</text:p>
          </table:table-cell>
          <table:table-cell office:value-type="float" office:value="24.97438" calcext:value-type="float">
            <text:p>24.97438</text:p>
          </table:table-cell>
          <table:table-cell office:value-type="float" office:value="21.93696" calcext:value-type="float">
            <text:p>21.93696</text:p>
          </table:table-cell>
          <table:table-cell office:value-type="float" office:value="23.79445" calcext:value-type="float">
            <text:p>23.79445</text:p>
          </table:table-cell>
          <table:table-cell office:value-type="float" office:value="1.45613" calcext:value-type="float">
            <text:p>1.45613</text:p>
          </table:table-cell>
          <table:table-cell office:value-type="float" office:value="17.35805" calcext:value-type="float">
            <text:p>17.35805</text:p>
          </table:table-cell>
          <table:table-cell office:value-type="float" office:value="24.04684" calcext:value-type="float">
            <text:p>24.04684</text:p>
          </table:table-cell>
          <table:table-cell office:value-type="float" office:value="27.19311" calcext:value-type="float">
            <text:p>27.193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62022" calcext:value-type="float">
            <text:p>26.62022</text:p>
          </table:table-cell>
          <table:table-cell office:value-type="float" office:value="13.8855" calcext:value-type="float">
            <text:p>13.8855</text:p>
          </table:table-cell>
          <table:table-cell office:value-type="float" office:value="25.23541" calcext:value-type="float">
            <text:p>25.23541</text:p>
          </table:table-cell>
          <table:table-cell office:value-type="float" office:value="19.07586" calcext:value-type="float">
            <text:p>19.07586</text:p>
          </table:table-cell>
          <table:table-cell office:value-type="float" office:value="28.9783" calcext:value-type="float">
            <text:p>28.9783</text:p>
          </table:table-cell>
          <table:table-cell office:value-type="float" office:value="28.9221" calcext:value-type="float">
            <text:p>28.9221</text:p>
          </table:table-cell>
          <table:table-cell office:value-type="float" office:value="27.265" calcext:value-type="float">
            <text:p>27.265</text:p>
          </table:table-cell>
          <table:table-cell office:value-type="float" office:value="25.81951" calcext:value-type="float">
            <text:p>25.81951</text:p>
          </table:table-cell>
          <table:table-cell office:value-type="float" office:value="23.21248" calcext:value-type="float">
            <text:p>23.21248</text:p>
          </table:table-cell>
          <table:table-cell office:value-type="float" office:value="11.55534" calcext:value-type="float">
            <text:p>11.55534</text:p>
          </table:table-cell>
          <table:table-cell office:value-type="float" office:value="25.02782" calcext:value-type="float">
            <text:p>25.02782</text:p>
          </table:table-cell>
          <table:table-cell office:value-type="float" office:value="25.53566" calcext:value-type="float">
            <text:p>25.53566</text:p>
          </table:table-cell>
          <table:table-cell office:value-type="float" office:value="25.91895" calcext:value-type="float">
            <text:p>25.91895</text:p>
          </table:table-cell>
          <table:table-cell office:value-type="float" office:value="22.74287" calcext:value-type="float">
            <text:p>22.74287</text:p>
          </table:table-cell>
          <table:table-cell office:value-type="float" office:value="24.55637" calcext:value-type="float">
            <text:p>24.55637</text:p>
          </table:table-cell>
          <table:table-cell office:value-type="float" office:value="1.07498" calcext:value-type="float">
            <text:p>1.07498</text:p>
          </table:table-cell>
          <table:table-cell office:value-type="float" office:value="17.73818" calcext:value-type="float">
            <text:p>17.73818</text:p>
          </table:table-cell>
          <table:table-cell office:value-type="float" office:value="24.81986" calcext:value-type="float">
            <text:p>24.81986</text:p>
          </table:table-cell>
          <table:table-cell office:value-type="float" office:value="28.12812" calcext:value-type="float">
            <text:p>28.128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.432" calcext:value-type="float">
            <text:p>27.432</text:p>
          </table:table-cell>
          <table:table-cell office:value-type="float" office:value="14.66177" calcext:value-type="float">
            <text:p>14.66177</text:p>
          </table:table-cell>
          <table:table-cell office:value-type="float" office:value="26.1713" calcext:value-type="float">
            <text:p>26.1713</text:p>
          </table:table-cell>
          <table:table-cell office:value-type="float" office:value="19.862" calcext:value-type="float">
            <text:p>19.862</text:p>
          </table:table-cell>
          <table:table-cell office:value-type="float" office:value="29.78807" calcext:value-type="float">
            <text:p>29.78807</text:p>
          </table:table-cell>
          <table:table-cell office:value-type="float" office:value="29.85182" calcext:value-type="float">
            <text:p>29.85182</text:p>
          </table:table-cell>
          <table:table-cell office:value-type="float" office:value="28.03472" calcext:value-type="float">
            <text:p>28.03472</text:p>
          </table:table-cell>
          <table:table-cell office:value-type="float" office:value="26.57648" calcext:value-type="float">
            <text:p>26.57648</text:p>
          </table:table-cell>
          <table:table-cell office:value-type="float" office:value="23.98418" calcext:value-type="float">
            <text:p>23.98418</text:p>
          </table:table-cell>
          <table:table-cell office:value-type="float" office:value="12.07841" calcext:value-type="float">
            <text:p>12.07841</text:p>
          </table:table-cell>
          <table:table-cell office:value-type="float" office:value="25.79497" calcext:value-type="float">
            <text:p>25.79497</text:p>
          </table:table-cell>
          <table:table-cell office:value-type="float" office:value="26.30648" calcext:value-type="float">
            <text:p>26.30648</text:p>
          </table:table-cell>
          <table:table-cell office:value-type="float" office:value="26.54934" calcext:value-type="float">
            <text:p>26.54934</text:p>
          </table:table-cell>
          <table:table-cell office:value-type="float" office:value="23.51394" calcext:value-type="float">
            <text:p>23.51394</text:p>
          </table:table-cell>
          <table:table-cell office:value-type="float" office:value="25.3555" calcext:value-type="float">
            <text:p>25.3555</text:p>
          </table:table-cell>
          <table:table-cell office:value-type="float" office:value="1.03773" calcext:value-type="float">
            <text:p>1.03773</text:p>
          </table:table-cell>
          <table:table-cell office:value-type="float" office:value="18.17633" calcext:value-type="float">
            <text:p>18.17633</text:p>
          </table:table-cell>
          <table:table-cell office:value-type="float" office:value="25.6215" calcext:value-type="float">
            <text:p>25.6215</text:p>
          </table:table-cell>
          <table:table-cell office:value-type="float" office:value="28.75663" calcext:value-type="float">
            <text:p>28.756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.19729" calcext:value-type="float">
            <text:p>28.19729</text:p>
          </table:table-cell>
          <table:table-cell office:value-type="float" office:value="15.16941" calcext:value-type="float">
            <text:p>15.16941</text:p>
          </table:table-cell>
          <table:table-cell office:value-type="float" office:value="26.80269" calcext:value-type="float">
            <text:p>26.80269</text:p>
          </table:table-cell>
          <table:table-cell office:value-type="float" office:value="20.67178" calcext:value-type="float">
            <text:p>20.67178</text:p>
          </table:table-cell>
          <table:table-cell office:value-type="float" office:value="30.55138" calcext:value-type="float">
            <text:p>30.55138</text:p>
          </table:table-cell>
          <table:table-cell office:value-type="float" office:value="30.479" calcext:value-type="float">
            <text:p>30.479</text:p>
          </table:table-cell>
          <table:table-cell office:value-type="float" office:value="28.83313" calcext:value-type="float">
            <text:p>28.83313</text:p>
          </table:table-cell>
          <table:table-cell office:value-type="float" office:value="27.38263" calcext:value-type="float">
            <text:p>27.38263</text:p>
          </table:table-cell>
          <table:table-cell office:value-type="float" office:value="24.78369" calcext:value-type="float">
            <text:p>24.78369</text:p>
          </table:table-cell>
          <table:table-cell office:value-type="float" office:value="12.55447" calcext:value-type="float">
            <text:p>12.55447</text:p>
          </table:table-cell>
          <table:table-cell office:value-type="float" office:value="26.59194" calcext:value-type="float">
            <text:p>26.59194</text:p>
          </table:table-cell>
          <table:table-cell office:value-type="float" office:value="27.11821" calcext:value-type="float">
            <text:p>27.11821</text:p>
          </table:table-cell>
          <table:table-cell office:value-type="float" office:value="27.50004" calcext:value-type="float">
            <text:p>27.50004</text:p>
          </table:table-cell>
          <table:table-cell office:value-type="float" office:value="24.32463" calcext:value-type="float">
            <text:p>24.32463</text:p>
          </table:table-cell>
          <table:table-cell office:value-type="float" office:value="26.12197" calcext:value-type="float">
            <text:p>26.12197</text:p>
          </table:table-cell>
          <table:table-cell office:value-type="float" office:value="1.4963" calcext:value-type="float">
            <text:p>1.4963</text:p>
          </table:table-cell>
          <table:table-cell office:value-type="float" office:value="18.55334" calcext:value-type="float">
            <text:p>18.55334</text:p>
          </table:table-cell>
          <table:table-cell office:value-type="float" office:value="26.39109" calcext:value-type="float">
            <text:p>26.39109</text:p>
          </table:table-cell>
          <table:table-cell office:value-type="float" office:value="29.69368" calcext:value-type="float">
            <text:p>29.693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.00042" calcext:value-type="float">
            <text:p>29.00042</text:p>
          </table:table-cell>
          <table:table-cell office:value-type="float" office:value="15.95573" calcext:value-type="float">
            <text:p>15.95573</text:p>
          </table:table-cell>
          <table:table-cell office:value-type="float" office:value="27.73478" calcext:value-type="float">
            <text:p>27.73478</text:p>
          </table:table-cell>
          <table:table-cell office:value-type="float" office:value="21.44908" calcext:value-type="float">
            <text:p>21.44908</text:p>
          </table:table-cell>
          <table:table-cell office:value-type="float" office:value="31.35673" calcext:value-type="float">
            <text:p>31.35673</text:p>
          </table:table-cell>
          <table:table-cell office:value-type="float" office:value="31.41424" calcext:value-type="float">
            <text:p>31.41424</text:p>
          </table:table-cell>
          <table:table-cell office:value-type="float" office:value="29.59544" calcext:value-type="float">
            <text:p>29.59544</text:p>
          </table:table-cell>
          <table:table-cell office:value-type="float" office:value="28.14597" calcext:value-type="float">
            <text:p>28.14597</text:p>
          </table:table-cell>
          <table:table-cell office:value-type="float" office:value="25.55021" calcext:value-type="float">
            <text:p>25.55021</text:p>
          </table:table-cell>
          <table:table-cell office:value-type="float" office:value="13.08893" calcext:value-type="float">
            <text:p>13.08893</text:p>
          </table:table-cell>
          <table:table-cell office:value-type="float" office:value="27.36424" calcext:value-type="float">
            <text:p>27.36424</text:p>
          </table:table-cell>
          <table:table-cell office:value-type="float" office:value="27.88363" calcext:value-type="float">
            <text:p>27.88363</text:p>
          </table:table-cell>
          <table:table-cell office:value-type="float" office:value="28.12659" calcext:value-type="float">
            <text:p>28.12659</text:p>
          </table:table-cell>
          <table:table-cell office:value-type="float" office:value="25.09724" calcext:value-type="float">
            <text:p>25.09724</text:p>
          </table:table-cell>
          <table:table-cell office:value-type="float" office:value="26.925" calcext:value-type="float">
            <text:p>26.925</text:p>
          </table:table-cell>
          <table:table-cell office:value-type="float" office:value="2.16698" calcext:value-type="float">
            <text:p>2.16698</text:p>
          </table:table-cell>
          <table:table-cell office:value-type="float" office:value="18.97419" calcext:value-type="float">
            <text:p>18.97419</text:p>
          </table:table-cell>
          <table:table-cell office:value-type="float" office:value="27.18657" calcext:value-type="float">
            <text:p>27.18657</text:p>
          </table:table-cell>
          <table:table-cell office:value-type="float" office:value="30.32666" calcext:value-type="float">
            <text:p>30.326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.75592" calcext:value-type="float">
            <text:p>29.75592</text:p>
          </table:table-cell>
          <table:table-cell office:value-type="float" office:value="16.47835" calcext:value-type="float">
            <text:p>16.47835</text:p>
          </table:table-cell>
          <table:table-cell office:value-type="float" office:value="28.36065" calcext:value-type="float">
            <text:p>28.36065</text:p>
          </table:table-cell>
          <table:table-cell office:value-type="float" office:value="22.25935" calcext:value-type="float">
            <text:p>22.25935</text:p>
          </table:table-cell>
          <table:table-cell office:value-type="float" office:value="32.1144" calcext:value-type="float">
            <text:p>32.1144</text:p>
          </table:table-cell>
          <table:table-cell office:value-type="float" office:value="32.02632" calcext:value-type="float">
            <text:p>32.02632</text:p>
          </table:table-cell>
          <table:table-cell office:value-type="float" office:value="30.3975" calcext:value-type="float">
            <text:p>30.3975</text:p>
          </table:table-cell>
          <table:table-cell office:value-type="float" office:value="28.93609" calcext:value-type="float">
            <text:p>28.93609</text:p>
          </table:table-cell>
          <table:table-cell office:value-type="float" office:value="26.35319" calcext:value-type="float">
            <text:p>26.35319</text:p>
          </table:table-cell>
          <table:table-cell office:value-type="float" office:value="13.58055" calcext:value-type="float">
            <text:p>13.58055</text:p>
          </table:table-cell>
          <table:table-cell office:value-type="float" office:value="28.16649" calcext:value-type="float">
            <text:p>28.16649</text:p>
          </table:table-cell>
          <table:table-cell office:value-type="float" office:value="28.69846" calcext:value-type="float">
            <text:p>28.69846</text:p>
          </table:table-cell>
          <table:table-cell office:value-type="float" office:value="29.06616" calcext:value-type="float">
            <text:p>29.06616</text:p>
          </table:table-cell>
          <table:table-cell office:value-type="float" office:value="25.89872" calcext:value-type="float">
            <text:p>25.89872</text:p>
          </table:table-cell>
          <table:table-cell office:value-type="float" office:value="27.68795" calcext:value-type="float">
            <text:p>27.68795</text:p>
          </table:table-cell>
          <table:table-cell office:value-type="float" office:value="2.88314" calcext:value-type="float">
            <text:p>2.88314</text:p>
          </table:table-cell>
          <table:table-cell office:value-type="float" office:value="19.3608" calcext:value-type="float">
            <text:p>19.3608</text:p>
          </table:table-cell>
          <table:table-cell office:value-type="float" office:value="27.94878" calcext:value-type="float">
            <text:p>27.94878</text:p>
          </table:table-cell>
          <table:table-cell office:value-type="float" office:value="31.25811" calcext:value-type="float">
            <text:p>31.258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.56061" calcext:value-type="float">
            <text:p>30.56061</text:p>
          </table:table-cell>
          <table:table-cell office:value-type="float" office:value="17.27607" calcext:value-type="float">
            <text:p>17.27607</text:p>
          </table:table-cell>
          <table:table-cell office:value-type="float" office:value="29.29851" calcext:value-type="float">
            <text:p>29.29851</text:p>
          </table:table-cell>
          <table:table-cell office:value-type="float" office:value="23.04125" calcext:value-type="float">
            <text:p>23.04125</text:p>
          </table:table-cell>
          <table:table-cell office:value-type="float" office:value="32.9247" calcext:value-type="float">
            <text:p>32.9247</text:p>
          </table:table-cell>
          <table:table-cell office:value-type="float" office:value="32.95586" calcext:value-type="float">
            <text:p>32.95586</text:p>
          </table:table-cell>
          <table:table-cell office:value-type="float" office:value="31.15611" calcext:value-type="float">
            <text:p>31.15611</text:p>
          </table:table-cell>
          <table:table-cell office:value-type="float" office:value="29.6921" calcext:value-type="float">
            <text:p>29.6921</text:p>
          </table:table-cell>
          <table:table-cell office:value-type="float" office:value="27.11424" calcext:value-type="float">
            <text:p>27.11424</text:p>
          </table:table-cell>
          <table:table-cell office:value-type="float" office:value="14.14446" calcext:value-type="float">
            <text:p>14.14446</text:p>
          </table:table-cell>
          <table:table-cell office:value-type="float" office:value="28.9235" calcext:value-type="float">
            <text:p>28.9235</text:p>
          </table:table-cell>
          <table:table-cell office:value-type="float" office:value="29.4564" calcext:value-type="float">
            <text:p>29.4564</text:p>
          </table:table-cell>
          <table:table-cell office:value-type="float" office:value="29.69117" calcext:value-type="float">
            <text:p>29.69117</text:p>
          </table:table-cell>
          <table:table-cell office:value-type="float" office:value="26.665" calcext:value-type="float">
            <text:p>26.665</text:p>
          </table:table-cell>
          <table:table-cell office:value-type="float" office:value="28.31083" calcext:value-type="float">
            <text:p>28.31083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19.79194" calcext:value-type="float">
            <text:p>19.79194</text:p>
          </table:table-cell>
          <table:table-cell office:value-type="float" office:value="28.74942" calcext:value-type="float">
            <text:p>28.74942</text:p>
          </table:table-cell>
          <table:table-cell office:value-type="float" office:value="31.87371" calcext:value-type="float">
            <text:p>31.873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31103" calcext:value-type="float">
            <text:p>31.31103</text:p>
          </table:table-cell>
          <table:table-cell office:value-type="float" office:value="17.80125" calcext:value-type="float">
            <text:p>17.80125</text:p>
          </table:table-cell>
          <table:table-cell office:value-type="float" office:value="29.91701" calcext:value-type="float">
            <text:p>29.91701</text:p>
          </table:table-cell>
          <table:table-cell office:value-type="float" office:value="23.8578" calcext:value-type="float">
            <text:p>23.8578</text:p>
          </table:table-cell>
          <table:table-cell office:value-type="float" office:value="33.67473" calcext:value-type="float">
            <text:p>33.67473</text:p>
          </table:table-cell>
          <table:table-cell office:value-type="float" office:value="33.57178" calcext:value-type="float">
            <text:p>33.57178</text:p>
          </table:table-cell>
          <table:table-cell office:value-type="float" office:value="31.93168" calcext:value-type="float">
            <text:p>31.93168</text:p>
          </table:table-cell>
          <table:table-cell office:value-type="float" office:value="30.47585" calcext:value-type="float">
            <text:p>30.47585</text:p>
          </table:table-cell>
          <table:table-cell office:value-type="float" office:value="27.9109" calcext:value-type="float">
            <text:p>27.9109</text:p>
          </table:table-cell>
          <table:table-cell office:value-type="float" office:value="14.64775" calcext:value-type="float">
            <text:p>14.64775</text:p>
          </table:table-cell>
          <table:table-cell office:value-type="float" office:value="29.7294" calcext:value-type="float">
            <text:p>29.7294</text:p>
          </table:table-cell>
          <table:table-cell office:value-type="float" office:value="30.26076" calcext:value-type="float">
            <text:p>30.26076</text:p>
          </table:table-cell>
          <table:table-cell office:value-type="float" office:value="30.62745" calcext:value-type="float">
            <text:p>30.62745</text:p>
          </table:table-cell>
          <table:table-cell office:value-type="float" office:value="27.4728" calcext:value-type="float">
            <text:p>27.4728</text:p>
          </table:table-cell>
          <table:table-cell office:value-type="float" office:value="29.2437" calcext:value-type="float">
            <text:p>29.2437</text:p>
          </table:table-cell>
          <table:table-cell office:value-type="float" office:value="4.40368" calcext:value-type="float">
            <text:p>4.40368</text:p>
          </table:table-cell>
          <table:table-cell office:value-type="float" office:value="20.18951" calcext:value-type="float">
            <text:p>20.18951</text:p>
          </table:table-cell>
          <table:table-cell office:value-type="float" office:value="29.50789" calcext:value-type="float">
            <text:p>29.50789</text:p>
          </table:table-cell>
          <table:table-cell office:value-type="float" office:value="32.779" calcext:value-type="float">
            <text:p>32.7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07987" calcext:value-type="float">
            <text:p>32.07987</text:p>
          </table:table-cell>
          <table:table-cell office:value-type="float" office:value="18.60429" calcext:value-type="float">
            <text:p>18.60429</text:p>
          </table:table-cell>
          <table:table-cell office:value-type="float" office:value="30.80699" calcext:value-type="float">
            <text:p>30.80699</text:p>
          </table:table-cell>
          <table:table-cell office:value-type="float" office:value="24.63591" calcext:value-type="float">
            <text:p>24.63591</text:p>
          </table:table-cell>
          <table:table-cell office:value-type="float" office:value="34.44672" calcext:value-type="float">
            <text:p>34.44672</text:p>
          </table:table-cell>
          <table:table-cell office:value-type="float" office:value="34.46523" calcext:value-type="float">
            <text:p>34.46523</text:p>
          </table:table-cell>
          <table:table-cell office:value-type="float" office:value="32.64981" calcext:value-type="float">
            <text:p>32.64981</text:p>
          </table:table-cell>
          <table:table-cell office:value-type="float" office:value="31.19494" calcext:value-type="float">
            <text:p>31.19494</text:p>
          </table:table-cell>
          <table:table-cell office:value-type="float" office:value="28.67609" calcext:value-type="float">
            <text:p>28.67609</text:p>
          </table:table-cell>
          <table:table-cell office:value-type="float" office:value="15.21926" calcext:value-type="float">
            <text:p>15.21926</text:p>
          </table:table-cell>
          <table:table-cell office:value-type="float" office:value="30.4807" calcext:value-type="float">
            <text:p>30.4807</text:p>
          </table:table-cell>
          <table:table-cell office:value-type="float" office:value="30.99969" calcext:value-type="float">
            <text:p>30.99969</text:p>
          </table:table-cell>
          <table:table-cell office:value-type="float" office:value="31.23556" calcext:value-type="float">
            <text:p>31.23556</text:p>
          </table:table-cell>
          <table:table-cell office:value-type="float" office:value="28.23538" calcext:value-type="float">
            <text:p>28.23538</text:p>
          </table:table-cell>
          <table:table-cell office:value-type="float" office:value="29.84922" calcext:value-type="float">
            <text:p>29.84922</text:p>
          </table:table-cell>
          <table:table-cell office:value-type="float" office:value="5.20191" calcext:value-type="float">
            <text:p>5.20191</text:p>
          </table:table-cell>
          <table:table-cell office:value-type="float" office:value="20.63094" calcext:value-type="float">
            <text:p>20.63094</text:p>
          </table:table-cell>
          <table:table-cell office:value-type="float" office:value="30.30327" calcext:value-type="float">
            <text:p>30.30327</text:p>
          </table:table-cell>
          <table:table-cell office:value-type="float" office:value="33.37704" calcext:value-type="float">
            <text:p>33.377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80139" calcext:value-type="float">
            <text:p>32.80139</text:p>
          </table:table-cell>
          <table:table-cell office:value-type="float" office:value="19.13971" calcext:value-type="float">
            <text:p>19.13971</text:p>
          </table:table-cell>
          <table:table-cell office:value-type="float" office:value="31.3982" calcext:value-type="float">
            <text:p>31.3982</text:p>
          </table:table-cell>
          <table:table-cell office:value-type="float" office:value="25.45638" calcext:value-type="float">
            <text:p>25.45638</text:p>
          </table:table-cell>
          <table:table-cell office:value-type="float" office:value="35.15941" calcext:value-type="float">
            <text:p>35.15941</text:p>
          </table:table-cell>
          <table:table-cell office:value-type="float" office:value="35.05195" calcext:value-type="float">
            <text:p>35.05195</text:p>
          </table:table-cell>
          <table:table-cell office:value-type="float" office:value="33.41844" calcext:value-type="float">
            <text:p>33.41844</text:p>
          </table:table-cell>
          <table:table-cell office:value-type="float" office:value="31.96193" calcext:value-type="float">
            <text:p>31.96193</text:p>
          </table:table-cell>
          <table:table-cell office:value-type="float" office:value="29.46981" calcext:value-type="float">
            <text:p>29.46981</text:p>
          </table:table-cell>
          <table:table-cell office:value-type="float" office:value="15.7439" calcext:value-type="float">
            <text:p>15.7439</text:p>
          </table:table-cell>
          <table:table-cell office:value-type="float" office:value="31.24863" calcext:value-type="float">
            <text:p>31.24863</text:p>
          </table:table-cell>
          <table:table-cell office:value-type="float" office:value="31.77848" calcext:value-type="float">
            <text:p>31.77848</text:p>
          </table:table-cell>
          <table:table-cell office:value-type="float" office:value="32.12461" calcext:value-type="float">
            <text:p>32.12461</text:p>
          </table:table-cell>
          <table:table-cell office:value-type="float" office:value="29.04852" calcext:value-type="float">
            <text:p>29.04852</text:p>
          </table:table-cell>
          <table:table-cell office:value-type="float" office:value="30.74205" calcext:value-type="float">
            <text:p>30.74205</text:p>
          </table:table-cell>
          <table:table-cell office:value-type="float" office:value="5.96024" calcext:value-type="float">
            <text:p>5.96024</text:p>
          </table:table-cell>
          <table:table-cell office:value-type="float" office:value="21.04457" calcext:value-type="float">
            <text:p>21.04457</text:p>
          </table:table-cell>
          <table:table-cell office:value-type="float" office:value="31.02038" calcext:value-type="float">
            <text:p>31.02038</text:p>
          </table:table-cell>
          <table:table-cell office:value-type="float" office:value="34.26563" calcext:value-type="float">
            <text:p>34.265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.39294" calcext:value-type="float">
            <text:p>33.39294</text:p>
          </table:table-cell>
          <table:table-cell office:value-type="float" office:value="19.95532" calcext:value-type="float">
            <text:p>19.95532</text:p>
          </table:table-cell>
          <table:table-cell office:value-type="float" office:value="32.2934" calcext:value-type="float">
            <text:p>32.2934</text:p>
          </table:table-cell>
          <table:table-cell office:value-type="float" office:value="26.22866" calcext:value-type="float">
            <text:p>26.22866</text:p>
          </table:table-cell>
          <table:table-cell office:value-type="float" office:value="35.94566" calcext:value-type="float">
            <text:p>35.94566</text:p>
          </table:table-cell>
          <table:table-cell office:value-type="float" office:value="35.76517" calcext:value-type="float">
            <text:p>35.76517</text:p>
          </table:table-cell>
          <table:table-cell office:value-type="float" office:value="34.13218" calcext:value-type="float">
            <text:p>34.13218</text:p>
          </table:table-cell>
          <table:table-cell office:value-type="float" office:value="32.67509" calcext:value-type="float">
            <text:p>32.67509</text:p>
          </table:table-cell>
          <table:table-cell office:value-type="float" office:value="30.21746" calcext:value-type="float">
            <text:p>30.21746</text:p>
          </table:table-cell>
          <table:table-cell office:value-type="float" office:value="16.32783" calcext:value-type="float">
            <text:p>16.32783</text:p>
          </table:table-cell>
          <table:table-cell office:value-type="float" office:value="31.96108" calcext:value-type="float">
            <text:p>31.96108</text:p>
          </table:table-cell>
          <table:table-cell office:value-type="float" office:value="32.48996" calcext:value-type="float">
            <text:p>32.48996</text:p>
          </table:table-cell>
          <table:table-cell office:value-type="float" office:value="32.72478" calcext:value-type="float">
            <text:p>32.72478</text:p>
          </table:table-cell>
          <table:table-cell office:value-type="float" office:value="29.80201" calcext:value-type="float">
            <text:p>29.80201</text:p>
          </table:table-cell>
          <table:table-cell office:value-type="float" office:value="31.32968" calcext:value-type="float">
            <text:p>31.32968</text:p>
          </table:table-cell>
          <table:table-cell office:value-type="float" office:value="6.76632" calcext:value-type="float">
            <text:p>6.76632</text:p>
          </table:table-cell>
          <table:table-cell office:value-type="float" office:value="21.49819" calcext:value-type="float">
            <text:p>21.49819</text:p>
          </table:table-cell>
          <table:table-cell office:value-type="float" office:value="31.78714" calcext:value-type="float">
            <text:p>31.78714</text:p>
          </table:table-cell>
          <table:table-cell office:value-type="float" office:value="34.85768" calcext:value-type="float">
            <text:p>34.857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29034" calcext:value-type="float">
            <text:p>34.29034</text:p>
          </table:table-cell>
          <table:table-cell office:value-type="float" office:value="20.49993" calcext:value-type="float">
            <text:p>20.49993</text:p>
          </table:table-cell>
          <table:table-cell office:value-type="float" office:value="32.89797" calcext:value-type="float">
            <text:p>32.89797</text:p>
          </table:table-cell>
          <table:table-cell office:value-type="float" office:value="27.05033" calcext:value-type="float">
            <text:p>27.05033</text:p>
          </table:table-cell>
          <table:table-cell office:value-type="float" office:value="36.66199" calcext:value-type="float">
            <text:p>36.66199</text:p>
          </table:table-cell>
          <table:table-cell office:value-type="float" office:value="36.54996" calcext:value-type="float">
            <text:p>36.54996</text:p>
          </table:table-cell>
          <table:table-cell office:value-type="float" office:value="34.91684" calcext:value-type="float">
            <text:p>34.91684</text:p>
          </table:table-cell>
          <table:table-cell office:value-type="float" office:value="33.45655" calcext:value-type="float">
            <text:p>33.45655</text:p>
          </table:table-cell>
          <table:table-cell office:value-type="float" office:value="30.99273" calcext:value-type="float">
            <text:p>30.99273</text:p>
          </table:table-cell>
          <table:table-cell office:value-type="float" office:value="16.8702" calcext:value-type="float">
            <text:p>16.8702</text:p>
          </table:table-cell>
          <table:table-cell office:value-type="float" office:value="32.74506" calcext:value-type="float">
            <text:p>32.74506</text:p>
          </table:table-cell>
          <table:table-cell office:value-type="float" office:value="33.27325" calcext:value-type="float">
            <text:p>33.27325</text:p>
          </table:table-cell>
          <table:table-cell office:value-type="float" office:value="33.61869" calcext:value-type="float">
            <text:p>33.61869</text:p>
          </table:table-cell>
          <table:table-cell office:value-type="float" office:value="30.42593" calcext:value-type="float">
            <text:p>30.42593</text:p>
          </table:table-cell>
          <table:table-cell office:value-type="float" office:value="32.21944" calcext:value-type="float">
            <text:p>32.21944</text:p>
          </table:table-cell>
          <table:table-cell office:value-type="float" office:value="7.52942" calcext:value-type="float">
            <text:p>7.52942</text:p>
          </table:table-cell>
          <table:table-cell office:value-type="float" office:value="21.92165" calcext:value-type="float">
            <text:p>21.92165</text:p>
          </table:table-cell>
          <table:table-cell office:value-type="float" office:value="32.50793" calcext:value-type="float">
            <text:p>32.50793</text:p>
          </table:table-cell>
          <table:table-cell office:value-type="float" office:value="35.75816" calcext:value-type="float">
            <text:p>35.75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88544" calcext:value-type="float">
            <text:p>34.88544</text:p>
          </table:table-cell>
          <table:table-cell office:value-type="float" office:value="21.31776" calcext:value-type="float">
            <text:p>21.31776</text:p>
          </table:table-cell>
          <table:table-cell office:value-type="float" office:value="33.78763" calcext:value-type="float">
            <text:p>33.78763</text:p>
          </table:table-cell>
          <table:table-cell office:value-type="float" office:value="27.81255" calcext:value-type="float">
            <text:p>27.81255</text:p>
          </table:table-cell>
          <table:table-cell office:value-type="float" office:value="37.26037" calcext:value-type="float">
            <text:p>37.26037</text:p>
          </table:table-cell>
          <table:table-cell office:value-type="float" office:value="37.25795" calcext:value-type="float">
            <text:p>37.25795</text:p>
          </table:table-cell>
          <table:table-cell office:value-type="float" office:value="35.62416" calcext:value-type="float">
            <text:p>35.62416</text:p>
          </table:table-cell>
          <table:table-cell office:value-type="float" office:value="34.16371" calcext:value-type="float">
            <text:p>34.16371</text:p>
          </table:table-cell>
          <table:table-cell office:value-type="float" office:value="31.70304" calcext:value-type="float">
            <text:p>31.70304</text:p>
          </table:table-cell>
          <table:table-cell office:value-type="float" office:value="17.46478" calcext:value-type="float">
            <text:p>17.46478</text:p>
          </table:table-cell>
          <table:table-cell office:value-type="float" office:value="33.46137" calcext:value-type="float">
            <text:p>33.46137</text:p>
          </table:table-cell>
          <table:table-cell office:value-type="float" office:value="33.98889" calcext:value-type="float">
            <text:p>33.98889</text:p>
          </table:table-cell>
          <table:table-cell office:value-type="float" office:value="34.21308" calcext:value-type="float">
            <text:p>34.21308</text:p>
          </table:table-cell>
          <table:table-cell office:value-type="float" office:value="31.36113" calcext:value-type="float">
            <text:p>31.36113</text:p>
          </table:table-cell>
          <table:table-cell office:value-type="float" office:value="32.81863" calcext:value-type="float">
            <text:p>32.81863</text:p>
          </table:table-cell>
          <table:table-cell office:value-type="float" office:value="8.33488" calcext:value-type="float">
            <text:p>8.33488</text:p>
          </table:table-cell>
          <table:table-cell office:value-type="float" office:value="22.39404" calcext:value-type="float">
            <text:p>22.39404</text:p>
          </table:table-cell>
          <table:table-cell office:value-type="float" office:value="33.28406" calcext:value-type="float">
            <text:p>33.28406</text:p>
          </table:table-cell>
          <table:table-cell office:value-type="float" office:value="36.36588" calcext:value-type="float">
            <text:p>36.365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79167" calcext:value-type="float">
            <text:p>35.79167</text:p>
          </table:table-cell>
          <table:table-cell office:value-type="float" office:value="21.86757" calcext:value-type="float">
            <text:p>21.86757</text:p>
          </table:table-cell>
          <table:table-cell office:value-type="float" office:value="34.38604" calcext:value-type="float">
            <text:p>34.38604</text:p>
          </table:table-cell>
          <table:table-cell office:value-type="float" office:value="28.62742" calcext:value-type="float">
            <text:p>28.62742</text:p>
          </table:table-cell>
          <table:table-cell office:value-type="float" office:value="38.16408" calcext:value-type="float">
            <text:p>38.16408</text:p>
          </table:table-cell>
          <table:table-cell office:value-type="float" office:value="38.03627" calcext:value-type="float">
            <text:p>38.03627</text:p>
          </table:table-cell>
          <table:table-cell office:value-type="float" office:value="36.4014" calcext:value-type="float">
            <text:p>36.4014</text:p>
          </table:table-cell>
          <table:table-cell office:value-type="float" office:value="34.94941" calcext:value-type="float">
            <text:p>34.94941</text:p>
          </table:table-cell>
          <table:table-cell office:value-type="float" office:value="32.47272" calcext:value-type="float">
            <text:p>32.47272</text:p>
          </table:table-cell>
          <table:table-cell office:value-type="float" office:value="18.00974" calcext:value-type="float">
            <text:p>18.00974</text:p>
          </table:table-cell>
          <table:table-cell office:value-type="float" office:value="34.23989" calcext:value-type="float">
            <text:p>34.23989</text:p>
          </table:table-cell>
          <table:table-cell office:value-type="float" office:value="34.76748" calcext:value-type="float">
            <text:p>34.76748</text:p>
          </table:table-cell>
          <table:table-cell office:value-type="float" office:value="35.11144" calcext:value-type="float">
            <text:p>35.11144</text:p>
          </table:table-cell>
          <table:table-cell office:value-type="float" office:value="31.95857" calcext:value-type="float">
            <text:p>31.95857</text:p>
          </table:table-cell>
          <table:table-cell office:value-type="float" office:value="33.71009" calcext:value-type="float">
            <text:p>33.71009</text:p>
          </table:table-cell>
          <table:table-cell office:value-type="float" office:value="9.1105" calcext:value-type="float">
            <text:p>9.1105</text:p>
          </table:table-cell>
          <table:table-cell office:value-type="float" office:value="22.82971" calcext:value-type="float">
            <text:p>22.82971</text:p>
          </table:table-cell>
          <table:table-cell office:value-type="float" office:value="34.00446" calcext:value-type="float">
            <text:p>34.00446</text:p>
          </table:table-cell>
          <table:table-cell office:value-type="float" office:value="37.26103" calcext:value-type="float">
            <text:p>37.26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.39461" calcext:value-type="float">
            <text:p>36.39461</text:p>
          </table:table-cell>
          <table:table-cell office:value-type="float" office:value="22.69018" calcext:value-type="float">
            <text:p>22.69018</text:p>
          </table:table-cell>
          <table:table-cell office:value-type="float" office:value="35.16614" calcext:value-type="float">
            <text:p>35.16614</text:p>
          </table:table-cell>
          <table:table-cell office:value-type="float" office:value="29.39391" calcext:value-type="float">
            <text:p>29.39391</text:p>
          </table:table-cell>
          <table:table-cell office:value-type="float" office:value="38.76383" calcext:value-type="float">
            <text:p>38.76383</text:p>
          </table:table-cell>
          <table:table-cell office:value-type="float" office:value="38.75883" calcext:value-type="float">
            <text:p>38.75883</text:p>
          </table:table-cell>
          <table:table-cell office:value-type="float" office:value="37.12449" calcext:value-type="float">
            <text:p>37.12449</text:p>
          </table:table-cell>
          <table:table-cell office:value-type="float" office:value="35.66217" calcext:value-type="float">
            <text:p>35.66217</text:p>
          </table:table-cell>
          <table:table-cell office:value-type="float" office:value="33.18633" calcext:value-type="float">
            <text:p>33.18633</text:p>
          </table:table-cell>
          <table:table-cell office:value-type="float" office:value="18.61762" calcext:value-type="float">
            <text:p>18.61762</text:p>
          </table:table-cell>
          <table:table-cell office:value-type="float" office:value="34.9497" calcext:value-type="float">
            <text:p>34.9497</text:p>
          </table:table-cell>
          <table:table-cell office:value-type="float" office:value="35.49027" calcext:value-type="float">
            <text:p>35.49027</text:p>
          </table:table-cell>
          <table:table-cell office:value-type="float" office:value="35.72093" calcext:value-type="float">
            <text:p>35.72093</text:p>
          </table:table-cell>
          <table:table-cell office:value-type="float" office:value="32.84471" calcext:value-type="float">
            <text:p>32.84471</text:p>
          </table:table-cell>
          <table:table-cell office:value-type="float" office:value="34.31678" calcext:value-type="float">
            <text:p>34.31678</text:p>
          </table:table-cell>
          <table:table-cell office:value-type="float" office:value="9.90599" calcext:value-type="float">
            <text:p>9.90599</text:p>
          </table:table-cell>
          <table:table-cell office:value-type="float" office:value="23.30704" calcext:value-type="float">
            <text:p>23.30704</text:p>
          </table:table-cell>
          <table:table-cell office:value-type="float" office:value="34.78488" calcext:value-type="float">
            <text:p>34.78488</text:p>
          </table:table-cell>
          <table:table-cell office:value-type="float" office:value="37.86376" calcext:value-type="float">
            <text:p>37.863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.29836" calcext:value-type="float">
            <text:p>37.29836</text:p>
          </table:table-cell>
          <table:table-cell office:value-type="float" office:value="23.23865" calcext:value-type="float">
            <text:p>23.23865</text:p>
          </table:table-cell>
          <table:table-cell office:value-type="float" office:value="35.88162" calcext:value-type="float">
            <text:p>35.88162</text:p>
          </table:table-cell>
          <table:table-cell office:value-type="float" office:value="30.21211" calcext:value-type="float">
            <text:p>30.21211</text:p>
          </table:table-cell>
          <table:table-cell office:value-type="float" office:value="39.66153" calcext:value-type="float">
            <text:p>39.66153</text:p>
          </table:table-cell>
          <table:table-cell office:value-type="float" office:value="39.53119" calcext:value-type="float">
            <text:p>39.53119</text:p>
          </table:table-cell>
          <table:table-cell office:value-type="float" office:value="37.91178" calcext:value-type="float">
            <text:p>37.91178</text:p>
          </table:table-cell>
          <table:table-cell office:value-type="float" office:value="36.44537" calcext:value-type="float">
            <text:p>36.44537</text:p>
          </table:table-cell>
          <table:table-cell office:value-type="float" office:value="33.97317" calcext:value-type="float">
            <text:p>33.97317</text:p>
          </table:table-cell>
          <table:table-cell office:value-type="float" office:value="19.1789" calcext:value-type="float">
            <text:p>19.1789</text:p>
          </table:table-cell>
          <table:table-cell office:value-type="float" office:value="35.73246" calcext:value-type="float">
            <text:p>35.73246</text:p>
          </table:table-cell>
          <table:table-cell office:value-type="float" office:value="36.26885" calcext:value-type="float">
            <text:p>36.26885</text:p>
          </table:table-cell>
          <table:table-cell office:value-type="float" office:value="36.61466" calcext:value-type="float">
            <text:p>36.61466</text:p>
          </table:table-cell>
          <table:table-cell office:value-type="float" office:value="33.44598" calcext:value-type="float">
            <text:p>33.44598</text:p>
          </table:table-cell>
          <table:table-cell office:value-type="float" office:value="35.2127" calcext:value-type="float">
            <text:p>35.2127</text:p>
          </table:table-cell>
          <table:table-cell office:value-type="float" office:value="10.68119" calcext:value-type="float">
            <text:p>10.68119</text:p>
          </table:table-cell>
          <table:table-cell office:value-type="float" office:value="23.76364" calcext:value-type="float">
            <text:p>23.76364</text:p>
          </table:table-cell>
          <table:table-cell office:value-type="float" office:value="35.49829" calcext:value-type="float">
            <text:p>35.49829</text:p>
          </table:table-cell>
          <table:table-cell office:value-type="float" office:value="38.76277" calcext:value-type="float">
            <text:p>38.762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.90419" calcext:value-type="float">
            <text:p>37.90419</text:p>
          </table:table-cell>
          <table:table-cell office:value-type="float" office:value="24.06756" calcext:value-type="float">
            <text:p>24.06756</text:p>
          </table:table-cell>
          <table:table-cell office:value-type="float" office:value="36.66788" calcext:value-type="float">
            <text:p>36.66788</text:p>
          </table:table-cell>
          <table:table-cell office:value-type="float" office:value="30.97249" calcext:value-type="float">
            <text:p>30.97249</text:p>
          </table:table-cell>
          <table:table-cell office:value-type="float" office:value="40.25695" calcext:value-type="float">
            <text:p>40.25695</text:p>
          </table:table-cell>
          <table:table-cell office:value-type="float" office:value="40.24865" calcext:value-type="float">
            <text:p>40.24865</text:p>
          </table:table-cell>
          <table:table-cell office:value-type="float" office:value="38.63186" calcext:value-type="float">
            <text:p>38.63186</text:p>
          </table:table-cell>
          <table:table-cell office:value-type="float" office:value="37.16575" calcext:value-type="float">
            <text:p>37.16575</text:p>
          </table:table-cell>
          <table:table-cell office:value-type="float" office:value="34.68665" calcext:value-type="float">
            <text:p>34.68665</text:p>
          </table:table-cell>
          <table:table-cell office:value-type="float" office:value="19.79553" calcext:value-type="float">
            <text:p>19.79553</text:p>
          </table:table-cell>
          <table:table-cell office:value-type="float" office:value="36.45778" calcext:value-type="float">
            <text:p>36.45778</text:p>
          </table:table-cell>
          <table:table-cell office:value-type="float" office:value="36.99737" calcext:value-type="float">
            <text:p>36.99737</text:p>
          </table:table-cell>
          <table:table-cell office:value-type="float" office:value="37.21981" calcext:value-type="float">
            <text:p>37.21981</text:p>
          </table:table-cell>
          <table:table-cell office:value-type="float" office:value="34.33886" calcext:value-type="float">
            <text:p>34.33886</text:p>
          </table:table-cell>
          <table:table-cell office:value-type="float" office:value="35.81452" calcext:value-type="float">
            <text:p>35.81452</text:p>
          </table:table-cell>
          <table:table-cell office:value-type="float" office:value="11.48884" calcext:value-type="float">
            <text:p>11.48884</text:p>
          </table:table-cell>
          <table:table-cell office:value-type="float" office:value="24.24606" calcext:value-type="float">
            <text:p>24.24606</text:p>
          </table:table-cell>
          <table:table-cell office:value-type="float" office:value="36.28296" calcext:value-type="float">
            <text:p>36.28296</text:p>
          </table:table-cell>
          <table:table-cell office:value-type="float" office:value="39.36859" calcext:value-type="float">
            <text:p>39.368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.80002" calcext:value-type="float">
            <text:p>38.80002</text:p>
          </table:table-cell>
          <table:table-cell office:value-type="float" office:value="24.6233" calcext:value-type="float">
            <text:p>24.6233</text:p>
          </table:table-cell>
          <table:table-cell office:value-type="float" office:value="37.38815" calcext:value-type="float">
            <text:p>37.38815</text:p>
          </table:table-cell>
          <table:table-cell office:value-type="float" office:value="31.78736" calcext:value-type="float">
            <text:p>31.78736</text:p>
          </table:table-cell>
          <table:table-cell office:value-type="float" office:value="41.16651" calcext:value-type="float">
            <text:p>41.16651</text:p>
          </table:table-cell>
          <table:table-cell office:value-type="float" office:value="41.03878" calcext:value-type="float">
            <text:p>41.03878</text:p>
          </table:table-cell>
          <table:table-cell office:value-type="float" office:value="39.4123" calcext:value-type="float">
            <text:p>39.4123</text:p>
          </table:table-cell>
          <table:table-cell office:value-type="float" office:value="37.9437" calcext:value-type="float">
            <text:p>37.9437</text:p>
          </table:table-cell>
          <table:table-cell office:value-type="float" office:value="35.46831" calcext:value-type="float">
            <text:p>35.46831</text:p>
          </table:table-cell>
          <table:table-cell office:value-type="float" office:value="20.36472" calcext:value-type="float">
            <text:p>20.36472</text:p>
          </table:table-cell>
          <table:table-cell office:value-type="float" office:value="37.23304" calcext:value-type="float">
            <text:p>37.23304</text:p>
          </table:table-cell>
          <table:table-cell office:value-type="float" office:value="37.77738" calcext:value-type="float">
            <text:p>37.77738</text:p>
          </table:table-cell>
          <table:table-cell office:value-type="float" office:value="38.12505" calcext:value-type="float">
            <text:p>38.12505</text:p>
          </table:table-cell>
          <table:table-cell office:value-type="float" office:value="34.93236" calcext:value-type="float">
            <text:p>34.93236</text:p>
          </table:table-cell>
          <table:table-cell office:value-type="float" office:value="36.71457" calcext:value-type="float">
            <text:p>36.71457</text:p>
          </table:table-cell>
          <table:table-cell office:value-type="float" office:value="12.2572" calcext:value-type="float">
            <text:p>12.2572</text:p>
          </table:table-cell>
          <table:table-cell office:value-type="float" office:value="24.7124" calcext:value-type="float">
            <text:p>24.7124</text:p>
          </table:table-cell>
          <table:table-cell office:value-type="float" office:value="37.00523" calcext:value-type="float">
            <text:p>37.00523</text:p>
          </table:table-cell>
          <table:table-cell office:value-type="float" office:value="40.26231" calcext:value-type="float">
            <text:p>40.26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.40892" calcext:value-type="float">
            <text:p>39.40892</text:p>
          </table:table-cell>
          <table:table-cell office:value-type="float" office:value="25.45487" calcext:value-type="float">
            <text:p>25.45487</text:p>
          </table:table-cell>
          <table:table-cell office:value-type="float" office:value="38.17222" calcext:value-type="float">
            <text:p>38.17222</text:p>
          </table:table-cell>
          <table:table-cell office:value-type="float" office:value="32.53395" calcext:value-type="float">
            <text:p>32.53395</text:p>
          </table:table-cell>
          <table:table-cell office:value-type="float" office:value="41.76661" calcext:value-type="float">
            <text:p>41.76661</text:p>
          </table:table-cell>
          <table:table-cell office:value-type="float" office:value="41.75382" calcext:value-type="float">
            <text:p>41.75382</text:p>
          </table:table-cell>
          <table:table-cell office:value-type="float" office:value="40.12535" calcext:value-type="float">
            <text:p>40.12535</text:p>
          </table:table-cell>
          <table:table-cell office:value-type="float" office:value="38.65908" calcext:value-type="float">
            <text:p>38.65908</text:p>
          </table:table-cell>
          <table:table-cell office:value-type="float" office:value="36.18459" calcext:value-type="float">
            <text:p>36.18459</text:p>
          </table:table-cell>
          <table:table-cell office:value-type="float" office:value="20.98911" calcext:value-type="float">
            <text:p>20.98911</text:p>
          </table:table-cell>
          <table:table-cell office:value-type="float" office:value="37.95782" calcext:value-type="float">
            <text:p>37.95782</text:p>
          </table:table-cell>
          <table:table-cell office:value-type="float" office:value="38.50134" calcext:value-type="float">
            <text:p>38.50134</text:p>
          </table:table-cell>
          <table:table-cell office:value-type="float" office:value="38.72351" calcext:value-type="float">
            <text:p>38.72351</text:p>
          </table:table-cell>
          <table:table-cell office:value-type="float" office:value="35.83164" calcext:value-type="float">
            <text:p>35.83164</text:p>
          </table:table-cell>
          <table:table-cell office:value-type="float" office:value="37.31379" calcext:value-type="float">
            <text:p>37.31379</text:p>
          </table:table-cell>
          <table:table-cell office:value-type="float" office:value="13.06314" calcext:value-type="float">
            <text:p>13.06314</text:p>
          </table:table-cell>
          <table:table-cell office:value-type="float" office:value="25.21428" calcext:value-type="float">
            <text:p>25.21428</text:p>
          </table:table-cell>
          <table:table-cell office:value-type="float" office:value="37.78701" calcext:value-type="float">
            <text:p>37.78701</text:p>
          </table:table-cell>
          <table:table-cell office:value-type="float" office:value="40.87481" calcext:value-type="float">
            <text:p>40.874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.31033" calcext:value-type="float">
            <text:p>40.31033</text:p>
          </table:table-cell>
          <table:table-cell office:value-type="float" office:value="26.00788" calcext:value-type="float">
            <text:p>26.00788</text:p>
          </table:table-cell>
          <table:table-cell office:value-type="float" office:value="38.89076" calcext:value-type="float">
            <text:p>38.89076</text:p>
          </table:table-cell>
          <table:table-cell office:value-type="float" office:value="33.32582" calcext:value-type="float">
            <text:p>33.32582</text:p>
          </table:table-cell>
          <table:table-cell office:value-type="float" office:value="42.66909" calcext:value-type="float">
            <text:p>42.66909</text:p>
          </table:table-cell>
          <table:table-cell office:value-type="float" office:value="42.53676" calcext:value-type="float">
            <text:p>42.53676</text:p>
          </table:table-cell>
          <table:table-cell office:value-type="float" office:value="40.91274" calcext:value-type="float">
            <text:p>40.91274</text:p>
          </table:table-cell>
          <table:table-cell office:value-type="float" office:value="39.44017" calcext:value-type="float">
            <text:p>39.44017</text:p>
          </table:table-cell>
          <table:table-cell office:value-type="float" office:value="36.96984" calcext:value-type="float">
            <text:p>36.96984</text:p>
          </table:table-cell>
          <table:table-cell office:value-type="float" office:value="21.56003" calcext:value-type="float">
            <text:p>21.56003</text:p>
          </table:table-cell>
          <table:table-cell office:value-type="float" office:value="38.74262" calcext:value-type="float">
            <text:p>38.74262</text:p>
          </table:table-cell>
          <table:table-cell office:value-type="float" office:value="39.28483" calcext:value-type="float">
            <text:p>39.28483</text:p>
          </table:table-cell>
          <table:table-cell office:value-type="float" office:value="39.63185" calcext:value-type="float">
            <text:p>39.63185</text:p>
          </table:table-cell>
          <table:table-cell office:value-type="float" office:value="36.41892" calcext:value-type="float">
            <text:p>36.41892</text:p>
          </table:table-cell>
          <table:table-cell office:value-type="float" office:value="38.22275" calcext:value-type="float">
            <text:p>38.22275</text:p>
          </table:table-cell>
          <table:table-cell office:value-type="float" office:value="13.8342" calcext:value-type="float">
            <text:p>13.8342</text:p>
          </table:table-cell>
          <table:table-cell office:value-type="float" office:value="25.68572" calcext:value-type="float">
            <text:p>25.68572</text:p>
          </table:table-cell>
          <table:table-cell office:value-type="float" office:value="38.51239" calcext:value-type="float">
            <text:p>38.51239</text:p>
          </table:table-cell>
          <table:table-cell office:value-type="float" office:value="41.66228" calcext:value-type="float">
            <text:p>41.66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.91483" calcext:value-type="float">
            <text:p>40.91483</text:p>
          </table:table-cell>
          <table:table-cell office:value-type="float" office:value="26.83499" calcext:value-type="float">
            <text:p>26.83499</text:p>
          </table:table-cell>
          <table:table-cell office:value-type="float" office:value="39.67795" calcext:value-type="float">
            <text:p>39.67795</text:p>
          </table:table-cell>
          <table:table-cell office:value-type="float" office:value="34.04463" calcext:value-type="float">
            <text:p>34.04463</text:p>
          </table:table-cell>
          <table:table-cell office:value-type="float" office:value="43.272" calcext:value-type="float">
            <text:p>43.272</text:p>
          </table:table-cell>
          <table:table-cell office:value-type="float" office:value="43.25711" calcext:value-type="float">
            <text:p>43.25711</text:p>
          </table:table-cell>
          <table:table-cell office:value-type="float" office:value="41.63524" calcext:value-type="float">
            <text:p>41.63524</text:p>
          </table:table-cell>
          <table:table-cell office:value-type="float" office:value="40.16117" calcext:value-type="float">
            <text:p>40.16117</text:p>
          </table:table-cell>
          <table:table-cell office:value-type="float" office:value="37.6948" calcext:value-type="float">
            <text:p>37.6948</text:p>
          </table:table-cell>
          <table:table-cell office:value-type="float" office:value="22.18669" calcext:value-type="float">
            <text:p>22.18669</text:p>
          </table:table-cell>
          <table:table-cell office:value-type="float" office:value="39.45897" calcext:value-type="float">
            <text:p>39.45897</text:p>
          </table:table-cell>
          <table:table-cell office:value-type="float" office:value="40.00032" calcext:value-type="float">
            <text:p>40.00032</text:p>
          </table:table-cell>
          <table:table-cell office:value-type="float" office:value="40.23337" calcext:value-type="float">
            <text:p>40.23337</text:p>
          </table:table-cell>
          <table:table-cell office:value-type="float" office:value="37.32328" calcext:value-type="float">
            <text:p>37.32328</text:p>
          </table:table-cell>
          <table:table-cell office:value-type="float" office:value="38.82255" calcext:value-type="float">
            <text:p>38.82255</text:p>
          </table:table-cell>
          <table:table-cell office:value-type="float" office:value="14.64187" calcext:value-type="float">
            <text:p>14.64187</text:p>
          </table:table-cell>
          <table:table-cell office:value-type="float" office:value="26.20119" calcext:value-type="float">
            <text:p>26.20119</text:p>
          </table:table-cell>
          <table:table-cell office:value-type="float" office:value="39.30326" calcext:value-type="float">
            <text:p>39.30326</text:p>
          </table:table-cell>
          <table:table-cell office:value-type="float" office:value="42.37326" calcext:value-type="float">
            <text:p>42.373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.81629" calcext:value-type="float">
            <text:p>41.81629</text:p>
          </table:table-cell>
          <table:table-cell office:value-type="float" office:value="27.39118" calcext:value-type="float">
            <text:p>27.39118</text:p>
          </table:table-cell>
          <table:table-cell office:value-type="float" office:value="40.39952" calcext:value-type="float">
            <text:p>40.39952</text:p>
          </table:table-cell>
          <table:table-cell office:value-type="float" office:value="34.83971" calcext:value-type="float">
            <text:p>34.83971</text:p>
          </table:table-cell>
          <table:table-cell office:value-type="float" office:value="44.18335" calcext:value-type="float">
            <text:p>44.18335</text:p>
          </table:table-cell>
          <table:table-cell office:value-type="float" office:value="44.04951" calcext:value-type="float">
            <text:p>44.04951</text:p>
          </table:table-cell>
          <table:table-cell office:value-type="float" office:value="42.42609" calcext:value-type="float">
            <text:p>42.42609</text:p>
          </table:table-cell>
          <table:table-cell office:value-type="float" office:value="40.95179" calcext:value-type="float">
            <text:p>40.95179</text:p>
          </table:table-cell>
          <table:table-cell office:value-type="float" office:value="38.47955" calcext:value-type="float">
            <text:p>38.47955</text:p>
          </table:table-cell>
          <table:table-cell office:value-type="float" office:value="22.77121" calcext:value-type="float">
            <text:p>22.77121</text:p>
          </table:table-cell>
          <table:table-cell office:value-type="float" office:value="40.24654" calcext:value-type="float">
            <text:p>40.24654</text:p>
          </table:table-cell>
          <table:table-cell office:value-type="float" office:value="40.60389" calcext:value-type="float">
            <text:p>40.60389</text:p>
          </table:table-cell>
          <table:table-cell office:value-type="float" office:value="41.12655" calcext:value-type="float">
            <text:p>41.12655</text:p>
          </table:table-cell>
          <table:table-cell office:value-type="float" office:value="37.91621" calcext:value-type="float">
            <text:p>37.91621</text:p>
          </table:table-cell>
          <table:table-cell office:value-type="float" office:value="39.7291" calcext:value-type="float">
            <text:p>39.7291</text:p>
          </table:table-cell>
          <table:table-cell office:value-type="float" office:value="15.41329" calcext:value-type="float">
            <text:p>15.41329</text:p>
          </table:table-cell>
          <table:table-cell office:value-type="float" office:value="26.6966" calcext:value-type="float">
            <text:p>26.6966</text:p>
          </table:table-cell>
          <table:table-cell office:value-type="float" office:value="40.02593" calcext:value-type="float">
            <text:p>40.02593</text:p>
          </table:table-cell>
          <table:table-cell office:value-type="float" office:value="43.16392" calcext:value-type="float">
            <text:p>43.16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.4234" calcext:value-type="float">
            <text:p>42.4234</text:p>
          </table:table-cell>
          <table:table-cell office:value-type="float" office:value="28.07091" calcext:value-type="float">
            <text:p>28.07091</text:p>
          </table:table-cell>
          <table:table-cell office:value-type="float" office:value="41.18234" calcext:value-type="float">
            <text:p>41.18234</text:p>
          </table:table-cell>
          <table:table-cell office:value-type="float" office:value="35.56173" calcext:value-type="float">
            <text:p>35.56173</text:p>
          </table:table-cell>
          <table:table-cell office:value-type="float" office:value="44.78132" calcext:value-type="float">
            <text:p>44.78132</text:p>
          </table:table-cell>
          <table:table-cell office:value-type="float" office:value="44.76463" calcext:value-type="float">
            <text:p>44.76463</text:p>
          </table:table-cell>
          <table:table-cell office:value-type="float" office:value="43.14123" calcext:value-type="float">
            <text:p>43.14123</text:p>
          </table:table-cell>
          <table:table-cell office:value-type="float" office:value="41.66767" calcext:value-type="float">
            <text:p>41.66767</text:p>
          </table:table-cell>
          <table:table-cell office:value-type="float" office:value="39.19598" calcext:value-type="float">
            <text:p>39.19598</text:p>
          </table:table-cell>
          <table:table-cell office:value-type="float" office:value="23.39921" calcext:value-type="float">
            <text:p>23.39921</text:p>
          </table:table-cell>
          <table:table-cell office:value-type="float" office:value="40.96785" calcext:value-type="float">
            <text:p>40.96785</text:p>
          </table:table-cell>
          <table:table-cell office:value-type="float" office:value="41.51534" calcext:value-type="float">
            <text:p>41.51534</text:p>
          </table:table-cell>
          <table:table-cell office:value-type="float" office:value="41.73319" calcext:value-type="float">
            <text:p>41.73319</text:p>
          </table:table-cell>
          <table:table-cell office:value-type="float" office:value="38.82262" calcext:value-type="float">
            <text:p>38.82262</text:p>
          </table:table-cell>
          <table:table-cell office:value-type="float" office:value="40.32601" calcext:value-type="float">
            <text:p>40.32601</text:p>
          </table:table-cell>
          <table:table-cell office:value-type="float" office:value="16.21131" calcext:value-type="float">
            <text:p>16.21131</text:p>
          </table:table-cell>
          <table:table-cell office:value-type="float" office:value="27.21084" calcext:value-type="float">
            <text:p>27.21084</text:p>
          </table:table-cell>
          <table:table-cell office:value-type="float" office:value="40.80916" calcext:value-type="float">
            <text:p>40.80916</text:p>
          </table:table-cell>
          <table:table-cell office:value-type="float" office:value="43.88168" calcext:value-type="float">
            <text:p>43.881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.3199" calcext:value-type="float">
            <text:p>43.3199</text:p>
          </table:table-cell>
          <table:table-cell office:value-type="float" office:value="28.722" calcext:value-type="float">
            <text:p>28.722</text:p>
          </table:table-cell>
          <table:table-cell office:value-type="float" office:value="41.90156" calcext:value-type="float">
            <text:p>41.90156</text:p>
          </table:table-cell>
          <table:table-cell office:value-type="float" office:value="36.35054" calcext:value-type="float">
            <text:p>36.35054</text:p>
          </table:table-cell>
          <table:table-cell office:value-type="float" office:value="45.68631" calcext:value-type="float">
            <text:p>45.68631</text:p>
          </table:table-cell>
          <table:table-cell office:value-type="float" office:value="45.55267" calcext:value-type="float">
            <text:p>45.55267</text:p>
          </table:table-cell>
          <table:table-cell office:value-type="float" office:value="43.92857" calcext:value-type="float">
            <text:p>43.92857</text:p>
          </table:table-cell>
          <table:table-cell office:value-type="float" office:value="42.46102" calcext:value-type="float">
            <text:p>42.46102</text:p>
          </table:table-cell>
          <table:table-cell office:value-type="float" office:value="39.98634" calcext:value-type="float">
            <text:p>39.98634</text:p>
          </table:table-cell>
          <table:table-cell office:value-type="float" office:value="23.99165" calcext:value-type="float">
            <text:p>23.99165</text:p>
          </table:table-cell>
          <table:table-cell office:value-type="float" office:value="41.75115" calcext:value-type="float">
            <text:p>41.75115</text:p>
          </table:table-cell>
          <table:table-cell office:value-type="float" office:value="42.11483" calcext:value-type="float">
            <text:p>42.11483</text:p>
          </table:table-cell>
          <table:table-cell office:value-type="float" office:value="42.63721" calcext:value-type="float">
            <text:p>42.63721</text:p>
          </table:table-cell>
          <table:table-cell office:value-type="float" office:value="39.43064" calcext:value-type="float">
            <text:p>39.43064</text:p>
          </table:table-cell>
          <table:table-cell office:value-type="float" office:value="41.23937" calcext:value-type="float">
            <text:p>41.23937</text:p>
          </table:table-cell>
          <table:table-cell office:value-type="float" office:value="16.98496" calcext:value-type="float">
            <text:p>16.98496</text:p>
          </table:table-cell>
          <table:table-cell office:value-type="float" office:value="27.71734" calcext:value-type="float">
            <text:p>27.71734</text:p>
          </table:table-cell>
          <table:table-cell office:value-type="float" office:value="41.53671" calcext:value-type="float">
            <text:p>41.53671</text:p>
          </table:table-cell>
          <table:table-cell office:value-type="float" office:value="44.68088" calcext:value-type="float">
            <text:p>44.68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.92009" calcext:value-type="float">
            <text:p>43.92009</text:p>
          </table:table-cell>
          <table:table-cell office:value-type="float" office:value="29.25706" calcext:value-type="float">
            <text:p>29.25706</text:p>
          </table:table-cell>
          <table:table-cell office:value-type="float" office:value="42.68926" calcext:value-type="float">
            <text:p>42.68926</text:p>
          </table:table-cell>
          <table:table-cell office:value-type="float" office:value="37.07549" calcext:value-type="float">
            <text:p>37.07549</text:p>
          </table:table-cell>
          <table:table-cell office:value-type="float" office:value="46.28841" calcext:value-type="float">
            <text:p>46.28841</text:p>
          </table:table-cell>
          <table:table-cell office:value-type="float" office:value="46.26482" calcext:value-type="float">
            <text:p>46.26482</text:p>
          </table:table-cell>
          <table:table-cell office:value-type="float" office:value="44.65083" calcext:value-type="float">
            <text:p>44.65083</text:p>
          </table:table-cell>
          <table:table-cell office:value-type="float" office:value="43.17245" calcext:value-type="float">
            <text:p>43.17245</text:p>
          </table:table-cell>
          <table:table-cell office:value-type="float" office:value="40.71196" calcext:value-type="float">
            <text:p>40.71196</text:p>
          </table:table-cell>
          <table:table-cell office:value-type="float" office:value="24.6208" calcext:value-type="float">
            <text:p>24.6208</text:p>
          </table:table-cell>
          <table:table-cell office:value-type="float" office:value="42.46995" calcext:value-type="float">
            <text:p>42.46995</text:p>
          </table:table-cell>
          <table:table-cell office:value-type="float" office:value="43.01902" calcext:value-type="float">
            <text:p>43.01902</text:p>
          </table:table-cell>
          <table:table-cell office:value-type="float" office:value="43.23685" calcext:value-type="float">
            <text:p>43.23685</text:p>
          </table:table-cell>
          <table:table-cell office:value-type="float" office:value="40.32865" calcext:value-type="float">
            <text:p>40.32865</text:p>
          </table:table-cell>
          <table:table-cell office:value-type="float" office:value="41.83867" calcext:value-type="float">
            <text:p>41.83867</text:p>
          </table:table-cell>
          <table:table-cell office:value-type="float" office:value="17.78547" calcext:value-type="float">
            <text:p>17.78547</text:p>
          </table:table-cell>
          <table:table-cell office:value-type="float" office:value="28.24379" calcext:value-type="float">
            <text:p>28.24379</text:p>
          </table:table-cell>
          <table:table-cell office:value-type="float" office:value="42.13978" calcext:value-type="float">
            <text:p>42.13978</text:p>
          </table:table-cell>
          <table:table-cell office:value-type="float" office:value="45.39189" calcext:value-type="float">
            <text:p>45.391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.83317" calcext:value-type="float">
            <text:p>44.83317</text:p>
          </table:table-cell>
          <table:table-cell office:value-type="float" office:value="30.05474" calcext:value-type="float">
            <text:p>30.05474</text:p>
          </table:table-cell>
          <table:table-cell office:value-type="float" office:value="43.40344" calcext:value-type="float">
            <text:p>43.40344</text:p>
          </table:table-cell>
          <table:table-cell office:value-type="float" office:value="37.86814" calcext:value-type="float">
            <text:p>37.86814</text:p>
          </table:table-cell>
          <table:table-cell office:value-type="float" office:value="47.19204" calcext:value-type="float">
            <text:p>47.19204</text:p>
          </table:table-cell>
          <table:table-cell office:value-type="float" office:value="47.05754" calcext:value-type="float">
            <text:p>47.05754</text:p>
          </table:table-cell>
          <table:table-cell office:value-type="float" office:value="45.43317" calcext:value-type="float">
            <text:p>45.43317</text:p>
          </table:table-cell>
          <table:table-cell office:value-type="float" office:value="43.96475" calcext:value-type="float">
            <text:p>43.96475</text:p>
          </table:table-cell>
          <table:table-cell office:value-type="float" office:value="41.31149" calcext:value-type="float">
            <text:p>41.31149</text:p>
          </table:table-cell>
          <table:table-cell office:value-type="float" office:value="25.21588" calcext:value-type="float">
            <text:p>25.21588</text:p>
          </table:table-cell>
          <table:table-cell office:value-type="float" office:value="43.25802" calcext:value-type="float">
            <text:p>43.25802</text:p>
          </table:table-cell>
          <table:table-cell office:value-type="float" office:value="43.62092" calcext:value-type="float">
            <text:p>43.62092</text:p>
          </table:table-cell>
          <table:table-cell office:value-type="float" office:value="43.83858" calcext:value-type="float">
            <text:p>43.83858</text:p>
          </table:table-cell>
          <table:table-cell office:value-type="float" office:value="40.92985" calcext:value-type="float">
            <text:p>40.92985</text:p>
          </table:table-cell>
          <table:table-cell office:value-type="float" office:value="42.73835" calcext:value-type="float">
            <text:p>42.73835</text:p>
          </table:table-cell>
          <table:table-cell office:value-type="float" office:value="18.56136" calcext:value-type="float">
            <text:p>18.56136</text:p>
          </table:table-cell>
          <table:table-cell office:value-type="float" office:value="28.76672" calcext:value-type="float">
            <text:p>28.76672</text:p>
          </table:table-cell>
          <table:table-cell office:value-type="float" office:value="43.05035" calcext:value-type="float">
            <text:p>43.05035</text:p>
          </table:table-cell>
          <table:table-cell office:value-type="float" office:value="46.18378" calcext:value-type="float">
            <text:p>46.183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.43219" calcext:value-type="float">
            <text:p>45.43219</text:p>
          </table:table-cell>
          <table:table-cell office:value-type="float" office:value="30.58826" calcext:value-type="float">
            <text:p>30.58826</text:p>
          </table:table-cell>
          <table:table-cell office:value-type="float" office:value="44.18447" calcext:value-type="float">
            <text:p>44.18447</text:p>
          </table:table-cell>
          <table:table-cell office:value-type="float" office:value="38.59204" calcext:value-type="float">
            <text:p>38.59204</text:p>
          </table:table-cell>
          <table:table-cell office:value-type="float" office:value="47.79123" calcext:value-type="float">
            <text:p>47.79123</text:p>
          </table:table-cell>
          <table:table-cell office:value-type="float" office:value="47.76195" calcext:value-type="float">
            <text:p>47.76195</text:p>
          </table:table-cell>
          <table:table-cell office:value-type="float" office:value="46.14809" calcext:value-type="float">
            <text:p>46.14809</text:p>
          </table:table-cell>
          <table:table-cell office:value-type="float" office:value="44.67085" calcext:value-type="float">
            <text:p>44.67085</text:p>
          </table:table-cell>
          <table:table-cell office:value-type="float" office:value="42.21833" calcext:value-type="float">
            <text:p>42.21833</text:p>
          </table:table-cell>
          <table:table-cell office:value-type="float" office:value="25.85323" calcext:value-type="float">
            <text:p>25.85323</text:p>
          </table:table-cell>
          <table:table-cell office:value-type="float" office:value="43.97213" calcext:value-type="float">
            <text:p>43.97213</text:p>
          </table:table-cell>
          <table:table-cell office:value-type="float" office:value="44.52291" calcext:value-type="float">
            <text:p>44.52291</text:p>
          </table:table-cell>
          <table:table-cell office:value-type="float" office:value="44.73561" calcext:value-type="float">
            <text:p>44.73561</text:p>
          </table:table-cell>
          <table:table-cell office:value-type="float" office:value="41.83369" calcext:value-type="float">
            <text:p>41.83369</text:p>
          </table:table-cell>
          <table:table-cell office:value-type="float" office:value="43.34424" calcext:value-type="float">
            <text:p>43.34424</text:p>
          </table:table-cell>
          <table:table-cell office:value-type="float" office:value="19.35394" calcext:value-type="float">
            <text:p>19.35394</text:p>
          </table:table-cell>
          <table:table-cell office:value-type="float" office:value="29.30701" calcext:value-type="float">
            <text:p>29.30701</text:p>
          </table:table-cell>
          <table:table-cell office:value-type="float" office:value="43.64635" calcext:value-type="float">
            <text:p>43.64635</text:p>
          </table:table-cell>
          <table:table-cell office:value-type="float" office:value="46.90132" calcext:value-type="float">
            <text:p>46.901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.32922" calcext:value-type="float">
            <text:p>46.32922</text:p>
          </table:table-cell>
          <table:table-cell office:value-type="float" office:value="31.39745" calcext:value-type="float">
            <text:p>31.39745</text:p>
          </table:table-cell>
          <table:table-cell office:value-type="float" office:value="44.9038" calcext:value-type="float">
            <text:p>44.9038</text:p>
          </table:table-cell>
          <table:table-cell office:value-type="float" office:value="39.39205" calcext:value-type="float">
            <text:p>39.39205</text:p>
          </table:table-cell>
          <table:table-cell office:value-type="float" office:value="48.69816" calcext:value-type="float">
            <text:p>48.69816</text:p>
          </table:table-cell>
          <table:table-cell office:value-type="float" office:value="48.55997" calcext:value-type="float">
            <text:p>48.55997</text:p>
          </table:table-cell>
          <table:table-cell office:value-type="float" office:value="46.93854" calcext:value-type="float">
            <text:p>46.93854</text:p>
          </table:table-cell>
          <table:table-cell office:value-type="float" office:value="45.46653" calcext:value-type="float">
            <text:p>45.46653</text:p>
          </table:table-cell>
          <table:table-cell office:value-type="float" office:value="42.82479" calcext:value-type="float">
            <text:p>42.82479</text:p>
          </table:table-cell>
          <table:table-cell office:value-type="float" office:value="26.44118" calcext:value-type="float">
            <text:p>26.44118</text:p>
          </table:table-cell>
          <table:table-cell office:value-type="float" office:value="44.57655" calcext:value-type="float">
            <text:p>44.57655</text:p>
          </table:table-cell>
          <table:table-cell office:value-type="float" office:value="45.1302" calcext:value-type="float">
            <text:p>45.1302</text:p>
          </table:table-cell>
          <table:table-cell office:value-type="float" office:value="45.34144" calcext:value-type="float">
            <text:p>45.34144</text:p>
          </table:table-cell>
          <table:table-cell office:value-type="float" office:value="42.42743" calcext:value-type="float">
            <text:p>42.42743</text:p>
          </table:table-cell>
          <table:table-cell office:value-type="float" office:value="44.24999" calcext:value-type="float">
            <text:p>44.24999</text:p>
          </table:table-cell>
          <table:table-cell office:value-type="float" office:value="20.12214" calcext:value-type="float">
            <text:p>20.12214</text:p>
          </table:table-cell>
          <table:table-cell office:value-type="float" office:value="29.83348" calcext:value-type="float">
            <text:p>29.83348</text:p>
          </table:table-cell>
          <table:table-cell office:value-type="float" office:value="44.55706" calcext:value-type="float">
            <text:p>44.55706</text:p>
          </table:table-cell>
          <table:table-cell office:value-type="float" office:value="47.50005" calcext:value-type="float">
            <text:p>47.500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.929" calcext:value-type="float">
            <text:p>46.929</text:p>
          </table:table-cell>
          <table:table-cell office:value-type="float" office:value="31.93788" calcext:value-type="float">
            <text:p>31.93788</text:p>
          </table:table-cell>
          <table:table-cell office:value-type="float" office:value="45.69297" calcext:value-type="float">
            <text:p>45.69297</text:p>
          </table:table-cell>
          <table:table-cell office:value-type="float" office:value="40.11101" calcext:value-type="float">
            <text:p>40.11101</text:p>
          </table:table-cell>
          <table:table-cell office:value-type="float" office:value="49.29801" calcext:value-type="float">
            <text:p>49.29801</text:p>
          </table:table-cell>
          <table:table-cell office:value-type="float" office:value="49.26171" calcext:value-type="float">
            <text:p>49.26171</text:p>
          </table:table-cell>
          <table:table-cell office:value-type="float" office:value="47.65095" calcext:value-type="float">
            <text:p>47.65095</text:p>
          </table:table-cell>
          <table:table-cell office:value-type="float" office:value="46.16951" calcext:value-type="float">
            <text:p>46.16951</text:p>
          </table:table-cell>
          <table:table-cell office:value-type="float" office:value="43.72872" calcext:value-type="float">
            <text:p>43.72872</text:p>
          </table:table-cell>
          <table:table-cell office:value-type="float" office:value="27.02864" calcext:value-type="float">
            <text:p>27.02864</text:p>
          </table:table-cell>
          <table:table-cell office:value-type="float" office:value="45.47509" calcext:value-type="float">
            <text:p>45.47509</text:p>
          </table:table-cell>
          <table:table-cell office:value-type="float" office:value="46.02683" calcext:value-type="float">
            <text:p>46.02683</text:p>
          </table:table-cell>
          <table:table-cell office:value-type="float" office:value="46.23895" calcext:value-type="float">
            <text:p>46.23895</text:p>
          </table:table-cell>
          <table:table-cell office:value-type="float" office:value="43.33147" calcext:value-type="float">
            <text:p>43.33147</text:p>
          </table:table-cell>
          <table:table-cell office:value-type="float" office:value="44.85036" calcext:value-type="float">
            <text:p>44.85036</text:p>
          </table:table-cell>
          <table:table-cell office:value-type="float" office:value="20.92885" calcext:value-type="float">
            <text:p>20.92885</text:p>
          </table:table-cell>
          <table:table-cell office:value-type="float" office:value="30.38405" calcext:value-type="float">
            <text:p>30.38405</text:p>
          </table:table-cell>
          <table:table-cell office:value-type="float" office:value="45.15784" calcext:value-type="float">
            <text:p>45.15784</text:p>
          </table:table-cell>
          <table:table-cell office:value-type="float" office:value="48.40095" calcext:value-type="float">
            <text:p>48.400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.82438" calcext:value-type="float">
            <text:p>47.82438</text:p>
          </table:table-cell>
          <table:table-cell office:value-type="float" office:value="32.75127" calcext:value-type="float">
            <text:p>32.75127</text:p>
          </table:table-cell>
          <table:table-cell office:value-type="float" office:value="46.39747" calcext:value-type="float">
            <text:p>46.39747</text:p>
          </table:table-cell>
          <table:table-cell office:value-type="float" office:value="40.9142" calcext:value-type="float">
            <text:p>40.9142</text:p>
          </table:table-cell>
          <table:table-cell office:value-type="float" office:value="50.19314" calcext:value-type="float">
            <text:p>50.19314</text:p>
          </table:table-cell>
          <table:table-cell office:value-type="float" office:value="50.05588" calcext:value-type="float">
            <text:p>50.05588</text:p>
          </table:table-cell>
          <table:table-cell office:value-type="float" office:value="48.44241" calcext:value-type="float">
            <text:p>48.44241</text:p>
          </table:table-cell>
          <table:table-cell office:value-type="float" office:value="46.96192" calcext:value-type="float">
            <text:p>46.96192</text:p>
          </table:table-cell>
          <table:table-cell office:value-type="float" office:value="44.33488" calcext:value-type="float">
            <text:p>44.33488</text:p>
          </table:table-cell>
          <table:table-cell office:value-type="float" office:value="27.60448" calcext:value-type="float">
            <text:p>27.60448</text:p>
          </table:table-cell>
          <table:table-cell office:value-type="float" office:value="46.07587" calcext:value-type="float">
            <text:p>46.07587</text:p>
          </table:table-cell>
          <table:table-cell office:value-type="float" office:value="46.62669" calcext:value-type="float">
            <text:p>46.62669</text:p>
          </table:table-cell>
          <table:table-cell office:value-type="float" office:value="46.83842" calcext:value-type="float">
            <text:p>46.83842</text:p>
          </table:table-cell>
          <table:table-cell office:value-type="float" office:value="43.93326" calcext:value-type="float">
            <text:p>43.93326</text:p>
          </table:table-cell>
          <table:table-cell office:value-type="float" office:value="45.7545" calcext:value-type="float">
            <text:p>45.7545</text:p>
          </table:table-cell>
          <table:table-cell office:value-type="float" office:value="21.68961" calcext:value-type="float">
            <text:p>21.68961</text:p>
          </table:table-cell>
          <table:table-cell office:value-type="float" office:value="30.93576" calcext:value-type="float">
            <text:p>30.93576</text:p>
          </table:table-cell>
          <table:table-cell office:value-type="float" office:value="46.06156" calcext:value-type="float">
            <text:p>46.06156</text:p>
          </table:table-cell>
          <table:table-cell office:value-type="float" office:value="48.99546" calcext:value-type="float">
            <text:p>48.995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.43084" calcext:value-type="float">
            <text:p>48.43084</text:p>
          </table:table-cell>
          <table:table-cell office:value-type="float" office:value="33.29951" calcext:value-type="float">
            <text:p>33.29951</text:p>
          </table:table-cell>
          <table:table-cell office:value-type="float" office:value="47.17937" calcext:value-type="float">
            <text:p>47.17937</text:p>
          </table:table-cell>
          <table:table-cell office:value-type="float" office:value="41.63555" calcext:value-type="float">
            <text:p>41.63555</text:p>
          </table:table-cell>
          <table:table-cell office:value-type="float" office:value="50.79953" calcext:value-type="float">
            <text:p>50.79953</text:p>
          </table:table-cell>
          <table:table-cell office:value-type="float" office:value="50.76052" calcext:value-type="float">
            <text:p>50.76052</text:p>
          </table:table-cell>
          <table:table-cell office:value-type="float" office:value="49.13972" calcext:value-type="float">
            <text:p>49.13972</text:p>
          </table:table-cell>
          <table:table-cell office:value-type="float" office:value="47.66781" calcext:value-type="float">
            <text:p>47.66781</text:p>
          </table:table-cell>
          <table:table-cell office:value-type="float" office:value="45.23777" calcext:value-type="float">
            <text:p>45.23777</text:p>
          </table:table-cell>
          <table:table-cell office:value-type="float" office:value="28.20367" calcext:value-type="float">
            <text:p>28.20367</text:p>
          </table:table-cell>
          <table:table-cell office:value-type="float" office:value="46.96963" calcext:value-type="float">
            <text:p>46.96963</text:p>
          </table:table-cell>
          <table:table-cell office:value-type="float" office:value="47.52011" calcext:value-type="float">
            <text:p>47.52011</text:p>
          </table:table-cell>
          <table:table-cell office:value-type="float" office:value="47.73002" calcext:value-type="float">
            <text:p>47.73002</text:p>
          </table:table-cell>
          <table:table-cell office:value-type="float" office:value="44.84029" calcext:value-type="float">
            <text:p>44.84029</text:p>
          </table:table-cell>
          <table:table-cell office:value-type="float" office:value="46.35738" calcext:value-type="float">
            <text:p>46.35738</text:p>
          </table:table-cell>
          <table:table-cell office:value-type="float" office:value="22.48805" calcext:value-type="float">
            <text:p>22.48805</text:p>
          </table:table-cell>
          <table:table-cell office:value-type="float" office:value="31.49108" calcext:value-type="float">
            <text:p>31.49108</text:p>
          </table:table-cell>
          <table:table-cell office:value-type="float" office:value="46.66579" calcext:value-type="float">
            <text:p>46.66579</text:p>
          </table:table-cell>
          <table:table-cell office:value-type="float" office:value="49.89538" calcext:value-type="float">
            <text:p>49.89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.31956" calcext:value-type="float">
            <text:p>49.31956</text:p>
          </table:table-cell>
          <table:table-cell office:value-type="float" office:value="34.12305" calcext:value-type="float">
            <text:p>34.12305</text:p>
          </table:table-cell>
          <table:table-cell office:value-type="float" office:value="47.89144" calcext:value-type="float">
            <text:p>47.89144</text:p>
          </table:table-cell>
          <table:table-cell office:value-type="float" office:value="42.43501" calcext:value-type="float">
            <text:p>42.43501</text:p>
          </table:table-cell>
          <table:table-cell office:value-type="float" office:value="51.68816" calcext:value-type="float">
            <text:p>51.68816</text:p>
          </table:table-cell>
          <table:table-cell office:value-type="float" office:value="51.54522" calcext:value-type="float">
            <text:p>51.54522</text:p>
          </table:table-cell>
          <table:table-cell office:value-type="float" office:value="49.92716" calcext:value-type="float">
            <text:p>49.92716</text:p>
          </table:table-cell>
          <table:table-cell office:value-type="float" office:value="48.45421" calcext:value-type="float">
            <text:p>48.45421</text:p>
          </table:table-cell>
          <table:table-cell office:value-type="float" office:value="45.84113" calcext:value-type="float">
            <text:p>45.84113</text:p>
          </table:table-cell>
          <table:table-cell office:value-type="float" office:value="28.68444" calcext:value-type="float">
            <text:p>28.68444</text:p>
          </table:table-cell>
          <table:table-cell office:value-type="float" office:value="47.57113" calcext:value-type="float">
            <text:p>47.57113</text:p>
          </table:table-cell>
          <table:table-cell office:value-type="float" office:value="48.12677" calcext:value-type="float">
            <text:p>48.12677</text:p>
          </table:table-cell>
          <table:table-cell office:value-type="float" office:value="48.33306" calcext:value-type="float">
            <text:p>48.33306</text:p>
          </table:table-cell>
          <table:table-cell office:value-type="float" office:value="45.43296" calcext:value-type="float">
            <text:p>45.43296</text:p>
          </table:table-cell>
          <table:table-cell office:value-type="float" office:value="47.25273" calcext:value-type="float">
            <text:p>47.25273</text:p>
          </table:table-cell>
          <table:table-cell office:value-type="float" office:value="23.2544" calcext:value-type="float">
            <text:p>23.2544</text:p>
          </table:table-cell>
          <table:table-cell office:value-type="float" office:value="32.04859" calcext:value-type="float">
            <text:p>32.04859</text:p>
          </table:table-cell>
          <table:table-cell office:value-type="float" office:value="47.55813" calcext:value-type="float">
            <text:p>47.55813</text:p>
          </table:table-cell>
          <table:table-cell office:value-type="float" office:value="50.49289" calcext:value-type="float">
            <text:p>50.492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.91639" calcext:value-type="float">
            <text:p>49.91639</text:p>
          </table:table-cell>
          <table:table-cell office:value-type="float" office:value="34.67885" calcext:value-type="float">
            <text:p>34.67885</text:p>
          </table:table-cell>
          <table:table-cell office:value-type="float" office:value="48.6797" calcext:value-type="float">
            <text:p>48.6797</text:p>
          </table:table-cell>
          <table:table-cell office:value-type="float" office:value="43.15342" calcext:value-type="float">
            <text:p>43.15342</text:p>
          </table:table-cell>
          <table:table-cell office:value-type="float" office:value="52.28681" calcext:value-type="float">
            <text:p>52.28681</text:p>
          </table:table-cell>
          <table:table-cell office:value-type="float" office:value="52.24308" calcext:value-type="float">
            <text:p>52.24308</text:p>
          </table:table-cell>
          <table:table-cell office:value-type="float" office:value="50.6377" calcext:value-type="float">
            <text:p>50.6377</text:p>
          </table:table-cell>
          <table:table-cell office:value-type="float" office:value="49.15583" calcext:value-type="float">
            <text:p>49.15583</text:p>
          </table:table-cell>
          <table:table-cell office:value-type="float" office:value="46.73608" calcext:value-type="float">
            <text:p>46.73608</text:p>
          </table:table-cell>
          <table:table-cell office:value-type="float" office:value="29.40015" calcext:value-type="float">
            <text:p>29.40015</text:p>
          </table:table-cell>
          <table:table-cell office:value-type="float" office:value="48.46343" calcext:value-type="float">
            <text:p>48.46343</text:p>
          </table:table-cell>
          <table:table-cell office:value-type="float" office:value="49.01581" calcext:value-type="float">
            <text:p>49.01581</text:p>
          </table:table-cell>
          <table:table-cell/>
          <table:table-cell office:value-type="float" office:value="46.33868" calcext:value-type="float">
            <text:p>46.33868</text:p>
          </table:table-cell>
          <table:table-cell office:value-type="float" office:value="47.84724" calcext:value-type="float">
            <text:p>47.84724</text:p>
          </table:table-cell>
          <table:table-cell office:value-type="float" office:value="24.05961" calcext:value-type="float">
            <text:p>24.05961</text:p>
          </table:table-cell>
          <table:table-cell office:value-type="float" office:value="32.61826" calcext:value-type="float">
            <text:p>32.61826</text:p>
          </table:table-cell>
          <table:table-cell office:value-type="float" office:value="48.15242" calcext:value-type="float">
            <text:p>48.15242</text:p>
          </table:table-cell>
          <table:table-cell office:value-type="float" office:value="51.383" calcext:value-type="float">
            <text:p>51.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.81115" calcext:value-type="float">
            <text:p>50.81115</text:p>
          </table:table-cell>
          <table:table-cell office:value-type="float" office:value="35.50211" calcext:value-type="float">
            <text:p>35.50211</text:p>
          </table:table-cell>
          <table:table-cell office:value-type="float" office:value="49.37259" calcext:value-type="float">
            <text:p>49.37259</text:p>
          </table:table-cell>
          <table:table-cell office:value-type="float" office:value="43.95709" calcext:value-type="float">
            <text:p>43.95709</text:p>
          </table:table-cell>
          <table:table-cell office:value-type="float" office:value="53.16573" calcext:value-type="float">
            <text:p>53.16573</text:p>
          </table:table-cell>
          <table:table-cell office:value-type="float" office:value="53.01812" calcext:value-type="float">
            <text:p>53.01812</text:p>
          </table:table-cell>
          <table:table-cell office:value-type="float" office:value="51.41765" calcext:value-type="float">
            <text:p>51.41765</text:p>
          </table:table-cell>
          <table:table-cell office:value-type="float" office:value="49.94625" calcext:value-type="float">
            <text:p>49.94625</text:p>
          </table:table-cell>
          <table:table-cell office:value-type="float" office:value="47.33978" calcext:value-type="float">
            <text:p>47.33978</text:p>
          </table:table-cell>
          <table:table-cell office:value-type="float" office:value="29.88174" calcext:value-type="float">
            <text:p>29.88174</text:p>
          </table:table-cell>
          <table:table-cell office:value-type="float" office:value="49.06124" calcext:value-type="float">
            <text:p>49.06124</text:p>
          </table:table-cell>
          <table:table-cell office:value-type="float" office:value="49.61493" calcext:value-type="float">
            <text:p>49.61493</text:p>
          </table:table-cell>
          <table:table-cell/>
          <table:table-cell office:value-type="float" office:value="46.93837" calcext:value-type="float">
            <text:p>46.93837</text:p>
          </table:table-cell>
          <table:table-cell office:value-type="float" office:value="48.73555" calcext:value-type="float">
            <text:p>48.73555</text:p>
          </table:table-cell>
          <table:table-cell office:value-type="float" office:value="24.8174" calcext:value-type="float">
            <text:p>24.8174</text:p>
          </table:table-cell>
          <table:table-cell office:value-type="float" office:value="33.1939" calcext:value-type="float">
            <text:p>33.1939</text:p>
          </table:table-cell>
          <table:table-cell office:value-type="float" office:value="49.0469" calcext:value-type="float">
            <text:p>49.0469</text:p>
          </table:table-cell>
          <table:table-cell office:value-type="float" office:value="51.98157" calcext:value-type="float">
            <text:p>51.981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.3998" calcext:value-type="float">
            <text:p>51.3998</text:p>
          </table:table-cell>
          <table:table-cell office:value-type="float" office:value="36.05534" calcext:value-type="float">
            <text:p>36.05534</text:p>
          </table:table-cell>
          <table:table-cell office:value-type="float" office:value="50.15336" calcext:value-type="float">
            <text:p>50.15336</text:p>
          </table:table-cell>
          <table:table-cell office:value-type="float" office:value="44.66834" calcext:value-type="float">
            <text:p>44.66834</text:p>
          </table:table-cell>
          <table:table-cell office:value-type="float" office:value="53.75316" calcext:value-type="float">
            <text:p>53.75316</text:p>
          </table:table-cell>
          <table:table-cell office:value-type="float" office:value="53.70548" calcext:value-type="float">
            <text:p>53.70548</text:p>
          </table:table-cell>
          <table:table-cell office:value-type="float" office:value="52.1055" calcext:value-type="float">
            <text:p>52.1055</text:p>
          </table:table-cell>
          <table:table-cell office:value-type="float" office:value="50.6391" calcext:value-type="float">
            <text:p>50.6391</text:p>
          </table:table-cell>
          <table:table-cell office:value-type="float" office:value="48.23342" calcext:value-type="float">
            <text:p>48.23342</text:p>
          </table:table-cell>
          <table:table-cell office:value-type="float" office:value="30.61384" calcext:value-type="float">
            <text:p>30.61384</text:p>
          </table:table-cell>
          <table:table-cell office:value-type="float" office:value="49.95393" calcext:value-type="float">
            <text:p>49.95393</text:p>
          </table:table-cell>
          <table:table-cell office:value-type="float" office:value="50.49745" calcext:value-type="float">
            <text:p>50.49745</text:p>
          </table:table-cell>
          <table:table-cell/>
          <table:table-cell office:value-type="float" office:value="47.82811" calcext:value-type="float">
            <text:p>47.82811</text:p>
          </table:table-cell>
          <table:table-cell office:value-type="float" office:value="49.33305" calcext:value-type="float">
            <text:p>49.33305</text:p>
          </table:table-cell>
          <table:table-cell office:value-type="float" office:value="25.61188" calcext:value-type="float">
            <text:p>25.61188</text:p>
          </table:table-cell>
          <table:table-cell office:value-type="float" office:value="33.76799" calcext:value-type="float">
            <text:p>33.76799</text:p>
          </table:table-cell>
          <table:table-cell office:value-type="float" office:value="49.62809" calcext:value-type="float">
            <text:p>49.62809</text:p>
          </table:table-cell>
          <table:table-cell office:value-type="float" office:value="52.86156" calcext:value-type="float">
            <text:p>52.861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.27593" calcext:value-type="float">
            <text:p>52.27593</text:p>
          </table:table-cell>
          <table:table-cell office:value-type="float" office:value="36.88776" calcext:value-type="float">
            <text:p>36.88776</text:p>
          </table:table-cell>
          <table:table-cell office:value-type="float" office:value="50.84795" calcext:value-type="float">
            <text:p>50.84795</text:p>
          </table:table-cell>
          <table:table-cell office:value-type="float" office:value="45.28783" calcext:value-type="float">
            <text:p>45.28783</text:p>
          </table:table-cell>
          <table:table-cell office:value-type="float" office:value="54.63507" calcext:value-type="float">
            <text:p>54.63507</text:p>
          </table:table-cell>
          <table:table-cell office:value-type="float" office:value="54.47765" calcext:value-type="float">
            <text:p>54.47765</text:p>
          </table:table-cell>
          <table:table-cell office:value-type="float" office:value="52.88011" calcext:value-type="float">
            <text:p>52.88011</text:p>
          </table:table-cell>
          <table:table-cell office:value-type="float" office:value="51.40472" calcext:value-type="float">
            <text:p>51.40472</text:p>
          </table:table-cell>
          <table:table-cell office:value-type="float" office:value="48.81765" calcext:value-type="float">
            <text:p>48.81765</text:p>
          </table:table-cell>
          <table:table-cell office:value-type="float" office:value="31.09222" calcext:value-type="float">
            <text:p>31.09222</text:p>
          </table:table-cell>
          <table:table-cell office:value-type="float" office:value="50.54434" calcext:value-type="float">
            <text:p>50.54434</text:p>
          </table:table-cell>
          <table:table-cell office:value-type="float" office:value="51.08778" calcext:value-type="float">
            <text:p>51.08778</text:p>
          </table:table-cell>
          <table:table-cell/>
          <table:table-cell office:value-type="float" office:value="48.42801" calcext:value-type="float">
            <text:p>48.42801</text:p>
          </table:table-cell>
          <table:table-cell office:value-type="float" office:value="50.2074" calcext:value-type="float">
            <text:p>50.2074</text:p>
          </table:table-cell>
          <table:table-cell office:value-type="float" office:value="26.36735" calcext:value-type="float">
            <text:p>26.36735</text:p>
          </table:table-cell>
          <table:table-cell office:value-type="float" office:value="34.3498" calcext:value-type="float">
            <text:p>34.3498</text:p>
          </table:table-cell>
          <table:table-cell office:value-type="float" office:value="50.50391" calcext:value-type="float">
            <text:p>50.50391</text:p>
          </table:table-cell>
          <table:table-cell office:value-type="float" office:value="53.4392" calcext:value-type="float">
            <text:p>53.4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.86885" calcext:value-type="float">
            <text:p>52.86885</text:p>
          </table:table-cell>
          <table:table-cell office:value-type="float" office:value="37.44965" calcext:value-type="float">
            <text:p>37.44965</text:p>
          </table:table-cell>
          <table:table-cell office:value-type="float" office:value="51.61687" calcext:value-type="float">
            <text:p>51.61687</text:p>
          </table:table-cell>
          <table:table-cell office:value-type="float" office:value="46.19805" calcext:value-type="float">
            <text:p>46.19805</text:p>
          </table:table-cell>
          <table:table-cell office:value-type="float" office:value="55.21351" calcext:value-type="float">
            <text:p>55.21351</text:p>
          </table:table-cell>
          <table:table-cell office:value-type="float" office:value="55.15838" calcext:value-type="float">
            <text:p>55.15838</text:p>
          </table:table-cell>
          <table:table-cell office:value-type="float" office:value="53.56359" calcext:value-type="float">
            <text:p>53.56359</text:p>
          </table:table-cell>
          <table:table-cell office:value-type="float" office:value="52.08897" calcext:value-type="float">
            <text:p>52.08897</text:p>
          </table:table-cell>
          <table:table-cell office:value-type="float" office:value="49.70076" calcext:value-type="float">
            <text:p>49.70076</text:p>
          </table:table-cell>
          <table:table-cell office:value-type="float" office:value="31.8254" calcext:value-type="float">
            <text:p>31.8254</text:p>
          </table:table-cell>
          <table:table-cell office:value-type="float" office:value="51.41773" calcext:value-type="float">
            <text:p>51.41773</text:p>
          </table:table-cell>
          <table:table-cell office:value-type="float" office:value="51.97369" calcext:value-type="float">
            <text:p>51.97369</text:p>
          </table:table-cell>
          <table:table-cell/>
          <table:table-cell office:value-type="float" office:value="49.32564" calcext:value-type="float">
            <text:p>49.32564</text:p>
          </table:table-cell>
          <table:table-cell office:value-type="float" office:value="50.79154" calcext:value-type="float">
            <text:p>50.79154</text:p>
          </table:table-cell>
          <table:table-cell office:value-type="float" office:value="27.15433" calcext:value-type="float">
            <text:p>27.15433</text:p>
          </table:table-cell>
          <table:table-cell office:value-type="float" office:value="34.94033" calcext:value-type="float">
            <text:p>34.94033</text:p>
          </table:table-cell>
          <table:table-cell office:value-type="float" office:value="51.08607" calcext:value-type="float">
            <text:p>51.08607</text:p>
          </table:table-cell>
          <table:table-cell office:value-type="float" office:value="54.31062" calcext:value-type="float">
            <text:p>54.310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.73253" calcext:value-type="float">
            <text:p>53.73253</text:p>
          </table:table-cell>
          <table:table-cell office:value-type="float" office:value="38.28298" calcext:value-type="float">
            <text:p>38.28298</text:p>
          </table:table-cell>
          <table:table-cell office:value-type="float" office:value="52.30462" calcext:value-type="float">
            <text:p>52.30462</text:p>
          </table:table-cell>
          <table:table-cell office:value-type="float" office:value="46.79902" calcext:value-type="float">
            <text:p>46.79902</text:p>
          </table:table-cell>
          <table:table-cell office:value-type="float" office:value="56.08325" calcext:value-type="float">
            <text:p>56.08325</text:p>
          </table:table-cell>
          <table:table-cell office:value-type="float" office:value="55.91697" calcext:value-type="float">
            <text:p>55.91697</text:p>
          </table:table-cell>
          <table:table-cell office:value-type="float" office:value="54.32856" calcext:value-type="float">
            <text:p>54.32856</text:p>
          </table:table-cell>
          <table:table-cell office:value-type="float" office:value="52.8566" calcext:value-type="float">
            <text:p>52.8566</text:p>
          </table:table-cell>
          <table:table-cell office:value-type="float" office:value="50.28367" calcext:value-type="float">
            <text:p>50.28367</text:p>
          </table:table-cell>
          <table:table-cell office:value-type="float" office:value="32.32198" calcext:value-type="float">
            <text:p>32.32198</text:p>
          </table:table-cell>
          <table:table-cell office:value-type="float" office:value="52.00629" calcext:value-type="float">
            <text:p>52.00629</text:p>
          </table:table-cell>
          <table:table-cell office:value-type="float" office:value="52.55487" calcext:value-type="float">
            <text:p>52.55487</text:p>
          </table:table-cell>
          <table:table-cell/>
          <table:table-cell office:value-type="float" office:value="49.92226" calcext:value-type="float">
            <text:p>49.92226</text:p>
          </table:table-cell>
          <table:table-cell office:value-type="float" office:value="51.65941" calcext:value-type="float">
            <text:p>51.65941</text:p>
          </table:table-cell>
          <table:table-cell office:value-type="float" office:value="27.86759" calcext:value-type="float">
            <text:p>27.86759</text:p>
          </table:table-cell>
          <table:table-cell office:value-type="float" office:value="35.54303" calcext:value-type="float">
            <text:p>35.54303</text:p>
          </table:table-cell>
          <table:table-cell office:value-type="float" office:value="51.95008" calcext:value-type="float">
            <text:p>51.95008</text:p>
          </table:table-cell>
          <table:table-cell office:value-type="float" office:value="54.88764" calcext:value-type="float">
            <text:p>54.887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.31234" calcext:value-type="float">
            <text:p>54.31234</text:p>
          </table:table-cell>
          <table:table-cell office:value-type="float" office:value="38.84344" calcext:value-type="float">
            <text:p>38.84344</text:p>
          </table:table-cell>
          <table:table-cell office:value-type="float" office:value="53.06475" calcext:value-type="float">
            <text:p>53.06475</text:p>
          </table:table-cell>
          <table:table-cell office:value-type="float" office:value="47.70295" calcext:value-type="float">
            <text:p>47.70295</text:p>
          </table:table-cell>
          <table:table-cell office:value-type="float" office:value="56.65071" calcext:value-type="float">
            <text:p>56.65071</text:p>
          </table:table-cell>
          <table:table-cell office:value-type="float" office:value="56.58551" calcext:value-type="float">
            <text:p>56.58551</text:p>
          </table:table-cell>
          <table:table-cell office:value-type="float" office:value="54.99945" calcext:value-type="float">
            <text:p>54.99945</text:p>
          </table:table-cell>
          <table:table-cell office:value-type="float" office:value="53.52882" calcext:value-type="float">
            <text:p>53.52882</text:p>
          </table:table-cell>
          <table:table-cell office:value-type="float" office:value="51.15936" calcext:value-type="float">
            <text:p>51.15936</text:p>
          </table:table-cell>
          <table:table-cell office:value-type="float" office:value="33.05312" calcext:value-type="float">
            <text:p>33.05312</text:p>
          </table:table-cell>
          <table:table-cell office:value-type="float" office:value="52.8729" calcext:value-type="float">
            <text:p>52.8729</text:p>
          </table:table-cell>
          <table:table-cell office:value-type="float" office:value="53.43372" calcext:value-type="float">
            <text:p>53.43372</text:p>
          </table:table-cell>
          <table:table-cell/>
          <table:table-cell office:value-type="float" office:value="50.80558" calcext:value-type="float">
            <text:p>50.80558</text:p>
          </table:table-cell>
          <table:table-cell office:value-type="float" office:value="52.23096" calcext:value-type="float">
            <text:p>52.23096</text:p>
          </table:table-cell>
          <table:table-cell office:value-type="float" office:value="28.62315" calcext:value-type="float">
            <text:p>28.62315</text:p>
          </table:table-cell>
          <table:table-cell office:value-type="float" office:value="36.13814" calcext:value-type="float">
            <text:p>36.13814</text:p>
          </table:table-cell>
          <table:table-cell office:value-type="float" office:value="52.52231" calcext:value-type="float">
            <text:p>52.52231</text:p>
          </table:table-cell>
          <table:table-cell office:value-type="float" office:value="55.747" calcext:value-type="float">
            <text:p>55.7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.16952" calcext:value-type="float">
            <text:p>55.16952</text:p>
          </table:table-cell>
          <table:table-cell office:value-type="float" office:value="39.69134" calcext:value-type="float">
            <text:p>39.69134</text:p>
          </table:table-cell>
          <table:table-cell office:value-type="float" office:value="53.73991" calcext:value-type="float">
            <text:p>53.73991</text:p>
          </table:table-cell>
          <table:table-cell office:value-type="float" office:value="48.30417" calcext:value-type="float">
            <text:p>48.30417</text:p>
          </table:table-cell>
          <table:table-cell office:value-type="float" office:value="57.51184" calcext:value-type="float">
            <text:p>57.51184</text:p>
          </table:table-cell>
          <table:table-cell office:value-type="float" office:value="57.33737" calcext:value-type="float">
            <text:p>57.33737</text:p>
          </table:table-cell>
          <table:table-cell office:value-type="float" office:value="55.75355" calcext:value-type="float">
            <text:p>55.75355</text:p>
          </table:table-cell>
          <table:table-cell office:value-type="float" office:value="54.28226" calcext:value-type="float">
            <text:p>54.28226</text:p>
          </table:table-cell>
          <table:table-cell office:value-type="float" office:value="51.73298" calcext:value-type="float">
            <text:p>51.73298</text:p>
          </table:table-cell>
          <table:table-cell office:value-type="float" office:value="33.5455" calcext:value-type="float">
            <text:p>33.5455</text:p>
          </table:table-cell>
          <table:table-cell office:value-type="float" office:value="53.4546" calcext:value-type="float">
            <text:p>53.4546</text:p>
          </table:table-cell>
          <table:table-cell office:value-type="float" office:value="54.00211" calcext:value-type="float">
            <text:p>54.00211</text:p>
          </table:table-cell>
          <table:table-cell/>
          <table:table-cell office:value-type="float" office:value="51.40221" calcext:value-type="float">
            <text:p>51.40221</text:p>
          </table:table-cell>
          <table:table-cell office:value-type="float" office:value="53.08706" calcext:value-type="float">
            <text:p>53.08706</text:p>
          </table:table-cell>
          <table:table-cell office:value-type="float" office:value="29.3416" calcext:value-type="float">
            <text:p>29.3416</text:p>
          </table:table-cell>
          <table:table-cell office:value-type="float" office:value="36.75083" calcext:value-type="float">
            <text:p>36.75083</text:p>
          </table:table-cell>
          <table:table-cell office:value-type="float" office:value="53.376" calcext:value-type="float">
            <text:p>53.376</text:p>
          </table:table-cell>
          <table:table-cell office:value-type="float" office:value="56.31495" calcext:value-type="float">
            <text:p>56.314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.74098" calcext:value-type="float">
            <text:p>55.74098</text:p>
          </table:table-cell>
          <table:table-cell office:value-type="float" office:value="40.24465" calcext:value-type="float">
            <text:p>40.24465</text:p>
          </table:table-cell>
          <table:table-cell office:value-type="float" office:value="54.50002" calcext:value-type="float">
            <text:p>54.50002</text:p>
          </table:table-cell>
          <table:table-cell office:value-type="float" office:value="49.21205" calcext:value-type="float">
            <text:p>49.21205</text:p>
          </table:table-cell>
          <table:table-cell office:value-type="float" office:value="58.08083" calcext:value-type="float">
            <text:p>58.08083</text:p>
          </table:table-cell>
          <table:table-cell office:value-type="float" office:value="57.99703" calcext:value-type="float">
            <text:p>57.99703</text:p>
          </table:table-cell>
          <table:table-cell office:value-type="float" office:value="56.4171" calcext:value-type="float">
            <text:p>56.4171</text:p>
          </table:table-cell>
          <table:table-cell office:value-type="float" office:value="54.94889" calcext:value-type="float">
            <text:p>54.94889</text:p>
          </table:table-cell>
          <table:table-cell office:value-type="float" office:value="52.59486" calcext:value-type="float">
            <text:p>52.59486</text:p>
          </table:table-cell>
          <table:table-cell office:value-type="float" office:value="34.28147" calcext:value-type="float">
            <text:p>34.28147</text:p>
          </table:table-cell>
          <table:table-cell office:value-type="float" office:value="54.30696" calcext:value-type="float">
            <text:p>54.30696</text:p>
          </table:table-cell>
          <table:table-cell office:value-type="float" office:value="54.86914" calcext:value-type="float">
            <text:p>54.86914</text:p>
          </table:table-cell>
          <table:table-cell/>
          <table:table-cell office:value-type="float" office:value="52.27693" calcext:value-type="float">
            <text:p>52.27693</text:p>
          </table:table-cell>
          <table:table-cell office:value-type="float" office:value="53.66294" calcext:value-type="float">
            <text:p>53.66294</text:p>
          </table:table-cell>
          <table:table-cell office:value-type="float" office:value="30.1052" calcext:value-type="float">
            <text:p>30.1052</text:p>
          </table:table-cell>
          <table:table-cell office:value-type="float" office:value="37.35307" calcext:value-type="float">
            <text:p>37.35307</text:p>
          </table:table-cell>
          <table:table-cell office:value-type="float" office:value="53.94816" calcext:value-type="float">
            <text:p>53.94816</text:p>
          </table:table-cell>
          <table:table-cell office:value-type="float" office:value="57.16492" calcext:value-type="float">
            <text:p>57.164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.58686" calcext:value-type="float">
            <text:p>56.58686</text:p>
          </table:table-cell>
          <table:table-cell office:value-type="float" office:value="41.09309" calcext:value-type="float">
            <text:p>41.09309</text:p>
          </table:table-cell>
          <table:table-cell office:value-type="float" office:value="55.16031" calcext:value-type="float">
            <text:p>55.16031</text:p>
          </table:table-cell>
          <table:table-cell office:value-type="float" office:value="49.80661" calcext:value-type="float">
            <text:p>49.80661</text:p>
          </table:table-cell>
          <table:table-cell office:value-type="float" office:value="58.92049" calcext:value-type="float">
            <text:p>58.92049</text:p>
          </table:table-cell>
          <table:table-cell office:value-type="float" office:value="58.73817" calcext:value-type="float">
            <text:p>58.73817</text:p>
          </table:table-cell>
          <table:table-cell office:value-type="float" office:value="57.15721" calcext:value-type="float">
            <text:p>57.15721</text:p>
          </table:table-cell>
          <table:table-cell office:value-type="float" office:value="55.70397" calcext:value-type="float">
            <text:p>55.70397</text:p>
          </table:table-cell>
          <table:table-cell office:value-type="float" office:value="53.15964" calcext:value-type="float">
            <text:p>53.15964</text:p>
          </table:table-cell>
          <table:table-cell office:value-type="float" office:value="34.77772" calcext:value-type="float">
            <text:p>34.77772</text:p>
          </table:table-cell>
          <table:table-cell office:value-type="float" office:value="54.87637" calcext:value-type="float">
            <text:p>54.87637</text:p>
          </table:table-cell>
          <table:table-cell office:value-type="float" office:value="55.43087" calcext:value-type="float">
            <text:p>55.43087</text:p>
          </table:table-cell>
          <table:table-cell/>
          <table:table-cell office:value-type="float" office:value="52.86686" calcext:value-type="float">
            <text:p>52.86686</text:p>
          </table:table-cell>
          <table:table-cell office:value-type="float" office:value="54.50924" calcext:value-type="float">
            <text:p>54.50924</text:p>
          </table:table-cell>
          <table:table-cell office:value-type="float" office:value="30.81884" calcext:value-type="float">
            <text:p>30.81884</text:p>
          </table:table-cell>
          <table:table-cell office:value-type="float" office:value="37.98755" calcext:value-type="float">
            <text:p>37.98755</text:p>
          </table:table-cell>
          <table:table-cell office:value-type="float" office:value="54.79465" calcext:value-type="float">
            <text:p>54.79465</text:p>
          </table:table-cell>
          <table:table-cell office:value-type="float" office:value="57.73031" calcext:value-type="float">
            <text:p>57.730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.14789" calcext:value-type="float">
            <text:p>57.14789</text:p>
          </table:table-cell>
          <table:table-cell office:value-type="float" office:value="41.6578" calcext:value-type="float">
            <text:p>41.6578</text:p>
          </table:table-cell>
          <table:table-cell office:value-type="float" office:value="55.90787" calcext:value-type="float">
            <text:p>55.90787</text:p>
          </table:table-cell>
          <table:table-cell office:value-type="float" office:value="50.70767" calcext:value-type="float">
            <text:p>50.70767</text:p>
          </table:table-cell>
          <table:table-cell office:value-type="float" office:value="59.47749" calcext:value-type="float">
            <text:p>59.47749</text:p>
          </table:table-cell>
          <table:table-cell office:value-type="float" office:value="59.39022" calcext:value-type="float">
            <text:p>59.39022</text:p>
          </table:table-cell>
          <table:table-cell office:value-type="float" office:value="57.81365" calcext:value-type="float">
            <text:p>57.81365</text:p>
          </table:table-cell>
          <table:table-cell office:value-type="float" office:value="56.3517" calcext:value-type="float">
            <text:p>56.3517</text:p>
          </table:table-cell>
          <table:table-cell office:value-type="float" office:value="54.01241" calcext:value-type="float">
            <text:p>54.01241</text:p>
          </table:table-cell>
          <table:table-cell office:value-type="float" office:value="35.52299" calcext:value-type="float">
            <text:p>35.52299</text:p>
          </table:table-cell>
          <table:table-cell office:value-type="float" office:value="55.72319" calcext:value-type="float">
            <text:p>55.72319</text:p>
          </table:table-cell>
          <table:table-cell office:value-type="float" office:value="56.28955" calcext:value-type="float">
            <text:p>56.28955</text:p>
          </table:table-cell>
          <table:table-cell/>
          <table:table-cell office:value-type="float" office:value="53.74505" calcext:value-type="float">
            <text:p>53.74505</text:p>
          </table:table-cell>
          <table:table-cell office:value-type="float" office:value="55.06559" calcext:value-type="float">
            <text:p>55.06559</text:p>
          </table:table-cell>
          <table:table-cell office:value-type="float" office:value="31.58792" calcext:value-type="float">
            <text:p>31.58792</text:p>
          </table:table-cell>
          <table:table-cell office:value-type="float" office:value="38.58021" calcext:value-type="float">
            <text:p>38.58021</text:p>
          </table:table-cell>
          <table:table-cell office:value-type="float" office:value="55.34949" calcext:value-type="float">
            <text:p>55.34949</text:p>
          </table:table-cell>
          <table:table-cell office:value-type="float" office:value="58.56413" calcext:value-type="float">
            <text:p>58.564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.98376" calcext:value-type="float">
            <text:p>57.98376</text:p>
          </table:table-cell>
          <table:table-cell office:value-type="float" office:value="42.51028" calcext:value-type="float">
            <text:p>42.51028</text:p>
          </table:table-cell>
          <table:table-cell office:value-type="float" office:value="56.55842" calcext:value-type="float">
            <text:p>56.55842</text:p>
          </table:table-cell>
          <table:table-cell office:value-type="float" office:value="51.30479" calcext:value-type="float">
            <text:p>51.30479</text:p>
          </table:table-cell>
          <table:table-cell office:value-type="float" office:value="60.31255" calcext:value-type="float">
            <text:p>60.31255</text:p>
          </table:table-cell>
          <table:table-cell office:value-type="float" office:value="60.12197" calcext:value-type="float">
            <text:p>60.12197</text:p>
          </table:table-cell>
          <table:table-cell office:value-type="float" office:value="58.54852" calcext:value-type="float">
            <text:p>58.54852</text:p>
          </table:table-cell>
          <table:table-cell office:value-type="float" office:value="56.90798" calcext:value-type="float">
            <text:p>56.90798</text:p>
          </table:table-cell>
          <table:table-cell office:value-type="float" office:value="54.5675" calcext:value-type="float">
            <text:p>54.5675</text:p>
          </table:table-cell>
          <table:table-cell office:value-type="float" office:value="36.01737" calcext:value-type="float">
            <text:p>36.01737</text:p>
          </table:table-cell>
          <table:table-cell office:value-type="float" office:value="56.28349" calcext:value-type="float">
            <text:p>56.28349</text:p>
          </table:table-cell>
          <table:table-cell office:value-type="float" office:value="56.85095" calcext:value-type="float">
            <text:p>56.85095</text:p>
          </table:table-cell>
          <table:table-cell/>
          <table:table-cell office:value-type="float" office:value="54.32827" calcext:value-type="float">
            <text:p>54.32827</text:p>
          </table:table-cell>
          <table:table-cell office:value-type="float" office:value="55.9042" calcext:value-type="float">
            <text:p>55.9042</text:p>
          </table:table-cell>
          <table:table-cell office:value-type="float" office:value="32.29606" calcext:value-type="float">
            <text:p>32.29606</text:p>
          </table:table-cell>
          <table:table-cell office:value-type="float" office:value="39.20801" calcext:value-type="float">
            <text:p>39.20801</text:p>
          </table:table-cell>
          <table:table-cell office:value-type="float" office:value="56.18635" calcext:value-type="float">
            <text:p>56.18635</text:p>
          </table:table-cell>
          <table:table-cell office:value-type="float" office:value="59.1241" calcext:value-type="float">
            <text:p>59.12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.54679" calcext:value-type="float">
            <text:p>58.54679</text:p>
          </table:table-cell>
          <table:table-cell office:value-type="float" office:value="43.08207" calcext:value-type="float">
            <text:p>43.08207</text:p>
          </table:table-cell>
          <table:table-cell office:value-type="float" office:value="57.30611" calcext:value-type="float">
            <text:p>57.30611</text:p>
          </table:table-cell>
          <table:table-cell office:value-type="float" office:value="52.18284" calcext:value-type="float">
            <text:p>52.18284</text:p>
          </table:table-cell>
          <table:table-cell office:value-type="float" office:value="60.86128" calcext:value-type="float">
            <text:p>60.86128</text:p>
          </table:table-cell>
          <table:table-cell office:value-type="float" office:value="60.76488" calcext:value-type="float">
            <text:p>60.76488</text:p>
          </table:table-cell>
          <table:table-cell office:value-type="float" office:value="59.19141" calcext:value-type="float">
            <text:p>59.19141</text:p>
          </table:table-cell>
          <table:table-cell office:value-type="float" office:value="57.73315" calcext:value-type="float">
            <text:p>57.73315</text:p>
          </table:table-cell>
          <table:table-cell office:value-type="float" office:value="55.4137" calcext:value-type="float">
            <text:p>55.4137</text:p>
          </table:table-cell>
          <table:table-cell office:value-type="float" office:value="36.76194" calcext:value-type="float">
            <text:p>36.76194</text:p>
          </table:table-cell>
          <table:table-cell office:value-type="float" office:value="57.11641" calcext:value-type="float">
            <text:p>57.11641</text:p>
          </table:table-cell>
          <table:table-cell office:value-type="float" office:value="57.68666" calcext:value-type="float">
            <text:p>57.68666</text:p>
          </table:table-cell>
          <table:table-cell/>
          <table:table-cell office:value-type="float" office:value="55.18469" calcext:value-type="float">
            <text:p>55.18469</text:p>
          </table:table-cell>
          <table:table-cell office:value-type="float" office:value="56.45688" calcext:value-type="float">
            <text:p>56.45688</text:p>
          </table:table-cell>
          <table:table-cell office:value-type="float" office:value="33.07049" calcext:value-type="float">
            <text:p>33.07049</text:p>
          </table:table-cell>
          <table:table-cell office:value-type="float" office:value="39.8004" calcext:value-type="float">
            <text:p>39.8004</text:p>
          </table:table-cell>
          <table:table-cell office:value-type="float" office:value="56.73911" calcext:value-type="float">
            <text:p>56.73911</text:p>
          </table:table-cell>
          <table:table-cell office:value-type="float" office:value="59.94653" calcext:value-type="float">
            <text:p>59.946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.36488" calcext:value-type="float">
            <text:p>59.36488</text:p>
          </table:table-cell>
          <table:table-cell office:value-type="float" office:value="43.93545" calcext:value-type="float">
            <text:p>43.93545</text:p>
          </table:table-cell>
          <table:table-cell office:value-type="float" office:value="57.94895" calcext:value-type="float">
            <text:p>57.94895</text:p>
          </table:table-cell>
          <table:table-cell office:value-type="float" office:value="52.76886" calcext:value-type="float">
            <text:p>52.76886</text:p>
          </table:table-cell>
          <table:table-cell office:value-type="float" office:value="61.68295" calcext:value-type="float">
            <text:p>61.68295</text:p>
          </table:table-cell>
          <table:table-cell office:value-type="float" office:value="61.49562" calcext:value-type="float">
            <text:p>61.49562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58.28276" calcext:value-type="float">
            <text:p>58.28276</text:p>
          </table:table-cell>
          <table:table-cell office:value-type="float" office:value="55.96722" calcext:value-type="float">
            <text:p>55.96722</text:p>
          </table:table-cell>
          <table:table-cell office:value-type="float" office:value="37.26315" calcext:value-type="float">
            <text:p>37.26315</text:p>
          </table:table-cell>
          <table:table-cell office:value-type="float" office:value="57.67754" calcext:value-type="float">
            <text:p>57.67754</text:p>
          </table:table-cell>
          <table:table-cell office:value-type="float" office:value="58.23973" calcext:value-type="float">
            <text:p>58.23973</text:p>
          </table:table-cell>
          <table:table-cell/>
          <table:table-cell office:value-type="float" office:value="55.75476" calcext:value-type="float">
            <text:p>55.75476</text:p>
          </table:table-cell>
          <table:table-cell office:value-type="float" office:value="57.27566" calcext:value-type="float">
            <text:p>57.27566</text:p>
          </table:table-cell>
          <table:table-cell office:value-type="float" office:value="33.78505" calcext:value-type="float">
            <text:p>33.78505</text:p>
          </table:table-cell>
          <table:table-cell office:value-type="float" office:value="40.44058" calcext:value-type="float">
            <text:p>40.44058</text:p>
          </table:table-cell>
          <table:table-cell office:value-type="float" office:value="57.56887" calcext:value-type="float">
            <text:p>57.56887</text:p>
          </table:table-cell>
          <table:table-cell office:value-type="float" office:value="60.49198" calcext:value-type="float">
            <text:p>60.491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.91544" calcext:value-type="float">
            <text:p>59.91544</text:p>
          </table:table-cell>
          <table:table-cell office:value-type="float" office:value="44.50124" calcext:value-type="float">
            <text:p>44.50124</text:p>
          </table:table-cell>
          <table:table-cell office:value-type="float" office:value="58.67685" calcext:value-type="float">
            <text:p>58.67685</text:p>
          </table:table-cell>
          <table:table-cell office:value-type="float" office:value="53.64882" calcext:value-type="float">
            <text:p>53.64882</text:p>
          </table:table-cell>
          <table:table-cell office:value-type="float" office:value="62.23458" calcext:value-type="float">
            <text:p>62.23458</text:p>
          </table:table-cell>
          <table:table-cell office:value-type="float" office:value="62.12201" calcext:value-type="float">
            <text:p>62.12201</text:p>
          </table:table-cell>
          <table:table-cell office:value-type="float" office:value="60.54388" calcext:value-type="float">
            <text:p>60.54388</text:p>
          </table:table-cell>
          <table:table-cell office:value-type="float" office:value="59.09512" calcext:value-type="float">
            <text:p>59.09512</text:p>
          </table:table-cell>
          <table:table-cell office:value-type="float" office:value="56.79343" calcext:value-type="float">
            <text:p>56.79343</text:p>
          </table:table-cell>
          <table:table-cell office:value-type="float" office:value="38.01056" calcext:value-type="float">
            <text:p>38.01056</text:p>
          </table:table-cell>
          <table:table-cell office:value-type="float" office:value="58.49483" calcext:value-type="float">
            <text:p>58.49483</text:p>
          </table:table-cell>
          <table:table-cell office:value-type="float" office:value="59.07012" calcext:value-type="float">
            <text:p>59.07012</text:p>
          </table:table-cell>
          <table:table-cell/>
          <table:table-cell office:value-type="float" office:value="56.6122" calcext:value-type="float">
            <text:p>56.6122</text:p>
          </table:table-cell>
          <table:table-cell office:value-type="float" office:value="57.82253" calcext:value-type="float">
            <text:p>57.82253</text:p>
          </table:table-cell>
          <table:table-cell office:value-type="float" office:value="34.56201" calcext:value-type="float">
            <text:p>34.56201</text:p>
          </table:table-cell>
          <table:table-cell office:value-type="float" office:value="41.05066" calcext:value-type="float">
            <text:p>41.05066</text:p>
          </table:table-cell>
          <table:table-cell office:value-type="float" office:value="58.11668" calcext:value-type="float">
            <text:p>58.11668</text:p>
          </table:table-cell>
          <table:table-cell office:value-type="float" office:value="61.30825" calcext:value-type="float">
            <text:p>61.308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.7232" calcext:value-type="float">
            <text:p>60.7232</text:p>
          </table:table-cell>
          <table:table-cell office:value-type="float" office:value="45.34115" calcext:value-type="float">
            <text:p>45.34115</text:p>
          </table:table-cell>
          <table:table-cell/>
          <table:table-cell office:value-type="float" office:value="54.225" calcext:value-type="float">
            <text:p>54.225</text:p>
          </table:table-cell>
          <table:table-cell office:value-type="float" office:value="63.04049" calcext:value-type="float">
            <text:p>63.04049</text:p>
          </table:table-cell>
          <table:table-cell office:value-type="float" office:value="62.83274" calcext:value-type="float">
            <text:p>62.83274</text:p>
          </table:table-cell>
          <table:table-cell office:value-type="float" office:value="61.2681" calcext:value-type="float">
            <text:p>61.2681</text:p>
          </table:table-cell>
          <table:table-cell office:value-type="float" office:value="59.6345" calcext:value-type="float">
            <text:p>59.6345</text:p>
          </table:table-cell>
          <table:table-cell office:value-type="float" office:value="57.33892" calcext:value-type="float">
            <text:p>57.33892</text:p>
          </table:table-cell>
          <table:table-cell office:value-type="float" office:value="38.50552" calcext:value-type="float">
            <text:p>38.50552</text:p>
          </table:table-cell>
          <table:table-cell office:value-type="float" office:value="59.04406" calcext:value-type="float">
            <text:p>59.04406</text:p>
          </table:table-cell>
          <table:table-cell office:value-type="float" office:value="59.61132" calcext:value-type="float">
            <text:p>59.61132</text:p>
          </table:table-cell>
          <table:table-cell/>
          <table:table-cell office:value-type="float" office:value="57.17628" calcext:value-type="float">
            <text:p>57.17628</text:p>
          </table:table-cell>
          <table:table-cell office:value-type="float" office:value="58.63466" calcext:value-type="float">
            <text:p>58.63466</text:p>
          </table:table-cell>
          <table:table-cell office:value-type="float" office:value="35.271" calcext:value-type="float">
            <text:p>35.271</text:p>
          </table:table-cell>
          <table:table-cell office:value-type="float" office:value="41.71491" calcext:value-type="float">
            <text:p>41.71491</text:p>
          </table:table-cell>
          <table:table-cell office:value-type="float" office:value="58.92493" calcext:value-type="float">
            <text:p>58.92493</text:p>
          </table:table-cell>
          <table:table-cell office:value-type="float" office:value="61.84858" calcext:value-type="float">
            <text:p>61.848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.8935" calcext:value-type="float">
            <text:p>45.8935</text:p>
          </table:table-cell>
          <table:table-cell/>
          <table:table-cell office:value-type="float" office:value="55.09311" calcext:value-type="float">
            <text:p>55.09311</text:p>
          </table:table-cell>
          <table:table-cell office:value-type="float" office:value="63.58165" calcext:value-type="float">
            <text:p>63.58165</text:p>
          </table:table-cell>
          <table:table-cell office:value-type="float" office:value="63.44798" calcext:value-type="float">
            <text:p>63.44798</text:p>
          </table:table-cell>
          <table:table-cell office:value-type="float" office:value="61.8856" calcext:value-type="float">
            <text:p>61.8856</text:p>
          </table:table-cell>
          <table:table-cell office:value-type="float" office:value="60.44286" calcext:value-type="float">
            <text:p>60.44286</text:p>
          </table:table-cell>
          <table:table-cell office:value-type="float" office:value="58.15898" calcext:value-type="float">
            <text:p>58.15898</text:p>
          </table:table-cell>
          <table:table-cell office:value-type="float" office:value="39.26167" calcext:value-type="float">
            <text:p>39.26167</text:p>
          </table:table-cell>
          <table:table-cell office:value-type="float" office:value="59.8498" calcext:value-type="float">
            <text:p>59.8498</text:p>
          </table:table-cell>
          <table:table-cell office:value-type="float" office:value="60.42857" calcext:value-type="float">
            <text:p>60.42857</text:p>
          </table:table-cell>
          <table:table-cell/>
          <table:table-cell office:value-type="float" office:value="58.02251" calcext:value-type="float">
            <text:p>58.02251</text:p>
          </table:table-cell>
          <table:table-cell/>
          <table:table-cell office:value-type="float" office:value="36.04503" calcext:value-type="float">
            <text:p>36.04503</text:p>
          </table:table-cell>
          <table:table-cell office:value-type="float" office:value="42.3385" calcext:value-type="float">
            <text:p>42.3385</text:p>
          </table:table-cell>
          <table:table-cell office:value-type="float" office:value="59.46122" calcext:value-type="float">
            <text:p>59.46122</text:p>
          </table:table-cell>
          <table:table-cell office:value-type="float" office:value="62.65139" calcext:value-type="float">
            <text:p>62.651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6.71776" calcext:value-type="float">
            <text:p>46.71776</text:p>
          </table:table-cell>
          <table:table-cell/>
          <table:table-cell office:value-type="float" office:value="55.66068" calcext:value-type="float">
            <text:p>55.66068</text:p>
          </table:table-cell>
          <table:table-cell office:value-type="float" office:value="64.36029" calcext:value-type="float">
            <text:p>64.36029</text:p>
          </table:table-cell>
          <table:table-cell office:value-type="float" office:value="64.1566" calcext:value-type="float">
            <text:p>64.1566</text:p>
          </table:table-cell>
          <table:table-cell office:value-type="float" office:value="62.58523" calcext:value-type="float">
            <text:p>62.58523</text:p>
          </table:table-cell>
          <table:table-cell office:value-type="float" office:value="60.96094" calcext:value-type="float">
            <text:p>60.96094</text:p>
          </table:table-cell>
          <table:table-cell office:value-type="float" office:value="58.70355" calcext:value-type="float">
            <text:p>58.70355</text:p>
          </table:table-cell>
          <table:table-cell office:value-type="float" office:value="39.75639" calcext:value-type="float">
            <text:p>39.75639</text:p>
          </table:table-cell>
          <table:table-cell office:value-type="float" office:value="60.39134" calcext:value-type="float">
            <text:p>60.39134</text:p>
          </table:table-cell>
          <table:table-cell office:value-type="float" office:value="60.96397" calcext:value-type="float">
            <text:p>60.96397</text:p>
          </table:table-cell>
          <table:table-cell/>
          <table:table-cell office:value-type="float" office:value="58.57397" calcext:value-type="float">
            <text:p>58.57397</text:p>
          </table:table-cell>
          <table:table-cell/>
          <table:table-cell office:value-type="float" office:value="36.75823" calcext:value-type="float">
            <text:p>36.75823</text:p>
          </table:table-cell>
          <table:table-cell office:value-type="float" office:value="43.00867" calcext:value-type="float">
            <text:p>43.00867</text:p>
          </table:table-cell>
          <table:table-cell office:value-type="float" office:value="60.26319" calcext:value-type="float">
            <text:p>60.26319</text:p>
          </table:table-cell>
          <table:table-cell office:value-type="float" office:value="63.16534" calcext:value-type="float">
            <text:p>63.16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7.265" calcext:value-type="float">
            <text:p>47.265</text:p>
          </table:table-cell>
          <table:table-cell/>
          <table:table-cell office:value-type="float" office:value="56.52168" calcext:value-type="float">
            <text:p>56.52168</text:p>
          </table:table-cell>
          <table:table-cell/>
          <table:table-cell office:value-type="float" office:value="64.72882" calcext:value-type="float">
            <text:p>64.72882</text:p>
          </table:table-cell>
          <table:table-cell office:value-type="float" office:value="63.16881" calcext:value-type="float">
            <text:p>63.16881</text:p>
          </table:table-cell>
          <table:table-cell office:value-type="float" office:value="61.72725" calcext:value-type="float">
            <text:p>61.72725</text:p>
          </table:table-cell>
          <table:table-cell office:value-type="float" office:value="59.50176" calcext:value-type="float">
            <text:p>59.50176</text:p>
          </table:table-cell>
          <table:table-cell office:value-type="float" office:value="40.50974" calcext:value-type="float">
            <text:p>40.50974</text:p>
          </table:table-cell>
          <table:table-cell office:value-type="float" office:value="61.17779" calcext:value-type="float">
            <text:p>61.17779</text:p>
          </table:table-cell>
          <table:table-cell office:value-type="float" office:value="61.74749" calcext:value-type="float">
            <text:p>61.74749</text:p>
          </table:table-cell>
          <table:table-cell/>
          <table:table-cell office:value-type="float" office:value="59.40282" calcext:value-type="float">
            <text:p>59.40282</text:p>
          </table:table-cell>
          <table:table-cell/>
          <table:table-cell office:value-type="float" office:value="37.53445" calcext:value-type="float">
            <text:p>37.53445</text:p>
          </table:table-cell>
          <table:table-cell office:value-type="float" office:value="43.62616" calcext:value-type="float">
            <text:p>43.62616</text:p>
          </table:table-cell>
          <table:table-cell office:value-type="float" office:value="60.78032" calcext:value-type="float">
            <text:p>60.78032</text:p>
          </table:table-cell>
          <table:table-cell office:value-type="float" office:value="63.93321" calcext:value-type="float">
            <text:p>63.933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.075" calcext:value-type="float">
            <text:p>48.075</text:p>
          </table:table-cell>
          <table:table-cell/>
          <table:table-cell office:value-type="float" office:value="57.09078" calcext:value-type="float">
            <text:p>57.09078</text:p>
          </table:table-cell>
          <table:table-cell/>
          <table:table-cell office:value-type="float" office:value="65.42851" calcext:value-type="float">
            <text:p>65.42851</text:p>
          </table:table-cell>
          <table:table-cell office:value-type="float" office:value="63.86899" calcext:value-type="float">
            <text:p>63.86899</text:p>
          </table:table-cell>
          <table:table-cell office:value-type="float" office:value="62.24238" calcext:value-type="float">
            <text:p>62.24238</text:p>
          </table:table-cell>
          <table:table-cell office:value-type="float" office:value="60.04134" calcext:value-type="float">
            <text:p>60.04134</text:p>
          </table:table-cell>
          <table:table-cell office:value-type="float" office:value="41.01106" calcext:value-type="float">
            <text:p>41.01106</text:p>
          </table:table-cell>
          <table:table-cell office:value-type="float" office:value="61.69307" calcext:value-type="float">
            <text:p>61.69307</text:p>
          </table:table-cell>
          <table:table-cell office:value-type="float" office:value="62.26781" calcext:value-type="float">
            <text:p>62.26781</text:p>
          </table:table-cell>
          <table:table-cell/>
          <table:table-cell office:value-type="float" office:value="59.9561" calcext:value-type="float">
            <text:p>59.9561</text:p>
          </table:table-cell>
          <table:table-cell/>
          <table:table-cell office:value-type="float" office:value="38.24159" calcext:value-type="float">
            <text:p>38.24159</text:p>
          </table:table-cell>
          <table:table-cell office:value-type="float" office:value="44.29726" calcext:value-type="float">
            <text:p>44.29726</text:p>
          </table:table-cell>
          <table:table-cell office:value-type="float" office:value="61.54214" calcext:value-type="float">
            <text:p>61.54214</text:p>
          </table:table-cell>
          <table:table-cell office:value-type="float" office:value="64.45192" calcext:value-type="float">
            <text:p>64.451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.61182" calcext:value-type="float">
            <text:p>48.61182</text:p>
          </table:table-cell>
          <table:table-cell/>
          <table:table-cell office:value-type="float" office:value="57.93221" calcext:value-type="float">
            <text:p>57.93221</text:p>
          </table:table-cell>
          <table:table-cell/>
          <table:table-cell office:value-type="float" office:value="66.00491" calcext:value-type="float">
            <text:p>66.00491</text:p>
          </table:table-cell>
          <table:table-cell office:value-type="float" office:value="64.44746" calcext:value-type="float">
            <text:p>64.44746</text:p>
          </table:table-cell>
          <table:table-cell office:value-type="float" office:value="63.00755" calcext:value-type="float">
            <text:p>63.00755</text:p>
          </table:table-cell>
          <table:table-cell office:value-type="float" office:value="60.81996" calcext:value-type="float">
            <text:p>60.81996</text:p>
          </table:table-cell>
          <table:table-cell office:value-type="float" office:value="41.76449" calcext:value-type="float">
            <text:p>41.76449</text:p>
          </table:table-cell>
          <table:table-cell office:value-type="float" office:value="62.46194" calcext:value-type="float">
            <text:p>62.46194</text:p>
          </table:table-cell>
          <table:table-cell office:value-type="float" office:value="63.04034" calcext:value-type="float">
            <text:p>63.04034</text:p>
          </table:table-cell>
          <table:table-cell/>
          <table:table-cell office:value-type="float" office:value="60.77429" calcext:value-type="float">
            <text:p>60.77429</text:p>
          </table:table-cell>
          <table:table-cell/>
          <table:table-cell office:value-type="float" office:value="39.02201" calcext:value-type="float">
            <text:p>39.02201</text:p>
          </table:table-cell>
          <table:table-cell office:value-type="float" office:value="44.90936" calcext:value-type="float">
            <text:p>44.90936</text:p>
          </table:table-cell>
          <table:table-cell office:value-type="float" office:value="62.05743" calcext:value-type="float">
            <text:p>62.05743</text:p>
          </table:table-cell>
          <table:table-cell office:value-type="float" office:value="65.2157" calcext:value-type="float">
            <text:p>65.21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40802" calcext:value-type="float">
            <text:p>49.40802</text:p>
          </table:table-cell>
          <table:table-cell/>
          <table:table-cell office:value-type="float" office:value="58.491" calcext:value-type="float">
            <text:p>58.491</text:p>
          </table:table-cell>
          <table:table-cell/>
          <table:table-cell office:value-type="float" office:value="66.69408" calcext:value-type="float">
            <text:p>66.69408</text:p>
          </table:table-cell>
          <table:table-cell office:value-type="float" office:value="65.12798" calcext:value-type="float">
            <text:p>65.12798</text:p>
          </table:table-cell>
          <table:table-cell office:value-type="float" office:value="63.51764" calcext:value-type="float">
            <text:p>63.51764</text:p>
          </table:table-cell>
          <table:table-cell office:value-type="float" office:value="61.33105" calcext:value-type="float">
            <text:p>61.33105</text:p>
          </table:table-cell>
          <table:table-cell office:value-type="float" office:value="42.26571" calcext:value-type="float">
            <text:p>42.26571</text:p>
          </table:table-cell>
          <table:table-cell office:value-type="float" office:value="62.97194" calcext:value-type="float">
            <text:p>62.97194</text:p>
          </table:table-cell>
          <table:table-cell office:value-type="float" office:value="63.551" calcext:value-type="float">
            <text:p>63.551</text:p>
          </table:table-cell>
          <table:table-cell/>
          <table:table-cell office:value-type="float" office:value="61.31538" calcext:value-type="float">
            <text:p>61.31538</text:p>
          </table:table-cell>
          <table:table-cell/>
          <table:table-cell office:value-type="float" office:value="39.72585" calcext:value-type="float">
            <text:p>39.72585</text:p>
          </table:table-cell>
          <table:table-cell office:value-type="float" office:value="45.58242" calcext:value-type="float">
            <text:p>45.58242</text:p>
          </table:table-cell>
          <table:table-cell office:value-type="float" office:value="62.81674" calcext:value-type="float">
            <text:p>62.81674</text:p>
          </table:table-cell>
          <table:table-cell office:value-type="float" office:value="65.71372" calcext:value-type="float">
            <text:p>65.713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93243" calcext:value-type="float">
            <text:p>49.93243</text:p>
          </table:table-cell>
          <table:table-cell/>
          <table:table-cell office:value-type="float" office:value="59.32387" calcext:value-type="float">
            <text:p>59.32387</text:p>
          </table:table-cell>
          <table:table-cell/>
          <table:table-cell office:value-type="float" office:value="67.25338" calcext:value-type="float">
            <text:p>67.25338</text:p>
          </table:table-cell>
          <table:table-cell office:value-type="float" office:value="65.69821" calcext:value-type="float">
            <text:p>65.69821</text:p>
          </table:table-cell>
          <table:table-cell office:value-type="float" office:value="64.27178" calcext:value-type="float">
            <text:p>64.27178</text:p>
          </table:table-cell>
          <table:table-cell office:value-type="float" office:value="62.0964" calcext:value-type="float">
            <text:p>62.0964</text:p>
          </table:table-cell>
          <table:table-cell office:value-type="float" office:value="43.02179" calcext:value-type="float">
            <text:p>43.02179</text:p>
          </table:table-cell>
          <table:table-cell office:value-type="float" office:value="63.73012" calcext:value-type="float">
            <text:p>63.73012</text:p>
          </table:table-cell>
          <table:table-cell office:value-type="float" office:value="64.31012" calcext:value-type="float">
            <text:p>64.31012</text:p>
          </table:table-cell>
          <table:table-cell/>
          <table:table-cell office:value-type="float" office:value="62.11417" calcext:value-type="float">
            <text:p>62.11417</text:p>
          </table:table-cell>
          <table:table-cell/>
          <table:table-cell office:value-type="float" office:value="40.50256" calcext:value-type="float">
            <text:p>40.50256</text:p>
          </table:table-cell>
          <table:table-cell office:value-type="float" office:value="46.1991" calcext:value-type="float">
            <text:p>46.1991</text:p>
          </table:table-cell>
          <table:table-cell office:value-type="float" office:value="63.32523" calcext:value-type="float">
            <text:p>63.32523</text:p>
          </table:table-cell>
          <table:table-cell office:value-type="float" office:value="66.46714" calcext:value-type="float">
            <text:p>66.467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.71842" calcext:value-type="float">
            <text:p>50.71842</text:p>
          </table:table-cell>
          <table:table-cell/>
          <table:table-cell office:value-type="float" office:value="59.87535" calcext:value-type="float">
            <text:p>59.87535</text:p>
          </table:table-cell>
          <table:table-cell/>
          <table:table-cell office:value-type="float" office:value="67.93888" calcext:value-type="float">
            <text:p>67.93888</text:p>
          </table:table-cell>
          <table:table-cell office:value-type="float" office:value="66.38389" calcext:value-type="float">
            <text:p>66.38389</text:p>
          </table:table-cell>
          <table:table-cell office:value-type="float" office:value="64.76063" calcext:value-type="float">
            <text:p>64.76063</text:p>
          </table:table-cell>
          <table:table-cell office:value-type="float" office:value="62.6024" calcext:value-type="float">
            <text:p>62.6024</text:p>
          </table:table-cell>
          <table:table-cell office:value-type="float" office:value="43.51916" calcext:value-type="float">
            <text:p>43.51916</text:p>
          </table:table-cell>
          <table:table-cell office:value-type="float" office:value="64.23243" calcext:value-type="float">
            <text:p>64.23243</text:p>
          </table:table-cell>
          <table:table-cell office:value-type="float" office:value="64.81319" calcext:value-type="float">
            <text:p>64.81319</text:p>
          </table:table-cell>
          <table:table-cell/>
          <table:table-cell office:value-type="float" office:value="62.63296" calcext:value-type="float">
            <text:p>62.63296</text:p>
          </table:table-cell>
          <table:table-cell/>
          <table:table-cell office:value-type="float" office:value="41.21424" calcext:value-type="float">
            <text:p>41.21424</text:p>
          </table:table-cell>
          <table:table-cell office:value-type="float" office:value="46.85497" calcext:value-type="float">
            <text:p>46.85497</text:p>
          </table:table-cell>
          <table:table-cell office:value-type="float" office:value="64.0812" calcext:value-type="float">
            <text:p>64.0812</text:p>
          </table:table-cell>
          <table:table-cell office:value-type="float" office:value="66.96678" calcext:value-type="float">
            <text:p>66.966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1.23437" calcext:value-type="float">
            <text:p>51.23437</text:p>
          </table:table-cell>
          <table:table-cell/>
          <table:table-cell office:value-type="float" office:value="60.69917" calcext:value-type="float">
            <text:p>60.69917</text:p>
          </table:table-cell>
          <table:table-cell/>
          <table:table-cell office:value-type="float" office:value="68.50121" calcext:value-type="float">
            <text:p>68.50121</text:p>
          </table:table-cell>
          <table:table-cell office:value-type="float" office:value="66.94984" calcext:value-type="float">
            <text:p>66.94984</text:p>
          </table:table-cell>
          <table:table-cell office:value-type="float" office:value="65.50984" calcext:value-type="float">
            <text:p>65.50984</text:p>
          </table:table-cell>
          <table:table-cell/>
          <table:table-cell office:value-type="float" office:value="44.27807" calcext:value-type="float">
            <text:p>44.27807</text:p>
          </table:table-cell>
          <table:table-cell/>
          <table:table-cell office:value-type="float" office:value="65.57547" calcext:value-type="float">
            <text:p>65.57547</text:p>
          </table:table-cell>
          <table:table-cell/>
          <table:table-cell office:value-type="float" office:value="63.40759" calcext:value-type="float">
            <text:p>63.40759</text:p>
          </table:table-cell>
          <table:table-cell/>
          <table:table-cell office:value-type="float" office:value="41.9865" calcext:value-type="float">
            <text:p>41.9865</text:p>
          </table:table-cell>
          <table:table-cell office:value-type="float" office:value="47.47651" calcext:value-type="float">
            <text:p>47.47651</text:p>
          </table:table-cell>
          <table:table-cell office:value-type="float" office:value="64.58232" calcext:value-type="float">
            <text:p>64.58232</text:p>
          </table:table-cell>
          <table:table-cell office:value-type="float" office:value="67.71696" calcext:value-type="float">
            <text:p>67.716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2.01039" calcext:value-type="float">
            <text:p>52.01039</text:p>
          </table:table-cell>
          <table:table-cell/>
          <table:table-cell office:value-type="float" office:value="61.25081" calcext:value-type="float">
            <text:p>61.25081</text:p>
          </table:table-cell>
          <table:table-cell/>
          <table:table-cell office:value-type="float" office:value="69.18249" calcext:value-type="float">
            <text:p>69.18249</text:p>
          </table:table-cell>
          <table:table-cell office:value-type="float" office:value="67.62886" calcext:value-type="float">
            <text:p>67.62886</text:p>
          </table:table-cell>
          <table:table-cell office:value-type="float" office:value="66.0069" calcext:value-type="float">
            <text:p>66.0069</text:p>
          </table:table-cell>
          <table:table-cell/>
          <table:table-cell office:value-type="float" office:value="44.78121" calcext:value-type="float">
            <text:p>44.78121</text:p>
          </table:table-cell>
          <table:table-cell/>
          <table:table-cell office:value-type="float" office:value="66.07107" calcext:value-type="float">
            <text:p>66.07107</text:p>
          </table:table-cell>
          <table:table-cell/>
          <table:table-cell office:value-type="float" office:value="63.91858" calcext:value-type="float">
            <text:p>63.91858</text:p>
          </table:table-cell>
          <table:table-cell/>
          <table:table-cell office:value-type="float" office:value="42.69176" calcext:value-type="float">
            <text:p>42.69176</text:p>
          </table:table-cell>
          <table:table-cell office:value-type="float" office:value="48.13325" calcext:value-type="float">
            <text:p>48.13325</text:p>
          </table:table-cell>
          <table:table-cell office:value-type="float" office:value="65.32938" calcext:value-type="float">
            <text:p>65.32938</text:p>
          </table:table-cell>
          <table:table-cell office:value-type="float" office:value="68.21187" calcext:value-type="float">
            <text:p>68.211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2.51589" calcext:value-type="float">
            <text:p>52.51589</text:p>
          </table:table-cell>
          <table:table-cell/>
          <table:table-cell office:value-type="float" office:value="62.05672" calcext:value-type="float">
            <text:p>62.05672</text:p>
          </table:table-cell>
          <table:table-cell/>
          <table:table-cell office:value-type="float" office:value="69.73702" calcext:value-type="float">
            <text:p>69.73702</text:p>
          </table:table-cell>
          <table:table-cell office:value-type="float" office:value="68.19061" calcext:value-type="float">
            <text:p>68.19061</text:p>
          </table:table-cell>
          <table:table-cell office:value-type="float" office:value="66.75014" calcext:value-type="float">
            <text:p>66.75014</text:p>
          </table:table-cell>
          <table:table-cell/>
          <table:table-cell office:value-type="float" office:value="45.53348" calcext:value-type="float">
            <text:p>45.53348</text:p>
          </table:table-cell>
          <table:table-cell/>
          <table:table-cell office:value-type="float" office:value="66.82546" calcext:value-type="float">
            <text:p>66.82546</text:p>
          </table:table-cell>
          <table:table-cell/>
          <table:table-cell office:value-type="float" office:value="64.6824" calcext:value-type="float">
            <text:p>64.6824</text:p>
          </table:table-cell>
          <table:table-cell/>
          <table:table-cell office:value-type="float" office:value="43.46721" calcext:value-type="float">
            <text:p>43.46721</text:p>
          </table:table-cell>
          <table:table-cell office:value-type="float" office:value="48.74998" calcext:value-type="float">
            <text:p>48.74998</text:p>
          </table:table-cell>
          <table:table-cell office:value-type="float" office:value="65.8218" calcext:value-type="float">
            <text:p>65.8218</text:p>
          </table:table-cell>
          <table:table-cell office:value-type="float" office:value="68.95846" calcext:value-type="float">
            <text:p>68.958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3.27965" calcext:value-type="float">
            <text:p>53.27965</text:p>
          </table:table-cell>
          <table:table-cell/>
          <table:table-cell office:value-type="float" office:value="62.59841" calcext:value-type="float">
            <text:p>62.59841</text:p>
          </table:table-cell>
          <table:table-cell/>
          <table:table-cell office:value-type="float" office:value="70.40553" calcext:value-type="float">
            <text:p>70.40553</text:p>
          </table:table-cell>
          <table:table-cell office:value-type="float" office:value="68.85741" calcext:value-type="float">
            <text:p>68.85741</text:p>
          </table:table-cell>
          <table:table-cell office:value-type="float" office:value="67.23966" calcext:value-type="float">
            <text:p>67.23966</text:p>
          </table:table-cell>
          <table:table-cell/>
          <table:table-cell office:value-type="float" office:value="46.03655" calcext:value-type="float">
            <text:p>46.03655</text:p>
          </table:table-cell>
          <table:table-cell/>
          <table:table-cell office:value-type="float" office:value="67.31183" calcext:value-type="float">
            <text:p>67.31183</text:p>
          </table:table-cell>
          <table:table-cell/>
          <table:table-cell office:value-type="float" office:value="65.18408" calcext:value-type="float">
            <text:p>65.18408</text:p>
          </table:table-cell>
          <table:table-cell/>
          <table:table-cell office:value-type="float" office:value="44.16787" calcext:value-type="float">
            <text:p>44.16787</text:p>
          </table:table-cell>
          <table:table-cell office:value-type="float" office:value="49.40941" calcext:value-type="float">
            <text:p>49.40941</text:p>
          </table:table-cell>
          <table:table-cell office:value-type="float" office:value="66.56274" calcext:value-type="float">
            <text:p>66.56274</text:p>
          </table:table-cell>
          <table:table-cell office:value-type="float" office:value="69.44858" calcext:value-type="float">
            <text:p>69.448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3.78459" calcext:value-type="float">
            <text:p>53.78459</text:p>
          </table:table-cell>
          <table:table-cell/>
          <table:table-cell office:value-type="float" office:value="63.38315" calcext:value-type="float">
            <text:p>63.38315</text:p>
          </table:table-cell>
          <table:table-cell/>
          <table:table-cell office:value-type="float" office:value="70.94557" calcext:value-type="float">
            <text:p>70.94557</text:p>
          </table:table-cell>
          <table:table-cell office:value-type="float" office:value="69.40146" calcext:value-type="float">
            <text:p>69.40146</text:p>
          </table:table-cell>
          <table:table-cell office:value-type="float" office:value="67.97501" calcext:value-type="float">
            <text:p>67.97501</text:p>
          </table:table-cell>
          <table:table-cell/>
          <table:table-cell office:value-type="float" office:value="46.7956" calcext:value-type="float">
            <text:p>46.7956</text:p>
          </table:table-cell>
          <table:table-cell/>
          <table:table-cell office:value-type="float" office:value="68.05119" calcext:value-type="float">
            <text:p>68.05119</text:p>
          </table:table-cell>
          <table:table-cell/>
          <table:table-cell office:value-type="float" office:value="65.94682" calcext:value-type="float">
            <text:p>65.94682</text:p>
          </table:table-cell>
          <table:table-cell/>
          <table:table-cell office:value-type="float" office:value="44.94301" calcext:value-type="float">
            <text:p>44.94301</text:p>
          </table:table-cell>
          <table:table-cell office:value-type="float" office:value="50.02093" calcext:value-type="float">
            <text:p>50.02093</text:p>
          </table:table-cell>
          <table:table-cell office:value-type="float" office:value="67.05116" calcext:value-type="float">
            <text:p>67.05116</text:p>
          </table:table-cell>
          <table:table-cell office:value-type="float" office:value="70.18466" calcext:value-type="float">
            <text:p>70.1846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3.90242" calcext:value-type="float">
            <text:p>63.90242</text:p>
          </table:table-cell>
          <table:table-cell/>
          <table:table-cell office:value-type="float" office:value="71.61771" calcext:value-type="float">
            <text:p>71.61771</text:p>
          </table:table-cell>
          <table:table-cell office:value-type="float" office:value="70.07392" calcext:value-type="float">
            <text:p>70.07392</text:p>
          </table:table-cell>
          <table:table-cell office:value-type="float" office:value="68.45353" calcext:value-type="float">
            <text:p>68.45353</text:p>
          </table:table-cell>
          <table:table-cell/>
          <table:table-cell office:value-type="float" office:value="47.29098" calcext:value-type="float">
            <text:p>47.29098</text:p>
          </table:table-cell>
          <table:table-cell/>
          <table:table-cell office:value-type="float" office:value="68.54265" calcext:value-type="float">
            <text:p>68.54265</text:p>
          </table:table-cell>
          <table:table-cell/>
          <table:table-cell office:value-type="float" office:value="66.45038" calcext:value-type="float">
            <text:p>66.45038</text:p>
          </table:table-cell>
          <table:table-cell/>
          <table:table-cell office:value-type="float" office:value="45.64723" calcext:value-type="float">
            <text:p>45.64723</text:p>
          </table:table-cell>
          <table:table-cell office:value-type="float" office:value="50.67239" calcext:value-type="float">
            <text:p>50.67239</text:p>
          </table:table-cell>
          <table:table-cell office:value-type="float" office:value="67.78889" calcext:value-type="float">
            <text:p>67.78889</text:p>
          </table:table-cell>
          <table:table-cell office:value-type="float" office:value="70.66331" calcext:value-type="float">
            <text:p>70.663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4.67593" calcext:value-type="float">
            <text:p>64.67593</text:p>
          </table:table-cell>
          <table:table-cell/>
          <table:table-cell office:value-type="float" office:value="72.15414" calcext:value-type="float">
            <text:p>72.15414</text:p>
          </table:table-cell>
          <table:table-cell office:value-type="float" office:value="70.61184" calcext:value-type="float">
            <text:p>70.61184</text:p>
          </table:table-cell>
          <table:table-cell office:value-type="float" office:value="69.1846" calcext:value-type="float">
            <text:p>69.1846</text:p>
          </table:table-cell>
          <table:table-cell/>
          <table:table-cell office:value-type="float" office:value="48.02885" calcext:value-type="float">
            <text:p>48.02885</text:p>
          </table:table-cell>
          <table:table-cell/>
          <table:table-cell office:value-type="float" office:value="69.27481" calcext:value-type="float">
            <text:p>69.27481</text:p>
          </table:table-cell>
          <table:table-cell/>
          <table:table-cell office:value-type="float" office:value="67.1966" calcext:value-type="float">
            <text:p>67.1966</text:p>
          </table:table-cell>
          <table:table-cell/>
          <table:table-cell office:value-type="float" office:value="46.41542" calcext:value-type="float">
            <text:p>46.41542</text:p>
          </table:table-cell>
          <table:table-cell office:value-type="float" office:value="51.27794" calcext:value-type="float">
            <text:p>51.27794</text:p>
          </table:table-cell>
          <table:table-cell office:value-type="float" office:value="68.27962" calcext:value-type="float">
            <text:p>68.27962</text:p>
          </table:table-cell>
          <table:table-cell office:value-type="float" office:value="71.38505" calcext:value-type="float">
            <text:p>71.385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5.18555" calcext:value-type="float">
            <text:p>65.18555</text:p>
          </table:table-cell>
          <table:table-cell/>
          <table:table-cell office:value-type="float" office:value="72.81957" calcext:value-type="float">
            <text:p>72.81957</text:p>
          </table:table-cell>
          <table:table-cell office:value-type="float" office:value="71.27819" calcext:value-type="float">
            <text:p>71.27819</text:p>
          </table:table-cell>
          <table:table-cell office:value-type="float" office:value="69.65894" calcext:value-type="float">
            <text:p>69.65894</text:p>
          </table:table-cell>
          <table:table-cell/>
          <table:table-cell office:value-type="float" office:value="48.5209" calcext:value-type="float">
            <text:p>48.5209</text:p>
          </table:table-cell>
          <table:table-cell/>
          <table:table-cell office:value-type="float" office:value="69.76124" calcext:value-type="float">
            <text:p>69.76124</text:p>
          </table:table-cell>
          <table:table-cell/>
          <table:table-cell office:value-type="float" office:value="67.69441" calcext:value-type="float">
            <text:p>67.69441</text:p>
          </table:table-cell>
          <table:table-cell/>
          <table:table-cell office:value-type="float" office:value="47.10702" calcext:value-type="float">
            <text:p>47.10702</text:p>
          </table:table-cell>
          <table:table-cell office:value-type="float" office:value="51.93214" calcext:value-type="float">
            <text:p>51.93214</text:p>
          </table:table-cell>
          <table:table-cell office:value-type="float" office:value="69.00485" calcext:value-type="float">
            <text:p>69.00485</text:p>
          </table:table-cell>
          <table:table-cell office:value-type="float" office:value="71.86915" calcext:value-type="float">
            <text:p>71.869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5.94137" calcext:value-type="float">
            <text:p>65.94137</text:p>
          </table:table-cell>
          <table:table-cell/>
          <table:table-cell office:value-type="float" office:value="73.352" calcext:value-type="float">
            <text:p>73.352</text:p>
          </table:table-cell>
          <table:table-cell office:value-type="float" office:value="71.81245" calcext:value-type="float">
            <text:p>71.81245</text:p>
          </table:table-cell>
          <table:table-cell table:number-columns-repeated="2"/>
          <table:table-cell office:value-type="float" office:value="49.23835" calcext:value-type="float">
            <text:p>49.23835</text:p>
          </table:table-cell>
          <table:table-cell table:number-columns-repeated="3"/>
          <table:table-cell office:value-type="float" office:value="68.43749" calcext:value-type="float">
            <text:p>68.43749</text:p>
          </table:table-cell>
          <table:table-cell/>
          <table:table-cell office:value-type="float" office:value="47.88228" calcext:value-type="float">
            <text:p>47.88228</text:p>
          </table:table-cell>
          <table:table-cell office:value-type="float" office:value="52.53405" calcext:value-type="float">
            <text:p>52.53405</text:p>
          </table:table-cell>
          <table:table-cell office:value-type="float" office:value="69.49126" calcext:value-type="float">
            <text:p>69.491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.45622" calcext:value-type="float">
            <text:p>66.45622</text:p>
          </table:table-cell>
          <table:table-cell/>
          <table:table-cell office:value-type="float" office:value="74.01333" calcext:value-type="float">
            <text:p>74.01333</text:p>
          </table:table-cell>
          <table:table-cell office:value-type="float" office:value="72.46193" calcext:value-type="float">
            <text:p>72.46193</text:p>
          </table:table-cell>
          <table:table-cell table:number-columns-repeated="2"/>
          <table:table-cell office:value-type="float" office:value="49.71787" calcext:value-type="float">
            <text:p>49.71787</text:p>
          </table:table-cell>
          <table:table-cell table:number-columns-repeated="3"/>
          <table:table-cell office:value-type="float" office:value="68.92728" calcext:value-type="float">
            <text:p>68.92728</text:p>
          </table:table-cell>
          <table:table-cell/>
          <table:table-cell office:value-type="float" office:value="48.56778" calcext:value-type="float">
            <text:p>48.56778</text:p>
          </table:table-cell>
          <table:table-cell office:value-type="float" office:value="53.1911" calcext:value-type="float">
            <text:p>53.1911</text:p>
          </table:table-cell>
          <table:table-cell office:value-type="float" office:value="70.20999" calcext:value-type="float">
            <text:p>70.209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.20779" calcext:value-type="float">
            <text:p>67.20779</text:p>
          </table:table-cell>
          <table:table-cell/>
          <table:table-cell office:value-type="float" office:value="74.52941" calcext:value-type="float">
            <text:p>74.52941</text:p>
          </table:table-cell>
          <table:table-cell table:number-columns-repeated="3"/>
          <table:table-cell office:value-type="float" office:value="50.41732" calcext:value-type="float">
            <text:p>50.41732</text:p>
          </table:table-cell>
          <table:table-cell table:number-columns-repeated="3"/>
          <table:table-cell office:value-type="float" office:value="69.65748" calcext:value-type="float">
            <text:p>69.65748</text:p>
          </table:table-cell>
          <table:table-cell/>
          <table:table-cell office:value-type="float" office:value="49.34566" calcext:value-type="float">
            <text:p>49.34566</text:p>
          </table:table-cell>
          <table:table-cell office:value-type="float" office:value="53.78624" calcext:value-type="float">
            <text:p>53.78624</text:p>
          </table:table-cell>
          <table:table-cell office:value-type="float" office:value="70.6859" calcext:value-type="float">
            <text:p>70.68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.71495" calcext:value-type="float">
            <text:p>67.71495</text:p>
          </table:table-cell>
          <table:table-cell/>
          <table:table-cell office:value-type="float" office:value="75.18439" calcext:value-type="float">
            <text:p>75.18439</text:p>
          </table:table-cell>
          <table:table-cell table:number-columns-repeated="3"/>
          <table:table-cell office:value-type="float" office:value="50.87935" calcext:value-type="float">
            <text:p>50.87935</text:p>
          </table:table-cell>
          <table:table-cell table:number-columns-repeated="3"/>
          <table:table-cell office:value-type="float" office:value="70.14266" calcext:value-type="float">
            <text:p>70.14266</text:p>
          </table:table-cell>
          <table:table-cell/>
          <table:table-cell office:value-type="float" office:value="50.0282" calcext:value-type="float">
            <text:p>50.0282</text:p>
          </table:table-cell>
          <table:table-cell office:value-type="float" office:value="54.43624" calcext:value-type="float">
            <text:p>54.43624</text:p>
          </table:table-cell>
          <table:table-cell office:value-type="float" office:value="71.39253" calcext:value-type="float">
            <text:p>71.392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.46277" calcext:value-type="float">
            <text:p>68.46277</text:p>
          </table:table-cell>
          <table:table-cell/>
          <table:table-cell office:value-type="float" office:value="75.69422" calcext:value-type="float">
            <text:p>75.69422</text:p>
          </table:table-cell>
          <table:table-cell table:number-columns-repeated="3"/>
          <table:table-cell office:value-type="float" office:value="51.56145" calcext:value-type="float">
            <text:p>51.56145</text:p>
          </table:table-cell>
          <table:table-cell table:number-columns-repeated="3"/>
          <table:table-cell office:value-type="float" office:value="70.86926" calcext:value-type="float">
            <text:p>70.86926</text:p>
          </table:table-cell>
          <table:table-cell/>
          <table:table-cell office:value-type="float" office:value="50.79233" calcext:value-type="float">
            <text:p>50.79233</text:p>
          </table:table-cell>
          <table:table-cell office:value-type="float" office:value="55.02735" calcext:value-type="float">
            <text:p>55.02735</text:p>
          </table:table-cell>
          <table:table-cell office:value-type="float" office:value="71.86077" calcext:value-type="float">
            <text:p>71.860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.96206" calcext:value-type="float">
            <text:p>68.96206</text:p>
          </table:table-cell>
          <table:table-cell/>
          <table:table-cell office:value-type="float" office:value="76.34616" calcext:value-type="float">
            <text:p>76.34616</text:p>
          </table:table-cell>
          <table:table-cell table:number-columns-repeated="3"/>
          <table:table-cell office:value-type="float" office:value="51.99993" calcext:value-type="float">
            <text:p>51.99993</text:p>
          </table:table-cell>
          <table:table-cell table:number-columns-repeated="3"/>
          <table:table-cell office:value-type="float" office:value="71.35375" calcext:value-type="float">
            <text:p>71.35375</text:p>
          </table:table-cell>
          <table:table-cell/>
          <table:table-cell office:value-type="float" office:value="51.46852" calcext:value-type="float">
            <text:p>51.46852</text:p>
          </table:table-cell>
          <table:table-cell office:value-type="float" office:value="55.66968" calcext:value-type="float">
            <text:p>55.66968</text:p>
          </table:table-cell>
          <table:table-cell office:value-type="float" office:value="72.56807" calcext:value-type="float">
            <text:p>72.568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.70098" calcext:value-type="float">
            <text:p>69.70098</text:p>
          </table:table-cell>
          <table:table-cell table:number-columns-repeated="5"/>
          <table:table-cell office:value-type="float" office:value="52.65199" calcext:value-type="float">
            <text:p>52.65199</text:p>
          </table:table-cell>
          <table:table-cell table:number-columns-repeated="3"/>
          <table:table-cell office:value-type="float" office:value="72.06687" calcext:value-type="float">
            <text:p>72.06687</text:p>
          </table:table-cell>
          <table:table-cell/>
          <table:table-cell office:value-type="float" office:value="52.23214" calcext:value-type="float">
            <text:p>52.23214</text:p>
          </table:table-cell>
          <table:table-cell office:value-type="float" office:value="56.25472" calcext:value-type="float">
            <text:p>56.25472</text:p>
          </table:table-cell>
          <table:table-cell office:value-type="float" office:value="73.02941" calcext:value-type="float">
            <text:p>73.029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.19105" calcext:value-type="float">
            <text:p>70.19105</text:p>
          </table:table-cell>
          <table:table-cell table:number-columns-repeated="5"/>
          <table:table-cell office:value-type="float" office:value="53.08372" calcext:value-type="float">
            <text:p>53.08372</text:p>
          </table:table-cell>
          <table:table-cell table:number-columns-repeated="3"/>
          <table:table-cell office:value-type="float" office:value="72.54049" calcext:value-type="float">
            <text:p>72.54049</text:p>
          </table:table-cell>
          <table:table-cell/>
          <table:table-cell office:value-type="float" office:value="52.89786" calcext:value-type="float">
            <text:p>52.89786</text:p>
          </table:table-cell>
          <table:table-cell office:value-type="float" office:value="56.89641" calcext:value-type="float">
            <text:p>56.89641</text:p>
          </table:table-cell>
          <table:table-cell office:value-type="float" office:value="73.72131" calcext:value-type="float">
            <text:p>73.721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.92516" calcext:value-type="float">
            <text:p>70.92516</text:p>
          </table:table-cell>
          <table:table-cell table:number-columns-repeated="9"/>
          <table:table-cell office:value-type="float" office:value="73.25093" calcext:value-type="float">
            <text:p>73.25093</text:p>
          </table:table-cell>
          <table:table-cell/>
          <table:table-cell office:value-type="float" office:value="53.65222" calcext:value-type="float">
            <text:p>53.65222</text:p>
          </table:table-cell>
          <table:table-cell office:value-type="float" office:value="57.4777" calcext:value-type="float">
            <text:p>57.4777</text:p>
          </table:table-cell>
          <table:table-cell office:value-type="float" office:value="74.185" calcext:value-type="float">
            <text:p>74.1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.40823" calcext:value-type="float">
            <text:p>71.40823</text:p>
          </table:table-cell>
          <table:table-cell table:number-columns-repeated="9"/>
          <table:table-cell office:value-type="float" office:value="73.71278" calcext:value-type="float">
            <text:p>73.71278</text:p>
          </table:table-cell>
          <table:table-cell/>
          <table:table-cell office:value-type="float" office:value="54.30232" calcext:value-type="float">
            <text:p>54.30232</text:p>
          </table:table-cell>
          <table:table-cell office:value-type="float" office:value="58.11665" calcext:value-type="float">
            <text:p>58.11665</text:p>
          </table:table-cell>
          <table:table-cell office:value-type="float" office:value="74.87103" calcext:value-type="float">
            <text:p>74.871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.13608" calcext:value-type="float">
            <text:p>72.13608</text:p>
          </table:table-cell>
          <table:table-cell table:number-columns-repeated="9"/>
          <table:table-cell office:value-type="float" office:value="74.41753" calcext:value-type="float">
            <text:p>74.41753</text:p>
          </table:table-cell>
          <table:table-cell/>
          <table:table-cell office:value-type="float" office:value="55.04767" calcext:value-type="float">
            <text:p>55.04767</text:p>
          </table:table-cell>
          <table:table-cell office:value-type="float" office:value="58.69547" calcext:value-type="float">
            <text:p>58.69547</text:p>
          </table:table-cell>
          <table:table-cell office:value-type="float" office:value="75.31796" calcext:value-type="float">
            <text:p>75.31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.61485" calcext:value-type="float">
            <text:p>72.61485</text:p>
          </table:table-cell>
          <table:table-cell table:number-columns-repeated="9"/>
          <table:table-cell office:value-type="float" office:value="74.86937" calcext:value-type="float">
            <text:p>74.86937</text:p>
          </table:table-cell>
          <table:table-cell/>
          <table:table-cell office:value-type="float" office:value="55.69532" calcext:value-type="float">
            <text:p>55.69532</text:p>
          </table:table-cell>
          <table:table-cell office:value-type="float" office:value="59.316" calcext:value-type="float">
            <text:p>59.316</text:p>
          </table:table-cell>
          <table:table-cell office:value-type="float" office:value="76.00066" calcext:value-type="float">
            <text:p>76.00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.33889" calcext:value-type="float">
            <text:p>73.33889</text:p>
          </table:table-cell>
          <table:table-cell table:number-columns-repeated="9"/>
          <table:table-cell office:value-type="float" office:value="75.56626" calcext:value-type="float">
            <text:p>75.56626</text:p>
          </table:table-cell>
          <table:table-cell/>
          <table:table-cell office:value-type="float" office:value="56.42677" calcext:value-type="float">
            <text:p>56.42677</text:p>
          </table:table-cell>
          <table:table-cell office:value-type="float" office:value="59.89846" calcext:value-type="float">
            <text:p>59.89846</text:p>
          </table:table-cell>
          <table:table-cell office:value-type="float" office:value="76.44033" calcext:value-type="float">
            <text:p>76.440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.80993" calcext:value-type="float">
            <text:p>73.80993</text:p>
          </table:table-cell>
          <table:table-cell table:number-columns-repeated="9"/>
          <table:table-cell office:value-type="float" office:value="76.02026" calcext:value-type="float">
            <text:p>76.02026</text:p>
          </table:table-cell>
          <table:table-cell/>
          <table:table-cell office:value-type="float" office:value="57.05677" calcext:value-type="float">
            <text:p>57.05677</text:p>
          </table:table-cell>
          <table:table-cell office:value-type="float" office:value="60.51521" calcext:value-type="float">
            <text:p>60.51521</text:p>
          </table:table-cell>
          <table:table-cell office:value-type="float" office:value="77.11673" calcext:value-type="float">
            <text:p>77.116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.51815" calcext:value-type="float">
            <text:p>74.51815</text:p>
          </table:table-cell>
          <table:table-cell table:number-columns-repeated="9"/>
          <table:table-cell office:value-type="float" office:value="76.70874" calcext:value-type="float">
            <text:p>76.70874</text:p>
          </table:table-cell>
          <table:table-cell/>
          <table:table-cell office:value-type="float" office:value="57.77512" calcext:value-type="float">
            <text:p>57.77512</text:p>
          </table:table-cell>
          <table:table-cell office:value-type="float" office:value="61.07976" calcext:value-type="float">
            <text:p>61.07976</text:p>
          </table:table-cell>
          <table:table-cell office:value-type="float" office:value="77.55841" calcext:value-type="float">
            <text:p>77.558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.9913" calcext:value-type="float">
            <text:p>74.9913</text:p>
          </table:table-cell>
          <table:table-cell table:number-columns-repeated="9"/>
          <table:table-cell office:value-type="float" office:value="77.1552" calcext:value-type="float">
            <text:p>77.1552</text:p>
          </table:table-cell>
          <table:table-cell/>
          <table:table-cell office:value-type="float" office:value="58.36272" calcext:value-type="float">
            <text:p>58.36272</text:p>
          </table:table-cell>
          <table:table-cell office:value-type="float" office:value="61.69756" calcext:value-type="float">
            <text:p>61.69756</text:p>
          </table:table-cell>
          <table:table-cell office:value-type="float" office:value="78.21582" calcext:value-type="float">
            <text:p>78.215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5.69255" calcext:value-type="float">
            <text:p>75.69255</text:p>
          </table:table-cell>
          <table:table-cell table:number-columns-repeated="9"/>
          <table:table-cell office:value-type="float" office:value="77.79138" calcext:value-type="float">
            <text:p>77.79138</text:p>
          </table:table-cell>
          <table:table-cell/>
          <table:table-cell office:value-type="float" office:value="59.05971" calcext:value-type="float">
            <text:p>59.05971</text:p>
          </table:table-cell>
          <table:table-cell office:value-type="float" office:value="62.26075" calcext:value-type="float">
            <text:p>62.26075</text:p>
          </table:table-cell>
          <table:table-cell office:value-type="float" office:value="78.65315" calcext:value-type="float">
            <text:p>78.653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.15127" calcext:value-type="float">
            <text:p>76.15127</text:p>
          </table:table-cell>
          <table:table-cell table:number-columns-repeated="9"/>
          <table:table-cell office:value-type="float" office:value="78.27617" calcext:value-type="float">
            <text:p>78.27617</text:p>
          </table:table-cell>
          <table:table-cell/>
          <table:table-cell office:value-type="float" office:value="59.64253" calcext:value-type="float">
            <text:p>59.64253</text:p>
          </table:table-cell>
          <table:table-cell office:value-type="float" office:value="62.8717" calcext:value-type="float">
            <text:p>62.8717</text:p>
          </table:table-cell>
          <table:table-cell office:value-type="float" office:value="79.27045" calcext:value-type="float">
            <text:p>79.270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.84855" calcext:value-type="float">
            <text:p>76.84855</text:p>
          </table:table-cell>
          <table:table-cell table:number-columns-repeated="9"/>
          <table:table-cell office:value-type="float" office:value="78.90516" calcext:value-type="float">
            <text:p>78.90516</text:p>
          </table:table-cell>
          <table:table-cell/>
          <table:table-cell office:value-type="float" office:value="60.34211" calcext:value-type="float">
            <text:p>60.34211</text:p>
          </table:table-cell>
          <table:table-cell office:value-type="float" office:value="63.33651" calcext:value-type="float">
            <text:p>63.33651</text:p>
          </table:table-cell>
          <table:table-cell office:value-type="float" office:value="79.74287" calcext:value-type="float">
            <text:p>79.74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.30578" calcext:value-type="float">
            <text:p>77.30578</text:p>
          </table:table-cell>
          <table:table-cell table:number-columns-repeated="9"/>
          <table:table-cell office:value-type="float" office:value="79.37349" calcext:value-type="float">
            <text:p>79.37349</text:p>
          </table:table-cell>
          <table:table-cell/>
          <table:table-cell office:value-type="float" office:value="60.91675" calcext:value-type="float">
            <text:p>60.91675</text:p>
          </table:table-cell>
          <table:table-cell office:value-type="float" office:value="64.03505" calcext:value-type="float">
            <text:p>64.03505</text:p>
          </table:table-cell>
          <table:table-cell office:value-type="float" office:value="80.35253" calcext:value-type="float">
            <text:p>80.352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.98663" calcext:value-type="float">
            <text:p>77.98663</text:p>
          </table:table-cell>
          <table:table-cell table:number-columns-repeated="9"/>
          <table:table-cell office:value-type="float" office:value="79.99231" calcext:value-type="float">
            <text:p>79.99231</text:p>
          </table:table-cell>
          <table:table-cell/>
          <table:table-cell office:value-type="float" office:value="61.61501" calcext:value-type="float">
            <text:p>61.61501</text:p>
          </table:table-cell>
          <table:table-cell office:value-type="float" office:value="64.47813" calcext:value-type="float">
            <text:p>64.47813</text:p>
          </table:table-cell>
          <table:table-cell office:value-type="float" office:value="80.80461" calcext:value-type="float">
            <text:p>80.804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8.43907" calcext:value-type="float">
            <text:p>78.43907</text:p>
          </table:table-cell>
          <table:table-cell table:number-columns-repeated="9"/>
          <table:table-cell office:value-type="float" office:value="80.45352" calcext:value-type="float">
            <text:p>80.45352</text:p>
          </table:table-cell>
          <table:table-cell/>
          <table:table-cell office:value-type="float" office:value="62.18719" calcext:value-type="float">
            <text:p>62.18719</text:p>
          </table:table-cell>
          <table:table-cell office:value-type="float" office:value="64.99329" calcext:value-type="float">
            <text:p>64.99329</text:p>
          </table:table-cell>
          <table:table-cell office:value-type="float" office:value="81.41532" calcext:value-type="float">
            <text:p>81.41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.11287" calcext:value-type="float">
            <text:p>79.11287</text:p>
          </table:table-cell>
          <table:table-cell table:number-columns-repeated="9"/>
          <table:table-cell office:value-type="float" office:value="81.07747" calcext:value-type="float">
            <text:p>81.07747</text:p>
          </table:table-cell>
          <table:table-cell/>
          <table:table-cell office:value-type="float" office:value="62.86794" calcext:value-type="float">
            <text:p>62.86794</text:p>
          </table:table-cell>
          <table:table-cell office:value-type="float" office:value="65.58004" calcext:value-type="float">
            <text:p>65.58004</text:p>
          </table:table-cell>
          <table:table-cell office:value-type="float" office:value="81.85651" calcext:value-type="float">
            <text:p>81.856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.5576" calcext:value-type="float">
            <text:p>79.5576</text:p>
          </table:table-cell>
          <table:table-cell table:number-columns-repeated="9"/>
          <table:table-cell office:value-type="float" office:value="81.53159" calcext:value-type="float">
            <text:p>81.53159</text:p>
          </table:table-cell>
          <table:table-cell/>
          <table:table-cell office:value-type="float" office:value="63.42915" calcext:value-type="float">
            <text:p>63.42915</text:p>
          </table:table-cell>
          <table:table-cell office:value-type="float" office:value="66.09335" calcext:value-type="float">
            <text:p>66.09335</text:p>
          </table:table-cell>
          <table:table-cell office:value-type="float" office:value="82.46276" calcext:value-type="float">
            <text:p>82.462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.22423" calcext:value-type="float">
            <text:p>80.22423</text:p>
          </table:table-cell>
          <table:table-cell table:number-columns-repeated="9"/>
          <table:table-cell office:value-type="float" office:value="82.13532" calcext:value-type="float">
            <text:p>82.13532</text:p>
          </table:table-cell>
          <table:table-cell/>
          <table:table-cell office:value-type="float" office:value="64.10034" calcext:value-type="float">
            <text:p>64.10034</text:p>
          </table:table-cell>
          <table:table-cell office:value-type="float" office:value="66.68559" calcext:value-type="float">
            <text:p>66.68559</text:p>
          </table:table-cell>
          <table:table-cell office:value-type="float" office:value="82.89387" calcext:value-type="float">
            <text:p>82.893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.65808" calcext:value-type="float">
            <text:p>80.65808</text:p>
          </table:table-cell>
          <table:table-cell table:number-columns-repeated="9"/>
          <table:table-cell office:value-type="float" office:value="82.58216" calcext:value-type="float">
            <text:p>82.58216</text:p>
          </table:table-cell>
          <table:table-cell/>
          <table:table-cell office:value-type="float" office:value="64.65748" calcext:value-type="float">
            <text:p>64.65748</text:p>
          </table:table-cell>
          <table:table-cell office:value-type="float" office:value="67.19454" calcext:value-type="float">
            <text:p>67.19454</text:p>
          </table:table-cell>
          <table:table-cell office:value-type="float" office:value="83.48908" calcext:value-type="float">
            <text:p>83.489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.28412" calcext:value-type="float">
            <text:p>81.28412</text:p>
          </table:table-cell>
          <table:table-cell table:number-columns-repeated="9"/>
          <table:table-cell office:value-type="float" office:value="83.17795" calcext:value-type="float">
            <text:p>83.17795</text:p>
          </table:table-cell>
          <table:table-cell/>
          <table:table-cell office:value-type="float" office:value="65.33145" calcext:value-type="float">
            <text:p>65.33145</text:p>
          </table:table-cell>
          <table:table-cell office:value-type="float" office:value="67.78327" calcext:value-type="float">
            <text:p>67.78327</text:p>
          </table:table-cell>
          <table:table-cell office:value-type="float" office:value="83.90593" calcext:value-type="float">
            <text:p>83.905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.74715" calcext:value-type="float">
            <text:p>81.74715</text:p>
          </table:table-cell>
          <table:table-cell table:number-columns-repeated="9"/>
          <table:table-cell office:value-type="float" office:value="83.61442" calcext:value-type="float">
            <text:p>83.61442</text:p>
          </table:table-cell>
          <table:table-cell/>
          <table:table-cell office:value-type="float" office:value="65.87478" calcext:value-type="float">
            <text:p>65.87478</text:p>
          </table:table-cell>
          <table:table-cell office:value-type="float" office:value="68.29012" calcext:value-type="float">
            <text:p>68.29012</text:p>
          </table:table-cell>
          <table:table-cell office:value-type="float" office:value="84.49844" calcext:value-type="float">
            <text:p>84.498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.36198" calcext:value-type="float">
            <text:p>82.36198</text:p>
          </table:table-cell>
          <table:table-cell table:number-columns-repeated="9"/>
          <table:table-cell office:value-type="float" office:value="84.20194" calcext:value-type="float">
            <text:p>84.20194</text:p>
          </table:table-cell>
          <table:table-cell/>
          <table:table-cell office:value-type="float" office:value="66.53954" calcext:value-type="float">
            <text:p>66.53954</text:p>
          </table:table-cell>
          <table:table-cell office:value-type="float" office:value="68.87302" calcext:value-type="float">
            <text:p>68.87302</text:p>
          </table:table-cell>
          <table:table-cell office:value-type="float" office:value="84.89717" calcext:value-type="float">
            <text:p>84.897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.81778" calcext:value-type="float">
            <text:p>82.81778</text:p>
          </table:table-cell>
          <table:table-cell table:number-columns-repeated="9"/>
          <table:table-cell office:value-type="float" office:value="84.62776" calcext:value-type="float">
            <text:p>84.62776</text:p>
          </table:table-cell>
          <table:table-cell/>
          <table:table-cell office:value-type="float" office:value="67.07504" calcext:value-type="float">
            <text:p>67.07504</text:p>
          </table:table-cell>
          <table:table-cell office:value-type="float" office:value="69.36434" calcext:value-type="float">
            <text:p>69.36434</text:p>
          </table:table-cell>
          <table:table-cell office:value-type="float" office:value="85.48372" calcext:value-type="float">
            <text:p>85.48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.42793" calcext:value-type="float">
            <text:p>83.42793</text:p>
          </table:table-cell>
          <table:table-cell table:number-columns-repeated="9"/>
          <table:table-cell office:value-type="float" office:value="85.21683" calcext:value-type="float">
            <text:p>85.21683</text:p>
          </table:table-cell>
          <table:table-cell/>
          <table:table-cell office:value-type="float" office:value="67.72962" calcext:value-type="float">
            <text:p>67.72962</text:p>
          </table:table-cell>
          <table:table-cell office:value-type="float" office:value="69.95339" calcext:value-type="float">
            <text:p>69.95339</text:p>
          </table:table-cell>
          <table:table-cell office:value-type="float" office:value="85.86771" calcext:value-type="float">
            <text:p>85.867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.86386" calcext:value-type="float">
            <text:p>83.86386</text:p>
          </table:table-cell>
          <table:table-cell table:number-columns-repeated="9"/>
          <table:table-cell office:value-type="float" office:value="85.61631" calcext:value-type="float">
            <text:p>85.61631</text:p>
          </table:table-cell>
          <table:table-cell/>
          <table:table-cell office:value-type="float" office:value="68.25892" calcext:value-type="float">
            <text:p>68.25892</text:p>
          </table:table-cell>
          <table:table-cell office:value-type="float" office:value="70.44335" calcext:value-type="float">
            <text:p>70.44335</text:p>
          </table:table-cell>
          <table:table-cell office:value-type="float" office:value="86.44206" calcext:value-type="float">
            <text:p>86.442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.47304" calcext:value-type="float">
            <text:p>84.47304</text:p>
          </table:table-cell>
          <table:table-cell table:number-columns-repeated="9"/>
          <table:table-cell office:value-type="float" office:value="86.19999" calcext:value-type="float">
            <text:p>86.19999</text:p>
          </table:table-cell>
          <table:table-cell/>
          <table:table-cell office:value-type="float" office:value="68.91007" calcext:value-type="float">
            <text:p>68.91007</text:p>
          </table:table-cell>
          <table:table-cell office:value-type="float" office:value="71.02583" calcext:value-type="float">
            <text:p>71.02583</text:p>
          </table:table-cell>
          <table:table-cell office:value-type="float" office:value="86.8215" calcext:value-type="float">
            <text:p>86.82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.90483" calcext:value-type="float">
            <text:p>84.90483</text:p>
          </table:table-cell>
          <table:table-cell table:number-columns-repeated="9"/>
          <table:table-cell office:value-type="float" office:value="86.59708" calcext:value-type="float">
            <text:p>86.59708</text:p>
          </table:table-cell>
          <table:table-cell/>
          <table:table-cell office:value-type="float" office:value="69.43256" calcext:value-type="float">
            <text:p>69.43256</text:p>
          </table:table-cell>
          <table:table-cell office:value-type="float" office:value="71.51163" calcext:value-type="float">
            <text:p>71.51163</text:p>
          </table:table-cell>
          <table:table-cell office:value-type="float" office:value="87.38655" calcext:value-type="float">
            <text:p>87.38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.50511" calcext:value-type="float">
            <text:p>85.50511</text:p>
          </table:table-cell>
          <table:table-cell table:number-columns-repeated="9"/>
          <table:table-cell office:value-type="float" office:value="87.1661" calcext:value-type="float">
            <text:p>87.1661</text:p>
          </table:table-cell>
          <table:table-cell/>
          <table:table-cell office:value-type="float" office:value="70.0765" calcext:value-type="float">
            <text:p>70.0765</text:p>
          </table:table-cell>
          <table:table-cell office:value-type="float" office:value="72.08482" calcext:value-type="float">
            <text:p>72.08482</text:p>
          </table:table-cell>
          <table:table-cell office:value-type="float" office:value="87.75777" calcext:value-type="float">
            <text:p>87.757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.91313" calcext:value-type="float">
            <text:p>85.91313</text:p>
          </table:table-cell>
          <table:table-cell table:number-columns-repeated="9"/>
          <table:table-cell office:value-type="float" office:value="87.54625" calcext:value-type="float">
            <text:p>87.54625</text:p>
          </table:table-cell>
          <table:table-cell/>
          <table:table-cell office:value-type="float" office:value="70.59178" calcext:value-type="float">
            <text:p>70.59178</text:p>
          </table:table-cell>
          <table:table-cell office:value-type="float" office:value="72.56736" calcext:value-type="float">
            <text:p>72.56736</text:p>
          </table:table-cell>
          <table:table-cell office:value-type="float" office:value="88.30477" calcext:value-type="float">
            <text:p>88.30477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88.11025" calcext:value-type="float">
            <text:p>88.11025</text:p>
          </table:table-cell>
          <table:table-cell/>
          <table:table-cell office:value-type="float" office:value="71.22661" calcext:value-type="float">
            <text:p>71.22661</text:p>
          </table:table-cell>
          <table:table-cell office:value-type="float" office:value="73.14142" calcext:value-type="float">
            <text:p>73.14142</text:p>
          </table:table-cell>
          <table:table-cell office:value-type="float" office:value="88.66441" calcext:value-type="float">
            <text:p>88.66441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88.48872" calcext:value-type="float">
            <text:p>88.48872</text:p>
          </table:table-cell>
          <table:table-cell/>
          <table:table-cell office:value-type="float" office:value="71.726" calcext:value-type="float">
            <text:p>71.726</text:p>
          </table:table-cell>
          <table:table-cell office:value-type="float" office:value="73.6189" calcext:value-type="float">
            <text:p>73.6189</text:p>
          </table:table-cell>
          <table:table-cell office:value-type="float" office:value="89.20604" calcext:value-type="float">
            <text:p>89.20604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2.36099" calcext:value-type="float">
            <text:p>72.36099</text:p>
          </table:table-cell>
          <table:table-cell office:value-type="float" office:value="74.18907" calcext:value-type="float">
            <text:p>74.18907</text:p>
          </table:table-cell>
          <table:table-cell office:value-type="float" office:value="89.54799" calcext:value-type="float">
            <text:p>89.5479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2.84439" calcext:value-type="float">
            <text:p>72.84439</text:p>
          </table:table-cell>
          <table:table-cell office:value-type="float" office:value="74.65279" calcext:value-type="float">
            <text:p>74.65279</text:p>
          </table:table-cell>
          <table:table-cell office:value-type="float" office:value="90.08995" calcext:value-type="float">
            <text:p>90.08995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3.47589" calcext:value-type="float">
            <text:p>73.47589</text:p>
          </table:table-cell>
          <table:table-cell office:value-type="float" office:value="75.22194" calcext:value-type="float">
            <text:p>75.22194</text:p>
          </table:table-cell>
          <table:table-cell office:value-type="float" office:value="90.42014" calcext:value-type="float">
            <text:p>90.42014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3.96241" calcext:value-type="float">
            <text:p>73.96241</text:p>
          </table:table-cell>
          <table:table-cell office:value-type="float" office:value="75.68053" calcext:value-type="float">
            <text:p>75.68053</text:p>
          </table:table-cell>
          <table:table-cell office:value-type="float" office:value="90.95311" calcext:value-type="float">
            <text:p>90.95311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4.58413" calcext:value-type="float">
            <text:p>74.58413</text:p>
          </table:table-cell>
          <table:table-cell office:value-type="float" office:value="76.24463" calcext:value-type="float">
            <text:p>76.24463</text:p>
          </table:table-cell>
          <table:table-cell office:value-type="float" office:value="91.26599" calcext:value-type="float">
            <text:p>91.2659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5.05777" calcext:value-type="float">
            <text:p>75.05777</text:p>
          </table:table-cell>
          <table:table-cell office:value-type="float" office:value="76.69776" calcext:value-type="float">
            <text:p>76.69776</text:p>
          </table:table-cell>
          <table:table-cell office:value-type="float" office:value="91.7858" calcext:value-type="float">
            <text:p>91.7858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5.67244" calcext:value-type="float">
            <text:p>75.67244</text:p>
          </table:table-cell>
          <table:table-cell office:value-type="float" office:value="77.26531" calcext:value-type="float">
            <text:p>77.26531</text:p>
          </table:table-cell>
          <table:table-cell office:value-type="float" office:value="92.08987" calcext:value-type="float">
            <text:p>92.08987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77.70602" calcext:value-type="float">
            <text:p>77.70602</text:p>
          </table:table-cell>
          <table:table-cell office:value-type="float" office:value="92.60077" calcext:value-type="float">
            <text:p>92.60077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78.26746" calcext:value-type="float">
            <text:p>78.26746</text:p>
          </table:table-cell>
          <table:table-cell office:value-type="float" office:value="92.89304" calcext:value-type="float">
            <text:p>92.89304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78.70184" calcext:value-type="float">
            <text:p>78.70184</text:p>
          </table:table-cell>
          <table:table-cell office:value-type="float" office:value="93.39009" calcext:value-type="float">
            <text:p>93.39009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79.24724" calcext:value-type="float">
            <text:p>79.24724</text:p>
          </table:table-cell>
          <table:table-cell office:value-type="float" office:value="93.67" calcext:value-type="float">
            <text:p>93.67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79.67478" calcext:value-type="float">
            <text:p>79.67478</text:p>
          </table:table-cell>
          <table:table-cell office:value-type="float" office:value="93.67" calcext:value-type="float">
            <text:p>93.67</text:p>
          </table:table-cell>
          <table:table-cell table:number-columns-repeated="9"/>
          <table:table-cell office:value-type="string" calcext:value-type="string">
            <text:p>Warning: one of the 2 correct avoidance was violating the colregs</text:p>
          </table:table-cell>
        </table:table-row>
        <table:table-row table:style-name="ro1">
          <table:table-cell table:number-columns-repeated="17"/>
          <table:table-cell office:value-type="float" office:value="80.22363" calcext:value-type="float">
            <text:p>80.22363</text:p>
          </table:table-cell>
          <table:table-cell office:value-type="float" office:value="94.16271" calcext:value-type="float">
            <text:p>94.16271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0.64793" calcext:value-type="float">
            <text:p>80.64793</text:p>
          </table:table-cell>
          <table:table-cell office:value-type="float" office:value="94.42544" calcext:value-type="float">
            <text:p>94.42544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1.19321" calcext:value-type="float">
            <text:p>81.19321</text:p>
          </table:table-cell>
          <table:table-cell office:value-type="float" office:value="94.90562" calcext:value-type="float">
            <text:p>94.90562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1.59692" calcext:value-type="float">
            <text:p>81.59692</text:p>
          </table:table-cell>
          <table:table-cell office:value-type="float" office:value="95.15656" calcext:value-type="float">
            <text:p>95.15656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2.1378" calcext:value-type="float">
            <text:p>82.1378</text:p>
          </table:table-cell>
          <table:table-cell office:value-type="float" office:value="95.62808" calcext:value-type="float">
            <text:p>95.62808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2.53803" calcext:value-type="float">
            <text:p>82.53803</text:p>
          </table:table-cell>
          <table:table-cell office:value-type="float" office:value="95.87593" calcext:value-type="float">
            <text:p>95.8759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3.06882" calcext:value-type="float">
            <text:p>83.06882</text:p>
          </table:table-cell>
          <table:table-cell office:value-type="float" office:value="96.33852" calcext:value-type="float">
            <text:p>96.33852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83.4671" calcext:value-type="float">
            <text:p>83.4671</text:p>
          </table:table-cell>
          <table:table-cell table:number-columns-repeated="11"/>
        </table:table-row>
        <table:table-row table:style-name="ro1">
          <table:table-cell table:number-columns-repeated="17"/>
          <table:table-cell office:value-type="float" office:value="83.99139" calcext:value-type="float">
            <text:p>83.99139</text:p>
          </table:table-cell>
          <table:table-cell table:number-columns-repeated="11"/>
        </table:table-row>
        <table:table-row table:style-name="ro1">
          <table:table-cell table:number-columns-repeated="17"/>
          <table:table-cell office:value-type="float" office:value="84.3795" calcext:value-type="float">
            <text:p>84.3795</text:p>
          </table:table-cell>
          <table:table-cell table:number-columns-repeated="11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 office:value-type="float" office:value="6.07997" calcext:value-type="float">
            <text:p>6.07997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2.7595" calcext:value-type="float">
            <text:p>2.7595</text:p>
          </table:table-cell>
          <table:table-cell office:value-type="float" office:value="0.53911" calcext:value-type="float">
            <text:p>0.53911</text:p>
          </table:table-cell>
          <table:table-cell office:value-type="float" office:value="0.29799" calcext:value-type="float">
            <text:p>0.29799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52779" calcext:value-type="float">
            <text:p>0.52779</text:p>
          </table:table-cell>
          <table:table-cell office:value-type="float" office:value="0.43953" calcext:value-type="float">
            <text:p>0.43953</text:p>
          </table:table-cell>
          <table:table-cell office:value-type="float" office:value="0.2699" calcext:value-type="float">
            <text:p>0.2699</text:p>
          </table:table-cell>
          <table:table-cell office:value-type="float" office:value="5.29985" calcext:value-type="float">
            <text:p>5.29985</text:p>
          </table:table-cell>
          <table:table-cell office:value-type="float" office:value="0.47751" calcext:value-type="float">
            <text:p>0.4775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74152" calcext:value-type="float">
            <text:p>0.74152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1.03773" calcext:value-type="float">
            <text:p>1.03773</text:p>
          </table:table-cell>
          <table:table-cell office:value-type="float" office:value="9.2919" calcext:value-type="float">
            <text:p>9.2919</text:p>
          </table:table-cell>
          <table:table-cell office:value-type="float" office:value="0.28999" calcext:value-type="float">
            <text:p>0.28999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1.38011" calcext:value-type="float">
            <text:p>1.380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4T18:33:44.172564172</dc:date>
    <meta:editing-duration>PT1M44S</meta:editing-duration>
    <meta:editing-cycles>2</meta:editing-cycles>
    <meta:document-statistic meta:table-count="1" meta:cell-count="79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658cm" svg:height="20.412cm" xlink:href=".." xlink:type="simple" chart:class="chart:line" chart:style-name="ch1">
        <chart:legend chart:legend-position="end" svg:x="17.753cm" svg:y="5.176cm" style:legend-expansion="high" chart:style-name="ch2"/>
        <chart:plot-area chart:style-name="ch3" table:cell-range-address="output.A1:output.T457" svg:x="0.413cm" svg:y="0.408cm" svg:width="16.927cm" svg:height="19.596cm">
          <chart:coordinate-region svg:x="1.22cm" svg:y="0.607cm" svg:width="16.12cm" svg:height="18.4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1:output.A457" chart:class="chart:line">
            <chart:data-point chart:repeated="457"/>
          </chart:series>
          <chart:series chart:style-name="ch7" chart:values-cell-range-address="output.B1:output.B457" chart:class="chart:line">
            <chart:data-point chart:repeated="457"/>
          </chart:series>
          <chart:series chart:style-name="ch8" chart:values-cell-range-address="output.C1:output.C457" chart:class="chart:line">
            <chart:data-point chart:repeated="457"/>
          </chart:series>
          <chart:series chart:style-name="ch9" chart:values-cell-range-address="output.D1:output.D457" chart:class="chart:line">
            <chart:data-point chart:repeated="457"/>
          </chart:series>
          <chart:series chart:style-name="ch10" chart:values-cell-range-address="output.E1:output.E457" chart:class="chart:line">
            <chart:data-point chart:repeated="457"/>
          </chart:series>
          <chart:series chart:style-name="ch11" chart:values-cell-range-address="output.F1:output.F457" chart:class="chart:line">
            <chart:data-point chart:repeated="457"/>
          </chart:series>
          <chart:series chart:style-name="ch12" chart:values-cell-range-address="output.G1:output.G457" chart:class="chart:line">
            <chart:data-point chart:repeated="457"/>
          </chart:series>
          <chart:series chart:style-name="ch13" chart:values-cell-range-address="output.H1:output.H457" chart:class="chart:line">
            <chart:data-point chart:repeated="457"/>
          </chart:series>
          <chart:series chart:style-name="ch14" chart:values-cell-range-address="output.I1:output.I457" chart:class="chart:line">
            <chart:data-point chart:repeated="457"/>
          </chart:series>
          <chart:series chart:style-name="ch15" chart:values-cell-range-address="output.J1:output.J457" chart:class="chart:line">
            <chart:data-point chart:repeated="457"/>
          </chart:series>
          <chart:series chart:style-name="ch16" chart:values-cell-range-address="output.K1:output.K457" chart:class="chart:line">
            <chart:data-point chart:repeated="457"/>
          </chart:series>
          <chart:series chart:style-name="ch17" chart:values-cell-range-address="output.L1:output.L457" chart:class="chart:line">
            <chart:data-point chart:repeated="457"/>
          </chart:series>
          <chart:series chart:style-name="ch18" chart:values-cell-range-address="output.M1:output.M457" chart:class="chart:line">
            <chart:data-point chart:repeated="457"/>
          </chart:series>
          <chart:series chart:style-name="ch19" chart:values-cell-range-address="output.N1:output.N457" chart:class="chart:line">
            <chart:data-point chart:repeated="457"/>
          </chart:series>
          <chart:series chart:style-name="ch20" chart:values-cell-range-address="output.O1:output.O457" chart:class="chart:line">
            <chart:data-point chart:repeated="457"/>
          </chart:series>
          <chart:series chart:style-name="ch9" chart:values-cell-range-address="output.P1:output.P457" chart:class="chart:line">
            <chart:data-point chart:repeated="457"/>
          </chart:series>
          <chart:series chart:style-name="ch10" chart:values-cell-range-address="output.Q1:output.Q457" chart:class="chart:line">
            <chart:data-point chart:repeated="457"/>
          </chart:series>
          <chart:series chart:style-name="ch11" chart:values-cell-range-address="output.R1:output.R457" chart:class="chart:line">
            <chart:data-point chart:repeated="457"/>
          </chart:series>
          <chart:series chart:style-name="ch12" chart:values-cell-range-address="output.S1:output.S457" chart:class="chart:line">
            <chart:data-point chart:repeated="457"/>
          </chart:series>
          <chart:series chart:style-name="ch13" chart:values-cell-range-address="output.T1:output.T457" chart:class="chart:line">
            <chart:data-point chart:repeated="45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.53169">
                <text:p>106.53169</text:p>
                <draw:g>
                  <svg:desc>output.A1:output.A457</svg:desc>
                </draw:g>
              </table:table-cell>
              <table:table-cell office:value-type="float" office:value="105.65474">
                <text:p>105.65474</text:p>
                <draw:g>
                  <svg:desc>output.B1:output.B457</svg:desc>
                </draw:g>
              </table:table-cell>
              <table:table-cell office:value-type="float" office:value="106.53169">
                <text:p>106.53169</text:p>
                <draw:g>
                  <svg:desc>output.C1:output.C457</svg:desc>
                </draw:g>
              </table:table-cell>
              <table:table-cell office:value-type="float" office:value="105.94655">
                <text:p>105.94655</text:p>
                <draw:g>
                  <svg:desc>output.D1:output.D457</svg:desc>
                </draw:g>
              </table:table-cell>
              <table:table-cell office:value-type="float" office:value="106.53169">
                <text:p>106.53169</text:p>
                <draw:g>
                  <svg:desc>output.E1:output.E457</svg:desc>
                </draw:g>
              </table:table-cell>
              <table:table-cell office:value-type="float" office:value="105.63637">
                <text:p>105.63637</text:p>
                <draw:g>
                  <svg:desc>output.F1:output.F457</svg:desc>
                </draw:g>
              </table:table-cell>
              <table:table-cell office:value-type="float" office:value="105.64604">
                <text:p>105.64604</text:p>
                <draw:g>
                  <svg:desc>output.G1:output.G457</svg:desc>
                </draw:g>
              </table:table-cell>
              <table:table-cell office:value-type="float" office:value="105.54916">
                <text:p>105.54916</text:p>
                <draw:g>
                  <svg:desc>output.H1:output.H457</svg:desc>
                </draw:g>
              </table:table-cell>
              <table:table-cell office:value-type="float" office:value="105.54884">
                <text:p>105.54884</text:p>
                <draw:g>
                  <svg:desc>output.I1:output.I457</svg:desc>
                </draw:g>
              </table:table-cell>
              <table:table-cell office:value-type="float" office:value="106.53169">
                <text:p>106.53169</text:p>
                <draw:g>
                  <svg:desc>output.J1:output.J457</svg:desc>
                </draw:g>
              </table:table-cell>
              <table:table-cell office:value-type="float" office:value="106.53169">
                <text:p>106.53169</text:p>
                <draw:g>
                  <svg:desc>output.K1:output.K457</svg:desc>
                </draw:g>
              </table:table-cell>
              <table:table-cell office:value-type="float" office:value="105.94652">
                <text:p>105.94652</text:p>
                <draw:g>
                  <svg:desc>output.L1:output.L457</svg:desc>
                </draw:g>
              </table:table-cell>
              <table:table-cell office:value-type="float" office:value="105.94643">
                <text:p>105.94643</text:p>
                <draw:g>
                  <svg:desc>output.M1:output.M457</svg:desc>
                </draw:g>
              </table:table-cell>
              <table:table-cell office:value-type="float" office:value="105.94667">
                <text:p>105.94667</text:p>
                <draw:g>
                  <svg:desc>output.N1:output.N457</svg:desc>
                </draw:g>
              </table:table-cell>
              <table:table-cell office:value-type="float" office:value="106.53169">
                <text:p>106.53169</text:p>
                <draw:g>
                  <svg:desc>output.O1:output.O457</svg:desc>
                </draw:g>
              </table:table-cell>
              <table:table-cell office:value-type="float" office:value="106.23211">
                <text:p>106.23211</text:p>
                <draw:g>
                  <svg:desc>output.P1:output.P457</svg:desc>
                </draw:g>
              </table:table-cell>
              <table:table-cell office:value-type="float" office:value="106.53169">
                <text:p>106.53169</text:p>
                <draw:g>
                  <svg:desc>output.Q1:output.Q457</svg:desc>
                </draw:g>
              </table:table-cell>
              <table:table-cell office:value-type="float" office:value="106.53169">
                <text:p>106.53169</text:p>
                <draw:g>
                  <svg:desc>output.R1:output.R457</svg:desc>
                </draw:g>
              </table:table-cell>
              <table:table-cell office:value-type="float" office:value="106.23247">
                <text:p>106.23247</text:p>
                <draw:g>
                  <svg:desc>output.S1:output.S457</svg:desc>
                </draw:g>
              </table:table-cell>
              <table:table-cell office:value-type="float" office:value="105.54916">
                <text:p>105.54916</text:p>
                <draw:g>
                  <svg:desc>output.T1:output.T4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1348">
                <text:p>105.3134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59577">
                <text:p>105.5957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1158">
                <text:p>105.31158</text:p>
              </table:table-cell>
              <table:table-cell office:value-type="float" office:value="105.32359">
                <text:p>105.32359</text:p>
              </table:table-cell>
              <table:table-cell office:value-type="float" office:value="105.22601">
                <text:p>105.22601</text:p>
              </table:table-cell>
              <table:table-cell office:value-type="float" office:value="105.22564">
                <text:p>105.22564</text:p>
              </table:table-cell>
              <table:table-cell office:value-type="float" office:value="106.48255">
                <text:p>106.4825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59537">
                <text:p>105.59537</text:p>
              </table:table-cell>
              <table:table-cell office:value-type="float" office:value="105.59544">
                <text:p>105.59544</text:p>
              </table:table-cell>
              <table:table-cell office:value-type="float" office:value="105.59565">
                <text:p>105.5956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85836">
                <text:p>105.8583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85926">
                <text:p>105.85926</text:p>
              </table:table-cell>
              <table:table-cell office:value-type="float" office:value="105.22586">
                <text:p>105.22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80046">
                <text:p>104.8004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81">
                <text:p>105.056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7464">
                <text:p>104.77464</text:p>
              </table:table-cell>
              <table:table-cell office:value-type="float" office:value="104.78679">
                <text:p>104.78679</text:p>
              </table:table-cell>
              <table:table-cell office:value-type="float" office:value="104.6897">
                <text:p>104.6897</text:p>
              </table:table-cell>
              <table:table-cell office:value-type="float" office:value="104.68935">
                <text:p>104.68935</text:p>
              </table:table-cell>
              <table:table-cell office:value-type="float" office:value="105.94134">
                <text:p>105.9413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13">
                <text:p>105.05613</text:p>
              </table:table-cell>
              <table:table-cell office:value-type="float" office:value="105.05595">
                <text:p>105.05595</text:p>
              </table:table-cell>
              <table:table-cell office:value-type="float" office:value="105.05633">
                <text:p>105.0563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682">
                <text:p>105.306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818">
                <text:p>105.30818</text:p>
              </table:table-cell>
              <table:table-cell office:value-type="float" office:value="104.6898">
                <text:p>104.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80046">
                <text:p>104.8004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81">
                <text:p>105.056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7464">
                <text:p>104.77464</text:p>
              </table:table-cell>
              <table:table-cell office:value-type="float" office:value="104.78679">
                <text:p>104.78679</text:p>
              </table:table-cell>
              <table:table-cell office:value-type="float" office:value="104.6897">
                <text:p>104.6897</text:p>
              </table:table-cell>
              <table:table-cell office:value-type="float" office:value="104.68935">
                <text:p>104.68935</text:p>
              </table:table-cell>
              <table:table-cell office:value-type="float" office:value="105.94134">
                <text:p>105.9413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05613">
                <text:p>105.05613</text:p>
              </table:table-cell>
              <table:table-cell office:value-type="float" office:value="105.05595">
                <text:p>105.05595</text:p>
              </table:table-cell>
              <table:table-cell office:value-type="float" office:value="105.05633">
                <text:p>105.0563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682">
                <text:p>105.306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5.30818">
                <text:p>105.30818</text:p>
              </table:table-cell>
              <table:table-cell office:value-type="float" office:value="104.6898">
                <text:p>104.6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47217">
                <text:p>104.4721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3532">
                <text:p>104.7353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46771">
                <text:p>104.46771</text:p>
              </table:table-cell>
              <table:table-cell office:value-type="float" office:value="104.48239">
                <text:p>104.48239</text:p>
              </table:table-cell>
              <table:table-cell office:value-type="float" office:value="104.38315">
                <text:p>104.38315</text:p>
              </table:table-cell>
              <table:table-cell office:value-type="float" office:value="104.38261">
                <text:p>104.38261</text:p>
              </table:table-cell>
              <table:table-cell office:value-type="float" office:value="105.58981">
                <text:p>105.589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7347">
                <text:p>104.7347</text:p>
              </table:table-cell>
              <table:table-cell office:value-type="float" office:value="104.73437">
                <text:p>104.73437</text:p>
              </table:table-cell>
              <table:table-cell office:value-type="float" office:value="104.73482">
                <text:p>104.73482</text:p>
              </table:table-cell>
              <table:table-cell office:value-type="float" office:value="106.32264">
                <text:p>106.32264</text:p>
              </table:table-cell>
              <table:table-cell office:value-type="float" office:value="104.98398">
                <text:p>104.9839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98572">
                <text:p>104.98572</text:p>
              </table:table-cell>
              <table:table-cell office:value-type="float" office:value="104.38495">
                <text:p>104.38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4967">
                <text:p>103.9496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20849">
                <text:p>104.2084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4682">
                <text:p>103.94682</text:p>
              </table:table-cell>
              <table:table-cell office:value-type="float" office:value="103.95979">
                <text:p>103.95979</text:p>
              </table:table-cell>
              <table:table-cell office:value-type="float" office:value="103.8626">
                <text:p>103.8626</text:p>
              </table:table-cell>
              <table:table-cell office:value-type="float" office:value="103.86179">
                <text:p>103.86179</text:p>
              </table:table-cell>
              <table:table-cell office:value-type="float" office:value="105.04859">
                <text:p>105.0485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20797">
                <text:p>104.20797</text:p>
              </table:table-cell>
              <table:table-cell office:value-type="float" office:value="104.20718">
                <text:p>104.20718</text:p>
              </table:table-cell>
              <table:table-cell office:value-type="float" office:value="104.20808">
                <text:p>104.20808</text:p>
              </table:table-cell>
              <table:table-cell office:value-type="float" office:value="105.74973">
                <text:p>105.74973</text:p>
              </table:table-cell>
              <table:table-cell office:value-type="float" office:value="104.45641">
                <text:p>104.4564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45834">
                <text:p>104.45834</text:p>
              </table:table-cell>
              <table:table-cell office:value-type="float" office:value="103.86203">
                <text:p>103.86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781">
                <text:p>103.657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341">
                <text:p>103.9134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456">
                <text:p>103.65456</text:p>
              </table:table-cell>
              <table:table-cell office:value-type="float" office:value="103.67806">
                <text:p>103.67806</text:p>
              </table:table-cell>
              <table:table-cell office:value-type="float" office:value="103.58096">
                <text:p>103.58096</text:p>
              </table:table-cell>
              <table:table-cell office:value-type="float" office:value="103.57995">
                <text:p>103.57995</text:p>
              </table:table-cell>
              <table:table-cell office:value-type="float" office:value="104.72659">
                <text:p>104.7265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28">
                <text:p>103.9128</text:p>
              </table:table-cell>
              <table:table-cell office:value-type="float" office:value="103.91164">
                <text:p>103.91164</text:p>
              </table:table-cell>
              <table:table-cell office:value-type="float" office:value="103.91303">
                <text:p>103.91303</text:p>
              </table:table-cell>
              <table:table-cell office:value-type="float" office:value="105.41101">
                <text:p>105.41101</text:p>
              </table:table-cell>
              <table:table-cell office:value-type="float" office:value="104.1503">
                <text:p>104.150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15249">
                <text:p>104.15249</text:p>
              </table:table-cell>
              <table:table-cell office:value-type="float" office:value="103.5804">
                <text:p>103.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781">
                <text:p>103.657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341">
                <text:p>103.9134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5456">
                <text:p>103.65456</text:p>
              </table:table-cell>
              <table:table-cell office:value-type="float" office:value="103.67806">
                <text:p>103.67806</text:p>
              </table:table-cell>
              <table:table-cell office:value-type="float" office:value="103.58096">
                <text:p>103.58096</text:p>
              </table:table-cell>
              <table:table-cell office:value-type="float" office:value="103.57995">
                <text:p>103.57995</text:p>
              </table:table-cell>
              <table:table-cell office:value-type="float" office:value="104.72659">
                <text:p>104.7265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9128">
                <text:p>103.9128</text:p>
              </table:table-cell>
              <table:table-cell office:value-type="float" office:value="103.91164">
                <text:p>103.91164</text:p>
              </table:table-cell>
              <table:table-cell office:value-type="float" office:value="103.91303">
                <text:p>103.91303</text:p>
              </table:table-cell>
              <table:table-cell office:value-type="float" office:value="105.41101">
                <text:p>105.41101</text:p>
              </table:table-cell>
              <table:table-cell office:value-type="float" office:value="104.1503">
                <text:p>104.150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4.15249">
                <text:p>104.15249</text:p>
              </table:table-cell>
              <table:table-cell office:value-type="float" office:value="103.5804">
                <text:p>103.5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4939">
                <text:p>103.1493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8899">
                <text:p>103.38899</text:p>
              </table:table-cell>
              <table:table-cell office:value-type="float" office:value="106.4824">
                <text:p>106.4824</text:p>
              </table:table-cell>
              <table:table-cell office:value-type="float" office:value="103.14382">
                <text:p>103.14382</text:p>
              </table:table-cell>
              <table:table-cell office:value-type="float" office:value="103.1696">
                <text:p>103.1696</text:p>
              </table:table-cell>
              <table:table-cell office:value-type="float" office:value="103.07077">
                <text:p>103.07077</text:p>
              </table:table-cell>
              <table:table-cell office:value-type="float" office:value="103.07122">
                <text:p>103.07122</text:p>
              </table:table-cell>
              <table:table-cell office:value-type="float" office:value="104.20097">
                <text:p>104.2009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9037">
                <text:p>103.39037</text:p>
              </table:table-cell>
              <table:table-cell office:value-type="float" office:value="103.3869">
                <text:p>103.3869</text:p>
              </table:table-cell>
              <table:table-cell office:value-type="float" office:value="103.3887">
                <text:p>103.3887</text:p>
              </table:table-cell>
              <table:table-cell office:value-type="float" office:value="104.87205">
                <text:p>104.87205</text:p>
              </table:table-cell>
              <table:table-cell office:value-type="float" office:value="103.62471">
                <text:p>103.6247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62698">
                <text:p>103.62698</text:p>
              </table:table-cell>
              <table:table-cell office:value-type="float" office:value="103.07224">
                <text:p>103.07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88044">
                <text:p>102.8804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0888">
                <text:p>103.10888</text:p>
              </table:table-cell>
              <table:table-cell office:value-type="float" office:value="106.4824">
                <text:p>106.4824</text:p>
              </table:table-cell>
              <table:table-cell office:value-type="float" office:value="102.87652">
                <text:p>102.87652</text:p>
              </table:table-cell>
              <table:table-cell office:value-type="float" office:value="102.90056">
                <text:p>102.90056</text:p>
              </table:table-cell>
              <table:table-cell office:value-type="float" office:value="102.80384">
                <text:p>102.80384</text:p>
              </table:table-cell>
              <table:table-cell office:value-type="float" office:value="102.80234">
                <text:p>102.80234</text:p>
              </table:table-cell>
              <table:table-cell office:value-type="float" office:value="103.9038">
                <text:p>103.903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10819">
                <text:p>103.10819</text:p>
              </table:table-cell>
              <table:table-cell office:value-type="float" office:value="103.10655">
                <text:p>103.10655</text:p>
              </table:table-cell>
              <table:table-cell office:value-type="float" office:value="103.10854">
                <text:p>103.10854</text:p>
              </table:table-cell>
              <table:table-cell office:value-type="float" office:value="104.56226">
                <text:p>104.56226</text:p>
              </table:table-cell>
              <table:table-cell office:value-type="float" office:value="103.34122">
                <text:p>103.3412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3.34366">
                <text:p>103.34366</text:p>
              </table:table-cell>
              <table:table-cell office:value-type="float" office:value="102.80358">
                <text:p>102.80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.22972">
                <text:p>106.22972</text:p>
              </table:table-cell>
              <table:table-cell office:value-type="float" office:value="102.3745">
                <text:p>102.374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60693">
                <text:p>102.60693</text:p>
              </table:table-cell>
              <table:table-cell office:value-type="float" office:value="105.93903">
                <text:p>105.93903</text:p>
              </table:table-cell>
              <table:table-cell office:value-type="float" office:value="102.37021">
                <text:p>102.37021</text:p>
              </table:table-cell>
              <table:table-cell office:value-type="float" office:value="102.39624">
                <text:p>102.39624</text:p>
              </table:table-cell>
              <table:table-cell office:value-type="float" office:value="102.298">
                <text:p>102.298</text:p>
              </table:table-cell>
              <table:table-cell office:value-type="float" office:value="102.2964">
                <text:p>102.2964</text:p>
              </table:table-cell>
              <table:table-cell office:value-type="float" office:value="103.38076">
                <text:p>103.3807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60796">
                <text:p>102.60796</text:p>
              </table:table-cell>
              <table:table-cell office:value-type="float" office:value="102.60578">
                <text:p>102.60578</text:p>
              </table:table-cell>
              <table:table-cell office:value-type="float" office:value="102.60842">
                <text:p>102.60842</text:p>
              </table:table-cell>
              <table:table-cell office:value-type="float" office:value="104.56226">
                <text:p>104.56226</text:p>
              </table:table-cell>
              <table:table-cell office:value-type="float" office:value="102.83">
                <text:p>102.8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8328">
                <text:p>102.8328</text:p>
              </table:table-cell>
              <table:table-cell office:value-type="float" office:value="102.29996">
                <text:p>102.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85268">
                <text:p>105.85268</text:p>
              </table:table-cell>
              <table:table-cell office:value-type="float" office:value="102.13016">
                <text:p>102.1301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981">
                <text:p>102.33981</text:p>
              </table:table-cell>
              <table:table-cell office:value-type="float" office:value="105.58627">
                <text:p>105.58627</text:p>
              </table:table-cell>
              <table:table-cell office:value-type="float" office:value="102.12562">
                <text:p>102.12562</text:p>
              </table:table-cell>
              <table:table-cell office:value-type="float" office:value="102.15163">
                <text:p>102.15163</text:p>
              </table:table-cell>
              <table:table-cell office:value-type="float" office:value="102.05375">
                <text:p>102.05375</text:p>
              </table:table-cell>
              <table:table-cell office:value-type="float" office:value="102.05443">
                <text:p>102.05443</text:p>
              </table:table-cell>
              <table:table-cell office:value-type="float" office:value="103.09802">
                <text:p>103.0980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33851">
                <text:p>102.33851</text:p>
              </table:table-cell>
              <table:table-cell office:value-type="float" office:value="102.33634">
                <text:p>102.33634</text:p>
              </table:table-cell>
              <table:table-cell office:value-type="float" office:value="102.33938">
                <text:p>102.33938</text:p>
              </table:table-cell>
              <table:table-cell office:value-type="float" office:value="104.03514">
                <text:p>104.03514</text:p>
              </table:table-cell>
              <table:table-cell office:value-type="float" office:value="102.56147">
                <text:p>102.5614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56444">
                <text:p>102.56444</text:p>
              </table:table-cell>
              <table:table-cell office:value-type="float" office:value="102.05609">
                <text:p>102.0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85268">
                <text:p>105.85268</text:p>
              </table:table-cell>
              <table:table-cell office:value-type="float" office:value="101.63836">
                <text:p>101.6383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8443">
                <text:p>101.8443</text:p>
              </table:table-cell>
              <table:table-cell office:value-type="float" office:value="105.58627">
                <text:p>105.58627</text:p>
              </table:table-cell>
              <table:table-cell office:value-type="float" office:value="101.63346">
                <text:p>101.63346</text:p>
              </table:table-cell>
              <table:table-cell office:value-type="float" office:value="101.65438">
                <text:p>101.65438</text:p>
              </table:table-cell>
              <table:table-cell office:value-type="float" office:value="101.56229">
                <text:p>101.56229</text:p>
              </table:table-cell>
              <table:table-cell office:value-type="float" office:value="101.56083">
                <text:p>101.56083</text:p>
              </table:table-cell>
              <table:table-cell office:value-type="float" office:value="102.59715">
                <text:p>102.5971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84258">
                <text:p>101.84258</text:p>
              </table:table-cell>
              <table:table-cell office:value-type="float" office:value="101.84052">
                <text:p>101.84052</text:p>
              </table:table-cell>
              <table:table-cell office:value-type="float" office:value="101.84393">
                <text:p>101.84393</text:p>
              </table:table-cell>
              <table:table-cell office:value-type="float" office:value="103.73993">
                <text:p>103.73993</text:p>
              </table:table-cell>
              <table:table-cell office:value-type="float" office:value="102.06282">
                <text:p>102.062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2.06612">
                <text:p>102.06612</text:p>
              </table:table-cell>
              <table:table-cell office:value-type="float" office:value="101.56274">
                <text:p>101.56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29804">
                <text:p>105.29804</text:p>
              </table:table-cell>
              <table:table-cell office:value-type="float" office:value="101.407">
                <text:p>101.407</text:p>
              </table:table-cell>
              <table:table-cell office:value-type="float" office:value="106.40838">
                <text:p>106.40838</text:p>
              </table:table-cell>
              <table:table-cell office:value-type="float" office:value="101.60033">
                <text:p>101.60033</text:p>
              </table:table-cell>
              <table:table-cell office:value-type="float" office:value="105.04456">
                <text:p>105.04456</text:p>
              </table:table-cell>
              <table:table-cell office:value-type="float" office:value="101.4019">
                <text:p>101.4019</text:p>
              </table:table-cell>
              <table:table-cell office:value-type="float" office:value="101.42533">
                <text:p>101.42533</text:p>
              </table:table-cell>
              <table:table-cell office:value-type="float" office:value="101.33124">
                <text:p>101.33124</text:p>
              </table:table-cell>
              <table:table-cell office:value-type="float" office:value="101.33215">
                <text:p>101.33215</text:p>
              </table:table-cell>
              <table:table-cell office:value-type="float" office:value="102.32964">
                <text:p>102.3296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60823">
                <text:p>101.60823</text:p>
              </table:table-cell>
              <table:table-cell office:value-type="float" office:value="101.60624">
                <text:p>101.60624</text:p>
              </table:table-cell>
              <table:table-cell office:value-type="float" office:value="101.60954">
                <text:p>101.60954</text:p>
              </table:table-cell>
              <table:table-cell office:value-type="float" office:value="103.73993">
                <text:p>103.73993</text:p>
              </table:table-cell>
              <table:table-cell office:value-type="float" office:value="101.8195">
                <text:p>101.819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82108">
                <text:p>101.82108</text:p>
              </table:table-cell>
              <table:table-cell office:value-type="float" office:value="101.33403">
                <text:p>101.33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9769">
                <text:p>104.9769</text:p>
              </table:table-cell>
              <table:table-cell office:value-type="float" office:value="100.92734">
                <text:p>100.92734</text:p>
              </table:table-cell>
              <table:table-cell office:value-type="float" office:value="106.40838">
                <text:p>106.40838</text:p>
              </table:table-cell>
              <table:table-cell office:value-type="float" office:value="101.12718">
                <text:p>101.12718</text:p>
              </table:table-cell>
              <table:table-cell office:value-type="float" office:value="104.72417">
                <text:p>104.72417</text:p>
              </table:table-cell>
              <table:table-cell office:value-type="float" office:value="100.93197">
                <text:p>100.93197</text:p>
              </table:table-cell>
              <table:table-cell office:value-type="float" office:value="100.95603">
                <text:p>100.95603</text:p>
              </table:table-cell>
              <table:table-cell office:value-type="float" office:value="100.86129">
                <text:p>100.86129</text:p>
              </table:table-cell>
              <table:table-cell office:value-type="float" office:value="100.863">
                <text:p>100.863</text:p>
              </table:table-cell>
              <table:table-cell office:value-type="float" office:value="101.83146">
                <text:p>101.8314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12527">
                <text:p>101.12527</text:p>
              </table:table-cell>
              <table:table-cell office:value-type="float" office:value="101.12277">
                <text:p>101.12277</text:p>
              </table:table-cell>
              <table:table-cell office:value-type="float" office:value="101.12648">
                <text:p>101.12648</text:p>
              </table:table-cell>
              <table:table-cell office:value-type="float" office:value="103.21574">
                <text:p>103.21574</text:p>
              </table:table-cell>
              <table:table-cell office:value-type="float" office:value="101.33323">
                <text:p>101.3332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33724">
                <text:p>101.33724</text:p>
              </table:table-cell>
              <table:table-cell office:value-type="float" office:value="100.86483">
                <text:p>100.86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.44666">
                <text:p>104.44666</text:p>
              </table:table-cell>
              <table:table-cell office:value-type="float" office:value="100.72072">
                <text:p>100.72072</text:p>
              </table:table-cell>
              <table:table-cell office:value-type="float" office:value="106.03651">
                <text:p>106.03651</text:p>
              </table:table-cell>
              <table:table-cell office:value-type="float" office:value="100.89648">
                <text:p>100.89648</text:p>
              </table:table-cell>
              <table:table-cell office:value-type="float" office:value="104.19653">
                <text:p>104.19653</text:p>
              </table:table-cell>
              <table:table-cell office:value-type="float" office:value="100.71588">
                <text:p>100.71588</text:p>
              </table:table-cell>
              <table:table-cell office:value-type="float" office:value="100.74023">
                <text:p>100.74023</text:p>
              </table:table-cell>
              <table:table-cell office:value-type="float" office:value="100.64566">
                <text:p>100.64566</text:p>
              </table:table-cell>
              <table:table-cell office:value-type="float" office:value="100.64509">
                <text:p>100.64509</text:p>
              </table:table-cell>
              <table:table-cell office:value-type="float" office:value="101.59655">
                <text:p>101.5965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89647">
                <text:p>100.89647</text:p>
              </table:table-cell>
              <table:table-cell office:value-type="float" office:value="100.89374">
                <text:p>100.89374</text:p>
              </table:table-cell>
              <table:table-cell office:value-type="float" office:value="100.89772">
                <text:p>100.89772</text:p>
              </table:table-cell>
              <table:table-cell office:value-type="float" office:value="102.94561">
                <text:p>102.94561</text:p>
              </table:table-cell>
              <table:table-cell office:value-type="float" office:value="101.10305">
                <text:p>101.1030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1.10754">
                <text:p>101.10754</text:p>
              </table:table-cell>
              <table:table-cell office:value-type="float" office:value="100.64918">
                <text:p>100.64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.14002">
                <text:p>104.14002</text:p>
              </table:table-cell>
              <table:table-cell office:value-type="float" office:value="100.2535">
                <text:p>100.2535</text:p>
              </table:table-cell>
              <table:table-cell office:value-type="float" office:value="105.4767">
                <text:p>105.4767</text:p>
              </table:table-cell>
              <table:table-cell office:value-type="float" office:value="100.42648">
                <text:p>100.42648</text:p>
              </table:table-cell>
              <table:table-cell office:value-type="float" office:value="103.89881">
                <text:p>103.89881</text:p>
              </table:table-cell>
              <table:table-cell office:value-type="float" office:value="100.2489">
                <text:p>100.2489</text:p>
              </table:table-cell>
              <table:table-cell office:value-type="float" office:value="100.28295">
                <text:p>100.28295</text:p>
              </table:table-cell>
              <table:table-cell office:value-type="float" office:value="100.1911">
                <text:p>100.1911</text:p>
              </table:table-cell>
              <table:table-cell office:value-type="float" office:value="100.19054">
                <text:p>100.19054</text:p>
              </table:table-cell>
              <table:table-cell office:value-type="float" office:value="101.11313">
                <text:p>101.11313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42611">
                <text:p>100.42611</text:p>
              </table:table-cell>
              <table:table-cell office:value-type="float" office:value="100.42323">
                <text:p>100.42323</text:p>
              </table:table-cell>
              <table:table-cell office:value-type="float" office:value="100.42743">
                <text:p>100.42743</text:p>
              </table:table-cell>
              <table:table-cell office:value-type="float" office:value="102.43584">
                <text:p>102.43584</text:p>
              </table:table-cell>
              <table:table-cell office:value-type="float" office:value="100.63152">
                <text:p>100.6315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63659">
                <text:p>100.63659</text:p>
              </table:table-cell>
              <table:table-cell office:value-type="float" office:value="100.19249">
                <text:p>100.19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61428">
                <text:p>103.61428</text:p>
              </table:table-cell>
              <table:table-cell office:value-type="float" office:value="100.06263">
                <text:p>100.06263</text:p>
              </table:table-cell>
              <table:table-cell office:value-type="float" office:value="105.15303">
                <text:p>105.15303</text:p>
              </table:table-cell>
              <table:table-cell office:value-type="float" office:value="100.22092">
                <text:p>100.22092</text:p>
              </table:table-cell>
              <table:table-cell office:value-type="float" office:value="103.37552">
                <text:p>103.37552</text:p>
              </table:table-cell>
              <table:table-cell office:value-type="float" office:value="100.05812">
                <text:p>100.05812</text:p>
              </table:table-cell>
              <table:table-cell office:value-type="float" office:value="100.09268">
                <text:p>100.09268</text:p>
              </table:table-cell>
              <table:table-cell office:value-type="float" office:value="99.98891">
                <text:p>99.98891</text:p>
              </table:table-cell>
              <table:table-cell office:value-type="float" office:value="99.98814">
                <text:p>99.98814</text:p>
              </table:table-cell>
              <table:table-cell office:value-type="float" office:value="100.88432">
                <text:p>100.88432</text:p>
              </table:table-cell>
              <table:table-cell office:value-type="float" office:value="106.22947">
                <text:p>106.22947</text:p>
              </table:table-cell>
              <table:table-cell office:value-type="float" office:value="100.22044">
                <text:p>100.22044</text:p>
              </table:table-cell>
              <table:table-cell office:value-type="float" office:value="100.21751">
                <text:p>100.21751</text:p>
              </table:table-cell>
              <table:table-cell office:value-type="float" office:value="100.22168">
                <text:p>100.22168</text:p>
              </table:table-cell>
              <table:table-cell office:value-type="float" office:value="102.17711">
                <text:p>102.17711</text:p>
              </table:table-cell>
              <table:table-cell office:value-type="float" office:value="100.41484">
                <text:p>100.41484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0.42012">
                <text:p>100.42012</text:p>
              </table:table-cell>
              <table:table-cell office:value-type="float" office:value="99.9902">
                <text:p>99.9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3069">
                <text:p>103.33069</text:p>
              </table:table-cell>
              <table:table-cell office:value-type="float" office:value="99.60834">
                <text:p>99.60834</text:p>
              </table:table-cell>
              <table:table-cell office:value-type="float" office:value="104.6142">
                <text:p>104.6142</text:p>
              </table:table-cell>
              <table:table-cell office:value-type="float" office:value="99.76556">
                <text:p>99.76556</text:p>
              </table:table-cell>
              <table:table-cell office:value-type="float" office:value="103.0927">
                <text:p>103.0927</text:p>
              </table:table-cell>
              <table:table-cell office:value-type="float" office:value="99.60366">
                <text:p>99.60366</text:p>
              </table:table-cell>
              <table:table-cell office:value-type="float" office:value="99.63865">
                <text:p>99.63865</text:p>
              </table:table-cell>
              <table:table-cell office:value-type="float" office:value="99.54703">
                <text:p>99.54703</text:p>
              </table:table-cell>
              <table:table-cell office:value-type="float" office:value="99.54565">
                <text:p>99.54565</text:p>
              </table:table-cell>
              <table:table-cell office:value-type="float" office:value="100.41386">
                <text:p>100.41386</text:p>
              </table:table-cell>
              <table:table-cell office:value-type="float" office:value="105.86046">
                <text:p>105.86046</text:p>
              </table:table-cell>
              <table:table-cell office:value-type="float" office:value="99.76273">
                <text:p>99.76273</text:p>
              </table:table-cell>
              <table:table-cell office:value-type="float" office:value="99.75949">
                <text:p>99.75949</text:p>
              </table:table-cell>
              <table:table-cell office:value-type="float" office:value="99.76417">
                <text:p>99.76417</text:p>
              </table:table-cell>
              <table:table-cell office:value-type="float" office:value="101.69176">
                <text:p>101.69176</text:p>
              </table:table-cell>
              <table:table-cell office:value-type="float" office:value="99.9557">
                <text:p>99.9557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96163">
                <text:p>99.96163</text:p>
              </table:table-cell>
              <table:table-cell office:value-type="float" office:value="99.54829">
                <text:p>99.54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.81914">
                <text:p>102.81914</text:p>
              </table:table-cell>
              <table:table-cell office:value-type="float" office:value="99.4308">
                <text:p>99.4308</text:p>
              </table:table-cell>
              <table:table-cell office:value-type="float" office:value="104.30523">
                <text:p>104.30523</text:p>
              </table:table-cell>
              <table:table-cell office:value-type="float" office:value="99.58284">
                <text:p>99.58284</text:p>
              </table:table-cell>
              <table:table-cell office:value-type="float" office:value="102.59169">
                <text:p>102.59169</text:p>
              </table:table-cell>
              <table:table-cell office:value-type="float" office:value="99.42544">
                <text:p>99.42544</text:p>
              </table:table-cell>
              <table:table-cell office:value-type="float" office:value="99.46144">
                <text:p>99.46144</text:p>
              </table:table-cell>
              <table:table-cell office:value-type="float" office:value="99.36759">
                <text:p>99.36759</text:p>
              </table:table-cell>
              <table:table-cell office:value-type="float" office:value="99.36598">
                <text:p>99.36598</text:p>
              </table:table-cell>
              <table:table-cell office:value-type="float" office:value="100.20805">
                <text:p>100.20805</text:p>
              </table:table-cell>
              <table:table-cell office:value-type="float" office:value="105.86046">
                <text:p>105.86046</text:p>
              </table:table-cell>
              <table:table-cell office:value-type="float" office:value="99.58207">
                <text:p>99.58207</text:p>
              </table:table-cell>
              <table:table-cell office:value-type="float" office:value="99.57948">
                <text:p>99.57948</text:p>
              </table:table-cell>
              <table:table-cell office:value-type="float" office:value="99.58126">
                <text:p>99.58126</text:p>
              </table:table-cell>
              <table:table-cell office:value-type="float" office:value="101.4478">
                <text:p>101.4478</text:p>
              </table:table-cell>
              <table:table-cell office:value-type="float" office:value="99.76438">
                <text:p>99.7643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77024">
                <text:p>99.77024</text:p>
              </table:table-cell>
              <table:table-cell office:value-type="float" office:value="99.36855">
                <text:p>99.36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55063">
                <text:p>102.55063</text:p>
              </table:table-cell>
              <table:table-cell office:value-type="float" office:value="98.99858">
                <text:p>98.99858</text:p>
              </table:table-cell>
              <table:table-cell office:value-type="float" office:value="104.30523">
                <text:p>104.30523</text:p>
              </table:table-cell>
              <table:table-cell office:value-type="float" office:value="99.13991">
                <text:p>99.13991</text:p>
              </table:table-cell>
              <table:table-cell office:value-type="float" office:value="102.32401">
                <text:p>102.32401</text:p>
              </table:table-cell>
              <table:table-cell office:value-type="float" office:value="98.99356">
                <text:p>98.99356</text:p>
              </table:table-cell>
              <table:table-cell office:value-type="float" office:value="99.02939">
                <text:p>99.02939</text:p>
              </table:table-cell>
              <table:table-cell office:value-type="float" office:value="98.93807">
                <text:p>98.93807</text:p>
              </table:table-cell>
              <table:table-cell office:value-type="float" office:value="98.93625">
                <text:p>98.93625</text:p>
              </table:table-cell>
              <table:table-cell office:value-type="float" office:value="99.75261">
                <text:p>99.75261</text:p>
              </table:table-cell>
              <table:table-cell office:value-type="float" office:value="105.3084">
                <text:p>105.3084</text:p>
              </table:table-cell>
              <table:table-cell office:value-type="float" office:value="99.13712">
                <text:p>99.13712</text:p>
              </table:table-cell>
              <table:table-cell office:value-type="float" office:value="99.13488">
                <text:p>99.13488</text:p>
              </table:table-cell>
              <table:table-cell office:value-type="float" office:value="99.13836">
                <text:p>99.13836</text:p>
              </table:table-cell>
              <table:table-cell office:value-type="float" office:value="100.96536">
                <text:p>100.96536</text:p>
              </table:table-cell>
              <table:table-cell office:value-type="float" office:value="99.3181">
                <text:p>99.3181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32427">
                <text:p>99.32427</text:p>
              </table:table-cell>
              <table:table-cell office:value-type="float" office:value="98.93876">
                <text:p>98.93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05146">
                <text:p>102.05146</text:p>
              </table:table-cell>
              <table:table-cell office:value-type="float" office:value="98.83448">
                <text:p>98.83448</text:p>
              </table:table-cell>
              <table:table-cell office:value-type="float" office:value="103.77848">
                <text:p>103.77848</text:p>
              </table:table-cell>
              <table:table-cell office:value-type="float" office:value="98.97297">
                <text:p>98.97297</text:p>
              </table:table-cell>
              <table:table-cell office:value-type="float" office:value="101.82554">
                <text:p>101.82554</text:p>
              </table:table-cell>
              <table:table-cell office:value-type="float" office:value="98.82951">
                <text:p>98.82951</text:p>
              </table:table-cell>
              <table:table-cell office:value-type="float" office:value="98.86527">
                <text:p>98.86527</text:p>
              </table:table-cell>
              <table:table-cell office:value-type="float" office:value="98.77437">
                <text:p>98.77437</text:p>
              </table:table-cell>
              <table:table-cell office:value-type="float" office:value="98.77234">
                <text:p>98.77234</text:p>
              </table:table-cell>
              <table:table-cell office:value-type="float" office:value="99.57004">
                <text:p>99.57004</text:p>
              </table:table-cell>
              <table:table-cell office:value-type="float" office:value="104.99706">
                <text:p>104.99706</text:p>
              </table:table-cell>
              <table:table-cell office:value-type="float" office:value="98.97034">
                <text:p>98.97034</text:p>
              </table:table-cell>
              <table:table-cell office:value-type="float" office:value="98.96795">
                <text:p>98.96795</text:p>
              </table:table-cell>
              <table:table-cell office:value-type="float" office:value="98.97159">
                <text:p>98.97159</text:p>
              </table:table-cell>
              <table:table-cell office:value-type="float" office:value="100.74706">
                <text:p>100.74706</text:p>
              </table:table-cell>
              <table:table-cell office:value-type="float" office:value="99.14019">
                <text:p>99.1401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9.14647">
                <text:p>99.14647</text:p>
              </table:table-cell>
              <table:table-cell office:value-type="float" office:value="98.77478">
                <text:p>98.77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0573">
                <text:p>101.80573</text:p>
              </table:table-cell>
              <table:table-cell office:value-type="float" office:value="98.40804">
                <text:p>98.40804</text:p>
              </table:table-cell>
              <table:table-cell office:value-type="float" office:value="103.49394">
                <text:p>103.49394</text:p>
              </table:table-cell>
              <table:table-cell office:value-type="float" office:value="98.54066">
                <text:p>98.54066</text:p>
              </table:table-cell>
              <table:table-cell office:value-type="float" office:value="101.59285">
                <text:p>101.59285</text:p>
              </table:table-cell>
              <table:table-cell office:value-type="float" office:value="98.41273">
                <text:p>98.41273</text:p>
              </table:table-cell>
              <table:table-cell office:value-type="float" office:value="98.44878">
                <text:p>98.44878</text:p>
              </table:table-cell>
              <table:table-cell office:value-type="float" office:value="98.35536">
                <text:p>98.35536</text:p>
              </table:table-cell>
              <table:table-cell office:value-type="float" office:value="98.35573">
                <text:p>98.35573</text:p>
              </table:table-cell>
              <table:table-cell office:value-type="float" office:value="99.1245">
                <text:p>99.1245</text:p>
              </table:table-cell>
              <table:table-cell office:value-type="float" office:value="104.99706">
                <text:p>104.99706</text:p>
              </table:table-cell>
              <table:table-cell office:value-type="float" office:value="98.54072">
                <text:p>98.54072</text:p>
              </table:table-cell>
              <table:table-cell office:value-type="float" office:value="98.53606">
                <text:p>98.53606</text:p>
              </table:table-cell>
              <table:table-cell office:value-type="float" office:value="98.53921">
                <text:p>98.53921</text:p>
              </table:table-cell>
              <table:table-cell office:value-type="float" office:value="100.27726">
                <text:p>100.27726</text:p>
              </table:table-cell>
              <table:table-cell office:value-type="float" office:value="98.70939">
                <text:p>98.7093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71319">
                <text:p>98.71319</text:p>
              </table:table-cell>
              <table:table-cell office:value-type="float" office:value="98.35579">
                <text:p>98.35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32139">
                <text:p>101.32139</text:p>
              </table:table-cell>
              <table:table-cell office:value-type="float" office:value="98.26714">
                <text:p>98.26714</text:p>
              </table:table-cell>
              <table:table-cell office:value-type="float" office:value="102.98146">
                <text:p>102.98146</text:p>
              </table:table-cell>
              <table:table-cell office:value-type="float" office:value="98.38728">
                <text:p>98.38728</text:p>
              </table:table-cell>
              <table:table-cell office:value-type="float" office:value="101.10696">
                <text:p>101.10696</text:p>
              </table:table-cell>
              <table:table-cell office:value-type="float" office:value="98.27174">
                <text:p>98.27174</text:p>
              </table:table-cell>
              <table:table-cell office:value-type="float" office:value="98.30852">
                <text:p>98.30852</text:p>
              </table:table-cell>
              <table:table-cell office:value-type="float" office:value="98.21728">
                <text:p>98.21728</text:p>
              </table:table-cell>
              <table:table-cell office:value-type="float" office:value="98.21487">
                <text:p>98.21487</text:p>
              </table:table-cell>
              <table:table-cell office:value-type="float" office:value="98.9575">
                <text:p>98.9575</text:p>
              </table:table-cell>
              <table:table-cell office:value-type="float" office:value="104.45865">
                <text:p>104.45865</text:p>
              </table:table-cell>
              <table:table-cell office:value-type="float" office:value="98.38722">
                <text:p>98.38722</text:p>
              </table:table-cell>
              <table:table-cell office:value-type="float" office:value="98.38539">
                <text:p>98.38539</text:p>
              </table:table-cell>
              <table:table-cell office:value-type="float" office:value="98.38574">
                <text:p>98.38574</text:p>
              </table:table-cell>
              <table:table-cell office:value-type="float" office:value="100.08158">
                <text:p>100.08158</text:p>
              </table:table-cell>
              <table:table-cell office:value-type="float" office:value="98.55456">
                <text:p>98.55456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5586">
                <text:p>98.5586</text:p>
              </table:table-cell>
              <table:table-cell office:value-type="float" office:value="98.21759">
                <text:p>98.21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08901">
                <text:p>101.08901</text:p>
              </table:table-cell>
              <table:table-cell office:value-type="float" office:value="97.86305">
                <text:p>97.86305</text:p>
              </table:table-cell>
              <table:table-cell office:value-type="float" office:value="102.71186">
                <text:p>102.71186</text:p>
              </table:table-cell>
              <table:table-cell office:value-type="float" office:value="97.97056">
                <text:p>97.97056</text:p>
              </table:table-cell>
              <table:table-cell office:value-type="float" office:value="100.87758">
                <text:p>100.87758</text:p>
              </table:table-cell>
              <table:table-cell office:value-type="float" office:value="97.85812">
                <text:p>97.85812</text:p>
              </table:table-cell>
              <table:table-cell office:value-type="float" office:value="97.90521">
                <text:p>97.90521</text:p>
              </table:table-cell>
              <table:table-cell office:value-type="float" office:value="97.81064">
                <text:p>97.81064</text:p>
              </table:table-cell>
              <table:table-cell office:value-type="float" office:value="97.80832">
                <text:p>97.80832</text:p>
              </table:table-cell>
              <table:table-cell office:value-type="float" office:value="98.52768">
                <text:p>98.52768</text:p>
              </table:table-cell>
              <table:table-cell office:value-type="float" office:value="104.16017">
                <text:p>104.16017</text:p>
              </table:table-cell>
              <table:table-cell office:value-type="float" office:value="97.96808">
                <text:p>97.96808</text:p>
              </table:table-cell>
              <table:table-cell office:value-type="float" office:value="97.96626">
                <text:p>97.96626</text:p>
              </table:table-cell>
              <table:table-cell office:value-type="float" office:value="97.96858">
                <text:p>97.96858</text:p>
              </table:table-cell>
              <table:table-cell office:value-type="float" office:value="99.62402">
                <text:p>99.62402</text:p>
              </table:table-cell>
              <table:table-cell office:value-type="float" office:value="98.13415">
                <text:p>98.1341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8.13111">
                <text:p>98.13111</text:p>
              </table:table-cell>
              <table:table-cell office:value-type="float" office:value="97.80164">
                <text:p>97.80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61724">
                <text:p>100.61724</text:p>
              </table:table-cell>
              <table:table-cell office:value-type="float" office:value="97.73536">
                <text:p>97.73536</text:p>
              </table:table-cell>
              <table:table-cell office:value-type="float" office:value="102.20226">
                <text:p>102.20226</text:p>
              </table:table-cell>
              <table:table-cell office:value-type="float" office:value="97.8404">
                <text:p>97.8404</text:p>
              </table:table-cell>
              <table:table-cell office:value-type="float" office:value="100.40648">
                <text:p>100.40648</text:p>
              </table:table-cell>
              <table:table-cell office:value-type="float" office:value="97.73056">
                <text:p>97.73056</text:p>
              </table:table-cell>
              <table:table-cell office:value-type="float" office:value="97.77793">
                <text:p>97.77793</text:p>
              </table:table-cell>
              <table:table-cell office:value-type="float" office:value="97.68613">
                <text:p>97.68613</text:p>
              </table:table-cell>
              <table:table-cell office:value-type="float" office:value="97.68362">
                <text:p>97.68362</text:p>
              </table:table-cell>
              <table:table-cell office:value-type="float" office:value="98.37408">
                <text:p>98.37408</text:p>
              </table:table-cell>
              <table:table-cell office:value-type="float" office:value="103.6362">
                <text:p>103.6362</text:p>
              </table:table-cell>
              <table:table-cell office:value-type="float" office:value="97.83781">
                <text:p>97.83781</text:p>
              </table:table-cell>
              <table:table-cell office:value-type="float" office:value="97.83587">
                <text:p>97.83587</text:p>
              </table:table-cell>
              <table:table-cell office:value-type="float" office:value="97.8383">
                <text:p>97.8383</text:p>
              </table:table-cell>
              <table:table-cell office:value-type="float" office:value="99.44405">
                <text:p>99.44405</text:p>
              </table:table-cell>
              <table:table-cell office:value-type="float" office:value="97.99305">
                <text:p>97.99305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99959">
                <text:p>97.99959</text:p>
              </table:table-cell>
              <table:table-cell office:value-type="float" office:value="97.68673">
                <text:p>97.68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.40042">
                <text:p>100.40042</text:p>
              </table:table-cell>
              <table:table-cell office:value-type="float" office:value="97.33429">
                <text:p>97.33429</text:p>
              </table:table-cell>
              <table:table-cell office:value-type="float" office:value="101.95606">
                <text:p>101.95606</text:p>
              </table:table-cell>
              <table:table-cell office:value-type="float" office:value="97.43638">
                <text:p>97.43638</text:p>
              </table:table-cell>
              <table:table-cell office:value-type="float" office:value="100.20267">
                <text:p>100.20267</text:p>
              </table:table-cell>
              <table:table-cell office:value-type="float" office:value="97.33658">
                <text:p>97.33658</text:p>
              </table:table-cell>
              <table:table-cell office:value-type="float" office:value="97.37782">
                <text:p>97.37782</text:p>
              </table:table-cell>
              <table:table-cell office:value-type="float" office:value="97.28499">
                <text:p>97.28499</text:p>
              </table:table-cell>
              <table:table-cell office:value-type="float" office:value="97.28293">
                <text:p>97.28293</text:p>
              </table:table-cell>
              <table:table-cell office:value-type="float" office:value="97.95712">
                <text:p>97.95712</text:p>
              </table:table-cell>
              <table:table-cell office:value-type="float" office:value="103.35282">
                <text:p>103.35282</text:p>
              </table:table-cell>
              <table:table-cell office:value-type="float" office:value="97.43419">
                <text:p>97.43419</text:p>
              </table:table-cell>
              <table:table-cell office:value-type="float" office:value="97.43189">
                <text:p>97.43189</text:p>
              </table:table-cell>
              <table:table-cell office:value-type="float" office:value="97.43415">
                <text:p>97.43415</text:p>
              </table:table-cell>
              <table:table-cell office:value-type="float" office:value="99.00165">
                <text:p>99.00165</text:p>
              </table:table-cell>
              <table:table-cell office:value-type="float" office:value="97.5782">
                <text:p>97.5782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58487">
                <text:p>97.58487</text:p>
              </table:table-cell>
              <table:table-cell office:value-type="float" office:value="97.28344">
                <text:p>97.2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94178">
                <text:p>99.94178</text:p>
              </table:table-cell>
              <table:table-cell office:value-type="float" office:value="97.2299">
                <text:p>97.2299</text:p>
              </table:table-cell>
              <table:table-cell office:value-type="float" office:value="101.45914">
                <text:p>101.45914</text:p>
              </table:table-cell>
              <table:table-cell office:value-type="float" office:value="97.31968">
                <text:p>97.31968</text:p>
              </table:table-cell>
              <table:table-cell office:value-type="float" office:value="99.74458">
                <text:p>99.74458</text:p>
              </table:table-cell>
              <table:table-cell office:value-type="float" office:value="97.22517">
                <text:p>97.22517</text:p>
              </table:table-cell>
              <table:table-cell office:value-type="float" office:value="97.27385">
                <text:p>97.27385</text:p>
              </table:table-cell>
              <table:table-cell office:value-type="float" office:value="97.18092">
                <text:p>97.18092</text:p>
              </table:table-cell>
              <table:table-cell office:value-type="float" office:value="97.17847">
                <text:p>97.17847</text:p>
              </table:table-cell>
              <table:table-cell office:value-type="float" office:value="97.82663">
                <text:p>97.82663</text:p>
              </table:table-cell>
              <table:table-cell office:value-type="float" office:value="102.84118">
                <text:p>102.84118</text:p>
              </table:table-cell>
              <table:table-cell office:value-type="float" office:value="97.31738">
                <text:p>97.31738</text:p>
              </table:table-cell>
              <table:table-cell office:value-type="float" office:value="97.31767">
                <text:p>97.31767</text:p>
              </table:table-cell>
              <table:table-cell office:value-type="float" office:value="97.31744">
                <text:p>97.31744</text:p>
              </table:table-cell>
              <table:table-cell office:value-type="float" office:value="98.83297">
                <text:p>98.83297</text:p>
              </table:table-cell>
              <table:table-cell office:value-type="float" office:value="97.46029">
                <text:p>97.46029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46707">
                <text:p>97.46707</text:p>
              </table:table-cell>
              <table:table-cell office:value-type="float" office:value="97.17944">
                <text:p>97.1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74995">
                <text:p>99.74995</text:p>
              </table:table-cell>
              <table:table-cell office:value-type="float" office:value="96.84172">
                <text:p>96.84172</text:p>
              </table:table-cell>
              <table:table-cell office:value-type="float" office:value="101.22823">
                <text:p>101.22823</text:p>
              </table:table-cell>
              <table:table-cell office:value-type="float" office:value="96.92595">
                <text:p>96.92595</text:p>
              </table:table-cell>
              <table:table-cell office:value-type="float" office:value="99.56174">
                <text:p>99.56174</text:p>
              </table:table-cell>
              <table:table-cell office:value-type="float" office:value="96.84686">
                <text:p>96.84686</text:p>
              </table:table-cell>
              <table:table-cell office:value-type="float" office:value="96.89548">
                <text:p>96.89548</text:p>
              </table:table-cell>
              <table:table-cell office:value-type="float" office:value="96.80017">
                <text:p>96.80017</text:p>
              </table:table-cell>
              <table:table-cell office:value-type="float" office:value="96.80027">
                <text:p>96.80027</text:p>
              </table:table-cell>
              <table:table-cell office:value-type="float" office:value="97.42221">
                <text:p>97.42221</text:p>
              </table:table-cell>
              <table:table-cell office:value-type="float" office:value="102.57061">
                <text:p>102.57061</text:p>
              </table:table-cell>
              <table:table-cell office:value-type="float" office:value="96.92657">
                <text:p>96.92657</text:p>
              </table:table-cell>
              <table:table-cell office:value-type="float" office:value="96.92356">
                <text:p>96.92356</text:p>
              </table:table-cell>
              <table:table-cell office:value-type="float" office:value="96.92625">
                <text:p>96.92625</text:p>
              </table:table-cell>
              <table:table-cell office:value-type="float" office:value="98.40324">
                <text:p>98.40324</text:p>
              </table:table-cell>
              <table:table-cell office:value-type="float" office:value="97.06798">
                <text:p>97.06798</text:p>
              </table:table-cell>
              <table:table-cell office:value-type="float" office:value="106.53169">
                <text:p>106.53169</text:p>
              </table:table-cell>
              <table:table-cell office:value-type="float" office:value="106.53169">
                <text:p>106.53169</text:p>
              </table:table-cell>
              <table:table-cell office:value-type="float" office:value="97.07474">
                <text:p>97.07474</text:p>
              </table:table-cell>
              <table:table-cell office:value-type="float" office:value="96.8014">
                <text:p>96.8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30347">
                <text:p>99.30347</text:p>
              </table:table-cell>
              <table:table-cell office:value-type="float" office:value="96.76018">
                <text:p>96.76018</text:p>
              </table:table-cell>
              <table:table-cell office:value-type="float" office:value="100.75579">
                <text:p>100.75579</text:p>
              </table:table-cell>
              <table:table-cell office:value-type="float" office:value="96.82523">
                <text:p>96.82523</text:p>
              </table:table-cell>
              <table:table-cell office:value-type="float" office:value="99.11852">
                <text:p>99.11852</text:p>
              </table:table-cell>
              <table:table-cell office:value-type="float" office:value="96.75581">
                <text:p>96.75581</text:p>
              </table:table-cell>
              <table:table-cell office:value-type="float" office:value="96.80454">
                <text:p>96.80454</text:p>
              </table:table-cell>
              <table:table-cell office:value-type="float" office:value="96.7123">
                <text:p>96.7123</text:p>
              </table:table-cell>
              <table:table-cell office:value-type="float" office:value="96.70936">
                <text:p>96.70936</text:p>
              </table:table-cell>
              <table:table-cell office:value-type="float" office:value="97.30518">
                <text:p>97.30518</text:p>
              </table:table-cell>
              <table:table-cell office:value-type="float" office:value="102.07344">
                <text:p>102.07344</text:p>
              </table:table-cell>
              <table:table-cell office:value-type="float" office:value="96.82322">
                <text:p>96.82322</text:p>
              </table:table-cell>
              <table:table-cell office:value-type="float" office:value="96.8202">
                <text:p>96.8202</text:p>
              </table:table-cell>
              <table:table-cell office:value-type="float" office:value="96.82277">
                <text:p>96.82277</text:p>
              </table:table-cell>
              <table:table-cell office:value-type="float" office:value="98.26007">
                <text:p>98.26007</text:p>
              </table:table-cell>
              <table:table-cell office:value-type="float" office:value="96.96341">
                <text:p>96.96341</text:p>
              </table:table-cell>
              <table:table-cell office:value-type="float" office:value="106.32187">
                <text:p>106.32187</text:p>
              </table:table-cell>
              <table:table-cell office:value-type="float" office:value="106.53169">
                <text:p>106.53169</text:p>
              </table:table-cell>
              <table:table-cell office:value-type="float" office:value="96.96984">
                <text:p>96.96984</text:p>
              </table:table-cell>
              <table:table-cell office:value-type="float" office:value="96.71035">
                <text:p>96.71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12559">
                <text:p>99.12559</text:p>
              </table:table-cell>
              <table:table-cell office:value-type="float" office:value="96.38468">
                <text:p>96.38468</text:p>
              </table:table-cell>
              <table:table-cell office:value-type="float" office:value="100.53795">
                <text:p>100.53795</text:p>
              </table:table-cell>
              <table:table-cell office:value-type="float" office:value="96.44436">
                <text:p>96.44436</text:p>
              </table:table-cell>
              <table:table-cell office:value-type="float" office:value="98.951">
                <text:p>98.951</text:p>
              </table:table-cell>
              <table:table-cell office:value-type="float" office:value="96.38057">
                <text:p>96.38057</text:p>
              </table:table-cell>
              <table:table-cell office:value-type="float" office:value="96.42947">
                <text:p>96.42947</text:p>
              </table:table-cell>
              <table:table-cell office:value-type="float" office:value="96.33445">
                <text:p>96.33445</text:p>
              </table:table-cell>
              <table:table-cell office:value-type="float" office:value="96.3313">
                <text:p>96.3313</text:p>
              </table:table-cell>
              <table:table-cell office:value-type="float" office:value="96.91093">
                <text:p>96.91093</text:p>
              </table:table-cell>
              <table:table-cell office:value-type="float" office:value="101.82784">
                <text:p>101.82784</text:p>
              </table:table-cell>
              <table:table-cell office:value-type="float" office:value="96.44506">
                <text:p>96.44506</text:p>
              </table:table-cell>
              <table:table-cell office:value-type="float" office:value="96.44233">
                <text:p>96.44233</text:p>
              </table:table-cell>
              <table:table-cell office:value-type="float" office:value="96.44478">
                <text:p>96.44478</text:p>
              </table:table-cell>
              <table:table-cell office:value-type="float" office:value="97.8434">
                <text:p>97.8434</text:p>
              </table:table-cell>
              <table:table-cell office:value-type="float" office:value="96.57457">
                <text:p>96.57457</text:p>
              </table:table-cell>
              <table:table-cell office:value-type="float" office:value="105.75354">
                <text:p>105.75354</text:p>
              </table:table-cell>
              <table:table-cell office:value-type="float" office:value="106.53169">
                <text:p>106.53169</text:p>
              </table:table-cell>
              <table:table-cell office:value-type="float" office:value="96.58111">
                <text:p>96.58111</text:p>
              </table:table-cell>
              <table:table-cell office:value-type="float" office:value="96.3353">
                <text:p>96.3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69203">
                <text:p>98.69203</text:p>
              </table:table-cell>
              <table:table-cell office:value-type="float" office:value="96.30654">
                <text:p>96.30654</text:p>
              </table:table-cell>
              <table:table-cell office:value-type="float" office:value="100.07783">
                <text:p>100.07783</text:p>
              </table:table-cell>
              <table:table-cell office:value-type="float" office:value="96.36695">
                <text:p>96.36695</text:p>
              </table:table-cell>
              <table:table-cell office:value-type="float" office:value="98.51827">
                <text:p>98.51827</text:p>
              </table:table-cell>
              <table:table-cell office:value-type="float" office:value="96.31225">
                <text:p>96.31225</text:p>
              </table:table-cell>
              <table:table-cell office:value-type="float" office:value="96.3613">
                <text:p>96.3613</text:p>
              </table:table-cell>
              <table:table-cell office:value-type="float" office:value="96.26939">
                <text:p>96.26939</text:p>
              </table:table-cell>
              <table:table-cell office:value-type="float" office:value="96.26586">
                <text:p>96.26586</text:p>
              </table:table-cell>
              <table:table-cell office:value-type="float" office:value="96.80986">
                <text:p>96.80986</text:p>
              </table:table-cell>
              <table:table-cell office:value-type="float" office:value="101.34319">
                <text:p>101.34319</text:p>
              </table:table-cell>
              <table:table-cell office:value-type="float" office:value="96.36463">
                <text:p>96.36463</text:p>
              </table:table-cell>
              <table:table-cell office:value-type="float" office:value="96.36195">
                <text:p>96.36195</text:p>
              </table:table-cell>
              <table:table-cell office:value-type="float" office:value="96.3645">
                <text:p>96.3645</text:p>
              </table:table-cell>
              <table:table-cell office:value-type="float" office:value="97.7134">
                <text:p>97.7134</text:p>
              </table:table-cell>
              <table:table-cell office:value-type="float" office:value="96.49287">
                <text:p>96.49287</text:p>
              </table:table-cell>
              <table:table-cell office:value-type="float" office:value="105.42752">
                <text:p>105.42752</text:p>
              </table:table-cell>
              <table:table-cell office:value-type="float" office:value="106.53169">
                <text:p>106.53169</text:p>
              </table:table-cell>
              <table:table-cell office:value-type="float" office:value="96.49953">
                <text:p>96.49953</text:p>
              </table:table-cell>
              <table:table-cell office:value-type="float" office:value="96.26716">
                <text:p>96.26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53718">
                <text:p>98.53718</text:p>
              </table:table-cell>
              <table:table-cell office:value-type="float" office:value="95.94131">
                <text:p>95.94131</text:p>
              </table:table-cell>
              <table:table-cell office:value-type="float" office:value="99.87587">
                <text:p>99.87587</text:p>
              </table:table-cell>
              <table:table-cell office:value-type="float" office:value="95.99893">
                <text:p>95.99893</text:p>
              </table:table-cell>
              <table:table-cell office:value-type="float" office:value="98.36419">
                <text:p>98.36419</text:p>
              </table:table-cell>
              <table:table-cell office:value-type="float" office:value="95.94721">
                <text:p>95.94721</text:p>
              </table:table-cell>
              <table:table-cell office:value-type="float" office:value="95.99902">
                <text:p>95.99902</text:p>
              </table:table-cell>
              <table:table-cell office:value-type="float" office:value="95.90457">
                <text:p>95.90457</text:p>
              </table:table-cell>
              <table:table-cell office:value-type="float" office:value="95.9007">
                <text:p>95.9007</text:p>
              </table:table-cell>
              <table:table-cell office:value-type="float" office:value="96.42895">
                <text:p>96.42895</text:p>
              </table:table-cell>
              <table:table-cell office:value-type="float" office:value="101.11103">
                <text:p>101.11103</text:p>
              </table:table-cell>
              <table:table-cell office:value-type="float" office:value="95.9995">
                <text:p>95.9995</text:p>
              </table:table-cell>
              <table:table-cell office:value-type="float" office:value="95.99699">
                <text:p>95.99699</text:p>
              </table:table-cell>
              <table:table-cell office:value-type="float" office:value="95.99925">
                <text:p>95.99925</text:p>
              </table:table-cell>
              <table:table-cell office:value-type="float" office:value="97.30961">
                <text:p>97.30961</text:p>
              </table:table-cell>
              <table:table-cell office:value-type="float" office:value="96.11438">
                <text:p>96.11438</text:p>
              </table:table-cell>
              <table:table-cell office:value-type="float" office:value="105.42752">
                <text:p>105.42752</text:p>
              </table:table-cell>
              <table:table-cell office:value-type="float" office:value="106.22937">
                <text:p>106.22937</text:p>
              </table:table-cell>
              <table:table-cell office:value-type="float" office:value="96.12082">
                <text:p>96.12082</text:p>
              </table:table-cell>
              <table:table-cell office:value-type="float" office:value="95.90513">
                <text:p>95.90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10936">
                <text:p>98.10936</text:p>
              </table:table-cell>
              <table:table-cell office:value-type="float" office:value="95.8863">
                <text:p>95.8863</text:p>
              </table:table-cell>
              <table:table-cell office:value-type="float" office:value="99.42856">
                <text:p>99.42856</text:p>
              </table:table-cell>
              <table:table-cell office:value-type="float" office:value="95.93178">
                <text:p>95.93178</text:p>
              </table:table-cell>
              <table:table-cell office:value-type="float" office:value="97.94676">
                <text:p>97.94676</text:p>
              </table:table-cell>
              <table:table-cell office:value-type="float" office:value="95.88255">
                <text:p>95.88255</text:p>
              </table:table-cell>
              <table:table-cell office:value-type="float" office:value="95.94415">
                <text:p>95.94415</text:p>
              </table:table-cell>
              <table:table-cell office:value-type="float" office:value="95.84996">
                <text:p>95.84996</text:p>
              </table:table-cell>
              <table:table-cell office:value-type="float" office:value="95.8458">
                <text:p>95.8458</text:p>
              </table:table-cell>
              <table:table-cell office:value-type="float" office:value="96.35116">
                <text:p>96.35116</text:p>
              </table:table-cell>
              <table:table-cell office:value-type="float" office:value="100.63907">
                <text:p>100.63907</text:p>
              </table:table-cell>
              <table:table-cell office:value-type="float" office:value="95.93248">
                <text:p>95.93248</text:p>
              </table:table-cell>
              <table:table-cell office:value-type="float" office:value="95.92997">
                <text:p>95.92997</text:p>
              </table:table-cell>
              <table:table-cell office:value-type="float" office:value="95.93212">
                <text:p>95.93212</text:p>
              </table:table-cell>
              <table:table-cell office:value-type="float" office:value="97.2028">
                <text:p>97.2028</text:p>
              </table:table-cell>
              <table:table-cell office:value-type="float" office:value="96.04607">
                <text:p>96.04607</text:p>
              </table:table-cell>
              <table:table-cell office:value-type="float" office:value="104.8783">
                <text:p>104.8783</text:p>
              </table:table-cell>
              <table:table-cell office:value-type="float" office:value="106.22937">
                <text:p>106.22937</text:p>
              </table:table-cell>
              <table:table-cell office:value-type="float" office:value="96.0527">
                <text:p>96.0527</text:p>
              </table:table-cell>
              <table:table-cell office:value-type="float" office:value="95.85052">
                <text:p>95.85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.9777">
                <text:p>97.9777</text:p>
              </table:table-cell>
              <table:table-cell office:value-type="float" office:value="95.53667">
                <text:p>95.53667</text:p>
              </table:table-cell>
              <table:table-cell office:value-type="float" office:value="99.24969">
                <text:p>99.24969</text:p>
              </table:table-cell>
              <table:table-cell office:value-type="float" office:value="95.56993">
                <text:p>95.56993</text:p>
              </table:table-cell>
              <table:table-cell office:value-type="float" office:value="97.81628">
                <text:p>97.81628</text:p>
              </table:table-cell>
              <table:table-cell office:value-type="float" office:value="95.5331">
                <text:p>95.5331</text:p>
              </table:table-cell>
              <table:table-cell office:value-type="float" office:value="95.59175">
                <text:p>95.59175</text:p>
              </table:table-cell>
              <table:table-cell office:value-type="float" office:value="95.50099">
                <text:p>95.50099</text:p>
              </table:table-cell>
              <table:table-cell office:value-type="float" office:value="95.49639">
                <text:p>95.49639</text:p>
              </table:table-cell>
              <table:table-cell office:value-type="float" office:value="95.98282">
                <text:p>95.98282</text:p>
              </table:table-cell>
              <table:table-cell office:value-type="float" office:value="100.43411">
                <text:p>100.43411</text:p>
              </table:table-cell>
              <table:table-cell office:value-type="float" office:value="95.58024">
                <text:p>95.58024</text:p>
              </table:table-cell>
              <table:table-cell office:value-type="float" office:value="95.57751">
                <text:p>95.57751</text:p>
              </table:table-cell>
              <table:table-cell office:value-type="float" office:value="95.57874">
                <text:p>95.57874</text:p>
              </table:table-cell>
              <table:table-cell office:value-type="float" office:value="96.81198">
                <text:p>96.81198</text:p>
              </table:table-cell>
              <table:table-cell office:value-type="float" office:value="95.68324">
                <text:p>95.68324</text:p>
              </table:table-cell>
              <table:table-cell office:value-type="float" office:value="104.56861">
                <text:p>104.56861</text:p>
              </table:table-cell>
              <table:table-cell office:value-type="float" office:value="105.64839">
                <text:p>105.64839</text:p>
              </table:table-cell>
              <table:table-cell office:value-type="float" office:value="95.68961">
                <text:p>95.68961</text:p>
              </table:table-cell>
              <table:table-cell office:value-type="float" office:value="95.50104">
                <text:p>95.50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56032">
                <text:p>97.56032</text:p>
              </table:table-cell>
              <table:table-cell office:value-type="float" office:value="95.49474">
                <text:p>95.49474</text:p>
              </table:table-cell>
              <table:table-cell office:value-type="float" office:value="98.81546">
                <text:p>98.81546</text:p>
              </table:table-cell>
              <table:table-cell office:value-type="float" office:value="95.52569">
                <text:p>95.52569</text:p>
              </table:table-cell>
              <table:table-cell office:value-type="float" office:value="97.41186">
                <text:p>97.41186</text:p>
              </table:table-cell>
              <table:table-cell office:value-type="float" office:value="95.50084">
                <text:p>95.50084</text:p>
              </table:table-cell>
              <table:table-cell office:value-type="float" office:value="95.55019">
                <text:p>95.55019</text:p>
              </table:table-cell>
              <table:table-cell office:value-type="float" office:value="95.45644">
                <text:p>95.45644</text:p>
              </table:table-cell>
              <table:table-cell office:value-type="float" office:value="95.45494">
                <text:p>95.45494</text:p>
              </table:table-cell>
              <table:table-cell office:value-type="float" office:value="95.91565">
                <text:p>95.91565</text:p>
              </table:table-cell>
              <table:table-cell office:value-type="float" office:value="99.97513">
                <text:p>99.97513</text:p>
              </table:table-cell>
              <table:table-cell office:value-type="float" office:value="95.52357">
                <text:p>95.52357</text:p>
              </table:table-cell>
              <table:table-cell office:value-type="float" office:value="95.5236">
                <text:p>95.5236</text:p>
              </table:table-cell>
              <table:table-cell office:value-type="float" office:value="95.52228">
                <text:p>95.52228</text:p>
              </table:table-cell>
              <table:table-cell office:value-type="float" office:value="96.71876">
                <text:p>96.71876</text:p>
              </table:table-cell>
              <table:table-cell office:value-type="float" office:value="95.63794">
                <text:p>95.63794</text:p>
              </table:table-cell>
              <table:table-cell office:value-type="float" office:value="104.04146">
                <text:p>104.04146</text:p>
              </table:table-cell>
              <table:table-cell office:value-type="float" office:value="105.30934">
                <text:p>105.30934</text:p>
              </table:table-cell>
              <table:table-cell office:value-type="float" office:value="95.6442">
                <text:p>95.6442</text:p>
              </table:table-cell>
              <table:table-cell office:value-type="float" office:value="95.4565">
                <text:p>95.4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4446">
                <text:p>97.4446</text:p>
              </table:table-cell>
              <table:table-cell office:value-type="float" office:value="95.15479">
                <text:p>95.15479</text:p>
              </table:table-cell>
              <table:table-cell office:value-type="float" office:value="98.64997">
                <text:p>98.64997</text:p>
              </table:table-cell>
              <table:table-cell office:value-type="float" office:value="95.17348">
                <text:p>95.17348</text:p>
              </table:table-cell>
              <table:table-cell office:value-type="float" office:value="97.2948">
                <text:p>97.2948</text:p>
              </table:table-cell>
              <table:table-cell office:value-type="float" office:value="95.15147">
                <text:p>95.15147</text:p>
              </table:table-cell>
              <table:table-cell office:value-type="float" office:value="95.21351">
                <text:p>95.21351</text:p>
              </table:table-cell>
              <table:table-cell office:value-type="float" office:value="95.12023">
                <text:p>95.12023</text:p>
              </table:table-cell>
              <table:table-cell office:value-type="float" office:value="95.11535">
                <text:p>95.11535</text:p>
              </table:table-cell>
              <table:table-cell office:value-type="float" office:value="95.56342">
                <text:p>95.56342</text:p>
              </table:table-cell>
              <table:table-cell office:value-type="float" office:value="99.78128">
                <text:p>99.78128</text:p>
              </table:table-cell>
              <table:table-cell office:value-type="float" office:value="95.18447">
                <text:p>95.18447</text:p>
              </table:table-cell>
              <table:table-cell office:value-type="float" office:value="95.18134">
                <text:p>95.18134</text:p>
              </table:table-cell>
              <table:table-cell office:value-type="float" office:value="95.18326">
                <text:p>95.18326</text:p>
              </table:table-cell>
              <table:table-cell office:value-type="float" office:value="96.3408">
                <text:p>96.3408</text:p>
              </table:table-cell>
              <table:table-cell office:value-type="float" office:value="95.28514">
                <text:p>95.28514</text:p>
              </table:table-cell>
              <table:table-cell office:value-type="float" office:value="103.74652">
                <text:p>103.74652</text:p>
              </table:table-cell>
              <table:table-cell office:value-type="float" office:value="105.30934">
                <text:p>105.30934</text:p>
              </table:table-cell>
              <table:table-cell office:value-type="float" office:value="95.29128">
                <text:p>95.29128</text:p>
              </table:table-cell>
              <table:table-cell office:value-type="float" office:value="95.11998">
                <text:p>95.11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04946">
                <text:p>97.04946</text:p>
              </table:table-cell>
              <table:table-cell office:value-type="float" office:value="95.12316">
                <text:p>95.12316</text:p>
              </table:table-cell>
              <table:table-cell office:value-type="float" office:value="98.23021">
                <text:p>98.23021</text:p>
              </table:table-cell>
              <table:table-cell office:value-type="float" office:value="95.14249">
                <text:p>95.14249</text:p>
              </table:table-cell>
              <table:table-cell office:value-type="float" office:value="96.90361">
                <text:p>96.90361</text:p>
              </table:table-cell>
              <table:table-cell office:value-type="float" office:value="95.13247">
                <text:p>95.13247</text:p>
              </table:table-cell>
              <table:table-cell office:value-type="float" office:value="95.19159">
                <text:p>95.19159</text:p>
              </table:table-cell>
              <table:table-cell office:value-type="float" office:value="95.09852">
                <text:p>95.09852</text:p>
              </table:table-cell>
              <table:table-cell office:value-type="float" office:value="95.09336">
                <text:p>95.09336</text:p>
              </table:table-cell>
              <table:table-cell office:value-type="float" office:value="95.50972">
                <text:p>95.50972</text:p>
              </table:table-cell>
              <table:table-cell office:value-type="float" office:value="99.33738">
                <text:p>99.33738</text:p>
              </table:table-cell>
              <table:table-cell office:value-type="float" office:value="95.15352">
                <text:p>95.15352</text:p>
              </table:table-cell>
              <table:table-cell office:value-type="float" office:value="95.15033">
                <text:p>95.15033</text:p>
              </table:table-cell>
              <table:table-cell office:value-type="float" office:value="95.15247">
                <text:p>95.15247</text:p>
              </table:table-cell>
              <table:table-cell office:value-type="float" office:value="96.26105">
                <text:p>96.26105</text:p>
              </table:table-cell>
              <table:table-cell office:value-type="float" office:value="95.2436">
                <text:p>95.2436</text:p>
              </table:table-cell>
              <table:table-cell office:value-type="float" office:value="103.23175">
                <text:p>103.23175</text:p>
              </table:table-cell>
              <table:table-cell office:value-type="float" office:value="104.77024">
                <text:p>104.77024</text:p>
              </table:table-cell>
              <table:table-cell office:value-type="float" office:value="95.24964">
                <text:p>95.24964</text:p>
              </table:table-cell>
              <table:table-cell office:value-type="float" office:value="95.09808">
                <text:p>95.09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.94756">
                <text:p>96.94756</text:p>
              </table:table-cell>
              <table:table-cell office:value-type="float" office:value="94.79877">
                <text:p>94.79877</text:p>
              </table:table-cell>
              <table:table-cell office:value-type="float" office:value="98.08847">
                <text:p>98.08847</text:p>
              </table:table-cell>
              <table:table-cell office:value-type="float" office:value="94.81277">
                <text:p>94.81277</text:p>
              </table:table-cell>
              <table:table-cell office:value-type="float" office:value="96.80017">
                <text:p>96.80017</text:p>
              </table:table-cell>
              <table:table-cell office:value-type="float" office:value="94.79579">
                <text:p>94.79579</text:p>
              </table:table-cell>
              <table:table-cell office:value-type="float" office:value="94.86457">
                <text:p>94.86457</text:p>
              </table:table-cell>
              <table:table-cell office:value-type="float" office:value="94.7652">
                <text:p>94.7652</text:p>
              </table:table-cell>
              <table:table-cell office:value-type="float" office:value="94.76028">
                <text:p>94.76028</text:p>
              </table:table-cell>
              <table:table-cell office:value-type="float" office:value="95.16714">
                <text:p>95.16714</text:p>
              </table:table-cell>
              <table:table-cell office:value-type="float" office:value="99.15967">
                <text:p>99.15967</text:p>
              </table:table-cell>
              <table:table-cell office:value-type="float" office:value="94.8145">
                <text:p>94.8145</text:p>
              </table:table-cell>
              <table:table-cell office:value-type="float" office:value="94.81094">
                <text:p>94.81094</text:p>
              </table:table-cell>
              <table:table-cell office:value-type="float" office:value="94.81358">
                <text:p>94.81358</text:p>
              </table:table-cell>
              <table:table-cell office:value-type="float" office:value="95.89357">
                <text:p>95.89357</text:p>
              </table:table-cell>
              <table:table-cell office:value-type="float" office:value="94.90336">
                <text:p>94.90336</text:p>
              </table:table-cell>
              <table:table-cell office:value-type="float" office:value="102.96172">
                <text:p>102.96172</text:p>
              </table:table-cell>
              <table:table-cell office:value-type="float" office:value="104.46035">
                <text:p>104.46035</text:p>
              </table:table-cell>
              <table:table-cell office:value-type="float" office:value="94.90946">
                <text:p>94.90946</text:p>
              </table:table-cell>
              <table:table-cell office:value-type="float" office:value="94.76482">
                <text:p>94.76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55592">
                <text:p>96.55592</text:p>
              </table:table-cell>
              <table:table-cell office:value-type="float" office:value="94.78947">
                <text:p>94.78947</text:p>
              </table:table-cell>
              <table:table-cell office:value-type="float" office:value="97.67057">
                <text:p>97.67057</text:p>
              </table:table-cell>
              <table:table-cell office:value-type="float" office:value="94.79169">
                <text:p>94.79169</text:p>
              </table:table-cell>
              <table:table-cell office:value-type="float" office:value="96.42182">
                <text:p>96.42182</text:p>
              </table:table-cell>
              <table:table-cell office:value-type="float" office:value="94.78631">
                <text:p>94.78631</text:p>
              </table:table-cell>
              <table:table-cell office:value-type="float" office:value="94.84596">
                <text:p>94.84596</text:p>
              </table:table-cell>
              <table:table-cell office:value-type="float" office:value="94.75612">
                <text:p>94.75612</text:p>
              </table:table-cell>
              <table:table-cell office:value-type="float" office:value="94.75132">
                <text:p>94.75132</text:p>
              </table:table-cell>
              <table:table-cell office:value-type="float" office:value="95.12655">
                <text:p>95.12655</text:p>
              </table:table-cell>
              <table:table-cell office:value-type="float" office:value="98.72617">
                <text:p>98.72617</text:p>
              </table:table-cell>
              <table:table-cell office:value-type="float" office:value="94.79363">
                <text:p>94.79363</text:p>
              </table:table-cell>
              <table:table-cell office:value-type="float" office:value="94.79296">
                <text:p>94.79296</text:p>
              </table:table-cell>
              <table:table-cell office:value-type="float" office:value="94.79267">
                <text:p>94.79267</text:p>
              </table:table-cell>
              <table:table-cell office:value-type="float" office:value="95.82726">
                <text:p>95.82726</text:p>
              </table:table-cell>
              <table:table-cell office:value-type="float" office:value="94.8841">
                <text:p>94.8841</text:p>
              </table:table-cell>
              <table:table-cell office:value-type="float" office:value="102.45133">
                <text:p>102.45133</text:p>
              </table:table-cell>
              <table:table-cell office:value-type="float" office:value="103.93326">
                <text:p>103.93326</text:p>
              </table:table-cell>
              <table:table-cell office:value-type="float" office:value="94.88733">
                <text:p>94.88733</text:p>
              </table:table-cell>
              <table:table-cell office:value-type="float" office:value="94.75576">
                <text:p>94.75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.4742">
                <text:p>96.4742</text:p>
              </table:table-cell>
              <table:table-cell office:value-type="float" office:value="94.46529">
                <text:p>94.46529</text:p>
              </table:table-cell>
              <table:table-cell office:value-type="float" office:value="97.55424">
                <text:p>97.55424</text:p>
              </table:table-cell>
              <table:table-cell office:value-type="float" office:value="94.46534">
                <text:p>94.46534</text:p>
              </table:table-cell>
              <table:table-cell office:value-type="float" office:value="96.34128">
                <text:p>96.34128</text:p>
              </table:table-cell>
              <table:table-cell office:value-type="float" office:value="94.47154">
                <text:p>94.47154</text:p>
              </table:table-cell>
              <table:table-cell office:value-type="float" office:value="94.53125">
                <text:p>94.53125</text:p>
              </table:table-cell>
              <table:table-cell office:value-type="float" office:value="94.44209">
                <text:p>94.44209</text:p>
              </table:table-cell>
              <table:table-cell office:value-type="float" office:value="94.4369">
                <text:p>94.4369</text:p>
              </table:table-cell>
              <table:table-cell office:value-type="float" office:value="94.79656">
                <text:p>94.79656</text:p>
              </table:table-cell>
              <table:table-cell office:value-type="float" office:value="98.57142">
                <text:p>98.57142</text:p>
              </table:table-cell>
              <table:table-cell office:value-type="float" office:value="94.46723">
                <text:p>94.46723</text:p>
              </table:table-cell>
              <table:table-cell office:value-type="float" office:value="94.46639">
                <text:p>94.46639</text:p>
              </table:table-cell>
              <table:table-cell office:value-type="float" office:value="94.46631">
                <text:p>94.46631</text:p>
              </table:table-cell>
              <table:table-cell office:value-type="float" office:value="95.47549">
                <text:p>95.47549</text:p>
              </table:table-cell>
              <table:table-cell office:value-type="float" office:value="94.55657">
                <text:p>94.55657</text:p>
              </table:table-cell>
              <table:table-cell office:value-type="float" office:value="102.1945">
                <text:p>102.1945</text:p>
              </table:table-cell>
              <table:table-cell office:value-type="float" office:value="103.63802">
                <text:p>103.63802</text:p>
              </table:table-cell>
              <table:table-cell office:value-type="float" office:value="94.56312">
                <text:p>94.56312</text:p>
              </table:table-cell>
              <table:table-cell office:value-type="float" office:value="94.44123">
                <text:p>94.44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09806">
                <text:p>96.09806</text:p>
              </table:table-cell>
              <table:table-cell office:value-type="float" office:value="94.4688">
                <text:p>94.4688</text:p>
              </table:table-cell>
              <table:table-cell office:value-type="float" office:value="97.14928">
                <text:p>97.14928</text:p>
              </table:table-cell>
              <table:table-cell office:value-type="float" office:value="94.45719">
                <text:p>94.45719</text:p>
              </table:table-cell>
              <table:table-cell office:value-type="float" office:value="95.97608">
                <text:p>95.97608</text:p>
              </table:table-cell>
              <table:table-cell office:value-type="float" office:value="94.47505">
                <text:p>94.47505</text:p>
              </table:table-cell>
              <table:table-cell office:value-type="float" office:value="94.53125">
                <text:p>94.53125</text:p>
              </table:table-cell>
              <table:table-cell office:value-type="float" office:value="94.44603">
                <text:p>94.44603</text:p>
              </table:table-cell>
              <table:table-cell office:value-type="float" office:value="94.44069">
                <text:p>94.44069</text:p>
              </table:table-cell>
              <table:table-cell office:value-type="float" office:value="94.77548">
                <text:p>94.77548</text:p>
              </table:table-cell>
              <table:table-cell office:value-type="float" office:value="98.15358">
                <text:p>98.15358</text:p>
              </table:table-cell>
              <table:table-cell office:value-type="float" office:value="94.46872">
                <text:p>94.46872</text:p>
              </table:table-cell>
              <table:table-cell office:value-type="float" office:value="94.46783">
                <text:p>94.46783</text:p>
              </table:table-cell>
              <table:table-cell office:value-type="float" office:value="94.46785">
                <text:p>94.46785</text:p>
              </table:table-cell>
              <table:table-cell office:value-type="float" office:value="95.43193">
                <text:p>95.43193</text:p>
              </table:table-cell>
              <table:table-cell office:value-type="float" office:value="94.54751">
                <text:p>94.54751</text:p>
              </table:table-cell>
              <table:table-cell office:value-type="float" office:value="101.70864">
                <text:p>101.70864</text:p>
              </table:table-cell>
              <table:table-cell office:value-type="float" office:value="103.11307">
                <text:p>103.11307</text:p>
              </table:table-cell>
              <table:table-cell office:value-type="float" office:value="94.55406">
                <text:p>94.55406</text:p>
              </table:table-cell>
              <table:table-cell office:value-type="float" office:value="94.44511">
                <text:p>94.44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.02985">
                <text:p>96.02985</text:p>
              </table:table-cell>
              <table:table-cell office:value-type="float" office:value="94.15722">
                <text:p>94.15722</text:p>
              </table:table-cell>
              <table:table-cell office:value-type="float" office:value="97.04658">
                <text:p>97.04658</text:p>
              </table:table-cell>
              <table:table-cell office:value-type="float" office:value="94.1433">
                <text:p>94.1433</text:p>
              </table:table-cell>
              <table:table-cell office:value-type="float" office:value="95.90877">
                <text:p>95.90877</text:p>
              </table:table-cell>
              <table:table-cell office:value-type="float" office:value="94.16339">
                <text:p>94.16339</text:p>
              </table:table-cell>
              <table:table-cell office:value-type="float" office:value="94.53495">
                <text:p>94.53495</text:p>
              </table:table-cell>
              <table:table-cell office:value-type="float" office:value="94.13513">
                <text:p>94.13513</text:p>
              </table:table-cell>
              <table:table-cell office:value-type="float" office:value="94.12955">
                <text:p>94.12955</text:p>
              </table:table-cell>
              <table:table-cell office:value-type="float" office:value="94.45223">
                <text:p>94.45223</text:p>
              </table:table-cell>
              <table:table-cell office:value-type="float" office:value="98.01257">
                <text:p>98.01257</text:p>
              </table:table-cell>
              <table:table-cell office:value-type="float" office:value="94.15511">
                <text:p>94.15511</text:p>
              </table:table-cell>
              <table:table-cell office:value-type="float" office:value="94.15404">
                <text:p>94.15404</text:p>
              </table:table-cell>
              <table:table-cell office:value-type="float" office:value="94.1539">
                <text:p>94.1539</text:p>
              </table:table-cell>
              <table:table-cell office:value-type="float" office:value="95.09011">
                <text:p>95.09011</text:p>
              </table:table-cell>
              <table:table-cell office:value-type="float" office:value="94.23266">
                <text:p>94.23266</text:p>
              </table:table-cell>
              <table:table-cell office:value-type="float" office:value="101.46491">
                <text:p>101.46491</text:p>
              </table:table-cell>
              <table:table-cell office:value-type="float" office:value="102.84267">
                <text:p>102.84267</text:p>
              </table:table-cell>
              <table:table-cell office:value-type="float" office:value="94.23955">
                <text:p>94.23955</text:p>
              </table:table-cell>
              <table:table-cell office:value-type="float" office:value="94.13408">
                <text:p>94.13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67617">
                <text:p>95.67617</text:p>
              </table:table-cell>
              <table:table-cell office:value-type="float" office:value="94.17024">
                <text:p>94.17024</text:p>
              </table:table-cell>
              <table:table-cell office:value-type="float" office:value="96.65405">
                <text:p>96.65405</text:p>
              </table:table-cell>
              <table:table-cell office:value-type="float" office:value="94.15741">
                <text:p>94.15741</text:p>
              </table:table-cell>
              <table:table-cell office:value-type="float" office:value="95.55356">
                <text:p>95.55356</text:p>
              </table:table-cell>
              <table:table-cell office:value-type="float" office:value="94.17983">
                <text:p>94.17983</text:p>
              </table:table-cell>
              <table:table-cell office:value-type="float" office:value="94.22389">
                <text:p>94.22389</text:p>
              </table:table-cell>
              <table:table-cell office:value-type="float" office:value="94.14862">
                <text:p>94.14862</text:p>
              </table:table-cell>
              <table:table-cell office:value-type="float" office:value="94.14288">
                <text:p>94.14288</text:p>
              </table:table-cell>
              <table:table-cell office:value-type="float" office:value="94.44424">
                <text:p>94.44424</text:p>
              </table:table-cell>
              <table:table-cell office:value-type="float" office:value="97.6074">
                <text:p>97.6074</text:p>
              </table:table-cell>
              <table:table-cell office:value-type="float" office:value="94.16">
                <text:p>94.16</text:p>
              </table:table-cell>
              <table:table-cell office:value-type="float" office:value="94.15568">
                <text:p>94.15568</text:p>
              </table:table-cell>
              <table:table-cell office:value-type="float" office:value="94.1589">
                <text:p>94.1589</text:p>
              </table:table-cell>
              <table:table-cell office:value-type="float" office:value="95.05962">
                <text:p>95.05962</text:p>
              </table:table-cell>
              <table:table-cell office:value-type="float" office:value="94.23652">
                <text:p>94.23652</text:p>
              </table:table-cell>
              <table:table-cell office:value-type="float" office:value="100.99178">
                <text:p>100.99178</text:p>
              </table:table-cell>
              <table:table-cell office:value-type="float" office:value="102.33225">
                <text:p>102.33225</text:p>
              </table:table-cell>
              <table:table-cell office:value-type="float" office:value="94.24019">
                <text:p>94.24019</text:p>
              </table:table-cell>
              <table:table-cell office:value-type="float" office:value="94.1474">
                <text:p>94.1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62109">
                <text:p>95.62109</text:p>
              </table:table-cell>
              <table:table-cell office:value-type="float" office:value="93.87113">
                <text:p>93.87113</text:p>
              </table:table-cell>
              <table:table-cell office:value-type="float" office:value="96.56194">
                <text:p>96.56194</text:p>
              </table:table-cell>
              <table:table-cell office:value-type="float" office:value="93.84693">
                <text:p>93.84693</text:p>
              </table:table-cell>
              <table:table-cell office:value-type="float" office:value="95.49974">
                <text:p>95.49974</text:p>
              </table:table-cell>
              <table:table-cell office:value-type="float" office:value="93.87753">
                <text:p>93.87753</text:p>
              </table:table-cell>
              <table:table-cell office:value-type="float" office:value="94.24045">
                <text:p>94.24045</text:p>
              </table:table-cell>
              <table:table-cell office:value-type="float" office:value="93.8502">
                <text:p>93.8502</text:p>
              </table:table-cell>
              <table:table-cell office:value-type="float" office:value="93.84422">
                <text:p>93.84422</text:p>
              </table:table-cell>
              <table:table-cell office:value-type="float" office:value="94.1274">
                <text:p>94.1274</text:p>
              </table:table-cell>
              <table:table-cell office:value-type="float" office:value="97.48974">
                <text:p>97.48974</text:p>
              </table:table-cell>
              <table:table-cell office:value-type="float" office:value="93.85867">
                <text:p>93.85867</text:p>
              </table:table-cell>
              <table:table-cell office:value-type="float" office:value="93.85435">
                <text:p>93.85435</text:p>
              </table:table-cell>
              <table:table-cell office:value-type="float" office:value="93.8577">
                <text:p>93.8577</text:p>
              </table:table-cell>
              <table:table-cell office:value-type="float" office:value="94.7209">
                <text:p>94.7209</text:p>
              </table:table-cell>
              <table:table-cell office:value-type="float" office:value="93.92178">
                <text:p>93.92178</text:p>
              </table:table-cell>
              <table:table-cell office:value-type="float" office:value="100.77335">
                <text:p>100.77335</text:p>
              </table:table-cell>
              <table:table-cell office:value-type="float" office:value="102.07506">
                <text:p>102.07506</text:p>
              </table:table-cell>
              <table:table-cell office:value-type="float" office:value="93.92855">
                <text:p>93.92855</text:p>
              </table:table-cell>
              <table:table-cell office:value-type="float" office:value="93.84855">
                <text:p>93.84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.26817">
                <text:p>95.26817</text:p>
              </table:table-cell>
              <table:table-cell office:value-type="float" office:value="93.89689">
                <text:p>93.89689</text:p>
              </table:table-cell>
              <table:table-cell office:value-type="float" office:value="96.19492">
                <text:p>96.19492</text:p>
              </table:table-cell>
              <table:table-cell office:value-type="float" office:value="93.87071">
                <text:p>93.87071</text:p>
              </table:table-cell>
              <table:table-cell office:value-type="float" office:value="95.15727">
                <text:p>95.15727</text:p>
              </table:table-cell>
              <table:table-cell office:value-type="float" office:value="93.90324">
                <text:p>93.90324</text:p>
              </table:table-cell>
              <table:table-cell office:value-type="float" office:value="93.93829">
                <text:p>93.93829</text:p>
              </table:table-cell>
              <table:table-cell office:value-type="float" office:value="93.88578">
                <text:p>93.88578</text:p>
              </table:table-cell>
              <table:table-cell office:value-type="float" office:value="93.87971">
                <text:p>93.87971</text:p>
              </table:table-cell>
              <table:table-cell office:value-type="float" office:value="94.14193">
                <text:p>94.14193</text:p>
              </table:table-cell>
              <table:table-cell office:value-type="float" office:value="97.09774">
                <text:p>97.09774</text:p>
              </table:table-cell>
              <table:table-cell office:value-type="float" office:value="93.8731">
                <text:p>93.8731</text:p>
              </table:table-cell>
              <table:table-cell office:value-type="float" office:value="93.8782">
                <text:p>93.8782</text:p>
              </table:table-cell>
              <table:table-cell office:value-type="float" office:value="93.8815">
                <text:p>93.8815</text:p>
              </table:table-cell>
              <table:table-cell office:value-type="float" office:value="94.71323">
                <text:p>94.71323</text:p>
              </table:table-cell>
              <table:table-cell office:value-type="float" office:value="93.948">
                <text:p>93.948</text:p>
              </table:table-cell>
              <table:table-cell office:value-type="float" office:value="100.30324">
                <text:p>100.30324</text:p>
              </table:table-cell>
              <table:table-cell office:value-type="float" office:value="101.58709">
                <text:p>101.58709</text:p>
              </table:table-cell>
              <table:table-cell office:value-type="float" office:value="93.95487">
                <text:p>93.95487</text:p>
              </table:table-cell>
              <table:table-cell office:value-type="float" office:value="93.87455">
                <text:p>93.87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23602">
                <text:p>95.23602</text:p>
              </table:table-cell>
              <table:table-cell office:value-type="float" office:value="93.60686">
                <text:p>93.60686</text:p>
              </table:table-cell>
              <table:table-cell office:value-type="float" office:value="96.116">
                <text:p>96.116</text:p>
              </table:table-cell>
              <table:table-cell office:value-type="float" office:value="93.57874">
                <text:p>93.57874</text:p>
              </table:table-cell>
              <table:table-cell office:value-type="float" office:value="95.12624">
                <text:p>95.12624</text:p>
              </table:table-cell>
              <table:table-cell office:value-type="float" office:value="93.6136">
                <text:p>93.6136</text:p>
              </table:table-cell>
              <table:table-cell office:value-type="float" office:value="93.97713">
                <text:p>93.97713</text:p>
              </table:table-cell>
              <table:table-cell office:value-type="float" office:value="93.59641">
                <text:p>93.59641</text:p>
              </table:table-cell>
              <table:table-cell office:value-type="float" office:value="93.59017">
                <text:p>93.59017</text:p>
              </table:table-cell>
              <table:table-cell office:value-type="float" office:value="93.8409">
                <text:p>93.8409</text:p>
              </table:table-cell>
              <table:table-cell office:value-type="float" office:value="96.99345">
                <text:p>96.99345</text:p>
              </table:table-cell>
              <table:table-cell office:value-type="float" office:value="93.58115">
                <text:p>93.58115</text:p>
              </table:table-cell>
              <table:table-cell office:value-type="float" office:value="93.58024">
                <text:p>93.58024</text:p>
              </table:table-cell>
              <table:table-cell office:value-type="float" office:value="93.58007">
                <text:p>93.58007</text:p>
              </table:table-cell>
              <table:table-cell office:value-type="float" office:value="94.38757">
                <text:p>94.38757</text:p>
              </table:table-cell>
              <table:table-cell office:value-type="float" office:value="93.64592">
                <text:p>93.64592</text:p>
              </table:table-cell>
              <table:table-cell office:value-type="float" office:value="100.10789">
                <text:p>100.10789</text:p>
              </table:table-cell>
              <table:table-cell office:value-type="float" office:value="101.34517">
                <text:p>101.34517</text:p>
              </table:table-cell>
              <table:table-cell office:value-type="float" office:value="93.65234">
                <text:p>93.65234</text:p>
              </table:table-cell>
              <table:table-cell office:value-type="float" office:value="93.58472">
                <text:p>93.5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.89581">
                <text:p>94.89581</text:p>
              </table:table-cell>
              <table:table-cell office:value-type="float" office:value="93.64504">
                <text:p>93.64504</text:p>
              </table:table-cell>
              <table:table-cell office:value-type="float" office:value="95.7526">
                <text:p>95.7526</text:p>
              </table:table-cell>
              <table:table-cell office:value-type="float" office:value="93.6058">
                <text:p>93.6058</text:p>
              </table:table-cell>
              <table:table-cell office:value-type="float" office:value="94.78713">
                <text:p>94.78713</text:p>
              </table:table-cell>
              <table:table-cell office:value-type="float" office:value="93.65187">
                <text:p>93.65187</text:p>
              </table:table-cell>
              <table:table-cell office:value-type="float" office:value="93.68754">
                <text:p>93.68754</text:p>
              </table:table-cell>
              <table:table-cell office:value-type="float" office:value="93.63507">
                <text:p>93.63507</text:p>
              </table:table-cell>
              <table:table-cell office:value-type="float" office:value="93.6286">
                <text:p>93.6286</text:p>
              </table:table-cell>
              <table:table-cell office:value-type="float" office:value="93.85539">
                <text:p>93.85539</text:p>
              </table:table-cell>
              <table:table-cell office:value-type="float" office:value="96.61448">
                <text:p>96.61448</text:p>
              </table:table-cell>
              <table:table-cell office:value-type="float" office:value="93.61744">
                <text:p>93.61744</text:p>
              </table:table-cell>
              <table:table-cell office:value-type="float" office:value="93.61301">
                <text:p>93.61301</text:p>
              </table:table-cell>
              <table:table-cell office:value-type="float" office:value="93.61649">
                <text:p>93.61649</text:p>
              </table:table-cell>
              <table:table-cell office:value-type="float" office:value="94.38031">
                <text:p>94.38031</text:p>
              </table:table-cell>
              <table:table-cell office:value-type="float" office:value="93.67197">
                <text:p>93.67197</text:p>
              </table:table-cell>
              <table:table-cell office:value-type="float" office:value="99.65281">
                <text:p>99.65281</text:p>
              </table:table-cell>
              <table:table-cell office:value-type="float" office:value="100.85979">
                <text:p>100.85979</text:p>
              </table:table-cell>
              <table:table-cell office:value-type="float" office:value="93.67849">
                <text:p>93.67849</text:p>
              </table:table-cell>
              <table:table-cell office:value-type="float" office:value="93.63259">
                <text:p>93.63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86425">
                <text:p>94.86425</text:p>
              </table:table-cell>
              <table:table-cell office:value-type="float" office:value="93.36732">
                <text:p>93.36732</text:p>
              </table:table-cell>
              <table:table-cell office:value-type="float" office:value="95.69691">
                <text:p>95.69691</text:p>
              </table:table-cell>
              <table:table-cell office:value-type="float" office:value="93.32634">
                <text:p>93.32634</text:p>
              </table:table-cell>
              <table:table-cell office:value-type="float" office:value="94.76931">
                <text:p>94.76931</text:p>
              </table:table-cell>
              <table:table-cell office:value-type="float" office:value="93.36506">
                <text:p>93.36506</text:p>
              </table:table-cell>
              <table:table-cell office:value-type="float" office:value="93.7225">
                <text:p>93.7225</text:p>
              </table:table-cell>
              <table:table-cell office:value-type="float" office:value="93.3485">
                <text:p>93.3485</text:p>
              </table:table-cell>
              <table:table-cell office:value-type="float" office:value="93.34193">
                <text:p>93.34193</text:p>
              </table:table-cell>
              <table:table-cell office:value-type="float" office:value="93.56344">
                <text:p>93.56344</text:p>
              </table:table-cell>
              <table:table-cell office:value-type="float" office:value="96.52361">
                <text:p>96.52361</text:p>
              </table:table-cell>
              <table:table-cell office:value-type="float" office:value="93.32848">
                <text:p>93.32848</text:p>
              </table:table-cell>
              <table:table-cell office:value-type="float" office:value="93.32392">
                <text:p>93.32392</text:p>
              </table:table-cell>
              <table:table-cell office:value-type="float" office:value="93.32761">
                <text:p>93.32761</text:p>
              </table:table-cell>
              <table:table-cell office:value-type="float" office:value="94.07681">
                <text:p>94.07681</text:p>
              </table:table-cell>
              <table:table-cell office:value-type="float" office:value="93.38197">
                <text:p>93.38197</text:p>
              </table:table-cell>
              <table:table-cell office:value-type="float" office:value="99.47098">
                <text:p>99.47098</text:p>
              </table:table-cell>
              <table:table-cell office:value-type="float" office:value="100.64095">
                <text:p>100.64095</text:p>
              </table:table-cell>
              <table:table-cell office:value-type="float" office:value="93.38864">
                <text:p>93.38864</text:p>
              </table:table-cell>
              <table:table-cell office:value-type="float" office:value="93.34597">
                <text:p>93.34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.54014">
                <text:p>94.54014</text:p>
              </table:table-cell>
              <table:table-cell office:value-type="float" office:value="93.41459">
                <text:p>93.41459</text:p>
              </table:table-cell>
              <table:table-cell office:value-type="float" office:value="95.34312">
                <text:p>95.34312</text:p>
              </table:table-cell>
              <table:table-cell office:value-type="float" office:value="93.37492">
                <text:p>93.37492</text:p>
              </table:table-cell>
              <table:table-cell office:value-type="float" office:value="94.44289">
                <text:p>94.44289</text:p>
              </table:table-cell>
              <table:table-cell office:value-type="float" office:value="93.42151">
                <text:p>93.42151</text:p>
              </table:table-cell>
              <table:table-cell office:value-type="float" office:value="93.43594">
                <text:p>93.43594</text:p>
              </table:table-cell>
              <table:table-cell office:value-type="float" office:value="93.40543">
                <text:p>93.40543</text:p>
              </table:table-cell>
              <table:table-cell office:value-type="float" office:value="93.3988">
                <text:p>93.3988</text:p>
              </table:table-cell>
              <table:table-cell office:value-type="float" office:value="93.60006">
                <text:p>93.60006</text:p>
              </table:table-cell>
              <table:table-cell office:value-type="float" office:value="96.15471">
                <text:p>96.15471</text:p>
              </table:table-cell>
              <table:table-cell office:value-type="float" office:value="93.37749">
                <text:p>93.37749</text:p>
              </table:table-cell>
              <table:table-cell office:value-type="float" office:value="93.37288">
                <text:p>93.37288</text:p>
              </table:table-cell>
              <table:table-cell office:value-type="float" office:value="93.37661">
                <text:p>93.37661</text:p>
              </table:table-cell>
              <table:table-cell office:value-type="float" office:value="94.07916">
                <text:p>94.07916</text:p>
              </table:table-cell>
              <table:table-cell office:value-type="float" office:value="93.43009">
                <text:p>93.43009</text:p>
              </table:table-cell>
              <table:table-cell office:value-type="float" office:value="99.02853">
                <text:p>99.02853</text:p>
              </table:table-cell>
              <table:table-cell office:value-type="float" office:value="100.18021">
                <text:p>100.18021</text:p>
              </table:table-cell>
              <table:table-cell office:value-type="float" office:value="93.43675">
                <text:p>93.43675</text:p>
              </table:table-cell>
              <table:table-cell office:value-type="float" office:value="93.40282">
                <text:p>93.40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.53117">
                <text:p>94.53117</text:p>
              </table:table-cell>
              <table:table-cell office:value-type="float" office:value="93.13631">
                <text:p>93.13631</text:p>
              </table:table-cell>
              <table:table-cell office:value-type="float" office:value="95.31023">
                <text:p>95.31023</text:p>
              </table:table-cell>
              <table:table-cell office:value-type="float" office:value="93.09845">
                <text:p>93.09845</text:p>
              </table:table-cell>
              <table:table-cell office:value-type="float" office:value="94.4444">
                <text:p>94.4444</text:p>
              </table:table-cell>
              <table:table-cell office:value-type="float" office:value="93.14678">
                <text:p>93.14678</text:p>
              </table:table-cell>
              <table:table-cell office:value-type="float" office:value="93.49264">
                <text:p>93.49264</text:p>
              </table:table-cell>
              <table:table-cell office:value-type="float" office:value="93.13126">
                <text:p>93.13126</text:p>
              </table:table-cell>
              <table:table-cell office:value-type="float" office:value="93.12444">
                <text:p>93.12444</text:p>
              </table:table-cell>
              <table:table-cell office:value-type="float" office:value="93.31123">
                <text:p>93.31123</text:p>
              </table:table-cell>
              <table:table-cell office:value-type="float" office:value="96.08687">
                <text:p>96.08687</text:p>
              </table:table-cell>
              <table:table-cell office:value-type="float" office:value="93.10058">
                <text:p>93.10058</text:p>
              </table:table-cell>
              <table:table-cell office:value-type="float" office:value="93.09608">
                <text:p>93.09608</text:p>
              </table:table-cell>
              <table:table-cell office:value-type="float" office:value="93.09649">
                <text:p>93.09649</text:p>
              </table:table-cell>
              <table:table-cell office:value-type="float" office:value="93.77876">
                <text:p>93.77876</text:p>
              </table:table-cell>
              <table:table-cell office:value-type="float" office:value="93.15258">
                <text:p>93.15258</text:p>
              </table:table-cell>
              <table:table-cell office:value-type="float" office:value="98.85984">
                <text:p>98.85984</text:p>
              </table:table-cell>
              <table:table-cell office:value-type="float" office:value="99.97694">
                <text:p>99.97694</text:p>
              </table:table-cell>
              <table:table-cell office:value-type="float" office:value="93.15931">
                <text:p>93.15931</text:p>
              </table:table-cell>
              <table:table-cell office:value-type="float" office:value="93.12828">
                <text:p>93.12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.21668">
                <text:p>94.21668</text:p>
              </table:table-cell>
              <table:table-cell office:value-type="float" office:value="93.20502">
                <text:p>93.20502</text:p>
              </table:table-cell>
              <table:table-cell office:value-type="float" office:value="94.97258">
                <text:p>94.97258</text:p>
              </table:table-cell>
              <table:table-cell office:value-type="float" office:value="93.14337">
                <text:p>93.14337</text:p>
              </table:table-cell>
              <table:table-cell office:value-type="float" office:value="94.13064">
                <text:p>94.13064</text:p>
              </table:table-cell>
              <table:table-cell office:value-type="float" office:value="93.20626">
                <text:p>93.20626</text:p>
              </table:table-cell>
              <table:table-cell office:value-type="float" office:value="93.21818">
                <text:p>93.21818</text:p>
              </table:table-cell>
              <table:table-cell office:value-type="float" office:value="93.18748">
                <text:p>93.18748</text:p>
              </table:table-cell>
              <table:table-cell office:value-type="float" office:value="93.18049">
                <text:p>93.18049</text:p>
              </table:table-cell>
              <table:table-cell office:value-type="float" office:value="93.3602">
                <text:p>93.3602</text:p>
              </table:table-cell>
              <table:table-cell office:value-type="float" office:value="95.72434">
                <text:p>95.72434</text:p>
              </table:table-cell>
              <table:table-cell office:value-type="float" office:value="93.15831">
                <text:p>93.15831</text:p>
              </table:table-cell>
              <table:table-cell office:value-type="float" office:value="93.15362">
                <text:p>93.15362</text:p>
              </table:table-cell>
              <table:table-cell office:value-type="float" office:value="93.15434">
                <text:p>93.15434</text:p>
              </table:table-cell>
              <table:table-cell office:value-type="float" office:value="93.80339">
                <text:p>93.80339</text:p>
              </table:table-cell>
              <table:table-cell office:value-type="float" office:value="93.20002">
                <text:p>93.20002</text:p>
              </table:table-cell>
              <table:table-cell office:value-type="float" office:value="98.44042">
                <text:p>98.44042</text:p>
              </table:table-cell>
              <table:table-cell office:value-type="float" office:value="99.5193">
                <text:p>99.5193</text:p>
              </table:table-cell>
              <table:table-cell office:value-type="float" office:value="93.20341">
                <text:p>93.20341</text:p>
              </table:table-cell>
              <table:table-cell office:value-type="float" office:value="93.18425">
                <text:p>93.18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.21747">
                <text:p>94.21747</text:p>
              </table:table-cell>
              <table:table-cell office:value-type="float" office:value="92.92947">
                <text:p>92.92947</text:p>
              </table:table-cell>
              <table:table-cell office:value-type="float" office:value="94.94005">
                <text:p>94.94005</text:p>
              </table:table-cell>
              <table:table-cell office:value-type="float" office:value="92.87903">
                <text:p>92.87903</text:p>
              </table:table-cell>
              <table:table-cell office:value-type="float" office:value="94.13236">
                <text:p>94.13236</text:p>
              </table:table-cell>
              <table:table-cell office:value-type="float" office:value="92.94036">
                <text:p>92.94036</text:p>
              </table:table-cell>
              <table:table-cell office:value-type="float" office:value="93.27765">
                <text:p>93.27765</text:p>
              </table:table-cell>
              <table:table-cell office:value-type="float" office:value="92.92183">
                <text:p>92.92183</text:p>
              </table:table-cell>
              <table:table-cell office:value-type="float" office:value="92.91833">
                <text:p>92.91833</text:p>
              </table:table-cell>
              <table:table-cell office:value-type="float" office:value="93.08386">
                <text:p>93.08386</text:p>
              </table:table-cell>
              <table:table-cell office:value-type="float" office:value="95.67933">
                <text:p>95.67933</text:p>
              </table:table-cell>
              <table:table-cell office:value-type="float" office:value="92.88087">
                <text:p>92.88087</text:p>
              </table:table-cell>
              <table:table-cell office:value-type="float" office:value="93.06314">
                <text:p>93.06314</text:p>
              </table:table-cell>
              <table:table-cell office:value-type="float" office:value="92.88093">
                <text:p>92.88093</text:p>
              </table:table-cell>
              <table:table-cell office:value-type="float" office:value="93.51218">
                <text:p>93.51218</text:p>
              </table:table-cell>
              <table:table-cell office:value-type="float" office:value="92.93136">
                <text:p>92.93136</text:p>
              </table:table-cell>
              <table:table-cell office:value-type="float" office:value="98.28783">
                <text:p>98.28783</text:p>
              </table:table-cell>
              <table:table-cell office:value-type="float" office:value="99.33713">
                <text:p>99.33713</text:p>
              </table:table-cell>
              <table:table-cell office:value-type="float" office:value="92.92924">
                <text:p>92.92924</text:p>
              </table:table-cell>
              <table:table-cell office:value-type="float" office:value="92.91836">
                <text:p>92.91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.9155">
                <text:p>93.9155</text:p>
              </table:table-cell>
              <table:table-cell office:value-type="float" office:value="93.00669">
                <text:p>93.00669</text:p>
              </table:table-cell>
              <table:table-cell office:value-type="float" office:value="94.61188">
                <text:p>94.61188</text:p>
              </table:table-cell>
              <table:table-cell office:value-type="float" office:value="92.94531">
                <text:p>92.94531</text:p>
              </table:table-cell>
              <table:table-cell office:value-type="float" office:value="93.83114">
                <text:p>93.83114</text:p>
              </table:table-cell>
              <table:table-cell office:value-type="float" office:value="93.00825">
                <text:p>93.00825</text:p>
              </table:table-cell>
              <table:table-cell office:value-type="float" office:value="93.01167">
                <text:p>93.01167</text:p>
              </table:table-cell>
              <table:table-cell office:value-type="float" office:value="93.00324">
                <text:p>93.00324</text:p>
              </table:table-cell>
              <table:table-cell office:value-type="float" office:value="92.99597">
                <text:p>92.99597</text:p>
              </table:table-cell>
              <table:table-cell office:value-type="float" office:value="93.14174">
                <text:p>93.14174</text:p>
              </table:table-cell>
              <table:table-cell office:value-type="float" office:value="95.32649">
                <text:p>95.32649</text:p>
              </table:table-cell>
              <table:table-cell office:value-type="float" office:value="92.9471">
                <text:p>92.9471</text:p>
              </table:table-cell>
              <table:table-cell office:value-type="float" office:value="92.94296">
                <text:p>92.94296</text:p>
              </table:table-cell>
              <table:table-cell office:value-type="float" office:value="92.9475">
                <text:p>92.9475</text:p>
              </table:table-cell>
              <table:table-cell office:value-type="float" office:value="93.54942">
                <text:p>93.54942</text:p>
              </table:table-cell>
              <table:table-cell office:value-type="float" office:value="92.98747">
                <text:p>92.98747</text:p>
              </table:table-cell>
              <table:table-cell office:value-type="float" office:value="97.88091">
                <text:p>97.88091</text:p>
              </table:table-cell>
              <table:table-cell office:value-type="float" office:value="98.89456">
                <text:p>98.89456</text:p>
              </table:table-cell>
              <table:table-cell office:value-type="float" office:value="92.99489">
                <text:p>92.99489</text:p>
              </table:table-cell>
              <table:table-cell office:value-type="float" office:value="92.99005">
                <text:p>92.99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.93224">
                <text:p>93.93224</text:p>
              </table:table-cell>
              <table:table-cell office:value-type="float" office:value="92.7434">
                <text:p>92.7434</text:p>
              </table:table-cell>
              <table:table-cell office:value-type="float" office:value="94.60208">
                <text:p>94.60208</text:p>
              </table:table-cell>
              <table:table-cell office:value-type="float" office:value="92.68065">
                <text:p>92.68065</text:p>
              </table:table-cell>
              <table:table-cell office:value-type="float" office:value="93.85509">
                <text:p>93.85509</text:p>
              </table:table-cell>
              <table:table-cell office:value-type="float" office:value="92.75428">
                <text:p>92.75428</text:p>
              </table:table-cell>
              <table:table-cell office:value-type="float" office:value="93.08907">
                <text:p>93.08907</text:p>
              </table:table-cell>
              <table:table-cell office:value-type="float" office:value="92.73659">
                <text:p>92.73659</text:p>
              </table:table-cell>
              <table:table-cell office:value-type="float" office:value="92.72924">
                <text:p>92.72924</text:p>
              </table:table-cell>
              <table:table-cell office:value-type="float" office:value="93.05125">
                <text:p>93.05125</text:p>
              </table:table-cell>
              <table:table-cell office:value-type="float" office:value="95.29459">
                <text:p>95.29459</text:p>
              </table:table-cell>
              <table:table-cell office:value-type="float" office:value="92.68208">
                <text:p>92.68208</text:p>
              </table:table-cell>
              <table:table-cell office:value-type="float" office:value="92.87695">
                <text:p>92.87695</text:p>
              </table:table-cell>
              <table:table-cell office:value-type="float" office:value="92.87788">
                <text:p>92.87788</text:p>
              </table:table-cell>
              <table:table-cell office:value-type="float" office:value="93.26103">
                <text:p>93.26103</text:p>
              </table:table-cell>
              <table:table-cell office:value-type="float" office:value="92.72525">
                <text:p>92.72525</text:p>
              </table:table-cell>
              <table:table-cell office:value-type="float" office:value="97.75153">
                <text:p>97.75153</text:p>
              </table:table-cell>
              <table:table-cell office:value-type="float" office:value="98.72833">
                <text:p>98.72833</text:p>
              </table:table-cell>
              <table:table-cell office:value-type="float" office:value="92.72928">
                <text:p>92.72928</text:p>
              </table:table-cell>
              <table:table-cell office:value-type="float" office:value="92.73245">
                <text:p>92.73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63939">
                <text:p>93.63939</text:p>
              </table:table-cell>
              <table:table-cell office:value-type="float" office:value="92.82336">
                <text:p>92.82336</text:p>
              </table:table-cell>
              <table:table-cell office:value-type="float" office:value="94.27709">
                <text:p>94.27709</text:p>
              </table:table-cell>
              <table:table-cell office:value-type="float" office:value="92.7591">
                <text:p>92.7591</text:p>
              </table:table-cell>
              <table:table-cell office:value-type="float" office:value="93.55711">
                <text:p>93.55711</text:p>
              </table:table-cell>
              <table:table-cell office:value-type="float" office:value="92.83042">
                <text:p>92.83042</text:p>
              </table:table-cell>
              <table:table-cell office:value-type="float" office:value="92.82584">
                <text:p>92.82584</text:p>
              </table:table-cell>
              <table:table-cell office:value-type="float" office:value="92.81682">
                <text:p>92.81682</text:p>
              </table:table-cell>
              <table:table-cell office:value-type="float" office:value="92.80941">
                <text:p>92.80941</text:p>
              </table:table-cell>
              <table:table-cell office:value-type="float" office:value="92.93098">
                <text:p>92.93098</text:p>
              </table:table-cell>
              <table:table-cell office:value-type="float" office:value="94.95481">
                <text:p>94.95481</text:p>
              </table:table-cell>
              <table:table-cell office:value-type="float" office:value="92.76053">
                <text:p>92.76053</text:p>
              </table:table-cell>
              <table:table-cell office:value-type="float" office:value="92.75649">
                <text:p>92.75649</text:p>
              </table:table-cell>
              <table:table-cell office:value-type="float" office:value="92.76125">
                <text:p>92.76125</text:p>
              </table:table-cell>
              <table:table-cell office:value-type="float" office:value="93.3108">
                <text:p>93.3108</text:p>
              </table:table-cell>
              <table:table-cell office:value-type="float" office:value="92.79916">
                <text:p>92.79916</text:p>
              </table:table-cell>
              <table:table-cell office:value-type="float" office:value="97.34817">
                <text:p>97.34817</text:p>
              </table:table-cell>
              <table:table-cell office:value-type="float" office:value="98.29671">
                <text:p>98.29671</text:p>
              </table:table-cell>
              <table:table-cell office:value-type="float" office:value="92.79778">
                <text:p>92.79778</text:p>
              </table:table-cell>
              <table:table-cell office:value-type="float" office:value="92.81274">
                <text:p>92.81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66545">
                <text:p>93.66545</text:p>
              </table:table-cell>
              <table:table-cell office:value-type="float" office:value="92.57682">
                <text:p>92.57682</text:p>
              </table:table-cell>
              <table:table-cell office:value-type="float" office:value="94.28026">
                <text:p>94.28026</text:p>
              </table:table-cell>
              <table:table-cell office:value-type="float" office:value="92.50211">
                <text:p>92.50211</text:p>
              </table:table-cell>
              <table:table-cell office:value-type="float" office:value="93.59364">
                <text:p>93.59364</text:p>
              </table:table-cell>
              <table:table-cell office:value-type="float" office:value="92.57926">
                <text:p>92.57926</text:p>
              </table:table-cell>
              <table:table-cell office:value-type="float" office:value="92.9022">
                <text:p>92.9022</text:p>
              </table:table-cell>
              <table:table-cell office:value-type="float" office:value="92.56215">
                <text:p>92.56215</text:p>
              </table:table-cell>
              <table:table-cell office:value-type="float" office:value="92.73961">
                <text:p>92.73961</text:p>
              </table:table-cell>
              <table:table-cell office:value-type="float" office:value="92.85211">
                <text:p>92.85211</text:p>
              </table:table-cell>
              <table:table-cell office:value-type="float" office:value="94.93618">
                <text:p>94.93618</text:p>
              </table:table-cell>
              <table:table-cell office:value-type="float" office:value="92.6929">
                <text:p>92.6929</text:p>
              </table:table-cell>
              <table:table-cell office:value-type="float" office:value="92.68906">
                <text:p>92.68906</text:p>
              </table:table-cell>
              <table:table-cell office:value-type="float" office:value="92.69384">
                <text:p>92.69384</text:p>
              </table:table-cell>
              <table:table-cell office:value-type="float" office:value="93.03154">
                <text:p>93.03154</text:p>
              </table:table-cell>
              <table:table-cell office:value-type="float" office:value="92.53601">
                <text:p>92.53601</text:p>
              </table:table-cell>
              <table:table-cell office:value-type="float" office:value="97.24173">
                <text:p>97.24173</text:p>
              </table:table-cell>
              <table:table-cell office:value-type="float" office:value="98.15615">
                <text:p>98.15615</text:p>
              </table:table-cell>
              <table:table-cell office:value-type="float" office:value="92.54386">
                <text:p>92.54386</text:p>
              </table:table-cell>
              <table:table-cell office:value-type="float" office:value="92.74276">
                <text:p>92.74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37511">
                <text:p>93.37511</text:p>
              </table:table-cell>
              <table:table-cell office:value-type="float" office:value="92.6646">
                <text:p>92.6646</text:p>
              </table:table-cell>
              <table:table-cell office:value-type="float" office:value="94.16679">
                <text:p>94.16679</text:p>
              </table:table-cell>
              <table:table-cell office:value-type="float" office:value="92.57943">
                <text:p>92.57943</text:p>
              </table:table-cell>
              <table:table-cell office:value-type="float" office:value="93.4925">
                <text:p>93.4925</text:p>
              </table:table-cell>
              <table:table-cell office:value-type="float" office:value="92.66716">
                <text:p>92.66716</text:p>
              </table:table-cell>
              <table:table-cell office:value-type="float" office:value="92.65073">
                <text:p>92.65073</text:p>
              </table:table-cell>
              <table:table-cell office:value-type="float" office:value="92.65962">
                <text:p>92.65962</text:p>
              </table:table-cell>
              <table:table-cell office:value-type="float" office:value="92.65167">
                <text:p>92.65167</text:p>
              </table:table-cell>
              <table:table-cell office:value-type="float" office:value="92.74417">
                <text:p>92.74417</text:p>
              </table:table-cell>
              <table:table-cell office:value-type="float" office:value="94.79898">
                <text:p>94.79898</text:p>
              </table:table-cell>
              <table:table-cell office:value-type="float" office:value="92.59336">
                <text:p>92.59336</text:p>
              </table:table-cell>
              <table:table-cell office:value-type="float" office:value="92.43272">
                <text:p>92.43272</text:p>
              </table:table-cell>
              <table:table-cell office:value-type="float" office:value="92.5942">
                <text:p>92.5942</text:p>
              </table:table-cell>
              <table:table-cell office:value-type="float" office:value="93.09012">
                <text:p>93.09012</text:p>
              </table:table-cell>
              <table:table-cell office:value-type="float" office:value="92.62182">
                <text:p>92.62182</text:p>
              </table:table-cell>
              <table:table-cell office:value-type="float" office:value="96.85115">
                <text:p>96.85115</text:p>
              </table:table-cell>
              <table:table-cell office:value-type="float" office:value="97.7369">
                <text:p>97.7369</text:p>
              </table:table-cell>
              <table:table-cell office:value-type="float" office:value="92.62961">
                <text:p>92.62961</text:p>
              </table:table-cell>
              <table:table-cell office:value-type="float" office:value="92.6546">
                <text:p>92.6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42264">
                <text:p>93.42264</text:p>
              </table:table-cell>
              <table:table-cell office:value-type="float" office:value="92.41202">
                <text:p>92.41202</text:p>
              </table:table-cell>
              <table:table-cell office:value-type="float" office:value="93.99287">
                <text:p>93.99287</text:p>
              </table:table-cell>
              <table:table-cell office:value-type="float" office:value="92.3384">
                <text:p>92.3384</text:p>
              </table:table-cell>
              <table:table-cell office:value-type="float" office:value="93.34953">
                <text:p>93.34953</text:p>
              </table:table-cell>
              <table:table-cell office:value-type="float" office:value="92.42388">
                <text:p>92.42388</text:p>
              </table:table-cell>
              <table:table-cell office:value-type="float" office:value="92.74398">
                <text:p>92.74398</text:p>
              </table:table-cell>
              <table:table-cell office:value-type="float" office:value="92.40746">
                <text:p>92.40746</text:p>
              </table:table-cell>
              <table:table-cell office:value-type="float" office:value="92.58425">
                <text:p>92.58425</text:p>
              </table:table-cell>
              <table:table-cell office:value-type="float" office:value="92.6767">
                <text:p>92.6767</text:p>
              </table:table-cell>
              <table:table-cell office:value-type="float" office:value="94.59951">
                <text:p>94.59951</text:p>
              </table:table-cell>
              <table:table-cell office:value-type="float" office:value="92.52436">
                <text:p>92.52436</text:p>
              </table:table-cell>
              <table:table-cell office:value-type="float" office:value="92.52063">
                <text:p>92.52063</text:p>
              </table:table-cell>
              <table:table-cell office:value-type="float" office:value="92.52521">
                <text:p>92.52521</text:p>
              </table:table-cell>
              <table:table-cell office:value-type="float" office:value="92.82264">
                <text:p>92.82264</text:p>
              </table:table-cell>
              <table:table-cell office:value-type="float" office:value="92.37064">
                <text:p>92.37064</text:p>
              </table:table-cell>
              <table:table-cell office:value-type="float" office:value="96.75809">
                <text:p>96.75809</text:p>
              </table:table-cell>
              <table:table-cell office:value-type="float" office:value="97.6069">
                <text:p>97.6069</text:p>
              </table:table-cell>
              <table:table-cell office:value-type="float" office:value="92.37866">
                <text:p>92.37866</text:p>
              </table:table-cell>
              <table:table-cell office:value-type="float" office:value="92.5868">
                <text:p>92.58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13571">
                <text:p>93.13571</text:p>
              </table:table-cell>
              <table:table-cell office:value-type="float" office:value="92.51177">
                <text:p>92.51177</text:p>
              </table:table-cell>
              <table:table-cell office:value-type="float" office:value="93.87856">
                <text:p>93.87856</text:p>
              </table:table-cell>
              <table:table-cell office:value-type="float" office:value="92.42381">
                <text:p>92.42381</text:p>
              </table:table-cell>
              <table:table-cell office:value-type="float" office:value="93.26043">
                <text:p>93.26043</text:p>
              </table:table-cell>
              <table:table-cell office:value-type="float" office:value="92.51973">
                <text:p>92.51973</text:p>
              </table:table-cell>
              <table:table-cell office:value-type="float" office:value="92.49175">
                <text:p>92.49175</text:p>
              </table:table-cell>
              <table:table-cell office:value-type="float" office:value="92.50337">
                <text:p>92.50337</text:p>
              </table:table-cell>
              <table:table-cell office:value-type="float" office:value="92.49594">
                <text:p>92.49594</text:p>
              </table:table-cell>
              <table:table-cell office:value-type="float" office:value="92.57766">
                <text:p>92.57766</text:p>
              </table:table-cell>
              <table:table-cell office:value-type="float" office:value="94.47465">
                <text:p>94.47465</text:p>
              </table:table-cell>
              <table:table-cell office:value-type="float" office:value="92.42447">
                <text:p>92.42447</text:p>
              </table:table-cell>
              <table:table-cell office:value-type="float" office:value="92.27673">
                <text:p>92.27673</text:p>
              </table:table-cell>
              <table:table-cell office:value-type="float" office:value="92.43435">
                <text:p>92.43435</text:p>
              </table:table-cell>
              <table:table-cell office:value-type="float" office:value="92.89328">
                <text:p>92.89328</text:p>
              </table:table-cell>
              <table:table-cell office:value-type="float" office:value="92.46422">
                <text:p>92.46422</text:p>
              </table:table-cell>
              <table:table-cell office:value-type="float" office:value="96.38057">
                <text:p>96.38057</text:p>
              </table:table-cell>
              <table:table-cell office:value-type="float" office:value="97.20307">
                <text:p>97.20307</text:p>
              </table:table-cell>
              <table:table-cell office:value-type="float" office:value="92.46323">
                <text:p>92.46323</text:p>
              </table:table-cell>
              <table:table-cell office:value-type="float" office:value="92.49797">
                <text:p>92.49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9272">
                <text:p>93.19272</text:p>
              </table:table-cell>
              <table:table-cell office:value-type="float" office:value="92.27638">
                <text:p>92.27638</text:p>
              </table:table-cell>
              <table:table-cell office:value-type="float" office:value="93.71506">
                <text:p>93.71506</text:p>
              </table:table-cell>
              <table:table-cell office:value-type="float" office:value="92.18171">
                <text:p>92.18171</text:p>
              </table:table-cell>
              <table:table-cell office:value-type="float" office:value="93.13092">
                <text:p>93.13092</text:p>
              </table:table-cell>
              <table:table-cell office:value-type="float" office:value="92.27903">
                <text:p>92.27903</text:p>
              </table:table-cell>
              <table:table-cell office:value-type="float" office:value="92.59161">
                <text:p>92.59161</text:p>
              </table:table-cell>
              <table:table-cell office:value-type="float" office:value="92.27214">
                <text:p>92.27214</text:p>
              </table:table-cell>
              <table:table-cell office:value-type="float" office:value="92.43958">
                <text:p>92.43958</text:p>
              </table:table-cell>
              <table:table-cell office:value-type="float" office:value="92.50846">
                <text:p>92.50846</text:p>
              </table:table-cell>
              <table:table-cell office:value-type="float" office:value="94.2888">
                <text:p>94.2888</text:p>
              </table:table-cell>
              <table:table-cell office:value-type="float" office:value="92.36675">
                <text:p>92.36675</text:p>
              </table:table-cell>
              <table:table-cell office:value-type="float" office:value="92.37637">
                <text:p>92.37637</text:p>
              </table:table-cell>
              <table:table-cell office:value-type="float" office:value="92.37634">
                <text:p>92.37634</text:p>
              </table:table-cell>
              <table:table-cell office:value-type="float" office:value="92.63816">
                <text:p>92.63816</text:p>
              </table:table-cell>
              <table:table-cell office:value-type="float" office:value="92.21228">
                <text:p>92.21228</text:p>
              </table:table-cell>
              <table:table-cell office:value-type="float" office:value="96.30126">
                <text:p>96.30126</text:p>
              </table:table-cell>
              <table:table-cell office:value-type="float" office:value="97.09651">
                <text:p>97.09651</text:p>
              </table:table-cell>
              <table:table-cell office:value-type="float" office:value="92.22066">
                <text:p>92.22066</text:p>
              </table:table-cell>
              <table:table-cell office:value-type="float" office:value="92.45036">
                <text:p>92.45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91473">
                <text:p>92.91473</text:p>
              </table:table-cell>
              <table:table-cell office:value-type="float" office:value="92.37458">
                <text:p>92.37458</text:p>
              </table:table-cell>
              <table:table-cell office:value-type="float" office:value="93.61614">
                <text:p>93.61614</text:p>
              </table:table-cell>
              <table:table-cell office:value-type="float" office:value="92.27486">
                <text:p>92.27486</text:p>
              </table:table-cell>
              <table:table-cell office:value-type="float" office:value="93.04038">
                <text:p>93.04038</text:p>
              </table:table-cell>
              <table:table-cell office:value-type="float" office:value="92.38244">
                <text:p>92.38244</text:p>
              </table:table-cell>
              <table:table-cell office:value-type="float" office:value="92.35621">
                <text:p>92.35621</text:p>
              </table:table-cell>
              <table:table-cell office:value-type="float" office:value="92.36659">
                <text:p>92.36659</text:p>
              </table:table-cell>
              <table:table-cell office:value-type="float" office:value="92.35946">
                <text:p>92.35946</text:p>
              </table:table-cell>
              <table:table-cell office:value-type="float" office:value="92.26455">
                <text:p>92.26455</text:p>
              </table:table-cell>
              <table:table-cell office:value-type="float" office:value="94.17601">
                <text:p>94.17601</text:p>
              </table:table-cell>
              <table:table-cell office:value-type="float" office:value="92.28888">
                <text:p>92.28888</text:p>
              </table:table-cell>
              <table:table-cell office:value-type="float" office:value="92.37637">
                <text:p>92.37637</text:p>
              </table:table-cell>
              <table:table-cell office:value-type="float" office:value="92.2892">
                <text:p>92.2892</text:p>
              </table:table-cell>
              <table:table-cell office:value-type="float" office:value="92.71363">
                <text:p>92.71363</text:p>
              </table:table-cell>
              <table:table-cell office:value-type="float" office:value="92.31786">
                <text:p>92.31786</text:p>
              </table:table-cell>
              <table:table-cell office:value-type="float" office:value="95.9343">
                <text:p>95.9343</text:p>
              </table:table-cell>
              <table:table-cell office:value-type="float" office:value="96.70609">
                <text:p>96.70609</text:p>
              </table:table-cell>
              <table:table-cell office:value-type="float" office:value="92.31709">
                <text:p>92.31709</text:p>
              </table:table-cell>
              <table:table-cell office:value-type="float" office:value="92.36072">
                <text:p>92.36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98045">
                <text:p>92.98045</text:p>
              </table:table-cell>
              <table:table-cell office:value-type="float" office:value="92.14142">
                <text:p>92.14142</text:p>
              </table:table-cell>
              <table:table-cell office:value-type="float" office:value="93.46281">
                <text:p>93.46281</text:p>
              </table:table-cell>
              <table:table-cell office:value-type="float" office:value="92.04486">
                <text:p>92.04486</text:p>
              </table:table-cell>
              <table:table-cell office:value-type="float" office:value="92.77754">
                <text:p>92.77754</text:p>
              </table:table-cell>
              <table:table-cell office:value-type="float" office:value="92.14431">
                <text:p>92.14431</text:p>
              </table:table-cell>
              <table:table-cell office:value-type="float" office:value="92.29657">
                <text:p>92.29657</text:p>
              </table:table-cell>
              <table:table-cell office:value-type="float" office:value="92.13391">
                <text:p>92.13391</text:p>
              </table:table-cell>
              <table:table-cell office:value-type="float" office:value="92.30972">
                <text:p>92.30972</text:p>
              </table:table-cell>
              <table:table-cell office:value-type="float" office:value="92.3602">
                <text:p>92.3602</text:p>
              </table:table-cell>
              <table:table-cell office:value-type="float" office:value="94.00034">
                <text:p>94.00034</text:p>
              </table:table-cell>
              <table:table-cell office:value-type="float" office:value="92.22913">
                <text:p>92.22913</text:p>
              </table:table-cell>
              <table:table-cell office:value-type="float" office:value="92.13161">
                <text:p>92.13161</text:p>
              </table:table-cell>
              <table:table-cell office:value-type="float" office:value="92.23861">
                <text:p>92.23861</text:p>
              </table:table-cell>
              <table:table-cell office:value-type="float" office:value="92.45229">
                <text:p>92.45229</text:p>
              </table:table-cell>
              <table:table-cell office:value-type="float" office:value="92.07756">
                <text:p>92.07756</text:p>
              </table:table-cell>
              <table:table-cell office:value-type="float" office:value="95.87769">
                <text:p>95.87769</text:p>
              </table:table-cell>
              <table:table-cell office:value-type="float" office:value="96.61296">
                <text:p>96.61296</text:p>
              </table:table-cell>
              <table:table-cell office:value-type="float" office:value="92.08613">
                <text:p>92.08613</text:p>
              </table:table-cell>
              <table:table-cell office:value-type="float" office:value="92.31106">
                <text:p>92.31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71848">
                <text:p>92.71848</text:p>
              </table:table-cell>
              <table:table-cell office:value-type="float" office:value="92.24693">
                <text:p>92.24693</text:p>
              </table:table-cell>
              <table:table-cell office:value-type="float" office:value="93.37241">
                <text:p>93.37241</text:p>
              </table:table-cell>
              <table:table-cell office:value-type="float" office:value="92.14937">
                <text:p>92.14937</text:p>
              </table:table-cell>
              <table:table-cell office:value-type="float" office:value="92.8545">
                <text:p>92.8545</text:p>
              </table:table-cell>
              <table:table-cell office:value-type="float" office:value="92.2549">
                <text:p>92.2549</text:p>
              </table:table-cell>
              <table:table-cell office:value-type="float" office:value="92.21755">
                <text:p>92.21755</text:p>
              </table:table-cell>
              <table:table-cell office:value-type="float" office:value="92.24877">
                <text:p>92.24877</text:p>
              </table:table-cell>
              <table:table-cell office:value-type="float" office:value="92.23277">
                <text:p>92.23277</text:p>
              </table:table-cell>
              <table:table-cell office:value-type="float" office:value="92.11901">
                <text:p>92.11901</text:p>
              </table:table-cell>
              <table:table-cell office:value-type="float" office:value="93.88664">
                <text:p>93.88664</text:p>
              </table:table-cell>
              <table:table-cell office:value-type="float" office:value="92.22913">
                <text:p>92.22913</text:p>
              </table:table-cell>
              <table:table-cell office:value-type="float" office:value="92.23888">
                <text:p>92.23888</text:p>
              </table:table-cell>
              <table:table-cell office:value-type="float" office:value="92.15936">
                <text:p>92.15936</text:p>
              </table:table-cell>
              <table:table-cell office:value-type="float" office:value="92.53967">
                <text:p>92.53967</text:p>
              </table:table-cell>
              <table:table-cell office:value-type="float" office:value="92.18139">
                <text:p>92.18139</text:p>
              </table:table-cell>
              <table:table-cell office:value-type="float" office:value="95.52651">
                <text:p>95.52651</text:p>
              </table:table-cell>
              <table:table-cell office:value-type="float" office:value="96.23528">
                <text:p>96.23528</text:p>
              </table:table-cell>
              <table:table-cell office:value-type="float" office:value="92.18088">
                <text:p>92.18088</text:p>
              </table:table-cell>
              <table:table-cell office:value-type="float" office:value="92.23321">
                <text:p>92.23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.7869">
                <text:p>92.7869</text:p>
              </table:table-cell>
              <table:table-cell office:value-type="float" office:value="92.02133">
                <text:p>92.02133</text:p>
              </table:table-cell>
              <table:table-cell office:value-type="float" office:value="93.23214">
                <text:p>93.23214</text:p>
              </table:table-cell>
              <table:table-cell office:value-type="float" office:value="91.91357">
                <text:p>91.91357</text:p>
              </table:table-cell>
              <table:table-cell office:value-type="float" office:value="92.8545">
                <text:p>92.8545</text:p>
              </table:table-cell>
              <table:table-cell office:value-type="float" office:value="92.02417">
                <text:p>92.02417</text:p>
              </table:table-cell>
              <table:table-cell office:value-type="float" office:value="92.16885">
                <text:p>92.16885</text:p>
              </table:table-cell>
              <table:table-cell office:value-type="float" office:value="92.01442">
                <text:p>92.01442</text:p>
              </table:table-cell>
              <table:table-cell office:value-type="float" office:value="92.18128">
                <text:p>92.18128</text:p>
              </table:table-cell>
              <table:table-cell office:value-type="float" office:value="92.22601">
                <text:p>92.22601</text:p>
              </table:table-cell>
              <table:table-cell office:value-type="float" office:value="93.73737">
                <text:p>93.73737</text:p>
              </table:table-cell>
              <table:table-cell office:value-type="float" office:value="91.99564">
                <text:p>91.99564</text:p>
              </table:table-cell>
              <table:table-cell office:value-type="float" office:value="92.00585">
                <text:p>92.00585</text:p>
              </table:table-cell>
              <table:table-cell office:value-type="float" office:value="92.11067">
                <text:p>92.11067</text:p>
              </table:table-cell>
              <table:table-cell office:value-type="float" office:value="92.29571">
                <text:p>92.29571</text:p>
              </table:table-cell>
              <table:table-cell office:value-type="float" office:value="91.94884">
                <text:p>91.94884</text:p>
              </table:table-cell>
              <table:table-cell office:value-type="float" office:value="95.48331">
                <text:p>95.48331</text:p>
              </table:table-cell>
              <table:table-cell office:value-type="float" office:value="96.15562">
                <text:p>96.15562</text:p>
              </table:table-cell>
              <table:table-cell office:value-type="float" office:value="91.94858">
                <text:p>91.94858</text:p>
              </table:table-cell>
              <table:table-cell office:value-type="float" office:value="92.19458">
                <text:p>92.19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.5295">
                <text:p>92.5295</text:p>
              </table:table-cell>
              <table:table-cell office:value-type="float" office:value="92.13399">
                <text:p>92.13399</text:p>
              </table:table-cell>
              <table:table-cell office:value-type="float" office:value="93.14414">
                <text:p>93.14414</text:p>
              </table:table-cell>
              <table:table-cell office:value-type="float" office:value="92.02949">
                <text:p>92.02949</text:p>
              </table:table-cell>
              <table:table-cell office:value-type="float" office:value="92.59084">
                <text:p>92.59084</text:p>
              </table:table-cell>
              <table:table-cell office:value-type="float" office:value="92.13739">
                <text:p>92.13739</text:p>
              </table:table-cell>
              <table:table-cell office:value-type="float" office:value="92.10171">
                <text:p>92.10171</text:p>
              </table:table-cell>
              <table:table-cell office:value-type="float" office:value="91.97072">
                <text:p>91.97072</text:p>
              </table:table-cell>
              <table:table-cell office:value-type="float" office:value="92.12424">
                <text:p>92.12424</text:p>
              </table:table-cell>
              <table:table-cell office:value-type="float" office:value="92.22601">
                <text:p>92.22601</text:p>
              </table:table-cell>
              <table:table-cell office:value-type="float" office:value="93.63561">
                <text:p>93.63561</text:p>
              </table:table-cell>
              <table:table-cell office:value-type="float" office:value="92.10114">
                <text:p>92.10114</text:p>
              </table:table-cell>
              <table:table-cell office:value-type="float" office:value="92.10721">
                <text:p>92.10721</text:p>
              </table:table-cell>
              <table:table-cell office:value-type="float" office:value="92.03933">
                <text:p>92.03933</text:p>
              </table:table-cell>
              <table:table-cell office:value-type="float" office:value="92.39084">
                <text:p>92.39084</text:p>
              </table:table-cell>
              <table:table-cell office:value-type="float" office:value="92.05097">
                <text:p>92.05097</text:p>
              </table:table-cell>
              <table:table-cell office:value-type="float" office:value="95.1321">
                <text:p>95.1321</text:p>
              </table:table-cell>
              <table:table-cell office:value-type="float" office:value="95.79057">
                <text:p>95.79057</text:p>
              </table:table-cell>
              <table:table-cell office:value-type="float" office:value="92.05994">
                <text:p>92.05994</text:p>
              </table:table-cell>
              <table:table-cell office:value-type="float" office:value="92.12379">
                <text:p>92.12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61915">
                <text:p>92.61915</text:p>
              </table:table-cell>
              <table:table-cell office:value-type="float" office:value="91.9063">
                <text:p>91.9063</text:p>
              </table:table-cell>
              <table:table-cell office:value-type="float" office:value="93.02246">
                <text:p>93.02246</text:p>
              </table:table-cell>
              <table:table-cell office:value-type="float" office:value="91.79612">
                <text:p>91.79612</text:p>
              </table:table-cell>
              <table:table-cell office:value-type="float" office:value="92.66672">
                <text:p>92.66672</text:p>
              </table:table-cell>
              <table:table-cell office:value-type="float" office:value="91.91041">
                <text:p>91.91041</text:p>
              </table:table-cell>
              <table:table-cell office:value-type="float" office:value="92.05081">
                <text:p>92.05081</text:p>
              </table:table-cell>
              <table:table-cell office:value-type="float" office:value="91.90357">
                <text:p>91.90357</text:p>
              </table:table-cell>
              <table:table-cell office:value-type="float" office:value="92.07795">
                <text:p>92.07795</text:p>
              </table:table-cell>
              <table:table-cell office:value-type="float" office:value="91.98362">
                <text:p>91.98362</text:p>
              </table:table-cell>
              <table:table-cell office:value-type="float" office:value="93.34728">
                <text:p>93.34728</text:p>
              </table:table-cell>
              <table:table-cell office:value-type="float" office:value="91.87515">
                <text:p>91.87515</text:p>
              </table:table-cell>
              <table:table-cell office:value-type="float" office:value="91.8764">
                <text:p>91.8764</text:p>
              </table:table-cell>
              <table:table-cell office:value-type="float" office:value="91.99242">
                <text:p>91.99242</text:p>
              </table:table-cell>
              <table:table-cell office:value-type="float" office:value="92.1493">
                <text:p>92.1493</text:p>
              </table:table-cell>
              <table:table-cell office:value-type="float" office:value="91.82995">
                <text:p>91.82995</text:p>
              </table:table-cell>
              <table:table-cell office:value-type="float" office:value="95.11155">
                <text:p>95.11155</text:p>
              </table:table-cell>
              <table:table-cell office:value-type="float" office:value="95.72435">
                <text:p>95.72435</text:p>
              </table:table-cell>
              <table:table-cell office:value-type="float" office:value="91.82589">
                <text:p>91.82589</text:p>
              </table:table-cell>
              <table:table-cell office:value-type="float" office:value="92.07756">
                <text:p>92.07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.36439">
                <text:p>92.36439</text:p>
              </table:table-cell>
              <table:table-cell office:value-type="float" office:value="92.0295">
                <text:p>92.0295</text:p>
              </table:table-cell>
              <table:table-cell office:value-type="float" office:value="92.94631">
                <text:p>92.94631</text:p>
              </table:table-cell>
              <table:table-cell office:value-type="float" office:value="91.91517">
                <text:p>91.91517</text:p>
              </table:table-cell>
              <table:table-cell office:value-type="float" office:value="92.41511">
                <text:p>92.41511</text:p>
              </table:table-cell>
              <table:table-cell office:value-type="float" office:value="92.03359">
                <text:p>92.03359</text:p>
              </table:table-cell>
              <table:table-cell office:value-type="float" office:value="91.98301">
                <text:p>91.98301</text:p>
              </table:table-cell>
              <table:table-cell office:value-type="float" office:value="91.86648">
                <text:p>91.86648</text:p>
              </table:table-cell>
              <table:table-cell office:value-type="float" office:value="91.86095">
                <text:p>91.86095</text:p>
              </table:table-cell>
              <table:table-cell office:value-type="float" office:value="92.09418">
                <text:p>92.09418</text:p>
              </table:table-cell>
              <table:table-cell office:value-type="float" office:value="93.40281">
                <text:p>93.40281</text:p>
              </table:table-cell>
              <table:table-cell office:value-type="float" office:value="91.98784">
                <text:p>91.98784</text:p>
              </table:table-cell>
              <table:table-cell office:value-type="float" office:value="91.9891">
                <text:p>91.9891</text:p>
              </table:table-cell>
              <table:table-cell office:value-type="float" office:value="91.9287">
                <text:p>91.9287</text:p>
              </table:table-cell>
              <table:table-cell office:value-type="float" office:value="92.24694">
                <text:p>92.24694</text:p>
              </table:table-cell>
              <table:table-cell office:value-type="float" office:value="91.93917">
                <text:p>91.93917</text:p>
              </table:table-cell>
              <table:table-cell office:value-type="float" office:value="94.77321">
                <text:p>94.77321</text:p>
              </table:table-cell>
              <table:table-cell office:value-type="float" office:value="95.37275">
                <text:p>95.37275</text:p>
              </table:table-cell>
              <table:table-cell office:value-type="float" office:value="91.94812">
                <text:p>91.94812</text:p>
              </table:table-cell>
              <table:table-cell office:value-type="float" office:value="92.02022">
                <text:p>92.020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45264">
                <text:p>92.45264</text:p>
              </table:table-cell>
              <table:table-cell office:value-type="float" office:value="91.81277">
                <text:p>91.81277</text:p>
              </table:table-cell>
              <table:table-cell office:value-type="float" office:value="92.82383">
                <text:p>92.82383</text:p>
              </table:table-cell>
              <table:table-cell office:value-type="float" office:value="91.69303">
                <text:p>91.69303</text:p>
              </table:table-cell>
              <table:table-cell office:value-type="float" office:value="92.50301">
                <text:p>92.50301</text:p>
              </table:table-cell>
              <table:table-cell office:value-type="float" office:value="91.81268">
                <text:p>91.81268</text:p>
              </table:table-cell>
              <table:table-cell office:value-type="float" office:value="91.94626">
                <text:p>91.94626</text:p>
              </table:table-cell>
              <table:table-cell office:value-type="float" office:value="91.80967">
                <text:p>91.80967</text:p>
              </table:table-cell>
              <table:table-cell office:value-type="float" office:value="91.97874">
                <text:p>91.97874</text:p>
              </table:table-cell>
              <table:table-cell office:value-type="float" office:value="91.86327">
                <text:p>91.86327</text:p>
              </table:table-cell>
              <table:table-cell office:value-type="float" office:value="93.12702">
                <text:p>93.12702</text:p>
              </table:table-cell>
              <table:table-cell office:value-type="float" office:value="91.7555">
                <text:p>91.7555</text:p>
              </table:table-cell>
              <table:table-cell office:value-type="float" office:value="91.76546">
                <text:p>91.76546</text:p>
              </table:table-cell>
              <table:table-cell office:value-type="float" office:value="91.87931">
                <text:p>91.87931</text:p>
              </table:table-cell>
              <table:table-cell office:value-type="float" office:value="92.01327">
                <text:p>92.01327</text:p>
              </table:table-cell>
              <table:table-cell office:value-type="float" office:value="91.71629">
                <text:p>91.71629</text:p>
              </table:table-cell>
              <table:table-cell office:value-type="float" office:value="94.7628">
                <text:p>94.7628</text:p>
              </table:table-cell>
              <table:table-cell office:value-type="float" office:value="95.21115">
                <text:p>95.21115</text:p>
              </table:table-cell>
              <table:table-cell office:value-type="float" office:value="91.71621">
                <text:p>91.71621</text:p>
              </table:table-cell>
              <table:table-cell office:value-type="float" office:value="91.98386">
                <text:p>91.983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2097">
                <text:p>92.2097</text:p>
              </table:table-cell>
              <table:table-cell office:value-type="float" office:value="91.94181">
                <text:p>91.94181</text:p>
              </table:table-cell>
              <table:table-cell office:value-type="float" office:value="92.75529">
                <text:p>92.75529</text:p>
              </table:table-cell>
              <table:table-cell office:value-type="float" office:value="91.80958">
                <text:p>91.80958</text:p>
              </table:table-cell>
              <table:table-cell office:value-type="float" office:value="92.25946">
                <text:p>92.25946</text:p>
              </table:table-cell>
              <table:table-cell office:value-type="float" office:value="91.93259">
                <text:p>91.93259</text:p>
              </table:table-cell>
              <table:table-cell office:value-type="float" office:value="91.88956">
                <text:p>91.88956</text:p>
              </table:table-cell>
              <table:table-cell office:value-type="float" office:value="91.77845">
                <text:p>91.77845</text:p>
              </table:table-cell>
              <table:table-cell office:value-type="float" office:value="91.76313">
                <text:p>91.76313</text:p>
              </table:table-cell>
              <table:table-cell office:value-type="float" office:value="91.97596">
                <text:p>91.97596</text:p>
              </table:table-cell>
              <table:table-cell office:value-type="float" office:value="93.18547">
                <text:p>93.18547</text:p>
              </table:table-cell>
              <table:table-cell office:value-type="float" office:value="91.87521">
                <text:p>91.87521</text:p>
              </table:table-cell>
              <table:table-cell office:value-type="float" office:value="91.87594">
                <text:p>91.87594</text:p>
              </table:table-cell>
              <table:table-cell office:value-type="float" office:value="91.81403">
                <text:p>91.81403</text:p>
              </table:table-cell>
              <table:table-cell office:value-type="float" office:value="92.11838">
                <text:p>92.11838</text:p>
              </table:table-cell>
              <table:table-cell office:value-type="float" office:value="91.83638">
                <text:p>91.83638</text:p>
              </table:table-cell>
              <table:table-cell office:value-type="float" office:value="94.43732">
                <text:p>94.43732</text:p>
              </table:table-cell>
              <table:table-cell office:value-type="float" office:value="94.98777">
                <text:p>94.98777</text:p>
              </table:table-cell>
              <table:table-cell office:value-type="float" office:value="91.83647">
                <text:p>91.83647</text:p>
              </table:table-cell>
              <table:table-cell office:value-type="float" office:value="91.93195">
                <text:p>91.93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.30214">
                <text:p>92.30214</text:p>
              </table:table-cell>
              <table:table-cell office:value-type="float" office:value="91.72224">
                <text:p>91.72224</text:p>
              </table:table-cell>
              <table:table-cell office:value-type="float" office:value="92.64951">
                <text:p>92.64951</text:p>
              </table:table-cell>
              <table:table-cell office:value-type="float" office:value="91.58549">
                <text:p>91.58549</text:p>
              </table:table-cell>
              <table:table-cell office:value-type="float" office:value="92.35512">
                <text:p>92.35512</text:p>
              </table:table-cell>
              <table:table-cell office:value-type="float" office:value="91.722">
                <text:p>91.722</text:p>
              </table:table-cell>
              <table:table-cell office:value-type="float" office:value="91.85857">
                <text:p>91.85857</text:p>
              </table:table-cell>
              <table:table-cell office:value-type="float" office:value="91.71483">
                <text:p>91.71483</text:p>
              </table:table-cell>
              <table:table-cell office:value-type="float" office:value="91.88874">
                <text:p>91.88874</text:p>
              </table:table-cell>
              <table:table-cell office:value-type="float" office:value="91.7522">
                <text:p>91.7522</text:p>
              </table:table-cell>
              <table:table-cell office:value-type="float" office:value="92.90886">
                <text:p>92.90886</text:p>
              </table:table-cell>
              <table:table-cell office:value-type="float" office:value="91.65392">
                <text:p>91.65392</text:p>
              </table:table-cell>
              <table:table-cell office:value-type="float" office:value="91.6506">
                <text:p>91.6506</text:p>
              </table:table-cell>
              <table:table-cell office:value-type="float" office:value="91.78035">
                <text:p>91.78035</text:p>
              </table:table-cell>
              <table:table-cell office:value-type="float" office:value="91.88304">
                <text:p>91.88304</text:p>
              </table:table-cell>
              <table:table-cell office:value-type="float" office:value="91.61136">
                <text:p>91.61136</text:p>
              </table:table-cell>
              <table:table-cell office:value-type="float" office:value="94.31246">
                <text:p>94.31246</text:p>
              </table:table-cell>
              <table:table-cell office:value-type="float" office:value="94.83828">
                <text:p>94.83828</text:p>
              </table:table-cell>
              <table:table-cell office:value-type="float" office:value="91.61176">
                <text:p>91.61176</text:p>
              </table:table-cell>
              <table:table-cell office:value-type="float" office:value="91.88814">
                <text:p>91.88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07104">
                <text:p>92.07104</text:p>
              </table:table-cell>
              <table:table-cell office:value-type="float" office:value="91.84827">
                <text:p>91.84827</text:p>
              </table:table-cell>
              <table:table-cell office:value-type="float" office:value="92.57931">
                <text:p>92.57931</text:p>
              </table:table-cell>
              <table:table-cell office:value-type="float" office:value="91.71284">
                <text:p>91.71284</text:p>
              </table:table-cell>
              <table:table-cell office:value-type="float" office:value="92.11036">
                <text:p>92.11036</text:p>
              </table:table-cell>
              <table:table-cell office:value-type="float" office:value="91.83886">
                <text:p>91.83886</text:p>
              </table:table-cell>
              <table:table-cell office:value-type="float" office:value="91.79924">
                <text:p>91.79924</text:p>
              </table:table-cell>
              <table:table-cell office:value-type="float" office:value="91.68488">
                <text:p>91.68488</text:p>
              </table:table-cell>
              <table:table-cell office:value-type="float" office:value="91.66958">
                <text:p>91.66958</text:p>
              </table:table-cell>
              <table:table-cell office:value-type="float" office:value="91.86276">
                <text:p>91.86276</text:p>
              </table:table-cell>
              <table:table-cell office:value-type="float" office:value="92.97568">
                <text:p>92.97568</text:p>
              </table:table-cell>
              <table:table-cell office:value-type="float" office:value="91.7711">
                <text:p>91.7711</text:p>
              </table:table-cell>
              <table:table-cell office:value-type="float" office:value="91.77698">
                <text:p>91.77698</text:p>
              </table:table-cell>
              <table:table-cell office:value-type="float" office:value="91.71723">
                <text:p>91.71723</text:p>
              </table:table-cell>
              <table:table-cell office:value-type="float" office:value="91.99531">
                <text:p>91.99531</text:p>
              </table:table-cell>
              <table:table-cell office:value-type="float" office:value="91.72907">
                <text:p>91.72907</text:p>
              </table:table-cell>
              <table:table-cell office:value-type="float" office:value="94.12709">
                <text:p>94.12709</text:p>
              </table:table-cell>
              <table:table-cell office:value-type="float" office:value="94.83828">
                <text:p>94.83828</text:p>
              </table:table-cell>
              <table:table-cell office:value-type="float" office:value="91.73855">
                <text:p>91.73855</text:p>
              </table:table-cell>
              <table:table-cell office:value-type="float" office:value="91.83844">
                <text:p>91.83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17495">
                <text:p>92.17495</text:p>
              </table:table-cell>
              <table:table-cell office:value-type="float" office:value="91.62573">
                <text:p>91.62573</text:p>
              </table:table-cell>
              <table:table-cell office:value-type="float" office:value="92.48201">
                <text:p>92.48201</text:p>
              </table:table-cell>
              <table:table-cell office:value-type="float" office:value="91.48678">
                <text:p>91.48678</text:p>
              </table:table-cell>
              <table:table-cell office:value-type="float" office:value="92.2176">
                <text:p>92.2176</text:p>
              </table:table-cell>
              <table:table-cell office:value-type="float" office:value="91.62969">
                <text:p>91.62969</text:p>
              </table:table-cell>
              <table:table-cell office:value-type="float" office:value="91.76484">
                <text:p>91.76484</text:p>
              </table:table-cell>
              <table:table-cell office:value-type="float" office:value="91.61853">
                <text:p>91.61853</text:p>
              </table:table-cell>
              <table:table-cell office:value-type="float" office:value="91.79213">
                <text:p>91.79213</text:p>
              </table:table-cell>
              <table:table-cell office:value-type="float" office:value="91.63732">
                <text:p>91.63732</text:p>
              </table:table-cell>
              <table:table-cell office:value-type="float" office:value="92.72031">
                <text:p>92.72031</text:p>
              </table:table-cell>
              <table:table-cell office:value-type="float" office:value="91.55251">
                <text:p>91.55251</text:p>
              </table:table-cell>
              <table:table-cell office:value-type="float" office:value="91.55328">
                <text:p>91.55328</text:p>
              </table:table-cell>
              <table:table-cell office:value-type="float" office:value="91.68087">
                <text:p>91.68087</text:p>
              </table:table-cell>
              <table:table-cell office:value-type="float" office:value="91.76639">
                <text:p>91.76639</text:p>
              </table:table-cell>
              <table:table-cell office:value-type="float" office:value="91.51085">
                <text:p>91.51085</text:p>
              </table:table-cell>
              <table:table-cell office:value-type="float" office:value="94.01433">
                <text:p>94.01433</text:p>
              </table:table-cell>
              <table:table-cell office:value-type="float" office:value="94.61953">
                <text:p>94.61953</text:p>
              </table:table-cell>
              <table:table-cell office:value-type="float" office:value="91.51165">
                <text:p>91.51165</text:p>
              </table:table-cell>
              <table:table-cell office:value-type="float" office:value="91.79098">
                <text:p>91.79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4216">
                <text:p>91.94216</text:p>
              </table:table-cell>
              <table:table-cell office:value-type="float" office:value="91.73517">
                <text:p>91.73517</text:p>
              </table:table-cell>
              <table:table-cell office:value-type="float" office:value="92.423">
                <text:p>92.423</text:p>
              </table:table-cell>
              <table:table-cell office:value-type="float" office:value="91.45111">
                <text:p>91.45111</text:p>
              </table:table-cell>
              <table:table-cell office:value-type="float" office:value="91.98397">
                <text:p>91.98397</text:p>
              </table:table-cell>
              <table:table-cell office:value-type="float" office:value="91.72151">
                <text:p>91.72151</text:p>
              </table:table-cell>
              <table:table-cell office:value-type="float" office:value="91.69838">
                <text:p>91.69838</text:p>
              </table:table-cell>
              <table:table-cell office:value-type="float" office:value="91.53623">
                <text:p>91.53623</text:p>
              </table:table-cell>
              <table:table-cell office:value-type="float" office:value="91.53054">
                <text:p>91.53054</text:p>
              </table:table-cell>
              <table:table-cell office:value-type="float" office:value="91.76375">
                <text:p>91.76375</text:p>
              </table:table-cell>
              <table:table-cell office:value-type="float" office:value="92.7994">
                <text:p>92.7994</text:p>
              </table:table-cell>
              <table:table-cell office:value-type="float" office:value="91.68086">
                <text:p>91.68086</text:p>
              </table:table-cell>
              <table:table-cell office:value-type="float" office:value="91.67702">
                <text:p>91.67702</text:p>
              </table:table-cell>
              <table:table-cell office:value-type="float" office:value="91.61144">
                <text:p>91.61144</text:p>
              </table:table-cell>
              <table:table-cell office:value-type="float" office:value="91.88544">
                <text:p>91.88544</text:p>
              </table:table-cell>
              <table:table-cell office:value-type="float" office:value="91.63492">
                <text:p>91.63492</text:p>
              </table:table-cell>
              <table:table-cell office:value-type="float" office:value="93.83901">
                <text:p>93.83901</text:p>
              </table:table-cell>
              <table:table-cell office:value-type="float" office:value="94.48245">
                <text:p>94.48245</text:p>
              </table:table-cell>
              <table:table-cell office:value-type="float" office:value="91.636">
                <text:p>91.636</text:p>
              </table:table-cell>
              <table:table-cell office:value-type="float" office:value="91.6716">
                <text:p>91.6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4816">
                <text:p>92.04816</text:p>
              </table:table-cell>
              <table:table-cell office:value-type="float" office:value="91.45587">
                <text:p>91.45587</text:p>
              </table:table-cell>
              <table:table-cell office:value-type="float" office:value="92.33414">
                <text:p>92.33414</text:p>
              </table:table-cell>
              <table:table-cell office:value-type="float" office:value="91.38304">
                <text:p>91.38304</text:p>
              </table:table-cell>
              <table:table-cell office:value-type="float" office:value="92.08942">
                <text:p>92.08942</text:p>
              </table:table-cell>
              <table:table-cell office:value-type="float" office:value="91.43342">
                <text:p>91.43342</text:p>
              </table:table-cell>
              <table:table-cell office:value-type="float" office:value="91.61595">
                <text:p>91.61595</text:p>
              </table:table-cell>
              <table:table-cell office:value-type="float" office:value="91.35055">
                <text:p>91.35055</text:p>
              </table:table-cell>
              <table:table-cell office:value-type="float" office:value="91.51586">
                <text:p>91.51586</text:p>
              </table:table-cell>
              <table:table-cell office:value-type="float" office:value="91.54047">
                <text:p>91.54047</text:p>
              </table:table-cell>
              <table:table-cell office:value-type="float" office:value="92.54327">
                <text:p>92.54327</text:p>
              </table:table-cell>
              <table:table-cell office:value-type="float" office:value="91.45505">
                <text:p>91.45505</text:p>
              </table:table-cell>
              <table:table-cell office:value-type="float" office:value="91.4514">
                <text:p>91.4514</text:p>
              </table:table-cell>
              <table:table-cell office:value-type="float" office:value="91.54964">
                <text:p>91.54964</text:p>
              </table:table-cell>
              <table:table-cell office:value-type="float" office:value="91.65954">
                <text:p>91.65954</text:p>
              </table:table-cell>
              <table:table-cell office:value-type="float" office:value="91.39638">
                <text:p>91.39638</text:p>
              </table:table-cell>
              <table:table-cell office:value-type="float" office:value="93.72886">
                <text:p>93.72886</text:p>
              </table:table-cell>
              <table:table-cell office:value-type="float" office:value="94.28355">
                <text:p>94.28355</text:p>
              </table:table-cell>
              <table:table-cell office:value-type="float" office:value="91.40681">
                <text:p>91.40681</text:p>
              </table:table-cell>
              <table:table-cell office:value-type="float" office:value="91.54937">
                <text:p>91.54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82293">
                <text:p>91.82293</text:p>
              </table:table-cell>
              <table:table-cell office:value-type="float" office:value="91.42788">
                <text:p>91.42788</text:p>
              </table:table-cell>
              <table:table-cell office:value-type="float" office:value="92.27721">
                <text:p>92.27721</text:p>
              </table:table-cell>
              <table:table-cell office:value-type="float" office:value="91.29523">
                <text:p>91.29523</text:p>
              </table:table-cell>
              <table:table-cell office:value-type="float" office:value="91.85443">
                <text:p>91.85443</text:p>
              </table:table-cell>
              <table:table-cell office:value-type="float" office:value="91.39194">
                <text:p>91.39194</text:p>
              </table:table-cell>
              <table:table-cell office:value-type="float" office:value="91.43064">
                <text:p>91.43064</text:p>
              </table:table-cell>
              <table:table-cell office:value-type="float" office:value="91.19294">
                <text:p>91.19294</text:p>
              </table:table-cell>
              <table:table-cell office:value-type="float" office:value="91.18387">
                <text:p>91.18387</text:p>
              </table:table-cell>
              <table:table-cell office:value-type="float" office:value="91.65522">
                <text:p>91.65522</text:p>
              </table:table-cell>
              <table:table-cell office:value-type="float" office:value="92.62124">
                <text:p>92.62124</text:p>
              </table:table-cell>
              <table:table-cell office:value-type="float" office:value="91.54941">
                <text:p>91.54941</text:p>
              </table:table-cell>
              <table:table-cell office:value-type="float" office:value="91.54986">
                <text:p>91.54986</text:p>
              </table:table-cell>
              <table:table-cell office:value-type="float" office:value="91.3887">
                <text:p>91.3887</text:p>
              </table:table-cell>
              <table:table-cell office:value-type="float" office:value="91.78076">
                <text:p>91.78076</text:p>
              </table:table-cell>
              <table:table-cell office:value-type="float" office:value="91.42867">
                <text:p>91.42867</text:p>
              </table:table-cell>
              <table:table-cell office:value-type="float" office:value="93.57604">
                <text:p>93.57604</text:p>
              </table:table-cell>
              <table:table-cell office:value-type="float" office:value="94.15862">
                <text:p>94.15862</text:p>
              </table:table-cell>
              <table:table-cell office:value-type="float" office:value="91.43924">
                <text:p>91.43924</text:p>
              </table:table-cell>
              <table:table-cell office:value-type="float" office:value="91.31515">
                <text:p>91.31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93607">
                <text:p>91.93607</text:p>
              </table:table-cell>
              <table:table-cell office:value-type="float" office:value="91.08628">
                <text:p>91.08628</text:p>
              </table:table-cell>
              <table:table-cell office:value-type="float" office:value="92.19672">
                <text:p>92.19672</text:p>
              </table:table-cell>
              <table:table-cell office:value-type="float" office:value="91.09533">
                <text:p>91.09533</text:p>
              </table:table-cell>
              <table:table-cell office:value-type="float" office:value="91.96702">
                <text:p>91.96702</text:p>
              </table:table-cell>
              <table:table-cell office:value-type="float" office:value="91.05033">
                <text:p>91.05033</text:p>
              </table:table-cell>
              <table:table-cell office:value-type="float" office:value="91.27313">
                <text:p>91.27313</text:p>
              </table:table-cell>
              <table:table-cell office:value-type="float" office:value="90.95416">
                <text:p>90.95416</text:p>
              </table:table-cell>
              <table:table-cell office:value-type="float" office:value="91.12921">
                <text:p>91.12921</text:p>
              </table:table-cell>
              <table:table-cell office:value-type="float" office:value="91.43866">
                <text:p>91.43866</text:p>
              </table:table-cell>
              <table:table-cell office:value-type="float" office:value="92.37702">
                <text:p>92.37702</text:p>
              </table:table-cell>
              <table:table-cell office:value-type="float" office:value="91.27206">
                <text:p>91.27206</text:p>
              </table:table-cell>
              <table:table-cell office:value-type="float" office:value="91.2683">
                <text:p>91.2683</text:p>
              </table:table-cell>
              <table:table-cell office:value-type="float" office:value="91.22968">
                <text:p>91.22968</text:p>
              </table:table-cell>
              <table:table-cell office:value-type="float" office:value="91.55277">
                <text:p>91.55277</text:p>
              </table:table-cell>
              <table:table-cell office:value-type="float" office:value="91.09849">
                <text:p>91.09849</text:p>
              </table:table-cell>
              <table:table-cell office:value-type="float" office:value="93.47433">
                <text:p>93.47433</text:p>
              </table:table-cell>
              <table:table-cell office:value-type="float" office:value="93.97327">
                <text:p>93.97327</text:p>
              </table:table-cell>
              <table:table-cell office:value-type="float" office:value="91.10896">
                <text:p>91.10896</text:p>
              </table:table-cell>
              <table:table-cell office:value-type="float" office:value="91.16187">
                <text:p>91.16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70935">
                <text:p>91.70935</text:p>
              </table:table-cell>
              <table:table-cell office:value-type="float" office:value="91.02744">
                <text:p>91.02744</text:p>
              </table:table-cell>
              <table:table-cell office:value-type="float" office:value="92.14702">
                <text:p>92.14702</text:p>
              </table:table-cell>
              <table:table-cell office:value-type="float" office:value="90.9329">
                <text:p>90.9329</text:p>
              </table:table-cell>
              <table:table-cell office:value-type="float" office:value="91.74346">
                <text:p>91.74346</text:p>
              </table:table-cell>
              <table:table-cell office:value-type="float" office:value="90.99141">
                <text:p>90.99141</text:p>
              </table:table-cell>
              <table:table-cell office:value-type="float" office:value="91.0342">
                <text:p>91.0342</text:p>
              </table:table-cell>
              <table:table-cell office:value-type="float" office:value="90.80146">
                <text:p>90.80146</text:p>
              </table:table-cell>
              <table:table-cell office:value-type="float" office:value="90.79776">
                <text:p>90.79776</text:p>
              </table:table-cell>
              <table:table-cell office:value-type="float" office:value="91.53306">
                <text:p>91.53306</text:p>
              </table:table-cell>
              <table:table-cell office:value-type="float" office:value="92.47206">
                <text:p>92.47206</text:p>
              </table:table-cell>
              <table:table-cell office:value-type="float" office:value="91.23826">
                <text:p>91.23826</text:p>
              </table:table-cell>
              <table:table-cell office:value-type="float" office:value="91.22555">
                <text:p>91.22555</text:p>
              </table:table-cell>
              <table:table-cell office:value-type="float" office:value="90.99903">
                <text:p>90.99903</text:p>
              </table:table-cell>
              <table:table-cell office:value-type="float" office:value="91.68046">
                <text:p>91.68046</text:p>
              </table:table-cell>
              <table:table-cell office:value-type="float" office:value="91.05155">
                <text:p>91.05155</text:p>
              </table:table-cell>
              <table:table-cell office:value-type="float" office:value="93.32216">
                <text:p>93.32216</text:p>
              </table:table-cell>
              <table:table-cell office:value-type="float" office:value="93.84752">
                <text:p>93.84752</text:p>
              </table:table-cell>
              <table:table-cell office:value-type="float" office:value="91.05316">
                <text:p>91.05316</text:p>
              </table:table-cell>
              <table:table-cell office:value-type="float" office:value="90.92353">
                <text:p>90.92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82931">
                <text:p>91.82931</text:p>
              </table:table-cell>
              <table:table-cell office:value-type="float" office:value="90.69594">
                <text:p>90.69594</text:p>
              </table:table-cell>
              <table:table-cell office:value-type="float" office:value="92.06915">
                <text:p>92.06915</text:p>
              </table:table-cell>
              <table:table-cell office:value-type="float" office:value="90.69427">
                <text:p>90.69427</text:p>
              </table:table-cell>
              <table:table-cell office:value-type="float" office:value="91.85404">
                <text:p>91.85404</text:p>
              </table:table-cell>
              <table:table-cell office:value-type="float" office:value="90.65983">
                <text:p>90.65983</text:p>
              </table:table-cell>
              <table:table-cell office:value-type="float" office:value="90.88144">
                <text:p>90.88144</text:p>
              </table:table-cell>
              <table:table-cell office:value-type="float" office:value="90.5727">
                <text:p>90.5727</text:p>
              </table:table-cell>
              <table:table-cell office:value-type="float" office:value="90.74851">
                <text:p>90.74851</text:p>
              </table:table-cell>
              <table:table-cell office:value-type="float" office:value="91.2559">
                <text:p>91.2559</text:p>
              </table:table-cell>
              <table:table-cell office:value-type="float" office:value="92.23058">
                <text:p>92.23058</text:p>
              </table:table-cell>
              <table:table-cell office:value-type="float" office:value="90.89587">
                <text:p>90.89587</text:p>
              </table:table-cell>
              <table:table-cell office:value-type="float" office:value="90.89209">
                <text:p>90.89209</text:p>
              </table:table-cell>
              <table:table-cell office:value-type="float" office:value="90.83668">
                <text:p>90.83668</text:p>
              </table:table-cell>
              <table:table-cell office:value-type="float" office:value="91.45455">
                <text:p>91.45455</text:p>
              </table:table-cell>
              <table:table-cell office:value-type="float" office:value="90.70939">
                <text:p>90.70939</text:p>
              </table:table-cell>
              <table:table-cell office:value-type="float" office:value="93.23247">
                <text:p>93.23247</text:p>
              </table:table-cell>
              <table:table-cell office:value-type="float" office:value="93.67558">
                <text:p>93.67558</text:p>
              </table:table-cell>
              <table:table-cell office:value-type="float" office:value="90.72015">
                <text:p>90.72015</text:p>
              </table:table-cell>
              <table:table-cell office:value-type="float" office:value="90.7799">
                <text:p>90.7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6044">
                <text:p>91.6044</text:p>
              </table:table-cell>
              <table:table-cell office:value-type="float" office:value="90.65123">
                <text:p>90.65123</text:p>
              </table:table-cell>
              <table:table-cell office:value-type="float" office:value="92.02635">
                <text:p>92.02635</text:p>
              </table:table-cell>
              <table:table-cell office:value-type="float" office:value="90.54166">
                <text:p>90.54166</text:p>
              </table:table-cell>
              <table:table-cell office:value-type="float" office:value="91.62817">
                <text:p>91.62817</text:p>
              </table:table-cell>
              <table:table-cell office:value-type="float" office:value="90.61946">
                <text:p>90.61946</text:p>
              </table:table-cell>
              <table:table-cell office:value-type="float" office:value="90.65267">
                <text:p>90.65267</text:p>
              </table:table-cell>
              <table:table-cell office:value-type="float" office:value="90.42976">
                <text:p>90.42976</text:p>
              </table:table-cell>
              <table:table-cell office:value-type="float" office:value="90.42682">
                <text:p>90.42682</text:p>
              </table:table-cell>
              <table:table-cell office:value-type="float" office:value="91.21324">
                <text:p>91.21324</text:p>
              </table:table-cell>
              <table:table-cell office:value-type="float" office:value="92.32414">
                <text:p>92.32414</text:p>
              </table:table-cell>
              <table:table-cell office:value-type="float" office:value="90.84542">
                <text:p>90.84542</text:p>
              </table:table-cell>
              <table:table-cell office:value-type="float" office:value="90.83267">
                <text:p>90.83267</text:p>
              </table:table-cell>
              <table:table-cell office:value-type="float" office:value="90.60715">
                <text:p>90.60715</text:p>
              </table:table-cell>
              <table:table-cell office:value-type="float" office:value="91.5755">
                <text:p>91.5755</text:p>
              </table:table-cell>
              <table:table-cell office:value-type="float" office:value="90.65923">
                <text:p>90.65923</text:p>
              </table:table-cell>
              <table:table-cell office:value-type="float" office:value="93.09323">
                <text:p>93.09323</text:p>
              </table:table-cell>
              <table:table-cell office:value-type="float" office:value="93.56193">
                <text:p>93.56193</text:p>
              </table:table-cell>
              <table:table-cell office:value-type="float" office:value="90.67001">
                <text:p>90.67001</text:p>
              </table:table-cell>
              <table:table-cell office:value-type="float" office:value="90.56053">
                <text:p>90.56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72204">
                <text:p>91.72204</text:p>
              </table:table-cell>
              <table:table-cell office:value-type="float" office:value="90.32098">
                <text:p>90.32098</text:p>
              </table:table-cell>
              <table:table-cell office:value-type="float" office:value="91.95595">
                <text:p>91.95595</text:p>
              </table:table-cell>
              <table:table-cell office:value-type="float" office:value="90.31795">
                <text:p>90.31795</text:p>
              </table:table-cell>
              <table:table-cell office:value-type="float" office:value="91.75873">
                <text:p>91.75873</text:p>
              </table:table-cell>
              <table:table-cell office:value-type="float" office:value="90.29363">
                <text:p>90.29363</text:p>
              </table:table-cell>
              <table:table-cell office:value-type="float" office:value="90.5096">
                <text:p>90.5096</text:p>
              </table:table-cell>
              <table:table-cell office:value-type="float" office:value="90.20694">
                <text:p>90.20694</text:p>
              </table:table-cell>
              <table:table-cell office:value-type="float" office:value="90.3827">
                <text:p>90.3827</text:p>
              </table:table-cell>
              <table:table-cell office:value-type="float" office:value="90.87958">
                <text:p>90.87958</text:p>
              </table:table-cell>
              <table:table-cell office:value-type="float" office:value="92.09403">
                <text:p>92.09403</text:p>
              </table:table-cell>
              <table:table-cell office:value-type="float" office:value="90.51337">
                <text:p>90.51337</text:p>
              </table:table-cell>
              <table:table-cell office:value-type="float" office:value="90.50043">
                <text:p>90.50043</text:p>
              </table:table-cell>
              <table:table-cell office:value-type="float" office:value="90.46388">
                <text:p>90.46388</text:p>
              </table:table-cell>
              <table:table-cell office:value-type="float" office:value="91.30706">
                <text:p>91.30706</text:p>
              </table:table-cell>
              <table:table-cell office:value-type="float" office:value="90.33636">
                <text:p>90.33636</text:p>
              </table:table-cell>
              <table:table-cell office:value-type="float" office:value="93.01521">
                <text:p>93.01521</text:p>
              </table:table-cell>
              <table:table-cell office:value-type="float" office:value="93.41245">
                <text:p>93.41245</text:p>
              </table:table-cell>
              <table:table-cell office:value-type="float" office:value="90.33858">
                <text:p>90.33858</text:p>
              </table:table-cell>
              <table:table-cell office:value-type="float" office:value="90.41331">
                <text:p>90.41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.5083">
                <text:p>91.5083</text:p>
              </table:table-cell>
              <table:table-cell office:value-type="float" office:value="90.28145">
                <text:p>90.28145</text:p>
              </table:table-cell>
              <table:table-cell office:value-type="float" office:value="91.90566">
                <text:p>91.90566</text:p>
              </table:table-cell>
              <table:table-cell office:value-type="float" office:value="90.16629">
                <text:p>90.16629</text:p>
              </table:table-cell>
              <table:table-cell office:value-type="float" office:value="91.53112">
                <text:p>91.53112</text:p>
              </table:table-cell>
              <table:table-cell office:value-type="float" office:value="90.24983">
                <text:p>90.24983</text:p>
              </table:table-cell>
              <table:table-cell office:value-type="float" office:value="90.28662">
                <text:p>90.28662</text:p>
              </table:table-cell>
              <table:table-cell office:value-type="float" office:value="90.06913">
                <text:p>90.06913</text:p>
              </table:table-cell>
              <table:table-cell office:value-type="float" office:value="90.05759">
                <text:p>90.05759</text:p>
              </table:table-cell>
              <table:table-cell office:value-type="float" office:value="90.82004">
                <text:p>90.82004</text:p>
              </table:table-cell>
              <table:table-cell office:value-type="float" office:value="92.19522">
                <text:p>92.19522</text:p>
              </table:table-cell>
              <table:table-cell office:value-type="float" office:value="90.45912">
                <text:p>90.45912</text:p>
              </table:table-cell>
              <table:table-cell office:value-type="float" office:value="90.45974">
                <text:p>90.45974</text:p>
              </table:table-cell>
              <table:table-cell office:value-type="float" office:value="90.24056">
                <text:p>90.24056</text:p>
              </table:table-cell>
              <table:table-cell office:value-type="float" office:value="91.29105">
                <text:p>91.29105</text:p>
              </table:table-cell>
              <table:table-cell office:value-type="float" office:value="90.29155">
                <text:p>90.29155</text:p>
              </table:table-cell>
              <table:table-cell office:value-type="float" office:value="92.88495">
                <text:p>92.88495</text:p>
              </table:table-cell>
              <table:table-cell office:value-type="float" office:value="93.31088">
                <text:p>93.31088</text:p>
              </table:table-cell>
              <table:table-cell office:value-type="float" office:value="90.29385">
                <text:p>90.29385</text:p>
              </table:table-cell>
              <table:table-cell office:value-type="float" office:value="90.1909">
                <text:p>90.1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63262">
                <text:p>91.63262</text:p>
              </table:table-cell>
              <table:table-cell office:value-type="float" office:value="89.9567">
                <text:p>89.9567</text:p>
              </table:table-cell>
              <table:table-cell office:value-type="float" office:value="91.8432">
                <text:p>91.8432</text:p>
              </table:table-cell>
              <table:table-cell office:value-type="float" office:value="89.94837">
                <text:p>89.94837</text:p>
              </table:table-cell>
              <table:table-cell office:value-type="float" office:value="91.65479">
                <text:p>91.65479</text:p>
              </table:table-cell>
              <table:table-cell office:value-type="float" office:value="89.93419">
                <text:p>89.93419</text:p>
              </table:table-cell>
              <table:table-cell office:value-type="float" office:value="90.14876">
                <text:p>90.14876</text:p>
              </table:table-cell>
              <table:table-cell office:value-type="float" office:value="89.85189">
                <text:p>89.85189</text:p>
              </table:table-cell>
              <table:table-cell office:value-type="float" office:value="90.05759">
                <text:p>90.05759</text:p>
              </table:table-cell>
              <table:table-cell office:value-type="float" office:value="90.48778">
                <text:p>90.48778</text:p>
              </table:table-cell>
              <table:table-cell office:value-type="float" office:value="91.96414">
                <text:p>91.96414</text:p>
              </table:table-cell>
              <table:table-cell office:value-type="float" office:value="90.13728">
                <text:p>90.13728</text:p>
              </table:table-cell>
              <table:table-cell office:value-type="float" office:value="90.12459">
                <text:p>90.12459</text:p>
              </table:table-cell>
              <table:table-cell office:value-type="float" office:value="90.09375">
                <text:p>90.09375</text:p>
              </table:table-cell>
              <table:table-cell office:value-type="float" office:value="90.95738">
                <text:p>90.95738</text:p>
              </table:table-cell>
              <table:table-cell office:value-type="float" office:value="89.96552">
                <text:p>89.96552</text:p>
              </table:table-cell>
              <table:table-cell office:value-type="float" office:value="92.80555">
                <text:p>92.80555</text:p>
              </table:table-cell>
              <table:table-cell office:value-type="float" office:value="93.15857">
                <text:p>93.15857</text:p>
              </table:table-cell>
              <table:table-cell office:value-type="float" office:value="89.96814">
                <text:p>89.96814</text:p>
              </table:table-cell>
              <table:table-cell office:value-type="float" office:value="90.0487">
                <text:p>90.0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39441">
                <text:p>91.39441</text:p>
              </table:table-cell>
              <table:table-cell office:value-type="float" office:value="89.91765">
                <text:p>89.91765</text:p>
              </table:table-cell>
              <table:table-cell office:value-type="float" office:value="91.79956">
                <text:p>91.79956</text:p>
              </table:table-cell>
              <table:table-cell office:value-type="float" office:value="89.8019">
                <text:p>89.8019</text:p>
              </table:table-cell>
              <table:table-cell office:value-type="float" office:value="91.43335">
                <text:p>91.43335</text:p>
              </table:table-cell>
              <table:table-cell office:value-type="float" office:value="89.89088">
                <text:p>89.89088</text:p>
              </table:table-cell>
              <table:table-cell office:value-type="float" office:value="89.93138">
                <text:p>89.93138</text:p>
              </table:table-cell>
              <table:table-cell office:value-type="float" office:value="89.71497">
                <text:p>89.71497</text:p>
              </table:table-cell>
              <table:table-cell office:value-type="float" office:value="90.0276">
                <text:p>90.0276</text:p>
              </table:table-cell>
              <table:table-cell office:value-type="float" office:value="90.4472">
                <text:p>90.4472</text:p>
              </table:table-cell>
              <table:table-cell office:value-type="float" office:value="92.07639">
                <text:p>92.07639</text:p>
              </table:table-cell>
              <table:table-cell office:value-type="float" office:value="90.09309">
                <text:p>90.09309</text:p>
              </table:table-cell>
              <table:table-cell office:value-type="float" office:value="90.08928">
                <text:p>90.08928</text:p>
              </table:table-cell>
              <table:table-cell office:value-type="float" office:value="89.87594">
                <text:p>89.87594</text:p>
              </table:table-cell>
              <table:table-cell office:value-type="float" office:value="90.90241">
                <text:p>90.90241</text:p>
              </table:table-cell>
              <table:table-cell office:value-type="float" office:value="89.9302">
                <text:p>89.9302</text:p>
              </table:table-cell>
              <table:table-cell office:value-type="float" office:value="92.69736">
                <text:p>92.69736</text:p>
              </table:table-cell>
              <table:table-cell office:value-type="float" office:value="93.06856">
                <text:p>93.06856</text:p>
              </table:table-cell>
              <table:table-cell office:value-type="float" office:value="89.9332">
                <text:p>89.9332</text:p>
              </table:table-cell>
              <table:table-cell office:value-type="float" office:value="89.83182">
                <text:p>89.83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42233">
                <text:p>91.42233</text:p>
              </table:table-cell>
              <table:table-cell office:value-type="float" office:value="89.59862">
                <text:p>89.59862</text:p>
              </table:table-cell>
              <table:table-cell office:value-type="float" office:value="91.74399">
                <text:p>91.74399</text:p>
              </table:table-cell>
              <table:table-cell office:value-type="float" office:value="89.58508">
                <text:p>89.58508</text:p>
              </table:table-cell>
              <table:table-cell office:value-type="float" office:value="91.52776">
                <text:p>91.52776</text:p>
              </table:table-cell>
              <table:table-cell office:value-type="float" office:value="89.57182">
                <text:p>89.57182</text:p>
              </table:table-cell>
              <table:table-cell office:value-type="float" office:value="89.79415">
                <text:p>89.79415</text:p>
              </table:table-cell>
              <table:table-cell office:value-type="float" office:value="89.50317">
                <text:p>89.50317</text:p>
              </table:table-cell>
              <table:table-cell office:value-type="float" office:value="89.71264">
                <text:p>89.71264</text:p>
              </table:table-cell>
              <table:table-cell office:value-type="float" office:value="90.11208">
                <text:p>90.11208</text:p>
              </table:table-cell>
              <table:table-cell office:value-type="float" office:value="91.85209">
                <text:p>91.85209</text:p>
              </table:table-cell>
              <table:table-cell office:value-type="float" office:value="89.77224">
                <text:p>89.77224</text:p>
              </table:table-cell>
              <table:table-cell office:value-type="float" office:value="89.76418">
                <text:p>89.76418</text:p>
              </table:table-cell>
              <table:table-cell office:value-type="float" office:value="89.73406">
                <text:p>89.73406</text:p>
              </table:table-cell>
              <table:table-cell office:value-type="float" office:value="90.55695">
                <text:p>90.55695</text:p>
              </table:table-cell>
              <table:table-cell office:value-type="float" office:value="89.60104">
                <text:p>89.60104</text:p>
              </table:table-cell>
              <table:table-cell office:value-type="float" office:value="92.62945">
                <text:p>92.62945</text:p>
              </table:table-cell>
              <table:table-cell office:value-type="float" office:value="92.92913">
                <text:p>92.92913</text:p>
              </table:table-cell>
              <table:table-cell office:value-type="float" office:value="89.61298">
                <text:p>89.61298</text:p>
              </table:table-cell>
              <table:table-cell office:value-type="float" office:value="89.69046">
                <text:p>89.69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.09652">
                <text:p>91.09652</text:p>
              </table:table-cell>
              <table:table-cell office:value-type="float" office:value="89.56485">
                <text:p>89.56485</text:p>
              </table:table-cell>
              <table:table-cell office:value-type="float" office:value="91.70199">
                <text:p>91.70199</text:p>
              </table:table-cell>
              <table:table-cell office:value-type="float" office:value="89.44381">
                <text:p>89.44381</text:p>
              </table:table-cell>
              <table:table-cell office:value-type="float" office:value="91.24621">
                <text:p>91.24621</text:p>
              </table:table-cell>
              <table:table-cell office:value-type="float" office:value="89.53818">
                <text:p>89.53818</text:p>
              </table:table-cell>
              <table:table-cell office:value-type="float" office:value="89.58222">
                <text:p>89.58222</text:p>
              </table:table-cell>
              <table:table-cell office:value-type="float" office:value="89.37125">
                <text:p>89.37125</text:p>
              </table:table-cell>
              <table:table-cell office:value-type="float" office:value="89.67867">
                <text:p>89.67867</text:p>
              </table:table-cell>
              <table:table-cell office:value-type="float" office:value="90.0767">
                <text:p>90.0767</text:p>
              </table:table-cell>
              <table:table-cell office:value-type="float" office:value="91.96184">
                <text:p>91.96184</text:p>
              </table:table-cell>
              <table:table-cell office:value-type="float" office:value="89.7335">
                <text:p>89.7335</text:p>
              </table:table-cell>
              <table:table-cell office:value-type="float" office:value="89.72948">
                <text:p>89.72948</text:p>
              </table:table-cell>
              <table:table-cell office:value-type="float" office:value="89.52174">
                <text:p>89.52174</text:p>
              </table:table-cell>
              <table:table-cell office:value-type="float" office:value="90.51622">
                <text:p>90.51622</text:p>
              </table:table-cell>
              <table:table-cell office:value-type="float" office:value="89.57121">
                <text:p>89.57121</text:p>
              </table:table-cell>
              <table:table-cell office:value-type="float" office:value="92.52076">
                <text:p>92.52076</text:p>
              </table:table-cell>
              <table:table-cell office:value-type="float" office:value="92.85089">
                <text:p>92.85089</text:p>
              </table:table-cell>
              <table:table-cell office:value-type="float" office:value="89.5744">
                <text:p>89.5744</text:p>
              </table:table-cell>
              <table:table-cell office:value-type="float" office:value="89.48798">
                <text:p>89.48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04087">
                <text:p>91.04087</text:p>
              </table:table-cell>
              <table:table-cell office:value-type="float" office:value="89.25557">
                <text:p>89.25557</text:p>
              </table:table-cell>
              <table:table-cell office:value-type="float" office:value="91.64455">
                <text:p>91.64455</text:p>
              </table:table-cell>
              <table:table-cell office:value-type="float" office:value="89.2324">
                <text:p>89.2324</text:p>
              </table:table-cell>
              <table:table-cell office:value-type="float" office:value="91.20355">
                <text:p>91.20355</text:p>
              </table:table-cell>
              <table:table-cell office:value-type="float" office:value="89.22932">
                <text:p>89.22932</text:p>
              </table:table-cell>
              <table:table-cell office:value-type="float" office:value="89.45026">
                <text:p>89.45026</text:p>
              </table:table-cell>
              <table:table-cell office:value-type="float" office:value="89.16936">
                <text:p>89.16936</text:p>
              </table:table-cell>
              <table:table-cell office:value-type="float" office:value="89.36045">
                <text:p>89.36045</text:p>
              </table:table-cell>
              <table:table-cell office:value-type="float" office:value="89.7519">
                <text:p>89.7519</text:p>
              </table:table-cell>
              <table:table-cell office:value-type="float" office:value="91.7401">
                <text:p>91.7401</text:p>
              </table:table-cell>
              <table:table-cell office:value-type="float" office:value="89.41457">
                <text:p>89.41457</text:p>
              </table:table-cell>
              <table:table-cell office:value-type="float" office:value="89.41465">
                <text:p>89.41465</text:p>
              </table:table-cell>
              <table:table-cell office:value-type="float" office:value="89.38043">
                <text:p>89.38043</text:p>
              </table:table-cell>
              <table:table-cell office:value-type="float" office:value="90.18084">
                <text:p>90.18084</text:p>
              </table:table-cell>
              <table:table-cell office:value-type="float" office:value="89.26106">
                <text:p>89.26106</text:p>
              </table:table-cell>
              <table:table-cell office:value-type="float" office:value="92.45121">
                <text:p>92.45121</text:p>
              </table:table-cell>
              <table:table-cell office:value-type="float" office:value="92.72049">
                <text:p>92.72049</text:p>
              </table:table-cell>
              <table:table-cell office:value-type="float" office:value="89.26423">
                <text:p>89.26423</text:p>
              </table:table-cell>
              <table:table-cell office:value-type="float" office:value="89.35148">
                <text:p>89.35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70789">
                <text:p>90.70789</text:p>
              </table:table-cell>
              <table:table-cell office:value-type="float" office:value="89.25557">
                <text:p>89.25557</text:p>
              </table:table-cell>
              <table:table-cell office:value-type="float" office:value="91.5995">
                <text:p>91.5995</text:p>
              </table:table-cell>
              <table:table-cell office:value-type="float" office:value="89.2324">
                <text:p>89.2324</text:p>
              </table:table-cell>
              <table:table-cell office:value-type="float" office:value="90.87457">
                <text:p>90.87457</text:p>
              </table:table-cell>
              <table:table-cell office:value-type="float" office:value="89.22932">
                <text:p>89.22932</text:p>
              </table:table-cell>
              <table:table-cell office:value-type="float" office:value="89.24816">
                <text:p>89.24816</text:p>
              </table:table-cell>
              <table:table-cell office:value-type="float" office:value="89.16936">
                <text:p>89.16936</text:p>
              </table:table-cell>
              <table:table-cell office:value-type="float" office:value="89.33164">
                <text:p>89.33164</text:p>
              </table:table-cell>
              <table:table-cell office:value-type="float" office:value="89.7172">
                <text:p>89.7172</text:p>
              </table:table-cell>
              <table:table-cell office:value-type="float" office:value="91.85697">
                <text:p>91.85697</text:p>
              </table:table-cell>
              <table:table-cell office:value-type="float" office:value="89.38057">
                <text:p>89.38057</text:p>
              </table:table-cell>
              <table:table-cell office:value-type="float" office:value="89.37622">
                <text:p>89.37622</text:p>
              </table:table-cell>
              <table:table-cell office:value-type="float" office:value="89.38043">
                <text:p>89.38043</text:p>
              </table:table-cell>
              <table:table-cell office:value-type="float" office:value="90.14548">
                <text:p>90.14548</text:p>
              </table:table-cell>
              <table:table-cell office:value-type="float" office:value="89.26106">
                <text:p>89.26106</text:p>
              </table:table-cell>
              <table:table-cell office:value-type="float" office:value="92.36411">
                <text:p>92.36411</text:p>
              </table:table-cell>
              <table:table-cell office:value-type="float" office:value="92.64471">
                <text:p>92.64471</text:p>
              </table:table-cell>
              <table:table-cell office:value-type="float" office:value="89.26423">
                <text:p>89.26423</text:p>
              </table:table-cell>
              <table:table-cell office:value-type="float" office:value="89.35148">
                <text:p>89.35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65781">
                <text:p>90.65781</text:p>
              </table:table-cell>
              <table:table-cell office:value-type="float" office:value="89.22163">
                <text:p>89.22163</text:p>
              </table:table-cell>
              <table:table-cell office:value-type="float" office:value="91.47766">
                <text:p>91.47766</text:p>
              </table:table-cell>
              <table:table-cell office:value-type="float" office:value="89.09592">
                <text:p>89.09592</text:p>
              </table:table-cell>
              <table:table-cell office:value-type="float" office:value="90.81525">
                <text:p>90.81525</text:p>
              </table:table-cell>
              <table:table-cell office:value-type="float" office:value="89.20037">
                <text:p>89.20037</text:p>
              </table:table-cell>
              <table:table-cell office:value-type="float" office:value="89.24816">
                <text:p>89.24816</text:p>
              </table:table-cell>
              <table:table-cell office:value-type="float" office:value="89.03345">
                <text:p>89.03345</text:p>
              </table:table-cell>
              <table:table-cell office:value-type="float" office:value="89.33164">
                <text:p>89.33164</text:p>
              </table:table-cell>
              <table:table-cell office:value-type="float" office:value="89.7172">
                <text:p>89.7172</text:p>
              </table:table-cell>
              <table:table-cell office:value-type="float" office:value="91.64211">
                <text:p>91.64211</text:p>
              </table:table-cell>
              <table:table-cell office:value-type="float" office:value="89.38057">
                <text:p>89.38057</text:p>
              </table:table-cell>
              <table:table-cell office:value-type="float" office:value="89.37622">
                <text:p>89.37622</text:p>
              </table:table-cell>
              <table:table-cell office:value-type="float" office:value="89.17351">
                <text:p>89.17351</text:p>
              </table:table-cell>
              <table:table-cell office:value-type="float" office:value="89.8206">
                <text:p>89.8206</text:p>
              </table:table-cell>
              <table:table-cell office:value-type="float" office:value="89.22264">
                <text:p>89.22264</text:p>
              </table:table-cell>
              <table:table-cell office:value-type="float" office:value="92.30574">
                <text:p>92.30574</text:p>
              </table:table-cell>
              <table:table-cell office:value-type="float" office:value="92.53664">
                <text:p>92.53664</text:p>
              </table:table-cell>
              <table:table-cell office:value-type="float" office:value="89.23421">
                <text:p>89.23421</text:p>
              </table:table-cell>
              <table:table-cell office:value-type="float" office:value="89.14517">
                <text:p>89.14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32625">
                <text:p>90.32625</text:p>
              </table:table-cell>
              <table:table-cell office:value-type="float" office:value="88.90878">
                <text:p>88.90878</text:p>
              </table:table-cell>
              <table:table-cell office:value-type="float" office:value="91.34971">
                <text:p>91.34971</text:p>
              </table:table-cell>
              <table:table-cell office:value-type="float" office:value="88.88958">
                <text:p>88.88958</text:p>
              </table:table-cell>
              <table:table-cell office:value-type="float" office:value="90.81525">
                <text:p>90.81525</text:p>
              </table:table-cell>
              <table:table-cell office:value-type="float" office:value="88.88778">
                <text:p>88.88778</text:p>
              </table:table-cell>
              <table:table-cell office:value-type="float" office:value="89.11201">
                <text:p>89.11201</text:p>
              </table:table-cell>
              <table:table-cell office:value-type="float" office:value="88.82335">
                <text:p>88.82335</text:p>
              </table:table-cell>
              <table:table-cell office:value-type="float" office:value="89.02352">
                <text:p>89.02352</text:p>
              </table:table-cell>
              <table:table-cell office:value-type="float" office:value="89.39768">
                <text:p>89.39768</text:p>
              </table:table-cell>
              <table:table-cell office:value-type="float" office:value="91.7564">
                <text:p>91.7564</text:p>
              </table:table-cell>
              <table:table-cell office:value-type="float" office:value="89.07124">
                <text:p>89.07124</text:p>
              </table:table-cell>
              <table:table-cell office:value-type="float" office:value="89.05778">
                <text:p>89.05778</text:p>
              </table:table-cell>
              <table:table-cell office:value-type="float" office:value="89.04181">
                <text:p>89.04181</text:p>
              </table:table-cell>
              <table:table-cell office:value-type="float" office:value="89.8206">
                <text:p>89.8206</text:p>
              </table:table-cell>
              <table:table-cell office:value-type="float" office:value="88.91362">
                <text:p>88.91362</text:p>
              </table:table-cell>
              <table:table-cell office:value-type="float" office:value="92.21775">
                <text:p>92.21775</text:p>
              </table:table-cell>
              <table:table-cell office:value-type="float" office:value="92.45936">
                <text:p>92.45936</text:p>
              </table:table-cell>
              <table:table-cell office:value-type="float" office:value="88.91625">
                <text:p>88.91625</text:p>
              </table:table-cell>
              <table:table-cell office:value-type="float" office:value="89.01819">
                <text:p>89.01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32625">
                <text:p>90.32625</text:p>
              </table:table-cell>
              <table:table-cell office:value-type="float" office:value="88.88454">
                <text:p>88.88454</text:p>
              </table:table-cell>
              <table:table-cell office:value-type="float" office:value="91.34971">
                <text:p>91.34971</text:p>
              </table:table-cell>
              <table:table-cell office:value-type="float" office:value="88.75383">
                <text:p>88.75383</text:p>
              </table:table-cell>
              <table:table-cell office:value-type="float" office:value="90.48301">
                <text:p>90.48301</text:p>
              </table:table-cell>
              <table:table-cell office:value-type="float" office:value="88.85892">
                <text:p>88.85892</text:p>
              </table:table-cell>
              <table:table-cell office:value-type="float" office:value="88.90165">
                <text:p>88.90165</text:p>
              </table:table-cell>
              <table:table-cell office:value-type="float" office:value="88.69685">
                <text:p>88.69685</text:p>
              </table:table-cell>
              <table:table-cell office:value-type="float" office:value="88.99926">
                <text:p>88.99926</text:p>
              </table:table-cell>
              <table:table-cell office:value-type="float" office:value="89.36347">
                <text:p>89.36347</text:p>
              </table:table-cell>
              <table:table-cell office:value-type="float" office:value="91.7564">
                <text:p>91.7564</text:p>
              </table:table-cell>
              <table:table-cell office:value-type="float" office:value="89.04237">
                <text:p>89.04237</text:p>
              </table:table-cell>
              <table:table-cell office:value-type="float" office:value="89.03749">
                <text:p>89.03749</text:p>
              </table:table-cell>
              <table:table-cell office:value-type="float" office:value="88.83101">
                <text:p>88.83101</text:p>
              </table:table-cell>
              <table:table-cell office:value-type="float" office:value="89.78163">
                <text:p>89.78163</text:p>
              </table:table-cell>
              <table:table-cell office:value-type="float" office:value="88.88881">
                <text:p>88.88881</text:p>
              </table:table-cell>
              <table:table-cell office:value-type="float" office:value="92.16159">
                <text:p>92.16159</text:p>
              </table:table-cell>
              <table:table-cell office:value-type="float" office:value="92.35972">
                <text:p>92.35972</text:p>
              </table:table-cell>
              <table:table-cell office:value-type="float" office:value="88.89154">
                <text:p>88.89154</text:p>
              </table:table-cell>
              <table:table-cell office:value-type="float" office:value="88.81714">
                <text:p>88.81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29062">
                <text:p>90.29062</text:p>
              </table:table-cell>
              <table:table-cell office:value-type="float" office:value="88.57652">
                <text:p>88.57652</text:p>
              </table:table-cell>
              <table:table-cell office:value-type="float" office:value="91.11367">
                <text:p>91.11367</text:p>
              </table:table-cell>
              <table:table-cell office:value-type="float" office:value="88.55234">
                <text:p>88.55234</text:p>
              </table:table-cell>
              <table:table-cell office:value-type="float" office:value="90.43793">
                <text:p>90.43793</text:p>
              </table:table-cell>
              <table:table-cell office:value-type="float" office:value="88.54727">
                <text:p>88.54727</text:p>
              </table:table-cell>
              <table:table-cell office:value-type="float" office:value="88.77502">
                <text:p>88.77502</text:p>
              </table:table-cell>
              <table:table-cell office:value-type="float" office:value="88.49164">
                <text:p>88.49164</text:p>
              </table:table-cell>
              <table:table-cell office:value-type="float" office:value="88.68273">
                <text:p>88.68273</text:p>
              </table:table-cell>
              <table:table-cell office:value-type="float" office:value="89.04528">
                <text:p>89.04528</text:p>
              </table:table-cell>
              <table:table-cell office:value-type="float" office:value="91.53925">
                <text:p>91.53925</text:p>
              </table:table-cell>
              <table:table-cell office:value-type="float" office:value="88.72466">
                <text:p>88.72466</text:p>
              </table:table-cell>
              <table:table-cell office:value-type="float" office:value="88.72443">
                <text:p>88.72443</text:p>
              </table:table-cell>
              <table:table-cell office:value-type="float" office:value="88.69081">
                <text:p>88.69081</text:p>
              </table:table-cell>
              <table:table-cell office:value-type="float" office:value="89.46679">
                <text:p>89.46679</text:p>
              </table:table-cell>
              <table:table-cell office:value-type="float" office:value="88.57612">
                <text:p>88.57612</text:p>
              </table:table-cell>
              <table:table-cell office:value-type="float" office:value="92.08184">
                <text:p>92.08184</text:p>
              </table:table-cell>
              <table:table-cell office:value-type="float" office:value="92.29023">
                <text:p>92.29023</text:p>
              </table:table-cell>
              <table:table-cell office:value-type="float" office:value="88.57882">
                <text:p>88.57882</text:p>
              </table:table-cell>
              <table:table-cell office:value-type="float" office:value="88.6772">
                <text:p>88.6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9649">
                <text:p>89.9649</text:p>
              </table:table-cell>
              <table:table-cell office:value-type="float" office:value="88.54814">
                <text:p>88.54814</text:p>
              </table:table-cell>
              <table:table-cell office:value-type="float" office:value="90.96423">
                <text:p>90.96423</text:p>
              </table:table-cell>
              <table:table-cell office:value-type="float" office:value="88.41227">
                <text:p>88.41227</text:p>
              </table:table-cell>
              <table:table-cell office:value-type="float" office:value="90.10293">
                <text:p>90.10293</text:p>
              </table:table-cell>
              <table:table-cell office:value-type="float" office:value="88.52301">
                <text:p>88.52301</text:p>
              </table:table-cell>
              <table:table-cell office:value-type="float" office:value="88.5697">
                <text:p>88.5697</text:p>
              </table:table-cell>
              <table:table-cell office:value-type="float" office:value="88.36098">
                <text:p>88.36098</text:p>
              </table:table-cell>
              <table:table-cell office:value-type="float" office:value="88.66791">
                <text:p>88.66791</text:p>
              </table:table-cell>
              <table:table-cell office:value-type="float" office:value="89.02501">
                <text:p>89.02501</text:p>
              </table:table-cell>
              <table:table-cell office:value-type="float" office:value="91.65088">
                <text:p>91.65088</text:p>
              </table:table-cell>
              <table:table-cell office:value-type="float" office:value="88.7002">
                <text:p>88.7002</text:p>
              </table:table-cell>
              <table:table-cell office:value-type="float" office:value="88.69135">
                <text:p>88.69135</text:p>
              </table:table-cell>
              <table:table-cell office:value-type="float" office:value="88.49867">
                <text:p>88.49867</text:p>
              </table:table-cell>
              <table:table-cell office:value-type="float" office:value="89.43276">
                <text:p>89.43276</text:p>
              </table:table-cell>
              <table:table-cell office:value-type="float" office:value="88.54723">
                <text:p>88.54723</text:p>
              </table:table-cell>
              <table:table-cell office:value-type="float" office:value="92.03246">
                <text:p>92.03246</text:p>
              </table:table-cell>
              <table:table-cell office:value-type="float" office:value="92.19314">
                <text:p>92.19314</text:p>
              </table:table-cell>
              <table:table-cell office:value-type="float" office:value="88.55865">
                <text:p>88.55865</text:p>
              </table:table-cell>
              <table:table-cell office:value-type="float" office:value="88.48085">
                <text:p>88.48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91664">
                <text:p>89.91664</text:p>
              </table:table-cell>
              <table:table-cell office:value-type="float" office:value="88.24129">
                <text:p>88.24129</text:p>
              </table:table-cell>
              <table:table-cell office:value-type="float" office:value="90.73423">
                <text:p>90.73423</text:p>
              </table:table-cell>
              <table:table-cell office:value-type="float" office:value="88.21601">
                <text:p>88.21601</text:p>
              </table:table-cell>
              <table:table-cell office:value-type="float" office:value="90.06786">
                <text:p>90.06786</text:p>
              </table:table-cell>
              <table:table-cell office:value-type="float" office:value="88.2163">
                <text:p>88.2163</text:p>
              </table:table-cell>
              <table:table-cell office:value-type="float" office:value="88.43884">
                <text:p>88.43884</text:p>
              </table:table-cell>
              <table:table-cell office:value-type="float" office:value="88.16935">
                <text:p>88.16935</text:p>
              </table:table-cell>
              <table:table-cell office:value-type="float" office:value="88.36114">
                <text:p>88.36114</text:p>
              </table:table-cell>
              <table:table-cell office:value-type="float" office:value="88.7122">
                <text:p>88.7122</text:p>
              </table:table-cell>
              <table:table-cell office:value-type="float" office:value="91.38652">
                <text:p>91.38652</text:p>
              </table:table-cell>
              <table:table-cell office:value-type="float" office:value="88.38342">
                <text:p>88.38342</text:p>
              </table:table-cell>
              <table:table-cell office:value-type="float" office:value="88.38362">
                <text:p>88.38362</text:p>
              </table:table-cell>
              <table:table-cell office:value-type="float" office:value="88.36299">
                <text:p>88.36299</text:p>
              </table:table-cell>
              <table:table-cell office:value-type="float" office:value="89.10975">
                <text:p>89.10975</text:p>
              </table:table-cell>
              <table:table-cell office:value-type="float" office:value="88.23975">
                <text:p>88.23975</text:p>
              </table:table-cell>
              <table:table-cell office:value-type="float" office:value="91.95151">
                <text:p>91.95151</text:p>
              </table:table-cell>
              <table:table-cell office:value-type="float" office:value="92.13493">
                <text:p>92.13493</text:p>
              </table:table-cell>
              <table:table-cell office:value-type="float" office:value="88.24222">
                <text:p>88.24222</text:p>
              </table:table-cell>
              <table:table-cell office:value-type="float" office:value="88.34544">
                <text:p>88.34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60088">
                <text:p>89.60088</text:p>
              </table:table-cell>
              <table:table-cell office:value-type="float" office:value="88.21254">
                <text:p>88.21254</text:p>
              </table:table-cell>
              <table:table-cell office:value-type="float" office:value="90.58147">
                <text:p>90.58147</text:p>
              </table:table-cell>
              <table:table-cell office:value-type="float" office:value="88.0718">
                <text:p>88.0718</text:p>
              </table:table-cell>
              <table:table-cell office:value-type="float" office:value="89.74316">
                <text:p>89.74316</text:p>
              </table:table-cell>
              <table:table-cell office:value-type="float" office:value="88.19242">
                <text:p>88.19242</text:p>
              </table:table-cell>
              <table:table-cell office:value-type="float" office:value="88.24715">
                <text:p>88.24715</text:p>
              </table:table-cell>
              <table:table-cell office:value-type="float" office:value="88.03444">
                <text:p>88.03444</text:p>
              </table:table-cell>
              <table:table-cell office:value-type="float" office:value="88.33725">
                <text:p>88.33725</text:p>
              </table:table-cell>
              <table:table-cell office:value-type="float" office:value="88.67427">
                <text:p>88.67427</text:p>
              </table:table-cell>
              <table:table-cell office:value-type="float" office:value="91.38652">
                <text:p>91.38652</text:p>
              </table:table-cell>
              <table:table-cell office:value-type="float" office:value="88.36357">
                <text:p>88.36357</text:p>
              </table:table-cell>
              <table:table-cell office:value-type="float" office:value="88.35497">
                <text:p>88.35497</text:p>
              </table:table-cell>
              <table:table-cell office:value-type="float" office:value="88.16234">
                <text:p>88.16234</text:p>
              </table:table-cell>
              <table:table-cell office:value-type="float" office:value="89.08069">
                <text:p>89.08069</text:p>
              </table:table-cell>
              <table:table-cell office:value-type="float" office:value="88.21503">
                <text:p>88.21503</text:p>
              </table:table-cell>
              <table:table-cell office:value-type="float" office:value="91.91317">
                <text:p>91.91317</text:p>
              </table:table-cell>
              <table:table-cell office:value-type="float" office:value="92.04739">
                <text:p>92.04739</text:p>
              </table:table-cell>
              <table:table-cell office:value-type="float" office:value="88.2226">
                <text:p>88.2226</text:p>
              </table:table-cell>
              <table:table-cell office:value-type="float" office:value="88.14899">
                <text:p>88.14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.56646">
                <text:p>89.56646</text:p>
              </table:table-cell>
              <table:table-cell office:value-type="float" office:value="87.91065">
                <text:p>87.91065</text:p>
              </table:table-cell>
              <table:table-cell office:value-type="float" office:value="90.35752">
                <text:p>90.35752</text:p>
              </table:table-cell>
              <table:table-cell office:value-type="float" office:value="87.87156">
                <text:p>87.87156</text:p>
              </table:table-cell>
              <table:table-cell office:value-type="float" office:value="89.71318">
                <text:p>89.71318</text:p>
              </table:table-cell>
              <table:table-cell office:value-type="float" office:value="87.88587">
                <text:p>87.88587</text:p>
              </table:table-cell>
              <table:table-cell office:value-type="float" office:value="88.11204">
                <text:p>88.11204</text:p>
              </table:table-cell>
              <table:table-cell office:value-type="float" office:value="87.83885">
                <text:p>87.83885</text:p>
              </table:table-cell>
              <table:table-cell office:value-type="float" office:value="88.02648">
                <text:p>88.02648</text:p>
              </table:table-cell>
              <table:table-cell office:value-type="float" office:value="88.37138">
                <text:p>88.37138</text:p>
              </table:table-cell>
              <table:table-cell office:value-type="float" office:value="91.37493">
                <text:p>91.37493</text:p>
              </table:table-cell>
              <table:table-cell office:value-type="float" office:value="88.05664">
                <text:p>88.05664</text:p>
              </table:table-cell>
              <table:table-cell office:value-type="float" office:value="88.04348">
                <text:p>88.04348</text:p>
              </table:table-cell>
              <table:table-cell office:value-type="float" office:value="88.02728">
                <text:p>88.02728</text:p>
              </table:table-cell>
              <table:table-cell office:value-type="float" office:value="88.76772">
                <text:p>88.76772</text:p>
              </table:table-cell>
              <table:table-cell office:value-type="float" office:value="87.90837">
                <text:p>87.90837</text:p>
              </table:table-cell>
              <table:table-cell office:value-type="float" office:value="91.91317">
                <text:p>91.91317</text:p>
              </table:table-cell>
              <table:table-cell office:value-type="float" office:value="91.9912">
                <text:p>91.9912</text:p>
              </table:table-cell>
              <table:table-cell office:value-type="float" office:value="87.91119">
                <text:p>87.91119</text:p>
              </table:table-cell>
              <table:table-cell office:value-type="float" office:value="88.02291">
                <text:p>88.02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24726">
                <text:p>89.24726</text:p>
              </table:table-cell>
              <table:table-cell office:value-type="float" office:value="87.8822">
                <text:p>87.8822</text:p>
              </table:table-cell>
              <table:table-cell office:value-type="float" office:value="90.21012">
                <text:p>90.21012</text:p>
              </table:table-cell>
              <table:table-cell office:value-type="float" office:value="87.74548">
                <text:p>87.74548</text:p>
              </table:table-cell>
              <table:table-cell office:value-type="float" office:value="89.39401">
                <text:p>89.39401</text:p>
              </table:table-cell>
              <table:table-cell office:value-type="float" office:value="87.86622">
                <text:p>87.86622</text:p>
              </table:table-cell>
              <table:table-cell office:value-type="float" office:value="87.91628">
                <text:p>87.91628</text:p>
              </table:table-cell>
              <table:table-cell office:value-type="float" office:value="87.69965">
                <text:p>87.69965</text:p>
              </table:table-cell>
              <table:table-cell office:value-type="float" office:value="88.00682">
                <text:p>88.00682</text:p>
              </table:table-cell>
              <table:table-cell office:value-type="float" office:value="88.33802">
                <text:p>88.33802</text:p>
              </table:table-cell>
              <table:table-cell office:value-type="float" office:value="91.03652">
                <text:p>91.03652</text:p>
              </table:table-cell>
              <table:table-cell office:value-type="float" office:value="88.02781">
                <text:p>88.02781</text:p>
              </table:table-cell>
              <table:table-cell office:value-type="float" office:value="88.02823">
                <text:p>88.02823</text:p>
              </table:table-cell>
              <table:table-cell office:value-type="float" office:value="87.82257">
                <text:p>87.82257</text:p>
              </table:table-cell>
              <table:table-cell office:value-type="float" office:value="88.74323">
                <text:p>88.74323</text:p>
              </table:table-cell>
              <table:table-cell office:value-type="float" office:value="87.88834">
                <text:p>87.88834</text:p>
              </table:table-cell>
              <table:table-cell office:value-type="float" office:value="91.83976">
                <text:p>91.83976</text:p>
              </table:table-cell>
              <table:table-cell office:value-type="float" office:value="91.91149">
                <text:p>91.91149</text:p>
              </table:table-cell>
              <table:table-cell office:value-type="float" office:value="87.8911">
                <text:p>87.8911</text:p>
              </table:table-cell>
              <table:table-cell office:value-type="float" office:value="87.82263">
                <text:p>87.82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.22246">
                <text:p>89.22246</text:p>
              </table:table-cell>
              <table:table-cell office:value-type="float" office:value="87.57137">
                <text:p>87.57137</text:p>
              </table:table-cell>
              <table:table-cell office:value-type="float" office:value="89.99616">
                <text:p>89.99616</text:p>
              </table:table-cell>
              <table:table-cell office:value-type="float" office:value="87.54502">
                <text:p>87.54502</text:p>
              </table:table-cell>
              <table:table-cell office:value-type="float" office:value="89.36018">
                <text:p>89.36018</text:p>
              </table:table-cell>
              <table:table-cell office:value-type="float" office:value="87.55161">
                <text:p>87.55161</text:p>
              </table:table-cell>
              <table:table-cell office:value-type="float" office:value="87.77688">
                <text:p>87.77688</text:p>
              </table:table-cell>
              <table:table-cell office:value-type="float" office:value="87.50839">
                <text:p>87.50839</text:p>
              </table:table-cell>
              <table:table-cell office:value-type="float" office:value="87.70071">
                <text:p>87.70071</text:p>
              </table:table-cell>
              <table:table-cell office:value-type="float" office:value="88.03106">
                <text:p>88.03106</text:p>
              </table:table-cell>
              <table:table-cell office:value-type="float" office:value="90.98588">
                <text:p>90.98588</text:p>
              </table:table-cell>
              <table:table-cell office:value-type="float" office:value="87.71697">
                <text:p>87.71697</text:p>
              </table:table-cell>
              <table:table-cell office:value-type="float" office:value="87.71268">
                <text:p>87.71268</text:p>
              </table:table-cell>
              <table:table-cell office:value-type="float" office:value="87.69674">
                <text:p>87.69674</text:p>
              </table:table-cell>
              <table:table-cell office:value-type="float" office:value="88.43087">
                <text:p>88.43087</text:p>
              </table:table-cell>
              <table:table-cell office:value-type="float" office:value="87.58183">
                <text:p>87.58183</text:p>
              </table:table-cell>
              <table:table-cell office:value-type="float" office:value="91.79909">
                <text:p>91.79909</text:p>
              </table:table-cell>
              <table:table-cell office:value-type="float" office:value="91.86223">
                <text:p>91.86223</text:p>
              </table:table-cell>
              <table:table-cell office:value-type="float" office:value="87.58457">
                <text:p>87.58457</text:p>
              </table:table-cell>
              <table:table-cell office:value-type="float" office:value="87.68333">
                <text:p>87.6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.90881">
                <text:p>88.90881</text:p>
              </table:table-cell>
              <table:table-cell office:value-type="float" office:value="87.54723">
                <text:p>87.54723</text:p>
              </table:table-cell>
              <table:table-cell office:value-type="float" office:value="89.84973">
                <text:p>89.84973</text:p>
              </table:table-cell>
              <table:table-cell office:value-type="float" office:value="87.40595">
                <text:p>87.40595</text:p>
              </table:table-cell>
              <table:table-cell office:value-type="float" office:value="89.03753">
                <text:p>89.03753</text:p>
              </table:table-cell>
              <table:table-cell office:value-type="float" office:value="87.53143">
                <text:p>87.53143</text:p>
              </table:table-cell>
              <table:table-cell office:value-type="float" office:value="87.58578">
                <text:p>87.58578</text:p>
              </table:table-cell>
              <table:table-cell office:value-type="float" office:value="87.37806">
                <text:p>87.37806</text:p>
              </table:table-cell>
              <table:table-cell office:value-type="float" office:value="87.67663">
                <text:p>87.67663</text:p>
              </table:table-cell>
              <table:table-cell office:value-type="float" office:value="88.0158">
                <text:p>88.0158</text:p>
              </table:table-cell>
              <table:table-cell office:value-type="float" office:value="90.64449">
                <text:p>90.64449</text:p>
              </table:table-cell>
              <table:table-cell office:value-type="float" office:value="87.69717">
                <text:p>87.69717</text:p>
              </table:table-cell>
              <table:table-cell office:value-type="float" office:value="87.69294">
                <text:p>87.69294</text:p>
              </table:table-cell>
              <table:table-cell office:value-type="float" office:value="87.49188">
                <text:p>87.49188</text:p>
              </table:table-cell>
              <table:table-cell office:value-type="float" office:value="88.4111">
                <text:p>88.4111</text:p>
              </table:table-cell>
              <table:table-cell office:value-type="float" office:value="87.55744">
                <text:p>87.55744</text:p>
              </table:table-cell>
              <table:table-cell office:value-type="float" office:value="91.73731">
                <text:p>91.73731</text:p>
              </table:table-cell>
              <table:table-cell office:value-type="float" office:value="91.86223">
                <text:p>91.86223</text:p>
              </table:table-cell>
              <table:table-cell office:value-type="float" office:value="87.56476">
                <text:p>87.56476</text:p>
              </table:table-cell>
              <table:table-cell office:value-type="float" office:value="87.4876">
                <text:p>87.4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87995">
                <text:p>88.87995</text:p>
              </table:table-cell>
              <table:table-cell office:value-type="float" office:value="87.23719">
                <text:p>87.23719</text:p>
              </table:table-cell>
              <table:table-cell office:value-type="float" office:value="89.63698">
                <text:p>89.63698</text:p>
              </table:table-cell>
              <table:table-cell office:value-type="float" office:value="87.2014">
                <text:p>87.2014</text:p>
              </table:table-cell>
              <table:table-cell office:value-type="float" office:value="89.01738">
                <text:p>89.01738</text:p>
              </table:table-cell>
              <table:table-cell office:value-type="float" office:value="87.22135">
                <text:p>87.22135</text:p>
              </table:table-cell>
              <table:table-cell office:value-type="float" office:value="87.45568">
                <text:p>87.45568</text:p>
              </table:table-cell>
              <table:table-cell office:value-type="float" office:value="87.17775">
                <text:p>87.17775</text:p>
              </table:table-cell>
              <table:table-cell office:value-type="float" office:value="87.36661">
                <text:p>87.36661</text:p>
              </table:table-cell>
              <table:table-cell office:value-type="float" office:value="87.70019">
                <text:p>87.70019</text:p>
              </table:table-cell>
              <table:table-cell office:value-type="float" office:value="90.60388">
                <text:p>90.60388</text:p>
              </table:table-cell>
              <table:table-cell office:value-type="float" office:value="87.39107">
                <text:p>87.39107</text:p>
              </table:table-cell>
              <table:table-cell office:value-type="float" office:value="87.37783">
                <text:p>87.37783</text:p>
              </table:table-cell>
              <table:table-cell office:value-type="float" office:value="87.36159">
                <text:p>87.36159</text:p>
              </table:table-cell>
              <table:table-cell office:value-type="float" office:value="88.09937">
                <text:p>88.09937</text:p>
              </table:table-cell>
              <table:table-cell office:value-type="float" office:value="87.25156">
                <text:p>87.25156</text:p>
              </table:table-cell>
              <table:table-cell office:value-type="float" office:value="91.69426">
                <text:p>91.69426</text:p>
              </table:table-cell>
              <table:table-cell office:value-type="float" office:value="91.78547">
                <text:p>91.78547</text:p>
              </table:table-cell>
              <table:table-cell office:value-type="float" office:value="87.25406">
                <text:p>87.25406</text:p>
              </table:table-cell>
              <table:table-cell office:value-type="float" office:value="87.3527">
                <text:p>87.3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.57142">
                <text:p>88.57142</text:p>
              </table:table-cell>
              <table:table-cell office:value-type="float" office:value="87.20355">
                <text:p>87.20355</text:p>
              </table:table-cell>
              <table:table-cell office:value-type="float" office:value="89.49564">
                <text:p>89.49564</text:p>
              </table:table-cell>
              <table:table-cell office:value-type="float" office:value="87.07121">
                <text:p>87.07121</text:p>
              </table:table-cell>
              <table:table-cell office:value-type="float" office:value="88.70458">
                <text:p>88.70458</text:p>
              </table:table-cell>
              <table:table-cell office:value-type="float" office:value="87.19657">
                <text:p>87.19657</text:p>
              </table:table-cell>
              <table:table-cell office:value-type="float" office:value="87.25551">
                <text:p>87.25551</text:p>
              </table:table-cell>
              <table:table-cell office:value-type="float" office:value="87.04303">
                <text:p>87.04303</text:p>
              </table:table-cell>
              <table:table-cell office:value-type="float" office:value="87.34683">
                <text:p>87.34683</text:p>
              </table:table-cell>
              <table:table-cell office:value-type="float" office:value="87.68042">
                <text:p>87.68042</text:p>
              </table:table-cell>
              <table:table-cell office:value-type="float" office:value="90.26841">
                <text:p>90.26841</text:p>
              </table:table-cell>
              <table:table-cell office:value-type="float" office:value="87.36197">
                <text:p>87.36197</text:p>
              </table:table-cell>
              <table:table-cell office:value-type="float" office:value="87.35749">
                <text:p>87.35749</text:p>
              </table:table-cell>
              <table:table-cell office:value-type="float" office:value="87.15211">
                <text:p>87.15211</text:p>
              </table:table-cell>
              <table:table-cell office:value-type="float" office:value="88.07537">
                <text:p>88.07537</text:p>
              </table:table-cell>
              <table:table-cell office:value-type="float" office:value="87.22224">
                <text:p>87.22224</text:p>
              </table:table-cell>
              <table:table-cell office:value-type="float" office:value="91.63065">
                <text:p>91.63065</text:p>
              </table:table-cell>
              <table:table-cell office:value-type="float" office:value="91.74328">
                <text:p>91.74328</text:p>
              </table:table-cell>
              <table:table-cell office:value-type="float" office:value="87.22503">
                <text:p>87.22503</text:p>
              </table:table-cell>
              <table:table-cell office:value-type="float" office:value="87.15243">
                <text:p>87.152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.5472">
                <text:p>88.5472</text:p>
              </table:table-cell>
              <table:table-cell office:value-type="float" office:value="86.89801">
                <text:p>86.89801</text:p>
              </table:table-cell>
              <table:table-cell office:value-type="float" office:value="89.29253">
                <text:p>89.29253</text:p>
              </table:table-cell>
              <table:table-cell office:value-type="float" office:value="86.87097">
                <text:p>86.87097</text:p>
              </table:table-cell>
              <table:table-cell office:value-type="float" office:value="88.67161">
                <text:p>88.67161</text:p>
              </table:table-cell>
              <table:table-cell office:value-type="float" office:value="86.88707">
                <text:p>86.88707</text:p>
              </table:table-cell>
              <table:table-cell office:value-type="float" office:value="87.12079">
                <text:p>87.12079</text:p>
              </table:table-cell>
              <table:table-cell office:value-type="float" office:value="87.01339">
                <text:p>87.01339</text:p>
              </table:table-cell>
              <table:table-cell office:value-type="float" office:value="87.04601">
                <text:p>87.04601</text:p>
              </table:table-cell>
              <table:table-cell office:value-type="float" office:value="87.36523">
                <text:p>87.36523</text:p>
              </table:table-cell>
              <table:table-cell office:value-type="float" office:value="90.23296">
                <text:p>90.23296</text:p>
              </table:table-cell>
              <table:table-cell office:value-type="float" office:value="87.05144">
                <text:p>87.05144</text:p>
              </table:table-cell>
              <table:table-cell office:value-type="float" office:value="87.04707">
                <text:p>87.04707</text:p>
              </table:table-cell>
              <table:table-cell office:value-type="float" office:value="87.0173">
                <text:p>87.0173</text:p>
              </table:table-cell>
              <table:table-cell office:value-type="float" office:value="87.76438">
                <text:p>87.76438</text:p>
              </table:table-cell>
              <table:table-cell office:value-type="float" office:value="86.91216">
                <text:p>86.91216</text:p>
              </table:table-cell>
              <table:table-cell office:value-type="float" office:value="91.58481">
                <text:p>91.58481</text:p>
              </table:table-cell>
              <table:table-cell office:value-type="float" office:value="91.67401">
                <text:p>91.67401</text:p>
              </table:table-cell>
              <table:table-cell office:value-type="float" office:value="86.91497">
                <text:p>86.91497</text:p>
              </table:table-cell>
              <table:table-cell office:value-type="float" office:value="87.01778">
                <text:p>87.01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.23954">
                <text:p>88.23954</text:p>
              </table:table-cell>
              <table:table-cell office:value-type="float" office:value="86.86833">
                <text:p>86.86833</text:p>
              </table:table-cell>
              <table:table-cell office:value-type="float" office:value="89.1517">
                <text:p>89.1517</text:p>
              </table:table-cell>
              <table:table-cell office:value-type="float" office:value="86.73163">
                <text:p>86.73163</text:p>
              </table:table-cell>
              <table:table-cell office:value-type="float" office:value="88.36374">
                <text:p>88.36374</text:p>
              </table:table-cell>
              <table:table-cell office:value-type="float" office:value="86.85272">
                <text:p>86.85272</text:p>
              </table:table-cell>
              <table:table-cell office:value-type="float" office:value="86.91621">
                <text:p>86.91621</text:p>
              </table:table-cell>
              <table:table-cell office:value-type="float" office:value="86.70789">
                <text:p>86.70789</text:p>
              </table:table-cell>
              <table:table-cell office:value-type="float" office:value="87.01658">
                <text:p>87.01658</text:p>
              </table:table-cell>
              <table:table-cell office:value-type="float" office:value="87.34445">
                <text:p>87.34445</text:p>
              </table:table-cell>
              <table:table-cell office:value-type="float" office:value="89.90776">
                <text:p>89.90776</text:p>
              </table:table-cell>
              <table:table-cell office:value-type="float" office:value="87.02628">
                <text:p>87.02628</text:p>
              </table:table-cell>
              <table:table-cell office:value-type="float" office:value="87.01342">
                <text:p>87.01342</text:p>
              </table:table-cell>
              <table:table-cell office:value-type="float" office:value="86.81252">
                <text:p>86.81252</text:p>
              </table:table-cell>
              <table:table-cell office:value-type="float" office:value="87.74456">
                <text:p>87.74456</text:p>
              </table:table-cell>
              <table:table-cell office:value-type="float" office:value="86.88241">
                <text:p>86.88241</text:p>
              </table:table-cell>
              <table:table-cell office:value-type="float" office:value="91.52837">
                <text:p>91.52837</text:p>
              </table:table-cell>
              <table:table-cell office:value-type="float" office:value="91.62016">
                <text:p>91.62016</text:p>
              </table:table-cell>
              <table:table-cell office:value-type="float" office:value="86.8899">
                <text:p>86.8899</text:p>
              </table:table-cell>
              <table:table-cell office:value-type="float" office:value="86.80819">
                <text:p>86.80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.21499">
                <text:p>88.21499</text:p>
              </table:table-cell>
              <table:table-cell office:value-type="float" office:value="86.55457">
                <text:p>86.55457</text:p>
              </table:table-cell>
              <table:table-cell office:value-type="float" office:value="88.94943">
                <text:p>88.94943</text:p>
              </table:table-cell>
              <table:table-cell office:value-type="float" office:value="86.52723">
                <text:p>86.52723</text:p>
              </table:table-cell>
              <table:table-cell office:value-type="float" office:value="88.33509">
                <text:p>88.33509</text:p>
              </table:table-cell>
              <table:table-cell office:value-type="float" office:value="86.53885">
                <text:p>86.53885</text:p>
              </table:table-cell>
              <table:table-cell office:value-type="float" office:value="86.78567">
                <text:p>86.78567</text:p>
              </table:table-cell>
              <table:table-cell office:value-type="float" office:value="86.67367">
                <text:p>86.67367</text:p>
              </table:table-cell>
              <table:table-cell office:value-type="float" office:value="86.70264">
                <text:p>86.70264</text:p>
              </table:table-cell>
              <table:table-cell office:value-type="float" office:value="87.03389">
                <text:p>87.03389</text:p>
              </table:table-cell>
              <table:table-cell office:value-type="float" office:value="89.86847">
                <text:p>89.86847</text:p>
              </table:table-cell>
              <table:table-cell office:value-type="float" office:value="86.71164">
                <text:p>86.71164</text:p>
              </table:table-cell>
              <table:table-cell office:value-type="float" office:value="86.71246">
                <text:p>86.71246</text:p>
              </table:table-cell>
              <table:table-cell office:value-type="float" office:value="86.68207">
                <text:p>86.68207</text:p>
              </table:table-cell>
              <table:table-cell office:value-type="float" office:value="87.42944">
                <text:p>87.42944</text:p>
              </table:table-cell>
              <table:table-cell office:value-type="float" office:value="86.75174">
                <text:p>86.75174</text:p>
              </table:table-cell>
              <table:table-cell office:value-type="float" office:value="91.47976">
                <text:p>91.47976</text:p>
              </table:table-cell>
              <table:table-cell office:value-type="float" office:value="91.55847">
                <text:p>91.55847</text:p>
              </table:table-cell>
              <table:table-cell office:value-type="float" office:value="86.57563">
                <text:p>86.57563</text:p>
              </table:table-cell>
              <table:table-cell office:value-type="float" office:value="86.67765">
                <text:p>86.67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90363">
                <text:p>87.90363</text:p>
              </table:table-cell>
              <table:table-cell office:value-type="float" office:value="86.51536">
                <text:p>86.51536</text:p>
              </table:table-cell>
              <table:table-cell office:value-type="float" office:value="88.81346">
                <text:p>88.81346</text:p>
              </table:table-cell>
              <table:table-cell office:value-type="float" office:value="86.3833">
                <text:p>86.3833</text:p>
              </table:table-cell>
              <table:table-cell office:value-type="float" office:value="88.02353">
                <text:p>88.02353</text:p>
              </table:table-cell>
              <table:table-cell office:value-type="float" office:value="86.49956">
                <text:p>86.49956</text:p>
              </table:table-cell>
              <table:table-cell office:value-type="float" office:value="86.57655">
                <text:p>86.57655</text:p>
              </table:table-cell>
              <table:table-cell office:value-type="float" office:value="86.36372">
                <text:p>86.36372</text:p>
              </table:table-cell>
              <table:table-cell office:value-type="float" office:value="86.67714">
                <text:p>86.67714</text:p>
              </table:table-cell>
              <table:table-cell office:value-type="float" office:value="87.00016">
                <text:p>87.00016</text:p>
              </table:table-cell>
              <table:table-cell office:value-type="float" office:value="89.54826">
                <text:p>89.54826</text:p>
              </table:table-cell>
              <table:table-cell office:value-type="float" office:value="86.682">
                <text:p>86.682</text:p>
              </table:table-cell>
              <table:table-cell office:value-type="float" office:value="86.6828">
                <text:p>86.6828</text:p>
              </table:table-cell>
              <table:table-cell office:value-type="float" office:value="86.47268">
                <text:p>86.47268</text:p>
              </table:table-cell>
              <table:table-cell office:value-type="float" office:value="87.40518">
                <text:p>87.40518</text:p>
              </table:table-cell>
              <table:table-cell office:value-type="float" office:value="86.54721">
                <text:p>86.54721</text:p>
              </table:table-cell>
              <table:table-cell office:value-type="float" office:value="91.33185">
                <text:p>91.33185</text:p>
              </table:table-cell>
              <table:table-cell office:value-type="float" office:value="91.51984">
                <text:p>91.51984</text:p>
              </table:table-cell>
              <table:table-cell office:value-type="float" office:value="86.54989">
                <text:p>86.54989</text:p>
              </table:table-cell>
              <table:table-cell office:value-type="float" office:value="86.47196">
                <text:p>86.47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87947">
                <text:p>87.87947</text:p>
              </table:table-cell>
              <table:table-cell office:value-type="float" office:value="86.20591">
                <text:p>86.20591</text:p>
              </table:table-cell>
              <table:table-cell office:value-type="float" office:value="88.61216">
                <text:p>88.61216</text:p>
              </table:table-cell>
              <table:table-cell office:value-type="float" office:value="86.18311">
                <text:p>86.18311</text:p>
              </table:table-cell>
              <table:table-cell office:value-type="float" office:value="88.0083">
                <text:p>88.0083</text:p>
              </table:table-cell>
              <table:table-cell office:value-type="float" office:value="86.19007">
                <text:p>86.19007</text:p>
              </table:table-cell>
              <table:table-cell office:value-type="float" office:value="86.44145">
                <text:p>86.44145</text:p>
              </table:table-cell>
              <table:table-cell office:value-type="float" office:value="86.32446">
                <text:p>86.32446</text:p>
              </table:table-cell>
              <table:table-cell office:value-type="float" office:value="86.36721">
                <text:p>86.36721</text:p>
              </table:table-cell>
              <table:table-cell office:value-type="float" office:value="86.69918">
                <text:p>86.69918</text:p>
              </table:table-cell>
              <table:table-cell office:value-type="float" office:value="89.51428">
                <text:p>89.51428</text:p>
              </table:table-cell>
              <table:table-cell office:value-type="float" office:value="86.37688">
                <text:p>86.37688</text:p>
              </table:table-cell>
              <table:table-cell office:value-type="float" office:value="86.3639">
                <text:p>86.3639</text:p>
              </table:table-cell>
              <table:table-cell office:value-type="float" office:value="86.33745">
                <text:p>86.33745</text:p>
              </table:table-cell>
              <table:table-cell office:value-type="float" office:value="87.09474">
                <text:p>87.09474</text:p>
              </table:table-cell>
              <table:table-cell office:value-type="float" office:value="86.41187">
                <text:p>86.41187</text:p>
              </table:table-cell>
              <table:table-cell office:value-type="float" office:value="91.18172">
                <text:p>91.18172</text:p>
              </table:table-cell>
              <table:table-cell office:value-type="float" office:value="91.46128">
                <text:p>91.46128</text:p>
              </table:table-cell>
              <table:table-cell office:value-type="float" office:value="86.23114">
                <text:p>86.23114</text:p>
              </table:table-cell>
              <table:table-cell office:value-type="float" office:value="86.32814">
                <text:p>86.32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7284">
                <text:p>87.57284</text:p>
              </table:table-cell>
              <table:table-cell office:value-type="float" office:value="86.16188">
                <text:p>86.16188</text:p>
              </table:table-cell>
              <table:table-cell office:value-type="float" office:value="88.48101">
                <text:p>88.48101</text:p>
              </table:table-cell>
              <table:table-cell office:value-type="float" office:value="86.03942">
                <text:p>86.03942</text:p>
              </table:table-cell>
              <table:table-cell office:value-type="float" office:value="87.69718">
                <text:p>87.69718</text:p>
              </table:table-cell>
              <table:table-cell office:value-type="float" office:value="86.15486">
                <text:p>86.15486</text:p>
              </table:table-cell>
              <table:table-cell office:value-type="float" office:value="86.22781">
                <text:p>86.22781</text:p>
              </table:table-cell>
              <table:table-cell office:value-type="float" office:value="86.01504">
                <text:p>86.01504</text:p>
              </table:table-cell>
              <table:table-cell office:value-type="float" office:value="86.32797">
                <text:p>86.32797</text:p>
              </table:table-cell>
              <table:table-cell office:value-type="float" office:value="86.66463">
                <text:p>86.66463</text:p>
              </table:table-cell>
              <table:table-cell office:value-type="float" office:value="89.19583">
                <text:p>89.19583</text:p>
              </table:table-cell>
              <table:table-cell office:value-type="float" office:value="86.33745">
                <text:p>86.33745</text:p>
              </table:table-cell>
              <table:table-cell office:value-type="float" office:value="86.33805">
                <text:p>86.33805</text:p>
              </table:table-cell>
              <table:table-cell office:value-type="float" office:value="86.1234">
                <text:p>86.1234</text:p>
              </table:table-cell>
              <table:table-cell office:value-type="float" office:value="87.06954">
                <text:p>87.06954</text:p>
              </table:table-cell>
              <table:table-cell office:value-type="float" office:value="86.20657">
                <text:p>86.20657</text:p>
              </table:table-cell>
              <table:table-cell office:value-type="float" office:value="90.94618">
                <text:p>90.94618</text:p>
              </table:table-cell>
              <table:table-cell office:value-type="float" office:value="91.41968">
                <text:p>91.41968</text:p>
              </table:table-cell>
              <table:table-cell office:value-type="float" office:value="86.20057">
                <text:p>86.20057</text:p>
              </table:table-cell>
              <table:table-cell office:value-type="float" office:value="86.11834">
                <text:p>86.118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54837">
                <text:p>87.54837</text:p>
              </table:table-cell>
              <table:table-cell office:value-type="float" office:value="85.84781">
                <text:p>85.84781</text:p>
              </table:table-cell>
              <table:table-cell office:value-type="float" office:value="88.27975">
                <text:p>88.27975</text:p>
              </table:table-cell>
              <table:table-cell office:value-type="float" office:value="85.82091">
                <text:p>85.82091</text:p>
              </table:table-cell>
              <table:table-cell office:value-type="float" office:value="87.67271">
                <text:p>87.67271</text:p>
              </table:table-cell>
              <table:table-cell office:value-type="float" office:value="85.84076">
                <text:p>85.84076</text:p>
              </table:table-cell>
              <table:table-cell office:value-type="float" office:value="86.08799">
                <text:p>86.08799</text:p>
              </table:table-cell>
              <table:table-cell office:value-type="float" office:value="85.9749">
                <text:p>85.9749</text:p>
              </table:table-cell>
              <table:table-cell office:value-type="float" office:value="86.01379">
                <text:p>86.01379</text:p>
              </table:table-cell>
              <table:table-cell office:value-type="float" office:value="86.3507">
                <text:p>86.3507</text:p>
              </table:table-cell>
              <table:table-cell office:value-type="float" office:value="89.16664">
                <text:p>89.16664</text:p>
              </table:table-cell>
              <table:table-cell office:value-type="float" office:value="86.02788">
                <text:p>86.02788</text:p>
              </table:table-cell>
              <table:table-cell office:value-type="float" office:value="86.01499">
                <text:p>86.01499</text:p>
              </table:table-cell>
              <table:table-cell office:value-type="float" office:value="85.98326">
                <text:p>85.98326</text:p>
              </table:table-cell>
              <table:table-cell office:value-type="float" office:value="86.75978">
                <text:p>86.75978</text:p>
              </table:table-cell>
              <table:table-cell office:value-type="float" office:value="86.05779">
                <text:p>86.05779</text:p>
              </table:table-cell>
              <table:table-cell office:value-type="float" office:value="90.79275">
                <text:p>90.79275</text:p>
              </table:table-cell>
              <table:table-cell office:value-type="float" office:value="91.36314">
                <text:p>91.36314</text:p>
              </table:table-cell>
              <table:table-cell office:value-type="float" office:value="85.89093">
                <text:p>85.89093</text:p>
              </table:table-cell>
              <table:table-cell office:value-type="float" office:value="85.97355">
                <text:p>85.97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24247">
                <text:p>87.24247</text:p>
              </table:table-cell>
              <table:table-cell office:value-type="float" office:value="85.8076">
                <text:p>85.8076</text:p>
              </table:table-cell>
              <table:table-cell office:value-type="float" office:value="88.1489">
                <text:p>88.1489</text:p>
              </table:table-cell>
              <table:table-cell office:value-type="float" office:value="85.68101">
                <text:p>85.68101</text:p>
              </table:table-cell>
              <table:table-cell office:value-type="float" office:value="87.35788">
                <text:p>87.35788</text:p>
              </table:table-cell>
              <table:table-cell office:value-type="float" office:value="85.79175">
                <text:p>85.79175</text:p>
              </table:table-cell>
              <table:table-cell office:value-type="float" office:value="85.87845">
                <text:p>85.87845</text:p>
              </table:table-cell>
              <table:table-cell office:value-type="float" office:value="85.66066">
                <text:p>85.66066</text:p>
              </table:table-cell>
              <table:table-cell office:value-type="float" office:value="85.97857">
                <text:p>85.97857</text:p>
              </table:table-cell>
              <table:table-cell office:value-type="float" office:value="86.32471">
                <text:p>86.32471</text:p>
              </table:table-cell>
              <table:table-cell office:value-type="float" office:value="88.85328">
                <text:p>88.85328</text:p>
              </table:table-cell>
              <table:table-cell office:value-type="float" office:value="85.98367">
                <text:p>85.98367</text:p>
              </table:table-cell>
              <table:table-cell office:value-type="float" office:value="85.9843">
                <text:p>85.9843</text:p>
              </table:table-cell>
              <table:table-cell office:value-type="float" office:value="85.76487">
                <text:p>85.76487</text:p>
              </table:table-cell>
              <table:table-cell office:value-type="float" office:value="86.7303">
                <text:p>86.7303</text:p>
              </table:table-cell>
              <table:table-cell office:value-type="float" office:value="85.84776">
                <text:p>85.84776</text:p>
              </table:table-cell>
              <table:table-cell office:value-type="float" office:value="90.56226">
                <text:p>90.56226</text:p>
              </table:table-cell>
              <table:table-cell office:value-type="float" office:value="91.31877">
                <text:p>91.31877</text:p>
              </table:table-cell>
              <table:table-cell office:value-type="float" office:value="85.84691">
                <text:p>85.84691</text:p>
              </table:table-cell>
              <table:table-cell office:value-type="float" office:value="85.7503">
                <text:p>85.75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1336">
                <text:p>87.21336</text:p>
              </table:table-cell>
              <table:table-cell office:value-type="float" office:value="85.48055">
                <text:p>85.48055</text:p>
              </table:table-cell>
              <table:table-cell office:value-type="float" office:value="87.94357">
                <text:p>87.94357</text:p>
              </table:table-cell>
              <table:table-cell office:value-type="float" office:value="85.63204">
                <text:p>85.63204</text:p>
              </table:table-cell>
              <table:table-cell office:value-type="float" office:value="87.3375">
                <text:p>87.3375</text:p>
              </table:table-cell>
              <table:table-cell office:value-type="float" office:value="85.47318">
                <text:p>85.47318</text:p>
              </table:table-cell>
              <table:table-cell office:value-type="float" office:value="85.73375">
                <text:p>85.73375</text:p>
              </table:table-cell>
              <table:table-cell office:value-type="float" office:value="85.60666">
                <text:p>85.60666</text:p>
              </table:table-cell>
              <table:table-cell office:value-type="float" office:value="85.65956">
                <text:p>85.65956</text:p>
              </table:table-cell>
              <table:table-cell office:value-type="float" office:value="86.00141">
                <text:p>86.00141</text:p>
              </table:table-cell>
              <table:table-cell office:value-type="float" office:value="88.82879">
                <text:p>88.82879</text:p>
              </table:table-cell>
              <table:table-cell office:value-type="float" office:value="85.66933">
                <text:p>85.66933</text:p>
              </table:table-cell>
              <table:table-cell office:value-type="float" office:value="85.65661">
                <text:p>85.65661</text:p>
              </table:table-cell>
              <table:table-cell office:value-type="float" office:value="85.62006">
                <text:p>85.62006</text:p>
              </table:table-cell>
              <table:table-cell office:value-type="float" office:value="86.41145">
                <text:p>86.41145</text:p>
              </table:table-cell>
              <table:table-cell office:value-type="float" office:value="85.70794">
                <text:p>85.70794</text:p>
              </table:table-cell>
              <table:table-cell office:value-type="float" office:value="90.41895">
                <text:p>90.41895</text:p>
              </table:table-cell>
              <table:table-cell office:value-type="float" office:value="91.20655">
                <text:p>91.20655</text:p>
              </table:table-cell>
              <table:table-cell office:value-type="float" office:value="85.52793">
                <text:p>85.52793</text:p>
              </table:table-cell>
              <table:table-cell office:value-type="float" office:value="85.60569">
                <text:p>85.60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.91207">
                <text:p>86.91207</text:p>
              </table:table-cell>
              <table:table-cell office:value-type="float" office:value="85.43564">
                <text:p>85.43564</text:p>
              </table:table-cell>
              <table:table-cell office:value-type="float" office:value="87.81744">
                <text:p>87.81744</text:p>
              </table:table-cell>
              <table:table-cell office:value-type="float" office:value="85.31334">
                <text:p>85.31334</text:p>
              </table:table-cell>
              <table:table-cell office:value-type="float" office:value="87.02719">
                <text:p>87.02719</text:p>
              </table:table-cell>
              <table:table-cell office:value-type="float" office:value="85.42815">
                <text:p>85.42815</text:p>
              </table:table-cell>
              <table:table-cell office:value-type="float" office:value="85.51952">
                <text:p>85.51952</text:p>
              </table:table-cell>
              <table:table-cell office:value-type="float" office:value="85.28342">
                <text:p>85.28342</text:p>
              </table:table-cell>
              <table:table-cell office:value-type="float" office:value="85.61057">
                <text:p>85.61057</text:p>
              </table:table-cell>
              <table:table-cell office:value-type="float" office:value="85.97089">
                <text:p>85.97089</text:p>
              </table:table-cell>
              <table:table-cell office:value-type="float" office:value="88.51178">
                <text:p>88.51178</text:p>
              </table:table-cell>
              <table:table-cell office:value-type="float" office:value="85.62023">
                <text:p>85.62023</text:p>
              </table:table-cell>
              <table:table-cell office:value-type="float" office:value="85.6212">
                <text:p>85.6212</text:p>
              </table:table-cell>
              <table:table-cell office:value-type="float" office:value="85.40557">
                <text:p>85.40557</text:p>
              </table:table-cell>
              <table:table-cell office:value-type="float" office:value="86.38588">
                <text:p>86.38588</text:p>
              </table:table-cell>
              <table:table-cell office:value-type="float" office:value="85.48834">
                <text:p>85.48834</text:p>
              </table:table-cell>
              <table:table-cell office:value-type="float" office:value="90.19537">
                <text:p>90.19537</text:p>
              </table:table-cell>
              <table:table-cell office:value-type="float" office:value="91.09226">
                <text:p>91.09226</text:p>
              </table:table-cell>
              <table:table-cell office:value-type="float" office:value="85.4876">
                <text:p>85.4876</text:p>
              </table:table-cell>
              <table:table-cell office:value-type="float" office:value="85.38625">
                <text:p>85.38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.88238">
                <text:p>86.88238</text:p>
              </table:table-cell>
              <table:table-cell office:value-type="float" office:value="85.10399">
                <text:p>85.10399</text:p>
              </table:table-cell>
              <table:table-cell office:value-type="float" office:value="87.61655">
                <text:p>87.61655</text:p>
              </table:table-cell>
              <table:table-cell office:value-type="float" office:value="85.25928">
                <text:p>85.25928</text:p>
              </table:table-cell>
              <table:table-cell office:value-type="float" office:value="86.99832">
                <text:p>86.99832</text:p>
              </table:table-cell>
              <table:table-cell office:value-type="float" office:value="85.09637">
                <text:p>85.09637</text:p>
              </table:table-cell>
              <table:table-cell office:value-type="float" office:value="85.36156">
                <text:p>85.36156</text:p>
              </table:table-cell>
              <table:table-cell office:value-type="float" office:value="85.23324">
                <text:p>85.23324</text:p>
              </table:table-cell>
              <table:table-cell office:value-type="float" office:value="85.28697">
                <text:p>85.28697</text:p>
              </table:table-cell>
              <table:table-cell office:value-type="float" office:value="85.64284">
                <text:p>85.64284</text:p>
              </table:table-cell>
              <table:table-cell office:value-type="float" office:value="88.49161">
                <text:p>88.49161</text:p>
              </table:table-cell>
              <table:table-cell office:value-type="float" office:value="85.30149">
                <text:p>85.30149</text:p>
              </table:table-cell>
              <table:table-cell office:value-type="float" office:value="85.29757">
                <text:p>85.29757</text:p>
              </table:table-cell>
              <table:table-cell office:value-type="float" office:value="85.24741">
                <text:p>85.24741</text:p>
              </table:table-cell>
              <table:table-cell office:value-type="float" office:value="86.06768">
                <text:p>86.06768</text:p>
              </table:table-cell>
              <table:table-cell office:value-type="float" office:value="85.33502">
                <text:p>85.33502</text:p>
              </table:table-cell>
              <table:table-cell office:value-type="float" office:value="90.05296">
                <text:p>90.05296</text:p>
              </table:table-cell>
              <table:table-cell office:value-type="float" office:value="91.03648">
                <text:p>91.03648</text:p>
              </table:table-cell>
              <table:table-cell office:value-type="float" office:value="85.16415">
                <text:p>85.16415</text:p>
              </table:table-cell>
              <table:table-cell office:value-type="float" office:value="85.23678">
                <text:p>85.23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.56794">
                <text:p>86.56794</text:p>
              </table:table-cell>
              <table:table-cell office:value-type="float" office:value="85.04509">
                <text:p>85.04509</text:p>
              </table:table-cell>
              <table:table-cell office:value-type="float" office:value="87.48608">
                <text:p>87.48608</text:p>
              </table:table-cell>
              <table:table-cell office:value-type="float" office:value="84.93578">
                <text:p>84.93578</text:p>
              </table:table-cell>
              <table:table-cell office:value-type="float" office:value="86.68356">
                <text:p>86.68356</text:p>
              </table:table-cell>
              <table:table-cell office:value-type="float" office:value="85.04609">
                <text:p>85.04609</text:p>
              </table:table-cell>
              <table:table-cell office:value-type="float" office:value="85.13713">
                <text:p>85.13713</text:p>
              </table:table-cell>
              <table:table-cell office:value-type="float" office:value="84.90121">
                <text:p>84.90121</text:p>
              </table:table-cell>
              <table:table-cell office:value-type="float" office:value="85.2369">
                <text:p>85.2369</text:p>
              </table:table-cell>
              <table:table-cell office:value-type="float" office:value="85.60232">
                <text:p>85.60232</text:p>
              </table:table-cell>
              <table:table-cell office:value-type="float" office:value="88.18438">
                <text:p>88.18438</text:p>
              </table:table-cell>
              <table:table-cell office:value-type="float" office:value="85.24732">
                <text:p>85.24732</text:p>
              </table:table-cell>
              <table:table-cell office:value-type="float" office:value="85.24349">
                <text:p>85.24349</text:p>
              </table:table-cell>
              <table:table-cell office:value-type="float" office:value="85.02321">
                <text:p>85.02321</text:p>
              </table:table-cell>
              <table:table-cell office:value-type="float" office:value="86.03708">
                <text:p>86.03708</text:p>
              </table:table-cell>
              <table:table-cell office:value-type="float" office:value="85.11065">
                <text:p>85.11065</text:p>
              </table:table-cell>
              <table:table-cell office:value-type="float" office:value="89.8353">
                <text:p>89.8353</text:p>
              </table:table-cell>
              <table:table-cell office:value-type="float" office:value="90.69866">
                <text:p>90.69866</text:p>
              </table:table-cell>
              <table:table-cell office:value-type="float" office:value="85.10993">
                <text:p>85.10993</text:p>
              </table:table-cell>
              <table:table-cell office:value-type="float" office:value="84.99263">
                <text:p>84.992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53803">
                <text:p>86.53803</text:p>
              </table:table-cell>
              <table:table-cell office:value-type="float" office:value="84.89093">
                <text:p>84.89093</text:p>
              </table:table-cell>
              <table:table-cell office:value-type="float" office:value="87.28134">
                <text:p>87.28134</text:p>
              </table:table-cell>
              <table:table-cell office:value-type="float" office:value="84.87181">
                <text:p>84.87181</text:p>
              </table:table-cell>
              <table:table-cell office:value-type="float" office:value="86.66251">
                <text:p>86.66251</text:p>
              </table:table-cell>
              <table:table-cell office:value-type="float" office:value="84.70925">
                <text:p>84.70925</text:p>
              </table:table-cell>
              <table:table-cell office:value-type="float" office:value="84.98795">
                <text:p>84.98795</text:p>
              </table:table-cell>
              <table:table-cell office:value-type="float" office:value="84.84613">
                <text:p>84.84613</text:p>
              </table:table-cell>
              <table:table-cell office:value-type="float" office:value="84.91382">
                <text:p>84.91382</text:p>
              </table:table-cell>
              <table:table-cell office:value-type="float" office:value="85.28361">
                <text:p>85.28361</text:p>
              </table:table-cell>
              <table:table-cell office:value-type="float" office:value="88.16003">
                <text:p>88.16003</text:p>
              </table:table-cell>
              <table:table-cell office:value-type="float" office:value="84.9238">
                <text:p>84.9238</text:p>
              </table:table-cell>
              <table:table-cell office:value-type="float" office:value="84.92032">
                <text:p>84.92032</text:p>
              </table:table-cell>
              <table:table-cell office:value-type="float" office:value="84.86506">
                <text:p>84.86506</text:p>
              </table:table-cell>
              <table:table-cell office:value-type="float" office:value="85.71428">
                <text:p>85.71428</text:p>
              </table:table-cell>
              <table:table-cell office:value-type="float" office:value="84.96114">
                <text:p>84.96114</text:p>
              </table:table-cell>
              <table:table-cell office:value-type="float" office:value="89.68909">
                <text:p>89.68909</text:p>
              </table:table-cell>
              <table:table-cell office:value-type="float" office:value="90.64867">
                <text:p>90.64867</text:p>
              </table:table-cell>
              <table:table-cell office:value-type="float" office:value="84.78171">
                <text:p>84.78171</text:p>
              </table:table-cell>
              <table:table-cell office:value-type="float" office:value="84.83851">
                <text:p>84.83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22754">
                <text:p>86.22754</text:p>
              </table:table-cell>
              <table:table-cell office:value-type="float" office:value="84.64775">
                <text:p>84.64775</text:p>
              </table:table-cell>
              <table:table-cell office:value-type="float" office:value="87.15523">
                <text:p>87.15523</text:p>
              </table:table-cell>
              <table:table-cell office:value-type="float" office:value="84.54813">
                <text:p>84.54813</text:p>
              </table:table-cell>
              <table:table-cell office:value-type="float" office:value="86.34371">
                <text:p>86.34371</text:p>
              </table:table-cell>
              <table:table-cell office:value-type="float" office:value="84.64015">
                <text:p>84.64015</text:p>
              </table:table-cell>
              <table:table-cell office:value-type="float" office:value="84.9242">
                <text:p>84.9242</text:p>
              </table:table-cell>
              <table:table-cell office:value-type="float" office:value="84.50915">
                <text:p>84.50915</text:p>
              </table:table-cell>
              <table:table-cell office:value-type="float" office:value="84.84996">
                <text:p>84.84996</text:p>
              </table:table-cell>
              <table:table-cell office:value-type="float" office:value="85.22917">
                <text:p>85.22917</text:p>
              </table:table-cell>
              <table:table-cell office:value-type="float" office:value="87.8484">
                <text:p>87.8484</text:p>
              </table:table-cell>
              <table:table-cell office:value-type="float" office:value="84.86475">
                <text:p>84.86475</text:p>
              </table:table-cell>
              <table:table-cell office:value-type="float" office:value="84.86142">
                <text:p>84.86142</text:p>
              </table:table-cell>
              <table:table-cell office:value-type="float" office:value="84.63038">
                <text:p>84.63038</text:p>
              </table:table-cell>
              <table:table-cell office:value-type="float" office:value="85.67382">
                <text:p>85.67382</text:p>
              </table:table-cell>
              <table:table-cell office:value-type="float" office:value="84.72277">
                <text:p>84.72277</text:p>
              </table:table-cell>
              <table:table-cell office:value-type="float" office:value="89.4764">
                <text:p>89.4764</text:p>
              </table:table-cell>
              <table:table-cell office:value-type="float" office:value="90.31266">
                <text:p>90.31266</text:p>
              </table:table-cell>
              <table:table-cell office:value-type="float" office:value="84.71774">
                <text:p>84.71774</text:p>
              </table:table-cell>
              <table:table-cell office:value-type="float" office:value="84.51013">
                <text:p>84.5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.19656">
                <text:p>86.19656</text:p>
              </table:table-cell>
              <table:table-cell office:value-type="float" office:value="84.48501">
                <text:p>84.48501</text:p>
              </table:table-cell>
              <table:table-cell office:value-type="float" office:value="86.94569">
                <text:p>86.94569</text:p>
              </table:table-cell>
              <table:table-cell office:value-type="float" office:value="84.47914">
                <text:p>84.47914</text:p>
              </table:table-cell>
              <table:table-cell office:value-type="float" office:value="86.30915">
                <text:p>86.30915</text:p>
              </table:table-cell>
              <table:table-cell office:value-type="float" office:value="84.48614">
                <text:p>84.48614</text:p>
              </table:table-cell>
              <table:table-cell office:value-type="float" office:value="84.59073">
                <text:p>84.59073</text:p>
              </table:table-cell>
              <table:table-cell office:value-type="float" office:value="84.44383">
                <text:p>84.44383</text:p>
              </table:table-cell>
              <table:table-cell office:value-type="float" office:value="84.51337">
                <text:p>84.51337</text:p>
              </table:table-cell>
              <table:table-cell office:value-type="float" office:value="84.9049">
                <text:p>84.9049</text:p>
              </table:table-cell>
              <table:table-cell office:value-type="float" office:value="87.82826">
                <text:p>87.82826</text:p>
              </table:table-cell>
              <table:table-cell office:value-type="float" office:value="84.53606">
                <text:p>84.53606</text:p>
              </table:table-cell>
              <table:table-cell office:value-type="float" office:value="84.5329">
                <text:p>84.5329</text:p>
              </table:table-cell>
              <table:table-cell office:value-type="float" office:value="84.46751">
                <text:p>84.46751</text:p>
              </table:table-cell>
              <table:table-cell office:value-type="float" office:value="85.52758">
                <text:p>85.52758</text:p>
              </table:table-cell>
              <table:table-cell office:value-type="float" office:value="84.56811">
                <text:p>84.56811</text:p>
              </table:table-cell>
              <table:table-cell office:value-type="float" office:value="89.33493">
                <text:p>89.33493</text:p>
              </table:table-cell>
              <table:table-cell office:value-type="float" office:value="90.27217">
                <text:p>90.27217</text:p>
              </table:table-cell>
              <table:table-cell office:value-type="float" office:value="84.3898">
                <text:p>84.3898</text:p>
              </table:table-cell>
              <table:table-cell office:value-type="float" office:value="84.43616">
                <text:p>84.43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.04751">
                <text:p>86.04751</text:p>
              </table:table-cell>
              <table:table-cell office:value-type="float" office:value="84.23745">
                <text:p>84.23745</text:p>
              </table:table-cell>
              <table:table-cell office:value-type="float" office:value="86.81491">
                <text:p>86.81491</text:p>
              </table:table-cell>
              <table:table-cell office:value-type="float" office:value="84.13713">
                <text:p>84.13713</text:p>
              </table:table-cell>
              <table:table-cell office:value-type="float" office:value="85.99392">
                <text:p>85.99392</text:p>
              </table:table-cell>
              <table:table-cell office:value-type="float" office:value="84.22971">
                <text:p>84.22971</text:p>
              </table:table-cell>
              <table:table-cell office:value-type="float" office:value="84.52207">
                <text:p>84.52207</text:p>
              </table:table-cell>
              <table:table-cell office:value-type="float" office:value="84.10236">
                <text:p>84.10236</text:p>
              </table:table-cell>
              <table:table-cell office:value-type="float" office:value="84.4478">
                <text:p>84.4478</text:p>
              </table:table-cell>
              <table:table-cell office:value-type="float" office:value="84.84562">
                <text:p>84.84562</text:p>
              </table:table-cell>
              <table:table-cell office:value-type="float" office:value="87.5211">
                <text:p>87.5211</text:p>
              </table:table-cell>
              <table:table-cell office:value-type="float" office:value="84.46695">
                <text:p>84.46695</text:p>
              </table:table-cell>
              <table:table-cell office:value-type="float" office:value="84.46368">
                <text:p>84.46368</text:p>
              </table:table-cell>
              <table:table-cell office:value-type="float" office:value="84.22445">
                <text:p>84.22445</text:p>
              </table:table-cell>
              <table:table-cell office:value-type="float" office:value="85.29953">
                <text:p>85.29953</text:p>
              </table:table-cell>
              <table:table-cell office:value-type="float" office:value="84.32536">
                <text:p>84.32536</text:p>
              </table:table-cell>
              <table:table-cell office:value-type="float" office:value="89.3096">
                <text:p>89.3096</text:p>
              </table:table-cell>
              <table:table-cell office:value-type="float" office:value="89.9459">
                <text:p>89.9459</text:p>
              </table:table-cell>
              <table:table-cell office:value-type="float" office:value="84.32077">
                <text:p>84.32077</text:p>
              </table:table-cell>
              <table:table-cell office:value-type="float" office:value="84.09427">
                <text:p>84.09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83721">
                <text:p>85.83721</text:p>
              </table:table-cell>
              <table:table-cell office:value-type="float" office:value="84.0648">
                <text:p>84.0648</text:p>
              </table:table-cell>
              <table:table-cell office:value-type="float" office:value="86.49987">
                <text:p>86.49987</text:p>
              </table:table-cell>
              <table:table-cell office:value-type="float" office:value="84.06292">
                <text:p>84.06292</text:p>
              </table:table-cell>
              <table:table-cell office:value-type="float" office:value="85.96297">
                <text:p>85.96297</text:p>
              </table:table-cell>
              <table:table-cell office:value-type="float" office:value="84.06585">
                <text:p>84.06585</text:p>
              </table:table-cell>
              <table:table-cell office:value-type="float" office:value="84.18015">
                <text:p>84.18015</text:p>
              </table:table-cell>
              <table:table-cell office:value-type="float" office:value="84.02358">
                <text:p>84.02358</text:p>
              </table:table-cell>
              <table:table-cell office:value-type="float" office:value="84.10584">
                <text:p>84.10584</text:p>
              </table:table-cell>
              <table:table-cell office:value-type="float" office:value="84.51689">
                <text:p>84.51689</text:p>
              </table:table-cell>
              <table:table-cell office:value-type="float" office:value="87.49153">
                <text:p>87.49153</text:p>
              </table:table-cell>
              <table:table-cell office:value-type="float" office:value="84.12974">
                <text:p>84.12974</text:p>
              </table:table-cell>
              <table:table-cell office:value-type="float" office:value="84.13542">
                <text:p>84.13542</text:p>
              </table:table-cell>
              <table:table-cell office:value-type="float" office:value="84.06513">
                <text:p>84.06513</text:p>
              </table:table-cell>
              <table:table-cell office:value-type="float" office:value="85.15503">
                <text:p>85.15503</text:p>
              </table:table-cell>
              <table:table-cell office:value-type="float" office:value="84.15705">
                <text:p>84.15705</text:p>
              </table:table-cell>
              <table:table-cell office:value-type="float" office:value="88.99543">
                <text:p>88.99543</text:p>
              </table:table-cell>
              <table:table-cell office:value-type="float" office:value="89.89718">
                <text:p>89.89718</text:p>
              </table:table-cell>
              <table:table-cell office:value-type="float" office:value="84.16119">
                <text:p>84.16119</text:p>
              </table:table-cell>
              <table:table-cell office:value-type="float" office:value="84.02048">
                <text:p>84.02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69711">
                <text:p>85.69711</text:p>
              </table:table-cell>
              <table:table-cell office:value-type="float" office:value="83.81201">
                <text:p>83.81201</text:p>
              </table:table-cell>
              <table:table-cell office:value-type="float" office:value="86.47394">
                <text:p>86.47394</text:p>
              </table:table-cell>
              <table:table-cell office:value-type="float" office:value="83.72127">
                <text:p>83.72127</text:p>
              </table:table-cell>
              <table:table-cell office:value-type="float" office:value="85.63954">
                <text:p>85.63954</text:p>
              </table:table-cell>
              <table:table-cell office:value-type="float" office:value="83.80474">
                <text:p>83.80474</text:p>
              </table:table-cell>
              <table:table-cell office:value-type="float" office:value="84.10134">
                <text:p>84.10134</text:p>
              </table:table-cell>
              <table:table-cell office:value-type="float" office:value="83.68208">
                <text:p>83.68208</text:p>
              </table:table-cell>
              <table:table-cell office:value-type="float" office:value="84.03159">
                <text:p>84.03159</text:p>
              </table:table-cell>
              <table:table-cell office:value-type="float" office:value="84.44764">
                <text:p>84.44764</text:p>
              </table:table-cell>
              <table:table-cell office:value-type="float" office:value="87.18054">
                <text:p>87.18054</text:p>
              </table:table-cell>
              <table:table-cell office:value-type="float" office:value="84.05565">
                <text:p>84.05565</text:p>
              </table:table-cell>
              <table:table-cell office:value-type="float" office:value="84.05265">
                <text:p>84.05265</text:p>
              </table:table-cell>
              <table:table-cell office:value-type="float" office:value="83.80371">
                <text:p>83.80371</text:p>
              </table:table-cell>
              <table:table-cell office:value-type="float" office:value="84.9256">
                <text:p>84.9256</text:p>
              </table:table-cell>
              <table:table-cell office:value-type="float" office:value="83.82446">
                <text:p>83.82446</text:p>
              </table:table-cell>
              <table:table-cell office:value-type="float" office:value="88.96143">
                <text:p>88.96143</text:p>
              </table:table-cell>
              <table:table-cell office:value-type="float" office:value="89.58087">
                <text:p>89.58087</text:p>
              </table:table-cell>
              <table:table-cell office:value-type="float" office:value="83.90475">
                <text:p>83.90475</text:p>
              </table:table-cell>
              <table:table-cell office:value-type="float" office:value="83.67401">
                <text:p>83.674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46828">
                <text:p>85.46828</text:p>
              </table:table-cell>
              <table:table-cell office:value-type="float" office:value="83.63938">
                <text:p>83.63938</text:p>
              </table:table-cell>
              <table:table-cell office:value-type="float" office:value="86.15461">
                <text:p>86.15461</text:p>
              </table:table-cell>
              <table:table-cell office:value-type="float" office:value="83.63353">
                <text:p>83.63353</text:p>
              </table:table-cell>
              <table:table-cell office:value-type="float" office:value="85.59874">
                <text:p>85.59874</text:p>
              </table:table-cell>
              <table:table-cell office:value-type="float" office:value="83.63235">
                <text:p>83.63235</text:p>
              </table:table-cell>
              <table:table-cell office:value-type="float" office:value="83.75451">
                <text:p>83.75451</text:p>
              </table:table-cell>
              <table:table-cell office:value-type="float" office:value="83.58958">
                <text:p>83.58958</text:p>
              </table:table-cell>
              <table:table-cell office:value-type="float" office:value="83.68498">
                <text:p>83.68498</text:p>
              </table:table-cell>
              <table:table-cell office:value-type="float" office:value="84.11917">
                <text:p>84.11917</text:p>
              </table:table-cell>
              <table:table-cell office:value-type="float" office:value="87.16012">
                <text:p>87.16012</text:p>
              </table:table-cell>
              <table:table-cell office:value-type="float" office:value="83.70887">
                <text:p>83.70887</text:p>
              </table:table-cell>
              <table:table-cell office:value-type="float" office:value="83.7107">
                <text:p>83.7107</text:p>
              </table:table-cell>
              <table:table-cell office:value-type="float" office:value="83.63095">
                <text:p>83.63095</text:p>
              </table:table-cell>
              <table:table-cell office:value-type="float" office:value="84.76732">
                <text:p>84.76732</text:p>
              </table:table-cell>
              <table:table-cell office:value-type="float" office:value="83.82446">
                <text:p>83.82446</text:p>
              </table:table-cell>
              <table:table-cell office:value-type="float" office:value="88.64858">
                <text:p>88.64858</text:p>
              </table:table-cell>
              <table:table-cell office:value-type="float" office:value="89.55103">
                <text:p>89.55103</text:p>
              </table:table-cell>
              <table:table-cell office:value-type="float" office:value="83.73173">
                <text:p>83.73173</text:p>
              </table:table-cell>
              <table:table-cell office:value-type="float" office:value="83.58158">
                <text:p>83.58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3236">
                <text:p>85.3236</text:p>
              </table:table-cell>
              <table:table-cell office:value-type="float" office:value="83.36432">
                <text:p>83.36432</text:p>
              </table:table-cell>
              <table:table-cell office:value-type="float" office:value="86.15461">
                <text:p>86.15461</text:p>
              </table:table-cell>
              <table:table-cell office:value-type="float" office:value="83.28692">
                <text:p>83.28692</text:p>
              </table:table-cell>
              <table:table-cell office:value-type="float" office:value="85.27965">
                <text:p>85.27965</text:p>
              </table:table-cell>
              <table:table-cell office:value-type="float" office:value="83.36132">
                <text:p>83.36132</text:p>
              </table:table-cell>
              <table:table-cell office:value-type="float" office:value="83.66208">
                <text:p>83.66208</text:p>
              </table:table-cell>
              <table:table-cell office:value-type="float" office:value="83.23797">
                <text:p>83.23797</text:p>
              </table:table-cell>
              <table:table-cell office:value-type="float" office:value="83.59202">
                <text:p>83.59202</text:p>
              </table:table-cell>
              <table:table-cell office:value-type="float" office:value="84.04508">
                <text:p>84.04508</text:p>
              </table:table-cell>
              <table:table-cell office:value-type="float" office:value="86.84501">
                <text:p>86.84501</text:p>
              </table:table-cell>
              <table:table-cell office:value-type="float" office:value="83.62968">
                <text:p>83.62968</text:p>
              </table:table-cell>
              <table:table-cell office:value-type="float" office:value="83.62653">
                <text:p>83.62653</text:p>
              </table:table-cell>
              <table:table-cell office:value-type="float" office:value="83.36412">
                <text:p>83.36412</text:p>
              </table:table-cell>
              <table:table-cell office:value-type="float" office:value="84.53305">
                <text:p>84.53305</text:p>
              </table:table-cell>
              <table:table-cell office:value-type="float" office:value="83.73632">
                <text:p>83.73632</text:p>
              </table:table-cell>
              <table:table-cell office:value-type="float" office:value="88.63278">
                <text:p>88.63278</text:p>
              </table:table-cell>
              <table:table-cell office:value-type="float" office:value="89.2318">
                <text:p>89.2318</text:p>
              </table:table-cell>
              <table:table-cell office:value-type="float" office:value="83.47907">
                <text:p>83.47907</text:p>
              </table:table-cell>
              <table:table-cell office:value-type="float" office:value="83.23521">
                <text:p>83.235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09923">
                <text:p>85.09923</text:p>
              </table:table-cell>
              <table:table-cell office:value-type="float" office:value="83.18686">
                <text:p>83.18686</text:p>
              </table:table-cell>
              <table:table-cell office:value-type="float" office:value="86.12339">
                <text:p>86.12339</text:p>
              </table:table-cell>
              <table:table-cell office:value-type="float" office:value="83.18052">
                <text:p>83.18052</text:p>
              </table:table-cell>
              <table:table-cell office:value-type="float" office:value="85.22044">
                <text:p>85.22044</text:p>
              </table:table-cell>
              <table:table-cell office:value-type="float" office:value="83.18369">
                <text:p>83.18369</text:p>
              </table:table-cell>
              <table:table-cell office:value-type="float" office:value="83.31569">
                <text:p>83.31569</text:p>
              </table:table-cell>
              <table:table-cell office:value-type="float" office:value="83.13167">
                <text:p>83.13167</text:p>
              </table:table-cell>
              <table:table-cell office:value-type="float" office:value="83.2406">
                <text:p>83.2406</text:p>
              </table:table-cell>
              <table:table-cell office:value-type="float" office:value="83.69798">
                <text:p>83.69798</text:p>
              </table:table-cell>
              <table:table-cell office:value-type="float" office:value="86.81515">
                <text:p>86.81515</text:p>
              </table:table-cell>
              <table:table-cell office:value-type="float" office:value="83.27425">
                <text:p>83.27425</text:p>
              </table:table-cell>
              <table:table-cell office:value-type="float" office:value="83.27113">
                <text:p>83.27113</text:p>
              </table:table-cell>
              <table:table-cell office:value-type="float" office:value="83.18265">
                <text:p>83.18265</text:p>
              </table:table-cell>
              <table:table-cell office:value-type="float" office:value="84.36997">
                <text:p>84.36997</text:p>
              </table:table-cell>
              <table:table-cell office:value-type="float" office:value="83.39006">
                <text:p>83.39006</text:p>
              </table:table-cell>
              <table:table-cell office:value-type="float" office:value="88.32517">
                <text:p>88.32517</text:p>
              </table:table-cell>
              <table:table-cell office:value-type="float" office:value="89.19315">
                <text:p>89.19315</text:p>
              </table:table-cell>
              <table:table-cell office:value-type="float" office:value="83.29268">
                <text:p>83.29268</text:p>
              </table:table-cell>
              <table:table-cell office:value-type="float" office:value="83.12896">
                <text:p>83.12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94083">
                <text:p>84.94083</text:p>
              </table:table-cell>
              <table:table-cell office:value-type="float" office:value="82.90217">
                <text:p>82.90217</text:p>
              </table:table-cell>
              <table:table-cell office:value-type="float" office:value="85.80833">
                <text:p>85.80833</text:p>
              </table:table-cell>
              <table:table-cell office:value-type="float" office:value="82.83454">
                <text:p>82.83454</text:p>
              </table:table-cell>
              <table:table-cell office:value-type="float" office:value="84.90162">
                <text:p>84.90162</text:p>
              </table:table-cell>
              <table:table-cell office:value-type="float" office:value="82.90402">
                <text:p>82.90402</text:p>
              </table:table-cell>
              <table:table-cell office:value-type="float" office:value="83.21814">
                <text:p>83.21814</text:p>
              </table:table-cell>
              <table:table-cell office:value-type="float" office:value="82.76331">
                <text:p>82.76331</text:p>
              </table:table-cell>
              <table:table-cell office:value-type="float" office:value="83.13439">
                <text:p>83.13439</text:p>
              </table:table-cell>
              <table:table-cell office:value-type="float" office:value="83.61008">
                <text:p>83.61008</text:p>
              </table:table-cell>
              <table:table-cell office:value-type="float" office:value="86.50021">
                <text:p>86.50021</text:p>
              </table:table-cell>
              <table:table-cell office:value-type="float" office:value="83.18132">
                <text:p>83.18132</text:p>
              </table:table-cell>
              <table:table-cell office:value-type="float" office:value="83.17832">
                <text:p>83.17832</text:p>
              </table:table-cell>
              <table:table-cell office:value-type="float" office:value="82.8314">
                <text:p>82.8314</text:p>
              </table:table-cell>
              <table:table-cell office:value-type="float" office:value="84.1224">
                <text:p>84.1224</text:p>
              </table:table-cell>
              <table:table-cell office:value-type="float" office:value="83.29703">
                <text:p>83.29703</text:p>
              </table:table-cell>
              <table:table-cell office:value-type="float" office:value="88.30046">
                <text:p>88.30046</text:p>
              </table:table-cell>
              <table:table-cell office:value-type="float" office:value="88.88364">
                <text:p>88.88364</text:p>
              </table:table-cell>
              <table:table-cell office:value-type="float" office:value="83.02132">
                <text:p>83.02132</text:p>
              </table:table-cell>
              <table:table-cell office:value-type="float" office:value="82.77293">
                <text:p>82.77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.71143">
                <text:p>84.71143</text:p>
              </table:table-cell>
              <table:table-cell office:value-type="float" office:value="82.69024">
                <text:p>82.69024</text:p>
              </table:table-cell>
              <table:table-cell office:value-type="float" office:value="85.77269">
                <text:p>85.77269</text:p>
              </table:table-cell>
              <table:table-cell office:value-type="float" office:value="82.71409">
                <text:p>82.71409</text:p>
              </table:table-cell>
              <table:table-cell office:value-type="float" office:value="84.83723">
                <text:p>84.83723</text:p>
              </table:table-cell>
              <table:table-cell office:value-type="float" office:value="82.70059">
                <text:p>82.70059</text:p>
              </table:table-cell>
              <table:table-cell office:value-type="float" office:value="82.84119">
                <text:p>82.84119</text:p>
              </table:table-cell>
              <table:table-cell office:value-type="float" office:value="82.61892">
                <text:p>82.61892</text:p>
              </table:table-cell>
              <table:table-cell office:value-type="float" office:value="82.76601">
                <text:p>82.76601</text:p>
              </table:table-cell>
              <table:table-cell office:value-type="float" office:value="83.26371">
                <text:p>83.26371</text:p>
              </table:table-cell>
              <table:table-cell office:value-type="float" office:value="86.46517">
                <text:p>86.46517</text:p>
              </table:table-cell>
              <table:table-cell office:value-type="float" office:value="82.8301">
                <text:p>82.8301</text:p>
              </table:table-cell>
              <table:table-cell office:value-type="float" office:value="82.82698">
                <text:p>82.82698</text:p>
              </table:table-cell>
              <table:table-cell office:value-type="float" office:value="82.71111">
                <text:p>82.71111</text:p>
              </table:table-cell>
              <table:table-cell office:value-type="float" office:value="83.95424">
                <text:p>83.95424</text:p>
              </table:table-cell>
              <table:table-cell office:value-type="float" office:value="82.94619">
                <text:p>82.94619</text:p>
              </table:table-cell>
              <table:table-cell office:value-type="float" office:value="87.98862">
                <text:p>87.98862</text:p>
              </table:table-cell>
              <table:table-cell office:value-type="float" office:value="88.85435">
                <text:p>88.85435</text:p>
              </table:table-cell>
              <table:table-cell office:value-type="float" office:value="82.83503">
                <text:p>82.83503</text:p>
              </table:table-cell>
              <table:table-cell office:value-type="float" office:value="82.63206">
                <text:p>82.63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.55726">
                <text:p>84.55726</text:p>
              </table:table-cell>
              <table:table-cell office:value-type="float" office:value="82.37631">
                <text:p>82.37631</text:p>
              </table:table-cell>
              <table:table-cell office:value-type="float" office:value="85.44476">
                <text:p>85.44476</text:p>
              </table:table-cell>
              <table:table-cell office:value-type="float" office:value="82.33402">
                <text:p>82.33402</text:p>
              </table:table-cell>
              <table:table-cell office:value-type="float" office:value="84.50911">
                <text:p>84.50911</text:p>
              </table:table-cell>
              <table:table-cell office:value-type="float" office:value="82.37812">
                <text:p>82.37812</text:p>
              </table:table-cell>
              <table:table-cell office:value-type="float" office:value="82.69192">
                <text:p>82.69192</text:p>
              </table:table-cell>
              <table:table-cell office:value-type="float" office:value="82.22869">
                <text:p>82.22869</text:p>
              </table:table-cell>
              <table:table-cell office:value-type="float" office:value="82.6217">
                <text:p>82.6217</text:p>
              </table:table-cell>
              <table:table-cell office:value-type="float" office:value="83.16209">
                <text:p>83.16209</text:p>
              </table:table-cell>
              <table:table-cell office:value-type="float" office:value="86.15469">
                <text:p>86.15469</text:p>
              </table:table-cell>
              <table:table-cell office:value-type="float" office:value="82.70981">
                <text:p>82.70981</text:p>
              </table:table-cell>
              <table:table-cell office:value-type="float" office:value="82.71171">
                <text:p>82.71171</text:p>
              </table:table-cell>
              <table:table-cell office:value-type="float" office:value="82.33104">
                <text:p>82.33104</text:p>
              </table:table-cell>
              <table:table-cell office:value-type="float" office:value="83.69292">
                <text:p>83.69292</text:p>
              </table:table-cell>
              <table:table-cell office:value-type="float" office:value="82.84002">
                <text:p>82.84002</text:p>
              </table:table-cell>
              <table:table-cell office:value-type="float" office:value="87.96861">
                <text:p>87.96861</text:p>
              </table:table-cell>
              <table:table-cell office:value-type="float" office:value="88.53707">
                <text:p>88.53707</text:p>
              </table:table-cell>
              <table:table-cell office:value-type="float" office:value="82.52956">
                <text:p>82.52956</text:p>
              </table:table-cell>
              <table:table-cell office:value-type="float" office:value="82.24692">
                <text:p>82.24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31456">
                <text:p>84.31456</text:p>
              </table:table-cell>
              <table:table-cell office:value-type="float" office:value="82.15573">
                <text:p>82.15573</text:p>
              </table:table-cell>
              <table:table-cell office:value-type="float" office:value="85.40439">
                <text:p>85.40439</text:p>
              </table:table-cell>
              <table:table-cell office:value-type="float" office:value="82.17923">
                <text:p>82.17923</text:p>
              </table:table-cell>
              <table:table-cell office:value-type="float" office:value="84.44506">
                <text:p>84.44506</text:p>
              </table:table-cell>
              <table:table-cell office:value-type="float" office:value="82.161">
                <text:p>82.161</text:p>
              </table:table-cell>
              <table:table-cell office:value-type="float" office:value="82.30715">
                <text:p>82.30715</text:p>
              </table:table-cell>
              <table:table-cell office:value-type="float" office:value="82.08275">
                <text:p>82.08275</text:p>
              </table:table-cell>
              <table:table-cell office:value-type="float" office:value="82.2364">
                <text:p>82.2364</text:p>
              </table:table-cell>
              <table:table-cell office:value-type="float" office:value="82.81114">
                <text:p>82.81114</text:p>
              </table:table-cell>
              <table:table-cell office:value-type="float" office:value="86.11908">
                <text:p>86.11908</text:p>
              </table:table-cell>
              <table:table-cell office:value-type="float" office:value="82.32961">
                <text:p>82.32961</text:p>
              </table:table-cell>
              <table:table-cell office:value-type="float" office:value="82.3265">
                <text:p>82.3265</text:p>
              </table:table-cell>
              <table:table-cell office:value-type="float" office:value="82.18112">
                <text:p>82.18112</text:p>
              </table:table-cell>
              <table:table-cell office:value-type="float" office:value="83.52013">
                <text:p>83.52013</text:p>
              </table:table-cell>
              <table:table-cell office:value-type="float" office:value="82.46732">
                <text:p>82.46732</text:p>
              </table:table-cell>
              <table:table-cell office:value-type="float" office:value="87.6578">
                <text:p>87.6578</text:p>
              </table:table-cell>
              <table:table-cell office:value-type="float" office:value="88.51292">
                <text:p>88.51292</text:p>
              </table:table-cell>
              <table:table-cell office:value-type="float" office:value="82.31735">
                <text:p>82.31735</text:p>
              </table:table-cell>
              <table:table-cell office:value-type="float" office:value="82.0924">
                <text:p>82.0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.14664">
                <text:p>84.14664</text:p>
              </table:table-cell>
              <table:table-cell office:value-type="float" office:value="81.83196">
                <text:p>81.83196</text:p>
              </table:table-cell>
              <table:table-cell office:value-type="float" office:value="85.081">
                <text:p>85.081</text:p>
              </table:table-cell>
              <table:table-cell office:value-type="float" office:value="81.79449">
                <text:p>81.79449</text:p>
              </table:table-cell>
              <table:table-cell office:value-type="float" office:value="84.11112">
                <text:p>84.11112</text:p>
              </table:table-cell>
              <table:table-cell office:value-type="float" office:value="81.83358">
                <text:p>81.83358</text:p>
              </table:table-cell>
              <table:table-cell office:value-type="float" office:value="82.16154">
                <text:p>82.16154</text:p>
              </table:table-cell>
              <table:table-cell office:value-type="float" office:value="81.69291">
                <text:p>81.69291</text:p>
              </table:table-cell>
              <table:table-cell office:value-type="float" office:value="82.09051">
                <text:p>82.09051</text:p>
              </table:table-cell>
              <table:table-cell office:value-type="float" office:value="82.69593">
                <text:p>82.69593</text:p>
              </table:table-cell>
              <table:table-cell office:value-type="float" office:value="85.79608">
                <text:p>85.79608</text:p>
              </table:table-cell>
              <table:table-cell office:value-type="float" office:value="82.18341">
                <text:p>82.18341</text:p>
              </table:table-cell>
              <table:table-cell office:value-type="float" office:value="82.17661">
                <text:p>82.17661</text:p>
              </table:table-cell>
              <table:table-cell office:value-type="float" office:value="81.79097">
                <text:p>81.79097</text:p>
              </table:table-cell>
              <table:table-cell office:value-type="float" office:value="83.25416">
                <text:p>83.25416</text:p>
              </table:table-cell>
              <table:table-cell office:value-type="float" office:value="82.32262">
                <text:p>82.32262</text:p>
              </table:table-cell>
              <table:table-cell office:value-type="float" office:value="87.63305">
                <text:p>87.63305</text:p>
              </table:table-cell>
              <table:table-cell office:value-type="float" office:value="88.20524">
                <text:p>88.20524</text:p>
              </table:table-cell>
              <table:table-cell office:value-type="float" office:value="81.99469">
                <text:p>81.99469</text:p>
              </table:table-cell>
              <table:table-cell office:value-type="float" office:value="81.7026">
                <text:p>81.7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.8141">
                <text:p>83.8141</text:p>
              </table:table-cell>
              <table:table-cell office:value-type="float" office:value="81.61497">
                <text:p>81.61497</text:p>
              </table:table-cell>
              <table:table-cell office:value-type="float" office:value="85.03066">
                <text:p>85.03066</text:p>
              </table:table-cell>
              <table:table-cell office:value-type="float" office:value="81.63462">
                <text:p>81.63462</text:p>
              </table:table-cell>
              <table:table-cell office:value-type="float" office:value="84.02845">
                <text:p>84.02845</text:p>
              </table:table-cell>
              <table:table-cell office:value-type="float" office:value="81.61148">
                <text:p>81.61148</text:p>
              </table:table-cell>
              <table:table-cell office:value-type="float" office:value="81.77167">
                <text:p>81.77167</text:p>
              </table:table-cell>
              <table:table-cell office:value-type="float" office:value="81.5419">
                <text:p>81.5419</text:p>
              </table:table-cell>
              <table:table-cell office:value-type="float" office:value="81.70066">
                <text:p>81.70066</text:p>
              </table:table-cell>
              <table:table-cell office:value-type="float" office:value="82.31072">
                <text:p>82.31072</text:p>
              </table:table-cell>
              <table:table-cell office:value-type="float" office:value="85.76066">
                <text:p>85.76066</text:p>
              </table:table-cell>
              <table:table-cell office:value-type="float" office:value="81.78987">
                <text:p>81.78987</text:p>
              </table:table-cell>
              <table:table-cell office:value-type="float" office:value="81.7867">
                <text:p>81.7867</text:p>
              </table:table-cell>
              <table:table-cell office:value-type="float" office:value="81.6359">
                <text:p>81.6359</text:p>
              </table:table-cell>
              <table:table-cell office:value-type="float" office:value="83.0678">
                <text:p>83.0678</text:p>
              </table:table-cell>
              <table:table-cell office:value-type="float" office:value="81.93248">
                <text:p>81.93248</text:p>
              </table:table-cell>
              <table:table-cell office:value-type="float" office:value="87.32709">
                <text:p>87.32709</text:p>
              </table:table-cell>
              <table:table-cell office:value-type="float" office:value="88.18559">
                <text:p>88.18559</text:p>
              </table:table-cell>
              <table:table-cell office:value-type="float" office:value="81.77751">
                <text:p>81.77751</text:p>
              </table:table-cell>
              <table:table-cell office:value-type="float" office:value="81.55156">
                <text:p>81.551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.72647">
                <text:p>83.72647</text:p>
              </table:table-cell>
              <table:table-cell office:value-type="float" office:value="81.28628">
                <text:p>81.28628</text:p>
              </table:table-cell>
              <table:table-cell office:value-type="float" office:value="84.69861">
                <text:p>84.69861</text:p>
              </table:table-cell>
              <table:table-cell office:value-type="float" office:value="81.24478">
                <text:p>81.24478</text:p>
              </table:table-cell>
              <table:table-cell office:value-type="float" office:value="83.68739">
                <text:p>83.68739</text:p>
              </table:table-cell>
              <table:table-cell office:value-type="float" office:value="81.28787">
                <text:p>81.28787</text:p>
              </table:table-cell>
              <table:table-cell office:value-type="float" office:value="81.62071">
                <text:p>81.62071</text:p>
              </table:table-cell>
              <table:table-cell office:value-type="float" office:value="81.14706">
                <text:p>81.14706</text:p>
              </table:table-cell>
              <table:table-cell office:value-type="float" office:value="81.54453">
                <text:p>81.54453</text:p>
              </table:table-cell>
              <table:table-cell office:value-type="float" office:value="82.16097">
                <text:p>82.16097</text:p>
              </table:table-cell>
              <table:table-cell office:value-type="float" office:value="85.43308">
                <text:p>85.43308</text:p>
              </table:table-cell>
              <table:table-cell office:value-type="float" office:value="81.63864">
                <text:p>81.63864</text:p>
              </table:table-cell>
              <table:table-cell office:value-type="float" office:value="81.63172">
                <text:p>81.63172</text:p>
              </table:table-cell>
              <table:table-cell office:value-type="float" office:value="81.24947">
                <text:p>81.24947</text:p>
              </table:table-cell>
              <table:table-cell office:value-type="float" office:value="82.79696">
                <text:p>82.79696</text:p>
              </table:table-cell>
              <table:table-cell office:value-type="float" office:value="81.78658">
                <text:p>81.78658</text:p>
              </table:table-cell>
              <table:table-cell office:value-type="float" office:value="87.30186">
                <text:p>87.30186</text:p>
              </table:table-cell>
              <table:table-cell office:value-type="float" office:value="87.87432">
                <text:p>87.87432</text:p>
              </table:table-cell>
              <table:table-cell office:value-type="float" office:value="81.45354">
                <text:p>81.45354</text:p>
              </table:table-cell>
              <table:table-cell office:value-type="float" office:value="81.1566">
                <text:p>81.1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.38051">
                <text:p>83.38051</text:p>
              </table:table-cell>
              <table:table-cell office:value-type="float" office:value="81.06425">
                <text:p>81.06425</text:p>
              </table:table-cell>
              <table:table-cell office:value-type="float" office:value="84.6383">
                <text:p>84.6383</text:p>
              </table:table-cell>
              <table:table-cell office:value-type="float" office:value="81.08836">
                <text:p>81.08836</text:p>
              </table:table-cell>
              <table:table-cell office:value-type="float" office:value="83.60831">
                <text:p>83.60831</text:p>
              </table:table-cell>
              <table:table-cell office:value-type="float" office:value="81.06058">
                <text:p>81.06058</text:p>
              </table:table-cell>
              <table:table-cell office:value-type="float" office:value="81.22591">
                <text:p>81.22591</text:p>
              </table:table-cell>
              <table:table-cell office:value-type="float" office:value="80.99092">
                <text:p>80.99092</text:p>
              </table:table-cell>
              <table:table-cell office:value-type="float" office:value="81.14952">
                <text:p>81.14952</text:p>
              </table:table-cell>
              <table:table-cell office:value-type="float" office:value="81.77075">
                <text:p>81.77075</text:p>
              </table:table-cell>
              <table:table-cell office:value-type="float" office:value="85.38745">
                <text:p>85.38745</text:p>
              </table:table-cell>
              <table:table-cell office:value-type="float" office:value="81.24873">
                <text:p>81.24873</text:p>
              </table:table-cell>
              <table:table-cell office:value-type="float" office:value="81.23634">
                <text:p>81.23634</text:p>
              </table:table-cell>
              <table:table-cell office:value-type="float" office:value="81.08437">
                <text:p>81.08437</text:p>
              </table:table-cell>
              <table:table-cell office:value-type="float" office:value="82.59327">
                <text:p>82.59327</text:p>
              </table:table-cell>
              <table:table-cell office:value-type="float" office:value="81.39675">
                <text:p>81.39675</text:p>
              </table:table-cell>
              <table:table-cell office:value-type="float" office:value="86.99147">
                <text:p>86.99147</text:p>
              </table:table-cell>
              <table:table-cell office:value-type="float" office:value="87.84574">
                <text:p>87.84574</text:p>
              </table:table-cell>
              <table:table-cell office:value-type="float" office:value="81.2312">
                <text:p>81.2312</text:p>
              </table:table-cell>
              <table:table-cell office:value-type="float" office:value="80.99531">
                <text:p>80.99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.28776">
                <text:p>83.28776</text:p>
              </table:table-cell>
              <table:table-cell office:value-type="float" office:value="80.73062">
                <text:p>80.73062</text:p>
              </table:table-cell>
              <table:table-cell office:value-type="float" office:value="84.30182">
                <text:p>84.30182</text:p>
              </table:table-cell>
              <table:table-cell office:value-type="float" office:value="80.69353">
                <text:p>80.69353</text:p>
              </table:table-cell>
              <table:table-cell office:value-type="float" office:value="83.24849">
                <text:p>83.24849</text:p>
              </table:table-cell>
              <table:table-cell office:value-type="float" office:value="80.72666">
                <text:p>80.72666</text:p>
              </table:table-cell>
              <table:table-cell office:value-type="float" office:value="81.06479">
                <text:p>81.06479</text:p>
              </table:table-cell>
              <table:table-cell office:value-type="float" office:value="80.59104">
                <text:p>80.59104</text:p>
              </table:table-cell>
              <table:table-cell office:value-type="float" office:value="80.99326">
                <text:p>80.99326</text:p>
              </table:table-cell>
              <table:table-cell office:value-type="float" office:value="81.62446">
                <text:p>81.62446</text:p>
              </table:table-cell>
              <table:table-cell office:value-type="float" office:value="85.06357">
                <text:p>85.06357</text:p>
              </table:table-cell>
              <table:table-cell office:value-type="float" office:value="81.09201">
                <text:p>81.09201</text:p>
              </table:table-cell>
              <table:table-cell office:value-type="float" office:value="81.08474">
                <text:p>81.08474</text:p>
              </table:table-cell>
              <table:table-cell office:value-type="float" office:value="80.6894">
                <text:p>80.6894</text:p>
              </table:table-cell>
              <table:table-cell office:value-type="float" office:value="82.27076">
                <text:p>82.27076</text:p>
              </table:table-cell>
              <table:table-cell office:value-type="float" office:value="81.23754">
                <text:p>81.23754</text:p>
              </table:table-cell>
              <table:table-cell office:value-type="float" office:value="86.96625">
                <text:p>86.96625</text:p>
              </table:table-cell>
              <table:table-cell office:value-type="float" office:value="87.54406">
                <text:p>87.54406</text:p>
              </table:table-cell>
              <table:table-cell office:value-type="float" office:value="80.90206">
                <text:p>80.90206</text:p>
              </table:table-cell>
              <table:table-cell office:value-type="float" office:value="80.6006">
                <text:p>80.6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9369">
                <text:p>82.9369</text:p>
              </table:table-cell>
              <table:table-cell office:value-type="float" office:value="80.50348">
                <text:p>80.50348</text:p>
              </table:table-cell>
              <table:table-cell office:value-type="float" office:value="84.23268">
                <text:p>84.23268</text:p>
              </table:table-cell>
              <table:table-cell office:value-type="float" office:value="80.53196">
                <text:p>80.53196</text:p>
              </table:table-cell>
              <table:table-cell office:value-type="float" office:value="83.15576">
                <text:p>83.15576</text:p>
              </table:table-cell>
              <table:table-cell office:value-type="float" office:value="80.49938">
                <text:p>80.49938</text:p>
              </table:table-cell>
              <table:table-cell office:value-type="float" office:value="80.66507">
                <text:p>80.66507</text:p>
              </table:table-cell>
              <table:table-cell office:value-type="float" office:value="80.42465">
                <text:p>80.42465</text:p>
              </table:table-cell>
              <table:table-cell office:value-type="float" office:value="80.59353">
                <text:p>80.59353</text:p>
              </table:table-cell>
              <table:table-cell office:value-type="float" office:value="81.22945">
                <text:p>81.22945</text:p>
              </table:table-cell>
              <table:table-cell office:value-type="float" office:value="85.00438">
                <text:p>85.00438</text:p>
              </table:table-cell>
              <table:table-cell office:value-type="float" office:value="80.69709">
                <text:p>80.69709</text:p>
              </table:table-cell>
              <table:table-cell office:value-type="float" office:value="80.68474">
                <text:p>80.68474</text:p>
              </table:table-cell>
              <table:table-cell office:value-type="float" office:value="80.52778">
                <text:p>80.52778</text:p>
              </table:table-cell>
              <table:table-cell office:value-type="float" office:value="82.05861">
                <text:p>82.05861</text:p>
              </table:table-cell>
              <table:table-cell office:value-type="float" office:value="80.84265">
                <text:p>80.84265</text:p>
              </table:table-cell>
              <table:table-cell office:value-type="float" office:value="86.66041">
                <text:p>86.66041</text:p>
              </table:table-cell>
              <table:table-cell office:value-type="float" office:value="87.51078">
                <text:p>87.51078</text:p>
              </table:table-cell>
              <table:table-cell office:value-type="float" office:value="80.6832">
                <text:p>80.6832</text:p>
              </table:table-cell>
              <table:table-cell office:value-type="float" office:value="80.43422">
                <text:p>80.434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83038">
                <text:p>82.83038</text:p>
              </table:table-cell>
              <table:table-cell office:value-type="float" office:value="80.09886">
                <text:p>80.09886</text:p>
              </table:table-cell>
              <table:table-cell office:value-type="float" office:value="83.89999">
                <text:p>83.89999</text:p>
              </table:table-cell>
              <table:table-cell office:value-type="float" office:value="80.13233">
                <text:p>80.13233</text:p>
              </table:table-cell>
              <table:table-cell office:value-type="float" office:value="82.79617">
                <text:p>82.79617</text:p>
              </table:table-cell>
              <table:table-cell office:value-type="float" office:value="80.16043">
                <text:p>80.16043</text:p>
              </table:table-cell>
              <table:table-cell office:value-type="float" office:value="80.49879">
                <text:p>80.49879</text:p>
              </table:table-cell>
              <table:table-cell office:value-type="float" office:value="80.01961">
                <text:p>80.01961</text:p>
              </table:table-cell>
              <table:table-cell office:value-type="float" office:value="80.42717">
                <text:p>80.42717</text:p>
              </table:table-cell>
              <table:table-cell office:value-type="float" office:value="81.06437">
                <text:p>81.06437</text:p>
              </table:table-cell>
              <table:table-cell office:value-type="float" office:value="84.6761">
                <text:p>84.6761</text:p>
              </table:table-cell>
              <table:table-cell office:value-type="float" office:value="80.5355">
                <text:p>80.5355</text:p>
              </table:table-cell>
              <table:table-cell office:value-type="float" office:value="80.52312">
                <text:p>80.52312</text:p>
              </table:table-cell>
              <table:table-cell office:value-type="float" office:value="80.13665">
                <text:p>80.13665</text:p>
              </table:table-cell>
              <table:table-cell office:value-type="float" office:value="81.73099">
                <text:p>81.73099</text:p>
              </table:table-cell>
              <table:table-cell office:value-type="float" office:value="80.68129">
                <text:p>80.68129</text:p>
              </table:table-cell>
              <table:table-cell office:value-type="float" office:value="86.62562">
                <text:p>86.62562</text:p>
              </table:table-cell>
              <table:table-cell office:value-type="float" office:value="87.20486">
                <text:p>87.20486</text:p>
              </table:table-cell>
              <table:table-cell office:value-type="float" office:value="80.34381">
                <text:p>80.34381</text:p>
              </table:table-cell>
              <table:table-cell office:value-type="float" office:value="80.03807">
                <text:p>80.03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.46233">
                <text:p>82.46233</text:p>
              </table:table-cell>
              <table:table-cell office:value-type="float" office:value="79.92737">
                <text:p>79.92737</text:p>
              </table:table-cell>
              <table:table-cell office:value-type="float" office:value="83.81228">
                <text:p>83.81228</text:p>
              </table:table-cell>
              <table:table-cell office:value-type="float" office:value="79.96049">
                <text:p>79.96049</text:p>
              </table:table-cell>
              <table:table-cell office:value-type="float" office:value="82.68952">
                <text:p>82.68952</text:p>
              </table:table-cell>
              <table:table-cell office:value-type="float" office:value="79.92826">
                <text:p>79.92826</text:p>
              </table:table-cell>
              <table:table-cell office:value-type="float" office:value="80.10772">
                <text:p>80.10772</text:p>
              </table:table-cell>
              <table:table-cell office:value-type="float" office:value="79.84813">
                <text:p>79.84813</text:p>
              </table:table-cell>
              <table:table-cell office:value-type="float" office:value="80.02734">
                <text:p>80.02734</text:p>
              </table:table-cell>
              <table:table-cell office:value-type="float" office:value="80.67819">
                <text:p>80.67819</text:p>
              </table:table-cell>
              <table:table-cell office:value-type="float" office:value="84.61213">
                <text:p>84.61213</text:p>
              </table:table-cell>
              <table:table-cell office:value-type="float" office:value="80.13549">
                <text:p>80.13549</text:p>
              </table:table-cell>
              <table:table-cell office:value-type="float" office:value="80.13195">
                <text:p>80.13195</text:p>
              </table:table-cell>
              <table:table-cell office:value-type="float" office:value="79.96446">
                <text:p>79.96446</text:p>
              </table:table-cell>
              <table:table-cell office:value-type="float" office:value="81.50879">
                <text:p>81.50879</text:p>
              </table:table-cell>
              <table:table-cell office:value-type="float" office:value="80.28156">
                <text:p>80.28156</text:p>
              </table:table-cell>
              <table:table-cell office:value-type="float" office:value="86.31156">
                <text:p>86.31156</text:p>
              </table:table-cell>
              <table:table-cell office:value-type="float" office:value="87.18451">
                <text:p>87.18451</text:p>
              </table:table-cell>
              <table:table-cell office:value-type="float" office:value="80.1166">
                <text:p>80.1166</text:p>
              </table:table-cell>
              <table:table-cell office:value-type="float" office:value="79.85781">
                <text:p>79.857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.31272">
                <text:p>82.31272</text:p>
              </table:table-cell>
              <table:table-cell office:value-type="float" office:value="79.52281">
                <text:p>79.52281</text:p>
              </table:table-cell>
              <table:table-cell office:value-type="float" office:value="83.47468">
                <text:p>83.47468</text:p>
              </table:table-cell>
              <table:table-cell office:value-type="float" office:value="79.56443">
                <text:p>79.56443</text:p>
              </table:table-cell>
              <table:table-cell office:value-type="float" office:value="82.30425">
                <text:p>82.30425</text:p>
              </table:table-cell>
              <table:table-cell office:value-type="float" office:value="79.57912">
                <text:p>79.57912</text:p>
              </table:table-cell>
              <table:table-cell office:value-type="float" office:value="79.92773">
                <text:p>79.92773</text:p>
              </table:table-cell>
              <table:table-cell office:value-type="float" office:value="79.44347">
                <text:p>79.44347</text:p>
              </table:table-cell>
              <table:table-cell office:value-type="float" office:value="79.85072">
                <text:p>79.85072</text:p>
              </table:table-cell>
              <table:table-cell office:value-type="float" office:value="80.5165">
                <text:p>80.5165</text:p>
              </table:table-cell>
              <table:table-cell office:value-type="float" office:value="84.27068">
                <text:p>84.27068</text:p>
              </table:table-cell>
              <table:table-cell office:value-type="float" office:value="79.96332">
                <text:p>79.96332</text:p>
              </table:table-cell>
              <table:table-cell office:value-type="float" office:value="79.96517">
                <text:p>79.96517</text:p>
              </table:table-cell>
              <table:table-cell office:value-type="float" office:value="79.55969">
                <text:p>79.55969</text:p>
              </table:table-cell>
              <table:table-cell office:value-type="float" office:value="81.1187">
                <text:p>81.1187</text:p>
              </table:table-cell>
              <table:table-cell office:value-type="float" office:value="80.11501">
                <text:p>80.11501</text:p>
              </table:table-cell>
              <table:table-cell office:value-type="float" office:value="86.28089">
                <text:p>86.28089</text:p>
              </table:table-cell>
              <table:table-cell office:value-type="float" office:value="86.8744">
                <text:p>86.8744</text:p>
              </table:table-cell>
              <table:table-cell office:value-type="float" office:value="79.77236">
                <text:p>79.77236</text:p>
              </table:table-cell>
              <table:table-cell office:value-type="float" office:value="79.46142">
                <text:p>79.461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.92762">
                <text:p>81.92762</text:p>
              </table:table-cell>
              <table:table-cell office:value-type="float" office:value="79.34598">
                <text:p>79.34598</text:p>
              </table:table-cell>
              <table:table-cell office:value-type="float" office:value="83.38199">
                <text:p>83.38199</text:p>
              </table:table-cell>
              <table:table-cell office:value-type="float" office:value="79.37885">
                <text:p>79.37885</text:p>
              </table:table-cell>
              <table:table-cell office:value-type="float" office:value="82.15448">
                <text:p>82.15448</text:p>
              </table:table-cell>
              <table:table-cell office:value-type="float" office:value="79.34182">
                <text:p>79.34182</text:p>
              </table:table-cell>
              <table:table-cell office:value-type="float" office:value="79.52647">
                <text:p>79.52647</text:p>
              </table:table-cell>
              <table:table-cell office:value-type="float" office:value="79.26179">
                <text:p>79.26179</text:p>
              </table:table-cell>
              <table:table-cell office:value-type="float" office:value="79.44596">
                <text:p>79.44596</text:p>
              </table:table-cell>
              <table:table-cell office:value-type="float" office:value="80.11667">
                <text:p>80.11667</text:p>
              </table:table-cell>
              <table:table-cell office:value-type="float" office:value="84.2017">
                <text:p>84.2017</text:p>
              </table:table-cell>
              <table:table-cell office:value-type="float" office:value="79.55838">
                <text:p>79.55838</text:p>
              </table:table-cell>
              <table:table-cell office:value-type="float" office:value="79.55546">
                <text:p>79.55546</text:p>
              </table:table-cell>
              <table:table-cell office:value-type="float" office:value="79.38239">
                <text:p>79.38239</text:p>
              </table:table-cell>
              <table:table-cell office:value-type="float" office:value="80.96223">
                <text:p>80.96223</text:p>
              </table:table-cell>
              <table:table-cell office:value-type="float" office:value="79.71027">
                <text:p>79.71027</text:p>
              </table:table-cell>
              <table:table-cell office:value-type="float" office:value="85.96624">
                <text:p>85.96624</text:p>
              </table:table-cell>
              <table:table-cell office:value-type="float" office:value="86.84072">
                <text:p>86.84072</text:p>
              </table:table-cell>
              <table:table-cell office:value-type="float" office:value="79.53994">
                <text:p>79.53994</text:p>
              </table:table-cell>
              <table:table-cell office:value-type="float" office:value="79.27075">
                <text:p>79.27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.76779">
                <text:p>81.76779</text:p>
              </table:table-cell>
              <table:table-cell office:value-type="float" office:value="78.93116">
                <text:p>78.93116</text:p>
              </table:table-cell>
              <table:table-cell office:value-type="float" office:value="83.02729">
                <text:p>83.02729</text:p>
              </table:table-cell>
              <table:table-cell office:value-type="float" office:value="78.97786">
                <text:p>78.97786</text:p>
              </table:table-cell>
              <table:table-cell office:value-type="float" office:value="81.76456">
                <text:p>81.76456</text:p>
              </table:table-cell>
              <table:table-cell office:value-type="float" office:value="78.98743">
                <text:p>78.98743</text:p>
              </table:table-cell>
              <table:table-cell office:value-type="float" office:value="79.34126">
                <text:p>79.34126</text:p>
              </table:table-cell>
              <table:table-cell office:value-type="float" office:value="78.86059">
                <text:p>78.86059</text:p>
              </table:table-cell>
              <table:table-cell office:value-type="float" office:value="79.26409">
                <text:p>79.26409</text:p>
              </table:table-cell>
              <table:table-cell office:value-type="float" office:value="79.94472">
                <text:p>79.94472</text:p>
              </table:table-cell>
              <table:table-cell office:value-type="float" office:value="83.85537">
                <text:p>83.85537</text:p>
              </table:table-cell>
              <table:table-cell office:value-type="float" office:value="79.38121">
                <text:p>79.38121</text:p>
              </table:table-cell>
              <table:table-cell office:value-type="float" office:value="79.38349">
                <text:p>79.38349</text:p>
              </table:table-cell>
              <table:table-cell office:value-type="float" office:value="78.97247">
                <text:p>78.97247</text:p>
              </table:table-cell>
              <table:table-cell office:value-type="float" office:value="80.56248">
                <text:p>80.56248</text:p>
              </table:table-cell>
              <table:table-cell office:value-type="float" office:value="79.53858">
                <text:p>79.53858</text:p>
              </table:table-cell>
              <table:table-cell office:value-type="float" office:value="85.92191">
                <text:p>85.92191</text:p>
              </table:table-cell>
              <table:table-cell office:value-type="float" office:value="86.53494">
                <text:p>86.53494</text:p>
              </table:table-cell>
              <table:table-cell office:value-type="float" office:value="79.19044">
                <text:p>79.19044</text:p>
              </table:table-cell>
              <table:table-cell office:value-type="float" office:value="78.86945">
                <text:p>78.86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.37781">
                <text:p>81.37781</text:p>
              </table:table-cell>
              <table:table-cell office:value-type="float" office:value="78.74925">
                <text:p>78.74925</text:p>
              </table:table-cell>
              <table:table-cell office:value-type="float" office:value="82.92919">
                <text:p>82.92919</text:p>
              </table:table-cell>
              <table:table-cell office:value-type="float" office:value="78.78707">
                <text:p>78.78707</text:p>
              </table:table-cell>
              <table:table-cell office:value-type="float" office:value="81.60972">
                <text:p>81.60972</text:p>
              </table:table-cell>
              <table:table-cell office:value-type="float" office:value="78.74481">
                <text:p>78.74481</text:p>
              </table:table-cell>
              <table:table-cell office:value-type="float" office:value="78.93502">
                <text:p>78.93502</text:p>
              </table:table-cell>
              <table:table-cell office:value-type="float" office:value="78.66516">
                <text:p>78.66516</text:p>
              </table:table-cell>
              <table:table-cell office:value-type="float" office:value="78.85404">
                <text:p>78.85404</text:p>
              </table:table-cell>
              <table:table-cell office:value-type="float" office:value="79.53993">
                <text:p>79.53993</text:p>
              </table:table-cell>
              <table:table-cell office:value-type="float" office:value="83.77611">
                <text:p>83.77611</text:p>
              </table:table-cell>
              <table:table-cell office:value-type="float" office:value="78.98014">
                <text:p>78.98014</text:p>
              </table:table-cell>
              <table:table-cell office:value-type="float" office:value="78.97376">
                <text:p>78.97376</text:p>
              </table:table-cell>
              <table:table-cell office:value-type="float" office:value="78.79022">
                <text:p>78.79022</text:p>
              </table:table-cell>
              <table:table-cell office:value-type="float" office:value="80.40087">
                <text:p>80.40087</text:p>
              </table:table-cell>
              <table:table-cell office:value-type="float" office:value="79.12882">
                <text:p>79.12882</text:p>
              </table:table-cell>
              <table:table-cell office:value-type="float" office:value="85.60287">
                <text:p>85.60287</text:p>
              </table:table-cell>
              <table:table-cell office:value-type="float" office:value="86.50525">
                <text:p>86.50525</text:p>
              </table:table-cell>
              <table:table-cell office:value-type="float" office:value="78.94776">
                <text:p>78.94776</text:p>
              </table:table-cell>
              <table:table-cell office:value-type="float" office:value="78.67383">
                <text:p>78.67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22646">
                <text:p>81.22646</text:p>
              </table:table-cell>
              <table:table-cell office:value-type="float" office:value="78.33478">
                <text:p>78.33478</text:p>
              </table:table-cell>
              <table:table-cell office:value-type="float" office:value="82.56453">
                <text:p>82.56453</text:p>
              </table:table-cell>
              <table:table-cell office:value-type="float" office:value="78.37738">
                <text:p>78.37738</text:p>
              </table:table-cell>
              <table:table-cell office:value-type="float" office:value="81.21997">
                <text:p>81.21997</text:p>
              </table:table-cell>
              <table:table-cell office:value-type="float" office:value="78.33027">
                <text:p>78.33027</text:p>
              </table:table-cell>
              <table:table-cell office:value-type="float" office:value="78.73954">
                <text:p>78.73954</text:p>
              </table:table-cell>
              <table:table-cell office:value-type="float" office:value="78.24537">
                <text:p>78.24537</text:p>
              </table:table-cell>
              <table:table-cell office:value-type="float" office:value="78.66723">
                <text:p>78.66723</text:p>
              </table:table-cell>
              <table:table-cell office:value-type="float" office:value="79.36277">
                <text:p>79.36277</text:p>
              </table:table-cell>
              <table:table-cell office:value-type="float" office:value="83.42124">
                <text:p>83.42124</text:p>
              </table:table-cell>
              <table:table-cell office:value-type="float" office:value="78.78944">
                <text:p>78.78944</text:p>
              </table:table-cell>
              <table:table-cell office:value-type="float" office:value="78.79153">
                <text:p>78.79153</text:p>
              </table:table-cell>
              <table:table-cell office:value-type="float" office:value="78.3801">
                <text:p>78.3801</text:p>
              </table:table-cell>
              <table:table-cell office:value-type="float" office:value="80.00132">
                <text:p>80.00132</text:p>
              </table:table-cell>
              <table:table-cell office:value-type="float" office:value="78.9469">
                <text:p>78.9469</text:p>
              </table:table-cell>
              <table:table-cell office:value-type="float" office:value="85.56251">
                <text:p>85.56251</text:p>
              </table:table-cell>
              <table:table-cell office:value-type="float" office:value="86.18656">
                <text:p>86.18656</text:p>
              </table:table-cell>
              <table:table-cell office:value-type="float" office:value="78.53803">
                <text:p>78.53803</text:p>
              </table:table-cell>
              <table:table-cell office:value-type="float" office:value="78.25889">
                <text:p>78.25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.83142">
                <text:p>80.83142</text:p>
              </table:table-cell>
              <table:table-cell office:value-type="float" office:value="78.13413">
                <text:p>78.13413</text:p>
              </table:table-cell>
              <table:table-cell office:value-type="float" office:value="82.43201">
                <text:p>82.43201</text:p>
              </table:table-cell>
              <table:table-cell office:value-type="float" office:value="78.18493">
                <text:p>78.18493</text:p>
              </table:table-cell>
              <table:table-cell office:value-type="float" office:value="81.06354">
                <text:p>81.06354</text:p>
              </table:table-cell>
              <table:table-cell office:value-type="float" office:value="78.12953">
                <text:p>78.12953</text:p>
              </table:table-cell>
              <table:table-cell office:value-type="float" office:value="78.3248">
                <text:p>78.3248</text:p>
              </table:table-cell>
              <table:table-cell office:value-type="float" office:value="78.05339">
                <text:p>78.05339</text:p>
              </table:table-cell>
              <table:table-cell office:value-type="float" office:value="78.25222">
                <text:p>78.25222</text:p>
              </table:table-cell>
              <table:table-cell office:value-type="float" office:value="78.95809">
                <text:p>78.95809</text:p>
              </table:table-cell>
              <table:table-cell office:value-type="float" office:value="83.32831">
                <text:p>83.32831</text:p>
              </table:table-cell>
              <table:table-cell office:value-type="float" office:value="78.37448">
                <text:p>78.37448</text:p>
              </table:table-cell>
              <table:table-cell office:value-type="float" office:value="78.37675">
                <text:p>78.37675</text:p>
              </table:table-cell>
              <table:table-cell office:value-type="float" office:value="78.17888">
                <text:p>78.17888</text:p>
              </table:table-cell>
              <table:table-cell office:value-type="float" office:value="79.82943">
                <text:p>79.82943</text:p>
              </table:table-cell>
              <table:table-cell office:value-type="float" office:value="78.53728">
                <text:p>78.53728</text:p>
              </table:table-cell>
              <table:table-cell office:value-type="float" office:value="85.24393">
                <text:p>85.24393</text:p>
              </table:table-cell>
              <table:table-cell office:value-type="float" office:value="86.15585">
                <text:p>86.15585</text:p>
              </table:table-cell>
              <table:table-cell office:value-type="float" office:value="78.35086">
                <text:p>78.35086</text:p>
              </table:table-cell>
              <table:table-cell office:value-type="float" office:value="78.06676">
                <text:p>78.06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.66981">
                <text:p>80.66981</text:p>
              </table:table-cell>
              <table:table-cell office:value-type="float" office:value="77.71427">
                <text:p>77.71427</text:p>
              </table:table-cell>
              <table:table-cell office:value-type="float" office:value="82.03831">
                <text:p>82.03831</text:p>
              </table:table-cell>
              <table:table-cell office:value-type="float" office:value="77.76996">
                <text:p>77.76996</text:p>
              </table:table-cell>
              <table:table-cell office:value-type="float" office:value="80.66889">
                <text:p>80.66889</text:p>
              </table:table-cell>
              <table:table-cell office:value-type="float" office:value="77.7095">
                <text:p>77.7095</text:p>
              </table:table-cell>
              <table:table-cell office:value-type="float" office:value="78.13291">
                <text:p>78.13291</text:p>
              </table:table-cell>
              <table:table-cell office:value-type="float" office:value="77.62461">
                <text:p>77.62461</text:p>
              </table:table-cell>
              <table:table-cell office:value-type="float" office:value="78.05156">
                <text:p>78.05156</text:p>
              </table:table-cell>
              <table:table-cell office:value-type="float" office:value="78.7708">
                <text:p>78.7708</text:p>
              </table:table-cell>
              <table:table-cell office:value-type="float" office:value="82.97715">
                <text:p>82.97715</text:p>
              </table:table-cell>
              <table:table-cell office:value-type="float" office:value="78.18722">
                <text:p>78.18722</text:p>
              </table:table-cell>
              <table:table-cell office:value-type="float" office:value="78.17567">
                <text:p>78.17567</text:p>
              </table:table-cell>
              <table:table-cell office:value-type="float" office:value="77.75896">
                <text:p>77.75896</text:p>
              </table:table-cell>
              <table:table-cell office:value-type="float" office:value="79.43342">
                <text:p>79.43342</text:p>
              </table:table-cell>
              <table:table-cell office:value-type="float" office:value="78.34153">
                <text:p>78.34153</text:p>
              </table:table-cell>
              <table:table-cell office:value-type="float" office:value="85.18477">
                <text:p>85.18477</text:p>
              </table:table-cell>
              <table:table-cell office:value-type="float" office:value="85.83741">
                <text:p>85.83741</text:p>
              </table:table-cell>
              <table:table-cell office:value-type="float" office:value="77.93063">
                <text:p>77.93063</text:p>
              </table:table-cell>
              <table:table-cell office:value-type="float" office:value="77.63272">
                <text:p>77.63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.26981">
                <text:p>80.26981</text:p>
              </table:table-cell>
              <table:table-cell office:value-type="float" office:value="77.50843">
                <text:p>77.50843</text:p>
              </table:table-cell>
              <table:table-cell office:value-type="float" office:value="81.89191">
                <text:p>81.89191</text:p>
              </table:table-cell>
              <table:table-cell office:value-type="float" office:value="77.56396">
                <text:p>77.56396</text:p>
              </table:table-cell>
              <table:table-cell office:value-type="float" office:value="80.50219">
                <text:p>80.50219</text:p>
              </table:table-cell>
              <table:table-cell office:value-type="float" office:value="77.50369">
                <text:p>77.50369</text:p>
              </table:table-cell>
              <table:table-cell office:value-type="float" office:value="77.70404">
                <text:p>77.70404</text:p>
              </table:table-cell>
              <table:table-cell office:value-type="float" office:value="77.41889">
                <text:p>77.41889</text:p>
              </table:table-cell>
              <table:table-cell office:value-type="float" office:value="77.63136">
                <text:p>77.63136</text:p>
              </table:table-cell>
              <table:table-cell office:value-type="float" office:value="78.36107">
                <text:p>78.36107</text:p>
              </table:table-cell>
              <table:table-cell office:value-type="float" office:value="82.87046">
                <text:p>82.87046</text:p>
              </table:table-cell>
              <table:table-cell office:value-type="float" office:value="77.76734">
                <text:p>77.76734</text:p>
              </table:table-cell>
              <table:table-cell office:value-type="float" office:value="77.76072">
                <text:p>77.76072</text:p>
              </table:table-cell>
              <table:table-cell office:value-type="float" office:value="77.56649">
                <text:p>77.56649</text:p>
              </table:table-cell>
              <table:table-cell office:value-type="float" office:value="79.25632">
                <text:p>79.25632</text:p>
              </table:table-cell>
              <table:table-cell office:value-type="float" office:value="77.92165">
                <text:p>77.92165</text:p>
              </table:table-cell>
              <table:table-cell office:value-type="float" office:value="84.86131">
                <text:p>84.86131</text:p>
              </table:table-cell>
              <table:table-cell office:value-type="float" office:value="85.80176">
                <text:p>85.80176</text:p>
              </table:table-cell>
              <table:table-cell office:value-type="float" office:value="77.72962">
                <text:p>77.72962</text:p>
              </table:table-cell>
              <table:table-cell office:value-type="float" office:value="77.4267">
                <text:p>77.42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.10308">
                <text:p>80.10308</text:p>
              </table:table-cell>
              <table:table-cell office:value-type="float" office:value="77.08359">
                <text:p>77.08359</text:p>
              </table:table-cell>
              <table:table-cell office:value-type="float" office:value="81.50167">
                <text:p>81.50167</text:p>
              </table:table-cell>
              <table:table-cell office:value-type="float" office:value="77.13892">
                <text:p>77.13892</text:p>
              </table:table-cell>
              <table:table-cell office:value-type="float" office:value="80.10246">
                <text:p>80.10246</text:p>
              </table:table-cell>
              <table:table-cell office:value-type="float" office:value="77.07876">
                <text:p>77.07876</text:p>
              </table:table-cell>
              <table:table-cell office:value-type="float" office:value="77.49335">
                <text:p>77.49335</text:p>
              </table:table-cell>
              <table:table-cell office:value-type="float" office:value="76.99388">
                <text:p>76.99388</text:p>
              </table:table-cell>
              <table:table-cell office:value-type="float" office:value="77.42039">
                <text:p>77.42039</text:p>
              </table:table-cell>
              <table:table-cell office:value-type="float" office:value="78.16863">
                <text:p>78.16863</text:p>
              </table:table-cell>
              <table:table-cell office:value-type="float" office:value="82.49344">
                <text:p>82.49344</text:p>
              </table:table-cell>
              <table:table-cell office:value-type="float" office:value="77.56622">
                <text:p>77.56622</text:p>
              </table:table-cell>
              <table:table-cell office:value-type="float" office:value="77.56304">
                <text:p>77.56304</text:p>
              </table:table-cell>
              <table:table-cell office:value-type="float" office:value="77.14121">
                <text:p>77.14121</text:p>
              </table:table-cell>
              <table:table-cell office:value-type="float" office:value="78.84153">
                <text:p>78.84153</text:p>
              </table:table-cell>
              <table:table-cell office:value-type="float" office:value="77.72947">
                <text:p>77.72947</text:p>
              </table:table-cell>
              <table:table-cell office:value-type="float" office:value="84.80604">
                <text:p>84.80604</text:p>
              </table:table-cell>
              <table:table-cell office:value-type="float" office:value="85.47397">
                <text:p>85.47397</text:p>
              </table:table-cell>
              <table:table-cell office:value-type="float" office:value="77.30447">
                <text:p>77.30447</text:p>
              </table:table-cell>
              <table:table-cell office:value-type="float" office:value="77.0016">
                <text:p>77.0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69824">
                <text:p>79.69824</text:p>
              </table:table-cell>
              <table:table-cell office:value-type="float" office:value="76.85902">
                <text:p>76.85902</text:p>
              </table:table-cell>
              <table:table-cell office:value-type="float" office:value="81.35022">
                <text:p>81.35022</text:p>
              </table:table-cell>
              <table:table-cell office:value-type="float" office:value="76.9278">
                <text:p>76.9278</text:p>
              </table:table-cell>
              <table:table-cell office:value-type="float" office:value="79.93562">
                <text:p>79.93562</text:p>
              </table:table-cell>
              <table:table-cell office:value-type="float" office:value="76.86297">
                <text:p>76.86297</text:p>
              </table:table-cell>
              <table:table-cell office:value-type="float" office:value="77.06828">
                <text:p>77.06828</text:p>
              </table:table-cell>
              <table:table-cell office:value-type="float" office:value="76.77817">
                <text:p>76.77817</text:p>
              </table:table-cell>
              <table:table-cell office:value-type="float" office:value="76.9952">
                <text:p>76.9952</text:p>
              </table:table-cell>
              <table:table-cell office:value-type="float" office:value="77.74531">
                <text:p>77.74531</text:p>
              </table:table-cell>
              <table:table-cell office:value-type="float" office:value="82.34352">
                <text:p>82.34352</text:p>
              </table:table-cell>
              <table:table-cell office:value-type="float" office:value="77.14092">
                <text:p>77.14092</text:p>
              </table:table-cell>
              <table:table-cell office:value-type="float" office:value="77.1293">
                <text:p>77.1293</text:p>
              </table:table-cell>
              <table:table-cell office:value-type="float" office:value="76.92136">
                <text:p>76.92136</text:p>
              </table:table-cell>
              <table:table-cell office:value-type="float" office:value="78.65074">
                <text:p>78.65074</text:p>
              </table:table-cell>
              <table:table-cell office:value-type="float" office:value="77.30098">
                <text:p>77.30098</text:p>
              </table:table-cell>
              <table:table-cell office:value-type="float" office:value="84.46944">
                <text:p>84.46944</text:p>
              </table:table-cell>
              <table:table-cell office:value-type="float" office:value="85.43353">
                <text:p>85.43353</text:p>
              </table:table-cell>
              <table:table-cell office:value-type="float" office:value="77.09858">
                <text:p>77.09858</text:p>
              </table:table-cell>
              <table:table-cell office:value-type="float" office:value="77.0016">
                <text:p>77.00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.52616">
                <text:p>79.52616</text:p>
              </table:table-cell>
              <table:table-cell office:value-type="float" office:value="76.42898">
                <text:p>76.42898</text:p>
              </table:table-cell>
              <table:table-cell office:value-type="float" office:value="80.95515">
                <text:p>80.95515</text:p>
              </table:table-cell>
              <table:table-cell office:value-type="float" office:value="76.49421">
                <text:p>76.49421</text:p>
              </table:table-cell>
              <table:table-cell office:value-type="float" office:value="79.53975">
                <text:p>79.53975</text:p>
              </table:table-cell>
              <table:table-cell office:value-type="float" office:value="76.42932">
                <text:p>76.42932</text:p>
              </table:table-cell>
              <table:table-cell office:value-type="float" office:value="76.85258">
                <text:p>76.85258</text:p>
              </table:table-cell>
              <table:table-cell office:value-type="float" office:value="76.33924">
                <text:p>76.33924</text:p>
              </table:table-cell>
              <table:table-cell office:value-type="float" office:value="76.77919">
                <text:p>76.77919</text:p>
              </table:table-cell>
              <table:table-cell office:value-type="float" office:value="77.54771">
                <text:p>77.54771</text:p>
              </table:table-cell>
              <table:table-cell office:value-type="float" office:value="81.95821">
                <text:p>81.95821</text:p>
              </table:table-cell>
              <table:table-cell office:value-type="float" office:value="76.92986">
                <text:p>76.92986</text:p>
              </table:table-cell>
              <table:table-cell office:value-type="float" office:value="76.91816">
                <text:p>76.91816</text:p>
              </table:table-cell>
              <table:table-cell office:value-type="float" office:value="76.49625">
                <text:p>76.49625</text:p>
              </table:table-cell>
              <table:table-cell office:value-type="float" office:value="78.23593">
                <text:p>78.23593</text:p>
              </table:table-cell>
              <table:table-cell office:value-type="float" office:value="77.0901">
                <text:p>77.0901</text:p>
              </table:table-cell>
              <table:table-cell office:value-type="float" office:value="84.40883">
                <text:p>84.40883</text:p>
              </table:table-cell>
              <table:table-cell office:value-type="float" office:value="85.11497">
                <text:p>85.11497</text:p>
              </table:table-cell>
              <table:table-cell office:value-type="float" office:value="76.66486">
                <text:p>76.66486</text:p>
              </table:table-cell>
              <table:table-cell office:value-type="float" office:value="76.7857">
                <text:p>76.7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.11615">
                <text:p>79.11615</text:p>
              </table:table-cell>
              <table:table-cell office:value-type="float" office:value="76.20455">
                <text:p>76.20455</text:p>
              </table:table-cell>
              <table:table-cell office:value-type="float" office:value="80.79356">
                <text:p>80.79356</text:p>
              </table:table-cell>
              <table:table-cell office:value-type="float" office:value="76.27294">
                <text:p>76.27294</text:p>
              </table:table-cell>
              <table:table-cell office:value-type="float" office:value="79.36292">
                <text:p>79.36292</text:p>
              </table:table-cell>
              <table:table-cell office:value-type="float" office:value="76.19977">
                <text:p>76.19977</text:p>
              </table:table-cell>
              <table:table-cell office:value-type="float" office:value="76.41359">
                <text:p>76.41359</text:p>
              </table:table-cell>
              <table:table-cell office:value-type="float" office:value="76.11005">
                <text:p>76.11005</text:p>
              </table:table-cell>
              <table:table-cell office:value-type="float" office:value="76.34021">
                <text:p>76.34021</text:p>
              </table:table-cell>
              <table:table-cell office:value-type="float" office:value="77.11411">
                <text:p>77.11411</text:p>
              </table:table-cell>
              <table:table-cell office:value-type="float" office:value="81.81195">
                <text:p>81.81195</text:p>
              </table:table-cell>
              <table:table-cell office:value-type="float" office:value="76.49627">
                <text:p>76.49627</text:p>
              </table:table-cell>
              <table:table-cell office:value-type="float" office:value="76.49294">
                <text:p>76.49294</text:p>
              </table:table-cell>
              <table:table-cell office:value-type="float" office:value="76.26614">
                <text:p>76.26614</text:p>
              </table:table-cell>
              <table:table-cell office:value-type="float" office:value="78.04866">
                <text:p>78.04866</text:p>
              </table:table-cell>
              <table:table-cell office:value-type="float" office:value="76.66513">
                <text:p>76.66513</text:p>
              </table:table-cell>
              <table:table-cell office:value-type="float" office:value="84.06735">
                <text:p>84.06735</text:p>
              </table:table-cell>
              <table:table-cell office:value-type="float" office:value="85.06098">
                <text:p>85.06098</text:p>
              </table:table-cell>
              <table:table-cell office:value-type="float" office:value="76.44365">
                <text:p>76.44365</text:p>
              </table:table-cell>
              <table:table-cell office:value-type="float" office:value="76.34661">
                <text:p>76.34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.93385">
                <text:p>78.93385</text:p>
              </table:table-cell>
              <table:table-cell office:value-type="float" office:value="75.76078">
                <text:p>75.76078</text:p>
              </table:table-cell>
              <table:table-cell office:value-type="float" office:value="80.39878">
                <text:p>80.39878</text:p>
              </table:table-cell>
              <table:table-cell office:value-type="float" office:value="75.83411">
                <text:p>75.83411</text:p>
              </table:table-cell>
              <table:table-cell office:value-type="float" office:value="78.9535">
                <text:p>78.9535</text:p>
              </table:table-cell>
              <table:table-cell office:value-type="float" office:value="75.75581">
                <text:p>75.75581</text:p>
              </table:table-cell>
              <table:table-cell office:value-type="float" office:value="76.18419">
                <text:p>76.18419</text:p>
              </table:table-cell>
              <table:table-cell office:value-type="float" office:value="75.66623">
                <text:p>75.66623</text:p>
              </table:table-cell>
              <table:table-cell office:value-type="float" office:value="76.11063">
                <text:p>76.11063</text:p>
              </table:table-cell>
              <table:table-cell office:value-type="float" office:value="76.90286">
                <text:p>76.90286</text:p>
              </table:table-cell>
              <table:table-cell office:value-type="float" office:value="81.41692">
                <text:p>81.41692</text:p>
              </table:table-cell>
              <table:table-cell office:value-type="float" office:value="76.27497">
                <text:p>76.27497</text:p>
              </table:table-cell>
              <table:table-cell office:value-type="float" office:value="76.26806">
                <text:p>76.26806</text:p>
              </table:table-cell>
              <table:table-cell office:value-type="float" office:value="75.82742">
                <text:p>75.82742</text:p>
              </table:table-cell>
              <table:table-cell office:value-type="float" office:value="77.62861">
                <text:p>77.62861</text:p>
              </table:table-cell>
              <table:table-cell office:value-type="float" office:value="76.4405">
                <text:p>76.4405</text:p>
              </table:table-cell>
              <table:table-cell office:value-type="float" office:value="83.98814">
                <text:p>83.98814</text:p>
              </table:table-cell>
              <table:table-cell office:value-type="float" office:value="84.73773">
                <text:p>84.73773</text:p>
              </table:table-cell>
              <table:table-cell office:value-type="float" office:value="76.00479">
                <text:p>76.00479</text:p>
              </table:table-cell>
              <table:table-cell office:value-type="float" office:value="76.12205">
                <text:p>76.12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93385">
                <text:p>78.93385</text:p>
              </table:table-cell>
              <table:table-cell office:value-type="float" office:value="75.52631">
                <text:p>75.52631</text:p>
              </table:table-cell>
              <table:table-cell office:value-type="float" office:value="80.23198">
                <text:p>80.23198</text:p>
              </table:table-cell>
              <table:table-cell office:value-type="float" office:value="75.6041">
                <text:p>75.6041</text:p>
              </table:table-cell>
              <table:table-cell office:value-type="float" office:value="78.76269">
                <text:p>78.76269</text:p>
              </table:table-cell>
              <table:table-cell office:value-type="float" office:value="75.5212">
                <text:p>75.5212</text:p>
              </table:table-cell>
              <table:table-cell office:value-type="float" office:value="75.74535">
                <text:p>75.74535</text:p>
              </table:table-cell>
              <table:table-cell office:value-type="float" office:value="75.43168">
                <text:p>75.43168</text:p>
              </table:table-cell>
              <table:table-cell office:value-type="float" office:value="75.67174">
                <text:p>75.67174</text:p>
              </table:table-cell>
              <table:table-cell office:value-type="float" office:value="76.4776">
                <text:p>76.4776</text:p>
              </table:table-cell>
              <table:table-cell office:value-type="float" office:value="81.26565">
                <text:p>81.26565</text:p>
              </table:table-cell>
              <table:table-cell office:value-type="float" office:value="75.83609">
                <text:p>75.83609</text:p>
              </table:table-cell>
              <table:table-cell office:value-type="float" office:value="75.82401">
                <text:p>75.82401</text:p>
              </table:table-cell>
              <table:table-cell office:value-type="float" office:value="75.60615">
                <text:p>75.60615</text:p>
              </table:table-cell>
              <table:table-cell office:value-type="float" office:value="77.42247">
                <text:p>77.42247</text:p>
              </table:table-cell>
              <table:table-cell office:value-type="float" office:value="76.01032">
                <text:p>76.01032</text:p>
              </table:table-cell>
              <table:table-cell office:value-type="float" office:value="83.64685">
                <text:p>83.64685</text:p>
              </table:table-cell>
              <table:table-cell office:value-type="float" office:value="84.67374">
                <text:p>84.67374</text:p>
              </table:table-cell>
              <table:table-cell office:value-type="float" office:value="75.77474">
                <text:p>75.77474</text:p>
              </table:table-cell>
              <table:table-cell office:value-type="float" office:value="75.67787">
                <text:p>75.677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52403">
                <text:p>78.52403</text:p>
              </table:table-cell>
              <table:table-cell office:value-type="float" office:value="75.07404">
                <text:p>75.07404</text:p>
              </table:table-cell>
              <table:table-cell office:value-type="float" office:value="79.82692">
                <text:p>79.82692</text:p>
              </table:table-cell>
              <table:table-cell office:value-type="float" office:value="75.16022">
                <text:p>75.16022</text:p>
              </table:table-cell>
              <table:table-cell office:value-type="float" office:value="78.35653">
                <text:p>78.35653</text:p>
              </table:table-cell>
              <table:table-cell office:value-type="float" office:value="75.06883">
                <text:p>75.06883</text:p>
              </table:table-cell>
              <table:table-cell office:value-type="float" office:value="75.50594">
                <text:p>75.50594</text:p>
              </table:table-cell>
              <table:table-cell office:value-type="float" office:value="74.98744">
                <text:p>74.98744</text:p>
              </table:table-cell>
              <table:table-cell office:value-type="float" office:value="75.43719">
                <text:p>75.43719</text:p>
              </table:table-cell>
              <table:table-cell office:value-type="float" office:value="76.24768">
                <text:p>76.24768</text:p>
              </table:table-cell>
              <table:table-cell office:value-type="float" office:value="80.87084">
                <text:p>80.87084</text:p>
              </table:table-cell>
              <table:table-cell office:value-type="float" office:value="75.60643">
                <text:p>75.60643</text:p>
              </table:table-cell>
              <table:table-cell office:value-type="float" office:value="75.59401">
                <text:p>75.59401</text:p>
              </table:table-cell>
              <table:table-cell office:value-type="float" office:value="75.14824">
                <text:p>75.14824</text:p>
              </table:table-cell>
              <table:table-cell office:value-type="float" office:value="76.99737">
                <text:p>76.99737</text:p>
              </table:table-cell>
              <table:table-cell office:value-type="float" office:value="75.77558">
                <text:p>75.77558</text:p>
              </table:table-cell>
              <table:table-cell office:value-type="float" office:value="83.55401">
                <text:p>83.55401</text:p>
              </table:table-cell>
              <table:table-cell office:value-type="float" office:value="84.34584">
                <text:p>84.34584</text:p>
              </table:table-cell>
              <table:table-cell office:value-type="float" office:value="75.33065">
                <text:p>75.33065</text:p>
              </table:table-cell>
              <table:table-cell office:value-type="float" office:value="75.44327">
                <text:p>75.44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33686">
                <text:p>78.33686</text:p>
              </table:table-cell>
              <table:table-cell office:value-type="float" office:value="74.8345">
                <text:p>74.8345</text:p>
              </table:table-cell>
              <table:table-cell office:value-type="float" office:value="79.65492">
                <text:p>79.65492</text:p>
              </table:table-cell>
              <table:table-cell office:value-type="float" office:value="74.91172">
                <text:p>74.91172</text:p>
              </table:table-cell>
              <table:table-cell office:value-type="float" office:value="78.1606">
                <text:p>78.1606</text:p>
              </table:table-cell>
              <table:table-cell office:value-type="float" office:value="74.82928">
                <text:p>74.82928</text:p>
              </table:table-cell>
              <table:table-cell office:value-type="float" office:value="75.06198">
                <text:p>75.06198</text:p>
              </table:table-cell>
              <table:table-cell office:value-type="float" office:value="74.73459">
                <text:p>74.73459</text:p>
              </table:table-cell>
              <table:table-cell office:value-type="float" office:value="74.98802">
                <text:p>74.98802</text:p>
              </table:table-cell>
              <table:table-cell office:value-type="float" office:value="75.80885">
                <text:p>75.80885</text:p>
              </table:table-cell>
              <table:table-cell office:value-type="float" office:value="80.7007">
                <text:p>80.7007</text:p>
              </table:table-cell>
              <table:table-cell office:value-type="float" office:value="75.15744">
                <text:p>75.15744</text:p>
              </table:table-cell>
              <table:table-cell office:value-type="float" office:value="75.14995">
                <text:p>75.14995</text:p>
              </table:table-cell>
              <table:table-cell office:value-type="float" office:value="74.91334">
                <text:p>74.91334</text:p>
              </table:table-cell>
              <table:table-cell office:value-type="float" office:value="76.78598">
                <text:p>76.78598</text:p>
              </table:table-cell>
              <table:table-cell office:value-type="float" office:value="75.33679">
                <text:p>75.33679</text:p>
              </table:table-cell>
              <table:table-cell office:value-type="float" office:value="83.20801">
                <text:p>83.20801</text:p>
              </table:table-cell>
              <table:table-cell office:value-type="float" office:value="84.27682">
                <text:p>84.27682</text:p>
              </table:table-cell>
              <table:table-cell office:value-type="float" office:value="75.09583">
                <text:p>75.09583</text:p>
              </table:table-cell>
              <table:table-cell office:value-type="float" office:value="74.9855">
                <text:p>74.9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9081">
                <text:p>77.9081</text:p>
              </table:table-cell>
              <table:table-cell office:value-type="float" office:value="74.37187">
                <text:p>74.37187</text:p>
              </table:table-cell>
              <table:table-cell office:value-type="float" office:value="79.24985">
                <text:p>79.24985</text:p>
              </table:table-cell>
              <table:table-cell office:value-type="float" office:value="74.4625">
                <text:p>74.4625</text:p>
              </table:table-cell>
              <table:table-cell office:value-type="float" office:value="77.74042">
                <text:p>77.74042</text:p>
              </table:table-cell>
              <table:table-cell office:value-type="float" office:value="74.37169">
                <text:p>74.37169</text:p>
              </table:table-cell>
              <table:table-cell office:value-type="float" office:value="74.80911">
                <text:p>74.80911</text:p>
              </table:table-cell>
              <table:table-cell office:value-type="float" office:value="74.27692">
                <text:p>74.27692</text:p>
              </table:table-cell>
              <table:table-cell office:value-type="float" office:value="74.73993">
                <text:p>74.73993</text:p>
              </table:table-cell>
              <table:table-cell office:value-type="float" office:value="75.58758">
                <text:p>75.58758</text:p>
              </table:table-cell>
              <table:table-cell office:value-type="float" office:value="80.30929">
                <text:p>80.30929</text:p>
              </table:table-cell>
              <table:table-cell office:value-type="float" office:value="74.91408">
                <text:p>74.91408</text:p>
              </table:table-cell>
              <table:table-cell office:value-type="float" office:value="74.90989">
                <text:p>74.90989</text:p>
              </table:table-cell>
              <table:table-cell office:value-type="float" office:value="74.45546">
                <text:p>74.45546</text:p>
              </table:table-cell>
              <table:table-cell office:value-type="float" office:value="76.34725">
                <text:p>76.34725</text:p>
              </table:table-cell>
              <table:table-cell office:value-type="float" office:value="75.08841">
                <text:p>75.08841</text:p>
              </table:table-cell>
              <table:table-cell office:value-type="float" office:value="83.11029">
                <text:p>83.11029</text:p>
              </table:table-cell>
              <table:table-cell office:value-type="float" office:value="83.9354">
                <text:p>83.9354</text:p>
              </table:table-cell>
              <table:table-cell office:value-type="float" office:value="74.63795">
                <text:p>74.63795</text:p>
              </table:table-cell>
              <table:table-cell office:value-type="float" office:value="74.73749">
                <text:p>74.737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71576">
                <text:p>77.71576</text:p>
              </table:table-cell>
              <table:table-cell office:value-type="float" office:value="74.11023">
                <text:p>74.11023</text:p>
              </table:table-cell>
              <table:table-cell office:value-type="float" office:value="79.06758">
                <text:p>79.06758</text:p>
              </table:table-cell>
              <table:table-cell office:value-type="float" office:value="74.20039">
                <text:p>74.20039</text:p>
              </table:table-cell>
              <table:table-cell office:value-type="float" office:value="77.5343">
                <text:p>77.5343</text:p>
              </table:table-cell>
              <table:table-cell office:value-type="float" office:value="74.10503">
                <text:p>74.10503</text:p>
              </table:table-cell>
              <table:table-cell office:value-type="float" office:value="74.35133">
                <text:p>74.35133</text:p>
              </table:table-cell>
              <table:table-cell office:value-type="float" office:value="74.01029">
                <text:p>74.01029</text:p>
              </table:table-cell>
              <table:table-cell office:value-type="float" office:value="74.27708">
                <text:p>74.27708</text:p>
              </table:table-cell>
              <table:table-cell office:value-type="float" office:value="75.12994">
                <text:p>75.12994</text:p>
              </table:table-cell>
              <table:table-cell office:value-type="float" office:value="80.14243">
                <text:p>80.14243</text:p>
              </table:table-cell>
              <table:table-cell office:value-type="float" office:value="74.46497">
                <text:p>74.46497</text:p>
              </table:table-cell>
              <table:table-cell office:value-type="float" office:value="74.45185">
                <text:p>74.45185</text:p>
              </table:table-cell>
              <table:table-cell office:value-type="float" office:value="74.20201">
                <text:p>74.20201</text:p>
              </table:table-cell>
              <table:table-cell office:value-type="float" office:value="76.12241">
                <text:p>76.12241</text:p>
              </table:table-cell>
              <table:table-cell office:value-type="float" office:value="74.63921">
                <text:p>74.63921</text:p>
              </table:table-cell>
              <table:table-cell office:value-type="float" office:value="82.75069">
                <text:p>82.75069</text:p>
              </table:table-cell>
              <table:table-cell office:value-type="float" office:value="83.86121">
                <text:p>83.86121</text:p>
              </table:table-cell>
              <table:table-cell office:value-type="float" office:value="74.38456">
                <text:p>74.38456</text:p>
              </table:table-cell>
              <table:table-cell office:value-type="float" office:value="74.45617">
                <text:p>74.456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28214">
                <text:p>77.28214</text:p>
              </table:table-cell>
              <table:table-cell office:value-type="float" office:value="73.64745">
                <text:p>73.64745</text:p>
              </table:table-cell>
              <table:table-cell office:value-type="float" office:value="78.65762">
                <text:p>78.65762</text:p>
              </table:table-cell>
              <table:table-cell office:value-type="float" office:value="73.73731">
                <text:p>73.73731</text:p>
              </table:table-cell>
              <table:table-cell office:value-type="float" office:value="77.11403">
                <text:p>77.11403</text:p>
              </table:table-cell>
              <table:table-cell office:value-type="float" office:value="73.64209">
                <text:p>73.64209</text:p>
              </table:table-cell>
              <table:table-cell office:value-type="float" office:value="74.08995">
                <text:p>74.08995</text:p>
              </table:table-cell>
              <table:table-cell office:value-type="float" office:value="73.54716">
                <text:p>73.54716</text:p>
              </table:table-cell>
              <table:table-cell office:value-type="float" office:value="74.01541">
                <text:p>74.01541</text:p>
              </table:table-cell>
              <table:table-cell office:value-type="float" office:value="74.89499">
                <text:p>74.89499</text:p>
              </table:table-cell>
              <table:table-cell office:value-type="float" office:value="79.73758">
                <text:p>79.73758</text:p>
              </table:table-cell>
              <table:table-cell office:value-type="float" office:value="74.2028">
                <text:p>74.2028</text:p>
              </table:table-cell>
              <table:table-cell office:value-type="float" office:value="74.19828">
                <text:p>74.19828</text:p>
              </table:table-cell>
              <table:table-cell office:value-type="float" office:value="73.73883">
                <text:p>73.73883</text:p>
              </table:table-cell>
              <table:table-cell office:value-type="float" office:value="75.67857">
                <text:p>75.67857</text:p>
              </table:table-cell>
              <table:table-cell office:value-type="float" office:value="74.39098">
                <text:p>74.39098</text:p>
              </table:table-cell>
              <table:table-cell office:value-type="float" office:value="82.62165">
                <text:p>82.62165</text:p>
              </table:table-cell>
              <table:table-cell office:value-type="float" office:value="83.51512">
                <text:p>83.51512</text:p>
              </table:table-cell>
              <table:table-cell office:value-type="float" office:value="73.93517">
                <text:p>73.93517</text:p>
              </table:table-cell>
              <table:table-cell office:value-type="float" office:value="74.02168">
                <text:p>74.02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0761">
                <text:p>77.0761</text:p>
              </table:table-cell>
              <table:table-cell office:value-type="float" office:value="73.38092">
                <text:p>73.38092</text:p>
              </table:table-cell>
              <table:table-cell office:value-type="float" office:value="78.47024">
                <text:p>78.47024</text:p>
              </table:table-cell>
              <table:table-cell office:value-type="float" office:value="73.47002">
                <text:p>73.47002</text:p>
              </table:table-cell>
              <table:table-cell office:value-type="float" office:value="76.90271">
                <text:p>76.90271</text:p>
              </table:table-cell>
              <table:table-cell office:value-type="float" office:value="73.37568">
                <text:p>73.37568</text:p>
              </table:table-cell>
              <table:table-cell office:value-type="float" office:value="73.62705">
                <text:p>73.62705</text:p>
              </table:table-cell>
              <table:table-cell office:value-type="float" office:value="73.27591">
                <text:p>73.27591</text:p>
              </table:table-cell>
              <table:table-cell office:value-type="float" office:value="73.55241">
                <text:p>73.55241</text:p>
              </table:table-cell>
              <table:table-cell office:value-type="float" office:value="74.60959">
                <text:p>74.60959</text:p>
              </table:table-cell>
              <table:table-cell office:value-type="float" office:value="79.56054">
                <text:p>79.56054</text:p>
              </table:table-cell>
              <table:table-cell office:value-type="float" office:value="73.7398">
                <text:p>73.7398</text:p>
              </table:table-cell>
              <table:table-cell office:value-type="float" office:value="73.73538">
                <text:p>73.73538</text:p>
              </table:table-cell>
              <table:table-cell office:value-type="float" office:value="73.47168">
                <text:p>73.47168</text:p>
              </table:table-cell>
              <table:table-cell office:value-type="float" office:value="75.44365">
                <text:p>75.44365</text:p>
              </table:table-cell>
              <table:table-cell office:value-type="float" office:value="73.92807">
                <text:p>73.92807</text:p>
              </table:table-cell>
              <table:table-cell office:value-type="float" office:value="82.23634">
                <text:p>82.23634</text:p>
              </table:table-cell>
              <table:table-cell office:value-type="float" office:value="83.43591">
                <text:p>83.43591</text:p>
              </table:table-cell>
              <table:table-cell office:value-type="float" office:value="73.6684">
                <text:p>73.6684</text:p>
              </table:table-cell>
              <table:table-cell office:value-type="float" office:value="73.73168">
                <text:p>73.731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.65102">
                <text:p>76.65102</text:p>
              </table:table-cell>
              <table:table-cell office:value-type="float" office:value="72.90443">
                <text:p>72.90443</text:p>
              </table:table-cell>
              <table:table-cell office:value-type="float" office:value="78.04977">
                <text:p>78.04977</text:p>
              </table:table-cell>
              <table:table-cell office:value-type="float" office:value="73.00684">
                <text:p>73.00684</text:p>
              </table:table-cell>
              <table:table-cell office:value-type="float" office:value="76.47239">
                <text:p>76.47239</text:p>
              </table:table-cell>
              <table:table-cell office:value-type="float" office:value="72.89913">
                <text:p>72.89913</text:p>
              </table:table-cell>
              <table:table-cell office:value-type="float" office:value="73.35577">
                <text:p>73.35577</text:p>
              </table:table-cell>
              <table:table-cell office:value-type="float" office:value="72.80423">
                <text:p>72.80423</text:p>
              </table:table-cell>
              <table:table-cell office:value-type="float" office:value="73.28099">
                <text:p>73.28099</text:p>
              </table:table-cell>
              <table:table-cell office:value-type="float" office:value="74.18339">
                <text:p>74.18339</text:p>
              </table:table-cell>
              <table:table-cell office:value-type="float" office:value="79.15048">
                <text:p>79.15048</text:p>
              </table:table-cell>
              <table:table-cell office:value-type="float" office:value="73.47282">
                <text:p>73.47282</text:p>
              </table:table-cell>
              <table:table-cell office:value-type="float" office:value="73.46815">
                <text:p>73.46815</text:p>
              </table:table-cell>
              <table:table-cell office:value-type="float" office:value="73.18148">
                <text:p>73.18148</text:p>
              </table:table-cell>
              <table:table-cell office:value-type="float" office:value="74.99972">
                <text:p>74.99972</text:p>
              </table:table-cell>
              <table:table-cell office:value-type="float" office:value="73.66125">
                <text:p>73.66125</text:p>
              </table:table-cell>
              <table:table-cell office:value-type="float" office:value="82.08633">
                <text:p>82.08633</text:p>
              </table:table-cell>
              <table:table-cell office:value-type="float" office:value="83.0812">
                <text:p>83.0812</text:p>
              </table:table-cell>
              <table:table-cell office:value-type="float" office:value="73.19678">
                <text:p>73.19678</text:p>
              </table:table-cell>
              <table:table-cell office:value-type="float" office:value="73.27856">
                <text:p>73.278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.42622">
                <text:p>76.42622</text:p>
              </table:table-cell>
              <table:table-cell office:value-type="float" office:value="72.61942">
                <text:p>72.61942</text:p>
              </table:table-cell>
              <table:table-cell office:value-type="float" office:value="77.84863">
                <text:p>77.84863</text:p>
              </table:table-cell>
              <table:table-cell office:value-type="float" office:value="72.72633">
                <text:p>72.72633</text:p>
              </table:table-cell>
              <table:table-cell office:value-type="float" office:value="76.24734">
                <text:p>76.24734</text:p>
              </table:table-cell>
              <table:table-cell office:value-type="float" office:value="72.61917">
                <text:p>72.61917</text:p>
              </table:table-cell>
              <table:table-cell office:value-type="float" office:value="72.87903">
                <text:p>72.87903</text:p>
              </table:table-cell>
              <table:table-cell office:value-type="float" office:value="72.51951">
                <text:p>72.51951</text:p>
              </table:table-cell>
              <table:table-cell office:value-type="float" office:value="72.80427">
                <text:p>72.80427</text:p>
              </table:table-cell>
              <table:table-cell office:value-type="float" office:value="73.89319">
                <text:p>73.89319</text:p>
              </table:table-cell>
              <table:table-cell office:value-type="float" office:value="78.97361">
                <text:p>78.97361</text:p>
              </table:table-cell>
              <table:table-cell office:value-type="float" office:value="73.00972">
                <text:p>73.00972</text:p>
              </table:table-cell>
              <table:table-cell office:value-type="float" office:value="73.16914">
                <text:p>73.16914</text:p>
              </table:table-cell>
              <table:table-cell office:value-type="float" office:value="72.7281">
                <text:p>72.7281</text:p>
              </table:table-cell>
              <table:table-cell office:value-type="float" office:value="74.75121">
                <text:p>74.75121</text:p>
              </table:table-cell>
              <table:table-cell office:value-type="float" office:value="73.19827">
                <text:p>73.19827</text:p>
              </table:table-cell>
              <table:table-cell office:value-type="float" office:value="81.69598">
                <text:p>81.69598</text:p>
              </table:table-cell>
              <table:table-cell office:value-type="float" office:value="82.98329">
                <text:p>82.98329</text:p>
              </table:table-cell>
              <table:table-cell office:value-type="float" office:value="72.92506">
                <text:p>72.92506</text:p>
              </table:table-cell>
              <table:table-cell office:value-type="float" office:value="72.98337">
                <text:p>72.983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.99062">
                <text:p>75.99062</text:p>
              </table:table-cell>
              <table:table-cell office:value-type="float" office:value="72.14281">
                <text:p>72.14281</text:p>
              </table:table-cell>
              <table:table-cell office:value-type="float" office:value="77.60084">
                <text:p>77.60084</text:p>
              </table:table-cell>
              <table:table-cell office:value-type="float" office:value="72.24931">
                <text:p>72.24931</text:p>
              </table:table-cell>
              <table:table-cell office:value-type="float" office:value="75.80851">
                <text:p>75.80851</text:p>
              </table:table-cell>
              <table:table-cell office:value-type="float" office:value="72.13759">
                <text:p>72.13759</text:p>
              </table:table-cell>
              <table:table-cell office:value-type="float" office:value="72.59429">
                <text:p>72.59429</text:p>
              </table:table-cell>
              <table:table-cell office:value-type="float" office:value="72.03777">
                <text:p>72.03777</text:p>
              </table:table-cell>
              <table:table-cell office:value-type="float" office:value="72.51935">
                <text:p>72.51935</text:p>
              </table:table-cell>
              <table:table-cell office:value-type="float" office:value="73.4532">
                <text:p>73.4532</text:p>
              </table:table-cell>
              <table:table-cell office:value-type="float" office:value="78.55871">
                <text:p>78.55871</text:p>
              </table:table-cell>
              <table:table-cell office:value-type="float" office:value="72.72934">
                <text:p>72.72934</text:p>
              </table:table-cell>
              <table:table-cell office:value-type="float" office:value="72.72434">
                <text:p>72.72434</text:p>
              </table:table-cell>
              <table:table-cell office:value-type="float" office:value="72.41923">
                <text:p>72.41923</text:p>
              </table:table-cell>
              <table:table-cell office:value-type="float" office:value="74.30217">
                <text:p>74.30217</text:p>
              </table:table-cell>
              <table:table-cell office:value-type="float" office:value="72.91796">
                <text:p>72.91796</text:p>
              </table:table-cell>
              <table:table-cell office:value-type="float" office:value="81.54465">
                <text:p>81.54465</text:p>
              </table:table-cell>
              <table:table-cell office:value-type="float" office:value="82.62374">
                <text:p>82.62374</text:p>
              </table:table-cell>
              <table:table-cell office:value-type="float" office:value="72.44841">
                <text:p>72.44841</text:p>
              </table:table-cell>
              <table:table-cell office:value-type="float" office:value="72.53039">
                <text:p>72.53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7608">
                <text:p>75.7608</text:p>
              </table:table-cell>
              <table:table-cell office:value-type="float" office:value="71.84941">
                <text:p>71.84941</text:p>
              </table:table-cell>
              <table:table-cell office:value-type="float" office:value="77.22232">
                <text:p>77.22232</text:p>
              </table:table-cell>
              <table:table-cell office:value-type="float" office:value="71.95866">
                <text:p>71.95866</text:p>
              </table:table-cell>
              <table:table-cell office:value-type="float" office:value="75.57348">
                <text:p>75.57348</text:p>
              </table:table-cell>
              <table:table-cell office:value-type="float" office:value="71.8442">
                <text:p>71.8442</text:p>
              </table:table-cell>
              <table:table-cell office:value-type="float" office:value="72.10896">
                <text:p>72.10896</text:p>
              </table:table-cell>
              <table:table-cell office:value-type="float" office:value="71.74467">
                <text:p>71.74467</text:p>
              </table:table-cell>
              <table:table-cell office:value-type="float" office:value="72.04258">
                <text:p>72.04258</text:p>
              </table:table-cell>
              <table:table-cell office:value-type="float" office:value="73.16265">
                <text:p>73.16265</text:p>
              </table:table-cell>
              <table:table-cell office:value-type="float" office:value="78.37147">
                <text:p>78.37147</text:p>
              </table:table-cell>
              <table:table-cell office:value-type="float" office:value="72.24748">
                <text:p>72.24748</text:p>
              </table:table-cell>
              <table:table-cell office:value-type="float" office:value="72.42049">
                <text:p>72.42049</text:p>
              </table:table-cell>
              <table:table-cell office:value-type="float" office:value="71.95222">
                <text:p>71.95222</text:p>
              </table:table-cell>
              <table:table-cell office:value-type="float" office:value="74.03998">
                <text:p>74.03998</text:p>
              </table:table-cell>
              <table:table-cell office:value-type="float" office:value="72.44109">
                <text:p>72.44109</text:p>
              </table:table-cell>
              <table:table-cell office:value-type="float" office:value="81.14978">
                <text:p>81.14978</text:p>
              </table:table-cell>
              <table:table-cell office:value-type="float" office:value="82.50859">
                <text:p>82.50859</text:p>
              </table:table-cell>
              <table:table-cell office:value-type="float" office:value="72.16329">
                <text:p>72.16329</text:p>
              </table:table-cell>
              <table:table-cell office:value-type="float" office:value="72.21322">
                <text:p>72.213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.31662">
                <text:p>75.31662</text:p>
              </table:table-cell>
              <table:table-cell office:value-type="float" office:value="71.35408">
                <text:p>71.35408</text:p>
              </table:table-cell>
              <table:table-cell office:value-type="float" office:value="76.96943">
                <text:p>76.96943</text:p>
              </table:table-cell>
              <table:table-cell office:value-type="float" office:value="71.46824">
                <text:p>71.46824</text:p>
              </table:table-cell>
              <table:table-cell office:value-type="float" office:value="75.12952">
                <text:p>75.12952</text:p>
              </table:table-cell>
              <table:table-cell office:value-type="float" office:value="71.354">
                <text:p>71.354</text:p>
              </table:table-cell>
              <table:table-cell office:value-type="float" office:value="71.81088">
                <text:p>71.81088</text:p>
              </table:table-cell>
              <table:table-cell office:value-type="float" office:value="71.25423">
                <text:p>71.25423</text:p>
              </table:table-cell>
              <table:table-cell office:value-type="float" office:value="71.74431">
                <text:p>71.74431</text:p>
              </table:table-cell>
              <table:table-cell office:value-type="float" office:value="72.70922">
                <text:p>72.70922</text:p>
              </table:table-cell>
              <table:table-cell office:value-type="float" office:value="78.12361">
                <text:p>78.12361</text:p>
              </table:table-cell>
              <table:table-cell office:value-type="float" office:value="71.96229">
                <text:p>71.96229</text:p>
              </table:table-cell>
              <table:table-cell office:value-type="float" office:value="71.94828">
                <text:p>71.94828</text:p>
              </table:table-cell>
              <table:table-cell office:value-type="float" office:value="71.64318">
                <text:p>71.64318</text:p>
              </table:table-cell>
              <table:table-cell office:value-type="float" office:value="73.57703">
                <text:p>73.57703</text:p>
              </table:table-cell>
              <table:table-cell office:value-type="float" office:value="72.1561">
                <text:p>72.1561</text:p>
              </table:table-cell>
              <table:table-cell office:value-type="float" office:value="80.99333">
                <text:p>80.99333</text:p>
              </table:table-cell>
              <table:table-cell office:value-type="float" office:value="82.12344">
                <text:p>82.12344</text:p>
              </table:table-cell>
              <table:table-cell office:value-type="float" office:value="71.6781">
                <text:p>71.6781</text:p>
              </table:table-cell>
              <table:table-cell office:value-type="float" office:value="71.74129">
                <text:p>71.74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.07315">
                <text:p>75.07315</text:p>
              </table:table-cell>
              <table:table-cell office:value-type="float" office:value="71.04729">
                <text:p>71.04729</text:p>
              </table:table-cell>
              <table:table-cell office:value-type="float" office:value="76.57199">
                <text:p>76.57199</text:p>
              </table:table-cell>
              <table:table-cell office:value-type="float" office:value="71.16937">
                <text:p>71.16937</text:p>
              </table:table-cell>
              <table:table-cell office:value-type="float" office:value="74.88097">
                <text:p>74.88097</text:p>
              </table:table-cell>
              <table:table-cell office:value-type="float" office:value="71.04222">
                <text:p>71.04222</text:p>
              </table:table-cell>
              <table:table-cell office:value-type="float" office:value="71.32032">
                <text:p>71.32032</text:p>
              </table:table-cell>
              <table:table-cell office:value-type="float" office:value="70.94254">
                <text:p>70.94254</text:p>
              </table:table-cell>
              <table:table-cell office:value-type="float" office:value="71.25289">
                <text:p>71.25289</text:p>
              </table:table-cell>
              <table:table-cell office:value-type="float" office:value="72.4002">
                <text:p>72.4002</text:p>
              </table:table-cell>
              <table:table-cell office:value-type="float" office:value="77.75021">
                <text:p>77.75021</text:p>
              </table:table-cell>
              <table:table-cell office:value-type="float" office:value="71.47159">
                <text:p>71.47159</text:p>
              </table:table-cell>
              <table:table-cell office:value-type="float" office:value="71.64439">
                <text:p>71.64439</text:p>
              </table:table-cell>
              <table:table-cell office:value-type="float" office:value="71.16225">
                <text:p>71.16225</text:p>
              </table:table-cell>
              <table:table-cell office:value-type="float" office:value="73.30995">
                <text:p>73.30995</text:p>
              </table:table-cell>
              <table:table-cell office:value-type="float" office:value="71.67068">
                <text:p>71.67068</text:p>
              </table:table-cell>
              <table:table-cell office:value-type="float" office:value="80.59339">
                <text:p>80.59339</text:p>
              </table:table-cell>
              <table:table-cell office:value-type="float" office:value="81.96858">
                <text:p>81.96858</text:p>
              </table:table-cell>
              <table:table-cell office:value-type="float" office:value="71.37951">
                <text:p>71.37951</text:p>
              </table:table-cell>
              <table:table-cell office:value-type="float" office:value="71.42405">
                <text:p>71.42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.62381">
                <text:p>74.62381</text:p>
              </table:table-cell>
              <table:table-cell office:value-type="float" office:value="70.55171">
                <text:p>70.55171</text:p>
              </table:table-cell>
              <table:table-cell office:value-type="float" office:value="76.31377">
                <text:p>76.31377</text:p>
              </table:table-cell>
              <table:table-cell office:value-type="float" office:value="70.66981">
                <text:p>70.66981</text:p>
              </table:table-cell>
              <table:table-cell office:value-type="float" office:value="74.43168">
                <text:p>74.43168</text:p>
              </table:table-cell>
              <table:table-cell office:value-type="float" office:value="70.55172">
                <text:p>70.55172</text:p>
              </table:table-cell>
              <table:table-cell office:value-type="float" office:value="71.01746">
                <text:p>71.01746</text:p>
              </table:table-cell>
              <table:table-cell office:value-type="float" office:value="70.43797">
                <text:p>70.43797</text:p>
              </table:table-cell>
              <table:table-cell office:value-type="float" office:value="70.94128">
                <text:p>70.94128</text:p>
              </table:table-cell>
              <table:table-cell office:value-type="float" office:value="71.93334">
                <text:p>71.93334</text:p>
              </table:table-cell>
              <table:table-cell office:value-type="float" office:value="77.49737">
                <text:p>77.49737</text:p>
              </table:table-cell>
              <table:table-cell office:value-type="float" office:value="71.17287">
                <text:p>71.17287</text:p>
              </table:table-cell>
              <table:table-cell office:value-type="float" office:value="71.15877">
                <text:p>71.15877</text:p>
              </table:table-cell>
              <table:table-cell office:value-type="float" office:value="70.84472">
                <text:p>70.84472</text:p>
              </table:table-cell>
              <table:table-cell office:value-type="float" office:value="72.84197">
                <text:p>72.84197</text:p>
              </table:table-cell>
              <table:table-cell office:value-type="float" office:value="71.37213">
                <text:p>71.37213</text:p>
              </table:table-cell>
              <table:table-cell office:value-type="float" office:value="80.43182">
                <text:p>80.43182</text:p>
              </table:table-cell>
              <table:table-cell office:value-type="float" office:value="81.58348">
                <text:p>81.58348</text:p>
              </table:table-cell>
              <table:table-cell office:value-type="float" office:value="70.88891">
                <text:p>70.88891</text:p>
              </table:table-cell>
              <table:table-cell office:value-type="float" office:value="70.94385">
                <text:p>70.94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.37555">
                <text:p>74.37555</text:p>
              </table:table-cell>
              <table:table-cell office:value-type="float" office:value="70.23153">
                <text:p>70.23153</text:p>
              </table:table-cell>
              <table:table-cell office:value-type="float" office:value="75.91143">
                <text:p>75.91143</text:p>
              </table:table-cell>
              <table:table-cell office:value-type="float" office:value="70.35768">
                <text:p>70.35768</text:p>
              </table:table-cell>
              <table:table-cell office:value-type="float" office:value="74.17809">
                <text:p>74.17809</text:p>
              </table:table-cell>
              <table:table-cell office:value-type="float" office:value="70.22649">
                <text:p>70.22649</text:p>
              </table:table-cell>
              <table:table-cell office:value-type="float" office:value="70.51308">
                <text:p>70.51308</text:p>
              </table:table-cell>
              <table:table-cell office:value-type="float" office:value="70.11809">
                <text:p>70.11809</text:p>
              </table:table-cell>
              <table:table-cell office:value-type="float" office:value="70.43696">
                <text:p>70.43696</text:p>
              </table:table-cell>
              <table:table-cell office:value-type="float" office:value="71.62439">
                <text:p>71.62439</text:p>
              </table:table-cell>
              <table:table-cell office:value-type="float" office:value="77.11384">
                <text:p>77.11384</text:p>
              </table:table-cell>
              <table:table-cell office:value-type="float" office:value="70.84669">
                <text:p>70.84669</text:p>
              </table:table-cell>
              <table:table-cell office:value-type="float" office:value="70.84123">
                <text:p>70.84123</text:p>
              </table:table-cell>
              <table:table-cell office:value-type="float" office:value="70.35924">
                <text:p>70.35924</text:p>
              </table:table-cell>
              <table:table-cell office:value-type="float" office:value="72.56155">
                <text:p>72.56155</text:p>
              </table:table-cell>
              <table:table-cell office:value-type="float" office:value="70.88143">
                <text:p>70.88143</text:p>
              </table:table-cell>
              <table:table-cell office:value-type="float" office:value="80.02673">
                <text:p>80.02673</text:p>
              </table:table-cell>
              <table:table-cell office:value-type="float" office:value="81.43203">
                <text:p>81.43203</text:p>
              </table:table-cell>
              <table:table-cell office:value-type="float" office:value="70.57713">
                <text:p>70.57713</text:p>
              </table:table-cell>
              <table:table-cell office:value-type="float" office:value="70.62179">
                <text:p>70.621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91256">
                <text:p>73.91256</text:p>
              </table:table-cell>
              <table:table-cell office:value-type="float" office:value="69.72729">
                <text:p>69.72729</text:p>
              </table:table-cell>
              <table:table-cell office:value-type="float" office:value="75.63967">
                <text:p>75.63967</text:p>
              </table:table-cell>
              <table:table-cell office:value-type="float" office:value="69.85338">
                <text:p>69.85338</text:p>
              </table:table-cell>
              <table:table-cell office:value-type="float" office:value="73.72011">
                <text:p>73.72011</text:p>
              </table:table-cell>
              <table:table-cell office:value-type="float" office:value="69.7221">
                <text:p>69.7221</text:p>
              </table:table-cell>
              <table:table-cell office:value-type="float" office:value="70.19319">
                <text:p>70.19319</text:p>
              </table:table-cell>
              <table:table-cell office:value-type="float" office:value="69.60856">
                <text:p>69.60856</text:p>
              </table:table-cell>
              <table:table-cell office:value-type="float" office:value="70.11719">
                <text:p>70.11719</text:p>
              </table:table-cell>
              <table:table-cell office:value-type="float" office:value="71.14352">
                <text:p>71.14352</text:p>
              </table:table-cell>
              <table:table-cell office:value-type="float" office:value="76.85255">
                <text:p>76.85255</text:p>
              </table:table-cell>
              <table:table-cell office:value-type="float" office:value="70.36111">
                <text:p>70.36111</text:p>
              </table:table-cell>
              <table:table-cell office:value-type="float" office:value="70.35566">
                <text:p>70.35566</text:p>
              </table:table-cell>
              <table:table-cell office:value-type="float" office:value="70.02793">
                <text:p>70.02793</text:p>
              </table:table-cell>
              <table:table-cell office:value-type="float" office:value="72.08467">
                <text:p>72.08467</text:p>
              </table:table-cell>
              <table:table-cell office:value-type="float" office:value="70.56955">
                <text:p>70.56955</text:p>
              </table:table-cell>
              <table:table-cell office:value-type="float" office:value="79.85469">
                <text:p>79.85469</text:p>
              </table:table-cell>
              <table:table-cell office:value-type="float" office:value="81.03714">
                <text:p>81.03714</text:p>
              </table:table-cell>
              <table:table-cell office:value-type="float" office:value="70.07265">
                <text:p>70.07265</text:p>
              </table:table-cell>
              <table:table-cell office:value-type="float" office:value="70.12309">
                <text:p>70.12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64567">
                <text:p>73.64567</text:p>
              </table:table-cell>
              <table:table-cell office:value-type="float" office:value="69.39373">
                <text:p>69.39373</text:p>
              </table:table-cell>
              <table:table-cell office:value-type="float" office:value="75.22334">
                <text:p>75.22334</text:p>
              </table:table-cell>
              <table:table-cell office:value-type="float" office:value="69.52787">
                <text:p>69.52787</text:p>
              </table:table-cell>
              <table:table-cell office:value-type="float" office:value="73.45294">
                <text:p>73.45294</text:p>
              </table:table-cell>
              <table:table-cell office:value-type="float" office:value="69.38844">
                <text:p>69.38844</text:p>
              </table:table-cell>
              <table:table-cell office:value-type="float" office:value="69.68882">
                <text:p>69.68882</text:p>
              </table:table-cell>
              <table:table-cell office:value-type="float" office:value="69.27519">
                <text:p>69.27519</text:p>
              </table:table-cell>
              <table:table-cell office:value-type="float" office:value="69.61286">
                <text:p>69.61286</text:p>
              </table:table-cell>
              <table:table-cell office:value-type="float" office:value="70.82598">
                <text:p>70.82598</text:p>
              </table:table-cell>
              <table:table-cell office:value-type="float" office:value="76.46385">
                <text:p>76.46385</text:p>
              </table:table-cell>
              <table:table-cell office:value-type="float" office:value="70.03008">
                <text:p>70.03008</text:p>
              </table:table-cell>
              <table:table-cell office:value-type="float" office:value="70.02462">
                <text:p>70.02462</text:p>
              </table:table-cell>
              <table:table-cell office:value-type="float" office:value="69.52919">
                <text:p>69.52919</text:p>
              </table:table-cell>
              <table:table-cell office:value-type="float" office:value="71.78579">
                <text:p>71.78579</text:p>
              </table:table-cell>
              <table:table-cell office:value-type="float" office:value="70.0652">
                <text:p>70.0652</text:p>
              </table:table-cell>
              <table:table-cell office:value-type="float" office:value="79.44978">
                <text:p>79.44978</text:p>
              </table:table-cell>
              <table:table-cell office:value-type="float" office:value="80.88045">
                <text:p>80.88045</text:p>
              </table:table-cell>
              <table:table-cell office:value-type="float" office:value="69.74736">
                <text:p>69.74736</text:p>
              </table:table-cell>
              <table:table-cell office:value-type="float" office:value="69.79224">
                <text:p>69.79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.18278">
                <text:p>73.18278</text:p>
              </table:table-cell>
              <table:table-cell office:value-type="float" office:value="68.87575">
                <text:p>68.87575</text:p>
              </table:table-cell>
              <table:table-cell office:value-type="float" office:value="74.9518">
                <text:p>74.9518</text:p>
              </table:table-cell>
              <table:table-cell office:value-type="float" office:value="69.00958">
                <text:p>69.00958</text:p>
              </table:table-cell>
              <table:table-cell office:value-type="float" office:value="73.14821">
                <text:p>73.14821</text:p>
              </table:table-cell>
              <table:table-cell office:value-type="float" office:value="68.87016">
                <text:p>68.87016</text:p>
              </table:table-cell>
              <table:table-cell office:value-type="float" office:value="69.3506">
                <text:p>69.3506</text:p>
              </table:table-cell>
              <table:table-cell office:value-type="float" office:value="68.75706">
                <text:p>68.75706</text:p>
              </table:table-cell>
              <table:table-cell office:value-type="float" office:value="69.27467">
                <text:p>69.27467</text:p>
              </table:table-cell>
              <table:table-cell office:value-type="float" office:value="70.34067">
                <text:p>70.34067</text:p>
              </table:table-cell>
              <table:table-cell office:value-type="float" office:value="76.19707">
                <text:p>76.19707</text:p>
              </table:table-cell>
              <table:table-cell office:value-type="float" office:value="69.53106">
                <text:p>69.53106</text:p>
              </table:table-cell>
              <table:table-cell office:value-type="float" office:value="69.51682">
                <text:p>69.51682</text:p>
              </table:table-cell>
              <table:table-cell office:value-type="float" office:value="69.18472">
                <text:p>69.18472</text:p>
              </table:table-cell>
              <table:table-cell office:value-type="float" office:value="71.29519">
                <text:p>71.29519</text:p>
              </table:table-cell>
              <table:table-cell office:value-type="float" office:value="69.73967">
                <text:p>69.73967</text:p>
              </table:table-cell>
              <table:table-cell office:value-type="float" office:value="79.27274">
                <text:p>79.27274</text:p>
              </table:table-cell>
              <table:table-cell office:value-type="float" office:value="80.48576">
                <text:p>80.48576</text:p>
              </table:table-cell>
              <table:table-cell office:value-type="float" office:value="69.23415">
                <text:p>69.23415</text:p>
              </table:table-cell>
              <table:table-cell office:value-type="float" office:value="69.28492">
                <text:p>69.28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90245">
                <text:p>72.90245</text:p>
              </table:table-cell>
              <table:table-cell office:value-type="float" office:value="68.52886">
                <text:p>68.52886</text:p>
              </table:table-cell>
              <table:table-cell office:value-type="float" office:value="74.52552">
                <text:p>74.52552</text:p>
              </table:table-cell>
              <table:table-cell office:value-type="float" office:value="68.67583">
                <text:p>68.67583</text:p>
              </table:table-cell>
              <table:table-cell office:value-type="float" office:value="72.69502">
                <text:p>72.69502</text:p>
              </table:table-cell>
              <table:table-cell office:value-type="float" office:value="68.52328">
                <text:p>68.52328</text:p>
              </table:table-cell>
              <table:table-cell office:value-type="float" office:value="68.83222">
                <text:p>68.83222</text:p>
              </table:table-cell>
              <table:table-cell office:value-type="float" office:value="68.41052">
                <text:p>68.41052</text:p>
              </table:table-cell>
              <table:table-cell office:value-type="float" office:value="68.75652">
                <text:p>68.75652</text:p>
              </table:table-cell>
              <table:table-cell office:value-type="float" office:value="70.00966">
                <text:p>70.00966</text:p>
              </table:table-cell>
              <table:table-cell office:value-type="float" office:value="75.79478">
                <text:p>75.79478</text:p>
              </table:table-cell>
              <table:table-cell office:value-type="float" office:value="69.18655">
                <text:p>69.18655</text:p>
              </table:table-cell>
              <table:table-cell office:value-type="float" office:value="69.18093">
                <text:p>69.18093</text:p>
              </table:table-cell>
              <table:table-cell office:value-type="float" office:value="68.67197">
                <text:p>68.67197</text:p>
              </table:table-cell>
              <table:table-cell office:value-type="float" office:value="70.99651">
                <text:p>70.99651</text:p>
              </table:table-cell>
              <table:table-cell office:value-type="float" office:value="69.22649">
                <text:p>69.22649</text:p>
              </table:table-cell>
              <table:table-cell office:value-type="float" office:value="78.86273">
                <text:p>78.86273</text:p>
              </table:table-cell>
              <table:table-cell office:value-type="float" office:value="80.31897">
                <text:p>80.31897</text:p>
              </table:table-cell>
              <table:table-cell office:value-type="float" office:value="68.89556">
                <text:p>68.89556</text:p>
              </table:table-cell>
              <table:table-cell office:value-type="float" office:value="68.94059">
                <text:p>68.94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.42558">
                <text:p>72.42558</text:p>
              </table:table-cell>
              <table:table-cell office:value-type="float" office:value="68.0107">
                <text:p>68.0107</text:p>
              </table:table-cell>
              <table:table-cell office:value-type="float" office:value="74.24017">
                <text:p>74.24017</text:p>
              </table:table-cell>
              <table:table-cell office:value-type="float" office:value="68.15753">
                <text:p>68.15753</text:p>
              </table:table-cell>
              <table:table-cell office:value-type="float" office:value="72.39116">
                <text:p>72.39116</text:p>
              </table:table-cell>
              <table:table-cell office:value-type="float" office:value="67.99645">
                <text:p>67.99645</text:p>
              </table:table-cell>
              <table:table-cell office:value-type="float" office:value="68.48569">
                <text:p>68.48569</text:p>
              </table:table-cell>
              <table:table-cell office:value-type="float" office:value="67.88367">
                <text:p>67.88367</text:p>
              </table:table-cell>
              <table:table-cell office:value-type="float" office:value="68.40987">
                <text:p>68.40987</text:p>
              </table:table-cell>
              <table:table-cell office:value-type="float" office:value="69.51061">
                <text:p>69.51061</text:p>
              </table:table-cell>
              <table:table-cell office:value-type="float" office:value="75.52323">
                <text:p>75.52323</text:p>
              </table:table-cell>
              <table:table-cell office:value-type="float" office:value="68.67423">
                <text:p>68.67423</text:p>
              </table:table-cell>
              <table:table-cell office:value-type="float" office:value="68.66463">
                <text:p>68.66463</text:p>
              </table:table-cell>
              <table:table-cell office:value-type="float" office:value="68.31857">
                <text:p>68.31857</text:p>
              </table:table-cell>
              <table:table-cell office:value-type="float" office:value="70.49232">
                <text:p>70.49232</text:p>
              </table:table-cell>
              <table:table-cell office:value-type="float" office:value="68.88802">
                <text:p>68.88802</text:p>
              </table:table-cell>
              <table:table-cell office:value-type="float" office:value="78.6755">
                <text:p>78.6755</text:p>
              </table:table-cell>
              <table:table-cell office:value-type="float" office:value="79.91916">
                <text:p>79.91916</text:p>
              </table:table-cell>
              <table:table-cell office:value-type="float" office:value="68.37737">
                <text:p>68.37737</text:p>
              </table:table-cell>
              <table:table-cell office:value-type="float" office:value="68.4199">
                <text:p>68.4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.14031">
                <text:p>72.14031</text:p>
              </table:table-cell>
              <table:table-cell office:value-type="float" office:value="67.6504">
                <text:p>67.6504</text:p>
              </table:table-cell>
              <table:table-cell office:value-type="float" office:value="73.80893">
                <text:p>73.80893</text:p>
              </table:table-cell>
              <table:table-cell office:value-type="float" office:value="67.79664">
                <text:p>67.79664</text:p>
              </table:table-cell>
              <table:table-cell office:value-type="float" office:value="71.93294">
                <text:p>71.93294</text:p>
              </table:table-cell>
              <table:table-cell office:value-type="float" office:value="67.64124">
                <text:p>67.64124</text:p>
              </table:table-cell>
              <table:table-cell office:value-type="float" office:value="67.95873">
                <text:p>67.95873</text:p>
              </table:table-cell>
              <table:table-cell office:value-type="float" office:value="67.52382">
                <text:p>67.52382</text:p>
              </table:table-cell>
              <table:table-cell office:value-type="float" office:value="67.88284">
                <text:p>67.88284</text:p>
              </table:table-cell>
              <table:table-cell office:value-type="float" office:value="69.16591">
                <text:p>69.16591</text:p>
              </table:table-cell>
              <table:table-cell office:value-type="float" office:value="75.11064">
                <text:p>75.11064</text:p>
              </table:table-cell>
              <table:table-cell office:value-type="float" office:value="68.32983">
                <text:p>68.32983</text:p>
              </table:table-cell>
              <table:table-cell office:value-type="float" office:value="68.32009">
                <text:p>68.32009</text:p>
              </table:table-cell>
              <table:table-cell office:value-type="float" office:value="67.79757">
                <text:p>67.79757</text:p>
              </table:table-cell>
              <table:table-cell office:value-type="float" office:value="70.18023">
                <text:p>70.18023</text:p>
              </table:table-cell>
              <table:table-cell office:value-type="float" office:value="68.36982">
                <text:p>68.36982</text:p>
              </table:table-cell>
              <table:table-cell office:value-type="float" office:value="78.26029">
                <text:p>78.26029</text:p>
              </table:table-cell>
              <table:table-cell office:value-type="float" office:value="79.74702">
                <text:p>79.74702</text:p>
              </table:table-cell>
              <table:table-cell office:value-type="float" office:value="68.03051">
                <text:p>68.03051</text:p>
              </table:table-cell>
              <table:table-cell office:value-type="float" office:value="68.06218">
                <text:p>68.06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65483">
                <text:p>71.65483</text:p>
              </table:table-cell>
              <table:table-cell office:value-type="float" office:value="67.11482">
                <text:p>67.11482</text:p>
              </table:table-cell>
              <table:table-cell office:value-type="float" office:value="73.51011">
                <text:p>73.51011</text:p>
              </table:table-cell>
              <table:table-cell office:value-type="float" office:value="67.26969">
                <text:p>67.26969</text:p>
              </table:table-cell>
              <table:table-cell office:value-type="float" office:value="71.61555">
                <text:p>71.61555</text:p>
              </table:table-cell>
              <table:table-cell office:value-type="float" office:value="67.10928">
                <text:p>67.10928</text:p>
              </table:table-cell>
              <table:table-cell office:value-type="float" office:value="67.5989">
                <text:p>67.5989</text:p>
              </table:table-cell>
              <table:table-cell office:value-type="float" office:value="66.99189">
                <text:p>66.99189</text:p>
              </table:table-cell>
              <table:table-cell office:value-type="float" office:value="67.52297">
                <text:p>67.52297</text:p>
              </table:table-cell>
              <table:table-cell office:value-type="float" office:value="68.65351">
                <text:p>68.65351</text:p>
              </table:table-cell>
              <table:table-cell office:value-type="float" office:value="74.82516">
                <text:p>74.82516</text:p>
              </table:table-cell>
              <table:table-cell office:value-type="float" office:value="67.80038">
                <text:p>67.80038</text:p>
              </table:table-cell>
              <table:table-cell office:value-type="float" office:value="67.7943">
                <text:p>67.7943</text:p>
              </table:table-cell>
              <table:table-cell office:value-type="float" office:value="67.43974">
                <text:p>67.43974</text:p>
              </table:table-cell>
              <table:table-cell office:value-type="float" office:value="69.67575">
                <text:p>69.67575</text:p>
              </table:table-cell>
              <table:table-cell office:value-type="float" office:value="68.02305">
                <text:p>68.02305</text:p>
              </table:table-cell>
              <table:table-cell office:value-type="float" office:value="78.06802">
                <text:p>78.06802</text:p>
              </table:table-cell>
              <table:table-cell office:value-type="float" office:value="79.34232">
                <text:p>79.34232</text:p>
              </table:table-cell>
              <table:table-cell office:value-type="float" office:value="67.50342">
                <text:p>67.50342</text:p>
              </table:table-cell>
              <table:table-cell office:value-type="float" office:value="67.53286">
                <text:p>67.53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35619">
                <text:p>71.35619</text:p>
              </table:table-cell>
              <table:table-cell office:value-type="float" office:value="66.74627">
                <text:p>66.74627</text:p>
              </table:table-cell>
              <table:table-cell office:value-type="float" office:value="73.06561">
                <text:p>73.06561</text:p>
              </table:table-cell>
              <table:table-cell office:value-type="float" office:value="66.90083">
                <text:p>66.90083</text:p>
              </table:table-cell>
              <table:table-cell office:value-type="float" office:value="71.1436">
                <text:p>71.1436</text:p>
              </table:table-cell>
              <table:table-cell office:value-type="float" office:value="66.74086">
                <text:p>66.74086</text:p>
              </table:table-cell>
              <table:table-cell office:value-type="float" office:value="67.0581">
                <text:p>67.0581</text:p>
              </table:table-cell>
              <table:table-cell office:value-type="float" office:value="66.61499">
                <text:p>66.61499</text:p>
              </table:table-cell>
              <table:table-cell office:value-type="float" office:value="66.99568">
                <text:p>66.99568</text:p>
              </table:table-cell>
              <table:table-cell office:value-type="float" office:value="68.30043">
                <text:p>68.30043</text:p>
              </table:table-cell>
              <table:table-cell office:value-type="float" office:value="74.40424">
                <text:p>74.40424</text:p>
              </table:table-cell>
              <table:table-cell office:value-type="float" office:value="67.44742">
                <text:p>67.44742</text:p>
              </table:table-cell>
              <table:table-cell office:value-type="float" office:value="67.44135">
                <text:p>67.44135</text:p>
              </table:table-cell>
              <table:table-cell office:value-type="float" office:value="66.89653">
                <text:p>66.89653</text:p>
              </table:table-cell>
              <table:table-cell office:value-type="float" office:value="69.34162">
                <text:p>69.34162</text:p>
              </table:table-cell>
              <table:table-cell office:value-type="float" office:value="67.496">
                <text:p>67.496</text:p>
              </table:table-cell>
              <table:table-cell office:value-type="float" office:value="77.6393">
                <text:p>77.6393</text:p>
              </table:table-cell>
              <table:table-cell office:value-type="float" office:value="79.16508">
                <text:p>79.16508</text:p>
              </table:table-cell>
              <table:table-cell office:value-type="float" office:value="67.13457">
                <text:p>67.13457</text:p>
              </table:table-cell>
              <table:table-cell office:value-type="float" office:value="67.1666">
                <text:p>67.16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.86543">
                <text:p>70.86543</text:p>
              </table:table-cell>
              <table:table-cell office:value-type="float" office:value="66.2055">
                <text:p>66.2055</text:p>
              </table:table-cell>
              <table:table-cell office:value-type="float" office:value="72.76174">
                <text:p>72.76174</text:p>
              </table:table-cell>
              <table:table-cell office:value-type="float" office:value="66.35991">
                <text:p>66.35991</text:p>
              </table:table-cell>
              <table:table-cell office:value-type="float" office:value="70.8212">
                <text:p>70.8212</text:p>
              </table:table-cell>
              <table:table-cell office:value-type="float" office:value="66.19149">
                <text:p>66.19149</text:p>
              </table:table-cell>
              <table:table-cell office:value-type="float" office:value="66.69">
                <text:p>66.69</text:p>
              </table:table-cell>
              <table:table-cell office:value-type="float" office:value="66.07382">
                <text:p>66.07382</text:p>
              </table:table-cell>
              <table:table-cell office:value-type="float" office:value="66.6136">
                <text:p>66.6136</text:p>
              </table:table-cell>
              <table:table-cell office:value-type="float" office:value="67.77945">
                <text:p>67.77945</text:p>
              </table:table-cell>
              <table:table-cell office:value-type="float" office:value="74.114">
                <text:p>74.114</text:p>
              </table:table-cell>
              <table:table-cell office:value-type="float" office:value="66.90423">
                <text:p>66.90423</text:p>
              </table:table-cell>
              <table:table-cell office:value-type="float" office:value="66.89331">
                <text:p>66.89331</text:p>
              </table:table-cell>
              <table:table-cell office:value-type="float" office:value="66.53003">
                <text:p>66.53003</text:p>
              </table:table-cell>
              <table:table-cell office:value-type="float" office:value="68.83208">
                <text:p>68.83208</text:p>
              </table:table-cell>
              <table:table-cell office:value-type="float" office:value="67.12717">
                <text:p>67.12717</text:p>
              </table:table-cell>
              <table:table-cell office:value-type="float" office:value="77.4332">
                <text:p>77.4332</text:p>
              </table:table-cell>
              <table:table-cell office:value-type="float" office:value="78.75531">
                <text:p>78.75531</text:p>
              </table:table-cell>
              <table:table-cell office:value-type="float" office:value="66.60244">
                <text:p>66.60244</text:p>
              </table:table-cell>
              <table:table-cell office:value-type="float" office:value="66.62392">
                <text:p>66.62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55346">
                <text:p>70.55346</text:p>
              </table:table-cell>
              <table:table-cell office:value-type="float" office:value="65.81497">
                <text:p>65.81497</text:p>
              </table:table-cell>
              <table:table-cell office:value-type="float" office:value="72.30864">
                <text:p>72.30864</text:p>
              </table:table-cell>
              <table:table-cell office:value-type="float" office:value="65.98229">
                <text:p>65.98229</text:p>
              </table:table-cell>
              <table:table-cell office:value-type="float" office:value="70.32727">
                <text:p>70.32727</text:p>
              </table:table-cell>
              <table:table-cell office:value-type="float" office:value="65.81457">
                <text:p>65.81457</text:p>
              </table:table-cell>
              <table:table-cell office:value-type="float" office:value="66.14909">
                <text:p>66.14909</text:p>
              </table:table-cell>
              <table:table-cell office:value-type="float" office:value="65.68847">
                <text:p>65.68847</text:p>
              </table:table-cell>
              <table:table-cell office:value-type="float" office:value="66.07772">
                <text:p>66.07772</text:p>
              </table:table-cell>
              <table:table-cell office:value-type="float" office:value="67.42153">
                <text:p>67.42153</text:p>
              </table:table-cell>
              <table:table-cell office:value-type="float" office:value="73.68279">
                <text:p>73.68279</text:p>
              </table:table-cell>
              <table:table-cell office:value-type="float" office:value="66.53775">
                <text:p>66.53775</text:p>
              </table:table-cell>
              <table:table-cell office:value-type="float" office:value="66.53167">
                <text:p>66.53167</text:p>
              </table:table-cell>
              <table:table-cell office:value-type="float" office:value="65.97838">
                <text:p>65.97838</text:p>
              </table:table-cell>
              <table:table-cell office:value-type="float" office:value="68.48479">
                <text:p>68.48479</text:p>
              </table:table-cell>
              <table:table-cell office:value-type="float" office:value="66.5951">
                <text:p>66.5951</text:p>
              </table:table-cell>
              <table:table-cell office:value-type="float" office:value="77.00819">
                <text:p>77.00819</text:p>
              </table:table-cell>
              <table:table-cell office:value-type="float" office:value="78.57303">
                <text:p>78.57303</text:p>
              </table:table-cell>
              <table:table-cell office:value-type="float" office:value="66.22536">
                <text:p>66.22536</text:p>
              </table:table-cell>
              <table:table-cell office:value-type="float" office:value="66.25758">
                <text:p>66.257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04902">
                <text:p>70.04902</text:p>
              </table:table-cell>
              <table:table-cell office:value-type="float" office:value="65.26538">
                <text:p>65.26538</text:p>
              </table:table-cell>
              <table:table-cell office:value-type="float" office:value="71.99984">
                <text:p>71.99984</text:p>
              </table:table-cell>
              <table:table-cell office:value-type="float" office:value="65.43633">
                <text:p>65.43633</text:p>
              </table:table-cell>
              <table:table-cell office:value-type="float" office:value="69.99628">
                <text:p>69.99628</text:p>
              </table:table-cell>
              <table:table-cell office:value-type="float" office:value="65.26">
                <text:p>65.26</text:p>
              </table:table-cell>
              <table:table-cell office:value-type="float" office:value="65.75897">
                <text:p>65.75897</text:p>
              </table:table-cell>
              <table:table-cell office:value-type="float" office:value="65.13383">
                <text:p>65.13383</text:p>
              </table:table-cell>
              <table:table-cell office:value-type="float" office:value="65.69637">
                <text:p>65.69637</text:p>
              </table:table-cell>
              <table:table-cell office:value-type="float" office:value="66.8783">
                <text:p>66.8783</text:p>
              </table:table-cell>
              <table:table-cell office:value-type="float" office:value="73.38399">
                <text:p>73.38399</text:p>
              </table:table-cell>
              <table:table-cell office:value-type="float" office:value="65.98991">
                <text:p>65.98991</text:p>
              </table:table-cell>
              <table:table-cell office:value-type="float" office:value="65.97524">
                <text:p>65.97524</text:p>
              </table:table-cell>
              <table:table-cell office:value-type="float" office:value="65.61178">
                <text:p>65.61178</text:p>
              </table:table-cell>
              <table:table-cell office:value-type="float" office:value="67.96647">
                <text:p>67.96647</text:p>
              </table:table-cell>
              <table:table-cell office:value-type="float" office:value="66.21794">
                <text:p>66.21794</text:p>
              </table:table-cell>
              <table:table-cell office:value-type="float" office:value="76.79717">
                <text:p>76.79717</text:p>
              </table:table-cell>
              <table:table-cell office:value-type="float" office:value="78.15829">
                <text:p>78.15829</text:p>
              </table:table-cell>
              <table:table-cell office:value-type="float" office:value="65.67576">
                <text:p>65.67576</text:p>
              </table:table-cell>
              <table:table-cell office:value-type="float" office:value="65.6924">
                <text:p>65.6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.72373">
                <text:p>69.72373</text:p>
              </table:table-cell>
              <table:table-cell office:value-type="float" office:value="64.87512">
                <text:p>64.87512</text:p>
              </table:table-cell>
              <table:table-cell office:value-type="float" office:value="71.52786">
                <text:p>71.52786</text:p>
              </table:table-cell>
              <table:table-cell office:value-type="float" office:value="65.04572">
                <text:p>65.04572</text:p>
              </table:table-cell>
              <table:table-cell office:value-type="float" office:value="69.49699">
                <text:p>69.49699</text:p>
              </table:table-cell>
              <table:table-cell office:value-type="float" office:value="64.86616">
                <text:p>64.86616</text:p>
              </table:table-cell>
              <table:table-cell office:value-type="float" office:value="65.20926">
                <text:p>65.20926</text:p>
              </table:table-cell>
              <table:table-cell office:value-type="float" office:value="64.73528">
                <text:p>64.73528</text:p>
              </table:table-cell>
              <table:table-cell office:value-type="float" office:value="65.13793">
                <text:p>65.13793</text:p>
              </table:table-cell>
              <table:table-cell office:value-type="float" office:value="66.51174">
                <text:p>66.51174</text:p>
              </table:table-cell>
              <table:table-cell office:value-type="float" office:value="72.93937">
                <text:p>72.93937</text:p>
              </table:table-cell>
              <table:table-cell office:value-type="float" office:value="65.61485">
                <text:p>65.61485</text:p>
              </table:table-cell>
              <table:table-cell office:value-type="float" office:value="65.60797">
                <text:p>65.60797</text:p>
              </table:table-cell>
              <table:table-cell office:value-type="float" office:value="65.04674">
                <text:p>65.04674</text:p>
              </table:table-cell>
              <table:table-cell office:value-type="float" office:value="67.61086">
                <text:p>67.61086</text:p>
              </table:table-cell>
              <table:table-cell office:value-type="float" office:value="65.67709">
                <text:p>65.67709</text:p>
              </table:table-cell>
              <table:table-cell office:value-type="float" office:value="76.35834">
                <text:p>76.35834</text:p>
              </table:table-cell>
              <table:table-cell office:value-type="float" office:value="77.96559">
                <text:p>77.96559</text:p>
              </table:table-cell>
              <table:table-cell office:value-type="float" office:value="65.29882">
                <text:p>65.29882</text:p>
              </table:table-cell>
              <table:table-cell office:value-type="float" office:value="65.31745">
                <text:p>65.317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.21933">
                <text:p>69.21933</text:p>
              </table:table-cell>
              <table:table-cell office:value-type="float" office:value="64.31643">
                <text:p>64.31643</text:p>
              </table:table-cell>
              <table:table-cell office:value-type="float" office:value="71.21052">
                <text:p>71.21052</text:p>
              </table:table-cell>
              <table:table-cell office:value-type="float" office:value="64.48677">
                <text:p>64.48677</text:p>
              </table:table-cell>
              <table:table-cell office:value-type="float" office:value="69.16603">
                <text:p>69.16603</text:p>
              </table:table-cell>
              <table:table-cell office:value-type="float" office:value="64.3027">
                <text:p>64.3027</text:p>
              </table:table-cell>
              <table:table-cell office:value-type="float" office:value="64.81093">
                <text:p>64.81093</text:p>
              </table:table-cell>
              <table:table-cell office:value-type="float" office:value="64.17648">
                <text:p>64.17648</text:p>
              </table:table-cell>
              <table:table-cell office:value-type="float" office:value="64.74328">
                <text:p>64.74328</text:p>
              </table:table-cell>
              <table:table-cell office:value-type="float" office:value="65.96033">
                <text:p>65.96033</text:p>
              </table:table-cell>
              <table:table-cell office:value-type="float" office:value="72.63534">
                <text:p>72.63534</text:p>
              </table:table-cell>
              <table:table-cell office:value-type="float" office:value="65.04991">
                <text:p>65.04991</text:p>
              </table:table-cell>
              <table:table-cell office:value-type="float" office:value="65.05835">
                <text:p>65.05835</text:p>
              </table:table-cell>
              <table:table-cell office:value-type="float" office:value="64.65771">
                <text:p>64.65771</text:p>
              </table:table-cell>
              <table:table-cell office:value-type="float" office:value="67.07896">
                <text:p>67.07896</text:p>
              </table:table-cell>
              <table:table-cell office:value-type="float" office:value="65.28673">
                <text:p>65.28673</text:p>
              </table:table-cell>
              <table:table-cell office:value-type="float" office:value="76.13728">
                <text:p>76.13728</text:p>
              </table:table-cell>
              <table:table-cell office:value-type="float" office:value="77.53706">
                <text:p>77.53706</text:p>
              </table:table-cell>
              <table:table-cell office:value-type="float" office:value="64.73528">
                <text:p>64.73528</text:p>
              </table:table-cell>
              <table:table-cell office:value-type="float" office:value="64.74381">
                <text:p>64.743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.87181">
                <text:p>68.87181</text:p>
              </table:table-cell>
              <table:table-cell office:value-type="float" office:value="63.90883">
                <text:p>63.90883</text:p>
              </table:table-cell>
              <table:table-cell office:value-type="float" office:value="70.73013">
                <text:p>70.73013</text:p>
              </table:table-cell>
              <table:table-cell office:value-type="float" office:value="64.08501">
                <text:p>64.08501</text:p>
              </table:table-cell>
              <table:table-cell office:value-type="float" office:value="68.64453">
                <text:p>68.64453</text:p>
              </table:table-cell>
              <table:table-cell office:value-type="float" office:value="63.89537">
                <text:p>63.89537</text:p>
              </table:table-cell>
              <table:table-cell office:value-type="float" office:value="64.25207">
                <text:p>64.25207</text:p>
              </table:table-cell>
              <table:table-cell office:value-type="float" office:value="63.76926">
                <text:p>63.76926</text:p>
              </table:table-cell>
              <table:table-cell office:value-type="float" office:value="64.17559">
                <text:p>64.17559</text:p>
              </table:table-cell>
              <table:table-cell office:value-type="float" office:value="65.59343">
                <text:p>65.59343</text:p>
              </table:table-cell>
              <table:table-cell office:value-type="float" office:value="72.16847">
                <text:p>72.16847</text:p>
              </table:table-cell>
              <table:table-cell office:value-type="float" office:value="64.66573">
                <text:p>64.66573</text:p>
              </table:table-cell>
              <table:table-cell office:value-type="float" office:value="64.65883">
                <text:p>64.65883</text:p>
              </table:table-cell>
              <table:table-cell office:value-type="float" office:value="64.08361">
                <text:p>64.08361</text:p>
              </table:table-cell>
              <table:table-cell office:value-type="float" office:value="66.71007">
                <text:p>66.71007</text:p>
              </table:table-cell>
              <table:table-cell office:value-type="float" office:value="64.72805">
                <text:p>64.72805</text:p>
              </table:table-cell>
              <table:table-cell office:value-type="float" office:value="75.69249">
                <text:p>75.69249</text:p>
              </table:table-cell>
              <table:table-cell office:value-type="float" office:value="77.33952">
                <text:p>77.33952</text:p>
              </table:table-cell>
              <table:table-cell office:value-type="float" office:value="64.3362">
                <text:p>64.3362</text:p>
              </table:table-cell>
              <table:table-cell office:value-type="float" office:value="64.36016">
                <text:p>64.36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.35319">
                <text:p>68.35319</text:p>
              </table:table-cell>
              <table:table-cell office:value-type="float" office:value="63.33637">
                <text:p>63.33637</text:p>
              </table:table-cell>
              <table:table-cell office:value-type="float" office:value="70.39871">
                <text:p>70.39871</text:p>
              </table:table-cell>
              <table:table-cell office:value-type="float" office:value="63.5128">
                <text:p>63.5128</text:p>
              </table:table-cell>
              <table:table-cell office:value-type="float" office:value="68.29971">
                <text:p>68.29971</text:p>
              </table:table-cell>
              <table:table-cell office:value-type="float" office:value="63.32785">
                <text:p>63.32785</text:p>
              </table:table-cell>
              <table:table-cell office:value-type="float" office:value="63.845">
                <text:p>63.845</text:p>
              </table:table-cell>
              <table:table-cell office:value-type="float" office:value="63.19675">
                <text:p>63.19675</text:p>
              </table:table-cell>
              <table:table-cell office:value-type="float" office:value="63.76808">
                <text:p>63.76808</text:p>
              </table:table-cell>
              <table:table-cell office:value-type="float" office:value="65.03852">
                <text:p>65.03852</text:p>
              </table:table-cell>
              <table:table-cell office:value-type="float" office:value="71.8593">
                <text:p>71.8593</text:p>
              </table:table-cell>
              <table:table-cell office:value-type="float" office:value="64.09205">
                <text:p>64.09205</text:p>
              </table:table-cell>
              <table:table-cell office:value-type="float" office:value="64.09534">
                <text:p>64.09534</text:p>
              </table:table-cell>
              <table:table-cell office:value-type="float" office:value="63.69091">
                <text:p>63.69091</text:p>
              </table:table-cell>
              <table:table-cell office:value-type="float" office:value="66.16905">
                <text:p>66.16905</text:p>
              </table:table-cell>
              <table:table-cell office:value-type="float" office:value="64.32908">
                <text:p>64.32908</text:p>
              </table:table-cell>
              <table:table-cell office:value-type="float" office:value="75.46266">
                <text:p>75.46266</text:p>
              </table:table-cell>
              <table:table-cell office:value-type="float" office:value="76.91394">
                <text:p>76.91394</text:p>
              </table:table-cell>
              <table:table-cell office:value-type="float" office:value="63.77736">
                <text:p>63.77736</text:p>
              </table:table-cell>
              <table:table-cell office:value-type="float" office:value="63.77285">
                <text:p>63.772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.00599">
                <text:p>68.00599</text:p>
              </table:table-cell>
              <table:table-cell office:value-type="float" office:value="62.91166">
                <text:p>62.91166</text:p>
              </table:table-cell>
              <table:table-cell office:value-type="float" office:value="69.89922">
                <text:p>69.89922</text:p>
              </table:table-cell>
              <table:table-cell office:value-type="float" office:value="63.10529">
                <text:p>63.10529</text:p>
              </table:table-cell>
              <table:table-cell office:value-type="float" office:value="67.76491">
                <text:p>67.76491</text:p>
              </table:table-cell>
              <table:table-cell office:value-type="float" office:value="62.90722">
                <text:p>62.90722</text:p>
              </table:table-cell>
              <table:table-cell office:value-type="float" office:value="63.27253">
                <text:p>63.27253</text:p>
              </table:table-cell>
              <table:table-cell office:value-type="float" office:value="62.78109">
                <text:p>62.78109</text:p>
              </table:table-cell>
              <table:table-cell office:value-type="float" office:value="63.19553">
                <text:p>63.19553</text:p>
              </table:table-cell>
              <table:table-cell office:value-type="float" office:value="64.63911">
                <text:p>64.63911</text:p>
              </table:table-cell>
              <table:table-cell office:value-type="float" office:value="71.38724">
                <text:p>71.38724</text:p>
              </table:table-cell>
              <table:table-cell office:value-type="float" office:value="63.69442">
                <text:p>63.69442</text:p>
              </table:table-cell>
              <table:table-cell office:value-type="float" office:value="63.68775">
                <text:p>63.68775</text:p>
              </table:table-cell>
              <table:table-cell office:value-type="float" office:value="63.09969">
                <text:p>63.09969</text:p>
              </table:table-cell>
              <table:table-cell office:value-type="float" office:value="65.7866">
                <text:p>65.7866</text:p>
              </table:table-cell>
              <table:table-cell office:value-type="float" office:value="63.77026">
                <text:p>63.77026</text:p>
              </table:table-cell>
              <table:table-cell office:value-type="float" office:value="75.00485">
                <text:p>75.00485</text:p>
              </table:table-cell>
              <table:table-cell office:value-type="float" office:value="76.69363">
                <text:p>76.69363</text:p>
              </table:table-cell>
              <table:table-cell office:value-type="float" office:value="63.35637">
                <text:p>63.35637</text:p>
              </table:table-cell>
              <table:table-cell office:value-type="float" office:value="63.38071">
                <text:p>63.380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.47869">
                <text:p>67.47869</text:p>
              </table:table-cell>
              <table:table-cell office:value-type="float" office:value="62.33915">
                <text:p>62.33915</text:p>
              </table:table-cell>
              <table:table-cell office:value-type="float" office:value="69.56831">
                <text:p>69.56831</text:p>
              </table:table-cell>
              <table:table-cell office:value-type="float" office:value="62.52441">
                <text:p>62.52441</text:p>
              </table:table-cell>
              <table:table-cell office:value-type="float" office:value="67.4115">
                <text:p>67.4115</text:p>
              </table:table-cell>
              <table:table-cell office:value-type="float" office:value="62.32817">
                <text:p>62.32817</text:p>
              </table:table-cell>
              <table:table-cell office:value-type="float" office:value="62.84836">
                <text:p>62.84836</text:p>
              </table:table-cell>
              <table:table-cell office:value-type="float" office:value="62.19963">
                <text:p>62.19963</text:p>
              </table:table-cell>
              <table:table-cell office:value-type="float" office:value="62.78001">
                <text:p>62.78001</text:p>
              </table:table-cell>
              <table:table-cell office:value-type="float" office:value="64.0803">
                <text:p>64.0803</text:p>
              </table:table-cell>
              <table:table-cell office:value-type="float" office:value="71.06947">
                <text:p>71.06947</text:p>
              </table:table-cell>
              <table:table-cell office:value-type="float" office:value="63.11195">
                <text:p>63.11195</text:p>
              </table:table-cell>
              <table:table-cell office:value-type="float" office:value="63.12062">
                <text:p>63.12062</text:p>
              </table:table-cell>
              <table:table-cell office:value-type="float" office:value="62.70216">
                <text:p>62.70216</text:p>
              </table:table-cell>
              <table:table-cell office:value-type="float" office:value="65.23608">
                <text:p>65.23608</text:p>
              </table:table-cell>
              <table:table-cell office:value-type="float" office:value="63.34754">
                <text:p>63.34754</text:p>
              </table:table-cell>
              <table:table-cell office:value-type="float" office:value="74.7649">
                <text:p>74.7649</text:p>
              </table:table-cell>
              <table:table-cell office:value-type="float" office:value="76.2631">
                <text:p>76.2631</text:p>
              </table:table-cell>
              <table:table-cell office:value-type="float" office:value="62.78406">
                <text:p>62.78406</text:p>
              </table:table-cell>
              <table:table-cell office:value-type="float" office:value="62.78113">
                <text:p>62.78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11868">
                <text:p>67.11868</text:p>
              </table:table-cell>
              <table:table-cell office:value-type="float" office:value="61.90131">
                <text:p>61.90131</text:p>
              </table:table-cell>
              <table:table-cell office:value-type="float" office:value="69.06074">
                <text:p>69.06074</text:p>
              </table:table-cell>
              <table:table-cell office:value-type="float" office:value="62.09495">
                <text:p>62.09495</text:p>
              </table:table-cell>
              <table:table-cell office:value-type="float" office:value="66.87692">
                <text:p>66.87692</text:p>
              </table:table-cell>
              <table:table-cell office:value-type="float" office:value="61.92902">
                <text:p>61.92902</text:p>
              </table:table-cell>
              <table:table-cell office:value-type="float" office:value="62.26927">
                <text:p>62.26927</text:p>
              </table:table-cell>
              <table:table-cell office:value-type="float" office:value="61.75716">
                <text:p>61.75716</text:p>
              </table:table-cell>
              <table:table-cell office:value-type="float" office:value="62.37392">
                <text:p>62.37392</text:p>
              </table:table-cell>
              <table:table-cell office:value-type="float" office:value="63.67229">
                <text:p>63.67229</text:p>
              </table:table-cell>
              <table:table-cell office:value-type="float" office:value="70.58395">
                <text:p>70.58395</text:p>
              </table:table-cell>
              <table:table-cell office:value-type="float" office:value="62.71067">
                <text:p>62.71067</text:p>
              </table:table-cell>
              <table:table-cell office:value-type="float" office:value="62.69978">
                <text:p>62.69978</text:p>
              </table:table-cell>
              <table:table-cell office:value-type="float" office:value="62.09751">
                <text:p>62.09751</text:p>
              </table:table-cell>
              <table:table-cell office:value-type="float" office:value="64.83647">
                <text:p>64.83647</text:p>
              </table:table-cell>
              <table:table-cell office:value-type="float" office:value="62.78019">
                <text:p>62.78019</text:p>
              </table:table-cell>
              <table:table-cell office:value-type="float" office:value="74.30869">
                <text:p>74.30869</text:p>
              </table:table-cell>
              <table:table-cell office:value-type="float" office:value="76.03786">
                <text:p>76.03786</text:p>
              </table:table-cell>
              <table:table-cell office:value-type="float" office:value="62.36842">
                <text:p>62.36842</text:p>
              </table:table-cell>
              <table:table-cell office:value-type="float" office:value="62.37528">
                <text:p>62.37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.58239">
                <text:p>66.58239</text:p>
              </table:table-cell>
              <table:table-cell office:value-type="float" office:value="61.35893">
                <text:p>61.35893</text:p>
              </table:table-cell>
              <table:table-cell office:value-type="float" office:value="68.7163">
                <text:p>68.7163</text:p>
              </table:table-cell>
              <table:table-cell office:value-type="float" office:value="61.54569">
                <text:p>61.54569</text:p>
              </table:table-cell>
              <table:table-cell office:value-type="float" office:value="66.51006">
                <text:p>66.51006</text:p>
              </table:table-cell>
              <table:table-cell office:value-type="float" office:value="61.42362">
                <text:p>61.42362</text:p>
              </table:table-cell>
              <table:table-cell office:value-type="float" office:value="61.86488">
                <text:p>61.86488</text:p>
              </table:table-cell>
              <table:table-cell office:value-type="float" office:value="61.21962">
                <text:p>61.21962</text:p>
              </table:table-cell>
              <table:table-cell office:value-type="float" office:value="61.79662">
                <text:p>61.79662</text:p>
              </table:table-cell>
              <table:table-cell office:value-type="float" office:value="63.13083">
                <text:p>63.13083</text:p>
              </table:table-cell>
              <table:table-cell office:value-type="float" office:value="70.25292">
                <text:p>70.25292</text:p>
              </table:table-cell>
              <table:table-cell office:value-type="float" office:value="62.106">
                <text:p>62.106</text:p>
              </table:table-cell>
              <table:table-cell office:value-type="float" office:value="62.12367">
                <text:p>62.12367</text:p>
              </table:table-cell>
              <table:table-cell office:value-type="float" office:value="61.71264">
                <text:p>61.71264</text:p>
              </table:table-cell>
              <table:table-cell office:value-type="float" office:value="64.28704">
                <text:p>64.28704</text:p>
              </table:table-cell>
              <table:table-cell office:value-type="float" office:value="62.35976">
                <text:p>62.35976</text:p>
              </table:table-cell>
              <table:table-cell office:value-type="float" office:value="74.06711">
                <text:p>74.06711</text:p>
              </table:table-cell>
              <table:table-cell office:value-type="float" office:value="75.59362">
                <text:p>75.59362</text:p>
              </table:table-cell>
              <table:table-cell office:value-type="float" office:value="61.82605">
                <text:p>61.82605</text:p>
              </table:table-cell>
              <table:table-cell office:value-type="float" office:value="61.76594">
                <text:p>61.76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.19997">
                <text:p>66.19997</text:p>
              </table:table-cell>
              <table:table-cell office:value-type="float" office:value="60.96782">
                <text:p>60.96782</text:p>
              </table:table-cell>
              <table:table-cell office:value-type="float" office:value="68.1952">
                <text:p>68.1952</text:p>
              </table:table-cell>
              <table:table-cell office:value-type="float" office:value="61.1453">
                <text:p>61.1453</text:p>
              </table:table-cell>
              <table:table-cell office:value-type="float" office:value="65.98125">
                <text:p>65.98125</text:p>
              </table:table-cell>
              <table:table-cell office:value-type="float" office:value="61.01381">
                <text:p>61.01381</text:p>
              </table:table-cell>
              <table:table-cell office:value-type="float" office:value="61.34432">
                <text:p>61.34432</text:p>
              </table:table-cell>
              <table:table-cell office:value-type="float" office:value="60.81534">
                <text:p>60.81534</text:p>
              </table:table-cell>
              <table:table-cell office:value-type="float" office:value="61.43273">
                <text:p>61.43273</text:p>
              </table:table-cell>
              <table:table-cell office:value-type="float" office:value="62.75646">
                <text:p>62.75646</text:p>
              </table:table-cell>
              <table:table-cell office:value-type="float" office:value="69.75367">
                <text:p>69.75367</text:p>
              </table:table-cell>
              <table:table-cell office:value-type="float" office:value="61.71649">
                <text:p>61.71649</text:p>
              </table:table-cell>
              <table:table-cell office:value-type="float" office:value="61.71084">
                <text:p>61.71084</text:p>
              </table:table-cell>
              <table:table-cell office:value-type="float" office:value="61.16269">
                <text:p>61.16269</text:p>
              </table:table-cell>
              <table:table-cell office:value-type="float" office:value="63.8792">
                <text:p>63.8792</text:p>
              </table:table-cell>
              <table:table-cell office:value-type="float" office:value="61.82244">
                <text:p>61.82244</text:p>
              </table:table-cell>
              <table:table-cell office:value-type="float" office:value="73.65411">
                <text:p>73.65411</text:p>
              </table:table-cell>
              <table:table-cell office:value-type="float" office:value="75.36336">
                <text:p>75.36336</text:p>
              </table:table-cell>
              <table:table-cell office:value-type="float" office:value="61.43939">
                <text:p>61.43939</text:p>
              </table:table-cell>
              <table:table-cell office:value-type="float" office:value="61.3765">
                <text:p>61.3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69475">
                <text:p>65.69475</text:p>
              </table:table-cell>
              <table:table-cell office:value-type="float" office:value="60.43574">
                <text:p>60.43574</text:p>
              </table:table-cell>
              <table:table-cell office:value-type="float" office:value="67.86191">
                <text:p>67.86191</text:p>
              </table:table-cell>
              <table:table-cell office:value-type="float" office:value="60.62459">
                <text:p>60.62459</text:p>
              </table:table-cell>
              <table:table-cell office:value-type="float" office:value="65.63738">
                <text:p>65.63738</text:p>
              </table:table-cell>
              <table:table-cell office:value-type="float" office:value="60.48191">
                <text:p>60.48191</text:p>
              </table:table-cell>
              <table:table-cell office:value-type="float" office:value="60.93921">
                <text:p>60.93921</text:p>
              </table:table-cell>
              <table:table-cell office:value-type="float" office:value="60.28792">
                <text:p>60.28792</text:p>
              </table:table-cell>
              <table:table-cell office:value-type="float" office:value="60.87978">
                <text:p>60.87978</text:p>
              </table:table-cell>
              <table:table-cell office:value-type="float" office:value="62.23006">
                <text:p>62.23006</text:p>
              </table:table-cell>
              <table:table-cell office:value-type="float" office:value="69.42167">
                <text:p>69.42167</text:p>
              </table:table-cell>
              <table:table-cell office:value-type="float" office:value="61.1963">
                <text:p>61.1963</text:p>
              </table:table-cell>
              <table:table-cell office:value-type="float" office:value="61.18231">
                <text:p>61.18231</text:p>
              </table:table-cell>
              <table:table-cell office:value-type="float" office:value="60.78246">
                <text:p>60.78246</text:p>
              </table:table-cell>
              <table:table-cell office:value-type="float" office:value="63.34801">
                <text:p>63.34801</text:p>
              </table:table-cell>
              <table:table-cell office:value-type="float" office:value="61.43134">
                <text:p>61.43134</text:p>
              </table:table-cell>
              <table:table-cell office:value-type="float" office:value="73.40828">
                <text:p>73.40828</text:p>
              </table:table-cell>
              <table:table-cell office:value-type="float" office:value="74.94941">
                <text:p>74.94941</text:p>
              </table:table-cell>
              <table:table-cell office:value-type="float" office:value="60.92085">
                <text:p>60.92085</text:p>
              </table:table-cell>
              <table:table-cell office:value-type="float" office:value="60.82373">
                <text:p>60.823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.33499">
                <text:p>65.33499</text:p>
              </table:table-cell>
              <table:table-cell office:value-type="float" office:value="60.01378">
                <text:p>60.01378</text:p>
              </table:table-cell>
              <table:table-cell office:value-type="float" office:value="67.37379">
                <text:p>67.37379</text:p>
              </table:table-cell>
              <table:table-cell office:value-type="float" office:value="60.20459">
                <text:p>60.20459</text:p>
              </table:table-cell>
              <table:table-cell office:value-type="float" office:value="65.12814">
                <text:p>65.12814</text:p>
              </table:table-cell>
              <table:table-cell office:value-type="float" office:value="60.05752">
                <text:p>60.05752</text:p>
              </table:table-cell>
              <table:table-cell office:value-type="float" office:value="60.40623">
                <text:p>60.40623</text:p>
              </table:table-cell>
              <table:table-cell office:value-type="float" office:value="59.86629">
                <text:p>59.86629</text:p>
              </table:table-cell>
              <table:table-cell office:value-type="float" office:value="60.50287">
                <text:p>60.50287</text:p>
              </table:table-cell>
              <table:table-cell office:value-type="float" office:value="61.83418">
                <text:p>61.83418</text:p>
              </table:table-cell>
              <table:table-cell office:value-type="float" office:value="68.96047">
                <text:p>68.96047</text:p>
              </table:table-cell>
              <table:table-cell office:value-type="float" office:value="60.78573">
                <text:p>60.78573</text:p>
              </table:table-cell>
              <table:table-cell office:value-type="float" office:value="60.77521">
                <text:p>60.77521</text:p>
              </table:table-cell>
              <table:table-cell office:value-type="float" office:value="60.21632">
                <text:p>60.21632</text:p>
              </table:table-cell>
              <table:table-cell office:value-type="float" office:value="62.97317">
                <text:p>62.97317</text:p>
              </table:table-cell>
              <table:table-cell office:value-type="float" office:value="60.90419">
                <text:p>60.90419</text:p>
              </table:table-cell>
              <table:table-cell office:value-type="float" office:value="72.96696">
                <text:p>72.96696</text:p>
              </table:table-cell>
              <table:table-cell office:value-type="float" office:value="74.73095">
                <text:p>74.73095</text:p>
              </table:table-cell>
              <table:table-cell office:value-type="float" office:value="60.50732">
                <text:p>60.50732</text:p>
              </table:table-cell>
              <table:table-cell office:value-type="float" office:value="60.44573">
                <text:p>60.44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.81624">
                <text:p>64.81624</text:p>
              </table:table-cell>
              <table:table-cell office:value-type="float" office:value="59.46305">
                <text:p>59.46305</text:p>
              </table:table-cell>
              <table:table-cell office:value-type="float" office:value="67.04267">
                <text:p>67.04267</text:p>
              </table:table-cell>
              <table:table-cell office:value-type="float" office:value="59.6701">
                <text:p>59.6701</text:p>
              </table:table-cell>
              <table:table-cell office:value-type="float" office:value="64.7622">
                <text:p>64.7622</text:p>
              </table:table-cell>
              <table:table-cell office:value-type="float" office:value="59.50314">
                <text:p>59.50314</text:p>
              </table:table-cell>
              <table:table-cell office:value-type="float" office:value="59.98411">
                <text:p>59.98411</text:p>
              </table:table-cell>
              <table:table-cell office:value-type="float" office:value="59.31586">
                <text:p>59.31586</text:p>
              </table:table-cell>
              <table:table-cell office:value-type="float" office:value="59.91764">
                <text:p>59.91764</text:p>
              </table:table-cell>
              <table:table-cell office:value-type="float" office:value="61.29432">
                <text:p>61.29432</text:p>
              </table:table-cell>
              <table:table-cell office:value-type="float" office:value="68.64357">
                <text:p>68.64357</text:p>
              </table:table-cell>
              <table:table-cell office:value-type="float" office:value="60.25374">
                <text:p>60.25374</text:p>
              </table:table-cell>
              <table:table-cell office:value-type="float" office:value="60.24663">
                <text:p>60.24663</text:p>
              </table:table-cell>
              <table:table-cell office:value-type="float" office:value="59.82912">
                <text:p>59.82912</text:p>
              </table:table-cell>
              <table:table-cell office:value-type="float" office:value="62.45425">
                <text:p>62.45425</text:p>
              </table:table-cell>
              <table:table-cell office:value-type="float" office:value="60.49559">
                <text:p>60.49559</text:p>
              </table:table-cell>
              <table:table-cell office:value-type="float" office:value="72.71743">
                <text:p>72.71743</text:p>
              </table:table-cell>
              <table:table-cell office:value-type="float" office:value="74.73095">
                <text:p>74.73095</text:p>
              </table:table-cell>
              <table:table-cell office:value-type="float" office:value="59.96163">
                <text:p>59.96163</text:p>
              </table:table-cell>
              <table:table-cell office:value-type="float" office:value="59.86958">
                <text:p>59.869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.44187">
                <text:p>64.44187</text:p>
              </table:table-cell>
              <table:table-cell office:value-type="float" office:value="59.02709">
                <text:p>59.02709</text:p>
              </table:table-cell>
              <table:table-cell office:value-type="float" office:value="66.52779">
                <text:p>66.52779</text:p>
              </table:table-cell>
              <table:table-cell office:value-type="float" office:value="59.23905">
                <text:p>59.23905</text:p>
              </table:table-cell>
              <table:table-cell office:value-type="float" office:value="64.23275">
                <text:p>64.23275</text:p>
              </table:table-cell>
              <table:table-cell office:value-type="float" office:value="59.06911">
                <text:p>59.06911</text:p>
              </table:table-cell>
              <table:table-cell office:value-type="float" office:value="59.43109">
                <text:p>59.43109</text:p>
              </table:table-cell>
              <table:table-cell office:value-type="float" office:value="58.8755">
                <text:p>58.8755</text:p>
              </table:table-cell>
              <table:table-cell office:value-type="float" office:value="59.52641">
                <text:p>59.52641</text:p>
              </table:table-cell>
              <table:table-cell office:value-type="float" office:value="60.87217">
                <text:p>60.87217</text:p>
              </table:table-cell>
              <table:table-cell office:value-type="float" office:value="68.16251">
                <text:p>68.16251</text:p>
              </table:table-cell>
              <table:table-cell office:value-type="float" office:value="59.83715">
                <text:p>59.83715</text:p>
              </table:table-cell>
              <table:table-cell office:value-type="float" office:value="59.82395">
                <text:p>59.82395</text:p>
              </table:table-cell>
              <table:table-cell office:value-type="float" office:value="59.24048">
                <text:p>59.24048</text:p>
              </table:table-cell>
              <table:table-cell office:value-type="float" office:value="62.05825">
                <text:p>62.05825</text:p>
              </table:table-cell>
              <table:table-cell office:value-type="float" office:value="59.95391">
                <text:p>59.95391</text:p>
              </table:table-cell>
              <table:table-cell office:value-type="float" office:value="72.25649">
                <text:p>72.25649</text:p>
              </table:table-cell>
              <table:table-cell office:value-type="float" office:value="74.32049">
                <text:p>74.32049</text:p>
              </table:table-cell>
              <table:table-cell office:value-type="float" office:value="59.53418">
                <text:p>59.53418</text:p>
              </table:table-cell>
              <table:table-cell office:value-type="float" office:value="59.48141">
                <text:p>59.481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.91178">
                <text:p>63.91178</text:p>
              </table:table-cell>
              <table:table-cell office:value-type="float" office:value="58.46341">
                <text:p>58.46341</text:p>
              </table:table-cell>
              <table:table-cell office:value-type="float" office:value="66.18392">
                <text:p>66.18392</text:p>
              </table:table-cell>
              <table:table-cell office:value-type="float" office:value="58.67318">
                <text:p>58.67318</text:p>
              </table:table-cell>
              <table:table-cell office:value-type="float" office:value="63.84617">
                <text:p>63.84617</text:p>
              </table:table-cell>
              <table:table-cell office:value-type="float" office:value="58.49756">
                <text:p>58.49756</text:p>
              </table:table-cell>
              <table:table-cell office:value-type="float" office:value="59.03307">
                <text:p>59.03307</text:p>
              </table:table-cell>
              <table:table-cell office:value-type="float" office:value="58.31633">
                <text:p>58.31633</text:p>
              </table:table-cell>
              <table:table-cell office:value-type="float" office:value="58.92418">
                <text:p>58.92418</text:p>
              </table:table-cell>
              <table:table-cell office:value-type="float" office:value="60.31142">
                <text:p>60.31142</text:p>
              </table:table-cell>
              <table:table-cell office:value-type="float" office:value="67.82512">
                <text:p>67.82512</text:p>
              </table:table-cell>
              <table:table-cell office:value-type="float" office:value="59.28531">
                <text:p>59.28531</text:p>
              </table:table-cell>
              <table:table-cell office:value-type="float" office:value="59.27193">
                <text:p>59.27193</text:p>
              </table:table-cell>
              <table:table-cell office:value-type="float" office:value="58.84256">
                <text:p>58.84256</text:p>
              </table:table-cell>
              <table:table-cell office:value-type="float" office:value="61.52271">
                <text:p>61.52271</text:p>
              </table:table-cell>
              <table:table-cell office:value-type="float" office:value="59.52664">
                <text:p>59.52664</text:p>
              </table:table-cell>
              <table:table-cell office:value-type="float" office:value="71.99017">
                <text:p>71.99017</text:p>
              </table:table-cell>
              <table:table-cell office:value-type="float" office:value="74.05896">
                <text:p>74.05896</text:p>
              </table:table-cell>
              <table:table-cell office:value-type="float" office:value="58.97525">
                <text:p>58.97525</text:p>
              </table:table-cell>
              <table:table-cell office:value-type="float" office:value="58.88333">
                <text:p>58.88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.52541">
                <text:p>63.52541</text:p>
              </table:table-cell>
              <table:table-cell office:value-type="float" office:value="58.0095">
                <text:p>58.0095</text:p>
              </table:table-cell>
              <table:table-cell office:value-type="float" office:value="65.64976">
                <text:p>65.64976</text:p>
              </table:table-cell>
              <table:table-cell office:value-type="float" office:value="58.22863">
                <text:p>58.22863</text:p>
              </table:table-cell>
              <table:table-cell office:value-type="float" office:value="63.30683">
                <text:p>63.30683</text:p>
              </table:table-cell>
              <table:table-cell office:value-type="float" office:value="58.03683">
                <text:p>58.03683</text:p>
              </table:table-cell>
              <table:table-cell office:value-type="float" office:value="58.41912">
                <text:p>58.41912</text:p>
              </table:table-cell>
              <table:table-cell office:value-type="float" office:value="57.84915">
                <text:p>57.84915</text:p>
              </table:table-cell>
              <table:table-cell office:value-type="float" office:value="58.51421">
                <text:p>58.51421</text:p>
              </table:table-cell>
              <table:table-cell office:value-type="float" office:value="59.88018">
                <text:p>59.88018</text:p>
              </table:table-cell>
              <table:table-cell office:value-type="float" office:value="67.32049">
                <text:p>67.32049</text:p>
              </table:table-cell>
              <table:table-cell office:value-type="float" office:value="58.84811">
                <text:p>58.84811</text:p>
              </table:table-cell>
              <table:table-cell office:value-type="float" office:value="58.84344">
                <text:p>58.84344</text:p>
              </table:table-cell>
              <table:table-cell office:value-type="float" office:value="58.22377">
                <text:p>58.22377</text:p>
              </table:table-cell>
              <table:table-cell office:value-type="float" office:value="61.09996">
                <text:p>61.09996</text:p>
              </table:table-cell>
              <table:table-cell office:value-type="float" office:value="58.96767">
                <text:p>58.96767</text:p>
              </table:table-cell>
              <table:table-cell office:value-type="float" office:value="71.52366">
                <text:p>71.52366</text:p>
              </table:table-cell>
              <table:table-cell office:value-type="float" office:value="73.65166">
                <text:p>73.65166</text:p>
              </table:table-cell>
              <table:table-cell office:value-type="float" office:value="58.52964">
                <text:p>58.52964</text:p>
              </table:table-cell>
              <table:table-cell office:value-type="float" office:value="58.47129">
                <text:p>58.47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98086">
                <text:p>62.98086</text:p>
              </table:table-cell>
              <table:table-cell office:value-type="float" office:value="57.41981">
                <text:p>57.41981</text:p>
              </table:table-cell>
              <table:table-cell office:value-type="float" office:value="65.29358">
                <text:p>65.29358</text:p>
              </table:table-cell>
              <table:table-cell office:value-type="float" office:value="57.65465">
                <text:p>57.65465</text:p>
              </table:table-cell>
              <table:table-cell office:value-type="float" office:value="62.90356">
                <text:p>62.90356</text:p>
              </table:table-cell>
              <table:table-cell office:value-type="float" office:value="57.44868">
                <text:p>57.44868</text:p>
              </table:table-cell>
              <table:table-cell office:value-type="float" office:value="58.00266">
                <text:p>58.00266</text:p>
              </table:table-cell>
              <table:table-cell office:value-type="float" office:value="57.27297">
                <text:p>57.27297</text:p>
              </table:table-cell>
              <table:table-cell office:value-type="float" office:value="57.89096">
                <text:p>57.89096</text:p>
              </table:table-cell>
              <table:table-cell office:value-type="float" office:value="59.30387">
                <text:p>59.30387</text:p>
              </table:table-cell>
              <table:table-cell office:value-type="float" office:value="66.97979">
                <text:p>66.97979</text:p>
              </table:table-cell>
              <table:table-cell office:value-type="float" office:value="58.27398">
                <text:p>58.27398</text:p>
              </table:table-cell>
              <table:table-cell office:value-type="float" office:value="58.26934">
                <text:p>58.26934</text:p>
              </table:table-cell>
              <table:table-cell office:value-type="float" office:value="57.81189">
                <text:p>57.81189</text:p>
              </table:table-cell>
              <table:table-cell office:value-type="float" office:value="60.54354">
                <text:p>60.54354</text:p>
              </table:table-cell>
              <table:table-cell office:value-type="float" office:value="58.51334">
                <text:p>58.51334</text:p>
              </table:table-cell>
              <table:table-cell office:value-type="float" office:value="71.22676">
                <text:p>71.22676</text:p>
              </table:table-cell>
              <table:table-cell office:value-type="float" office:value="73.38102">
                <text:p>73.38102</text:p>
              </table:table-cell>
              <table:table-cell office:value-type="float" office:value="57.95373">
                <text:p>57.95373</text:p>
              </table:table-cell>
              <table:table-cell office:value-type="float" office:value="57.85668">
                <text:p>57.856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57387">
                <text:p>62.57387</text:p>
              </table:table-cell>
              <table:table-cell office:value-type="float" office:value="56.94785">
                <text:p>56.94785</text:p>
              </table:table-cell>
              <table:table-cell office:value-type="float" office:value="64.74571">
                <text:p>64.74571</text:p>
              </table:table-cell>
              <table:table-cell office:value-type="float" office:value="57.18326">
                <text:p>57.18326</text:p>
              </table:table-cell>
              <table:table-cell office:value-type="float" office:value="62.3503">
                <text:p>62.3503</text:p>
              </table:table-cell>
              <table:table-cell office:value-type="float" office:value="56.97036">
                <text:p>56.97036</text:p>
              </table:table-cell>
              <table:table-cell office:value-type="float" office:value="57.36797">
                <text:p>57.36797</text:p>
              </table:table-cell>
              <table:table-cell office:value-type="float" office:value="56.79283">
                <text:p>56.79283</text:p>
              </table:table-cell>
              <table:table-cell office:value-type="float" office:value="57.4629">
                <text:p>57.4629</text:p>
              </table:table-cell>
              <table:table-cell office:value-type="float" office:value="58.84683">
                <text:p>58.84683</text:p>
              </table:table-cell>
              <table:table-cell office:value-type="float" office:value="66.45581">
                <text:p>66.45581</text:p>
              </table:table-cell>
              <table:table-cell office:value-type="float" office:value="57.81867">
                <text:p>57.81867</text:p>
              </table:table-cell>
              <table:table-cell office:value-type="float" office:value="57.81415">
                <text:p>57.81415</text:p>
              </table:table-cell>
              <table:table-cell office:value-type="float" office:value="57.17699">
                <text:p>57.17699</text:p>
              </table:table-cell>
              <table:table-cell office:value-type="float" office:value="60.11217">
                <text:p>60.11217</text:p>
              </table:table-cell>
              <table:table-cell office:value-type="float" office:value="57.94639">
                <text:p>57.94639</text:p>
              </table:table-cell>
              <table:table-cell office:value-type="float" office:value="70.74632">
                <text:p>70.74632</text:p>
              </table:table-cell>
              <table:table-cell office:value-type="float" office:value="72.95429">
                <text:p>72.95429</text:p>
              </table:table-cell>
              <table:table-cell office:value-type="float" office:value="57.48159">
                <text:p>57.48159</text:p>
              </table:table-cell>
              <table:table-cell office:value-type="float" office:value="57.43087">
                <text:p>57.43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01047">
                <text:p>62.01047</text:p>
              </table:table-cell>
              <table:table-cell office:value-type="float" office:value="56.35085">
                <text:p>56.35085</text:p>
              </table:table-cell>
              <table:table-cell office:value-type="float" office:value="64.37731">
                <text:p>64.37731</text:p>
              </table:table-cell>
              <table:table-cell office:value-type="float" office:value="56.58801">
                <text:p>56.58801</text:p>
              </table:table-cell>
              <table:table-cell office:value-type="float" office:value="61.92673">
                <text:p>61.92673</text:p>
              </table:table-cell>
              <table:table-cell office:value-type="float" office:value="56.37524">
                <text:p>56.37524</text:p>
              </table:table-cell>
              <table:table-cell office:value-type="float" office:value="56.94272">
                <text:p>56.94272</text:p>
              </table:table-cell>
              <table:table-cell office:value-type="float" office:value="56.1961">
                <text:p>56.1961</text:p>
              </table:table-cell>
              <table:table-cell office:value-type="float" office:value="56.82397">
                <text:p>56.82397</text:p>
              </table:table-cell>
              <table:table-cell office:value-type="float" office:value="58.25536">
                <text:p>58.25536</text:p>
              </table:table-cell>
              <table:table-cell office:value-type="float" office:value="66.08997">
                <text:p>66.08997</text:p>
              </table:table-cell>
              <table:table-cell office:value-type="float" office:value="57.23646">
                <text:p>57.23646</text:p>
              </table:table-cell>
              <table:table-cell office:value-type="float" office:value="57.22323">
                <text:p>57.22323</text:p>
              </table:table-cell>
              <table:table-cell office:value-type="float" office:value="56.74688">
                <text:p>56.74688</text:p>
              </table:table-cell>
              <table:table-cell office:value-type="float" office:value="59.53515">
                <text:p>59.53515</text:p>
              </table:table-cell>
              <table:table-cell office:value-type="float" office:value="57.47418">
                <text:p>57.47418</text:p>
              </table:table-cell>
              <table:table-cell office:value-type="float" office:value="70.44193">
                <text:p>70.44193</text:p>
              </table:table-cell>
              <table:table-cell office:value-type="float" office:value="72.67966">
                <text:p>72.67966</text:p>
              </table:table-cell>
              <table:table-cell office:value-type="float" office:value="56.89373">
                <text:p>56.89373</text:p>
              </table:table-cell>
              <table:table-cell office:value-type="float" office:value="56.79527">
                <text:p>56.795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58709">
                <text:p>61.58709</text:p>
              </table:table-cell>
              <table:table-cell office:value-type="float" office:value="55.85295">
                <text:p>55.85295</text:p>
              </table:table-cell>
              <table:table-cell office:value-type="float" office:value="63.8106">
                <text:p>63.8106</text:p>
              </table:table-cell>
              <table:table-cell office:value-type="float" office:value="56.09946">
                <text:p>56.09946</text:p>
              </table:table-cell>
              <table:table-cell office:value-type="float" office:value="61.35875">
                <text:p>61.35875</text:p>
              </table:table-cell>
              <table:table-cell office:value-type="float" office:value="55.87574">
                <text:p>55.87574</text:p>
              </table:table-cell>
              <table:table-cell office:value-type="float" office:value="56.28795">
                <text:p>56.28795</text:p>
              </table:table-cell>
              <table:table-cell office:value-type="float" office:value="55.69889">
                <text:p>55.69889</text:p>
              </table:table-cell>
              <table:table-cell office:value-type="float" office:value="56.38258">
                <text:p>56.38258</text:p>
              </table:table-cell>
              <table:table-cell office:value-type="float" office:value="57.79042">
                <text:p>57.79042</text:p>
              </table:table-cell>
              <table:table-cell office:value-type="float" office:value="65.5695">
                <text:p>65.5695</text:p>
              </table:table-cell>
              <table:table-cell office:value-type="float" office:value="56.76364">
                <text:p>56.76364</text:p>
              </table:table-cell>
              <table:table-cell office:value-type="float" office:value="56.75029">
                <text:p>56.75029</text:p>
              </table:table-cell>
              <table:table-cell office:value-type="float" office:value="56.09176">
                <text:p>56.09176</text:p>
              </table:table-cell>
              <table:table-cell office:value-type="float" office:value="59.09134">
                <text:p>59.09134</text:p>
              </table:table-cell>
              <table:table-cell office:value-type="float" office:value="56.88203">
                <text:p>56.88203</text:p>
              </table:table-cell>
              <table:table-cell office:value-type="float" office:value="69.95176">
                <text:p>69.95176</text:p>
              </table:table-cell>
              <table:table-cell office:value-type="float" office:value="72.23436">
                <text:p>72.23436</text:p>
              </table:table-cell>
              <table:table-cell office:value-type="float" office:value="56.40899">
                <text:p>56.40899</text:p>
              </table:table-cell>
              <table:table-cell office:value-type="float" office:value="56.35599">
                <text:p>56.355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883">
                <text:p>61.01883</text:p>
              </table:table-cell>
              <table:table-cell office:value-type="float" office:value="55.24033">
                <text:p>55.24033</text:p>
              </table:table-cell>
              <table:table-cell office:value-type="float" office:value="63.4305">
                <text:p>63.4305</text:p>
              </table:table-cell>
              <table:table-cell office:value-type="float" office:value="55.48818">
                <text:p>55.48818</text:p>
              </table:table-cell>
              <table:table-cell office:value-type="float" office:value="60.92794">
                <text:p>60.92794</text:p>
              </table:table-cell>
              <table:table-cell office:value-type="float" office:value="55.26063">
                <text:p>55.26063</text:p>
              </table:table-cell>
              <table:table-cell office:value-type="float" office:value="55.84502">
                <text:p>55.84502</text:p>
              </table:table-cell>
              <table:table-cell office:value-type="float" office:value="55.08192">
                <text:p>55.08192</text:p>
              </table:table-cell>
              <table:table-cell office:value-type="float" office:value="55.72392">
                <text:p>55.72392</text:p>
              </table:table-cell>
              <table:table-cell office:value-type="float" office:value="57.19345">
                <text:p>57.19345</text:p>
              </table:table-cell>
              <table:table-cell office:value-type="float" office:value="65.18342">
                <text:p>65.18342</text:p>
              </table:table-cell>
              <table:table-cell office:value-type="float" office:value="56.15668">
                <text:p>56.15668</text:p>
              </table:table-cell>
              <table:table-cell office:value-type="float" office:value="56.15213">
                <text:p>56.15213</text:p>
              </table:table-cell>
              <table:table-cell office:value-type="float" office:value="55.6574">
                <text:p>55.6574</text:p>
              </table:table-cell>
              <table:table-cell office:value-type="float" office:value="58.49485">
                <text:p>58.49485</text:p>
              </table:table-cell>
              <table:table-cell office:value-type="float" office:value="56.39257">
                <text:p>56.39257</text:p>
              </table:table-cell>
              <table:table-cell office:value-type="float" office:value="69.62729">
                <text:p>69.62729</text:p>
              </table:table-cell>
              <table:table-cell office:value-type="float" office:value="71.93818">
                <text:p>71.93818</text:p>
              </table:table-cell>
              <table:table-cell office:value-type="float" office:value="55.79636">
                <text:p>55.79636</text:p>
              </table:table-cell>
              <table:table-cell office:value-type="float" office:value="55.70058">
                <text:p>55.70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57476">
                <text:p>60.57476</text:p>
              </table:table-cell>
              <table:table-cell office:value-type="float" office:value="54.73022">
                <text:p>54.73022</text:p>
              </table:table-cell>
              <table:table-cell office:value-type="float" office:value="62.84686">
                <text:p>62.84686</text:p>
              </table:table-cell>
              <table:table-cell office:value-type="float" office:value="54.9875">
                <text:p>54.9875</text:p>
              </table:table-cell>
              <table:table-cell office:value-type="float" office:value="60.3467">
                <text:p>60.3467</text:p>
              </table:table-cell>
              <table:table-cell office:value-type="float" office:value="54.74478">
                <text:p>54.74478</text:p>
              </table:table-cell>
              <table:table-cell office:value-type="float" office:value="55.17567">
                <text:p>55.17567</text:p>
              </table:table-cell>
              <table:table-cell office:value-type="float" office:value="54.57259">
                <text:p>54.57259</text:p>
              </table:table-cell>
              <table:table-cell office:value-type="float" office:value="55.26952">
                <text:p>55.26952</text:p>
              </table:table-cell>
              <table:table-cell office:value-type="float" office:value="56.71138">
                <text:p>56.71138</text:p>
              </table:table-cell>
              <table:table-cell office:value-type="float" office:value="64.63568">
                <text:p>64.63568</text:p>
              </table:table-cell>
              <table:table-cell office:value-type="float" office:value="55.66658">
                <text:p>55.66658</text:p>
              </table:table-cell>
              <table:table-cell office:value-type="float" office:value="55.6531">
                <text:p>55.6531</text:p>
              </table:table-cell>
              <table:table-cell office:value-type="float" office:value="54.97867">
                <text:p>54.97867</text:p>
              </table:table-cell>
              <table:table-cell office:value-type="float" office:value="58.03452">
                <text:p>58.03452</text:p>
              </table:table-cell>
              <table:table-cell office:value-type="float" office:value="55.78904">
                <text:p>55.78904</text:p>
              </table:table-cell>
              <table:table-cell office:value-type="float" office:value="69.11903">
                <text:p>69.11903</text:p>
              </table:table-cell>
              <table:table-cell office:value-type="float" office:value="71.48286">
                <text:p>71.48286</text:p>
              </table:table-cell>
              <table:table-cell office:value-type="float" office:value="55.29477">
                <text:p>55.29477</text:p>
              </table:table-cell>
              <table:table-cell office:value-type="float" office:value="55.24821">
                <text:p>55.24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99328">
                <text:p>59.99328</text:p>
              </table:table-cell>
              <table:table-cell office:value-type="float" office:value="54.098">
                <text:p>54.098</text:p>
              </table:table-cell>
              <table:table-cell office:value-type="float" office:value="62.45428">
                <text:p>62.45428</text:p>
              </table:table-cell>
              <table:table-cell office:value-type="float" office:value="54.3566">
                <text:p>54.3566</text:p>
              </table:table-cell>
              <table:table-cell office:value-type="float" office:value="59.88655">
                <text:p>59.88655</text:p>
              </table:table-cell>
              <table:table-cell office:value-type="float" office:value="54.11462">
                <text:p>54.11462</text:p>
              </table:table-cell>
              <table:table-cell office:value-type="float" office:value="54.71558">
                <text:p>54.71558</text:p>
              </table:table-cell>
              <table:table-cell office:value-type="float" office:value="53.93105">
                <text:p>53.93105</text:p>
              </table:table-cell>
              <table:table-cell office:value-type="float" office:value="54.58302">
                <text:p>54.58302</text:p>
              </table:table-cell>
              <table:table-cell office:value-type="float" office:value="56.10296">
                <text:p>56.10296</text:p>
              </table:table-cell>
              <table:table-cell office:value-type="float" office:value="64.24724">
                <text:p>64.24724</text:p>
              </table:table-cell>
              <table:table-cell office:value-type="float" office:value="55.05274">
                <text:p>55.05274</text:p>
              </table:table-cell>
              <table:table-cell office:value-type="float" office:value="55.03925">
                <text:p>55.03925</text:p>
              </table:table-cell>
              <table:table-cell office:value-type="float" office:value="54.53193">
                <text:p>54.53193</text:p>
              </table:table-cell>
              <table:table-cell office:value-type="float" office:value="57.42819">
                <text:p>57.42819</text:p>
              </table:table-cell>
              <table:table-cell office:value-type="float" office:value="55.28768">
                <text:p>55.28768</text:p>
              </table:table-cell>
              <table:table-cell office:value-type="float" office:value="68.77883">
                <text:p>68.77883</text:p>
              </table:table-cell>
              <table:table-cell office:value-type="float" office:value="71.1751">
                <text:p>71.1751</text:p>
              </table:table-cell>
              <table:table-cell office:value-type="float" office:value="54.67142">
                <text:p>54.67142</text:p>
              </table:table-cell>
              <table:table-cell office:value-type="float" office:value="54.56464">
                <text:p>54.56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2954">
                <text:p>59.52954</text:p>
              </table:table-cell>
              <table:table-cell office:value-type="float" office:value="53.57631">
                <text:p>53.57631</text:p>
              </table:table-cell>
              <table:table-cell office:value-type="float" office:value="61.85332">
                <text:p>61.85332</text:p>
              </table:table-cell>
              <table:table-cell office:value-type="float" office:value="53.84403">
                <text:p>53.84403</text:p>
              </table:table-cell>
              <table:table-cell office:value-type="float" office:value="59.29223">
                <text:p>59.29223</text:p>
              </table:table-cell>
              <table:table-cell office:value-type="float" office:value="53.58719">
                <text:p>53.58719</text:p>
              </table:table-cell>
              <table:table-cell office:value-type="float" office:value="54.03196">
                <text:p>54.03196</text:p>
              </table:table-cell>
              <table:table-cell office:value-type="float" office:value="53.40997">
                <text:p>53.40997</text:p>
              </table:table-cell>
              <table:table-cell office:value-type="float" office:value="54.12528">
                <text:p>54.12528</text:p>
              </table:table-cell>
              <table:table-cell office:value-type="float" office:value="55.61258">
                <text:p>55.61258</text:p>
              </table:table-cell>
              <table:table-cell office:value-type="float" office:value="63.69124">
                <text:p>63.69124</text:p>
              </table:table-cell>
              <table:table-cell office:value-type="float" office:value="54.5372">
                <text:p>54.5372</text:p>
              </table:table-cell>
              <table:table-cell office:value-type="float" office:value="54.52381">
                <text:p>54.52381</text:p>
              </table:table-cell>
              <table:table-cell office:value-type="float" office:value="53.83445">
                <text:p>53.83445</text:p>
              </table:table-cell>
              <table:table-cell office:value-type="float" office:value="56.94279">
                <text:p>56.94279</text:p>
              </table:table-cell>
              <table:table-cell office:value-type="float" office:value="54.66024">
                <text:p>54.66024</text:p>
              </table:table-cell>
              <table:table-cell office:value-type="float" office:value="68.26661">
                <text:p>68.26661</text:p>
              </table:table-cell>
              <table:table-cell office:value-type="float" office:value="70.70199">
                <text:p>70.70199</text:p>
              </table:table-cell>
              <table:table-cell office:value-type="float" office:value="54.1495">
                <text:p>54.1495</text:p>
              </table:table-cell>
              <table:table-cell office:value-type="float" office:value="54.10862">
                <text:p>54.108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93034">
                <text:p>58.93034</text:p>
              </table:table-cell>
              <table:table-cell office:value-type="float" office:value="53.57631">
                <text:p>53.57631</text:p>
              </table:table-cell>
              <table:table-cell office:value-type="float" office:value="61.44974">
                <text:p>61.44974</text:p>
              </table:table-cell>
              <table:table-cell office:value-type="float" office:value="53.19833">
                <text:p>53.19833</text:p>
              </table:table-cell>
              <table:table-cell office:value-type="float" office:value="58.82926">
                <text:p>58.82926</text:p>
              </table:table-cell>
              <table:table-cell office:value-type="float" office:value="52.93843">
                <text:p>52.93843</text:p>
              </table:table-cell>
              <table:table-cell office:value-type="float" office:value="53.55986">
                <text:p>53.55986</text:p>
              </table:table-cell>
              <table:table-cell office:value-type="float" office:value="52.76366">
                <text:p>52.76366</text:p>
              </table:table-cell>
              <table:table-cell office:value-type="float" office:value="53.42526">
                <text:p>53.42526</text:p>
              </table:table-cell>
              <table:table-cell office:value-type="float" office:value="54.99692">
                <text:p>54.99692</text:p>
              </table:table-cell>
              <table:table-cell office:value-type="float" office:value="63.28299">
                <text:p>63.28299</text:p>
              </table:table-cell>
              <table:table-cell office:value-type="float" office:value="53.90848">
                <text:p>53.90848</text:p>
              </table:table-cell>
              <table:table-cell office:value-type="float" office:value="53.8951">
                <text:p>53.8951</text:p>
              </table:table-cell>
              <table:table-cell office:value-type="float" office:value="53.36197">
                <text:p>53.36197</text:p>
              </table:table-cell>
              <table:table-cell office:value-type="float" office:value="56.32196">
                <text:p>56.32196</text:p>
              </table:table-cell>
              <table:table-cell office:value-type="float" office:value="54.14262">
                <text:p>54.14262</text:p>
              </table:table-cell>
              <table:table-cell office:value-type="float" office:value="67.91112">
                <text:p>67.91112</text:p>
              </table:table-cell>
              <table:table-cell office:value-type="float" office:value="70.39145">
                <text:p>70.39145</text:p>
              </table:table-cell>
              <table:table-cell office:value-type="float" office:value="53.51092">
                <text:p>53.51092</text:p>
              </table:table-cell>
              <table:table-cell office:value-type="float" office:value="53.41088">
                <text:p>53.410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46004">
                <text:p>58.46004</text:p>
              </table:table-cell>
              <table:table-cell office:value-type="float" office:value="52.92952">
                <text:p>52.92952</text:p>
              </table:table-cell>
              <table:table-cell office:value-type="float" office:value="60.8316">
                <text:p>60.8316</text:p>
              </table:table-cell>
              <table:table-cell office:value-type="float" office:value="52.6655">
                <text:p>52.6655</text:p>
              </table:table-cell>
              <table:table-cell office:value-type="float" office:value="58.22699">
                <text:p>58.22699</text:p>
              </table:table-cell>
              <table:table-cell office:value-type="float" office:value="52.39116">
                <text:p>52.39116</text:p>
              </table:table-cell>
              <table:table-cell office:value-type="float" office:value="52.84909">
                <text:p>52.84909</text:p>
              </table:table-cell>
              <table:table-cell office:value-type="float" office:value="52.21792">
                <text:p>52.21792</text:p>
              </table:table-cell>
              <table:table-cell office:value-type="float" office:value="52.95097">
                <text:p>52.95097</text:p>
              </table:table-cell>
              <table:table-cell office:value-type="float" office:value="54.48508">
                <text:p>54.48508</text:p>
              </table:table-cell>
              <table:table-cell office:value-type="float" office:value="62.70948">
                <text:p>62.70948</text:p>
              </table:table-cell>
              <table:table-cell office:value-type="float" office:value="53.38142">
                <text:p>53.38142</text:p>
              </table:table-cell>
              <table:table-cell office:value-type="float" office:value="53.36799">
                <text:p>53.36799</text:p>
              </table:table-cell>
              <table:table-cell office:value-type="float" office:value="52.651">
                <text:p>52.651</text:p>
              </table:table-cell>
              <table:table-cell office:value-type="float" office:value="55.82539">
                <text:p>55.82539</text:p>
              </table:table-cell>
              <table:table-cell office:value-type="float" office:value="53.5096">
                <text:p>53.5096</text:p>
              </table:table-cell>
              <table:table-cell office:value-type="float" office:value="67.38648">
                <text:p>67.38648</text:p>
              </table:table-cell>
              <table:table-cell office:value-type="float" office:value="69.90088">
                <text:p>69.90088</text:p>
              </table:table-cell>
              <table:table-cell office:value-type="float" office:value="52.97745">
                <text:p>52.97745</text:p>
              </table:table-cell>
              <table:table-cell office:value-type="float" office:value="52.93837">
                <text:p>52.93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84348">
                <text:p>57.84348</text:p>
              </table:table-cell>
              <table:table-cell office:value-type="float" office:value="52.38314">
                <text:p>52.38314</text:p>
              </table:table-cell>
              <table:table-cell office:value-type="float" office:value="60.41194">
                <text:p>60.41194</text:p>
              </table:table-cell>
              <table:table-cell office:value-type="float" office:value="52.01488">
                <text:p>52.01488</text:p>
              </table:table-cell>
              <table:table-cell office:value-type="float" office:value="57.74955">
                <text:p>57.74955</text:p>
              </table:table-cell>
              <table:table-cell office:value-type="float" office:value="51.73729">
                <text:p>51.73729</text:p>
              </table:table-cell>
              <table:table-cell office:value-type="float" office:value="52.37382">
                <text:p>52.37382</text:p>
              </table:table-cell>
              <table:table-cell office:value-type="float" office:value="52.21792">
                <text:p>52.21792</text:p>
              </table:table-cell>
              <table:table-cell office:value-type="float" office:value="52.2909">
                <text:p>52.2909</text:p>
              </table:table-cell>
              <table:table-cell office:value-type="float" office:value="53.85005">
                <text:p>53.85005</text:p>
              </table:table-cell>
              <table:table-cell office:value-type="float" office:value="62.28607">
                <text:p>62.28607</text:p>
              </table:table-cell>
              <table:table-cell office:value-type="float" office:value="52.73355">
                <text:p>52.73355</text:p>
              </table:table-cell>
              <table:table-cell office:value-type="float" office:value="52.72024">
                <text:p>52.72024</text:p>
              </table:table-cell>
              <table:table-cell office:value-type="float" office:value="52.17538">
                <text:p>52.17538</text:p>
              </table:table-cell>
              <table:table-cell office:value-type="float" office:value="55.19557">
                <text:p>55.19557</text:p>
              </table:table-cell>
              <table:table-cell office:value-type="float" office:value="52.97189">
                <text:p>52.97189</text:p>
              </table:table-cell>
              <table:table-cell office:value-type="float" office:value="67.02124">
                <text:p>67.02124</text:p>
              </table:table-cell>
              <table:table-cell office:value-type="float" office:value="69.5657">
                <text:p>69.5657</text:p>
              </table:table-cell>
              <table:table-cell office:value-type="float" office:value="52.32574">
                <text:p>52.32574</text:p>
              </table:table-cell>
              <table:table-cell office:value-type="float" office:value="52.21838">
                <text:p>52.218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.36268">
                <text:p>57.36268</text:p>
              </table:table-cell>
              <table:table-cell office:value-type="float" office:value="51.73087">
                <text:p>51.73087</text:p>
              </table:table-cell>
              <table:table-cell office:value-type="float" office:value="59.77715">
                <text:p>59.77715</text:p>
              </table:table-cell>
              <table:table-cell office:value-type="float" office:value="51.45314">
                <text:p>51.45314</text:p>
              </table:table-cell>
              <table:table-cell office:value-type="float" office:value="57.12519">
                <text:p>57.12519</text:p>
              </table:table-cell>
              <table:table-cell office:value-type="float" office:value="51.17913">
                <text:p>51.17913</text:p>
              </table:table-cell>
              <table:table-cell office:value-type="float" office:value="51.64998">
                <text:p>51.64998</text:p>
              </table:table-cell>
              <table:table-cell office:value-type="float" office:value="51.56645">
                <text:p>51.56645</text:p>
              </table:table-cell>
              <table:table-cell office:value-type="float" office:value="51.74298">
                <text:p>51.74298</text:p>
              </table:table-cell>
              <table:table-cell office:value-type="float" office:value="53.32243">
                <text:p>53.32243</text:p>
              </table:table-cell>
              <table:table-cell office:value-type="float" office:value="61.70317">
                <text:p>61.70317</text:p>
              </table:table-cell>
              <table:table-cell office:value-type="float" office:value="52.18636">
                <text:p>52.18636</text:p>
              </table:table-cell>
              <table:table-cell office:value-type="float" office:value="52.18215">
                <text:p>52.18215</text:p>
              </table:table-cell>
              <table:table-cell office:value-type="float" office:value="51.45131">
                <text:p>51.45131</text:p>
              </table:table-cell>
              <table:table-cell office:value-type="float" office:value="54.67009">
                <text:p>54.67009</text:p>
              </table:table-cell>
              <table:table-cell office:value-type="float" office:value="52.32028">
                <text:p>52.32028</text:p>
              </table:table-cell>
              <table:table-cell office:value-type="float" office:value="66.46524">
                <text:p>66.46524</text:p>
              </table:table-cell>
              <table:table-cell office:value-type="float" office:value="69.05779">
                <text:p>69.05779</text:p>
              </table:table-cell>
              <table:table-cell office:value-type="float" office:value="51.77708">
                <text:p>51.77708</text:p>
              </table:table-cell>
              <table:table-cell office:value-type="float" office:value="51.7341">
                <text:p>51.73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73399">
                <text:p>56.73399</text:p>
              </table:table-cell>
              <table:table-cell office:value-type="float" office:value="51.1737">
                <text:p>51.1737</text:p>
              </table:table-cell>
              <table:table-cell office:value-type="float" office:value="59.34673">
                <text:p>59.34673</text:p>
              </table:table-cell>
              <table:table-cell office:value-type="float" office:value="50.78915">
                <text:p>50.78915</text:p>
              </table:table-cell>
              <table:table-cell office:value-type="float" office:value="56.63677">
                <text:p>56.63677</text:p>
              </table:table-cell>
              <table:table-cell office:value-type="float" office:value="50.50328">
                <text:p>50.50328</text:p>
              </table:table-cell>
              <table:table-cell office:value-type="float" office:value="51.16317">
                <text:p>51.16317</text:p>
              </table:table-cell>
              <table:table-cell office:value-type="float" office:value="51.00991">
                <text:p>51.00991</text:p>
              </table:table-cell>
              <table:table-cell office:value-type="float" office:value="51.07816">
                <text:p>51.07816</text:p>
              </table:table-cell>
              <table:table-cell office:value-type="float" office:value="52.67322">
                <text:p>52.67322</text:p>
              </table:table-cell>
              <table:table-cell office:value-type="float" office:value="61.26458">
                <text:p>61.26458</text:p>
              </table:table-cell>
              <table:table-cell office:value-type="float" office:value="51.53362">
                <text:p>51.53362</text:p>
              </table:table-cell>
              <table:table-cell office:value-type="float" office:value="51.52033">
                <text:p>51.52033</text:p>
              </table:table-cell>
              <table:table-cell office:value-type="float" office:value="50.96416">
                <text:p>50.96416</text:p>
              </table:table-cell>
              <table:table-cell office:value-type="float" office:value="54.02714">
                <text:p>54.02714</text:p>
              </table:table-cell>
              <table:table-cell office:value-type="float" office:value="51.77174">
                <text:p>51.77174</text:p>
              </table:table-cell>
              <table:table-cell office:value-type="float" office:value="66.09822">
                <text:p>66.09822</text:p>
              </table:table-cell>
              <table:table-cell office:value-type="float" office:value="68.72046">
                <text:p>68.72046</text:p>
              </table:table-cell>
              <table:table-cell office:value-type="float" office:value="51.11174">
                <text:p>51.11174</text:p>
              </table:table-cell>
              <table:table-cell office:value-type="float" office:value="51.00098">
                <text:p>51.00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22967">
                <text:p>56.22967</text:p>
              </table:table-cell>
              <table:table-cell office:value-type="float" office:value="50.4994">
                <text:p>50.4994</text:p>
              </table:table-cell>
              <table:table-cell office:value-type="float" office:value="58.69565">
                <text:p>58.69565</text:p>
              </table:table-cell>
              <table:table-cell office:value-type="float" office:value="50.23027">
                <text:p>50.23027</text:p>
              </table:table-cell>
              <table:table-cell office:value-type="float" office:value="56.01607">
                <text:p>56.01607</text:p>
              </table:table-cell>
              <table:table-cell office:value-type="float" office:value="49.93044">
                <text:p>49.93044</text:p>
              </table:table-cell>
              <table:table-cell office:value-type="float" office:value="50.41757">
                <text:p>50.41757</text:p>
              </table:table-cell>
              <table:table-cell office:value-type="float" office:value="50.33154">
                <text:p>50.33154</text:p>
              </table:table-cell>
              <table:table-cell office:value-type="float" office:value="50.51968">
                <text:p>50.51968</text:p>
              </table:table-cell>
              <table:table-cell office:value-type="float" office:value="52.1257">
                <text:p>52.1257</text:p>
              </table:table-cell>
              <table:table-cell office:value-type="float" office:value="60.67058">
                <text:p>60.67058</text:p>
              </table:table-cell>
              <table:table-cell office:value-type="float" office:value="50.97544">
                <text:p>50.97544</text:p>
              </table:table-cell>
              <table:table-cell office:value-type="float" office:value="50.96199">
                <text:p>50.96199</text:p>
              </table:table-cell>
              <table:table-cell office:value-type="float" office:value="50.21847">
                <text:p>50.21847</text:p>
              </table:table-cell>
              <table:table-cell office:value-type="float" office:value="53.50018">
                <text:p>53.50018</text:p>
              </table:table-cell>
              <table:table-cell office:value-type="float" office:value="51.10654">
                <text:p>51.10654</text:p>
              </table:table-cell>
              <table:table-cell office:value-type="float" office:value="65.53571">
                <text:p>65.53571</text:p>
              </table:table-cell>
              <table:table-cell office:value-type="float" office:value="68.196">
                <text:p>68.196</text:p>
              </table:table-cell>
              <table:table-cell office:value-type="float" office:value="50.55239">
                <text:p>50.55239</text:p>
              </table:table-cell>
              <table:table-cell office:value-type="float" office:value="50.50508">
                <text:p>50.505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58899">
                <text:p>55.58899</text:p>
              </table:table-cell>
              <table:table-cell office:value-type="float" office:value="49.92722">
                <text:p>49.92722</text:p>
              </table:table-cell>
              <table:table-cell office:value-type="float" office:value="58.25483">
                <text:p>58.25483</text:p>
              </table:table-cell>
              <table:table-cell office:value-type="float" office:value="49.54392">
                <text:p>49.54392</text:p>
              </table:table-cell>
              <table:table-cell office:value-type="float" office:value="55.50383">
                <text:p>55.50383</text:p>
              </table:table-cell>
              <table:table-cell office:value-type="float" office:value="49.25036">
                <text:p>49.25036</text:p>
              </table:table-cell>
              <table:table-cell office:value-type="float" office:value="49.91954">
                <text:p>49.91954</text:p>
              </table:table-cell>
              <table:table-cell office:value-type="float" office:value="49.75548">
                <text:p>49.75548</text:p>
              </table:table-cell>
              <table:table-cell office:value-type="float" office:value="49.82815">
                <text:p>49.82815</text:p>
              </table:table-cell>
              <table:table-cell office:value-type="float" office:value="51.47145">
                <text:p>51.47145</text:p>
              </table:table-cell>
              <table:table-cell office:value-type="float" office:value="60.20835">
                <text:p>60.20835</text:p>
              </table:table-cell>
              <table:table-cell office:value-type="float" office:value="50.30024">
                <text:p>50.30024</text:p>
              </table:table-cell>
              <table:table-cell office:value-type="float" office:value="50.29565">
                <text:p>50.29565</text:p>
              </table:table-cell>
              <table:table-cell office:value-type="float" office:value="49.71583">
                <text:p>49.71583</text:p>
              </table:table-cell>
              <table:table-cell office:value-type="float" office:value="52.8443">
                <text:p>52.8443</text:p>
              </table:table-cell>
              <table:table-cell office:value-type="float" office:value="50.53834">
                <text:p>50.53834</text:p>
              </table:table-cell>
              <table:table-cell office:value-type="float" office:value="65.1534">
                <text:p>65.1534</text:p>
              </table:table-cell>
              <table:table-cell office:value-type="float" office:value="67.84264">
                <text:p>67.84264</text:p>
              </table:table-cell>
              <table:table-cell office:value-type="float" office:value="49.86966">
                <text:p>49.86966</text:p>
              </table:table-cell>
              <table:table-cell office:value-type="float" office:value="49.75498">
                <text:p>49.754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.07021">
                <text:p>55.07021</text:p>
              </table:table-cell>
              <table:table-cell office:value-type="float" office:value="49.24876">
                <text:p>49.24876</text:p>
              </table:table-cell>
              <table:table-cell office:value-type="float" office:value="57.5877">
                <text:p>57.5877</text:p>
              </table:table-cell>
              <table:table-cell office:value-type="float" office:value="48.97043">
                <text:p>48.97043</text:p>
              </table:table-cell>
              <table:table-cell office:value-type="float" office:value="54.87337">
                <text:p>54.87337</text:p>
              </table:table-cell>
              <table:table-cell office:value-type="float" office:value="49.25036">
                <text:p>49.25036</text:p>
              </table:table-cell>
              <table:table-cell office:value-type="float" office:value="49.1575">
                <text:p>49.1575</text:p>
              </table:table-cell>
              <table:table-cell office:value-type="float" office:value="49.07738">
                <text:p>49.07738</text:p>
              </table:table-cell>
              <table:table-cell office:value-type="float" office:value="49.25946">
                <text:p>49.25946</text:p>
              </table:table-cell>
              <table:table-cell office:value-type="float" office:value="50.9129">
                <text:p>50.9129</text:p>
              </table:table-cell>
              <table:table-cell office:value-type="float" office:value="60.20835">
                <text:p>60.20835</text:p>
              </table:table-cell>
              <table:table-cell office:value-type="float" office:value="49.72744">
                <text:p>49.72744</text:p>
              </table:table-cell>
              <table:table-cell office:value-type="float" office:value="49.72254">
                <text:p>49.72254</text:p>
              </table:table-cell>
              <table:table-cell office:value-type="float" office:value="49.71583">
                <text:p>49.71583</text:p>
              </table:table-cell>
              <table:table-cell office:value-type="float" office:value="52.29816">
                <text:p>52.29816</text:p>
              </table:table-cell>
              <table:table-cell office:value-type="float" office:value="49.85574">
                <text:p>49.85574</text:p>
              </table:table-cell>
              <table:table-cell office:value-type="float" office:value="64.57475">
                <text:p>64.57475</text:p>
              </table:table-cell>
              <table:table-cell office:value-type="float" office:value="67.30667">
                <text:p>67.30667</text:p>
              </table:table-cell>
              <table:table-cell office:value-type="float" office:value="49.29111">
                <text:p>49.29111</text:p>
              </table:table-cell>
              <table:table-cell office:value-type="float" office:value="49.24789">
                <text:p>49.24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.42193">
                <text:p>54.42193</text:p>
              </table:table-cell>
              <table:table-cell office:value-type="float" office:value="48.65746">
                <text:p>48.65746</text:p>
              </table:table-cell>
              <table:table-cell office:value-type="float" office:value="57.13653">
                <text:p>57.13653</text:p>
              </table:table-cell>
              <table:table-cell office:value-type="float" office:value="48.27999">
                <text:p>48.27999</text:p>
              </table:table-cell>
              <table:table-cell office:value-type="float" office:value="54.35246">
                <text:p>54.35246</text:p>
              </table:table-cell>
              <table:table-cell office:value-type="float" office:value="48.65838">
                <text:p>48.65838</text:p>
              </table:table-cell>
              <table:table-cell office:value-type="float" office:value="48.64856">
                <text:p>48.64856</text:p>
              </table:table-cell>
              <table:table-cell office:value-type="float" office:value="48.48666">
                <text:p>48.48666</text:p>
              </table:table-cell>
              <table:table-cell office:value-type="float" office:value="48.56893">
                <text:p>48.56893</text:p>
              </table:table-cell>
              <table:table-cell office:value-type="float" office:value="50.23653">
                <text:p>50.23653</text:p>
              </table:table-cell>
              <table:table-cell office:value-type="float" office:value="59.61124">
                <text:p>59.61124</text:p>
              </table:table-cell>
              <table:table-cell office:value-type="float" office:value="49.04834">
                <text:p>49.04834</text:p>
              </table:table-cell>
              <table:table-cell office:value-type="float" office:value="49.03429">
                <text:p>49.03429</text:p>
              </table:table-cell>
              <table:table-cell office:value-type="float" office:value="48.95797">
                <text:p>48.95797</text:p>
              </table:table-cell>
              <table:table-cell office:value-type="float" office:value="51.62538">
                <text:p>51.62538</text:p>
              </table:table-cell>
              <table:table-cell office:value-type="float" office:value="49.28646">
                <text:p>49.28646</text:p>
              </table:table-cell>
              <table:table-cell office:value-type="float" office:value="64.1782">
                <text:p>64.1782</text:p>
              </table:table-cell>
              <table:table-cell office:value-type="float" office:value="66.95174">
                <text:p>66.95174</text:p>
              </table:table-cell>
              <table:table-cell office:value-type="float" office:value="48.60912">
                <text:p>48.60912</text:p>
              </table:table-cell>
              <table:table-cell office:value-type="float" office:value="48.49053">
                <text:p>48.49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8936">
                <text:p>53.8936</text:p>
              </table:table-cell>
              <table:table-cell office:value-type="float" office:value="47.96635">
                <text:p>47.96635</text:p>
              </table:table-cell>
              <table:table-cell office:value-type="float" office:value="56.45884">
                <text:p>56.45884</text:p>
              </table:table-cell>
              <table:table-cell office:value-type="float" office:value="47.67857">
                <text:p>47.67857</text:p>
              </table:table-cell>
              <table:table-cell office:value-type="float" office:value="53.70412">
                <text:p>53.70412</text:p>
              </table:table-cell>
              <table:table-cell office:value-type="float" office:value="47.96561">
                <text:p>47.96561</text:p>
              </table:table-cell>
              <table:table-cell office:value-type="float" office:value="47.87504">
                <text:p>47.87504</text:p>
              </table:table-cell>
              <table:table-cell office:value-type="float" office:value="47.79615">
                <text:p>47.79615</text:p>
              </table:table-cell>
              <table:table-cell office:value-type="float" office:value="47.96805">
                <text:p>47.96805</text:p>
              </table:table-cell>
              <table:table-cell office:value-type="float" office:value="49.6633">
                <text:p>49.6633</text:p>
              </table:table-cell>
              <table:table-cell office:value-type="float" office:value="59.13425">
                <text:p>59.13425</text:p>
              </table:table-cell>
              <table:table-cell office:value-type="float" office:value="48.45642">
                <text:p>48.45642</text:p>
              </table:table-cell>
              <table:table-cell office:value-type="float" office:value="48.45133">
                <text:p>48.45133</text:p>
              </table:table-cell>
              <table:table-cell office:value-type="float" office:value="48.44452">
                <text:p>48.44452</text:p>
              </table:table-cell>
              <table:table-cell office:value-type="float" office:value="51.06928">
                <text:p>51.06928</text:p>
              </table:table-cell>
              <table:table-cell office:value-type="float" office:value="48.59537">
                <text:p>48.59537</text:p>
              </table:table-cell>
              <table:table-cell office:value-type="float" office:value="63.58891">
                <text:p>63.58891</text:p>
              </table:table-cell>
              <table:table-cell office:value-type="float" office:value="66.39084">
                <text:p>66.39084</text:p>
              </table:table-cell>
              <table:table-cell office:value-type="float" office:value="48.01632">
                <text:p>48.01632</text:p>
              </table:table-cell>
              <table:table-cell office:value-type="float" office:value="47.96826">
                <text:p>47.968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22492">
                <text:p>53.22492</text:p>
              </table:table-cell>
              <table:table-cell office:value-type="float" office:value="47.3695">
                <text:p>47.3695</text:p>
              </table:table-cell>
              <table:table-cell office:value-type="float" office:value="55.99279">
                <text:p>55.99279</text:p>
              </table:table-cell>
              <table:table-cell office:value-type="float" office:value="46.97595">
                <text:p>46.97595</text:p>
              </table:table-cell>
              <table:table-cell office:value-type="float" office:value="53.1684">
                <text:p>53.1684</text:p>
              </table:table-cell>
              <table:table-cell office:value-type="float" office:value="47.36828">
                <text:p>47.36828</text:p>
              </table:table-cell>
              <table:table-cell office:value-type="float" office:value="47.35529">
                <text:p>47.35529</text:p>
              </table:table-cell>
              <table:table-cell office:value-type="float" office:value="47.2769">
                <text:p>47.2769</text:p>
              </table:table-cell>
              <table:table-cell office:value-type="float" office:value="47.27433">
                <text:p>47.27433</text:p>
              </table:table-cell>
              <table:table-cell office:value-type="float" office:value="48.98293">
                <text:p>48.98293</text:p>
              </table:table-cell>
              <table:table-cell office:value-type="float" office:value="58.52054">
                <text:p>58.52054</text:p>
              </table:table-cell>
              <table:table-cell office:value-type="float" office:value="47.7646">
                <text:p>47.7646</text:p>
              </table:table-cell>
              <table:table-cell office:value-type="float" office:value="47.75022">
                <text:p>47.75022</text:p>
              </table:table-cell>
              <table:table-cell office:value-type="float" office:value="47.67465">
                <text:p>47.67465</text:p>
              </table:table-cell>
              <table:table-cell office:value-type="float" office:value="50.37975">
                <text:p>50.37975</text:p>
              </table:table-cell>
              <table:table-cell office:value-type="float" office:value="48.00285">
                <text:p>48.00285</text:p>
              </table:table-cell>
              <table:table-cell office:value-type="float" office:value="63.18644">
                <text:p>63.18644</text:p>
              </table:table-cell>
              <table:table-cell office:value-type="float" office:value="66.02056">
                <text:p>66.02056</text:p>
              </table:table-cell>
              <table:table-cell office:value-type="float" office:value="48.01632">
                <text:p>48.01632</text:p>
              </table:table-cell>
              <table:table-cell office:value-type="float" office:value="47.18988">
                <text:p>47.189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68258">
                <text:p>52.68258</text:p>
              </table:table-cell>
              <table:table-cell office:value-type="float" office:value="46.66197">
                <text:p>46.66197</text:p>
              </table:table-cell>
              <table:table-cell office:value-type="float" office:value="55.2905">
                <text:p>55.2905</text:p>
              </table:table-cell>
              <table:table-cell office:value-type="float" office:value="46.37793">
                <text:p>46.37793</text:p>
              </table:table-cell>
              <table:table-cell office:value-type="float" office:value="52.50735">
                <text:p>52.50735</text:p>
              </table:table-cell>
              <table:table-cell office:value-type="float" office:value="46.65941">
                <text:p>46.65941</text:p>
              </table:table-cell>
              <table:table-cell office:value-type="float" office:value="46.57474">
                <text:p>46.57474</text:p>
              </table:table-cell>
              <table:table-cell office:value-type="float" office:value="46.48378">
                <text:p>46.48378</text:p>
              </table:table-cell>
              <table:table-cell office:value-type="float" office:value="46.66804">
                <text:p>46.66804</text:p>
              </table:table-cell>
              <table:table-cell office:value-type="float" office:value="48.39083">
                <text:p>48.39083</text:p>
              </table:table-cell>
              <table:table-cell office:value-type="float" office:value="58.02912">
                <text:p>58.02912</text:p>
              </table:table-cell>
              <table:table-cell office:value-type="float" office:value="47.16695">
                <text:p>47.16695</text:p>
              </table:table-cell>
              <table:table-cell office:value-type="float" office:value="47.16165">
                <text:p>47.16165</text:p>
              </table:table-cell>
              <table:table-cell office:value-type="float" office:value="47.15473">
                <text:p>47.15473</text:p>
              </table:table-cell>
              <table:table-cell office:value-type="float" office:value="49.80498">
                <text:p>49.80498</text:p>
              </table:table-cell>
              <table:table-cell office:value-type="float" office:value="47.29955">
                <text:p>47.29955</text:p>
              </table:table-cell>
              <table:table-cell office:value-type="float" office:value="63.18644">
                <text:p>63.18644</text:p>
              </table:table-cell>
              <table:table-cell office:value-type="float" office:value="65.4536">
                <text:p>65.4536</text:p>
              </table:table-cell>
              <table:table-cell office:value-type="float" office:value="47.31296">
                <text:p>47.31296</text:p>
              </table:table-cell>
              <table:table-cell office:value-type="float" office:value="46.6701">
                <text:p>46.67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01334">
                <text:p>52.01334</text:p>
              </table:table-cell>
              <table:table-cell office:value-type="float" office:value="46.05539">
                <text:p>46.05539</text:p>
              </table:table-cell>
              <table:table-cell office:value-type="float" office:value="54.8189">
                <text:p>54.8189</text:p>
              </table:table-cell>
              <table:table-cell office:value-type="float" office:value="45.66327">
                <text:p>45.66327</text:p>
              </table:table-cell>
              <table:table-cell office:value-type="float" office:value="51.9615">
                <text:p>51.9615</text:p>
              </table:table-cell>
              <table:table-cell office:value-type="float" office:value="46.05245">
                <text:p>46.05245</text:p>
              </table:table-cell>
              <table:table-cell office:value-type="float" office:value="46.04056">
                <text:p>46.04056</text:p>
              </table:table-cell>
              <table:table-cell office:value-type="float" office:value="45.96316">
                <text:p>45.96316</text:p>
              </table:table-cell>
              <table:table-cell office:value-type="float" office:value="45.94925">
                <text:p>45.94925</text:p>
              </table:table-cell>
              <table:table-cell office:value-type="float" office:value="47.69796">
                <text:p>47.69796</text:p>
              </table:table-cell>
              <table:table-cell office:value-type="float" office:value="57.40412">
                <text:p>57.40412</text:p>
              </table:table-cell>
              <table:table-cell office:value-type="float" office:value="46.45872">
                <text:p>46.45872</text:p>
              </table:table-cell>
              <table:table-cell office:value-type="float" office:value="46.44478">
                <text:p>46.44478</text:p>
              </table:table-cell>
              <table:table-cell office:value-type="float" office:value="46.36019">
                <text:p>46.36019</text:p>
              </table:table-cell>
              <table:table-cell office:value-type="float" office:value="49.11727">
                <text:p>49.11727</text:p>
              </table:table-cell>
              <table:table-cell office:value-type="float" office:value="46.70158">
                <text:p>46.70158</text:p>
              </table:table-cell>
              <table:table-cell office:value-type="float" office:value="62.5777">
                <text:p>62.5777</text:p>
              </table:table-cell>
              <table:table-cell office:value-type="float" office:value="65.06845">
                <text:p>65.06845</text:p>
              </table:table-cell>
              <table:table-cell office:value-type="float" office:value="46.71111">
                <text:p>46.71111</text:p>
              </table:table-cell>
              <table:table-cell office:value-type="float" office:value="45.87636">
                <text:p>45.876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45252">
                <text:p>51.45252</text:p>
              </table:table-cell>
              <table:table-cell office:value-type="float" office:value="45.34006">
                <text:p>45.34006</text:p>
              </table:table-cell>
              <table:table-cell office:value-type="float" office:value="54.10642">
                <text:p>54.10642</text:p>
              </table:table-cell>
              <table:table-cell office:value-type="float" office:value="45.13186">
                <text:p>45.13186</text:p>
              </table:table-cell>
              <table:table-cell office:value-type="float" office:value="51.28802">
                <text:p>51.28802</text:p>
              </table:table-cell>
              <table:table-cell office:value-type="float" office:value="45.33656">
                <text:p>45.33656</text:p>
              </table:table-cell>
              <table:table-cell office:value-type="float" office:value="45.24003">
                <text:p>45.24003</text:p>
              </table:table-cell>
              <table:table-cell office:value-type="float" office:value="45.16301">
                <text:p>45.16301</text:p>
              </table:table-cell>
              <table:table-cell office:value-type="float" office:value="45.34274">
                <text:p>45.34274</text:p>
              </table:table-cell>
              <table:table-cell office:value-type="float" office:value="47.09613">
                <text:p>47.09613</text:p>
              </table:table-cell>
              <table:table-cell office:value-type="float" office:value="56.89459">
                <text:p>56.89459</text:p>
              </table:table-cell>
              <table:table-cell office:value-type="float" office:value="45.85155">
                <text:p>45.85155</text:p>
              </table:table-cell>
              <table:table-cell office:value-type="float" office:value="45.83777">
                <text:p>45.83777</text:p>
              </table:table-cell>
              <table:table-cell office:value-type="float" office:value="45.83879">
                <text:p>45.83879</text:p>
              </table:table-cell>
              <table:table-cell office:value-type="float" office:value="48.53309">
                <text:p>48.53309</text:p>
              </table:table-cell>
              <table:table-cell office:value-type="float" office:value="45.99133">
                <text:p>45.99133</text:p>
              </table:table-cell>
              <table:table-cell office:value-type="float" office:value="62.16529">
                <text:p>62.16529</text:p>
              </table:table-cell>
              <table:table-cell office:value-type="float" office:value="64.48581">
                <text:p>64.48581</text:p>
              </table:table-cell>
              <table:table-cell office:value-type="float" office:value="45.99613">
                <text:p>45.99613</text:p>
              </table:table-cell>
              <table:table-cell office:value-type="float" office:value="45.33734">
                <text:p>45.337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.78092">
                <text:p>50.78092</text:p>
              </table:table-cell>
              <table:table-cell office:value-type="float" office:value="44.71483">
                <text:p>44.71483</text:p>
              </table:table-cell>
              <table:table-cell office:value-type="float" office:value="53.62498">
                <text:p>53.62498</text:p>
              </table:table-cell>
              <table:table-cell office:value-type="float" office:value="44.32936">
                <text:p>44.32936</text:p>
              </table:table-cell>
              <table:table-cell office:value-type="float" office:value="50.72336">
                <text:p>50.72336</text:p>
              </table:table-cell>
              <table:table-cell office:value-type="float" office:value="44.70744">
                <text:p>44.70744</text:p>
              </table:table-cell>
              <table:table-cell office:value-type="float" office:value="44.69972">
                <text:p>44.69972</text:p>
              </table:table-cell>
              <table:table-cell office:value-type="float" office:value="44.62294">
                <text:p>44.62294</text:p>
              </table:table-cell>
              <table:table-cell office:value-type="float" office:value="44.61624">
                <text:p>44.61624</text:p>
              </table:table-cell>
              <table:table-cell office:value-type="float" office:value="46.3914">
                <text:p>46.3914</text:p>
              </table:table-cell>
              <table:table-cell office:value-type="float" office:value="56.25368">
                <text:p>56.25368</text:p>
              </table:table-cell>
              <table:table-cell office:value-type="float" office:value="45.1352">
                <text:p>45.1352</text:p>
              </table:table-cell>
              <table:table-cell office:value-type="float" office:value="45.12171">
                <text:p>45.12171</text:p>
              </table:table-cell>
              <table:table-cell office:value-type="float" office:value="45.03368">
                <text:p>45.03368</text:p>
              </table:table-cell>
              <table:table-cell office:value-type="float" office:value="47.82961">
                <text:p>47.82961</text:p>
              </table:table-cell>
              <table:table-cell office:value-type="float" office:value="45.37497">
                <text:p>45.37497</text:p>
              </table:table-cell>
              <table:table-cell office:value-type="float" office:value="61.53648">
                <text:p>61.53648</text:p>
              </table:table-cell>
              <table:table-cell office:value-type="float" office:value="64.0956">
                <text:p>64.0956</text:p>
              </table:table-cell>
              <table:table-cell office:value-type="float" office:value="45.38874">
                <text:p>45.38874</text:p>
              </table:table-cell>
              <table:table-cell office:value-type="float" office:value="44.53656">
                <text:p>44.536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.213">
                <text:p>50.213</text:p>
              </table:table-cell>
              <table:table-cell office:value-type="float" office:value="43.98412">
                <text:p>43.98412</text:p>
              </table:table-cell>
              <table:table-cell office:value-type="float" office:value="52.89297">
                <text:p>52.89297</text:p>
              </table:table-cell>
              <table:table-cell office:value-type="float" office:value="43.7838">
                <text:p>43.7838</text:p>
              </table:table-cell>
              <table:table-cell office:value-type="float" office:value="50.03407">
                <text:p>50.03407</text:p>
              </table:table-cell>
              <table:table-cell office:value-type="float" office:value="43.97961">
                <text:p>43.97961</text:p>
              </table:table-cell>
              <table:table-cell office:value-type="float" office:value="43.88854">
                <text:p>43.88854</text:p>
              </table:table-cell>
              <table:table-cell office:value-type="float" office:value="43.81192">
                <text:p>43.81192</text:p>
              </table:table-cell>
              <table:table-cell office:value-type="float" office:value="43.99142">
                <text:p>43.99142</text:p>
              </table:table-cell>
              <table:table-cell office:value-type="float" office:value="45.78435">
                <text:p>45.78435</text:p>
              </table:table-cell>
              <table:table-cell office:value-type="float" office:value="55.73883">
                <text:p>55.73883</text:p>
              </table:table-cell>
              <table:table-cell office:value-type="float" office:value="44.50553">
                <text:p>44.50553</text:p>
              </table:table-cell>
              <table:table-cell office:value-type="float" office:value="44.50104">
                <text:p>44.50104</text:p>
              </table:table-cell>
              <table:table-cell office:value-type="float" office:value="44.49307">
                <text:p>44.49307</text:p>
              </table:table-cell>
              <table:table-cell office:value-type="float" office:value="47.22698">
                <text:p>47.22698</text:p>
              </table:table-cell>
              <table:table-cell office:value-type="float" office:value="44.65728">
                <text:p>44.65728</text:p>
              </table:table-cell>
              <table:table-cell office:value-type="float" office:value="61.11828">
                <text:p>61.11828</text:p>
              </table:table-cell>
              <table:table-cell office:value-type="float" office:value="63.49747">
                <text:p>63.49747</text:p>
              </table:table-cell>
              <table:table-cell office:value-type="float" office:value="44.66197">
                <text:p>44.66197</text:p>
              </table:table-cell>
              <table:table-cell office:value-type="float" office:value="43.99642">
                <text:p>43.99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.53024">
                <text:p>49.53024</text:p>
              </table:table-cell>
              <table:table-cell office:value-type="float" office:value="43.36326">
                <text:p>43.36326</text:p>
              </table:table-cell>
              <table:table-cell office:value-type="float" office:value="52.4019">
                <text:p>52.4019</text:p>
              </table:table-cell>
              <table:table-cell office:value-type="float" office:value="42.96171">
                <text:p>42.96171</text:p>
              </table:table-cell>
              <table:table-cell office:value-type="float" office:value="49.45777">
                <text:p>49.45777</text:p>
              </table:table-cell>
              <table:table-cell office:value-type="float" office:value="43.35437">
                <text:p>43.35437</text:p>
              </table:table-cell>
              <table:table-cell office:value-type="float" office:value="43.33775">
                <text:p>43.33775</text:p>
              </table:table-cell>
              <table:table-cell office:value-type="float" office:value="43.27103">
                <text:p>43.27103</text:p>
              </table:table-cell>
              <table:table-cell office:value-type="float" office:value="43.26289">
                <text:p>43.26289</text:p>
              </table:table-cell>
              <table:table-cell office:value-type="float" office:value="45.06356">
                <text:p>45.06356</text:p>
              </table:table-cell>
              <table:table-cell office:value-type="float" office:value="55.087">
                <text:p>55.087</text:p>
              </table:table-cell>
              <table:table-cell office:value-type="float" office:value="43.77808">
                <text:p>43.77808</text:p>
              </table:table-cell>
              <table:table-cell office:value-type="float" office:value="43.77346">
                <text:p>43.77346</text:p>
              </table:table-cell>
              <table:table-cell office:value-type="float" office:value="43.68163">
                <text:p>43.68163</text:p>
              </table:table-cell>
              <table:table-cell office:value-type="float" office:value="46.51219">
                <text:p>46.51219</text:p>
              </table:table-cell>
              <table:table-cell office:value-type="float" office:value="44.03179">
                <text:p>44.03179</text:p>
              </table:table-cell>
              <table:table-cell office:value-type="float" office:value="60.47947">
                <text:p>60.47947</text:p>
              </table:table-cell>
              <table:table-cell office:value-type="float" office:value="63.09724">
                <text:p>63.09724</text:p>
              </table:table-cell>
              <table:table-cell office:value-type="float" office:value="44.04564">
                <text:p>44.04564</text:p>
              </table:table-cell>
              <table:table-cell office:value-type="float" office:value="43.17626">
                <text:p>43.176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.94377">
                <text:p>48.94377</text:p>
              </table:table-cell>
              <table:table-cell office:value-type="float" office:value="42.62516">
                <text:p>42.62516</text:p>
              </table:table-cell>
              <table:table-cell office:value-type="float" office:value="51.66478">
                <text:p>51.66478</text:p>
              </table:table-cell>
              <table:table-cell office:value-type="float" office:value="42.42356">
                <text:p>42.42356</text:p>
              </table:table-cell>
              <table:table-cell office:value-type="float" office:value="48.76206">
                <text:p>48.76206</text:p>
              </table:table-cell>
              <table:table-cell office:value-type="float" office:value="42.6193">
                <text:p>42.6193</text:p>
              </table:table-cell>
              <table:table-cell office:value-type="float" office:value="42.51643">
                <text:p>42.51643</text:p>
              </table:table-cell>
              <table:table-cell office:value-type="float" office:value="42.45">
                <text:p>42.45</text:p>
              </table:table-cell>
              <table:table-cell office:value-type="float" office:value="42.62011">
                <text:p>42.62011</text:p>
              </table:table-cell>
              <table:table-cell office:value-type="float" office:value="44.43794">
                <text:p>44.43794</text:p>
              </table:table-cell>
              <table:table-cell office:value-type="float" office:value="54.54992">
                <text:p>54.54992</text:p>
              </table:table-cell>
              <table:table-cell office:value-type="float" office:value="43.15257">
                <text:p>43.15257</text:p>
              </table:table-cell>
              <table:table-cell office:value-type="float" office:value="43.13856">
                <text:p>43.13856</text:p>
              </table:table-cell>
              <table:table-cell office:value-type="float" office:value="43.14033">
                <text:p>43.14033</text:p>
              </table:table-cell>
              <table:table-cell office:value-type="float" office:value="45.90958">
                <text:p>45.90958</text:p>
              </table:table-cell>
              <table:table-cell office:value-type="float" office:value="43.30273">
                <text:p>43.30273</text:p>
              </table:table-cell>
              <table:table-cell office:value-type="float" office:value="60.04707">
                <text:p>60.04707</text:p>
              </table:table-cell>
              <table:table-cell office:value-type="float" office:value="62.66669">
                <text:p>62.66669</text:p>
              </table:table-cell>
              <table:table-cell office:value-type="float" office:value="43.30746">
                <text:p>43.30746</text:p>
              </table:table-cell>
              <table:table-cell office:value-type="float" office:value="42.62597">
                <text:p>42.625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.25263">
                <text:p>48.25263</text:p>
              </table:table-cell>
              <table:table-cell office:value-type="float" office:value="41.98219">
                <text:p>41.98219</text:p>
              </table:table-cell>
              <table:table-cell office:value-type="float" office:value="51.16387">
                <text:p>51.16387</text:p>
              </table:table-cell>
              <table:table-cell office:value-type="float" office:value="41.77999">
                <text:p>41.77999</text:p>
              </table:table-cell>
              <table:table-cell office:value-type="float" office:value="48.16771">
                <text:p>48.16771</text:p>
              </table:table-cell>
              <table:table-cell office:value-type="float" office:value="41.97614">
                <text:p>41.97614</text:p>
              </table:table-cell>
              <table:table-cell office:value-type="float" office:value="41.96034">
                <text:p>41.96034</text:p>
              </table:table-cell>
              <table:table-cell office:value-type="float" office:value="41.89024">
                <text:p>41.89024</text:p>
              </table:table-cell>
              <table:table-cell office:value-type="float" office:value="41.88075">
                <text:p>41.88075</text:p>
              </table:table-cell>
              <table:table-cell office:value-type="float" office:value="43.70971">
                <text:p>43.70971</text:p>
              </table:table-cell>
              <table:table-cell office:value-type="float" office:value="53.89663">
                <text:p>53.89663</text:p>
              </table:table-cell>
              <table:table-cell office:value-type="float" office:value="42.41789">
                <text:p>42.41789</text:p>
              </table:table-cell>
              <table:table-cell office:value-type="float" office:value="42.4">
                <text:p>42.4</text:p>
              </table:table-cell>
              <table:table-cell office:value-type="float" office:value="42.30964">
                <text:p>42.30964</text:p>
              </table:table-cell>
              <table:table-cell office:value-type="float" office:value="45.18798">
                <text:p>45.18798</text:p>
              </table:table-cell>
              <table:table-cell office:value-type="float" office:value="42.65923">
                <text:p>42.65923</text:p>
              </table:table-cell>
              <table:table-cell office:value-type="float" office:value="59.39377">
                <text:p>59.39377</text:p>
              </table:table-cell>
              <table:table-cell office:value-type="float" office:value="62.06999">
                <text:p>62.06999</text:p>
              </table:table-cell>
              <table:table-cell office:value-type="float" office:value="42.67292">
                <text:p>42.67292</text:p>
              </table:table-cell>
              <table:table-cell office:value-type="float" office:value="41.79943">
                <text:p>41.799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65543">
                <text:p>47.65543</text:p>
              </table:table-cell>
              <table:table-cell office:value-type="float" office:value="41.23326">
                <text:p>41.23326</text:p>
              </table:table-cell>
              <table:table-cell office:value-type="float" office:value="50.40348">
                <text:p>50.40348</text:p>
              </table:table-cell>
              <table:table-cell office:value-type="float" office:value="41.03037">
                <text:p>41.03037</text:p>
              </table:table-cell>
              <table:table-cell office:value-type="float" office:value="47.46111">
                <text:p>47.46111</text:p>
              </table:table-cell>
              <table:table-cell office:value-type="float" office:value="41.22655">
                <text:p>41.22655</text:p>
              </table:table-cell>
              <table:table-cell office:value-type="float" office:value="41.12916">
                <text:p>41.12916</text:p>
              </table:table-cell>
              <table:table-cell office:value-type="float" office:value="41.06308">
                <text:p>41.06308</text:p>
              </table:table-cell>
              <table:table-cell office:value-type="float" office:value="41.24251">
                <text:p>41.24251</text:p>
              </table:table-cell>
              <table:table-cell office:value-type="float" office:value="43.08459">
                <text:p>43.08459</text:p>
              </table:table-cell>
              <table:table-cell office:value-type="float" office:value="53.35071">
                <text:p>53.35071</text:p>
              </table:table-cell>
              <table:table-cell office:value-type="float" office:value="41.77454">
                <text:p>41.77454</text:p>
              </table:table-cell>
              <table:table-cell office:value-type="float" office:value="41.76954">
                <text:p>41.76954</text:p>
              </table:table-cell>
              <table:table-cell office:value-type="float" office:value="41.76254">
                <text:p>41.76254</text:p>
              </table:table-cell>
              <table:table-cell office:value-type="float" office:value="44.56737">
                <text:p>44.56737</text:p>
              </table:table-cell>
              <table:table-cell office:value-type="float" office:value="41.91934">
                <text:p>41.91934</text:p>
              </table:table-cell>
              <table:table-cell office:value-type="float" office:value="58.95188">
                <text:p>58.95188</text:p>
              </table:table-cell>
              <table:table-cell office:value-type="float" office:value="61.62974">
                <text:p>61.62974</text:p>
              </table:table-cell>
              <table:table-cell office:value-type="float" office:value="41.93284">
                <text:p>41.93284</text:p>
              </table:table-cell>
              <table:table-cell office:value-type="float" office:value="41.23957">
                <text:p>41.23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4879">
                <text:p>46.94879</text:p>
              </table:table-cell>
              <table:table-cell office:value-type="float" office:value="40.58559">
                <text:p>40.58559</text:p>
              </table:table-cell>
              <table:table-cell office:value-type="float" office:value="49.89327">
                <text:p>49.89327</text:p>
              </table:table-cell>
              <table:table-cell office:value-type="float" office:value="40.38218">
                <text:p>40.38218</text:p>
              </table:table-cell>
              <table:table-cell office:value-type="float" office:value="46.85768">
                <text:p>46.85768</text:p>
              </table:table-cell>
              <table:table-cell office:value-type="float" office:value="40.57911">
                <text:p>40.57911</text:p>
              </table:table-cell>
              <table:table-cell office:value-type="float" office:value="40.57269">
                <text:p>40.57269</text:p>
              </table:table-cell>
              <table:table-cell office:value-type="float" office:value="40.50676">
                <text:p>40.50676</text:p>
              </table:table-cell>
              <table:table-cell office:value-type="float" office:value="40.4963">
                <text:p>40.4963</text:p>
              </table:table-cell>
              <table:table-cell office:value-type="float" office:value="42.34559">
                <text:p>42.34559</text:p>
              </table:table-cell>
              <table:table-cell office:value-type="float" office:value="52.6778">
                <text:p>52.6778</text:p>
              </table:table-cell>
              <table:table-cell office:value-type="float" office:value="41.03409">
                <text:p>41.03409</text:p>
              </table:table-cell>
              <table:table-cell office:value-type="float" office:value="41.01997">
                <text:p>41.01997</text:p>
              </table:table-cell>
              <table:table-cell office:value-type="float" office:value="40.93053">
                <text:p>40.93053</text:p>
              </table:table-cell>
              <table:table-cell office:value-type="float" office:value="43.8349">
                <text:p>43.8349</text:p>
              </table:table-cell>
              <table:table-cell office:value-type="float" office:value="41.28034">
                <text:p>41.28034</text:p>
              </table:table-cell>
              <table:table-cell office:value-type="float" office:value="58.27536">
                <text:p>58.27536</text:p>
              </table:table-cell>
              <table:table-cell office:value-type="float" office:value="61.02263">
                <text:p>61.02263</text:p>
              </table:table-cell>
              <table:table-cell office:value-type="float" office:value="41.29371">
                <text:p>41.29371</text:p>
              </table:table-cell>
              <table:table-cell office:value-type="float" office:value="40.40328">
                <text:p>40.40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.34383">
                <text:p>46.34383</text:p>
              </table:table-cell>
              <table:table-cell office:value-type="float" office:value="39.8391">
                <text:p>39.8391</text:p>
              </table:table-cell>
              <table:table-cell office:value-type="float" office:value="49.12764">
                <text:p>49.12764</text:p>
              </table:table-cell>
              <table:table-cell office:value-type="float" office:value="39.63502">
                <text:p>39.63502</text:p>
              </table:table-cell>
              <table:table-cell office:value-type="float" office:value="46.14018">
                <text:p>46.14018</text:p>
              </table:table-cell>
              <table:table-cell office:value-type="float" office:value="39.83201">
                <text:p>39.83201</text:p>
              </table:table-cell>
              <table:table-cell office:value-type="float" office:value="39.72668">
                <text:p>39.72668</text:p>
              </table:table-cell>
              <table:table-cell office:value-type="float" office:value="39.66103">
                <text:p>39.66103</text:p>
              </table:table-cell>
              <table:table-cell office:value-type="float" office:value="39.84026">
                <text:p>39.84026</text:p>
              </table:table-cell>
              <table:table-cell office:value-type="float" office:value="41.70633">
                <text:p>41.70633</text:p>
              </table:table-cell>
              <table:table-cell office:value-type="float" office:value="52.12295">
                <text:p>52.12295</text:p>
              </table:table-cell>
              <table:table-cell office:value-type="float" office:value="40.37683">
                <text:p>40.37683</text:p>
              </table:table-cell>
              <table:table-cell office:value-type="float" office:value="40.37186">
                <text:p>40.37186</text:p>
              </table:table-cell>
              <table:table-cell office:value-type="float" office:value="40.36447">
                <text:p>40.36447</text:p>
              </table:table-cell>
              <table:table-cell office:value-type="float" office:value="43.19238">
                <text:p>43.19238</text:p>
              </table:table-cell>
              <table:table-cell office:value-type="float" office:value="40.52969">
                <text:p>40.52969</text:p>
              </table:table-cell>
              <table:table-cell office:value-type="float" office:value="57.82394">
                <text:p>57.82394</text:p>
              </table:table-cell>
              <table:table-cell office:value-type="float" office:value="60.56002">
                <text:p>60.56002</text:p>
              </table:table-cell>
              <table:table-cell office:value-type="float" office:value="40.543">
                <text:p>40.543</text:p>
              </table:table-cell>
              <table:table-cell office:value-type="float" office:value="39.83774">
                <text:p>39.837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.62702">
                <text:p>45.62702</text:p>
              </table:table-cell>
              <table:table-cell office:value-type="float" office:value="39.18651">
                <text:p>39.18651</text:p>
              </table:table-cell>
              <table:table-cell office:value-type="float" office:value="48.60358">
                <text:p>48.60358</text:p>
              </table:table-cell>
              <table:table-cell office:value-type="float" office:value="38.97283">
                <text:p>38.97283</text:p>
              </table:table-cell>
              <table:table-cell office:value-type="float" office:value="45.52773">
                <text:p>45.52773</text:p>
              </table:table-cell>
              <table:table-cell office:value-type="float" office:value="39.17598">
                <text:p>39.17598</text:p>
              </table:table-cell>
              <table:table-cell office:value-type="float" office:value="39.16086">
                <text:p>39.16086</text:p>
              </table:table-cell>
              <table:table-cell office:value-type="float" office:value="39.0954">
                <text:p>39.0954</text:p>
              </table:table-cell>
              <table:table-cell office:value-type="float" office:value="39.08336">
                <text:p>39.08336</text:p>
              </table:table-cell>
              <table:table-cell office:value-type="float" office:value="40.96556">
                <text:p>40.96556</text:p>
              </table:table-cell>
              <table:table-cell office:value-type="float" office:value="51.43512">
                <text:p>51.43512</text:p>
              </table:table-cell>
              <table:table-cell office:value-type="float" office:value="39.62994">
                <text:p>39.62994</text:p>
              </table:table-cell>
              <table:table-cell office:value-type="float" office:value="39.61169">
                <text:p>39.61169</text:p>
              </table:table-cell>
              <table:table-cell office:value-type="float" office:value="39.52702">
                <text:p>39.52702</text:p>
              </table:table-cell>
              <table:table-cell office:value-type="float" office:value="42.4626">
                <text:p>42.4626</text:p>
              </table:table-cell>
              <table:table-cell office:value-type="float" office:value="39.88228">
                <text:p>39.88228</text:p>
              </table:table-cell>
              <table:table-cell office:value-type="float" office:value="57.1421">
                <text:p>57.1421</text:p>
              </table:table-cell>
              <table:table-cell office:value-type="float" office:value="59.94702">
                <text:p>59.94702</text:p>
              </table:table-cell>
              <table:table-cell office:value-type="float" office:value="39.88636">
                <text:p>39.88636</text:p>
              </table:table-cell>
              <table:table-cell office:value-type="float" office:value="38.99151">
                <text:p>38.99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00866">
                <text:p>45.00866</text:p>
              </table:table-cell>
              <table:table-cell office:value-type="float" office:value="38.42035">
                <text:p>38.42035</text:p>
              </table:table-cell>
              <table:table-cell office:value-type="float" office:value="47.81906">
                <text:p>47.81906</text:p>
              </table:table-cell>
              <table:table-cell office:value-type="float" office:value="38.21527">
                <text:p>38.21527</text:p>
              </table:table-cell>
              <table:table-cell office:value-type="float" office:value="44.80342">
                <text:p>44.80342</text:p>
              </table:table-cell>
              <table:table-cell office:value-type="float" office:value="38.40884">
                <text:p>38.40884</text:p>
              </table:table-cell>
              <table:table-cell office:value-type="float" office:value="38.30947">
                <text:p>38.30947</text:p>
              </table:table-cell>
              <table:table-cell office:value-type="float" office:value="38.24404">
                <text:p>38.24404</text:p>
              </table:table-cell>
              <table:table-cell office:value-type="float" office:value="38.42277">
                <text:p>38.42277</text:p>
              </table:table-cell>
              <table:table-cell office:value-type="float" office:value="40.3175">
                <text:p>40.3175</text:p>
              </table:table-cell>
              <table:table-cell office:value-type="float" office:value="50.86738">
                <text:p>50.86738</text:p>
              </table:table-cell>
              <table:table-cell office:value-type="float" office:value="38.97346">
                <text:p>38.97346</text:p>
              </table:table-cell>
              <table:table-cell office:value-type="float" office:value="38.95892">
                <text:p>38.95892</text:p>
              </table:table-cell>
              <table:table-cell office:value-type="float" office:value="38.96052">
                <text:p>38.96052</text:p>
              </table:table-cell>
              <table:table-cell office:value-type="float" office:value="41.81556">
                <text:p>41.81556</text:p>
              </table:table-cell>
              <table:table-cell office:value-type="float" office:value="39.12509">
                <text:p>39.12509</text:p>
              </table:table-cell>
              <table:table-cell office:value-type="float" office:value="56.70188">
                <text:p>56.70188</text:p>
              </table:table-cell>
              <table:table-cell office:value-type="float" office:value="59.47078">
                <text:p>59.47078</text:p>
              </table:table-cell>
              <table:table-cell office:value-type="float" office:value="39.13846">
                <text:p>39.13846</text:p>
              </table:table-cell>
              <table:table-cell office:value-type="float" office:value="38.42959">
                <text:p>38.429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8304">
                <text:p>44.28304</text:p>
              </table:table-cell>
              <table:table-cell office:value-type="float" office:value="37.75962">
                <text:p>37.75962</text:p>
              </table:table-cell>
              <table:table-cell office:value-type="float" office:value="47.29503">
                <text:p>47.29503</text:p>
              </table:table-cell>
              <table:table-cell office:value-type="float" office:value="37.55396">
                <text:p>37.55396</text:p>
              </table:table-cell>
              <table:table-cell office:value-type="float" office:value="44.17846">
                <text:p>44.17846</text:p>
              </table:table-cell>
              <table:table-cell office:value-type="float" office:value="37.74846">
                <text:p>37.74846</text:p>
              </table:table-cell>
              <table:table-cell office:value-type="float" office:value="37.74371">
                <text:p>37.74371</text:p>
              </table:table-cell>
              <table:table-cell office:value-type="float" office:value="37.67841">
                <text:p>37.67841</text:p>
              </table:table-cell>
              <table:table-cell office:value-type="float" office:value="37.66867">
                <text:p>37.66867</text:p>
              </table:table-cell>
              <table:table-cell office:value-type="float" office:value="39.56066">
                <text:p>39.56066</text:p>
              </table:table-cell>
              <table:table-cell office:value-type="float" office:value="50.16942">
                <text:p>50.16942</text:p>
              </table:table-cell>
              <table:table-cell office:value-type="float" office:value="38.20651">
                <text:p>38.20651</text:p>
              </table:table-cell>
              <table:table-cell office:value-type="float" office:value="38.20128">
                <text:p>38.20128</text:p>
              </table:table-cell>
              <table:table-cell office:value-type="float" office:value="38.10817">
                <text:p>38.10817</text:p>
              </table:table-cell>
              <table:table-cell office:value-type="float" office:value="41.07161">
                <text:p>41.07161</text:p>
              </table:table-cell>
              <table:table-cell office:value-type="float" office:value="38.46374">
                <text:p>38.46374</text:p>
              </table:table-cell>
              <table:table-cell office:value-type="float" office:value="56.11285">
                <text:p>56.11285</text:p>
              </table:table-cell>
              <table:table-cell office:value-type="float" office:value="58.84731">
                <text:p>58.84731</text:p>
              </table:table-cell>
              <table:table-cell office:value-type="float" office:value="38.47725">
                <text:p>38.47725</text:p>
              </table:table-cell>
              <table:table-cell office:value-type="float" office:value="37.56897">
                <text:p>37.568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.65872">
                <text:p>43.65872</text:p>
              </table:table-cell>
              <table:table-cell office:value-type="float" office:value="36.99599">
                <text:p>36.99599</text:p>
              </table:table-cell>
              <table:table-cell office:value-type="float" office:value="46.50132">
                <text:p>46.50132</text:p>
              </table:table-cell>
              <table:table-cell office:value-type="float" office:value="36.78635">
                <text:p>36.78635</text:p>
              </table:table-cell>
              <table:table-cell office:value-type="float" office:value="43.4358">
                <text:p>43.4358</text:p>
              </table:table-cell>
              <table:table-cell office:value-type="float" office:value="36.98446">
                <text:p>36.98446</text:p>
              </table:table-cell>
              <table:table-cell office:value-type="float" office:value="36.89027">
                <text:p>36.89027</text:p>
              </table:table-cell>
              <table:table-cell office:value-type="float" office:value="36.82145">
                <text:p>36.82145</text:p>
              </table:table-cell>
              <table:table-cell office:value-type="float" office:value="37.00011">
                <text:p>37.00011</text:p>
              </table:table-cell>
              <table:table-cell office:value-type="float" office:value="38.9047">
                <text:p>38.9047</text:p>
              </table:table-cell>
              <table:table-cell office:value-type="float" office:value="49.58862">
                <text:p>49.58862</text:p>
              </table:table-cell>
              <table:table-cell office:value-type="float" office:value="37.54553">
                <text:p>37.54553</text:p>
              </table:table-cell>
              <table:table-cell office:value-type="float" office:value="37.54018">
                <text:p>37.54018</text:p>
              </table:table-cell>
              <table:table-cell office:value-type="float" office:value="37.5326">
                <text:p>37.5326</text:p>
              </table:table-cell>
              <table:table-cell office:value-type="float" office:value="40.42021">
                <text:p>40.42021</text:p>
              </table:table-cell>
              <table:table-cell office:value-type="float" office:value="37.9012">
                <text:p>37.9012</text:p>
              </table:table-cell>
              <table:table-cell office:value-type="float" office:value="55.74517">
                <text:p>55.74517</text:p>
              </table:table-cell>
              <table:table-cell office:value-type="float" office:value="58.35785">
                <text:p>58.35785</text:p>
              </table:table-cell>
              <table:table-cell office:value-type="float" office:value="37.70977">
                <text:p>37.70977</text:p>
              </table:table-cell>
              <table:table-cell office:value-type="float" office:value="36.99772">
                <text:p>36.997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.92257">
                <text:p>42.92257</text:p>
              </table:table-cell>
              <table:table-cell office:value-type="float" office:value="36.33071">
                <text:p>36.33071</text:p>
              </table:table-cell>
              <table:table-cell office:value-type="float" office:value="45.96308">
                <text:p>45.96308</text:p>
              </table:table-cell>
              <table:table-cell office:value-type="float" office:value="36.12801">
                <text:p>36.12801</text:p>
              </table:table-cell>
              <table:table-cell office:value-type="float" office:value="42.7971">
                <text:p>42.7971</text:p>
              </table:table-cell>
              <table:table-cell office:value-type="float" office:value="36.32317">
                <text:p>36.32317</text:p>
              </table:table-cell>
              <table:table-cell office:value-type="float" office:value="36.32251">
                <text:p>36.32251</text:p>
              </table:table-cell>
              <table:table-cell office:value-type="float" office:value="36.2539">
                <text:p>36.2539</text:p>
              </table:table-cell>
              <table:table-cell office:value-type="float" office:value="36.23956">
                <text:p>36.23956</text:p>
              </table:table-cell>
              <table:table-cell office:value-type="float" office:value="38.14673">
                <text:p>38.14673</text:p>
              </table:table-cell>
              <table:table-cell office:value-type="float" office:value="48.8899">
                <text:p>48.8899</text:p>
              </table:table-cell>
              <table:table-cell office:value-type="float" office:value="36.78155">
                <text:p>36.78155</text:p>
              </table:table-cell>
              <table:table-cell office:value-type="float" office:value="36.77602">
                <text:p>36.77602</text:p>
              </table:table-cell>
              <table:table-cell office:value-type="float" office:value="36.67466">
                <text:p>36.67466</text:p>
              </table:table-cell>
              <table:table-cell office:value-type="float" office:value="39.66976">
                <text:p>39.66976</text:p>
              </table:table-cell>
              <table:table-cell office:value-type="float" office:value="37.03992">
                <text:p>37.03992</text:p>
              </table:table-cell>
              <table:table-cell office:value-type="float" office:value="55.178">
                <text:p>55.178</text:p>
              </table:table-cell>
              <table:table-cell office:value-type="float" office:value="57.72807">
                <text:p>57.72807</text:p>
              </table:table-cell>
              <table:table-cell office:value-type="float" office:value="37.05343">
                <text:p>37.05343</text:p>
              </table:table-cell>
              <table:table-cell office:value-type="float" office:value="36.14406">
                <text:p>36.144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.28038">
                <text:p>42.28038</text:p>
              </table:table-cell>
              <table:table-cell office:value-type="float" office:value="35.56064">
                <text:p>35.56064</text:p>
              </table:table-cell>
              <table:table-cell office:value-type="float" office:value="45.15623">
                <text:p>45.15623</text:p>
              </table:table-cell>
              <table:table-cell office:value-type="float" office:value="35.35751">
                <text:p>35.35751</text:p>
              </table:table-cell>
              <table:table-cell office:value-type="float" office:value="42.04498">
                <text:p>42.04498</text:p>
              </table:table-cell>
              <table:table-cell office:value-type="float" office:value="35.5621">
                <text:p>35.5621</text:p>
              </table:table-cell>
              <table:table-cell office:value-type="float" office:value="35.65322">
                <text:p>35.65322</text:p>
              </table:table-cell>
              <table:table-cell office:value-type="float" office:value="35.58778">
                <text:p>35.58778</text:p>
              </table:table-cell>
              <table:table-cell office:value-type="float" office:value="35.56986">
                <text:p>35.56986</text:p>
              </table:table-cell>
              <table:table-cell office:value-type="float" office:value="37.47923">
                <text:p>37.47923</text:p>
              </table:table-cell>
              <table:table-cell office:value-type="float" office:value="48.29635">
                <text:p>48.29635</text:p>
              </table:table-cell>
              <table:table-cell office:value-type="float" office:value="36.11957">
                <text:p>36.11957</text:p>
              </table:table-cell>
              <table:table-cell office:value-type="float" office:value="36.11415">
                <text:p>36.11415</text:p>
              </table:table-cell>
              <table:table-cell office:value-type="float" office:value="36.1029">
                <text:p>36.1029</text:p>
              </table:table-cell>
              <table:table-cell office:value-type="float" office:value="39.00977">
                <text:p>39.00977</text:p>
              </table:table-cell>
              <table:table-cell office:value-type="float" office:value="36.47191">
                <text:p>36.47191</text:p>
              </table:table-cell>
              <table:table-cell office:value-type="float" office:value="54.80095">
                <text:p>54.80095</text:p>
              </table:table-cell>
              <table:table-cell office:value-type="float" office:value="57.22127">
                <text:p>57.22127</text:p>
              </table:table-cell>
              <table:table-cell office:value-type="float" office:value="36.289">
                <text:p>36.289</text:p>
              </table:table-cell>
              <table:table-cell office:value-type="float" office:value="35.56711">
                <text:p>35.567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.54692">
                <text:p>41.54692</text:p>
              </table:table-cell>
              <table:table-cell office:value-type="float" office:value="34.89435">
                <text:p>34.89435</text:p>
              </table:table-cell>
              <table:table-cell office:value-type="float" office:value="44.61782">
                <text:p>44.61782</text:p>
              </table:table-cell>
              <table:table-cell office:value-type="float" office:value="34.68723">
                <text:p>34.68723</text:p>
              </table:table-cell>
              <table:table-cell office:value-type="float" office:value="41.40233">
                <text:p>41.40233</text:p>
              </table:table-cell>
              <table:table-cell office:value-type="float" office:value="34.88685">
                <text:p>34.88685</text:p>
              </table:table-cell>
              <table:table-cell office:value-type="float" office:value="34.88346">
                <text:p>34.88346</text:p>
              </table:table-cell>
              <table:table-cell office:value-type="float" office:value="34.81813">
                <text:p>34.81813</text:p>
              </table:table-cell>
              <table:table-cell office:value-type="float" office:value="34.79968">
                <text:p>34.79968</text:p>
              </table:table-cell>
              <table:table-cell office:value-type="float" office:value="36.77443">
                <text:p>36.77443</text:p>
              </table:table-cell>
              <table:table-cell office:value-type="float" office:value="47.58721">
                <text:p>47.58721</text:p>
              </table:table-cell>
              <table:table-cell office:value-type="float" office:value="35.35857">
                <text:p>35.35857</text:p>
              </table:table-cell>
              <table:table-cell office:value-type="float" office:value="35.34401">
                <text:p>35.34401</text:p>
              </table:table-cell>
              <table:table-cell office:value-type="float" office:value="35.24345">
                <text:p>35.24345</text:p>
              </table:table-cell>
              <table:table-cell office:value-type="float" office:value="38.24915">
                <text:p>38.24915</text:p>
              </table:table-cell>
              <table:table-cell office:value-type="float" office:value="35.62194">
                <text:p>35.62194</text:p>
              </table:table-cell>
              <table:table-cell office:value-type="float" office:value="54.23581">
                <text:p>54.23581</text:p>
              </table:table-cell>
              <table:table-cell office:value-type="float" office:value="56.58186">
                <text:p>56.58186</text:p>
              </table:table-cell>
              <table:table-cell office:value-type="float" office:value="35.62228">
                <text:p>35.62228</text:p>
              </table:table-cell>
              <table:table-cell office:value-type="float" office:value="34.70484">
                <text:p>34.704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.8962">
                <text:p>40.8962</text:p>
              </table:table-cell>
              <table:table-cell office:value-type="float" office:value="34.12372">
                <text:p>34.12372</text:p>
              </table:table-cell>
              <table:table-cell office:value-type="float" office:value="43.79684">
                <text:p>43.79684</text:p>
              </table:table-cell>
              <table:table-cell office:value-type="float" office:value="33.91623">
                <text:p>33.91623</text:p>
              </table:table-cell>
              <table:table-cell office:value-type="float" office:value="40.65088">
                <text:p>40.65088</text:p>
              </table:table-cell>
              <table:table-cell office:value-type="float" office:value="34.11576">
                <text:p>34.11576</text:p>
              </table:table-cell>
              <table:table-cell office:value-type="float" office:value="34.2096">
                <text:p>34.2096</text:p>
              </table:table-cell>
              <table:table-cell office:value-type="float" office:value="34.14016">
                <text:p>34.14016</text:p>
              </table:table-cell>
              <table:table-cell office:value-type="float" office:value="34.12538">
                <text:p>34.12538</text:p>
              </table:table-cell>
              <table:table-cell office:value-type="float" office:value="36.12069">
                <text:p>36.12069</text:p>
              </table:table-cell>
              <table:table-cell office:value-type="float" office:value="46.98057">
                <text:p>46.98057</text:p>
              </table:table-cell>
              <table:table-cell office:value-type="float" office:value="34.67936">
                <text:p>34.67936</text:p>
              </table:table-cell>
              <table:table-cell office:value-type="float" office:value="34.67394">
                <text:p>34.67394</text:p>
              </table:table-cell>
              <table:table-cell office:value-type="float" office:value="34.66613">
                <text:p>34.66613</text:p>
              </table:table-cell>
              <table:table-cell office:value-type="float" office:value="37.57571">
                <text:p>37.57571</text:p>
              </table:table-cell>
              <table:table-cell office:value-type="float" office:value="35.06032">
                <text:p>35.06032</text:p>
              </table:table-cell>
              <table:table-cell office:value-type="float" office:value="53.85432">
                <text:p>53.85432</text:p>
              </table:table-cell>
              <table:table-cell office:value-type="float" office:value="56.06228">
                <text:p>56.06228</text:p>
              </table:table-cell>
              <table:table-cell office:value-type="float" office:value="34.91549">
                <text:p>34.91549</text:p>
              </table:table-cell>
              <table:table-cell office:value-type="float" office:value="34.1188">
                <text:p>34.1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34052">
                <text:p>40.34052</text:p>
              </table:table-cell>
              <table:table-cell office:value-type="float" office:value="33.43644">
                <text:p>33.43644</text:p>
              </table:table-cell>
              <table:table-cell office:value-type="float" office:value="43.24968">
                <text:p>43.24968</text:p>
              </table:table-cell>
              <table:table-cell office:value-type="float" office:value="33.23229">
                <text:p>33.23229</text:p>
              </table:table-cell>
              <table:table-cell office:value-type="float" office:value="39.99925">
                <text:p>39.99925</text:p>
              </table:table-cell>
              <table:table-cell office:value-type="float" office:value="33.43269">
                <text:p>33.43269</text:p>
              </table:table-cell>
              <table:table-cell office:value-type="float" office:value="33.42989">
                <text:p>33.42989</text:p>
              </table:table-cell>
              <table:table-cell office:value-type="float" office:value="33.36041">
                <text:p>33.36041</text:p>
              </table:table-cell>
              <table:table-cell office:value-type="float" office:value="33.34527">
                <text:p>33.34527</text:p>
              </table:table-cell>
              <table:table-cell office:value-type="float" office:value="35.44166">
                <text:p>35.44166</text:p>
              </table:table-cell>
              <table:table-cell office:value-type="float" office:value="46.25761">
                <text:p>46.25761</text:p>
              </table:table-cell>
              <table:table-cell office:value-type="float" office:value="33.90864">
                <text:p>33.90864</text:p>
              </table:table-cell>
              <table:table-cell office:value-type="float" office:value="33.9028">
                <text:p>33.9028</text:p>
              </table:table-cell>
              <table:table-cell office:value-type="float" office:value="33.79403">
                <text:p>33.79403</text:p>
              </table:table-cell>
              <table:table-cell office:value-type="float" office:value="36.81448">
                <text:p>36.81448</text:p>
              </table:table-cell>
              <table:table-cell office:value-type="float" office:value="34.29334">
                <text:p>34.29334</text:p>
              </table:table-cell>
              <table:table-cell office:value-type="float" office:value="53.40746">
                <text:p>53.40746</text:p>
              </table:table-cell>
              <table:table-cell office:value-type="float" office:value="55.40891">
                <text:p>55.40891</text:p>
              </table:table-cell>
              <table:table-cell office:value-type="float" office:value="34.32563">
                <text:p>34.32563</text:p>
              </table:table-cell>
              <table:table-cell office:value-type="float" office:value="33.24187">
                <text:p>33.241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.48757">
                <text:p>39.48757</text:p>
              </table:table-cell>
              <table:table-cell office:value-type="float" office:value="32.65604">
                <text:p>32.65604</text:p>
              </table:table-cell>
              <table:table-cell office:value-type="float" office:value="42.41979">
                <text:p>42.41979</text:p>
              </table:table-cell>
              <table:table-cell office:value-type="float" office:value="32.4596">
                <text:p>32.4596</text:p>
              </table:table-cell>
              <table:table-cell office:value-type="float" office:value="39.22595">
                <text:p>39.22595</text:p>
              </table:table-cell>
              <table:table-cell office:value-type="float" office:value="32.87303">
                <text:p>32.87303</text:p>
              </table:table-cell>
              <table:table-cell office:value-type="float" office:value="32.76149">
                <text:p>32.76149</text:p>
              </table:table-cell>
              <table:table-cell office:value-type="float" office:value="32.66872">
                <text:p>32.66872</text:p>
              </table:table-cell>
              <table:table-cell office:value-type="float" office:value="32.68953">
                <text:p>32.68953</text:p>
              </table:table-cell>
              <table:table-cell office:value-type="float" office:value="34.8822">
                <text:p>34.8822</text:p>
              </table:table-cell>
              <table:table-cell office:value-type="float" office:value="45.64215">
                <text:p>45.64215</text:p>
              </table:table-cell>
              <table:table-cell office:value-type="float" office:value="33.22479">
                <text:p>33.22479</text:p>
              </table:table-cell>
              <table:table-cell office:value-type="float" office:value="33.21914">
                <text:p>33.21914</text:p>
              </table:table-cell>
              <table:table-cell office:value-type="float" office:value="33.20814">
                <text:p>33.20814</text:p>
              </table:table-cell>
              <table:table-cell office:value-type="float" office:value="36.14942">
                <text:p>36.14942</text:p>
              </table:table-cell>
              <table:table-cell office:value-type="float" office:value="33.82296">
                <text:p>33.82296</text:p>
              </table:table-cell>
              <table:table-cell office:value-type="float" office:value="52.87829">
                <text:p>52.87829</text:p>
              </table:table-cell>
              <table:table-cell office:value-type="float" office:value="54.88102">
                <text:p>54.88102</text:p>
              </table:table-cell>
              <table:table-cell office:value-type="float" office:value="33.75446">
                <text:p>33.75446</text:p>
              </table:table-cell>
              <table:table-cell office:value-type="float" office:value="32.65656">
                <text:p>32.656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.92899">
                <text:p>38.92899</text:p>
              </table:table-cell>
              <table:table-cell office:value-type="float" office:value="31.99066">
                <text:p>31.99066</text:p>
              </table:table-cell>
              <table:table-cell office:value-type="float" office:value="41.86354">
                <text:p>41.86354</text:p>
              </table:table-cell>
              <table:table-cell office:value-type="float" office:value="31.81139">
                <text:p>31.81139</text:p>
              </table:table-cell>
              <table:table-cell office:value-type="float" office:value="38.57072">
                <text:p>38.57072</text:p>
              </table:table-cell>
              <table:table-cell office:value-type="float" office:value="32.10117">
                <text:p>32.10117</text:p>
              </table:table-cell>
              <table:table-cell office:value-type="float" office:value="32.09867">
                <text:p>32.09867</text:p>
              </table:table-cell>
              <table:table-cell office:value-type="float" office:value="31.928">
                <text:p>31.928</text:p>
              </table:table-cell>
              <table:table-cell office:value-type="float" office:value="32.01719">
                <text:p>32.01719</text:p>
              </table:table-cell>
              <table:table-cell office:value-type="float" office:value="34.29294">
                <text:p>34.29294</text:p>
              </table:table-cell>
              <table:table-cell office:value-type="float" office:value="44.91343">
                <text:p>44.91343</text:p>
              </table:table-cell>
              <table:table-cell office:value-type="float" office:value="32.45215">
                <text:p>32.45215</text:p>
              </table:table-cell>
              <table:table-cell office:value-type="float" office:value="32.44665">
                <text:p>32.44665</text:p>
              </table:table-cell>
              <table:table-cell office:value-type="float" office:value="32.37028">
                <text:p>32.37028</text:p>
              </table:table-cell>
              <table:table-cell office:value-type="float" office:value="35.57">
                <text:p>35.57</text:p>
              </table:table-cell>
              <table:table-cell office:value-type="float" office:value="33.20078">
                <text:p>33.20078</text:p>
              </table:table-cell>
              <table:table-cell office:value-type="float" office:value="52.41263">
                <text:p>52.41263</text:p>
              </table:table-cell>
              <table:table-cell office:value-type="float" office:value="54.21789">
                <text:p>54.21789</text:p>
              </table:table-cell>
              <table:table-cell office:value-type="float" office:value="33.25976">
                <text:p>33.25976</text:p>
              </table:table-cell>
              <table:table-cell office:value-type="float" office:value="31.79752">
                <text:p>31.797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.07107">
                <text:p>38.07107</text:p>
              </table:table-cell>
              <table:table-cell office:value-type="float" office:value="31.46394">
                <text:p>31.46394</text:p>
              </table:table-cell>
              <table:table-cell office:value-type="float" office:value="41.02867">
                <text:p>41.02867</text:p>
              </table:table-cell>
              <table:table-cell office:value-type="float" office:value="31.16324">
                <text:p>31.16324</text:p>
              </table:table-cell>
              <table:table-cell office:value-type="float" office:value="37.80207">
                <text:p>37.80207</text:p>
              </table:table-cell>
              <table:table-cell office:value-type="float" office:value="31.63956">
                <text:p>31.63956</text:p>
              </table:table-cell>
              <table:table-cell office:value-type="float" office:value="31.52933">
                <text:p>31.52933</text:p>
              </table:table-cell>
              <table:table-cell office:value-type="float" office:value="31.30653">
                <text:p>31.30653</text:p>
              </table:table-cell>
              <table:table-cell office:value-type="float" office:value="31.44769">
                <text:p>31.44769</text:p>
              </table:table-cell>
              <table:table-cell office:value-type="float" office:value="33.71321">
                <text:p>33.71321</text:p>
              </table:table-cell>
              <table:table-cell office:value-type="float" office:value="44.28623">
                <text:p>44.28623</text:p>
              </table:table-cell>
              <table:table-cell office:value-type="float" office:value="31.80751">
                <text:p>31.80751</text:p>
              </table:table-cell>
              <table:table-cell office:value-type="float" office:value="31.80194">
                <text:p>31.80194</text:p>
              </table:table-cell>
              <table:table-cell office:value-type="float" office:value="31.85344">
                <text:p>31.85344</text:p>
              </table:table-cell>
              <table:table-cell office:value-type="float" office:value="34.70356">
                <text:p>34.70356</text:p>
              </table:table-cell>
              <table:table-cell office:value-type="float" office:value="32.80775">
                <text:p>32.80775</text:p>
              </table:table-cell>
              <table:table-cell office:value-type="float" office:value="51.87203">
                <text:p>51.87203</text:p>
              </table:table-cell>
              <table:table-cell office:value-type="float" office:value="53.66855">
                <text:p>53.66855</text:p>
              </table:table-cell>
              <table:table-cell office:value-type="float" office:value="32.77333">
                <text:p>32.77333</text:p>
              </table:table-cell>
              <table:table-cell office:value-type="float" office:value="31.28466">
                <text:p>31.28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.49731">
                <text:p>37.49731</text:p>
              </table:table-cell>
              <table:table-cell office:value-type="float" office:value="30.73894">
                <text:p>30.73894</text:p>
              </table:table-cell>
              <table:table-cell office:value-type="float" office:value="40.47277">
                <text:p>40.47277</text:p>
              </table:table-cell>
              <table:table-cell office:value-type="float" office:value="30.61358">
                <text:p>30.61358</text:p>
              </table:table-cell>
              <table:table-cell office:value-type="float" office:value="37.13024">
                <text:p>37.13024</text:p>
              </table:table-cell>
              <table:table-cell office:value-type="float" office:value="31.00607">
                <text:p>31.00607</text:p>
              </table:table-cell>
              <table:table-cell office:value-type="float" office:value="31.004">
                <text:p>31.004</text:p>
              </table:table-cell>
              <table:table-cell office:value-type="float" office:value="30.70186">
                <text:p>30.70186</text:p>
              </table:table-cell>
              <table:table-cell office:value-type="float" office:value="30.91907">
                <text:p>30.91907</text:p>
              </table:table-cell>
              <table:table-cell office:value-type="float" office:value="33.14587">
                <text:p>33.14587</text:p>
              </table:table-cell>
              <table:table-cell office:value-type="float" office:value="43.54879">
                <text:p>43.54879</text:p>
              </table:table-cell>
              <table:table-cell office:value-type="float" office:value="31.16554">
                <text:p>31.16554</text:p>
              </table:table-cell>
              <table:table-cell office:value-type="float" office:value="31.15039">
                <text:p>31.15039</text:p>
              </table:table-cell>
              <table:table-cell office:value-type="float" office:value="31.1527">
                <text:p>31.1527</text:p>
              </table:table-cell>
              <table:table-cell office:value-type="float" office:value="34.12442">
                <text:p>34.12442</text:p>
              </table:table-cell>
              <table:table-cell office:value-type="float" office:value="32.22379">
                <text:p>32.22379</text:p>
              </table:table-cell>
              <table:table-cell office:value-type="float" office:value="51.40143">
                <text:p>51.40143</text:p>
              </table:table-cell>
              <table:table-cell office:value-type="float" office:value="52.99576">
                <text:p>52.99576</text:p>
              </table:table-cell>
              <table:table-cell office:value-type="float" office:value="32.27046">
                <text:p>32.27046</text:p>
              </table:table-cell>
              <table:table-cell office:value-type="float" office:value="30.6801">
                <text:p>30.68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.64322">
                <text:p>36.64322</text:p>
              </table:table-cell>
              <table:table-cell office:value-type="float" office:value="30.30904">
                <text:p>30.30904</text:p>
              </table:table-cell>
              <table:table-cell office:value-type="float" office:value="39.61979">
                <text:p>39.61979</text:p>
              </table:table-cell>
              <table:table-cell office:value-type="float" office:value="30.11069">
                <text:p>30.11069</text:p>
              </table:table-cell>
              <table:table-cell office:value-type="float" office:value="36.35697">
                <text:p>36.35697</text:p>
              </table:table-cell>
              <table:table-cell office:value-type="float" office:value="30.59598">
                <text:p>30.59598</text:p>
              </table:table-cell>
              <table:table-cell office:value-type="float" office:value="30.48997">
                <text:p>30.48997</text:p>
              </table:table-cell>
              <table:table-cell office:value-type="float" office:value="30.17504">
                <text:p>30.17504</text:p>
              </table:table-cell>
              <table:table-cell office:value-type="float" office:value="30.42617">
                <text:p>30.42617</text:p>
              </table:table-cell>
              <table:table-cell office:value-type="float" office:value="32.63509">
                <text:p>32.63509</text:p>
              </table:table-cell>
              <table:table-cell office:value-type="float" office:value="42.9193">
                <text:p>42.9193</text:p>
              </table:table-cell>
              <table:table-cell office:value-type="float" office:value="30.60669">
                <text:p>30.60669</text:p>
              </table:table-cell>
              <table:table-cell office:value-type="float" office:value="30.60094">
                <text:p>30.60094</text:p>
              </table:table-cell>
              <table:table-cell office:value-type="float" office:value="30.72929">
                <text:p>30.72929</text:p>
              </table:table-cell>
              <table:table-cell office:value-type="float" office:value="33.24968">
                <text:p>33.24968</text:p>
              </table:table-cell>
              <table:table-cell office:value-type="float" office:value="31.81759">
                <text:p>31.81759</text:p>
              </table:table-cell>
              <table:table-cell office:value-type="float" office:value="50.84915">
                <text:p>50.84915</text:p>
              </table:table-cell>
              <table:table-cell office:value-type="float" office:value="52.44736">
                <text:p>52.44736</text:p>
              </table:table-cell>
              <table:table-cell office:value-type="float" office:value="31.77796">
                <text:p>31.77796</text:p>
              </table:table-cell>
              <table:table-cell office:value-type="float" office:value="30.15324">
                <text:p>30.153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.07547">
                <text:p>36.07547</text:p>
              </table:table-cell>
              <table:table-cell office:value-type="float" office:value="29.71044">
                <text:p>29.71044</text:p>
              </table:table-cell>
              <table:table-cell office:value-type="float" office:value="39.05872">
                <text:p>39.05872</text:p>
              </table:table-cell>
              <table:table-cell office:value-type="float" office:value="29.60909">
                <text:p>29.60909</text:p>
              </table:table-cell>
              <table:table-cell office:value-type="float" office:value="35.68439">
                <text:p>35.68439</text:p>
              </table:table-cell>
              <table:table-cell office:value-type="float" office:value="29.77879">
                <text:p>29.77879</text:p>
              </table:table-cell>
              <table:table-cell office:value-type="float" office:value="29.77662">
                <text:p>29.77662</text:p>
              </table:table-cell>
              <table:table-cell office:value-type="float" office:value="29.68786">
                <text:p>29.68786</text:p>
              </table:table-cell>
              <table:table-cell office:value-type="float" office:value="29.78893">
                <text:p>29.78893</text:p>
              </table:table-cell>
              <table:table-cell office:value-type="float" office:value="31.99664">
                <text:p>31.99664</text:p>
              </table:table-cell>
              <table:table-cell office:value-type="float" office:value="42.17314">
                <text:p>42.17314</text:p>
              </table:table-cell>
              <table:table-cell office:value-type="float" office:value="30.05082">
                <text:p>30.05082</text:p>
              </table:table-cell>
              <table:table-cell office:value-type="float" office:value="30.09814">
                <text:p>30.09814</text:p>
              </table:table-cell>
              <table:table-cell office:value-type="float" office:value="30.09031">
                <text:p>30.09031</text:p>
              </table:table-cell>
              <table:table-cell office:value-type="float" office:value="32.66526">
                <text:p>32.66526</text:p>
              </table:table-cell>
              <table:table-cell office:value-type="float" office:value="31.2064">
                <text:p>31.2064</text:p>
              </table:table-cell>
              <table:table-cell office:value-type="float" office:value="50.3557">
                <text:p>50.3557</text:p>
              </table:table-cell>
              <table:table-cell office:value-type="float" office:value="51.76058">
                <text:p>51.76058</text:p>
              </table:table-cell>
              <table:table-cell office:value-type="float" office:value="31.26375">
                <text:p>31.26375</text:p>
              </table:table-cell>
              <table:table-cell office:value-type="float" office:value="29.66517">
                <text:p>29.665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21581">
                <text:p>35.21581</text:p>
              </table:table-cell>
              <table:table-cell office:value-type="float" office:value="29.31153">
                <text:p>29.31153</text:p>
              </table:table-cell>
              <table:table-cell office:value-type="float" office:value="38.19726">
                <text:p>38.19726</text:p>
              </table:table-cell>
              <table:table-cell office:value-type="float" office:value="29.12133">
                <text:p>29.12133</text:p>
              </table:table-cell>
              <table:table-cell office:value-type="float" office:value="34.91455">
                <text:p>34.91455</text:p>
              </table:table-cell>
              <table:table-cell office:value-type="float" office:value="29.21088">
                <text:p>29.21088</text:p>
              </table:table-cell>
              <table:table-cell office:value-type="float" office:value="29.10591">
                <text:p>29.10591</text:p>
              </table:table-cell>
              <table:table-cell office:value-type="float" office:value="29.18563">
                <text:p>29.18563</text:p>
              </table:table-cell>
              <table:table-cell office:value-type="float" office:value="29.15025">
                <text:p>29.15025</text:p>
              </table:table-cell>
              <table:table-cell office:value-type="float" office:value="31.3573">
                <text:p>31.3573</text:p>
              </table:table-cell>
              <table:table-cell office:value-type="float" office:value="41.53996">
                <text:p>41.53996</text:p>
              </table:table-cell>
              <table:table-cell office:value-type="float" office:value="29.4555">
                <text:p>29.4555</text:p>
              </table:table-cell>
              <table:table-cell office:value-type="float" office:value="29.47193">
                <text:p>29.47193</text:p>
              </table:table-cell>
              <table:table-cell office:value-type="float" office:value="29.54856">
                <text:p>29.54856</text:p>
              </table:table-cell>
              <table:table-cell office:value-type="float" office:value="31.77264">
                <text:p>31.77264</text:p>
              </table:table-cell>
              <table:table-cell office:value-type="float" office:value="30.79852">
                <text:p>30.79852</text:p>
              </table:table-cell>
              <table:table-cell office:value-type="float" office:value="49.79225">
                <text:p>49.79225</text:p>
              </table:table-cell>
              <table:table-cell office:value-type="float" office:value="51.19539">
                <text:p>51.19539</text:p>
              </table:table-cell>
              <table:table-cell office:value-type="float" office:value="30.75047">
                <text:p>30.75047</text:p>
              </table:table-cell>
              <table:table-cell office:value-type="float" office:value="29.16257">
                <text:p>29.16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64141">
                <text:p>34.64141</text:p>
              </table:table-cell>
              <table:table-cell office:value-type="float" office:value="28.70979">
                <text:p>28.70979</text:p>
              </table:table-cell>
              <table:table-cell office:value-type="float" office:value="37.63128">
                <text:p>37.63128</text:p>
              </table:table-cell>
              <table:table-cell office:value-type="float" office:value="28.60906">
                <text:p>28.60906</text:p>
              </table:table-cell>
              <table:table-cell office:value-type="float" office:value="34.2415">
                <text:p>34.2415</text:p>
              </table:table-cell>
              <table:table-cell office:value-type="float" office:value="28.3694">
                <text:p>28.3694</text:p>
              </table:table-cell>
              <table:table-cell office:value-type="float" office:value="28.33628">
                <text:p>28.33628</text:p>
              </table:table-cell>
              <table:table-cell office:value-type="float" office:value="28.68553">
                <text:p>28.68553</text:p>
              </table:table-cell>
              <table:table-cell office:value-type="float" office:value="28.54207">
                <text:p>28.54207</text:p>
              </table:table-cell>
              <table:table-cell office:value-type="float" office:value="30.61798">
                <text:p>30.61798</text:p>
              </table:table-cell>
              <table:table-cell office:value-type="float" office:value="40.78619">
                <text:p>40.78619</text:p>
              </table:table-cell>
              <table:table-cell office:value-type="float" office:value="28.89336">
                <text:p>28.89336</text:p>
              </table:table-cell>
              <table:table-cell office:value-type="float" office:value="28.78108">
                <text:p>28.78108</text:p>
              </table:table-cell>
              <table:table-cell office:value-type="float" office:value="28.68655">
                <text:p>28.68655</text:p>
              </table:table-cell>
              <table:table-cell office:value-type="float" office:value="31.17556">
                <text:p>31.17556</text:p>
              </table:table-cell>
              <table:table-cell office:value-type="float" office:value="30.17072">
                <text:p>30.17072</text:p>
              </table:table-cell>
              <table:table-cell office:value-type="float" office:value="49.30261">
                <text:p>49.30261</text:p>
              </table:table-cell>
              <table:table-cell office:value-type="float" office:value="50.49975">
                <text:p>50.49975</text:p>
              </table:table-cell>
              <table:table-cell office:value-type="float" office:value="30.21735">
                <text:p>30.21735</text:p>
              </table:table-cell>
              <table:table-cell office:value-type="float" office:value="28.66194">
                <text:p>28.661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7671">
                <text:p>33.7671</text:p>
              </table:table-cell>
              <table:table-cell office:value-type="float" office:value="28.29974">
                <text:p>28.29974</text:p>
              </table:table-cell>
              <table:table-cell office:value-type="float" office:value="36.77406">
                <text:p>36.77406</text:p>
              </table:table-cell>
              <table:table-cell office:value-type="float" office:value="28.09955">
                <text:p>28.09955</text:p>
              </table:table-cell>
              <table:table-cell office:value-type="float" office:value="33.45309">
                <text:p>33.45309</text:p>
              </table:table-cell>
              <table:table-cell office:value-type="float" office:value="27.85598">
                <text:p>27.85598</text:p>
              </table:table-cell>
              <table:table-cell office:value-type="float" office:value="27.67784">
                <text:p>27.67784</text:p>
              </table:table-cell>
              <table:table-cell office:value-type="float" office:value="28.17303">
                <text:p>28.17303</text:p>
              </table:table-cell>
              <table:table-cell office:value-type="float" office:value="27.99633">
                <text:p>27.99633</text:p>
              </table:table-cell>
              <table:table-cell office:value-type="float" office:value="29.94127">
                <text:p>29.94127</text:p>
              </table:table-cell>
              <table:table-cell office:value-type="float" office:value="40.14617">
                <text:p>40.14617</text:p>
              </table:table-cell>
              <table:table-cell office:value-type="float" office:value="28.36253">
                <text:p>28.36253</text:p>
              </table:table-cell>
              <table:table-cell office:value-type="float" office:value="28.1894">
                <text:p>28.1894</text:p>
              </table:table-cell>
              <table:table-cell office:value-type="float" office:value="28.13046">
                <text:p>28.13046</text:p>
              </table:table-cell>
              <table:table-cell office:value-type="float" office:value="30.27739">
                <text:p>30.27739</text:p>
              </table:table-cell>
              <table:table-cell office:value-type="float" office:value="29.73907">
                <text:p>29.73907</text:p>
              </table:table-cell>
              <table:table-cell office:value-type="float" office:value="48.72843">
                <text:p>48.72843</text:p>
              </table:table-cell>
              <table:table-cell office:value-type="float" office:value="49.92653">
                <text:p>49.92653</text:p>
              </table:table-cell>
              <table:table-cell office:value-type="float" office:value="29.68958">
                <text:p>29.68958</text:p>
              </table:table-cell>
              <table:table-cell office:value-type="float" office:value="28.14907">
                <text:p>28.14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18325">
                <text:p>33.18325</text:p>
              </table:table-cell>
              <table:table-cell office:value-type="float" office:value="27.6803">
                <text:p>27.6803</text:p>
              </table:table-cell>
              <table:table-cell office:value-type="float" office:value="36.18975">
                <text:p>36.18975</text:p>
              </table:table-cell>
              <table:table-cell office:value-type="float" office:value="27.57334">
                <text:p>27.57334</text:p>
              </table:table-cell>
              <table:table-cell office:value-type="float" office:value="32.78855">
                <text:p>32.78855</text:p>
              </table:table-cell>
              <table:table-cell office:value-type="float" office:value="27.16219">
                <text:p>27.16219</text:p>
              </table:table-cell>
              <table:table-cell office:value-type="float" office:value="27.0194">
                <text:p>27.0194</text:p>
              </table:table-cell>
              <table:table-cell office:value-type="float" office:value="27.65431">
                <text:p>27.65431</text:p>
              </table:table-cell>
              <table:table-cell office:value-type="float" office:value="27.48186">
                <text:p>27.48186</text:p>
              </table:table-cell>
              <table:table-cell office:value-type="float" office:value="29.25336">
                <text:p>29.25336</text:p>
              </table:table-cell>
              <table:table-cell office:value-type="float" office:value="39.38524">
                <text:p>39.38524</text:p>
              </table:table-cell>
              <table:table-cell office:value-type="float" office:value="27.86394">
                <text:p>27.86394</text:p>
              </table:table-cell>
              <table:table-cell office:value-type="float" office:value="27.64249">
                <text:p>27.64249</text:p>
              </table:table-cell>
              <table:table-cell office:value-type="float" office:value="27.35949">
                <text:p>27.35949</text:p>
              </table:table-cell>
              <table:table-cell office:value-type="float" office:value="29.67481">
                <text:p>29.67481</text:p>
              </table:table-cell>
              <table:table-cell office:value-type="float" office:value="29.06835">
                <text:p>29.06835</text:p>
              </table:table-cell>
              <table:table-cell office:value-type="float" office:value="48.21626">
                <text:p>48.21626</text:p>
              </table:table-cell>
              <table:table-cell office:value-type="float" office:value="49.21694">
                <text:p>49.21694</text:p>
              </table:table-cell>
              <table:table-cell office:value-type="float" office:value="29.12018">
                <text:p>29.12018</text:p>
              </table:table-cell>
              <table:table-cell office:value-type="float" office:value="27.62992">
                <text:p>27.62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.29663">
                <text:p>32.29663</text:p>
              </table:table-cell>
              <table:table-cell office:value-type="float" office:value="27.25553">
                <text:p>27.25553</text:p>
              </table:table-cell>
              <table:table-cell office:value-type="float" office:value="35.42152">
                <text:p>35.42152</text:p>
              </table:table-cell>
              <table:table-cell office:value-type="float" office:value="27.05166">
                <text:p>27.05166</text:p>
              </table:table-cell>
              <table:table-cell office:value-type="float" office:value="32.00389">
                <text:p>32.00389</text:p>
              </table:table-cell>
              <table:table-cell office:value-type="float" office:value="26.63749">
                <text:p>26.63749</text:p>
              </table:table-cell>
              <table:table-cell office:value-type="float" office:value="26.35203">
                <text:p>26.35203</text:p>
              </table:table-cell>
              <table:table-cell office:value-type="float" office:value="27.11884">
                <text:p>27.11884</text:p>
              </table:table-cell>
              <table:table-cell office:value-type="float" office:value="26.9326">
                <text:p>26.9326</text:p>
              </table:table-cell>
              <table:table-cell office:value-type="float" office:value="28.66292">
                <text:p>28.66292</text:p>
              </table:table-cell>
              <table:table-cell office:value-type="float" office:value="38.73294">
                <text:p>38.73294</text:p>
              </table:table-cell>
              <table:table-cell office:value-type="float" office:value="27.32791">
                <text:p>27.32791</text:p>
              </table:table-cell>
              <table:table-cell office:value-type="float" office:value="27.11548">
                <text:p>27.11548</text:p>
              </table:table-cell>
              <table:table-cell office:value-type="float" office:value="26.89702">
                <text:p>26.89702</text:p>
              </table:table-cell>
              <table:table-cell office:value-type="float" office:value="28.76612">
                <text:p>28.76612</text:p>
              </table:table-cell>
              <table:table-cell office:value-type="float" office:value="28.54365">
                <text:p>28.54365</text:p>
              </table:table-cell>
              <table:table-cell office:value-type="float" office:value="47.63119">
                <text:p>47.63119</text:p>
              </table:table-cell>
              <table:table-cell office:value-type="float" office:value="48.63595">
                <text:p>48.63595</text:p>
              </table:table-cell>
              <table:table-cell office:value-type="float" office:value="28.43293">
                <text:p>28.43293</text:p>
              </table:table-cell>
              <table:table-cell office:value-type="float" office:value="26.99985">
                <text:p>26.999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70378">
                <text:p>31.70378</text:p>
              </table:table-cell>
              <table:table-cell office:value-type="float" office:value="26.50384">
                <text:p>26.50384</text:p>
              </table:table-cell>
              <table:table-cell office:value-type="float" office:value="34.76019">
                <text:p>34.76019</text:p>
              </table:table-cell>
              <table:table-cell office:value-type="float" office:value="26.51265">
                <text:p>26.51265</text:p>
              </table:table-cell>
              <table:table-cell office:value-type="float" office:value="31.32061">
                <text:p>31.32061</text:p>
              </table:table-cell>
              <table:table-cell office:value-type="float" office:value="25.80756">
                <text:p>25.80756</text:p>
              </table:table-cell>
              <table:table-cell office:value-type="float" office:value="25.60959">
                <text:p>25.60959</text:p>
              </table:table-cell>
              <table:table-cell office:value-type="float" office:value="26.47812">
                <text:p>26.47812</text:p>
              </table:table-cell>
              <table:table-cell office:value-type="float" office:value="26.31452">
                <text:p>26.31452</text:p>
              </table:table-cell>
              <table:table-cell office:value-type="float" office:value="28.11002">
                <text:p>28.11002</text:p>
              </table:table-cell>
              <table:table-cell office:value-type="float" office:value="37.97505">
                <text:p>37.97505</text:p>
              </table:table-cell>
              <table:table-cell office:value-type="float" office:value="26.81199">
                <text:p>26.81199</text:p>
              </table:table-cell>
              <table:table-cell office:value-type="float" office:value="26.59123">
                <text:p>26.59123</text:p>
              </table:table-cell>
              <table:table-cell office:value-type="float" office:value="26.25274">
                <text:p>26.25274</text:p>
              </table:table-cell>
              <table:table-cell office:value-type="float" office:value="28.20821">
                <text:p>28.20821</text:p>
              </table:table-cell>
              <table:table-cell office:value-type="float" office:value="27.72195">
                <text:p>27.72195</text:p>
              </table:table-cell>
              <table:table-cell office:value-type="float" office:value="47.11381">
                <text:p>47.11381</text:p>
              </table:table-cell>
              <table:table-cell office:value-type="float" office:value="47.92128">
                <text:p>47.92128</text:p>
              </table:table-cell>
              <table:table-cell office:value-type="float" office:value="27.78028">
                <text:p>27.78028</text:p>
              </table:table-cell>
              <table:table-cell office:value-type="float" office:value="26.28817">
                <text:p>26.28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81283">
                <text:p>30.81283</text:p>
              </table:table-cell>
              <table:table-cell office:value-type="float" office:value="25.94777">
                <text:p>25.94777</text:p>
              </table:table-cell>
              <table:table-cell office:value-type="float" office:value="33.98626">
                <text:p>33.98626</text:p>
              </table:table-cell>
              <table:table-cell office:value-type="float" office:value="25.98023">
                <text:p>25.98023</text:p>
              </table:table-cell>
              <table:table-cell office:value-type="float" office:value="30.53015">
                <text:p>30.53015</text:p>
              </table:table-cell>
              <table:table-cell office:value-type="float" office:value="25.22318">
                <text:p>25.22318</text:p>
              </table:table-cell>
              <table:table-cell office:value-type="float" office:value="24.90622">
                <text:p>24.90622</text:p>
              </table:table-cell>
              <table:table-cell office:value-type="float" office:value="25.81612">
                <text:p>25.81612</text:p>
              </table:table-cell>
              <table:table-cell office:value-type="float" office:value="25.75051">
                <text:p>25.75051</text:p>
              </table:table-cell>
              <table:table-cell office:value-type="float" office:value="27.56414">
                <text:p>27.56414</text:p>
              </table:table-cell>
              <table:table-cell office:value-type="float" office:value="37.31452">
                <text:p>37.31452</text:p>
              </table:table-cell>
              <table:table-cell office:value-type="float" office:value="26.26715">
                <text:p>26.26715</text:p>
              </table:table-cell>
              <table:table-cell office:value-type="float" office:value="26.05665">
                <text:p>26.05665</text:p>
              </table:table-cell>
              <table:table-cell office:value-type="float" office:value="25.82915">
                <text:p>25.82915</text:p>
              </table:table-cell>
              <table:table-cell office:value-type="float" office:value="27.43457">
                <text:p>27.43457</text:p>
              </table:table-cell>
              <table:table-cell office:value-type="float" office:value="27.15847">
                <text:p>27.15847</text:p>
              </table:table-cell>
              <table:table-cell office:value-type="float" office:value="46.51468">
                <text:p>46.51468</text:p>
              </table:table-cell>
              <table:table-cell office:value-type="float" office:value="47.32777">
                <text:p>47.32777</text:p>
              </table:table-cell>
              <table:table-cell office:value-type="float" office:value="27.04689">
                <text:p>27.04689</text:p>
              </table:table-cell>
              <table:table-cell office:value-type="float" office:value="25.59757">
                <text:p>25.597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20888">
                <text:p>30.20888</text:p>
              </table:table-cell>
              <table:table-cell office:value-type="float" office:value="25.10011">
                <text:p>25.10011</text:p>
              </table:table-cell>
              <table:table-cell office:value-type="float" office:value="33.32396">
                <text:p>33.32396</text:p>
              </table:table-cell>
              <table:table-cell office:value-type="float" office:value="25.45161">
                <text:p>25.45161</text:p>
              </table:table-cell>
              <table:table-cell office:value-type="float" office:value="29.84838">
                <text:p>29.84838</text:p>
              </table:table-cell>
              <table:table-cell office:value-type="float" office:value="24.34792">
                <text:p>24.34792</text:p>
              </table:table-cell>
              <table:table-cell office:value-type="float" office:value="24.13792">
                <text:p>24.13792</text:p>
              </table:table-cell>
              <table:table-cell office:value-type="float" office:value="25.06862">
                <text:p>25.06862</text:p>
              </table:table-cell>
              <table:table-cell office:value-type="float" office:value="25.23293">
                <text:p>25.23293</text:p>
              </table:table-cell>
              <table:table-cell office:value-type="float" office:value="26.91853">
                <text:p>26.91853</text:p>
              </table:table-cell>
              <table:table-cell office:value-type="float" office:value="36.54736">
                <text:p>36.54736</text:p>
              </table:table-cell>
              <table:table-cell office:value-type="float" office:value="25.75394">
                <text:p>25.75394</text:p>
              </table:table-cell>
              <table:table-cell office:value-type="float" office:value="25.53247">
                <text:p>25.53247</text:p>
              </table:table-cell>
              <table:table-cell office:value-type="float" office:value="25.31911">
                <text:p>25.31911</text:p>
              </table:table-cell>
              <table:table-cell office:value-type="float" office:value="26.96433">
                <text:p>26.96433</text:p>
              </table:table-cell>
              <table:table-cell office:value-type="float" office:value="26.31009">
                <text:p>26.31009</text:p>
              </table:table-cell>
              <table:table-cell office:value-type="float" office:value="45.9793">
                <text:p>45.9793</text:p>
              </table:table-cell>
              <table:table-cell office:value-type="float" office:value="46.60403">
                <text:p>46.60403</text:p>
              </table:table-cell>
              <table:table-cell office:value-type="float" office:value="26.36845">
                <text:p>26.36845</text:p>
              </table:table-cell>
              <table:table-cell office:value-type="float" office:value="24.83382">
                <text:p>24.833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30454">
                <text:p>29.30454</text:p>
              </table:table-cell>
              <table:table-cell office:value-type="float" office:value="24.58162">
                <text:p>24.58162</text:p>
              </table:table-cell>
              <table:table-cell office:value-type="float" office:value="32.55535">
                <text:p>32.55535</text:p>
              </table:table-cell>
              <table:table-cell office:value-type="float" office:value="25.0234">
                <text:p>25.0234</text:p>
              </table:table-cell>
              <table:table-cell office:value-type="float" office:value="29.06013">
                <text:p>29.06013</text:p>
              </table:table-cell>
              <table:table-cell office:value-type="float" office:value="23.77518">
                <text:p>23.77518</text:p>
              </table:table-cell>
              <table:table-cell office:value-type="float" office:value="23.46421">
                <text:p>23.46421</text:p>
              </table:table-cell>
              <table:table-cell office:value-type="float" office:value="24.40029">
                <text:p>24.40029</text:p>
              </table:table-cell>
              <table:table-cell office:value-type="float" office:value="24.70016">
                <text:p>24.70016</text:p>
              </table:table-cell>
              <table:table-cell office:value-type="float" office:value="26.29859">
                <text:p>26.29859</text:p>
              </table:table-cell>
              <table:table-cell office:value-type="float" office:value="35.88239">
                <text:p>35.88239</text:p>
              </table:table-cell>
              <table:table-cell office:value-type="float" office:value="25.22228">
                <text:p>25.22228</text:p>
              </table:table-cell>
              <table:table-cell office:value-type="float" office:value="25.02197">
                <text:p>25.02197</text:p>
              </table:table-cell>
              <table:table-cell office:value-type="float" office:value="24.80063">
                <text:p>24.80063</text:p>
              </table:table-cell>
              <table:table-cell office:value-type="float" office:value="26.33445">
                <text:p>26.33445</text:p>
              </table:table-cell>
              <table:table-cell office:value-type="float" office:value="25.77817">
                <text:p>25.77817</text:p>
              </table:table-cell>
              <table:table-cell office:value-type="float" office:value="45.38943">
                <text:p>45.38943</text:p>
              </table:table-cell>
              <table:table-cell office:value-type="float" office:value="45.99425">
                <text:p>45.99425</text:p>
              </table:table-cell>
              <table:table-cell office:value-type="float" office:value="25.84057">
                <text:p>25.84057</text:p>
              </table:table-cell>
              <table:table-cell office:value-type="float" office:value="24.15808">
                <text:p>24.158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74444">
                <text:p>28.74444</text:p>
              </table:table-cell>
              <table:table-cell office:value-type="float" office:value="23.87226">
                <text:p>23.87226</text:p>
              </table:table-cell>
              <table:table-cell office:value-type="float" office:value="31.90036">
                <text:p>31.90036</text:p>
              </table:table-cell>
              <table:table-cell office:value-type="float" office:value="24.58083">
                <text:p>24.58083</text:p>
              </table:table-cell>
              <table:table-cell office:value-type="float" office:value="28.40874">
                <text:p>28.40874</text:p>
              </table:table-cell>
              <table:table-cell office:value-type="float" office:value="23.01042">
                <text:p>23.01042</text:p>
              </table:table-cell>
              <table:table-cell office:value-type="float" office:value="22.8365">
                <text:p>22.8365</text:p>
              </table:table-cell>
              <table:table-cell office:value-type="float" office:value="23.7564">
                <text:p>23.7564</text:p>
              </table:table-cell>
              <table:table-cell office:value-type="float" office:value="24.28473">
                <text:p>24.28473</text:p>
              </table:table-cell>
              <table:table-cell office:value-type="float" office:value="25.71411">
                <text:p>25.71411</text:p>
              </table:table-cell>
              <table:table-cell office:value-type="float" office:value="35.1341">
                <text:p>35.1341</text:p>
              </table:table-cell>
              <table:table-cell office:value-type="float" office:value="24.79366">
                <text:p>24.79366</text:p>
              </table:table-cell>
              <table:table-cell office:value-type="float" office:value="24.60116">
                <text:p>24.60116</text:p>
              </table:table-cell>
              <table:table-cell office:value-type="float" office:value="24.39224">
                <text:p>24.39224</text:p>
              </table:table-cell>
              <table:table-cell office:value-type="float" office:value="25.96525">
                <text:p>25.96525</text:p>
              </table:table-cell>
              <table:table-cell office:value-type="float" office:value="25.06283">
                <text:p>25.06283</text:p>
              </table:table-cell>
              <table:table-cell office:value-type="float" office:value="44.88059">
                <text:p>44.88059</text:p>
              </table:table-cell>
              <table:table-cell office:value-type="float" office:value="45.2704">
                <text:p>45.2704</text:p>
              </table:table-cell>
              <table:table-cell office:value-type="float" office:value="25.12429">
                <text:p>25.12429</text:p>
              </table:table-cell>
              <table:table-cell office:value-type="float" office:value="23.50344">
                <text:p>23.503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96609">
                <text:p>27.96609</text:p>
              </table:table-cell>
              <table:table-cell office:value-type="float" office:value="23.44576">
                <text:p>23.44576</text:p>
              </table:table-cell>
              <table:table-cell office:value-type="float" office:value="31.24898">
                <text:p>31.24898</text:p>
              </table:table-cell>
              <table:table-cell office:value-type="float" office:value="24.2416">
                <text:p>24.2416</text:p>
              </table:table-cell>
              <table:table-cell office:value-type="float" office:value="27.76058">
                <text:p>27.76058</text:p>
              </table:table-cell>
              <table:table-cell office:value-type="float" office:value="22.54188">
                <text:p>22.54188</text:p>
              </table:table-cell>
              <table:table-cell office:value-type="float" office:value="22.25782">
                <text:p>22.25782</text:p>
              </table:table-cell>
              <table:table-cell office:value-type="float" office:value="23.18288">
                <text:p>23.18288</text:p>
              </table:table-cell>
              <table:table-cell office:value-type="float" office:value="23.83693">
                <text:p>23.83693</text:p>
              </table:table-cell>
              <table:table-cell office:value-type="float" office:value="25.18626">
                <text:p>25.18626</text:p>
              </table:table-cell>
              <table:table-cell office:value-type="float" office:value="34.51284">
                <text:p>34.51284</text:p>
              </table:table-cell>
              <table:table-cell office:value-type="float" office:value="24.35069">
                <text:p>24.35069</text:p>
              </table:table-cell>
              <table:table-cell office:value-type="float" office:value="24.17927">
                <text:p>24.17927</text:p>
              </table:table-cell>
              <table:table-cell office:value-type="float" office:value="23.96302">
                <text:p>23.96302</text:p>
              </table:table-cell>
              <table:table-cell office:value-type="float" office:value="25.46749">
                <text:p>25.46749</text:p>
              </table:table-cell>
              <table:table-cell office:value-type="float" office:value="24.6258">
                <text:p>24.6258</text:p>
              </table:table-cell>
              <table:table-cell office:value-type="float" office:value="44.37025">
                <text:p>44.37025</text:p>
              </table:table-cell>
              <table:table-cell office:value-type="float" office:value="44.66819">
                <text:p>44.66819</text:p>
              </table:table-cell>
              <table:table-cell office:value-type="float" office:value="24.68843">
                <text:p>24.68843</text:p>
              </table:table-cell>
              <table:table-cell office:value-type="float" office:value="22.92307">
                <text:p>22.923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50473">
                <text:p>27.50473</text:p>
              </table:table-cell>
              <table:table-cell office:value-type="float" office:value="22.87822">
                <text:p>22.87822</text:p>
              </table:table-cell>
              <table:table-cell office:value-type="float" office:value="30.69024">
                <text:p>30.69024</text:p>
              </table:table-cell>
              <table:table-cell office:value-type="float" office:value="23.81026">
                <text:p>23.81026</text:p>
              </table:table-cell>
              <table:table-cell office:value-type="float" office:value="27.1954">
                <text:p>27.1954</text:p>
              </table:table-cell>
              <table:table-cell office:value-type="float" office:value="21.91325">
                <text:p>21.91325</text:p>
              </table:table-cell>
              <table:table-cell office:value-type="float" office:value="21.77449">
                <text:p>21.77449</text:p>
              </table:table-cell>
              <table:table-cell office:value-type="float" office:value="22.68263">
                <text:p>22.68263</text:p>
              </table:table-cell>
              <table:table-cell office:value-type="float" office:value="23.47991">
                <text:p>23.47991</text:p>
              </table:table-cell>
              <table:table-cell office:value-type="float" office:value="24.74134">
                <text:p>24.74134</text:p>
              </table:table-cell>
              <table:table-cell office:value-type="float" office:value="33.89431">
                <text:p>33.89431</text:p>
              </table:table-cell>
              <table:table-cell office:value-type="float" office:value="24.01039">
                <text:p>24.01039</text:p>
              </table:table-cell>
              <table:table-cell office:value-type="float" office:value="23.83992">
                <text:p>23.83992</text:p>
              </table:table-cell>
              <table:table-cell office:value-type="float" office:value="23.62787">
                <text:p>23.62787</text:p>
              </table:table-cell>
              <table:table-cell office:value-type="float" office:value="25.17236">
                <text:p>25.17236</text:p>
              </table:table-cell>
              <table:table-cell office:value-type="float" office:value="24.04935">
                <text:p>24.04935</text:p>
              </table:table-cell>
              <table:table-cell office:value-type="float" office:value="43.87893">
                <text:p>43.87893</text:p>
              </table:table-cell>
              <table:table-cell office:value-type="float" office:value="44.01907">
                <text:p>44.01907</text:p>
              </table:table-cell>
              <table:table-cell office:value-type="float" office:value="24.11344">
                <text:p>24.11344</text:p>
              </table:table-cell>
              <table:table-cell office:value-type="float" office:value="22.41325">
                <text:p>22.413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87415">
                <text:p>26.87415</text:p>
              </table:table-cell>
              <table:table-cell office:value-type="float" office:value="22.55053">
                <text:p>22.55053</text:p>
              </table:table-cell>
              <table:table-cell office:value-type="float" office:value="30.1907">
                <text:p>30.1907</text:p>
              </table:table-cell>
              <table:table-cell office:value-type="float" office:value="23.46851">
                <text:p>23.46851</text:p>
              </table:table-cell>
              <table:table-cell office:value-type="float" office:value="26.68974">
                <text:p>26.68974</text:p>
              </table:table-cell>
              <table:table-cell office:value-type="float" office:value="21.53705">
                <text:p>21.53705</text:p>
              </table:table-cell>
              <table:table-cell office:value-type="float" office:value="21.2892">
                <text:p>21.2892</text:p>
              </table:table-cell>
              <table:table-cell office:value-type="float" office:value="22.20139">
                <text:p>22.20139</text:p>
              </table:table-cell>
              <table:table-cell office:value-type="float" office:value="23.03207">
                <text:p>23.03207</text:p>
              </table:table-cell>
              <table:table-cell office:value-type="float" office:value="24.29774">
                <text:p>24.29774</text:p>
              </table:table-cell>
              <table:table-cell office:value-type="float" office:value="33.35854">
                <text:p>33.35854</text:p>
              </table:table-cell>
              <table:table-cell office:value-type="float" office:value="23.5782">
                <text:p>23.5782</text:p>
              </table:table-cell>
              <table:table-cell office:value-type="float" office:value="23.41196">
                <text:p>23.41196</text:p>
              </table:table-cell>
              <table:table-cell office:value-type="float" office:value="23.21261">
                <text:p>23.21261</text:p>
              </table:table-cell>
              <table:table-cell office:value-type="float" office:value="24.73321">
                <text:p>24.73321</text:p>
              </table:table-cell>
              <table:table-cell office:value-type="float" office:value="23.7098">
                <text:p>23.7098</text:p>
              </table:table-cell>
              <table:table-cell office:value-type="float" office:value="43.34251">
                <text:p>43.34251</text:p>
              </table:table-cell>
              <table:table-cell office:value-type="float" office:value="43.44259">
                <text:p>43.44259</text:p>
              </table:table-cell>
              <table:table-cell office:value-type="float" office:value="23.77441">
                <text:p>23.77441</text:p>
              </table:table-cell>
              <table:table-cell office:value-type="float" office:value="21.92593">
                <text:p>21.925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50331">
                <text:p>26.50331</text:p>
              </table:table-cell>
              <table:table-cell office:value-type="float" office:value="22.08159">
                <text:p>22.08159</text:p>
              </table:table-cell>
              <table:table-cell office:value-type="float" office:value="29.72245">
                <text:p>29.72245</text:p>
              </table:table-cell>
              <table:table-cell office:value-type="float" office:value="23.02897">
                <text:p>23.02897</text:p>
              </table:table-cell>
              <table:table-cell office:value-type="float" office:value="26.21818">
                <text:p>26.21818</text:p>
              </table:table-cell>
              <table:table-cell office:value-type="float" office:value="21.0446">
                <text:p>21.0446</text:p>
              </table:table-cell>
              <table:table-cell office:value-type="float" office:value="20.93652">
                <text:p>20.93652</text:p>
              </table:table-cell>
              <table:table-cell office:value-type="float" office:value="21.83979">
                <text:p>21.83979</text:p>
              </table:table-cell>
              <table:table-cell office:value-type="float" office:value="22.67479">
                <text:p>22.67479</text:p>
              </table:table-cell>
              <table:table-cell office:value-type="float" office:value="23.92679">
                <text:p>23.92679</text:p>
              </table:table-cell>
              <table:table-cell office:value-type="float" office:value="32.88097">
                <text:p>32.88097</text:p>
              </table:table-cell>
              <table:table-cell office:value-type="float" office:value="23.22558">
                <text:p>23.22558</text:p>
              </table:table-cell>
              <table:table-cell office:value-type="float" office:value="23.06201">
                <text:p>23.06201</text:p>
              </table:table-cell>
              <table:table-cell office:value-type="float" office:value="22.86717">
                <text:p>22.86717</text:p>
              </table:table-cell>
              <table:table-cell office:value-type="float" office:value="24.42974">
                <text:p>24.42974</text:p>
              </table:table-cell>
              <table:table-cell office:value-type="float" office:value="23.20293">
                <text:p>23.20293</text:p>
              </table:table-cell>
              <table:table-cell office:value-type="float" office:value="42.82282">
                <text:p>42.82282</text:p>
              </table:table-cell>
              <table:table-cell office:value-type="float" office:value="42.77619">
                <text:p>42.77619</text:p>
              </table:table-cell>
              <table:table-cell office:value-type="float" office:value="23.27894">
                <text:p>23.27894</text:p>
              </table:table-cell>
              <table:table-cell office:value-type="float" office:value="21.56017">
                <text:p>21.560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0033">
                <text:p>26.0033</text:p>
              </table:table-cell>
              <table:table-cell office:value-type="float" office:value="21.76412">
                <text:p>21.76412</text:p>
              </table:table-cell>
              <table:table-cell office:value-type="float" office:value="29.32267">
                <text:p>29.32267</text:p>
              </table:table-cell>
              <table:table-cell office:value-type="float" office:value="22.67668">
                <text:p>22.67668</text:p>
              </table:table-cell>
              <table:table-cell office:value-type="float" office:value="25.82934">
                <text:p>25.82934</text:p>
              </table:table-cell>
              <table:table-cell office:value-type="float" office:value="20.74221">
                <text:p>20.74221</text:p>
              </table:table-cell>
              <table:table-cell office:value-type="float" office:value="20.51552">
                <text:p>20.51552</text:p>
              </table:table-cell>
              <table:table-cell office:value-type="float" office:value="21.40748">
                <text:p>21.40748</text:p>
              </table:table-cell>
              <table:table-cell office:value-type="float" office:value="22.24454">
                <text:p>22.24454</text:p>
              </table:table-cell>
              <table:table-cell office:value-type="float" office:value="23.47021">
                <text:p>23.47021</text:p>
              </table:table-cell>
              <table:table-cell office:value-type="float" office:value="32.43487">
                <text:p>32.43487</text:p>
              </table:table-cell>
              <table:table-cell office:value-type="float" office:value="22.78677">
                <text:p>22.78677</text:p>
              </table:table-cell>
              <table:table-cell office:value-type="float" office:value="22.62503">
                <text:p>22.62503</text:p>
              </table:table-cell>
              <table:table-cell office:value-type="float" office:value="22.43579">
                <text:p>22.43579</text:p>
              </table:table-cell>
              <table:table-cell office:value-type="float" office:value="23.96874">
                <text:p>23.96874</text:p>
              </table:table-cell>
              <table:table-cell office:value-type="float" office:value="22.87256">
                <text:p>22.87256</text:p>
              </table:table-cell>
              <table:table-cell office:value-type="float" office:value="42.26509">
                <text:p>42.26509</text:p>
              </table:table-cell>
              <table:table-cell office:value-type="float" office:value="42.18712">
                <text:p>42.18712</text:p>
              </table:table-cell>
              <table:table-cell office:value-type="float" office:value="22.9508">
                <text:p>22.9508</text:p>
              </table:table-cell>
              <table:table-cell office:value-type="float" office:value="21.12845">
                <text:p>21.12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69192">
                <text:p>25.69192</text:p>
              </table:table-cell>
              <table:table-cell office:value-type="float" office:value="21.3069">
                <text:p>21.3069</text:p>
              </table:table-cell>
              <table:table-cell office:value-type="float" office:value="28.86945">
                <text:p>28.86945</text:p>
              </table:table-cell>
              <table:table-cell office:value-type="float" office:value="22.23038">
                <text:p>22.23038</text:p>
              </table:table-cell>
              <table:table-cell office:value-type="float" office:value="25.38343">
                <text:p>25.38343</text:p>
              </table:table-cell>
              <table:table-cell office:value-type="float" office:value="20.28517">
                <text:p>20.28517</text:p>
              </table:table-cell>
              <table:table-cell office:value-type="float" office:value="20.17824">
                <text:p>20.17824</text:p>
              </table:table-cell>
              <table:table-cell office:value-type="float" office:value="21.07082">
                <text:p>21.07082</text:p>
              </table:table-cell>
              <table:table-cell office:value-type="float" office:value="21.8973">
                <text:p>21.8973</text:p>
              </table:table-cell>
              <table:table-cell office:value-type="float" office:value="23.08842">
                <text:p>23.08842</text:p>
              </table:table-cell>
              <table:table-cell office:value-type="float" office:value="32.02924">
                <text:p>32.02924</text:p>
              </table:table-cell>
              <table:table-cell office:value-type="float" office:value="22.44896">
                <text:p>22.44896</text:p>
              </table:table-cell>
              <table:table-cell office:value-type="float" office:value="22.28798">
                <text:p>22.28798</text:p>
              </table:table-cell>
              <table:table-cell office:value-type="float" office:value="22.10446">
                <text:p>22.10446</text:p>
              </table:table-cell>
              <table:table-cell office:value-type="float" office:value="23.66624">
                <text:p>23.66624</text:p>
              </table:table-cell>
              <table:table-cell office:value-type="float" office:value="22.3894">
                <text:p>22.3894</text:p>
              </table:table-cell>
              <table:table-cell office:value-type="float" office:value="41.73986">
                <text:p>41.73986</text:p>
              </table:table-cell>
              <table:table-cell office:value-type="float" office:value="41.50522">
                <text:p>41.50522</text:p>
              </table:table-cell>
              <table:table-cell office:value-type="float" office:value="22.4606">
                <text:p>22.4606</text:p>
              </table:table-cell>
              <table:table-cell office:value-type="float" office:value="20.80101">
                <text:p>20.801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20262">
                <text:p>25.20262</text:p>
              </table:table-cell>
              <table:table-cell office:value-type="float" office:value="21.01013">
                <text:p>21.01013</text:p>
              </table:table-cell>
              <table:table-cell office:value-type="float" office:value="28.46423">
                <text:p>28.46423</text:p>
              </table:table-cell>
              <table:table-cell office:value-type="float" office:value="21.89952">
                <text:p>21.89952</text:p>
              </table:table-cell>
              <table:table-cell office:value-type="float" office:value="24.98946">
                <text:p>24.98946</text:p>
              </table:table-cell>
              <table:table-cell office:value-type="float" office:value="19.97941">
                <text:p>19.97941</text:p>
              </table:table-cell>
              <table:table-cell office:value-type="float" office:value="19.75438">
                <text:p>19.75438</text:p>
              </table:table-cell>
              <table:table-cell office:value-type="float" office:value="20.64676">
                <text:p>20.64676</text:p>
              </table:table-cell>
              <table:table-cell office:value-type="float" office:value="21.4718">
                <text:p>21.4718</text:p>
              </table:table-cell>
              <table:table-cell office:value-type="float" office:value="22.63412">
                <text:p>22.63412</text:p>
              </table:table-cell>
              <table:table-cell office:value-type="float" office:value="31.58277">
                <text:p>31.58277</text:p>
              </table:table-cell>
              <table:table-cell office:value-type="float" office:value="22.01388">
                <text:p>22.01388</text:p>
              </table:table-cell>
              <table:table-cell office:value-type="float" office:value="21.85472">
                <text:p>21.85472</text:p>
              </table:table-cell>
              <table:table-cell office:value-type="float" office:value="21.67745">
                <text:p>21.67745</text:p>
              </table:table-cell>
              <table:table-cell office:value-type="float" office:value="23.22408">
                <text:p>23.22408</text:p>
              </table:table-cell>
              <table:table-cell office:value-type="float" office:value="22.07286">
                <text:p>22.07286</text:p>
              </table:table-cell>
              <table:table-cell office:value-type="float" office:value="41.15775">
                <text:p>41.15775</text:p>
              </table:table-cell>
              <table:table-cell office:value-type="float" office:value="40.90492">
                <text:p>40.90492</text:p>
              </table:table-cell>
              <table:table-cell office:value-type="float" office:value="22.1337">
                <text:p>22.1337</text:p>
              </table:table-cell>
              <table:table-cell office:value-type="float" office:value="20.36684">
                <text:p>20.366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86656">
                <text:p>24.86656</text:p>
              </table:table-cell>
              <table:table-cell office:value-type="float" office:value="20.5503">
                <text:p>20.5503</text:p>
              </table:table-cell>
              <table:table-cell office:value-type="float" office:value="27.99866">
                <text:p>27.99866</text:p>
              </table:table-cell>
              <table:table-cell office:value-type="float" office:value="21.46681">
                <text:p>21.46681</text:p>
              </table:table-cell>
              <table:table-cell office:value-type="float" office:value="24.54111">
                <text:p>24.54111</text:p>
              </table:table-cell>
              <table:table-cell office:value-type="float" office:value="19.51903">
                <text:p>19.51903</text:p>
              </table:table-cell>
              <table:table-cell office:value-type="float" office:value="19.4124">
                <text:p>19.4124</text:p>
              </table:table-cell>
              <table:table-cell office:value-type="float" office:value="20.31517">
                <text:p>20.31517</text:p>
              </table:table-cell>
              <table:table-cell office:value-type="float" office:value="21.12601">
                <text:p>21.12601</text:p>
              </table:table-cell>
              <table:table-cell office:value-type="float" office:value="22.26435">
                <text:p>22.26435</text:p>
              </table:table-cell>
              <table:table-cell office:value-type="float" office:value="31.16499">
                <text:p>31.16499</text:p>
              </table:table-cell>
              <table:table-cell office:value-type="float" office:value="21.67931">
                <text:p>21.67931</text:p>
              </table:table-cell>
              <table:table-cell office:value-type="float" office:value="21.54919">
                <text:p>21.54919</text:p>
              </table:table-cell>
              <table:table-cell office:value-type="float" office:value="21.34497">
                <text:p>21.34497</text:p>
              </table:table-cell>
              <table:table-cell office:value-type="float" office:value="22.917">
                <text:p>22.917</text:p>
              </table:table-cell>
              <table:table-cell office:value-type="float" office:value="21.5853">
                <text:p>21.5853</text:p>
              </table:table-cell>
              <table:table-cell office:value-type="float" office:value="40.61811">
                <text:p>40.61811</text:p>
              </table:table-cell>
              <table:table-cell office:value-type="float" office:value="40.22114">
                <text:p>40.22114</text:p>
              </table:table-cell>
              <table:table-cell office:value-type="float" office:value="21.65275">
                <text:p>21.65275</text:p>
              </table:table-cell>
              <table:table-cell office:value-type="float" office:value="20.06267">
                <text:p>20.06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3657">
                <text:p>24.3657</text:p>
              </table:table-cell>
              <table:table-cell office:value-type="float" office:value="20.24003">
                <text:p>20.24003</text:p>
              </table:table-cell>
              <table:table-cell office:value-type="float" office:value="27.58037">
                <text:p>27.58037</text:p>
              </table:table-cell>
              <table:table-cell office:value-type="float" office:value="21.12662">
                <text:p>21.12662</text:p>
              </table:table-cell>
              <table:table-cell office:value-type="float" office:value="24.14715">
                <text:p>24.14715</text:p>
              </table:table-cell>
              <table:table-cell office:value-type="float" office:value="19.2082">
                <text:p>19.2082</text:p>
              </table:table-cell>
              <table:table-cell office:value-type="float" office:value="18.98492">
                <text:p>18.98492</text:p>
              </table:table-cell>
              <table:table-cell office:value-type="float" office:value="19.8775">
                <text:p>19.8775</text:p>
              </table:table-cell>
              <table:table-cell office:value-type="float" office:value="20.69971">
                <text:p>20.69971</text:p>
              </table:table-cell>
              <table:table-cell office:value-type="float" office:value="21.81219">
                <text:p>21.81219</text:p>
              </table:table-cell>
              <table:table-cell office:value-type="float" office:value="30.70593">
                <text:p>30.70593</text:p>
              </table:table-cell>
              <table:table-cell office:value-type="float" office:value="21.24663">
                <text:p>21.24663</text:p>
              </table:table-cell>
              <table:table-cell office:value-type="float" office:value="21.09112">
                <text:p>21.09112</text:p>
              </table:table-cell>
              <table:table-cell office:value-type="float" office:value="20.91498">
                <text:p>20.91498</text:p>
              </table:table-cell>
              <table:table-cell office:value-type="float" office:value="22.4633">
                <text:p>22.4633</text:p>
              </table:table-cell>
              <table:table-cell office:value-type="float" office:value="21.26988">
                <text:p>21.26988</text:p>
              </table:table-cell>
              <table:table-cell office:value-type="float" office:value="40.01558">
                <text:p>40.01558</text:p>
              </table:table-cell>
              <table:table-cell office:value-type="float" office:value="39.60436">
                <text:p>39.60436</text:p>
              </table:table-cell>
              <table:table-cell office:value-type="float" office:value="21.32906">
                <text:p>21.32906</text:p>
              </table:table-cell>
              <table:table-cell office:value-type="float" office:value="19.59676">
                <text:p>19.59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02111">
                <text:p>24.02111</text:p>
              </table:table-cell>
              <table:table-cell office:value-type="float" office:value="19.77472">
                <text:p>19.77472</text:p>
              </table:table-cell>
              <table:table-cell office:value-type="float" office:value="27.10522">
                <text:p>27.10522</text:p>
              </table:table-cell>
              <table:table-cell office:value-type="float" office:value="20.69071">
                <text:p>20.69071</text:p>
              </table:table-cell>
              <table:table-cell office:value-type="float" office:value="23.70269">
                <text:p>23.70269</text:p>
              </table:table-cell>
              <table:table-cell office:value-type="float" office:value="18.74222">
                <text:p>18.74222</text:p>
              </table:table-cell>
              <table:table-cell office:value-type="float" office:value="18.64768">
                <text:p>18.64768</text:p>
              </table:table-cell>
              <table:table-cell office:value-type="float" office:value="19.5506">
                <text:p>19.5506</text:p>
              </table:table-cell>
              <table:table-cell office:value-type="float" office:value="20.36429">
                <text:p>20.36429</text:p>
              </table:table-cell>
              <table:table-cell office:value-type="float" office:value="21.45488">
                <text:p>21.45488</text:p>
              </table:table-cell>
              <table:table-cell office:value-type="float" office:value="30.27174">
                <text:p>30.27174</text:p>
              </table:table-cell>
              <table:table-cell office:value-type="float" office:value="20.91709">
                <text:p>20.91709</text:p>
              </table:table-cell>
              <table:table-cell office:value-type="float" office:value="20.78183">
                <text:p>20.78183</text:p>
              </table:table-cell>
              <table:table-cell office:value-type="float" office:value="20.58724">
                <text:p>20.58724</text:p>
              </table:table-cell>
              <table:table-cell office:value-type="float" office:value="22.16449">
                <text:p>22.16449</text:p>
              </table:table-cell>
              <table:table-cell office:value-type="float" office:value="20.79567">
                <text:p>20.79567</text:p>
              </table:table-cell>
              <table:table-cell office:value-type="float" office:value="39.47235">
                <text:p>39.47235</text:p>
              </table:table-cell>
              <table:table-cell office:value-type="float" office:value="38.90636">
                <text:p>38.90636</text:p>
              </table:table-cell>
              <table:table-cell office:value-type="float" office:value="20.85354">
                <text:p>20.85354</text:p>
              </table:table-cell>
              <table:table-cell office:value-type="float" office:value="19.29728">
                <text:p>19.297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52257">
                <text:p>23.52257</text:p>
              </table:table-cell>
              <table:table-cell office:value-type="float" office:value="19.4689">
                <text:p>19.4689</text:p>
              </table:table-cell>
              <table:table-cell office:value-type="float" office:value="26.67051">
                <text:p>26.67051</text:p>
              </table:table-cell>
              <table:table-cell office:value-type="float" office:value="20.3563">
                <text:p>20.3563</text:p>
              </table:table-cell>
              <table:table-cell office:value-type="float" office:value="23.31593">
                <text:p>23.31593</text:p>
              </table:table-cell>
              <table:table-cell office:value-type="float" office:value="18.436">
                <text:p>18.436</text:p>
              </table:table-cell>
              <table:table-cell office:value-type="float" office:value="18.21469">
                <text:p>18.21469</text:p>
              </table:table-cell>
              <table:table-cell office:value-type="float" office:value="19.11865">
                <text:p>19.11865</text:p>
              </table:table-cell>
              <table:table-cell office:value-type="float" office:value="19.93242">
                <text:p>19.93242</text:p>
              </table:table-cell>
              <table:table-cell office:value-type="float" office:value="21.00553">
                <text:p>21.00553</text:p>
              </table:table-cell>
              <table:table-cell office:value-type="float" office:value="29.79073">
                <text:p>29.79073</text:p>
              </table:table-cell>
              <table:table-cell office:value-type="float" office:value="20.48305">
                <text:p>20.48305</text:p>
              </table:table-cell>
              <table:table-cell office:value-type="float" office:value="20.31813">
                <text:p>20.31813</text:p>
              </table:table-cell>
              <table:table-cell office:value-type="float" office:value="20.15332">
                <text:p>20.15332</text:p>
              </table:table-cell>
              <table:table-cell office:value-type="float" office:value="21.70544">
                <text:p>21.70544</text:p>
              </table:table-cell>
              <table:table-cell office:value-type="float" office:value="20.48166">
                <text:p>20.48166</text:p>
              </table:table-cell>
              <table:table-cell office:value-type="float" office:value="38.87431">
                <text:p>38.87431</text:p>
              </table:table-cell>
              <table:table-cell office:value-type="float" office:value="38.27952">
                <text:p>38.27952</text:p>
              </table:table-cell>
              <table:table-cell office:value-type="float" office:value="20.54844">
                <text:p>20.54844</text:p>
              </table:table-cell>
              <table:table-cell office:value-type="float" office:value="18.83544">
                <text:p>18.83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18938">
                <text:p>23.18938</text:p>
              </table:table-cell>
              <table:table-cell office:value-type="float" office:value="19.01116">
                <text:p>19.01116</text:p>
              </table:table-cell>
              <table:table-cell office:value-type="float" office:value="26.18391">
                <text:p>26.18391</text:p>
              </table:table-cell>
              <table:table-cell office:value-type="float" office:value="19.92791">
                <text:p>19.92791</text:p>
              </table:table-cell>
              <table:table-cell office:value-type="float" office:value="22.8617">
                <text:p>22.8617</text:p>
              </table:table-cell>
              <table:table-cell office:value-type="float" office:value="17.97783">
                <text:p>17.97783</text:p>
              </table:table-cell>
              <table:table-cell office:value-type="float" office:value="17.88204">
                <text:p>17.88204</text:p>
              </table:table-cell>
              <table:table-cell office:value-type="float" office:value="18.77475">
                <text:p>18.77475</text:p>
              </table:table-cell>
              <table:table-cell office:value-type="float" office:value="19.60135">
                <text:p>19.60135</text:p>
              </table:table-cell>
              <table:table-cell office:value-type="float" office:value="20.66162">
                <text:p>20.66162</text:p>
              </table:table-cell>
              <table:table-cell office:value-type="float" office:value="29.34036">
                <text:p>29.34036</text:p>
              </table:table-cell>
              <table:table-cell office:value-type="float" office:value="20.14872">
                <text:p>20.14872</text:p>
              </table:table-cell>
              <table:table-cell office:value-type="float" office:value="20.01322">
                <text:p>20.01322</text:p>
              </table:table-cell>
              <table:table-cell office:value-type="float" office:value="19.81851">
                <text:p>19.81851</text:p>
              </table:table-cell>
              <table:table-cell office:value-type="float" office:value="21.39968">
                <text:p>21.39968</text:p>
              </table:table-cell>
              <table:table-cell office:value-type="float" office:value="20.01491">
                <text:p>20.01491</text:p>
              </table:table-cell>
              <table:table-cell office:value-type="float" office:value="38.31821">
                <text:p>38.31821</text:p>
              </table:table-cell>
              <table:table-cell office:value-type="float" office:value="37.56824">
                <text:p>37.56824</text:p>
              </table:table-cell>
              <table:table-cell office:value-type="float" office:value="20.08238">
                <text:p>20.08238</text:p>
              </table:table-cell>
              <table:table-cell office:value-type="float" office:value="18.52078">
                <text:p>18.520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6839">
                <text:p>22.6839</text:p>
              </table:table-cell>
              <table:table-cell office:value-type="float" office:value="18.69641">
                <text:p>18.69641</text:p>
              </table:table-cell>
              <table:table-cell office:value-type="float" office:value="25.74687">
                <text:p>25.74687</text:p>
              </table:table-cell>
              <table:table-cell office:value-type="float" office:value="19.58793">
                <text:p>19.58793</text:p>
              </table:table-cell>
              <table:table-cell office:value-type="float" office:value="22.47665">
                <text:p>22.47665</text:p>
              </table:table-cell>
              <table:table-cell office:value-type="float" office:value="17.66443">
                <text:p>17.66443</text:p>
              </table:table-cell>
              <table:table-cell office:value-type="float" office:value="17.4467">
                <text:p>17.4467</text:p>
              </table:table-cell>
              <table:table-cell office:value-type="float" office:value="18.33854">
                <text:p>18.33854</text:p>
              </table:table-cell>
              <table:table-cell office:value-type="float" office:value="19.16524">
                <text:p>19.16524</text:p>
              </table:table-cell>
              <table:table-cell office:value-type="float" office:value="20.21565">
                <text:p>20.21565</text:p>
              </table:table-cell>
              <table:table-cell office:value-type="float" office:value="28.84999">
                <text:p>28.84999</text:p>
              </table:table-cell>
              <table:table-cell office:value-type="float" office:value="19.72043">
                <text:p>19.72043</text:p>
              </table:table-cell>
              <table:table-cell office:value-type="float" office:value="19.55694">
                <text:p>19.55694</text:p>
              </table:table-cell>
              <table:table-cell office:value-type="float" office:value="19.38045">
                <text:p>19.38045</text:p>
              </table:table-cell>
              <table:table-cell office:value-type="float" office:value="20.94904">
                <text:p>20.94904</text:p>
              </table:table-cell>
              <table:table-cell office:value-type="float" office:value="19.70901">
                <text:p>19.70901</text:p>
              </table:table-cell>
              <table:table-cell office:value-type="float" office:value="37.69926">
                <text:p>37.69926</text:p>
              </table:table-cell>
              <table:table-cell office:value-type="float" office:value="36.94028">
                <text:p>36.94028</text:p>
              </table:table-cell>
              <table:table-cell office:value-type="float" office:value="19.76478">
                <text:p>19.76478</text:p>
              </table:table-cell>
              <table:table-cell office:value-type="float" office:value="18.05489">
                <text:p>18.054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3478">
                <text:p>22.3478</text:p>
              </table:table-cell>
              <table:table-cell office:value-type="float" office:value="18.23445">
                <text:p>18.23445</text:p>
              </table:table-cell>
              <table:table-cell office:value-type="float" office:value="25.25391">
                <text:p>25.25391</text:p>
              </table:table-cell>
              <table:table-cell office:value-type="float" office:value="19.15502">
                <text:p>19.15502</text:p>
              </table:table-cell>
              <table:table-cell office:value-type="float" office:value="22.02448">
                <text:p>22.02448</text:p>
              </table:table-cell>
              <table:table-cell office:value-type="float" office:value="17.20216">
                <text:p>17.20216</text:p>
              </table:table-cell>
              <table:table-cell office:value-type="float" office:value="17.10704">
                <text:p>17.10704</text:p>
              </table:table-cell>
              <table:table-cell office:value-type="float" office:value="17.99902">
                <text:p>17.99902</text:p>
              </table:table-cell>
              <table:table-cell office:value-type="float" office:value="18.8284">
                <text:p>18.8284</text:p>
              </table:table-cell>
              <table:table-cell office:value-type="float" office:value="19.90569">
                <text:p>19.90569</text:p>
              </table:table-cell>
              <table:table-cell office:value-type="float" office:value="28.39316">
                <text:p>28.39316</text:p>
              </table:table-cell>
              <table:table-cell office:value-type="float" office:value="19.38057">
                <text:p>19.38057</text:p>
              </table:table-cell>
              <table:table-cell office:value-type="float" office:value="19.24323">
                <text:p>19.24323</text:p>
              </table:table-cell>
              <table:table-cell office:value-type="float" office:value="19.07809">
                <text:p>19.07809</text:p>
              </table:table-cell>
              <table:table-cell office:value-type="float" office:value="20.63635">
                <text:p>20.63635</text:p>
              </table:table-cell>
              <table:table-cell office:value-type="float" office:value="19.24127">
                <text:p>19.24127</text:p>
              </table:table-cell>
              <table:table-cell office:value-type="float" office:value="37.11642">
                <text:p>37.11642</text:p>
              </table:table-cell>
              <table:table-cell office:value-type="float" office:value="36.23738">
                <text:p>36.23738</text:p>
              </table:table-cell>
              <table:table-cell office:value-type="float" office:value="19.30863">
                <text:p>19.30863</text:p>
              </table:table-cell>
              <table:table-cell office:value-type="float" office:value="17.74291">
                <text:p>17.742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8551">
                <text:p>21.8551</text:p>
              </table:table-cell>
              <table:table-cell office:value-type="float" office:value="17.92545">
                <text:p>17.92545</text:p>
              </table:table-cell>
              <table:table-cell office:value-type="float" office:value="24.89159">
                <text:p>24.89159</text:p>
              </table:table-cell>
              <table:table-cell office:value-type="float" office:value="18.81903">
                <text:p>18.81903</text:p>
              </table:table-cell>
              <table:table-cell office:value-type="float" office:value="21.65322">
                <text:p>21.65322</text:p>
              </table:table-cell>
              <table:table-cell office:value-type="float" office:value="16.89162">
                <text:p>16.89162</text:p>
              </table:table-cell>
              <table:table-cell office:value-type="float" office:value="16.67736">
                <text:p>16.67736</text:p>
              </table:table-cell>
              <table:table-cell office:value-type="float" office:value="17.56812">
                <text:p>17.56812</text:p>
              </table:table-cell>
              <table:table-cell office:value-type="float" office:value="18.39902">
                <text:p>18.39902</text:p>
              </table:table-cell>
              <table:table-cell office:value-type="float" office:value="19.44379">
                <text:p>19.44379</text:p>
              </table:table-cell>
              <table:table-cell office:value-type="float" office:value="27.88379">
                <text:p>27.88379</text:p>
              </table:table-cell>
              <table:table-cell office:value-type="float" office:value="18.94782">
                <text:p>18.94782</text:p>
              </table:table-cell>
              <table:table-cell office:value-type="float" office:value="18.78264">
                <text:p>18.78264</text:p>
              </table:table-cell>
              <table:table-cell office:value-type="float" office:value="18.61744">
                <text:p>18.61744</text:p>
              </table:table-cell>
              <table:table-cell office:value-type="float" office:value="20.182">
                <text:p>20.182</text:p>
              </table:table-cell>
              <table:table-cell office:value-type="float" office:value="18.92794">
                <text:p>18.92794</text:p>
              </table:table-cell>
              <table:table-cell office:value-type="float" office:value="36.47551">
                <text:p>36.47551</text:p>
              </table:table-cell>
              <table:table-cell office:value-type="float" office:value="35.62338">
                <text:p>35.62338</text:p>
              </table:table-cell>
              <table:table-cell office:value-type="float" office:value="18.99528">
                <text:p>18.99528</text:p>
              </table:table-cell>
              <table:table-cell office:value-type="float" office:value="17.28418">
                <text:p>17.284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52016">
                <text:p>21.52016</text:p>
              </table:table-cell>
              <table:table-cell office:value-type="float" office:value="17.46878">
                <text:p>17.46878</text:p>
              </table:table-cell>
              <table:table-cell office:value-type="float" office:value="24.33088">
                <text:p>24.33088</text:p>
              </table:table-cell>
              <table:table-cell office:value-type="float" office:value="18.38137">
                <text:p>18.38137</text:p>
              </table:table-cell>
              <table:table-cell office:value-type="float" office:value="21.20072">
                <text:p>21.20072</text:p>
              </table:table-cell>
              <table:table-cell office:value-type="float" office:value="16.435">
                <text:p>16.435</text:p>
              </table:table-cell>
              <table:table-cell office:value-type="float" office:value="16.33202">
                <text:p>16.33202</text:p>
              </table:table-cell>
              <table:table-cell office:value-type="float" office:value="17.23268">
                <text:p>17.23268</text:p>
              </table:table-cell>
              <table:table-cell office:value-type="float" office:value="18.0647">
                <text:p>18.0647</text:p>
              </table:table-cell>
              <table:table-cell office:value-type="float" office:value="19.12934">
                <text:p>19.12934</text:p>
              </table:table-cell>
              <table:table-cell office:value-type="float" office:value="27.49181">
                <text:p>27.49181</text:p>
              </table:table-cell>
              <table:table-cell office:value-type="float" office:value="18.61065">
                <text:p>18.61065</text:p>
              </table:table-cell>
              <table:table-cell office:value-type="float" office:value="18.47451">
                <text:p>18.47451</text:p>
              </table:table-cell>
              <table:table-cell office:value-type="float" office:value="18.30926">
                <text:p>18.30926</text:p>
              </table:table-cell>
              <table:table-cell office:value-type="float" office:value="19.87398">
                <text:p>19.87398</text:p>
              </table:table-cell>
              <table:table-cell office:value-type="float" office:value="18.46721">
                <text:p>18.46721</text:p>
              </table:table-cell>
              <table:table-cell office:value-type="float" office:value="35.86311">
                <text:p>35.86311</text:p>
              </table:table-cell>
              <table:table-cell office:value-type="float" office:value="34.92009">
                <text:p>34.92009</text:p>
              </table:table-cell>
              <table:table-cell office:value-type="float" office:value="18.52295">
                <text:p>18.52295</text:p>
              </table:table-cell>
              <table:table-cell office:value-type="float" office:value="16.96646">
                <text:p>16.966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03088">
                <text:p>21.03088</text:p>
              </table:table-cell>
              <table:table-cell office:value-type="float" office:value="17.15366">
                <text:p>17.15366</text:p>
              </table:table-cell>
              <table:table-cell office:value-type="float" office:value="23.96477">
                <text:p>23.96477</text:p>
              </table:table-cell>
              <table:table-cell office:value-type="float" office:value="18.04799">
                <text:p>18.04799</text:p>
              </table:table-cell>
              <table:table-cell office:value-type="float" office:value="20.8335">
                <text:p>20.8335</text:p>
              </table:table-cell>
              <table:table-cell office:value-type="float" office:value="16.12001">
                <text:p>16.12001</text:p>
              </table:table-cell>
              <table:table-cell office:value-type="float" office:value="15.89791">
                <text:p>15.89791</text:p>
              </table:table-cell>
              <table:table-cell office:value-type="float" office:value="16.79707">
                <text:p>16.79707</text:p>
              </table:table-cell>
              <table:table-cell office:value-type="float" office:value="17.63042">
                <text:p>17.63042</text:p>
              </table:table-cell>
              <table:table-cell office:value-type="float" office:value="18.66575">
                <text:p>18.66575</text:p>
              </table:table-cell>
              <table:table-cell office:value-type="float" office:value="26.90562">
                <text:p>26.90562</text:p>
              </table:table-cell>
              <table:table-cell office:value-type="float" office:value="18.17452">
                <text:p>18.17452</text:p>
              </table:table-cell>
              <table:table-cell office:value-type="float" office:value="18.0093">
                <text:p>18.0093</text:p>
              </table:table-cell>
              <table:table-cell office:value-type="float" office:value="17.84401">
                <text:p>17.84401</text:p>
              </table:table-cell>
              <table:table-cell office:value-type="float" office:value="19.41568">
                <text:p>19.41568</text:p>
              </table:table-cell>
              <table:table-cell office:value-type="float" office:value="18.1579">
                <text:p>18.1579</text:p>
              </table:table-cell>
              <table:table-cell office:value-type="float" office:value="35.21359">
                <text:p>35.21359</text:p>
              </table:table-cell>
              <table:table-cell office:value-type="float" office:value="34.28941">
                <text:p>34.28941</text:p>
              </table:table-cell>
              <table:table-cell office:value-type="float" office:value="18.2136">
                <text:p>18.2136</text:p>
              </table:table-cell>
              <table:table-cell office:value-type="float" office:value="16.50302">
                <text:p>16.503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7045">
                <text:p>20.7045</text:p>
              </table:table-cell>
              <table:table-cell office:value-type="float" office:value="16.70328">
                <text:p>16.70328</text:p>
              </table:table-cell>
              <table:table-cell office:value-type="float" office:value="23.40412">
                <text:p>23.40412</text:p>
              </table:table-cell>
              <table:table-cell office:value-type="float" office:value="17.62748">
                <text:p>17.62748</text:p>
              </table:table-cell>
              <table:table-cell office:value-type="float" office:value="20.38305">
                <text:p>20.38305</text:p>
              </table:table-cell>
              <table:table-cell office:value-type="float" office:value="15.66988">
                <text:p>15.66988</text:p>
              </table:table-cell>
              <table:table-cell office:value-type="float" office:value="15.58744">
                <text:p>15.58744</text:p>
              </table:table-cell>
              <table:table-cell office:value-type="float" office:value="16.47662">
                <text:p>16.47662</text:p>
              </table:table-cell>
              <table:table-cell office:value-type="float" office:value="17.3109">
                <text:p>17.3109</text:p>
              </table:table-cell>
              <table:table-cell office:value-type="float" office:value="18.35569">
                <text:p>18.35569</text:p>
              </table:table-cell>
              <table:table-cell office:value-type="float" office:value="26.50516">
                <text:p>26.50516</text:p>
              </table:table-cell>
              <table:table-cell office:value-type="float" office:value="17.86898">
                <text:p>17.86898</text:p>
              </table:table-cell>
              <table:table-cell office:value-type="float" office:value="17.70493">
                <text:p>17.70493</text:p>
              </table:table-cell>
              <table:table-cell office:value-type="float" office:value="17.53853">
                <text:p>17.53853</text:p>
              </table:table-cell>
              <table:table-cell office:value-type="float" office:value="19.10072">
                <text:p>19.10072</text:p>
              </table:table-cell>
              <table:table-cell office:value-type="float" office:value="17.69076">
                <text:p>17.69076</text:p>
              </table:table-cell>
              <table:table-cell office:value-type="float" office:value="34.58903">
                <text:p>34.58903</text:p>
              </table:table-cell>
              <table:table-cell office:value-type="float" office:value="33.56119">
                <text:p>33.56119</text:p>
              </table:table-cell>
              <table:table-cell office:value-type="float" office:value="17.74785">
                <text:p>17.74785</text:p>
              </table:table-cell>
              <table:table-cell office:value-type="float" office:value="16.21014">
                <text:p>16.210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21816">
                <text:p>20.21816</text:p>
              </table:table-cell>
              <table:table-cell office:value-type="float" office:value="16.42261">
                <text:p>16.42261</text:p>
              </table:table-cell>
              <table:table-cell office:value-type="float" office:value="23.03404">
                <text:p>23.03404</text:p>
              </table:table-cell>
              <table:table-cell office:value-type="float" office:value="17.30865">
                <text:p>17.30865</text:p>
              </table:table-cell>
              <table:table-cell office:value-type="float" office:value="20.02965">
                <text:p>20.02965</text:p>
              </table:table-cell>
              <table:table-cell office:value-type="float" office:value="15.38938">
                <text:p>15.38938</text:p>
              </table:table-cell>
              <table:table-cell office:value-type="float" office:value="15.18025">
                <text:p>15.18025</text:p>
              </table:table-cell>
              <table:table-cell office:value-type="float" office:value="16.06785">
                <text:p>16.06785</text:p>
              </table:table-cell>
              <table:table-cell office:value-type="float" office:value="16.90321">
                <text:p>16.90321</text:p>
              </table:table-cell>
              <table:table-cell office:value-type="float" office:value="17.88732">
                <text:p>17.88732</text:p>
              </table:table-cell>
              <table:table-cell office:value-type="float" office:value="25.91922">
                <text:p>25.91922</text:p>
              </table:table-cell>
              <table:table-cell office:value-type="float" office:value="17.43085">
                <text:p>17.43085</text:p>
              </table:table-cell>
              <table:table-cell office:value-type="float" office:value="17.26674">
                <text:p>17.26674</text:p>
              </table:table-cell>
              <table:table-cell office:value-type="float" office:value="17.07957">
                <text:p>17.07957</text:p>
              </table:table-cell>
              <table:table-cell office:value-type="float" office:value="18.63829">
                <text:p>18.63829</text:p>
              </table:table-cell>
              <table:table-cell office:value-type="float" office:value="17.38662">
                <text:p>17.38662</text:p>
              </table:table-cell>
              <table:table-cell office:value-type="float" office:value="33.91572">
                <text:p>33.91572</text:p>
              </table:table-cell>
              <table:table-cell office:value-type="float" office:value="32.92215">
                <text:p>32.92215</text:p>
              </table:table-cell>
              <table:table-cell office:value-type="float" office:value="17.45347">
                <text:p>17.45347</text:p>
              </table:table-cell>
              <table:table-cell office:value-type="float" office:value="15.77364">
                <text:p>15.77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89288">
                <text:p>19.89288</text:p>
              </table:table-cell>
              <table:table-cell office:value-type="float" office:value="15.97778">
                <text:p>15.97778</text:p>
              </table:table-cell>
              <table:table-cell office:value-type="float" office:value="22.48647">
                <text:p>22.48647</text:p>
              </table:table-cell>
              <table:table-cell office:value-type="float" office:value="16.90233">
                <text:p>16.90233</text:p>
              </table:table-cell>
              <table:table-cell office:value-type="float" office:value="19.57926">
                <text:p>19.57926</text:p>
              </table:table-cell>
              <table:table-cell office:value-type="float" office:value="14.94588">
                <text:p>14.94588</text:p>
              </table:table-cell>
              <table:table-cell office:value-type="float" office:value="14.85325">
                <text:p>14.85325</text:p>
              </table:table-cell>
              <table:table-cell office:value-type="float" office:value="15.74075">
                <text:p>15.74075</text:p>
              </table:table-cell>
              <table:table-cell office:value-type="float" office:value="16.57693">
                <text:p>16.57693</text:p>
              </table:table-cell>
              <table:table-cell office:value-type="float" office:value="17.57952">
                <text:p>17.57952</text:p>
              </table:table-cell>
              <table:table-cell office:value-type="float" office:value="25.52496">
                <text:p>25.52496</text:p>
              </table:table-cell>
              <table:table-cell office:value-type="float" office:value="17.14091">
                <text:p>17.14091</text:p>
              </table:table-cell>
              <table:table-cell office:value-type="float" office:value="16.97575">
                <text:p>16.97575</text:p>
              </table:table-cell>
              <table:table-cell office:value-type="float" office:value="16.7996">
                <text:p>16.7996</text:p>
              </table:table-cell>
              <table:table-cell office:value-type="float" office:value="18.32896">
                <text:p>18.32896</text:p>
              </table:table-cell>
              <table:table-cell office:value-type="float" office:value="16.94803">
                <text:p>16.94803</text:p>
              </table:table-cell>
              <table:table-cell office:value-type="float" office:value="33.27012">
                <text:p>33.27012</text:p>
              </table:table-cell>
              <table:table-cell office:value-type="float" office:value="32.19503">
                <text:p>32.19503</text:p>
              </table:table-cell>
              <table:table-cell office:value-type="float" office:value="17.01345">
                <text:p>17.01345</text:p>
              </table:table-cell>
              <table:table-cell office:value-type="float" office:value="15.48407">
                <text:p>15.484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41392">
                <text:p>19.41392</text:p>
              </table:table-cell>
              <table:table-cell office:value-type="float" office:value="15.68925">
                <text:p>15.68925</text:p>
              </table:table-cell>
              <table:table-cell office:value-type="float" office:value="22.11037">
                <text:p>22.11037</text:p>
              </table:table-cell>
              <table:table-cell office:value-type="float" office:value="16.57765">
                <text:p>16.57765</text:p>
              </table:table-cell>
              <table:table-cell office:value-type="float" office:value="19.23">
                <text:p>19.23</text:p>
              </table:table-cell>
              <table:table-cell office:value-type="float" office:value="14.6477">
                <text:p>14.6477</text:p>
              </table:table-cell>
              <table:table-cell office:value-type="float" office:value="14.44051">
                <text:p>14.44051</text:p>
              </table:table-cell>
              <table:table-cell office:value-type="float" office:value="15.32529">
                <text:p>15.32529</text:p>
              </table:table-cell>
              <table:table-cell office:value-type="float" office:value="16.16335">
                <text:p>16.16335</text:p>
              </table:table-cell>
              <table:table-cell office:value-type="float" office:value="17.12737">
                <text:p>17.12737</text:p>
              </table:table-cell>
              <table:table-cell office:value-type="float" office:value="24.92939">
                <text:p>24.92939</text:p>
              </table:table-cell>
              <table:table-cell office:value-type="float" office:value="16.69708">
                <text:p>16.69708</text:p>
              </table:table-cell>
              <table:table-cell office:value-type="float" office:value="16.54281">
                <text:p>16.54281</text:p>
              </table:table-cell>
              <table:table-cell office:value-type="float" office:value="16.35594">
                <text:p>16.35594</text:p>
              </table:table-cell>
              <table:table-cell office:value-type="float" office:value="17.87195">
                <text:p>17.87195</text:p>
              </table:table-cell>
              <table:table-cell office:value-type="float" office:value="16.657">
                <text:p>16.657</text:p>
              </table:table-cell>
              <table:table-cell office:value-type="float" office:value="32.57734">
                <text:p>32.57734</text:p>
              </table:table-cell>
              <table:table-cell office:value-type="float" office:value="31.54821">
                <text:p>31.54821</text:p>
              </table:table-cell>
              <table:table-cell office:value-type="float" office:value="16.72238">
                <text:p>16.72238</text:p>
              </table:table-cell>
              <table:table-cell office:value-type="float" office:value="15.04102">
                <text:p>15.04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09764">
                <text:p>19.09764</text:p>
              </table:table-cell>
              <table:table-cell office:value-type="float" office:value="15.23862">
                <text:p>15.23862</text:p>
              </table:table-cell>
              <table:table-cell office:value-type="float" office:value="21.56106">
                <text:p>21.56106</text:p>
              </table:table-cell>
              <table:table-cell office:value-type="float" office:value="16.15534">
                <text:p>16.15534</text:p>
              </table:table-cell>
              <table:table-cell office:value-type="float" office:value="18.79179">
                <text:p>18.79179</text:p>
              </table:table-cell>
              <table:table-cell office:value-type="float" office:value="14.20765">
                <text:p>14.20765</text:p>
              </table:table-cell>
              <table:table-cell office:value-type="float" office:value="14.106">
                <text:p>14.106</text:p>
              </table:table-cell>
              <table:table-cell office:value-type="float" office:value="15.00125">
                <text:p>15.00125</text:p>
              </table:table-cell>
              <table:table-cell office:value-type="float" office:value="15.83919">
                <text:p>15.83919</text:p>
              </table:table-cell>
              <table:table-cell office:value-type="float" office:value="16.83591">
                <text:p>16.83591</text:p>
              </table:table-cell>
              <table:table-cell office:value-type="float" office:value="24.53534">
                <text:p>24.53534</text:p>
              </table:table-cell>
              <table:table-cell office:value-type="float" office:value="16.40922">
                <text:p>16.40922</text:p>
              </table:table-cell>
              <table:table-cell office:value-type="float" office:value="16.24498">
                <text:p>16.24498</text:p>
              </table:table-cell>
              <table:table-cell office:value-type="float" office:value="16.05831">
                <text:p>16.05831</text:p>
              </table:table-cell>
              <table:table-cell office:value-type="float" office:value="17.56542">
                <text:p>17.56542</text:p>
              </table:table-cell>
              <table:table-cell office:value-type="float" office:value="16.22077">
                <text:p>16.22077</text:p>
              </table:table-cell>
              <table:table-cell office:value-type="float" office:value="31.93379">
                <text:p>31.93379</text:p>
              </table:table-cell>
              <table:table-cell office:value-type="float" office:value="30.80106">
                <text:p>30.80106</text:p>
              </table:table-cell>
              <table:table-cell office:value-type="float" office:value="16.27782">
                <text:p>16.27782</text:p>
              </table:table-cell>
              <table:table-cell office:value-type="float" office:value="14.73463">
                <text:p>14.734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74843">
                <text:p>18.74843</text:p>
              </table:table-cell>
              <table:table-cell office:value-type="float" office:value="14.93314">
                <text:p>14.93314</text:p>
              </table:table-cell>
              <table:table-cell office:value-type="float" office:value="21.18514">
                <text:p>21.18514</text:p>
              </table:table-cell>
              <table:table-cell office:value-type="float" office:value="15.83191">
                <text:p>15.83191</text:p>
              </table:table-cell>
              <table:table-cell office:value-type="float" office:value="18.47438">
                <text:p>18.47438</text:p>
              </table:table-cell>
              <table:table-cell office:value-type="float" office:value="13.90196">
                <text:p>13.90196</text:p>
              </table:table-cell>
              <table:table-cell office:value-type="float" office:value="13.68762">
                <text:p>13.68762</text:p>
              </table:table-cell>
              <table:table-cell office:value-type="float" office:value="14.57001">
                <text:p>14.57001</text:p>
              </table:table-cell>
              <table:table-cell office:value-type="float" office:value="15.40949">
                <text:p>15.40949</text:p>
              </table:table-cell>
              <table:table-cell office:value-type="float" office:value="16.38946">
                <text:p>16.38946</text:p>
              </table:table-cell>
              <table:table-cell office:value-type="float" office:value="23.94131">
                <text:p>23.94131</text:p>
              </table:table-cell>
              <table:table-cell office:value-type="float" office:value="15.95952">
                <text:p>15.95952</text:p>
              </table:table-cell>
              <table:table-cell office:value-type="float" office:value="15.79528">
                <text:p>15.79528</text:p>
              </table:table-cell>
              <table:table-cell office:value-type="float" office:value="15.61888">
                <text:p>15.61888</text:p>
              </table:table-cell>
              <table:table-cell office:value-type="float" office:value="17.10487">
                <text:p>17.10487</text:p>
              </table:table-cell>
              <table:table-cell office:value-type="float" office:value="15.91332">
                <text:p>15.91332</text:p>
              </table:table-cell>
              <table:table-cell office:value-type="float" office:value="31.24497">
                <text:p>31.24497</text:p>
              </table:table-cell>
              <table:table-cell office:value-type="float" office:value="30.14755">
                <text:p>30.14755</text:p>
              </table:table-cell>
              <table:table-cell office:value-type="float" office:value="15.97867">
                <text:p>15.97867</text:p>
              </table:table-cell>
              <table:table-cell office:value-type="float" office:value="14.28588">
                <text:p>14.285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30823">
                <text:p>18.30823</text:p>
              </table:table-cell>
              <table:table-cell office:value-type="float" office:value="14.48642">
                <text:p>14.48642</text:p>
              </table:table-cell>
              <table:table-cell office:value-type="float" office:value="20.63355">
                <text:p>20.63355</text:p>
              </table:table-cell>
              <table:table-cell office:value-type="float" office:value="15.40351">
                <text:p>15.40351</text:p>
              </table:table-cell>
              <table:table-cell office:value-type="float" office:value="18.00775">
                <text:p>18.00775</text:p>
              </table:table-cell>
              <table:table-cell office:value-type="float" office:value="13.44624">
                <text:p>13.44624</text:p>
              </table:table-cell>
              <table:table-cell office:value-type="float" office:value="13.35624">
                <text:p>13.35624</text:p>
              </table:table-cell>
              <table:table-cell office:value-type="float" office:value="14.23812">
                <text:p>14.23812</text:p>
              </table:table-cell>
              <table:table-cell office:value-type="float" office:value="15.08819">
                <text:p>15.08819</text:p>
              </table:table-cell>
              <table:table-cell office:value-type="float" office:value="16.0998">
                <text:p>16.0998</text:p>
              </table:table-cell>
              <table:table-cell office:value-type="float" office:value="23.54563">
                <text:p>23.54563</text:p>
              </table:table-cell>
              <table:table-cell office:value-type="float" office:value="15.65461">
                <text:p>15.65461</text:p>
              </table:table-cell>
              <table:table-cell office:value-type="float" office:value="15.49967">
                <text:p>15.49967</text:p>
              </table:table-cell>
              <table:table-cell office:value-type="float" office:value="15.31415">
                <text:p>15.31415</text:p>
              </table:table-cell>
              <table:table-cell office:value-type="float" office:value="16.823">
                <text:p>16.823</text:p>
              </table:table-cell>
              <table:table-cell office:value-type="float" office:value="15.58826">
                <text:p>15.58826</text:p>
              </table:table-cell>
              <table:table-cell office:value-type="float" office:value="30.58624">
                <text:p>30.58624</text:p>
              </table:table-cell>
              <table:table-cell office:value-type="float" office:value="29.39401">
                <text:p>29.39401</text:p>
              </table:table-cell>
              <table:table-cell office:value-type="float" office:value="15.52694">
                <text:p>15.52694</text:p>
              </table:table-cell>
              <table:table-cell office:value-type="float" office:value="13.98167">
                <text:p>13.98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97634">
                <text:p>17.97634</text:p>
              </table:table-cell>
              <table:table-cell office:value-type="float" office:value="14.17306">
                <text:p>14.17306</text:p>
              </table:table-cell>
              <table:table-cell office:value-type="float" office:value="20.26442">
                <text:p>20.26442</text:p>
              </table:table-cell>
              <table:table-cell office:value-type="float" office:value="15.07293">
                <text:p>15.07293</text:p>
              </table:table-cell>
              <table:table-cell office:value-type="float" office:value="17.69819">
                <text:p>17.69819</text:p>
              </table:table-cell>
              <table:table-cell office:value-type="float" office:value="13.14413">
                <text:p>13.14413</text:p>
              </table:table-cell>
              <table:table-cell office:value-type="float" office:value="12.92201">
                <text:p>12.92201</text:p>
              </table:table-cell>
              <table:table-cell office:value-type="float" office:value="13.81152">
                <text:p>13.81152</text:p>
              </table:table-cell>
              <table:table-cell office:value-type="float" office:value="14.65161">
                <text:p>14.65161</text:p>
              </table:table-cell>
              <table:table-cell office:value-type="float" office:value="15.64744">
                <text:p>15.64744</text:p>
              </table:table-cell>
              <table:table-cell office:value-type="float" office:value="22.94343">
                <text:p>22.94343</text:p>
              </table:table-cell>
              <table:table-cell office:value-type="float" office:value="15.20876">
                <text:p>15.20876</text:p>
              </table:table-cell>
              <table:table-cell office:value-type="float" office:value="15.04455">
                <text:p>15.04455</text:p>
              </table:table-cell>
              <table:table-cell office:value-type="float" office:value="14.85874">
                <text:p>14.85874</text:p>
              </table:table-cell>
              <table:table-cell office:value-type="float" office:value="16.37799">
                <text:p>16.37799</text:p>
              </table:table-cell>
              <table:table-cell office:value-type="float" office:value="15.15553">
                <text:p>15.15553</text:p>
              </table:table-cell>
              <table:table-cell office:value-type="float" office:value="29.87764">
                <text:p>29.87764</text:p>
              </table:table-cell>
              <table:table-cell office:value-type="float" office:value="28.72507">
                <text:p>28.72507</text:p>
              </table:table-cell>
              <table:table-cell office:value-type="float" office:value="15.22076">
                <text:p>15.22076</text:p>
              </table:table-cell>
              <table:table-cell office:value-type="float" office:value="13.52765">
                <text:p>13.52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53301">
                <text:p>17.53301</text:p>
              </table:table-cell>
              <table:table-cell office:value-type="float" office:value="13.7202">
                <text:p>13.7202</text:p>
              </table:table-cell>
              <table:table-cell office:value-type="float" office:value="19.71824">
                <text:p>19.71824</text:p>
              </table:table-cell>
              <table:table-cell office:value-type="float" office:value="14.6382">
                <text:p>14.6382</text:p>
              </table:table-cell>
              <table:table-cell office:value-type="float" office:value="17.23077">
                <text:p>17.23077</text:p>
              </table:table-cell>
              <table:table-cell office:value-type="float" office:value="12.68248">
                <text:p>12.68248</text:p>
              </table:table-cell>
              <table:table-cell office:value-type="float" office:value="12.5932">
                <text:p>12.5932</text:p>
              </table:table-cell>
              <table:table-cell office:value-type="float" office:value="13.47192">
                <text:p>13.47192</text:p>
              </table:table-cell>
              <table:table-cell office:value-type="float" office:value="14.31308">
                <text:p>14.31308</text:p>
              </table:table-cell>
              <table:table-cell office:value-type="float" office:value="15.34088">
                <text:p>15.34088</text:p>
              </table:table-cell>
              <table:table-cell office:value-type="float" office:value="22.54683">
                <text:p>22.54683</text:p>
              </table:table-cell>
              <table:table-cell office:value-type="float" office:value="14.89592">
                <text:p>14.89592</text:p>
              </table:table-cell>
              <table:table-cell office:value-type="float" office:value="14.74178">
                <text:p>14.74178</text:p>
              </table:table-cell>
              <table:table-cell office:value-type="float" office:value="14.55624">
                <text:p>14.55624</text:p>
              </table:table-cell>
              <table:table-cell office:value-type="float" office:value="16.08944">
                <text:p>16.08944</text:p>
              </table:table-cell>
              <table:table-cell office:value-type="float" office:value="14.82349">
                <text:p>14.82349</text:p>
              </table:table-cell>
              <table:table-cell office:value-type="float" office:value="29.20499">
                <text:p>29.20499</text:p>
              </table:table-cell>
              <table:table-cell office:value-type="float" office:value="27.97093">
                <text:p>27.97093</text:p>
              </table:table-cell>
              <table:table-cell office:value-type="float" office:value="14.76374">
                <text:p>14.76374</text:p>
              </table:table-cell>
              <table:table-cell office:value-type="float" office:value="13.21581">
                <text:p>13.21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1989">
                <text:p>17.1989</text:p>
              </table:table-cell>
              <table:table-cell office:value-type="float" office:value="13.40948">
                <text:p>13.40948</text:p>
              </table:table-cell>
              <table:table-cell office:value-type="float" office:value="19.35584">
                <text:p>19.35584</text:p>
              </table:table-cell>
              <table:table-cell office:value-type="float" office:value="14.30024">
                <text:p>14.30024</text:p>
              </table:table-cell>
              <table:table-cell office:value-type="float" office:value="16.92367">
                <text:p>16.92367</text:p>
              </table:table-cell>
              <table:table-cell office:value-type="float" office:value="12.37268">
                <text:p>12.37268</text:p>
              </table:table-cell>
              <table:table-cell office:value-type="float" office:value="12.15308">
                <text:p>12.15308</text:p>
              </table:table-cell>
              <table:table-cell office:value-type="float" office:value="13.03899">
                <text:p>13.03899</text:p>
              </table:table-cell>
              <table:table-cell office:value-type="float" office:value="13.88015">
                <text:p>13.88015</text:p>
              </table:table-cell>
              <table:table-cell office:value-type="float" office:value="14.89226">
                <text:p>14.89226</text:p>
              </table:table-cell>
              <table:table-cell office:value-type="float" office:value="21.94799">
                <text:p>21.94799</text:p>
              </table:table-cell>
              <table:table-cell office:value-type="float" office:value="14.44383">
                <text:p>14.44383</text:p>
              </table:table-cell>
              <table:table-cell office:value-type="float" office:value="14.27978">
                <text:p>14.27978</text:p>
              </table:table-cell>
              <table:table-cell office:value-type="float" office:value="14.09469">
                <text:p>14.09469</text:p>
              </table:table-cell>
              <table:table-cell office:value-type="float" office:value="15.63877">
                <text:p>15.63877</text:p>
              </table:table-cell>
              <table:table-cell office:value-type="float" office:value="14.38432">
                <text:p>14.38432</text:p>
              </table:table-cell>
              <table:table-cell office:value-type="float" office:value="28.48218">
                <text:p>28.48218</text:p>
              </table:table-cell>
              <table:table-cell office:value-type="float" office:value="27.29975">
                <text:p>27.29975</text:p>
              </table:table-cell>
              <table:table-cell office:value-type="float" office:value="14.4494">
                <text:p>14.4494</text:p>
              </table:table-cell>
              <table:table-cell office:value-type="float" office:value="12.75558">
                <text:p>12.75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76052">
                <text:p>16.76052</text:p>
              </table:table-cell>
              <table:table-cell office:value-type="float" office:value="13.06218">
                <text:p>13.06218</text:p>
              </table:table-cell>
              <table:table-cell office:value-type="float" office:value="18.80544">
                <text:p>18.80544</text:p>
              </table:table-cell>
              <table:table-cell office:value-type="float" office:value="13.86891">
                <text:p>13.86891</text:p>
              </table:table-cell>
              <table:table-cell office:value-type="float" office:value="16.47259">
                <text:p>16.47259</text:p>
              </table:table-cell>
              <table:table-cell office:value-type="float" office:value="11.91479">
                <text:p>11.91479</text:p>
              </table:table-cell>
              <table:table-cell office:value-type="float" office:value="11.81716">
                <text:p>11.81716</text:p>
              </table:table-cell>
              <table:table-cell office:value-type="float" office:value="12.70204">
                <text:p>12.70204</text:p>
              </table:table-cell>
              <table:table-cell office:value-type="float" office:value="13.54396">
                <text:p>13.54396</text:p>
              </table:table-cell>
              <table:table-cell office:value-type="float" office:value="14.57743">
                <text:p>14.57743</text:p>
              </table:table-cell>
              <table:table-cell office:value-type="float" office:value="21.54965">
                <text:p>21.54965</text:p>
              </table:table-cell>
              <table:table-cell office:value-type="float" office:value="14.13356">
                <text:p>14.13356</text:p>
              </table:table-cell>
              <table:table-cell office:value-type="float" office:value="13.9696">
                <text:p>13.9696</text:p>
              </table:table-cell>
              <table:table-cell office:value-type="float" office:value="13.78487">
                <text:p>13.78487</text:p>
              </table:table-cell>
              <table:table-cell office:value-type="float" office:value="15.34321">
                <text:p>15.34321</text:p>
              </table:table-cell>
              <table:table-cell office:value-type="float" office:value="14.04424">
                <text:p>14.04424</text:p>
              </table:table-cell>
              <table:table-cell office:value-type="float" office:value="27.79729">
                <text:p>27.79729</text:p>
              </table:table-cell>
              <table:table-cell office:value-type="float" office:value="26.54137">
                <text:p>26.54137</text:p>
              </table:table-cell>
              <table:table-cell office:value-type="float" office:value="13.985">
                <text:p>13.985</text:p>
              </table:table-cell>
              <table:table-cell office:value-type="float" office:value="12.44647">
                <text:p>12.44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44139">
                <text:p>16.44139</text:p>
              </table:table-cell>
              <table:table-cell office:value-type="float" office:value="12.62169">
                <text:p>12.62169</text:p>
              </table:table-cell>
              <table:table-cell office:value-type="float" office:value="18.44114">
                <text:p>18.44114</text:p>
              </table:table-cell>
              <table:table-cell office:value-type="float" office:value="13.52333">
                <text:p>13.52333</text:p>
              </table:table-cell>
              <table:table-cell office:value-type="float" office:value="16.18175">
                <text:p>16.18175</text:p>
              </table:table-cell>
              <table:table-cell office:value-type="float" office:value="11.59766">
                <text:p>11.59766</text:p>
              </table:table-cell>
              <table:table-cell office:value-type="float" office:value="11.38097">
                <text:p>11.38097</text:p>
              </table:table-cell>
              <table:table-cell office:value-type="float" office:value="12.26261">
                <text:p>12.26261</text:p>
              </table:table-cell>
              <table:table-cell office:value-type="float" office:value="13.1045">
                <text:p>13.1045</text:p>
              </table:table-cell>
              <table:table-cell office:value-type="float" office:value="14.11247">
                <text:p>14.11247</text:p>
              </table:table-cell>
              <table:table-cell office:value-type="float" office:value="20.95265">
                <text:p>20.95265</text:p>
              </table:table-cell>
              <table:table-cell office:value-type="float" office:value="13.66469">
                <text:p>13.66469</text:p>
              </table:table-cell>
              <table:table-cell office:value-type="float" office:value="13.50112">
                <text:p>13.50112</text:p>
              </table:table-cell>
              <table:table-cell office:value-type="float" office:value="13.32678">
                <text:p>13.32678</text:p>
              </table:table-cell>
              <table:table-cell office:value-type="float" office:value="14.88621">
                <text:p>14.88621</text:p>
              </table:table-cell>
              <table:table-cell office:value-type="float" office:value="13.60847">
                <text:p>13.60847</text:p>
              </table:table-cell>
              <table:table-cell office:value-type="float" office:value="27.068">
                <text:p>27.068</text:p>
              </table:table-cell>
              <table:table-cell office:value-type="float" office:value="25.85715">
                <text:p>25.85715</text:p>
              </table:table-cell>
              <table:table-cell office:value-type="float" office:value="13.67397">
                <text:p>13.67397</text:p>
              </table:table-cell>
              <table:table-cell office:value-type="float" office:value="11.96987">
                <text:p>11.969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03005">
                <text:p>16.03005</text:p>
              </table:table-cell>
              <table:table-cell office:value-type="float" office:value="12.27689">
                <text:p>12.27689</text:p>
              </table:table-cell>
              <table:table-cell office:value-type="float" office:value="17.90211">
                <text:p>17.90211</text:p>
              </table:table-cell>
              <table:table-cell office:value-type="float" office:value="13.07525">
                <text:p>13.07525</text:p>
              </table:table-cell>
              <table:table-cell office:value-type="float" office:value="15.73638">
                <text:p>15.73638</text:p>
              </table:table-cell>
              <table:table-cell office:value-type="float" office:value="11.12385">
                <text:p>11.12385</text:p>
              </table:table-cell>
              <table:table-cell office:value-type="float" office:value="11.03766">
                <text:p>11.03766</text:p>
              </table:table-cell>
              <table:table-cell office:value-type="float" office:value="11.91814">
                <text:p>11.91814</text:p>
              </table:table-cell>
              <table:table-cell office:value-type="float" office:value="12.7604">
                <text:p>12.7604</text:p>
              </table:table-cell>
              <table:table-cell office:value-type="float" office:value="13.80031">
                <text:p>13.80031</text:p>
              </table:table-cell>
              <table:table-cell office:value-type="float" office:value="20.55519">
                <text:p>20.55519</text:p>
              </table:table-cell>
              <table:table-cell office:value-type="float" office:value="13.34688">
                <text:p>13.34688</text:p>
              </table:table-cell>
              <table:table-cell office:value-type="float" office:value="13.19318">
                <text:p>13.19318</text:p>
              </table:table-cell>
              <table:table-cell office:value-type="float" office:value="13.00946">
                <text:p>13.00946</text:p>
              </table:table-cell>
              <table:table-cell office:value-type="float" office:value="14.58351">
                <text:p>14.58351</text:p>
              </table:table-cell>
              <table:table-cell office:value-type="float" office:value="13.26164">
                <text:p>13.26164</text:p>
              </table:table-cell>
              <table:table-cell office:value-type="float" office:value="26.36502">
                <text:p>26.36502</text:p>
              </table:table-cell>
              <table:table-cell office:value-type="float" office:value="25.10328">
                <text:p>25.10328</text:p>
              </table:table-cell>
              <table:table-cell office:value-type="float" office:value="13.20299">
                <text:p>13.20299</text:p>
              </table:table-cell>
              <table:table-cell office:value-type="float" office:value="11.66324">
                <text:p>11.663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71285">
                <text:p>15.71285</text:p>
              </table:table-cell>
              <table:table-cell office:value-type="float" office:value="11.82987">
                <text:p>11.82987</text:p>
              </table:table-cell>
              <table:table-cell office:value-type="float" office:value="17.53313">
                <text:p>17.53313</text:p>
              </table:table-cell>
              <table:table-cell office:value-type="float" office:value="12.73172">
                <text:p>12.73172</text:p>
              </table:table-cell>
              <table:table-cell office:value-type="float" office:value="15.44859">
                <text:p>15.44859</text:p>
              </table:table-cell>
              <table:table-cell office:value-type="float" office:value="10.80932">
                <text:p>10.80932</text:p>
              </table:table-cell>
              <table:table-cell office:value-type="float" office:value="10.59566">
                <text:p>10.59566</text:p>
              </table:table-cell>
              <table:table-cell office:value-type="float" office:value="11.47198">
                <text:p>11.47198</text:p>
              </table:table-cell>
              <table:table-cell office:value-type="float" office:value="12.31431">
                <text:p>12.31431</text:p>
              </table:table-cell>
              <table:table-cell office:value-type="float" office:value="13.33871">
                <text:p>13.33871</text:p>
              </table:table-cell>
              <table:table-cell office:value-type="float" office:value="19.96462">
                <text:p>19.96462</text:p>
              </table:table-cell>
              <table:table-cell office:value-type="float" office:value="12.88166">
                <text:p>12.88166</text:p>
              </table:table-cell>
              <table:table-cell office:value-type="float" office:value="12.71817">
                <text:p>12.71817</text:p>
              </table:table-cell>
              <table:table-cell office:value-type="float" office:value="12.54514">
                <text:p>12.54514</text:p>
              </table:table-cell>
              <table:table-cell office:value-type="float" office:value="14.13069">
                <text:p>14.13069</text:p>
              </table:table-cell>
              <table:table-cell office:value-type="float" office:value="12.81845">
                <text:p>12.81845</text:p>
              </table:table-cell>
              <table:table-cell office:value-type="float" office:value="25.63168">
                <text:p>25.63168</text:p>
              </table:table-cell>
              <table:table-cell office:value-type="float" office:value="24.41914">
                <text:p>24.41914</text:p>
              </table:table-cell>
              <table:table-cell office:value-type="float" office:value="12.88357">
                <text:p>12.88357</text:p>
              </table:table-cell>
              <table:table-cell office:value-type="float" office:value="11.18021">
                <text:p>11.18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28568">
                <text:p>15.28568</text:p>
              </table:table-cell>
              <table:table-cell office:value-type="float" office:value="11.48726">
                <text:p>11.48726</text:p>
              </table:table-cell>
              <table:table-cell office:value-type="float" office:value="16.99621">
                <text:p>16.99621</text:p>
              </table:table-cell>
              <table:table-cell office:value-type="float" office:value="12.28679">
                <text:p>12.28679</text:p>
              </table:table-cell>
              <table:table-cell office:value-type="float" office:value="14.99728">
                <text:p>14.99728</text:p>
              </table:table-cell>
              <table:table-cell office:value-type="float" office:value="10.46763">
                <text:p>10.46763</text:p>
              </table:table-cell>
              <table:table-cell office:value-type="float" office:value="10.24488">
                <text:p>10.24488</text:p>
              </table:table-cell>
              <table:table-cell office:value-type="float" office:value="11.11976">
                <text:p>11.11976</text:p>
              </table:table-cell>
              <table:table-cell office:value-type="float" office:value="11.96234">
                <text:p>11.96234</text:p>
              </table:table-cell>
              <table:table-cell office:value-type="float" office:value="13.01833">
                <text:p>13.01833</text:p>
              </table:table-cell>
              <table:table-cell office:value-type="float" office:value="19.56463">
                <text:p>19.56463</text:p>
              </table:table-cell>
              <table:table-cell office:value-type="float" office:value="12.55592">
                <text:p>12.55592</text:p>
              </table:table-cell>
              <table:table-cell office:value-type="float" office:value="12.40261">
                <text:p>12.40261</text:p>
              </table:table-cell>
              <table:table-cell office:value-type="float" office:value="12.23012">
                <text:p>12.23012</text:p>
              </table:table-cell>
              <table:table-cell office:value-type="float" office:value="13.82036">
                <text:p>13.82036</text:p>
              </table:table-cell>
              <table:table-cell office:value-type="float" office:value="12.4734">
                <text:p>12.4734</text:p>
              </table:table-cell>
              <table:table-cell office:value-type="float" office:value="24.97529">
                <text:p>24.97529</text:p>
              </table:table-cell>
              <table:table-cell office:value-type="float" office:value="23.65371">
                <text:p>23.65371</text:p>
              </table:table-cell>
              <table:table-cell office:value-type="float" office:value="12.40577">
                <text:p>12.40577</text:p>
              </table:table-cell>
              <table:table-cell office:value-type="float" office:value="10.86593">
                <text:p>10.86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96161">
                <text:p>14.96161</text:p>
              </table:table-cell>
              <table:table-cell office:value-type="float" office:value="11.04356">
                <text:p>11.04356</text:p>
              </table:table-cell>
              <table:table-cell office:value-type="float" office:value="16.65756">
                <text:p>16.65756</text:p>
              </table:table-cell>
              <table:table-cell office:value-type="float" office:value="11.93537">
                <text:p>11.93537</text:p>
              </table:table-cell>
              <table:table-cell office:value-type="float" office:value="14.6904">
                <text:p>14.6904</text:p>
              </table:table-cell>
              <table:table-cell office:value-type="float" office:value="10.0173">
                <text:p>10.0173</text:p>
              </table:table-cell>
              <table:table-cell office:value-type="float" office:value="9.79711">
                <text:p>9.79711</text:p>
              </table:table-cell>
              <table:table-cell office:value-type="float" office:value="10.66715">
                <text:p>10.66715</text:p>
              </table:table-cell>
              <table:table-cell office:value-type="float" office:value="11.50937">
                <text:p>11.50937</text:p>
              </table:table-cell>
              <table:table-cell office:value-type="float" office:value="12.55">
                <text:p>12.55</text:p>
              </table:table-cell>
              <table:table-cell office:value-type="float" office:value="18.97463">
                <text:p>18.97463</text:p>
              </table:table-cell>
              <table:table-cell office:value-type="float" office:value="12.08395">
                <text:p>12.08395</text:p>
              </table:table-cell>
              <table:table-cell office:value-type="float" office:value="11.9209">
                <text:p>11.9209</text:p>
              </table:table-cell>
              <table:table-cell office:value-type="float" office:value="11.74921">
                <text:p>11.74921</text:p>
              </table:table-cell>
              <table:table-cell office:value-type="float" office:value="13.36171">
                <text:p>13.36171</text:p>
              </table:table-cell>
              <table:table-cell office:value-type="float" office:value="12.02351">
                <text:p>12.02351</text:p>
              </table:table-cell>
              <table:table-cell office:value-type="float" office:value="24.37023">
                <text:p>24.37023</text:p>
              </table:table-cell>
              <table:table-cell office:value-type="float" office:value="22.96945">
                <text:p>22.96945</text:p>
              </table:table-cell>
              <table:table-cell office:value-type="float" office:value="12.08856">
                <text:p>12.08856</text:p>
              </table:table-cell>
              <table:table-cell office:value-type="float" office:value="10.38652">
                <text:p>10.386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52722">
                <text:p>14.52722</text:p>
              </table:table-cell>
              <table:table-cell office:value-type="float" office:value="10.69297">
                <text:p>10.69297</text:p>
              </table:table-cell>
              <table:table-cell office:value-type="float" office:value="16.15725">
                <text:p>16.15725</text:p>
              </table:table-cell>
              <table:table-cell office:value-type="float" office:value="11.48347">
                <text:p>11.48347</text:p>
              </table:table-cell>
              <table:table-cell office:value-type="float" office:value="14.24301">
                <text:p>14.24301</text:p>
              </table:table-cell>
              <table:table-cell office:value-type="float" office:value="9.67831">
                <text:p>9.67831</text:p>
              </table:table-cell>
              <table:table-cell office:value-type="float" office:value="9.44868">
                <text:p>9.44868</text:p>
              </table:table-cell>
              <table:table-cell office:value-type="float" office:value="10.31697">
                <text:p>10.31697</text:p>
              </table:table-cell>
              <table:table-cell office:value-type="float" office:value="11.15948">
                <text:p>11.15948</text:p>
              </table:table-cell>
              <table:table-cell office:value-type="float" office:value="12.23194">
                <text:p>12.23194</text:p>
              </table:table-cell>
              <table:table-cell office:value-type="float" office:value="18.5863">
                <text:p>18.5863</text:p>
              </table:table-cell>
              <table:table-cell office:value-type="float" office:value="11.76031">
                <text:p>11.76031</text:p>
              </table:table-cell>
              <table:table-cell office:value-type="float" office:value="11.59749">
                <text:p>11.59749</text:p>
              </table:table-cell>
              <table:table-cell office:value-type="float" office:value="11.43637">
                <text:p>11.43637</text:p>
              </table:table-cell>
              <table:table-cell office:value-type="float" office:value="13.04389">
                <text:p>13.04389</text:p>
              </table:table-cell>
              <table:table-cell office:value-type="float" office:value="11.67063">
                <text:p>11.67063</text:p>
              </table:table-cell>
              <table:table-cell office:value-type="float" office:value="23.81381">
                <text:p>23.81381</text:p>
              </table:table-cell>
              <table:table-cell office:value-type="float" office:value="22.21252">
                <text:p>22.21252</text:p>
              </table:table-cell>
              <table:table-cell office:value-type="float" office:value="11.60375">
                <text:p>11.60375</text:p>
              </table:table-cell>
              <table:table-cell office:value-type="float" office:value="10.06445">
                <text:p>10.064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19604">
                <text:p>14.19604</text:p>
              </table:table-cell>
              <table:table-cell office:value-type="float" office:value="10.23247">
                <text:p>10.23247</text:p>
              </table:table-cell>
              <table:table-cell office:value-type="float" office:value="15.83043">
                <text:p>15.83043</text:p>
              </table:table-cell>
              <table:table-cell office:value-type="float" office:value="11.13417">
                <text:p>11.13417</text:p>
              </table:table-cell>
              <table:table-cell office:value-type="float" office:value="13.92913">
                <text:p>13.92913</text:p>
              </table:table-cell>
              <table:table-cell office:value-type="float" office:value="9.22143">
                <text:p>9.22143</text:p>
              </table:table-cell>
              <table:table-cell office:value-type="float" office:value="9.00438">
                <text:p>9.00438</text:p>
              </table:table-cell>
              <table:table-cell office:value-type="float" office:value="9.86772">
                <text:p>9.86772</text:p>
              </table:table-cell>
              <table:table-cell office:value-type="float" office:value="10.69941">
                <text:p>10.69941</text:p>
              </table:table-cell>
              <table:table-cell office:value-type="float" office:value="11.74661">
                <text:p>11.74661</text:p>
              </table:table-cell>
              <table:table-cell office:value-type="float" office:value="18.00924">
                <text:p>18.00924</text:p>
              </table:table-cell>
              <table:table-cell office:value-type="float" office:value="11.28138">
                <text:p>11.28138</text:p>
              </table:table-cell>
              <table:table-cell office:value-type="float" office:value="11.11889">
                <text:p>11.11889</text:p>
              </table:table-cell>
              <table:table-cell office:value-type="float" office:value="10.94879">
                <text:p>10.94879</text:p>
              </table:table-cell>
              <table:table-cell office:value-type="float" office:value="12.57904">
                <text:p>12.57904</text:p>
              </table:table-cell>
              <table:table-cell office:value-type="float" office:value="11.21381">
                <text:p>11.21381</text:p>
              </table:table-cell>
              <table:table-cell office:value-type="float" office:value="23.35513">
                <text:p>23.35513</text:p>
              </table:table-cell>
              <table:table-cell office:value-type="float" office:value="21.53194">
                <text:p>21.53194</text:p>
              </table:table-cell>
              <table:table-cell office:value-type="float" office:value="11.2782">
                <text:p>11.2782</text:p>
              </table:table-cell>
              <table:table-cell office:value-type="float" office:value="9.58866">
                <text:p>9.588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75545">
                <text:p>13.75545</text:p>
              </table:table-cell>
              <table:table-cell office:value-type="float" office:value="9.88404">
                <text:p>9.88404</text:p>
              </table:table-cell>
              <table:table-cell office:value-type="float" office:value="15.32973">
                <text:p>15.32973</text:p>
              </table:table-cell>
              <table:table-cell office:value-type="float" office:value="10.67525">
                <text:p>10.67525</text:p>
              </table:table-cell>
              <table:table-cell office:value-type="float" office:value="13.46553">
                <text:p>13.46553</text:p>
              </table:table-cell>
              <table:table-cell office:value-type="float" office:value="8.79721">
                <text:p>8.79721</text:p>
              </table:table-cell>
              <table:table-cell office:value-type="float" office:value="8.64904">
                <text:p>8.64904</text:p>
              </table:table-cell>
              <table:table-cell office:value-type="float" office:value="9.50939">
                <text:p>9.50939</text:p>
              </table:table-cell>
              <table:table-cell office:value-type="float" office:value="10.35145">
                <text:p>10.35145</text:p>
              </table:table-cell>
              <table:table-cell office:value-type="float" office:value="11.43069">
                <text:p>11.43069</text:p>
              </table:table-cell>
              <table:table-cell office:value-type="float" office:value="17.62325">
                <text:p>17.62325</text:p>
              </table:table-cell>
              <table:table-cell office:value-type="float" office:value="10.95964">
                <text:p>10.95964</text:p>
              </table:table-cell>
              <table:table-cell office:value-type="float" office:value="10.79743">
                <text:p>10.79743</text:p>
              </table:table-cell>
              <table:table-cell office:value-type="float" office:value="10.62795">
                <text:p>10.62795</text:p>
              </table:table-cell>
              <table:table-cell office:value-type="float" office:value="12.26376">
                <text:p>12.26376</text:p>
              </table:table-cell>
              <table:table-cell office:value-type="float" office:value="10.86272">
                <text:p>10.86272</text:p>
              </table:table-cell>
              <table:table-cell office:value-type="float" office:value="22.89307">
                <text:p>22.89307</text:p>
              </table:table-cell>
              <table:table-cell office:value-type="float" office:value="20.77596">
                <text:p>20.77596</text:p>
              </table:table-cell>
              <table:table-cell office:value-type="float" office:value="10.92723">
                <text:p>10.92723</text:p>
              </table:table-cell>
              <table:table-cell office:value-type="float" office:value="9.26917">
                <text:p>9.269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4261">
                <text:p>13.4261</text:p>
              </table:table-cell>
              <table:table-cell office:value-type="float" office:value="9.3873">
                <text:p>9.3873</text:p>
              </table:table-cell>
              <table:table-cell office:value-type="float" office:value="14.99129">
                <text:p>14.99129</text:p>
              </table:table-cell>
              <table:table-cell office:value-type="float" office:value="10.25153">
                <text:p>10.25153</text:p>
              </table:table-cell>
              <table:table-cell office:value-type="float" office:value="13.15427">
                <text:p>13.15427</text:p>
              </table:table-cell>
              <table:table-cell office:value-type="float" office:value="8.215">
                <text:p>8.215</text:p>
              </table:table-cell>
              <table:table-cell office:value-type="float" office:value="8.1988">
                <text:p>8.1988</text:p>
              </table:table-cell>
              <table:table-cell office:value-type="float" office:value="8.90903">
                <text:p>8.90903</text:p>
              </table:table-cell>
              <table:table-cell office:value-type="float" office:value="9.8553">
                <text:p>9.8553</text:p>
              </table:table-cell>
              <table:table-cell office:value-type="float" office:value="10.94817">
                <text:p>10.94817</text:p>
              </table:table-cell>
              <table:table-cell office:value-type="float" office:value="17.05278">
                <text:p>17.05278</text:p>
              </table:table-cell>
              <table:table-cell office:value-type="float" office:value="10.47367">
                <text:p>10.47367</text:p>
              </table:table-cell>
              <table:table-cell office:value-type="float" office:value="10.31196">
                <text:p>10.31196</text:p>
              </table:table-cell>
              <table:table-cell office:value-type="float" office:value="10.15356">
                <text:p>10.15356</text:p>
              </table:table-cell>
              <table:table-cell office:value-type="float" office:value="11.78256">
                <text:p>11.78256</text:p>
              </table:table-cell>
              <table:table-cell office:value-type="float" office:value="10.39858">
                <text:p>10.39858</text:p>
              </table:table-cell>
              <table:table-cell office:value-type="float" office:value="22.54871">
                <text:p>22.54871</text:p>
              </table:table-cell>
              <table:table-cell office:value-type="float" office:value="20.10244">
                <text:p>20.10244</text:p>
              </table:table-cell>
              <table:table-cell office:value-type="float" office:value="10.46268">
                <text:p>10.46268</text:p>
              </table:table-cell>
              <table:table-cell office:value-type="float" office:value="8.63065">
                <text:p>8.630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9798">
                <text:p>12.9798</text:p>
              </table:table-cell>
              <table:table-cell office:value-type="float" office:value="8.84285">
                <text:p>8.84285</text:p>
              </table:table-cell>
              <table:table-cell office:value-type="float" office:value="14.49966">
                <text:p>14.49966</text:p>
              </table:table-cell>
              <table:table-cell office:value-type="float" office:value="9.65907">
                <text:p>9.65907</text:p>
              </table:table-cell>
              <table:table-cell office:value-type="float" office:value="12.69411">
                <text:p>12.69411</text:p>
              </table:table-cell>
              <table:table-cell office:value-type="float" office:value="7.73694">
                <text:p>7.73694</text:p>
              </table:table-cell>
              <table:table-cell office:value-type="float" office:value="7.84514">
                <text:p>7.84514</text:p>
              </table:table-cell>
              <table:table-cell office:value-type="float" office:value="8.40404">
                <text:p>8.40404</text:p>
              </table:table-cell>
              <table:table-cell office:value-type="float" office:value="9.39223">
                <text:p>9.39223</text:p>
              </table:table-cell>
              <table:table-cell office:value-type="float" office:value="10.62413">
                <text:p>10.62413</text:p>
              </table:table-cell>
              <table:table-cell office:value-type="float" office:value="16.69664">
                <text:p>16.69664</text:p>
              </table:table-cell>
              <table:table-cell office:value-type="float" office:value="10.06805">
                <text:p>10.06805</text:p>
              </table:table-cell>
              <table:table-cell office:value-type="float" office:value="9.88115">
                <text:p>9.88115</text:p>
              </table:table-cell>
              <table:table-cell office:value-type="float" office:value="9.71236">
                <text:p>9.71236</text:p>
              </table:table-cell>
              <table:table-cell office:value-type="float" office:value="11.47006">
                <text:p>11.47006</text:p>
              </table:table-cell>
              <table:table-cell office:value-type="float" office:value="9.97685">
                <text:p>9.97685</text:p>
              </table:table-cell>
              <table:table-cell office:value-type="float" office:value="22.11147">
                <text:p>22.11147</text:p>
              </table:table-cell>
              <table:table-cell office:value-type="float" office:value="19.36511">
                <text:p>19.36511</text:p>
              </table:table-cell>
              <table:table-cell office:value-type="float" office:value="10.04117">
                <text:p>10.04117</text:p>
              </table:table-cell>
              <table:table-cell office:value-type="float" office:value="8.20288">
                <text:p>8.202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64224">
                <text:p>12.64224</text:p>
              </table:table-cell>
              <table:table-cell office:value-type="float" office:value="8.29575">
                <text:p>8.29575</text:p>
              </table:table-cell>
              <table:table-cell office:value-type="float" office:value="14.16838">
                <text:p>14.16838</text:p>
              </table:table-cell>
              <table:table-cell office:value-type="float" office:value="9.18139">
                <text:p>9.18139</text:p>
              </table:table-cell>
              <table:table-cell office:value-type="float" office:value="12.37483">
                <text:p>12.37483</text:p>
              </table:table-cell>
              <table:table-cell office:value-type="float" office:value="7.24084">
                <text:p>7.24084</text:p>
              </table:table-cell>
              <table:table-cell office:value-type="float" office:value="7.39892">
                <text:p>7.39892</text:p>
              </table:table-cell>
              <table:table-cell office:value-type="float" office:value="7.8854">
                <text:p>7.8854</text:p>
              </table:table-cell>
              <table:table-cell office:value-type="float" office:value="8.76448">
                <text:p>8.76448</text:p>
              </table:table-cell>
              <table:table-cell office:value-type="float" office:value="10.09756">
                <text:p>10.09756</text:p>
              </table:table-cell>
              <table:table-cell office:value-type="float" office:value="16.15388">
                <text:p>16.15388</text:p>
              </table:table-cell>
              <table:table-cell office:value-type="float" office:value="9.40868">
                <text:p>9.40868</text:p>
              </table:table-cell>
              <table:table-cell office:value-type="float" office:value="9.22396">
                <text:p>9.22396</text:p>
              </table:table-cell>
              <table:table-cell office:value-type="float" office:value="9.0547">
                <text:p>9.0547</text:p>
              </table:table-cell>
              <table:table-cell office:value-type="float" office:value="11.11938">
                <text:p>11.11938</text:p>
              </table:table-cell>
              <table:table-cell office:value-type="float" office:value="9.38387">
                <text:p>9.38387</text:p>
              </table:table-cell>
              <table:table-cell office:value-type="float" office:value="21.76484">
                <text:p>21.76484</text:p>
              </table:table-cell>
              <table:table-cell office:value-type="float" office:value="18.70005">
                <text:p>18.70005</text:p>
              </table:table-cell>
              <table:table-cell office:value-type="float" office:value="9.45841">
                <text:p>9.45841</text:p>
              </table:table-cell>
              <table:table-cell office:value-type="float" office:value="7.61679">
                <text:p>7.616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18924">
                <text:p>12.18924</text:p>
              </table:table-cell>
              <table:table-cell office:value-type="float" office:value="7.88763">
                <text:p>7.88763</text:p>
              </table:table-cell>
              <table:table-cell office:value-type="float" office:value="13.67072">
                <text:p>13.67072</text:p>
              </table:table-cell>
              <table:table-cell office:value-type="float" office:value="8.68076">
                <text:p>8.68076</text:p>
              </table:table-cell>
              <table:table-cell office:value-type="float" office:value="11.90803">
                <text:p>11.90803</text:p>
              </table:table-cell>
              <table:table-cell office:value-type="float" office:value="6.72816">
                <text:p>6.72816</text:p>
              </table:table-cell>
              <table:table-cell office:value-type="float" office:value="6.94466">
                <text:p>6.94466</text:p>
              </table:table-cell>
              <table:table-cell office:value-type="float" office:value="7.51073">
                <text:p>7.51073</text:p>
              </table:table-cell>
              <table:table-cell office:value-type="float" office:value="8.3921">
                <text:p>8.3921</text:p>
              </table:table-cell>
              <table:table-cell office:value-type="float" office:value="9.63826">
                <text:p>9.63826</text:p>
              </table:table-cell>
              <table:table-cell office:value-type="float" office:value="15.79907">
                <text:p>15.79907</text:p>
              </table:table-cell>
              <table:table-cell office:value-type="float" office:value="9.00746">
                <text:p>9.00746</text:p>
              </table:table-cell>
              <table:table-cell office:value-type="float" office:value="8.83267">
                <text:p>8.83267</text:p>
              </table:table-cell>
              <table:table-cell office:value-type="float" office:value="8.67378">
                <text:p>8.67378</text:p>
              </table:table-cell>
              <table:table-cell office:value-type="float" office:value="10.67183">
                <text:p>10.67183</text:p>
              </table:table-cell>
              <table:table-cell office:value-type="float" office:value="8.91867">
                <text:p>8.91867</text:p>
              </table:table-cell>
              <table:table-cell office:value-type="float" office:value="21.3216">
                <text:p>21.3216</text:p>
              </table:table-cell>
              <table:table-cell office:value-type="float" office:value="17.97325">
                <text:p>17.97325</text:p>
              </table:table-cell>
              <table:table-cell office:value-type="float" office:value="8.98362">
                <text:p>8.98362</text:p>
              </table:table-cell>
              <table:table-cell office:value-type="float" office:value="7.27288">
                <text:p>7.272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84414">
                <text:p>11.84414</text:p>
              </table:table-cell>
              <table:table-cell office:value-type="float" office:value="7.41925">
                <text:p>7.41925</text:p>
              </table:table-cell>
              <table:table-cell office:value-type="float" office:value="13.32649">
                <text:p>13.32649</text:p>
              </table:table-cell>
              <table:table-cell office:value-type="float" office:value="8.31743">
                <text:p>8.31743</text:p>
              </table:table-cell>
              <table:table-cell office:value-type="float" office:value="11.59149">
                <text:p>11.59149</text:p>
              </table:table-cell>
              <table:table-cell office:value-type="float" office:value="6.15542">
                <text:p>6.15542</text:p>
              </table:table-cell>
              <table:table-cell office:value-type="float" office:value="6.25656">
                <text:p>6.25656</text:p>
              </table:table-cell>
              <table:table-cell office:value-type="float" office:value="7.04613">
                <text:p>7.04613</text:p>
              </table:table-cell>
              <table:table-cell office:value-type="float" office:value="7.87845">
                <text:p>7.87845</text:p>
              </table:table-cell>
              <table:table-cell office:value-type="float" office:value="9.02195">
                <text:p>9.02195</text:p>
              </table:table-cell>
              <table:table-cell office:value-type="float" office:value="15.25576">
                <text:p>15.25576</text:p>
              </table:table-cell>
              <table:table-cell office:value-type="float" office:value="8.4762">
                <text:p>8.4762</text:p>
              </table:table-cell>
              <table:table-cell office:value-type="float" office:value="8.31321">
                <text:p>8.31321</text:p>
              </table:table-cell>
              <table:table-cell office:value-type="float" office:value="8.1461">
                <text:p>8.1461</text:p>
              </table:table-cell>
              <table:table-cell office:value-type="float" office:value="10.3233">
                <text:p>10.3233</text:p>
              </table:table-cell>
              <table:table-cell office:value-type="float" office:value="8.40344">
                <text:p>8.40344</text:p>
              </table:table-cell>
              <table:table-cell office:value-type="float" office:value="20.97752">
                <text:p>20.97752</text:p>
              </table:table-cell>
              <table:table-cell office:value-type="float" office:value="17.33048">
                <text:p>17.33048</text:p>
              </table:table-cell>
              <table:table-cell office:value-type="float" office:value="8.47804">
                <text:p>8.47804</text:p>
              </table:table-cell>
              <table:table-cell office:value-type="float" office:value="6.72961">
                <text:p>6.729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39417">
                <text:p>11.39417</text:p>
              </table:table-cell>
              <table:table-cell office:value-type="float" office:value="7.06154">
                <text:p>7.06154</text:p>
              </table:table-cell>
              <table:table-cell office:value-type="float" office:value="12.81719">
                <text:p>12.81719</text:p>
              </table:table-cell>
              <table:table-cell office:value-type="float" office:value="7.84236">
                <text:p>7.84236</text:p>
              </table:table-cell>
              <table:table-cell office:value-type="float" office:value="11.11755">
                <text:p>11.11755</text:p>
              </table:table-cell>
              <table:table-cell office:value-type="float" office:value="5.69553">
                <text:p>5.69553</text:p>
              </table:table-cell>
              <table:table-cell office:value-type="float" office:value="5.64704">
                <text:p>5.64704</text:p>
              </table:table-cell>
              <table:table-cell office:value-type="float" office:value="6.50782">
                <text:p>6.50782</text:p>
              </table:table-cell>
              <table:table-cell office:value-type="float" office:value="7.54962">
                <text:p>7.54962</text:p>
              </table:table-cell>
              <table:table-cell office:value-type="float" office:value="8.64775">
                <text:p>8.64775</text:p>
              </table:table-cell>
              <table:table-cell office:value-type="float" office:value="14.90221">
                <text:p>14.90221</text:p>
              </table:table-cell>
              <table:table-cell office:value-type="float" office:value="8.14551">
                <text:p>8.14551</text:p>
              </table:table-cell>
              <table:table-cell office:value-type="float" office:value="7.98371">
                <text:p>7.98371</text:p>
              </table:table-cell>
              <table:table-cell office:value-type="float" office:value="7.81808">
                <text:p>7.81808</text:p>
              </table:table-cell>
              <table:table-cell office:value-type="float" office:value="9.87011">
                <text:p>9.87011</text:p>
              </table:table-cell>
              <table:table-cell office:value-type="float" office:value="8.0377">
                <text:p>8.0377</text:p>
              </table:table-cell>
              <table:table-cell office:value-type="float" office:value="20.53206">
                <text:p>20.53206</text:p>
              </table:table-cell>
              <table:table-cell office:value-type="float" office:value="16.62706">
                <text:p>16.62706</text:p>
              </table:table-cell>
              <table:table-cell office:value-type="float" office:value="8.11229">
                <text:p>8.11229</text:p>
              </table:table-cell>
              <table:table-cell office:value-type="float" office:value="6.26285">
                <text:p>6.26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04128">
                <text:p>11.04128</text:p>
              </table:table-cell>
              <table:table-cell office:value-type="float" office:value="6.5883">
                <text:p>6.5883</text:p>
              </table:table-cell>
              <table:table-cell office:value-type="float" office:value="12.46283">
                <text:p>12.46283</text:p>
              </table:table-cell>
              <table:table-cell office:value-type="float" office:value="7.40448">
                <text:p>7.40448</text:p>
              </table:table-cell>
              <table:table-cell office:value-type="float" office:value="10.79284">
                <text:p>10.79284</text:p>
              </table:table-cell>
              <table:table-cell office:value-type="float" office:value="5.22367">
                <text:p>5.22367</text:p>
              </table:table-cell>
              <table:table-cell office:value-type="float" office:value="5.06215">
                <text:p>5.06215</text:p>
              </table:table-cell>
              <table:table-cell office:value-type="float" office:value="5.93553">
                <text:p>5.93553</text:p>
              </table:table-cell>
              <table:table-cell office:value-type="float" office:value="7.00508">
                <text:p>7.00508</text:p>
              </table:table-cell>
              <table:table-cell office:value-type="float" office:value="8.13773">
                <text:p>8.13773</text:p>
              </table:table-cell>
              <table:table-cell office:value-type="float" office:value="14.36703">
                <text:p>14.36703</text:p>
              </table:table-cell>
              <table:table-cell office:value-type="float" office:value="7.64155">
                <text:p>7.64155</text:p>
              </table:table-cell>
              <table:table-cell office:value-type="float" office:value="7.57423">
                <text:p>7.57423</text:p>
              </table:table-cell>
              <table:table-cell office:value-type="float" office:value="7.11578">
                <text:p>7.11578</text:p>
              </table:table-cell>
              <table:table-cell office:value-type="float" office:value="9.51446">
                <text:p>9.51446</text:p>
              </table:table-cell>
              <table:table-cell office:value-type="float" office:value="7.56521">
                <text:p>7.56521</text:p>
              </table:table-cell>
              <table:table-cell office:value-type="float" office:value="20.18253">
                <text:p>20.18253</text:p>
              </table:table-cell>
              <table:table-cell office:value-type="float" office:value="16.0007">
                <text:p>16.0007</text:p>
              </table:table-cell>
              <table:table-cell office:value-type="float" office:value="7.62907">
                <text:p>7.62907</text:p>
              </table:table-cell>
              <table:table-cell office:value-type="float" office:value="5.62645">
                <text:p>5.626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58389">
                <text:p>10.58389</text:p>
              </table:table-cell>
              <table:table-cell office:value-type="float" office:value="6.23236">
                <text:p>6.23236</text:p>
              </table:table-cell>
              <table:table-cell office:value-type="float" office:value="11.94258">
                <text:p>11.94258</text:p>
              </table:table-cell>
              <table:table-cell office:value-type="float" office:value="6.8006">
                <text:p>6.8006</text:p>
              </table:table-cell>
              <table:table-cell office:value-type="float" office:value="10.31217">
                <text:p>10.31217</text:p>
              </table:table-cell>
              <table:table-cell office:value-type="float" office:value="4.86316">
                <text:p>4.86316</text:p>
              </table:table-cell>
              <table:table-cell office:value-type="float" office:value="4.59231">
                <text:p>4.59231</text:p>
              </table:table-cell>
              <table:table-cell office:value-type="float" office:value="5.4909">
                <text:p>5.4909</text:p>
              </table:table-cell>
              <table:table-cell office:value-type="float" office:value="6.52768">
                <text:p>6.52768</text:p>
              </table:table-cell>
              <table:table-cell office:value-type="float" office:value="7.79365">
                <text:p>7.79365</text:p>
              </table:table-cell>
              <table:table-cell office:value-type="float" office:value="14.01429">
                <text:p>14.01429</text:p>
              </table:table-cell>
              <table:table-cell office:value-type="float" office:value="7.223">
                <text:p>7.223</text:p>
              </table:table-cell>
              <table:table-cell office:value-type="float" office:value="6.97107">
                <text:p>6.97107</text:p>
              </table:table-cell>
              <table:table-cell office:value-type="float" office:value="6.68775">
                <text:p>6.68775</text:p>
              </table:table-cell>
              <table:table-cell office:value-type="float" office:value="9.06372">
                <text:p>9.06372</text:p>
              </table:table-cell>
              <table:table-cell office:value-type="float" office:value="7.20393">
                <text:p>7.20393</text:p>
              </table:table-cell>
              <table:table-cell office:value-type="float" office:value="19.74075">
                <text:p>19.74075</text:p>
              </table:table-cell>
              <table:table-cell office:value-type="float" office:value="15.31572">
                <text:p>15.31572</text:p>
              </table:table-cell>
              <table:table-cell office:value-type="float" office:value="7.26786">
                <text:p>7.26786</text:p>
              </table:table-cell>
              <table:table-cell office:value-type="float" office:value="5.25975">
                <text:p>5.259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3302">
                <text:p>10.23302</text:p>
              </table:table-cell>
              <table:table-cell office:value-type="float" office:value="5.75173">
                <text:p>5.75173</text:p>
              </table:table-cell>
              <table:table-cell office:value-type="float" office:value="11.58837">
                <text:p>11.58837</text:p>
              </table:table-cell>
              <table:table-cell office:value-type="float" office:value="6.31158">
                <text:p>6.31158</text:p>
              </table:table-cell>
              <table:table-cell office:value-type="float" office:value="9.9894">
                <text:p>9.9894</text:p>
              </table:table-cell>
              <table:table-cell office:value-type="float" office:value="4.40408">
                <text:p>4.40408</text:p>
              </table:table-cell>
              <table:table-cell office:value-type="float" office:value="3.96184">
                <text:p>3.96184</text:p>
              </table:table-cell>
              <table:table-cell office:value-type="float" office:value="5.01405">
                <text:p>5.01405</text:p>
              </table:table-cell>
              <table:table-cell office:value-type="float" office:value="5.88983">
                <text:p>5.88983</text:p>
              </table:table-cell>
              <table:table-cell office:value-type="float" office:value="7.29298">
                <text:p>7.29298</text:p>
              </table:table-cell>
              <table:table-cell office:value-type="float" office:value="13.4862">
                <text:p>13.4862</text:p>
              </table:table-cell>
              <table:table-cell office:value-type="float" office:value="6.55152">
                <text:p>6.55152</text:p>
              </table:table-cell>
              <table:table-cell office:value-type="float" office:value="6.46813">
                <text:p>6.46813</text:p>
              </table:table-cell>
              <table:table-cell office:value-type="float" office:value="6.12544">
                <text:p>6.12544</text:p>
              </table:table-cell>
              <table:table-cell office:value-type="float" office:value="8.7096">
                <text:p>8.7096</text:p>
              </table:table-cell>
              <table:table-cell office:value-type="float" office:value="6.72248">
                <text:p>6.72248</text:p>
              </table:table-cell>
              <table:table-cell office:value-type="float" office:value="19.39543">
                <text:p>19.39543</text:p>
              </table:table-cell>
              <table:table-cell office:value-type="float" office:value="14.72281">
                <text:p>14.72281</text:p>
              </table:table-cell>
              <table:table-cell office:value-type="float" office:value="6.78587">
                <text:p>6.78587</text:p>
              </table:table-cell>
              <table:table-cell office:value-type="float" office:value="4.75638">
                <text:p>4.756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7295">
                <text:p>9.67295</text:p>
              </table:table-cell>
              <table:table-cell office:value-type="float" office:value="5.39778">
                <text:p>5.39778</text:p>
              </table:table-cell>
              <table:table-cell office:value-type="float" office:value="11.05813">
                <text:p>11.05813</text:p>
              </table:table-cell>
              <table:table-cell office:value-type="float" office:value="5.80672">
                <text:p>5.80672</text:p>
              </table:table-cell>
              <table:table-cell office:value-type="float" office:value="9.36504">
                <text:p>9.36504</text:p>
              </table:table-cell>
              <table:table-cell office:value-type="float" office:value="3.83495">
                <text:p>3.83495</text:p>
              </table:table-cell>
              <table:table-cell office:value-type="float" office:value="3.41525">
                <text:p>3.41525</text:p>
              </table:table-cell>
              <table:table-cell office:value-type="float" office:value="4.65126">
                <text:p>4.65126</text:p>
              </table:table-cell>
              <table:table-cell office:value-type="float" office:value="5.51085">
                <text:p>5.51085</text:p>
              </table:table-cell>
              <table:table-cell office:value-type="float" office:value="6.9494">
                <text:p>6.9494</text:p>
              </table:table-cell>
              <table:table-cell office:value-type="float" office:value="13.13972">
                <text:p>13.13972</text:p>
              </table:table-cell>
              <table:table-cell office:value-type="float" office:value="6.1423">
                <text:p>6.1423</text:p>
              </table:table-cell>
              <table:table-cell office:value-type="float" office:value="5.95548">
                <text:p>5.95548</text:p>
              </table:table-cell>
              <table:table-cell office:value-type="float" office:value="5.79853">
                <text:p>5.79853</text:p>
              </table:table-cell>
              <table:table-cell office:value-type="float" office:value="8.01988">
                <text:p>8.01988</text:p>
              </table:table-cell>
              <table:table-cell office:value-type="float" office:value="6.20584">
                <text:p>6.20584</text:p>
              </table:table-cell>
              <table:table-cell office:value-type="float" office:value="18.95065">
                <text:p>18.95065</text:p>
              </table:table-cell>
              <table:table-cell office:value-type="float" office:value="14.07611">
                <text:p>14.07611</text:p>
              </table:table-cell>
              <table:table-cell office:value-type="float" office:value="6.3742">
                <text:p>6.3742</text:p>
              </table:table-cell>
              <table:table-cell office:value-type="float" office:value="4.42614">
                <text:p>4.426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15831">
                <text:p>9.15831</text:p>
              </table:table-cell>
              <table:table-cell office:value-type="float" office:value="4.92349">
                <text:p>4.92349</text:p>
              </table:table-cell>
              <table:table-cell office:value-type="float" office:value="10.70737">
                <text:p>10.70737</text:p>
              </table:table-cell>
              <table:table-cell office:value-type="float" office:value="5.43801">
                <text:p>5.43801</text:p>
              </table:table-cell>
              <table:table-cell office:value-type="float" office:value="8.93011">
                <text:p>8.93011</text:p>
              </table:table-cell>
              <table:table-cell office:value-type="float" office:value="3.27882">
                <text:p>3.27882</text:p>
              </table:table-cell>
              <table:table-cell office:value-type="float" office:value="2.85524">
                <text:p>2.85524</text:p>
              </table:table-cell>
              <table:table-cell office:value-type="float" office:value="4.14578">
                <text:p>4.14578</text:p>
              </table:table-cell>
              <table:table-cell office:value-type="float" office:value="5.00302">
                <text:p>5.00302</text:p>
              </table:table-cell>
              <table:table-cell office:value-type="float" office:value="6.43931">
                <text:p>6.43931</text:p>
              </table:table-cell>
              <table:table-cell office:value-type="float" office:value="12.61028">
                <text:p>12.61028</text:p>
              </table:table-cell>
              <table:table-cell office:value-type="float" office:value="5.60652">
                <text:p>5.60652</text:p>
              </table:table-cell>
              <table:table-cell office:value-type="float" office:value="5.58236">
                <text:p>5.58236</text:p>
              </table:table-cell>
              <table:table-cell office:value-type="float" office:value="5.29571">
                <text:p>5.29571</text:p>
              </table:table-cell>
              <table:table-cell office:value-type="float" office:value="7.37453">
                <text:p>7.37453</text:p>
              </table:table-cell>
              <table:table-cell office:value-type="float" office:value="5.618">
                <text:p>5.618</text:p>
              </table:table-cell>
              <table:table-cell office:value-type="float" office:value="18.60922">
                <text:p>18.60922</text:p>
              </table:table-cell>
              <table:table-cell office:value-type="float" office:value="13.50365">
                <text:p>13.50365</text:p>
              </table:table-cell>
              <table:table-cell office:value-type="float" office:value="5.75739">
                <text:p>5.75739</text:p>
              </table:table-cell>
              <table:table-cell office:value-type="float" office:value="3.7767">
                <text:p>3.77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63447">
                <text:p>8.63447</text:p>
              </table:table-cell>
              <table:table-cell office:value-type="float" office:value="4.52068">
                <text:p>4.52068</text:p>
              </table:table-cell>
              <table:table-cell office:value-type="float" office:value="10.15507">
                <text:p>10.15507</text:p>
              </table:table-cell>
              <table:table-cell office:value-type="float" office:value="4.96807">
                <text:p>4.96807</text:p>
              </table:table-cell>
              <table:table-cell office:value-type="float" office:value="8.35287">
                <text:p>8.35287</text:p>
              </table:table-cell>
              <table:table-cell office:value-type="float" office:value="2.72838">
                <text:p>2.72838</text:p>
              </table:table-cell>
              <table:table-cell office:value-type="float" office:value="2.30666">
                <text:p>2.30666</text:p>
              </table:table-cell>
              <table:table-cell office:value-type="float" office:value="3.58809">
                <text:p>3.58809</text:p>
              </table:table-cell>
              <table:table-cell office:value-type="float" office:value="4.66839">
                <text:p>4.66839</text:p>
              </table:table-cell>
              <table:table-cell office:value-type="float" office:value="5.99425">
                <text:p>5.99425</text:p>
              </table:table-cell>
              <table:table-cell office:value-type="float" office:value="12.26661">
                <text:p>12.26661</text:p>
              </table:table-cell>
              <table:table-cell office:value-type="float" office:value="5.26956">
                <text:p>5.26956</text:p>
              </table:table-cell>
              <table:table-cell office:value-type="float" office:value="5.11503">
                <text:p>5.11503</text:p>
              </table:table-cell>
              <table:table-cell office:value-type="float" office:value="4.97411">
                <text:p>4.97411</text:p>
              </table:table-cell>
              <table:table-cell office:value-type="float" office:value="6.77439">
                <text:p>6.77439</text:p>
              </table:table-cell>
              <table:table-cell office:value-type="float" office:value="5.15826">
                <text:p>5.15826</text:p>
              </table:table-cell>
              <table:table-cell office:value-type="float" office:value="18.19173">
                <text:p>18.19173</text:p>
              </table:table-cell>
              <table:table-cell office:value-type="float" office:value="12.89778">
                <text:p>12.89778</text:p>
              </table:table-cell>
              <table:table-cell office:value-type="float" office:value="5.25396">
                <text:p>5.25396</text:p>
              </table:table-cell>
              <table:table-cell office:value-type="float" office:value="3.33674">
                <text:p>3.336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24819">
                <text:p>8.24819</text:p>
              </table:table-cell>
              <table:table-cell office:value-type="float" office:value="3.91673">
                <text:p>3.91673</text:p>
              </table:table-cell>
              <table:table-cell office:value-type="float" office:value="9.75074">
                <text:p>9.75074</text:p>
              </table:table-cell>
              <table:table-cell office:value-type="float" office:value="4.45553">
                <text:p>4.45553</text:p>
              </table:table-cell>
              <table:table-cell office:value-type="float" office:value="8.00518">
                <text:p>8.00518</text:p>
              </table:table-cell>
              <table:table-cell office:value-type="float" office:value="2.13084">
                <text:p>2.13084</text:p>
              </table:table-cell>
              <table:table-cell office:value-type="float" office:value="1.71164">
                <text:p>1.71164</text:p>
              </table:table-cell>
              <table:table-cell office:value-type="float" office:value="3.01629">
                <text:p>3.01629</text:p>
              </table:table-cell>
              <table:table-cell office:value-type="float" office:value="4.01353">
                <text:p>4.01353</text:p>
              </table:table-cell>
              <table:table-cell office:value-type="float" office:value="5.46423">
                <text:p>5.46423</text:p>
              </table:table-cell>
              <table:table-cell office:value-type="float" office:value="11.73828">
                <text:p>11.73828</text:p>
              </table:table-cell>
              <table:table-cell office:value-type="float" office:value="4.72337">
                <text:p>4.72337</text:p>
              </table:table-cell>
              <table:table-cell office:value-type="float" office:value="4.60213">
                <text:p>4.60213</text:p>
              </table:table-cell>
              <table:table-cell office:value-type="float" office:value="4.32488">
                <text:p>4.32488</text:p>
              </table:table-cell>
              <table:table-cell office:value-type="float" office:value="6.26948">
                <text:p>6.26948</text:p>
              </table:table-cell>
              <table:table-cell office:value-type="float" office:value="4.65441">
                <text:p>4.65441</text:p>
              </table:table-cell>
              <table:table-cell office:value-type="float" office:value="17.86496">
                <text:p>17.86496</text:p>
              </table:table-cell>
              <table:table-cell office:value-type="float" office:value="12.37859">
                <text:p>12.37859</text:p>
              </table:table-cell>
              <table:table-cell office:value-type="float" office:value="4.73254">
                <text:p>4.73254</text:p>
              </table:table-cell>
              <table:table-cell office:value-type="float" office:value="2.66676">
                <text:p>2.66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7319">
                <text:p>7.77319</text:p>
              </table:table-cell>
              <table:table-cell office:value-type="float" office:value="3.40998">
                <text:p>3.40998</text:p>
              </table:table-cell>
              <table:table-cell office:value-type="float" office:value="9.17767">
                <text:p>9.17767</text:p>
              </table:table-cell>
              <table:table-cell office:value-type="float" office:value="3.87559">
                <text:p>3.87559</text:p>
              </table:table-cell>
              <table:table-cell office:value-type="float" office:value="7.50463">
                <text:p>7.50463</text:p>
              </table:table-cell>
              <table:table-cell office:value-type="float" office:value="1.52448">
                <text:p>1.52448</text:p>
              </table:table-cell>
              <table:table-cell office:value-type="float" office:value="1.11772">
                <text:p>1.11772</text:p>
              </table:table-cell>
              <table:table-cell office:value-type="float" office:value="2.45449">
                <text:p>2.45449</text:p>
              </table:table-cell>
              <table:table-cell office:value-type="float" office:value="3.56778">
                <text:p>3.56778</text:p>
              </table:table-cell>
              <table:table-cell office:value-type="float" office:value="4.92362">
                <text:p>4.92362</text:p>
              </table:table-cell>
              <table:table-cell office:value-type="float" office:value="11.39196">
                <text:p>11.39196</text:p>
              </table:table-cell>
              <table:table-cell office:value-type="float" office:value="4.24989">
                <text:p>4.24989</text:p>
              </table:table-cell>
              <table:table-cell office:value-type="float" office:value="4.01549">
                <text:p>4.01549</text:p>
              </table:table-cell>
              <table:table-cell office:value-type="float" office:value="3.88197">
                <text:p>3.88197</text:p>
              </table:table-cell>
              <table:table-cell office:value-type="float" office:value="5.76107">
                <text:p>5.76107</text:p>
              </table:table-cell>
              <table:table-cell office:value-type="float" office:value="4.20752">
                <text:p>4.20752</text:p>
              </table:table-cell>
              <table:table-cell office:value-type="float" office:value="17.44061">
                <text:p>17.44061</text:p>
              </table:table-cell>
              <table:table-cell office:value-type="float" office:value="11.83141">
                <text:p>11.83141</text:p>
              </table:table-cell>
              <table:table-cell office:value-type="float" office:value="4.35448">
                <text:p>4.35448</text:p>
              </table:table-cell>
              <table:table-cell office:value-type="float" office:value="2.19484">
                <text:p>2.194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41122">
                <text:p>7.41122</text:p>
              </table:table-cell>
              <table:table-cell office:value-type="float" office:value="2.82523">
                <text:p>2.82523</text:p>
              </table:table-cell>
              <table:table-cell office:value-type="float" office:value="8.8314">
                <text:p>8.8314</text:p>
              </table:table-cell>
              <table:table-cell office:value-type="float" office:value="3.38919">
                <text:p>3.38919</text:p>
              </table:table-cell>
              <table:table-cell office:value-type="float" office:value="7.17212">
                <text:p>7.17212</text:p>
              </table:table-cell>
              <table:table-cell office:value-type="float" office:value="0.97023">
                <text:p>0.97023</text:p>
              </table:table-cell>
              <table:table-cell office:value-type="float" office:value="0.7063">
                <text:p>0.7063</text:p>
              </table:table-cell>
              <table:table-cell office:value-type="float" office:value="1.84084">
                <text:p>1.84084</text:p>
              </table:table-cell>
              <table:table-cell office:value-type="float" office:value="2.93918">
                <text:p>2.93918</text:p>
              </table:table-cell>
              <table:table-cell office:value-type="float" office:value="4.49115">
                <text:p>4.49115</text:p>
              </table:table-cell>
              <table:table-cell office:value-type="float" office:value="10.86562">
                <text:p>10.86562</text:p>
              </table:table-cell>
              <table:table-cell office:value-type="float" office:value="3.74362">
                <text:p>3.74362</text:p>
              </table:table-cell>
              <table:table-cell office:value-type="float" office:value="3.53506">
                <text:p>3.53506</text:p>
              </table:table-cell>
              <table:table-cell office:value-type="float" office:value="3.269">
                <text:p>3.269</text:p>
              </table:table-cell>
              <table:table-cell office:value-type="float" office:value="5.34945">
                <text:p>5.34945</text:p>
              </table:table-cell>
              <table:table-cell office:value-type="float" office:value="3.60252">
                <text:p>3.60252</text:p>
              </table:table-cell>
              <table:table-cell office:value-type="float" office:value="17.10706">
                <text:p>17.10706</text:p>
              </table:table-cell>
              <table:table-cell office:value-type="float" office:value="11.37514">
                <text:p>11.37514</text:p>
              </table:table-cell>
              <table:table-cell office:value-type="float" office:value="3.66521">
                <text:p>3.66521</text:p>
              </table:table-cell>
              <table:table-cell office:value-type="float" office:value="1.48312">
                <text:p>1.483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2819">
                <text:p>6.92819</text:p>
              </table:table-cell>
              <table:table-cell office:value-type="float" office:value="2.23005">
                <text:p>2.23005</text:p>
              </table:table-cell>
              <table:table-cell office:value-type="float" office:value="8.33692">
                <text:p>8.33692</text:p>
              </table:table-cell>
              <table:table-cell office:value-type="float" office:value="2.82375">
                <text:p>2.82375</text:p>
              </table:table-cell>
              <table:table-cell office:value-type="float" office:value="6.66431">
                <text:p>6.66431</text:p>
              </table:table-cell>
              <table:table-cell office:value-type="float" office:value="0.6688">
                <text:p>0.6688</text:p>
              </table:table-cell>
              <table:table-cell office:value-type="float" office:value="0.81211">
                <text:p>0.81211</text:p>
              </table:table-cell>
              <table:table-cell office:value-type="float" office:value="1.21559">
                <text:p>1.21559</text:p>
              </table:table-cell>
              <table:table-cell office:value-type="float" office:value="2.47297">
                <text:p>2.47297</text:p>
              </table:table-cell>
              <table:table-cell office:value-type="float" office:value="3.86487">
                <text:p>3.86487</text:p>
              </table:table-cell>
              <table:table-cell office:value-type="float" office:value="10.52224">
                <text:p>10.52224</text:p>
              </table:table-cell>
              <table:table-cell office:value-type="float" office:value="3.1977">
                <text:p>3.1977</text:p>
              </table:table-cell>
              <table:table-cell office:value-type="float" office:value="2.98085">
                <text:p>2.98085</text:p>
              </table:table-cell>
              <table:table-cell office:value-type="float" office:value="2.84751">
                <text:p>2.84751</text:p>
              </table:table-cell>
              <table:table-cell office:value-type="float" office:value="4.75156">
                <text:p>4.75156</text:p>
              </table:table-cell>
              <table:table-cell office:value-type="float" office:value="3.10669">
                <text:p>3.10669</text:p>
              </table:table-cell>
              <table:table-cell office:value-type="float" office:value="16.67691">
                <text:p>16.67691</text:p>
              </table:table-cell>
              <table:table-cell office:value-type="float" office:value="10.91417">
                <text:p>10.91417</text:p>
              </table:table-cell>
              <table:table-cell office:value-type="float" office:value="3.01256">
                <text:p>3.01256</text:p>
              </table:table-cell>
              <table:table-cell office:value-type="float" office:value="1.01699">
                <text:p>1.016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56631">
                <text:p>6.56631</text:p>
              </table:table-cell>
              <table:table-cell office:value-type="float" office:value="1.61402">
                <text:p>1.61402</text:p>
              </table:table-cell>
              <table:table-cell office:value-type="float" office:value="8.00664">
                <text:p>8.00664</text:p>
              </table:table-cell>
              <table:table-cell office:value-type="float" office:value="2.29541">
                <text:p>2.29541</text:p>
              </table:table-cell>
              <table:table-cell office:value-type="float" office:value="6.33215">
                <text:p>6.33215</text:p>
              </table:table-cell>
              <table:table-cell office:value-type="float" office:value="1.08518">
                <text:p>1.08518</text:p>
              </table:table-cell>
              <table:table-cell office:value-type="float" office:value="1.44372">
                <text:p>1.44372</text:p>
              </table:table-cell>
              <table:table-cell office:value-type="float" office:value="0.64284">
                <text:p>0.64284</text:p>
              </table:table-cell>
              <table:table-cell office:value-type="float" office:value="1.74736">
                <text:p>1.74736</text:p>
              </table:table-cell>
              <table:table-cell office:value-type="float" office:value="3.35888">
                <text:p>3.35888</text:p>
              </table:table-cell>
              <table:table-cell office:value-type="float" office:value="10.03883">
                <text:p>10.03883</text:p>
              </table:table-cell>
              <table:table-cell office:value-type="float" office:value="2.67959">
                <text:p>2.67959</text:p>
              </table:table-cell>
              <table:table-cell office:value-type="float" office:value="2.45364">
                <text:p>2.45364</text:p>
              </table:table-cell>
              <table:table-cell office:value-type="float" office:value="2.18862">
                <text:p>2.18862</text:p>
              </table:table-cell>
              <table:table-cell office:value-type="float" office:value="4.25355">
                <text:p>4.25355</text:p>
              </table:table-cell>
              <table:table-cell office:value-type="float" office:value="2.53217">
                <text:p>2.53217</text:p>
              </table:table-cell>
              <table:table-cell office:value-type="float" office:value="16.33539">
                <text:p>16.33539</text:p>
              </table:table-cell>
              <table:table-cell office:value-type="float" office:value="10.55389">
                <text:p>10.55389</text:p>
              </table:table-cell>
              <table:table-cell office:value-type="float" office:value="2.37747">
                <text:p>2.37747</text:p>
              </table:table-cell>
              <table:table-cell office:value-type="float" office:value="0.62349">
                <text:p>0.62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07997">
                <text:p>6.07997</text:p>
              </table:table-cell>
              <table:table-cell office:value-type="float" office:value="1.00463">
                <text:p>1.00463</text:p>
              </table:table-cell>
              <table:table-cell office:value-type="float" office:value="7.51219">
                <text:p>7.51219</text:p>
              </table:table-cell>
              <table:table-cell office:value-type="float" office:value="1.71097">
                <text:p>1.71097</text:p>
              </table:table-cell>
              <table:table-cell office:value-type="float" office:value="5.7806">
                <text:p>5.7806</text:p>
              </table:table-cell>
              <table:table-cell office:value-type="float" office:value="1.7825">
                <text:p>1.7825</text:p>
              </table:table-cell>
              <table:table-cell office:value-type="float" office:value="2.18187">
                <text:p>2.18187</text:p>
              </table:table-cell>
              <table:table-cell office:value-type="float" office:value="0.52779">
                <text:p>0.52779</text:p>
              </table:table-cell>
              <table:table-cell office:value-type="float" office:value="1.24106">
                <text:p>1.24106</text:p>
              </table:table-cell>
              <table:table-cell office:value-type="float" office:value="2.80952">
                <text:p>2.80952</text:p>
              </table:table-cell>
              <table:table-cell office:value-type="float" office:value="9.72577">
                <text:p>9.72577</text:p>
              </table:table-cell>
              <table:table-cell office:value-type="float" office:value="2.10277">
                <text:p>2.10277</text:p>
              </table:table-cell>
              <table:table-cell office:value-type="float" office:value="1.86348">
                <text:p>1.86348</text:p>
              </table:table-cell>
              <table:table-cell office:value-type="float" office:value="1.72575">
                <text:p>1.72575</text:p>
              </table:table-cell>
              <table:table-cell office:value-type="float" office:value="3.73563">
                <text:p>3.73563</text:p>
              </table:table-cell>
              <table:table-cell office:value-type="float" office:value="1.94985">
                <text:p>1.94985</text:p>
              </table:table-cell>
              <table:table-cell office:value-type="float" office:value="15.89931">
                <text:p>15.89931</text:p>
              </table:table-cell>
              <table:table-cell office:value-type="float" office:value="10.19066">
                <text:p>10.19066</text:p>
              </table:table-cell>
              <table:table-cell office:value-type="float" office:value="1.78366">
                <text:p>1.78366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0.62375">
                <text:p>0.62375</text:p>
              </table:table-cell>
              <table:table-cell office:value-type="float" office:value="7.1841">
                <text:p>7.1841</text:p>
              </table:table-cell>
              <table:table-cell office:value-type="float" office:value="1.14277">
                <text:p>1.14277</text:p>
              </table:table-cell>
              <table:table-cell office:value-type="float" office:value="5.3024">
                <text:p>5.3024</text:p>
              </table:table-cell>
              <table:table-cell office:value-type="float" office:value="2.53018">
                <text:p>2.53018</text:p>
              </table:table-cell>
              <table:table-cell office:value-type="float" office:value="2.91959">
                <text:p>2.91959</text:p>
              </table:table-cell>
              <table:table-cell office:value-type="float" office:value="1.14996">
                <text:p>1.14996</text:p>
              </table:table-cell>
              <table:table-cell office:value-type="float" office:value="0.53724">
                <text:p>0.53724</text:p>
              </table:table-cell>
              <table:table-cell office:value-type="float" office:value="2.31158">
                <text:p>2.31158</text:p>
              </table:table-cell>
              <table:table-cell office:value-type="float" office:value="9.26071">
                <text:p>9.26071</text:p>
              </table:table-cell>
              <table:table-cell office:value-type="float" office:value="1.52878">
                <text:p>1.52878</text:p>
              </table:table-cell>
              <table:table-cell office:value-type="float" office:value="1.26444">
                <text:p>1.26444</text:p>
              </table:table-cell>
              <table:table-cell office:value-type="float" office:value="1.03692">
                <text:p>1.03692</text:p>
              </table:table-cell>
              <table:table-cell office:value-type="float" office:value="3.25906">
                <text:p>3.25906</text:p>
              </table:table-cell>
              <table:table-cell office:value-type="float" office:value="1.30547">
                <text:p>1.30547</text:p>
              </table:table-cell>
              <table:table-cell office:value-type="float" office:value="15.55059">
                <text:p>15.55059</text:p>
              </table:table-cell>
              <table:table-cell office:value-type="float" office:value="9.91099">
                <text:p>9.91099</text:p>
              </table:table-cell>
              <table:table-cell office:value-type="float" office:value="1.13253">
                <text:p>1.13253</text:p>
              </table:table-cell>
              <table:table-cell office:value-type="float" office:value="1.72462">
                <text:p>1.724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88355">
                <text:p>0.88355</text:p>
              </table:table-cell>
              <table:table-cell office:value-type="float" office:value="6.69181">
                <text:p>6.69181</text:p>
              </table:table-cell>
              <table:table-cell office:value-type="float" office:value="0.62073">
                <text:p>0.62073</text:p>
              </table:table-cell>
              <table:table-cell office:value-type="float" office:value="4.54411">
                <text:p>4.54411</text:p>
              </table:table-cell>
              <table:table-cell office:value-type="float" office:value="3.2996">
                <text:p>3.2996</text:p>
              </table:table-cell>
              <table:table-cell office:value-type="float" office:value="3.66928">
                <text:p>3.66928</text:p>
              </table:table-cell>
              <table:table-cell office:value-type="float" office:value="1.8822">
                <text:p>1.8822</text:p>
              </table:table-cell>
              <table:table-cell office:value-type="float" office:value="0.43953">
                <text:p>0.43953</text:p>
              </table:table-cell>
              <table:table-cell office:value-type="float" office:value="1.71258">
                <text:p>1.71258</text:p>
              </table:table-cell>
              <table:table-cell office:value-type="float" office:value="8.94523">
                <text:p>8.94523</text:p>
              </table:table-cell>
              <table:table-cell office:value-type="float" office:value="0.90446">
                <text:p>0.90446</text:p>
              </table:table-cell>
              <table:table-cell office:value-type="float" office:value="0.72487">
                <text:p>0.72487</text:p>
              </table:table-cell>
              <table:table-cell office:value-type="float" office:value="0.74152">
                <text:p>0.74152</text:p>
              </table:table-cell>
              <table:table-cell office:value-type="float" office:value="2.71114">
                <text:p>2.71114</text:p>
              </table:table-cell>
              <table:table-cell office:value-type="float" office:value="0.6538">
                <text:p>0.6538</text:p>
              </table:table-cell>
              <table:table-cell office:value-type="float" office:value="15.10832">
                <text:p>15.10832</text:p>
              </table:table-cell>
              <table:table-cell office:value-type="float" office:value="9.64074">
                <text:p>9.64074</text:p>
              </table:table-cell>
              <table:table-cell office:value-type="float" office:value="0.491">
                <text:p>0.491</text:p>
              </table:table-cell>
              <table:table-cell office:value-type="float" office:value="2.30432">
                <text:p>2.30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.53411">
                <text:p>1.53411</text:p>
              </table:table-cell>
              <table:table-cell office:value-type="float" office:value="6.35685">
                <text:p>6.35685</text:p>
              </table:table-cell>
              <table:table-cell office:value-type="float" office:value="0.53911">
                <text:p>0.53911</text:p>
              </table:table-cell>
              <table:table-cell office:value-type="float" office:value="4.04092">
                <text:p>4.04092</text:p>
              </table:table-cell>
              <table:table-cell office:value-type="float" office:value="4.02872">
                <text:p>4.02872</text:p>
              </table:table-cell>
              <table:table-cell office:value-type="float" office:value="4.38894">
                <text:p>4.38894</text:p>
              </table:table-cell>
              <table:table-cell office:value-type="float" office:value="2.60159">
                <text:p>2.60159</text:p>
              </table:table-cell>
              <table:table-cell office:value-type="float" office:value="1.13976">
                <text:p>1.13976</text:p>
              </table:table-cell>
              <table:table-cell office:value-type="float" office:value="1.16387">
                <text:p>1.16387</text:p>
              </table:table-cell>
              <table:table-cell office:value-type="float" office:value="8.63382">
                <text:p>8.63382</text:p>
              </table:table-cell>
              <table:table-cell office:value-type="float" office:value="0.47751">
                <text:p>0.47751</text:p>
              </table:table-cell>
              <table:table-cell office:value-type="float" office:value="0.6596">
                <text:p>0.6596</text:p>
              </table:table-cell>
              <table:table-cell office:value-type="float" office:value="1.0178">
                <text:p>1.0178</text:p>
              </table:table-cell>
              <table:table-cell office:value-type="float" office:value="2.19493">
                <text:p>2.19493</text:p>
              </table:table-cell>
              <table:table-cell office:value-type="float" office:value="0.06196">
                <text:p>0.06196</text:p>
              </table:table-cell>
              <table:table-cell office:value-type="float" office:value="14.76157">
                <text:p>14.76157</text:p>
              </table:table-cell>
              <table:table-cell office:value-type="float" office:value="9.47313">
                <text:p>9.47313</text:p>
              </table:table-cell>
              <table:table-cell office:value-type="float" office:value="0.28999">
                <text:p>0.28999</text:p>
              </table:table-cell>
              <table:table-cell office:value-type="float" office:value="3.19751">
                <text:p>3.197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2.29578">
                <text:p>2.29578</text:p>
              </table:table-cell>
              <table:table-cell office:value-type="float" office:value="5.85814">
                <text:p>5.85814</text:p>
              </table:table-cell>
              <table:table-cell office:value-type="float" office:value="1.13409">
                <text:p>1.13409</text:p>
              </table:table-cell>
              <table:table-cell office:value-type="float" office:value="3.35957">
                <text:p>3.35957</text:p>
              </table:table-cell>
              <table:table-cell office:value-type="float" office:value="4.80066">
                <text:p>4.80066</text:p>
              </table:table-cell>
              <table:table-cell office:value-type="float" office:value="5.14661">
                <text:p>5.14661</text:p>
              </table:table-cell>
              <table:table-cell office:value-type="float" office:value="3.37515">
                <text:p>3.37515</text:p>
              </table:table-cell>
              <table:table-cell office:value-type="float" office:value="1.7276">
                <text:p>1.7276</text:p>
              </table:table-cell>
              <table:table-cell office:value-type="float" office:value="0.48819">
                <text:p>0.48819</text:p>
              </table:table-cell>
              <table:table-cell office:value-type="float" office:value="8.18219">
                <text:p>8.18219</text:p>
              </table:table-cell>
              <table:table-cell office:value-type="float" office:value="0.85597">
                <text:p>0.85597</text:p>
              </table:table-cell>
              <table:table-cell office:value-type="float" office:value="1.21049">
                <text:p>1.21049</text:p>
              </table:table-cell>
              <table:table-cell office:value-type="float" office:value="1.50925">
                <text:p>1.50925</text:p>
              </table:table-cell>
              <table:table-cell office:value-type="float" office:value="1.66199">
                <text:p>1.66199</text:p>
              </table:table-cell>
              <table:table-cell office:value-type="float" office:value="0.74104">
                <text:p>0.74104</text:p>
              </table:table-cell>
              <table:table-cell office:value-type="float" office:value="14.31305">
                <text:p>14.31305</text:p>
              </table:table-cell>
              <table:table-cell office:value-type="float" office:value="9.34819">
                <text:p>9.34819</text:p>
              </table:table-cell>
              <table:table-cell office:value-type="float" office:value="0.99899">
                <text:p>0.99899</text:p>
              </table:table-cell>
              <table:table-cell office:value-type="float" office:value="3.80614">
                <text:p>3.80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.03541">
                <text:p>3.03541</text:p>
              </table:table-cell>
              <table:table-cell office:value-type="float" office:value="5.53348">
                <text:p>5.53348</text:p>
              </table:table-cell>
              <table:table-cell office:value-type="float" office:value="1.89646">
                <text:p>1.89646</text:p>
              </table:table-cell>
              <table:table-cell office:value-type="float" office:value="2.93695">
                <text:p>2.93695</text:p>
              </table:table-cell>
              <table:table-cell office:value-type="float" office:value="5.54248">
                <text:p>5.54248</text:p>
              </table:table-cell>
              <table:table-cell office:value-type="float" office:value="5.87864">
                <text:p>5.87864</text:p>
              </table:table-cell>
              <table:table-cell office:value-type="float" office:value="4.11317">
                <text:p>4.11317</text:p>
              </table:table-cell>
              <table:table-cell office:value-type="float" office:value="2.63054">
                <text:p>2.63054</text:p>
              </table:table-cell>
              <table:table-cell office:value-type="float" office:value="0.2699">
                <text:p>0.2699</text:p>
              </table:table-cell>
              <table:table-cell office:value-type="float" office:value="7.86473">
                <text:p>7.86473</text:p>
              </table:table-cell>
              <table:table-cell office:value-type="float" office:value="1.55194">
                <text:p>1.55194</text:p>
              </table:table-cell>
              <table:table-cell office:value-type="float" office:value="1.95332">
                <text:p>1.95332</text:p>
              </table:table-cell>
              <table:table-cell office:value-type="float" office:value="2.37825">
                <text:p>2.37825</text:p>
              </table:table-cell>
              <table:table-cell office:value-type="float" office:value="1.17058">
                <text:p>1.17058</text:p>
              </table:table-cell>
              <table:table-cell office:value-type="float" office:value="1.45335">
                <text:p>1.45335</text:p>
              </table:table-cell>
              <table:table-cell office:value-type="float" office:value="13.95889">
                <text:p>13.95889</text:p>
              </table:table-cell>
              <table:table-cell office:value-type="float" office:value="9.29706">
                <text:p>9.29706</text:p>
              </table:table-cell>
              <table:table-cell office:value-type="float" office:value="1.72152">
                <text:p>1.72152</text:p>
              </table:table-cell>
              <table:table-cell office:value-type="float" office:value="4.70926">
                <text:p>4.709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.8169">
                <text:p>3.8169</text:p>
              </table:table-cell>
              <table:table-cell office:value-type="float" office:value="5.01753">
                <text:p>5.01753</text:p>
              </table:table-cell>
              <table:table-cell office:value-type="float" office:value="2.63812">
                <text:p>2.63812</text:p>
              </table:table-cell>
              <table:table-cell office:value-type="float" office:value="2.42232">
                <text:p>2.42232</text:p>
              </table:table-cell>
              <table:table-cell office:value-type="float" office:value="6.32941">
                <text:p>6.32941</text:p>
              </table:table-cell>
              <table:table-cell office:value-type="float" office:value="6.64883">
                <text:p>6.64883</text:p>
              </table:table-cell>
              <table:table-cell office:value-type="float" office:value="4.88998">
                <text:p>4.88998</text:p>
              </table:table-cell>
              <table:table-cell office:value-type="float" office:value="3.23896">
                <text:p>3.23896</text:p>
              </table:table-cell>
              <table:table-cell office:value-type="float" office:value="0.9533">
                <text:p>0.9533</text:p>
              </table:table-cell>
              <table:table-cell office:value-type="float" office:value="7.42239">
                <text:p>7.42239</text:p>
              </table:table-cell>
              <table:table-cell office:value-type="float" office:value="2.28604">
                <text:p>2.28604</text:p>
              </table:table-cell>
              <table:table-cell office:value-type="float" office:value="2.6839">
                <text:p>2.6839</text:p>
              </table:table-cell>
              <table:table-cell office:value-type="float" office:value="2.97423">
                <text:p>2.97423</text:p>
              </table:table-cell>
              <table:table-cell office:value-type="float" office:value="0.90587">
                <text:p>0.90587</text:p>
              </table:table-cell>
              <table:table-cell office:value-type="float" office:value="2.22969">
                <text:p>2.22969</text:p>
              </table:table-cell>
              <table:table-cell office:value-type="float" office:value="13.50395">
                <text:p>13.50395</text:p>
              </table:table-cell>
              <table:table-cell office:value-type="float" office:value="9.2919">
                <text:p>9.2919</text:p>
              </table:table-cell>
              <table:table-cell office:value-type="float" office:value="2.48354">
                <text:p>2.48354</text:p>
              </table:table-cell>
              <table:table-cell office:value-type="float" office:value="5.32327">
                <text:p>5.323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4.57657">
                <text:p>4.57657</text:p>
              </table:table-cell>
              <table:table-cell office:value-type="float" office:value="4.60967">
                <text:p>4.60967</text:p>
              </table:table-cell>
              <table:table-cell office:value-type="float" office:value="3.42747">
                <text:p>3.42747</text:p>
              </table:table-cell>
              <table:table-cell office:value-type="float" office:value="1.88385">
                <text:p>1.88385</text:p>
              </table:table-cell>
              <table:table-cell office:value-type="float" office:value="7.07435">
                <text:p>7.07435</text:p>
              </table:table-cell>
              <table:table-cell office:value-type="float" office:value="7.25191">
                <text:p>7.25191</text:p>
              </table:table-cell>
              <table:table-cell office:value-type="float" office:value="5.62928">
                <text:p>5.62928</text:p>
              </table:table-cell>
              <table:table-cell office:value-type="float" office:value="4.15063">
                <text:p>4.15063</text:p>
              </table:table-cell>
              <table:table-cell office:value-type="float" office:value="1.7183">
                <text:p>1.7183</text:p>
              </table:table-cell>
              <table:table-cell office:value-type="float" office:value="7.10241">
                <text:p>7.10241</text:p>
              </table:table-cell>
              <table:table-cell office:value-type="float" office:value="3.0723">
                <text:p>3.0723</text:p>
              </table:table-cell>
              <table:table-cell office:value-type="float" office:value="3.47591">
                <text:p>3.47591</text:p>
              </table:table-cell>
              <table:table-cell office:value-type="float" office:value="3.89117">
                <text:p>3.89117</text:p>
              </table:table-cell>
              <table:table-cell office:value-type="float" office:value="1.10912">
                <text:p>1.10912</text:p>
              </table:table-cell>
              <table:table-cell office:value-type="float" office:value="2.96286">
                <text:p>2.96286</text:p>
              </table:table-cell>
              <table:table-cell office:value-type="float" office:value="13.15203">
                <text:p>13.15203</text:p>
              </table:table-cell>
              <table:table-cell office:value-type="float" office:value="9.3365">
                <text:p>9.3365</text:p>
              </table:table-cell>
              <table:table-cell office:value-type="float" office:value="3.20984">
                <text:p>3.20984</text:p>
              </table:table-cell>
              <table:table-cell office:value-type="float" office:value="6.24871">
                <text:p>6.24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5.37129">
                <text:p>5.37129</text:p>
              </table:table-cell>
              <table:table-cell office:value-type="float" office:value="4.05859">
                <text:p>4.05859</text:p>
              </table:table-cell>
              <table:table-cell office:value-type="float" office:value="4.18528">
                <text:p>4.18528</text:p>
              </table:table-cell>
              <table:table-cell office:value-type="float" office:value="1.88385">
                <text:p>1.88385</text:p>
              </table:table-cell>
              <table:table-cell office:value-type="float" office:value="7.85981">
                <text:p>7.85981</text:p>
              </table:table-cell>
              <table:table-cell office:value-type="float" office:value="8.16465">
                <text:p>8.16465</text:p>
              </table:table-cell>
              <table:table-cell office:value-type="float" office:value="6.40817">
                <text:p>6.40817</text:p>
              </table:table-cell>
              <table:table-cell office:value-type="float" office:value="4.76164">
                <text:p>4.76164</text:p>
              </table:table-cell>
              <table:table-cell office:value-type="float" office:value="2.44564">
                <text:p>2.44564</text:p>
              </table:table-cell>
              <table:table-cell office:value-type="float" office:value="6.63157">
                <text:p>6.63157</text:p>
              </table:table-cell>
              <table:table-cell office:value-type="float" office:value="3.81937">
                <text:p>3.81937</text:p>
              </table:table-cell>
              <table:table-cell office:value-type="float" office:value="4.23604">
                <text:p>4.23604</text:p>
              </table:table-cell>
              <table:table-cell office:value-type="float" office:value="4.50775">
                <text:p>4.50775</text:p>
              </table:table-cell>
              <table:table-cell office:value-type="float" office:value="1.70107">
                <text:p>1.70107</text:p>
              </table:table-cell>
              <table:table-cell office:value-type="float" office:value="3.73482">
                <text:p>3.73482</text:p>
              </table:table-cell>
              <table:table-cell office:value-type="float" office:value="12.69047">
                <text:p>12.69047</text:p>
              </table:table-cell>
              <table:table-cell office:value-type="float" office:value="9.46289">
                <text:p>9.46289</text:p>
              </table:table-cell>
              <table:table-cell office:value-type="float" office:value="3.98119">
                <text:p>3.98119</text:p>
              </table:table-cell>
              <table:table-cell office:value-type="float" office:value="6.86187">
                <text:p>6.861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6.13204">
                <text:p>6.13204</text:p>
              </table:table-cell>
              <table:table-cell office:value-type="float" office:value="3.69015">
                <text:p>3.69015</text:p>
              </table:table-cell>
              <table:table-cell office:value-type="float" office:value="4.97804">
                <text:p>4.97804</text:p>
              </table:table-cell>
              <table:table-cell office:value-type="float" office:value="1.31245">
                <text:p>1.31245</text:p>
              </table:table-cell>
              <table:table-cell office:value-type="float" office:value="8.61355">
                <text:p>8.61355</text:p>
              </table:table-cell>
              <table:table-cell office:value-type="float" office:value="8.76898">
                <text:p>8.76898</text:p>
              </table:table-cell>
              <table:table-cell office:value-type="float" office:value="7.15704">
                <text:p>7.15704</text:p>
              </table:table-cell>
              <table:table-cell office:value-type="float" office:value="5.68271">
                <text:p>5.68271</text:p>
              </table:table-cell>
              <table:table-cell office:value-type="float" office:value="3.21306">
                <text:p>3.21306</text:p>
              </table:table-cell>
              <table:table-cell office:value-type="float" office:value="6.30309">
                <text:p>6.30309</text:p>
              </table:table-cell>
              <table:table-cell office:value-type="float" office:value="4.6102">
                <text:p>4.6102</text:p>
              </table:table-cell>
              <table:table-cell office:value-type="float" office:value="5.03137">
                <text:p>5.03137</text:p>
              </table:table-cell>
              <table:table-cell office:value-type="float" office:value="5.44125">
                <text:p>5.44125</text:p>
              </table:table-cell>
              <table:table-cell office:value-type="float" office:value="2.4123">
                <text:p>2.4123</text:p>
              </table:table-cell>
              <table:table-cell office:value-type="float" office:value="4.46842">
                <text:p>4.46842</text:p>
              </table:table-cell>
              <table:table-cell office:value-type="float" office:value="12.33067">
                <text:p>12.33067</text:p>
              </table:table-cell>
              <table:table-cell office:value-type="float" office:value="9.5657">
                <text:p>9.5657</text:p>
              </table:table-cell>
              <table:table-cell office:value-type="float" office:value="4.71054">
                <text:p>4.71054</text:p>
              </table:table-cell>
              <table:table-cell office:value-type="float" office:value="7.77635">
                <text:p>7.776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6.92792">
                <text:p>6.92792</text:p>
              </table:table-cell>
              <table:table-cell office:value-type="float" office:value="3.1704">
                <text:p>3.1704</text:p>
              </table:table-cell>
              <table:table-cell office:value-type="float" office:value="5.73796">
                <text:p>5.73796</text:p>
              </table:table-cell>
              <table:table-cell office:value-type="float" office:value="0.58267">
                <text:p>0.58267</text:p>
              </table:table-cell>
              <table:table-cell office:value-type="float" office:value="9.39931">
                <text:p>9.39931</text:p>
              </table:table-cell>
              <table:table-cell office:value-type="float" office:value="9.68101">
                <text:p>9.68101</text:p>
              </table:table-cell>
              <table:table-cell office:value-type="float" office:value="7.93706">
                <text:p>7.93706</text:p>
              </table:table-cell>
              <table:table-cell office:value-type="float" office:value="6.30472">
                <text:p>6.30472</text:p>
              </table:table-cell>
              <table:table-cell office:value-type="float" office:value="3.9406">
                <text:p>3.9406</text:p>
              </table:table-cell>
              <table:table-cell office:value-type="float" office:value="5.88728">
                <text:p>5.88728</text:p>
              </table:table-cell>
              <table:table-cell office:value-type="float" office:value="5.36873">
                <text:p>5.36873</text:p>
              </table:table-cell>
              <table:table-cell office:value-type="float" office:value="5.78196">
                <text:p>5.78196</text:p>
              </table:table-cell>
              <table:table-cell office:value-type="float" office:value="6.06025">
                <text:p>6.06025</text:p>
              </table:table-cell>
              <table:table-cell office:value-type="float" office:value="3.13854">
                <text:p>3.13854</text:p>
              </table:table-cell>
              <table:table-cell office:value-type="float" office:value="5.23775">
                <text:p>5.23775</text:p>
              </table:table-cell>
              <table:table-cell office:value-type="float" office:value="11.87241">
                <text:p>11.87241</text:p>
              </table:table-cell>
              <table:table-cell office:value-type="float" office:value="9.76617">
                <text:p>9.76617</text:p>
              </table:table-cell>
              <table:table-cell office:value-type="float" office:value="5.4895">
                <text:p>5.4895</text:p>
              </table:table-cell>
              <table:table-cell office:value-type="float" office:value="8.39963">
                <text:p>8.39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7.68737">
                <text:p>7.68737</text:p>
              </table:table-cell>
              <table:table-cell office:value-type="float" office:value="2.91418">
                <text:p>2.91418</text:p>
              </table:table-cell>
              <table:table-cell office:value-type="float" office:value="6.54095">
                <text:p>6.54095</text:p>
              </table:table-cell>
              <table:table-cell office:value-type="float" office:value="0.29799">
                <text:p>0.29799</text:p>
              </table:table-cell>
              <table:table-cell office:value-type="float" office:value="10.15568">
                <text:p>10.15568</text:p>
              </table:table-cell>
              <table:table-cell office:value-type="float" office:value="10.28497">
                <text:p>10.28497</text:p>
              </table:table-cell>
              <table:table-cell office:value-type="float" office:value="8.69779">
                <text:p>8.69779</text:p>
              </table:table-cell>
              <table:table-cell office:value-type="float" office:value="7.22742">
                <text:p>7.22742</text:p>
              </table:table-cell>
              <table:table-cell office:value-type="float" office:value="4.70893">
                <text:p>4.70893</text:p>
              </table:table-cell>
              <table:table-cell office:value-type="float" office:value="5.66434">
                <text:p>5.66434</text:p>
              </table:table-cell>
              <table:table-cell office:value-type="float" office:value="6.16084">
                <text:p>6.16084</text:p>
              </table:table-cell>
              <table:table-cell office:value-type="float" office:value="6.57895">
                <text:p>6.57895</text:p>
              </table:table-cell>
              <table:table-cell office:value-type="float" office:value="6.99638">
                <text:p>6.99638</text:p>
              </table:table-cell>
              <table:table-cell office:value-type="float" office:value="3.91753">
                <text:p>3.91753</text:p>
              </table:table-cell>
              <table:table-cell office:value-type="float" office:value="5.98049">
                <text:p>5.98049</text:p>
              </table:table-cell>
              <table:table-cell office:value-type="float" office:value="11.50481">
                <text:p>11.50481</text:p>
              </table:table-cell>
              <table:table-cell office:value-type="float" office:value="9.91654">
                <text:p>9.91654</text:p>
              </table:table-cell>
              <table:table-cell office:value-type="float" office:value="6.23033">
                <text:p>6.23033</text:p>
              </table:table-cell>
              <table:table-cell office:value-type="float" office:value="9.3269">
                <text:p>9.32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8.48309">
                <text:p>8.48309</text:p>
              </table:table-cell>
              <table:table-cell office:value-type="float" office:value="2.7595">
                <text:p>2.7595</text:p>
              </table:table-cell>
              <table:table-cell office:value-type="float" office:value="7.29909">
                <text:p>7.29909</text:p>
              </table:table-cell>
              <table:table-cell office:value-type="float" office:value="1.07639">
                <text:p>1.07639</text:p>
              </table:table-cell>
              <table:table-cell office:value-type="float" office:value="10.94163">
                <text:p>10.94163</text:p>
              </table:table-cell>
              <table:table-cell office:value-type="float" office:value="11.20824">
                <text:p>11.20824</text:p>
              </table:table-cell>
              <table:table-cell office:value-type="float" office:value="9.47533">
                <text:p>9.47533</text:p>
              </table:table-cell>
              <table:table-cell office:value-type="float" office:value="7.83834">
                <text:p>7.83834</text:p>
              </table:table-cell>
              <table:table-cell office:value-type="float" office:value="5.4487">
                <text:p>5.4487</text:p>
              </table:table-cell>
              <table:table-cell office:value-type="float" office:value="5.39647">
                <text:p>5.39647</text:p>
              </table:table-cell>
              <table:table-cell office:value-type="float" office:value="6.91926">
                <text:p>6.91926</text:p>
              </table:table-cell>
              <table:table-cell office:value-type="float" office:value="7.35284">
                <text:p>7.35284</text:p>
              </table:table-cell>
              <table:table-cell office:value-type="float" office:value="7.61805">
                <text:p>7.61805</text:p>
              </table:table-cell>
              <table:table-cell office:value-type="float" office:value="4.66058">
                <text:p>4.66058</text:p>
              </table:table-cell>
              <table:table-cell office:value-type="float" office:value="6.75326">
                <text:p>6.75326</text:p>
              </table:table-cell>
              <table:table-cell office:value-type="float" office:value="11.03941">
                <text:p>11.03941</text:p>
              </table:table-cell>
              <table:table-cell office:value-type="float" office:value="10.18588">
                <text:p>10.18588</text:p>
              </table:table-cell>
              <table:table-cell office:value-type="float" office:value="7.00107">
                <text:p>7.00107</text:p>
              </table:table-cell>
              <table:table-cell office:value-type="float" office:value="9.94142">
                <text:p>9.941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9.24511">
                <text:p>9.24511</text:p>
              </table:table-cell>
              <table:table-cell office:value-type="float" office:value="2.78972">
                <text:p>2.78972</text:p>
              </table:table-cell>
              <table:table-cell office:value-type="float" office:value="8.09262">
                <text:p>8.09262</text:p>
              </table:table-cell>
              <table:table-cell office:value-type="float" office:value="1.86135">
                <text:p>1.86135</text:p>
              </table:table-cell>
              <table:table-cell office:value-type="float" office:value="11.69689">
                <text:p>11.69689</text:p>
              </table:table-cell>
              <table:table-cell office:value-type="float" office:value="11.81696">
                <text:p>11.81696</text:p>
              </table:table-cell>
              <table:table-cell office:value-type="float" office:value="10.23499">
                <text:p>10.23499</text:p>
              </table:table-cell>
              <table:table-cell office:value-type="float" office:value="8.77094">
                <text:p>8.77094</text:p>
              </table:table-cell>
              <table:table-cell office:value-type="float" office:value="6.21581">
                <text:p>6.21581</text:p>
              </table:table-cell>
              <table:table-cell office:value-type="float" office:value="5.37648">
                <text:p>5.37648</text:p>
              </table:table-cell>
              <table:table-cell office:value-type="float" office:value="7.72244">
                <text:p>7.72244</text:p>
              </table:table-cell>
              <table:table-cell office:value-type="float" office:value="8.15062">
                <text:p>8.15062</text:p>
              </table:table-cell>
              <table:table-cell office:value-type="float" office:value="8.55551">
                <text:p>8.55551</text:p>
              </table:table-cell>
              <table:table-cell office:value-type="float" office:value="5.45284">
                <text:p>5.45284</text:p>
              </table:table-cell>
              <table:table-cell office:value-type="float" office:value="7.50649">
                <text:p>7.50649</text:p>
              </table:table-cell>
              <table:table-cell office:value-type="float" office:value="10.68406">
                <text:p>10.68406</text:p>
              </table:table-cell>
              <table:table-cell office:value-type="float" office:value="10.37389">
                <text:p>10.37389</text:p>
              </table:table-cell>
              <table:table-cell office:value-type="float" office:value="7.74655">
                <text:p>7.74655</text:p>
              </table:table-cell>
              <table:table-cell office:value-type="float" office:value="10.87657">
                <text:p>10.876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0.05047">
                <text:p>10.05047</text:p>
              </table:table-cell>
              <table:table-cell office:value-type="float" office:value="3.00043">
                <text:p>3.00043</text:p>
              </table:table-cell>
              <table:table-cell office:value-type="float" office:value="8.8632">
                <text:p>8.8632</text:p>
              </table:table-cell>
              <table:table-cell office:value-type="float" office:value="2.60267">
                <text:p>2.60267</text:p>
              </table:table-cell>
              <table:table-cell office:value-type="float" office:value="12.49554">
                <text:p>12.49554</text:p>
              </table:table-cell>
              <table:table-cell office:value-type="float" office:value="12.73119">
                <text:p>12.73119</text:p>
              </table:table-cell>
              <table:table-cell office:value-type="float" office:value="11.01581">
                <text:p>11.01581</text:p>
              </table:table-cell>
              <table:table-cell office:value-type="float" office:value="9.38213">
                <text:p>9.38213</text:p>
              </table:table-cell>
              <table:table-cell office:value-type="float" office:value="6.95801">
                <text:p>6.95801</text:p>
              </table:table-cell>
              <table:table-cell office:value-type="float" office:value="5.29985">
                <text:p>5.29985</text:p>
              </table:table-cell>
              <table:table-cell office:value-type="float" office:value="8.48307">
                <text:p>8.48307</text:p>
              </table:table-cell>
              <table:table-cell office:value-type="float" office:value="8.91283">
                <text:p>8.91283</text:p>
              </table:table-cell>
              <table:table-cell office:value-type="float" office:value="9.18687">
                <text:p>9.18687</text:p>
              </table:table-cell>
              <table:table-cell office:value-type="float" office:value="6.20956">
                <text:p>6.20956</text:p>
              </table:table-cell>
              <table:table-cell office:value-type="float" office:value="8.27665">
                <text:p>8.27665</text:p>
              </table:table-cell>
              <table:table-cell office:value-type="float" office:value="10.21176">
                <text:p>10.21176</text:p>
              </table:table-cell>
              <table:table-cell office:value-type="float" office:value="10.67247">
                <text:p>10.67247</text:p>
              </table:table-cell>
              <table:table-cell office:value-type="float" office:value="8.51589">
                <text:p>8.51589</text:p>
              </table:table-cell>
              <table:table-cell office:value-type="float" office:value="11.49082">
                <text:p>11.490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0.81539">
                <text:p>10.81539</text:p>
              </table:table-cell>
              <table:table-cell office:value-type="float" office:value="3.20727">
                <text:p>3.20727</text:p>
              </table:table-cell>
              <table:table-cell office:value-type="float" office:value="9.65637">
                <text:p>9.65637</text:p>
              </table:table-cell>
              <table:table-cell office:value-type="float" office:value="3.40003">
                <text:p>3.40003</text:p>
              </table:table-cell>
              <table:table-cell office:value-type="float" office:value="13.25316">
                <text:p>13.25316</text:p>
              </table:table-cell>
              <table:table-cell office:value-type="float" office:value="13.34671">
                <text:p>13.34671</text:p>
              </table:table-cell>
              <table:table-cell office:value-type="float" office:value="11.77986">
                <text:p>11.77986</text:p>
              </table:table-cell>
              <table:table-cell office:value-type="float" office:value="10.31604">
                <text:p>10.31604</text:p>
              </table:table-cell>
              <table:table-cell office:value-type="float" office:value="7.73731">
                <text:p>7.73731</text:p>
              </table:table-cell>
              <table:table-cell office:value-type="float" office:value="5.41456">
                <text:p>5.41456</text:p>
              </table:table-cell>
              <table:table-cell office:value-type="float" office:value="9.27424">
                <text:p>9.27424</text:p>
              </table:table-cell>
              <table:table-cell office:value-type="float" office:value="9.72233">
                <text:p>9.72233</text:p>
              </table:table-cell>
              <table:table-cell office:value-type="float" office:value="10.13438">
                <text:p>10.13438</text:p>
              </table:table-cell>
              <table:table-cell office:value-type="float" office:value="7.00307">
                <text:p>7.00307</text:p>
              </table:table-cell>
              <table:table-cell office:value-type="float" office:value="9.02309">
                <text:p>9.02309</text:p>
              </table:table-cell>
              <table:table-cell office:value-type="float" office:value="9.84775">
                <text:p>9.84775</text:p>
              </table:table-cell>
              <table:table-cell office:value-type="float" office:value="10.88972">
                <text:p>10.88972</text:p>
              </table:table-cell>
              <table:table-cell office:value-type="float" office:value="9.26931">
                <text:p>9.26931</text:p>
              </table:table-cell>
              <table:table-cell office:value-type="float" office:value="12.42907">
                <text:p>12.429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1.62093">
                <text:p>11.62093</text:p>
              </table:table-cell>
              <table:table-cell office:value-type="float" office:value="3.58244">
                <text:p>3.58244</text:p>
              </table:table-cell>
              <table:table-cell office:value-type="float" office:value="10.4277">
                <text:p>10.4277</text:p>
              </table:table-cell>
              <table:table-cell office:value-type="float" office:value="4.15102">
                <text:p>4.15102</text:p>
              </table:table-cell>
              <table:table-cell office:value-type="float" office:value="14.05127">
                <text:p>14.05127</text:p>
              </table:table-cell>
              <table:table-cell office:value-type="float" office:value="14.27535">
                <text:p>14.27535</text:p>
              </table:table-cell>
              <table:table-cell office:value-type="float" office:value="12.56063">
                <text:p>12.56063</text:p>
              </table:table-cell>
              <table:table-cell office:value-type="float" office:value="10.9384">
                <text:p>10.9384</text:p>
              </table:table-cell>
              <table:table-cell office:value-type="float" office:value="8.48122">
                <text:p>8.48122</text:p>
              </table:table-cell>
              <table:table-cell office:value-type="float" office:value="5.45735">
                <text:p>5.45735</text:p>
              </table:table-cell>
              <table:table-cell office:value-type="float" office:value="10.04426">
                <text:p>10.04426</text:p>
              </table:table-cell>
              <table:table-cell office:value-type="float" office:value="10.4965">
                <text:p>10.4965</text:p>
              </table:table-cell>
              <table:table-cell office:value-type="float" office:value="10.75536">
                <text:p>10.75536</text:p>
              </table:table-cell>
              <table:table-cell office:value-type="float" office:value="7.76281">
                <text:p>7.76281</text:p>
              </table:table-cell>
              <table:table-cell office:value-type="float" office:value="9.80655">
                <text:p>9.80655</text:p>
              </table:table-cell>
              <table:table-cell office:value-type="float" office:value="9.37917">
                <text:p>9.37917</text:p>
              </table:table-cell>
              <table:table-cell office:value-type="float" office:value="11.21624">
                <text:p>11.21624</text:p>
              </table:table-cell>
              <table:table-cell office:value-type="float" office:value="10.05218">
                <text:p>10.05218</text:p>
              </table:table-cell>
              <table:table-cell office:value-type="float" office:value="13.05422">
                <text:p>13.054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2.39453">
                <text:p>12.39453</text:p>
              </table:table-cell>
              <table:table-cell office:value-type="float" office:value="3.86637">
                <text:p>3.86637</text:p>
              </table:table-cell>
              <table:table-cell office:value-type="float" office:value="11.22949">
                <text:p>11.22949</text:p>
              </table:table-cell>
              <table:table-cell office:value-type="float" office:value="4.93662">
                <text:p>4.93662</text:p>
              </table:table-cell>
              <table:table-cell office:value-type="float" office:value="14.82123">
                <text:p>14.82123</text:p>
              </table:table-cell>
              <table:table-cell office:value-type="float" office:value="14.89374">
                <text:p>14.89374</text:p>
              </table:table-cell>
              <table:table-cell office:value-type="float" office:value="13.32607">
                <text:p>13.32607</text:p>
              </table:table-cell>
              <table:table-cell office:value-type="float" office:value="11.86575">
                <text:p>11.86575</text:p>
              </table:table-cell>
              <table:table-cell office:value-type="float" office:value="9.2614">
                <text:p>9.2614</text:p>
              </table:table-cell>
              <table:table-cell office:value-type="float" office:value="5.6136">
                <text:p>5.6136</text:p>
              </table:table-cell>
              <table:table-cell office:value-type="float" office:value="10.84527">
                <text:p>10.84527</text:p>
              </table:table-cell>
              <table:table-cell office:value-type="float" office:value="11.29308">
                <text:p>11.29308</text:p>
              </table:table-cell>
              <table:table-cell office:value-type="float" office:value="11.70269">
                <text:p>11.70269</text:p>
              </table:table-cell>
              <table:table-cell office:value-type="float" office:value="8.56669">
                <text:p>8.56669</text:p>
              </table:table-cell>
              <table:table-cell office:value-type="float" office:value="10.56572">
                <text:p>10.56572</text:p>
              </table:table-cell>
              <table:table-cell office:value-type="float" office:value="9.00682">
                <text:p>9.00682</text:p>
              </table:table-cell>
              <table:table-cell office:value-type="float" office:value="11.44368">
                <text:p>11.44368</text:p>
              </table:table-cell>
              <table:table-cell office:value-type="float" office:value="10.79989">
                <text:p>10.79989</text:p>
              </table:table-cell>
              <table:table-cell office:value-type="float" office:value="13.9856">
                <text:p>13.98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3.20147">
                <text:p>13.20147</text:p>
              </table:table-cell>
              <table:table-cell office:value-type="float" office:value="4.35753">
                <text:p>4.35753</text:p>
              </table:table-cell>
              <table:table-cell office:value-type="float" office:value="11.99278">
                <text:p>11.99278</text:p>
              </table:table-cell>
              <table:table-cell office:value-type="float" office:value="5.69737">
                <text:p>5.69737</text:p>
              </table:table-cell>
              <table:table-cell office:value-type="float" office:value="15.60939">
                <text:p>15.60939</text:p>
              </table:table-cell>
              <table:table-cell office:value-type="float" office:value="15.81599">
                <text:p>15.81599</text:p>
              </table:table-cell>
              <table:table-cell office:value-type="float" office:value="14.11856">
                <text:p>14.11856</text:p>
              </table:table-cell>
              <table:table-cell office:value-type="float" office:value="12.489">
                <text:p>12.489</text:p>
              </table:table-cell>
              <table:table-cell office:value-type="float" office:value="10.0079">
                <text:p>10.0079</text:p>
              </table:table-cell>
              <table:table-cell office:value-type="float" office:value="5.7235">
                <text:p>5.7235</text:p>
              </table:table-cell>
              <table:table-cell office:value-type="float" office:value="11.60755">
                <text:p>11.60755</text:p>
              </table:table-cell>
              <table:table-cell office:value-type="float" office:value="12.0675">
                <text:p>12.0675</text:p>
              </table:table-cell>
              <table:table-cell office:value-type="float" office:value="12.3266">
                <text:p>12.3266</text:p>
              </table:table-cell>
              <table:table-cell office:value-type="float" office:value="9.32719">
                <text:p>9.32719</text:p>
              </table:table-cell>
              <table:table-cell office:value-type="float" office:value="11.35041">
                <text:p>11.35041</text:p>
              </table:table-cell>
              <table:table-cell office:value-type="float" office:value="8.54046">
                <text:p>8.54046</text:p>
              </table:table-cell>
              <table:table-cell office:value-type="float" office:value="11.75573">
                <text:p>11.75573</text:p>
              </table:table-cell>
              <table:table-cell office:value-type="float" office:value="11.58419">
                <text:p>11.58419</text:p>
              </table:table-cell>
              <table:table-cell office:value-type="float" office:value="14.61159">
                <text:p>14.611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3.96644">
                <text:p>13.96644</text:p>
              </table:table-cell>
              <table:table-cell office:value-type="float" office:value="4.71988">
                <text:p>4.71988</text:p>
              </table:table-cell>
              <table:table-cell office:value-type="float" office:value="12.79631">
                <text:p>12.79631</text:p>
              </table:table-cell>
              <table:table-cell office:value-type="float" office:value="6.49289">
                <text:p>6.49289</text:p>
              </table:table-cell>
              <table:table-cell office:value-type="float" office:value="16.38157">
                <text:p>16.38157</text:p>
              </table:table-cell>
              <table:table-cell office:value-type="float" office:value="16.43691">
                <text:p>16.43691</text:p>
              </table:table-cell>
              <table:table-cell office:value-type="float" office:value="14.88641">
                <text:p>14.88641</text:p>
              </table:table-cell>
              <table:table-cell office:value-type="float" office:value="13.42745">
                <text:p>13.42745</text:p>
              </table:table-cell>
              <table:table-cell office:value-type="float" office:value="10.78928">
                <text:p>10.78928</text:p>
              </table:table-cell>
              <table:table-cell office:value-type="float" office:value="5.88012">
                <text:p>5.88012</text:p>
              </table:table-cell>
              <table:table-cell office:value-type="float" office:value="12.41242">
                <text:p>12.41242</text:p>
              </table:table-cell>
              <table:table-cell office:value-type="float" office:value="12.86426">
                <text:p>12.86426</text:p>
              </table:table-cell>
              <table:table-cell office:value-type="float" office:value="13.27436">
                <text:p>13.27436</text:p>
              </table:table-cell>
              <table:table-cell office:value-type="float" office:value="10.12222">
                <text:p>10.12222</text:p>
              </table:table-cell>
              <table:table-cell office:value-type="float" office:value="12.10205">
                <text:p>12.10205</text:p>
              </table:table-cell>
              <table:table-cell office:value-type="float" office:value="8.17074">
                <text:p>8.17074</text:p>
              </table:table-cell>
              <table:table-cell office:value-type="float" office:value="12.0298">
                <text:p>12.0298</text:p>
              </table:table-cell>
              <table:table-cell office:value-type="float" office:value="12.3443">
                <text:p>12.3443</text:p>
              </table:table-cell>
              <table:table-cell office:value-type="float" office:value="15.54383">
                <text:p>15.543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4.77381">
                <text:p>14.77381</text:p>
              </table:table-cell>
              <table:table-cell office:value-type="float" office:value="5.28883">
                <text:p>5.28883</text:p>
              </table:table-cell>
              <table:table-cell office:value-type="float" office:value="13.57162">
                <text:p>13.57162</text:p>
              </table:table-cell>
              <table:table-cell office:value-type="float" office:value="7.2428">
                <text:p>7.2428</text:p>
              </table:table-cell>
              <table:table-cell office:value-type="float" office:value="17.17292">
                <text:p>17.17292</text:p>
              </table:table-cell>
              <table:table-cell office:value-type="float" office:value="17.37194">
                <text:p>17.37194</text:p>
              </table:table-cell>
              <table:table-cell office:value-type="float" office:value="15.67124">
                <text:p>15.67124</text:p>
              </table:table-cell>
              <table:table-cell office:value-type="float" office:value="14.0526">
                <text:p>14.0526</text:p>
              </table:table-cell>
              <table:table-cell office:value-type="float" office:value="11.53772">
                <text:p>11.53772</text:p>
              </table:table-cell>
              <table:table-cell office:value-type="float" office:value="6.05193">
                <text:p>6.05193</text:p>
              </table:table-cell>
              <table:table-cell office:value-type="float" office:value="13.18665">
                <text:p>13.18665</text:p>
              </table:table-cell>
              <table:table-cell office:value-type="float" office:value="13.64091">
                <text:p>13.64091</text:p>
              </table:table-cell>
              <table:table-cell office:value-type="float" office:value="13.90644">
                <text:p>13.90644</text:p>
              </table:table-cell>
              <table:table-cell office:value-type="float" office:value="10.89394">
                <text:p>10.89394</text:p>
              </table:table-cell>
              <table:table-cell office:value-type="float" office:value="12.8896">
                <text:p>12.8896</text:p>
              </table:table-cell>
              <table:table-cell office:value-type="float" office:value="7.69771">
                <text:p>7.69771</text:p>
              </table:table-cell>
              <table:table-cell office:value-type="float" office:value="12.36701">
                <text:p>12.36701</text:p>
              </table:table-cell>
              <table:table-cell office:value-type="float" office:value="13.13126">
                <text:p>13.13126</text:p>
              </table:table-cell>
              <table:table-cell office:value-type="float" office:value="16.17147">
                <text:p>16.17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5.54196">
                <text:p>15.54196</text:p>
              </table:table-cell>
              <table:table-cell office:value-type="float" office:value="5.68505">
                <text:p>5.68505</text:p>
              </table:table-cell>
              <table:table-cell office:value-type="float" office:value="14.3671">
                <text:p>14.3671</text:p>
              </table:table-cell>
              <table:table-cell office:value-type="float" office:value="8.04868">
                <text:p>8.04868</text:p>
              </table:table-cell>
              <table:table-cell office:value-type="float" office:value="17.94708">
                <text:p>17.94708</text:p>
              </table:table-cell>
              <table:table-cell office:value-type="float" office:value="17.98505">
                <text:p>17.98505</text:p>
              </table:table-cell>
              <table:table-cell office:value-type="float" office:value="16.44124">
                <text:p>16.44124</text:p>
              </table:table-cell>
              <table:table-cell office:value-type="float" office:value="14.83935">
                <text:p>14.83935</text:p>
              </table:table-cell>
              <table:table-cell office:value-type="float" office:value="12.31978">
                <text:p>12.31978</text:p>
              </table:table-cell>
              <table:table-cell office:value-type="float" office:value="6.26549">
                <text:p>6.26549</text:p>
              </table:table-cell>
              <table:table-cell office:value-type="float" office:value="13.9789">
                <text:p>13.9789</text:p>
              </table:table-cell>
              <table:table-cell office:value-type="float" office:value="14.45061">
                <text:p>14.45061</text:p>
              </table:table-cell>
              <table:table-cell office:value-type="float" office:value="14.84685">
                <text:p>14.84685</text:p>
              </table:table-cell>
              <table:table-cell office:value-type="float" office:value="11.69806">
                <text:p>11.69806</text:p>
              </table:table-cell>
              <table:table-cell office:value-type="float" office:value="13.64539">
                <text:p>13.64539</text:p>
              </table:table-cell>
              <table:table-cell office:value-type="float" office:value="7.17474">
                <text:p>7.17474</text:p>
              </table:table-cell>
              <table:table-cell office:value-type="float" office:value="12.64372">
                <text:p>12.64372</text:p>
              </table:table-cell>
              <table:table-cell office:value-type="float" office:value="13.88577">
                <text:p>13.88577</text:p>
              </table:table-cell>
              <table:table-cell office:value-type="float" office:value="17.11594">
                <text:p>17.115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6.35098">
                <text:p>16.35098</text:p>
              </table:table-cell>
              <table:table-cell office:value-type="float" office:value="6.3008">
                <text:p>6.3008</text:p>
              </table:table-cell>
              <table:table-cell office:value-type="float" office:value="15.14437">
                <text:p>15.14437</text:p>
              </table:table-cell>
              <table:table-cell office:value-type="float" office:value="8.8096">
                <text:p>8.8096</text:p>
              </table:table-cell>
              <table:table-cell office:value-type="float" office:value="18.75031">
                <text:p>18.75031</text:p>
              </table:table-cell>
              <table:table-cell office:value-type="float" office:value="18.92242">
                <text:p>18.92242</text:p>
              </table:table-cell>
              <table:table-cell office:value-type="float" office:value="17.23816">
                <text:p>17.23816</text:p>
              </table:table-cell>
              <table:table-cell office:value-type="float" office:value="15.61268">
                <text:p>15.61268</text:p>
              </table:table-cell>
              <table:table-cell office:value-type="float" office:value="13.08105">
                <text:p>13.08105</text:p>
              </table:table-cell>
              <table:table-cell office:value-type="float" office:value="6.49849">
                <text:p>6.49849</text:p>
              </table:table-cell>
              <table:table-cell office:value-type="float" office:value="14.75643">
                <text:p>14.75643</text:p>
              </table:table-cell>
              <table:table-cell office:value-type="float" office:value="15.21743">
                <text:p>15.21743</text:p>
              </table:table-cell>
              <table:table-cell office:value-type="float" office:value="15.48108">
                <text:p>15.48108</text:p>
              </table:table-cell>
              <table:table-cell office:value-type="float" office:value="12.45911">
                <text:p>12.45911</text:p>
              </table:table-cell>
              <table:table-cell office:value-type="float" office:value="14.43547">
                <text:p>14.43547</text:p>
              </table:table-cell>
              <table:table-cell office:value-type="float" office:value="6.58818">
                <text:p>6.58818</text:p>
              </table:table-cell>
              <table:table-cell office:value-type="float" office:value="12.98462">
                <text:p>12.98462</text:p>
              </table:table-cell>
              <table:table-cell office:value-type="float" office:value="14.67483">
                <text:p>14.67483</text:p>
              </table:table-cell>
              <table:table-cell office:value-type="float" office:value="17.74682">
                <text:p>17.746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7.13063">
                <text:p>17.13063</text:p>
              </table:table-cell>
              <table:table-cell office:value-type="float" office:value="6.72988">
                <text:p>6.72988</text:p>
              </table:table-cell>
              <table:table-cell office:value-type="float" office:value="15.76876">
                <text:p>15.76876</text:p>
              </table:table-cell>
              <table:table-cell office:value-type="float" office:value="9.60442">
                <text:p>9.60442</text:p>
              </table:table-cell>
              <table:table-cell office:value-type="float" office:value="19.51809">
                <text:p>19.51809</text:p>
              </table:table-cell>
              <table:table-cell office:value-type="float" office:value="19.54773">
                <text:p>19.54773</text:p>
              </table:table-cell>
              <table:table-cell office:value-type="float" office:value="18.00234">
                <text:p>18.00234</text:p>
              </table:table-cell>
              <table:table-cell office:value-type="float" office:value="16.41147">
                <text:p>16.41147</text:p>
              </table:table-cell>
              <table:table-cell office:value-type="float" office:value="13.85799">
                <text:p>13.85799</text:p>
              </table:table-cell>
              <table:table-cell office:value-type="float" office:value="6.76122">
                <text:p>6.76122</text:p>
              </table:table-cell>
              <table:table-cell office:value-type="float" office:value="15.56117">
                <text:p>15.56117</text:p>
              </table:table-cell>
              <table:table-cell office:value-type="float" office:value="16.02893">
                <text:p>16.02893</text:p>
              </table:table-cell>
              <table:table-cell office:value-type="float" office:value="16.43364">
                <text:p>16.43364</text:p>
              </table:table-cell>
              <table:table-cell office:value-type="float" office:value="13.26423">
                <text:p>13.26423</text:p>
              </table:table-cell>
              <table:table-cell office:value-type="float" office:value="15.20346">
                <text:p>15.20346</text:p>
              </table:table-cell>
              <table:table-cell office:value-type="float" office:value="5.98401">
                <text:p>5.98401</text:p>
              </table:table-cell>
              <table:table-cell office:value-type="float" office:value="13.27177">
                <text:p>13.27177</text:p>
              </table:table-cell>
              <table:table-cell office:value-type="float" office:value="15.44204">
                <text:p>15.44204</text:p>
              </table:table-cell>
              <table:table-cell office:value-type="float" office:value="18.68639">
                <text:p>18.686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7.93266">
                <text:p>17.93266</text:p>
              </table:table-cell>
              <table:table-cell office:value-type="float" office:value="7.38371">
                <text:p>7.38371</text:p>
              </table:table-cell>
              <table:table-cell office:value-type="float" office:value="16.72068">
                <text:p>16.72068</text:p>
              </table:table-cell>
              <table:table-cell office:value-type="float" office:value="10.36654">
                <text:p>10.36654</text:p>
              </table:table-cell>
              <table:table-cell office:value-type="float" office:value="20.32332">
                <text:p>20.32332</text:p>
              </table:table-cell>
              <table:table-cell office:value-type="float" office:value="20.47903">
                <text:p>20.47903</text:p>
              </table:table-cell>
              <table:table-cell office:value-type="float" office:value="18.80148">
                <text:p>18.80148</text:p>
              </table:table-cell>
              <table:table-cell office:value-type="float" office:value="17.17534">
                <text:p>17.17534</text:p>
              </table:table-cell>
              <table:table-cell office:value-type="float" office:value="14.6241">
                <text:p>14.6241</text:p>
              </table:table-cell>
              <table:table-cell office:value-type="float" office:value="7.0649">
                <text:p>7.0649</text:p>
              </table:table-cell>
              <table:table-cell office:value-type="float" office:value="16.33094">
                <text:p>16.33094</text:p>
              </table:table-cell>
              <table:table-cell office:value-type="float" office:value="16.80881">
                <text:p>16.80881</text:p>
              </table:table-cell>
              <table:table-cell office:value-type="float" office:value="17.05962">
                <text:p>17.05962</text:p>
              </table:table-cell>
              <table:table-cell office:value-type="float" office:value="14.03801">
                <text:p>14.03801</text:p>
              </table:table-cell>
              <table:table-cell office:value-type="float" office:value="15.98815">
                <text:p>15.98815</text:p>
              </table:table-cell>
              <table:table-cell office:value-type="float" office:value="5.49442">
                <text:p>5.49442</text:p>
              </table:table-cell>
              <table:table-cell office:value-type="float" office:value="13.63498">
                <text:p>13.63498</text:p>
              </table:table-cell>
              <table:table-cell office:value-type="float" office:value="16.22479">
                <text:p>16.22479</text:p>
              </table:table-cell>
              <table:table-cell office:value-type="float" office:value="19.31787">
                <text:p>19.31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8.70477">
                <text:p>18.70477</text:p>
              </table:table-cell>
              <table:table-cell office:value-type="float" office:value="7.83503">
                <text:p>7.83503</text:p>
              </table:table-cell>
              <table:table-cell office:value-type="float" office:value="17.3465">
                <text:p>17.3465</text:p>
              </table:table-cell>
              <table:table-cell office:value-type="float" office:value="11.17282">
                <text:p>11.17282</text:p>
              </table:table-cell>
              <table:table-cell office:value-type="float" office:value="21.09274">
                <text:p>21.09274</text:p>
              </table:table-cell>
              <table:table-cell office:value-type="float" office:value="21.10466">
                <text:p>21.10466</text:p>
              </table:table-cell>
              <table:table-cell office:value-type="float" office:value="19.56941">
                <text:p>19.56941</text:p>
              </table:table-cell>
              <table:table-cell office:value-type="float" office:value="17.97916">
                <text:p>17.97916</text:p>
              </table:table-cell>
              <table:table-cell office:value-type="float" office:value="15.41417">
                <text:p>15.41417</text:p>
              </table:table-cell>
              <table:table-cell office:value-type="float" office:value="7.37402">
                <text:p>7.37402</text:p>
              </table:table-cell>
              <table:table-cell office:value-type="float" office:value="17.13646">
                <text:p>17.13646</text:p>
              </table:table-cell>
              <table:table-cell office:value-type="float" office:value="17.61208">
                <text:p>17.61208</text:p>
              </table:table-cell>
              <table:table-cell office:value-type="float" office:value="18.01508">
                <text:p>18.01508</text:p>
              </table:table-cell>
              <table:table-cell office:value-type="float" office:value="14.8446">
                <text:p>14.8446</text:p>
              </table:table-cell>
              <table:table-cell office:value-type="float" office:value="16.7583">
                <text:p>16.7583</text:p>
              </table:table-cell>
              <table:table-cell office:value-type="float" office:value="4.83333">
                <text:p>4.83333</text:p>
              </table:table-cell>
              <table:table-cell office:value-type="float" office:value="13.93424">
                <text:p>13.93424</text:p>
              </table:table-cell>
              <table:table-cell office:value-type="float" office:value="16.99749">
                <text:p>16.99749</text:p>
              </table:table-cell>
              <table:table-cell office:value-type="float" office:value="20.25941">
                <text:p>20.259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9.51756">
                <text:p>19.51756</text:p>
              </table:table-cell>
              <table:table-cell office:value-type="float" office:value="8.51722">
                <text:p>8.51722</text:p>
              </table:table-cell>
              <table:table-cell office:value-type="float" office:value="18.2938">
                <text:p>18.2938</text:p>
              </table:table-cell>
              <table:table-cell office:value-type="float" office:value="11.94607">
                <text:p>11.94607</text:p>
              </table:table-cell>
              <table:table-cell office:value-type="float" office:value="21.89246">
                <text:p>21.89246</text:p>
              </table:table-cell>
              <table:table-cell office:value-type="float" office:value="22.03957">
                <text:p>22.03957</text:p>
              </table:table-cell>
              <table:table-cell office:value-type="float" office:value="20.36339">
                <text:p>20.36339</text:p>
              </table:table-cell>
              <table:table-cell office:value-type="float" office:value="18.74716">
                <text:p>18.74716</text:p>
              </table:table-cell>
              <table:table-cell office:value-type="float" office:value="16.17234">
                <text:p>16.17234</text:p>
              </table:table-cell>
              <table:table-cell office:value-type="float" office:value="7.73108">
                <text:p>7.73108</text:p>
              </table:table-cell>
              <table:table-cell office:value-type="float" office:value="17.90754">
                <text:p>17.90754</text:p>
              </table:table-cell>
              <table:table-cell office:value-type="float" office:value="18.38759">
                <text:p>18.38759</text:p>
              </table:table-cell>
              <table:table-cell office:value-type="float" office:value="18.64352">
                <text:p>18.64352</text:p>
              </table:table-cell>
              <table:table-cell office:value-type="float" office:value="15.61056">
                <text:p>15.61056</text:p>
              </table:table-cell>
              <table:table-cell office:value-type="float" office:value="17.54429">
                <text:p>17.54429</text:p>
              </table:table-cell>
              <table:table-cell office:value-type="float" office:value="4.44754">
                <text:p>4.44754</text:p>
              </table:table-cell>
              <table:table-cell office:value-type="float" office:value="14.31538">
                <text:p>14.31538</text:p>
              </table:table-cell>
              <table:table-cell office:value-type="float" office:value="17.7847">
                <text:p>17.7847</text:p>
              </table:table-cell>
              <table:table-cell office:value-type="float" office:value="20.88421">
                <text:p>20.884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20.29455">
                <text:p>20.29455</text:p>
              </table:table-cell>
              <table:table-cell office:value-type="float" office:value="8.97627">
                <text:p>8.97627</text:p>
              </table:table-cell>
              <table:table-cell office:value-type="float" office:value="18.92039">
                <text:p>18.92039</text:p>
              </table:table-cell>
              <table:table-cell office:value-type="float" office:value="12.74409">
                <text:p>12.74409</text:p>
              </table:table-cell>
              <table:table-cell office:value-type="float" office:value="22.6732">
                <text:p>22.6732</text:p>
              </table:table-cell>
              <table:table-cell office:value-type="float" office:value="22.66285">
                <text:p>22.66285</text:p>
              </table:table-cell>
              <table:table-cell office:value-type="float" office:value="20.9965">
                <text:p>20.9965</text:p>
              </table:table-cell>
              <table:table-cell office:value-type="float" office:value="19.54151">
                <text:p>19.54151</text:p>
              </table:table-cell>
              <table:table-cell office:value-type="float" office:value="16.96978">
                <text:p>16.96978</text:p>
              </table:table-cell>
              <table:table-cell office:value-type="float" office:value="8.08233">
                <text:p>8.08233</text:p>
              </table:table-cell>
              <table:table-cell office:value-type="float" office:value="18.70835">
                <text:p>18.70835</text:p>
              </table:table-cell>
              <table:table-cell office:value-type="float" office:value="19.20127">
                <text:p>19.20127</text:p>
              </table:table-cell>
              <table:table-cell office:value-type="float" office:value="19.59157">
                <text:p>19.59157</text:p>
              </table:table-cell>
              <table:table-cell office:value-type="float" office:value="16.41915">
                <text:p>16.41915</text:p>
              </table:table-cell>
              <table:table-cell office:value-type="float" office:value="18.31008">
                <text:p>18.31008</text:p>
              </table:table-cell>
              <table:table-cell office:value-type="float" office:value="3.9415">
                <text:p>3.9415</text:p>
              </table:table-cell>
              <table:table-cell office:value-type="float" office:value="14.64284">
                <text:p>14.64284</text:p>
              </table:table-cell>
              <table:table-cell office:value-type="float" office:value="18.54908">
                <text:p>18.54908</text:p>
              </table:table-cell>
              <table:table-cell office:value-type="float" office:value="21.8286">
                <text:p>21.82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1.10163">
                <text:p>21.10163</text:p>
              </table:table-cell>
              <table:table-cell office:value-type="float" office:value="9.69227">
                <text:p>9.69227</text:p>
              </table:table-cell>
              <table:table-cell office:value-type="float" office:value="19.87119">
                <text:p>19.87119</text:p>
              </table:table-cell>
              <table:table-cell office:value-type="float" office:value="13.52012">
                <text:p>13.52012</text:p>
              </table:table-cell>
              <table:table-cell office:value-type="float" office:value="23.47517">
                <text:p>23.47517</text:p>
              </table:table-cell>
              <table:table-cell office:value-type="float" office:value="23.60404">
                <text:p>23.60404</text:p>
              </table:table-cell>
              <table:table-cell office:value-type="float" office:value="21.93905">
                <text:p>21.93905</text:p>
              </table:table-cell>
              <table:table-cell office:value-type="float" office:value="20.31531">
                <text:p>20.31531</text:p>
              </table:table-cell>
              <table:table-cell office:value-type="float" office:value="17.73212">
                <text:p>17.73212</text:p>
              </table:table-cell>
              <table:table-cell office:value-type="float" office:value="8.47297">
                <text:p>8.47297</text:p>
              </table:table-cell>
              <table:table-cell office:value-type="float" office:value="19.48104">
                <text:p>19.48104</text:p>
              </table:table-cell>
              <table:table-cell office:value-type="float" office:value="19.97781">
                <text:p>19.97781</text:p>
              </table:table-cell>
              <table:table-cell office:value-type="float" office:value="20.23254">
                <text:p>20.23254</text:p>
              </table:table-cell>
              <table:table-cell office:value-type="float" office:value="17.18818">
                <text:p>17.18818</text:p>
              </table:table-cell>
              <table:table-cell office:value-type="float" office:value="19.10729">
                <text:p>19.10729</text:p>
              </table:table-cell>
              <table:table-cell office:value-type="float" office:value="3.61521">
                <text:p>3.61521</text:p>
              </table:table-cell>
              <table:table-cell office:value-type="float" office:value="15.03767">
                <text:p>15.03767</text:p>
              </table:table-cell>
              <table:table-cell office:value-type="float" office:value="19.35205">
                <text:p>19.35205</text:p>
              </table:table-cell>
              <table:table-cell office:value-type="float" office:value="22.45719">
                <text:p>22.45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21.88088">
                <text:p>21.88088</text:p>
              </table:table-cell>
              <table:table-cell office:value-type="float" office:value="10.16475">
                <text:p>10.16475</text:p>
              </table:table-cell>
              <table:table-cell office:value-type="float" office:value="20.50267">
                <text:p>20.50267</text:p>
              </table:table-cell>
              <table:table-cell office:value-type="float" office:value="14.32756">
                <text:p>14.32756</text:p>
              </table:table-cell>
              <table:table-cell office:value-type="float" office:value="24.24313">
                <text:p>24.24313</text:p>
              </table:table-cell>
              <table:table-cell office:value-type="float" office:value="24.22709">
                <text:p>24.22709</text:p>
              </table:table-cell>
              <table:table-cell office:value-type="float" office:value="22.56631">
                <text:p>22.56631</text:p>
              </table:table-cell>
              <table:table-cell office:value-type="float" office:value="21.11326">
                <text:p>21.11326</text:p>
              </table:table-cell>
              <table:table-cell office:value-type="float" office:value="18.52939">
                <text:p>18.52939</text:p>
              </table:table-cell>
              <table:table-cell office:value-type="float" office:value="8.86317">
                <text:p>8.86317</text:p>
              </table:table-cell>
              <table:table-cell office:value-type="float" office:value="20.28526">
                <text:p>20.28526</text:p>
              </table:table-cell>
              <table:table-cell office:value-type="float" office:value="20.78757">
                <text:p>20.78757</text:p>
              </table:table-cell>
              <table:table-cell office:value-type="float" office:value="21.17675">
                <text:p>21.17675</text:p>
              </table:table-cell>
              <table:table-cell office:value-type="float" office:value="17.99938">
                <text:p>17.99938</text:p>
              </table:table-cell>
              <table:table-cell office:value-type="float" office:value="19.86723">
                <text:p>19.86723</text:p>
              </table:table-cell>
              <table:table-cell office:value-type="float" office:value="3.1376">
                <text:p>3.1376</text:p>
              </table:table-cell>
              <table:table-cell office:value-type="float" office:value="15.37946">
                <text:p>15.37946</text:p>
              </table:table-cell>
              <table:table-cell office:value-type="float" office:value="20.12389">
                <text:p>20.12389</text:p>
              </table:table-cell>
              <table:table-cell office:value-type="float" office:value="23.40868">
                <text:p>23.408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22.69214">
                <text:p>22.69214</text:p>
              </table:table-cell>
              <table:table-cell office:value-type="float" office:value="10.89011">
                <text:p>10.89011</text:p>
              </table:table-cell>
              <table:table-cell office:value-type="float" office:value="21.45677">
                <text:p>21.45677</text:p>
              </table:table-cell>
              <table:table-cell office:value-type="float" office:value="15.09486">
                <text:p>15.09486</text:p>
              </table:table-cell>
              <table:table-cell office:value-type="float" office:value="25.05486">
                <text:p>25.05486</text:p>
              </table:table-cell>
              <table:table-cell office:value-type="float" office:value="25.16257">
                <text:p>25.16257</text:p>
              </table:table-cell>
              <table:table-cell office:value-type="float" office:value="23.3331">
                <text:p>23.3331</text:p>
              </table:table-cell>
              <table:table-cell office:value-type="float" office:value="21.87831">
                <text:p>21.87831</text:p>
              </table:table-cell>
              <table:table-cell office:value-type="float" office:value="19.28748">
                <text:p>19.28748</text:p>
              </table:table-cell>
              <table:table-cell office:value-type="float" office:value="9.29336">
                <text:p>9.29336</text:p>
              </table:table-cell>
              <table:table-cell office:value-type="float" office:value="21.06393">
                <text:p>21.06393</text:p>
              </table:table-cell>
              <table:table-cell office:value-type="float" office:value="21.56554">
                <text:p>21.56554</text:p>
              </table:table-cell>
              <table:table-cell office:value-type="float" office:value="21.81788">
                <text:p>21.81788</text:p>
              </table:table-cell>
              <table:table-cell office:value-type="float" office:value="18.77052">
                <text:p>18.77052</text:p>
              </table:table-cell>
              <table:table-cell office:value-type="float" office:value="20.67417">
                <text:p>20.67417</text:p>
              </table:table-cell>
              <table:table-cell office:value-type="float" office:value="2.82085">
                <text:p>2.82085</text:p>
              </table:table-cell>
              <table:table-cell office:value-type="float" office:value="15.78437">
                <text:p>15.78437</text:p>
              </table:table-cell>
              <table:table-cell office:value-type="float" office:value="20.92084">
                <text:p>20.92084</text:p>
              </table:table-cell>
              <table:table-cell office:value-type="float" office:value="24.03845">
                <text:p>24.038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23.46555">
                <text:p>23.46555</text:p>
              </table:table-cell>
              <table:table-cell office:value-type="float" office:value="11.37432">
                <text:p>11.37432</text:p>
              </table:table-cell>
              <table:table-cell office:value-type="float" office:value="22.07918">
                <text:p>22.07918</text:p>
              </table:table-cell>
              <table:table-cell office:value-type="float" office:value="15.90522">
                <text:p>15.90522</text:p>
              </table:table-cell>
              <table:table-cell office:value-type="float" office:value="25.83356">
                <text:p>25.83356</text:p>
              </table:table-cell>
              <table:table-cell office:value-type="float" office:value="25.79101">
                <text:p>25.79101</text:p>
              </table:table-cell>
              <table:table-cell office:value-type="float" office:value="24.13331">
                <text:p>24.13331</text:p>
              </table:table-cell>
              <table:table-cell office:value-type="float" office:value="22.68122">
                <text:p>22.68122</text:p>
              </table:table-cell>
              <table:table-cell office:value-type="float" office:value="20.08917">
                <text:p>20.08917</text:p>
              </table:table-cell>
              <table:table-cell office:value-type="float" office:value="9.70335">
                <text:p>9.70335</text:p>
              </table:table-cell>
              <table:table-cell office:value-type="float" office:value="21.86728">
                <text:p>21.86728</text:p>
              </table:table-cell>
              <table:table-cell office:value-type="float" office:value="22.3758">
                <text:p>22.3758</text:p>
              </table:table-cell>
              <table:table-cell office:value-type="float" office:value="22.76471">
                <text:p>22.76471</text:p>
              </table:table-cell>
              <table:table-cell office:value-type="float" office:value="19.58181">
                <text:p>19.58181</text:p>
              </table:table-cell>
              <table:table-cell office:value-type="float" office:value="21.43908">
                <text:p>21.43908</text:p>
              </table:table-cell>
              <table:table-cell office:value-type="float" office:value="2.40406">
                <text:p>2.40406</text:p>
              </table:table-cell>
              <table:table-cell office:value-type="float" office:value="16.13938">
                <text:p>16.13938</text:p>
              </table:table-cell>
              <table:table-cell office:value-type="float" office:value="21.68391">
                <text:p>21.68391</text:p>
              </table:table-cell>
              <table:table-cell office:value-type="float" office:value="24.98103">
                <text:p>24.981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24.26751">
                <text:p>24.26751</text:p>
              </table:table-cell>
              <table:table-cell office:value-type="float" office:value="12.12071">
                <text:p>12.12071</text:p>
              </table:table-cell>
              <table:table-cell office:value-type="float" office:value="23.02804">
                <text:p>23.02804</text:p>
              </table:table-cell>
              <table:table-cell office:value-type="float" office:value="16.67387">
                <text:p>16.67387</text:p>
              </table:table-cell>
              <table:table-cell office:value-type="float" office:value="26.63132">
                <text:p>26.63132</text:p>
              </table:table-cell>
              <table:table-cell office:value-type="float" office:value="26.73203">
                <text:p>26.73203</text:p>
              </table:table-cell>
              <table:table-cell office:value-type="float" office:value="24.90258">
                <text:p>24.90258</text:p>
              </table:table-cell>
              <table:table-cell office:value-type="float" office:value="23.45346">
                <text:p>23.45346</text:p>
              </table:table-cell>
              <table:table-cell office:value-type="float" office:value="20.8485">
                <text:p>20.8485</text:p>
              </table:table-cell>
              <table:table-cell office:value-type="float" office:value="10.17703">
                <text:p>10.17703</text:p>
              </table:table-cell>
              <table:table-cell office:value-type="float" office:value="22.63848">
                <text:p>22.63848</text:p>
              </table:table-cell>
              <table:table-cell office:value-type="float" office:value="23.15064">
                <text:p>23.15064</text:p>
              </table:table-cell>
              <table:table-cell office:value-type="float" office:value="23.40065">
                <text:p>23.40065</text:p>
              </table:table-cell>
              <table:table-cell office:value-type="float" office:value="20.35468">
                <text:p>20.35468</text:p>
              </table:table-cell>
              <table:table-cell office:value-type="float" office:value="22.23505">
                <text:p>22.23505</text:p>
              </table:table-cell>
              <table:table-cell office:value-type="float" office:value="2.09465">
                <text:p>2.09465</text:p>
              </table:table-cell>
              <table:table-cell office:value-type="float" office:value="16.5573">
                <text:p>16.5573</text:p>
              </table:table-cell>
              <table:table-cell office:value-type="float" office:value="22.48277">
                <text:p>22.48277</text:p>
              </table:table-cell>
              <table:table-cell office:value-type="float" office:value="25.61402">
                <text:p>25.61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5.04313">
                <text:p>25.04313</text:p>
              </table:table-cell>
              <table:table-cell office:value-type="float" office:value="12.62387">
                <text:p>12.62387</text:p>
              </table:table-cell>
              <table:table-cell office:value-type="float" office:value="23.66566">
                <text:p>23.66566</text:p>
              </table:table-cell>
              <table:table-cell office:value-type="float" office:value="17.48835">
                <text:p>17.48835</text:p>
              </table:table-cell>
              <table:table-cell office:value-type="float" office:value="27.40531">
                <text:p>27.40531</text:p>
              </table:table-cell>
              <table:table-cell office:value-type="float" office:value="27.3648">
                <text:p>27.3648</text:p>
              </table:table-cell>
              <table:table-cell office:value-type="float" office:value="25.6991">
                <text:p>25.6991</text:p>
              </table:table-cell>
              <table:table-cell office:value-type="float" office:value="24.25765">
                <text:p>24.25765</text:p>
              </table:table-cell>
              <table:table-cell office:value-type="float" office:value="21.64473">
                <text:p>21.64473</text:p>
              </table:table-cell>
              <table:table-cell office:value-type="float" office:value="10.60244">
                <text:p>10.60244</text:p>
              </table:table-cell>
              <table:table-cell office:value-type="float" office:value="23.45021">
                <text:p>23.45021</text:p>
              </table:table-cell>
              <table:table-cell office:value-type="float" office:value="23.96291">
                <text:p>23.96291</text:p>
              </table:table-cell>
              <table:table-cell office:value-type="float" office:value="24.3476">
                <text:p>24.3476</text:p>
              </table:table-cell>
              <table:table-cell office:value-type="float" office:value="21.15932">
                <text:p>21.15932</text:p>
              </table:table-cell>
              <table:table-cell office:value-type="float" office:value="23.00138">
                <text:p>23.00138</text:p>
              </table:table-cell>
              <table:table-cell office:value-type="float" office:value="1.74078">
                <text:p>1.74078</text:p>
              </table:table-cell>
              <table:table-cell office:value-type="float" office:value="16.9328">
                <text:p>16.9328</text:p>
              </table:table-cell>
              <table:table-cell office:value-type="float" office:value="23.25108">
                <text:p>23.25108</text:p>
              </table:table-cell>
              <table:table-cell office:value-type="float" office:value="26.55533">
                <text:p>26.555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25.8495">
                <text:p>25.8495</text:p>
              </table:table-cell>
              <table:table-cell office:value-type="float" office:value="13.37336">
                <text:p>13.37336</text:p>
              </table:table-cell>
              <table:table-cell office:value-type="float" office:value="24.60718">
                <text:p>24.60718</text:p>
              </table:table-cell>
              <table:table-cell office:value-type="float" office:value="18.26987">
                <text:p>18.26987</text:p>
              </table:table-cell>
              <table:table-cell office:value-type="float" office:value="28.20953">
                <text:p>28.20953</text:p>
              </table:table-cell>
              <table:table-cell office:value-type="float" office:value="28.29807">
                <text:p>28.29807</text:p>
              </table:table-cell>
              <table:table-cell office:value-type="float" office:value="26.46393">
                <text:p>26.46393</text:p>
              </table:table-cell>
              <table:table-cell office:value-type="float" office:value="25.01937">
                <text:p>25.01937</text:p>
              </table:table-cell>
              <table:table-cell office:value-type="float" office:value="22.42127">
                <text:p>22.42127</text:p>
              </table:table-cell>
              <table:table-cell office:value-type="float" office:value="11.10655">
                <text:p>11.10655</text:p>
              </table:table-cell>
              <table:table-cell office:value-type="float" office:value="24.21703">
                <text:p>24.21703</text:p>
              </table:table-cell>
              <table:table-cell office:value-type="float" office:value="24.72841">
                <text:p>24.72841</text:p>
              </table:table-cell>
              <table:table-cell office:value-type="float" office:value="24.97438">
                <text:p>24.97438</text:p>
              </table:table-cell>
              <table:table-cell office:value-type="float" office:value="21.93696">
                <text:p>21.93696</text:p>
              </table:table-cell>
              <table:table-cell office:value-type="float" office:value="23.79445">
                <text:p>23.79445</text:p>
              </table:table-cell>
              <table:table-cell office:value-type="float" office:value="1.45613">
                <text:p>1.45613</text:p>
              </table:table-cell>
              <table:table-cell office:value-type="float" office:value="17.35805">
                <text:p>17.35805</text:p>
              </table:table-cell>
              <table:table-cell office:value-type="float" office:value="24.04684">
                <text:p>24.04684</text:p>
              </table:table-cell>
              <table:table-cell office:value-type="float" office:value="27.19311">
                <text:p>27.193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26.62022">
                <text:p>26.62022</text:p>
              </table:table-cell>
              <table:table-cell office:value-type="float" office:value="13.8855">
                <text:p>13.8855</text:p>
              </table:table-cell>
              <table:table-cell office:value-type="float" office:value="25.23541">
                <text:p>25.23541</text:p>
              </table:table-cell>
              <table:table-cell office:value-type="float" office:value="19.07586">
                <text:p>19.07586</text:p>
              </table:table-cell>
              <table:table-cell office:value-type="float" office:value="28.9783">
                <text:p>28.9783</text:p>
              </table:table-cell>
              <table:table-cell office:value-type="float" office:value="28.9221">
                <text:p>28.9221</text:p>
              </table:table-cell>
              <table:table-cell office:value-type="float" office:value="27.265">
                <text:p>27.265</text:p>
              </table:table-cell>
              <table:table-cell office:value-type="float" office:value="25.81951">
                <text:p>25.81951</text:p>
              </table:table-cell>
              <table:table-cell office:value-type="float" office:value="23.21248">
                <text:p>23.21248</text:p>
              </table:table-cell>
              <table:table-cell office:value-type="float" office:value="11.55534">
                <text:p>11.55534</text:p>
              </table:table-cell>
              <table:table-cell office:value-type="float" office:value="25.02782">
                <text:p>25.02782</text:p>
              </table:table-cell>
              <table:table-cell office:value-type="float" office:value="25.53566">
                <text:p>25.53566</text:p>
              </table:table-cell>
              <table:table-cell office:value-type="float" office:value="25.91895">
                <text:p>25.91895</text:p>
              </table:table-cell>
              <table:table-cell office:value-type="float" office:value="22.74287">
                <text:p>22.74287</text:p>
              </table:table-cell>
              <table:table-cell office:value-type="float" office:value="24.55637">
                <text:p>24.55637</text:p>
              </table:table-cell>
              <table:table-cell office:value-type="float" office:value="1.07498">
                <text:p>1.07498</text:p>
              </table:table-cell>
              <table:table-cell office:value-type="float" office:value="17.73818">
                <text:p>17.73818</text:p>
              </table:table-cell>
              <table:table-cell office:value-type="float" office:value="24.81986">
                <text:p>24.81986</text:p>
              </table:table-cell>
              <table:table-cell office:value-type="float" office:value="28.12812">
                <text:p>28.128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7.432">
                <text:p>27.432</text:p>
              </table:table-cell>
              <table:table-cell office:value-type="float" office:value="14.66177">
                <text:p>14.66177</text:p>
              </table:table-cell>
              <table:table-cell office:value-type="float" office:value="26.1713">
                <text:p>26.1713</text:p>
              </table:table-cell>
              <table:table-cell office:value-type="float" office:value="19.862">
                <text:p>19.862</text:p>
              </table:table-cell>
              <table:table-cell office:value-type="float" office:value="29.78807">
                <text:p>29.78807</text:p>
              </table:table-cell>
              <table:table-cell office:value-type="float" office:value="29.85182">
                <text:p>29.85182</text:p>
              </table:table-cell>
              <table:table-cell office:value-type="float" office:value="28.03472">
                <text:p>28.03472</text:p>
              </table:table-cell>
              <table:table-cell office:value-type="float" office:value="26.57648">
                <text:p>26.57648</text:p>
              </table:table-cell>
              <table:table-cell office:value-type="float" office:value="23.98418">
                <text:p>23.98418</text:p>
              </table:table-cell>
              <table:table-cell office:value-type="float" office:value="12.07841">
                <text:p>12.07841</text:p>
              </table:table-cell>
              <table:table-cell office:value-type="float" office:value="25.79497">
                <text:p>25.79497</text:p>
              </table:table-cell>
              <table:table-cell office:value-type="float" office:value="26.30648">
                <text:p>26.30648</text:p>
              </table:table-cell>
              <table:table-cell office:value-type="float" office:value="26.54934">
                <text:p>26.54934</text:p>
              </table:table-cell>
              <table:table-cell office:value-type="float" office:value="23.51394">
                <text:p>23.51394</text:p>
              </table:table-cell>
              <table:table-cell office:value-type="float" office:value="25.3555">
                <text:p>25.3555</text:p>
              </table:table-cell>
              <table:table-cell office:value-type="float" office:value="1.03773">
                <text:p>1.03773</text:p>
              </table:table-cell>
              <table:table-cell office:value-type="float" office:value="18.17633">
                <text:p>18.17633</text:p>
              </table:table-cell>
              <table:table-cell office:value-type="float" office:value="25.6215">
                <text:p>25.6215</text:p>
              </table:table-cell>
              <table:table-cell office:value-type="float" office:value="28.75663">
                <text:p>28.756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8.19729">
                <text:p>28.19729</text:p>
              </table:table-cell>
              <table:table-cell office:value-type="float" office:value="15.16941">
                <text:p>15.16941</text:p>
              </table:table-cell>
              <table:table-cell office:value-type="float" office:value="26.80269">
                <text:p>26.80269</text:p>
              </table:table-cell>
              <table:table-cell office:value-type="float" office:value="20.67178">
                <text:p>20.67178</text:p>
              </table:table-cell>
              <table:table-cell office:value-type="float" office:value="30.55138">
                <text:p>30.55138</text:p>
              </table:table-cell>
              <table:table-cell office:value-type="float" office:value="30.479">
                <text:p>30.479</text:p>
              </table:table-cell>
              <table:table-cell office:value-type="float" office:value="28.83313">
                <text:p>28.83313</text:p>
              </table:table-cell>
              <table:table-cell office:value-type="float" office:value="27.38263">
                <text:p>27.38263</text:p>
              </table:table-cell>
              <table:table-cell office:value-type="float" office:value="24.78369">
                <text:p>24.78369</text:p>
              </table:table-cell>
              <table:table-cell office:value-type="float" office:value="12.55447">
                <text:p>12.55447</text:p>
              </table:table-cell>
              <table:table-cell office:value-type="float" office:value="26.59194">
                <text:p>26.59194</text:p>
              </table:table-cell>
              <table:table-cell office:value-type="float" office:value="27.11821">
                <text:p>27.11821</text:p>
              </table:table-cell>
              <table:table-cell office:value-type="float" office:value="27.50004">
                <text:p>27.50004</text:p>
              </table:table-cell>
              <table:table-cell office:value-type="float" office:value="24.32463">
                <text:p>24.32463</text:p>
              </table:table-cell>
              <table:table-cell office:value-type="float" office:value="26.12197">
                <text:p>26.12197</text:p>
              </table:table-cell>
              <table:table-cell office:value-type="float" office:value="1.4963">
                <text:p>1.4963</text:p>
              </table:table-cell>
              <table:table-cell office:value-type="float" office:value="18.55334">
                <text:p>18.55334</text:p>
              </table:table-cell>
              <table:table-cell office:value-type="float" office:value="26.39109">
                <text:p>26.39109</text:p>
              </table:table-cell>
              <table:table-cell office:value-type="float" office:value="29.69368">
                <text:p>29.69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29.00042">
                <text:p>29.00042</text:p>
              </table:table-cell>
              <table:table-cell office:value-type="float" office:value="15.95573">
                <text:p>15.95573</text:p>
              </table:table-cell>
              <table:table-cell office:value-type="float" office:value="27.73478">
                <text:p>27.73478</text:p>
              </table:table-cell>
              <table:table-cell office:value-type="float" office:value="21.44908">
                <text:p>21.44908</text:p>
              </table:table-cell>
              <table:table-cell office:value-type="float" office:value="31.35673">
                <text:p>31.35673</text:p>
              </table:table-cell>
              <table:table-cell office:value-type="float" office:value="31.41424">
                <text:p>31.41424</text:p>
              </table:table-cell>
              <table:table-cell office:value-type="float" office:value="29.59544">
                <text:p>29.59544</text:p>
              </table:table-cell>
              <table:table-cell office:value-type="float" office:value="28.14597">
                <text:p>28.14597</text:p>
              </table:table-cell>
              <table:table-cell office:value-type="float" office:value="25.55021">
                <text:p>25.55021</text:p>
              </table:table-cell>
              <table:table-cell office:value-type="float" office:value="13.08893">
                <text:p>13.08893</text:p>
              </table:table-cell>
              <table:table-cell office:value-type="float" office:value="27.36424">
                <text:p>27.36424</text:p>
              </table:table-cell>
              <table:table-cell office:value-type="float" office:value="27.88363">
                <text:p>27.88363</text:p>
              </table:table-cell>
              <table:table-cell office:value-type="float" office:value="28.12659">
                <text:p>28.12659</text:p>
              </table:table-cell>
              <table:table-cell office:value-type="float" office:value="25.09724">
                <text:p>25.09724</text:p>
              </table:table-cell>
              <table:table-cell office:value-type="float" office:value="26.925">
                <text:p>26.925</text:p>
              </table:table-cell>
              <table:table-cell office:value-type="float" office:value="2.16698">
                <text:p>2.16698</text:p>
              </table:table-cell>
              <table:table-cell office:value-type="float" office:value="18.97419">
                <text:p>18.97419</text:p>
              </table:table-cell>
              <table:table-cell office:value-type="float" office:value="27.18657">
                <text:p>27.18657</text:p>
              </table:table-cell>
              <table:table-cell office:value-type="float" office:value="30.32666">
                <text:p>30.32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29.75592">
                <text:p>29.75592</text:p>
              </table:table-cell>
              <table:table-cell office:value-type="float" office:value="16.47835">
                <text:p>16.47835</text:p>
              </table:table-cell>
              <table:table-cell office:value-type="float" office:value="28.36065">
                <text:p>28.36065</text:p>
              </table:table-cell>
              <table:table-cell office:value-type="float" office:value="22.25935">
                <text:p>22.25935</text:p>
              </table:table-cell>
              <table:table-cell office:value-type="float" office:value="32.1144">
                <text:p>32.1144</text:p>
              </table:table-cell>
              <table:table-cell office:value-type="float" office:value="32.02632">
                <text:p>32.02632</text:p>
              </table:table-cell>
              <table:table-cell office:value-type="float" office:value="30.3975">
                <text:p>30.3975</text:p>
              </table:table-cell>
              <table:table-cell office:value-type="float" office:value="28.93609">
                <text:p>28.93609</text:p>
              </table:table-cell>
              <table:table-cell office:value-type="float" office:value="26.35319">
                <text:p>26.35319</text:p>
              </table:table-cell>
              <table:table-cell office:value-type="float" office:value="13.58055">
                <text:p>13.58055</text:p>
              </table:table-cell>
              <table:table-cell office:value-type="float" office:value="28.16649">
                <text:p>28.16649</text:p>
              </table:table-cell>
              <table:table-cell office:value-type="float" office:value="28.69846">
                <text:p>28.69846</text:p>
              </table:table-cell>
              <table:table-cell office:value-type="float" office:value="29.06616">
                <text:p>29.06616</text:p>
              </table:table-cell>
              <table:table-cell office:value-type="float" office:value="25.89872">
                <text:p>25.89872</text:p>
              </table:table-cell>
              <table:table-cell office:value-type="float" office:value="27.68795">
                <text:p>27.68795</text:p>
              </table:table-cell>
              <table:table-cell office:value-type="float" office:value="2.88314">
                <text:p>2.88314</text:p>
              </table:table-cell>
              <table:table-cell office:value-type="float" office:value="19.3608">
                <text:p>19.3608</text:p>
              </table:table-cell>
              <table:table-cell office:value-type="float" office:value="27.94878">
                <text:p>27.94878</text:p>
              </table:table-cell>
              <table:table-cell office:value-type="float" office:value="31.25811">
                <text:p>31.258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0.56061">
                <text:p>30.56061</text:p>
              </table:table-cell>
              <table:table-cell office:value-type="float" office:value="17.27607">
                <text:p>17.27607</text:p>
              </table:table-cell>
              <table:table-cell office:value-type="float" office:value="29.29851">
                <text:p>29.29851</text:p>
              </table:table-cell>
              <table:table-cell office:value-type="float" office:value="23.04125">
                <text:p>23.04125</text:p>
              </table:table-cell>
              <table:table-cell office:value-type="float" office:value="32.9247">
                <text:p>32.9247</text:p>
              </table:table-cell>
              <table:table-cell office:value-type="float" office:value="32.95586">
                <text:p>32.95586</text:p>
              </table:table-cell>
              <table:table-cell office:value-type="float" office:value="31.15611">
                <text:p>31.15611</text:p>
              </table:table-cell>
              <table:table-cell office:value-type="float" office:value="29.6921">
                <text:p>29.6921</text:p>
              </table:table-cell>
              <table:table-cell office:value-type="float" office:value="27.11424">
                <text:p>27.11424</text:p>
              </table:table-cell>
              <table:table-cell office:value-type="float" office:value="14.14446">
                <text:p>14.14446</text:p>
              </table:table-cell>
              <table:table-cell office:value-type="float" office:value="28.9235">
                <text:p>28.9235</text:p>
              </table:table-cell>
              <table:table-cell office:value-type="float" office:value="29.4564">
                <text:p>29.4564</text:p>
              </table:table-cell>
              <table:table-cell office:value-type="float" office:value="29.69117">
                <text:p>29.69117</text:p>
              </table:table-cell>
              <table:table-cell office:value-type="float" office:value="26.665">
                <text:p>26.665</text:p>
              </table:table-cell>
              <table:table-cell office:value-type="float" office:value="28.31083">
                <text:p>28.31083</text:p>
              </table:table-cell>
              <table:table-cell office:value-type="float" office:value="3.65324">
                <text:p>3.65324</text:p>
              </table:table-cell>
              <table:table-cell office:value-type="float" office:value="19.79194">
                <text:p>19.79194</text:p>
              </table:table-cell>
              <table:table-cell office:value-type="float" office:value="28.74942">
                <text:p>28.74942</text:p>
              </table:table-cell>
              <table:table-cell office:value-type="float" office:value="31.87371">
                <text:p>31.873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1.31103">
                <text:p>31.31103</text:p>
              </table:table-cell>
              <table:table-cell office:value-type="float" office:value="17.80125">
                <text:p>17.80125</text:p>
              </table:table-cell>
              <table:table-cell office:value-type="float" office:value="29.91701">
                <text:p>29.91701</text:p>
              </table:table-cell>
              <table:table-cell office:value-type="float" office:value="23.8578">
                <text:p>23.8578</text:p>
              </table:table-cell>
              <table:table-cell office:value-type="float" office:value="33.67473">
                <text:p>33.67473</text:p>
              </table:table-cell>
              <table:table-cell office:value-type="float" office:value="33.57178">
                <text:p>33.57178</text:p>
              </table:table-cell>
              <table:table-cell office:value-type="float" office:value="31.93168">
                <text:p>31.93168</text:p>
              </table:table-cell>
              <table:table-cell office:value-type="float" office:value="30.47585">
                <text:p>30.47585</text:p>
              </table:table-cell>
              <table:table-cell office:value-type="float" office:value="27.9109">
                <text:p>27.9109</text:p>
              </table:table-cell>
              <table:table-cell office:value-type="float" office:value="14.64775">
                <text:p>14.64775</text:p>
              </table:table-cell>
              <table:table-cell office:value-type="float" office:value="29.7294">
                <text:p>29.7294</text:p>
              </table:table-cell>
              <table:table-cell office:value-type="float" office:value="30.26076">
                <text:p>30.26076</text:p>
              </table:table-cell>
              <table:table-cell office:value-type="float" office:value="30.62745">
                <text:p>30.62745</text:p>
              </table:table-cell>
              <table:table-cell office:value-type="float" office:value="27.4728">
                <text:p>27.4728</text:p>
              </table:table-cell>
              <table:table-cell office:value-type="float" office:value="29.2437">
                <text:p>29.2437</text:p>
              </table:table-cell>
              <table:table-cell office:value-type="float" office:value="4.40368">
                <text:p>4.40368</text:p>
              </table:table-cell>
              <table:table-cell office:value-type="float" office:value="20.18951">
                <text:p>20.18951</text:p>
              </table:table-cell>
              <table:table-cell office:value-type="float" office:value="29.50789">
                <text:p>29.50789</text:p>
              </table:table-cell>
              <table:table-cell office:value-type="float" office:value="32.779">
                <text:p>32.7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2.07987">
                <text:p>32.07987</text:p>
              </table:table-cell>
              <table:table-cell office:value-type="float" office:value="18.60429">
                <text:p>18.60429</text:p>
              </table:table-cell>
              <table:table-cell office:value-type="float" office:value="30.80699">
                <text:p>30.80699</text:p>
              </table:table-cell>
              <table:table-cell office:value-type="float" office:value="24.63591">
                <text:p>24.63591</text:p>
              </table:table-cell>
              <table:table-cell office:value-type="float" office:value="34.44672">
                <text:p>34.44672</text:p>
              </table:table-cell>
              <table:table-cell office:value-type="float" office:value="34.46523">
                <text:p>34.46523</text:p>
              </table:table-cell>
              <table:table-cell office:value-type="float" office:value="32.64981">
                <text:p>32.64981</text:p>
              </table:table-cell>
              <table:table-cell office:value-type="float" office:value="31.19494">
                <text:p>31.19494</text:p>
              </table:table-cell>
              <table:table-cell office:value-type="float" office:value="28.67609">
                <text:p>28.67609</text:p>
              </table:table-cell>
              <table:table-cell office:value-type="float" office:value="15.21926">
                <text:p>15.21926</text:p>
              </table:table-cell>
              <table:table-cell office:value-type="float" office:value="30.4807">
                <text:p>30.4807</text:p>
              </table:table-cell>
              <table:table-cell office:value-type="float" office:value="30.99969">
                <text:p>30.99969</text:p>
              </table:table-cell>
              <table:table-cell office:value-type="float" office:value="31.23556">
                <text:p>31.23556</text:p>
              </table:table-cell>
              <table:table-cell office:value-type="float" office:value="28.23538">
                <text:p>28.23538</text:p>
              </table:table-cell>
              <table:table-cell office:value-type="float" office:value="29.84922">
                <text:p>29.84922</text:p>
              </table:table-cell>
              <table:table-cell office:value-type="float" office:value="5.20191">
                <text:p>5.20191</text:p>
              </table:table-cell>
              <table:table-cell office:value-type="float" office:value="20.63094">
                <text:p>20.63094</text:p>
              </table:table-cell>
              <table:table-cell office:value-type="float" office:value="30.30327">
                <text:p>30.30327</text:p>
              </table:table-cell>
              <table:table-cell office:value-type="float" office:value="33.37704">
                <text:p>33.377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2.80139">
                <text:p>32.80139</text:p>
              </table:table-cell>
              <table:table-cell office:value-type="float" office:value="19.13971">
                <text:p>19.13971</text:p>
              </table:table-cell>
              <table:table-cell office:value-type="float" office:value="31.3982">
                <text:p>31.3982</text:p>
              </table:table-cell>
              <table:table-cell office:value-type="float" office:value="25.45638">
                <text:p>25.45638</text:p>
              </table:table-cell>
              <table:table-cell office:value-type="float" office:value="35.15941">
                <text:p>35.15941</text:p>
              </table:table-cell>
              <table:table-cell office:value-type="float" office:value="35.05195">
                <text:p>35.05195</text:p>
              </table:table-cell>
              <table:table-cell office:value-type="float" office:value="33.41844">
                <text:p>33.41844</text:p>
              </table:table-cell>
              <table:table-cell office:value-type="float" office:value="31.96193">
                <text:p>31.96193</text:p>
              </table:table-cell>
              <table:table-cell office:value-type="float" office:value="29.46981">
                <text:p>29.46981</text:p>
              </table:table-cell>
              <table:table-cell office:value-type="float" office:value="15.7439">
                <text:p>15.7439</text:p>
              </table:table-cell>
              <table:table-cell office:value-type="float" office:value="31.24863">
                <text:p>31.24863</text:p>
              </table:table-cell>
              <table:table-cell office:value-type="float" office:value="31.77848">
                <text:p>31.77848</text:p>
              </table:table-cell>
              <table:table-cell office:value-type="float" office:value="32.12461">
                <text:p>32.12461</text:p>
              </table:table-cell>
              <table:table-cell office:value-type="float" office:value="29.04852">
                <text:p>29.04852</text:p>
              </table:table-cell>
              <table:table-cell office:value-type="float" office:value="30.74205">
                <text:p>30.74205</text:p>
              </table:table-cell>
              <table:table-cell office:value-type="float" office:value="5.96024">
                <text:p>5.96024</text:p>
              </table:table-cell>
              <table:table-cell office:value-type="float" office:value="21.04457">
                <text:p>21.04457</text:p>
              </table:table-cell>
              <table:table-cell office:value-type="float" office:value="31.02038">
                <text:p>31.02038</text:p>
              </table:table-cell>
              <table:table-cell office:value-type="float" office:value="34.26563">
                <text:p>34.26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3.39294">
                <text:p>33.39294</text:p>
              </table:table-cell>
              <table:table-cell office:value-type="float" office:value="19.95532">
                <text:p>19.95532</text:p>
              </table:table-cell>
              <table:table-cell office:value-type="float" office:value="32.2934">
                <text:p>32.2934</text:p>
              </table:table-cell>
              <table:table-cell office:value-type="float" office:value="26.22866">
                <text:p>26.22866</text:p>
              </table:table-cell>
              <table:table-cell office:value-type="float" office:value="35.94566">
                <text:p>35.94566</text:p>
              </table:table-cell>
              <table:table-cell office:value-type="float" office:value="35.76517">
                <text:p>35.76517</text:p>
              </table:table-cell>
              <table:table-cell office:value-type="float" office:value="34.13218">
                <text:p>34.13218</text:p>
              </table:table-cell>
              <table:table-cell office:value-type="float" office:value="32.67509">
                <text:p>32.67509</text:p>
              </table:table-cell>
              <table:table-cell office:value-type="float" office:value="30.21746">
                <text:p>30.21746</text:p>
              </table:table-cell>
              <table:table-cell office:value-type="float" office:value="16.32783">
                <text:p>16.32783</text:p>
              </table:table-cell>
              <table:table-cell office:value-type="float" office:value="31.96108">
                <text:p>31.96108</text:p>
              </table:table-cell>
              <table:table-cell office:value-type="float" office:value="32.48996">
                <text:p>32.48996</text:p>
              </table:table-cell>
              <table:table-cell office:value-type="float" office:value="32.72478">
                <text:p>32.72478</text:p>
              </table:table-cell>
              <table:table-cell office:value-type="float" office:value="29.80201">
                <text:p>29.80201</text:p>
              </table:table-cell>
              <table:table-cell office:value-type="float" office:value="31.32968">
                <text:p>31.32968</text:p>
              </table:table-cell>
              <table:table-cell office:value-type="float" office:value="6.76632">
                <text:p>6.76632</text:p>
              </table:table-cell>
              <table:table-cell office:value-type="float" office:value="21.49819">
                <text:p>21.49819</text:p>
              </table:table-cell>
              <table:table-cell office:value-type="float" office:value="31.78714">
                <text:p>31.78714</text:p>
              </table:table-cell>
              <table:table-cell office:value-type="float" office:value="34.85768">
                <text:p>34.857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.29034">
                <text:p>34.29034</text:p>
              </table:table-cell>
              <table:table-cell office:value-type="float" office:value="20.49993">
                <text:p>20.49993</text:p>
              </table:table-cell>
              <table:table-cell office:value-type="float" office:value="32.89797">
                <text:p>32.89797</text:p>
              </table:table-cell>
              <table:table-cell office:value-type="float" office:value="27.05033">
                <text:p>27.05033</text:p>
              </table:table-cell>
              <table:table-cell office:value-type="float" office:value="36.66199">
                <text:p>36.66199</text:p>
              </table:table-cell>
              <table:table-cell office:value-type="float" office:value="36.54996">
                <text:p>36.54996</text:p>
              </table:table-cell>
              <table:table-cell office:value-type="float" office:value="34.91684">
                <text:p>34.91684</text:p>
              </table:table-cell>
              <table:table-cell office:value-type="float" office:value="33.45655">
                <text:p>33.45655</text:p>
              </table:table-cell>
              <table:table-cell office:value-type="float" office:value="30.99273">
                <text:p>30.99273</text:p>
              </table:table-cell>
              <table:table-cell office:value-type="float" office:value="16.8702">
                <text:p>16.8702</text:p>
              </table:table-cell>
              <table:table-cell office:value-type="float" office:value="32.74506">
                <text:p>32.74506</text:p>
              </table:table-cell>
              <table:table-cell office:value-type="float" office:value="33.27325">
                <text:p>33.27325</text:p>
              </table:table-cell>
              <table:table-cell office:value-type="float" office:value="33.61869">
                <text:p>33.61869</text:p>
              </table:table-cell>
              <table:table-cell office:value-type="float" office:value="30.42593">
                <text:p>30.42593</text:p>
              </table:table-cell>
              <table:table-cell office:value-type="float" office:value="32.21944">
                <text:p>32.21944</text:p>
              </table:table-cell>
              <table:table-cell office:value-type="float" office:value="7.52942">
                <text:p>7.52942</text:p>
              </table:table-cell>
              <table:table-cell office:value-type="float" office:value="21.92165">
                <text:p>21.92165</text:p>
              </table:table-cell>
              <table:table-cell office:value-type="float" office:value="32.50793">
                <text:p>32.50793</text:p>
              </table:table-cell>
              <table:table-cell office:value-type="float" office:value="35.75816">
                <text:p>35.758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.88544">
                <text:p>34.88544</text:p>
              </table:table-cell>
              <table:table-cell office:value-type="float" office:value="21.31776">
                <text:p>21.31776</text:p>
              </table:table-cell>
              <table:table-cell office:value-type="float" office:value="33.78763">
                <text:p>33.78763</text:p>
              </table:table-cell>
              <table:table-cell office:value-type="float" office:value="27.81255">
                <text:p>27.81255</text:p>
              </table:table-cell>
              <table:table-cell office:value-type="float" office:value="37.26037">
                <text:p>37.26037</text:p>
              </table:table-cell>
              <table:table-cell office:value-type="float" office:value="37.25795">
                <text:p>37.25795</text:p>
              </table:table-cell>
              <table:table-cell office:value-type="float" office:value="35.62416">
                <text:p>35.62416</text:p>
              </table:table-cell>
              <table:table-cell office:value-type="float" office:value="34.16371">
                <text:p>34.16371</text:p>
              </table:table-cell>
              <table:table-cell office:value-type="float" office:value="31.70304">
                <text:p>31.70304</text:p>
              </table:table-cell>
              <table:table-cell office:value-type="float" office:value="17.46478">
                <text:p>17.46478</text:p>
              </table:table-cell>
              <table:table-cell office:value-type="float" office:value="33.46137">
                <text:p>33.46137</text:p>
              </table:table-cell>
              <table:table-cell office:value-type="float" office:value="33.98889">
                <text:p>33.98889</text:p>
              </table:table-cell>
              <table:table-cell office:value-type="float" office:value="34.21308">
                <text:p>34.21308</text:p>
              </table:table-cell>
              <table:table-cell office:value-type="float" office:value="31.36113">
                <text:p>31.36113</text:p>
              </table:table-cell>
              <table:table-cell office:value-type="float" office:value="32.81863">
                <text:p>32.81863</text:p>
              </table:table-cell>
              <table:table-cell office:value-type="float" office:value="8.33488">
                <text:p>8.33488</text:p>
              </table:table-cell>
              <table:table-cell office:value-type="float" office:value="22.39404">
                <text:p>22.39404</text:p>
              </table:table-cell>
              <table:table-cell office:value-type="float" office:value="33.28406">
                <text:p>33.28406</text:p>
              </table:table-cell>
              <table:table-cell office:value-type="float" office:value="36.36588">
                <text:p>36.365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5.79167">
                <text:p>35.79167</text:p>
              </table:table-cell>
              <table:table-cell office:value-type="float" office:value="21.86757">
                <text:p>21.86757</text:p>
              </table:table-cell>
              <table:table-cell office:value-type="float" office:value="34.38604">
                <text:p>34.38604</text:p>
              </table:table-cell>
              <table:table-cell office:value-type="float" office:value="28.62742">
                <text:p>28.62742</text:p>
              </table:table-cell>
              <table:table-cell office:value-type="float" office:value="38.16408">
                <text:p>38.16408</text:p>
              </table:table-cell>
              <table:table-cell office:value-type="float" office:value="38.03627">
                <text:p>38.03627</text:p>
              </table:table-cell>
              <table:table-cell office:value-type="float" office:value="36.4014">
                <text:p>36.4014</text:p>
              </table:table-cell>
              <table:table-cell office:value-type="float" office:value="34.94941">
                <text:p>34.94941</text:p>
              </table:table-cell>
              <table:table-cell office:value-type="float" office:value="32.47272">
                <text:p>32.47272</text:p>
              </table:table-cell>
              <table:table-cell office:value-type="float" office:value="18.00974">
                <text:p>18.00974</text:p>
              </table:table-cell>
              <table:table-cell office:value-type="float" office:value="34.23989">
                <text:p>34.23989</text:p>
              </table:table-cell>
              <table:table-cell office:value-type="float" office:value="34.76748">
                <text:p>34.76748</text:p>
              </table:table-cell>
              <table:table-cell office:value-type="float" office:value="35.11144">
                <text:p>35.11144</text:p>
              </table:table-cell>
              <table:table-cell office:value-type="float" office:value="31.95857">
                <text:p>31.95857</text:p>
              </table:table-cell>
              <table:table-cell office:value-type="float" office:value="33.71009">
                <text:p>33.71009</text:p>
              </table:table-cell>
              <table:table-cell office:value-type="float" office:value="9.1105">
                <text:p>9.1105</text:p>
              </table:table-cell>
              <table:table-cell office:value-type="float" office:value="22.82971">
                <text:p>22.82971</text:p>
              </table:table-cell>
              <table:table-cell office:value-type="float" office:value="34.00446">
                <text:p>34.00446</text:p>
              </table:table-cell>
              <table:table-cell office:value-type="float" office:value="37.26103">
                <text:p>37.261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6.39461">
                <text:p>36.39461</text:p>
              </table:table-cell>
              <table:table-cell office:value-type="float" office:value="22.69018">
                <text:p>22.69018</text:p>
              </table:table-cell>
              <table:table-cell office:value-type="float" office:value="35.16614">
                <text:p>35.16614</text:p>
              </table:table-cell>
              <table:table-cell office:value-type="float" office:value="29.39391">
                <text:p>29.39391</text:p>
              </table:table-cell>
              <table:table-cell office:value-type="float" office:value="38.76383">
                <text:p>38.76383</text:p>
              </table:table-cell>
              <table:table-cell office:value-type="float" office:value="38.75883">
                <text:p>38.75883</text:p>
              </table:table-cell>
              <table:table-cell office:value-type="float" office:value="37.12449">
                <text:p>37.12449</text:p>
              </table:table-cell>
              <table:table-cell office:value-type="float" office:value="35.66217">
                <text:p>35.66217</text:p>
              </table:table-cell>
              <table:table-cell office:value-type="float" office:value="33.18633">
                <text:p>33.18633</text:p>
              </table:table-cell>
              <table:table-cell office:value-type="float" office:value="18.61762">
                <text:p>18.61762</text:p>
              </table:table-cell>
              <table:table-cell office:value-type="float" office:value="34.9497">
                <text:p>34.9497</text:p>
              </table:table-cell>
              <table:table-cell office:value-type="float" office:value="35.49027">
                <text:p>35.49027</text:p>
              </table:table-cell>
              <table:table-cell office:value-type="float" office:value="35.72093">
                <text:p>35.72093</text:p>
              </table:table-cell>
              <table:table-cell office:value-type="float" office:value="32.84471">
                <text:p>32.84471</text:p>
              </table:table-cell>
              <table:table-cell office:value-type="float" office:value="34.31678">
                <text:p>34.31678</text:p>
              </table:table-cell>
              <table:table-cell office:value-type="float" office:value="9.90599">
                <text:p>9.90599</text:p>
              </table:table-cell>
              <table:table-cell office:value-type="float" office:value="23.30704">
                <text:p>23.30704</text:p>
              </table:table-cell>
              <table:table-cell office:value-type="float" office:value="34.78488">
                <text:p>34.78488</text:p>
              </table:table-cell>
              <table:table-cell office:value-type="float" office:value="37.86376">
                <text:p>37.863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7.29836">
                <text:p>37.29836</text:p>
              </table:table-cell>
              <table:table-cell office:value-type="float" office:value="23.23865">
                <text:p>23.23865</text:p>
              </table:table-cell>
              <table:table-cell office:value-type="float" office:value="35.88162">
                <text:p>35.88162</text:p>
              </table:table-cell>
              <table:table-cell office:value-type="float" office:value="30.21211">
                <text:p>30.21211</text:p>
              </table:table-cell>
              <table:table-cell office:value-type="float" office:value="39.66153">
                <text:p>39.66153</text:p>
              </table:table-cell>
              <table:table-cell office:value-type="float" office:value="39.53119">
                <text:p>39.53119</text:p>
              </table:table-cell>
              <table:table-cell office:value-type="float" office:value="37.91178">
                <text:p>37.91178</text:p>
              </table:table-cell>
              <table:table-cell office:value-type="float" office:value="36.44537">
                <text:p>36.44537</text:p>
              </table:table-cell>
              <table:table-cell office:value-type="float" office:value="33.97317">
                <text:p>33.97317</text:p>
              </table:table-cell>
              <table:table-cell office:value-type="float" office:value="19.1789">
                <text:p>19.1789</text:p>
              </table:table-cell>
              <table:table-cell office:value-type="float" office:value="35.73246">
                <text:p>35.73246</text:p>
              </table:table-cell>
              <table:table-cell office:value-type="float" office:value="36.26885">
                <text:p>36.26885</text:p>
              </table:table-cell>
              <table:table-cell office:value-type="float" office:value="36.61466">
                <text:p>36.61466</text:p>
              </table:table-cell>
              <table:table-cell office:value-type="float" office:value="33.44598">
                <text:p>33.44598</text:p>
              </table:table-cell>
              <table:table-cell office:value-type="float" office:value="35.2127">
                <text:p>35.2127</text:p>
              </table:table-cell>
              <table:table-cell office:value-type="float" office:value="10.68119">
                <text:p>10.68119</text:p>
              </table:table-cell>
              <table:table-cell office:value-type="float" office:value="23.76364">
                <text:p>23.76364</text:p>
              </table:table-cell>
              <table:table-cell office:value-type="float" office:value="35.49829">
                <text:p>35.49829</text:p>
              </table:table-cell>
              <table:table-cell office:value-type="float" office:value="38.76277">
                <text:p>38.762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7.90419">
                <text:p>37.90419</text:p>
              </table:table-cell>
              <table:table-cell office:value-type="float" office:value="24.06756">
                <text:p>24.06756</text:p>
              </table:table-cell>
              <table:table-cell office:value-type="float" office:value="36.66788">
                <text:p>36.66788</text:p>
              </table:table-cell>
              <table:table-cell office:value-type="float" office:value="30.97249">
                <text:p>30.97249</text:p>
              </table:table-cell>
              <table:table-cell office:value-type="float" office:value="40.25695">
                <text:p>40.25695</text:p>
              </table:table-cell>
              <table:table-cell office:value-type="float" office:value="40.24865">
                <text:p>40.24865</text:p>
              </table:table-cell>
              <table:table-cell office:value-type="float" office:value="38.63186">
                <text:p>38.63186</text:p>
              </table:table-cell>
              <table:table-cell office:value-type="float" office:value="37.16575">
                <text:p>37.16575</text:p>
              </table:table-cell>
              <table:table-cell office:value-type="float" office:value="34.68665">
                <text:p>34.68665</text:p>
              </table:table-cell>
              <table:table-cell office:value-type="float" office:value="19.79553">
                <text:p>19.79553</text:p>
              </table:table-cell>
              <table:table-cell office:value-type="float" office:value="36.45778">
                <text:p>36.45778</text:p>
              </table:table-cell>
              <table:table-cell office:value-type="float" office:value="36.99737">
                <text:p>36.99737</text:p>
              </table:table-cell>
              <table:table-cell office:value-type="float" office:value="37.21981">
                <text:p>37.21981</text:p>
              </table:table-cell>
              <table:table-cell office:value-type="float" office:value="34.33886">
                <text:p>34.33886</text:p>
              </table:table-cell>
              <table:table-cell office:value-type="float" office:value="35.81452">
                <text:p>35.81452</text:p>
              </table:table-cell>
              <table:table-cell office:value-type="float" office:value="11.48884">
                <text:p>11.48884</text:p>
              </table:table-cell>
              <table:table-cell office:value-type="float" office:value="24.24606">
                <text:p>24.24606</text:p>
              </table:table-cell>
              <table:table-cell office:value-type="float" office:value="36.28296">
                <text:p>36.28296</text:p>
              </table:table-cell>
              <table:table-cell office:value-type="float" office:value="39.36859">
                <text:p>39.36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8.80002">
                <text:p>38.80002</text:p>
              </table:table-cell>
              <table:table-cell office:value-type="float" office:value="24.6233">
                <text:p>24.6233</text:p>
              </table:table-cell>
              <table:table-cell office:value-type="float" office:value="37.38815">
                <text:p>37.38815</text:p>
              </table:table-cell>
              <table:table-cell office:value-type="float" office:value="31.78736">
                <text:p>31.78736</text:p>
              </table:table-cell>
              <table:table-cell office:value-type="float" office:value="41.16651">
                <text:p>41.16651</text:p>
              </table:table-cell>
              <table:table-cell office:value-type="float" office:value="41.03878">
                <text:p>41.03878</text:p>
              </table:table-cell>
              <table:table-cell office:value-type="float" office:value="39.4123">
                <text:p>39.4123</text:p>
              </table:table-cell>
              <table:table-cell office:value-type="float" office:value="37.9437">
                <text:p>37.9437</text:p>
              </table:table-cell>
              <table:table-cell office:value-type="float" office:value="35.46831">
                <text:p>35.46831</text:p>
              </table:table-cell>
              <table:table-cell office:value-type="float" office:value="20.36472">
                <text:p>20.36472</text:p>
              </table:table-cell>
              <table:table-cell office:value-type="float" office:value="37.23304">
                <text:p>37.23304</text:p>
              </table:table-cell>
              <table:table-cell office:value-type="float" office:value="37.77738">
                <text:p>37.77738</text:p>
              </table:table-cell>
              <table:table-cell office:value-type="float" office:value="38.12505">
                <text:p>38.12505</text:p>
              </table:table-cell>
              <table:table-cell office:value-type="float" office:value="34.93236">
                <text:p>34.93236</text:p>
              </table:table-cell>
              <table:table-cell office:value-type="float" office:value="36.71457">
                <text:p>36.71457</text:p>
              </table:table-cell>
              <table:table-cell office:value-type="float" office:value="12.2572">
                <text:p>12.2572</text:p>
              </table:table-cell>
              <table:table-cell office:value-type="float" office:value="24.7124">
                <text:p>24.7124</text:p>
              </table:table-cell>
              <table:table-cell office:value-type="float" office:value="37.00523">
                <text:p>37.00523</text:p>
              </table:table-cell>
              <table:table-cell office:value-type="float" office:value="40.26231">
                <text:p>40.262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9.40892">
                <text:p>39.40892</text:p>
              </table:table-cell>
              <table:table-cell office:value-type="float" office:value="25.45487">
                <text:p>25.45487</text:p>
              </table:table-cell>
              <table:table-cell office:value-type="float" office:value="38.17222">
                <text:p>38.17222</text:p>
              </table:table-cell>
              <table:table-cell office:value-type="float" office:value="32.53395">
                <text:p>32.53395</text:p>
              </table:table-cell>
              <table:table-cell office:value-type="float" office:value="41.76661">
                <text:p>41.76661</text:p>
              </table:table-cell>
              <table:table-cell office:value-type="float" office:value="41.75382">
                <text:p>41.75382</text:p>
              </table:table-cell>
              <table:table-cell office:value-type="float" office:value="40.12535">
                <text:p>40.12535</text:p>
              </table:table-cell>
              <table:table-cell office:value-type="float" office:value="38.65908">
                <text:p>38.65908</text:p>
              </table:table-cell>
              <table:table-cell office:value-type="float" office:value="36.18459">
                <text:p>36.18459</text:p>
              </table:table-cell>
              <table:table-cell office:value-type="float" office:value="20.98911">
                <text:p>20.98911</text:p>
              </table:table-cell>
              <table:table-cell office:value-type="float" office:value="37.95782">
                <text:p>37.95782</text:p>
              </table:table-cell>
              <table:table-cell office:value-type="float" office:value="38.50134">
                <text:p>38.50134</text:p>
              </table:table-cell>
              <table:table-cell office:value-type="float" office:value="38.72351">
                <text:p>38.72351</text:p>
              </table:table-cell>
              <table:table-cell office:value-type="float" office:value="35.83164">
                <text:p>35.83164</text:p>
              </table:table-cell>
              <table:table-cell office:value-type="float" office:value="37.31379">
                <text:p>37.31379</text:p>
              </table:table-cell>
              <table:table-cell office:value-type="float" office:value="13.06314">
                <text:p>13.06314</text:p>
              </table:table-cell>
              <table:table-cell office:value-type="float" office:value="25.21428">
                <text:p>25.21428</text:p>
              </table:table-cell>
              <table:table-cell office:value-type="float" office:value="37.78701">
                <text:p>37.78701</text:p>
              </table:table-cell>
              <table:table-cell office:value-type="float" office:value="40.87481">
                <text:p>40.874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40.31033">
                <text:p>40.31033</text:p>
              </table:table-cell>
              <table:table-cell office:value-type="float" office:value="26.00788">
                <text:p>26.00788</text:p>
              </table:table-cell>
              <table:table-cell office:value-type="float" office:value="38.89076">
                <text:p>38.89076</text:p>
              </table:table-cell>
              <table:table-cell office:value-type="float" office:value="33.32582">
                <text:p>33.32582</text:p>
              </table:table-cell>
              <table:table-cell office:value-type="float" office:value="42.66909">
                <text:p>42.66909</text:p>
              </table:table-cell>
              <table:table-cell office:value-type="float" office:value="42.53676">
                <text:p>42.53676</text:p>
              </table:table-cell>
              <table:table-cell office:value-type="float" office:value="40.91274">
                <text:p>40.91274</text:p>
              </table:table-cell>
              <table:table-cell office:value-type="float" office:value="39.44017">
                <text:p>39.44017</text:p>
              </table:table-cell>
              <table:table-cell office:value-type="float" office:value="36.96984">
                <text:p>36.96984</text:p>
              </table:table-cell>
              <table:table-cell office:value-type="float" office:value="21.56003">
                <text:p>21.56003</text:p>
              </table:table-cell>
              <table:table-cell office:value-type="float" office:value="38.74262">
                <text:p>38.74262</text:p>
              </table:table-cell>
              <table:table-cell office:value-type="float" office:value="39.28483">
                <text:p>39.28483</text:p>
              </table:table-cell>
              <table:table-cell office:value-type="float" office:value="39.63185">
                <text:p>39.63185</text:p>
              </table:table-cell>
              <table:table-cell office:value-type="float" office:value="36.41892">
                <text:p>36.41892</text:p>
              </table:table-cell>
              <table:table-cell office:value-type="float" office:value="38.22275">
                <text:p>38.22275</text:p>
              </table:table-cell>
              <table:table-cell office:value-type="float" office:value="13.8342">
                <text:p>13.8342</text:p>
              </table:table-cell>
              <table:table-cell office:value-type="float" office:value="25.68572">
                <text:p>25.68572</text:p>
              </table:table-cell>
              <table:table-cell office:value-type="float" office:value="38.51239">
                <text:p>38.51239</text:p>
              </table:table-cell>
              <table:table-cell office:value-type="float" office:value="41.66228">
                <text:p>41.66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40.91483">
                <text:p>40.91483</text:p>
              </table:table-cell>
              <table:table-cell office:value-type="float" office:value="26.83499">
                <text:p>26.83499</text:p>
              </table:table-cell>
              <table:table-cell office:value-type="float" office:value="39.67795">
                <text:p>39.67795</text:p>
              </table:table-cell>
              <table:table-cell office:value-type="float" office:value="34.04463">
                <text:p>34.04463</text:p>
              </table:table-cell>
              <table:table-cell office:value-type="float" office:value="43.272">
                <text:p>43.272</text:p>
              </table:table-cell>
              <table:table-cell office:value-type="float" office:value="43.25711">
                <text:p>43.25711</text:p>
              </table:table-cell>
              <table:table-cell office:value-type="float" office:value="41.63524">
                <text:p>41.63524</text:p>
              </table:table-cell>
              <table:table-cell office:value-type="float" office:value="40.16117">
                <text:p>40.16117</text:p>
              </table:table-cell>
              <table:table-cell office:value-type="float" office:value="37.6948">
                <text:p>37.6948</text:p>
              </table:table-cell>
              <table:table-cell office:value-type="float" office:value="22.18669">
                <text:p>22.18669</text:p>
              </table:table-cell>
              <table:table-cell office:value-type="float" office:value="39.45897">
                <text:p>39.45897</text:p>
              </table:table-cell>
              <table:table-cell office:value-type="float" office:value="40.00032">
                <text:p>40.00032</text:p>
              </table:table-cell>
              <table:table-cell office:value-type="float" office:value="40.23337">
                <text:p>40.23337</text:p>
              </table:table-cell>
              <table:table-cell office:value-type="float" office:value="37.32328">
                <text:p>37.32328</text:p>
              </table:table-cell>
              <table:table-cell office:value-type="float" office:value="38.82255">
                <text:p>38.82255</text:p>
              </table:table-cell>
              <table:table-cell office:value-type="float" office:value="14.64187">
                <text:p>14.64187</text:p>
              </table:table-cell>
              <table:table-cell office:value-type="float" office:value="26.20119">
                <text:p>26.20119</text:p>
              </table:table-cell>
              <table:table-cell office:value-type="float" office:value="39.30326">
                <text:p>39.30326</text:p>
              </table:table-cell>
              <table:table-cell office:value-type="float" office:value="42.37326">
                <text:p>42.373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41.81629">
                <text:p>41.81629</text:p>
              </table:table-cell>
              <table:table-cell office:value-type="float" office:value="27.39118">
                <text:p>27.39118</text:p>
              </table:table-cell>
              <table:table-cell office:value-type="float" office:value="40.39952">
                <text:p>40.39952</text:p>
              </table:table-cell>
              <table:table-cell office:value-type="float" office:value="34.83971">
                <text:p>34.83971</text:p>
              </table:table-cell>
              <table:table-cell office:value-type="float" office:value="44.18335">
                <text:p>44.18335</text:p>
              </table:table-cell>
              <table:table-cell office:value-type="float" office:value="44.04951">
                <text:p>44.04951</text:p>
              </table:table-cell>
              <table:table-cell office:value-type="float" office:value="42.42609">
                <text:p>42.42609</text:p>
              </table:table-cell>
              <table:table-cell office:value-type="float" office:value="40.95179">
                <text:p>40.95179</text:p>
              </table:table-cell>
              <table:table-cell office:value-type="float" office:value="38.47955">
                <text:p>38.47955</text:p>
              </table:table-cell>
              <table:table-cell office:value-type="float" office:value="22.77121">
                <text:p>22.77121</text:p>
              </table:table-cell>
              <table:table-cell office:value-type="float" office:value="40.24654">
                <text:p>40.24654</text:p>
              </table:table-cell>
              <table:table-cell office:value-type="float" office:value="40.60389">
                <text:p>40.60389</text:p>
              </table:table-cell>
              <table:table-cell office:value-type="float" office:value="41.12655">
                <text:p>41.12655</text:p>
              </table:table-cell>
              <table:table-cell office:value-type="float" office:value="37.91621">
                <text:p>37.91621</text:p>
              </table:table-cell>
              <table:table-cell office:value-type="float" office:value="39.7291">
                <text:p>39.7291</text:p>
              </table:table-cell>
              <table:table-cell office:value-type="float" office:value="15.41329">
                <text:p>15.41329</text:p>
              </table:table-cell>
              <table:table-cell office:value-type="float" office:value="26.6966">
                <text:p>26.6966</text:p>
              </table:table-cell>
              <table:table-cell office:value-type="float" office:value="40.02593">
                <text:p>40.02593</text:p>
              </table:table-cell>
              <table:table-cell office:value-type="float" office:value="43.16392">
                <text:p>43.163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42.4234">
                <text:p>42.4234</text:p>
              </table:table-cell>
              <table:table-cell office:value-type="float" office:value="28.07091">
                <text:p>28.07091</text:p>
              </table:table-cell>
              <table:table-cell office:value-type="float" office:value="41.18234">
                <text:p>41.18234</text:p>
              </table:table-cell>
              <table:table-cell office:value-type="float" office:value="35.56173">
                <text:p>35.56173</text:p>
              </table:table-cell>
              <table:table-cell office:value-type="float" office:value="44.78132">
                <text:p>44.78132</text:p>
              </table:table-cell>
              <table:table-cell office:value-type="float" office:value="44.76463">
                <text:p>44.76463</text:p>
              </table:table-cell>
              <table:table-cell office:value-type="float" office:value="43.14123">
                <text:p>43.14123</text:p>
              </table:table-cell>
              <table:table-cell office:value-type="float" office:value="41.66767">
                <text:p>41.66767</text:p>
              </table:table-cell>
              <table:table-cell office:value-type="float" office:value="39.19598">
                <text:p>39.19598</text:p>
              </table:table-cell>
              <table:table-cell office:value-type="float" office:value="23.39921">
                <text:p>23.39921</text:p>
              </table:table-cell>
              <table:table-cell office:value-type="float" office:value="40.96785">
                <text:p>40.96785</text:p>
              </table:table-cell>
              <table:table-cell office:value-type="float" office:value="41.51534">
                <text:p>41.51534</text:p>
              </table:table-cell>
              <table:table-cell office:value-type="float" office:value="41.73319">
                <text:p>41.73319</text:p>
              </table:table-cell>
              <table:table-cell office:value-type="float" office:value="38.82262">
                <text:p>38.82262</text:p>
              </table:table-cell>
              <table:table-cell office:value-type="float" office:value="40.32601">
                <text:p>40.32601</text:p>
              </table:table-cell>
              <table:table-cell office:value-type="float" office:value="16.21131">
                <text:p>16.21131</text:p>
              </table:table-cell>
              <table:table-cell office:value-type="float" office:value="27.21084">
                <text:p>27.21084</text:p>
              </table:table-cell>
              <table:table-cell office:value-type="float" office:value="40.80916">
                <text:p>40.80916</text:p>
              </table:table-cell>
              <table:table-cell office:value-type="float" office:value="43.88168">
                <text:p>43.881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43.3199">
                <text:p>43.3199</text:p>
              </table:table-cell>
              <table:table-cell office:value-type="float" office:value="28.722">
                <text:p>28.722</text:p>
              </table:table-cell>
              <table:table-cell office:value-type="float" office:value="41.90156">
                <text:p>41.90156</text:p>
              </table:table-cell>
              <table:table-cell office:value-type="float" office:value="36.35054">
                <text:p>36.35054</text:p>
              </table:table-cell>
              <table:table-cell office:value-type="float" office:value="45.68631">
                <text:p>45.68631</text:p>
              </table:table-cell>
              <table:table-cell office:value-type="float" office:value="45.55267">
                <text:p>45.55267</text:p>
              </table:table-cell>
              <table:table-cell office:value-type="float" office:value="43.92857">
                <text:p>43.92857</text:p>
              </table:table-cell>
              <table:table-cell office:value-type="float" office:value="42.46102">
                <text:p>42.46102</text:p>
              </table:table-cell>
              <table:table-cell office:value-type="float" office:value="39.98634">
                <text:p>39.98634</text:p>
              </table:table-cell>
              <table:table-cell office:value-type="float" office:value="23.99165">
                <text:p>23.99165</text:p>
              </table:table-cell>
              <table:table-cell office:value-type="float" office:value="41.75115">
                <text:p>41.75115</text:p>
              </table:table-cell>
              <table:table-cell office:value-type="float" office:value="42.11483">
                <text:p>42.11483</text:p>
              </table:table-cell>
              <table:table-cell office:value-type="float" office:value="42.63721">
                <text:p>42.63721</text:p>
              </table:table-cell>
              <table:table-cell office:value-type="float" office:value="39.43064">
                <text:p>39.43064</text:p>
              </table:table-cell>
              <table:table-cell office:value-type="float" office:value="41.23937">
                <text:p>41.23937</text:p>
              </table:table-cell>
              <table:table-cell office:value-type="float" office:value="16.98496">
                <text:p>16.98496</text:p>
              </table:table-cell>
              <table:table-cell office:value-type="float" office:value="27.71734">
                <text:p>27.71734</text:p>
              </table:table-cell>
              <table:table-cell office:value-type="float" office:value="41.53671">
                <text:p>41.53671</text:p>
              </table:table-cell>
              <table:table-cell office:value-type="float" office:value="44.68088">
                <text:p>44.680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43.92009">
                <text:p>43.92009</text:p>
              </table:table-cell>
              <table:table-cell office:value-type="float" office:value="29.25706">
                <text:p>29.25706</text:p>
              </table:table-cell>
              <table:table-cell office:value-type="float" office:value="42.68926">
                <text:p>42.68926</text:p>
              </table:table-cell>
              <table:table-cell office:value-type="float" office:value="37.07549">
                <text:p>37.07549</text:p>
              </table:table-cell>
              <table:table-cell office:value-type="float" office:value="46.28841">
                <text:p>46.28841</text:p>
              </table:table-cell>
              <table:table-cell office:value-type="float" office:value="46.26482">
                <text:p>46.26482</text:p>
              </table:table-cell>
              <table:table-cell office:value-type="float" office:value="44.65083">
                <text:p>44.65083</text:p>
              </table:table-cell>
              <table:table-cell office:value-type="float" office:value="43.17245">
                <text:p>43.17245</text:p>
              </table:table-cell>
              <table:table-cell office:value-type="float" office:value="40.71196">
                <text:p>40.71196</text:p>
              </table:table-cell>
              <table:table-cell office:value-type="float" office:value="24.6208">
                <text:p>24.6208</text:p>
              </table:table-cell>
              <table:table-cell office:value-type="float" office:value="42.46995">
                <text:p>42.46995</text:p>
              </table:table-cell>
              <table:table-cell office:value-type="float" office:value="43.01902">
                <text:p>43.01902</text:p>
              </table:table-cell>
              <table:table-cell office:value-type="float" office:value="43.23685">
                <text:p>43.23685</text:p>
              </table:table-cell>
              <table:table-cell office:value-type="float" office:value="40.32865">
                <text:p>40.32865</text:p>
              </table:table-cell>
              <table:table-cell office:value-type="float" office:value="41.83867">
                <text:p>41.83867</text:p>
              </table:table-cell>
              <table:table-cell office:value-type="float" office:value="17.78547">
                <text:p>17.78547</text:p>
              </table:table-cell>
              <table:table-cell office:value-type="float" office:value="28.24379">
                <text:p>28.24379</text:p>
              </table:table-cell>
              <table:table-cell office:value-type="float" office:value="42.13978">
                <text:p>42.13978</text:p>
              </table:table-cell>
              <table:table-cell office:value-type="float" office:value="45.39189">
                <text:p>45.391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44.83317">
                <text:p>44.83317</text:p>
              </table:table-cell>
              <table:table-cell office:value-type="float" office:value="30.05474">
                <text:p>30.05474</text:p>
              </table:table-cell>
              <table:table-cell office:value-type="float" office:value="43.40344">
                <text:p>43.40344</text:p>
              </table:table-cell>
              <table:table-cell office:value-type="float" office:value="37.86814">
                <text:p>37.86814</text:p>
              </table:table-cell>
              <table:table-cell office:value-type="float" office:value="47.19204">
                <text:p>47.19204</text:p>
              </table:table-cell>
              <table:table-cell office:value-type="float" office:value="47.05754">
                <text:p>47.05754</text:p>
              </table:table-cell>
              <table:table-cell office:value-type="float" office:value="45.43317">
                <text:p>45.43317</text:p>
              </table:table-cell>
              <table:table-cell office:value-type="float" office:value="43.96475">
                <text:p>43.96475</text:p>
              </table:table-cell>
              <table:table-cell office:value-type="float" office:value="41.31149">
                <text:p>41.31149</text:p>
              </table:table-cell>
              <table:table-cell office:value-type="float" office:value="25.21588">
                <text:p>25.21588</text:p>
              </table:table-cell>
              <table:table-cell office:value-type="float" office:value="43.25802">
                <text:p>43.25802</text:p>
              </table:table-cell>
              <table:table-cell office:value-type="float" office:value="43.62092">
                <text:p>43.62092</text:p>
              </table:table-cell>
              <table:table-cell office:value-type="float" office:value="43.83858">
                <text:p>43.83858</text:p>
              </table:table-cell>
              <table:table-cell office:value-type="float" office:value="40.92985">
                <text:p>40.92985</text:p>
              </table:table-cell>
              <table:table-cell office:value-type="float" office:value="42.73835">
                <text:p>42.73835</text:p>
              </table:table-cell>
              <table:table-cell office:value-type="float" office:value="18.56136">
                <text:p>18.56136</text:p>
              </table:table-cell>
              <table:table-cell office:value-type="float" office:value="28.76672">
                <text:p>28.76672</text:p>
              </table:table-cell>
              <table:table-cell office:value-type="float" office:value="43.05035">
                <text:p>43.05035</text:p>
              </table:table-cell>
              <table:table-cell office:value-type="float" office:value="46.18378">
                <text:p>46.183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45.43219">
                <text:p>45.43219</text:p>
              </table:table-cell>
              <table:table-cell office:value-type="float" office:value="30.58826">
                <text:p>30.58826</text:p>
              </table:table-cell>
              <table:table-cell office:value-type="float" office:value="44.18447">
                <text:p>44.18447</text:p>
              </table:table-cell>
              <table:table-cell office:value-type="float" office:value="38.59204">
                <text:p>38.59204</text:p>
              </table:table-cell>
              <table:table-cell office:value-type="float" office:value="47.79123">
                <text:p>47.79123</text:p>
              </table:table-cell>
              <table:table-cell office:value-type="float" office:value="47.76195">
                <text:p>47.76195</text:p>
              </table:table-cell>
              <table:table-cell office:value-type="float" office:value="46.14809">
                <text:p>46.14809</text:p>
              </table:table-cell>
              <table:table-cell office:value-type="float" office:value="44.67085">
                <text:p>44.67085</text:p>
              </table:table-cell>
              <table:table-cell office:value-type="float" office:value="42.21833">
                <text:p>42.21833</text:p>
              </table:table-cell>
              <table:table-cell office:value-type="float" office:value="25.85323">
                <text:p>25.85323</text:p>
              </table:table-cell>
              <table:table-cell office:value-type="float" office:value="43.97213">
                <text:p>43.97213</text:p>
              </table:table-cell>
              <table:table-cell office:value-type="float" office:value="44.52291">
                <text:p>44.52291</text:p>
              </table:table-cell>
              <table:table-cell office:value-type="float" office:value="44.73561">
                <text:p>44.73561</text:p>
              </table:table-cell>
              <table:table-cell office:value-type="float" office:value="41.83369">
                <text:p>41.83369</text:p>
              </table:table-cell>
              <table:table-cell office:value-type="float" office:value="43.34424">
                <text:p>43.34424</text:p>
              </table:table-cell>
              <table:table-cell office:value-type="float" office:value="19.35394">
                <text:p>19.35394</text:p>
              </table:table-cell>
              <table:table-cell office:value-type="float" office:value="29.30701">
                <text:p>29.30701</text:p>
              </table:table-cell>
              <table:table-cell office:value-type="float" office:value="43.64635">
                <text:p>43.64635</text:p>
              </table:table-cell>
              <table:table-cell office:value-type="float" office:value="46.90132">
                <text:p>46.901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46.32922">
                <text:p>46.32922</text:p>
              </table:table-cell>
              <table:table-cell office:value-type="float" office:value="31.39745">
                <text:p>31.39745</text:p>
              </table:table-cell>
              <table:table-cell office:value-type="float" office:value="44.9038">
                <text:p>44.9038</text:p>
              </table:table-cell>
              <table:table-cell office:value-type="float" office:value="39.39205">
                <text:p>39.39205</text:p>
              </table:table-cell>
              <table:table-cell office:value-type="float" office:value="48.69816">
                <text:p>48.69816</text:p>
              </table:table-cell>
              <table:table-cell office:value-type="float" office:value="48.55997">
                <text:p>48.55997</text:p>
              </table:table-cell>
              <table:table-cell office:value-type="float" office:value="46.93854">
                <text:p>46.93854</text:p>
              </table:table-cell>
              <table:table-cell office:value-type="float" office:value="45.46653">
                <text:p>45.46653</text:p>
              </table:table-cell>
              <table:table-cell office:value-type="float" office:value="42.82479">
                <text:p>42.82479</text:p>
              </table:table-cell>
              <table:table-cell office:value-type="float" office:value="26.44118">
                <text:p>26.44118</text:p>
              </table:table-cell>
              <table:table-cell office:value-type="float" office:value="44.57655">
                <text:p>44.57655</text:p>
              </table:table-cell>
              <table:table-cell office:value-type="float" office:value="45.1302">
                <text:p>45.1302</text:p>
              </table:table-cell>
              <table:table-cell office:value-type="float" office:value="45.34144">
                <text:p>45.34144</text:p>
              </table:table-cell>
              <table:table-cell office:value-type="float" office:value="42.42743">
                <text:p>42.42743</text:p>
              </table:table-cell>
              <table:table-cell office:value-type="float" office:value="44.24999">
                <text:p>44.24999</text:p>
              </table:table-cell>
              <table:table-cell office:value-type="float" office:value="20.12214">
                <text:p>20.12214</text:p>
              </table:table-cell>
              <table:table-cell office:value-type="float" office:value="29.83348">
                <text:p>29.83348</text:p>
              </table:table-cell>
              <table:table-cell office:value-type="float" office:value="44.55706">
                <text:p>44.55706</text:p>
              </table:table-cell>
              <table:table-cell office:value-type="float" office:value="47.50005">
                <text:p>47.500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46.929">
                <text:p>46.929</text:p>
              </table:table-cell>
              <table:table-cell office:value-type="float" office:value="31.93788">
                <text:p>31.93788</text:p>
              </table:table-cell>
              <table:table-cell office:value-type="float" office:value="45.69297">
                <text:p>45.69297</text:p>
              </table:table-cell>
              <table:table-cell office:value-type="float" office:value="40.11101">
                <text:p>40.11101</text:p>
              </table:table-cell>
              <table:table-cell office:value-type="float" office:value="49.29801">
                <text:p>49.29801</text:p>
              </table:table-cell>
              <table:table-cell office:value-type="float" office:value="49.26171">
                <text:p>49.26171</text:p>
              </table:table-cell>
              <table:table-cell office:value-type="float" office:value="47.65095">
                <text:p>47.65095</text:p>
              </table:table-cell>
              <table:table-cell office:value-type="float" office:value="46.16951">
                <text:p>46.16951</text:p>
              </table:table-cell>
              <table:table-cell office:value-type="float" office:value="43.72872">
                <text:p>43.72872</text:p>
              </table:table-cell>
              <table:table-cell office:value-type="float" office:value="27.02864">
                <text:p>27.02864</text:p>
              </table:table-cell>
              <table:table-cell office:value-type="float" office:value="45.47509">
                <text:p>45.47509</text:p>
              </table:table-cell>
              <table:table-cell office:value-type="float" office:value="46.02683">
                <text:p>46.02683</text:p>
              </table:table-cell>
              <table:table-cell office:value-type="float" office:value="46.23895">
                <text:p>46.23895</text:p>
              </table:table-cell>
              <table:table-cell office:value-type="float" office:value="43.33147">
                <text:p>43.33147</text:p>
              </table:table-cell>
              <table:table-cell office:value-type="float" office:value="44.85036">
                <text:p>44.85036</text:p>
              </table:table-cell>
              <table:table-cell office:value-type="float" office:value="20.92885">
                <text:p>20.92885</text:p>
              </table:table-cell>
              <table:table-cell office:value-type="float" office:value="30.38405">
                <text:p>30.38405</text:p>
              </table:table-cell>
              <table:table-cell office:value-type="float" office:value="45.15784">
                <text:p>45.15784</text:p>
              </table:table-cell>
              <table:table-cell office:value-type="float" office:value="48.40095">
                <text:p>48.400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47.82438">
                <text:p>47.82438</text:p>
              </table:table-cell>
              <table:table-cell office:value-type="float" office:value="32.75127">
                <text:p>32.75127</text:p>
              </table:table-cell>
              <table:table-cell office:value-type="float" office:value="46.39747">
                <text:p>46.39747</text:p>
              </table:table-cell>
              <table:table-cell office:value-type="float" office:value="40.9142">
                <text:p>40.9142</text:p>
              </table:table-cell>
              <table:table-cell office:value-type="float" office:value="50.19314">
                <text:p>50.19314</text:p>
              </table:table-cell>
              <table:table-cell office:value-type="float" office:value="50.05588">
                <text:p>50.05588</text:p>
              </table:table-cell>
              <table:table-cell office:value-type="float" office:value="48.44241">
                <text:p>48.44241</text:p>
              </table:table-cell>
              <table:table-cell office:value-type="float" office:value="46.96192">
                <text:p>46.96192</text:p>
              </table:table-cell>
              <table:table-cell office:value-type="float" office:value="44.33488">
                <text:p>44.33488</text:p>
              </table:table-cell>
              <table:table-cell office:value-type="float" office:value="27.60448">
                <text:p>27.60448</text:p>
              </table:table-cell>
              <table:table-cell office:value-type="float" office:value="46.07587">
                <text:p>46.07587</text:p>
              </table:table-cell>
              <table:table-cell office:value-type="float" office:value="46.62669">
                <text:p>46.62669</text:p>
              </table:table-cell>
              <table:table-cell office:value-type="float" office:value="46.83842">
                <text:p>46.83842</text:p>
              </table:table-cell>
              <table:table-cell office:value-type="float" office:value="43.93326">
                <text:p>43.93326</text:p>
              </table:table-cell>
              <table:table-cell office:value-type="float" office:value="45.7545">
                <text:p>45.7545</text:p>
              </table:table-cell>
              <table:table-cell office:value-type="float" office:value="21.68961">
                <text:p>21.68961</text:p>
              </table:table-cell>
              <table:table-cell office:value-type="float" office:value="30.93576">
                <text:p>30.93576</text:p>
              </table:table-cell>
              <table:table-cell office:value-type="float" office:value="46.06156">
                <text:p>46.06156</text:p>
              </table:table-cell>
              <table:table-cell office:value-type="float" office:value="48.99546">
                <text:p>48.995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48.43084">
                <text:p>48.43084</text:p>
              </table:table-cell>
              <table:table-cell office:value-type="float" office:value="33.29951">
                <text:p>33.29951</text:p>
              </table:table-cell>
              <table:table-cell office:value-type="float" office:value="47.17937">
                <text:p>47.17937</text:p>
              </table:table-cell>
              <table:table-cell office:value-type="float" office:value="41.63555">
                <text:p>41.63555</text:p>
              </table:table-cell>
              <table:table-cell office:value-type="float" office:value="50.79953">
                <text:p>50.79953</text:p>
              </table:table-cell>
              <table:table-cell office:value-type="float" office:value="50.76052">
                <text:p>50.76052</text:p>
              </table:table-cell>
              <table:table-cell office:value-type="float" office:value="49.13972">
                <text:p>49.13972</text:p>
              </table:table-cell>
              <table:table-cell office:value-type="float" office:value="47.66781">
                <text:p>47.66781</text:p>
              </table:table-cell>
              <table:table-cell office:value-type="float" office:value="45.23777">
                <text:p>45.23777</text:p>
              </table:table-cell>
              <table:table-cell office:value-type="float" office:value="28.20367">
                <text:p>28.20367</text:p>
              </table:table-cell>
              <table:table-cell office:value-type="float" office:value="46.96963">
                <text:p>46.96963</text:p>
              </table:table-cell>
              <table:table-cell office:value-type="float" office:value="47.52011">
                <text:p>47.52011</text:p>
              </table:table-cell>
              <table:table-cell office:value-type="float" office:value="47.73002">
                <text:p>47.73002</text:p>
              </table:table-cell>
              <table:table-cell office:value-type="float" office:value="44.84029">
                <text:p>44.84029</text:p>
              </table:table-cell>
              <table:table-cell office:value-type="float" office:value="46.35738">
                <text:p>46.35738</text:p>
              </table:table-cell>
              <table:table-cell office:value-type="float" office:value="22.48805">
                <text:p>22.48805</text:p>
              </table:table-cell>
              <table:table-cell office:value-type="float" office:value="31.49108">
                <text:p>31.49108</text:p>
              </table:table-cell>
              <table:table-cell office:value-type="float" office:value="46.66579">
                <text:p>46.66579</text:p>
              </table:table-cell>
              <table:table-cell office:value-type="float" office:value="49.89538">
                <text:p>49.895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49.31956">
                <text:p>49.31956</text:p>
              </table:table-cell>
              <table:table-cell office:value-type="float" office:value="34.12305">
                <text:p>34.12305</text:p>
              </table:table-cell>
              <table:table-cell office:value-type="float" office:value="47.89144">
                <text:p>47.89144</text:p>
              </table:table-cell>
              <table:table-cell office:value-type="float" office:value="42.43501">
                <text:p>42.43501</text:p>
              </table:table-cell>
              <table:table-cell office:value-type="float" office:value="51.68816">
                <text:p>51.68816</text:p>
              </table:table-cell>
              <table:table-cell office:value-type="float" office:value="51.54522">
                <text:p>51.54522</text:p>
              </table:table-cell>
              <table:table-cell office:value-type="float" office:value="49.92716">
                <text:p>49.92716</text:p>
              </table:table-cell>
              <table:table-cell office:value-type="float" office:value="48.45421">
                <text:p>48.45421</text:p>
              </table:table-cell>
              <table:table-cell office:value-type="float" office:value="45.84113">
                <text:p>45.84113</text:p>
              </table:table-cell>
              <table:table-cell office:value-type="float" office:value="28.68444">
                <text:p>28.68444</text:p>
              </table:table-cell>
              <table:table-cell office:value-type="float" office:value="47.57113">
                <text:p>47.57113</text:p>
              </table:table-cell>
              <table:table-cell office:value-type="float" office:value="48.12677">
                <text:p>48.12677</text:p>
              </table:table-cell>
              <table:table-cell office:value-type="float" office:value="48.33306">
                <text:p>48.33306</text:p>
              </table:table-cell>
              <table:table-cell office:value-type="float" office:value="45.43296">
                <text:p>45.43296</text:p>
              </table:table-cell>
              <table:table-cell office:value-type="float" office:value="47.25273">
                <text:p>47.25273</text:p>
              </table:table-cell>
              <table:table-cell office:value-type="float" office:value="23.2544">
                <text:p>23.2544</text:p>
              </table:table-cell>
              <table:table-cell office:value-type="float" office:value="32.04859">
                <text:p>32.04859</text:p>
              </table:table-cell>
              <table:table-cell office:value-type="float" office:value="47.55813">
                <text:p>47.55813</text:p>
              </table:table-cell>
              <table:table-cell office:value-type="float" office:value="50.49289">
                <text:p>50.492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49.91639">
                <text:p>49.91639</text:p>
              </table:table-cell>
              <table:table-cell office:value-type="float" office:value="34.67885">
                <text:p>34.67885</text:p>
              </table:table-cell>
              <table:table-cell office:value-type="float" office:value="48.6797">
                <text:p>48.6797</text:p>
              </table:table-cell>
              <table:table-cell office:value-type="float" office:value="43.15342">
                <text:p>43.15342</text:p>
              </table:table-cell>
              <table:table-cell office:value-type="float" office:value="52.28681">
                <text:p>52.28681</text:p>
              </table:table-cell>
              <table:table-cell office:value-type="float" office:value="52.24308">
                <text:p>52.24308</text:p>
              </table:table-cell>
              <table:table-cell office:value-type="float" office:value="50.6377">
                <text:p>50.6377</text:p>
              </table:table-cell>
              <table:table-cell office:value-type="float" office:value="49.15583">
                <text:p>49.15583</text:p>
              </table:table-cell>
              <table:table-cell office:value-type="float" office:value="46.73608">
                <text:p>46.73608</text:p>
              </table:table-cell>
              <table:table-cell office:value-type="float" office:value="29.40015">
                <text:p>29.40015</text:p>
              </table:table-cell>
              <table:table-cell office:value-type="float" office:value="48.46343">
                <text:p>48.46343</text:p>
              </table:table-cell>
              <table:table-cell office:value-type="float" office:value="49.01581">
                <text:p>49.01581</text:p>
              </table:table-cell>
              <table:table-cell office:value-type="float" office:value="NaN">
                <text:p>NaN</text:p>
              </table:table-cell>
              <table:table-cell office:value-type="float" office:value="46.33868">
                <text:p>46.33868</text:p>
              </table:table-cell>
              <table:table-cell office:value-type="float" office:value="47.84724">
                <text:p>47.84724</text:p>
              </table:table-cell>
              <table:table-cell office:value-type="float" office:value="24.05961">
                <text:p>24.05961</text:p>
              </table:table-cell>
              <table:table-cell office:value-type="float" office:value="32.61826">
                <text:p>32.61826</text:p>
              </table:table-cell>
              <table:table-cell office:value-type="float" office:value="48.15242">
                <text:p>48.15242</text:p>
              </table:table-cell>
              <table:table-cell office:value-type="float" office:value="51.383">
                <text:p>51.3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50.81115">
                <text:p>50.81115</text:p>
              </table:table-cell>
              <table:table-cell office:value-type="float" office:value="35.50211">
                <text:p>35.50211</text:p>
              </table:table-cell>
              <table:table-cell office:value-type="float" office:value="49.37259">
                <text:p>49.37259</text:p>
              </table:table-cell>
              <table:table-cell office:value-type="float" office:value="43.95709">
                <text:p>43.95709</text:p>
              </table:table-cell>
              <table:table-cell office:value-type="float" office:value="53.16573">
                <text:p>53.16573</text:p>
              </table:table-cell>
              <table:table-cell office:value-type="float" office:value="53.01812">
                <text:p>53.01812</text:p>
              </table:table-cell>
              <table:table-cell office:value-type="float" office:value="51.41765">
                <text:p>51.41765</text:p>
              </table:table-cell>
              <table:table-cell office:value-type="float" office:value="49.94625">
                <text:p>49.94625</text:p>
              </table:table-cell>
              <table:table-cell office:value-type="float" office:value="47.33978">
                <text:p>47.33978</text:p>
              </table:table-cell>
              <table:table-cell office:value-type="float" office:value="29.88174">
                <text:p>29.88174</text:p>
              </table:table-cell>
              <table:table-cell office:value-type="float" office:value="49.06124">
                <text:p>49.06124</text:p>
              </table:table-cell>
              <table:table-cell office:value-type="float" office:value="49.61493">
                <text:p>49.61493</text:p>
              </table:table-cell>
              <table:table-cell office:value-type="float" office:value="NaN">
                <text:p>NaN</text:p>
              </table:table-cell>
              <table:table-cell office:value-type="float" office:value="46.93837">
                <text:p>46.93837</text:p>
              </table:table-cell>
              <table:table-cell office:value-type="float" office:value="48.73555">
                <text:p>48.73555</text:p>
              </table:table-cell>
              <table:table-cell office:value-type="float" office:value="24.8174">
                <text:p>24.8174</text:p>
              </table:table-cell>
              <table:table-cell office:value-type="float" office:value="33.1939">
                <text:p>33.1939</text:p>
              </table:table-cell>
              <table:table-cell office:value-type="float" office:value="49.0469">
                <text:p>49.0469</text:p>
              </table:table-cell>
              <table:table-cell office:value-type="float" office:value="51.98157">
                <text:p>51.981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51.3998">
                <text:p>51.3998</text:p>
              </table:table-cell>
              <table:table-cell office:value-type="float" office:value="36.05534">
                <text:p>36.05534</text:p>
              </table:table-cell>
              <table:table-cell office:value-type="float" office:value="50.15336">
                <text:p>50.15336</text:p>
              </table:table-cell>
              <table:table-cell office:value-type="float" office:value="44.66834">
                <text:p>44.66834</text:p>
              </table:table-cell>
              <table:table-cell office:value-type="float" office:value="53.75316">
                <text:p>53.75316</text:p>
              </table:table-cell>
              <table:table-cell office:value-type="float" office:value="53.70548">
                <text:p>53.70548</text:p>
              </table:table-cell>
              <table:table-cell office:value-type="float" office:value="52.1055">
                <text:p>52.1055</text:p>
              </table:table-cell>
              <table:table-cell office:value-type="float" office:value="50.6391">
                <text:p>50.6391</text:p>
              </table:table-cell>
              <table:table-cell office:value-type="float" office:value="48.23342">
                <text:p>48.23342</text:p>
              </table:table-cell>
              <table:table-cell office:value-type="float" office:value="30.61384">
                <text:p>30.61384</text:p>
              </table:table-cell>
              <table:table-cell office:value-type="float" office:value="49.95393">
                <text:p>49.95393</text:p>
              </table:table-cell>
              <table:table-cell office:value-type="float" office:value="50.49745">
                <text:p>50.49745</text:p>
              </table:table-cell>
              <table:table-cell office:value-type="float" office:value="NaN">
                <text:p>NaN</text:p>
              </table:table-cell>
              <table:table-cell office:value-type="float" office:value="47.82811">
                <text:p>47.82811</text:p>
              </table:table-cell>
              <table:table-cell office:value-type="float" office:value="49.33305">
                <text:p>49.33305</text:p>
              </table:table-cell>
              <table:table-cell office:value-type="float" office:value="25.61188">
                <text:p>25.61188</text:p>
              </table:table-cell>
              <table:table-cell office:value-type="float" office:value="33.76799">
                <text:p>33.76799</text:p>
              </table:table-cell>
              <table:table-cell office:value-type="float" office:value="49.62809">
                <text:p>49.62809</text:p>
              </table:table-cell>
              <table:table-cell office:value-type="float" office:value="52.86156">
                <text:p>52.861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52.27593">
                <text:p>52.27593</text:p>
              </table:table-cell>
              <table:table-cell office:value-type="float" office:value="36.88776">
                <text:p>36.88776</text:p>
              </table:table-cell>
              <table:table-cell office:value-type="float" office:value="50.84795">
                <text:p>50.84795</text:p>
              </table:table-cell>
              <table:table-cell office:value-type="float" office:value="45.28783">
                <text:p>45.28783</text:p>
              </table:table-cell>
              <table:table-cell office:value-type="float" office:value="54.63507">
                <text:p>54.63507</text:p>
              </table:table-cell>
              <table:table-cell office:value-type="float" office:value="54.47765">
                <text:p>54.47765</text:p>
              </table:table-cell>
              <table:table-cell office:value-type="float" office:value="52.88011">
                <text:p>52.88011</text:p>
              </table:table-cell>
              <table:table-cell office:value-type="float" office:value="51.40472">
                <text:p>51.40472</text:p>
              </table:table-cell>
              <table:table-cell office:value-type="float" office:value="48.81765">
                <text:p>48.81765</text:p>
              </table:table-cell>
              <table:table-cell office:value-type="float" office:value="31.09222">
                <text:p>31.09222</text:p>
              </table:table-cell>
              <table:table-cell office:value-type="float" office:value="50.54434">
                <text:p>50.54434</text:p>
              </table:table-cell>
              <table:table-cell office:value-type="float" office:value="51.08778">
                <text:p>51.08778</text:p>
              </table:table-cell>
              <table:table-cell office:value-type="float" office:value="NaN">
                <text:p>NaN</text:p>
              </table:table-cell>
              <table:table-cell office:value-type="float" office:value="48.42801">
                <text:p>48.42801</text:p>
              </table:table-cell>
              <table:table-cell office:value-type="float" office:value="50.2074">
                <text:p>50.2074</text:p>
              </table:table-cell>
              <table:table-cell office:value-type="float" office:value="26.36735">
                <text:p>26.36735</text:p>
              </table:table-cell>
              <table:table-cell office:value-type="float" office:value="34.3498">
                <text:p>34.3498</text:p>
              </table:table-cell>
              <table:table-cell office:value-type="float" office:value="50.50391">
                <text:p>50.50391</text:p>
              </table:table-cell>
              <table:table-cell office:value-type="float" office:value="53.4392">
                <text:p>53.4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52.86885">
                <text:p>52.86885</text:p>
              </table:table-cell>
              <table:table-cell office:value-type="float" office:value="37.44965">
                <text:p>37.44965</text:p>
              </table:table-cell>
              <table:table-cell office:value-type="float" office:value="51.61687">
                <text:p>51.61687</text:p>
              </table:table-cell>
              <table:table-cell office:value-type="float" office:value="46.19805">
                <text:p>46.19805</text:p>
              </table:table-cell>
              <table:table-cell office:value-type="float" office:value="55.21351">
                <text:p>55.21351</text:p>
              </table:table-cell>
              <table:table-cell office:value-type="float" office:value="55.15838">
                <text:p>55.15838</text:p>
              </table:table-cell>
              <table:table-cell office:value-type="float" office:value="53.56359">
                <text:p>53.56359</text:p>
              </table:table-cell>
              <table:table-cell office:value-type="float" office:value="52.08897">
                <text:p>52.08897</text:p>
              </table:table-cell>
              <table:table-cell office:value-type="float" office:value="49.70076">
                <text:p>49.70076</text:p>
              </table:table-cell>
              <table:table-cell office:value-type="float" office:value="31.8254">
                <text:p>31.8254</text:p>
              </table:table-cell>
              <table:table-cell office:value-type="float" office:value="51.41773">
                <text:p>51.41773</text:p>
              </table:table-cell>
              <table:table-cell office:value-type="float" office:value="51.97369">
                <text:p>51.97369</text:p>
              </table:table-cell>
              <table:table-cell office:value-type="float" office:value="NaN">
                <text:p>NaN</text:p>
              </table:table-cell>
              <table:table-cell office:value-type="float" office:value="49.32564">
                <text:p>49.32564</text:p>
              </table:table-cell>
              <table:table-cell office:value-type="float" office:value="50.79154">
                <text:p>50.79154</text:p>
              </table:table-cell>
              <table:table-cell office:value-type="float" office:value="27.15433">
                <text:p>27.15433</text:p>
              </table:table-cell>
              <table:table-cell office:value-type="float" office:value="34.94033">
                <text:p>34.94033</text:p>
              </table:table-cell>
              <table:table-cell office:value-type="float" office:value="51.08607">
                <text:p>51.08607</text:p>
              </table:table-cell>
              <table:table-cell office:value-type="float" office:value="54.31062">
                <text:p>54.310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53.73253">
                <text:p>53.73253</text:p>
              </table:table-cell>
              <table:table-cell office:value-type="float" office:value="38.28298">
                <text:p>38.28298</text:p>
              </table:table-cell>
              <table:table-cell office:value-type="float" office:value="52.30462">
                <text:p>52.30462</text:p>
              </table:table-cell>
              <table:table-cell office:value-type="float" office:value="46.79902">
                <text:p>46.79902</text:p>
              </table:table-cell>
              <table:table-cell office:value-type="float" office:value="56.08325">
                <text:p>56.08325</text:p>
              </table:table-cell>
              <table:table-cell office:value-type="float" office:value="55.91697">
                <text:p>55.91697</text:p>
              </table:table-cell>
              <table:table-cell office:value-type="float" office:value="54.32856">
                <text:p>54.32856</text:p>
              </table:table-cell>
              <table:table-cell office:value-type="float" office:value="52.8566">
                <text:p>52.8566</text:p>
              </table:table-cell>
              <table:table-cell office:value-type="float" office:value="50.28367">
                <text:p>50.28367</text:p>
              </table:table-cell>
              <table:table-cell office:value-type="float" office:value="32.32198">
                <text:p>32.32198</text:p>
              </table:table-cell>
              <table:table-cell office:value-type="float" office:value="52.00629">
                <text:p>52.00629</text:p>
              </table:table-cell>
              <table:table-cell office:value-type="float" office:value="52.55487">
                <text:p>52.55487</text:p>
              </table:table-cell>
              <table:table-cell office:value-type="float" office:value="NaN">
                <text:p>NaN</text:p>
              </table:table-cell>
              <table:table-cell office:value-type="float" office:value="49.92226">
                <text:p>49.92226</text:p>
              </table:table-cell>
              <table:table-cell office:value-type="float" office:value="51.65941">
                <text:p>51.65941</text:p>
              </table:table-cell>
              <table:table-cell office:value-type="float" office:value="27.86759">
                <text:p>27.86759</text:p>
              </table:table-cell>
              <table:table-cell office:value-type="float" office:value="35.54303">
                <text:p>35.54303</text:p>
              </table:table-cell>
              <table:table-cell office:value-type="float" office:value="51.95008">
                <text:p>51.95008</text:p>
              </table:table-cell>
              <table:table-cell office:value-type="float" office:value="54.88764">
                <text:p>54.887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54.31234">
                <text:p>54.31234</text:p>
              </table:table-cell>
              <table:table-cell office:value-type="float" office:value="38.84344">
                <text:p>38.84344</text:p>
              </table:table-cell>
              <table:table-cell office:value-type="float" office:value="53.06475">
                <text:p>53.06475</text:p>
              </table:table-cell>
              <table:table-cell office:value-type="float" office:value="47.70295">
                <text:p>47.70295</text:p>
              </table:table-cell>
              <table:table-cell office:value-type="float" office:value="56.65071">
                <text:p>56.65071</text:p>
              </table:table-cell>
              <table:table-cell office:value-type="float" office:value="56.58551">
                <text:p>56.58551</text:p>
              </table:table-cell>
              <table:table-cell office:value-type="float" office:value="54.99945">
                <text:p>54.99945</text:p>
              </table:table-cell>
              <table:table-cell office:value-type="float" office:value="53.52882">
                <text:p>53.52882</text:p>
              </table:table-cell>
              <table:table-cell office:value-type="float" office:value="51.15936">
                <text:p>51.15936</text:p>
              </table:table-cell>
              <table:table-cell office:value-type="float" office:value="33.05312">
                <text:p>33.05312</text:p>
              </table:table-cell>
              <table:table-cell office:value-type="float" office:value="52.8729">
                <text:p>52.8729</text:p>
              </table:table-cell>
              <table:table-cell office:value-type="float" office:value="53.43372">
                <text:p>53.43372</text:p>
              </table:table-cell>
              <table:table-cell office:value-type="float" office:value="NaN">
                <text:p>NaN</text:p>
              </table:table-cell>
              <table:table-cell office:value-type="float" office:value="50.80558">
                <text:p>50.80558</text:p>
              </table:table-cell>
              <table:table-cell office:value-type="float" office:value="52.23096">
                <text:p>52.23096</text:p>
              </table:table-cell>
              <table:table-cell office:value-type="float" office:value="28.62315">
                <text:p>28.62315</text:p>
              </table:table-cell>
              <table:table-cell office:value-type="float" office:value="36.13814">
                <text:p>36.13814</text:p>
              </table:table-cell>
              <table:table-cell office:value-type="float" office:value="52.52231">
                <text:p>52.52231</text:p>
              </table:table-cell>
              <table:table-cell office:value-type="float" office:value="55.747">
                <text:p>55.7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55.16952">
                <text:p>55.16952</text:p>
              </table:table-cell>
              <table:table-cell office:value-type="float" office:value="39.69134">
                <text:p>39.69134</text:p>
              </table:table-cell>
              <table:table-cell office:value-type="float" office:value="53.73991">
                <text:p>53.73991</text:p>
              </table:table-cell>
              <table:table-cell office:value-type="float" office:value="48.30417">
                <text:p>48.30417</text:p>
              </table:table-cell>
              <table:table-cell office:value-type="float" office:value="57.51184">
                <text:p>57.51184</text:p>
              </table:table-cell>
              <table:table-cell office:value-type="float" office:value="57.33737">
                <text:p>57.33737</text:p>
              </table:table-cell>
              <table:table-cell office:value-type="float" office:value="55.75355">
                <text:p>55.75355</text:p>
              </table:table-cell>
              <table:table-cell office:value-type="float" office:value="54.28226">
                <text:p>54.28226</text:p>
              </table:table-cell>
              <table:table-cell office:value-type="float" office:value="51.73298">
                <text:p>51.73298</text:p>
              </table:table-cell>
              <table:table-cell office:value-type="float" office:value="33.5455">
                <text:p>33.5455</text:p>
              </table:table-cell>
              <table:table-cell office:value-type="float" office:value="53.4546">
                <text:p>53.4546</text:p>
              </table:table-cell>
              <table:table-cell office:value-type="float" office:value="54.00211">
                <text:p>54.00211</text:p>
              </table:table-cell>
              <table:table-cell office:value-type="float" office:value="NaN">
                <text:p>NaN</text:p>
              </table:table-cell>
              <table:table-cell office:value-type="float" office:value="51.40221">
                <text:p>51.40221</text:p>
              </table:table-cell>
              <table:table-cell office:value-type="float" office:value="53.08706">
                <text:p>53.08706</text:p>
              </table:table-cell>
              <table:table-cell office:value-type="float" office:value="29.3416">
                <text:p>29.3416</text:p>
              </table:table-cell>
              <table:table-cell office:value-type="float" office:value="36.75083">
                <text:p>36.75083</text:p>
              </table:table-cell>
              <table:table-cell office:value-type="float" office:value="53.376">
                <text:p>53.376</text:p>
              </table:table-cell>
              <table:table-cell office:value-type="float" office:value="56.31495">
                <text:p>56.31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55.74098">
                <text:p>55.74098</text:p>
              </table:table-cell>
              <table:table-cell office:value-type="float" office:value="40.24465">
                <text:p>40.24465</text:p>
              </table:table-cell>
              <table:table-cell office:value-type="float" office:value="54.50002">
                <text:p>54.50002</text:p>
              </table:table-cell>
              <table:table-cell office:value-type="float" office:value="49.21205">
                <text:p>49.21205</text:p>
              </table:table-cell>
              <table:table-cell office:value-type="float" office:value="58.08083">
                <text:p>58.08083</text:p>
              </table:table-cell>
              <table:table-cell office:value-type="float" office:value="57.99703">
                <text:p>57.99703</text:p>
              </table:table-cell>
              <table:table-cell office:value-type="float" office:value="56.4171">
                <text:p>56.4171</text:p>
              </table:table-cell>
              <table:table-cell office:value-type="float" office:value="54.94889">
                <text:p>54.94889</text:p>
              </table:table-cell>
              <table:table-cell office:value-type="float" office:value="52.59486">
                <text:p>52.59486</text:p>
              </table:table-cell>
              <table:table-cell office:value-type="float" office:value="34.28147">
                <text:p>34.28147</text:p>
              </table:table-cell>
              <table:table-cell office:value-type="float" office:value="54.30696">
                <text:p>54.30696</text:p>
              </table:table-cell>
              <table:table-cell office:value-type="float" office:value="54.86914">
                <text:p>54.86914</text:p>
              </table:table-cell>
              <table:table-cell office:value-type="float" office:value="NaN">
                <text:p>NaN</text:p>
              </table:table-cell>
              <table:table-cell office:value-type="float" office:value="52.27693">
                <text:p>52.27693</text:p>
              </table:table-cell>
              <table:table-cell office:value-type="float" office:value="53.66294">
                <text:p>53.66294</text:p>
              </table:table-cell>
              <table:table-cell office:value-type="float" office:value="30.1052">
                <text:p>30.1052</text:p>
              </table:table-cell>
              <table:table-cell office:value-type="float" office:value="37.35307">
                <text:p>37.35307</text:p>
              </table:table-cell>
              <table:table-cell office:value-type="float" office:value="53.94816">
                <text:p>53.94816</text:p>
              </table:table-cell>
              <table:table-cell office:value-type="float" office:value="57.16492">
                <text:p>57.164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56.58686">
                <text:p>56.58686</text:p>
              </table:table-cell>
              <table:table-cell office:value-type="float" office:value="41.09309">
                <text:p>41.09309</text:p>
              </table:table-cell>
              <table:table-cell office:value-type="float" office:value="55.16031">
                <text:p>55.16031</text:p>
              </table:table-cell>
              <table:table-cell office:value-type="float" office:value="49.80661">
                <text:p>49.80661</text:p>
              </table:table-cell>
              <table:table-cell office:value-type="float" office:value="58.92049">
                <text:p>58.92049</text:p>
              </table:table-cell>
              <table:table-cell office:value-type="float" office:value="58.73817">
                <text:p>58.73817</text:p>
              </table:table-cell>
              <table:table-cell office:value-type="float" office:value="57.15721">
                <text:p>57.15721</text:p>
              </table:table-cell>
              <table:table-cell office:value-type="float" office:value="55.70397">
                <text:p>55.70397</text:p>
              </table:table-cell>
              <table:table-cell office:value-type="float" office:value="53.15964">
                <text:p>53.15964</text:p>
              </table:table-cell>
              <table:table-cell office:value-type="float" office:value="34.77772">
                <text:p>34.77772</text:p>
              </table:table-cell>
              <table:table-cell office:value-type="float" office:value="54.87637">
                <text:p>54.87637</text:p>
              </table:table-cell>
              <table:table-cell office:value-type="float" office:value="55.43087">
                <text:p>55.43087</text:p>
              </table:table-cell>
              <table:table-cell office:value-type="float" office:value="NaN">
                <text:p>NaN</text:p>
              </table:table-cell>
              <table:table-cell office:value-type="float" office:value="52.86686">
                <text:p>52.86686</text:p>
              </table:table-cell>
              <table:table-cell office:value-type="float" office:value="54.50924">
                <text:p>54.50924</text:p>
              </table:table-cell>
              <table:table-cell office:value-type="float" office:value="30.81884">
                <text:p>30.81884</text:p>
              </table:table-cell>
              <table:table-cell office:value-type="float" office:value="37.98755">
                <text:p>37.98755</text:p>
              </table:table-cell>
              <table:table-cell office:value-type="float" office:value="54.79465">
                <text:p>54.79465</text:p>
              </table:table-cell>
              <table:table-cell office:value-type="float" office:value="57.73031">
                <text:p>57.730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57.14789">
                <text:p>57.14789</text:p>
              </table:table-cell>
              <table:table-cell office:value-type="float" office:value="41.6578">
                <text:p>41.6578</text:p>
              </table:table-cell>
              <table:table-cell office:value-type="float" office:value="55.90787">
                <text:p>55.90787</text:p>
              </table:table-cell>
              <table:table-cell office:value-type="float" office:value="50.70767">
                <text:p>50.70767</text:p>
              </table:table-cell>
              <table:table-cell office:value-type="float" office:value="59.47749">
                <text:p>59.47749</text:p>
              </table:table-cell>
              <table:table-cell office:value-type="float" office:value="59.39022">
                <text:p>59.39022</text:p>
              </table:table-cell>
              <table:table-cell office:value-type="float" office:value="57.81365">
                <text:p>57.81365</text:p>
              </table:table-cell>
              <table:table-cell office:value-type="float" office:value="56.3517">
                <text:p>56.3517</text:p>
              </table:table-cell>
              <table:table-cell office:value-type="float" office:value="54.01241">
                <text:p>54.01241</text:p>
              </table:table-cell>
              <table:table-cell office:value-type="float" office:value="35.52299">
                <text:p>35.52299</text:p>
              </table:table-cell>
              <table:table-cell office:value-type="float" office:value="55.72319">
                <text:p>55.72319</text:p>
              </table:table-cell>
              <table:table-cell office:value-type="float" office:value="56.28955">
                <text:p>56.28955</text:p>
              </table:table-cell>
              <table:table-cell office:value-type="float" office:value="NaN">
                <text:p>NaN</text:p>
              </table:table-cell>
              <table:table-cell office:value-type="float" office:value="53.74505">
                <text:p>53.74505</text:p>
              </table:table-cell>
              <table:table-cell office:value-type="float" office:value="55.06559">
                <text:p>55.06559</text:p>
              </table:table-cell>
              <table:table-cell office:value-type="float" office:value="31.58792">
                <text:p>31.58792</text:p>
              </table:table-cell>
              <table:table-cell office:value-type="float" office:value="38.58021">
                <text:p>38.58021</text:p>
              </table:table-cell>
              <table:table-cell office:value-type="float" office:value="55.34949">
                <text:p>55.34949</text:p>
              </table:table-cell>
              <table:table-cell office:value-type="float" office:value="58.56413">
                <text:p>58.56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57.98376">
                <text:p>57.98376</text:p>
              </table:table-cell>
              <table:table-cell office:value-type="float" office:value="42.51028">
                <text:p>42.51028</text:p>
              </table:table-cell>
              <table:table-cell office:value-type="float" office:value="56.55842">
                <text:p>56.55842</text:p>
              </table:table-cell>
              <table:table-cell office:value-type="float" office:value="51.30479">
                <text:p>51.30479</text:p>
              </table:table-cell>
              <table:table-cell office:value-type="float" office:value="60.31255">
                <text:p>60.31255</text:p>
              </table:table-cell>
              <table:table-cell office:value-type="float" office:value="60.12197">
                <text:p>60.12197</text:p>
              </table:table-cell>
              <table:table-cell office:value-type="float" office:value="58.54852">
                <text:p>58.54852</text:p>
              </table:table-cell>
              <table:table-cell office:value-type="float" office:value="56.90798">
                <text:p>56.90798</text:p>
              </table:table-cell>
              <table:table-cell office:value-type="float" office:value="54.5675">
                <text:p>54.5675</text:p>
              </table:table-cell>
              <table:table-cell office:value-type="float" office:value="36.01737">
                <text:p>36.01737</text:p>
              </table:table-cell>
              <table:table-cell office:value-type="float" office:value="56.28349">
                <text:p>56.28349</text:p>
              </table:table-cell>
              <table:table-cell office:value-type="float" office:value="56.85095">
                <text:p>56.85095</text:p>
              </table:table-cell>
              <table:table-cell office:value-type="float" office:value="NaN">
                <text:p>NaN</text:p>
              </table:table-cell>
              <table:table-cell office:value-type="float" office:value="54.32827">
                <text:p>54.32827</text:p>
              </table:table-cell>
              <table:table-cell office:value-type="float" office:value="55.9042">
                <text:p>55.9042</text:p>
              </table:table-cell>
              <table:table-cell office:value-type="float" office:value="32.29606">
                <text:p>32.29606</text:p>
              </table:table-cell>
              <table:table-cell office:value-type="float" office:value="39.20801">
                <text:p>39.20801</text:p>
              </table:table-cell>
              <table:table-cell office:value-type="float" office:value="56.18635">
                <text:p>56.18635</text:p>
              </table:table-cell>
              <table:table-cell office:value-type="float" office:value="59.1241">
                <text:p>59.12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58.54679">
                <text:p>58.54679</text:p>
              </table:table-cell>
              <table:table-cell office:value-type="float" office:value="43.08207">
                <text:p>43.08207</text:p>
              </table:table-cell>
              <table:table-cell office:value-type="float" office:value="57.30611">
                <text:p>57.30611</text:p>
              </table:table-cell>
              <table:table-cell office:value-type="float" office:value="52.18284">
                <text:p>52.18284</text:p>
              </table:table-cell>
              <table:table-cell office:value-type="float" office:value="60.86128">
                <text:p>60.86128</text:p>
              </table:table-cell>
              <table:table-cell office:value-type="float" office:value="60.76488">
                <text:p>60.76488</text:p>
              </table:table-cell>
              <table:table-cell office:value-type="float" office:value="59.19141">
                <text:p>59.19141</text:p>
              </table:table-cell>
              <table:table-cell office:value-type="float" office:value="57.73315">
                <text:p>57.73315</text:p>
              </table:table-cell>
              <table:table-cell office:value-type="float" office:value="55.4137">
                <text:p>55.4137</text:p>
              </table:table-cell>
              <table:table-cell office:value-type="float" office:value="36.76194">
                <text:p>36.76194</text:p>
              </table:table-cell>
              <table:table-cell office:value-type="float" office:value="57.11641">
                <text:p>57.11641</text:p>
              </table:table-cell>
              <table:table-cell office:value-type="float" office:value="57.68666">
                <text:p>57.68666</text:p>
              </table:table-cell>
              <table:table-cell office:value-type="float" office:value="NaN">
                <text:p>NaN</text:p>
              </table:table-cell>
              <table:table-cell office:value-type="float" office:value="55.18469">
                <text:p>55.18469</text:p>
              </table:table-cell>
              <table:table-cell office:value-type="float" office:value="56.45688">
                <text:p>56.45688</text:p>
              </table:table-cell>
              <table:table-cell office:value-type="float" office:value="33.07049">
                <text:p>33.07049</text:p>
              </table:table-cell>
              <table:table-cell office:value-type="float" office:value="39.8004">
                <text:p>39.8004</text:p>
              </table:table-cell>
              <table:table-cell office:value-type="float" office:value="56.73911">
                <text:p>56.73911</text:p>
              </table:table-cell>
              <table:table-cell office:value-type="float" office:value="59.94653">
                <text:p>59.946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59.36488">
                <text:p>59.36488</text:p>
              </table:table-cell>
              <table:table-cell office:value-type="float" office:value="43.93545">
                <text:p>43.93545</text:p>
              </table:table-cell>
              <table:table-cell office:value-type="float" office:value="57.94895">
                <text:p>57.94895</text:p>
              </table:table-cell>
              <table:table-cell office:value-type="float" office:value="52.76886">
                <text:p>52.76886</text:p>
              </table:table-cell>
              <table:table-cell office:value-type="float" office:value="61.68295">
                <text:p>61.68295</text:p>
              </table:table-cell>
              <table:table-cell office:value-type="float" office:value="61.49562">
                <text:p>61.49562</text:p>
              </table:table-cell>
              <table:table-cell office:value-type="float" office:value="59.91318">
                <text:p>59.91318</text:p>
              </table:table-cell>
              <table:table-cell office:value-type="float" office:value="58.28276">
                <text:p>58.28276</text:p>
              </table:table-cell>
              <table:table-cell office:value-type="float" office:value="55.96722">
                <text:p>55.96722</text:p>
              </table:table-cell>
              <table:table-cell office:value-type="float" office:value="37.26315">
                <text:p>37.26315</text:p>
              </table:table-cell>
              <table:table-cell office:value-type="float" office:value="57.67754">
                <text:p>57.67754</text:p>
              </table:table-cell>
              <table:table-cell office:value-type="float" office:value="58.23973">
                <text:p>58.23973</text:p>
              </table:table-cell>
              <table:table-cell office:value-type="float" office:value="NaN">
                <text:p>NaN</text:p>
              </table:table-cell>
              <table:table-cell office:value-type="float" office:value="55.75476">
                <text:p>55.75476</text:p>
              </table:table-cell>
              <table:table-cell office:value-type="float" office:value="57.27566">
                <text:p>57.27566</text:p>
              </table:table-cell>
              <table:table-cell office:value-type="float" office:value="33.78505">
                <text:p>33.78505</text:p>
              </table:table-cell>
              <table:table-cell office:value-type="float" office:value="40.44058">
                <text:p>40.44058</text:p>
              </table:table-cell>
              <table:table-cell office:value-type="float" office:value="57.56887">
                <text:p>57.56887</text:p>
              </table:table-cell>
              <table:table-cell office:value-type="float" office:value="60.49198">
                <text:p>60.491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59.91544">
                <text:p>59.91544</text:p>
              </table:table-cell>
              <table:table-cell office:value-type="float" office:value="44.50124">
                <text:p>44.50124</text:p>
              </table:table-cell>
              <table:table-cell office:value-type="float" office:value="58.67685">
                <text:p>58.67685</text:p>
              </table:table-cell>
              <table:table-cell office:value-type="float" office:value="53.64882">
                <text:p>53.64882</text:p>
              </table:table-cell>
              <table:table-cell office:value-type="float" office:value="62.23458">
                <text:p>62.23458</text:p>
              </table:table-cell>
              <table:table-cell office:value-type="float" office:value="62.12201">
                <text:p>62.12201</text:p>
              </table:table-cell>
              <table:table-cell office:value-type="float" office:value="60.54388">
                <text:p>60.54388</text:p>
              </table:table-cell>
              <table:table-cell office:value-type="float" office:value="59.09512">
                <text:p>59.09512</text:p>
              </table:table-cell>
              <table:table-cell office:value-type="float" office:value="56.79343">
                <text:p>56.79343</text:p>
              </table:table-cell>
              <table:table-cell office:value-type="float" office:value="38.01056">
                <text:p>38.01056</text:p>
              </table:table-cell>
              <table:table-cell office:value-type="float" office:value="58.49483">
                <text:p>58.49483</text:p>
              </table:table-cell>
              <table:table-cell office:value-type="float" office:value="59.07012">
                <text:p>59.07012</text:p>
              </table:table-cell>
              <table:table-cell office:value-type="float" office:value="NaN">
                <text:p>NaN</text:p>
              </table:table-cell>
              <table:table-cell office:value-type="float" office:value="56.6122">
                <text:p>56.6122</text:p>
              </table:table-cell>
              <table:table-cell office:value-type="float" office:value="57.82253">
                <text:p>57.82253</text:p>
              </table:table-cell>
              <table:table-cell office:value-type="float" office:value="34.56201">
                <text:p>34.56201</text:p>
              </table:table-cell>
              <table:table-cell office:value-type="float" office:value="41.05066">
                <text:p>41.05066</text:p>
              </table:table-cell>
              <table:table-cell office:value-type="float" office:value="58.11668">
                <text:p>58.11668</text:p>
              </table:table-cell>
              <table:table-cell office:value-type="float" office:value="61.30825">
                <text:p>61.308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60.7232">
                <text:p>60.7232</text:p>
              </table:table-cell>
              <table:table-cell office:value-type="float" office:value="45.34115">
                <text:p>45.34115</text:p>
              </table:table-cell>
              <table:table-cell office:value-type="float" office:value="NaN">
                <text:p>NaN</text:p>
              </table:table-cell>
              <table:table-cell office:value-type="float" office:value="54.225">
                <text:p>54.225</text:p>
              </table:table-cell>
              <table:table-cell office:value-type="float" office:value="63.04049">
                <text:p>63.04049</text:p>
              </table:table-cell>
              <table:table-cell office:value-type="float" office:value="62.83274">
                <text:p>62.83274</text:p>
              </table:table-cell>
              <table:table-cell office:value-type="float" office:value="61.2681">
                <text:p>61.2681</text:p>
              </table:table-cell>
              <table:table-cell office:value-type="float" office:value="59.6345">
                <text:p>59.6345</text:p>
              </table:table-cell>
              <table:table-cell office:value-type="float" office:value="57.33892">
                <text:p>57.33892</text:p>
              </table:table-cell>
              <table:table-cell office:value-type="float" office:value="38.50552">
                <text:p>38.50552</text:p>
              </table:table-cell>
              <table:table-cell office:value-type="float" office:value="59.04406">
                <text:p>59.04406</text:p>
              </table:table-cell>
              <table:table-cell office:value-type="float" office:value="59.61132">
                <text:p>59.61132</text:p>
              </table:table-cell>
              <table:table-cell office:value-type="float" office:value="NaN">
                <text:p>NaN</text:p>
              </table:table-cell>
              <table:table-cell office:value-type="float" office:value="57.17628">
                <text:p>57.17628</text:p>
              </table:table-cell>
              <table:table-cell office:value-type="float" office:value="58.63466">
                <text:p>58.63466</text:p>
              </table:table-cell>
              <table:table-cell office:value-type="float" office:value="35.271">
                <text:p>35.271</text:p>
              </table:table-cell>
              <table:table-cell office:value-type="float" office:value="41.71491">
                <text:p>41.71491</text:p>
              </table:table-cell>
              <table:table-cell office:value-type="float" office:value="58.92493">
                <text:p>58.92493</text:p>
              </table:table-cell>
              <table:table-cell office:value-type="float" office:value="61.84858">
                <text:p>61.848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935">
                <text:p>45.8935</text:p>
              </table:table-cell>
              <table:table-cell office:value-type="float" office:value="NaN">
                <text:p>NaN</text:p>
              </table:table-cell>
              <table:table-cell office:value-type="float" office:value="55.09311">
                <text:p>55.09311</text:p>
              </table:table-cell>
              <table:table-cell office:value-type="float" office:value="63.58165">
                <text:p>63.58165</text:p>
              </table:table-cell>
              <table:table-cell office:value-type="float" office:value="63.44798">
                <text:p>63.44798</text:p>
              </table:table-cell>
              <table:table-cell office:value-type="float" office:value="61.8856">
                <text:p>61.8856</text:p>
              </table:table-cell>
              <table:table-cell office:value-type="float" office:value="60.44286">
                <text:p>60.44286</text:p>
              </table:table-cell>
              <table:table-cell office:value-type="float" office:value="58.15898">
                <text:p>58.15898</text:p>
              </table:table-cell>
              <table:table-cell office:value-type="float" office:value="39.26167">
                <text:p>39.26167</text:p>
              </table:table-cell>
              <table:table-cell office:value-type="float" office:value="59.8498">
                <text:p>59.8498</text:p>
              </table:table-cell>
              <table:table-cell office:value-type="float" office:value="60.42857">
                <text:p>60.42857</text:p>
              </table:table-cell>
              <table:table-cell office:value-type="float" office:value="NaN">
                <text:p>NaN</text:p>
              </table:table-cell>
              <table:table-cell office:value-type="float" office:value="58.02251">
                <text:p>58.02251</text:p>
              </table:table-cell>
              <table:table-cell office:value-type="float" office:value="NaN">
                <text:p>NaN</text:p>
              </table:table-cell>
              <table:table-cell office:value-type="float" office:value="36.04503">
                <text:p>36.04503</text:p>
              </table:table-cell>
              <table:table-cell office:value-type="float" office:value="42.3385">
                <text:p>42.3385</text:p>
              </table:table-cell>
              <table:table-cell office:value-type="float" office:value="59.46122">
                <text:p>59.46122</text:p>
              </table:table-cell>
              <table:table-cell office:value-type="float" office:value="62.65139">
                <text:p>62.651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1776">
                <text:p>46.71776</text:p>
              </table:table-cell>
              <table:table-cell office:value-type="float" office:value="NaN">
                <text:p>NaN</text:p>
              </table:table-cell>
              <table:table-cell office:value-type="float" office:value="55.66068">
                <text:p>55.66068</text:p>
              </table:table-cell>
              <table:table-cell office:value-type="float" office:value="64.36029">
                <text:p>64.36029</text:p>
              </table:table-cell>
              <table:table-cell office:value-type="float" office:value="64.1566">
                <text:p>64.1566</text:p>
              </table:table-cell>
              <table:table-cell office:value-type="float" office:value="62.58523">
                <text:p>62.58523</text:p>
              </table:table-cell>
              <table:table-cell office:value-type="float" office:value="60.96094">
                <text:p>60.96094</text:p>
              </table:table-cell>
              <table:table-cell office:value-type="float" office:value="58.70355">
                <text:p>58.70355</text:p>
              </table:table-cell>
              <table:table-cell office:value-type="float" office:value="39.75639">
                <text:p>39.75639</text:p>
              </table:table-cell>
              <table:table-cell office:value-type="float" office:value="60.39134">
                <text:p>60.39134</text:p>
              </table:table-cell>
              <table:table-cell office:value-type="float" office:value="60.96397">
                <text:p>60.96397</text:p>
              </table:table-cell>
              <table:table-cell office:value-type="float" office:value="NaN">
                <text:p>NaN</text:p>
              </table:table-cell>
              <table:table-cell office:value-type="float" office:value="58.57397">
                <text:p>58.57397</text:p>
              </table:table-cell>
              <table:table-cell office:value-type="float" office:value="NaN">
                <text:p>NaN</text:p>
              </table:table-cell>
              <table:table-cell office:value-type="float" office:value="36.75823">
                <text:p>36.75823</text:p>
              </table:table-cell>
              <table:table-cell office:value-type="float" office:value="43.00867">
                <text:p>43.00867</text:p>
              </table:table-cell>
              <table:table-cell office:value-type="float" office:value="60.26319">
                <text:p>60.26319</text:p>
              </table:table-cell>
              <table:table-cell office:value-type="float" office:value="63.16534">
                <text:p>63.165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65">
                <text:p>47.265</text:p>
              </table:table-cell>
              <table:table-cell office:value-type="float" office:value="NaN">
                <text:p>NaN</text:p>
              </table:table-cell>
              <table:table-cell office:value-type="float" office:value="56.52168">
                <text:p>56.52168</text:p>
              </table:table-cell>
              <table:table-cell office:value-type="float" office:value="NaN">
                <text:p>NaN</text:p>
              </table:table-cell>
              <table:table-cell office:value-type="float" office:value="64.72882">
                <text:p>64.72882</text:p>
              </table:table-cell>
              <table:table-cell office:value-type="float" office:value="63.16881">
                <text:p>63.16881</text:p>
              </table:table-cell>
              <table:table-cell office:value-type="float" office:value="61.72725">
                <text:p>61.72725</text:p>
              </table:table-cell>
              <table:table-cell office:value-type="float" office:value="59.50176">
                <text:p>59.50176</text:p>
              </table:table-cell>
              <table:table-cell office:value-type="float" office:value="40.50974">
                <text:p>40.50974</text:p>
              </table:table-cell>
              <table:table-cell office:value-type="float" office:value="61.17779">
                <text:p>61.17779</text:p>
              </table:table-cell>
              <table:table-cell office:value-type="float" office:value="61.74749">
                <text:p>61.74749</text:p>
              </table:table-cell>
              <table:table-cell office:value-type="float" office:value="NaN">
                <text:p>NaN</text:p>
              </table:table-cell>
              <table:table-cell office:value-type="float" office:value="59.40282">
                <text:p>59.40282</text:p>
              </table:table-cell>
              <table:table-cell office:value-type="float" office:value="NaN">
                <text:p>NaN</text:p>
              </table:table-cell>
              <table:table-cell office:value-type="float" office:value="37.53445">
                <text:p>37.53445</text:p>
              </table:table-cell>
              <table:table-cell office:value-type="float" office:value="43.62616">
                <text:p>43.62616</text:p>
              </table:table-cell>
              <table:table-cell office:value-type="float" office:value="60.78032">
                <text:p>60.78032</text:p>
              </table:table-cell>
              <table:table-cell office:value-type="float" office:value="63.93321">
                <text:p>63.933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75">
                <text:p>48.075</text:p>
              </table:table-cell>
              <table:table-cell office:value-type="float" office:value="NaN">
                <text:p>NaN</text:p>
              </table:table-cell>
              <table:table-cell office:value-type="float" office:value="57.09078">
                <text:p>57.09078</text:p>
              </table:table-cell>
              <table:table-cell office:value-type="float" office:value="NaN">
                <text:p>NaN</text:p>
              </table:table-cell>
              <table:table-cell office:value-type="float" office:value="65.42851">
                <text:p>65.42851</text:p>
              </table:table-cell>
              <table:table-cell office:value-type="float" office:value="63.86899">
                <text:p>63.86899</text:p>
              </table:table-cell>
              <table:table-cell office:value-type="float" office:value="62.24238">
                <text:p>62.24238</text:p>
              </table:table-cell>
              <table:table-cell office:value-type="float" office:value="60.04134">
                <text:p>60.04134</text:p>
              </table:table-cell>
              <table:table-cell office:value-type="float" office:value="41.01106">
                <text:p>41.01106</text:p>
              </table:table-cell>
              <table:table-cell office:value-type="float" office:value="61.69307">
                <text:p>61.69307</text:p>
              </table:table-cell>
              <table:table-cell office:value-type="float" office:value="62.26781">
                <text:p>62.26781</text:p>
              </table:table-cell>
              <table:table-cell office:value-type="float" office:value="NaN">
                <text:p>NaN</text:p>
              </table:table-cell>
              <table:table-cell office:value-type="float" office:value="59.9561">
                <text:p>59.9561</text:p>
              </table:table-cell>
              <table:table-cell office:value-type="float" office:value="NaN">
                <text:p>NaN</text:p>
              </table:table-cell>
              <table:table-cell office:value-type="float" office:value="38.24159">
                <text:p>38.24159</text:p>
              </table:table-cell>
              <table:table-cell office:value-type="float" office:value="44.29726">
                <text:p>44.29726</text:p>
              </table:table-cell>
              <table:table-cell office:value-type="float" office:value="61.54214">
                <text:p>61.54214</text:p>
              </table:table-cell>
              <table:table-cell office:value-type="float" office:value="64.45192">
                <text:p>64.45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1182">
                <text:p>48.61182</text:p>
              </table:table-cell>
              <table:table-cell office:value-type="float" office:value="NaN">
                <text:p>NaN</text:p>
              </table:table-cell>
              <table:table-cell office:value-type="float" office:value="57.93221">
                <text:p>57.93221</text:p>
              </table:table-cell>
              <table:table-cell office:value-type="float" office:value="NaN">
                <text:p>NaN</text:p>
              </table:table-cell>
              <table:table-cell office:value-type="float" office:value="66.00491">
                <text:p>66.00491</text:p>
              </table:table-cell>
              <table:table-cell office:value-type="float" office:value="64.44746">
                <text:p>64.44746</text:p>
              </table:table-cell>
              <table:table-cell office:value-type="float" office:value="63.00755">
                <text:p>63.00755</text:p>
              </table:table-cell>
              <table:table-cell office:value-type="float" office:value="60.81996">
                <text:p>60.81996</text:p>
              </table:table-cell>
              <table:table-cell office:value-type="float" office:value="41.76449">
                <text:p>41.76449</text:p>
              </table:table-cell>
              <table:table-cell office:value-type="float" office:value="62.46194">
                <text:p>62.46194</text:p>
              </table:table-cell>
              <table:table-cell office:value-type="float" office:value="63.04034">
                <text:p>63.04034</text:p>
              </table:table-cell>
              <table:table-cell office:value-type="float" office:value="NaN">
                <text:p>NaN</text:p>
              </table:table-cell>
              <table:table-cell office:value-type="float" office:value="60.77429">
                <text:p>60.77429</text:p>
              </table:table-cell>
              <table:table-cell office:value-type="float" office:value="NaN">
                <text:p>NaN</text:p>
              </table:table-cell>
              <table:table-cell office:value-type="float" office:value="39.02201">
                <text:p>39.02201</text:p>
              </table:table-cell>
              <table:table-cell office:value-type="float" office:value="44.90936">
                <text:p>44.90936</text:p>
              </table:table-cell>
              <table:table-cell office:value-type="float" office:value="62.05743">
                <text:p>62.05743</text:p>
              </table:table-cell>
              <table:table-cell office:value-type="float" office:value="65.2157">
                <text:p>65.21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802">
                <text:p>49.40802</text:p>
              </table:table-cell>
              <table:table-cell office:value-type="float" office:value="NaN">
                <text:p>NaN</text:p>
              </table:table-cell>
              <table:table-cell office:value-type="float" office:value="58.491">
                <text:p>58.491</text:p>
              </table:table-cell>
              <table:table-cell office:value-type="float" office:value="NaN">
                <text:p>NaN</text:p>
              </table:table-cell>
              <table:table-cell office:value-type="float" office:value="66.69408">
                <text:p>66.69408</text:p>
              </table:table-cell>
              <table:table-cell office:value-type="float" office:value="65.12798">
                <text:p>65.12798</text:p>
              </table:table-cell>
              <table:table-cell office:value-type="float" office:value="63.51764">
                <text:p>63.51764</text:p>
              </table:table-cell>
              <table:table-cell office:value-type="float" office:value="61.33105">
                <text:p>61.33105</text:p>
              </table:table-cell>
              <table:table-cell office:value-type="float" office:value="42.26571">
                <text:p>42.26571</text:p>
              </table:table-cell>
              <table:table-cell office:value-type="float" office:value="62.97194">
                <text:p>62.97194</text:p>
              </table:table-cell>
              <table:table-cell office:value-type="float" office:value="63.551">
                <text:p>63.551</text:p>
              </table:table-cell>
              <table:table-cell office:value-type="float" office:value="NaN">
                <text:p>NaN</text:p>
              </table:table-cell>
              <table:table-cell office:value-type="float" office:value="61.31538">
                <text:p>61.31538</text:p>
              </table:table-cell>
              <table:table-cell office:value-type="float" office:value="NaN">
                <text:p>NaN</text:p>
              </table:table-cell>
              <table:table-cell office:value-type="float" office:value="39.72585">
                <text:p>39.72585</text:p>
              </table:table-cell>
              <table:table-cell office:value-type="float" office:value="45.58242">
                <text:p>45.58242</text:p>
              </table:table-cell>
              <table:table-cell office:value-type="float" office:value="62.81674">
                <text:p>62.81674</text:p>
              </table:table-cell>
              <table:table-cell office:value-type="float" office:value="65.71372">
                <text:p>65.713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3243">
                <text:p>49.93243</text:p>
              </table:table-cell>
              <table:table-cell office:value-type="float" office:value="NaN">
                <text:p>NaN</text:p>
              </table:table-cell>
              <table:table-cell office:value-type="float" office:value="59.32387">
                <text:p>59.32387</text:p>
              </table:table-cell>
              <table:table-cell office:value-type="float" office:value="NaN">
                <text:p>NaN</text:p>
              </table:table-cell>
              <table:table-cell office:value-type="float" office:value="67.25338">
                <text:p>67.25338</text:p>
              </table:table-cell>
              <table:table-cell office:value-type="float" office:value="65.69821">
                <text:p>65.69821</text:p>
              </table:table-cell>
              <table:table-cell office:value-type="float" office:value="64.27178">
                <text:p>64.27178</text:p>
              </table:table-cell>
              <table:table-cell office:value-type="float" office:value="62.0964">
                <text:p>62.0964</text:p>
              </table:table-cell>
              <table:table-cell office:value-type="float" office:value="43.02179">
                <text:p>43.02179</text:p>
              </table:table-cell>
              <table:table-cell office:value-type="float" office:value="63.73012">
                <text:p>63.73012</text:p>
              </table:table-cell>
              <table:table-cell office:value-type="float" office:value="64.31012">
                <text:p>64.31012</text:p>
              </table:table-cell>
              <table:table-cell office:value-type="float" office:value="NaN">
                <text:p>NaN</text:p>
              </table:table-cell>
              <table:table-cell office:value-type="float" office:value="62.11417">
                <text:p>62.11417</text:p>
              </table:table-cell>
              <table:table-cell office:value-type="float" office:value="NaN">
                <text:p>NaN</text:p>
              </table:table-cell>
              <table:table-cell office:value-type="float" office:value="40.50256">
                <text:p>40.50256</text:p>
              </table:table-cell>
              <table:table-cell office:value-type="float" office:value="46.1991">
                <text:p>46.1991</text:p>
              </table:table-cell>
              <table:table-cell office:value-type="float" office:value="63.32523">
                <text:p>63.32523</text:p>
              </table:table-cell>
              <table:table-cell office:value-type="float" office:value="66.46714">
                <text:p>66.46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1842">
                <text:p>50.71842</text:p>
              </table:table-cell>
              <table:table-cell office:value-type="float" office:value="NaN">
                <text:p>NaN</text:p>
              </table:table-cell>
              <table:table-cell office:value-type="float" office:value="59.87535">
                <text:p>59.87535</text:p>
              </table:table-cell>
              <table:table-cell office:value-type="float" office:value="NaN">
                <text:p>NaN</text:p>
              </table:table-cell>
              <table:table-cell office:value-type="float" office:value="67.93888">
                <text:p>67.93888</text:p>
              </table:table-cell>
              <table:table-cell office:value-type="float" office:value="66.38389">
                <text:p>66.38389</text:p>
              </table:table-cell>
              <table:table-cell office:value-type="float" office:value="64.76063">
                <text:p>64.76063</text:p>
              </table:table-cell>
              <table:table-cell office:value-type="float" office:value="62.6024">
                <text:p>62.6024</text:p>
              </table:table-cell>
              <table:table-cell office:value-type="float" office:value="43.51916">
                <text:p>43.51916</text:p>
              </table:table-cell>
              <table:table-cell office:value-type="float" office:value="64.23243">
                <text:p>64.23243</text:p>
              </table:table-cell>
              <table:table-cell office:value-type="float" office:value="64.81319">
                <text:p>64.81319</text:p>
              </table:table-cell>
              <table:table-cell office:value-type="float" office:value="NaN">
                <text:p>NaN</text:p>
              </table:table-cell>
              <table:table-cell office:value-type="float" office:value="62.63296">
                <text:p>62.63296</text:p>
              </table:table-cell>
              <table:table-cell office:value-type="float" office:value="NaN">
                <text:p>NaN</text:p>
              </table:table-cell>
              <table:table-cell office:value-type="float" office:value="41.21424">
                <text:p>41.21424</text:p>
              </table:table-cell>
              <table:table-cell office:value-type="float" office:value="46.85497">
                <text:p>46.85497</text:p>
              </table:table-cell>
              <table:table-cell office:value-type="float" office:value="64.0812">
                <text:p>64.0812</text:p>
              </table:table-cell>
              <table:table-cell office:value-type="float" office:value="66.96678">
                <text:p>66.966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3437">
                <text:p>51.23437</text:p>
              </table:table-cell>
              <table:table-cell office:value-type="float" office:value="NaN">
                <text:p>NaN</text:p>
              </table:table-cell>
              <table:table-cell office:value-type="float" office:value="60.69917">
                <text:p>60.69917</text:p>
              </table:table-cell>
              <table:table-cell office:value-type="float" office:value="NaN">
                <text:p>NaN</text:p>
              </table:table-cell>
              <table:table-cell office:value-type="float" office:value="68.50121">
                <text:p>68.50121</text:p>
              </table:table-cell>
              <table:table-cell office:value-type="float" office:value="66.94984">
                <text:p>66.94984</text:p>
              </table:table-cell>
              <table:table-cell office:value-type="float" office:value="65.50984">
                <text:p>65.50984</text:p>
              </table:table-cell>
              <table:table-cell office:value-type="float" office:value="NaN">
                <text:p>NaN</text:p>
              </table:table-cell>
              <table:table-cell office:value-type="float" office:value="44.27807">
                <text:p>44.27807</text:p>
              </table:table-cell>
              <table:table-cell office:value-type="float" office:value="NaN">
                <text:p>NaN</text:p>
              </table:table-cell>
              <table:table-cell office:value-type="float" office:value="65.57547">
                <text:p>65.57547</text:p>
              </table:table-cell>
              <table:table-cell office:value-type="float" office:value="NaN">
                <text:p>NaN</text:p>
              </table:table-cell>
              <table:table-cell office:value-type="float" office:value="63.40759">
                <text:p>63.40759</text:p>
              </table:table-cell>
              <table:table-cell office:value-type="float" office:value="NaN">
                <text:p>NaN</text:p>
              </table:table-cell>
              <table:table-cell office:value-type="float" office:value="41.9865">
                <text:p>41.9865</text:p>
              </table:table-cell>
              <table:table-cell office:value-type="float" office:value="47.47651">
                <text:p>47.47651</text:p>
              </table:table-cell>
              <table:table-cell office:value-type="float" office:value="64.58232">
                <text:p>64.58232</text:p>
              </table:table-cell>
              <table:table-cell office:value-type="float" office:value="67.71696">
                <text:p>67.716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1039">
                <text:p>52.01039</text:p>
              </table:table-cell>
              <table:table-cell office:value-type="float" office:value="NaN">
                <text:p>NaN</text:p>
              </table:table-cell>
              <table:table-cell office:value-type="float" office:value="61.25081">
                <text:p>61.25081</text:p>
              </table:table-cell>
              <table:table-cell office:value-type="float" office:value="NaN">
                <text:p>NaN</text:p>
              </table:table-cell>
              <table:table-cell office:value-type="float" office:value="69.18249">
                <text:p>69.18249</text:p>
              </table:table-cell>
              <table:table-cell office:value-type="float" office:value="67.62886">
                <text:p>67.62886</text:p>
              </table:table-cell>
              <table:table-cell office:value-type="float" office:value="66.0069">
                <text:p>66.0069</text:p>
              </table:table-cell>
              <table:table-cell office:value-type="float" office:value="NaN">
                <text:p>NaN</text:p>
              </table:table-cell>
              <table:table-cell office:value-type="float" office:value="44.78121">
                <text:p>44.78121</text:p>
              </table:table-cell>
              <table:table-cell office:value-type="float" office:value="NaN">
                <text:p>NaN</text:p>
              </table:table-cell>
              <table:table-cell office:value-type="float" office:value="66.07107">
                <text:p>66.07107</text:p>
              </table:table-cell>
              <table:table-cell office:value-type="float" office:value="NaN">
                <text:p>NaN</text:p>
              </table:table-cell>
              <table:table-cell office:value-type="float" office:value="63.91858">
                <text:p>63.91858</text:p>
              </table:table-cell>
              <table:table-cell office:value-type="float" office:value="NaN">
                <text:p>NaN</text:p>
              </table:table-cell>
              <table:table-cell office:value-type="float" office:value="42.69176">
                <text:p>42.69176</text:p>
              </table:table-cell>
              <table:table-cell office:value-type="float" office:value="48.13325">
                <text:p>48.13325</text:p>
              </table:table-cell>
              <table:table-cell office:value-type="float" office:value="65.32938">
                <text:p>65.32938</text:p>
              </table:table-cell>
              <table:table-cell office:value-type="float" office:value="68.21187">
                <text:p>68.21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1589">
                <text:p>52.51589</text:p>
              </table:table-cell>
              <table:table-cell office:value-type="float" office:value="NaN">
                <text:p>NaN</text:p>
              </table:table-cell>
              <table:table-cell office:value-type="float" office:value="62.05672">
                <text:p>62.05672</text:p>
              </table:table-cell>
              <table:table-cell office:value-type="float" office:value="NaN">
                <text:p>NaN</text:p>
              </table:table-cell>
              <table:table-cell office:value-type="float" office:value="69.73702">
                <text:p>69.73702</text:p>
              </table:table-cell>
              <table:table-cell office:value-type="float" office:value="68.19061">
                <text:p>68.19061</text:p>
              </table:table-cell>
              <table:table-cell office:value-type="float" office:value="66.75014">
                <text:p>66.75014</text:p>
              </table:table-cell>
              <table:table-cell office:value-type="float" office:value="NaN">
                <text:p>NaN</text:p>
              </table:table-cell>
              <table:table-cell office:value-type="float" office:value="45.53348">
                <text:p>45.53348</text:p>
              </table:table-cell>
              <table:table-cell office:value-type="float" office:value="NaN">
                <text:p>NaN</text:p>
              </table:table-cell>
              <table:table-cell office:value-type="float" office:value="66.82546">
                <text:p>66.82546</text:p>
              </table:table-cell>
              <table:table-cell office:value-type="float" office:value="NaN">
                <text:p>NaN</text:p>
              </table:table-cell>
              <table:table-cell office:value-type="float" office:value="64.6824">
                <text:p>64.6824</text:p>
              </table:table-cell>
              <table:table-cell office:value-type="float" office:value="NaN">
                <text:p>NaN</text:p>
              </table:table-cell>
              <table:table-cell office:value-type="float" office:value="43.46721">
                <text:p>43.46721</text:p>
              </table:table-cell>
              <table:table-cell office:value-type="float" office:value="48.74998">
                <text:p>48.74998</text:p>
              </table:table-cell>
              <table:table-cell office:value-type="float" office:value="65.8218">
                <text:p>65.8218</text:p>
              </table:table-cell>
              <table:table-cell office:value-type="float" office:value="68.95846">
                <text:p>68.958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7965">
                <text:p>53.27965</text:p>
              </table:table-cell>
              <table:table-cell office:value-type="float" office:value="NaN">
                <text:p>NaN</text:p>
              </table:table-cell>
              <table:table-cell office:value-type="float" office:value="62.59841">
                <text:p>62.59841</text:p>
              </table:table-cell>
              <table:table-cell office:value-type="float" office:value="NaN">
                <text:p>NaN</text:p>
              </table:table-cell>
              <table:table-cell office:value-type="float" office:value="70.40553">
                <text:p>70.40553</text:p>
              </table:table-cell>
              <table:table-cell office:value-type="float" office:value="68.85741">
                <text:p>68.85741</text:p>
              </table:table-cell>
              <table:table-cell office:value-type="float" office:value="67.23966">
                <text:p>67.23966</text:p>
              </table:table-cell>
              <table:table-cell office:value-type="float" office:value="NaN">
                <text:p>NaN</text:p>
              </table:table-cell>
              <table:table-cell office:value-type="float" office:value="46.03655">
                <text:p>46.03655</text:p>
              </table:table-cell>
              <table:table-cell office:value-type="float" office:value="NaN">
                <text:p>NaN</text:p>
              </table:table-cell>
              <table:table-cell office:value-type="float" office:value="67.31183">
                <text:p>67.31183</text:p>
              </table:table-cell>
              <table:table-cell office:value-type="float" office:value="NaN">
                <text:p>NaN</text:p>
              </table:table-cell>
              <table:table-cell office:value-type="float" office:value="65.18408">
                <text:p>65.18408</text:p>
              </table:table-cell>
              <table:table-cell office:value-type="float" office:value="NaN">
                <text:p>NaN</text:p>
              </table:table-cell>
              <table:table-cell office:value-type="float" office:value="44.16787">
                <text:p>44.16787</text:p>
              </table:table-cell>
              <table:table-cell office:value-type="float" office:value="49.40941">
                <text:p>49.40941</text:p>
              </table:table-cell>
              <table:table-cell office:value-type="float" office:value="66.56274">
                <text:p>66.56274</text:p>
              </table:table-cell>
              <table:table-cell office:value-type="float" office:value="69.44858">
                <text:p>69.448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8459">
                <text:p>53.78459</text:p>
              </table:table-cell>
              <table:table-cell office:value-type="float" office:value="NaN">
                <text:p>NaN</text:p>
              </table:table-cell>
              <table:table-cell office:value-type="float" office:value="63.38315">
                <text:p>63.38315</text:p>
              </table:table-cell>
              <table:table-cell office:value-type="float" office:value="NaN">
                <text:p>NaN</text:p>
              </table:table-cell>
              <table:table-cell office:value-type="float" office:value="70.94557">
                <text:p>70.94557</text:p>
              </table:table-cell>
              <table:table-cell office:value-type="float" office:value="69.40146">
                <text:p>69.40146</text:p>
              </table:table-cell>
              <table:table-cell office:value-type="float" office:value="67.97501">
                <text:p>67.97501</text:p>
              </table:table-cell>
              <table:table-cell office:value-type="float" office:value="NaN">
                <text:p>NaN</text:p>
              </table:table-cell>
              <table:table-cell office:value-type="float" office:value="46.7956">
                <text:p>46.7956</text:p>
              </table:table-cell>
              <table:table-cell office:value-type="float" office:value="NaN">
                <text:p>NaN</text:p>
              </table:table-cell>
              <table:table-cell office:value-type="float" office:value="68.05119">
                <text:p>68.05119</text:p>
              </table:table-cell>
              <table:table-cell office:value-type="float" office:value="NaN">
                <text:p>NaN</text:p>
              </table:table-cell>
              <table:table-cell office:value-type="float" office:value="65.94682">
                <text:p>65.94682</text:p>
              </table:table-cell>
              <table:table-cell office:value-type="float" office:value="NaN">
                <text:p>NaN</text:p>
              </table:table-cell>
              <table:table-cell office:value-type="float" office:value="44.94301">
                <text:p>44.94301</text:p>
              </table:table-cell>
              <table:table-cell office:value-type="float" office:value="50.02093">
                <text:p>50.02093</text:p>
              </table:table-cell>
              <table:table-cell office:value-type="float" office:value="67.05116">
                <text:p>67.05116</text:p>
              </table:table-cell>
              <table:table-cell office:value-type="float" office:value="70.18466">
                <text:p>70.184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0242">
                <text:p>63.90242</text:p>
              </table:table-cell>
              <table:table-cell office:value-type="float" office:value="NaN">
                <text:p>NaN</text:p>
              </table:table-cell>
              <table:table-cell office:value-type="float" office:value="71.61771">
                <text:p>71.61771</text:p>
              </table:table-cell>
              <table:table-cell office:value-type="float" office:value="70.07392">
                <text:p>70.07392</text:p>
              </table:table-cell>
              <table:table-cell office:value-type="float" office:value="68.45353">
                <text:p>68.45353</text:p>
              </table:table-cell>
              <table:table-cell office:value-type="float" office:value="NaN">
                <text:p>NaN</text:p>
              </table:table-cell>
              <table:table-cell office:value-type="float" office:value="47.29098">
                <text:p>47.29098</text:p>
              </table:table-cell>
              <table:table-cell office:value-type="float" office:value="NaN">
                <text:p>NaN</text:p>
              </table:table-cell>
              <table:table-cell office:value-type="float" office:value="68.54265">
                <text:p>68.54265</text:p>
              </table:table-cell>
              <table:table-cell office:value-type="float" office:value="NaN">
                <text:p>NaN</text:p>
              </table:table-cell>
              <table:table-cell office:value-type="float" office:value="66.45038">
                <text:p>66.45038</text:p>
              </table:table-cell>
              <table:table-cell office:value-type="float" office:value="NaN">
                <text:p>NaN</text:p>
              </table:table-cell>
              <table:table-cell office:value-type="float" office:value="45.64723">
                <text:p>45.64723</text:p>
              </table:table-cell>
              <table:table-cell office:value-type="float" office:value="50.67239">
                <text:p>50.67239</text:p>
              </table:table-cell>
              <table:table-cell office:value-type="float" office:value="67.78889">
                <text:p>67.78889</text:p>
              </table:table-cell>
              <table:table-cell office:value-type="float" office:value="70.66331">
                <text:p>70.663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7593">
                <text:p>64.67593</text:p>
              </table:table-cell>
              <table:table-cell office:value-type="float" office:value="NaN">
                <text:p>NaN</text:p>
              </table:table-cell>
              <table:table-cell office:value-type="float" office:value="72.15414">
                <text:p>72.15414</text:p>
              </table:table-cell>
              <table:table-cell office:value-type="float" office:value="70.61184">
                <text:p>70.61184</text:p>
              </table:table-cell>
              <table:table-cell office:value-type="float" office:value="69.1846">
                <text:p>69.1846</text:p>
              </table:table-cell>
              <table:table-cell office:value-type="float" office:value="NaN">
                <text:p>NaN</text:p>
              </table:table-cell>
              <table:table-cell office:value-type="float" office:value="48.02885">
                <text:p>48.02885</text:p>
              </table:table-cell>
              <table:table-cell office:value-type="float" office:value="NaN">
                <text:p>NaN</text:p>
              </table:table-cell>
              <table:table-cell office:value-type="float" office:value="69.27481">
                <text:p>69.27481</text:p>
              </table:table-cell>
              <table:table-cell office:value-type="float" office:value="NaN">
                <text:p>NaN</text:p>
              </table:table-cell>
              <table:table-cell office:value-type="float" office:value="67.1966">
                <text:p>67.1966</text:p>
              </table:table-cell>
              <table:table-cell office:value-type="float" office:value="NaN">
                <text:p>NaN</text:p>
              </table:table-cell>
              <table:table-cell office:value-type="float" office:value="46.41542">
                <text:p>46.41542</text:p>
              </table:table-cell>
              <table:table-cell office:value-type="float" office:value="51.27794">
                <text:p>51.27794</text:p>
              </table:table-cell>
              <table:table-cell office:value-type="float" office:value="68.27962">
                <text:p>68.27962</text:p>
              </table:table-cell>
              <table:table-cell office:value-type="float" office:value="71.38505">
                <text:p>71.385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18555">
                <text:p>65.18555</text:p>
              </table:table-cell>
              <table:table-cell office:value-type="float" office:value="NaN">
                <text:p>NaN</text:p>
              </table:table-cell>
              <table:table-cell office:value-type="float" office:value="72.81957">
                <text:p>72.81957</text:p>
              </table:table-cell>
              <table:table-cell office:value-type="float" office:value="71.27819">
                <text:p>71.27819</text:p>
              </table:table-cell>
              <table:table-cell office:value-type="float" office:value="69.65894">
                <text:p>69.65894</text:p>
              </table:table-cell>
              <table:table-cell office:value-type="float" office:value="NaN">
                <text:p>NaN</text:p>
              </table:table-cell>
              <table:table-cell office:value-type="float" office:value="48.5209">
                <text:p>48.5209</text:p>
              </table:table-cell>
              <table:table-cell office:value-type="float" office:value="NaN">
                <text:p>NaN</text:p>
              </table:table-cell>
              <table:table-cell office:value-type="float" office:value="69.76124">
                <text:p>69.76124</text:p>
              </table:table-cell>
              <table:table-cell office:value-type="float" office:value="NaN">
                <text:p>NaN</text:p>
              </table:table-cell>
              <table:table-cell office:value-type="float" office:value="67.69441">
                <text:p>67.69441</text:p>
              </table:table-cell>
              <table:table-cell office:value-type="float" office:value="NaN">
                <text:p>NaN</text:p>
              </table:table-cell>
              <table:table-cell office:value-type="float" office:value="47.10702">
                <text:p>47.10702</text:p>
              </table:table-cell>
              <table:table-cell office:value-type="float" office:value="51.93214">
                <text:p>51.93214</text:p>
              </table:table-cell>
              <table:table-cell office:value-type="float" office:value="69.00485">
                <text:p>69.00485</text:p>
              </table:table-cell>
              <table:table-cell office:value-type="float" office:value="71.86915">
                <text:p>71.869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94137">
                <text:p>65.94137</text:p>
              </table:table-cell>
              <table:table-cell office:value-type="float" office:value="NaN">
                <text:p>NaN</text:p>
              </table:table-cell>
              <table:table-cell office:value-type="float" office:value="73.352">
                <text:p>73.352</text:p>
              </table:table-cell>
              <table:table-cell office:value-type="float" office:value="71.81245">
                <text:p>71.8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3835">
                <text:p>49.2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43749">
                <text:p>68.43749</text:p>
              </table:table-cell>
              <table:table-cell office:value-type="float" office:value="NaN">
                <text:p>NaN</text:p>
              </table:table-cell>
              <table:table-cell office:value-type="float" office:value="47.88228">
                <text:p>47.88228</text:p>
              </table:table-cell>
              <table:table-cell office:value-type="float" office:value="52.53405">
                <text:p>52.53405</text:p>
              </table:table-cell>
              <table:table-cell office:value-type="float" office:value="69.49126">
                <text:p>69.49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5622">
                <text:p>66.45622</text:p>
              </table:table-cell>
              <table:table-cell office:value-type="float" office:value="NaN">
                <text:p>NaN</text:p>
              </table:table-cell>
              <table:table-cell office:value-type="float" office:value="74.01333">
                <text:p>74.01333</text:p>
              </table:table-cell>
              <table:table-cell office:value-type="float" office:value="72.46193">
                <text:p>72.4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1787">
                <text:p>49.7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2728">
                <text:p>68.92728</text:p>
              </table:table-cell>
              <table:table-cell office:value-type="float" office:value="NaN">
                <text:p>NaN</text:p>
              </table:table-cell>
              <table:table-cell office:value-type="float" office:value="48.56778">
                <text:p>48.56778</text:p>
              </table:table-cell>
              <table:table-cell office:value-type="float" office:value="53.1911">
                <text:p>53.1911</text:p>
              </table:table-cell>
              <table:table-cell office:value-type="float" office:value="70.20999">
                <text:p>70.20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20779">
                <text:p>67.20779</text:p>
              </table:table-cell>
              <table:table-cell office:value-type="float" office:value="NaN">
                <text:p>NaN</text:p>
              </table:table-cell>
              <table:table-cell office:value-type="float" office:value="74.52941">
                <text:p>74.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1732">
                <text:p>50.4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65748">
                <text:p>69.65748</text:p>
              </table:table-cell>
              <table:table-cell office:value-type="float" office:value="NaN">
                <text:p>NaN</text:p>
              </table:table-cell>
              <table:table-cell office:value-type="float" office:value="49.34566">
                <text:p>49.34566</text:p>
              </table:table-cell>
              <table:table-cell office:value-type="float" office:value="53.78624">
                <text:p>53.78624</text:p>
              </table:table-cell>
              <table:table-cell office:value-type="float" office:value="70.6859">
                <text:p>70.6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71495">
                <text:p>67.71495</text:p>
              </table:table-cell>
              <table:table-cell office:value-type="float" office:value="NaN">
                <text:p>NaN</text:p>
              </table:table-cell>
              <table:table-cell office:value-type="float" office:value="75.18439">
                <text:p>75.1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7935">
                <text:p>50.8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4266">
                <text:p>70.14266</text:p>
              </table:table-cell>
              <table:table-cell office:value-type="float" office:value="NaN">
                <text:p>NaN</text:p>
              </table:table-cell>
              <table:table-cell office:value-type="float" office:value="50.0282">
                <text:p>50.0282</text:p>
              </table:table-cell>
              <table:table-cell office:value-type="float" office:value="54.43624">
                <text:p>54.43624</text:p>
              </table:table-cell>
              <table:table-cell office:value-type="float" office:value="71.39253">
                <text:p>71.39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46277">
                <text:p>68.46277</text:p>
              </table:table-cell>
              <table:table-cell office:value-type="float" office:value="NaN">
                <text:p>NaN</text:p>
              </table:table-cell>
              <table:table-cell office:value-type="float" office:value="75.69422">
                <text:p>75.6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6145">
                <text:p>51.5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6926">
                <text:p>70.86926</text:p>
              </table:table-cell>
              <table:table-cell office:value-type="float" office:value="NaN">
                <text:p>NaN</text:p>
              </table:table-cell>
              <table:table-cell office:value-type="float" office:value="50.79233">
                <text:p>50.79233</text:p>
              </table:table-cell>
              <table:table-cell office:value-type="float" office:value="55.02735">
                <text:p>55.02735</text:p>
              </table:table-cell>
              <table:table-cell office:value-type="float" office:value="71.86077">
                <text:p>71.86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6206">
                <text:p>68.96206</text:p>
              </table:table-cell>
              <table:table-cell office:value-type="float" office:value="NaN">
                <text:p>NaN</text:p>
              </table:table-cell>
              <table:table-cell office:value-type="float" office:value="76.34616">
                <text:p>76.3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9993">
                <text:p>51.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35375">
                <text:p>71.35375</text:p>
              </table:table-cell>
              <table:table-cell office:value-type="float" office:value="NaN">
                <text:p>NaN</text:p>
              </table:table-cell>
              <table:table-cell office:value-type="float" office:value="51.46852">
                <text:p>51.46852</text:p>
              </table:table-cell>
              <table:table-cell office:value-type="float" office:value="55.66968">
                <text:p>55.66968</text:p>
              </table:table-cell>
              <table:table-cell office:value-type="float" office:value="72.56807">
                <text:p>72.56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0098">
                <text:p>69.7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5199">
                <text:p>52.6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06687">
                <text:p>72.06687</text:p>
              </table:table-cell>
              <table:table-cell office:value-type="float" office:value="NaN">
                <text:p>NaN</text:p>
              </table:table-cell>
              <table:table-cell office:value-type="float" office:value="52.23214">
                <text:p>52.23214</text:p>
              </table:table-cell>
              <table:table-cell office:value-type="float" office:value="56.25472">
                <text:p>56.25472</text:p>
              </table:table-cell>
              <table:table-cell office:value-type="float" office:value="73.02941">
                <text:p>73.0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9105">
                <text:p>70.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08372">
                <text:p>53.0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4049">
                <text:p>72.54049</text:p>
              </table:table-cell>
              <table:table-cell office:value-type="float" office:value="NaN">
                <text:p>NaN</text:p>
              </table:table-cell>
              <table:table-cell office:value-type="float" office:value="52.89786">
                <text:p>52.89786</text:p>
              </table:table-cell>
              <table:table-cell office:value-type="float" office:value="56.89641">
                <text:p>56.89641</text:p>
              </table:table-cell>
              <table:table-cell office:value-type="float" office:value="73.72131">
                <text:p>73.7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2516">
                <text:p>70.9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25093">
                <text:p>73.25093</text:p>
              </table:table-cell>
              <table:table-cell office:value-type="float" office:value="NaN">
                <text:p>NaN</text:p>
              </table:table-cell>
              <table:table-cell office:value-type="float" office:value="53.65222">
                <text:p>53.65222</text:p>
              </table:table-cell>
              <table:table-cell office:value-type="float" office:value="57.4777">
                <text:p>57.4777</text:p>
              </table:table-cell>
              <table:table-cell office:value-type="float" office:value="74.185">
                <text:p>74.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0823">
                <text:p>71.4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1278">
                <text:p>73.71278</text:p>
              </table:table-cell>
              <table:table-cell office:value-type="float" office:value="NaN">
                <text:p>NaN</text:p>
              </table:table-cell>
              <table:table-cell office:value-type="float" office:value="54.30232">
                <text:p>54.30232</text:p>
              </table:table-cell>
              <table:table-cell office:value-type="float" office:value="58.11665">
                <text:p>58.11665</text:p>
              </table:table-cell>
              <table:table-cell office:value-type="float" office:value="74.87103">
                <text:p>74.8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3608">
                <text:p>72.1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1753">
                <text:p>74.41753</text:p>
              </table:table-cell>
              <table:table-cell office:value-type="float" office:value="NaN">
                <text:p>NaN</text:p>
              </table:table-cell>
              <table:table-cell office:value-type="float" office:value="55.04767">
                <text:p>55.04767</text:p>
              </table:table-cell>
              <table:table-cell office:value-type="float" office:value="58.69547">
                <text:p>58.69547</text:p>
              </table:table-cell>
              <table:table-cell office:value-type="float" office:value="75.31796">
                <text:p>75.3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1485">
                <text:p>72.6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86937">
                <text:p>74.86937</text:p>
              </table:table-cell>
              <table:table-cell office:value-type="float" office:value="NaN">
                <text:p>NaN</text:p>
              </table:table-cell>
              <table:table-cell office:value-type="float" office:value="55.69532">
                <text:p>55.69532</text:p>
              </table:table-cell>
              <table:table-cell office:value-type="float" office:value="59.316">
                <text:p>59.316</text:p>
              </table:table-cell>
              <table:table-cell office:value-type="float" office:value="76.00066">
                <text:p>76.0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33889">
                <text:p>73.3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6626">
                <text:p>75.56626</text:p>
              </table:table-cell>
              <table:table-cell office:value-type="float" office:value="NaN">
                <text:p>NaN</text:p>
              </table:table-cell>
              <table:table-cell office:value-type="float" office:value="56.42677">
                <text:p>56.42677</text:p>
              </table:table-cell>
              <table:table-cell office:value-type="float" office:value="59.89846">
                <text:p>59.89846</text:p>
              </table:table-cell>
              <table:table-cell office:value-type="float" office:value="76.44033">
                <text:p>76.4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80993">
                <text:p>73.8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02026">
                <text:p>76.02026</text:p>
              </table:table-cell>
              <table:table-cell office:value-type="float" office:value="NaN">
                <text:p>NaN</text:p>
              </table:table-cell>
              <table:table-cell office:value-type="float" office:value="57.05677">
                <text:p>57.05677</text:p>
              </table:table-cell>
              <table:table-cell office:value-type="float" office:value="60.51521">
                <text:p>60.51521</text:p>
              </table:table-cell>
              <table:table-cell office:value-type="float" office:value="77.11673">
                <text:p>77.1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51815">
                <text:p>74.5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0874">
                <text:p>76.70874</text:p>
              </table:table-cell>
              <table:table-cell office:value-type="float" office:value="NaN">
                <text:p>NaN</text:p>
              </table:table-cell>
              <table:table-cell office:value-type="float" office:value="57.77512">
                <text:p>57.77512</text:p>
              </table:table-cell>
              <table:table-cell office:value-type="float" office:value="61.07976">
                <text:p>61.07976</text:p>
              </table:table-cell>
              <table:table-cell office:value-type="float" office:value="77.55841">
                <text:p>77.55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9913">
                <text:p>74.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1552">
                <text:p>77.1552</text:p>
              </table:table-cell>
              <table:table-cell office:value-type="float" office:value="NaN">
                <text:p>NaN</text:p>
              </table:table-cell>
              <table:table-cell office:value-type="float" office:value="58.36272">
                <text:p>58.36272</text:p>
              </table:table-cell>
              <table:table-cell office:value-type="float" office:value="61.69756">
                <text:p>61.69756</text:p>
              </table:table-cell>
              <table:table-cell office:value-type="float" office:value="78.21582">
                <text:p>78.2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69255">
                <text:p>75.6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9138">
                <text:p>77.79138</text:p>
              </table:table-cell>
              <table:table-cell office:value-type="float" office:value="NaN">
                <text:p>NaN</text:p>
              </table:table-cell>
              <table:table-cell office:value-type="float" office:value="59.05971">
                <text:p>59.05971</text:p>
              </table:table-cell>
              <table:table-cell office:value-type="float" office:value="62.26075">
                <text:p>62.26075</text:p>
              </table:table-cell>
              <table:table-cell office:value-type="float" office:value="78.65315">
                <text:p>78.65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15127">
                <text:p>76.1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7617">
                <text:p>78.27617</text:p>
              </table:table-cell>
              <table:table-cell office:value-type="float" office:value="NaN">
                <text:p>NaN</text:p>
              </table:table-cell>
              <table:table-cell office:value-type="float" office:value="59.64253">
                <text:p>59.64253</text:p>
              </table:table-cell>
              <table:table-cell office:value-type="float" office:value="62.8717">
                <text:p>62.8717</text:p>
              </table:table-cell>
              <table:table-cell office:value-type="float" office:value="79.27045">
                <text:p>79.27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84855">
                <text:p>76.84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0516">
                <text:p>78.90516</text:p>
              </table:table-cell>
              <table:table-cell office:value-type="float" office:value="NaN">
                <text:p>NaN</text:p>
              </table:table-cell>
              <table:table-cell office:value-type="float" office:value="60.34211">
                <text:p>60.34211</text:p>
              </table:table-cell>
              <table:table-cell office:value-type="float" office:value="63.33651">
                <text:p>63.33651</text:p>
              </table:table-cell>
              <table:table-cell office:value-type="float" office:value="79.74287">
                <text:p>79.74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30578">
                <text:p>77.3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37349">
                <text:p>79.37349</text:p>
              </table:table-cell>
              <table:table-cell office:value-type="float" office:value="NaN">
                <text:p>NaN</text:p>
              </table:table-cell>
              <table:table-cell office:value-type="float" office:value="60.91675">
                <text:p>60.91675</text:p>
              </table:table-cell>
              <table:table-cell office:value-type="float" office:value="64.03505">
                <text:p>64.03505</text:p>
              </table:table-cell>
              <table:table-cell office:value-type="float" office:value="80.35253">
                <text:p>80.35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98663">
                <text:p>77.9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99231">
                <text:p>79.99231</text:p>
              </table:table-cell>
              <table:table-cell office:value-type="float" office:value="NaN">
                <text:p>NaN</text:p>
              </table:table-cell>
              <table:table-cell office:value-type="float" office:value="61.61501">
                <text:p>61.61501</text:p>
              </table:table-cell>
              <table:table-cell office:value-type="float" office:value="64.47813">
                <text:p>64.47813</text:p>
              </table:table-cell>
              <table:table-cell office:value-type="float" office:value="80.80461">
                <text:p>80.8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3907">
                <text:p>78.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5352">
                <text:p>80.45352</text:p>
              </table:table-cell>
              <table:table-cell office:value-type="float" office:value="NaN">
                <text:p>NaN</text:p>
              </table:table-cell>
              <table:table-cell office:value-type="float" office:value="62.18719">
                <text:p>62.18719</text:p>
              </table:table-cell>
              <table:table-cell office:value-type="float" office:value="64.99329">
                <text:p>64.99329</text:p>
              </table:table-cell>
              <table:table-cell office:value-type="float" office:value="81.41532">
                <text:p>81.4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11287">
                <text:p>79.1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07747">
                <text:p>81.07747</text:p>
              </table:table-cell>
              <table:table-cell office:value-type="float" office:value="NaN">
                <text:p>NaN</text:p>
              </table:table-cell>
              <table:table-cell office:value-type="float" office:value="62.86794">
                <text:p>62.86794</text:p>
              </table:table-cell>
              <table:table-cell office:value-type="float" office:value="65.58004">
                <text:p>65.58004</text:p>
              </table:table-cell>
              <table:table-cell office:value-type="float" office:value="81.85651">
                <text:p>81.8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576">
                <text:p>79.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3159">
                <text:p>81.53159</text:p>
              </table:table-cell>
              <table:table-cell office:value-type="float" office:value="NaN">
                <text:p>NaN</text:p>
              </table:table-cell>
              <table:table-cell office:value-type="float" office:value="63.42915">
                <text:p>63.42915</text:p>
              </table:table-cell>
              <table:table-cell office:value-type="float" office:value="66.09335">
                <text:p>66.09335</text:p>
              </table:table-cell>
              <table:table-cell office:value-type="float" office:value="82.46276">
                <text:p>82.4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2423">
                <text:p>80.2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3532">
                <text:p>82.13532</text:p>
              </table:table-cell>
              <table:table-cell office:value-type="float" office:value="NaN">
                <text:p>NaN</text:p>
              </table:table-cell>
              <table:table-cell office:value-type="float" office:value="64.10034">
                <text:p>64.10034</text:p>
              </table:table-cell>
              <table:table-cell office:value-type="float" office:value="66.68559">
                <text:p>66.68559</text:p>
              </table:table-cell>
              <table:table-cell office:value-type="float" office:value="82.89387">
                <text:p>82.89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65808">
                <text:p>80.6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8216">
                <text:p>82.58216</text:p>
              </table:table-cell>
              <table:table-cell office:value-type="float" office:value="NaN">
                <text:p>NaN</text:p>
              </table:table-cell>
              <table:table-cell office:value-type="float" office:value="64.65748">
                <text:p>64.65748</text:p>
              </table:table-cell>
              <table:table-cell office:value-type="float" office:value="67.19454">
                <text:p>67.19454</text:p>
              </table:table-cell>
              <table:table-cell office:value-type="float" office:value="83.48908">
                <text:p>83.48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8412">
                <text:p>81.2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7795">
                <text:p>83.17795</text:p>
              </table:table-cell>
              <table:table-cell office:value-type="float" office:value="NaN">
                <text:p>NaN</text:p>
              </table:table-cell>
              <table:table-cell office:value-type="float" office:value="65.33145">
                <text:p>65.33145</text:p>
              </table:table-cell>
              <table:table-cell office:value-type="float" office:value="67.78327">
                <text:p>67.78327</text:p>
              </table:table-cell>
              <table:table-cell office:value-type="float" office:value="83.90593">
                <text:p>83.90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4715">
                <text:p>81.7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1442">
                <text:p>83.61442</text:p>
              </table:table-cell>
              <table:table-cell office:value-type="float" office:value="NaN">
                <text:p>NaN</text:p>
              </table:table-cell>
              <table:table-cell office:value-type="float" office:value="65.87478">
                <text:p>65.87478</text:p>
              </table:table-cell>
              <table:table-cell office:value-type="float" office:value="68.29012">
                <text:p>68.29012</text:p>
              </table:table-cell>
              <table:table-cell office:value-type="float" office:value="84.49844">
                <text:p>84.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36198">
                <text:p>82.3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20194">
                <text:p>84.20194</text:p>
              </table:table-cell>
              <table:table-cell office:value-type="float" office:value="NaN">
                <text:p>NaN</text:p>
              </table:table-cell>
              <table:table-cell office:value-type="float" office:value="66.53954">
                <text:p>66.53954</text:p>
              </table:table-cell>
              <table:table-cell office:value-type="float" office:value="68.87302">
                <text:p>68.87302</text:p>
              </table:table-cell>
              <table:table-cell office:value-type="float" office:value="84.89717">
                <text:p>84.89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1778">
                <text:p>82.8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2776">
                <text:p>84.62776</text:p>
              </table:table-cell>
              <table:table-cell office:value-type="float" office:value="NaN">
                <text:p>NaN</text:p>
              </table:table-cell>
              <table:table-cell office:value-type="float" office:value="67.07504">
                <text:p>67.07504</text:p>
              </table:table-cell>
              <table:table-cell office:value-type="float" office:value="69.36434">
                <text:p>69.36434</text:p>
              </table:table-cell>
              <table:table-cell office:value-type="float" office:value="85.48372">
                <text:p>85.4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42793">
                <text:p>83.4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21683">
                <text:p>85.21683</text:p>
              </table:table-cell>
              <table:table-cell office:value-type="float" office:value="NaN">
                <text:p>NaN</text:p>
              </table:table-cell>
              <table:table-cell office:value-type="float" office:value="67.72962">
                <text:p>67.72962</text:p>
              </table:table-cell>
              <table:table-cell office:value-type="float" office:value="69.95339">
                <text:p>69.95339</text:p>
              </table:table-cell>
              <table:table-cell office:value-type="float" office:value="85.86771">
                <text:p>85.86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6386">
                <text:p>83.8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61631">
                <text:p>85.61631</text:p>
              </table:table-cell>
              <table:table-cell office:value-type="float" office:value="NaN">
                <text:p>NaN</text:p>
              </table:table-cell>
              <table:table-cell office:value-type="float" office:value="68.25892">
                <text:p>68.25892</text:p>
              </table:table-cell>
              <table:table-cell office:value-type="float" office:value="70.44335">
                <text:p>70.44335</text:p>
              </table:table-cell>
              <table:table-cell office:value-type="float" office:value="86.44206">
                <text:p>86.44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7304">
                <text:p>84.4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9999">
                <text:p>86.19999</text:p>
              </table:table-cell>
              <table:table-cell office:value-type="float" office:value="NaN">
                <text:p>NaN</text:p>
              </table:table-cell>
              <table:table-cell office:value-type="float" office:value="68.91007">
                <text:p>68.91007</text:p>
              </table:table-cell>
              <table:table-cell office:value-type="float" office:value="71.02583">
                <text:p>71.02583</text:p>
              </table:table-cell>
              <table:table-cell office:value-type="float" office:value="86.8215">
                <text:p>86.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0483">
                <text:p>84.9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59708">
                <text:p>86.59708</text:p>
              </table:table-cell>
              <table:table-cell office:value-type="float" office:value="NaN">
                <text:p>NaN</text:p>
              </table:table-cell>
              <table:table-cell office:value-type="float" office:value="69.43256">
                <text:p>69.43256</text:p>
              </table:table-cell>
              <table:table-cell office:value-type="float" office:value="71.51163">
                <text:p>71.51163</text:p>
              </table:table-cell>
              <table:table-cell office:value-type="float" office:value="87.38655">
                <text:p>87.38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50511">
                <text:p>85.5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1661">
                <text:p>87.1661</text:p>
              </table:table-cell>
              <table:table-cell office:value-type="float" office:value="NaN">
                <text:p>NaN</text:p>
              </table:table-cell>
              <table:table-cell office:value-type="float" office:value="70.0765">
                <text:p>70.0765</text:p>
              </table:table-cell>
              <table:table-cell office:value-type="float" office:value="72.08482">
                <text:p>72.08482</text:p>
              </table:table-cell>
              <table:table-cell office:value-type="float" office:value="87.75777">
                <text:p>87.75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1313">
                <text:p>85.9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54625">
                <text:p>87.54625</text:p>
              </table:table-cell>
              <table:table-cell office:value-type="float" office:value="NaN">
                <text:p>NaN</text:p>
              </table:table-cell>
              <table:table-cell office:value-type="float" office:value="70.59178">
                <text:p>70.59178</text:p>
              </table:table-cell>
              <table:table-cell office:value-type="float" office:value="72.56736">
                <text:p>72.56736</text:p>
              </table:table-cell>
              <table:table-cell office:value-type="float" office:value="88.30477">
                <text:p>88.30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11025">
                <text:p>88.11025</text:p>
              </table:table-cell>
              <table:table-cell office:value-type="float" office:value="NaN">
                <text:p>NaN</text:p>
              </table:table-cell>
              <table:table-cell office:value-type="float" office:value="71.22661">
                <text:p>71.22661</text:p>
              </table:table-cell>
              <table:table-cell office:value-type="float" office:value="73.14142">
                <text:p>73.14142</text:p>
              </table:table-cell>
              <table:table-cell office:value-type="float" office:value="88.66441">
                <text:p>88.66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8872">
                <text:p>88.48872</text:p>
              </table:table-cell>
              <table:table-cell office:value-type="float" office:value="NaN">
                <text:p>NaN</text:p>
              </table:table-cell>
              <table:table-cell office:value-type="float" office:value="71.726">
                <text:p>71.726</text:p>
              </table:table-cell>
              <table:table-cell office:value-type="float" office:value="73.6189">
                <text:p>73.6189</text:p>
              </table:table-cell>
              <table:table-cell office:value-type="float" office:value="89.20604">
                <text:p>89.20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6099">
                <text:p>72.36099</text:p>
              </table:table-cell>
              <table:table-cell office:value-type="float" office:value="74.18907">
                <text:p>74.18907</text:p>
              </table:table-cell>
              <table:table-cell office:value-type="float" office:value="89.54799">
                <text:p>89.5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84439">
                <text:p>72.84439</text:p>
              </table:table-cell>
              <table:table-cell office:value-type="float" office:value="74.65279">
                <text:p>74.65279</text:p>
              </table:table-cell>
              <table:table-cell office:value-type="float" office:value="90.08995">
                <text:p>90.08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7589">
                <text:p>73.47589</text:p>
              </table:table-cell>
              <table:table-cell office:value-type="float" office:value="75.22194">
                <text:p>75.22194</text:p>
              </table:table-cell>
              <table:table-cell office:value-type="float" office:value="90.42014">
                <text:p>90.4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6241">
                <text:p>73.96241</text:p>
              </table:table-cell>
              <table:table-cell office:value-type="float" office:value="75.68053">
                <text:p>75.68053</text:p>
              </table:table-cell>
              <table:table-cell office:value-type="float" office:value="90.95311">
                <text:p>90.9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58413">
                <text:p>74.58413</text:p>
              </table:table-cell>
              <table:table-cell office:value-type="float" office:value="76.24463">
                <text:p>76.24463</text:p>
              </table:table-cell>
              <table:table-cell office:value-type="float" office:value="91.26599">
                <text:p>91.26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05777">
                <text:p>75.05777</text:p>
              </table:table-cell>
              <table:table-cell office:value-type="float" office:value="76.69776">
                <text:p>76.69776</text:p>
              </table:table-cell>
              <table:table-cell office:value-type="float" office:value="91.7858">
                <text:p>91.7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67244">
                <text:p>75.67244</text:p>
              </table:table-cell>
              <table:table-cell office:value-type="float" office:value="77.26531">
                <text:p>77.26531</text:p>
              </table:table-cell>
              <table:table-cell office:value-type="float" office:value="92.08987">
                <text:p>92.08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0602">
                <text:p>77.70602</text:p>
              </table:table-cell>
              <table:table-cell office:value-type="float" office:value="92.60077">
                <text:p>92.6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6746">
                <text:p>78.26746</text:p>
              </table:table-cell>
              <table:table-cell office:value-type="float" office:value="92.89304">
                <text:p>92.89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70184">
                <text:p>78.70184</text:p>
              </table:table-cell>
              <table:table-cell office:value-type="float" office:value="93.39009">
                <text:p>93.39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24724">
                <text:p>79.24724</text:p>
              </table:table-cell>
              <table:table-cell office:value-type="float" office:value="93.67">
                <text:p>9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7478">
                <text:p>79.67478</text:p>
              </table:table-cell>
              <table:table-cell office:value-type="float" office:value="93.67">
                <text:p>9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2363">
                <text:p>80.22363</text:p>
              </table:table-cell>
              <table:table-cell office:value-type="float" office:value="94.16271">
                <text:p>94.1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64793">
                <text:p>80.64793</text:p>
              </table:table-cell>
              <table:table-cell office:value-type="float" office:value="94.42544">
                <text:p>94.4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9321">
                <text:p>81.19321</text:p>
              </table:table-cell>
              <table:table-cell office:value-type="float" office:value="94.90562">
                <text:p>94.9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9692">
                <text:p>81.59692</text:p>
              </table:table-cell>
              <table:table-cell office:value-type="float" office:value="95.15656">
                <text:p>95.1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378">
                <text:p>82.1378</text:p>
              </table:table-cell>
              <table:table-cell office:value-type="float" office:value="95.62808">
                <text:p>95.6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3803">
                <text:p>82.53803</text:p>
              </table:table-cell>
              <table:table-cell office:value-type="float" office:value="95.87593">
                <text:p>95.87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06882">
                <text:p>83.06882</text:p>
              </table:table-cell>
              <table:table-cell office:value-type="float" office:value="96.33852">
                <text:p>96.33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4671">
                <text:p>83.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9139">
                <text:p>83.9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3795">
                <text:p>84.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32cm" xlink:href=".." xlink:type="simple" chart:class="chart:bar" chart:style-name="ch1">
        <chart:legend chart:legend-position="end" svg:x="13.921cm" svg:y="4.217cm" style:legend-expansion="high" chart:style-name="ch2"/>
        <chart:plot-area chart:style-name="ch3" table:cell-range-address="output.B463:output.T463" svg:x="0.319cm" svg:y="0.18cm" svg:width="13.283cm" svg:height="8.672cm">
          <chart:coordinate-region svg:x="0.94cm" svg:y="0.379cm" svg:width="12.662cm" svg:height="7.8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B463:output.T46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463</text:p>
                <draw:g>
                  <svg:desc/>
                </draw:g>
              </table:table-cell>
              <table:table-cell office:value-type="float" office:value="0.62375">
                <text:p>0.62375</text:p>
                <draw:g>
                  <svg:desc>output.B463:output.T463</svg:desc>
                </draw:g>
              </table:table-cell>
              <table:table-cell office:value-type="float" office:value="2.7595">
                <text:p>2.7595</text:p>
              </table:table-cell>
              <table:table-cell office:value-type="float" office:value="0.53911">
                <text:p>0.53911</text:p>
              </table:table-cell>
              <table:table-cell office:value-type="float" office:value="0.29799">
                <text:p>0.29799</text:p>
              </table:table-cell>
              <table:table-cell office:value-type="float" office:value="0.6688">
                <text:p>0.6688</text:p>
              </table:table-cell>
              <table:table-cell office:value-type="float" office:value="0.7063">
                <text:p>0.7063</text:p>
              </table:table-cell>
              <table:table-cell office:value-type="float" office:value="0.52779">
                <text:p>0.52779</text:p>
              </table:table-cell>
              <table:table-cell office:value-type="float" office:value="0.43953">
                <text:p>0.43953</text:p>
              </table:table-cell>
              <table:table-cell office:value-type="float" office:value="0.2699">
                <text:p>0.2699</text:p>
              </table:table-cell>
              <table:table-cell office:value-type="float" office:value="5.29985">
                <text:p>5.29985</text:p>
              </table:table-cell>
              <table:table-cell office:value-type="float" office:value="0.47751">
                <text:p>0.47751</text:p>
              </table:table-cell>
              <table:table-cell office:value-type="float" office:value="0.6596">
                <text:p>0.6596</text:p>
              </table:table-cell>
              <table:table-cell office:value-type="float" office:value="0.74152">
                <text:p>0.74152</text:p>
              </table:table-cell>
              <table:table-cell office:value-type="float" office:value="0.90587">
                <text:p>0.90587</text:p>
              </table:table-cell>
              <table:table-cell office:value-type="float" office:value="0.06196">
                <text:p>0.06196</text:p>
              </table:table-cell>
              <table:table-cell office:value-type="float" office:value="1.03773">
                <text:p>1.03773</text:p>
              </table:table-cell>
              <table:table-cell office:value-type="float" office:value="9.2919">
                <text:p>9.2919</text:p>
              </table:table-cell>
              <table:table-cell office:value-type="float" office:value="0.28999">
                <text:p>0.28999</text:p>
              </table:table-cell>
              <table:table-cell office:value-type="float" office:value="0.62349">
                <text:p>0.62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